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287cm"/>
    </style:style>
    <style:style style:name="co2" style:family="table-column">
      <style:table-column-properties fo:break-before="auto" style:column-width="12.263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2.485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2.268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2.378cm"/>
    </style:style>
    <style:style style:name="co17" style:family="table-column">
      <style:table-column-properties fo:break-before="auto" style:column-width="3.249cm"/>
    </style:style>
    <style:style style:name="co18" style:family="table-column">
      <style:table-column-properties fo:break-before="auto" style:column-width="2.459cm"/>
    </style:style>
    <style:style style:name="co19" style:family="table-column">
      <style:table-column-properties fo:break-before="auto" style:column-width="2.868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2.921cm"/>
    </style:style>
    <style:style style:name="co22" style:family="table-column">
      <style:table-column-properties fo:break-before="auto" style:column-width="3.466cm"/>
    </style:style>
    <style:style style:name="co23" style:family="table-column">
      <style:table-column-properties fo:break-before="auto" style:column-width="3.602cm"/>
    </style:style>
    <style:style style:name="co24" style:family="table-column">
      <style:table-column-properties fo:break-before="auto" style:column-width="3.411cm"/>
    </style:style>
    <style:style style:name="co25" style:family="table-column">
      <style:table-column-properties fo:break-before="auto" style:column-width="3.549cm"/>
    </style:style>
    <style:style style:name="co26" style:family="table-column">
      <style:table-column-properties fo:break-before="auto" style:column-width="3.085cm"/>
    </style:style>
    <style:style style:name="co27" style:family="table-column">
      <style:table-column-properties fo:break-before="auto" style:column-width="3.63cm"/>
    </style:style>
    <style:style style:name="co28" style:family="table-column">
      <style:table-column-properties fo:break-before="auto" style:column-width="3.766cm"/>
    </style:style>
    <style:style style:name="co29" style:family="table-column">
      <style:table-column-properties fo:break-before="auto" style:column-width="1.423cm"/>
    </style:style>
    <style:style style:name="co30" style:family="table-column">
      <style:table-column-properties fo:break-before="auto" style:column-width="2.323cm"/>
    </style:style>
    <style:style style:name="co31" style:family="table-column">
      <style:table-column-properties fo:break-before="auto" style:column-width="2.078cm"/>
    </style:style>
    <style:style style:name="co32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2.1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alf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default-cell-style-name="Default"/>
        <table:table-column table:style-name="co9" table:number-columns-repeated="2" table:default-cell-style-name="Default"/>
        <table:table-column table:style-name="co29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5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row table:style-name="ro1">
          <table:table-cell office:value-type="string" calcext:value-type="string">
            <text:p>Coordinate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ersion=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Rows=1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Columns=6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Degrees=yes</text:p>
          </table:table-cell>
          <table:table-cell table:number-columns-repeated="62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Units are S.I. units (second</text:p>
          </table:table-cell>
          <table:table-cell office:value-type="string" calcext:value-type="string">
            <text:p><text:s/>meters</text:p>
          </table:table-cell>
          <table:table-cell office:value-type="string" calcext:value-type="string">
            <text:p><text:s/>Newtons</text:p>
          </table:table-cell>
          <table:table-cell office:value-type="string" calcext:value-type="string">
            <text:p><text:s/>...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f the header above contains a line with 'inDegrees'</text:p>
          </table:table-cell>
          <table:table-cell office:value-type="string" calcext:value-type="string">
            <text:p><text:s/>this indicates whether rotational values are in degrees (yes) or radians (no).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endheade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elvis_tilt</text:p>
          </table:table-cell>
          <table:table-cell office:value-type="string" calcext:value-type="string">
            <text:p>pelvis_list</text:p>
          </table:table-cell>
          <table:table-cell office:value-type="string" calcext:value-type="string">
            <text:p>pelvis_rotation</text:p>
          </table:table-cell>
          <table:table-cell office:value-type="string" calcext:value-type="string">
            <text:p>pelvis_tx</text:p>
          </table:table-cell>
          <table:table-cell office:value-type="string" calcext:value-type="string">
            <text:p>pelvis_ty</text:p>
          </table:table-cell>
          <table:table-cell office:value-type="string" calcext:value-type="string">
            <text:p>pelvis_tz</text:p>
          </table:table-cell>
          <table:table-cell office:value-type="string" calcext:value-type="string">
            <text:p>hip_flexion_r</text:p>
          </table:table-cell>
          <table:table-cell office:value-type="string" calcext:value-type="string">
            <text:p>hip_adduction_r</text:p>
          </table:table-cell>
          <table:table-cell office:value-type="string" calcext:value-type="string">
            <text:p>hip_rotation_r</text:p>
          </table:table-cell>
          <table:table-cell office:value-type="string" calcext:value-type="string">
            <text:p>knee_angle_r</text:p>
          </table:table-cell>
          <table:table-cell office:value-type="string" calcext:value-type="string">
            <text:p>knee_angle_r_beta</text:p>
          </table:table-cell>
          <table:table-cell office:value-type="string" calcext:value-type="string">
            <text:p>ankle_angle_r</text:p>
          </table:table-cell>
          <table:table-cell office:value-type="string" calcext:value-type="string">
            <text:p>subtalar_angle_r</text:p>
          </table:table-cell>
          <table:table-cell office:value-type="string" calcext:value-type="string">
            <text:p>mtp_angle_r</text:p>
          </table:table-cell>
          <table:table-cell office:value-type="string" calcext:value-type="string">
            <text:p>hip_flexion_l</text:p>
          </table:table-cell>
          <table:table-cell office:value-type="string" calcext:value-type="string">
            <text:p>hip_adduction_l</text:p>
          </table:table-cell>
          <table:table-cell office:value-type="string" calcext:value-type="string">
            <text:p>hip_rotation_l</text:p>
          </table:table-cell>
          <table:table-cell office:value-type="string" calcext:value-type="string">
            <text:p>knee_angle_l</text:p>
          </table:table-cell>
          <table:table-cell office:value-type="string" calcext:value-type="string">
            <text:p>knee_angle_l_beta</text:p>
          </table:table-cell>
          <table:table-cell office:value-type="string" calcext:value-type="string">
            <text:p>ankle_angle_l</text:p>
          </table:table-cell>
          <table:table-cell office:value-type="string" calcext:value-type="string">
            <text:p>subtalar_angle_l</text:p>
          </table:table-cell>
          <table:table-cell office:value-type="string" calcext:value-type="string">
            <text:p>mtp_angle_l</text:p>
          </table:table-cell>
          <table:table-cell office:value-type="string" calcext:value-type="string">
            <text:p>L5_S1_Flex_Ext</text:p>
          </table:table-cell>
          <table:table-cell office:value-type="string" calcext:value-type="string">
            <text:p>L5_S1_Lat_Bending</text:p>
          </table:table-cell>
          <table:table-cell office:value-type="string" calcext:value-type="string">
            <text:p>L5_S1_axial_rotation</text:p>
          </table:table-cell>
          <table:table-cell office:value-type="string" calcext:value-type="string">
            <text:p>L4_L5_Flex_Ext</text:p>
          </table:table-cell>
          <table:table-cell office:value-type="string" calcext:value-type="string">
            <text:p>L4_L5_Lat_Bending</text:p>
          </table:table-cell>
          <table:table-cell office:value-type="string" calcext:value-type="string">
            <text:p>L4_L5_axial_rotation</text:p>
          </table:table-cell>
          <table:table-cell office:value-type="string" calcext:value-type="string">
            <text:p>L3_L4_Flex_Ext</text:p>
          </table:table-cell>
          <table:table-cell office:value-type="string" calcext:value-type="string">
            <text:p>L3_L4_Lat_Bending</text:p>
          </table:table-cell>
          <table:table-cell office:value-type="string" calcext:value-type="string">
            <text:p>L3_L4_axial_rotation</text:p>
          </table:table-cell>
          <table:table-cell office:value-type="string" calcext:value-type="string">
            <text:p>L2_L3_Flex_Ext</text:p>
          </table:table-cell>
          <table:table-cell office:value-type="string" calcext:value-type="string">
            <text:p>L2_L3_Lat_Bending</text:p>
          </table:table-cell>
          <table:table-cell office:value-type="string" calcext:value-type="string">
            <text:p>L2_L3_axial_rotation</text:p>
          </table:table-cell>
          <table:table-cell office:value-type="string" calcext:value-type="string">
            <text:p>L1_L2_Flex_Ext</text:p>
          </table:table-cell>
          <table:table-cell office:value-type="string" calcext:value-type="string">
            <text:p>L1_L2_Lat_Bending</text:p>
          </table:table-cell>
          <table:table-cell office:value-type="string" calcext:value-type="string">
            <text:p>L1_L2_axial_rotation</text:p>
          </table:table-cell>
          <table:table-cell office:value-type="string" calcext:value-type="string">
            <text:p>L1_T12_Flex_Ext</text:p>
          </table:table-cell>
          <table:table-cell office:value-type="string" calcext:value-type="string">
            <text:p>L1_T12_Lat_Bending</text:p>
          </table:table-cell>
          <table:table-cell office:value-type="string" calcext:value-type="string">
            <text:p>L1_T12_axial_rotation</text:p>
          </table:table-cell>
          <table:table-cell office:value-type="string" calcext:value-type="string">
            <text:p>Abs_r3</text:p>
          </table:table-cell>
          <table:table-cell office:value-type="string" calcext:value-type="string">
            <text:p>Abs_r2</text:p>
          </table:table-cell>
          <table:table-cell office:value-type="string" calcext:value-type="string">
            <text:p>Abs_r1</text:p>
          </table:table-cell>
          <table:table-cell office:value-type="string" calcext:value-type="string">
            <text:p>Abs_t1</text:p>
          </table:table-cell>
          <table:table-cell office:value-type="string" calcext:value-type="string">
            <text:p>Abs_t2</text:p>
          </table:table-cell>
          <table:table-cell office:value-type="string" calcext:value-type="string">
            <text:p>neck_flexion</text:p>
          </table:table-cell>
          <table:table-cell office:value-type="string" calcext:value-type="string">
            <text:p>neck_bending</text:p>
          </table:table-cell>
          <table:table-cell office:value-type="string" calcext:value-type="string">
            <text:p>neck_rotation</text:p>
          </table:table-cell>
          <table:table-cell office:value-type="string" calcext:value-type="string">
            <text:p>arm_flex_r</text:p>
          </table:table-cell>
          <table:table-cell office:value-type="string" calcext:value-type="string">
            <text:p>arm_add_r</text:p>
          </table:table-cell>
          <table:table-cell office:value-type="string" calcext:value-type="string">
            <text:p>arm_rot_r</text:p>
          </table:table-cell>
          <table:table-cell office:value-type="string" calcext:value-type="string">
            <text:p>elbow_flex_r</text:p>
          </table:table-cell>
          <table:table-cell office:value-type="string" calcext:value-type="string">
            <text:p>pro_sup_r</text:p>
          </table:table-cell>
          <table:table-cell office:value-type="string" calcext:value-type="string">
            <text:p>wrist_flex_r</text:p>
          </table:table-cell>
          <table:table-cell office:value-type="string" calcext:value-type="string">
            <text:p>wrist_dev_r</text:p>
          </table:table-cell>
          <table:table-cell office:value-type="string" calcext:value-type="string">
            <text:p>arm_flex_l</text:p>
          </table:table-cell>
          <table:table-cell office:value-type="string" calcext:value-type="string">
            <text:p>arm_add_l</text:p>
          </table:table-cell>
          <table:table-cell office:value-type="string" calcext:value-type="string">
            <text:p>arm_rot_l</text:p>
          </table:table-cell>
          <table:table-cell office:value-type="string" calcext:value-type="string">
            <text:p>elbow_flex_l</text:p>
          </table:table-cell>
          <table:table-cell office:value-type="string" calcext:value-type="string">
            <text:p>pro_sup_l</text:p>
          </table:table-cell>
          <table:table-cell office:value-type="string" calcext:value-type="string">
            <text:p>wrist_flex_l</text:p>
          </table:table-cell>
          <table:table-cell office:value-type="string" calcext:value-type="string">
            <text:p>wrist_dev_l</text:p>
          </table:table-cell>
        </table:table-row>
        <table:table-row table:style-name="ro1">
          <table:table-cell office:value-type="float" office:value="2.51666667" calcext:value-type="float">
            <text:p>2.51666667</text:p>
          </table:table-cell>
          <table:table-cell office:value-type="float" office:value="0.32928848" calcext:value-type="float">
            <text:p>0.32928848</text:p>
          </table:table-cell>
          <table:table-cell office:value-type="float" office:value="4.2777911" calcext:value-type="float">
            <text:p>4.2777911</text:p>
          </table:table-cell>
          <table:table-cell office:value-type="float" office:value="-70.8615208" calcext:value-type="float">
            <text:p>-70.8615208</text:p>
          </table:table-cell>
          <table:table-cell office:value-type="float" office:value="0.04120994" calcext:value-type="float">
            <text:p>0.04120994</text:p>
          </table:table-cell>
          <table:table-cell office:value-type="float" office:value="0.95546113" calcext:value-type="float">
            <text:p>0.95546113</text:p>
          </table:table-cell>
          <table:table-cell office:value-type="float" office:value="-1.36516944" calcext:value-type="float">
            <text:p>-1.36516944</text:p>
          </table:table-cell>
          <table:table-cell office:value-type="float" office:value="46.17129671" calcext:value-type="float">
            <text:p>46.17129671</text:p>
          </table:table-cell>
          <table:table-cell office:value-type="float" office:value="-9.30616282" calcext:value-type="float">
            <text:p>-9.30616282</text:p>
          </table:table-cell>
          <table:table-cell office:value-type="float" office:value="0" calcext:value-type="float">
            <text:p>0</text:p>
          </table:table-cell>
          <table:table-cell office:value-type="float" office:value="60.72400624" calcext:value-type="float">
            <text:p>60.72400624</text:p>
          </table:table-cell>
          <table:table-cell office:value-type="float" office:value="1.05983384" calcext:value-type="float">
            <text:p>1.05983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17129671" calcext:value-type="float">
            <text:p>46.17129671</text:p>
          </table:table-cell>
          <table:table-cell office:value-type="float" office:value="-9.30616282" calcext:value-type="float">
            <text:p>-9.30616282</text:p>
          </table:table-cell>
          <table:table-cell office:value-type="float" office:value="0" calcext:value-type="float">
            <text:p>0</text:p>
          </table:table-cell>
          <table:table-cell office:value-type="float" office:value="60.72400624" calcext:value-type="float">
            <text:p>60.72400624</text:p>
          </table:table-cell>
          <table:table-cell office:value-type="float" office:value="1.05983384" calcext:value-type="float">
            <text:p>1.05983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921047" calcext:value-type="float">
            <text:p>-0.05921047</text:p>
          </table:table-cell>
          <table:table-cell office:value-type="float" office:value="0.36565346" calcext:value-type="float">
            <text:p>0.36565346</text:p>
          </table:table-cell>
          <table:table-cell office:value-type="float" office:value="-2.35718038" calcext:value-type="float">
            <text:p>-2.35718038</text:p>
          </table:table-cell>
          <table:table-cell office:value-type="float" office:value="-0.10995976" calcext:value-type="float">
            <text:p>-0.10995976</text:p>
          </table:table-cell>
          <table:table-cell office:value-type="float" office:value="0.48631911" calcext:value-type="float">
            <text:p>0.48631911</text:p>
          </table:table-cell>
          <table:table-cell office:value-type="float" office:value="-2.50450416" calcext:value-type="float">
            <text:p>-2.50450416</text:p>
          </table:table-cell>
          <table:table-cell office:value-type="float" office:value="-0.09727688" calcext:value-type="float">
            <text:p>-0.09727688</text:p>
          </table:table-cell>
          <table:table-cell office:value-type="float" office:value="0.88904983" calcext:value-type="float">
            <text:p>0.88904983</text:p>
          </table:table-cell>
          <table:table-cell office:value-type="float" office:value="-2.50450416" calcext:value-type="float">
            <text:p>-2.50450416</text:p>
          </table:table-cell>
          <table:table-cell office:value-type="float" office:value="-0.06767164" calcext:value-type="float">
            <text:p>-0.06767164</text:p>
          </table:table-cell>
          <table:table-cell office:value-type="float" office:value="0.88904983" calcext:value-type="float">
            <text:p>0.88904983</text:p>
          </table:table-cell>
          <table:table-cell office:value-type="float" office:value="-2.06253284" calcext:value-type="float">
            <text:p>-2.06253284</text:p>
          </table:table-cell>
          <table:table-cell office:value-type="float" office:value="-0.05498284" calcext:value-type="float">
            <text:p>-0.05498284</text:p>
          </table:table-cell>
          <table:table-cell office:value-type="float" office:value="0.74564054" calcext:value-type="float">
            <text:p>0.74564054</text:p>
          </table:table-cell>
          <table:table-cell office:value-type="float" office:value="-1.91520906" calcext:value-type="float">
            <text:p>-1.91520906</text:p>
          </table:table-cell>
          <table:table-cell office:value-type="float" office:value="-0.03383286" calcext:value-type="float">
            <text:p>-0.03383286</text:p>
          </table:table-cell>
          <table:table-cell office:value-type="float" office:value="0.56639721" calcext:value-type="float">
            <text:p>0.56639721</text:p>
          </table:table-cell>
          <table:table-cell office:value-type="float" office:value="-1.76788529" calcext:value-type="float">
            <text:p>-1.76788529</text:p>
          </table:table-cell>
          <table:table-cell office:value-type="float" office:value="-0.42293446" calcext:value-type="float">
            <text:p>-0.42293446</text:p>
          </table:table-cell>
          <table:table-cell office:value-type="float" office:value="4.13634511" calcext:value-type="float">
            <text:p>4.13634511</text:p>
          </table:table-cell>
          <table:table-cell office:value-type="float" office:value="-13.10993014" calcext:value-type="float">
            <text:p>-13.10993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20646742" calcext:value-type="float">
            <text:p>-12.20646742</text:p>
          </table:table-cell>
          <table:table-cell office:value-type="float" office:value="5.4056917" calcext:value-type="float">
            <text:p>5.4056917</text:p>
          </table:table-cell>
          <table:table-cell office:value-type="float" office:value="-13.66456889" calcext:value-type="float">
            <text:p>-13.66456889</text:p>
          </table:table-cell>
          <table:table-cell office:value-type="float" office:value="-18.15297066" calcext:value-type="float">
            <text:p>-18.15297066</text:p>
          </table:table-cell>
          <table:table-cell office:value-type="float" office:value="-20.71338115" calcext:value-type="float">
            <text:p>-20.71338115</text:p>
          </table:table-cell>
          <table:table-cell office:value-type="float" office:value="-28.46394171" calcext:value-type="float">
            <text:p>-28.46394171</text:p>
          </table:table-cell>
          <table:table-cell office:value-type="float" office:value="45.72200031" calcext:value-type="float">
            <text:p>45.7220003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5025382" calcext:value-type="float">
            <text:p>-5.65025382</text:p>
          </table:table-cell>
          <table:table-cell office:value-type="float" office:value="-22.62118296" calcext:value-type="float">
            <text:p>-22.62118296</text:p>
          </table:table-cell>
          <table:table-cell office:value-type="float" office:value="19.4284885" calcext:value-type="float">
            <text:p>19.4284885</text:p>
          </table:table-cell>
          <table:table-cell office:value-type="float" office:value="21.39659353" calcext:value-type="float">
            <text:p>21.3965935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333333" calcext:value-type="float">
            <text:p>2.53333333</text:p>
          </table:table-cell>
          <table:table-cell office:value-type="float" office:value="-0.38531603" calcext:value-type="float">
            <text:p>-0.38531603</text:p>
          </table:table-cell>
          <table:table-cell office:value-type="float" office:value="3.37539667" calcext:value-type="float">
            <text:p>3.37539667</text:p>
          </table:table-cell>
          <table:table-cell office:value-type="float" office:value="-72.8913048" calcext:value-type="float">
            <text:p>-72.8913048</text:p>
          </table:table-cell>
          <table:table-cell office:value-type="float" office:value="0.03501937" calcext:value-type="float">
            <text:p>0.03501937</text:p>
          </table:table-cell>
          <table:table-cell office:value-type="float" office:value="0.95580633" calcext:value-type="float">
            <text:p>0.95580633</text:p>
          </table:table-cell>
          <table:table-cell office:value-type="float" office:value="-1.35562152" calcext:value-type="float">
            <text:p>-1.35562152</text:p>
          </table:table-cell>
          <table:table-cell office:value-type="float" office:value="46.17951025" calcext:value-type="float">
            <text:p>46.17951025</text:p>
          </table:table-cell>
          <table:table-cell office:value-type="float" office:value="-9.31520343" calcext:value-type="float">
            <text:p>-9.31520343</text:p>
          </table:table-cell>
          <table:table-cell office:value-type="float" office:value="0" calcext:value-type="float">
            <text:p>0</text:p>
          </table:table-cell>
          <table:table-cell office:value-type="float" office:value="60.72189832" calcext:value-type="float">
            <text:p>60.72189832</text:p>
          </table:table-cell>
          <table:table-cell office:value-type="float" office:value="1.05979705" calcext:value-type="float">
            <text:p>1.05979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17951025" calcext:value-type="float">
            <text:p>46.17951025</text:p>
          </table:table-cell>
          <table:table-cell office:value-type="float" office:value="-9.31520343" calcext:value-type="float">
            <text:p>-9.31520343</text:p>
          </table:table-cell>
          <table:table-cell office:value-type="float" office:value="0" calcext:value-type="float">
            <text:p>0</text:p>
          </table:table-cell>
          <table:table-cell office:value-type="float" office:value="60.72189832" calcext:value-type="float">
            <text:p>60.72189832</text:p>
          </table:table-cell>
          <table:table-cell office:value-type="float" office:value="1.05979705" calcext:value-type="float">
            <text:p>1.05979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435423" calcext:value-type="float">
            <text:p>-0.06435423</text:p>
          </table:table-cell>
          <table:table-cell office:value-type="float" office:value="0.33945123" calcext:value-type="float">
            <text:p>0.33945123</text:p>
          </table:table-cell>
          <table:table-cell office:value-type="float" office:value="-2.50012437" calcext:value-type="float">
            <text:p>-2.50012437</text:p>
          </table:table-cell>
          <table:table-cell office:value-type="float" office:value="-0.11951223" calcext:value-type="float">
            <text:p>-0.11951223</text:p>
          </table:table-cell>
          <table:table-cell office:value-type="float" office:value="0.45147014" calcext:value-type="float">
            <text:p>0.45147014</text:p>
          </table:table-cell>
          <table:table-cell office:value-type="float" office:value="-2.65638214" calcext:value-type="float">
            <text:p>-2.65638214</text:p>
          </table:table-cell>
          <table:table-cell office:value-type="float" office:value="-0.10572756" calcext:value-type="float">
            <text:p>-0.10572756</text:p>
          </table:table-cell>
          <table:table-cell office:value-type="float" office:value="0.82534172" calcext:value-type="float">
            <text:p>0.82534172</text:p>
          </table:table-cell>
          <table:table-cell office:value-type="float" office:value="-2.65638214" calcext:value-type="float">
            <text:p>-2.65638214</text:p>
          </table:table-cell>
          <table:table-cell office:value-type="float" office:value="-0.07355045" calcext:value-type="float">
            <text:p>-0.07355045</text:p>
          </table:table-cell>
          <table:table-cell office:value-type="float" office:value="0.82534172" calcext:value-type="float">
            <text:p>0.82534172</text:p>
          </table:table-cell>
          <table:table-cell office:value-type="float" office:value="-2.18760882" calcext:value-type="float">
            <text:p>-2.18760882</text:p>
          </table:table-cell>
          <table:table-cell office:value-type="float" office:value="-0.05975933" calcext:value-type="float">
            <text:p>-0.05975933</text:p>
          </table:table-cell>
          <table:table-cell office:value-type="float" office:value="0.69220895" calcext:value-type="float">
            <text:p>0.69220895</text:p>
          </table:table-cell>
          <table:table-cell office:value-type="float" office:value="-2.03135105" calcext:value-type="float">
            <text:p>-2.03135105</text:p>
          </table:table-cell>
          <table:table-cell office:value-type="float" office:value="-0.03677201" calcext:value-type="float">
            <text:p>-0.03677201</text:p>
          </table:table-cell>
          <table:table-cell office:value-type="float" office:value="0.52580995" calcext:value-type="float">
            <text:p>0.52580995</text:p>
          </table:table-cell>
          <table:table-cell office:value-type="float" office:value="-1.87509328" calcext:value-type="float">
            <text:p>-1.87509328</text:p>
          </table:table-cell>
          <table:table-cell office:value-type="float" office:value="-0.45967581" calcext:value-type="float">
            <text:p>-0.45967581</text:p>
          </table:table-cell>
          <table:table-cell office:value-type="float" office:value="3.8399402" calcext:value-type="float">
            <text:p>3.8399402</text:p>
          </table:table-cell>
          <table:table-cell office:value-type="float" office:value="-13.90494171" calcext:value-type="float">
            <text:p>-13.90494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09577319" calcext:value-type="float">
            <text:p>-14.09577319</text:p>
          </table:table-cell>
          <table:table-cell office:value-type="float" office:value="4.38517622" calcext:value-type="float">
            <text:p>4.38517622</text:p>
          </table:table-cell>
          <table:table-cell office:value-type="float" office:value="-10.42634528" calcext:value-type="float">
            <text:p>-10.42634528</text:p>
          </table:table-cell>
          <table:table-cell office:value-type="float" office:value="-16.90958216" calcext:value-type="float">
            <text:p>-16.90958216</text:p>
          </table:table-cell>
          <table:table-cell office:value-type="float" office:value="-21.98367749" calcext:value-type="float">
            <text:p>-21.98367749</text:p>
          </table:table-cell>
          <table:table-cell office:value-type="float" office:value="-24.55858479" calcext:value-type="float">
            <text:p>-24.55858479</text:p>
          </table:table-cell>
          <table:table-cell office:value-type="float" office:value="47.36428545" calcext:value-type="float">
            <text:p>47.3642854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5904011" calcext:value-type="float">
            <text:p>-5.95904011</text:p>
          </table:table-cell>
          <table:table-cell office:value-type="float" office:value="-23.30643802" calcext:value-type="float">
            <text:p>-23.30643802</text:p>
          </table:table-cell>
          <table:table-cell office:value-type="float" office:value="19.1687292" calcext:value-type="float">
            <text:p>19.1687292</text:p>
          </table:table-cell>
          <table:table-cell office:value-type="float" office:value="20.3718083" calcext:value-type="float">
            <text:p>20.371808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-0.93366119" calcext:value-type="float">
            <text:p>-0.93366119</text:p>
          </table:table-cell>
          <table:table-cell office:value-type="float" office:value="2.6137273" calcext:value-type="float">
            <text:p>2.6137273</text:p>
          </table:table-cell>
          <table:table-cell office:value-type="float" office:value="-74.43389126" calcext:value-type="float">
            <text:p>-74.43389126</text:p>
          </table:table-cell>
          <table:table-cell office:value-type="float" office:value="0.02926864" calcext:value-type="float">
            <text:p>0.02926864</text:p>
          </table:table-cell>
          <table:table-cell office:value-type="float" office:value="0.95652979" calcext:value-type="float">
            <text:p>0.95652979</text:p>
          </table:table-cell>
          <table:table-cell office:value-type="float" office:value="-1.34610868" calcext:value-type="float">
            <text:p>-1.34610868</text:p>
          </table:table-cell>
          <table:table-cell office:value-type="float" office:value="46.18832806" calcext:value-type="float">
            <text:p>46.18832806</text:p>
          </table:table-cell>
          <table:table-cell office:value-type="float" office:value="-9.32480192" calcext:value-type="float">
            <text:p>-9.32480192</text:p>
          </table:table-cell>
          <table:table-cell office:value-type="float" office:value="0" calcext:value-type="float">
            <text:p>0</text:p>
          </table:table-cell>
          <table:table-cell office:value-type="float" office:value="60.71963725" calcext:value-type="float">
            <text:p>60.71963725</text:p>
          </table:table-cell>
          <table:table-cell office:value-type="float" office:value="1.05975759" calcext:value-type="float">
            <text:p>1.05975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18832806" calcext:value-type="float">
            <text:p>46.18832806</text:p>
          </table:table-cell>
          <table:table-cell office:value-type="float" office:value="-9.32480192" calcext:value-type="float">
            <text:p>-9.32480192</text:p>
          </table:table-cell>
          <table:table-cell office:value-type="float" office:value="0" calcext:value-type="float">
            <text:p>0</text:p>
          </table:table-cell>
          <table:table-cell office:value-type="float" office:value="60.71963725" calcext:value-type="float">
            <text:p>60.71963725</text:p>
          </table:table-cell>
          <table:table-cell office:value-type="float" office:value="1.05975759" calcext:value-type="float">
            <text:p>1.05975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912088" calcext:value-type="float">
            <text:p>-0.06912088</text:p>
          </table:table-cell>
          <table:table-cell office:value-type="float" office:value="0.28507128" calcext:value-type="float">
            <text:p>0.28507128</text:p>
          </table:table-cell>
          <table:table-cell office:value-type="float" office:value="-2.59184489" calcext:value-type="float">
            <text:p>-2.59184489</text:p>
          </table:table-cell>
          <table:table-cell office:value-type="float" office:value="-0.12836439" calcext:value-type="float">
            <text:p>-0.12836439</text:p>
          </table:table-cell>
          <table:table-cell office:value-type="float" office:value="0.3791448" calcext:value-type="float">
            <text:p>0.3791448</text:p>
          </table:table-cell>
          <table:table-cell office:value-type="float" office:value="-2.7538352" calcext:value-type="float">
            <text:p>-2.7538352</text:p>
          </table:table-cell>
          <table:table-cell office:value-type="float" office:value="-0.1135587" calcext:value-type="float">
            <text:p>-0.1135587</text:p>
          </table:table-cell>
          <table:table-cell office:value-type="float" office:value="0.6931223" calcext:value-type="float">
            <text:p>0.6931223</text:p>
          </table:table-cell>
          <table:table-cell office:value-type="float" office:value="-2.7538352" calcext:value-type="float">
            <text:p>-2.7538352</text:p>
          </table:table-cell>
          <table:table-cell office:value-type="float" office:value="-0.07899826" calcext:value-type="float">
            <text:p>-0.07899826</text:p>
          </table:table-cell>
          <table:table-cell office:value-type="float" office:value="0.6931223" calcext:value-type="float">
            <text:p>0.6931223</text:p>
          </table:table-cell>
          <table:table-cell office:value-type="float" office:value="-2.26786428" calcext:value-type="float">
            <text:p>-2.26786428</text:p>
          </table:table-cell>
          <table:table-cell office:value-type="float" office:value="-0.06418565" calcext:value-type="float">
            <text:p>-0.06418565</text:p>
          </table:table-cell>
          <table:table-cell office:value-type="float" office:value="0.58131735" calcext:value-type="float">
            <text:p>0.58131735</text:p>
          </table:table-cell>
          <table:table-cell office:value-type="float" office:value="-2.10587397" calcext:value-type="float">
            <text:p>-2.10587397</text:p>
          </table:table-cell>
          <table:table-cell office:value-type="float" office:value="-0.03949567" calcext:value-type="float">
            <text:p>-0.03949567</text:p>
          </table:table-cell>
          <table:table-cell office:value-type="float" office:value="0.44157541" calcext:value-type="float">
            <text:p>0.44157541</text:p>
          </table:table-cell>
          <table:table-cell office:value-type="float" office:value="-1.94388367" calcext:value-type="float">
            <text:p>-1.94388367</text:p>
          </table:table-cell>
          <table:table-cell office:value-type="float" office:value="-0.49372355" calcext:value-type="float">
            <text:p>-0.49372355</text:p>
          </table:table-cell>
          <table:table-cell office:value-type="float" office:value="3.22478331" calcext:value-type="float">
            <text:p>3.22478331</text:p>
          </table:table-cell>
          <table:table-cell office:value-type="float" office:value="-14.41506373" calcext:value-type="float">
            <text:p>-14.41506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08027174" calcext:value-type="float">
            <text:p>-16.08027174</text:p>
          </table:table-cell>
          <table:table-cell office:value-type="float" office:value="3.40077345" calcext:value-type="float">
            <text:p>3.40077345</text:p>
          </table:table-cell>
          <table:table-cell office:value-type="float" office:value="-6.72202633" calcext:value-type="float">
            <text:p>-6.72202633</text:p>
          </table:table-cell>
          <table:table-cell office:value-type="float" office:value="-15.9067765" calcext:value-type="float">
            <text:p>-15.9067765</text:p>
          </table:table-cell>
          <table:table-cell office:value-type="float" office:value="-22.88141011" calcext:value-type="float">
            <text:p>-22.88141011</text:p>
          </table:table-cell>
          <table:table-cell office:value-type="float" office:value="-21.64752811" calcext:value-type="float">
            <text:p>-21.64752811</text:p>
          </table:table-cell>
          <table:table-cell office:value-type="float" office:value="48.81270277" calcext:value-type="float">
            <text:p>48.8127027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4623689" calcext:value-type="float">
            <text:p>-5.94623689</text:p>
          </table:table-cell>
          <table:table-cell office:value-type="float" office:value="-24.09300721" calcext:value-type="float">
            <text:p>-24.09300721</text:p>
          </table:table-cell>
          <table:table-cell office:value-type="float" office:value="18.81304736" calcext:value-type="float">
            <text:p>18.81304736</text:p>
          </table:table-cell>
          <table:table-cell office:value-type="float" office:value="19.49878458" calcext:value-type="float">
            <text:p>19.4987845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666667" calcext:value-type="float">
            <text:p>2.56666667</text:p>
          </table:table-cell>
          <table:table-cell office:value-type="float" office:value="-1.4288012" calcext:value-type="float">
            <text:p>-1.4288012</text:p>
          </table:table-cell>
          <table:table-cell office:value-type="float" office:value="2.14988751" calcext:value-type="float">
            <text:p>2.14988751</text:p>
          </table:table-cell>
          <table:table-cell office:value-type="float" office:value="-75.2921263" calcext:value-type="float">
            <text:p>-75.2921263</text:p>
          </table:table-cell>
          <table:table-cell office:value-type="float" office:value="0.02458501" calcext:value-type="float">
            <text:p>0.02458501</text:p>
          </table:table-cell>
          <table:table-cell office:value-type="float" office:value="0.95764119" calcext:value-type="float">
            <text:p>0.95764119</text:p>
          </table:table-cell>
          <table:table-cell office:value-type="float" office:value="-1.33625415" calcext:value-type="float">
            <text:p>-1.33625415</text:p>
          </table:table-cell>
          <table:table-cell office:value-type="float" office:value="46.20878956" calcext:value-type="float">
            <text:p>46.20878956</text:p>
          </table:table-cell>
          <table:table-cell office:value-type="float" office:value="-9.34666144" calcext:value-type="float">
            <text:p>-9.34666144</text:p>
          </table:table-cell>
          <table:table-cell office:value-type="float" office:value="0" calcext:value-type="float">
            <text:p>0</text:p>
          </table:table-cell>
          <table:table-cell office:value-type="float" office:value="60.71439814" calcext:value-type="float">
            <text:p>60.71439814</text:p>
          </table:table-cell>
          <table:table-cell office:value-type="float" office:value="1.05966615" calcext:value-type="float">
            <text:p>1.059666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20878956" calcext:value-type="float">
            <text:p>46.20878956</text:p>
          </table:table-cell>
          <table:table-cell office:value-type="float" office:value="-9.34666144" calcext:value-type="float">
            <text:p>-9.34666144</text:p>
          </table:table-cell>
          <table:table-cell office:value-type="float" office:value="0" calcext:value-type="float">
            <text:p>0</text:p>
          </table:table-cell>
          <table:table-cell office:value-type="float" office:value="60.71439814" calcext:value-type="float">
            <text:p>60.71439814</text:p>
          </table:table-cell>
          <table:table-cell office:value-type="float" office:value="1.05966615" calcext:value-type="float">
            <text:p>1.059666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993318" calcext:value-type="float">
            <text:p>-0.06993318</text:p>
          </table:table-cell>
          <table:table-cell office:value-type="float" office:value="0.21516318" calcext:value-type="float">
            <text:p>0.21516318</text:p>
          </table:table-cell>
          <table:table-cell office:value-type="float" office:value="-2.55677546" calcext:value-type="float">
            <text:p>-2.55677546</text:p>
          </table:table-cell>
          <table:table-cell office:value-type="float" office:value="-0.12987292" calcext:value-type="float">
            <text:p>-0.12987292</text:p>
          </table:table-cell>
          <table:table-cell office:value-type="float" office:value="0.28616703" calcext:value-type="float">
            <text:p>0.28616703</text:p>
          </table:table-cell>
          <table:table-cell office:value-type="float" office:value="-2.71657392" calcext:value-type="float">
            <text:p>-2.71657392</text:p>
          </table:table-cell>
          <table:table-cell office:value-type="float" office:value="-0.11489323" calcext:value-type="float">
            <text:p>-0.11489323</text:p>
          </table:table-cell>
          <table:table-cell office:value-type="float" office:value="0.52314775" calcext:value-type="float">
            <text:p>0.52314775</text:p>
          </table:table-cell>
          <table:table-cell office:value-type="float" office:value="-2.71657392" calcext:value-type="float">
            <text:p>-2.71657392</text:p>
          </table:table-cell>
          <table:table-cell office:value-type="float" office:value="-0.07992664" calcext:value-type="float">
            <text:p>-0.07992664</text:p>
          </table:table-cell>
          <table:table-cell office:value-type="float" office:value="0.52314775" calcext:value-type="float">
            <text:p>0.52314775</text:p>
          </table:table-cell>
          <table:table-cell office:value-type="float" office:value="-2.23717852" calcext:value-type="float">
            <text:p>-2.23717852</text:p>
          </table:table-cell>
          <table:table-cell office:value-type="float" office:value="-0.06493996" calcext:value-type="float">
            <text:p>-0.06493996</text:p>
          </table:table-cell>
          <table:table-cell office:value-type="float" office:value="0.43876075" calcext:value-type="float">
            <text:p>0.43876075</text:p>
          </table:table-cell>
          <table:table-cell office:value-type="float" office:value="-2.07738006" calcext:value-type="float">
            <text:p>-2.07738006</text:p>
          </table:table-cell>
          <table:table-cell office:value-type="float" office:value="-0.03995982" calcext:value-type="float">
            <text:p>-0.03995982</text:p>
          </table:table-cell>
          <table:table-cell office:value-type="float" office:value="0.33328776" calcext:value-type="float">
            <text:p>0.33328776</text:p>
          </table:table-cell>
          <table:table-cell office:value-type="float" office:value="-1.91758159" calcext:value-type="float">
            <text:p>-1.91758159</text:p>
          </table:table-cell>
          <table:table-cell office:value-type="float" office:value="-0.49952575" calcext:value-type="float">
            <text:p>-0.49952575</text:p>
          </table:table-cell>
          <table:table-cell office:value-type="float" office:value="2.43396891" calcext:value-type="float">
            <text:p>2.43396891</text:p>
          </table:table-cell>
          <table:table-cell office:value-type="float" office:value="-14.22001805" calcext:value-type="float">
            <text:p>-14.22001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66374716" calcext:value-type="float">
            <text:p>-17.66374716</text:p>
          </table:table-cell>
          <table:table-cell office:value-type="float" office:value="3.66817547" calcext:value-type="float">
            <text:p>3.66817547</text:p>
          </table:table-cell>
          <table:table-cell office:value-type="float" office:value="-3.25592939" calcext:value-type="float">
            <text:p>-3.25592939</text:p>
          </table:table-cell>
          <table:table-cell office:value-type="float" office:value="-15.6518021" calcext:value-type="float">
            <text:p>-15.6518021</text:p>
          </table:table-cell>
          <table:table-cell office:value-type="float" office:value="-23.24422455" calcext:value-type="float">
            <text:p>-23.24422455</text:p>
          </table:table-cell>
          <table:table-cell office:value-type="float" office:value="-20.92735351" calcext:value-type="float">
            <text:p>-20.92735351</text:p>
          </table:table-cell>
          <table:table-cell office:value-type="float" office:value="50.23959479" calcext:value-type="float">
            <text:p>50.2395947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0952171" calcext:value-type="float">
            <text:p>-5.30952171</text:p>
          </table:table-cell>
          <table:table-cell office:value-type="float" office:value="-24.8154258" calcext:value-type="float">
            <text:p>-24.8154258</text:p>
          </table:table-cell>
          <table:table-cell office:value-type="float" office:value="18.19768454" calcext:value-type="float">
            <text:p>18.19768454</text:p>
          </table:table-cell>
          <table:table-cell office:value-type="float" office:value="18.89681343" calcext:value-type="float">
            <text:p>18.8968134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8333333" calcext:value-type="float">
            <text:p>2.58333333</text:p>
          </table:table-cell>
          <table:table-cell office:value-type="float" office:value="-1.9407743" calcext:value-type="float">
            <text:p>-1.9407743</text:p>
          </table:table-cell>
          <table:table-cell office:value-type="float" office:value="2.05516984" calcext:value-type="float">
            <text:p>2.05516984</text:p>
          </table:table-cell>
          <table:table-cell office:value-type="float" office:value="-75.78302286" calcext:value-type="float">
            <text:p>-75.78302286</text:p>
          </table:table-cell>
          <table:table-cell office:value-type="float" office:value="0.02059252" calcext:value-type="float">
            <text:p>0.02059252</text:p>
          </table:table-cell>
          <table:table-cell office:value-type="float" office:value="0.95892808" calcext:value-type="float">
            <text:p>0.95892808</text:p>
          </table:table-cell>
          <table:table-cell office:value-type="float" office:value="-1.32549766" calcext:value-type="float">
            <text:p>-1.32549766</text:p>
          </table:table-cell>
          <table:table-cell office:value-type="float" office:value="46.21290597" calcext:value-type="float">
            <text:p>46.21290597</text:p>
          </table:table-cell>
          <table:table-cell office:value-type="float" office:value="-9.35098061" calcext:value-type="float">
            <text:p>-9.35098061</text:p>
          </table:table-cell>
          <table:table-cell office:value-type="float" office:value="0" calcext:value-type="float">
            <text:p>0</text:p>
          </table:table-cell>
          <table:table-cell office:value-type="float" office:value="60.71334541" calcext:value-type="float">
            <text:p>60.71334541</text:p>
          </table:table-cell>
          <table:table-cell office:value-type="float" office:value="1.05964778" calcext:value-type="float">
            <text:p>1.059647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21290597" calcext:value-type="float">
            <text:p>46.21290597</text:p>
          </table:table-cell>
          <table:table-cell office:value-type="float" office:value="-9.35098061" calcext:value-type="float">
            <text:p>-9.35098061</text:p>
          </table:table-cell>
          <table:table-cell office:value-type="float" office:value="0" calcext:value-type="float">
            <text:p>0</text:p>
          </table:table-cell>
          <table:table-cell office:value-type="float" office:value="60.71334541" calcext:value-type="float">
            <text:p>60.71334541</text:p>
          </table:table-cell>
          <table:table-cell office:value-type="float" office:value="1.05964778" calcext:value-type="float">
            <text:p>1.059647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946836" calcext:value-type="float">
            <text:p>-0.06946836</text:p>
          </table:table-cell>
          <table:table-cell office:value-type="float" office:value="0.13254815" calcext:value-type="float">
            <text:p>0.13254815</text:p>
          </table:table-cell>
          <table:table-cell office:value-type="float" office:value="-2.30324178" calcext:value-type="float">
            <text:p>-2.30324178</text:p>
          </table:table-cell>
          <table:table-cell office:value-type="float" office:value="-0.12900969" calcext:value-type="float">
            <text:p>-0.12900969</text:p>
          </table:table-cell>
          <table:table-cell office:value-type="float" office:value="0.17628904" calcext:value-type="float">
            <text:p>0.17628904</text:p>
          </table:table-cell>
          <table:table-cell office:value-type="float" office:value="-2.44719439" calcext:value-type="float">
            <text:p>-2.44719439</text:p>
          </table:table-cell>
          <table:table-cell office:value-type="float" office:value="-0.11412957" calcext:value-type="float">
            <text:p>-0.11412957</text:p>
          </table:table-cell>
          <table:table-cell office:value-type="float" office:value="0.32227757" calcext:value-type="float">
            <text:p>0.32227757</text:p>
          </table:table-cell>
          <table:table-cell office:value-type="float" office:value="-2.44719439" calcext:value-type="float">
            <text:p>-2.44719439</text:p>
          </table:table-cell>
          <table:table-cell office:value-type="float" office:value="-0.07939539" calcext:value-type="float">
            <text:p>-0.07939539</text:p>
          </table:table-cell>
          <table:table-cell office:value-type="float" office:value="0.32227757" calcext:value-type="float">
            <text:p>0.32227757</text:p>
          </table:table-cell>
          <table:table-cell office:value-type="float" office:value="-2.01533655" calcext:value-type="float">
            <text:p>-2.01533655</text:p>
          </table:table-cell>
          <table:table-cell office:value-type="float" office:value="-0.06450832" calcext:value-type="float">
            <text:p>-0.06450832</text:p>
          </table:table-cell>
          <table:table-cell office:value-type="float" office:value="0.27029219" calcext:value-type="float">
            <text:p>0.27029219</text:p>
          </table:table-cell>
          <table:table-cell office:value-type="float" office:value="-1.87138394" calcext:value-type="float">
            <text:p>-1.87138394</text:p>
          </table:table-cell>
          <table:table-cell office:value-type="float" office:value="-0.03969422" calcext:value-type="float">
            <text:p>-0.03969422</text:p>
          </table:table-cell>
          <table:table-cell office:value-type="float" office:value="0.20531708" calcext:value-type="float">
            <text:p>0.20531708</text:p>
          </table:table-cell>
          <table:table-cell office:value-type="float" office:value="-1.72743133" calcext:value-type="float">
            <text:p>-1.72743133</text:p>
          </table:table-cell>
          <table:table-cell office:value-type="float" office:value="-0.49620554" calcext:value-type="float">
            <text:p>-0.49620554</text:p>
          </table:table-cell>
          <table:table-cell office:value-type="float" office:value="1.49941117" calcext:value-type="float">
            <text:p>1.49941117</text:p>
          </table:table-cell>
          <table:table-cell office:value-type="float" office:value="-12.80993978" calcext:value-type="float">
            <text:p>-12.80993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93990567" calcext:value-type="float">
            <text:p>-17.93990567</text:p>
          </table:table-cell>
          <table:table-cell office:value-type="float" office:value="4.05459956" calcext:value-type="float">
            <text:p>4.05459956</text:p>
          </table:table-cell>
          <table:table-cell office:value-type="float" office:value="-3.35791113" calcext:value-type="float">
            <text:p>-3.35791113</text:p>
          </table:table-cell>
          <table:table-cell office:value-type="float" office:value="-16.51595711" calcext:value-type="float">
            <text:p>-16.51595711</text:p>
          </table:table-cell>
          <table:table-cell office:value-type="float" office:value="-23.40405135" calcext:value-type="float">
            <text:p>-23.40405135</text:p>
          </table:table-cell>
          <table:table-cell office:value-type="float" office:value="-21.58888522" calcext:value-type="float">
            <text:p>-21.58888522</text:p>
          </table:table-cell>
          <table:table-cell office:value-type="float" office:value="51.77179545" calcext:value-type="float">
            <text:p>51.7717954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8321772" calcext:value-type="float">
            <text:p>-3.88321772</text:p>
          </table:table-cell>
          <table:table-cell office:value-type="float" office:value="-25.45522241" calcext:value-type="float">
            <text:p>-25.45522241</text:p>
          </table:table-cell>
          <table:table-cell office:value-type="float" office:value="17.8287991" calcext:value-type="float">
            <text:p>17.8287991</text:p>
          </table:table-cell>
          <table:table-cell office:value-type="float" office:value="18.6102167" calcext:value-type="float">
            <text:p>18.610216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2.73862024" calcext:value-type="float">
            <text:p>-2.73862024</text:p>
          </table:table-cell>
          <table:table-cell office:value-type="float" office:value="2.229633" calcext:value-type="float">
            <text:p>2.229633</text:p>
          </table:table-cell>
          <table:table-cell office:value-type="float" office:value="-75.99938387" calcext:value-type="float">
            <text:p>-75.99938387</text:p>
          </table:table-cell>
          <table:table-cell office:value-type="float" office:value="0.01723456" calcext:value-type="float">
            <text:p>0.01723456</text:p>
          </table:table-cell>
          <table:table-cell office:value-type="float" office:value="0.96023839" calcext:value-type="float">
            <text:p>0.96023839</text:p>
          </table:table-cell>
          <table:table-cell office:value-type="float" office:value="-1.31345535" calcext:value-type="float">
            <text:p>-1.31345535</text:p>
          </table:table-cell>
          <table:table-cell office:value-type="float" office:value="46.22169193" calcext:value-type="float">
            <text:p>46.22169193</text:p>
          </table:table-cell>
          <table:table-cell office:value-type="float" office:value="-9.3601252" calcext:value-type="float">
            <text:p>-9.3601252</text:p>
          </table:table-cell>
          <table:table-cell office:value-type="float" office:value="0" calcext:value-type="float">
            <text:p>0</text:p>
          </table:table-cell>
          <table:table-cell office:value-type="float" office:value="60.71110001" calcext:value-type="float">
            <text:p>60.71110001</text:p>
          </table:table-cell>
          <table:table-cell office:value-type="float" office:value="1.05960859" calcext:value-type="float">
            <text:p>1.05960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22169193" calcext:value-type="float">
            <text:p>46.22169193</text:p>
          </table:table-cell>
          <table:table-cell office:value-type="float" office:value="-9.3601252" calcext:value-type="float">
            <text:p>-9.3601252</text:p>
          </table:table-cell>
          <table:table-cell office:value-type="float" office:value="0" calcext:value-type="float">
            <text:p>0</text:p>
          </table:table-cell>
          <table:table-cell office:value-type="float" office:value="60.71110001" calcext:value-type="float">
            <text:p>60.71110001</text:p>
          </table:table-cell>
          <table:table-cell office:value-type="float" office:value="1.05960859" calcext:value-type="float">
            <text:p>1.05960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698931" calcext:value-type="float">
            <text:p>-0.06698931</text:p>
          </table:table-cell>
          <table:table-cell office:value-type="float" office:value="0.07304015" calcext:value-type="float">
            <text:p>0.07304015</text:p>
          </table:table-cell>
          <table:table-cell office:value-type="float" office:value="-1.93644364" calcext:value-type="float">
            <text:p>-1.93644364</text:p>
          </table:table-cell>
          <table:table-cell office:value-type="float" office:value="-0.12440585" calcext:value-type="float">
            <text:p>-0.12440585</text:p>
          </table:table-cell>
          <table:table-cell office:value-type="float" office:value="0.09714341" calcext:value-type="float">
            <text:p>0.09714341</text:p>
          </table:table-cell>
          <table:table-cell office:value-type="float" office:value="-2.05747137" calcext:value-type="float">
            <text:p>-2.05747137</text:p>
          </table:table-cell>
          <table:table-cell office:value-type="float" office:value="-0.11005674" calcext:value-type="float">
            <text:p>-0.11005674</text:p>
          </table:table-cell>
          <table:table-cell office:value-type="float" office:value="0.17758983" calcext:value-type="float">
            <text:p>0.17758983</text:p>
          </table:table-cell>
          <table:table-cell office:value-type="float" office:value="-2.05747137" calcext:value-type="float">
            <text:p>-2.05747137</text:p>
          </table:table-cell>
          <table:table-cell office:value-type="float" office:value="-0.07656208" calcext:value-type="float">
            <text:p>-0.07656208</text:p>
          </table:table-cell>
          <table:table-cell office:value-type="float" office:value="0.17758983" calcext:value-type="float">
            <text:p>0.17758983</text:p>
          </table:table-cell>
          <table:table-cell office:value-type="float" office:value="-1.69438819" calcext:value-type="float">
            <text:p>-1.69438819</text:p>
          </table:table-cell>
          <table:table-cell office:value-type="float" office:value="-0.06220627" calcext:value-type="float">
            <text:p>-0.06220627</text:p>
          </table:table-cell>
          <table:table-cell office:value-type="float" office:value="0.14894348" calcext:value-type="float">
            <text:p>0.14894348</text:p>
          </table:table-cell>
          <table:table-cell office:value-type="float" office:value="-1.57336046" calcext:value-type="float">
            <text:p>-1.57336046</text:p>
          </table:table-cell>
          <table:table-cell office:value-type="float" office:value="-0.03827769" calcext:value-type="float">
            <text:p>-0.03827769</text:p>
          </table:table-cell>
          <table:table-cell office:value-type="float" office:value="0.1131392" calcext:value-type="float">
            <text:p>0.1131392</text:p>
          </table:table-cell>
          <table:table-cell office:value-type="float" office:value="-1.45233273" calcext:value-type="float">
            <text:p>-1.45233273</text:p>
          </table:table-cell>
          <table:table-cell office:value-type="float" office:value="-0.47849794" calcext:value-type="float">
            <text:p>-0.47849794</text:p>
          </table:table-cell>
          <table:table-cell office:value-type="float" office:value="0.82624484" calcext:value-type="float">
            <text:p>0.82624484</text:p>
          </table:table-cell>
          <table:table-cell office:value-type="float" office:value="-10.76991861" calcext:value-type="float">
            <text:p>-10.7699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12141839" calcext:value-type="float">
            <text:p>-18.12141839</text:p>
          </table:table-cell>
          <table:table-cell office:value-type="float" office:value="5.34887059" calcext:value-type="float">
            <text:p>5.34887059</text:p>
          </table:table-cell>
          <table:table-cell office:value-type="float" office:value="-4.57017303" calcext:value-type="float">
            <text:p>-4.57017303</text:p>
          </table:table-cell>
          <table:table-cell office:value-type="float" office:value="-18.12061182" calcext:value-type="float">
            <text:p>-18.12061182</text:p>
          </table:table-cell>
          <table:table-cell office:value-type="float" office:value="-23.08193804" calcext:value-type="float">
            <text:p>-23.08193804</text:p>
          </table:table-cell>
          <table:table-cell office:value-type="float" office:value="-24.51125181" calcext:value-type="float">
            <text:p>-24.51125181</text:p>
          </table:table-cell>
          <table:table-cell office:value-type="float" office:value="53.60744864" calcext:value-type="float">
            <text:p>53.6074486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001827" calcext:value-type="float">
            <text:p>-2.3001827</text:p>
          </table:table-cell>
          <table:table-cell office:value-type="float" office:value="-25.84099133" calcext:value-type="float">
            <text:p>-25.84099133</text:p>
          </table:table-cell>
          <table:table-cell office:value-type="float" office:value="16.99879462" calcext:value-type="float">
            <text:p>16.99879462</text:p>
          </table:table-cell>
          <table:table-cell office:value-type="float" office:value="18.84640851" calcext:value-type="float">
            <text:p>18.8464085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66667" calcext:value-type="float">
            <text:p>2.61666667</text:p>
          </table:table-cell>
          <table:table-cell office:value-type="float" office:value="-3.63515596" calcext:value-type="float">
            <text:p>-3.63515596</text:p>
          </table:table-cell>
          <table:table-cell office:value-type="float" office:value="2.55418969" calcext:value-type="float">
            <text:p>2.55418969</text:p>
          </table:table-cell>
          <table:table-cell office:value-type="float" office:value="-76.23334109" calcext:value-type="float">
            <text:p>-76.23334109</text:p>
          </table:table-cell>
          <table:table-cell office:value-type="float" office:value="0.01400526" calcext:value-type="float">
            <text:p>0.01400526</text:p>
          </table:table-cell>
          <table:table-cell office:value-type="float" office:value="0.96134635" calcext:value-type="float">
            <text:p>0.96134635</text:p>
          </table:table-cell>
          <table:table-cell office:value-type="float" office:value="-1.30024368" calcext:value-type="float">
            <text:p>-1.30024368</text:p>
          </table:table-cell>
          <table:table-cell office:value-type="float" office:value="46.22827629" calcext:value-type="float">
            <text:p>46.22827629</text:p>
          </table:table-cell>
          <table:table-cell office:value-type="float" office:value="-9.36690572" calcext:value-type="float">
            <text:p>-9.36690572</text:p>
          </table:table-cell>
          <table:table-cell office:value-type="float" office:value="0" calcext:value-type="float">
            <text:p>0</text:p>
          </table:table-cell>
          <table:table-cell office:value-type="float" office:value="60.70941856" calcext:value-type="float">
            <text:p>60.70941856</text:p>
          </table:table-cell>
          <table:table-cell office:value-type="float" office:value="1.05957924" calcext:value-type="float">
            <text:p>1.05957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22827629" calcext:value-type="float">
            <text:p>46.22827629</text:p>
          </table:table-cell>
          <table:table-cell office:value-type="float" office:value="-9.36690572" calcext:value-type="float">
            <text:p>-9.36690572</text:p>
          </table:table-cell>
          <table:table-cell office:value-type="float" office:value="0" calcext:value-type="float">
            <text:p>0</text:p>
          </table:table-cell>
          <table:table-cell office:value-type="float" office:value="60.70941856" calcext:value-type="float">
            <text:p>60.70941856</text:p>
          </table:table-cell>
          <table:table-cell office:value-type="float" office:value="1.05957924" calcext:value-type="float">
            <text:p>1.05957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556496" calcext:value-type="float">
            <text:p>-0.06556496</text:p>
          </table:table-cell>
          <table:table-cell office:value-type="float" office:value="0.01468446" calcext:value-type="float">
            <text:p>0.01468446</text:p>
          </table:table-cell>
          <table:table-cell office:value-type="float" office:value="-1.64397836" calcext:value-type="float">
            <text:p>-1.64397836</text:p>
          </table:table-cell>
          <table:table-cell office:value-type="float" office:value="-0.1217607" calcext:value-type="float">
            <text:p>-0.1217607</text:p>
          </table:table-cell>
          <table:table-cell office:value-type="float" office:value="0.01953033" calcext:value-type="float">
            <text:p>0.01953033</text:p>
          </table:table-cell>
          <table:table-cell office:value-type="float" office:value="-1.74672701" calcext:value-type="float">
            <text:p>-1.74672701</text:p>
          </table:table-cell>
          <table:table-cell office:value-type="float" office:value="-0.10771668" calcext:value-type="float">
            <text:p>-0.10771668</text:p>
          </table:table-cell>
          <table:table-cell office:value-type="float" office:value="0.03570379" calcext:value-type="float">
            <text:p>0.03570379</text:p>
          </table:table-cell>
          <table:table-cell office:value-type="float" office:value="-1.74672701" calcext:value-type="float">
            <text:p>-1.74672701</text:p>
          </table:table-cell>
          <table:table-cell office:value-type="float" office:value="-0.0749342" calcext:value-type="float">
            <text:p>-0.0749342</text:p>
          </table:table-cell>
          <table:table-cell office:value-type="float" office:value="0.03570379" calcext:value-type="float">
            <text:p>0.03570379</text:p>
          </table:table-cell>
          <table:table-cell office:value-type="float" office:value="-1.43848107" calcext:value-type="float">
            <text:p>-1.43848107</text:p>
          </table:table-cell>
          <table:table-cell office:value-type="float" office:value="-0.06088363" calcext:value-type="float">
            <text:p>-0.06088363</text:p>
          </table:table-cell>
          <table:table-cell office:value-type="float" office:value="0.02994455" calcext:value-type="float">
            <text:p>0.02994455</text:p>
          </table:table-cell>
          <table:table-cell office:value-type="float" office:value="-1.33573242" calcext:value-type="float">
            <text:p>-1.33573242</text:p>
          </table:table-cell>
          <table:table-cell office:value-type="float" office:value="-0.03746382" calcext:value-type="float">
            <text:p>-0.03746382</text:p>
          </table:table-cell>
          <table:table-cell office:value-type="float" office:value="0.02274623" calcext:value-type="float">
            <text:p>0.02274623</text:p>
          </table:table-cell>
          <table:table-cell office:value-type="float" office:value="-1.23298377" calcext:value-type="float">
            <text:p>-1.23298377</text:p>
          </table:table-cell>
          <table:table-cell office:value-type="float" office:value="-0.46832398" calcext:value-type="float">
            <text:p>-0.46832398</text:p>
          </table:table-cell>
          <table:table-cell office:value-type="float" office:value="0.16611354" calcext:value-type="float">
            <text:p>0.16611354</text:p>
          </table:table-cell>
          <table:table-cell office:value-type="float" office:value="-9.14331445" calcext:value-type="float">
            <text:p>-9.14331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78371856" calcext:value-type="float">
            <text:p>-17.78371856</text:p>
          </table:table-cell>
          <table:table-cell office:value-type="float" office:value="6.31855189" calcext:value-type="float">
            <text:p>6.31855189</text:p>
          </table:table-cell>
          <table:table-cell office:value-type="float" office:value="-5.74242964" calcext:value-type="float">
            <text:p>-5.74242964</text:p>
          </table:table-cell>
          <table:table-cell office:value-type="float" office:value="-19.57644462" calcext:value-type="float">
            <text:p>-19.57644462</text:p>
          </table:table-cell>
          <table:table-cell office:value-type="float" office:value="-23.24442917" calcext:value-type="float">
            <text:p>-23.24442917</text:p>
          </table:table-cell>
          <table:table-cell office:value-type="float" office:value="-26.27298433" calcext:value-type="float">
            <text:p>-26.27298433</text:p>
          </table:table-cell>
          <table:table-cell office:value-type="float" office:value="55.81264309" calcext:value-type="float">
            <text:p>55.8126430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166663" calcext:value-type="float">
            <text:p>-1.63166663</text:p>
          </table:table-cell>
          <table:table-cell office:value-type="float" office:value="-26.33470848" calcext:value-type="float">
            <text:p>-26.33470848</text:p>
          </table:table-cell>
          <table:table-cell office:value-type="float" office:value="15.9126681" calcext:value-type="float">
            <text:p>15.9126681</text:p>
          </table:table-cell>
          <table:table-cell office:value-type="float" office:value="19.97314181" calcext:value-type="float">
            <text:p>19.9731418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3333333" calcext:value-type="float">
            <text:p>2.63333333</text:p>
          </table:table-cell>
          <table:table-cell office:value-type="float" office:value="-4.69169858" calcext:value-type="float">
            <text:p>-4.69169858</text:p>
          </table:table-cell>
          <table:table-cell office:value-type="float" office:value="2.90422422" calcext:value-type="float">
            <text:p>2.90422422</text:p>
          </table:table-cell>
          <table:table-cell office:value-type="float" office:value="-76.51725384" calcext:value-type="float">
            <text:p>-76.51725384</text:p>
          </table:table-cell>
          <table:table-cell office:value-type="float" office:value="0.01072266" calcext:value-type="float">
            <text:p>0.01072266</text:p>
          </table:table-cell>
          <table:table-cell office:value-type="float" office:value="0.96224844" calcext:value-type="float">
            <text:p>0.96224844</text:p>
          </table:table-cell>
          <table:table-cell office:value-type="float" office:value="-1.28635443" calcext:value-type="float">
            <text:p>-1.28635443</text:p>
          </table:table-cell>
          <table:table-cell office:value-type="float" office:value="46.30230346" calcext:value-type="float">
            <text:p>46.30230346</text:p>
          </table:table-cell>
          <table:table-cell office:value-type="float" office:value="-9.43944375" calcext:value-type="float">
            <text:p>-9.43944375</text:p>
          </table:table-cell>
          <table:table-cell office:value-type="float" office:value="0" calcext:value-type="float">
            <text:p>0</text:p>
          </table:table-cell>
          <table:table-cell office:value-type="float" office:value="60.69058463" calcext:value-type="float">
            <text:p>60.69058463</text:p>
          </table:table-cell>
          <table:table-cell office:value-type="float" office:value="1.05925053" calcext:value-type="float">
            <text:p>1.05925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30230346" calcext:value-type="float">
            <text:p>46.30230346</text:p>
          </table:table-cell>
          <table:table-cell office:value-type="float" office:value="-9.43944375" calcext:value-type="float">
            <text:p>-9.43944375</text:p>
          </table:table-cell>
          <table:table-cell office:value-type="float" office:value="0" calcext:value-type="float">
            <text:p>0</text:p>
          </table:table-cell>
          <table:table-cell office:value-type="float" office:value="60.69058463" calcext:value-type="float">
            <text:p>60.69058463</text:p>
          </table:table-cell>
          <table:table-cell office:value-type="float" office:value="1.05925053" calcext:value-type="float">
            <text:p>1.05925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29737" calcext:value-type="float">
            <text:p>-0.0629737</text:p>
          </table:table-cell>
          <table:table-cell office:value-type="float" office:value="-0.03900631" calcext:value-type="float">
            <text:p>-0.03900631</text:p>
          </table:table-cell>
          <table:table-cell office:value-type="float" office:value="-1.55225919" calcext:value-type="float">
            <text:p>-1.55225919</text:p>
          </table:table-cell>
          <table:table-cell office:value-type="float" office:value="-0.11694846" calcext:value-type="float">
            <text:p>-0.11694846</text:p>
          </table:table-cell>
          <table:table-cell office:value-type="float" office:value="-0.05187839" calcext:value-type="float">
            <text:p>-0.05187839</text:p>
          </table:table-cell>
          <table:table-cell office:value-type="float" office:value="-1.64927539" calcext:value-type="float">
            <text:p>-1.64927539</text:p>
          </table:table-cell>
          <table:table-cell office:value-type="float" office:value="-0.10345949" calcext:value-type="float">
            <text:p>-0.10345949</text:p>
          </table:table-cell>
          <table:table-cell office:value-type="float" office:value="-0.09483994" calcext:value-type="float">
            <text:p>-0.09483994</text:p>
          </table:table-cell>
          <table:table-cell office:value-type="float" office:value="-1.64927539" calcext:value-type="float">
            <text:p>-1.64927539</text:p>
          </table:table-cell>
          <table:table-cell office:value-type="float" office:value="-0.07197264" calcext:value-type="float">
            <text:p>-0.07197264</text:p>
          </table:table-cell>
          <table:table-cell office:value-type="float" office:value="-0.09483994" calcext:value-type="float">
            <text:p>-0.09483994</text:p>
          </table:table-cell>
          <table:table-cell office:value-type="float" office:value="-1.35822679" calcext:value-type="float">
            <text:p>-1.35822679</text:p>
          </table:table-cell>
          <table:table-cell office:value-type="float" office:value="-0.05847738" calcext:value-type="float">
            <text:p>-0.05847738</text:p>
          </table:table-cell>
          <table:table-cell office:value-type="float" office:value="-0.07954167" calcext:value-type="float">
            <text:p>-0.07954167</text:p>
          </table:table-cell>
          <table:table-cell office:value-type="float" office:value="-1.26121059" calcext:value-type="float">
            <text:p>-1.26121059</text:p>
          </table:table-cell>
          <table:table-cell office:value-type="float" office:value="-0.03598317" calcext:value-type="float">
            <text:p>-0.03598317</text:p>
          </table:table-cell>
          <table:table-cell office:value-type="float" office:value="-0.06042078" calcext:value-type="float">
            <text:p>-0.06042078</text:p>
          </table:table-cell>
          <table:table-cell office:value-type="float" office:value="-1.16419439" calcext:value-type="float">
            <text:p>-1.16419439</text:p>
          </table:table-cell>
          <table:table-cell office:value-type="float" office:value="-0.44981485" calcext:value-type="float">
            <text:p>-0.44981485</text:p>
          </table:table-cell>
          <table:table-cell office:value-type="float" office:value="-0.44124719" calcext:value-type="float">
            <text:p>-0.44124719</text:p>
          </table:table-cell>
          <table:table-cell office:value-type="float" office:value="-8.63319995" calcext:value-type="float">
            <text:p>-8.6331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7062411" calcext:value-type="float">
            <text:p>-16.7062411</text:p>
          </table:table-cell>
          <table:table-cell office:value-type="float" office:value="8.04503271" calcext:value-type="float">
            <text:p>8.04503271</text:p>
          </table:table-cell>
          <table:table-cell office:value-type="float" office:value="-7.15742655" calcext:value-type="float">
            <text:p>-7.15742655</text:p>
          </table:table-cell>
          <table:table-cell office:value-type="float" office:value="-20.20988827" calcext:value-type="float">
            <text:p>-20.20988827</text:p>
          </table:table-cell>
          <table:table-cell office:value-type="float" office:value="-23.89875076" calcext:value-type="float">
            <text:p>-23.89875076</text:p>
          </table:table-cell>
          <table:table-cell office:value-type="float" office:value="-26.75133312" calcext:value-type="float">
            <text:p>-26.75133312</text:p>
          </table:table-cell>
          <table:table-cell office:value-type="float" office:value="58.08489627" calcext:value-type="float">
            <text:p>58.0848962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0965652" calcext:value-type="float">
            <text:p>-3.20965652</text:p>
          </table:table-cell>
          <table:table-cell office:value-type="float" office:value="-25.37056033" calcext:value-type="float">
            <text:p>-25.37056033</text:p>
          </table:table-cell>
          <table:table-cell office:value-type="float" office:value="2.3805052" calcext:value-type="float">
            <text:p>2.3805052</text:p>
          </table:table-cell>
          <table:table-cell office:value-type="float" office:value="22.16095265" calcext:value-type="float">
            <text:p>22.1609526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-5.66023772" calcext:value-type="float">
            <text:p>-5.66023772</text:p>
          </table:table-cell>
          <table:table-cell office:value-type="float" office:value="3.13443351" calcext:value-type="float">
            <text:p>3.13443351</text:p>
          </table:table-cell>
          <table:table-cell office:value-type="float" office:value="-76.92155872" calcext:value-type="float">
            <text:p>-76.92155872</text:p>
          </table:table-cell>
          <table:table-cell office:value-type="float" office:value="0.00688074" calcext:value-type="float">
            <text:p>0.00688074</text:p>
          </table:table-cell>
          <table:table-cell office:value-type="float" office:value="0.96299481" calcext:value-type="float">
            <text:p>0.96299481</text:p>
          </table:table-cell>
          <table:table-cell office:value-type="float" office:value="-1.27277076" calcext:value-type="float">
            <text:p>-1.27277076</text:p>
          </table:table-cell>
          <table:table-cell office:value-type="float" office:value="46.36631312" calcext:value-type="float">
            <text:p>46.36631312</text:p>
          </table:table-cell>
          <table:table-cell office:value-type="float" office:value="-9.49576627" calcext:value-type="float">
            <text:p>-9.49576627</text:p>
          </table:table-cell>
          <table:table-cell office:value-type="float" office:value="0" calcext:value-type="float">
            <text:p>0</text:p>
          </table:table-cell>
          <table:table-cell office:value-type="float" office:value="60.67442664" calcext:value-type="float">
            <text:p>60.67442664</text:p>
          </table:table-cell>
          <table:table-cell office:value-type="float" office:value="1.05896852" calcext:value-type="float">
            <text:p>1.05896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36631312" calcext:value-type="float">
            <text:p>46.36631312</text:p>
          </table:table-cell>
          <table:table-cell office:value-type="float" office:value="-9.49576627" calcext:value-type="float">
            <text:p>-9.49576627</text:p>
          </table:table-cell>
          <table:table-cell office:value-type="float" office:value="0" calcext:value-type="float">
            <text:p>0</text:p>
          </table:table-cell>
          <table:table-cell office:value-type="float" office:value="60.67442664" calcext:value-type="float">
            <text:p>60.67442664</text:p>
          </table:table-cell>
          <table:table-cell office:value-type="float" office:value="1.05896852" calcext:value-type="float">
            <text:p>1.05896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172209" calcext:value-type="float">
            <text:p>-0.06172209</text:p>
          </table:table-cell>
          <table:table-cell office:value-type="float" office:value="-0.10835606" calcext:value-type="float">
            <text:p>-0.10835606</text:p>
          </table:table-cell>
          <table:table-cell office:value-type="float" office:value="-1.62359413" calcext:value-type="float">
            <text:p>-1.62359413</text:p>
          </table:table-cell>
          <table:table-cell office:value-type="float" office:value="-0.11462409" calcext:value-type="float">
            <text:p>-0.11462409</text:p>
          </table:table-cell>
          <table:table-cell office:value-type="float" office:value="-0.14411356" calcext:value-type="float">
            <text:p>-0.14411356</text:p>
          </table:table-cell>
          <table:table-cell office:value-type="float" office:value="-1.72506877" calcext:value-type="float">
            <text:p>-1.72506877</text:p>
          </table:table-cell>
          <table:table-cell office:value-type="float" office:value="-0.10140322" calcext:value-type="float">
            <text:p>-0.10140322</text:p>
          </table:table-cell>
          <table:table-cell office:value-type="float" office:value="-0.26345693" calcext:value-type="float">
            <text:p>-0.26345693</text:p>
          </table:table-cell>
          <table:table-cell office:value-type="float" office:value="-1.72506877" calcext:value-type="float">
            <text:p>-1.72506877</text:p>
          </table:table-cell>
          <table:table-cell office:value-type="float" office:value="-0.07054218" calcext:value-type="float">
            <text:p>-0.07054218</text:p>
          </table:table-cell>
          <table:table-cell office:value-type="float" office:value="-0.26345693" calcext:value-type="float">
            <text:p>-0.26345693</text:p>
          </table:table-cell>
          <table:table-cell office:value-type="float" office:value="-1.42064487" calcext:value-type="float">
            <text:p>-1.42064487</text:p>
          </table:table-cell>
          <table:table-cell office:value-type="float" office:value="-0.05731513" calcext:value-type="float">
            <text:p>-0.05731513</text:p>
          </table:table-cell>
          <table:table-cell office:value-type="float" office:value="-0.22095968" calcext:value-type="float">
            <text:p>-0.22095968</text:p>
          </table:table-cell>
          <table:table-cell office:value-type="float" office:value="-1.31917023" calcext:value-type="float">
            <text:p>-1.31917023</text:p>
          </table:table-cell>
          <table:table-cell office:value-type="float" office:value="-0.035268" calcext:value-type="float">
            <text:p>-0.035268</text:p>
          </table:table-cell>
          <table:table-cell office:value-type="float" office:value="-0.16784354" calcext:value-type="float">
            <text:p>-0.16784354</text:p>
          </table:table-cell>
          <table:table-cell office:value-type="float" office:value="-1.2176956" calcext:value-type="float">
            <text:p>-1.2176956</text:p>
          </table:table-cell>
          <table:table-cell office:value-type="float" office:value="-0.44087472" calcext:value-type="float">
            <text:p>-0.44087472</text:p>
          </table:table-cell>
          <table:table-cell office:value-type="float" office:value="-1.22574543" calcext:value-type="float">
            <text:p>-1.22574543</text:p>
          </table:table-cell>
          <table:table-cell office:value-type="float" office:value="-9.0299435" calcext:value-type="float">
            <text:p>-9.029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30249997" calcext:value-type="float">
            <text:p>-16.30249997</text:p>
          </table:table-cell>
          <table:table-cell office:value-type="float" office:value="8.17205002" calcext:value-type="float">
            <text:p>8.17205002</text:p>
          </table:table-cell>
          <table:table-cell office:value-type="float" office:value="-7.09323448" calcext:value-type="float">
            <text:p>-7.09323448</text:p>
          </table:table-cell>
          <table:table-cell office:value-type="float" office:value="-19.98275047" calcext:value-type="float">
            <text:p>-19.98275047</text:p>
          </table:table-cell>
          <table:table-cell office:value-type="float" office:value="-25.0330722" calcext:value-type="float">
            <text:p>-25.0330722</text:p>
          </table:table-cell>
          <table:table-cell office:value-type="float" office:value="-26.02412385" calcext:value-type="float">
            <text:p>-26.02412385</text:p>
          </table:table-cell>
          <table:table-cell office:value-type="float" office:value="60.56861372" calcext:value-type="float">
            <text:p>60.5686137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6830836" calcext:value-type="float">
            <text:p>-4.86830836</text:p>
          </table:table-cell>
          <table:table-cell office:value-type="float" office:value="-25.83069634" calcext:value-type="float">
            <text:p>-25.83069634</text:p>
          </table:table-cell>
          <table:table-cell office:value-type="float" office:value="-1.76291031" calcext:value-type="float">
            <text:p>-1.76291031</text:p>
          </table:table-cell>
          <table:table-cell office:value-type="float" office:value="23.92398904" calcext:value-type="float">
            <text:p>23.9239890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666667" calcext:value-type="float">
            <text:p>2.66666667</text:p>
          </table:table-cell>
          <table:table-cell office:value-type="float" office:value="-6.43379679" calcext:value-type="float">
            <text:p>-6.43379679</text:p>
          </table:table-cell>
          <table:table-cell office:value-type="float" office:value="3.21860076" calcext:value-type="float">
            <text:p>3.21860076</text:p>
          </table:table-cell>
          <table:table-cell office:value-type="float" office:value="-77.16585253" calcext:value-type="float">
            <text:p>-77.16585253</text:p>
          </table:table-cell>
          <table:table-cell office:value-type="float" office:value="0.0026797" calcext:value-type="float">
            <text:p>0.0026797</text:p>
          </table:table-cell>
          <table:table-cell office:value-type="float" office:value="0.96359571" calcext:value-type="float">
            <text:p>0.96359571</text:p>
          </table:table-cell>
          <table:table-cell office:value-type="float" office:value="-1.26041544" calcext:value-type="float">
            <text:p>-1.26041544</text:p>
          </table:table-cell>
          <table:table-cell office:value-type="float" office:value="46.37081421" calcext:value-type="float">
            <text:p>46.37081421</text:p>
          </table:table-cell>
          <table:table-cell office:value-type="float" office:value="-9.49956422" calcext:value-type="float">
            <text:p>-9.49956422</text:p>
          </table:table-cell>
          <table:table-cell office:value-type="float" office:value="0" calcext:value-type="float">
            <text:p>0</text:p>
          </table:table-cell>
          <table:table-cell office:value-type="float" office:value="60.67329377" calcext:value-type="float">
            <text:p>60.67329377</text:p>
          </table:table-cell>
          <table:table-cell office:value-type="float" office:value="1.05894874" calcext:value-type="float">
            <text:p>1.058948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37081421" calcext:value-type="float">
            <text:p>46.37081421</text:p>
          </table:table-cell>
          <table:table-cell office:value-type="float" office:value="-9.49956422" calcext:value-type="float">
            <text:p>-9.49956422</text:p>
          </table:table-cell>
          <table:table-cell office:value-type="float" office:value="0" calcext:value-type="float">
            <text:p>0</text:p>
          </table:table-cell>
          <table:table-cell office:value-type="float" office:value="60.67329377" calcext:value-type="float">
            <text:p>60.67329377</text:p>
          </table:table-cell>
          <table:table-cell office:value-type="float" office:value="1.05894874" calcext:value-type="float">
            <text:p>1.058948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181483" calcext:value-type="float">
            <text:p>-0.06181483</text:p>
          </table:table-cell>
          <table:table-cell office:value-type="float" office:value="-0.20468901" calcext:value-type="float">
            <text:p>-0.20468901</text:p>
          </table:table-cell>
          <table:table-cell office:value-type="float" office:value="-1.80225417" calcext:value-type="float">
            <text:p>-1.80225417</text:p>
          </table:table-cell>
          <table:table-cell office:value-type="float" office:value="-0.11479632" calcext:value-type="float">
            <text:p>-0.11479632</text:p>
          </table:table-cell>
          <table:table-cell office:value-type="float" office:value="-0.27223638" calcext:value-type="float">
            <text:p>-0.27223638</text:p>
          </table:table-cell>
          <table:table-cell office:value-type="float" office:value="-1.91489506" calcext:value-type="float">
            <text:p>-1.91489506</text:p>
          </table:table-cell>
          <table:table-cell office:value-type="float" office:value="-0.10155559" calcext:value-type="float">
            <text:p>-0.10155559</text:p>
          </table:table-cell>
          <table:table-cell office:value-type="float" office:value="-0.49768086" calcext:value-type="float">
            <text:p>-0.49768086</text:p>
          </table:table-cell>
          <table:table-cell office:value-type="float" office:value="-1.91489506" calcext:value-type="float">
            <text:p>-1.91489506</text:p>
          </table:table-cell>
          <table:table-cell office:value-type="float" office:value="-0.07064817" calcext:value-type="float">
            <text:p>-0.07064817</text:p>
          </table:table-cell>
          <table:table-cell office:value-type="float" office:value="-0.49768086" calcext:value-type="float">
            <text:p>-0.49768086</text:p>
          </table:table-cell>
          <table:table-cell office:value-type="float" office:value="-1.5769724" calcext:value-type="float">
            <text:p>-1.5769724</text:p>
          </table:table-cell>
          <table:table-cell office:value-type="float" office:value="-0.05740125" calcext:value-type="float">
            <text:p>-0.05740125</text:p>
          </table:table-cell>
          <table:table-cell office:value-type="float" office:value="-0.41740183" calcext:value-type="float">
            <text:p>-0.41740183</text:p>
          </table:table-cell>
          <table:table-cell office:value-type="float" office:value="-1.46433152" calcext:value-type="float">
            <text:p>-1.46433152</text:p>
          </table:table-cell>
          <table:table-cell office:value-type="float" office:value="-0.03532099" calcext:value-type="float">
            <text:p>-0.03532099</text:p>
          </table:table-cell>
          <table:table-cell office:value-type="float" office:value="-0.31706328" calcext:value-type="float">
            <text:p>-0.31706328</text:p>
          </table:table-cell>
          <table:table-cell office:value-type="float" office:value="-1.35169063" calcext:value-type="float">
            <text:p>-1.35169063</text:p>
          </table:table-cell>
          <table:table-cell office:value-type="float" office:value="-0.44153716" calcext:value-type="float">
            <text:p>-0.44153716</text:p>
          </table:table-cell>
          <table:table-cell office:value-type="float" office:value="-2.31548302" calcext:value-type="float">
            <text:p>-2.31548302</text:p>
          </table:table-cell>
          <table:table-cell office:value-type="float" office:value="-10.02359704" calcext:value-type="float">
            <text:p>-10.02359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29633393" calcext:value-type="float">
            <text:p>-16.29633393</text:p>
          </table:table-cell>
          <table:table-cell office:value-type="float" office:value="8.01943019" calcext:value-type="float">
            <text:p>8.01943019</text:p>
          </table:table-cell>
          <table:table-cell office:value-type="float" office:value="-6.76986095" calcext:value-type="float">
            <text:p>-6.76986095</text:p>
          </table:table-cell>
          <table:table-cell office:value-type="float" office:value="-19.23838258" calcext:value-type="float">
            <text:p>-19.23838258</text:p>
          </table:table-cell>
          <table:table-cell office:value-type="float" office:value="-26.30500586" calcext:value-type="float">
            <text:p>-26.30500586</text:p>
          </table:table-cell>
          <table:table-cell office:value-type="float" office:value="-25.11655681" calcext:value-type="float">
            <text:p>-25.11655681</text:p>
          </table:table-cell>
          <table:table-cell office:value-type="float" office:value="63.34748137" calcext:value-type="float">
            <text:p>63.3474813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6165589" calcext:value-type="float">
            <text:p>-6.26165589</text:p>
          </table:table-cell>
          <table:table-cell office:value-type="float" office:value="-27.11214371" calcext:value-type="float">
            <text:p>-27.11214371</text:p>
          </table:table-cell>
          <table:table-cell office:value-type="float" office:value="-2.16330665" calcext:value-type="float">
            <text:p>-2.16330665</text:p>
          </table:table-cell>
          <table:table-cell office:value-type="float" office:value="24.92355251" calcext:value-type="float">
            <text:p>24.9235525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333333" calcext:value-type="float">
            <text:p>2.68333333</text:p>
          </table:table-cell>
          <table:table-cell office:value-type="float" office:value="-6.95094025" calcext:value-type="float">
            <text:p>-6.95094025</text:p>
          </table:table-cell>
          <table:table-cell office:value-type="float" office:value="3.21399215" calcext:value-type="float">
            <text:p>3.21399215</text:p>
          </table:table-cell>
          <table:table-cell office:value-type="float" office:value="-77.17981733" calcext:value-type="float">
            <text:p>-77.17981733</text:p>
          </table:table-cell>
          <table:table-cell office:value-type="float" office:value="-0.00164536" calcext:value-type="float">
            <text:p>-0.00164536</text:p>
          </table:table-cell>
          <table:table-cell office:value-type="float" office:value="0.96398217" calcext:value-type="float">
            <text:p>0.96398217</text:p>
          </table:table-cell>
          <table:table-cell office:value-type="float" office:value="-1.2495656" calcext:value-type="float">
            <text:p>-1.2495656</text:p>
          </table:table-cell>
          <table:table-cell office:value-type="float" office:value="46.38958663" calcext:value-type="float">
            <text:p>46.38958663</text:p>
          </table:table-cell>
          <table:table-cell office:value-type="float" office:value="-9.51514493" calcext:value-type="float">
            <text:p>-9.51514493</text:p>
          </table:table-cell>
          <table:table-cell office:value-type="float" office:value="0" calcext:value-type="float">
            <text:p>0</text:p>
          </table:table-cell>
          <table:table-cell office:value-type="float" office:value="60.66857509" calcext:value-type="float">
            <text:p>60.66857509</text:p>
          </table:table-cell>
          <table:table-cell office:value-type="float" office:value="1.05886639" calcext:value-type="float">
            <text:p>1.058866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38958663" calcext:value-type="float">
            <text:p>46.38958663</text:p>
          </table:table-cell>
          <table:table-cell office:value-type="float" office:value="-9.51514493" calcext:value-type="float">
            <text:p>-9.51514493</text:p>
          </table:table-cell>
          <table:table-cell office:value-type="float" office:value="0" calcext:value-type="float">
            <text:p>0</text:p>
          </table:table-cell>
          <table:table-cell office:value-type="float" office:value="60.66857509" calcext:value-type="float">
            <text:p>60.66857509</text:p>
          </table:table-cell>
          <table:table-cell office:value-type="float" office:value="1.05886639" calcext:value-type="float">
            <text:p>1.058866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266446" calcext:value-type="float">
            <text:p>-0.06266446</text:p>
          </table:table-cell>
          <table:table-cell office:value-type="float" office:value="-0.33237611" calcext:value-type="float">
            <text:p>-0.33237611</text:p>
          </table:table-cell>
          <table:table-cell office:value-type="float" office:value="-2.03215501" calcext:value-type="float">
            <text:p>-2.03215501</text:p>
          </table:table-cell>
          <table:table-cell office:value-type="float" office:value="-0.11637416" calcext:value-type="float">
            <text:p>-0.11637416</text:p>
          </table:table-cell>
          <table:table-cell office:value-type="float" office:value="-0.44206023" calcext:value-type="float">
            <text:p>-0.44206023</text:p>
          </table:table-cell>
          <table:table-cell office:value-type="float" office:value="-2.15916469" calcext:value-type="float">
            <text:p>-2.15916469</text:p>
          </table:table-cell>
          <table:table-cell office:value-type="float" office:value="-0.10295143" calcext:value-type="float">
            <text:p>-0.10295143</text:p>
          </table:table-cell>
          <table:table-cell office:value-type="float" office:value="-0.80813928" calcext:value-type="float">
            <text:p>-0.80813928</text:p>
          </table:table-cell>
          <table:table-cell office:value-type="float" office:value="-2.15916469" calcext:value-type="float">
            <text:p>-2.15916469</text:p>
          </table:table-cell>
          <table:table-cell office:value-type="float" office:value="-0.07161921" calcext:value-type="float">
            <text:p>-0.07161921</text:p>
          </table:table-cell>
          <table:table-cell office:value-type="float" office:value="-0.80813928" calcext:value-type="float">
            <text:p>-0.80813928</text:p>
          </table:table-cell>
          <table:table-cell office:value-type="float" office:value="-1.77813563" calcext:value-type="float">
            <text:p>-1.77813563</text:p>
          </table:table-cell>
          <table:table-cell office:value-type="float" office:value="-0.05819021" calcext:value-type="float">
            <text:p>-0.05819021</text:p>
          </table:table-cell>
          <table:table-cell office:value-type="float" office:value="-0.67778137" calcext:value-type="float">
            <text:p>-0.67778137</text:p>
          </table:table-cell>
          <table:table-cell office:value-type="float" office:value="-1.65112594" calcext:value-type="float">
            <text:p>-1.65112594</text:p>
          </table:table-cell>
          <table:table-cell office:value-type="float" office:value="-0.03580647" calcext:value-type="float">
            <text:p>-0.03580647</text:p>
          </table:table-cell>
          <table:table-cell office:value-type="float" office:value="-0.5148506" calcext:value-type="float">
            <text:p>-0.5148506</text:p>
          </table:table-cell>
          <table:table-cell office:value-type="float" office:value="-1.52411626" calcext:value-type="float">
            <text:p>-1.52411626</text:p>
          </table:table-cell>
          <table:table-cell office:value-type="float" office:value="-0.44760594" calcext:value-type="float">
            <text:p>-0.44760594</text:p>
          </table:table-cell>
          <table:table-cell office:value-type="float" office:value="-3.75990508" calcext:value-type="float">
            <text:p>-3.75990508</text:p>
          </table:table-cell>
          <table:table-cell office:value-type="float" office:value="-11.3022365" calcext:value-type="float">
            <text:p>-11.3022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68793715" calcext:value-type="float">
            <text:p>-16.68793715</text:p>
          </table:table-cell>
          <table:table-cell office:value-type="float" office:value="7.28460174" calcext:value-type="float">
            <text:p>7.28460174</text:p>
          </table:table-cell>
          <table:table-cell office:value-type="float" office:value="-4.73846229" calcext:value-type="float">
            <text:p>-4.73846229</text:p>
          </table:table-cell>
          <table:table-cell office:value-type="float" office:value="-18.12741449" calcext:value-type="float">
            <text:p>-18.12741449</text:p>
          </table:table-cell>
          <table:table-cell office:value-type="float" office:value="-27.65496857" calcext:value-type="float">
            <text:p>-27.65496857</text:p>
          </table:table-cell>
          <table:table-cell office:value-type="float" office:value="-24.4964007" calcext:value-type="float">
            <text:p>-24.4964007</text:p>
          </table:table-cell>
          <table:table-cell office:value-type="float" office:value="66.11305189" calcext:value-type="float">
            <text:p>66.1130518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24803499" calcext:value-type="float">
            <text:p>-7.24803499</text:p>
          </table:table-cell>
          <table:table-cell office:value-type="float" office:value="-28.45211577" calcext:value-type="float">
            <text:p>-28.45211577</text:p>
          </table:table-cell>
          <table:table-cell office:value-type="float" office:value="-3.53767357" calcext:value-type="float">
            <text:p>-3.53767357</text:p>
          </table:table-cell>
          <table:table-cell office:value-type="float" office:value="25.52026092" calcext:value-type="float">
            <text:p>25.5202609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7.48465797" calcext:value-type="float">
            <text:p>-7.48465797</text:p>
          </table:table-cell>
          <table:table-cell office:value-type="float" office:value="3.23402551" calcext:value-type="float">
            <text:p>3.23402551</text:p>
          </table:table-cell>
          <table:table-cell office:value-type="float" office:value="-77.20995758" calcext:value-type="float">
            <text:p>-77.20995758</text:p>
          </table:table-cell>
          <table:table-cell office:value-type="float" office:value="-0.0060714" calcext:value-type="float">
            <text:p>-0.0060714</text:p>
          </table:table-cell>
          <table:table-cell office:value-type="float" office:value="0.96400315" calcext:value-type="float">
            <text:p>0.96400315</text:p>
          </table:table-cell>
          <table:table-cell office:value-type="float" office:value="-1.23986033" calcext:value-type="float">
            <text:p>-1.23986033</text:p>
          </table:table-cell>
          <table:table-cell office:value-type="float" office:value="46.39157395" calcext:value-type="float">
            <text:p>46.39157395</text:p>
          </table:table-cell>
          <table:table-cell office:value-type="float" office:value="-9.51676922" calcext:value-type="float">
            <text:p>-9.51676922</text:p>
          </table:table-cell>
          <table:table-cell office:value-type="float" office:value="0" calcext:value-type="float">
            <text:p>0</text:p>
          </table:table-cell>
          <table:table-cell office:value-type="float" office:value="60.66807597" calcext:value-type="float">
            <text:p>60.66807597</text:p>
          </table:table-cell>
          <table:table-cell office:value-type="float" office:value="1.05885768" calcext:value-type="float">
            <text:p>1.05885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39157395" calcext:value-type="float">
            <text:p>46.39157395</text:p>
          </table:table-cell>
          <table:table-cell office:value-type="float" office:value="-9.51676922" calcext:value-type="float">
            <text:p>-9.51676922</text:p>
          </table:table-cell>
          <table:table-cell office:value-type="float" office:value="0" calcext:value-type="float">
            <text:p>0</text:p>
          </table:table-cell>
          <table:table-cell office:value-type="float" office:value="60.66807597" calcext:value-type="float">
            <text:p>60.66807597</text:p>
          </table:table-cell>
          <table:table-cell office:value-type="float" office:value="1.05885768" calcext:value-type="float">
            <text:p>1.05885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306788" calcext:value-type="float">
            <text:p>-0.06306788</text:p>
          </table:table-cell>
          <table:table-cell office:value-type="float" office:value="-0.459594" calcext:value-type="float">
            <text:p>-0.459594</text:p>
          </table:table-cell>
          <table:table-cell office:value-type="float" office:value="-2.17612915" calcext:value-type="float">
            <text:p>-2.17612915</text:p>
          </table:table-cell>
          <table:table-cell office:value-type="float" office:value="-0.11712336" calcext:value-type="float">
            <text:p>-0.11712336</text:p>
          </table:table-cell>
          <table:table-cell office:value-type="float" office:value="-0.61126002" calcext:value-type="float">
            <text:p>-0.61126002</text:p>
          </table:table-cell>
          <table:table-cell office:value-type="float" office:value="-2.31213722" calcext:value-type="float">
            <text:p>-2.31213722</text:p>
          </table:table-cell>
          <table:table-cell office:value-type="float" office:value="-0.10361422" calcext:value-type="float">
            <text:p>-0.10361422</text:p>
          </table:table-cell>
          <table:table-cell office:value-type="float" office:value="-1.11745685" calcext:value-type="float">
            <text:p>-1.11745685</text:p>
          </table:table-cell>
          <table:table-cell office:value-type="float" office:value="-2.31213722" calcext:value-type="float">
            <text:p>-2.31213722</text:p>
          </table:table-cell>
          <table:table-cell office:value-type="float" office:value="-0.07208028" calcext:value-type="float">
            <text:p>-0.07208028</text:p>
          </table:table-cell>
          <table:table-cell office:value-type="float" office:value="-1.11745685" calcext:value-type="float">
            <text:p>-1.11745685</text:p>
          </table:table-cell>
          <table:table-cell office:value-type="float" office:value="-1.90411301" calcext:value-type="float">
            <text:p>-1.90411301</text:p>
          </table:table-cell>
          <table:table-cell office:value-type="float" office:value="-0.05856484" calcext:value-type="float">
            <text:p>-0.05856484</text:p>
          </table:table-cell>
          <table:table-cell office:value-type="float" office:value="-0.93720408" calcext:value-type="float">
            <text:p>-0.93720408</text:p>
          </table:table-cell>
          <table:table-cell office:value-type="float" office:value="-1.76810493" calcext:value-type="float">
            <text:p>-1.76810493</text:p>
          </table:table-cell>
          <table:table-cell office:value-type="float" office:value="-0.03603699" calcext:value-type="float">
            <text:p>-0.03603699</text:p>
          </table:table-cell>
          <table:table-cell office:value-type="float" office:value="-0.7119111" calcext:value-type="float">
            <text:p>-0.7119111</text:p>
          </table:table-cell>
          <table:table-cell office:value-type="float" office:value="-1.63209686" calcext:value-type="float">
            <text:p>-1.63209686</text:p>
          </table:table-cell>
          <table:table-cell office:value-type="float" office:value="-0.45048757" calcext:value-type="float">
            <text:p>-0.45048757</text:p>
          </table:table-cell>
          <table:table-cell office:value-type="float" office:value="-5.19901923" calcext:value-type="float">
            <text:p>-5.19901923</text:p>
          </table:table-cell>
          <table:table-cell office:value-type="float" office:value="-12.10297749" calcext:value-type="float">
            <text:p>-12.10297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82807471" calcext:value-type="float">
            <text:p>-16.82807471</text:p>
          </table:table-cell>
          <table:table-cell office:value-type="float" office:value="7.23619629" calcext:value-type="float">
            <text:p>7.23619629</text:p>
          </table:table-cell>
          <table:table-cell office:value-type="float" office:value="-4.52160489" calcext:value-type="float">
            <text:p>-4.52160489</text:p>
          </table:table-cell>
          <table:table-cell office:value-type="float" office:value="-17.26852567" calcext:value-type="float">
            <text:p>-17.26852567</text:p>
          </table:table-cell>
          <table:table-cell office:value-type="float" office:value="-28.93767165" calcext:value-type="float">
            <text:p>-28.93767165</text:p>
          </table:table-cell>
          <table:table-cell office:value-type="float" office:value="-25.06138168" calcext:value-type="float">
            <text:p>-25.06138168</text:p>
          </table:table-cell>
          <table:table-cell office:value-type="float" office:value="68.84673415" calcext:value-type="float">
            <text:p>68.8467341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4916888" calcext:value-type="float">
            <text:p>-7.14916888</text:p>
          </table:table-cell>
          <table:table-cell office:value-type="float" office:value="-29.96351107" calcext:value-type="float">
            <text:p>-29.96351107</text:p>
          </table:table-cell>
          <table:table-cell office:value-type="float" office:value="-3.76828493" calcext:value-type="float">
            <text:p>-3.76828493</text:p>
          </table:table-cell>
          <table:table-cell office:value-type="float" office:value="25.55025071" calcext:value-type="float">
            <text:p>25.5502507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666667" calcext:value-type="float">
            <text:p>2.71666667</text:p>
          </table:table-cell>
          <table:table-cell office:value-type="float" office:value="-7.87346092" calcext:value-type="float">
            <text:p>-7.87346092</text:p>
          </table:table-cell>
          <table:table-cell office:value-type="float" office:value="3.43534989" calcext:value-type="float">
            <text:p>3.43534989</text:p>
          </table:table-cell>
          <table:table-cell office:value-type="float" office:value="-77.04818403" calcext:value-type="float">
            <text:p>-77.04818403</text:p>
          </table:table-cell>
          <table:table-cell office:value-type="float" office:value="-0.01053552" calcext:value-type="float">
            <text:p>-0.01053552</text:p>
          </table:table-cell>
          <table:table-cell office:value-type="float" office:value="0.96358347" calcext:value-type="float">
            <text:p>0.96358347</text:p>
          </table:table-cell>
          <table:table-cell office:value-type="float" office:value="-1.230814" calcext:value-type="float">
            <text:p>-1.230814</text:p>
          </table:table-cell>
          <table:table-cell office:value-type="float" office:value="46.42826541" calcext:value-type="float">
            <text:p>46.42826541</text:p>
          </table:table-cell>
          <table:table-cell office:value-type="float" office:value="-9.54600804" calcext:value-type="float">
            <text:p>-9.54600804</text:p>
          </table:table-cell>
          <table:table-cell office:value-type="float" office:value="0" calcext:value-type="float">
            <text:p>0</text:p>
          </table:table-cell>
          <table:table-cell office:value-type="float" office:value="60.65888074" calcext:value-type="float">
            <text:p>60.65888074</text:p>
          </table:table-cell>
          <table:table-cell office:value-type="float" office:value="1.05869719" calcext:value-type="float">
            <text:p>1.05869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42826541" calcext:value-type="float">
            <text:p>46.42826541</text:p>
          </table:table-cell>
          <table:table-cell office:value-type="float" office:value="-9.54600804" calcext:value-type="float">
            <text:p>-9.54600804</text:p>
          </table:table-cell>
          <table:table-cell office:value-type="float" office:value="0" calcext:value-type="float">
            <text:p>0</text:p>
          </table:table-cell>
          <table:table-cell office:value-type="float" office:value="60.65888074" calcext:value-type="float">
            <text:p>60.65888074</text:p>
          </table:table-cell>
          <table:table-cell office:value-type="float" office:value="1.05869719" calcext:value-type="float">
            <text:p>1.05869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345722" calcext:value-type="float">
            <text:p>-0.06345722</text:p>
          </table:table-cell>
          <table:table-cell office:value-type="float" office:value="-0.61394962" calcext:value-type="float">
            <text:p>-0.61394962</text:p>
          </table:table-cell>
          <table:table-cell office:value-type="float" office:value="-2.31430573" calcext:value-type="float">
            <text:p>-2.31430573</text:p>
          </table:table-cell>
          <table:table-cell office:value-type="float" office:value="-0.1178464" calcext:value-type="float">
            <text:p>-0.1178464</text:p>
          </table:table-cell>
          <table:table-cell office:value-type="float" office:value="-0.816553" calcext:value-type="float">
            <text:p>-0.816553</text:p>
          </table:table-cell>
          <table:table-cell office:value-type="float" office:value="-2.45894984" calcext:value-type="float">
            <text:p>-2.45894984</text:p>
          </table:table-cell>
          <table:table-cell office:value-type="float" office:value="-0.10425387" calcext:value-type="float">
            <text:p>-0.10425387</text:p>
          </table:table-cell>
          <table:table-cell office:value-type="float" office:value="-1.49275711" calcext:value-type="float">
            <text:p>-1.49275711</text:p>
          </table:table-cell>
          <table:table-cell office:value-type="float" office:value="-2.45894984" calcext:value-type="float">
            <text:p>-2.45894984</text:p>
          </table:table-cell>
          <table:table-cell office:value-type="float" office:value="-0.07252526" calcext:value-type="float">
            <text:p>-0.07252526</text:p>
          </table:table-cell>
          <table:table-cell office:value-type="float" office:value="-1.49275711" calcext:value-type="float">
            <text:p>-1.49275711</text:p>
          </table:table-cell>
          <table:table-cell office:value-type="float" office:value="-2.02501752" calcext:value-type="float">
            <text:p>-2.02501752</text:p>
          </table:table-cell>
          <table:table-cell office:value-type="float" office:value="-0.05892637" calcext:value-type="float">
            <text:p>-0.05892637</text:p>
          </table:table-cell>
          <table:table-cell office:value-type="float" office:value="-1.25196607" calcext:value-type="float">
            <text:p>-1.25196607</text:p>
          </table:table-cell>
          <table:table-cell office:value-type="float" office:value="-1.88037341" calcext:value-type="float">
            <text:p>-1.88037341</text:p>
          </table:table-cell>
          <table:table-cell office:value-type="float" office:value="-0.03625946" calcext:value-type="float">
            <text:p>-0.03625946</text:p>
          </table:table-cell>
          <table:table-cell office:value-type="float" office:value="-0.95100797" calcext:value-type="float">
            <text:p>-0.95100797</text:p>
          </table:table-cell>
          <table:table-cell office:value-type="float" office:value="-1.7357293" calcext:value-type="float">
            <text:p>-1.7357293</text:p>
          </table:table-cell>
          <table:table-cell office:value-type="float" office:value="-0.45326858" calcext:value-type="float">
            <text:p>-0.45326858</text:p>
          </table:table-cell>
          <table:table-cell office:value-type="float" office:value="-6.94512093" calcext:value-type="float">
            <text:p>-6.94512093</text:p>
          </table:table-cell>
          <table:table-cell office:value-type="float" office:value="-12.87147419" calcext:value-type="float">
            <text:p>-12.87147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1026764" calcext:value-type="float">
            <text:p>-17.51026764</text:p>
          </table:table-cell>
          <table:table-cell office:value-type="float" office:value="7.7863825" calcext:value-type="float">
            <text:p>7.7863825</text:p>
          </table:table-cell>
          <table:table-cell office:value-type="float" office:value="-2.22363868" calcext:value-type="float">
            <text:p>-2.22363868</text:p>
          </table:table-cell>
          <table:table-cell office:value-type="float" office:value="-16.41105667" calcext:value-type="float">
            <text:p>-16.41105667</text:p>
          </table:table-cell>
          <table:table-cell office:value-type="float" office:value="-29.79962452" calcext:value-type="float">
            <text:p>-29.79962452</text:p>
          </table:table-cell>
          <table:table-cell office:value-type="float" office:value="-26.88396956" calcext:value-type="float">
            <text:p>-26.88396956</text:p>
          </table:table-cell>
          <table:table-cell office:value-type="float" office:value="71.358977" calcext:value-type="float">
            <text:p>71.35897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55829477" calcext:value-type="float">
            <text:p>-6.55829477</text:p>
          </table:table-cell>
          <table:table-cell office:value-type="float" office:value="-32.05430273" calcext:value-type="float">
            <text:p>-32.05430273</text:p>
          </table:table-cell>
          <table:table-cell office:value-type="float" office:value="-1.80756598" calcext:value-type="float">
            <text:p>-1.80756598</text:p>
          </table:table-cell>
          <table:table-cell office:value-type="float" office:value="25.95962974" calcext:value-type="float">
            <text:p>25.9596297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333333" calcext:value-type="float">
            <text:p>2.73333333</text:p>
          </table:table-cell>
          <table:table-cell office:value-type="float" office:value="-8.85161634" calcext:value-type="float">
            <text:p>-8.85161634</text:p>
          </table:table-cell>
          <table:table-cell office:value-type="float" office:value="3.80042306" calcext:value-type="float">
            <text:p>3.80042306</text:p>
          </table:table-cell>
          <table:table-cell office:value-type="float" office:value="-76.94067772" calcext:value-type="float">
            <text:p>-76.94067772</text:p>
          </table:table-cell>
          <table:table-cell office:value-type="float" office:value="-0.01462465" calcext:value-type="float">
            <text:p>-0.01462465</text:p>
          </table:table-cell>
          <table:table-cell office:value-type="float" office:value="0.96257558" calcext:value-type="float">
            <text:p>0.96257558</text:p>
          </table:table-cell>
          <table:table-cell office:value-type="float" office:value="-1.22217558" calcext:value-type="float">
            <text:p>-1.22217558</text:p>
          </table:table-cell>
          <table:table-cell office:value-type="float" office:value="46.43191781" calcext:value-type="float">
            <text:p>46.43191781</text:p>
          </table:table-cell>
          <table:table-cell office:value-type="float" office:value="-9.54883114" calcext:value-type="float">
            <text:p>-9.54883114</text:p>
          </table:table-cell>
          <table:table-cell office:value-type="float" office:value="0" calcext:value-type="float">
            <text:p>0</text:p>
          </table:table-cell>
          <table:table-cell office:value-type="float" office:value="60.65796732" calcext:value-type="float">
            <text:p>60.65796732</text:p>
          </table:table-cell>
          <table:table-cell office:value-type="float" office:value="1.05868125" calcext:value-type="float">
            <text:p>1.05868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43191781" calcext:value-type="float">
            <text:p>46.43191781</text:p>
          </table:table-cell>
          <table:table-cell office:value-type="float" office:value="-9.54883114" calcext:value-type="float">
            <text:p>-9.54883114</text:p>
          </table:table-cell>
          <table:table-cell office:value-type="float" office:value="0" calcext:value-type="float">
            <text:p>0</text:p>
          </table:table-cell>
          <table:table-cell office:value-type="float" office:value="60.65796732" calcext:value-type="float">
            <text:p>60.65796732</text:p>
          </table:table-cell>
          <table:table-cell office:value-type="float" office:value="1.05868125" calcext:value-type="float">
            <text:p>1.05868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030994" calcext:value-type="float">
            <text:p>-0.06030994</text:p>
          </table:table-cell>
          <table:table-cell office:value-type="float" office:value="-0.70624794" calcext:value-type="float">
            <text:p>-0.70624794</text:p>
          </table:table-cell>
          <table:table-cell office:value-type="float" office:value="-2.49692193" calcext:value-type="float">
            <text:p>-2.49692193</text:p>
          </table:table-cell>
          <table:table-cell office:value-type="float" office:value="-0.1120016" calcext:value-type="float">
            <text:p>-0.1120016</text:p>
          </table:table-cell>
          <table:table-cell office:value-type="float" office:value="-0.93930976" calcext:value-type="float">
            <text:p>-0.93930976</text:p>
          </table:table-cell>
          <table:table-cell office:value-type="float" office:value="-2.65297955" calcext:value-type="float">
            <text:p>-2.65297955</text:p>
          </table:table-cell>
          <table:table-cell office:value-type="float" office:value="-0.09908321" calcext:value-type="float">
            <text:p>-0.09908321</text:p>
          </table:table-cell>
          <table:table-cell office:value-type="float" office:value="-1.71717124" calcext:value-type="float">
            <text:p>-1.71717124</text:p>
          </table:table-cell>
          <table:table-cell office:value-type="float" office:value="-2.65297955" calcext:value-type="float">
            <text:p>-2.65297955</text:p>
          </table:table-cell>
          <table:table-cell office:value-type="float" office:value="-0.06892824" calcext:value-type="float">
            <text:p>-0.06892824</text:p>
          </table:table-cell>
          <table:table-cell office:value-type="float" office:value="-1.71717124" calcext:value-type="float">
            <text:p>-1.71717124</text:p>
          </table:table-cell>
          <table:table-cell office:value-type="float" office:value="-2.18480669" calcext:value-type="float">
            <text:p>-2.18480669</text:p>
          </table:table-cell>
          <table:table-cell office:value-type="float" office:value="-0.05600381" calcext:value-type="float">
            <text:p>-0.05600381</text:p>
          </table:table-cell>
          <table:table-cell office:value-type="float" office:value="-1.4401808" calcext:value-type="float">
            <text:p>-1.4401808</text:p>
          </table:table-cell>
          <table:table-cell office:value-type="float" office:value="-2.02874907" calcext:value-type="float">
            <text:p>-2.02874907</text:p>
          </table:table-cell>
          <table:table-cell office:value-type="float" office:value="-0.0344611" calcext:value-type="float">
            <text:p>-0.0344611</text:p>
          </table:table-cell>
          <table:table-cell office:value-type="float" office:value="-1.09397806" calcext:value-type="float">
            <text:p>-1.09397806</text:p>
          </table:table-cell>
          <table:table-cell office:value-type="float" office:value="-1.87269145" calcext:value-type="float">
            <text:p>-1.87269145</text:p>
          </table:table-cell>
          <table:table-cell office:value-type="float" office:value="-0.4307879" calcext:value-type="float">
            <text:p>-0.4307879</text:p>
          </table:table-cell>
          <table:table-cell office:value-type="float" office:value="-7.98921795" calcext:value-type="float">
            <text:p>-7.98921795</text:p>
          </table:table-cell>
          <table:table-cell office:value-type="float" office:value="-13.88713069" calcext:value-type="float">
            <text:p>-13.88713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64453641" calcext:value-type="float">
            <text:p>-17.64453641</text:p>
          </table:table-cell>
          <table:table-cell office:value-type="float" office:value="7.86057136" calcext:value-type="float">
            <text:p>7.86057136</text:p>
          </table:table-cell>
          <table:table-cell office:value-type="float" office:value="-2.06360608" calcext:value-type="float">
            <text:p>-2.06360608</text:p>
          </table:table-cell>
          <table:table-cell office:value-type="float" office:value="-14.83006518" calcext:value-type="float">
            <text:p>-14.83006518</text:p>
          </table:table-cell>
          <table:table-cell office:value-type="float" office:value="-31.10155395" calcext:value-type="float">
            <text:p>-31.10155395</text:p>
          </table:table-cell>
          <table:table-cell office:value-type="float" office:value="-28.46449442" calcext:value-type="float">
            <text:p>-28.46449442</text:p>
          </table:table-cell>
          <table:table-cell office:value-type="float" office:value="72.97738526" calcext:value-type="float">
            <text:p>72.9773852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6076423" calcext:value-type="float">
            <text:p>-6.26076423</text:p>
          </table:table-cell>
          <table:table-cell office:value-type="float" office:value="-33.51796145" calcext:value-type="float">
            <text:p>-33.51796145</text:p>
          </table:table-cell>
          <table:table-cell office:value-type="float" office:value="-1.95284728" calcext:value-type="float">
            <text:p>-1.95284728</text:p>
          </table:table-cell>
          <table:table-cell office:value-type="float" office:value="26.69131955" calcext:value-type="float">
            <text:p>26.6913195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-10.42220555" calcext:value-type="float">
            <text:p>-10.42220555</text:p>
          </table:table-cell>
          <table:table-cell office:value-type="float" office:value="4.26691917" calcext:value-type="float">
            <text:p>4.26691917</text:p>
          </table:table-cell>
          <table:table-cell office:value-type="float" office:value="-76.76143376" calcext:value-type="float">
            <text:p>-76.76143376</text:p>
          </table:table-cell>
          <table:table-cell office:value-type="float" office:value="-0.01838447" calcext:value-type="float">
            <text:p>-0.01838447</text:p>
          </table:table-cell>
          <table:table-cell office:value-type="float" office:value="0.96126333" calcext:value-type="float">
            <text:p>0.96126333</text:p>
          </table:table-cell>
          <table:table-cell office:value-type="float" office:value="-1.2140532" calcext:value-type="float">
            <text:p>-1.2140532</text:p>
          </table:table-cell>
          <table:table-cell office:value-type="float" office:value="46.46454575" calcext:value-type="float">
            <text:p>46.46454575</text:p>
          </table:table-cell>
          <table:table-cell office:value-type="float" office:value="-9.57339598" calcext:value-type="float">
            <text:p>-9.57339598</text:p>
          </table:table-cell>
          <table:table-cell office:value-type="float" office:value="0" calcext:value-type="float">
            <text:p>0</text:p>
          </table:table-cell>
          <table:table-cell office:value-type="float" office:value="60.64982437" calcext:value-type="float">
            <text:p>60.64982437</text:p>
          </table:table-cell>
          <table:table-cell office:value-type="float" office:value="1.05853913" calcext:value-type="float">
            <text:p>1.058539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46454575" calcext:value-type="float">
            <text:p>46.46454575</text:p>
          </table:table-cell>
          <table:table-cell office:value-type="float" office:value="-9.57339598" calcext:value-type="float">
            <text:p>-9.57339598</text:p>
          </table:table-cell>
          <table:table-cell office:value-type="float" office:value="0" calcext:value-type="float">
            <text:p>0</text:p>
          </table:table-cell>
          <table:table-cell office:value-type="float" office:value="60.64982437" calcext:value-type="float">
            <text:p>60.64982437</text:p>
          </table:table-cell>
          <table:table-cell office:value-type="float" office:value="1.05853913" calcext:value-type="float">
            <text:p>1.058539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960869" calcext:value-type="float">
            <text:p>-0.05960869</text:p>
          </table:table-cell>
          <table:table-cell office:value-type="float" office:value="-0.73749474" calcext:value-type="float">
            <text:p>-0.73749474</text:p>
          </table:table-cell>
          <table:table-cell office:value-type="float" office:value="-2.80935678" calcext:value-type="float">
            <text:p>-2.80935678</text:p>
          </table:table-cell>
          <table:table-cell office:value-type="float" office:value="-0.11069929" calcext:value-type="float">
            <text:p>-0.11069929</text:p>
          </table:table-cell>
          <table:table-cell office:value-type="float" office:value="-0.980868" calcext:value-type="float">
            <text:p>-0.980868</text:p>
          </table:table-cell>
          <table:table-cell office:value-type="float" office:value="-2.98494158" calcext:value-type="float">
            <text:p>-2.98494158</text:p>
          </table:table-cell>
          <table:table-cell office:value-type="float" office:value="-0.09793111" calcext:value-type="float">
            <text:p>-0.09793111</text:p>
          </table:table-cell>
          <table:table-cell office:value-type="float" office:value="-1.79314471" calcext:value-type="float">
            <text:p>-1.79314471</text:p>
          </table:table-cell>
          <table:table-cell office:value-type="float" office:value="-2.98494158" calcext:value-type="float">
            <text:p>-2.98494158</text:p>
          </table:table-cell>
          <table:table-cell office:value-type="float" office:value="-0.06812677" calcext:value-type="float">
            <text:p>-0.06812677</text:p>
          </table:table-cell>
          <table:table-cell office:value-type="float" office:value="-1.79314471" calcext:value-type="float">
            <text:p>-1.79314471</text:p>
          </table:table-cell>
          <table:table-cell office:value-type="float" office:value="-2.45818718" calcext:value-type="float">
            <text:p>-2.45818718</text:p>
          </table:table-cell>
          <table:table-cell office:value-type="float" office:value="-0.05535263" calcext:value-type="float">
            <text:p>-0.05535263</text:p>
          </table:table-cell>
          <table:table-cell office:value-type="float" office:value="-1.50389927" calcext:value-type="float">
            <text:p>-1.50389927</text:p>
          </table:table-cell>
          <table:table-cell office:value-type="float" office:value="-2.28260238" calcext:value-type="float">
            <text:p>-2.28260238</text:p>
          </table:table-cell>
          <table:table-cell office:value-type="float" office:value="-0.0340604" calcext:value-type="float">
            <text:p>-0.0340604</text:p>
          </table:table-cell>
          <table:table-cell office:value-type="float" office:value="-1.14237935" calcext:value-type="float">
            <text:p>-1.14237935</text:p>
          </table:table-cell>
          <table:table-cell office:value-type="float" office:value="-2.10701758" calcext:value-type="float">
            <text:p>-2.10701758</text:p>
          </table:table-cell>
          <table:table-cell office:value-type="float" office:value="-0.42577888" calcext:value-type="float">
            <text:p>-0.42577888</text:p>
          </table:table-cell>
          <table:table-cell office:value-type="float" office:value="-8.34268797" calcext:value-type="float">
            <text:p>-8.34268797</text:p>
          </table:table-cell>
          <table:table-cell office:value-type="float" office:value="-15.6247996" calcext:value-type="float">
            <text:p>-15.6247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83901281" calcext:value-type="float">
            <text:p>-17.83901281</text:p>
          </table:table-cell>
          <table:table-cell office:value-type="float" office:value="8.54784869" calcext:value-type="float">
            <text:p>8.54784869</text:p>
          </table:table-cell>
          <table:table-cell office:value-type="float" office:value="-0.63015414" calcext:value-type="float">
            <text:p>-0.63015414</text:p>
          </table:table-cell>
          <table:table-cell office:value-type="float" office:value="-11.90536476" calcext:value-type="float">
            <text:p>-11.90536476</text:p>
          </table:table-cell>
          <table:table-cell office:value-type="float" office:value="-32.60015686" calcext:value-type="float">
            <text:p>-32.60015686</text:p>
          </table:table-cell>
          <table:table-cell office:value-type="float" office:value="-29.15769122" calcext:value-type="float">
            <text:p>-29.15769122</text:p>
          </table:table-cell>
          <table:table-cell office:value-type="float" office:value="73.68310804" calcext:value-type="float">
            <text:p>73.6831080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88463775" calcext:value-type="float">
            <text:p>-6.88463775</text:p>
          </table:table-cell>
          <table:table-cell office:value-type="float" office:value="-34.5698479" calcext:value-type="float">
            <text:p>-34.5698479</text:p>
          </table:table-cell>
          <table:table-cell office:value-type="float" office:value="-3.53095661" calcext:value-type="float">
            <text:p>-3.53095661</text:p>
          </table:table-cell>
          <table:table-cell office:value-type="float" office:value="27.92946921" calcext:value-type="float">
            <text:p>27.9294692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666667" calcext:value-type="float">
            <text:p>2.76666667</text:p>
          </table:table-cell>
          <table:table-cell office:value-type="float" office:value="-12.66135475" calcext:value-type="float">
            <text:p>-12.66135475</text:p>
          </table:table-cell>
          <table:table-cell office:value-type="float" office:value="4.78225305" calcext:value-type="float">
            <text:p>4.78225305</text:p>
          </table:table-cell>
          <table:table-cell office:value-type="float" office:value="-76.4731186" calcext:value-type="float">
            <text:p>-76.4731186</text:p>
          </table:table-cell>
          <table:table-cell office:value-type="float" office:value="-0.02135273" calcext:value-type="float">
            <text:p>-0.02135273</text:p>
          </table:table-cell>
          <table:table-cell office:value-type="float" office:value="0.95959963" calcext:value-type="float">
            <text:p>0.95959963</text:p>
          </table:table-cell>
          <table:table-cell office:value-type="float" office:value="-1.20630401" calcext:value-type="float">
            <text:p>-1.20630401</text:p>
          </table:table-cell>
          <table:table-cell office:value-type="float" office:value="46.46987834" calcext:value-type="float">
            <text:p>46.46987834</text:p>
          </table:table-cell>
          <table:table-cell office:value-type="float" office:value="-9.5773028" calcext:value-type="float">
            <text:p>-9.5773028</text:p>
          </table:table-cell>
          <table:table-cell office:value-type="float" office:value="0" calcext:value-type="float">
            <text:p>0</text:p>
          </table:table-cell>
          <table:table-cell office:value-type="float" office:value="60.64849606" calcext:value-type="float">
            <text:p>60.64849606</text:p>
          </table:table-cell>
          <table:table-cell office:value-type="float" office:value="1.05851594" calcext:value-type="float">
            <text:p>1.05851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46987834" calcext:value-type="float">
            <text:p>46.46987834</text:p>
          </table:table-cell>
          <table:table-cell office:value-type="float" office:value="-9.5773028" calcext:value-type="float">
            <text:p>-9.5773028</text:p>
          </table:table-cell>
          <table:table-cell office:value-type="float" office:value="0" calcext:value-type="float">
            <text:p>0</text:p>
          </table:table-cell>
          <table:table-cell office:value-type="float" office:value="60.64849606" calcext:value-type="float">
            <text:p>60.64849606</text:p>
          </table:table-cell>
          <table:table-cell office:value-type="float" office:value="1.05851594" calcext:value-type="float">
            <text:p>1.05851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399557" calcext:value-type="float">
            <text:p>-0.05399557</text:p>
          </table:table-cell>
          <table:table-cell office:value-type="float" office:value="-0.68470685" calcext:value-type="float">
            <text:p>-0.68470685</text:p>
          </table:table-cell>
          <table:table-cell office:value-type="float" office:value="-3.21236793" calcext:value-type="float">
            <text:p>-3.21236793</text:p>
          </table:table-cell>
          <table:table-cell office:value-type="float" office:value="-0.10027517" calcext:value-type="float">
            <text:p>-0.10027517</text:p>
          </table:table-cell>
          <table:table-cell office:value-type="float" office:value="-0.91066011" calcext:value-type="float">
            <text:p>-0.91066011</text:p>
          </table:table-cell>
          <table:table-cell office:value-type="float" office:value="-3.41314092" calcext:value-type="float">
            <text:p>-3.41314092</text:p>
          </table:table-cell>
          <table:table-cell office:value-type="float" office:value="-0.08870932" calcext:value-type="float">
            <text:p>-0.08870932</text:p>
          </table:table-cell>
          <table:table-cell office:value-type="float" office:value="-1.66479623" calcext:value-type="float">
            <text:p>-1.66479623</text:p>
          </table:table-cell>
          <table:table-cell office:value-type="float" office:value="-3.41314092" calcext:value-type="float">
            <text:p>-3.41314092</text:p>
          </table:table-cell>
          <table:table-cell office:value-type="float" office:value="-0.06171153" calcext:value-type="float">
            <text:p>-0.06171153</text:p>
          </table:table-cell>
          <table:table-cell office:value-type="float" office:value="-1.66479623" calcext:value-type="float">
            <text:p>-1.66479623</text:p>
          </table:table-cell>
          <table:table-cell office:value-type="float" office:value="-2.81082194" calcext:value-type="float">
            <text:p>-2.81082194</text:p>
          </table:table-cell>
          <table:table-cell office:value-type="float" office:value="-0.05014028" calcext:value-type="float">
            <text:p>-0.05014028</text:p>
          </table:table-cell>
          <table:table-cell office:value-type="float" office:value="-1.39625421" calcext:value-type="float">
            <text:p>-1.39625421</text:p>
          </table:table-cell>
          <table:table-cell office:value-type="float" office:value="-2.61004894" calcext:value-type="float">
            <text:p>-2.61004894</text:p>
          </table:table-cell>
          <table:table-cell office:value-type="float" office:value="-0.03085307" calcext:value-type="float">
            <text:p>-0.03085307</text:p>
          </table:table-cell>
          <table:table-cell office:value-type="float" office:value="-1.06061091" calcext:value-type="float">
            <text:p>-1.06061091</text:p>
          </table:table-cell>
          <table:table-cell office:value-type="float" office:value="-2.40927594" calcext:value-type="float">
            <text:p>-2.40927594</text:p>
          </table:table-cell>
          <table:table-cell office:value-type="float" office:value="-0.38568494" calcext:value-type="float">
            <text:p>-0.38568494</text:p>
          </table:table-cell>
          <table:table-cell office:value-type="float" office:value="-7.74554082" calcext:value-type="float">
            <text:p>-7.74554082</text:p>
          </table:table-cell>
          <table:table-cell office:value-type="float" office:value="-17.86622669" calcext:value-type="float">
            <text:p>-17.86622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69016353" calcext:value-type="float">
            <text:p>-17.69016353</text:p>
          </table:table-cell>
          <table:table-cell office:value-type="float" office:value="8.57112486" calcext:value-type="float">
            <text:p>8.57112486</text:p>
          </table:table-cell>
          <table:table-cell office:value-type="float" office:value="-0.50537807" calcext:value-type="float">
            <text:p>-0.50537807</text:p>
          </table:table-cell>
          <table:table-cell office:value-type="float" office:value="-8.03024073" calcext:value-type="float">
            <text:p>-8.03024073</text:p>
          </table:table-cell>
          <table:table-cell office:value-type="float" office:value="-34.32750331" calcext:value-type="float">
            <text:p>-34.32750331</text:p>
          </table:table-cell>
          <table:table-cell office:value-type="float" office:value="-28.99591635" calcext:value-type="float">
            <text:p>-28.99591635</text:p>
          </table:table-cell>
          <table:table-cell office:value-type="float" office:value="73.87863967" calcext:value-type="float">
            <text:p>73.8786396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12451556" calcext:value-type="float">
            <text:p>-8.12451556</text:p>
          </table:table-cell>
          <table:table-cell office:value-type="float" office:value="-35.32409584" calcext:value-type="float">
            <text:p>-35.32409584</text:p>
          </table:table-cell>
          <table:table-cell office:value-type="float" office:value="-4.32197291" calcext:value-type="float">
            <text:p>-4.32197291</text:p>
          </table:table-cell>
          <table:table-cell office:value-type="float" office:value="28.97070539" calcext:value-type="float">
            <text:p>28.9707053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333333" calcext:value-type="float">
            <text:p>2.78333333</text:p>
          </table:table-cell>
          <table:table-cell office:value-type="float" office:value="-15.22822299" calcext:value-type="float">
            <text:p>-15.22822299</text:p>
          </table:table-cell>
          <table:table-cell office:value-type="float" office:value="5.27514302" calcext:value-type="float">
            <text:p>5.27514302</text:p>
          </table:table-cell>
          <table:table-cell office:value-type="float" office:value="-76.32938255" calcext:value-type="float">
            <text:p>-76.32938255</text:p>
          </table:table-cell>
          <table:table-cell office:value-type="float" office:value="-0.02380354" calcext:value-type="float">
            <text:p>-0.02380354</text:p>
          </table:table-cell>
          <table:table-cell office:value-type="float" office:value="0.95806893" calcext:value-type="float">
            <text:p>0.95806893</text:p>
          </table:table-cell>
          <table:table-cell office:value-type="float" office:value="-1.19869129" calcext:value-type="float">
            <text:p>-1.19869129</text:p>
          </table:table-cell>
          <table:table-cell office:value-type="float" office:value="46.49309648" calcext:value-type="float">
            <text:p>46.49309648</text:p>
          </table:table-cell>
          <table:table-cell office:value-type="float" office:value="-9.59397882" calcext:value-type="float">
            <text:p>-9.59397882</text:p>
          </table:table-cell>
          <table:table-cell office:value-type="float" office:value="0" calcext:value-type="float">
            <text:p>0</text:p>
          </table:table-cell>
          <table:table-cell office:value-type="float" office:value="60.64272141" calcext:value-type="float">
            <text:p>60.64272141</text:p>
          </table:table-cell>
          <table:table-cell office:value-type="float" office:value="1.05841516" calcext:value-type="float">
            <text:p>1.05841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49309648" calcext:value-type="float">
            <text:p>46.49309648</text:p>
          </table:table-cell>
          <table:table-cell office:value-type="float" office:value="-9.59397882" calcext:value-type="float">
            <text:p>-9.59397882</text:p>
          </table:table-cell>
          <table:table-cell office:value-type="float" office:value="0" calcext:value-type="float">
            <text:p>0</text:p>
          </table:table-cell>
          <table:table-cell office:value-type="float" office:value="60.64272141" calcext:value-type="float">
            <text:p>60.64272141</text:p>
          </table:table-cell>
          <table:table-cell office:value-type="float" office:value="1.05841516" calcext:value-type="float">
            <text:p>1.05841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166113" calcext:value-type="float">
            <text:p>-0.05166113</text:p>
          </table:table-cell>
          <table:table-cell office:value-type="float" office:value="-0.57924771" calcext:value-type="float">
            <text:p>-0.57924771</text:p>
          </table:table-cell>
          <table:table-cell office:value-type="float" office:value="-3.60204619" calcext:value-type="float">
            <text:p>-3.60204619</text:p>
          </table:table-cell>
          <table:table-cell office:value-type="float" office:value="-0.09593988" calcext:value-type="float">
            <text:p>-0.09593988</text:p>
          </table:table-cell>
          <table:table-cell office:value-type="float" office:value="-0.77039945" calcext:value-type="float">
            <text:p>-0.77039945</text:p>
          </table:table-cell>
          <table:table-cell office:value-type="float" office:value="-3.82717408" calcext:value-type="float">
            <text:p>-3.82717408</text:p>
          </table:table-cell>
          <table:table-cell office:value-type="float" office:value="-0.08487407" calcext:value-type="float">
            <text:p>-0.08487407</text:p>
          </table:table-cell>
          <table:table-cell office:value-type="float" office:value="-1.40838288" calcext:value-type="float">
            <text:p>-1.40838288</text:p>
          </table:table-cell>
          <table:table-cell office:value-type="float" office:value="-3.82717408" calcext:value-type="float">
            <text:p>-3.82717408</text:p>
          </table:table-cell>
          <table:table-cell office:value-type="float" office:value="-0.0590435" calcext:value-type="float">
            <text:p>-0.0590435</text:p>
          </table:table-cell>
          <table:table-cell office:value-type="float" office:value="-1.40838288" calcext:value-type="float">
            <text:p>-1.40838288</text:p>
          </table:table-cell>
          <table:table-cell office:value-type="float" office:value="-3.15179042" calcext:value-type="float">
            <text:p>-3.15179042</text:p>
          </table:table-cell>
          <table:table-cell office:value-type="float" office:value="-0.04797252" calcext:value-type="float">
            <text:p>-0.04797252</text:p>
          </table:table-cell>
          <table:table-cell office:value-type="float" office:value="-1.18120193" calcext:value-type="float">
            <text:p>-1.18120193</text:p>
          </table:table-cell>
          <table:table-cell office:value-type="float" office:value="-2.92666253" calcext:value-type="float">
            <text:p>-2.92666253</text:p>
          </table:table-cell>
          <table:table-cell office:value-type="float" office:value="-0.02951917" calcext:value-type="float">
            <text:p>-0.02951917</text:p>
          </table:table-cell>
          <table:table-cell office:value-type="float" office:value="-0.8972547" calcext:value-type="float">
            <text:p>-0.8972547</text:p>
          </table:table-cell>
          <table:table-cell office:value-type="float" office:value="-2.70153464" calcext:value-type="float">
            <text:p>-2.70153464</text:p>
          </table:table-cell>
          <table:table-cell office:value-type="float" office:value="-0.36901027" calcext:value-type="float">
            <text:p>-0.36901027</text:p>
          </table:table-cell>
          <table:table-cell office:value-type="float" office:value="-6.55256592" calcext:value-type="float">
            <text:p>-6.55256592</text:p>
          </table:table-cell>
          <table:table-cell office:value-type="float" office:value="-20.03350029" calcext:value-type="float">
            <text:p>-20.0335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24100135" calcext:value-type="float">
            <text:p>-17.24100135</text:p>
          </table:table-cell>
          <table:table-cell office:value-type="float" office:value="8.05079897" calcext:value-type="float">
            <text:p>8.05079897</text:p>
          </table:table-cell>
          <table:table-cell office:value-type="float" office:value="0.52038127" calcext:value-type="float">
            <text:p>0.52038127</text:p>
          </table:table-cell>
          <table:table-cell office:value-type="float" office:value="-3.73214718" calcext:value-type="float">
            <text:p>-3.73214718</text:p>
          </table:table-cell>
          <table:table-cell office:value-type="float" office:value="-36.01223709" calcext:value-type="float">
            <text:p>-36.01223709</text:p>
          </table:table-cell>
          <table:table-cell office:value-type="float" office:value="-28.12418737" calcext:value-type="float">
            <text:p>-28.12418737</text:p>
          </table:table-cell>
          <table:table-cell office:value-type="float" office:value="73.88648316" calcext:value-type="float">
            <text:p>73.8864831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2290309" calcext:value-type="float">
            <text:p>-9.82290309</text:p>
          </table:table-cell>
          <table:table-cell office:value-type="float" office:value="-34.60548878" calcext:value-type="float">
            <text:p>-34.60548878</text:p>
          </table:table-cell>
          <table:table-cell office:value-type="float" office:value="-10.20706544" calcext:value-type="float">
            <text:p>-10.20706544</text:p>
          </table:table-cell>
          <table:table-cell office:value-type="float" office:value="29.67523947" calcext:value-type="float">
            <text:p>29.6752394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17.69740385" calcext:value-type="float">
            <text:p>-17.69740385</text:p>
          </table:table-cell>
          <table:table-cell office:value-type="float" office:value="5.74552507" calcext:value-type="float">
            <text:p>5.74552507</text:p>
          </table:table-cell>
          <table:table-cell office:value-type="float" office:value="-76.17909189" calcext:value-type="float">
            <text:p>-76.17909189</text:p>
          </table:table-cell>
          <table:table-cell office:value-type="float" office:value="-0.02586949" calcext:value-type="float">
            <text:p>-0.02586949</text:p>
          </table:table-cell>
          <table:table-cell office:value-type="float" office:value="0.95685712" calcext:value-type="float">
            <text:p>0.95685712</text:p>
          </table:table-cell>
          <table:table-cell office:value-type="float" office:value="-1.19093512" calcext:value-type="float">
            <text:p>-1.19093512</text:p>
          </table:table-cell>
          <table:table-cell office:value-type="float" office:value="46.49906862" calcext:value-type="float">
            <text:p>46.49906862</text:p>
          </table:table-cell>
          <table:table-cell office:value-type="float" office:value="-9.59817569" calcext:value-type="float">
            <text:p>-9.59817569</text:p>
          </table:table-cell>
          <table:table-cell office:value-type="float" office:value="0" calcext:value-type="float">
            <text:p>0</text:p>
          </table:table-cell>
          <table:table-cell office:value-type="float" office:value="60.64123833" calcext:value-type="float">
            <text:p>60.64123833</text:p>
          </table:table-cell>
          <table:table-cell office:value-type="float" office:value="1.05838927" calcext:value-type="float">
            <text:p>1.05838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49906862" calcext:value-type="float">
            <text:p>46.49906862</text:p>
          </table:table-cell>
          <table:table-cell office:value-type="float" office:value="-9.59817569" calcext:value-type="float">
            <text:p>-9.59817569</text:p>
          </table:table-cell>
          <table:table-cell office:value-type="float" office:value="0" calcext:value-type="float">
            <text:p>0</text:p>
          </table:table-cell>
          <table:table-cell office:value-type="float" office:value="60.64123833" calcext:value-type="float">
            <text:p>60.64123833</text:p>
          </table:table-cell>
          <table:table-cell office:value-type="float" office:value="1.05838927" calcext:value-type="float">
            <text:p>1.05838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723527" calcext:value-type="float">
            <text:p>-0.04723527</text:p>
          </table:table-cell>
          <table:table-cell office:value-type="float" office:value="-0.46809059" calcext:value-type="float">
            <text:p>-0.46809059</text:p>
          </table:table-cell>
          <table:table-cell office:value-type="float" office:value="-3.88955797" calcext:value-type="float">
            <text:p>-3.88955797</text:p>
          </table:table-cell>
          <table:table-cell office:value-type="float" office:value="-0.08772062" calcext:value-type="float">
            <text:p>-0.08772062</text:p>
          </table:table-cell>
          <table:table-cell office:value-type="float" office:value="-0.62256049" calcext:value-type="float">
            <text:p>-0.62256049</text:p>
          </table:table-cell>
          <table:table-cell office:value-type="float" office:value="-4.13265534" calcext:value-type="float">
            <text:p>-4.13265534</text:p>
          </table:table-cell>
          <table:table-cell office:value-type="float" office:value="-0.07760282" calcext:value-type="float">
            <text:p>-0.07760282</text:p>
          </table:table-cell>
          <table:table-cell office:value-type="float" office:value="-1.13811546" calcext:value-type="float">
            <text:p>-1.13811546</text:p>
          </table:table-cell>
          <table:table-cell office:value-type="float" office:value="-4.13265534" calcext:value-type="float">
            <text:p>-4.13265534</text:p>
          </table:table-cell>
          <table:table-cell office:value-type="float" office:value="-0.05398519" calcext:value-type="float">
            <text:p>-0.05398519</text:p>
          </table:table-cell>
          <table:table-cell office:value-type="float" office:value="-1.13811546" calcext:value-type="float">
            <text:p>-1.13811546</text:p>
          </table:table-cell>
          <table:table-cell office:value-type="float" office:value="-3.40336322" calcext:value-type="float">
            <text:p>-3.40336322</text:p>
          </table:table-cell>
          <table:table-cell office:value-type="float" office:value="-0.04386267" calcext:value-type="float">
            <text:p>-0.04386267</text:p>
          </table:table-cell>
          <table:table-cell office:value-type="float" office:value="-0.95453033" calcext:value-type="float">
            <text:p>-0.95453033</text:p>
          </table:table-cell>
          <table:table-cell office:value-type="float" office:value="-3.16026585" calcext:value-type="float">
            <text:p>-3.16026585</text:p>
          </table:table-cell>
          <table:table-cell office:value-type="float" office:value="-0.02699023" calcext:value-type="float">
            <text:p>-0.02699023</text:p>
          </table:table-cell>
          <table:table-cell office:value-type="float" office:value="-0.72507233" calcext:value-type="float">
            <text:p>-0.72507233</text:p>
          </table:table-cell>
          <table:table-cell office:value-type="float" office:value="-2.91716847" calcext:value-type="float">
            <text:p>-2.91716847</text:p>
          </table:table-cell>
          <table:table-cell office:value-type="float" office:value="-0.3373968" calcext:value-type="float">
            <text:p>-0.3373968</text:p>
          </table:table-cell>
          <table:table-cell office:value-type="float" office:value="-5.29513438" calcext:value-type="float">
            <text:p>-5.29513438</text:p>
          </table:table-cell>
          <table:table-cell office:value-type="float" office:value="-21.63255454" calcext:value-type="float">
            <text:p>-21.63255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08071619" calcext:value-type="float">
            <text:p>-17.08071619</text:p>
          </table:table-cell>
          <table:table-cell office:value-type="float" office:value="8.27438839" calcext:value-type="float">
            <text:p>8.27438839</text:p>
          </table:table-cell>
          <table:table-cell office:value-type="float" office:value="0.28444834" calcext:value-type="float">
            <text:p>0.28444834</text:p>
          </table:table-cell>
          <table:table-cell office:value-type="float" office:value="-0.48554407" calcext:value-type="float">
            <text:p>-0.48554407</text:p>
          </table:table-cell>
          <table:table-cell office:value-type="float" office:value="-37.37876253" calcext:value-type="float">
            <text:p>-37.37876253</text:p>
          </table:table-cell>
          <table:table-cell office:value-type="float" office:value="-27.81288534" calcext:value-type="float">
            <text:p>-27.81288534</text:p>
          </table:table-cell>
          <table:table-cell office:value-type="float" office:value="74.41899568" calcext:value-type="float">
            <text:p>74.4189956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57328664" calcext:value-type="float">
            <text:p>-10.57328664</text:p>
          </table:table-cell>
          <table:table-cell office:value-type="float" office:value="-34.6147414" calcext:value-type="float">
            <text:p>-34.6147414</text:p>
          </table:table-cell>
          <table:table-cell office:value-type="float" office:value="-10.83619049" calcext:value-type="float">
            <text:p>-10.83619049</text:p>
          </table:table-cell>
          <table:table-cell office:value-type="float" office:value="29.03271448" calcext:value-type="float">
            <text:p>29.0327144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666667" calcext:value-type="float">
            <text:p>2.81666667</text:p>
          </table:table-cell>
          <table:table-cell office:value-type="float" office:value="-19.69600916" calcext:value-type="float">
            <text:p>-19.69600916</text:p>
          </table:table-cell>
          <table:table-cell office:value-type="float" office:value="6.13450022" calcext:value-type="float">
            <text:p>6.13450022</text:p>
          </table:table-cell>
          <table:table-cell office:value-type="float" office:value="-76.42760545" calcext:value-type="float">
            <text:p>-76.42760545</text:p>
          </table:table-cell>
          <table:table-cell office:value-type="float" office:value="-0.02807983" calcext:value-type="float">
            <text:p>-0.02807983</text:p>
          </table:table-cell>
          <table:table-cell office:value-type="float" office:value="0.95637314" calcext:value-type="float">
            <text:p>0.95637314</text:p>
          </table:table-cell>
          <table:table-cell office:value-type="float" office:value="-1.18293225" calcext:value-type="float">
            <text:p>-1.18293225</text:p>
          </table:table-cell>
          <table:table-cell office:value-type="float" office:value="46.50387739" calcext:value-type="float">
            <text:p>46.50387739</text:p>
          </table:table-cell>
          <table:table-cell office:value-type="float" office:value="-9.60152737" calcext:value-type="float">
            <text:p>-9.60152737</text:p>
          </table:table-cell>
          <table:table-cell office:value-type="float" office:value="0" calcext:value-type="float">
            <text:p>0</text:p>
          </table:table-cell>
          <table:table-cell office:value-type="float" office:value="60.64004486" calcext:value-type="float">
            <text:p>60.64004486</text:p>
          </table:table-cell>
          <table:table-cell office:value-type="float" office:value="1.05836844" calcext:value-type="float">
            <text:p>1.05836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50387739" calcext:value-type="float">
            <text:p>46.50387739</text:p>
          </table:table-cell>
          <table:table-cell office:value-type="float" office:value="-9.60152737" calcext:value-type="float">
            <text:p>-9.60152737</text:p>
          </table:table-cell>
          <table:table-cell office:value-type="float" office:value="0" calcext:value-type="float">
            <text:p>0</text:p>
          </table:table-cell>
          <table:table-cell office:value-type="float" office:value="60.64004486" calcext:value-type="float">
            <text:p>60.64004486</text:p>
          </table:table-cell>
          <table:table-cell office:value-type="float" office:value="1.05836844" calcext:value-type="float">
            <text:p>1.05836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388977" calcext:value-type="float">
            <text:p>-0.04388977</text:p>
          </table:table-cell>
          <table:table-cell office:value-type="float" office:value="-0.39598038" calcext:value-type="float">
            <text:p>-0.39598038</text:p>
          </table:table-cell>
          <table:table-cell office:value-type="float" office:value="-4.03703967" calcext:value-type="float">
            <text:p>-4.03703967</text:p>
          </table:table-cell>
          <table:table-cell office:value-type="float" office:value="-0.08150769" calcext:value-type="float">
            <text:p>-0.08150769</text:p>
          </table:table-cell>
          <table:table-cell office:value-type="float" office:value="-0.52665391" calcext:value-type="float">
            <text:p>-0.52665391</text:p>
          </table:table-cell>
          <table:table-cell office:value-type="float" office:value="-4.28935465" calcext:value-type="float">
            <text:p>-4.28935465</text:p>
          </table:table-cell>
          <table:table-cell office:value-type="float" office:value="-0.0721065" calcext:value-type="float">
            <text:p>-0.0721065</text:p>
          </table:table-cell>
          <table:table-cell office:value-type="float" office:value="-0.9627867" calcext:value-type="float">
            <text:p>-0.9627867</text:p>
          </table:table-cell>
          <table:table-cell office:value-type="float" office:value="-4.28935465" calcext:value-type="float">
            <text:p>-4.28935465</text:p>
          </table:table-cell>
          <table:table-cell office:value-type="float" office:value="-0.05016162" calcext:value-type="float">
            <text:p>-0.05016162</text:p>
          </table:table-cell>
          <table:table-cell office:value-type="float" office:value="-0.9627867" calcext:value-type="float">
            <text:p>-0.9627867</text:p>
          </table:table-cell>
          <table:table-cell office:value-type="float" office:value="-3.53240971" calcext:value-type="float">
            <text:p>-3.53240971</text:p>
          </table:table-cell>
          <table:table-cell office:value-type="float" office:value="-0.04075604" calcext:value-type="float">
            <text:p>-0.04075604</text:p>
          </table:table-cell>
          <table:table-cell office:value-type="float" office:value="-0.80748319" calcext:value-type="float">
            <text:p>-0.80748319</text:p>
          </table:table-cell>
          <table:table-cell office:value-type="float" office:value="-3.28009473" calcext:value-type="float">
            <text:p>-3.28009473</text:p>
          </table:table-cell>
          <table:table-cell office:value-type="float" office:value="-0.02507861" calcext:value-type="float">
            <text:p>-0.02507861</text:p>
          </table:table-cell>
          <table:table-cell office:value-type="float" office:value="-0.61337361" calcext:value-type="float">
            <text:p>-0.61337361</text:p>
          </table:table-cell>
          <table:table-cell office:value-type="float" office:value="-3.02777976" calcext:value-type="float">
            <text:p>-3.02777976</text:p>
          </table:table-cell>
          <table:table-cell office:value-type="float" office:value="-0.31350023" calcext:value-type="float">
            <text:p>-0.31350023</text:p>
          </table:table-cell>
          <table:table-cell office:value-type="float" office:value="-4.47940927" calcext:value-type="float">
            <text:p>-4.47940927</text:p>
          </table:table-cell>
          <table:table-cell office:value-type="float" office:value="-22.45280355" calcext:value-type="float">
            <text:p>-22.45280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99385584" calcext:value-type="float">
            <text:p>-16.99385584</text:p>
          </table:table-cell>
          <table:table-cell office:value-type="float" office:value="8.47910023" calcext:value-type="float">
            <text:p>8.47910023</text:p>
          </table:table-cell>
          <table:table-cell office:value-type="float" office:value="0.14278911" calcext:value-type="float">
            <text:p>0.14278911</text:p>
          </table:table-cell>
          <table:table-cell office:value-type="float" office:value="1.5911349" calcext:value-type="float">
            <text:p>1.5911349</text:p>
          </table:table-cell>
          <table:table-cell office:value-type="float" office:value="-38.21850085" calcext:value-type="float">
            <text:p>-38.21850085</text:p>
          </table:table-cell>
          <table:table-cell office:value-type="float" office:value="-28.20184433" calcext:value-type="float">
            <text:p>-28.20184433</text:p>
          </table:table-cell>
          <table:table-cell office:value-type="float" office:value="75.4974903" calcext:value-type="float">
            <text:p>75.497490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6459798" calcext:value-type="float">
            <text:p>-10.76459798</text:p>
          </table:table-cell>
          <table:table-cell office:value-type="float" office:value="-34.58559199" calcext:value-type="float">
            <text:p>-34.58559199</text:p>
          </table:table-cell>
          <table:table-cell office:value-type="float" office:value="-11.32854367" calcext:value-type="float">
            <text:p>-11.32854367</text:p>
          </table:table-cell>
          <table:table-cell office:value-type="float" office:value="27.66292288" calcext:value-type="float">
            <text:p>27.6629228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333333" calcext:value-type="float">
            <text:p>2.83333333</text:p>
          </table:table-cell>
          <table:table-cell office:value-type="float" office:value="-21.16486499" calcext:value-type="float">
            <text:p>-21.16486499</text:p>
          </table:table-cell>
          <table:table-cell office:value-type="float" office:value="6.39404284" calcext:value-type="float">
            <text:p>6.39404284</text:p>
          </table:table-cell>
          <table:table-cell office:value-type="float" office:value="-77.29039719" calcext:value-type="float">
            <text:p>-77.29039719</text:p>
          </table:table-cell>
          <table:table-cell office:value-type="float" office:value="-0.03062227" calcext:value-type="float">
            <text:p>-0.03062227</text:p>
          </table:table-cell>
          <table:table-cell office:value-type="float" office:value="0.95660936" calcext:value-type="float">
            <text:p>0.95660936</text:p>
          </table:table-cell>
          <table:table-cell office:value-type="float" office:value="-1.17419384" calcext:value-type="float">
            <text:p>-1.17419384</text:p>
          </table:table-cell>
          <table:table-cell office:value-type="float" office:value="46.50913116" calcext:value-type="float">
            <text:p>46.50913116</text:p>
          </table:table-cell>
          <table:table-cell office:value-type="float" office:value="-9.60516212" calcext:value-type="float">
            <text:p>-9.60516212</text:p>
          </table:table-cell>
          <table:table-cell office:value-type="float" office:value="0" calcext:value-type="float">
            <text:p>0</text:p>
          </table:table-cell>
          <table:table-cell office:value-type="float" office:value="60.63874165" calcext:value-type="float">
            <text:p>60.63874165</text:p>
          </table:table-cell>
          <table:table-cell office:value-type="float" office:value="1.0583457" calcext:value-type="float">
            <text:p>1.0583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50913116" calcext:value-type="float">
            <text:p>46.50913116</text:p>
          </table:table-cell>
          <table:table-cell office:value-type="float" office:value="-9.60516212" calcext:value-type="float">
            <text:p>-9.60516212</text:p>
          </table:table-cell>
          <table:table-cell office:value-type="float" office:value="0" calcext:value-type="float">
            <text:p>0</text:p>
          </table:table-cell>
          <table:table-cell office:value-type="float" office:value="60.63874165" calcext:value-type="float">
            <text:p>60.63874165</text:p>
          </table:table-cell>
          <table:table-cell office:value-type="float" office:value="1.0583457" calcext:value-type="float">
            <text:p>1.0583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316537" calcext:value-type="float">
            <text:p>-0.04316537</text:p>
          </table:table-cell>
          <table:table-cell office:value-type="float" office:value="-0.36904881" calcext:value-type="float">
            <text:p>-0.36904881</text:p>
          </table:table-cell>
          <table:table-cell office:value-type="float" office:value="-4.01988377" calcext:value-type="float">
            <text:p>-4.01988377</text:p>
          </table:table-cell>
          <table:table-cell office:value-type="float" office:value="-0.0801624" calcext:value-type="float">
            <text:p>-0.0801624</text:p>
          </table:table-cell>
          <table:table-cell office:value-type="float" office:value="-0.49083491" calcext:value-type="float">
            <text:p>-0.49083491</text:p>
          </table:table-cell>
          <table:table-cell office:value-type="float" office:value="-4.2711265" calcext:value-type="float">
            <text:p>-4.2711265</text:p>
          </table:table-cell>
          <table:table-cell office:value-type="float" office:value="-0.07091638" calcext:value-type="float">
            <text:p>-0.07091638</text:p>
          </table:table-cell>
          <table:table-cell office:value-type="float" office:value="-0.89730527" calcext:value-type="float">
            <text:p>-0.89730527</text:p>
          </table:table-cell>
          <table:table-cell office:value-type="float" office:value="-4.2711265" calcext:value-type="float">
            <text:p>-4.2711265</text:p>
          </table:table-cell>
          <table:table-cell office:value-type="float" office:value="-0.0493337" calcext:value-type="float">
            <text:p>-0.0493337</text:p>
          </table:table-cell>
          <table:table-cell office:value-type="float" office:value="-0.89730527" calcext:value-type="float">
            <text:p>-0.89730527</text:p>
          </table:table-cell>
          <table:table-cell office:value-type="float" office:value="-3.51739829" calcext:value-type="float">
            <text:p>-3.51739829</text:p>
          </table:table-cell>
          <table:table-cell office:value-type="float" office:value="-0.04008336" calcext:value-type="float">
            <text:p>-0.04008336</text:p>
          </table:table-cell>
          <table:table-cell office:value-type="float" office:value="-0.75256433" calcext:value-type="float">
            <text:p>-0.75256433</text:p>
          </table:table-cell>
          <table:table-cell office:value-type="float" office:value="-3.26615556" calcext:value-type="float">
            <text:p>-3.26615556</text:p>
          </table:table-cell>
          <table:table-cell office:value-type="float" office:value="-0.02466469" calcext:value-type="float">
            <text:p>-0.02466469</text:p>
          </table:table-cell>
          <table:table-cell office:value-type="float" office:value="-0.5716566" calcext:value-type="float">
            <text:p>-0.5716566</text:p>
          </table:table-cell>
          <table:table-cell office:value-type="float" office:value="-3.01491282" calcext:value-type="float">
            <text:p>-3.01491282</text:p>
          </table:table-cell>
          <table:table-cell office:value-type="float" office:value="-0.30832591" calcext:value-type="float">
            <text:p>-0.30832591</text:p>
          </table:table-cell>
          <table:table-cell office:value-type="float" office:value="-4.17475391" calcext:value-type="float">
            <text:p>-4.17475391</text:p>
          </table:table-cell>
          <table:table-cell office:value-type="float" office:value="-22.35738754" calcext:value-type="float">
            <text:p>-22.35738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16402141" calcext:value-type="float">
            <text:p>-17.16402141</text:p>
          </table:table-cell>
          <table:table-cell office:value-type="float" office:value="8.81669682" calcext:value-type="float">
            <text:p>8.81669682</text:p>
          </table:table-cell>
          <table:table-cell office:value-type="float" office:value="0.05520094" calcext:value-type="float">
            <text:p>0.05520094</text:p>
          </table:table-cell>
          <table:table-cell office:value-type="float" office:value="2.07954763" calcext:value-type="float">
            <text:p>2.07954763</text:p>
          </table:table-cell>
          <table:table-cell office:value-type="float" office:value="-38.59864281" calcext:value-type="float">
            <text:p>-38.59864281</text:p>
          </table:table-cell>
          <table:table-cell office:value-type="float" office:value="-29.84344732" calcext:value-type="float">
            <text:p>-29.84344732</text:p>
          </table:table-cell>
          <table:table-cell office:value-type="float" office:value="77.33606091" calcext:value-type="float">
            <text:p>77.3360609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58790641" calcext:value-type="float">
            <text:p>-10.58790641</text:p>
          </table:table-cell>
          <table:table-cell office:value-type="float" office:value="-34.62972157" calcext:value-type="float">
            <text:p>-34.62972157</text:p>
          </table:table-cell>
          <table:table-cell office:value-type="float" office:value="-11.31459988" calcext:value-type="float">
            <text:p>-11.31459988</text:p>
          </table:table-cell>
          <table:table-cell office:value-type="float" office:value="25.81543219" calcext:value-type="float">
            <text:p>25.8154321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-21.90319954" calcext:value-type="float">
            <text:p>-21.90319954</text:p>
          </table:table-cell>
          <table:table-cell office:value-type="float" office:value="6.58747955" calcext:value-type="float">
            <text:p>6.58747955</text:p>
          </table:table-cell>
          <table:table-cell office:value-type="float" office:value="-79.0018991" calcext:value-type="float">
            <text:p>-79.0018991</text:p>
          </table:table-cell>
          <table:table-cell office:value-type="float" office:value="-0.03400607" calcext:value-type="float">
            <text:p>-0.03400607</text:p>
          </table:table-cell>
          <table:table-cell office:value-type="float" office:value="0.95759143" calcext:value-type="float">
            <text:p>0.95759143</text:p>
          </table:table-cell>
          <table:table-cell office:value-type="float" office:value="-1.16463458" calcext:value-type="float">
            <text:p>-1.16463458</text:p>
          </table:table-cell>
          <table:table-cell office:value-type="float" office:value="46.56018015" calcext:value-type="float">
            <text:p>46.56018015</text:p>
          </table:table-cell>
          <table:table-cell office:value-type="float" office:value="-9.63913675" calcext:value-type="float">
            <text:p>-9.63913675</text:p>
          </table:table-cell>
          <table:table-cell office:value-type="float" office:value="0" calcext:value-type="float">
            <text:p>0</text:p>
          </table:table-cell>
          <table:table-cell office:value-type="float" office:value="60.62611609" calcext:value-type="float">
            <text:p>60.62611609</text:p>
          </table:table-cell>
          <table:table-cell office:value-type="float" office:value="1.05812534" calcext:value-type="float">
            <text:p>1.05812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56018015" calcext:value-type="float">
            <text:p>46.56018015</text:p>
          </table:table-cell>
          <table:table-cell office:value-type="float" office:value="-9.63913675" calcext:value-type="float">
            <text:p>-9.63913675</text:p>
          </table:table-cell>
          <table:table-cell office:value-type="float" office:value="0" calcext:value-type="float">
            <text:p>0</text:p>
          </table:table-cell>
          <table:table-cell office:value-type="float" office:value="60.62611609" calcext:value-type="float">
            <text:p>60.62611609</text:p>
          </table:table-cell>
          <table:table-cell office:value-type="float" office:value="1.05812534" calcext:value-type="float">
            <text:p>1.05812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889919" calcext:value-type="float">
            <text:p>-0.03889919</text:p>
          </table:table-cell>
          <table:table-cell office:value-type="float" office:value="-0.42048676" calcext:value-type="float">
            <text:p>-0.42048676</text:p>
          </table:table-cell>
          <table:table-cell office:value-type="float" office:value="-3.77273905" calcext:value-type="float">
            <text:p>-3.77273905</text:p>
          </table:table-cell>
          <table:table-cell office:value-type="float" office:value="-0.07223968" calcext:value-type="float">
            <text:p>-0.07223968</text:p>
          </table:table-cell>
          <table:table-cell office:value-type="float" office:value="-0.55924739" calcext:value-type="float">
            <text:p>-0.55924739</text:p>
          </table:table-cell>
          <table:table-cell office:value-type="float" office:value="-4.00853524" calcext:value-type="float">
            <text:p>-4.00853524</text:p>
          </table:table-cell>
          <table:table-cell office:value-type="float" office:value="-0.06390747" calcext:value-type="float">
            <text:p>-0.06390747</text:p>
          </table:table-cell>
          <table:table-cell office:value-type="float" office:value="-1.02237151" calcext:value-type="float">
            <text:p>-1.02237151</text:p>
          </table:table-cell>
          <table:table-cell office:value-type="float" office:value="-4.00853524" calcext:value-type="float">
            <text:p>-4.00853524</text:p>
          </table:table-cell>
          <table:table-cell office:value-type="float" office:value="-0.04445788" calcext:value-type="float">
            <text:p>-0.04445788</text:p>
          </table:table-cell>
          <table:table-cell office:value-type="float" office:value="-1.02237151" calcext:value-type="float">
            <text:p>-1.02237151</text:p>
          </table:table-cell>
          <table:table-cell office:value-type="float" office:value="-3.30114667" calcext:value-type="float">
            <text:p>-3.30114667</text:p>
          </table:table-cell>
          <table:table-cell office:value-type="float" office:value="-0.03612178" calcext:value-type="float">
            <text:p>-0.03612178</text:p>
          </table:table-cell>
          <table:table-cell office:value-type="float" office:value="-0.85745661" calcext:value-type="float">
            <text:p>-0.85745661</text:p>
          </table:table-cell>
          <table:table-cell office:value-type="float" office:value="-3.06535048" calcext:value-type="float">
            <text:p>-3.06535048</text:p>
          </table:table-cell>
          <table:table-cell office:value-type="float" office:value="-0.022227" calcext:value-type="float">
            <text:p>-0.022227</text:p>
          </table:table-cell>
          <table:table-cell office:value-type="float" office:value="-0.65133399" calcext:value-type="float">
            <text:p>-0.65133399</text:p>
          </table:table-cell>
          <table:table-cell office:value-type="float" office:value="-2.82955429" calcext:value-type="float">
            <text:p>-2.82955429</text:p>
          </table:table-cell>
          <table:table-cell office:value-type="float" office:value="-0.277853" calcext:value-type="float">
            <text:p>-0.277853</text:p>
          </table:table-cell>
          <table:table-cell office:value-type="float" office:value="-4.75663035" calcext:value-type="float">
            <text:p>-4.75663035</text:p>
          </table:table-cell>
          <table:table-cell office:value-type="float" office:value="-20.98284279" calcext:value-type="float">
            <text:p>-20.9828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72543818" calcext:value-type="float">
            <text:p>-17.72543818</text:p>
          </table:table-cell>
          <table:table-cell office:value-type="float" office:value="11.26715787" calcext:value-type="float">
            <text:p>11.26715787</text:p>
          </table:table-cell>
          <table:table-cell office:value-type="float" office:value="0.44595445" calcext:value-type="float">
            <text:p>0.44595445</text:p>
          </table:table-cell>
          <table:table-cell office:value-type="float" office:value="0.84571631" calcext:value-type="float">
            <text:p>0.84571631</text:p>
          </table:table-cell>
          <table:table-cell office:value-type="float" office:value="-38.22563541" calcext:value-type="float">
            <text:p>-38.22563541</text:p>
          </table:table-cell>
          <table:table-cell office:value-type="float" office:value="-33.61081689" calcext:value-type="float">
            <text:p>-33.61081689</text:p>
          </table:table-cell>
          <table:table-cell office:value-type="float" office:value="79.72327747" calcext:value-type="float">
            <text:p>79.7232774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5076627" calcext:value-type="float">
            <text:p>-9.85076627</text:p>
          </table:table-cell>
          <table:table-cell office:value-type="float" office:value="-35.81618927" calcext:value-type="float">
            <text:p>-35.81618927</text:p>
          </table:table-cell>
          <table:table-cell office:value-type="float" office:value="-5.3620167" calcext:value-type="float">
            <text:p>-5.3620167</text:p>
          </table:table-cell>
          <table:table-cell office:value-type="float" office:value="23.71499451" calcext:value-type="float">
            <text:p>23.7149945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66667" calcext:value-type="float">
            <text:p>2.86666667</text:p>
          </table:table-cell>
          <table:table-cell office:value-type="float" office:value="-22.0195546" calcext:value-type="float">
            <text:p>-22.0195546</text:p>
          </table:table-cell>
          <table:table-cell office:value-type="float" office:value="6.70566105" calcext:value-type="float">
            <text:p>6.70566105</text:p>
          </table:table-cell>
          <table:table-cell office:value-type="float" office:value="-81.75757596" calcext:value-type="float">
            <text:p>-81.75757596</text:p>
          </table:table-cell>
          <table:table-cell office:value-type="float" office:value="-0.03845238" calcext:value-type="float">
            <text:p>-0.03845238</text:p>
          </table:table-cell>
          <table:table-cell office:value-type="float" office:value="0.95917287" calcext:value-type="float">
            <text:p>0.95917287</text:p>
          </table:table-cell>
          <table:table-cell office:value-type="float" office:value="-1.1542671" calcext:value-type="float">
            <text:p>-1.1542671</text:p>
          </table:table-cell>
          <table:table-cell office:value-type="float" office:value="46.62161356" calcext:value-type="float">
            <text:p>46.62161356</text:p>
          </table:table-cell>
          <table:table-cell office:value-type="float" office:value="-9.67683624" calcext:value-type="float">
            <text:p>-9.67683624</text:p>
          </table:table-cell>
          <table:table-cell office:value-type="float" office:value="0" calcext:value-type="float">
            <text:p>0</text:p>
          </table:table-cell>
          <table:table-cell office:value-type="float" office:value="60.61101225" calcext:value-type="float">
            <text:p>60.61101225</text:p>
          </table:table-cell>
          <table:table-cell office:value-type="float" office:value="1.05786173" calcext:value-type="float">
            <text:p>1.05786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62161356" calcext:value-type="float">
            <text:p>46.62161356</text:p>
          </table:table-cell>
          <table:table-cell office:value-type="float" office:value="-9.67683624" calcext:value-type="float">
            <text:p>-9.67683624</text:p>
          </table:table-cell>
          <table:table-cell office:value-type="float" office:value="0" calcext:value-type="float">
            <text:p>0</text:p>
          </table:table-cell>
          <table:table-cell office:value-type="float" office:value="60.61101225" calcext:value-type="float">
            <text:p>60.61101225</text:p>
          </table:table-cell>
          <table:table-cell office:value-type="float" office:value="1.05786173" calcext:value-type="float">
            <text:p>1.05786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794306" calcext:value-type="float">
            <text:p>-0.03794306</text:p>
          </table:table-cell>
          <table:table-cell office:value-type="float" office:value="-0.53880166" calcext:value-type="float">
            <text:p>-0.53880166</text:p>
          </table:table-cell>
          <table:table-cell office:value-type="float" office:value="-3.25504634" calcext:value-type="float">
            <text:p>-3.25504634</text:p>
          </table:table-cell>
          <table:table-cell office:value-type="float" office:value="-0.07046406" calcext:value-type="float">
            <text:p>-0.07046406</text:p>
          </table:table-cell>
          <table:table-cell office:value-type="float" office:value="-0.71660621" calcext:value-type="float">
            <text:p>-0.71660621</text:p>
          </table:table-cell>
          <table:table-cell office:value-type="float" office:value="-3.45848674" calcext:value-type="float">
            <text:p>-3.45848674</text:p>
          </table:table-cell>
          <table:table-cell office:value-type="float" office:value="-0.06233666" calcext:value-type="float">
            <text:p>-0.06233666</text:p>
          </table:table-cell>
          <table:table-cell office:value-type="float" office:value="-1.31004236" calcext:value-type="float">
            <text:p>-1.31004236</text:p>
          </table:table-cell>
          <table:table-cell office:value-type="float" office:value="-3.45848674" calcext:value-type="float">
            <text:p>-3.45848674</text:p>
          </table:table-cell>
          <table:table-cell office:value-type="float" office:value="-0.04336513" calcext:value-type="float">
            <text:p>-0.04336513</text:p>
          </table:table-cell>
          <table:table-cell office:value-type="float" office:value="-1.31004236" calcext:value-type="float">
            <text:p>-1.31004236</text:p>
          </table:table-cell>
          <table:table-cell office:value-type="float" office:value="-2.84816555" calcext:value-type="float">
            <text:p>-2.84816555</text:p>
          </table:table-cell>
          <table:table-cell office:value-type="float" office:value="-0.03523393" calcext:value-type="float">
            <text:p>-0.03523393</text:p>
          </table:table-cell>
          <table:table-cell office:value-type="float" office:value="-1.09872435" calcext:value-type="float">
            <text:p>-1.09872435</text:p>
          </table:table-cell>
          <table:table-cell office:value-type="float" office:value="-2.64472515" calcext:value-type="float">
            <text:p>-2.64472515</text:p>
          </table:table-cell>
          <table:table-cell office:value-type="float" office:value="-0.02168067" calcext:value-type="float">
            <text:p>-0.02168067</text:p>
          </table:table-cell>
          <table:table-cell office:value-type="float" office:value="-0.83460378" calcext:value-type="float">
            <text:p>-0.83460378</text:p>
          </table:table-cell>
          <table:table-cell office:value-type="float" office:value="-2.44128475" calcext:value-type="float">
            <text:p>-2.44128475</text:p>
          </table:table-cell>
          <table:table-cell office:value-type="float" office:value="-0.2710235" calcext:value-type="float">
            <text:p>-0.2710235</text:p>
          </table:table-cell>
          <table:table-cell office:value-type="float" office:value="-6.09503218" calcext:value-type="float">
            <text:p>-6.09503218</text:p>
          </table:table-cell>
          <table:table-cell office:value-type="float" office:value="-18.10359123" calcext:value-type="float">
            <text:p>-18.10359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25342453" calcext:value-type="float">
            <text:p>-18.25342453</text:p>
          </table:table-cell>
          <table:table-cell office:value-type="float" office:value="13.40038608" calcext:value-type="float">
            <text:p>13.40038608</text:p>
          </table:table-cell>
          <table:table-cell office:value-type="float" office:value="0.54996853" calcext:value-type="float">
            <text:p>0.54996853</text:p>
          </table:table-cell>
          <table:table-cell office:value-type="float" office:value="-1.6631549" calcext:value-type="float">
            <text:p>-1.6631549</text:p>
          </table:table-cell>
          <table:table-cell office:value-type="float" office:value="-37.23909319" calcext:value-type="float">
            <text:p>-37.23909319</text:p>
          </table:table-cell>
          <table:table-cell office:value-type="float" office:value="-39.18295327" calcext:value-type="float">
            <text:p>-39.18295327</text:p>
          </table:table-cell>
          <table:table-cell office:value-type="float" office:value="82.21302575" calcext:value-type="float">
            <text:p>82.2130257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66098653" calcext:value-type="float">
            <text:p>-8.66098653</text:p>
          </table:table-cell>
          <table:table-cell office:value-type="float" office:value="-37.40857761" calcext:value-type="float">
            <text:p>-37.40857761</text:p>
          </table:table-cell>
          <table:table-cell office:value-type="float" office:value="3.367655" calcext:value-type="float">
            <text:p>3.367655</text:p>
          </table:table-cell>
          <table:table-cell office:value-type="float" office:value="22.07212798" calcext:value-type="float">
            <text:p>22.0721279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333333" calcext:value-type="float">
            <text:p>2.88333333</text:p>
          </table:table-cell>
          <table:table-cell office:value-type="float" office:value="-21.50979375" calcext:value-type="float">
            <text:p>-21.50979375</text:p>
          </table:table-cell>
          <table:table-cell office:value-type="float" office:value="6.73218059" calcext:value-type="float">
            <text:p>6.73218059</text:p>
          </table:table-cell>
          <table:table-cell office:value-type="float" office:value="-85.64471499" calcext:value-type="float">
            <text:p>-85.64471499</text:p>
          </table:table-cell>
          <table:table-cell office:value-type="float" office:value="-0.04409238" calcext:value-type="float">
            <text:p>-0.04409238</text:p>
          </table:table-cell>
          <table:table-cell office:value-type="float" office:value="0.96116232" calcext:value-type="float">
            <text:p>0.96116232</text:p>
          </table:table-cell>
          <table:table-cell office:value-type="float" office:value="-1.14357146" calcext:value-type="float">
            <text:p>-1.14357146</text:p>
          </table:table-cell>
          <table:table-cell office:value-type="float" office:value="46.69502281" calcext:value-type="float">
            <text:p>46.69502281</text:p>
          </table:table-cell>
          <table:table-cell office:value-type="float" office:value="-9.71757462" calcext:value-type="float">
            <text:p>-9.71757462</text:p>
          </table:table-cell>
          <table:table-cell office:value-type="float" office:value="0" calcext:value-type="float">
            <text:p>0</text:p>
          </table:table-cell>
          <table:table-cell office:value-type="float" office:value="60.59309618" calcext:value-type="float">
            <text:p>60.59309618</text:p>
          </table:table-cell>
          <table:table-cell office:value-type="float" office:value="1.05754903" calcext:value-type="float">
            <text:p>1.05754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69502281" calcext:value-type="float">
            <text:p>46.69502281</text:p>
          </table:table-cell>
          <table:table-cell office:value-type="float" office:value="-9.71757462" calcext:value-type="float">
            <text:p>-9.71757462</text:p>
          </table:table-cell>
          <table:table-cell office:value-type="float" office:value="0" calcext:value-type="float">
            <text:p>0</text:p>
          </table:table-cell>
          <table:table-cell office:value-type="float" office:value="60.59309618" calcext:value-type="float">
            <text:p>60.59309618</text:p>
          </table:table-cell>
          <table:table-cell office:value-type="float" office:value="1.05754903" calcext:value-type="float">
            <text:p>1.05754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743283" calcext:value-type="float">
            <text:p>-0.03743283</text:p>
          </table:table-cell>
          <table:table-cell office:value-type="float" office:value="-0.72626493" calcext:value-type="float">
            <text:p>-0.72626493</text:p>
          </table:table-cell>
          <table:table-cell office:value-type="float" office:value="-2.45581175" calcext:value-type="float">
            <text:p>-2.45581175</text:p>
          </table:table-cell>
          <table:table-cell office:value-type="float" office:value="-0.06951651" calcext:value-type="float">
            <text:p>-0.06951651</text:p>
          </table:table-cell>
          <table:table-cell office:value-type="float" office:value="-0.96593236" calcext:value-type="float">
            <text:p>-0.96593236</text:p>
          </table:table-cell>
          <table:table-cell office:value-type="float" office:value="-2.60929999" calcext:value-type="float">
            <text:p>-2.60929999</text:p>
          </table:table-cell>
          <table:table-cell office:value-type="float" office:value="-0.0614984" calcext:value-type="float">
            <text:p>-0.0614984</text:p>
          </table:table-cell>
          <table:table-cell office:value-type="float" office:value="-1.76584056" calcext:value-type="float">
            <text:p>-1.76584056</text:p>
          </table:table-cell>
          <table:table-cell office:value-type="float" office:value="-2.60929999" calcext:value-type="float">
            <text:p>-2.60929999</text:p>
          </table:table-cell>
          <table:table-cell office:value-type="float" office:value="-0.04278198" calcext:value-type="float">
            <text:p>-0.04278198</text:p>
          </table:table-cell>
          <table:table-cell office:value-type="float" office:value="-1.76584056" calcext:value-type="float">
            <text:p>-1.76584056</text:p>
          </table:table-cell>
          <table:table-cell office:value-type="float" office:value="-2.14883528" calcext:value-type="float">
            <text:p>-2.14883528</text:p>
          </table:table-cell>
          <table:table-cell office:value-type="float" office:value="-0.03476013" calcext:value-type="float">
            <text:p>-0.03476013</text:p>
          </table:table-cell>
          <table:table-cell office:value-type="float" office:value="-1.48099945" calcext:value-type="float">
            <text:p>-1.48099945</text:p>
          </table:table-cell>
          <table:table-cell office:value-type="float" office:value="-1.99534705" calcext:value-type="float">
            <text:p>-1.99534705</text:p>
          </table:table-cell>
          <table:table-cell office:value-type="float" office:value="-0.02138912" calcext:value-type="float">
            <text:p>-0.02138912</text:p>
          </table:table-cell>
          <table:table-cell office:value-type="float" office:value="-1.12498438" calcext:value-type="float">
            <text:p>-1.12498438</text:p>
          </table:table-cell>
          <table:table-cell office:value-type="float" office:value="-1.84185881" calcext:value-type="float">
            <text:p>-1.84185881</text:p>
          </table:table-cell>
          <table:table-cell office:value-type="float" office:value="-0.26737896" calcext:value-type="float">
            <text:p>-0.26737896</text:p>
          </table:table-cell>
          <table:table-cell office:value-type="float" office:value="-8.21565418" calcext:value-type="float">
            <text:p>-8.21565418</text:p>
          </table:table-cell>
          <table:table-cell office:value-type="float" office:value="-13.65848821" calcext:value-type="float">
            <text:p>-13.65848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51135016" calcext:value-type="float">
            <text:p>-18.51135016</text:p>
          </table:table-cell>
          <table:table-cell office:value-type="float" office:value="15.29807511" calcext:value-type="float">
            <text:p>15.29807511</text:p>
          </table:table-cell>
          <table:table-cell office:value-type="float" office:value="0.24962263" calcext:value-type="float">
            <text:p>0.24962263</text:p>
          </table:table-cell>
          <table:table-cell office:value-type="float" office:value="-4.78746845" calcext:value-type="float">
            <text:p>-4.78746845</text:p>
          </table:table-cell>
          <table:table-cell office:value-type="float" office:value="-35.9290721" calcext:value-type="float">
            <text:p>-35.9290721</text:p>
          </table:table-cell>
          <table:table-cell office:value-type="float" office:value="-45.44027839" calcext:value-type="float">
            <text:p>-45.44027839</text:p>
          </table:table-cell>
          <table:table-cell office:value-type="float" office:value="84.26492297" calcext:value-type="float">
            <text:p>84.2649229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8026586" calcext:value-type="float">
            <text:p>-7.08026586</text:p>
          </table:table-cell>
          <table:table-cell office:value-type="float" office:value="-39.06088835" calcext:value-type="float">
            <text:p>-39.06088835</text:p>
          </table:table-cell>
          <table:table-cell office:value-type="float" office:value="11.87406018" calcext:value-type="float">
            <text:p>11.87406018</text:p>
          </table:table-cell>
          <table:table-cell office:value-type="float" office:value="21.30474958" calcext:value-type="float">
            <text:p>21.3047495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20.80116589" calcext:value-type="float">
            <text:p>-20.80116589</text:p>
          </table:table-cell>
          <table:table-cell office:value-type="float" office:value="6.6518393" calcext:value-type="float">
            <text:p>6.6518393</text:p>
          </table:table-cell>
          <table:table-cell office:value-type="float" office:value="-90.11038118" calcext:value-type="float">
            <text:p>-90.11038118</text:p>
          </table:table-cell>
          <table:table-cell office:value-type="float" office:value="-0.05024386" calcext:value-type="float">
            <text:p>-0.05024386</text:p>
          </table:table-cell>
          <table:table-cell office:value-type="float" office:value="0.96302461" calcext:value-type="float">
            <text:p>0.96302461</text:p>
          </table:table-cell>
          <table:table-cell office:value-type="float" office:value="-1.13338186" calcext:value-type="float">
            <text:p>-1.13338186</text:p>
          </table:table-cell>
          <table:table-cell office:value-type="float" office:value="46.71738402" calcext:value-type="float">
            <text:p>46.71738402</text:p>
          </table:table-cell>
          <table:table-cell office:value-type="float" office:value="-9.72899644" calcext:value-type="float">
            <text:p>-9.72899644</text:p>
          </table:table-cell>
          <table:table-cell office:value-type="float" office:value="0" calcext:value-type="float">
            <text:p>0</text:p>
          </table:table-cell>
          <table:table-cell office:value-type="float" office:value="60.58767124" calcext:value-type="float">
            <text:p>60.58767124</text:p>
          </table:table-cell>
          <table:table-cell office:value-type="float" office:value="1.05745435" calcext:value-type="float">
            <text:p>1.05745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71738402" calcext:value-type="float">
            <text:p>46.71738402</text:p>
          </table:table-cell>
          <table:table-cell office:value-type="float" office:value="-9.72899644" calcext:value-type="float">
            <text:p>-9.72899644</text:p>
          </table:table-cell>
          <table:table-cell office:value-type="float" office:value="0" calcext:value-type="float">
            <text:p>0</text:p>
          </table:table-cell>
          <table:table-cell office:value-type="float" office:value="60.58767124" calcext:value-type="float">
            <text:p>60.58767124</text:p>
          </table:table-cell>
          <table:table-cell office:value-type="float" office:value="1.05745435" calcext:value-type="float">
            <text:p>1.05745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70502" calcext:value-type="float">
            <text:p>-0.0370502</text:p>
          </table:table-cell>
          <table:table-cell office:value-type="float" office:value="-0.93110101" calcext:value-type="float">
            <text:p>-0.93110101</text:p>
          </table:table-cell>
          <table:table-cell office:value-type="float" office:value="-1.49602457" calcext:value-type="float">
            <text:p>-1.49602457</text:p>
          </table:table-cell>
          <table:table-cell office:value-type="float" office:value="-0.06880593" calcext:value-type="float">
            <text:p>-0.06880593</text:p>
          </table:table-cell>
          <table:table-cell office:value-type="float" office:value="-1.23836435" calcext:value-type="float">
            <text:p>-1.23836435</text:p>
          </table:table-cell>
          <table:table-cell office:value-type="float" office:value="-1.5895261" calcext:value-type="float">
            <text:p>-1.5895261</text:p>
          </table:table-cell>
          <table:table-cell office:value-type="float" office:value="-0.06086978" calcext:value-type="float">
            <text:p>-0.06086978</text:p>
          </table:table-cell>
          <table:table-cell office:value-type="float" office:value="-2.263879" calcext:value-type="float">
            <text:p>-2.263879</text:p>
          </table:table-cell>
          <table:table-cell office:value-type="float" office:value="-1.5895261" calcext:value-type="float">
            <text:p>-1.5895261</text:p>
          </table:table-cell>
          <table:table-cell office:value-type="float" office:value="-0.04234468" calcext:value-type="float">
            <text:p>-0.04234468</text:p>
          </table:table-cell>
          <table:table-cell office:value-type="float" office:value="-2.263879" calcext:value-type="float">
            <text:p>-2.263879</text:p>
          </table:table-cell>
          <table:table-cell office:value-type="float" office:value="-1.3090215" calcext:value-type="float">
            <text:p>-1.3090215</text:p>
          </table:table-cell>
          <table:table-cell office:value-type="float" office:value="-0.03440482" calcext:value-type="float">
            <text:p>-0.03440482</text:p>
          </table:table-cell>
          <table:table-cell office:value-type="float" office:value="-1.89870118" calcext:value-type="float">
            <text:p>-1.89870118</text:p>
          </table:table-cell>
          <table:table-cell office:value-type="float" office:value="-1.21551996" calcext:value-type="float">
            <text:p>-1.21551996</text:p>
          </table:table-cell>
          <table:table-cell office:value-type="float" office:value="-0.02117049" calcext:value-type="float">
            <text:p>-0.02117049</text:p>
          </table:table-cell>
          <table:table-cell office:value-type="float" office:value="-1.44227547" calcext:value-type="float">
            <text:p>-1.44227547</text:p>
          </table:table-cell>
          <table:table-cell office:value-type="float" office:value="-1.12201842" calcext:value-type="float">
            <text:p>-1.12201842</text:p>
          </table:table-cell>
          <table:table-cell office:value-type="float" office:value="-0.2646459" calcext:value-type="float">
            <text:p>-0.2646459</text:p>
          </table:table-cell>
          <table:table-cell office:value-type="float" office:value="-10.53280088" calcext:value-type="float">
            <text:p>-10.53280088</text:p>
          </table:table-cell>
          <table:table-cell office:value-type="float" office:value="-8.32043983" calcext:value-type="float">
            <text:p>-8.32043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36369649" calcext:value-type="float">
            <text:p>-18.36369649</text:p>
          </table:table-cell>
          <table:table-cell office:value-type="float" office:value="16.38117897" calcext:value-type="float">
            <text:p>16.38117897</text:p>
          </table:table-cell>
          <table:table-cell office:value-type="float" office:value="-0.96237139" calcext:value-type="float">
            <text:p>-0.96237139</text:p>
          </table:table-cell>
          <table:table-cell office:value-type="float" office:value="-8.02147514" calcext:value-type="float">
            <text:p>-8.02147514</text:p>
          </table:table-cell>
          <table:table-cell office:value-type="float" office:value="-34.76629501" calcext:value-type="float">
            <text:p>-34.76629501</text:p>
          </table:table-cell>
          <table:table-cell office:value-type="float" office:value="-51.23654976" calcext:value-type="float">
            <text:p>-51.23654976</text:p>
          </table:table-cell>
          <table:table-cell office:value-type="float" office:value="85.63979716" calcext:value-type="float">
            <text:p>85.6397971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80904424" calcext:value-type="float">
            <text:p>-5.80904424</text:p>
          </table:table-cell>
          <table:table-cell office:value-type="float" office:value="-39.82127446" calcext:value-type="float">
            <text:p>-39.82127446</text:p>
          </table:table-cell>
          <table:table-cell office:value-type="float" office:value="12.69058072" calcext:value-type="float">
            <text:p>12.69058072</text:p>
          </table:table-cell>
          <table:table-cell office:value-type="float" office:value="21.6861044" calcext:value-type="float">
            <text:p>21.686104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666667" calcext:value-type="float">
            <text:p>2.91666667</text:p>
          </table:table-cell>
          <table:table-cell office:value-type="float" office:value="-20.11055991" calcext:value-type="float">
            <text:p>-20.11055991</text:p>
          </table:table-cell>
          <table:table-cell office:value-type="float" office:value="6.48467451" calcext:value-type="float">
            <text:p>6.48467451</text:p>
          </table:table-cell>
          <table:table-cell office:value-type="float" office:value="-94.46279289" calcext:value-type="float">
            <text:p>-94.46279289</text:p>
          </table:table-cell>
          <table:table-cell office:value-type="float" office:value="-0.05642639" calcext:value-type="float">
            <text:p>-0.05642639</text:p>
          </table:table-cell>
          <table:table-cell office:value-type="float" office:value="0.96448264" calcext:value-type="float">
            <text:p>0.96448264</text:p>
          </table:table-cell>
          <table:table-cell office:value-type="float" office:value="-1.12436974" calcext:value-type="float">
            <text:p>-1.12436974</text:p>
          </table:table-cell>
          <table:table-cell office:value-type="float" office:value="46.73325476" calcext:value-type="float">
            <text:p>46.73325476</text:p>
          </table:table-cell>
          <table:table-cell office:value-type="float" office:value="-9.73687525" calcext:value-type="float">
            <text:p>-9.73687525</text:p>
          </table:table-cell>
          <table:table-cell office:value-type="float" office:value="0" calcext:value-type="float">
            <text:p>0</text:p>
          </table:table-cell>
          <table:table-cell office:value-type="float" office:value="60.58382889" calcext:value-type="float">
            <text:p>60.58382889</text:p>
          </table:table-cell>
          <table:table-cell office:value-type="float" office:value="1.05738729" calcext:value-type="float">
            <text:p>1.05738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73325476" calcext:value-type="float">
            <text:p>46.73325476</text:p>
          </table:table-cell>
          <table:table-cell office:value-type="float" office:value="-9.73687525" calcext:value-type="float">
            <text:p>-9.73687525</text:p>
          </table:table-cell>
          <table:table-cell office:value-type="float" office:value="0" calcext:value-type="float">
            <text:p>0</text:p>
          </table:table-cell>
          <table:table-cell office:value-type="float" office:value="60.58382889" calcext:value-type="float">
            <text:p>60.58382889</text:p>
          </table:table-cell>
          <table:table-cell office:value-type="float" office:value="1.05738729" calcext:value-type="float">
            <text:p>1.05738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723561" calcext:value-type="float">
            <text:p>-0.03723561</text:p>
          </table:table-cell>
          <table:table-cell office:value-type="float" office:value="-1.13152011" calcext:value-type="float">
            <text:p>-1.13152011</text:p>
          </table:table-cell>
          <table:table-cell office:value-type="float" office:value="-0.52034543" calcext:value-type="float">
            <text:p>-0.52034543</text:p>
          </table:table-cell>
          <table:table-cell office:value-type="float" office:value="-0.06915025" calcext:value-type="float">
            <text:p>-0.06915025</text:p>
          </table:table-cell>
          <table:table-cell office:value-type="float" office:value="-1.50492174" calcext:value-type="float">
            <text:p>-1.50492174</text:p>
          </table:table-cell>
          <table:table-cell office:value-type="float" office:value="-0.55286702" calcext:value-type="float">
            <text:p>-0.55286702</text:p>
          </table:table-cell>
          <table:table-cell office:value-type="float" office:value="-0.06117438" calcext:value-type="float">
            <text:p>-0.06117438</text:p>
          </table:table-cell>
          <table:table-cell office:value-type="float" office:value="-2.75117799" calcext:value-type="float">
            <text:p>-2.75117799</text:p>
          </table:table-cell>
          <table:table-cell office:value-type="float" office:value="-0.55286702" calcext:value-type="float">
            <text:p>-0.55286702</text:p>
          </table:table-cell>
          <table:table-cell office:value-type="float" office:value="-0.04255658" calcext:value-type="float">
            <text:p>-0.04255658</text:p>
          </table:table-cell>
          <table:table-cell office:value-type="float" office:value="-2.75117799" calcext:value-type="float">
            <text:p>-2.75117799</text:p>
          </table:table-cell>
          <table:table-cell office:value-type="float" office:value="-0.45530225" calcext:value-type="float">
            <text:p>-0.45530225</text:p>
          </table:table-cell>
          <table:table-cell office:value-type="float" office:value="-0.03457699" calcext:value-type="float">
            <text:p>-0.03457699</text:p>
          </table:table-cell>
          <table:table-cell office:value-type="float" office:value="-2.3073958" calcext:value-type="float">
            <text:p>-2.3073958</text:p>
          </table:table-cell>
          <table:table-cell office:value-type="float" office:value="-0.42278066" calcext:value-type="float">
            <text:p>-0.42278066</text:p>
          </table:table-cell>
          <table:table-cell office:value-type="float" office:value="-0.02127643" calcext:value-type="float">
            <text:p>-0.02127643</text:p>
          </table:table-cell>
          <table:table-cell office:value-type="float" office:value="-1.75272465" calcext:value-type="float">
            <text:p>-1.75272465</text:p>
          </table:table-cell>
          <table:table-cell office:value-type="float" office:value="-0.39025907" calcext:value-type="float">
            <text:p>-0.39025907</text:p>
          </table:table-cell>
          <table:table-cell office:value-type="float" office:value="-0.26597024" calcext:value-type="float">
            <text:p>-0.26597024</text:p>
          </table:table-cell>
          <table:table-cell office:value-type="float" office:value="-12.79998176" calcext:value-type="float">
            <text:p>-12.79998176</text:p>
          </table:table-cell>
          <table:table-cell office:value-type="float" office:value="-2.89400518" calcext:value-type="float">
            <text:p>-2.89400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75175985" calcext:value-type="float">
            <text:p>-17.75175985</text:p>
          </table:table-cell>
          <table:table-cell office:value-type="float" office:value="16.82918666" calcext:value-type="float">
            <text:p>16.82918666</text:p>
          </table:table-cell>
          <table:table-cell office:value-type="float" office:value="-1.9394167" calcext:value-type="float">
            <text:p>-1.9394167</text:p>
          </table:table-cell>
          <table:table-cell office:value-type="float" office:value="-11.1710486" calcext:value-type="float">
            <text:p>-11.1710486</text:p>
          </table:table-cell>
          <table:table-cell office:value-type="float" office:value="-33.89055172" calcext:value-type="float">
            <text:p>-33.89055172</text:p>
          </table:table-cell>
          <table:table-cell office:value-type="float" office:value="-56.10536062" calcext:value-type="float">
            <text:p>-56.10536062</text:p>
          </table:table-cell>
          <table:table-cell office:value-type="float" office:value="86.47567978" calcext:value-type="float">
            <text:p>86.4756797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5373486" calcext:value-type="float">
            <text:p>-4.25373486</text:p>
          </table:table-cell>
          <table:table-cell office:value-type="float" office:value="-40.4479184" calcext:value-type="float">
            <text:p>-40.4479184</text:p>
          </table:table-cell>
          <table:table-cell office:value-type="float" office:value="12.05238158" calcext:value-type="float">
            <text:p>12.05238158</text:p>
          </table:table-cell>
          <table:table-cell office:value-type="float" office:value="22.30150786" calcext:value-type="float">
            <text:p>22.3015078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333333" calcext:value-type="float">
            <text:p>2.93333333</text:p>
          </table:table-cell>
          <table:table-cell office:value-type="float" office:value="-19.71249899" calcext:value-type="float">
            <text:p>-19.71249899</text:p>
          </table:table-cell>
          <table:table-cell office:value-type="float" office:value="6.33430181" calcext:value-type="float">
            <text:p>6.33430181</text:p>
          </table:table-cell>
          <table:table-cell office:value-type="float" office:value="-97.93623804" calcext:value-type="float">
            <text:p>-97.93623804</text:p>
          </table:table-cell>
          <table:table-cell office:value-type="float" office:value="-0.06189641" calcext:value-type="float">
            <text:p>-0.06189641</text:p>
          </table:table-cell>
          <table:table-cell office:value-type="float" office:value="0.96533764" calcext:value-type="float">
            <text:p>0.96533764</text:p>
          </table:table-cell>
          <table:table-cell office:value-type="float" office:value="-1.11632204" calcext:value-type="float">
            <text:p>-1.11632204</text:p>
          </table:table-cell>
          <table:table-cell office:value-type="float" office:value="46.78810702" calcext:value-type="float">
            <text:p>46.78810702</text:p>
          </table:table-cell>
          <table:table-cell office:value-type="float" office:value="-9.76272937" calcext:value-type="float">
            <text:p>-9.76272937</text:p>
          </table:table-cell>
          <table:table-cell office:value-type="float" office:value="0" calcext:value-type="float">
            <text:p>0</text:p>
          </table:table-cell>
          <table:table-cell office:value-type="float" office:value="60.57060014" calcext:value-type="float">
            <text:p>60.57060014</text:p>
          </table:table-cell>
          <table:table-cell office:value-type="float" office:value="1.0571564" calcext:value-type="float">
            <text:p>1.0571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78810702" calcext:value-type="float">
            <text:p>46.78810702</text:p>
          </table:table-cell>
          <table:table-cell office:value-type="float" office:value="-9.76272937" calcext:value-type="float">
            <text:p>-9.76272937</text:p>
          </table:table-cell>
          <table:table-cell office:value-type="float" office:value="0" calcext:value-type="float">
            <text:p>0</text:p>
          </table:table-cell>
          <table:table-cell office:value-type="float" office:value="60.57060014" calcext:value-type="float">
            <text:p>60.57060014</text:p>
          </table:table-cell>
          <table:table-cell office:value-type="float" office:value="1.0571564" calcext:value-type="float">
            <text:p>1.0571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877246" calcext:value-type="float">
            <text:p>-0.03877246</text:p>
          </table:table-cell>
          <table:table-cell office:value-type="float" office:value="-1.30064979" calcext:value-type="float">
            <text:p>-1.30064979</text:p>
          </table:table-cell>
          <table:table-cell office:value-type="float" office:value="0.31411611" calcext:value-type="float">
            <text:p>0.31411611</text:p>
          </table:table-cell>
          <table:table-cell office:value-type="float" office:value="-0.07200434" calcext:value-type="float">
            <text:p>-0.07200434</text:p>
          </table:table-cell>
          <table:table-cell office:value-type="float" office:value="-1.72986422" calcext:value-type="float">
            <text:p>-1.72986422</text:p>
          </table:table-cell>
          <table:table-cell office:value-type="float" office:value="0.33374837" calcext:value-type="float">
            <text:p>0.33374837</text:p>
          </table:table-cell>
          <table:table-cell office:value-type="float" office:value="-0.06369928" calcext:value-type="float">
            <text:p>-0.06369928</text:p>
          </table:table-cell>
          <table:table-cell office:value-type="float" office:value="-3.16239991" calcext:value-type="float">
            <text:p>-3.16239991</text:p>
          </table:table-cell>
          <table:table-cell office:value-type="float" office:value="0.33374837" calcext:value-type="float">
            <text:p>0.33374837</text:p>
          </table:table-cell>
          <table:table-cell office:value-type="float" office:value="-0.04431305" calcext:value-type="float">
            <text:p>-0.04431305</text:p>
          </table:table-cell>
          <table:table-cell office:value-type="float" office:value="-3.16239991" calcext:value-type="float">
            <text:p>-3.16239991</text:p>
          </table:table-cell>
          <table:table-cell office:value-type="float" office:value="0.2748516" calcext:value-type="float">
            <text:p>0.2748516</text:p>
          </table:table-cell>
          <table:table-cell office:value-type="float" office:value="-0.03600411" calcext:value-type="float">
            <text:p>-0.03600411</text:p>
          </table:table-cell>
          <table:table-cell office:value-type="float" office:value="-2.65228506" calcext:value-type="float">
            <text:p>-2.65228506</text:p>
          </table:table-cell>
          <table:table-cell office:value-type="float" office:value="0.25521934" calcext:value-type="float">
            <text:p>0.25521934</text:p>
          </table:table-cell>
          <table:table-cell office:value-type="float" office:value="-0.02215458" calcext:value-type="float">
            <text:p>-0.02215458</text:p>
          </table:table-cell>
          <table:table-cell office:value-type="float" office:value="-2.01470653" calcext:value-type="float">
            <text:p>-2.01470653</text:p>
          </table:table-cell>
          <table:table-cell office:value-type="float" office:value="0.23558709" calcext:value-type="float">
            <text:p>0.23558709</text:p>
          </table:table-cell>
          <table:table-cell office:value-type="float" office:value="-0.27694781" calcext:value-type="float">
            <text:p>-0.27694781</text:p>
          </table:table-cell>
          <table:table-cell office:value-type="float" office:value="-14.71321059" calcext:value-type="float">
            <text:p>-14.71321059</text:p>
          </table:table-cell>
          <table:table-cell office:value-type="float" office:value="1.74701959" calcext:value-type="float">
            <text:p>1.74701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76264857" calcext:value-type="float">
            <text:p>-16.76264857</text:p>
          </table:table-cell>
          <table:table-cell office:value-type="float" office:value="16.14673745" calcext:value-type="float">
            <text:p>16.14673745</text:p>
          </table:table-cell>
          <table:table-cell office:value-type="float" office:value="-4.33279351" calcext:value-type="float">
            <text:p>-4.33279351</text:p>
          </table:table-cell>
          <table:table-cell office:value-type="float" office:value="-14.24126906" calcext:value-type="float">
            <text:p>-14.24126906</text:p>
          </table:table-cell>
          <table:table-cell office:value-type="float" office:value="-33.29588172" calcext:value-type="float">
            <text:p>-33.29588172</text:p>
          </table:table-cell>
          <table:table-cell office:value-type="float" office:value="-60.13626278" calcext:value-type="float">
            <text:p>-60.13626278</text:p>
          </table:table-cell>
          <table:table-cell office:value-type="float" office:value="86.89723147" calcext:value-type="float">
            <text:p>86.8972314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3413657" calcext:value-type="float">
            <text:p>-3.03413657</text:p>
          </table:table-cell>
          <table:table-cell office:value-type="float" office:value="-40.42874941" calcext:value-type="float">
            <text:p>-40.42874941</text:p>
          </table:table-cell>
          <table:table-cell office:value-type="float" office:value="6.92174822" calcext:value-type="float">
            <text:p>6.92174822</text:p>
          </table:table-cell>
          <table:table-cell office:value-type="float" office:value="23.33349039" calcext:value-type="float">
            <text:p>23.3334903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-19.73059553" calcext:value-type="float">
            <text:p>-19.73059553</text:p>
          </table:table-cell>
          <table:table-cell office:value-type="float" office:value="6.24738657" calcext:value-type="float">
            <text:p>6.24738657</text:p>
          </table:table-cell>
          <table:table-cell office:value-type="float" office:value="-99.80875432" calcext:value-type="float">
            <text:p>-99.80875432</text:p>
          </table:table-cell>
          <table:table-cell office:value-type="float" office:value="-0.06586817" calcext:value-type="float">
            <text:p>-0.06586817</text:p>
          </table:table-cell>
          <table:table-cell office:value-type="float" office:value="0.96563578" calcext:value-type="float">
            <text:p>0.96563578</text:p>
          </table:table-cell>
          <table:table-cell office:value-type="float" office:value="-1.10816097" calcext:value-type="float">
            <text:p>-1.10816097</text:p>
          </table:table-cell>
          <table:table-cell office:value-type="float" office:value="46.81583589" calcext:value-type="float">
            <text:p>46.81583589</text:p>
          </table:table-cell>
          <table:table-cell office:value-type="float" office:value="-9.77495293" calcext:value-type="float">
            <text:p>-9.77495293</text:p>
          </table:table-cell>
          <table:table-cell office:value-type="float" office:value="0" calcext:value-type="float">
            <text:p>0</text:p>
          </table:table-cell>
          <table:table-cell office:value-type="float" office:value="60.5639452" calcext:value-type="float">
            <text:p>60.5639452</text:p>
          </table:table-cell>
          <table:table-cell office:value-type="float" office:value="1.05704025" calcext:value-type="float">
            <text:p>1.05704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81583589" calcext:value-type="float">
            <text:p>46.81583589</text:p>
          </table:table-cell>
          <table:table-cell office:value-type="float" office:value="-9.77495293" calcext:value-type="float">
            <text:p>-9.77495293</text:p>
          </table:table-cell>
          <table:table-cell office:value-type="float" office:value="0" calcext:value-type="float">
            <text:p>0</text:p>
          </table:table-cell>
          <table:table-cell office:value-type="float" office:value="60.5639452" calcext:value-type="float">
            <text:p>60.5639452</text:p>
          </table:table-cell>
          <table:table-cell office:value-type="float" office:value="1.05704025" calcext:value-type="float">
            <text:p>1.05704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087312" calcext:value-type="float">
            <text:p>-0.04087312</text:p>
          </table:table-cell>
          <table:table-cell office:value-type="float" office:value="-1.42493149" calcext:value-type="float">
            <text:p>-1.42493149</text:p>
          </table:table-cell>
          <table:table-cell office:value-type="float" office:value="0.890131" calcext:value-type="float">
            <text:p>0.890131</text:p>
          </table:table-cell>
          <table:table-cell office:value-type="float" office:value="-0.07590547" calcext:value-type="float">
            <text:p>-0.07590547</text:p>
          </table:table-cell>
          <table:table-cell office:value-type="float" office:value="-1.89515888" calcext:value-type="float">
            <text:p>-1.89515888</text:p>
          </table:table-cell>
          <table:table-cell office:value-type="float" office:value="0.94576418" calcext:value-type="float">
            <text:p>0.94576418</text:p>
          </table:table-cell>
          <table:table-cell office:value-type="float" office:value="-0.06715045" calcext:value-type="float">
            <text:p>-0.06715045</text:p>
          </table:table-cell>
          <table:table-cell office:value-type="float" office:value="-3.46457843" calcext:value-type="float">
            <text:p>-3.46457843</text:p>
          </table:table-cell>
          <table:table-cell office:value-type="float" office:value="0.94576418" calcext:value-type="float">
            <text:p>0.94576418</text:p>
          </table:table-cell>
          <table:table-cell office:value-type="float" office:value="-0.04671389" calcext:value-type="float">
            <text:p>-0.04671389</text:p>
          </table:table-cell>
          <table:table-cell office:value-type="float" office:value="-3.46457843" calcext:value-type="float">
            <text:p>-3.46457843</text:p>
          </table:table-cell>
          <table:table-cell office:value-type="float" office:value="0.77886462" calcext:value-type="float">
            <text:p>0.77886462</text:p>
          </table:table-cell>
          <table:table-cell office:value-type="float" office:value="-0.03795478" calcext:value-type="float">
            <text:p>-0.03795478</text:p>
          </table:table-cell>
          <table:table-cell office:value-type="float" office:value="-2.9057203" calcext:value-type="float">
            <text:p>-2.9057203</text:p>
          </table:table-cell>
          <table:table-cell office:value-type="float" office:value="0.72323143" calcext:value-type="float">
            <text:p>0.72323143</text:p>
          </table:table-cell>
          <table:table-cell office:value-type="float" office:value="-0.0233549" calcext:value-type="float">
            <text:p>-0.0233549</text:p>
          </table:table-cell>
          <table:table-cell office:value-type="float" office:value="-2.20721888" calcext:value-type="float">
            <text:p>-2.20721888</text:p>
          </table:table-cell>
          <table:table-cell office:value-type="float" office:value="0.66759825" calcext:value-type="float">
            <text:p>0.66759825</text:p>
          </table:table-cell>
          <table:table-cell office:value-type="float" office:value="-0.29195259" calcext:value-type="float">
            <text:p>-0.29195259</text:p>
          </table:table-cell>
          <table:table-cell office:value-type="float" office:value="-16.11911002" calcext:value-type="float">
            <text:p>-16.11911002</text:p>
          </table:table-cell>
          <table:table-cell office:value-type="float" office:value="4.95064156" calcext:value-type="float">
            <text:p>4.95064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96158136" calcext:value-type="float">
            <text:p>-15.96158136</text:p>
          </table:table-cell>
          <table:table-cell office:value-type="float" office:value="16.03529142" calcext:value-type="float">
            <text:p>16.03529142</text:p>
          </table:table-cell>
          <table:table-cell office:value-type="float" office:value="-6.85388676" calcext:value-type="float">
            <text:p>-6.85388676</text:p>
          </table:table-cell>
          <table:table-cell office:value-type="float" office:value="-17.41805318" calcext:value-type="float">
            <text:p>-17.41805318</text:p>
          </table:table-cell>
          <table:table-cell office:value-type="float" office:value="-32.86286592" calcext:value-type="float">
            <text:p>-32.86286592</text:p>
          </table:table-cell>
          <table:table-cell office:value-type="float" office:value="-63.6648233" calcext:value-type="float">
            <text:p>-63.6648233</text:p>
          </table:table-cell>
          <table:table-cell office:value-type="float" office:value="87.02119031" calcext:value-type="float">
            <text:p>87.0211903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4837184" calcext:value-type="float">
            <text:p>-1.64837184</text:p>
          </table:table-cell>
          <table:table-cell office:value-type="float" office:value="-40.38124379" calcext:value-type="float">
            <text:p>-40.38124379</text:p>
          </table:table-cell>
          <table:table-cell office:value-type="float" office:value="2.82378366" calcext:value-type="float">
            <text:p>2.82378366</text:p>
          </table:table-cell>
          <table:table-cell office:value-type="float" office:value="24.34932483" calcext:value-type="float">
            <text:p>24.3493248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666667" calcext:value-type="float">
            <text:p>2.96666667</text:p>
          </table:table-cell>
          <table:table-cell office:value-type="float" office:value="-20.24627259" calcext:value-type="float">
            <text:p>-20.24627259</text:p>
          </table:table-cell>
          <table:table-cell office:value-type="float" office:value="6.23092098" calcext:value-type="float">
            <text:p>6.23092098</text:p>
          </table:table-cell>
          <table:table-cell office:value-type="float" office:value="-99.63906901" calcext:value-type="float">
            <text:p>-99.63906901</text:p>
          </table:table-cell>
          <table:table-cell office:value-type="float" office:value="-0.06780833" calcext:value-type="float">
            <text:p>-0.06780833</text:p>
          </table:table-cell>
          <table:table-cell office:value-type="float" office:value="0.96530934" calcext:value-type="float">
            <text:p>0.96530934</text:p>
          </table:table-cell>
          <table:table-cell office:value-type="float" office:value="-1.09894088" calcext:value-type="float">
            <text:p>-1.09894088</text:p>
          </table:table-cell>
          <table:table-cell office:value-type="float" office:value="46.81970099" calcext:value-type="float">
            <text:p>46.81970099</text:p>
          </table:table-cell>
          <table:table-cell office:value-type="float" office:value="-9.77660911" calcext:value-type="float">
            <text:p>-9.77660911</text:p>
          </table:table-cell>
          <table:table-cell office:value-type="float" office:value="0" calcext:value-type="float">
            <text:p>0</text:p>
          </table:table-cell>
          <table:table-cell office:value-type="float" office:value="60.56301936" calcext:value-type="float">
            <text:p>60.56301936</text:p>
          </table:table-cell>
          <table:table-cell office:value-type="float" office:value="1.05702409" calcext:value-type="float">
            <text:p>1.05702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81970099" calcext:value-type="float">
            <text:p>46.81970099</text:p>
          </table:table-cell>
          <table:table-cell office:value-type="float" office:value="-9.77660911" calcext:value-type="float">
            <text:p>-9.77660911</text:p>
          </table:table-cell>
          <table:table-cell office:value-type="float" office:value="0" calcext:value-type="float">
            <text:p>0</text:p>
          </table:table-cell>
          <table:table-cell office:value-type="float" office:value="60.56301936" calcext:value-type="float">
            <text:p>60.56301936</text:p>
          </table:table-cell>
          <table:table-cell office:value-type="float" office:value="1.05702409" calcext:value-type="float">
            <text:p>1.05702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275808" calcext:value-type="float">
            <text:p>-0.04275808</text:p>
          </table:table-cell>
          <table:table-cell office:value-type="float" office:value="-1.49136816" calcext:value-type="float">
            <text:p>-1.49136816</text:p>
          </table:table-cell>
          <table:table-cell office:value-type="float" office:value="1.11252954" calcext:value-type="float">
            <text:p>1.11252954</text:p>
          </table:table-cell>
          <table:table-cell office:value-type="float" office:value="-0.07940603" calcext:value-type="float">
            <text:p>-0.07940603</text:p>
          </table:table-cell>
          <table:table-cell office:value-type="float" office:value="-1.98351965" calcext:value-type="float">
            <text:p>-1.98351965</text:p>
          </table:table-cell>
          <table:table-cell office:value-type="float" office:value="1.18206264" calcext:value-type="float">
            <text:p>1.18206264</text:p>
          </table:table-cell>
          <table:table-cell office:value-type="float" office:value="-0.07024725" calcext:value-type="float">
            <text:p>-0.07024725</text:p>
          </table:table-cell>
          <table:table-cell office:value-type="float" office:value="-3.62611254" calcext:value-type="float">
            <text:p>-3.62611254</text:p>
          </table:table-cell>
          <table:table-cell office:value-type="float" office:value="1.18206264" calcext:value-type="float">
            <text:p>1.18206264</text:p>
          </table:table-cell>
          <table:table-cell office:value-type="float" office:value="-0.04886821" calcext:value-type="float">
            <text:p>-0.04886821</text:p>
          </table:table-cell>
          <table:table-cell office:value-type="float" office:value="-3.62611254" calcext:value-type="float">
            <text:p>-3.62611254</text:p>
          </table:table-cell>
          <table:table-cell office:value-type="float" office:value="0.97346335" calcext:value-type="float">
            <text:p>0.97346335</text:p>
          </table:table-cell>
          <table:table-cell office:value-type="float" office:value="-0.03970515" calcext:value-type="float">
            <text:p>-0.03970515</text:p>
          </table:table-cell>
          <table:table-cell office:value-type="float" office:value="-3.04119795" calcext:value-type="float">
            <text:p>-3.04119795</text:p>
          </table:table-cell>
          <table:table-cell office:value-type="float" office:value="0.90393025" calcext:value-type="float">
            <text:p>0.90393025</text:p>
          </table:table-cell>
          <table:table-cell office:value-type="float" office:value="-0.02443197" calcext:value-type="float">
            <text:p>-0.02443197</text:p>
          </table:table-cell>
          <table:table-cell office:value-type="float" office:value="-2.31012928" calcext:value-type="float">
            <text:p>-2.31012928</text:p>
          </table:table-cell>
          <table:table-cell office:value-type="float" office:value="0.83439716" calcext:value-type="float">
            <text:p>0.83439716</text:p>
          </table:table-cell>
          <table:table-cell office:value-type="float" office:value="-0.30541669" calcext:value-type="float">
            <text:p>-0.30541669</text:p>
          </table:table-cell>
          <table:table-cell office:value-type="float" office:value="-16.87065487" calcext:value-type="float">
            <text:p>-16.87065487</text:p>
          </table:table-cell>
          <table:table-cell office:value-type="float" office:value="6.18755556" calcext:value-type="float">
            <text:p>6.187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518158" calcext:value-type="float">
            <text:p>-16.1518158</text:p>
          </table:table-cell>
          <table:table-cell office:value-type="float" office:value="15.93837825" calcext:value-type="float">
            <text:p>15.93837825</text:p>
          </table:table-cell>
          <table:table-cell office:value-type="float" office:value="-7.24641521" calcext:value-type="float">
            <text:p>-7.24641521</text:p>
          </table:table-cell>
          <table:table-cell office:value-type="float" office:value="-20.57476598" calcext:value-type="float">
            <text:p>-20.57476598</text:p>
          </table:table-cell>
          <table:table-cell office:value-type="float" office:value="-32.5353487" calcext:value-type="float">
            <text:p>-32.5353487</text:p>
          </table:table-cell>
          <table:table-cell office:value-type="float" office:value="-66.78491993" calcext:value-type="float">
            <text:p>-66.78491993</text:p>
          </table:table-cell>
          <table:table-cell office:value-type="float" office:value="86.95159418" calcext:value-type="float">
            <text:p>86.9515941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171638" calcext:value-type="float">
            <text:p>-0.25171638</text:p>
          </table:table-cell>
          <table:table-cell office:value-type="float" office:value="-40.66878677" calcext:value-type="float">
            <text:p>-40.66878677</text:p>
          </table:table-cell>
          <table:table-cell office:value-type="float" office:value="1.73585852" calcext:value-type="float">
            <text:p>1.73585852</text:p>
          </table:table-cell>
          <table:table-cell office:value-type="float" office:value="25.3187292" calcext:value-type="float">
            <text:p>25.318729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333333" calcext:value-type="float">
            <text:p>2.98333333</text:p>
          </table:table-cell>
          <table:table-cell office:value-type="float" office:value="-21.39375979" calcext:value-type="float">
            <text:p>-21.39375979</text:p>
          </table:table-cell>
          <table:table-cell office:value-type="float" office:value="6.30312218" calcext:value-type="float">
            <text:p>6.30312218</text:p>
          </table:table-cell>
          <table:table-cell office:value-type="float" office:value="-97.54665231" calcext:value-type="float">
            <text:p>-97.54665231</text:p>
          </table:table-cell>
          <table:table-cell office:value-type="float" office:value="-0.06732946" calcext:value-type="float">
            <text:p>-0.06732946</text:p>
          </table:table-cell>
          <table:table-cell office:value-type="float" office:value="0.96421081" calcext:value-type="float">
            <text:p>0.96421081</text:p>
          </table:table-cell>
          <table:table-cell office:value-type="float" office:value="-1.08876891" calcext:value-type="float">
            <text:p>-1.08876891</text:p>
          </table:table-cell>
          <table:table-cell office:value-type="float" office:value="46.85272762" calcext:value-type="float">
            <text:p>46.85272762</text:p>
          </table:table-cell>
          <table:table-cell office:value-type="float" office:value="-9.79037234" calcext:value-type="float">
            <text:p>-9.79037234</text:p>
          </table:table-cell>
          <table:table-cell office:value-type="float" office:value="0" calcext:value-type="float">
            <text:p>0</text:p>
          </table:table-cell>
          <table:table-cell office:value-type="float" office:value="60.55512558" calcext:value-type="float">
            <text:p>60.55512558</text:p>
          </table:table-cell>
          <table:table-cell office:value-type="float" office:value="1.05688632" calcext:value-type="float">
            <text:p>1.05688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85272762" calcext:value-type="float">
            <text:p>46.85272762</text:p>
          </table:table-cell>
          <table:table-cell office:value-type="float" office:value="-9.79037234" calcext:value-type="float">
            <text:p>-9.79037234</text:p>
          </table:table-cell>
          <table:table-cell office:value-type="float" office:value="0" calcext:value-type="float">
            <text:p>0</text:p>
          </table:table-cell>
          <table:table-cell office:value-type="float" office:value="60.55512558" calcext:value-type="float">
            <text:p>60.55512558</text:p>
          </table:table-cell>
          <table:table-cell office:value-type="float" office:value="1.05688632" calcext:value-type="float">
            <text:p>1.05688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472119" calcext:value-type="float">
            <text:p>-0.04472119</text:p>
          </table:table-cell>
          <table:table-cell office:value-type="float" office:value="-1.48247324" calcext:value-type="float">
            <text:p>-1.48247324</text:p>
          </table:table-cell>
          <table:table-cell office:value-type="float" office:value="0.98375844" calcext:value-type="float">
            <text:p>0.98375844</text:p>
          </table:table-cell>
          <table:table-cell office:value-type="float" office:value="-0.08305172" calcext:value-type="float">
            <text:p>-0.08305172</text:p>
          </table:table-cell>
          <table:table-cell office:value-type="float" office:value="-1.97168941" calcext:value-type="float">
            <text:p>-1.97168941</text:p>
          </table:table-cell>
          <table:table-cell office:value-type="float" office:value="1.04524334" calcext:value-type="float">
            <text:p>1.04524334</text:p>
          </table:table-cell>
          <table:table-cell office:value-type="float" office:value="-0.07347244" calcext:value-type="float">
            <text:p>-0.07347244</text:p>
          </table:table-cell>
          <table:table-cell office:value-type="float" office:value="-3.60448543" calcext:value-type="float">
            <text:p>-3.60448543</text:p>
          </table:table-cell>
          <table:table-cell office:value-type="float" office:value="1.04524334" calcext:value-type="float">
            <text:p>1.04524334</text:p>
          </table:table-cell>
          <table:table-cell office:value-type="float" office:value="-0.05111185" calcext:value-type="float">
            <text:p>-0.05111185</text:p>
          </table:table-cell>
          <table:table-cell office:value-type="float" office:value="-3.60448543" calcext:value-type="float">
            <text:p>-3.60448543</text:p>
          </table:table-cell>
          <table:table-cell office:value-type="float" office:value="0.86078863" calcext:value-type="float">
            <text:p>0.86078863</text:p>
          </table:table-cell>
          <table:table-cell office:value-type="float" office:value="-0.0415281" calcext:value-type="float">
            <text:p>-0.0415281</text:p>
          </table:table-cell>
          <table:table-cell office:value-type="float" office:value="-3.02305943" calcext:value-type="float">
            <text:p>-3.02305943</text:p>
          </table:table-cell>
          <table:table-cell office:value-type="float" office:value="0.79930373" calcext:value-type="float">
            <text:p>0.79930373</text:p>
          </table:table-cell>
          <table:table-cell office:value-type="float" office:value="-0.02555369" calcext:value-type="float">
            <text:p>-0.02555369</text:p>
          </table:table-cell>
          <table:table-cell office:value-type="float" office:value="-2.29635104" calcext:value-type="float">
            <text:p>-2.29635104</text:p>
          </table:table-cell>
          <table:table-cell office:value-type="float" office:value="0.73781883" calcext:value-type="float">
            <text:p>0.73781883</text:p>
          </table:table-cell>
          <table:table-cell office:value-type="float" office:value="-0.31943898" calcext:value-type="float">
            <text:p>-0.31943898</text:p>
          </table:table-cell>
          <table:table-cell office:value-type="float" office:value="-16.77003376" calcext:value-type="float">
            <text:p>-16.77003376</text:p>
          </table:table-cell>
          <table:table-cell office:value-type="float" office:value="5.4713693" calcext:value-type="float">
            <text:p>5.4713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0676874" calcext:value-type="float">
            <text:p>-16.50676874</text:p>
          </table:table-cell>
          <table:table-cell office:value-type="float" office:value="14.92163447" calcext:value-type="float">
            <text:p>14.92163447</text:p>
          </table:table-cell>
          <table:table-cell office:value-type="float" office:value="-10.80793829" calcext:value-type="float">
            <text:p>-10.80793829</text:p>
          </table:table-cell>
          <table:table-cell office:value-type="float" office:value="-23.48657998" calcext:value-type="float">
            <text:p>-23.48657998</text:p>
          </table:table-cell>
          <table:table-cell office:value-type="float" office:value="-32.53811475" calcext:value-type="float">
            <text:p>-32.53811475</text:p>
          </table:table-cell>
          <table:table-cell office:value-type="float" office:value="-69.43602415" calcext:value-type="float">
            <text:p>-69.43602415</text:p>
          </table:table-cell>
          <table:table-cell office:value-type="float" office:value="86.35758198" calcext:value-type="float">
            <text:p>86.3575819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94086" calcext:value-type="float">
            <text:p>0.6094086</text:p>
          </table:table-cell>
          <table:table-cell office:value-type="float" office:value="-39.89576876" calcext:value-type="float">
            <text:p>-39.89576876</text:p>
          </table:table-cell>
          <table:table-cell office:value-type="float" office:value="-4.09533264" calcext:value-type="float">
            <text:p>-4.09533264</text:p>
          </table:table-cell>
          <table:table-cell office:value-type="float" office:value="26.30288939" calcext:value-type="float">
            <text:p>26.3028893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2.81037905" calcext:value-type="float">
            <text:p>-22.81037905</text:p>
          </table:table-cell>
          <table:table-cell office:value-type="float" office:value="6.39323923" calcext:value-type="float">
            <text:p>6.39323923</text:p>
          </table:table-cell>
          <table:table-cell office:value-type="float" office:value="-94.39340011" calcext:value-type="float">
            <text:p>-94.39340011</text:p>
          </table:table-cell>
          <table:table-cell office:value-type="float" office:value="-0.065836" calcext:value-type="float">
            <text:p>-0.065836</text:p>
          </table:table-cell>
          <table:table-cell office:value-type="float" office:value="0.96253963" calcext:value-type="float">
            <text:p>0.96253963</text:p>
          </table:table-cell>
          <table:table-cell office:value-type="float" office:value="-1.07891105" calcext:value-type="float">
            <text:p>-1.07891105</text:p>
          </table:table-cell>
          <table:table-cell office:value-type="float" office:value="46.8562159" calcext:value-type="float">
            <text:p>46.8562159</text:p>
          </table:table-cell>
          <table:table-cell office:value-type="float" office:value="-9.79178069" calcext:value-type="float">
            <text:p>-9.79178069</text:p>
          </table:table-cell>
          <table:table-cell office:value-type="float" office:value="0" calcext:value-type="float">
            <text:p>0</text:p>
          </table:table-cell>
          <table:table-cell office:value-type="float" office:value="60.55429358" calcext:value-type="float">
            <text:p>60.55429358</text:p>
          </table:table-cell>
          <table:table-cell office:value-type="float" office:value="1.0568718" calcext:value-type="float">
            <text:p>1.05687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8562159" calcext:value-type="float">
            <text:p>46.8562159</text:p>
          </table:table-cell>
          <table:table-cell office:value-type="float" office:value="-9.79178069" calcext:value-type="float">
            <text:p>-9.79178069</text:p>
          </table:table-cell>
          <table:table-cell office:value-type="float" office:value="0" calcext:value-type="float">
            <text:p>0</text:p>
          </table:table-cell>
          <table:table-cell office:value-type="float" office:value="60.55429358" calcext:value-type="float">
            <text:p>60.55429358</text:p>
          </table:table-cell>
          <table:table-cell office:value-type="float" office:value="1.0568718" calcext:value-type="float">
            <text:p>1.05687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526476" calcext:value-type="float">
            <text:p>-0.04526476</text:p>
          </table:table-cell>
          <table:table-cell office:value-type="float" office:value="-1.43513174" calcext:value-type="float">
            <text:p>-1.43513174</text:p>
          </table:table-cell>
          <table:table-cell office:value-type="float" office:value="0.61552318" calcext:value-type="float">
            <text:p>0.61552318</text:p>
          </table:table-cell>
          <table:table-cell office:value-type="float" office:value="-0.08406119" calcext:value-type="float">
            <text:p>-0.08406119</text:p>
          </table:table-cell>
          <table:table-cell office:value-type="float" office:value="-1.90872521" calcext:value-type="float">
            <text:p>-1.90872521</text:p>
          </table:table-cell>
          <table:table-cell office:value-type="float" office:value="0.65399338" calcext:value-type="float">
            <text:p>0.65399338</text:p>
          </table:table-cell>
          <table:table-cell office:value-type="float" office:value="-0.07436548" calcext:value-type="float">
            <text:p>-0.07436548</text:p>
          </table:table-cell>
          <table:table-cell office:value-type="float" office:value="-3.48937931" calcext:value-type="float">
            <text:p>-3.48937931</text:p>
          </table:table-cell>
          <table:table-cell office:value-type="float" office:value="0.65399338" calcext:value-type="float">
            <text:p>0.65399338</text:p>
          </table:table-cell>
          <table:table-cell office:value-type="float" office:value="-0.0517331" calcext:value-type="float">
            <text:p>-0.0517331</text:p>
          </table:table-cell>
          <table:table-cell office:value-type="float" office:value="-3.48937931" calcext:value-type="float">
            <text:p>-3.48937931</text:p>
          </table:table-cell>
          <table:table-cell office:value-type="float" office:value="0.53858279" calcext:value-type="float">
            <text:p>0.53858279</text:p>
          </table:table-cell>
          <table:table-cell office:value-type="float" office:value="-0.04203286" calcext:value-type="float">
            <text:p>-0.04203286</text:p>
          </table:table-cell>
          <table:table-cell office:value-type="float" office:value="-2.92652064" calcext:value-type="float">
            <text:p>-2.92652064</text:p>
          </table:table-cell>
          <table:table-cell office:value-type="float" office:value="0.50011259" calcext:value-type="float">
            <text:p>0.50011259</text:p>
          </table:table-cell>
          <table:table-cell office:value-type="float" office:value="-0.02586428" calcext:value-type="float">
            <text:p>-0.02586428</text:p>
          </table:table-cell>
          <table:table-cell office:value-type="float" office:value="-2.22301906" calcext:value-type="float">
            <text:p>-2.22301906</text:p>
          </table:table-cell>
          <table:table-cell office:value-type="float" office:value="0.46164239" calcext:value-type="float">
            <text:p>0.46164239</text:p>
          </table:table-cell>
          <table:table-cell office:value-type="float" office:value="-0.32332167" calcext:value-type="float">
            <text:p>-0.32332167</text:p>
          </table:table-cell>
          <table:table-cell office:value-type="float" office:value="-16.23449726" calcext:value-type="float">
            <text:p>-16.23449726</text:p>
          </table:table-cell>
          <table:table-cell office:value-type="float" office:value="3.42335529" calcext:value-type="float">
            <text:p>3.42335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97729243" calcext:value-type="float">
            <text:p>-16.97729243</text:p>
          </table:table-cell>
          <table:table-cell office:value-type="float" office:value="14.95625281" calcext:value-type="float">
            <text:p>14.95625281</text:p>
          </table:table-cell>
          <table:table-cell office:value-type="float" office:value="-10.8905502" calcext:value-type="float">
            <text:p>-10.8905502</text:p>
          </table:table-cell>
          <table:table-cell office:value-type="float" office:value="-25.94292161" calcext:value-type="float">
            <text:p>-25.94292161</text:p>
          </table:table-cell>
          <table:table-cell office:value-type="float" office:value="-32.708539" calcext:value-type="float">
            <text:p>-32.708539</text:p>
          </table:table-cell>
          <table:table-cell office:value-type="float" office:value="-71.62405438" calcext:value-type="float">
            <text:p>-71.62405438</text:p>
          </table:table-cell>
          <table:table-cell office:value-type="float" office:value="86.0164074" calcext:value-type="float">
            <text:p>86.016407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138578" calcext:value-type="float">
            <text:p>1.50138578</text:p>
          </table:table-cell>
          <table:table-cell office:value-type="float" office:value="-40.15224271" calcext:value-type="float">
            <text:p>-40.15224271</text:p>
          </table:table-cell>
          <table:table-cell office:value-type="float" office:value="-4.23569445" calcext:value-type="float">
            <text:p>-4.23569445</text:p>
          </table:table-cell>
          <table:table-cell office:value-type="float" office:value="27.06334391" calcext:value-type="float">
            <text:p>27.0633439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666667" calcext:value-type="float">
            <text:p>3.01666667</text:p>
          </table:table-cell>
          <table:table-cell office:value-type="float" office:value="-24.49430458" calcext:value-type="float">
            <text:p>-24.49430458</text:p>
          </table:table-cell>
          <table:table-cell office:value-type="float" office:value="6.3526686" calcext:value-type="float">
            <text:p>6.3526686</text:p>
          </table:table-cell>
          <table:table-cell office:value-type="float" office:value="-91.30254791" calcext:value-type="float">
            <text:p>-91.30254791</text:p>
          </table:table-cell>
          <table:table-cell office:value-type="float" office:value="-0.06429392" calcext:value-type="float">
            <text:p>-0.06429392</text:p>
          </table:table-cell>
          <table:table-cell office:value-type="float" office:value="0.9604817" calcext:value-type="float">
            <text:p>0.9604817</text:p>
          </table:table-cell>
          <table:table-cell office:value-type="float" office:value="-1.07009563" calcext:value-type="float">
            <text:p>-1.07009563</text:p>
          </table:table-cell>
          <table:table-cell office:value-type="float" office:value="46.86082103" calcext:value-type="float">
            <text:p>46.86082103</text:p>
          </table:table-cell>
          <table:table-cell office:value-type="float" office:value="-9.79362817" calcext:value-type="float">
            <text:p>-9.79362817</text:p>
          </table:table-cell>
          <table:table-cell office:value-type="float" office:value="0" calcext:value-type="float">
            <text:p>0</text:p>
          </table:table-cell>
          <table:table-cell office:value-type="float" office:value="60.55319575" calcext:value-type="float">
            <text:p>60.55319575</text:p>
          </table:table-cell>
          <table:table-cell office:value-type="float" office:value="1.05685264" calcext:value-type="float">
            <text:p>1.05685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86082103" calcext:value-type="float">
            <text:p>46.86082103</text:p>
          </table:table-cell>
          <table:table-cell office:value-type="float" office:value="-9.79362817" calcext:value-type="float">
            <text:p>-9.79362817</text:p>
          </table:table-cell>
          <table:table-cell office:value-type="float" office:value="0" calcext:value-type="float">
            <text:p>0</text:p>
          </table:table-cell>
          <table:table-cell office:value-type="float" office:value="60.55319575" calcext:value-type="float">
            <text:p>60.55319575</text:p>
          </table:table-cell>
          <table:table-cell office:value-type="float" office:value="1.05685264" calcext:value-type="float">
            <text:p>1.05685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782925" calcext:value-type="float">
            <text:p>-0.04782925</text:p>
          </table:table-cell>
          <table:table-cell office:value-type="float" office:value="-1.34117297" calcext:value-type="float">
            <text:p>-1.34117297</text:p>
          </table:table-cell>
          <table:table-cell office:value-type="float" office:value="0.17198713" calcext:value-type="float">
            <text:p>0.17198713</text:p>
          </table:table-cell>
          <table:table-cell office:value-type="float" office:value="-0.08882369" calcext:value-type="float">
            <text:p>-0.08882369</text:p>
          </table:table-cell>
          <table:table-cell office:value-type="float" office:value="-1.78376005" calcext:value-type="float">
            <text:p>-1.78376005</text:p>
          </table:table-cell>
          <table:table-cell office:value-type="float" office:value="0.18273633" calcext:value-type="float">
            <text:p>0.18273633</text:p>
          </table:table-cell>
          <table:table-cell office:value-type="float" office:value="-0.07857867" calcext:value-type="float">
            <text:p>-0.07857867</text:p>
          </table:table-cell>
          <table:table-cell office:value-type="float" office:value="-3.26092796" calcext:value-type="float">
            <text:p>-3.26092796</text:p>
          </table:table-cell>
          <table:table-cell office:value-type="float" office:value="0.18273633" calcext:value-type="float">
            <text:p>0.18273633</text:p>
          </table:table-cell>
          <table:table-cell office:value-type="float" office:value="-0.05466404" calcext:value-type="float">
            <text:p>-0.05466404</text:p>
          </table:table-cell>
          <table:table-cell office:value-type="float" office:value="-3.26092796" calcext:value-type="float">
            <text:p>-3.26092796</text:p>
          </table:table-cell>
          <table:table-cell office:value-type="float" office:value="0.15048874" calcext:value-type="float">
            <text:p>0.15048874</text:p>
          </table:table-cell>
          <table:table-cell office:value-type="float" office:value="-0.04441424" calcext:value-type="float">
            <text:p>-0.04441424</text:p>
          </table:table-cell>
          <table:table-cell office:value-type="float" office:value="-2.73491992" calcext:value-type="float">
            <text:p>-2.73491992</text:p>
          </table:table-cell>
          <table:table-cell office:value-type="float" office:value="0.13973954" calcext:value-type="float">
            <text:p>0.13973954</text:p>
          </table:table-cell>
          <table:table-cell office:value-type="float" office:value="-0.02732963" calcext:value-type="float">
            <text:p>-0.02732963</text:p>
          </table:table-cell>
          <table:table-cell office:value-type="float" office:value="-2.07747693" calcext:value-type="float">
            <text:p>-2.07747693</text:p>
          </table:table-cell>
          <table:table-cell office:value-type="float" office:value="0.12899035" calcext:value-type="float">
            <text:p>0.12899035</text:p>
          </table:table-cell>
          <table:table-cell office:value-type="float" office:value="-0.34163952" calcext:value-type="float">
            <text:p>-0.34163952</text:p>
          </table:table-cell>
          <table:table-cell office:value-type="float" office:value="-15.17161688" calcext:value-type="float">
            <text:p>-15.17161688</text:p>
          </table:table-cell>
          <table:table-cell office:value-type="float" office:value="0.95654083" calcext:value-type="float">
            <text:p>0.95654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76583467" calcext:value-type="float">
            <text:p>-17.76583467</text:p>
          </table:table-cell>
          <table:table-cell office:value-type="float" office:value="14.86234591" calcext:value-type="float">
            <text:p>14.86234591</text:p>
          </table:table-cell>
          <table:table-cell office:value-type="float" office:value="-10.62043079" calcext:value-type="float">
            <text:p>-10.62043079</text:p>
          </table:table-cell>
          <table:table-cell office:value-type="float" office:value="-27.79363617" calcext:value-type="float">
            <text:p>-27.79363617</text:p>
          </table:table-cell>
          <table:table-cell office:value-type="float" office:value="-33.44198175" calcext:value-type="float">
            <text:p>-33.44198175</text:p>
          </table:table-cell>
          <table:table-cell office:value-type="float" office:value="-73.11485347" calcext:value-type="float">
            <text:p>-73.11485347</text:p>
          </table:table-cell>
          <table:table-cell office:value-type="float" office:value="86.02745056" calcext:value-type="float">
            <text:p>86.0274505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79199" calcext:value-type="float">
            <text:p>1.95879199</text:p>
          </table:table-cell>
          <table:table-cell office:value-type="float" office:value="-40.46894429" calcext:value-type="float">
            <text:p>-40.46894429</text:p>
          </table:table-cell>
          <table:table-cell office:value-type="float" office:value="-4.01203288" calcext:value-type="float">
            <text:p>-4.01203288</text:p>
          </table:table-cell>
          <table:table-cell office:value-type="float" office:value="27.69807249" calcext:value-type="float">
            <text:p>27.6980724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333333" calcext:value-type="float">
            <text:p>3.03333333</text:p>
          </table:table-cell>
          <table:table-cell office:value-type="float" office:value="-25.98579334" calcext:value-type="float">
            <text:p>-25.98579334</text:p>
          </table:table-cell>
          <table:table-cell office:value-type="float" office:value="6.0421916" calcext:value-type="float">
            <text:p>6.0421916</text:p>
          </table:table-cell>
          <table:table-cell office:value-type="float" office:value="-89.22667971" calcext:value-type="float">
            <text:p>-89.22667971</text:p>
          </table:table-cell>
          <table:table-cell office:value-type="float" office:value="-0.06384191" calcext:value-type="float">
            <text:p>-0.06384191</text:p>
          </table:table-cell>
          <table:table-cell office:value-type="float" office:value="0.95869568" calcext:value-type="float">
            <text:p>0.95869568</text:p>
          </table:table-cell>
          <table:table-cell office:value-type="float" office:value="-1.0620757" calcext:value-type="float">
            <text:p>-1.0620757</text:p>
          </table:table-cell>
          <table:table-cell office:value-type="float" office:value="46.87408474" calcext:value-type="float">
            <text:p>46.87408474</text:p>
          </table:table-cell>
          <table:table-cell office:value-type="float" office:value="-9.79887046" calcext:value-type="float">
            <text:p>-9.79887046</text:p>
          </table:table-cell>
          <table:table-cell office:value-type="float" office:value="0" calcext:value-type="float">
            <text:p>0</text:p>
          </table:table-cell>
          <table:table-cell office:value-type="float" office:value="60.55003766" calcext:value-type="float">
            <text:p>60.55003766</text:p>
          </table:table-cell>
          <table:table-cell office:value-type="float" office:value="1.05679752" calcext:value-type="float">
            <text:p>1.05679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87408474" calcext:value-type="float">
            <text:p>46.87408474</text:p>
          </table:table-cell>
          <table:table-cell office:value-type="float" office:value="-9.79887046" calcext:value-type="float">
            <text:p>-9.79887046</text:p>
          </table:table-cell>
          <table:table-cell office:value-type="float" office:value="0" calcext:value-type="float">
            <text:p>0</text:p>
          </table:table-cell>
          <table:table-cell office:value-type="float" office:value="60.55003766" calcext:value-type="float">
            <text:p>60.55003766</text:p>
          </table:table-cell>
          <table:table-cell office:value-type="float" office:value="1.05679752" calcext:value-type="float">
            <text:p>1.05679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904611" calcext:value-type="float">
            <text:p>-0.04904611</text:p>
          </table:table-cell>
          <table:table-cell office:value-type="float" office:value="-1.25028304" calcext:value-type="float">
            <text:p>-1.25028304</text:p>
          </table:table-cell>
          <table:table-cell office:value-type="float" office:value="-0.22921482" calcext:value-type="float">
            <text:p>-0.22921482</text:p>
          </table:table-cell>
          <table:table-cell office:value-type="float" office:value="-0.09108353" calcext:value-type="float">
            <text:p>-0.09108353</text:p>
          </table:table-cell>
          <table:table-cell office:value-type="float" office:value="-1.66287644" calcext:value-type="float">
            <text:p>-1.66287644</text:p>
          </table:table-cell>
          <table:table-cell office:value-type="float" office:value="-0.24354075" calcext:value-type="float">
            <text:p>-0.24354075</text:p>
          </table:table-cell>
          <table:table-cell office:value-type="float" office:value="-0.08057785" calcext:value-type="float">
            <text:p>-0.08057785</text:p>
          </table:table-cell>
          <table:table-cell office:value-type="float" office:value="-3.03993818" calcext:value-type="float">
            <text:p>-3.03993818</text:p>
          </table:table-cell>
          <table:table-cell office:value-type="float" office:value="-0.24354075" calcext:value-type="float">
            <text:p>-0.24354075</text:p>
          </table:table-cell>
          <table:table-cell office:value-type="float" office:value="-0.0560548" calcext:value-type="float">
            <text:p>-0.0560548</text:p>
          </table:table-cell>
          <table:table-cell office:value-type="float" office:value="-3.03993818" calcext:value-type="float">
            <text:p>-3.03993818</text:p>
          </table:table-cell>
          <table:table-cell office:value-type="float" office:value="-0.20056297" calcext:value-type="float">
            <text:p>-0.20056297</text:p>
          </table:table-cell>
          <table:table-cell office:value-type="float" office:value="-0.04554422" calcext:value-type="float">
            <text:p>-0.04554422</text:p>
          </table:table-cell>
          <table:table-cell office:value-type="float" office:value="-2.54957717" calcext:value-type="float">
            <text:p>-2.54957717</text:p>
          </table:table-cell>
          <table:table-cell office:value-type="float" office:value="-0.18623704" calcext:value-type="float">
            <text:p>-0.18623704</text:p>
          </table:table-cell>
          <table:table-cell office:value-type="float" office:value="-0.02802495" calcext:value-type="float">
            <text:p>-0.02802495</text:p>
          </table:table-cell>
          <table:table-cell office:value-type="float" office:value="-1.93668843" calcext:value-type="float">
            <text:p>-1.93668843</text:p>
          </table:table-cell>
          <table:table-cell office:value-type="float" office:value="-0.17191112" calcext:value-type="float">
            <text:p>-0.17191112</text:p>
          </table:table-cell>
          <table:table-cell office:value-type="float" office:value="-0.35033145" calcext:value-type="float">
            <text:p>-0.35033145</text:p>
          </table:table-cell>
          <table:table-cell office:value-type="float" office:value="-14.14345178" calcext:value-type="float">
            <text:p>-14.14345178</text:p>
          </table:table-cell>
          <table:table-cell office:value-type="float" office:value="-1.27482406" calcext:value-type="float">
            <text:p>-1.27482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46264088" calcext:value-type="float">
            <text:p>-19.46264088</text:p>
          </table:table-cell>
          <table:table-cell office:value-type="float" office:value="13.65806755" calcext:value-type="float">
            <text:p>13.65806755</text:p>
          </table:table-cell>
          <table:table-cell office:value-type="float" office:value="-7.81312802" calcext:value-type="float">
            <text:p>-7.81312802</text:p>
          </table:table-cell>
          <table:table-cell office:value-type="float" office:value="-28.80103664" calcext:value-type="float">
            <text:p>-28.80103664</text:p>
          </table:table-cell>
          <table:table-cell office:value-type="float" office:value="-34.76030768" calcext:value-type="float">
            <text:p>-34.76030768</text:p>
          </table:table-cell>
          <table:table-cell office:value-type="float" office:value="-73.58364175" calcext:value-type="float">
            <text:p>-73.58364175</text:p>
          </table:table-cell>
          <table:table-cell office:value-type="float" office:value="86.69331104" calcext:value-type="float">
            <text:p>86.6933110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691076" calcext:value-type="float">
            <text:p>1.44691076</text:p>
          </table:table-cell>
          <table:table-cell office:value-type="float" office:value="-41.27991728" calcext:value-type="float">
            <text:p>-41.27991728</text:p>
          </table:table-cell>
          <table:table-cell office:value-type="float" office:value="-2.81275765" calcext:value-type="float">
            <text:p>-2.81275765</text:p>
          </table:table-cell>
          <table:table-cell office:value-type="float" office:value="28.36682984" calcext:value-type="float">
            <text:p>28.3668298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-27.12805629" calcext:value-type="float">
            <text:p>-27.12805629</text:p>
          </table:table-cell>
          <table:table-cell office:value-type="float" office:value="5.46220313" calcext:value-type="float">
            <text:p>5.46220313</text:p>
          </table:table-cell>
          <table:table-cell office:value-type="float" office:value="-88.51623694" calcext:value-type="float">
            <text:p>-88.51623694</text:p>
          </table:table-cell>
          <table:table-cell office:value-type="float" office:value="-0.06486962" calcext:value-type="float">
            <text:p>-0.06486962</text:p>
          </table:table-cell>
          <table:table-cell office:value-type="float" office:value="0.95762587" calcext:value-type="float">
            <text:p>0.95762587</text:p>
          </table:table-cell>
          <table:table-cell office:value-type="float" office:value="-1.05449526" calcext:value-type="float">
            <text:p>-1.05449526</text:p>
          </table:table-cell>
          <table:table-cell office:value-type="float" office:value="46.88890004" calcext:value-type="float">
            <text:p>46.88890004</text:p>
          </table:table-cell>
          <table:table-cell office:value-type="float" office:value="-9.80459398" calcext:value-type="float">
            <text:p>-9.80459398</text:p>
          </table:table-cell>
          <table:table-cell office:value-type="float" office:value="0" calcext:value-type="float">
            <text:p>0</text:p>
          </table:table-cell>
          <table:table-cell office:value-type="float" office:value="60.54651602" calcext:value-type="float">
            <text:p>60.54651602</text:p>
          </table:table-cell>
          <table:table-cell office:value-type="float" office:value="1.05673606" calcext:value-type="float">
            <text:p>1.05673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88890004" calcext:value-type="float">
            <text:p>46.88890004</text:p>
          </table:table-cell>
          <table:table-cell office:value-type="float" office:value="-9.80459398" calcext:value-type="float">
            <text:p>-9.80459398</text:p>
          </table:table-cell>
          <table:table-cell office:value-type="float" office:value="0" calcext:value-type="float">
            <text:p>0</text:p>
          </table:table-cell>
          <table:table-cell office:value-type="float" office:value="60.54651602" calcext:value-type="float">
            <text:p>60.54651602</text:p>
          </table:table-cell>
          <table:table-cell office:value-type="float" office:value="1.05673606" calcext:value-type="float">
            <text:p>1.05673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246192" calcext:value-type="float">
            <text:p>-0.05246192</text:p>
          </table:table-cell>
          <table:table-cell office:value-type="float" office:value="-1.1851453" calcext:value-type="float">
            <text:p>-1.1851453</text:p>
          </table:table-cell>
          <table:table-cell office:value-type="float" office:value="-0.52159206" calcext:value-type="float">
            <text:p>-0.52159206</text:p>
          </table:table-cell>
          <table:table-cell office:value-type="float" office:value="-0.09742703" calcext:value-type="float">
            <text:p>-0.09742703</text:p>
          </table:table-cell>
          <table:table-cell office:value-type="float" office:value="-1.57624325" calcext:value-type="float">
            <text:p>-1.57624325</text:p>
          </table:table-cell>
          <table:table-cell office:value-type="float" office:value="-0.55419156" calcext:value-type="float">
            <text:p>-0.55419156</text:p>
          </table:table-cell>
          <table:table-cell office:value-type="float" office:value="-0.08618969" calcext:value-type="float">
            <text:p>-0.08618969</text:p>
          </table:table-cell>
          <table:table-cell office:value-type="float" office:value="-2.88156229" calcext:value-type="float">
            <text:p>-2.88156229</text:p>
          </table:table-cell>
          <table:table-cell office:value-type="float" office:value="-0.55419156" calcext:value-type="float">
            <text:p>-0.55419156</text:p>
          </table:table-cell>
          <table:table-cell office:value-type="float" office:value="-0.05995873" calcext:value-type="float">
            <text:p>-0.05995873</text:p>
          </table:table-cell>
          <table:table-cell office:value-type="float" office:value="-2.88156229" calcext:value-type="float">
            <text:p>-2.88156229</text:p>
          </table:table-cell>
          <table:table-cell office:value-type="float" office:value="-0.45639305" calcext:value-type="float">
            <text:p>-0.45639305</text:p>
          </table:table-cell>
          <table:table-cell office:value-type="float" office:value="-0.04871614" calcext:value-type="float">
            <text:p>-0.04871614</text:p>
          </table:table-cell>
          <table:table-cell office:value-type="float" office:value="-2.4167483" calcext:value-type="float">
            <text:p>-2.4167483</text:p>
          </table:table-cell>
          <table:table-cell office:value-type="float" office:value="-0.42379355" calcext:value-type="float">
            <text:p>-0.42379355</text:p>
          </table:table-cell>
          <table:table-cell office:value-type="float" office:value="-0.02997674" calcext:value-type="float">
            <text:p>-0.02997674</text:p>
          </table:table-cell>
          <table:table-cell office:value-type="float" office:value="-1.83579007" calcext:value-type="float">
            <text:p>-1.83579007</text:p>
          </table:table-cell>
          <table:table-cell office:value-type="float" office:value="-0.39119404" calcext:value-type="float">
            <text:p>-0.39119404</text:p>
          </table:table-cell>
          <table:table-cell office:value-type="float" office:value="-0.37473025" calcext:value-type="float">
            <text:p>-0.37473025</text:p>
          </table:table-cell>
          <table:table-cell office:value-type="float" office:value="-13.40660068" calcext:value-type="float">
            <text:p>-13.40660068</text:p>
          </table:table-cell>
          <table:table-cell office:value-type="float" office:value="-2.90093855" calcext:value-type="float">
            <text:p>-2.90093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6450898" calcext:value-type="float">
            <text:p>-20.56450898</text:p>
          </table:table-cell>
          <table:table-cell office:value-type="float" office:value="12.37902337" calcext:value-type="float">
            <text:p>12.37902337</text:p>
          </table:table-cell>
          <table:table-cell office:value-type="float" office:value="-3.98443881" calcext:value-type="float">
            <text:p>-3.98443881</text:p>
          </table:table-cell>
          <table:table-cell office:value-type="float" office:value="-28.89772724" calcext:value-type="float">
            <text:p>-28.89772724</text:p>
          </table:table-cell>
          <table:table-cell office:value-type="float" office:value="-36.56803148" calcext:value-type="float">
            <text:p>-36.56803148</text:p>
          </table:table-cell>
          <table:table-cell office:value-type="float" office:value="-73.01982168" calcext:value-type="float">
            <text:p>-73.01982168</text:p>
          </table:table-cell>
          <table:table-cell office:value-type="float" office:value="87.85199084" calcext:value-type="float">
            <text:p>87.8519908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052085" calcext:value-type="float">
            <text:p>-0.32052085</text:p>
          </table:table-cell>
          <table:table-cell office:value-type="float" office:value="-42.33921651" calcext:value-type="float">
            <text:p>-42.33921651</text:p>
          </table:table-cell>
          <table:table-cell office:value-type="float" office:value="-2.31607386" calcext:value-type="float">
            <text:p>-2.31607386</text:p>
          </table:table-cell>
          <table:table-cell office:value-type="float" office:value="29.20097473" calcext:value-type="float">
            <text:p>29.2009747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6666667" calcext:value-type="float">
            <text:p>3.06666667</text:p>
          </table:table-cell>
          <table:table-cell office:value-type="float" office:value="-28.02394338" calcext:value-type="float">
            <text:p>-28.02394338</text:p>
          </table:table-cell>
          <table:table-cell office:value-type="float" office:value="4.74853698" calcext:value-type="float">
            <text:p>4.74853698</text:p>
          </table:table-cell>
          <table:table-cell office:value-type="float" office:value="-89.01127129" calcext:value-type="float">
            <text:p>-89.01127129</text:p>
          </table:table-cell>
          <table:table-cell office:value-type="float" office:value="-0.06715135" calcext:value-type="float">
            <text:p>-0.06715135</text:p>
          </table:table-cell>
          <table:table-cell office:value-type="float" office:value="0.95726469" calcext:value-type="float">
            <text:p>0.95726469</text:p>
          </table:table-cell>
          <table:table-cell office:value-type="float" office:value="-1.04727136" calcext:value-type="float">
            <text:p>-1.04727136</text:p>
          </table:table-cell>
          <table:table-cell office:value-type="float" office:value="46.92781759" calcext:value-type="float">
            <text:p>46.92781759</text:p>
          </table:table-cell>
          <table:table-cell office:value-type="float" office:value="-9.81898516" calcext:value-type="float">
            <text:p>-9.81898516</text:p>
          </table:table-cell>
          <table:table-cell office:value-type="float" office:value="0" calcext:value-type="float">
            <text:p>0</text:p>
          </table:table-cell>
          <table:table-cell office:value-type="float" office:value="60.53729535" calcext:value-type="float">
            <text:p>60.53729535</text:p>
          </table:table-cell>
          <table:table-cell office:value-type="float" office:value="1.05657512" calcext:value-type="float">
            <text:p>1.05657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92781759" calcext:value-type="float">
            <text:p>46.92781759</text:p>
          </table:table-cell>
          <table:table-cell office:value-type="float" office:value="-9.81898516" calcext:value-type="float">
            <text:p>-9.81898516</text:p>
          </table:table-cell>
          <table:table-cell office:value-type="float" office:value="0" calcext:value-type="float">
            <text:p>0</text:p>
          </table:table-cell>
          <table:table-cell office:value-type="float" office:value="60.53729535" calcext:value-type="float">
            <text:p>60.53729535</text:p>
          </table:table-cell>
          <table:table-cell office:value-type="float" office:value="1.05657512" calcext:value-type="float">
            <text:p>1.05657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407525" calcext:value-type="float">
            <text:p>-0.05407525</text:p>
          </table:table-cell>
          <table:table-cell office:value-type="float" office:value="-1.13843039" calcext:value-type="float">
            <text:p>-1.13843039</text:p>
          </table:table-cell>
          <table:table-cell office:value-type="float" office:value="-0.7120948" calcext:value-type="float">
            <text:p>-0.7120948</text:p>
          </table:table-cell>
          <table:table-cell office:value-type="float" office:value="-0.10042315" calcext:value-type="float">
            <text:p>-0.10042315</text:p>
          </table:table-cell>
          <table:table-cell office:value-type="float" office:value="-1.51411242" calcext:value-type="float">
            <text:p>-1.51411242</text:p>
          </table:table-cell>
          <table:table-cell office:value-type="float" office:value="-0.75660072" calcext:value-type="float">
            <text:p>-0.75660072</text:p>
          </table:table-cell>
          <table:table-cell office:value-type="float" office:value="-0.08884023" calcext:value-type="float">
            <text:p>-0.08884023</text:p>
          </table:table-cell>
          <table:table-cell office:value-type="float" office:value="-2.76797965" calcext:value-type="float">
            <text:p>-2.76797965</text:p>
          </table:table-cell>
          <table:table-cell office:value-type="float" office:value="-0.75660072" calcext:value-type="float">
            <text:p>-0.75660072</text:p>
          </table:table-cell>
          <table:table-cell office:value-type="float" office:value="-0.06180261" calcext:value-type="float">
            <text:p>-0.06180261</text:p>
          </table:table-cell>
          <table:table-cell office:value-type="float" office:value="-2.76797965" calcext:value-type="float">
            <text:p>-2.76797965</text:p>
          </table:table-cell>
          <table:table-cell office:value-type="float" office:value="-0.62308295" calcext:value-type="float">
            <text:p>-0.62308295</text:p>
          </table:table-cell>
          <table:table-cell office:value-type="float" office:value="-0.05021428" calcext:value-type="float">
            <text:p>-0.05021428</text:p>
          </table:table-cell>
          <table:table-cell office:value-type="float" office:value="-2.32148725" calcext:value-type="float">
            <text:p>-2.32148725</text:p>
          </table:table-cell>
          <table:table-cell office:value-type="float" office:value="-0.57857702" calcext:value-type="float">
            <text:p>-0.57857702</text:p>
          </table:table-cell>
          <table:table-cell office:value-type="float" office:value="-0.0308986" calcext:value-type="float">
            <text:p>-0.0308986</text:p>
          </table:table-cell>
          <table:table-cell office:value-type="float" office:value="-1.76342867" calcext:value-type="float">
            <text:p>-1.76342867</text:p>
          </table:table-cell>
          <table:table-cell office:value-type="float" office:value="-0.5340711" calcext:value-type="float">
            <text:p>-0.5340711</text:p>
          </table:table-cell>
          <table:table-cell office:value-type="float" office:value="-0.38625413" calcext:value-type="float">
            <text:p>-0.38625413</text:p>
          </table:table-cell>
          <table:table-cell office:value-type="float" office:value="-12.87815225" calcext:value-type="float">
            <text:p>-12.87815225</text:p>
          </table:table-cell>
          <table:table-cell office:value-type="float" office:value="-3.96045763" calcext:value-type="float">
            <text:p>-3.96045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71010677" calcext:value-type="float">
            <text:p>-21.71010677</text:p>
          </table:table-cell>
          <table:table-cell office:value-type="float" office:value="12.0337467" calcext:value-type="float">
            <text:p>12.0337467</text:p>
          </table:table-cell>
          <table:table-cell office:value-type="float" office:value="1.34346603" calcext:value-type="float">
            <text:p>1.34346603</text:p>
          </table:table-cell>
          <table:table-cell office:value-type="float" office:value="-28.02464093" calcext:value-type="float">
            <text:p>-28.02464093</text:p>
          </table:table-cell>
          <table:table-cell office:value-type="float" office:value="-38.81431703" calcext:value-type="float">
            <text:p>-38.81431703</text:p>
          </table:table-cell>
          <table:table-cell office:value-type="float" office:value="-71.54897305" calcext:value-type="float">
            <text:p>-71.54897305</text:p>
          </table:table-cell>
          <table:table-cell office:value-type="float" office:value="89.19583215" calcext:value-type="float">
            <text:p>89.1958321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016846" calcext:value-type="float">
            <text:p>-3.5016846</text:p>
          </table:table-cell>
          <table:table-cell office:value-type="float" office:value="-43.23145673" calcext:value-type="float">
            <text:p>-43.23145673</text:p>
          </table:table-cell>
          <table:table-cell office:value-type="float" office:value="-3.90972271" calcext:value-type="float">
            <text:p>-3.90972271</text:p>
          </table:table-cell>
          <table:table-cell office:value-type="float" office:value="30.24517895" calcext:value-type="float">
            <text:p>30.2451789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333333" calcext:value-type="float">
            <text:p>3.08333333</text:p>
          </table:table-cell>
          <table:table-cell office:value-type="float" office:value="-28.71643899" calcext:value-type="float">
            <text:p>-28.71643899</text:p>
          </table:table-cell>
          <table:table-cell office:value-type="float" office:value="4.18177487" calcext:value-type="float">
            <text:p>4.18177487</text:p>
          </table:table-cell>
          <table:table-cell office:value-type="float" office:value="-90.08325632" calcext:value-type="float">
            <text:p>-90.08325632</text:p>
          </table:table-cell>
          <table:table-cell office:value-type="float" office:value="-0.07027978" calcext:value-type="float">
            <text:p>-0.07027978</text:p>
          </table:table-cell>
          <table:table-cell office:value-type="float" office:value="0.95721613" calcext:value-type="float">
            <text:p>0.95721613</text:p>
          </table:table-cell>
          <table:table-cell office:value-type="float" office:value="-1.04103367" calcext:value-type="float">
            <text:p>-1.04103367</text:p>
          </table:table-cell>
          <table:table-cell office:value-type="float" office:value="46.94836129" calcext:value-type="float">
            <text:p>46.94836129</text:p>
          </table:table-cell>
          <table:table-cell office:value-type="float" office:value="-9.82621922" calcext:value-type="float">
            <text:p>-9.82621922</text:p>
          </table:table-cell>
          <table:table-cell office:value-type="float" office:value="0" calcext:value-type="float">
            <text:p>0</text:p>
          </table:table-cell>
          <table:table-cell office:value-type="float" office:value="60.53244517" calcext:value-type="float">
            <text:p>60.53244517</text:p>
          </table:table-cell>
          <table:table-cell office:value-type="float" office:value="1.05649047" calcext:value-type="float">
            <text:p>1.05649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94836129" calcext:value-type="float">
            <text:p>46.94836129</text:p>
          </table:table-cell>
          <table:table-cell office:value-type="float" office:value="-9.82621922" calcext:value-type="float">
            <text:p>-9.82621922</text:p>
          </table:table-cell>
          <table:table-cell office:value-type="float" office:value="0" calcext:value-type="float">
            <text:p>0</text:p>
          </table:table-cell>
          <table:table-cell office:value-type="float" office:value="60.53244517" calcext:value-type="float">
            <text:p>60.53244517</text:p>
          </table:table-cell>
          <table:table-cell office:value-type="float" office:value="1.05649047" calcext:value-type="float">
            <text:p>1.05649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562541" calcext:value-type="float">
            <text:p>-0.05562541</text:p>
          </table:table-cell>
          <table:table-cell office:value-type="float" office:value="-1.11487583" calcext:value-type="float">
            <text:p>-1.11487583</text:p>
          </table:table-cell>
          <table:table-cell office:value-type="float" office:value="-0.81725732" calcext:value-type="float">
            <text:p>-0.81725732</text:p>
          </table:table-cell>
          <table:table-cell office:value-type="float" office:value="-0.10330195" calcext:value-type="float">
            <text:p>-0.10330195</text:p>
          </table:table-cell>
          <table:table-cell office:value-type="float" office:value="-1.48278486" calcext:value-type="float">
            <text:p>-1.48278486</text:p>
          </table:table-cell>
          <table:table-cell office:value-type="float" office:value="-0.8683359" calcext:value-type="float">
            <text:p>-0.8683359</text:p>
          </table:table-cell>
          <table:table-cell office:value-type="float" office:value="-0.09138699" calcext:value-type="float">
            <text:p>-0.09138699</text:p>
          </table:table-cell>
          <table:table-cell office:value-type="float" office:value="-2.7107091" calcext:value-type="float">
            <text:p>-2.7107091</text:p>
          </table:table-cell>
          <table:table-cell office:value-type="float" office:value="-0.8683359" calcext:value-type="float">
            <text:p>-0.8683359</text:p>
          </table:table-cell>
          <table:table-cell office:value-type="float" office:value="-0.06357428" calcext:value-type="float">
            <text:p>-0.06357428</text:p>
          </table:table-cell>
          <table:table-cell office:value-type="float" office:value="-2.7107091" calcext:value-type="float">
            <text:p>-2.7107091</text:p>
          </table:table-cell>
          <table:table-cell office:value-type="float" office:value="-0.71510015" calcext:value-type="float">
            <text:p>-0.71510015</text:p>
          </table:table-cell>
          <table:table-cell office:value-type="float" office:value="-0.05165376" calcext:value-type="float">
            <text:p>-0.05165376</text:p>
          </table:table-cell>
          <table:table-cell office:value-type="float" office:value="-2.2734548" calcext:value-type="float">
            <text:p>-2.2734548</text:p>
          </table:table-cell>
          <table:table-cell office:value-type="float" office:value="-0.66402157" calcext:value-type="float">
            <text:p>-0.66402157</text:p>
          </table:table-cell>
          <table:table-cell office:value-type="float" office:value="-0.03178436" calcext:value-type="float">
            <text:p>-0.03178436</text:p>
          </table:table-cell>
          <table:table-cell office:value-type="float" office:value="-1.72694267" calcext:value-type="float">
            <text:p>-1.72694267</text:p>
          </table:table-cell>
          <table:table-cell office:value-type="float" office:value="-0.61294299" calcext:value-type="float">
            <text:p>-0.61294299</text:p>
          </table:table-cell>
          <table:table-cell office:value-type="float" office:value="-0.39732674" calcext:value-type="float">
            <text:p>-0.39732674</text:p>
          </table:table-cell>
          <table:table-cell office:value-type="float" office:value="-12.6116984" calcext:value-type="float">
            <text:p>-12.6116984</text:p>
          </table:table-cell>
          <table:table-cell office:value-type="float" office:value="-4.54534003" calcext:value-type="float">
            <text:p>-4.54534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31357975" calcext:value-type="float">
            <text:p>-22.31357975</text:p>
          </table:table-cell>
          <table:table-cell office:value-type="float" office:value="10.32553291" calcext:value-type="float">
            <text:p>10.32553291</text:p>
          </table:table-cell>
          <table:table-cell office:value-type="float" office:value="5.66074115" calcext:value-type="float">
            <text:p>5.66074115</text:p>
          </table:table-cell>
          <table:table-cell office:value-type="float" office:value="-26.62384987" calcext:value-type="float">
            <text:p>-26.62384987</text:p>
          </table:table-cell>
          <table:table-cell office:value-type="float" office:value="-41.05152728" calcext:value-type="float">
            <text:p>-41.05152728</text:p>
          </table:table-cell>
          <table:table-cell office:value-type="float" office:value="-69.89635394" calcext:value-type="float">
            <text:p>-69.89635394</text:p>
          </table:table-cell>
          <table:table-cell office:value-type="float" office:value="90.47401472" calcext:value-type="float">
            <text:p>90.4740147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2783572" calcext:value-type="float">
            <text:p>-7.12783572</text:p>
          </table:table-cell>
          <table:table-cell office:value-type="float" office:value="-44.11534906" calcext:value-type="float">
            <text:p>-44.11534906</text:p>
          </table:table-cell>
          <table:table-cell office:value-type="float" office:value="-5.81460324" calcext:value-type="float">
            <text:p>-5.81460324</text:p>
          </table:table-cell>
          <table:table-cell office:value-type="float" office:value="31.30603495" calcext:value-type="float">
            <text:p>31.3060349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29.324316" calcext:value-type="float">
            <text:p>-29.324316</text:p>
          </table:table-cell>
          <table:table-cell office:value-type="float" office:value="4.05069357" calcext:value-type="float">
            <text:p>4.05069357</text:p>
          </table:table-cell>
          <table:table-cell office:value-type="float" office:value="-90.87397916" calcext:value-type="float">
            <text:p>-90.87397916</text:p>
          </table:table-cell>
          <table:table-cell office:value-type="float" office:value="-0.0737118" calcext:value-type="float">
            <text:p>-0.0737118</text:p>
          </table:table-cell>
          <table:table-cell office:value-type="float" office:value="0.95696351" calcext:value-type="float">
            <text:p>0.95696351</text:p>
          </table:table-cell>
          <table:table-cell office:value-type="float" office:value="-1.03647335" calcext:value-type="float">
            <text:p>-1.03647335</text:p>
          </table:table-cell>
          <table:table-cell office:value-type="float" office:value="46.96590315" calcext:value-type="float">
            <text:p>46.96590315</text:p>
          </table:table-cell>
          <table:table-cell office:value-type="float" office:value="-9.83220639" calcext:value-type="float">
            <text:p>-9.83220639</text:p>
          </table:table-cell>
          <table:table-cell office:value-type="float" office:value="0" calcext:value-type="float">
            <text:p>0</text:p>
          </table:table-cell>
          <table:table-cell office:value-type="float" office:value="60.52831317" calcext:value-type="float">
            <text:p>60.52831317</text:p>
          </table:table-cell>
          <table:table-cell office:value-type="float" office:value="1.05641836" calcext:value-type="float">
            <text:p>1.05641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96590315" calcext:value-type="float">
            <text:p>46.96590315</text:p>
          </table:table-cell>
          <table:table-cell office:value-type="float" office:value="-9.83220639" calcext:value-type="float">
            <text:p>-9.83220639</text:p>
          </table:table-cell>
          <table:table-cell office:value-type="float" office:value="0" calcext:value-type="float">
            <text:p>0</text:p>
          </table:table-cell>
          <table:table-cell office:value-type="float" office:value="60.52831317" calcext:value-type="float">
            <text:p>60.52831317</text:p>
          </table:table-cell>
          <table:table-cell office:value-type="float" office:value="1.05641836" calcext:value-type="float">
            <text:p>1.05641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310675" calcext:value-type="float">
            <text:p>-0.05310675</text:p>
          </table:table-cell>
          <table:table-cell office:value-type="float" office:value="-1.1104688" calcext:value-type="float">
            <text:p>-1.1104688</text:p>
          </table:table-cell>
          <table:table-cell office:value-type="float" office:value="-0.89274903" calcext:value-type="float">
            <text:p>-0.89274903</text:p>
          </table:table-cell>
          <table:table-cell office:value-type="float" office:value="-0.09862455" calcext:value-type="float">
            <text:p>-0.09862455</text:p>
          </table:table-cell>
          <table:table-cell office:value-type="float" office:value="-1.4769235" calcext:value-type="float">
            <text:p>-1.4769235</text:p>
          </table:table-cell>
          <table:table-cell office:value-type="float" office:value="-0.94854584" calcext:value-type="float">
            <text:p>-0.94854584</text:p>
          </table:table-cell>
          <table:table-cell office:value-type="float" office:value="-0.08724908" calcext:value-type="float">
            <text:p>-0.08724908</text:p>
          </table:table-cell>
          <table:table-cell office:value-type="float" office:value="-2.69999384" calcext:value-type="float">
            <text:p>-2.69999384</text:p>
          </table:table-cell>
          <table:table-cell office:value-type="float" office:value="-0.94854584" calcext:value-type="float">
            <text:p>-0.94854584</text:p>
          </table:table-cell>
          <table:table-cell office:value-type="float" office:value="-0.06069571" calcext:value-type="float">
            <text:p>-0.06069571</text:p>
          </table:table-cell>
          <table:table-cell office:value-type="float" office:value="-2.69999384" calcext:value-type="float">
            <text:p>-2.69999384</text:p>
          </table:table-cell>
          <table:table-cell office:value-type="float" office:value="-0.7811554" calcext:value-type="float">
            <text:p>-0.7811554</text:p>
          </table:table-cell>
          <table:table-cell office:value-type="float" office:value="-0.04931493" calcext:value-type="float">
            <text:p>-0.04931493</text:p>
          </table:table-cell>
          <table:table-cell office:value-type="float" office:value="-2.26446797" calcext:value-type="float">
            <text:p>-2.26446797</text:p>
          </table:table-cell>
          <table:table-cell office:value-type="float" office:value="-0.72535858" calcext:value-type="float">
            <text:p>-0.72535858</text:p>
          </table:table-cell>
          <table:table-cell office:value-type="float" office:value="-0.0303452" calcext:value-type="float">
            <text:p>-0.0303452</text:p>
          </table:table-cell>
          <table:table-cell office:value-type="float" office:value="-1.72011617" calcext:value-type="float">
            <text:p>-1.72011617</text:p>
          </table:table-cell>
          <table:table-cell office:value-type="float" office:value="-0.66956177" calcext:value-type="float">
            <text:p>-0.66956177</text:p>
          </table:table-cell>
          <table:table-cell office:value-type="float" office:value="-0.37933622" calcext:value-type="float">
            <text:p>-0.37933622</text:p>
          </table:table-cell>
          <table:table-cell office:value-type="float" office:value="-12.56184514" calcext:value-type="float">
            <text:p>-12.56184514</text:p>
          </table:table-cell>
          <table:table-cell office:value-type="float" office:value="-4.96520226" calcext:value-type="float">
            <text:p>-4.96520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16812622" calcext:value-type="float">
            <text:p>-22.16812622</text:p>
          </table:table-cell>
          <table:table-cell office:value-type="float" office:value="9.29380115" calcext:value-type="float">
            <text:p>9.29380115</text:p>
          </table:table-cell>
          <table:table-cell office:value-type="float" office:value="9.06123741" calcext:value-type="float">
            <text:p>9.06123741</text:p>
          </table:table-cell>
          <table:table-cell office:value-type="float" office:value="-25.1113007" calcext:value-type="float">
            <text:p>-25.1113007</text:p>
          </table:table-cell>
          <table:table-cell office:value-type="float" office:value="-42.82161403" calcext:value-type="float">
            <text:p>-42.82161403</text:p>
          </table:table-cell>
          <table:table-cell office:value-type="float" office:value="-68.91442084" calcext:value-type="float">
            <text:p>-68.91442084</text:p>
          </table:table-cell>
          <table:table-cell office:value-type="float" office:value="91.6261253" calcext:value-type="float">
            <text:p>91.626125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28403971" calcext:value-type="float">
            <text:p>-10.28403971</text:p>
          </table:table-cell>
          <table:table-cell office:value-type="float" office:value="-44.99465704" calcext:value-type="float">
            <text:p>-44.99465704</text:p>
          </table:table-cell>
          <table:table-cell office:value-type="float" office:value="-7.8995799" calcext:value-type="float">
            <text:p>-7.8995799</text:p>
          </table:table-cell>
          <table:table-cell office:value-type="float" office:value="32.40089742" calcext:value-type="float">
            <text:p>32.4008974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1666667" calcext:value-type="float">
            <text:p>3.11666667</text:p>
          </table:table-cell>
          <table:table-cell office:value-type="float" office:value="-30.03912522" calcext:value-type="float">
            <text:p>-30.03912522</text:p>
          </table:table-cell>
          <table:table-cell office:value-type="float" office:value="4.30603237" calcext:value-type="float">
            <text:p>4.30603237</text:p>
          </table:table-cell>
          <table:table-cell office:value-type="float" office:value="-90.74145313" calcext:value-type="float">
            <text:p>-90.74145313</text:p>
          </table:table-cell>
          <table:table-cell office:value-type="float" office:value="-0.07677095" calcext:value-type="float">
            <text:p>-0.07677095</text:p>
          </table:table-cell>
          <table:table-cell office:value-type="float" office:value="0.95618538" calcext:value-type="float">
            <text:p>0.95618538</text:p>
          </table:table-cell>
          <table:table-cell office:value-type="float" office:value="-1.03349389" calcext:value-type="float">
            <text:p>-1.03349389</text:p>
          </table:table-cell>
          <table:table-cell office:value-type="float" office:value="46.96834898" calcext:value-type="float">
            <text:p>46.96834898</text:p>
          </table:table-cell>
          <table:table-cell office:value-type="float" office:value="-9.83302587" calcext:value-type="float">
            <text:p>-9.83302587</text:p>
          </table:table-cell>
          <table:table-cell office:value-type="float" office:value="0" calcext:value-type="float">
            <text:p>0</text:p>
          </table:table-cell>
          <table:table-cell office:value-type="float" office:value="60.52773763" calcext:value-type="float">
            <text:p>60.52773763</text:p>
          </table:table-cell>
          <table:table-cell office:value-type="float" office:value="1.05640831" calcext:value-type="float">
            <text:p>1.056408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96834898" calcext:value-type="float">
            <text:p>46.96834898</text:p>
          </table:table-cell>
          <table:table-cell office:value-type="float" office:value="-9.83302587" calcext:value-type="float">
            <text:p>-9.83302587</text:p>
          </table:table-cell>
          <table:table-cell office:value-type="float" office:value="0" calcext:value-type="float">
            <text:p>0</text:p>
          </table:table-cell>
          <table:table-cell office:value-type="float" office:value="60.52773763" calcext:value-type="float">
            <text:p>60.52773763</text:p>
          </table:table-cell>
          <table:table-cell office:value-type="float" office:value="1.05640831" calcext:value-type="float">
            <text:p>1.056408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90011" calcext:value-type="float">
            <text:p>-0.0490011</text:p>
          </table:table-cell>
          <table:table-cell office:value-type="float" office:value="-1.10516632" calcext:value-type="float">
            <text:p>-1.10516632</text:p>
          </table:table-cell>
          <table:table-cell office:value-type="float" office:value="-0.93690415" calcext:value-type="float">
            <text:p>-0.93690415</text:p>
          </table:table-cell>
          <table:table-cell office:value-type="float" office:value="-0.09099994" calcext:value-type="float">
            <text:p>-0.09099994</text:p>
          </table:table-cell>
          <table:table-cell office:value-type="float" office:value="-1.4698712" calcext:value-type="float">
            <text:p>-1.4698712</text:p>
          </table:table-cell>
          <table:table-cell office:value-type="float" office:value="-0.99546066" calcext:value-type="float">
            <text:p>-0.99546066</text:p>
          </table:table-cell>
          <table:table-cell office:value-type="float" office:value="-0.08050391" calcext:value-type="float">
            <text:p>-0.08050391</text:p>
          </table:table-cell>
          <table:table-cell office:value-type="float" office:value="-2.68710138" calcext:value-type="float">
            <text:p>-2.68710138</text:p>
          </table:table-cell>
          <table:table-cell office:value-type="float" office:value="-0.99546066" calcext:value-type="float">
            <text:p>-0.99546066</text:p>
          </table:table-cell>
          <table:table-cell office:value-type="float" office:value="-0.05600336" calcext:value-type="float">
            <text:p>-0.05600336</text:p>
          </table:table-cell>
          <table:table-cell office:value-type="float" office:value="-2.68710138" calcext:value-type="float">
            <text:p>-2.68710138</text:p>
          </table:table-cell>
          <table:table-cell office:value-type="float" office:value="-0.81979113" calcext:value-type="float">
            <text:p>-0.81979113</text:p>
          </table:table-cell>
          <table:table-cell office:value-type="float" office:value="-0.04550242" calcext:value-type="float">
            <text:p>-0.04550242</text:p>
          </table:table-cell>
          <table:table-cell office:value-type="float" office:value="-2.25365515" calcext:value-type="float">
            <text:p>-2.25365515</text:p>
          </table:table-cell>
          <table:table-cell office:value-type="float" office:value="-0.76123462" calcext:value-type="float">
            <text:p>-0.76123462</text:p>
          </table:table-cell>
          <table:table-cell office:value-type="float" office:value="-0.02799923" calcext:value-type="float">
            <text:p>-0.02799923</text:p>
          </table:table-cell>
          <table:table-cell office:value-type="float" office:value="-1.71190262" calcext:value-type="float">
            <text:p>-1.71190262</text:p>
          </table:table-cell>
          <table:table-cell office:value-type="float" office:value="-0.70267811" calcext:value-type="float">
            <text:p>-0.70267811</text:p>
          </table:table-cell>
          <table:table-cell office:value-type="float" office:value="-0.35000996" calcext:value-type="float">
            <text:p>-0.35000996</text:p>
          </table:table-cell>
          <table:table-cell office:value-type="float" office:value="-12.50186241" calcext:value-type="float">
            <text:p>-12.50186241</text:p>
          </table:table-cell>
          <table:table-cell office:value-type="float" office:value="-5.2107798" calcext:value-type="float">
            <text:p>-5.2107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83041641" calcext:value-type="float">
            <text:p>-21.83041641</text:p>
          </table:table-cell>
          <table:table-cell office:value-type="float" office:value="9.19187657" calcext:value-type="float">
            <text:p>9.19187657</text:p>
          </table:table-cell>
          <table:table-cell office:value-type="float" office:value="9.51555808" calcext:value-type="float">
            <text:p>9.51555808</text:p>
          </table:table-cell>
          <table:table-cell office:value-type="float" office:value="-24.37753826" calcext:value-type="float">
            <text:p>-24.37753826</text:p>
          </table:table-cell>
          <table:table-cell office:value-type="float" office:value="-43.91427155" calcext:value-type="float">
            <text:p>-43.91427155</text:p>
          </table:table-cell>
          <table:table-cell office:value-type="float" office:value="-69.48742706" calcext:value-type="float">
            <text:p>-69.48742706</text:p>
          </table:table-cell>
          <table:table-cell office:value-type="float" office:value="92.73700282" calcext:value-type="float">
            <text:p>92.7370028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4097211" calcext:value-type="float">
            <text:p>-11.54097211</text:p>
          </table:table-cell>
          <table:table-cell office:value-type="float" office:value="-46.21181941" calcext:value-type="float">
            <text:p>-46.21181941</text:p>
          </table:table-cell>
          <table:table-cell office:value-type="float" office:value="-8.0701508" calcext:value-type="float">
            <text:p>-8.0701508</text:p>
          </table:table-cell>
          <table:table-cell office:value-type="float" office:value="32.89690538" calcext:value-type="float">
            <text:p>32.8969053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333333" calcext:value-type="float">
            <text:p>3.13333333</text:p>
          </table:table-cell>
          <table:table-cell office:value-type="float" office:value="-30.85778136" calcext:value-type="float">
            <text:p>-30.85778136</text:p>
          </table:table-cell>
          <table:table-cell office:value-type="float" office:value="4.65385669" calcext:value-type="float">
            <text:p>4.65385669</text:p>
          </table:table-cell>
          <table:table-cell office:value-type="float" office:value="-89.09835914" calcext:value-type="float">
            <text:p>-89.09835914</text:p>
          </table:table-cell>
          <table:table-cell office:value-type="float" office:value="-0.0788392" calcext:value-type="float">
            <text:p>-0.0788392</text:p>
          </table:table-cell>
          <table:table-cell office:value-type="float" office:value="0.9547842" calcext:value-type="float">
            <text:p>0.9547842</text:p>
          </table:table-cell>
          <table:table-cell office:value-type="float" office:value="-1.03118401" calcext:value-type="float">
            <text:p>-1.03118401</text:p>
          </table:table-cell>
          <table:table-cell office:value-type="float" office:value="46.97825364" calcext:value-type="float">
            <text:p>46.97825364</text:p>
          </table:table-cell>
          <table:table-cell office:value-type="float" office:value="-9.83631196" calcext:value-type="float">
            <text:p>-9.83631196</text:p>
          </table:table-cell>
          <table:table-cell office:value-type="float" office:value="0" calcext:value-type="float">
            <text:p>0</text:p>
          </table:table-cell>
          <table:table-cell office:value-type="float" office:value="60.52540933" calcext:value-type="float">
            <text:p>60.52540933</text:p>
          </table:table-cell>
          <table:table-cell office:value-type="float" office:value="1.05636767" calcext:value-type="float">
            <text:p>1.05636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97825364" calcext:value-type="float">
            <text:p>46.97825364</text:p>
          </table:table-cell>
          <table:table-cell office:value-type="float" office:value="-9.83631196" calcext:value-type="float">
            <text:p>-9.83631196</text:p>
          </table:table-cell>
          <table:table-cell office:value-type="float" office:value="0" calcext:value-type="float">
            <text:p>0</text:p>
          </table:table-cell>
          <table:table-cell office:value-type="float" office:value="60.52540933" calcext:value-type="float">
            <text:p>60.52540933</text:p>
          </table:table-cell>
          <table:table-cell office:value-type="float" office:value="1.05636767" calcext:value-type="float">
            <text:p>1.05636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836453" calcext:value-type="float">
            <text:p>-0.04836453</text:p>
          </table:table-cell>
          <table:table-cell office:value-type="float" office:value="-1.10086439" calcext:value-type="float">
            <text:p>-1.10086439</text:p>
          </table:table-cell>
          <table:table-cell office:value-type="float" office:value="-1.04737588" calcext:value-type="float">
            <text:p>-1.04737588</text:p>
          </table:table-cell>
          <table:table-cell office:value-type="float" office:value="-0.08981777" calcext:value-type="float">
            <text:p>-0.08981777</text:p>
          </table:table-cell>
          <table:table-cell office:value-type="float" office:value="-1.46414963" calcext:value-type="float">
            <text:p>-1.46414963</text:p>
          </table:table-cell>
          <table:table-cell office:value-type="float" office:value="-1.11283687" calcext:value-type="float">
            <text:p>-1.11283687</text:p>
          </table:table-cell>
          <table:table-cell office:value-type="float" office:value="-0.07945809" calcext:value-type="float">
            <text:p>-0.07945809</text:p>
          </table:table-cell>
          <table:table-cell office:value-type="float" office:value="-2.67664167" calcext:value-type="float">
            <text:p>-2.67664167</text:p>
          </table:table-cell>
          <table:table-cell office:value-type="float" office:value="-1.11283687" calcext:value-type="float">
            <text:p>-1.11283687</text:p>
          </table:table-cell>
          <table:table-cell office:value-type="float" office:value="-0.05527582" calcext:value-type="float">
            <text:p>-0.05527582</text:p>
          </table:table-cell>
          <table:table-cell office:value-type="float" office:value="-2.67664167" calcext:value-type="float">
            <text:p>-2.67664167</text:p>
          </table:table-cell>
          <table:table-cell office:value-type="float" office:value="-0.91645389" calcext:value-type="float">
            <text:p>-0.91645389</text:p>
          </table:table-cell>
          <table:table-cell office:value-type="float" office:value="-0.0449113" calcext:value-type="float">
            <text:p>-0.0449113</text:p>
          </table:table-cell>
          <table:table-cell office:value-type="float" office:value="-2.24488266" calcext:value-type="float">
            <text:p>-2.24488266</text:p>
          </table:table-cell>
          <table:table-cell office:value-type="float" office:value="-0.8509929" calcext:value-type="float">
            <text:p>-0.8509929</text:p>
          </table:table-cell>
          <table:table-cell office:value-type="float" office:value="-0.02763549" calcext:value-type="float">
            <text:p>-0.02763549</text:p>
          </table:table-cell>
          <table:table-cell office:value-type="float" office:value="-1.70523893" calcext:value-type="float">
            <text:p>-1.70523893</text:p>
          </table:table-cell>
          <table:table-cell office:value-type="float" office:value="-0.78553191" calcext:value-type="float">
            <text:p>-0.78553191</text:p>
          </table:table-cell>
          <table:table-cell office:value-type="float" office:value="-0.34546302" calcext:value-type="float">
            <text:p>-0.34546302</text:p>
          </table:table-cell>
          <table:table-cell office:value-type="float" office:value="-12.45319811" calcext:value-type="float">
            <text:p>-12.45319811</text:p>
          </table:table-cell>
          <table:table-cell office:value-type="float" office:value="-5.82519041" calcext:value-type="float">
            <text:p>-5.82519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36104349" calcext:value-type="float">
            <text:p>-20.36104349</text:p>
          </table:table-cell>
          <table:table-cell office:value-type="float" office:value="9.10873074" calcext:value-type="float">
            <text:p>9.10873074</text:p>
          </table:table-cell>
          <table:table-cell office:value-type="float" office:value="10.77992007" calcext:value-type="float">
            <text:p>10.77992007</text:p>
          </table:table-cell>
          <table:table-cell office:value-type="float" office:value="-24.51817017" calcext:value-type="float">
            <text:p>-24.51817017</text:p>
          </table:table-cell>
          <table:table-cell office:value-type="float" office:value="-44.52554805" calcext:value-type="float">
            <text:p>-44.52554805</text:p>
          </table:table-cell>
          <table:table-cell office:value-type="float" office:value="-71.25743854" calcext:value-type="float">
            <text:p>-71.25743854</text:p>
          </table:table-cell>
          <table:table-cell office:value-type="float" office:value="93.78315178" calcext:value-type="float">
            <text:p>93.7831517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9718938" calcext:value-type="float">
            <text:p>-10.9718938</text:p>
          </table:table-cell>
          <table:table-cell office:value-type="float" office:value="-47.71065099" calcext:value-type="float">
            <text:p>-47.71065099</text:p>
          </table:table-cell>
          <table:table-cell office:value-type="float" office:value="-7.27625568" calcext:value-type="float">
            <text:p>-7.27625568</text:p>
          </table:table-cell>
          <table:table-cell office:value-type="float" office:value="33.13511595" calcext:value-type="float">
            <text:p>33.1351159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-31.80389421" calcext:value-type="float">
            <text:p>-31.80389421</text:p>
          </table:table-cell>
          <table:table-cell office:value-type="float" office:value="4.875335" calcext:value-type="float">
            <text:p>4.875335</text:p>
          </table:table-cell>
          <table:table-cell office:value-type="float" office:value="-86.01183802" calcext:value-type="float">
            <text:p>-86.01183802</text:p>
          </table:table-cell>
          <table:table-cell office:value-type="float" office:value="-0.07978237" calcext:value-type="float">
            <text:p>-0.07978237</text:p>
          </table:table-cell>
          <table:table-cell office:value-type="float" office:value="0.95306487" calcext:value-type="float">
            <text:p>0.95306487</text:p>
          </table:table-cell>
          <table:table-cell office:value-type="float" office:value="-1.02860724" calcext:value-type="float">
            <text:p>-1.02860724</text:p>
          </table:table-cell>
          <table:table-cell office:value-type="float" office:value="47.00139547" calcext:value-type="float">
            <text:p>47.00139547</text:p>
          </table:table-cell>
          <table:table-cell office:value-type="float" office:value="-9.84377853" calcext:value-type="float">
            <text:p>-9.84377853</text:p>
          </table:table-cell>
          <table:table-cell office:value-type="float" office:value="0" calcext:value-type="float">
            <text:p>0</text:p>
          </table:table-cell>
          <table:table-cell office:value-type="float" office:value="60.51998078" calcext:value-type="float">
            <text:p>60.51998078</text:p>
          </table:table-cell>
          <table:table-cell office:value-type="float" office:value="1.05627293" calcext:value-type="float">
            <text:p>1.05627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00139547" calcext:value-type="float">
            <text:p>47.00139547</text:p>
          </table:table-cell>
          <table:table-cell office:value-type="float" office:value="-9.84377853" calcext:value-type="float">
            <text:p>-9.84377853</text:p>
          </table:table-cell>
          <table:table-cell office:value-type="float" office:value="0" calcext:value-type="float">
            <text:p>0</text:p>
          </table:table-cell>
          <table:table-cell office:value-type="float" office:value="60.51998078" calcext:value-type="float">
            <text:p>60.51998078</text:p>
          </table:table-cell>
          <table:table-cell office:value-type="float" office:value="1.05627293" calcext:value-type="float">
            <text:p>1.05627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03519" calcext:value-type="float">
            <text:p>-0.0503519</text:p>
          </table:table-cell>
          <table:table-cell office:value-type="float" office:value="-1.09722538" calcext:value-type="float">
            <text:p>-1.09722538</text:p>
          </table:table-cell>
          <table:table-cell office:value-type="float" office:value="-1.13100454" calcext:value-type="float">
            <text:p>-1.13100454</text:p>
          </table:table-cell>
          <table:table-cell office:value-type="float" office:value="-0.09350852" calcext:value-type="float">
            <text:p>-0.09350852</text:p>
          </table:table-cell>
          <table:table-cell office:value-type="float" office:value="-1.45930976" calcext:value-type="float">
            <text:p>-1.45930976</text:p>
          </table:table-cell>
          <table:table-cell office:value-type="float" office:value="-1.20169232" calcext:value-type="float">
            <text:p>-1.20169232</text:p>
          </table:table-cell>
          <table:table-cell office:value-type="float" office:value="-0.08272314" calcext:value-type="float">
            <text:p>-0.08272314</text:p>
          </table:table-cell>
          <table:table-cell office:value-type="float" office:value="-2.66779379" calcext:value-type="float">
            <text:p>-2.66779379</text:p>
          </table:table-cell>
          <table:table-cell office:value-type="float" office:value="-1.20169232" calcext:value-type="float">
            <text:p>-1.20169232</text:p>
          </table:table-cell>
          <table:table-cell office:value-type="float" office:value="-0.05754719" calcext:value-type="float">
            <text:p>-0.05754719</text:p>
          </table:table-cell>
          <table:table-cell office:value-type="float" office:value="-2.66779379" calcext:value-type="float">
            <text:p>-2.66779379</text:p>
          </table:table-cell>
          <table:table-cell office:value-type="float" office:value="-0.98962897" calcext:value-type="float">
            <text:p>-0.98962897</text:p>
          </table:table-cell>
          <table:table-cell office:value-type="float" office:value="-0.04675678" calcext:value-type="float">
            <text:p>-0.04675678</text:p>
          </table:table-cell>
          <table:table-cell office:value-type="float" office:value="-2.237462" calcext:value-type="float">
            <text:p>-2.237462</text:p>
          </table:table-cell>
          <table:table-cell office:value-type="float" office:value="-0.91894119" calcext:value-type="float">
            <text:p>-0.91894119</text:p>
          </table:table-cell>
          <table:table-cell office:value-type="float" office:value="-0.02877108" calcext:value-type="float">
            <text:p>-0.02877108</text:p>
          </table:table-cell>
          <table:table-cell office:value-type="float" office:value="-1.69960212" calcext:value-type="float">
            <text:p>-1.69960212</text:p>
          </table:table-cell>
          <table:table-cell office:value-type="float" office:value="-0.84825341" calcext:value-type="float">
            <text:p>-0.84825341</text:p>
          </table:table-cell>
          <table:table-cell office:value-type="float" office:value="-0.35965862" calcext:value-type="float">
            <text:p>-0.35965862</text:p>
          </table:table-cell>
          <table:table-cell office:value-type="float" office:value="-12.41203296" calcext:value-type="float">
            <text:p>-12.41203296</text:p>
          </table:table-cell>
          <table:table-cell office:value-type="float" office:value="-6.29030795" calcext:value-type="float">
            <text:p>-6.29030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60297457" calcext:value-type="float">
            <text:p>-19.60297457</text:p>
          </table:table-cell>
          <table:table-cell office:value-type="float" office:value="10.29724405" calcext:value-type="float">
            <text:p>10.29724405</text:p>
          </table:table-cell>
          <table:table-cell office:value-type="float" office:value="9.37886804" calcext:value-type="float">
            <text:p>9.37886804</text:p>
          </table:table-cell>
          <table:table-cell office:value-type="float" office:value="-26.44705885" calcext:value-type="float">
            <text:p>-26.44705885</text:p>
          </table:table-cell>
          <table:table-cell office:value-type="float" office:value="-44.33155866" calcext:value-type="float">
            <text:p>-44.33155866</text:p>
          </table:table-cell>
          <table:table-cell office:value-type="float" office:value="-74.94337297" calcext:value-type="float">
            <text:p>-74.94337297</text:p>
          </table:table-cell>
          <table:table-cell office:value-type="float" office:value="94.91281272" calcext:value-type="float">
            <text:p>94.9128127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3658814" calcext:value-type="float">
            <text:p>-7.03658814</text:p>
          </table:table-cell>
          <table:table-cell office:value-type="float" office:value="-49.92962347" calcext:value-type="float">
            <text:p>-49.92962347</text:p>
          </table:table-cell>
          <table:table-cell office:value-type="float" office:value="-1.72895847" calcext:value-type="float">
            <text:p>-1.72895847</text:p>
          </table:table-cell>
          <table:table-cell office:value-type="float" office:value="32.2483956" calcext:value-type="float">
            <text:p>32.248395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666667" calcext:value-type="float">
            <text:p>3.16666667</text:p>
          </table:table-cell>
          <table:table-cell office:value-type="float" office:value="-32.88107146" calcext:value-type="float">
            <text:p>-32.88107146</text:p>
          </table:table-cell>
          <table:table-cell office:value-type="float" office:value="5.00195486" calcext:value-type="float">
            <text:p>5.00195486</text:p>
          </table:table-cell>
          <table:table-cell office:value-type="float" office:value="-82.33114398" calcext:value-type="float">
            <text:p>-82.33114398</text:p>
          </table:table-cell>
          <table:table-cell office:value-type="float" office:value="-0.08049593" calcext:value-type="float">
            <text:p>-0.08049593</text:p>
          </table:table-cell>
          <table:table-cell office:value-type="float" office:value="0.95129818" calcext:value-type="float">
            <text:p>0.95129818</text:p>
          </table:table-cell>
          <table:table-cell office:value-type="float" office:value="-1.02606399" calcext:value-type="float">
            <text:p>-1.02606399</text:p>
          </table:table-cell>
          <table:table-cell office:value-type="float" office:value="47.02936331" calcext:value-type="float">
            <text:p>47.02936331</text:p>
          </table:table-cell>
          <table:table-cell office:value-type="float" office:value="-9.85241977" calcext:value-type="float">
            <text:p>-9.85241977</text:p>
          </table:table-cell>
          <table:table-cell office:value-type="float" office:value="0" calcext:value-type="float">
            <text:p>0</text:p>
          </table:table-cell>
          <table:table-cell office:value-type="float" office:value="60.51344104" calcext:value-type="float">
            <text:p>60.51344104</text:p>
          </table:table-cell>
          <table:table-cell office:value-type="float" office:value="1.05615879" calcext:value-type="float">
            <text:p>1.05615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02936331" calcext:value-type="float">
            <text:p>47.02936331</text:p>
          </table:table-cell>
          <table:table-cell office:value-type="float" office:value="-9.85241977" calcext:value-type="float">
            <text:p>-9.85241977</text:p>
          </table:table-cell>
          <table:table-cell office:value-type="float" office:value="0" calcext:value-type="float">
            <text:p>0</text:p>
          </table:table-cell>
          <table:table-cell office:value-type="float" office:value="60.51344104" calcext:value-type="float">
            <text:p>60.51344104</text:p>
          </table:table-cell>
          <table:table-cell office:value-type="float" office:value="1.05615879" calcext:value-type="float">
            <text:p>1.05615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605895" calcext:value-type="float">
            <text:p>-0.05605895</text:p>
          </table:table-cell>
          <table:table-cell office:value-type="float" office:value="-1.08808284" calcext:value-type="float">
            <text:p>-1.08808284</text:p>
          </table:table-cell>
          <table:table-cell office:value-type="float" office:value="-1.13044953" calcext:value-type="float">
            <text:p>-1.13044953</text:p>
          </table:table-cell>
          <table:table-cell office:value-type="float" office:value="-0.10410708" calcext:value-type="float">
            <text:p>-0.10410708</text:p>
          </table:table-cell>
          <table:table-cell office:value-type="float" office:value="-1.44715018" calcext:value-type="float">
            <text:p>-1.44715018</text:p>
          </table:table-cell>
          <table:table-cell office:value-type="float" office:value="-1.20110263" calcext:value-type="float">
            <text:p>-1.20110263</text:p>
          </table:table-cell>
          <table:table-cell office:value-type="float" office:value="-0.09209925" calcext:value-type="float">
            <text:p>-0.09209925</text:p>
          </table:table-cell>
          <table:table-cell office:value-type="float" office:value="-2.64556463" calcext:value-type="float">
            <text:p>-2.64556463</text:p>
          </table:table-cell>
          <table:table-cell office:value-type="float" office:value="-1.20110263" calcext:value-type="float">
            <text:p>-1.20110263</text:p>
          </table:table-cell>
          <table:table-cell office:value-type="float" office:value="-0.06406977" calcext:value-type="float">
            <text:p>-0.06406977</text:p>
          </table:table-cell>
          <table:table-cell office:value-type="float" office:value="-2.64556463" calcext:value-type="float">
            <text:p>-2.64556463</text:p>
          </table:table-cell>
          <table:table-cell office:value-type="float" office:value="-0.98914334" calcext:value-type="float">
            <text:p>-0.98914334</text:p>
          </table:table-cell>
          <table:table-cell office:value-type="float" office:value="-0.05205634" calcext:value-type="float">
            <text:p>-0.05205634</text:p>
          </table:table-cell>
          <table:table-cell office:value-type="float" office:value="-2.21881854" calcext:value-type="float">
            <text:p>-2.21881854</text:p>
          </table:table-cell>
          <table:table-cell office:value-type="float" office:value="-0.91849024" calcext:value-type="float">
            <text:p>-0.91849024</text:p>
          </table:table-cell>
          <table:table-cell office:value-type="float" office:value="-0.03203208" calcext:value-type="float">
            <text:p>-0.03203208</text:p>
          </table:table-cell>
          <table:table-cell office:value-type="float" office:value="-1.68544033" calcext:value-type="float">
            <text:p>-1.68544033</text:p>
          </table:table-cell>
          <table:table-cell office:value-type="float" office:value="-0.84783715" calcext:value-type="float">
            <text:p>-0.84783715</text:p>
          </table:table-cell>
          <table:table-cell office:value-type="float" office:value="-0.40042347" calcext:value-type="float">
            <text:p>-0.40042347</text:p>
          </table:table-cell>
          <table:table-cell office:value-type="float" office:value="-12.30861076" calcext:value-type="float">
            <text:p>-12.30861076</text:p>
          </table:table-cell>
          <table:table-cell office:value-type="float" office:value="-6.28722116" calcext:value-type="float">
            <text:p>-6.28722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71671316" calcext:value-type="float">
            <text:p>-18.71671316</text:p>
          </table:table-cell>
          <table:table-cell office:value-type="float" office:value="11.45468213" calcext:value-type="float">
            <text:p>11.45468213</text:p>
          </table:table-cell>
          <table:table-cell office:value-type="float" office:value="6.26393939" calcext:value-type="float">
            <text:p>6.26393939</text:p>
          </table:table-cell>
          <table:table-cell office:value-type="float" office:value="-29.54704606" calcext:value-type="float">
            <text:p>-29.54704606</text:p>
          </table:table-cell>
          <table:table-cell office:value-type="float" office:value="-43.54729302" calcext:value-type="float">
            <text:p>-43.54729302</text:p>
          </table:table-cell>
          <table:table-cell office:value-type="float" office:value="-79.75189344" calcext:value-type="float">
            <text:p>-79.75189344</text:p>
          </table:table-cell>
          <table:table-cell office:value-type="float" office:value="95.957925" calcext:value-type="float">
            <text:p>95.95792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548959" calcext:value-type="float">
            <text:p>-0.26548959</text:p>
          </table:table-cell>
          <table:table-cell office:value-type="float" office:value="-51.94600511" calcext:value-type="float">
            <text:p>-51.94600511</text:p>
          </table:table-cell>
          <table:table-cell office:value-type="float" office:value="6.68071755" calcext:value-type="float">
            <text:p>6.68071755</text:p>
          </table:table-cell>
          <table:table-cell office:value-type="float" office:value="30.64900197" calcext:value-type="float">
            <text:p>30.6490019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8333333" calcext:value-type="float">
            <text:p>3.18333333</text:p>
          </table:table-cell>
          <table:table-cell office:value-type="float" office:value="-33.84548719" calcext:value-type="float">
            <text:p>-33.84548719</text:p>
          </table:table-cell>
          <table:table-cell office:value-type="float" office:value="5.23813325" calcext:value-type="float">
            <text:p>5.23813325</text:p>
          </table:table-cell>
          <table:table-cell office:value-type="float" office:value="-79.40838985" calcext:value-type="float">
            <text:p>-79.40838985</text:p>
          </table:table-cell>
          <table:table-cell office:value-type="float" office:value="-0.0823741" calcext:value-type="float">
            <text:p>-0.0823741</text:p>
          </table:table-cell>
          <table:table-cell office:value-type="float" office:value="0.95025831" calcext:value-type="float">
            <text:p>0.95025831</text:p>
          </table:table-cell>
          <table:table-cell office:value-type="float" office:value="-1.02425188" calcext:value-type="float">
            <text:p>-1.02425188</text:p>
          </table:table-cell>
          <table:table-cell office:value-type="float" office:value="47.05453242" calcext:value-type="float">
            <text:p>47.05453242</text:p>
          </table:table-cell>
          <table:table-cell office:value-type="float" office:value="-9.85984947" calcext:value-type="float">
            <text:p>-9.85984947</text:p>
          </table:table-cell>
          <table:table-cell office:value-type="float" office:value="0" calcext:value-type="float">
            <text:p>0</text:p>
          </table:table-cell>
          <table:table-cell office:value-type="float" office:value="60.5075754" calcext:value-type="float">
            <text:p>60.5075754</text:p>
          </table:table-cell>
          <table:table-cell office:value-type="float" office:value="1.05605641" calcext:value-type="float">
            <text:p>1.05605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05453242" calcext:value-type="float">
            <text:p>47.05453242</text:p>
          </table:table-cell>
          <table:table-cell office:value-type="float" office:value="-9.85984947" calcext:value-type="float">
            <text:p>-9.85984947</text:p>
          </table:table-cell>
          <table:table-cell office:value-type="float" office:value="0" calcext:value-type="float">
            <text:p>0</text:p>
          </table:table-cell>
          <table:table-cell office:value-type="float" office:value="60.5075754" calcext:value-type="float">
            <text:p>60.5075754</text:p>
          </table:table-cell>
          <table:table-cell office:value-type="float" office:value="1.05605641" calcext:value-type="float">
            <text:p>1.05605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28309" calcext:value-type="float">
            <text:p>-0.0628309</text:p>
          </table:table-cell>
          <table:table-cell office:value-type="float" office:value="-1.09750978" calcext:value-type="float">
            <text:p>-1.09750978</text:p>
          </table:table-cell>
          <table:table-cell office:value-type="float" office:value="-0.97259843" calcext:value-type="float">
            <text:p>-0.97259843</text:p>
          </table:table-cell>
          <table:table-cell office:value-type="float" office:value="-0.11668326" calcext:value-type="float">
            <text:p>-0.11668326</text:p>
          </table:table-cell>
          <table:table-cell office:value-type="float" office:value="-1.45968801" calcext:value-type="float">
            <text:p>-1.45968801</text:p>
          </table:table-cell>
          <table:table-cell office:value-type="float" office:value="-1.03338583" calcext:value-type="float">
            <text:p>-1.03338583</text:p>
          </table:table-cell>
          <table:table-cell office:value-type="float" office:value="-0.10322488" calcext:value-type="float">
            <text:p>-0.10322488</text:p>
          </table:table-cell>
          <table:table-cell office:value-type="float" office:value="-2.66848529" calcext:value-type="float">
            <text:p>-2.66848529</text:p>
          </table:table-cell>
          <table:table-cell office:value-type="float" office:value="-1.03338583" calcext:value-type="float">
            <text:p>-1.03338583</text:p>
          </table:table-cell>
          <table:table-cell office:value-type="float" office:value="-0.07180943" calcext:value-type="float">
            <text:p>-0.07180943</text:p>
          </table:table-cell>
          <table:table-cell office:value-type="float" office:value="-2.66848529" calcext:value-type="float">
            <text:p>-2.66848529</text:p>
          </table:table-cell>
          <table:table-cell office:value-type="float" office:value="-0.85102363" calcext:value-type="float">
            <text:p>-0.85102363</text:p>
          </table:table-cell>
          <table:table-cell office:value-type="float" office:value="-0.05834477" calcext:value-type="float">
            <text:p>-0.05834477</text:p>
          </table:table-cell>
          <table:table-cell office:value-type="float" office:value="-2.23804195" calcext:value-type="float">
            <text:p>-2.23804195</text:p>
          </table:table-cell>
          <table:table-cell office:value-type="float" office:value="-0.79023623" calcext:value-type="float">
            <text:p>-0.79023623</text:p>
          </table:table-cell>
          <table:table-cell office:value-type="float" office:value="-0.03590158" calcext:value-type="float">
            <text:p>-0.03590158</text:p>
          </table:table-cell>
          <table:table-cell office:value-type="float" office:value="-1.70004266" calcext:value-type="float">
            <text:p>-1.70004266</text:p>
          </table:table-cell>
          <table:table-cell office:value-type="float" office:value="-0.72944882" calcext:value-type="float">
            <text:p>-0.72944882</text:p>
          </table:table-cell>
          <table:table-cell office:value-type="float" office:value="-0.44879482" calcext:value-type="float">
            <text:p>-0.44879482</text:p>
          </table:table-cell>
          <table:table-cell office:value-type="float" office:value="-12.41525018" calcext:value-type="float">
            <text:p>-12.41525018</text:p>
          </table:table-cell>
          <table:table-cell office:value-type="float" office:value="-5.40930069" calcext:value-type="float">
            <text:p>-5.40930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6080896" calcext:value-type="float">
            <text:p>-17.56080896</text:p>
          </table:table-cell>
          <table:table-cell office:value-type="float" office:value="12.79915098" calcext:value-type="float">
            <text:p>12.79915098</text:p>
          </table:table-cell>
          <table:table-cell office:value-type="float" office:value="2.42423165" calcext:value-type="float">
            <text:p>2.42423165</text:p>
          </table:table-cell>
          <table:table-cell office:value-type="float" office:value="-32.52917262" calcext:value-type="float">
            <text:p>-32.52917262</text:p>
          </table:table-cell>
          <table:table-cell office:value-type="float" office:value="-42.45796679" calcext:value-type="float">
            <text:p>-42.45796679</text:p>
          </table:table-cell>
          <table:table-cell office:value-type="float" office:value="-84.34428977" calcext:value-type="float">
            <text:p>-84.34428977</text:p>
          </table:table-cell>
          <table:table-cell office:value-type="float" office:value="96.8793892" calcext:value-type="float">
            <text:p>96.879389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346711" calcext:value-type="float">
            <text:p>7.61346711</text:p>
          </table:table-cell>
          <table:table-cell office:value-type="float" office:value="-53.29484537" calcext:value-type="float">
            <text:p>-53.29484537</text:p>
          </table:table-cell>
          <table:table-cell office:value-type="float" office:value="15.65973381" calcext:value-type="float">
            <text:p>15.65973381</text:p>
          </table:table-cell>
          <table:table-cell office:value-type="float" office:value="28.91469843" calcext:value-type="float">
            <text:p>28.9146984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-34.50550524" calcext:value-type="float">
            <text:p>-34.50550524</text:p>
          </table:table-cell>
          <table:table-cell office:value-type="float" office:value="5.76344817" calcext:value-type="float">
            <text:p>5.76344817</text:p>
          </table:table-cell>
          <table:table-cell office:value-type="float" office:value="-78.34988144" calcext:value-type="float">
            <text:p>-78.34988144</text:p>
          </table:table-cell>
          <table:table-cell office:value-type="float" office:value="-0.08642114" calcext:value-type="float">
            <text:p>-0.08642114</text:p>
          </table:table-cell>
          <table:table-cell office:value-type="float" office:value="0.95066314" calcext:value-type="float">
            <text:p>0.95066314</text:p>
          </table:table-cell>
          <table:table-cell office:value-type="float" office:value="-1.02373591" calcext:value-type="float">
            <text:p>-1.02373591</text:p>
          </table:table-cell>
          <table:table-cell office:value-type="float" office:value="47.0927872" calcext:value-type="float">
            <text:p>47.0927872</text:p>
          </table:table-cell>
          <table:table-cell office:value-type="float" office:value="-9.87056647" calcext:value-type="float">
            <text:p>-9.87056647</text:p>
          </table:table-cell>
          <table:table-cell office:value-type="float" office:value="0" calcext:value-type="float">
            <text:p>0</text:p>
          </table:table-cell>
          <table:table-cell office:value-type="float" office:value="60.49869465" calcext:value-type="float">
            <text:p>60.49869465</text:p>
          </table:table-cell>
          <table:table-cell office:value-type="float" office:value="1.05590141" calcext:value-type="float">
            <text:p>1.05590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0927872" calcext:value-type="float">
            <text:p>47.0927872</text:p>
          </table:table-cell>
          <table:table-cell office:value-type="float" office:value="-9.87056647" calcext:value-type="float">
            <text:p>-9.87056647</text:p>
          </table:table-cell>
          <table:table-cell office:value-type="float" office:value="0" calcext:value-type="float">
            <text:p>0</text:p>
          </table:table-cell>
          <table:table-cell office:value-type="float" office:value="60.49869465" calcext:value-type="float">
            <text:p>60.49869465</text:p>
          </table:table-cell>
          <table:table-cell office:value-type="float" office:value="1.05590141" calcext:value-type="float">
            <text:p>1.05590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836573" calcext:value-type="float">
            <text:p>-0.06836573</text:p>
          </table:table-cell>
          <table:table-cell office:value-type="float" office:value="-1.1387371" calcext:value-type="float">
            <text:p>-1.1387371</text:p>
          </table:table-cell>
          <table:table-cell office:value-type="float" office:value="-0.62854061" calcext:value-type="float">
            <text:p>-0.62854061</text:p>
          </table:table-cell>
          <table:table-cell office:value-type="float" office:value="-0.12696199" calcext:value-type="float">
            <text:p>-0.12696199</text:p>
          </table:table-cell>
          <table:table-cell office:value-type="float" office:value="-1.51452035" calcext:value-type="float">
            <text:p>-1.51452035</text:p>
          </table:table-cell>
          <table:table-cell office:value-type="float" office:value="-0.6678244" calcext:value-type="float">
            <text:p>-0.6678244</text:p>
          </table:table-cell>
          <table:table-cell office:value-type="float" office:value="-0.11231805" calcext:value-type="float">
            <text:p>-0.11231805</text:p>
          </table:table-cell>
          <table:table-cell office:value-type="float" office:value="-2.76872539" calcext:value-type="float">
            <text:p>-2.76872539</text:p>
          </table:table-cell>
          <table:table-cell office:value-type="float" office:value="-0.6678244" calcext:value-type="float">
            <text:p>-0.6678244</text:p>
          </table:table-cell>
          <table:table-cell office:value-type="float" office:value="-0.07813519" calcext:value-type="float">
            <text:p>-0.07813519</text:p>
          </table:table-cell>
          <table:table-cell office:value-type="float" office:value="-2.76872539" calcext:value-type="float">
            <text:p>-2.76872539</text:p>
          </table:table-cell>
          <table:table-cell office:value-type="float" office:value="-0.54997303" calcext:value-type="float">
            <text:p>-0.54997303</text:p>
          </table:table-cell>
          <table:table-cell office:value-type="float" office:value="-0.06348441" calcext:value-type="float">
            <text:p>-0.06348441</text:p>
          </table:table-cell>
          <table:table-cell office:value-type="float" office:value="-2.3221127" calcext:value-type="float">
            <text:p>-2.3221127</text:p>
          </table:table-cell>
          <table:table-cell office:value-type="float" office:value="-0.51068924" calcext:value-type="float">
            <text:p>-0.51068924</text:p>
          </table:table-cell>
          <table:table-cell office:value-type="float" office:value="-0.03906418" calcext:value-type="float">
            <text:p>-0.03906418</text:p>
          </table:table-cell>
          <table:table-cell office:value-type="float" office:value="-1.76390377" calcext:value-type="float">
            <text:p>-1.76390377</text:p>
          </table:table-cell>
          <table:table-cell office:value-type="float" office:value="-0.47140546" calcext:value-type="float">
            <text:p>-0.47140546</text:p>
          </table:table-cell>
          <table:table-cell office:value-type="float" office:value="-0.48832955" calcext:value-type="float">
            <text:p>-0.48832955</text:p>
          </table:table-cell>
          <table:table-cell office:value-type="float" office:value="-12.88162186" calcext:value-type="float">
            <text:p>-12.88162186</text:p>
          </table:table-cell>
          <table:table-cell office:value-type="float" office:value="-3.4957543" calcext:value-type="float">
            <text:p>-3.495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41388707" calcext:value-type="float">
            <text:p>-16.41388707</text:p>
          </table:table-cell>
          <table:table-cell office:value-type="float" office:value="13.40840461" calcext:value-type="float">
            <text:p>13.40840461</text:p>
          </table:table-cell>
          <table:table-cell office:value-type="float" office:value="-0.53387445" calcext:value-type="float">
            <text:p>-0.53387445</text:p>
          </table:table-cell>
          <table:table-cell office:value-type="float" office:value="-34.18961756" calcext:value-type="float">
            <text:p>-34.18961756</text:p>
          </table:table-cell>
          <table:table-cell office:value-type="float" office:value="-41.70483337" calcext:value-type="float">
            <text:p>-41.70483337</text:p>
          </table:table-cell>
          <table:table-cell office:value-type="float" office:value="-87.55542336" calcext:value-type="float">
            <text:p>-87.55542336</text:p>
          </table:table-cell>
          <table:table-cell office:value-type="float" office:value="97.7167335" calcext:value-type="float">
            <text:p>97.716733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2138541" calcext:value-type="float">
            <text:p>14.72138541</text:p>
          </table:table-cell>
          <table:table-cell office:value-type="float" office:value="-54.36135307" calcext:value-type="float">
            <text:p>-54.36135307</text:p>
          </table:table-cell>
          <table:table-cell office:value-type="float" office:value="24.25417166" calcext:value-type="float">
            <text:p>24.25417166</text:p>
          </table:table-cell>
          <table:table-cell office:value-type="float" office:value="27.538001" calcext:value-type="float">
            <text:p>27.53800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66667" calcext:value-type="float">
            <text:p>3.21666667</text:p>
          </table:table-cell>
          <table:table-cell office:value-type="float" office:value="-34.64175438" calcext:value-type="float">
            <text:p>-34.64175438</text:p>
          </table:table-cell>
          <table:table-cell office:value-type="float" office:value="6.66323711" calcext:value-type="float">
            <text:p>6.66323711</text:p>
          </table:table-cell>
          <table:table-cell office:value-type="float" office:value="-79.51522615" calcext:value-type="float">
            <text:p>-79.51522615</text:p>
          </table:table-cell>
          <table:table-cell office:value-type="float" office:value="-0.09300215" calcext:value-type="float">
            <text:p>-0.09300215</text:p>
          </table:table-cell>
          <table:table-cell office:value-type="float" office:value="0.95310575" calcext:value-type="float">
            <text:p>0.95310575</text:p>
          </table:table-cell>
          <table:table-cell office:value-type="float" office:value="-1.02487206" calcext:value-type="float">
            <text:p>-1.02487206</text:p>
          </table:table-cell>
          <table:table-cell office:value-type="float" office:value="47.11886903" calcext:value-type="float">
            <text:p>47.11886903</text:p>
          </table:table-cell>
          <table:table-cell office:value-type="float" office:value="-9.87745166" calcext:value-type="float">
            <text:p>-9.87745166</text:p>
          </table:table-cell>
          <table:table-cell office:value-type="float" office:value="0" calcext:value-type="float">
            <text:p>0</text:p>
          </table:table-cell>
          <table:table-cell office:value-type="float" office:value="60.49266604" calcext:value-type="float">
            <text:p>60.49266604</text:p>
          </table:table-cell>
          <table:table-cell office:value-type="float" office:value="1.0557962" calcext:value-type="float">
            <text:p>1.05579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11886903" calcext:value-type="float">
            <text:p>47.11886903</text:p>
          </table:table-cell>
          <table:table-cell office:value-type="float" office:value="-9.87745166" calcext:value-type="float">
            <text:p>-9.87745166</text:p>
          </table:table-cell>
          <table:table-cell office:value-type="float" office:value="0" calcext:value-type="float">
            <text:p>0</text:p>
          </table:table-cell>
          <table:table-cell office:value-type="float" office:value="60.49266604" calcext:value-type="float">
            <text:p>60.49266604</text:p>
          </table:table-cell>
          <table:table-cell office:value-type="float" office:value="1.0557962" calcext:value-type="float">
            <text:p>1.05579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132311" calcext:value-type="float">
            <text:p>-0.07132311</text:p>
          </table:table-cell>
          <table:table-cell office:value-type="float" office:value="-1.23827095" calcext:value-type="float">
            <text:p>-1.23827095</text:p>
          </table:table-cell>
          <table:table-cell office:value-type="float" office:value="-0.14742339" calcext:value-type="float">
            <text:p>-0.14742339</text:p>
          </table:table-cell>
          <table:table-cell office:value-type="float" office:value="-0.13245415" calcext:value-type="float">
            <text:p>-0.13245415</text:p>
          </table:table-cell>
          <table:table-cell office:value-type="float" office:value="-1.64690036" calcext:value-type="float">
            <text:p>-1.64690036</text:p>
          </table:table-cell>
          <table:table-cell office:value-type="float" office:value="-0.15663735" calcext:value-type="float">
            <text:p>-0.15663735</text:p>
          </table:table-cell>
          <table:table-cell office:value-type="float" office:value="-0.11717674" calcext:value-type="float">
            <text:p>-0.11717674</text:p>
          </table:table-cell>
          <table:table-cell office:value-type="float" office:value="-3.01073198" calcext:value-type="float">
            <text:p>-3.01073198</text:p>
          </table:table-cell>
          <table:table-cell office:value-type="float" office:value="-0.15663735" calcext:value-type="float">
            <text:p>-0.15663735</text:p>
          </table:table-cell>
          <table:table-cell office:value-type="float" office:value="-0.08151518" calcext:value-type="float">
            <text:p>-0.08151518</text:p>
          </table:table-cell>
          <table:table-cell office:value-type="float" office:value="-3.01073198" calcext:value-type="float">
            <text:p>-3.01073198</text:p>
          </table:table-cell>
          <table:table-cell office:value-type="float" office:value="-0.12899547" calcext:value-type="float">
            <text:p>-0.12899547</text:p>
          </table:table-cell>
          <table:table-cell office:value-type="float" office:value="-0.06623064" calcext:value-type="float">
            <text:p>-0.06623064</text:p>
          </table:table-cell>
          <table:table-cell office:value-type="float" office:value="-2.52508211" calcext:value-type="float">
            <text:p>-2.52508211</text:p>
          </table:table-cell>
          <table:table-cell office:value-type="float" office:value="-0.1197815" calcext:value-type="float">
            <text:p>-0.1197815</text:p>
          </table:table-cell>
          <table:table-cell office:value-type="float" office:value="-0.04075403" calcext:value-type="float">
            <text:p>-0.04075403</text:p>
          </table:table-cell>
          <table:table-cell office:value-type="float" office:value="-1.9180817" calcext:value-type="float">
            <text:p>-1.9180817</text:p>
          </table:table-cell>
          <table:table-cell office:value-type="float" office:value="-0.11056754" calcext:value-type="float">
            <text:p>-0.11056754</text:p>
          </table:table-cell>
          <table:table-cell office:value-type="float" office:value="-0.50945386" calcext:value-type="float">
            <text:p>-0.50945386</text:p>
          </table:table-cell>
          <table:table-cell office:value-type="float" office:value="-14.00756859" calcext:value-type="float">
            <text:p>-14.00756859</text:p>
          </table:table-cell>
          <table:table-cell office:value-type="float" office:value="-0.81992467" calcext:value-type="float">
            <text:p>-0.81992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85055284" calcext:value-type="float">
            <text:p>-14.85055284</text:p>
          </table:table-cell>
          <table:table-cell office:value-type="float" office:value="14.54957148" calcext:value-type="float">
            <text:p>14.54957148</text:p>
          </table:table-cell>
          <table:table-cell office:value-type="float" office:value="-2.76248473" calcext:value-type="float">
            <text:p>-2.76248473</text:p>
          </table:table-cell>
          <table:table-cell office:value-type="float" office:value="-33.78605182" calcext:value-type="float">
            <text:p>-33.78605182</text:p>
          </table:table-cell>
          <table:table-cell office:value-type="float" office:value="-41.68364826" calcext:value-type="float">
            <text:p>-41.68364826</text:p>
          </table:table-cell>
          <table:table-cell office:value-type="float" office:value="-88.67495285" calcext:value-type="float">
            <text:p>-88.67495285</text:p>
          </table:table-cell>
          <table:table-cell office:value-type="float" office:value="98.59314499" calcext:value-type="float">
            <text:p>98.5931449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8310689" calcext:value-type="float">
            <text:p>19.08310689</text:p>
          </table:table-cell>
          <table:table-cell office:value-type="float" office:value="-55.55014654" calcext:value-type="float">
            <text:p>-55.55014654</text:p>
          </table:table-cell>
          <table:table-cell office:value-type="float" office:value="27.74071612" calcext:value-type="float">
            <text:p>27.74071612</text:p>
          </table:table-cell>
          <table:table-cell office:value-type="float" office:value="27.12621664" calcext:value-type="float">
            <text:p>27.1262166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3333333" calcext:value-type="float">
            <text:p>3.23333333</text:p>
          </table:table-cell>
          <table:table-cell office:value-type="float" office:value="-34.61110524" calcext:value-type="float">
            <text:p>-34.61110524</text:p>
          </table:table-cell>
          <table:table-cell office:value-type="float" office:value="7.83530474" calcext:value-type="float">
            <text:p>7.83530474</text:p>
          </table:table-cell>
          <table:table-cell office:value-type="float" office:value="-82.28234982" calcext:value-type="float">
            <text:p>-82.28234982</text:p>
          </table:table-cell>
          <table:table-cell office:value-type="float" office:value="-0.10121494" calcext:value-type="float">
            <text:p>-0.10121494</text:p>
          </table:table-cell>
          <table:table-cell office:value-type="float" office:value="0.95689862" calcext:value-type="float">
            <text:p>0.95689862</text:p>
          </table:table-cell>
          <table:table-cell office:value-type="float" office:value="-1.02743516" calcext:value-type="float">
            <text:p>-1.02743516</text:p>
          </table:table-cell>
          <table:table-cell office:value-type="float" office:value="47.14571246" calcext:value-type="float">
            <text:p>47.14571246</text:p>
          </table:table-cell>
          <table:table-cell office:value-type="float" office:value="-9.88420685" calcext:value-type="float">
            <text:p>-9.88420685</text:p>
          </table:table-cell>
          <table:table-cell office:value-type="float" office:value="0" calcext:value-type="float">
            <text:p>0</text:p>
          </table:table-cell>
          <table:table-cell office:value-type="float" office:value="60.48648317" calcext:value-type="float">
            <text:p>60.48648317</text:p>
          </table:table-cell>
          <table:table-cell office:value-type="float" office:value="1.05568828" calcext:value-type="float">
            <text:p>1.05568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14571246" calcext:value-type="float">
            <text:p>47.14571246</text:p>
          </table:table-cell>
          <table:table-cell office:value-type="float" office:value="-9.88420685" calcext:value-type="float">
            <text:p>-9.88420685</text:p>
          </table:table-cell>
          <table:table-cell office:value-type="float" office:value="0" calcext:value-type="float">
            <text:p>0</text:p>
          </table:table-cell>
          <table:table-cell office:value-type="float" office:value="60.48648317" calcext:value-type="float">
            <text:p>60.48648317</text:p>
          </table:table-cell>
          <table:table-cell office:value-type="float" office:value="1.05568828" calcext:value-type="float">
            <text:p>1.05568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184847" calcext:value-type="float">
            <text:p>-0.07184847</text:p>
          </table:table-cell>
          <table:table-cell office:value-type="float" office:value="-1.34136944" calcext:value-type="float">
            <text:p>-1.34136944</text:p>
          </table:table-cell>
          <table:table-cell office:value-type="float" office:value="0.40657235" calcext:value-type="float">
            <text:p>0.40657235</text:p>
          </table:table-cell>
          <table:table-cell office:value-type="float" office:value="-0.1334298" calcext:value-type="float">
            <text:p>-0.1334298</text:p>
          </table:table-cell>
          <table:table-cell office:value-type="float" office:value="-1.78402135" calcext:value-type="float">
            <text:p>-1.78402135</text:p>
          </table:table-cell>
          <table:table-cell office:value-type="float" office:value="0.43198312" calcext:value-type="float">
            <text:p>0.43198312</text:p>
          </table:table-cell>
          <table:table-cell office:value-type="float" office:value="-0.11803986" calcext:value-type="float">
            <text:p>-0.11803986</text:p>
          </table:table-cell>
          <table:table-cell office:value-type="float" office:value="-3.26140565" calcext:value-type="float">
            <text:p>-3.26140565</text:p>
          </table:table-cell>
          <table:table-cell office:value-type="float" office:value="0.43198312" calcext:value-type="float">
            <text:p>0.43198312</text:p>
          </table:table-cell>
          <table:table-cell office:value-type="float" office:value="-0.08211562" calcext:value-type="float">
            <text:p>-0.08211562</text:p>
          </table:table-cell>
          <table:table-cell office:value-type="float" office:value="-3.26140565" calcext:value-type="float">
            <text:p>-3.26140565</text:p>
          </table:table-cell>
          <table:table-cell office:value-type="float" office:value="0.35575081" calcext:value-type="float">
            <text:p>0.35575081</text:p>
          </table:table-cell>
          <table:table-cell office:value-type="float" office:value="-0.06671849" calcext:value-type="float">
            <text:p>-0.06671849</text:p>
          </table:table-cell>
          <table:table-cell office:value-type="float" office:value="-2.73532056" calcext:value-type="float">
            <text:p>-2.73532056</text:p>
          </table:table-cell>
          <table:table-cell office:value-type="float" office:value="0.33034003" calcext:value-type="float">
            <text:p>0.33034003</text:p>
          </table:table-cell>
          <table:table-cell office:value-type="float" office:value="-0.04105422" calcext:value-type="float">
            <text:p>-0.04105422</text:p>
          </table:table-cell>
          <table:table-cell office:value-type="float" office:value="-2.07778126" calcext:value-type="float">
            <text:p>-2.07778126</text:p>
          </table:table-cell>
          <table:table-cell office:value-type="float" office:value="0.30492926" calcext:value-type="float">
            <text:p>0.30492926</text:p>
          </table:table-cell>
          <table:table-cell office:value-type="float" office:value="-0.51320646" calcext:value-type="float">
            <text:p>-0.51320646</text:p>
          </table:table-cell>
          <table:table-cell office:value-type="float" office:value="-15.17383937" calcext:value-type="float">
            <text:p>-15.17383937</text:p>
          </table:table-cell>
          <table:table-cell office:value-type="float" office:value="2.26123343" calcext:value-type="float">
            <text:p>2.26123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30451011" calcext:value-type="float">
            <text:p>-13.30451011</text:p>
          </table:table-cell>
          <table:table-cell office:value-type="float" office:value="14.88741052" calcext:value-type="float">
            <text:p>14.88741052</text:p>
          </table:table-cell>
          <table:table-cell office:value-type="float" office:value="-3.51255444" calcext:value-type="float">
            <text:p>-3.51255444</text:p>
          </table:table-cell>
          <table:table-cell office:value-type="float" office:value="-31.79844788" calcext:value-type="float">
            <text:p>-31.79844788</text:p>
          </table:table-cell>
          <table:table-cell office:value-type="float" office:value="-42.39497226" calcext:value-type="float">
            <text:p>-42.39497226</text:p>
          </table:table-cell>
          <table:table-cell office:value-type="float" office:value="-88.78989842" calcext:value-type="float">
            <text:p>-88.78989842</text:p>
          </table:table-cell>
          <table:table-cell office:value-type="float" office:value="99.64484859" calcext:value-type="float">
            <text:p>99.6448485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5718099" calcext:value-type="float">
            <text:p>21.35718099</text:p>
          </table:table-cell>
          <table:table-cell office:value-type="float" office:value="-57.21127882" calcext:value-type="float">
            <text:p>-57.21127882</text:p>
          </table:table-cell>
          <table:table-cell office:value-type="float" office:value="29.0337501" calcext:value-type="float">
            <text:p>29.0337501</text:p>
          </table:table-cell>
          <table:table-cell office:value-type="float" office:value="27.43751055" calcext:value-type="float">
            <text:p>27.4375105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-34.77777093" calcext:value-type="float">
            <text:p>-34.77777093</text:p>
          </table:table-cell>
          <table:table-cell office:value-type="float" office:value="9.07369116" calcext:value-type="float">
            <text:p>9.07369116</text:p>
          </table:table-cell>
          <table:table-cell office:value-type="float" office:value="-85.13625491" calcext:value-type="float">
            <text:p>-85.13625491</text:p>
          </table:table-cell>
          <table:table-cell office:value-type="float" office:value="-0.10886938" calcext:value-type="float">
            <text:p>-0.10886938</text:p>
          </table:table-cell>
          <table:table-cell office:value-type="float" office:value="0.9608978" calcext:value-type="float">
            <text:p>0.9608978</text:p>
          </table:table-cell>
          <table:table-cell office:value-type="float" office:value="-1.02952071" calcext:value-type="float">
            <text:p>-1.02952071</text:p>
          </table:table-cell>
          <table:table-cell office:value-type="float" office:value="47.14869896" calcext:value-type="float">
            <text:p>47.14869896</text:p>
          </table:table-cell>
          <table:table-cell office:value-type="float" office:value="-9.88493916" calcext:value-type="float">
            <text:p>-9.88493916</text:p>
          </table:table-cell>
          <table:table-cell office:value-type="float" office:value="0" calcext:value-type="float">
            <text:p>0</text:p>
          </table:table-cell>
          <table:table-cell office:value-type="float" office:value="60.48579635" calcext:value-type="float">
            <text:p>60.48579635</text:p>
          </table:table-cell>
          <table:table-cell office:value-type="float" office:value="1.0556763" calcext:value-type="float">
            <text:p>1.0556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14869896" calcext:value-type="float">
            <text:p>47.14869896</text:p>
          </table:table-cell>
          <table:table-cell office:value-type="float" office:value="-9.88493916" calcext:value-type="float">
            <text:p>-9.88493916</text:p>
          </table:table-cell>
          <table:table-cell office:value-type="float" office:value="0" calcext:value-type="float">
            <text:p>0</text:p>
          </table:table-cell>
          <table:table-cell office:value-type="float" office:value="60.48579635" calcext:value-type="float">
            <text:p>60.48579635</text:p>
          </table:table-cell>
          <table:table-cell office:value-type="float" office:value="1.0556763" calcext:value-type="float">
            <text:p>1.0556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941912" calcext:value-type="float">
            <text:p>-0.06941912</text:p>
          </table:table-cell>
          <table:table-cell office:value-type="float" office:value="-1.40255273" calcext:value-type="float">
            <text:p>-1.40255273</text:p>
          </table:table-cell>
          <table:table-cell office:value-type="float" office:value="0.84839241" calcext:value-type="float">
            <text:p>0.84839241</text:p>
          </table:table-cell>
          <table:table-cell office:value-type="float" office:value="-0.12891825" calcext:value-type="float">
            <text:p>-0.12891825</text:p>
          </table:table-cell>
          <table:table-cell office:value-type="float" office:value="-1.86539513" calcext:value-type="float">
            <text:p>-1.86539513</text:p>
          </table:table-cell>
          <table:table-cell office:value-type="float" office:value="0.90141694" calcext:value-type="float">
            <text:p>0.90141694</text:p>
          </table:table-cell>
          <table:table-cell office:value-type="float" office:value="-0.11404868" calcext:value-type="float">
            <text:p>-0.11404868</text:p>
          </table:table-cell>
          <table:table-cell office:value-type="float" office:value="-3.41016671" calcext:value-type="float">
            <text:p>-3.41016671</text:p>
          </table:table-cell>
          <table:table-cell office:value-type="float" office:value="0.90141694" calcext:value-type="float">
            <text:p>0.90141694</text:p>
          </table:table-cell>
          <table:table-cell office:value-type="float" office:value="-0.07933912" calcext:value-type="float">
            <text:p>-0.07933912</text:p>
          </table:table-cell>
          <table:table-cell office:value-type="float" office:value="-3.41016671" calcext:value-type="float">
            <text:p>-3.41016671</text:p>
          </table:table-cell>
          <table:table-cell office:value-type="float" office:value="0.74234336" calcext:value-type="float">
            <text:p>0.74234336</text:p>
          </table:table-cell>
          <table:table-cell office:value-type="float" office:value="-0.0644626" calcext:value-type="float">
            <text:p>-0.0644626</text:p>
          </table:table-cell>
          <table:table-cell office:value-type="float" office:value="-2.86008553" calcext:value-type="float">
            <text:p>-2.86008553</text:p>
          </table:table-cell>
          <table:table-cell office:value-type="float" office:value="0.68931883" calcext:value-type="float">
            <text:p>0.68931883</text:p>
          </table:table-cell>
          <table:table-cell office:value-type="float" office:value="-0.03966609" calcext:value-type="float">
            <text:p>-0.03966609</text:p>
          </table:table-cell>
          <table:table-cell office:value-type="float" office:value="-2.17255418" calcext:value-type="float">
            <text:p>-2.17255418</text:p>
          </table:table-cell>
          <table:table-cell office:value-type="float" office:value="0.63629431" calcext:value-type="float">
            <text:p>0.63629431</text:p>
          </table:table-cell>
          <table:table-cell office:value-type="float" office:value="-0.49585386" calcext:value-type="float">
            <text:p>-0.49585386</text:p>
          </table:table-cell>
          <table:table-cell office:value-type="float" office:value="-15.86595699" calcext:value-type="float">
            <text:p>-15.86595699</text:p>
          </table:table-cell>
          <table:table-cell office:value-type="float" office:value="4.71850407" calcext:value-type="float">
            <text:p>4.71850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6873683" calcext:value-type="float">
            <text:p>-12.56873683</text:p>
          </table:table-cell>
          <table:table-cell office:value-type="float" office:value="14.74032758" calcext:value-type="float">
            <text:p>14.74032758</text:p>
          </table:table-cell>
          <table:table-cell office:value-type="float" office:value="-3.38272739" calcext:value-type="float">
            <text:p>-3.38272739</text:p>
          </table:table-cell>
          <table:table-cell office:value-type="float" office:value="-28.96291446" calcext:value-type="float">
            <text:p>-28.96291446</text:p>
          </table:table-cell>
          <table:table-cell office:value-type="float" office:value="-43.62544643" calcext:value-type="float">
            <text:p>-43.62544643</text:p>
          </table:table-cell>
          <table:table-cell office:value-type="float" office:value="-88.49878019" calcext:value-type="float">
            <text:p>-88.49878019</text:p>
          </table:table-cell>
          <table:table-cell office:value-type="float" office:value="100.76616775" calcext:value-type="float">
            <text:p>100.7661677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9840038" calcext:value-type="float">
            <text:p>21.59840038</text:p>
          </table:table-cell>
          <table:table-cell office:value-type="float" office:value="-59.11956888" calcext:value-type="float">
            <text:p>-59.11956888</text:p>
          </table:table-cell>
          <table:table-cell office:value-type="float" office:value="28.50564917" calcext:value-type="float">
            <text:p>28.50564917</text:p>
          </table:table-cell>
          <table:table-cell office:value-type="float" office:value="28.31293137" calcext:value-type="float">
            <text:p>28.3129313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666667" calcext:value-type="float">
            <text:p>3.26666667</text:p>
          </table:table-cell>
          <table:table-cell office:value-type="float" office:value="-35.37836628" calcext:value-type="float">
            <text:p>-35.37836628</text:p>
          </table:table-cell>
          <table:table-cell office:value-type="float" office:value="10.27190636" calcext:value-type="float">
            <text:p>10.27190636</text:p>
          </table:table-cell>
          <table:table-cell office:value-type="float" office:value="-86.14530079" calcext:value-type="float">
            <text:p>-86.14530079</text:p>
          </table:table-cell>
          <table:table-cell office:value-type="float" office:value="-0.11340427" calcext:value-type="float">
            <text:p>-0.11340427</text:p>
          </table:table-cell>
          <table:table-cell office:value-type="float" office:value="0.96371603" calcext:value-type="float">
            <text:p>0.96371603</text:p>
          </table:table-cell>
          <table:table-cell office:value-type="float" office:value="-1.0284256" calcext:value-type="float">
            <text:p>-1.0284256</text:p>
          </table:table-cell>
          <table:table-cell office:value-type="float" office:value="47.18029108" calcext:value-type="float">
            <text:p>47.18029108</text:p>
          </table:table-cell>
          <table:table-cell office:value-type="float" office:value="-9.89247622" calcext:value-type="float">
            <text:p>-9.89247622</text:p>
          </table:table-cell>
          <table:table-cell office:value-type="float" office:value="0" calcext:value-type="float">
            <text:p>0</text:p>
          </table:table-cell>
          <table:table-cell office:value-type="float" office:value="60.47854841" calcext:value-type="float">
            <text:p>60.47854841</text:p>
          </table:table-cell>
          <table:table-cell office:value-type="float" office:value="1.0555498" calcext:value-type="float">
            <text:p>1.055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18029108" calcext:value-type="float">
            <text:p>47.18029108</text:p>
          </table:table-cell>
          <table:table-cell office:value-type="float" office:value="-9.89247622" calcext:value-type="float">
            <text:p>-9.89247622</text:p>
          </table:table-cell>
          <table:table-cell office:value-type="float" office:value="0" calcext:value-type="float">
            <text:p>0</text:p>
          </table:table-cell>
          <table:table-cell office:value-type="float" office:value="60.47854841" calcext:value-type="float">
            <text:p>60.47854841</text:p>
          </table:table-cell>
          <table:table-cell office:value-type="float" office:value="1.0555498" calcext:value-type="float">
            <text:p>1.055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583108" calcext:value-type="float">
            <text:p>-0.06583108</text:p>
          </table:table-cell>
          <table:table-cell office:value-type="float" office:value="-1.39560959" calcext:value-type="float">
            <text:p>-1.39560959</text:p>
          </table:table-cell>
          <table:table-cell office:value-type="float" office:value="0.85674665" calcext:value-type="float">
            <text:p>0.85674665</text:p>
          </table:table-cell>
          <table:table-cell office:value-type="float" office:value="-0.12225491" calcext:value-type="float">
            <text:p>-0.12225491</text:p>
          </table:table-cell>
          <table:table-cell office:value-type="float" office:value="-1.85616075" calcext:value-type="float">
            <text:p>-1.85616075</text:p>
          </table:table-cell>
          <table:table-cell office:value-type="float" office:value="0.91029332" calcext:value-type="float">
            <text:p>0.91029332</text:p>
          </table:table-cell>
          <table:table-cell office:value-type="float" office:value="-0.10815389" calcext:value-type="float">
            <text:p>-0.10815389</text:p>
          </table:table-cell>
          <table:table-cell office:value-type="float" office:value="-3.39328515" calcext:value-type="float">
            <text:p>-3.39328515</text:p>
          </table:table-cell>
          <table:table-cell office:value-type="float" office:value="0.91029332" calcext:value-type="float">
            <text:p>0.91029332</text:p>
          </table:table-cell>
          <table:table-cell office:value-type="float" office:value="-0.07523835" calcext:value-type="float">
            <text:p>-0.07523835</text:p>
          </table:table-cell>
          <table:table-cell office:value-type="float" office:value="-3.39328515" calcext:value-type="float">
            <text:p>-3.39328515</text:p>
          </table:table-cell>
          <table:table-cell office:value-type="float" office:value="0.74965332" calcext:value-type="float">
            <text:p>0.74965332</text:p>
          </table:table-cell>
          <table:table-cell office:value-type="float" office:value="-0.06113075" calcext:value-type="float">
            <text:p>-0.06113075</text:p>
          </table:table-cell>
          <table:table-cell office:value-type="float" office:value="-2.84592707" calcext:value-type="float">
            <text:p>-2.84592707</text:p>
          </table:table-cell>
          <table:table-cell office:value-type="float" office:value="0.69610665" calcext:value-type="float">
            <text:p>0.69610665</text:p>
          </table:table-cell>
          <table:table-cell office:value-type="float" office:value="-0.03761588" calcext:value-type="float">
            <text:p>-0.03761588</text:p>
          </table:table-cell>
          <table:table-cell office:value-type="float" office:value="-2.16179925" calcext:value-type="float">
            <text:p>-2.16179925</text:p>
          </table:table-cell>
          <table:table-cell office:value-type="float" office:value="0.64255999" calcext:value-type="float">
            <text:p>0.64255999</text:p>
          </table:table-cell>
          <table:table-cell office:value-type="float" office:value="-0.47022486" calcext:value-type="float">
            <text:p>-0.47022486</text:p>
          </table:table-cell>
          <table:table-cell office:value-type="float" office:value="-15.78741475" calcext:value-type="float">
            <text:p>-15.78741475</text:p>
          </table:table-cell>
          <table:table-cell office:value-type="float" office:value="4.76496784" calcext:value-type="float">
            <text:p>4.76496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53252413" calcext:value-type="float">
            <text:p>-10.53252413</text:p>
          </table:table-cell>
          <table:table-cell office:value-type="float" office:value="14.08286106" calcext:value-type="float">
            <text:p>14.08286106</text:p>
          </table:table-cell>
          <table:table-cell office:value-type="float" office:value="-2.5098459" calcext:value-type="float">
            <text:p>-2.5098459</text:p>
          </table:table-cell>
          <table:table-cell office:value-type="float" office:value="-25.37980273" calcext:value-type="float">
            <text:p>-25.37980273</text:p>
          </table:table-cell>
          <table:table-cell office:value-type="float" office:value="-45.05979352" calcext:value-type="float">
            <text:p>-45.05979352</text:p>
          </table:table-cell>
          <table:table-cell office:value-type="float" office:value="-87.60471222" calcext:value-type="float">
            <text:p>-87.60471222</text:p>
          </table:table-cell>
          <table:table-cell office:value-type="float" office:value="102.20552667" calcext:value-type="float">
            <text:p>102.2055266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2373739" calcext:value-type="float">
            <text:p>17.22373739</text:p>
          </table:table-cell>
          <table:table-cell office:value-type="float" office:value="-60.52611698" calcext:value-type="float">
            <text:p>-60.52611698</text:p>
          </table:table-cell>
          <table:table-cell office:value-type="float" office:value="19.68384634" calcext:value-type="float">
            <text:p>19.68384634</text:p>
          </table:table-cell>
          <table:table-cell office:value-type="float" office:value="30.23094547" calcext:value-type="float">
            <text:p>30.2309454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333333" calcext:value-type="float">
            <text:p>3.28333333</text:p>
          </table:table-cell>
          <table:table-cell office:value-type="float" office:value="-36.62437827" calcext:value-type="float">
            <text:p>-36.62437827</text:p>
          </table:table-cell>
          <table:table-cell office:value-type="float" office:value="11.18061574" calcext:value-type="float">
            <text:p>11.18061574</text:p>
          </table:table-cell>
          <table:table-cell office:value-type="float" office:value="-84.86040941" calcext:value-type="float">
            <text:p>-84.86040941</text:p>
          </table:table-cell>
          <table:table-cell office:value-type="float" office:value="-0.11400449" calcext:value-type="float">
            <text:p>-0.11400449</text:p>
          </table:table-cell>
          <table:table-cell office:value-type="float" office:value="0.96473003" calcext:value-type="float">
            <text:p>0.96473003</text:p>
          </table:table-cell>
          <table:table-cell office:value-type="float" office:value="-1.02279931" calcext:value-type="float">
            <text:p>-1.02279931</text:p>
          </table:table-cell>
          <table:table-cell office:value-type="float" office:value="47.21018755" calcext:value-type="float">
            <text:p>47.21018755</text:p>
          </table:table-cell>
          <table:table-cell office:value-type="float" office:value="-9.89921218" calcext:value-type="float">
            <text:p>-9.89921218</text:p>
          </table:table-cell>
          <table:table-cell office:value-type="float" office:value="0" calcext:value-type="float">
            <text:p>0</text:p>
          </table:table-cell>
          <table:table-cell office:value-type="float" office:value="60.47171825" calcext:value-type="float">
            <text:p>60.47171825</text:p>
          </table:table-cell>
          <table:table-cell office:value-type="float" office:value="1.05543059" calcext:value-type="float">
            <text:p>1.05543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21018755" calcext:value-type="float">
            <text:p>47.21018755</text:p>
          </table:table-cell>
          <table:table-cell office:value-type="float" office:value="-9.89921218" calcext:value-type="float">
            <text:p>-9.89921218</text:p>
          </table:table-cell>
          <table:table-cell office:value-type="float" office:value="0" calcext:value-type="float">
            <text:p>0</text:p>
          </table:table-cell>
          <table:table-cell office:value-type="float" office:value="60.47171825" calcext:value-type="float">
            <text:p>60.47171825</text:p>
          </table:table-cell>
          <table:table-cell office:value-type="float" office:value="1.05543059" calcext:value-type="float">
            <text:p>1.05543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998411" calcext:value-type="float">
            <text:p>-0.05998411</text:p>
          </table:table-cell>
          <table:table-cell office:value-type="float" office:value="-1.29336632" calcext:value-type="float">
            <text:p>-1.29336632</text:p>
          </table:table-cell>
          <table:table-cell office:value-type="float" office:value="0.50491264" calcext:value-type="float">
            <text:p>0.50491264</text:p>
          </table:table-cell>
          <table:table-cell office:value-type="float" office:value="-0.1113965" calcext:value-type="float">
            <text:p>-0.1113965</text:p>
          </table:table-cell>
          <table:table-cell office:value-type="float" office:value="-1.7201772" calcext:value-type="float">
            <text:p>-1.7201772</text:p>
          </table:table-cell>
          <table:table-cell office:value-type="float" office:value="0.53646968" calcext:value-type="float">
            <text:p>0.53646968</text:p>
          </table:table-cell>
          <table:table-cell office:value-type="float" office:value="-0.0985479" calcext:value-type="float">
            <text:p>-0.0985479</text:p>
          </table:table-cell>
          <table:table-cell office:value-type="float" office:value="-3.14469086" calcext:value-type="float">
            <text:p>-3.14469086</text:p>
          </table:table-cell>
          <table:table-cell office:value-type="float" office:value="0.53646968" calcext:value-type="float">
            <text:p>0.53646968</text:p>
          </table:table-cell>
          <table:table-cell office:value-type="float" office:value="-0.06855584" calcext:value-type="float">
            <text:p>-0.06855584</text:p>
          </table:table-cell>
          <table:table-cell office:value-type="float" office:value="-3.14469086" calcext:value-type="float">
            <text:p>-3.14469086</text:p>
          </table:table-cell>
          <table:table-cell office:value-type="float" office:value="0.44179856" calcext:value-type="float">
            <text:p>0.44179856</text:p>
          </table:table-cell>
          <table:table-cell office:value-type="float" office:value="-0.05570125" calcext:value-type="float">
            <text:p>-0.05570125</text:p>
          </table:table-cell>
          <table:table-cell office:value-type="float" office:value="-2.63743259" calcext:value-type="float">
            <text:p>-2.63743259</text:p>
          </table:table-cell>
          <table:table-cell office:value-type="float" office:value="0.41024152" calcext:value-type="float">
            <text:p>0.41024152</text:p>
          </table:table-cell>
          <table:table-cell office:value-type="float" office:value="-0.03427492" calcext:value-type="float">
            <text:p>-0.03427492</text:p>
          </table:table-cell>
          <table:table-cell office:value-type="float" office:value="-2.00342442" calcext:value-type="float">
            <text:p>-2.00342442</text:p>
          </table:table-cell>
          <table:table-cell office:value-type="float" office:value="0.37868448" calcext:value-type="float">
            <text:p>0.37868448</text:p>
          </table:table-cell>
          <table:table-cell office:value-type="float" office:value="-0.42846052" calcext:value-type="float">
            <text:p>-0.42846052</text:p>
          </table:table-cell>
          <table:table-cell office:value-type="float" office:value="-14.63081843" calcext:value-type="float">
            <text:p>-14.63081843</text:p>
          </table:table-cell>
          <table:table-cell office:value-type="float" office:value="2.80817261" calcext:value-type="float">
            <text:p>2.80817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44726217" calcext:value-type="float">
            <text:p>-10.44726217</text:p>
          </table:table-cell>
          <table:table-cell office:value-type="float" office:value="12.98954576" calcext:value-type="float">
            <text:p>12.98954576</text:p>
          </table:table-cell>
          <table:table-cell office:value-type="float" office:value="-1.1573404" calcext:value-type="float">
            <text:p>-1.1573404</text:p>
          </table:table-cell>
          <table:table-cell office:value-type="float" office:value="-22.28412286" calcext:value-type="float">
            <text:p>-22.28412286</text:p>
          </table:table-cell>
          <table:table-cell office:value-type="float" office:value="-46.50277118" calcext:value-type="float">
            <text:p>-46.50277118</text:p>
          </table:table-cell>
          <table:table-cell office:value-type="float" office:value="-86.81337148" calcext:value-type="float">
            <text:p>-86.81337148</text:p>
          </table:table-cell>
          <table:table-cell office:value-type="float" office:value="103.63593688" calcext:value-type="float">
            <text:p>103.6359368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2432022" calcext:value-type="float">
            <text:p>11.62432022</text:p>
          </table:table-cell>
          <table:table-cell office:value-type="float" office:value="-61.03312568" calcext:value-type="float">
            <text:p>-61.03312568</text:p>
          </table:table-cell>
          <table:table-cell office:value-type="float" office:value="10.73591738" calcext:value-type="float">
            <text:p>10.73591738</text:p>
          </table:table-cell>
          <table:table-cell office:value-type="float" office:value="31.8511983" calcext:value-type="float">
            <text:p>31.851198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-37.95300618" calcext:value-type="float">
            <text:p>-37.95300618</text:p>
          </table:table-cell>
          <table:table-cell office:value-type="float" office:value="11.79448106" calcext:value-type="float">
            <text:p>11.79448106</text:p>
          </table:table-cell>
          <table:table-cell office:value-type="float" office:value="-81.75880741" calcext:value-type="float">
            <text:p>-81.75880741</text:p>
          </table:table-cell>
          <table:table-cell office:value-type="float" office:value="-0.11186037" calcext:value-type="float">
            <text:p>-0.11186037</text:p>
          </table:table-cell>
          <table:table-cell office:value-type="float" office:value="0.96445777" calcext:value-type="float">
            <text:p>0.96445777</text:p>
          </table:table-cell>
          <table:table-cell office:value-type="float" office:value="-1.01357114" calcext:value-type="float">
            <text:p>-1.01357114</text:p>
          </table:table-cell>
          <table:table-cell office:value-type="float" office:value="47.23481935" calcext:value-type="float">
            <text:p>47.23481935</text:p>
          </table:table-cell>
          <table:table-cell office:value-type="float" office:value="-9.90449127" calcext:value-type="float">
            <text:p>-9.90449127</text:p>
          </table:table-cell>
          <table:table-cell office:value-type="float" office:value="0" calcext:value-type="float">
            <text:p>0</text:p>
          </table:table-cell>
          <table:table-cell office:value-type="float" office:value="60.46611145" calcext:value-type="float">
            <text:p>60.46611145</text:p>
          </table:table-cell>
          <table:table-cell office:value-type="float" office:value="1.05533273" calcext:value-type="float">
            <text:p>1.05533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23481935" calcext:value-type="float">
            <text:p>47.23481935</text:p>
          </table:table-cell>
          <table:table-cell office:value-type="float" office:value="-9.90449127" calcext:value-type="float">
            <text:p>-9.90449127</text:p>
          </table:table-cell>
          <table:table-cell office:value-type="float" office:value="0" calcext:value-type="float">
            <text:p>0</text:p>
          </table:table-cell>
          <table:table-cell office:value-type="float" office:value="60.46611145" calcext:value-type="float">
            <text:p>60.46611145</text:p>
          </table:table-cell>
          <table:table-cell office:value-type="float" office:value="1.05533273" calcext:value-type="float">
            <text:p>1.05533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413635" calcext:value-type="float">
            <text:p>-0.05413635</text:p>
          </table:table-cell>
          <table:table-cell office:value-type="float" office:value="-1.17844666" calcext:value-type="float">
            <text:p>-1.17844666</text:p>
          </table:table-cell>
          <table:table-cell office:value-type="float" office:value="-0.02395446" calcext:value-type="float">
            <text:p>-0.02395446</text:p>
          </table:table-cell>
          <table:table-cell office:value-type="float" office:value="-0.10053662" calcext:value-type="float">
            <text:p>-0.10053662</text:p>
          </table:table-cell>
          <table:table-cell office:value-type="float" office:value="-1.56733405" calcext:value-type="float">
            <text:p>-1.56733405</text:p>
          </table:table-cell>
          <table:table-cell office:value-type="float" office:value="-0.02545162" calcext:value-type="float">
            <text:p>-0.02545162</text:p>
          </table:table-cell>
          <table:table-cell office:value-type="float" office:value="-0.08894061" calcext:value-type="float">
            <text:p>-0.08894061</text:p>
          </table:table-cell>
          <table:table-cell office:value-type="float" office:value="-2.8652752" calcext:value-type="float">
            <text:p>-2.8652752</text:p>
          </table:table-cell>
          <table:table-cell office:value-type="float" office:value="-0.02545162" calcext:value-type="float">
            <text:p>-0.02545162</text:p>
          </table:table-cell>
          <table:table-cell office:value-type="float" office:value="-0.06187244" calcext:value-type="float">
            <text:p>-0.06187244</text:p>
          </table:table-cell>
          <table:table-cell office:value-type="float" office:value="-2.8652752" calcext:value-type="float">
            <text:p>-2.8652752</text:p>
          </table:table-cell>
          <table:table-cell office:value-type="float" office:value="-0.02096016" calcext:value-type="float">
            <text:p>-0.02096016</text:p>
          </table:table-cell>
          <table:table-cell office:value-type="float" office:value="-0.05027102" calcext:value-type="float">
            <text:p>-0.05027102</text:p>
          </table:table-cell>
          <table:table-cell office:value-type="float" office:value="-2.40308842" calcext:value-type="float">
            <text:p>-2.40308842</text:p>
          </table:table-cell>
          <table:table-cell office:value-type="float" office:value="-0.019463" calcext:value-type="float">
            <text:p>-0.019463</text:p>
          </table:table-cell>
          <table:table-cell office:value-type="float" office:value="-0.03093351" calcext:value-type="float">
            <text:p>-0.03093351</text:p>
          </table:table-cell>
          <table:table-cell office:value-type="float" office:value="-1.82541387" calcext:value-type="float">
            <text:p>-1.82541387</text:p>
          </table:table-cell>
          <table:table-cell office:value-type="float" office:value="-0.01796585" calcext:value-type="float">
            <text:p>-0.01796585</text:p>
          </table:table-cell>
          <table:table-cell office:value-type="float" office:value="-0.38669056" calcext:value-type="float">
            <text:p>-0.38669056</text:p>
          </table:table-cell>
          <table:table-cell office:value-type="float" office:value="-13.33082428" calcext:value-type="float">
            <text:p>-13.33082428</text:p>
          </table:table-cell>
          <table:table-cell office:value-type="float" office:value="-0.13322755" calcext:value-type="float">
            <text:p>-0.13322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8359132" calcext:value-type="float">
            <text:p>-10.8359132</text:p>
          </table:table-cell>
          <table:table-cell office:value-type="float" office:value="12.33838866" calcext:value-type="float">
            <text:p>12.33838866</text:p>
          </table:table-cell>
          <table:table-cell office:value-type="float" office:value="-0.53862544" calcext:value-type="float">
            <text:p>-0.53862544</text:p>
          </table:table-cell>
          <table:table-cell office:value-type="float" office:value="-20.62491748" calcext:value-type="float">
            <text:p>-20.62491748</text:p>
          </table:table-cell>
          <table:table-cell office:value-type="float" office:value="-47.26902961" calcext:value-type="float">
            <text:p>-47.26902961</text:p>
          </table:table-cell>
          <table:table-cell office:value-type="float" office:value="-86.99422743" calcext:value-type="float">
            <text:p>-86.99422743</text:p>
          </table:table-cell>
          <table:table-cell office:value-type="float" office:value="105.25156572" calcext:value-type="float">
            <text:p>105.2515657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0878003" calcext:value-type="float">
            <text:p>7.50878003</text:p>
          </table:table-cell>
          <table:table-cell office:value-type="float" office:value="-60.85196573" calcext:value-type="float">
            <text:p>-60.85196573</text:p>
          </table:table-cell>
          <table:table-cell office:value-type="float" office:value="4.02049667" calcext:value-type="float">
            <text:p>4.02049667</text:p>
          </table:table-cell>
          <table:table-cell office:value-type="float" office:value="32.80686684" calcext:value-type="float">
            <text:p>32.8068668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666667" calcext:value-type="float">
            <text:p>3.31666667</text:p>
          </table:table-cell>
          <table:table-cell office:value-type="float" office:value="-38.76999268" calcext:value-type="float">
            <text:p>-38.76999268</text:p>
          </table:table-cell>
          <table:table-cell office:value-type="float" office:value="12.10000512" calcext:value-type="float">
            <text:p>12.10000512</text:p>
          </table:table-cell>
          <table:table-cell office:value-type="float" office:value="-77.89338604" calcext:value-type="float">
            <text:p>-77.89338604</text:p>
          </table:table-cell>
          <table:table-cell office:value-type="float" office:value="-0.10869698" calcext:value-type="float">
            <text:p>-0.10869698</text:p>
          </table:table-cell>
          <table:table-cell office:value-type="float" office:value="0.9640658" calcext:value-type="float">
            <text:p>0.9640658</text:p>
          </table:table-cell>
          <table:table-cell office:value-type="float" office:value="-1.00232853" calcext:value-type="float">
            <text:p>-1.00232853</text:p>
          </table:table-cell>
          <table:table-cell office:value-type="float" office:value="47.25338426" calcext:value-type="float">
            <text:p>47.25338426</text:p>
          </table:table-cell>
          <table:table-cell office:value-type="float" office:value="-9.90831432" calcext:value-type="float">
            <text:p>-9.90831432</text:p>
          </table:table-cell>
          <table:table-cell office:value-type="float" office:value="0" calcext:value-type="float">
            <text:p>0</text:p>
          </table:table-cell>
          <table:table-cell office:value-type="float" office:value="60.46189796" calcext:value-type="float">
            <text:p>60.46189796</text:p>
          </table:table-cell>
          <table:table-cell office:value-type="float" office:value="1.05525919" calcext:value-type="float">
            <text:p>1.05525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25338426" calcext:value-type="float">
            <text:p>47.25338426</text:p>
          </table:table-cell>
          <table:table-cell office:value-type="float" office:value="-9.90831432" calcext:value-type="float">
            <text:p>-9.90831432</text:p>
          </table:table-cell>
          <table:table-cell office:value-type="float" office:value="0" calcext:value-type="float">
            <text:p>0</text:p>
          </table:table-cell>
          <table:table-cell office:value-type="float" office:value="60.46189796" calcext:value-type="float">
            <text:p>60.46189796</text:p>
          </table:table-cell>
          <table:table-cell office:value-type="float" office:value="1.05525919" calcext:value-type="float">
            <text:p>1.05525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059573" calcext:value-type="float">
            <text:p>-0.05059573</text:p>
          </table:table-cell>
          <table:table-cell office:value-type="float" office:value="-1.13524224" calcext:value-type="float">
            <text:p>-1.13524224</text:p>
          </table:table-cell>
          <table:table-cell office:value-type="float" office:value="-0.49787882" calcext:value-type="float">
            <text:p>-0.49787882</text:p>
          </table:table-cell>
          <table:table-cell office:value-type="float" office:value="-0.09396133" calcext:value-type="float">
            <text:p>-0.09396133</text:p>
          </table:table-cell>
          <table:table-cell office:value-type="float" office:value="-1.50987218" calcext:value-type="float">
            <text:p>-1.50987218</text:p>
          </table:table-cell>
          <table:table-cell office:value-type="float" office:value="-0.52899625" calcext:value-type="float">
            <text:p>-0.52899625</text:p>
          </table:table-cell>
          <table:table-cell office:value-type="float" office:value="-0.08312372" calcext:value-type="float">
            <text:p>-0.08312372</text:p>
          </table:table-cell>
          <table:table-cell office:value-type="float" office:value="-2.76022798" calcext:value-type="float">
            <text:p>-2.76022798</text:p>
          </table:table-cell>
          <table:table-cell office:value-type="float" office:value="-0.52899625" calcext:value-type="float">
            <text:p>-0.52899625</text:p>
          </table:table-cell>
          <table:table-cell office:value-type="float" office:value="-0.05782586" calcext:value-type="float">
            <text:p>-0.05782586</text:p>
          </table:table-cell>
          <table:table-cell office:value-type="float" office:value="-2.76022798" calcext:value-type="float">
            <text:p>-2.76022798</text:p>
          </table:table-cell>
          <table:table-cell office:value-type="float" office:value="-0.43564397" calcext:value-type="float">
            <text:p>-0.43564397</text:p>
          </table:table-cell>
          <table:table-cell office:value-type="float" office:value="-0.04698319" calcext:value-type="float">
            <text:p>-0.04698319</text:p>
          </table:table-cell>
          <table:table-cell office:value-type="float" office:value="-2.31498597" calcext:value-type="float">
            <text:p>-2.31498597</text:p>
          </table:table-cell>
          <table:table-cell office:value-type="float" office:value="-0.40452654" calcext:value-type="float">
            <text:p>-0.40452654</text:p>
          </table:table-cell>
          <table:table-cell office:value-type="float" office:value="-0.0289104" calcext:value-type="float">
            <text:p>-0.0289104</text:p>
          </table:table-cell>
          <table:table-cell office:value-type="float" office:value="-1.75849023" calcext:value-type="float">
            <text:p>-1.75849023</text:p>
          </table:table-cell>
          <table:table-cell office:value-type="float" office:value="-0.37340912" calcext:value-type="float">
            <text:p>-0.37340912</text:p>
          </table:table-cell>
          <table:table-cell office:value-type="float" office:value="-0.36140022" calcext:value-type="float">
            <text:p>-0.36140022</text:p>
          </table:table-cell>
          <table:table-cell office:value-type="float" office:value="-12.84208725" calcext:value-type="float">
            <text:p>-12.84208725</text:p>
          </table:table-cell>
          <table:table-cell office:value-type="float" office:value="-2.76905266" calcext:value-type="float">
            <text:p>-2.76905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74594321" calcext:value-type="float">
            <text:p>-11.74594321</text:p>
          </table:table-cell>
          <table:table-cell office:value-type="float" office:value="12.66688352" calcext:value-type="float">
            <text:p>12.66688352</text:p>
          </table:table-cell>
          <table:table-cell office:value-type="float" office:value="-1.1504209" calcext:value-type="float">
            <text:p>-1.1504209</text:p>
          </table:table-cell>
          <table:table-cell office:value-type="float" office:value="-20.93692321" calcext:value-type="float">
            <text:p>-20.93692321</text:p>
          </table:table-cell>
          <table:table-cell office:value-type="float" office:value="-46.97280974" calcext:value-type="float">
            <text:p>-46.97280974</text:p>
          </table:table-cell>
          <table:table-cell office:value-type="float" office:value="-88.39271358" calcext:value-type="float">
            <text:p>-88.39271358</text:p>
          </table:table-cell>
          <table:table-cell office:value-type="float" office:value="107.06602394" calcext:value-type="float">
            <text:p>107.0660239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3424843" calcext:value-type="float">
            <text:p>6.93424843</text:p>
          </table:table-cell>
          <table:table-cell office:value-type="float" office:value="-60.78487029" calcext:value-type="float">
            <text:p>-60.78487029</text:p>
          </table:table-cell>
          <table:table-cell office:value-type="float" office:value="2.16787239" calcext:value-type="float">
            <text:p>2.16787239</text:p>
          </table:table-cell>
          <table:table-cell office:value-type="float" office:value="32.83489734" calcext:value-type="float">
            <text:p>32.8348973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333333" calcext:value-type="float">
            <text:p>3.33333333</text:p>
          </table:table-cell>
          <table:table-cell office:value-type="float" office:value="-38.85131834" calcext:value-type="float">
            <text:p>-38.85131834</text:p>
          </table:table-cell>
          <table:table-cell office:value-type="float" office:value="12.20451393" calcext:value-type="float">
            <text:p>12.20451393</text:p>
          </table:table-cell>
          <table:table-cell office:value-type="float" office:value="-74.2742151" calcext:value-type="float">
            <text:p>-74.2742151</text:p>
          </table:table-cell>
          <table:table-cell office:value-type="float" office:value="-0.10552754" calcext:value-type="float">
            <text:p>-0.10552754</text:p>
          </table:table-cell>
          <table:table-cell office:value-type="float" office:value="0.96434047" calcext:value-type="float">
            <text:p>0.96434047</text:p>
          </table:table-cell>
          <table:table-cell office:value-type="float" office:value="-0.99039269" calcext:value-type="float">
            <text:p>-0.99039269</text:p>
          </table:table-cell>
          <table:table-cell office:value-type="float" office:value="47.25565611" calcext:value-type="float">
            <text:p>47.25565611</text:p>
          </table:table-cell>
          <table:table-cell office:value-type="float" office:value="-9.90877293" calcext:value-type="float">
            <text:p>-9.90877293</text:p>
          </table:table-cell>
          <table:table-cell office:value-type="float" office:value="0" calcext:value-type="float">
            <text:p>0</text:p>
          </table:table-cell>
          <table:table-cell office:value-type="float" office:value="60.46138299" calcext:value-type="float">
            <text:p>60.46138299</text:p>
          </table:table-cell>
          <table:table-cell office:value-type="float" office:value="1.0552502" calcext:value-type="float">
            <text:p>1.0552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25565611" calcext:value-type="float">
            <text:p>47.25565611</text:p>
          </table:table-cell>
          <table:table-cell office:value-type="float" office:value="-9.90877293" calcext:value-type="float">
            <text:p>-9.90877293</text:p>
          </table:table-cell>
          <table:table-cell office:value-type="float" office:value="0" calcext:value-type="float">
            <text:p>0</text:p>
          </table:table-cell>
          <table:table-cell office:value-type="float" office:value="60.46138299" calcext:value-type="float">
            <text:p>60.46138299</text:p>
          </table:table-cell>
          <table:table-cell office:value-type="float" office:value="1.0552502" calcext:value-type="float">
            <text:p>1.0552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951338" calcext:value-type="float">
            <text:p>-0.04951338</text:p>
          </table:table-cell>
          <table:table-cell office:value-type="float" office:value="-1.18389426" calcext:value-type="float">
            <text:p>-1.18389426</text:p>
          </table:table-cell>
          <table:table-cell office:value-type="float" office:value="-0.87876235" calcext:value-type="float">
            <text:p>-0.87876235</text:p>
          </table:table-cell>
          <table:table-cell office:value-type="float" office:value="-0.09195131" calcext:value-type="float">
            <text:p>-0.09195131</text:p>
          </table:table-cell>
          <table:table-cell office:value-type="float" office:value="-1.57457936" calcext:value-type="float">
            <text:p>-1.57457936</text:p>
          </table:table-cell>
          <table:table-cell office:value-type="float" office:value="-0.933685" calcext:value-type="float">
            <text:p>-0.933685</text:p>
          </table:table-cell>
          <table:table-cell office:value-type="float" office:value="-0.08134554" calcext:value-type="float">
            <text:p>-0.08134554</text:p>
          </table:table-cell>
          <table:table-cell office:value-type="float" office:value="-2.8785205" calcext:value-type="float">
            <text:p>-2.8785205</text:p>
          </table:table-cell>
          <table:table-cell office:value-type="float" office:value="-0.933685" calcext:value-type="float">
            <text:p>-0.933685</text:p>
          </table:table-cell>
          <table:table-cell office:value-type="float" office:value="-0.05658885" calcext:value-type="float">
            <text:p>-0.05658885</text:p>
          </table:table-cell>
          <table:table-cell office:value-type="float" office:value="-2.8785205" calcext:value-type="float">
            <text:p>-2.8785205</text:p>
          </table:table-cell>
          <table:table-cell office:value-type="float" office:value="-0.76891706" calcext:value-type="float">
            <text:p>-0.76891706</text:p>
          </table:table-cell>
          <table:table-cell office:value-type="float" office:value="-0.04597813" calcext:value-type="float">
            <text:p>-0.04597813</text:p>
          </table:table-cell>
          <table:table-cell office:value-type="float" office:value="-2.41419717" calcext:value-type="float">
            <text:p>-2.41419717</text:p>
          </table:table-cell>
          <table:table-cell office:value-type="float" office:value="-0.71399441" calcext:value-type="float">
            <text:p>-0.71399441</text:p>
          </table:table-cell>
          <table:table-cell office:value-type="float" office:value="-0.02829195" calcext:value-type="float">
            <text:p>-0.02829195</text:p>
          </table:table-cell>
          <table:table-cell office:value-type="float" office:value="-1.83385221" calcext:value-type="float">
            <text:p>-1.83385221</text:p>
          </table:table-cell>
          <table:table-cell office:value-type="float" office:value="-0.65907176" calcext:value-type="float">
            <text:p>-0.65907176</text:p>
          </table:table-cell>
          <table:table-cell office:value-type="float" office:value="-0.35366915" calcext:value-type="float">
            <text:p>-0.35366915</text:p>
          </table:table-cell>
          <table:table-cell office:value-type="float" office:value="-13.39244864" calcext:value-type="float">
            <text:p>-13.39244864</text:p>
          </table:table-cell>
          <table:table-cell office:value-type="float" office:value="-4.88741257" calcext:value-type="float">
            <text:p>-4.88741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25149429" calcext:value-type="float">
            <text:p>-12.25149429</text:p>
          </table:table-cell>
          <table:table-cell office:value-type="float" office:value="12.94059696" calcext:value-type="float">
            <text:p>12.94059696</text:p>
          </table:table-cell>
          <table:table-cell office:value-type="float" office:value="-1.50678854" calcext:value-type="float">
            <text:p>-1.50678854</text:p>
          </table:table-cell>
          <table:table-cell office:value-type="float" office:value="-21.79867966" calcext:value-type="float">
            <text:p>-21.79867966</text:p>
          </table:table-cell>
          <table:table-cell office:value-type="float" office:value="-46.050961" calcext:value-type="float">
            <text:p>-46.050961</text:p>
          </table:table-cell>
          <table:table-cell office:value-type="float" office:value="-89.2981153" calcext:value-type="float">
            <text:p>-89.2981153</text:p>
          </table:table-cell>
          <table:table-cell office:value-type="float" office:value="108.92839728" calcext:value-type="float">
            <text:p>108.9283972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276152" calcext:value-type="float">
            <text:p>7.8276152</text:p>
          </table:table-cell>
          <table:table-cell office:value-type="float" office:value="-60.99835313" calcext:value-type="float">
            <text:p>-60.99835313</text:p>
          </table:table-cell>
          <table:table-cell office:value-type="float" office:value="1.98221096" calcext:value-type="float">
            <text:p>1.98221096</text:p>
          </table:table-cell>
          <table:table-cell office:value-type="float" office:value="32.64410193" calcext:value-type="float">
            <text:p>32.6441019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-38.7033612" calcext:value-type="float">
            <text:p>-38.7033612</text:p>
          </table:table-cell>
          <table:table-cell office:value-type="float" office:value="12.23298209" calcext:value-type="float">
            <text:p>12.23298209</text:p>
          </table:table-cell>
          <table:table-cell office:value-type="float" office:value="-71.5520447" calcext:value-type="float">
            <text:p>-71.5520447</text:p>
          </table:table-cell>
          <table:table-cell office:value-type="float" office:value="-0.10267008" calcext:value-type="float">
            <text:p>-0.10267008</text:p>
          </table:table-cell>
          <table:table-cell office:value-type="float" office:value="0.9650589" calcext:value-type="float">
            <text:p>0.9650589</text:p>
          </table:table-cell>
          <table:table-cell office:value-type="float" office:value="-0.97893785" calcext:value-type="float">
            <text:p>-0.97893785</text:p>
          </table:table-cell>
          <table:table-cell office:value-type="float" office:value="47.26466593" calcext:value-type="float">
            <text:p>47.26466593</text:p>
          </table:table-cell>
          <table:table-cell office:value-type="float" office:value="-9.91057387" calcext:value-type="float">
            <text:p>-9.91057387</text:p>
          </table:table-cell>
          <table:table-cell office:value-type="float" office:value="0" calcext:value-type="float">
            <text:p>0</text:p>
          </table:table-cell>
          <table:table-cell office:value-type="float" office:value="60.45934252" calcext:value-type="float">
            <text:p>60.45934252</text:p>
          </table:table-cell>
          <table:table-cell office:value-type="float" office:value="1.05521459" calcext:value-type="float">
            <text:p>1.05521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26466593" calcext:value-type="float">
            <text:p>47.26466593</text:p>
          </table:table-cell>
          <table:table-cell office:value-type="float" office:value="-9.91057387" calcext:value-type="float">
            <text:p>-9.91057387</text:p>
          </table:table-cell>
          <table:table-cell office:value-type="float" office:value="0" calcext:value-type="float">
            <text:p>0</text:p>
          </table:table-cell>
          <table:table-cell office:value-type="float" office:value="60.45934252" calcext:value-type="float">
            <text:p>60.45934252</text:p>
          </table:table-cell>
          <table:table-cell office:value-type="float" office:value="1.05521459" calcext:value-type="float">
            <text:p>1.05521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083359" calcext:value-type="float">
            <text:p>-0.05083359</text:p>
          </table:table-cell>
          <table:table-cell office:value-type="float" office:value="-1.24260151" calcext:value-type="float">
            <text:p>-1.24260151</text:p>
          </table:table-cell>
          <table:table-cell office:value-type="float" office:value="-1.14363326" calcext:value-type="float">
            <text:p>-1.14363326</text:p>
          </table:table-cell>
          <table:table-cell office:value-type="float" office:value="-0.09440306" calcext:value-type="float">
            <text:p>-0.09440306</text:p>
          </table:table-cell>
          <table:table-cell office:value-type="float" office:value="-1.65266001" calcext:value-type="float">
            <text:p>-1.65266001</text:p>
          </table:table-cell>
          <table:table-cell office:value-type="float" office:value="-1.21511034" calcext:value-type="float">
            <text:p>-1.21511034</text:p>
          </table:table-cell>
          <table:table-cell office:value-type="float" office:value="-0.08351451" calcext:value-type="float">
            <text:p>-0.08351451</text:p>
          </table:table-cell>
          <table:table-cell office:value-type="float" office:value="-3.02126131" calcext:value-type="float">
            <text:p>-3.02126131</text:p>
          </table:table-cell>
          <table:table-cell office:value-type="float" office:value="-1.21511034" calcext:value-type="float">
            <text:p>-1.21511034</text:p>
          </table:table-cell>
          <table:table-cell office:value-type="float" office:value="-0.05809771" calcext:value-type="float">
            <text:p>-0.05809771</text:p>
          </table:table-cell>
          <table:table-cell office:value-type="float" office:value="-3.02126131" calcext:value-type="float">
            <text:p>-3.02126131</text:p>
          </table:table-cell>
          <table:table-cell office:value-type="float" office:value="-1.00067911" calcext:value-type="float">
            <text:p>-1.00067911</text:p>
          </table:table-cell>
          <table:table-cell office:value-type="float" office:value="-0.04720407" calcext:value-type="float">
            <text:p>-0.04720407</text:p>
          </table:table-cell>
          <table:table-cell office:value-type="float" office:value="-2.533913" calcext:value-type="float">
            <text:p>-2.533913</text:p>
          </table:table-cell>
          <table:table-cell office:value-type="float" office:value="-0.92920203" calcext:value-type="float">
            <text:p>-0.92920203</text:p>
          </table:table-cell>
          <table:table-cell office:value-type="float" office:value="-0.02904631" calcext:value-type="float">
            <text:p>-0.02904631</text:p>
          </table:table-cell>
          <table:table-cell office:value-type="float" office:value="-1.92478974" calcext:value-type="float">
            <text:p>-1.92478974</text:p>
          </table:table-cell>
          <table:table-cell office:value-type="float" office:value="-0.85772495" calcext:value-type="float">
            <text:p>-0.85772495</text:p>
          </table:table-cell>
          <table:table-cell office:value-type="float" office:value="-0.36309927" calcext:value-type="float">
            <text:p>-0.36309927</text:p>
          </table:table-cell>
          <table:table-cell office:value-type="float" office:value="-14.05655678" calcext:value-type="float">
            <text:p>-14.05655678</text:p>
          </table:table-cell>
          <table:table-cell office:value-type="float" office:value="-6.36054512" calcext:value-type="float">
            <text:p>-6.36054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20995307" calcext:value-type="float">
            <text:p>-14.20995307</text:p>
          </table:table-cell>
          <table:table-cell office:value-type="float" office:value="14.3361393" calcext:value-type="float">
            <text:p>14.3361393</text:p>
          </table:table-cell>
          <table:table-cell office:value-type="float" office:value="-3.10215029" calcext:value-type="float">
            <text:p>-3.10215029</text:p>
          </table:table-cell>
          <table:table-cell office:value-type="float" office:value="-22.46915587" calcext:value-type="float">
            <text:p>-22.46915587</text:p>
          </table:table-cell>
          <table:table-cell office:value-type="float" office:value="-45.23154945" calcext:value-type="float">
            <text:p>-45.23154945</text:p>
          </table:table-cell>
          <table:table-cell office:value-type="float" office:value="-89.51337255" calcext:value-type="float">
            <text:p>-89.51337255</text:p>
          </table:table-cell>
          <table:table-cell office:value-type="float" office:value="110.68286154" calcext:value-type="float">
            <text:p>110.6828615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8637167" calcext:value-type="float">
            <text:p>8.78637167</text:p>
          </table:table-cell>
          <table:table-cell office:value-type="float" office:value="-61.30167267" calcext:value-type="float">
            <text:p>-61.30167267</text:p>
          </table:table-cell>
          <table:table-cell office:value-type="float" office:value="2.57539279" calcext:value-type="float">
            <text:p>2.57539279</text:p>
          </table:table-cell>
          <table:table-cell office:value-type="float" office:value="32.44812736" calcext:value-type="float">
            <text:p>32.4481273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666667" calcext:value-type="float">
            <text:p>3.36666667</text:p>
          </table:table-cell>
          <table:table-cell office:value-type="float" office:value="-38.71278145" calcext:value-type="float">
            <text:p>-38.71278145</text:p>
          </table:table-cell>
          <table:table-cell office:value-type="float" office:value="12.4161429" calcext:value-type="float">
            <text:p>12.4161429</text:p>
          </table:table-cell>
          <table:table-cell office:value-type="float" office:value="-69.80429528" calcext:value-type="float">
            <text:p>-69.80429528</text:p>
          </table:table-cell>
          <table:table-cell office:value-type="float" office:value="-0.10046802" calcext:value-type="float">
            <text:p>-0.10046802</text:p>
          </table:table-cell>
          <table:table-cell office:value-type="float" office:value="0.96541513" calcext:value-type="float">
            <text:p>0.96541513</text:p>
          </table:table-cell>
          <table:table-cell office:value-type="float" office:value="-0.9696522" calcext:value-type="float">
            <text:p>-0.9696522</text:p>
          </table:table-cell>
          <table:table-cell office:value-type="float" office:value="47.26743895" calcext:value-type="float">
            <text:p>47.26743895</text:p>
          </table:table-cell>
          <table:table-cell office:value-type="float" office:value="-9.91112176" calcext:value-type="float">
            <text:p>-9.91112176</text:p>
          </table:table-cell>
          <table:table-cell office:value-type="float" office:value="0" calcext:value-type="float">
            <text:p>0</text:p>
          </table:table-cell>
          <table:table-cell office:value-type="float" office:value="60.45871495" calcext:value-type="float">
            <text:p>60.45871495</text:p>
          </table:table-cell>
          <table:table-cell office:value-type="float" office:value="1.05520364" calcext:value-type="float">
            <text:p>1.05520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26743895" calcext:value-type="float">
            <text:p>47.26743895</text:p>
          </table:table-cell>
          <table:table-cell office:value-type="float" office:value="-9.91112176" calcext:value-type="float">
            <text:p>-9.91112176</text:p>
          </table:table-cell>
          <table:table-cell office:value-type="float" office:value="0" calcext:value-type="float">
            <text:p>0</text:p>
          </table:table-cell>
          <table:table-cell office:value-type="float" office:value="60.45871495" calcext:value-type="float">
            <text:p>60.45871495</text:p>
          </table:table-cell>
          <table:table-cell office:value-type="float" office:value="1.05520364" calcext:value-type="float">
            <text:p>1.05520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945512" calcext:value-type="float">
            <text:p>-0.04945512</text:p>
          </table:table-cell>
          <table:table-cell office:value-type="float" office:value="-1.24688193" calcext:value-type="float">
            <text:p>-1.24688193</text:p>
          </table:table-cell>
          <table:table-cell office:value-type="float" office:value="-1.343855" calcext:value-type="float">
            <text:p>-1.343855</text:p>
          </table:table-cell>
          <table:table-cell office:value-type="float" office:value="-0.09184311" calcext:value-type="float">
            <text:p>-0.09184311</text:p>
          </table:table-cell>
          <table:table-cell office:value-type="float" office:value="-1.65835297" calcext:value-type="float">
            <text:p>-1.65835297</text:p>
          </table:table-cell>
          <table:table-cell office:value-type="float" office:value="-1.42784594" calcext:value-type="float">
            <text:p>-1.42784594</text:p>
          </table:table-cell>
          <table:table-cell office:value-type="float" office:value="-0.08124982" calcext:value-type="float">
            <text:p>-0.08124982</text:p>
          </table:table-cell>
          <table:table-cell office:value-type="float" office:value="-3.03166873" calcext:value-type="float">
            <text:p>-3.03166873</text:p>
          </table:table-cell>
          <table:table-cell office:value-type="float" office:value="-1.42784594" calcext:value-type="float">
            <text:p>-1.42784594</text:p>
          </table:table-cell>
          <table:table-cell office:value-type="float" office:value="-0.05652226" calcext:value-type="float">
            <text:p>-0.05652226</text:p>
          </table:table-cell>
          <table:table-cell office:value-type="float" office:value="-3.03166873" calcext:value-type="float">
            <text:p>-3.03166873</text:p>
          </table:table-cell>
          <table:table-cell office:value-type="float" office:value="-1.17587313" calcext:value-type="float">
            <text:p>-1.17587313</text:p>
          </table:table-cell>
          <table:table-cell office:value-type="float" office:value="-0.04592403" calcext:value-type="float">
            <text:p>-0.04592403</text:p>
          </table:table-cell>
          <table:table-cell office:value-type="float" office:value="-2.54264164" calcext:value-type="float">
            <text:p>-2.54264164</text:p>
          </table:table-cell>
          <table:table-cell office:value-type="float" office:value="-1.09188219" calcext:value-type="float">
            <text:p>-1.09188219</text:p>
          </table:table-cell>
          <table:table-cell office:value-type="float" office:value="-0.02825866" calcext:value-type="float">
            <text:p>-0.02825866</text:p>
          </table:table-cell>
          <table:table-cell office:value-type="float" office:value="-1.93142011" calcext:value-type="float">
            <text:p>-1.93142011</text:p>
          </table:table-cell>
          <table:table-cell office:value-type="float" office:value="-1.00789125" calcext:value-type="float">
            <text:p>-1.00789125</text:p>
          </table:table-cell>
          <table:table-cell office:value-type="float" office:value="-0.35325299" calcext:value-type="float">
            <text:p>-0.35325299</text:p>
          </table:table-cell>
          <table:table-cell office:value-type="float" office:value="-14.10497779" calcext:value-type="float">
            <text:p>-14.10497779</text:p>
          </table:table-cell>
          <table:table-cell office:value-type="float" office:value="-7.47411836" calcext:value-type="float">
            <text:p>-7.47411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43328878" calcext:value-type="float">
            <text:p>-14.43328878</text:p>
          </table:table-cell>
          <table:table-cell office:value-type="float" office:value="14.52692207" calcext:value-type="float">
            <text:p>14.52692207</text:p>
          </table:table-cell>
          <table:table-cell office:value-type="float" office:value="-3.24317701" calcext:value-type="float">
            <text:p>-3.24317701</text:p>
          </table:table-cell>
          <table:table-cell office:value-type="float" office:value="-22.5012936" calcext:value-type="float">
            <text:p>-22.5012936</text:p>
          </table:table-cell>
          <table:table-cell office:value-type="float" office:value="-45.04987431" calcext:value-type="float">
            <text:p>-45.04987431</text:p>
          </table:table-cell>
          <table:table-cell office:value-type="float" office:value="-89.46589278" calcext:value-type="float">
            <text:p>-89.46589278</text:p>
          </table:table-cell>
          <table:table-cell office:value-type="float" office:value="112.39556522" calcext:value-type="float">
            <text:p>112.3955652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764794" calcext:value-type="float">
            <text:p>8.5764794</text:p>
          </table:table-cell>
          <table:table-cell office:value-type="float" office:value="-61.42771641" calcext:value-type="float">
            <text:p>-61.42771641</text:p>
          </table:table-cell>
          <table:table-cell office:value-type="float" office:value="2.42065741" calcext:value-type="float">
            <text:p>2.42065741</text:p>
          </table:table-cell>
          <table:table-cell office:value-type="float" office:value="32.77634035" calcext:value-type="float">
            <text:p>32.7763403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333333" calcext:value-type="float">
            <text:p>3.38333333</text:p>
          </table:table-cell>
          <table:table-cell office:value-type="float" office:value="-39.29994914" calcext:value-type="float">
            <text:p>-39.29994914</text:p>
          </table:table-cell>
          <table:table-cell office:value-type="float" office:value="12.72175667" calcext:value-type="float">
            <text:p>12.72175667</text:p>
          </table:table-cell>
          <table:table-cell office:value-type="float" office:value="-68.30887616" calcext:value-type="float">
            <text:p>-68.30887616</text:p>
          </table:table-cell>
          <table:table-cell office:value-type="float" office:value="-0.09870358" calcext:value-type="float">
            <text:p>-0.09870358</text:p>
          </table:table-cell>
          <table:table-cell office:value-type="float" office:value="0.96494417" calcext:value-type="float">
            <text:p>0.96494417</text:p>
          </table:table-cell>
          <table:table-cell office:value-type="float" office:value="-0.96387255" calcext:value-type="float">
            <text:p>-0.96387255</text:p>
          </table:table-cell>
          <table:table-cell office:value-type="float" office:value="47.28123035" calcext:value-type="float">
            <text:p>47.28123035</text:p>
          </table:table-cell>
          <table:table-cell office:value-type="float" office:value="-9.91381557" calcext:value-type="float">
            <text:p>-9.91381557</text:p>
          </table:table-cell>
          <table:table-cell office:value-type="float" office:value="0" calcext:value-type="float">
            <text:p>0</text:p>
          </table:table-cell>
          <table:table-cell office:value-type="float" office:value="60.4555969" calcext:value-type="float">
            <text:p>60.4555969</text:p>
          </table:table-cell>
          <table:table-cell office:value-type="float" office:value="1.05514922" calcext:value-type="float">
            <text:p>1.05514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28123035" calcext:value-type="float">
            <text:p>47.28123035</text:p>
          </table:table-cell>
          <table:table-cell office:value-type="float" office:value="-9.91381557" calcext:value-type="float">
            <text:p>-9.91381557</text:p>
          </table:table-cell>
          <table:table-cell office:value-type="float" office:value="0" calcext:value-type="float">
            <text:p>0</text:p>
          </table:table-cell>
          <table:table-cell office:value-type="float" office:value="60.4555969" calcext:value-type="float">
            <text:p>60.4555969</text:p>
          </table:table-cell>
          <table:table-cell office:value-type="float" office:value="1.05514922" calcext:value-type="float">
            <text:p>1.05514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632183" calcext:value-type="float">
            <text:p>-0.04632183</text:p>
          </table:table-cell>
          <table:table-cell office:value-type="float" office:value="-1.15087271" calcext:value-type="float">
            <text:p>-1.15087271</text:p>
          </table:table-cell>
          <table:table-cell office:value-type="float" office:value="-1.60940232" calcext:value-type="float">
            <text:p>-1.60940232</text:p>
          </table:table-cell>
          <table:table-cell office:value-type="float" office:value="-0.08602426" calcext:value-type="float">
            <text:p>-0.08602426</text:p>
          </table:table-cell>
          <table:table-cell office:value-type="float" office:value="-1.53066071" calcext:value-type="float">
            <text:p>-1.53066071</text:p>
          </table:table-cell>
          <table:table-cell office:value-type="float" office:value="-1.70998997" calcext:value-type="float">
            <text:p>-1.70998997</text:p>
          </table:table-cell>
          <table:table-cell office:value-type="float" office:value="-0.07610213" calcext:value-type="float">
            <text:p>-0.07610213</text:p>
          </table:table-cell>
          <table:table-cell office:value-type="float" office:value="-2.79823191" calcext:value-type="float">
            <text:p>-2.79823191</text:p>
          </table:table-cell>
          <table:table-cell office:value-type="float" office:value="-1.70998997" calcext:value-type="float">
            <text:p>-1.70998997</text:p>
          </table:table-cell>
          <table:table-cell office:value-type="float" office:value="-0.05294121" calcext:value-type="float">
            <text:p>-0.05294121</text:p>
          </table:table-cell>
          <table:table-cell office:value-type="float" office:value="-2.79823191" calcext:value-type="float">
            <text:p>-2.79823191</text:p>
          </table:table-cell>
          <table:table-cell office:value-type="float" office:value="-1.40822703" calcext:value-type="float">
            <text:p>-1.40822703</text:p>
          </table:table-cell>
          <table:table-cell office:value-type="float" office:value="-0.04301445" calcext:value-type="float">
            <text:p>-0.04301445</text:p>
          </table:table-cell>
          <table:table-cell office:value-type="float" office:value="-2.34685963" calcext:value-type="float">
            <text:p>-2.34685963</text:p>
          </table:table-cell>
          <table:table-cell office:value-type="float" office:value="-1.30763939" calcext:value-type="float">
            <text:p>-1.30763939</text:p>
          </table:table-cell>
          <table:table-cell office:value-type="float" office:value="-0.02646829" calcext:value-type="float">
            <text:p>-0.02646829</text:p>
          </table:table-cell>
          <table:table-cell office:value-type="float" office:value="-1.78270183" calcext:value-type="float">
            <text:p>-1.78270183</text:p>
          </table:table-cell>
          <table:table-cell office:value-type="float" office:value="-1.20705174" calcext:value-type="float">
            <text:p>-1.20705174</text:p>
          </table:table-cell>
          <table:table-cell office:value-type="float" office:value="-0.33087217" calcext:value-type="float">
            <text:p>-0.33087217</text:p>
          </table:table-cell>
          <table:table-cell office:value-type="float" office:value="-13.01890229" calcext:value-type="float">
            <text:p>-13.01890229</text:p>
          </table:table-cell>
          <table:table-cell office:value-type="float" office:value="-8.95101288" calcext:value-type="float">
            <text:p>-8.95101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90291625" calcext:value-type="float">
            <text:p>-14.90291625</text:p>
          </table:table-cell>
          <table:table-cell office:value-type="float" office:value="14.54479973" calcext:value-type="float">
            <text:p>14.54479973</text:p>
          </table:table-cell>
          <table:table-cell office:value-type="float" office:value="-2.72998403" calcext:value-type="float">
            <text:p>-2.72998403</text:p>
          </table:table-cell>
          <table:table-cell office:value-type="float" office:value="-21.53954776" calcext:value-type="float">
            <text:p>-21.53954776</text:p>
          </table:table-cell>
          <table:table-cell office:value-type="float" office:value="-45.80465142" calcext:value-type="float">
            <text:p>-45.80465142</text:p>
          </table:table-cell>
          <table:table-cell office:value-type="float" office:value="-88.97359858" calcext:value-type="float">
            <text:p>-88.97359858</text:p>
          </table:table-cell>
          <table:table-cell office:value-type="float" office:value="113.8849746" calcext:value-type="float">
            <text:p>113.884974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3741538" calcext:value-type="float">
            <text:p>6.53741538</text:p>
          </table:table-cell>
          <table:table-cell office:value-type="float" office:value="-60.82246166" calcext:value-type="float">
            <text:p>-60.82246166</text:p>
          </table:table-cell>
          <table:table-cell office:value-type="float" office:value="-1.28315095" calcext:value-type="float">
            <text:p>-1.28315095</text:p>
          </table:table-cell>
          <table:table-cell office:value-type="float" office:value="34.14664725" calcext:value-type="float">
            <text:p>34.1466472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-40.2233157" calcext:value-type="float">
            <text:p>-40.2233157</text:p>
          </table:table-cell>
          <table:table-cell office:value-type="float" office:value="13.17813289" calcext:value-type="float">
            <text:p>13.17813289</text:p>
          </table:table-cell>
          <table:table-cell office:value-type="float" office:value="-66.32838924" calcext:value-type="float">
            <text:p>-66.32838924</text:p>
          </table:table-cell>
          <table:table-cell office:value-type="float" office:value="-0.0973182" calcext:value-type="float">
            <text:p>-0.0973182</text:p>
          </table:table-cell>
          <table:table-cell office:value-type="float" office:value="0.9640444" calcext:value-type="float">
            <text:p>0.9640444</text:p>
          </table:table-cell>
          <table:table-cell office:value-type="float" office:value="-0.96202467" calcext:value-type="float">
            <text:p>-0.96202467</text:p>
          </table:table-cell>
          <table:table-cell office:value-type="float" office:value="47.30348381" calcext:value-type="float">
            <text:p>47.30348381</text:p>
          </table:table-cell>
          <table:table-cell office:value-type="float" office:value="-9.91775908" calcext:value-type="float">
            <text:p>-9.91775908</text:p>
          </table:table-cell>
          <table:table-cell office:value-type="float" office:value="0" calcext:value-type="float">
            <text:p>0</text:p>
          </table:table-cell>
          <table:table-cell office:value-type="float" office:value="60.45053474" calcext:value-type="float">
            <text:p>60.45053474</text:p>
          </table:table-cell>
          <table:table-cell office:value-type="float" office:value="1.05506087" calcext:value-type="float">
            <text:p>1.05506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0348381" calcext:value-type="float">
            <text:p>47.30348381</text:p>
          </table:table-cell>
          <table:table-cell office:value-type="float" office:value="-9.91775908" calcext:value-type="float">
            <text:p>-9.91775908</text:p>
          </table:table-cell>
          <table:table-cell office:value-type="float" office:value="0" calcext:value-type="float">
            <text:p>0</text:p>
          </table:table-cell>
          <table:table-cell office:value-type="float" office:value="60.45053474" calcext:value-type="float">
            <text:p>60.45053474</text:p>
          </table:table-cell>
          <table:table-cell office:value-type="float" office:value="1.05506087" calcext:value-type="float">
            <text:p>1.05506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067824" calcext:value-type="float">
            <text:p>-0.04067824</text:p>
          </table:table-cell>
          <table:table-cell office:value-type="float" office:value="-1.00802494" calcext:value-type="float">
            <text:p>-1.00802494</text:p>
          </table:table-cell>
          <table:table-cell office:value-type="float" office:value="-2.00355829" calcext:value-type="float">
            <text:p>-2.00355829</text:p>
          </table:table-cell>
          <table:table-cell office:value-type="float" office:value="-0.07554356" calcext:value-type="float">
            <text:p>-0.07554356</text:p>
          </table:table-cell>
          <table:table-cell office:value-type="float" office:value="-1.34067317" calcext:value-type="float">
            <text:p>-1.34067317</text:p>
          </table:table-cell>
          <table:table-cell office:value-type="float" office:value="-2.12878069" calcext:value-type="float">
            <text:p>-2.12878069</text:p>
          </table:table-cell>
          <table:table-cell office:value-type="float" office:value="-0.06683029" calcext:value-type="float">
            <text:p>-0.06683029</text:p>
          </table:table-cell>
          <table:table-cell office:value-type="float" office:value="-2.45091183" calcext:value-type="float">
            <text:p>-2.45091183</text:p>
          </table:table-cell>
          <table:table-cell office:value-type="float" office:value="-2.12878069" calcext:value-type="float">
            <text:p>-2.12878069</text:p>
          </table:table-cell>
          <table:table-cell office:value-type="float" office:value="-0.04649116" calcext:value-type="float">
            <text:p>-0.04649116</text:p>
          </table:table-cell>
          <table:table-cell office:value-type="float" office:value="-2.45091183" calcext:value-type="float">
            <text:p>-2.45091183</text:p>
          </table:table-cell>
          <table:table-cell office:value-type="float" office:value="-1.75311351" calcext:value-type="float">
            <text:p>-1.75311351</text:p>
          </table:table-cell>
          <table:table-cell office:value-type="float" office:value="-0.03777382" calcext:value-type="float">
            <text:p>-0.03777382</text:p>
          </table:table-cell>
          <table:table-cell office:value-type="float" office:value="-2.05556445" calcext:value-type="float">
            <text:p>-2.05556445</text:p>
          </table:table-cell>
          <table:table-cell office:value-type="float" office:value="-1.62789111" calcext:value-type="float">
            <text:p>-1.62789111</text:p>
          </table:table-cell>
          <table:table-cell office:value-type="float" office:value="-0.02324355" calcext:value-type="float">
            <text:p>-0.02324355</text:p>
          </table:table-cell>
          <table:table-cell office:value-type="float" office:value="-1.56143063" calcext:value-type="float">
            <text:p>-1.56143063</text:p>
          </table:table-cell>
          <table:table-cell office:value-type="float" office:value="-1.50266872" calcext:value-type="float">
            <text:p>-1.50266872</text:p>
          </table:table-cell>
          <table:table-cell office:value-type="float" office:value="-0.29056062" calcext:value-type="float">
            <text:p>-0.29056062</text:p>
          </table:table-cell>
          <table:table-cell office:value-type="float" office:value="-11.40297969" calcext:value-type="float">
            <text:p>-11.40297969</text:p>
          </table:table-cell>
          <table:table-cell office:value-type="float" office:value="-11.14319016" calcext:value-type="float">
            <text:p>-11.14319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7569442" calcext:value-type="float">
            <text:p>-14.7569442</text:p>
          </table:table-cell>
          <table:table-cell office:value-type="float" office:value="13.73548445" calcext:value-type="float">
            <text:p>13.73548445</text:p>
          </table:table-cell>
          <table:table-cell office:value-type="float" office:value="-1.61750452" calcext:value-type="float">
            <text:p>-1.61750452</text:p>
          </table:table-cell>
          <table:table-cell office:value-type="float" office:value="-19.83598181" calcext:value-type="float">
            <text:p>-19.83598181</text:p>
          </table:table-cell>
          <table:table-cell office:value-type="float" office:value="-46.99139639" calcext:value-type="float">
            <text:p>-46.99139639</text:p>
          </table:table-cell>
          <table:table-cell office:value-type="float" office:value="-87.60478538" calcext:value-type="float">
            <text:p>-87.60478538</text:p>
          </table:table-cell>
          <table:table-cell office:value-type="float" office:value="115.05460725" calcext:value-type="float">
            <text:p>115.0546072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6935508" calcext:value-type="float">
            <text:p>4.96935508</text:p>
          </table:table-cell>
          <table:table-cell office:value-type="float" office:value="-59.93022869" calcext:value-type="float">
            <text:p>-59.93022869</text:p>
          </table:table-cell>
          <table:table-cell office:value-type="float" office:value="-5.11680982" calcext:value-type="float">
            <text:p>-5.11680982</text:p>
          </table:table-cell>
          <table:table-cell office:value-type="float" office:value="35.62142152" calcext:value-type="float">
            <text:p>35.6214215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666667" calcext:value-type="float">
            <text:p>3.41666667</text:p>
          </table:table-cell>
          <table:table-cell office:value-type="float" office:value="-41.14649427" calcext:value-type="float">
            <text:p>-41.14649427</text:p>
          </table:table-cell>
          <table:table-cell office:value-type="float" office:value="13.72046623" calcext:value-type="float">
            <text:p>13.72046623</text:p>
          </table:table-cell>
          <table:table-cell office:value-type="float" office:value="-63.9888359" calcext:value-type="float">
            <text:p>-63.9888359</text:p>
          </table:table-cell>
          <table:table-cell office:value-type="float" office:value="-0.09635228" calcext:value-type="float">
            <text:p>-0.09635228</text:p>
          </table:table-cell>
          <table:table-cell office:value-type="float" office:value="0.96330288" calcext:value-type="float">
            <text:p>0.96330288</text:p>
          </table:table-cell>
          <table:table-cell office:value-type="float" office:value="-0.96274827" calcext:value-type="float">
            <text:p>-0.96274827</text:p>
          </table:table-cell>
          <table:table-cell office:value-type="float" office:value="47.31389824" calcext:value-type="float">
            <text:p>47.31389824</text:p>
          </table:table-cell>
          <table:table-cell office:value-type="float" office:value="-9.91937279" calcext:value-type="float">
            <text:p>-9.91937279</text:p>
          </table:table-cell>
          <table:table-cell office:value-type="float" office:value="0" calcext:value-type="float">
            <text:p>0</text:p>
          </table:table-cell>
          <table:table-cell office:value-type="float" office:value="60.44813579" calcext:value-type="float">
            <text:p>60.44813579</text:p>
          </table:table-cell>
          <table:table-cell office:value-type="float" office:value="1.055019" calcext:value-type="float">
            <text:p>1.055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1389824" calcext:value-type="float">
            <text:p>47.31389824</text:p>
          </table:table-cell>
          <table:table-cell office:value-type="float" office:value="-9.91937279" calcext:value-type="float">
            <text:p>-9.91937279</text:p>
          </table:table-cell>
          <table:table-cell office:value-type="float" office:value="0" calcext:value-type="float">
            <text:p>0</text:p>
          </table:table-cell>
          <table:table-cell office:value-type="float" office:value="60.44813579" calcext:value-type="float">
            <text:p>60.44813579</text:p>
          </table:table-cell>
          <table:table-cell office:value-type="float" office:value="1.055019" calcext:value-type="float">
            <text:p>1.055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74431" calcext:value-type="float">
            <text:p>-0.0374431</text:p>
          </table:table-cell>
          <table:table-cell office:value-type="float" office:value="-0.87039694" calcext:value-type="float">
            <text:p>-0.87039694</text:p>
          </table:table-cell>
          <table:table-cell office:value-type="float" office:value="-2.39976927" calcext:value-type="float">
            <text:p>-2.39976927</text:p>
          </table:table-cell>
          <table:table-cell office:value-type="float" office:value="-0.06953558" calcext:value-type="float">
            <text:p>-0.06953558</text:p>
          </table:table-cell>
          <table:table-cell office:value-type="float" office:value="-1.15762794" calcext:value-type="float">
            <text:p>-1.15762794</text:p>
          </table:table-cell>
          <table:table-cell office:value-type="float" office:value="-2.54975485" calcext:value-type="float">
            <text:p>-2.54975485</text:p>
          </table:table-cell>
          <table:table-cell office:value-type="float" office:value="-0.06151527" calcext:value-type="float">
            <text:p>-0.06151527</text:p>
          </table:table-cell>
          <table:table-cell office:value-type="float" office:value="-2.11628313" calcext:value-type="float">
            <text:p>-2.11628313</text:p>
          </table:table-cell>
          <table:table-cell office:value-type="float" office:value="-2.54975485" calcext:value-type="float">
            <text:p>-2.54975485</text:p>
          </table:table-cell>
          <table:table-cell office:value-type="float" office:value="-0.04279372" calcext:value-type="float">
            <text:p>-0.04279372</text:p>
          </table:table-cell>
          <table:table-cell office:value-type="float" office:value="-2.11628313" calcext:value-type="float">
            <text:p>-2.11628313</text:p>
          </table:table-cell>
          <table:table-cell office:value-type="float" office:value="-2.09979811" calcext:value-type="float">
            <text:p>-2.09979811</text:p>
          </table:table-cell>
          <table:table-cell office:value-type="float" office:value="-0.03476966" calcext:value-type="float">
            <text:p>-0.03476966</text:p>
          </table:table-cell>
          <table:table-cell office:value-type="float" office:value="-1.77491345" calcext:value-type="float">
            <text:p>-1.77491345</text:p>
          </table:table-cell>
          <table:table-cell office:value-type="float" office:value="-1.94981253" calcext:value-type="float">
            <text:p>-1.94981253</text:p>
          </table:table-cell>
          <table:table-cell office:value-type="float" office:value="-0.02139499" calcext:value-type="float">
            <text:p>-0.02139499</text:p>
          </table:table-cell>
          <table:table-cell office:value-type="float" office:value="-1.34824487" calcext:value-type="float">
            <text:p>-1.34824487</text:p>
          </table:table-cell>
          <table:table-cell office:value-type="float" office:value="-1.79982696" calcext:value-type="float">
            <text:p>-1.79982696</text:p>
          </table:table-cell>
          <table:table-cell office:value-type="float" office:value="-0.26745231" calcext:value-type="float">
            <text:p>-0.26745231</text:p>
          </table:table-cell>
          <table:table-cell office:value-type="float" office:value="-9.84610431" calcext:value-type="float">
            <text:p>-9.84610431</text:p>
          </table:table-cell>
          <table:table-cell office:value-type="float" office:value="-13.34679677" calcext:value-type="float">
            <text:p>-13.34679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49217669" calcext:value-type="float">
            <text:p>-14.49217669</text:p>
          </table:table-cell>
          <table:table-cell office:value-type="float" office:value="13.55619563" calcext:value-type="float">
            <text:p>13.55619563</text:p>
          </table:table-cell>
          <table:table-cell office:value-type="float" office:value="-1.52726792" calcext:value-type="float">
            <text:p>-1.52726792</text:p>
          </table:table-cell>
          <table:table-cell office:value-type="float" office:value="-18.27121268" calcext:value-type="float">
            <text:p>-18.27121268</text:p>
          </table:table-cell>
          <table:table-cell office:value-type="float" office:value="-47.97933586" calcext:value-type="float">
            <text:p>-47.97933586</text:p>
          </table:table-cell>
          <table:table-cell office:value-type="float" office:value="-86.33474179" calcext:value-type="float">
            <text:p>-86.33474179</text:p>
          </table:table-cell>
          <table:table-cell office:value-type="float" office:value="116.04652367" calcext:value-type="float">
            <text:p>116.0465236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7743475" calcext:value-type="float">
            <text:p>5.47743475</text:p>
          </table:table-cell>
          <table:table-cell office:value-type="float" office:value="-59.48930562" calcext:value-type="float">
            <text:p>-59.48930562</text:p>
          </table:table-cell>
          <table:table-cell office:value-type="float" office:value="-5.41283578" calcext:value-type="float">
            <text:p>-5.41283578</text:p>
          </table:table-cell>
          <table:table-cell office:value-type="float" office:value="36.83000456" calcext:value-type="float">
            <text:p>36.8300045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333333" calcext:value-type="float">
            <text:p>3.43333333</text:p>
          </table:table-cell>
          <table:table-cell office:value-type="float" office:value="-41.95781412" calcext:value-type="float">
            <text:p>-41.95781412</text:p>
          </table:table-cell>
          <table:table-cell office:value-type="float" office:value="14.27159175" calcext:value-type="float">
            <text:p>14.27159175</text:p>
          </table:table-cell>
          <table:table-cell office:value-type="float" office:value="-61.96030851" calcext:value-type="float">
            <text:p>-61.96030851</text:p>
          </table:table-cell>
          <table:table-cell office:value-type="float" office:value="-0.09565784" calcext:value-type="float">
            <text:p>-0.09565784</text:p>
          </table:table-cell>
          <table:table-cell office:value-type="float" office:value="0.96286914" calcext:value-type="float">
            <text:p>0.96286914</text:p>
          </table:table-cell>
          <table:table-cell office:value-type="float" office:value="-0.96403672" calcext:value-type="float">
            <text:p>-0.96403672</text:p>
          </table:table-cell>
          <table:table-cell office:value-type="float" office:value="47.3341039" calcext:value-type="float">
            <text:p>47.3341039</text:p>
          </table:table-cell>
          <table:table-cell office:value-type="float" office:value="-9.9227549" calcext:value-type="float">
            <text:p>-9.9227549</text:p>
          </table:table-cell>
          <table:table-cell office:value-type="float" office:value="0" calcext:value-type="float">
            <text:p>0</text:p>
          </table:table-cell>
          <table:table-cell office:value-type="float" office:value="60.44355637" calcext:value-type="float">
            <text:p>60.44355637</text:p>
          </table:table-cell>
          <table:table-cell office:value-type="float" office:value="1.05493907" calcext:value-type="float">
            <text:p>1.054939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341039" calcext:value-type="float">
            <text:p>47.3341039</text:p>
          </table:table-cell>
          <table:table-cell office:value-type="float" office:value="-9.9227549" calcext:value-type="float">
            <text:p>-9.9227549</text:p>
          </table:table-cell>
          <table:table-cell office:value-type="float" office:value="0" calcext:value-type="float">
            <text:p>0</text:p>
          </table:table-cell>
          <table:table-cell office:value-type="float" office:value="60.44355637" calcext:value-type="float">
            <text:p>60.44355637</text:p>
          </table:table-cell>
          <table:table-cell office:value-type="float" office:value="1.05493907" calcext:value-type="float">
            <text:p>1.054939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428891" calcext:value-type="float">
            <text:p>-0.03428891</text:p>
          </table:table-cell>
          <table:table-cell office:value-type="float" office:value="-0.73966487" calcext:value-type="float">
            <text:p>-0.73966487</text:p>
          </table:table-cell>
          <table:table-cell office:value-type="float" office:value="-2.69455852" calcext:value-type="float">
            <text:p>-2.69455852</text:p>
          </table:table-cell>
          <table:table-cell office:value-type="float" office:value="-0.06367793" calcext:value-type="float">
            <text:p>-0.06367793</text:p>
          </table:table-cell>
          <table:table-cell office:value-type="float" office:value="-0.98375428" calcext:value-type="float">
            <text:p>-0.98375428</text:p>
          </table:table-cell>
          <table:table-cell office:value-type="float" office:value="-2.86296842" calcext:value-type="float">
            <text:p>-2.86296842</text:p>
          </table:table-cell>
          <table:table-cell office:value-type="float" office:value="-0.05633325" calcext:value-type="float">
            <text:p>-0.05633325</text:p>
          </table:table-cell>
          <table:table-cell office:value-type="float" office:value="-1.79842117" calcext:value-type="float">
            <text:p>-1.79842117</text:p>
          </table:table-cell>
          <table:table-cell office:value-type="float" office:value="-2.86296842" calcext:value-type="float">
            <text:p>-2.86296842</text:p>
          </table:table-cell>
          <table:table-cell office:value-type="float" office:value="-0.0391888" calcext:value-type="float">
            <text:p>-0.0391888</text:p>
          </table:table-cell>
          <table:table-cell office:value-type="float" office:value="-1.79842117" calcext:value-type="float">
            <text:p>-1.79842117</text:p>
          </table:table-cell>
          <table:table-cell office:value-type="float" office:value="-2.3577387" calcext:value-type="float">
            <text:p>-2.3577387</text:p>
          </table:table-cell>
          <table:table-cell office:value-type="float" office:value="-0.03184068" calcext:value-type="float">
            <text:p>-0.03184068</text:p>
          </table:table-cell>
          <table:table-cell office:value-type="float" office:value="-1.50832461" calcext:value-type="float">
            <text:p>-1.50832461</text:p>
          </table:table-cell>
          <table:table-cell office:value-type="float" office:value="-2.18932879" calcext:value-type="float">
            <text:p>-2.18932879</text:p>
          </table:table-cell>
          <table:table-cell office:value-type="float" office:value="-0.01959268" calcext:value-type="float">
            <text:p>-0.01959268</text:p>
          </table:table-cell>
          <table:table-cell office:value-type="float" office:value="-1.14574089" calcext:value-type="float">
            <text:p>-1.14574089</text:p>
          </table:table-cell>
          <table:table-cell office:value-type="float" office:value="-2.02091889" calcext:value-type="float">
            <text:p>-2.02091889</text:p>
          </table:table-cell>
          <table:table-cell office:value-type="float" office:value="-0.24492225" calcext:value-type="float">
            <text:p>-0.24492225</text:p>
          </table:table-cell>
          <table:table-cell office:value-type="float" office:value="-8.36723697" calcext:value-type="float">
            <text:p>-8.36723697</text:p>
          </table:table-cell>
          <table:table-cell office:value-type="float" office:value="-14.9863261" calcext:value-type="float">
            <text:p>-14.9863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80789558" calcext:value-type="float">
            <text:p>-14.80789558</text:p>
          </table:table-cell>
          <table:table-cell office:value-type="float" office:value="12.41126883" calcext:value-type="float">
            <text:p>12.41126883</text:p>
          </table:table-cell>
          <table:table-cell office:value-type="float" office:value="-1.39304575" calcext:value-type="float">
            <text:p>-1.39304575</text:p>
          </table:table-cell>
          <table:table-cell office:value-type="float" office:value="-17.06846576" calcext:value-type="float">
            <text:p>-17.06846576</text:p>
          </table:table-cell>
          <table:table-cell office:value-type="float" office:value="-48.77832831" calcext:value-type="float">
            <text:p>-48.77832831</text:p>
          </table:table-cell>
          <table:table-cell office:value-type="float" office:value="-85.52065414" calcext:value-type="float">
            <text:p>-85.52065414</text:p>
          </table:table-cell>
          <table:table-cell office:value-type="float" office:value="117.04361017" calcext:value-type="float">
            <text:p>117.0436101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395491" calcext:value-type="float">
            <text:p>6.4395491</text:p>
          </table:table-cell>
          <table:table-cell office:value-type="float" office:value="-58.631377" calcext:value-type="float">
            <text:p>-58.631377</text:p>
          </table:table-cell>
          <table:table-cell office:value-type="float" office:value="-6.87419355" calcext:value-type="float">
            <text:p>-6.87419355</text:p>
          </table:table-cell>
          <table:table-cell office:value-type="float" office:value="38.36433355" calcext:value-type="float">
            <text:p>38.3643335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-42.42949253" calcext:value-type="float">
            <text:p>-42.42949253</text:p>
          </table:table-cell>
          <table:table-cell office:value-type="float" office:value="14.83805549" calcext:value-type="float">
            <text:p>14.83805549</text:p>
          </table:table-cell>
          <table:table-cell office:value-type="float" office:value="-60.39701203" calcext:value-type="float">
            <text:p>-60.39701203</text:p>
          </table:table-cell>
          <table:table-cell office:value-type="float" office:value="-0.09519742" calcext:value-type="float">
            <text:p>-0.09519742</text:p>
          </table:table-cell>
          <table:table-cell office:value-type="float" office:value="0.96304074" calcext:value-type="float">
            <text:p>0.96304074</text:p>
          </table:table-cell>
          <table:table-cell office:value-type="float" office:value="-0.96454989" calcext:value-type="float">
            <text:p>-0.96454989</text:p>
          </table:table-cell>
          <table:table-cell office:value-type="float" office:value="47.34645252" calcext:value-type="float">
            <text:p>47.34645252</text:p>
          </table:table-cell>
          <table:table-cell office:value-type="float" office:value="-9.92476719" calcext:value-type="float">
            <text:p>-9.92476719</text:p>
          </table:table-cell>
          <table:table-cell office:value-type="float" office:value="0" calcext:value-type="float">
            <text:p>0</text:p>
          </table:table-cell>
          <table:table-cell office:value-type="float" office:value="60.44076474" calcext:value-type="float">
            <text:p>60.44076474</text:p>
          </table:table-cell>
          <table:table-cell office:value-type="float" office:value="1.05489035" calcext:value-type="float">
            <text:p>1.05489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4645252" calcext:value-type="float">
            <text:p>47.34645252</text:p>
          </table:table-cell>
          <table:table-cell office:value-type="float" office:value="-9.92476719" calcext:value-type="float">
            <text:p>-9.92476719</text:p>
          </table:table-cell>
          <table:table-cell office:value-type="float" office:value="0" calcext:value-type="float">
            <text:p>0</text:p>
          </table:table-cell>
          <table:table-cell office:value-type="float" office:value="60.44076474" calcext:value-type="float">
            <text:p>60.44076474</text:p>
          </table:table-cell>
          <table:table-cell office:value-type="float" office:value="1.05489035" calcext:value-type="float">
            <text:p>1.05489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355885" calcext:value-type="float">
            <text:p>-0.03355885</text:p>
          </table:table-cell>
          <table:table-cell office:value-type="float" office:value="-0.65034171" calcext:value-type="float">
            <text:p>-0.65034171</text:p>
          </table:table-cell>
          <table:table-cell office:value-type="float" office:value="-2.828012" calcext:value-type="float">
            <text:p>-2.828012</text:p>
          </table:table-cell>
          <table:table-cell office:value-type="float" office:value="-0.06232214" calcext:value-type="float">
            <text:p>-0.06232214</text:p>
          </table:table-cell>
          <table:table-cell office:value-type="float" office:value="-0.86495447" calcext:value-type="float">
            <text:p>-0.86495447</text:p>
          </table:table-cell>
          <table:table-cell office:value-type="float" office:value="-3.00476275" calcext:value-type="float">
            <text:p>-3.00476275</text:p>
          </table:table-cell>
          <table:table-cell office:value-type="float" office:value="-0.05513383" calcext:value-type="float">
            <text:p>-0.05513383</text:p>
          </table:table-cell>
          <table:table-cell office:value-type="float" office:value="-1.58124083" calcext:value-type="float">
            <text:p>-1.58124083</text:p>
          </table:table-cell>
          <table:table-cell office:value-type="float" office:value="-3.00476275" calcext:value-type="float">
            <text:p>-3.00476275</text:p>
          </table:table-cell>
          <table:table-cell office:value-type="float" office:value="-0.03835441" calcext:value-type="float">
            <text:p>-0.03835441</text:p>
          </table:table-cell>
          <table:table-cell office:value-type="float" office:value="-1.58124083" calcext:value-type="float">
            <text:p>-1.58124083</text:p>
          </table:table-cell>
          <table:table-cell office:value-type="float" office:value="-2.4745105" calcext:value-type="float">
            <text:p>-2.4745105</text:p>
          </table:table-cell>
          <table:table-cell office:value-type="float" office:value="-0.03116275" calcext:value-type="float">
            <text:p>-0.03116275</text:p>
          </table:table-cell>
          <table:table-cell office:value-type="float" office:value="-1.32617681" calcext:value-type="float">
            <text:p>-1.32617681</text:p>
          </table:table-cell>
          <table:table-cell office:value-type="float" office:value="-2.29775975" calcext:value-type="float">
            <text:p>-2.29775975</text:p>
          </table:table-cell>
          <table:table-cell office:value-type="float" office:value="-0.01917553" calcext:value-type="float">
            <text:p>-0.01917553</text:p>
          </table:table-cell>
          <table:table-cell office:value-type="float" office:value="-1.00737931" calcext:value-type="float">
            <text:p>-1.00737931</text:p>
          </table:table-cell>
          <table:table-cell office:value-type="float" office:value="-2.121009" calcext:value-type="float">
            <text:p>-2.121009</text:p>
          </table:table-cell>
          <table:table-cell office:value-type="float" office:value="-0.2397075" calcext:value-type="float">
            <text:p>-0.2397075</text:p>
          </table:table-cell>
          <table:table-cell office:value-type="float" office:value="-7.35679547" calcext:value-type="float">
            <text:p>-7.35679547</text:p>
          </table:table-cell>
          <table:table-cell office:value-type="float" office:value="-15.72855434" calcext:value-type="float">
            <text:p>-15.72855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14044892" calcext:value-type="float">
            <text:p>-15.14044892</text:p>
          </table:table-cell>
          <table:table-cell office:value-type="float" office:value="12.3831984" calcext:value-type="float">
            <text:p>12.3831984</text:p>
          </table:table-cell>
          <table:table-cell office:value-type="float" office:value="-2.36898974" calcext:value-type="float">
            <text:p>-2.36898974</text:p>
          </table:table-cell>
          <table:table-cell office:value-type="float" office:value="-16.89925636" calcext:value-type="float">
            <text:p>-16.89925636</text:p>
          </table:table-cell>
          <table:table-cell office:value-type="float" office:value="-49.06237807" calcext:value-type="float">
            <text:p>-49.06237807</text:p>
          </table:table-cell>
          <table:table-cell office:value-type="float" office:value="-85.6246743" calcext:value-type="float">
            <text:p>-85.6246743</text:p>
          </table:table-cell>
          <table:table-cell office:value-type="float" office:value="118.11010735" calcext:value-type="float">
            <text:p>118.1101073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8316607" calcext:value-type="float">
            <text:p>8.88316607</text:p>
          </table:table-cell>
          <table:table-cell office:value-type="float" office:value="-58.1635849" calcext:value-type="float">
            <text:p>-58.1635849</text:p>
          </table:table-cell>
          <table:table-cell office:value-type="float" office:value="-5.49525048" calcext:value-type="float">
            <text:p>-5.49525048</text:p>
          </table:table-cell>
          <table:table-cell office:value-type="float" office:value="39.28618066" calcext:value-type="float">
            <text:p>39.2861806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66667" calcext:value-type="float">
            <text:p>3.46666667</text:p>
          </table:table-cell>
          <table:table-cell office:value-type="float" office:value="-42.34326702" calcext:value-type="float">
            <text:p>-42.34326702</text:p>
          </table:table-cell>
          <table:table-cell office:value-type="float" office:value="15.53544085" calcext:value-type="float">
            <text:p>15.53544085</text:p>
          </table:table-cell>
          <table:table-cell office:value-type="float" office:value="-59.33523385" calcext:value-type="float">
            <text:p>-59.33523385</text:p>
          </table:table-cell>
          <table:table-cell office:value-type="float" office:value="-0.09502262" calcext:value-type="float">
            <text:p>-0.09502262</text:p>
          </table:table-cell>
          <table:table-cell office:value-type="float" office:value="0.9640119" calcext:value-type="float">
            <text:p>0.9640119</text:p>
          </table:table-cell>
          <table:table-cell office:value-type="float" office:value="-0.96360188" calcext:value-type="float">
            <text:p>-0.96360188</text:p>
          </table:table-cell>
          <table:table-cell office:value-type="float" office:value="47.35905806" calcext:value-type="float">
            <text:p>47.35905806</text:p>
          </table:table-cell>
          <table:table-cell office:value-type="float" office:value="-9.92686276" calcext:value-type="float">
            <text:p>-9.92686276</text:p>
          </table:table-cell>
          <table:table-cell office:value-type="float" office:value="0" calcext:value-type="float">
            <text:p>0</text:p>
          </table:table-cell>
          <table:table-cell office:value-type="float" office:value="60.43793818" calcext:value-type="float">
            <text:p>60.43793818</text:p>
          </table:table-cell>
          <table:table-cell office:value-type="float" office:value="1.05484101" calcext:value-type="float">
            <text:p>1.05484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5905806" calcext:value-type="float">
            <text:p>47.35905806</text:p>
          </table:table-cell>
          <table:table-cell office:value-type="float" office:value="-9.92686276" calcext:value-type="float">
            <text:p>-9.92686276</text:p>
          </table:table-cell>
          <table:table-cell office:value-type="float" office:value="0" calcext:value-type="float">
            <text:p>0</text:p>
          </table:table-cell>
          <table:table-cell office:value-type="float" office:value="60.43793818" calcext:value-type="float">
            <text:p>60.43793818</text:p>
          </table:table-cell>
          <table:table-cell office:value-type="float" office:value="1.05484101" calcext:value-type="float">
            <text:p>1.05484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555579" calcext:value-type="float">
            <text:p>-0.03555579</text:p>
          </table:table-cell>
          <table:table-cell office:value-type="float" office:value="-0.63618748" calcext:value-type="float">
            <text:p>-0.63618748</text:p>
          </table:table-cell>
          <table:table-cell office:value-type="float" office:value="-2.83393698" calcext:value-type="float">
            <text:p>-2.83393698</text:p>
          </table:table-cell>
          <table:table-cell office:value-type="float" office:value="-0.06603066" calcext:value-type="float">
            <text:p>-0.06603066</text:p>
          </table:table-cell>
          <table:table-cell office:value-type="float" office:value="-0.84612935" calcext:value-type="float">
            <text:p>-0.84612935</text:p>
          </table:table-cell>
          <table:table-cell office:value-type="float" office:value="-3.01105804" calcext:value-type="float">
            <text:p>-3.01105804</text:p>
          </table:table-cell>
          <table:table-cell office:value-type="float" office:value="-0.05841461" calcext:value-type="float">
            <text:p>-0.05841461</text:p>
          </table:table-cell>
          <table:table-cell office:value-type="float" office:value="-1.54682624" calcext:value-type="float">
            <text:p>-1.54682624</text:p>
          </table:table-cell>
          <table:table-cell office:value-type="float" office:value="-3.01105804" calcext:value-type="float">
            <text:p>-3.01105804</text:p>
          </table:table-cell>
          <table:table-cell office:value-type="float" office:value="-0.04063672" calcext:value-type="float">
            <text:p>-0.04063672</text:p>
          </table:table-cell>
          <table:table-cell office:value-type="float" office:value="-1.54682624" calcext:value-type="float">
            <text:p>-1.54682624</text:p>
          </table:table-cell>
          <table:table-cell office:value-type="float" office:value="-2.47969486" calcext:value-type="float">
            <text:p>-2.47969486</text:p>
          </table:table-cell>
          <table:table-cell office:value-type="float" office:value="-0.03301711" calcext:value-type="float">
            <text:p>-0.03301711</text:p>
          </table:table-cell>
          <table:table-cell office:value-type="float" office:value="-1.29731351" calcext:value-type="float">
            <text:p>-1.29731351</text:p>
          </table:table-cell>
          <table:table-cell office:value-type="float" office:value="-2.30257379" calcext:value-type="float">
            <text:p>-2.30257379</text:p>
          </table:table-cell>
          <table:table-cell office:value-type="float" office:value="-0.02031658" calcext:value-type="float">
            <text:p>-0.02031658</text:p>
          </table:table-cell>
          <table:table-cell office:value-type="float" office:value="-0.98545441" calcext:value-type="float">
            <text:p>-0.98545441</text:p>
          </table:table-cell>
          <table:table-cell office:value-type="float" office:value="-2.12545273" calcext:value-type="float">
            <text:p>-2.12545273</text:p>
          </table:table-cell>
          <table:table-cell office:value-type="float" office:value="-0.25397148" calcext:value-type="float">
            <text:p>-0.25397148</text:p>
          </table:table-cell>
          <table:table-cell office:value-type="float" office:value="-7.19668002" calcext:value-type="float">
            <text:p>-7.19668002</text:p>
          </table:table-cell>
          <table:table-cell office:value-type="float" office:value="-15.76150729" calcext:value-type="float">
            <text:p>-15.76150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99072553" calcext:value-type="float">
            <text:p>-15.99072553</text:p>
          </table:table-cell>
          <table:table-cell office:value-type="float" office:value="13.01058372" calcext:value-type="float">
            <text:p>13.01058372</text:p>
          </table:table-cell>
          <table:table-cell office:value-type="float" office:value="-4.57976698" calcext:value-type="float">
            <text:p>-4.57976698</text:p>
          </table:table-cell>
          <table:table-cell office:value-type="float" office:value="-17.66106343" calcext:value-type="float">
            <text:p>-17.66106343</text:p>
          </table:table-cell>
          <table:table-cell office:value-type="float" office:value="-48.64160203" calcext:value-type="float">
            <text:p>-48.64160203</text:p>
          </table:table-cell>
          <table:table-cell office:value-type="float" office:value="-86.30927749" calcext:value-type="float">
            <text:p>-86.30927749</text:p>
          </table:table-cell>
          <table:table-cell office:value-type="float" office:value="119.22099278" calcext:value-type="float">
            <text:p>119.2209927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4851363" calcext:value-type="float">
            <text:p>12.14851363</text:p>
          </table:table-cell>
          <table:table-cell office:value-type="float" office:value="-58.10195976" calcext:value-type="float">
            <text:p>-58.10195976</text:p>
          </table:table-cell>
          <table:table-cell office:value-type="float" office:value="-2.27685048" calcext:value-type="float">
            <text:p>-2.27685048</text:p>
          </table:table-cell>
          <table:table-cell office:value-type="float" office:value="39.43564466" calcext:value-type="float">
            <text:p>39.4356446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333333" calcext:value-type="float">
            <text:p>3.48333333</text:p>
          </table:table-cell>
          <table:table-cell office:value-type="float" office:value="-41.78633432" calcext:value-type="float">
            <text:p>-41.78633432</text:p>
          </table:table-cell>
          <table:table-cell office:value-type="float" office:value="16.38986325" calcext:value-type="float">
            <text:p>16.38986325</text:p>
          </table:table-cell>
          <table:table-cell office:value-type="float" office:value="-58.59888984" calcext:value-type="float">
            <text:p>-58.59888984</text:p>
          </table:table-cell>
          <table:table-cell office:value-type="float" office:value="-0.09487369" calcext:value-type="float">
            <text:p>-0.09487369</text:p>
          </table:table-cell>
          <table:table-cell office:value-type="float" office:value="0.96554597" calcext:value-type="float">
            <text:p>0.96554597</text:p>
          </table:table-cell>
          <table:table-cell office:value-type="float" office:value="-0.96135521" calcext:value-type="float">
            <text:p>-0.96135521</text:p>
          </table:table-cell>
          <table:table-cell office:value-type="float" office:value="47.37316738" calcext:value-type="float">
            <text:p>47.37316738</text:p>
          </table:table-cell>
          <table:table-cell office:value-type="float" office:value="-9.9291575" calcext:value-type="float">
            <text:p>-9.9291575</text:p>
          </table:table-cell>
          <table:table-cell office:value-type="float" office:value="0" calcext:value-type="float">
            <text:p>0</text:p>
          </table:table-cell>
          <table:table-cell office:value-type="float" office:value="60.43478242" calcext:value-type="float">
            <text:p>60.43478242</text:p>
          </table:table-cell>
          <table:table-cell office:value-type="float" office:value="1.05478594" calcext:value-type="float">
            <text:p>1.05478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7316738" calcext:value-type="float">
            <text:p>47.37316738</text:p>
          </table:table-cell>
          <table:table-cell office:value-type="float" office:value="-9.9291575" calcext:value-type="float">
            <text:p>-9.9291575</text:p>
          </table:table-cell>
          <table:table-cell office:value-type="float" office:value="0" calcext:value-type="float">
            <text:p>0</text:p>
          </table:table-cell>
          <table:table-cell office:value-type="float" office:value="60.43478242" calcext:value-type="float">
            <text:p>60.43478242</text:p>
          </table:table-cell>
          <table:table-cell office:value-type="float" office:value="1.05478594" calcext:value-type="float">
            <text:p>1.05478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793875" calcext:value-type="float">
            <text:p>-0.03793875</text:p>
          </table:table-cell>
          <table:table-cell office:value-type="float" office:value="-0.68295248" calcext:value-type="float">
            <text:p>-0.68295248</text:p>
          </table:table-cell>
          <table:table-cell office:value-type="float" office:value="-2.79043995" calcext:value-type="float">
            <text:p>-2.79043995</text:p>
          </table:table-cell>
          <table:table-cell office:value-type="float" office:value="-0.07045606" calcext:value-type="float">
            <text:p>-0.07045606</text:p>
          </table:table-cell>
          <table:table-cell office:value-type="float" office:value="-0.9083268" calcext:value-type="float">
            <text:p>-0.9083268</text:p>
          </table:table-cell>
          <table:table-cell office:value-type="float" office:value="-2.96484245" calcext:value-type="float">
            <text:p>-2.96484245</text:p>
          </table:table-cell>
          <table:table-cell office:value-type="float" office:value="-0.06232958" calcext:value-type="float">
            <text:p>-0.06232958</text:p>
          </table:table-cell>
          <table:table-cell office:value-type="float" office:value="-1.66053065" calcext:value-type="float">
            <text:p>-1.66053065</text:p>
          </table:table-cell>
          <table:table-cell office:value-type="float" office:value="-2.96484245" calcext:value-type="float">
            <text:p>-2.96484245</text:p>
          </table:table-cell>
          <table:table-cell office:value-type="float" office:value="-0.0433602" calcext:value-type="float">
            <text:p>-0.0433602</text:p>
          </table:table-cell>
          <table:table-cell office:value-type="float" office:value="-1.66053065" calcext:value-type="float">
            <text:p>-1.66053065</text:p>
          </table:table-cell>
          <table:table-cell office:value-type="float" office:value="-2.44163496" calcext:value-type="float">
            <text:p>-2.44163496</text:p>
          </table:table-cell>
          <table:table-cell office:value-type="float" office:value="-0.03522993" calcext:value-type="float">
            <text:p>-0.03522993</text:p>
          </table:table-cell>
          <table:table-cell office:value-type="float" office:value="-1.39267669" calcext:value-type="float">
            <text:p>-1.39267669</text:p>
          </table:table-cell>
          <table:table-cell office:value-type="float" office:value="-2.26723246" calcext:value-type="float">
            <text:p>-2.26723246</text:p>
          </table:table-cell>
          <table:table-cell office:value-type="float" office:value="-0.0216782" calcext:value-type="float">
            <text:p>-0.0216782</text:p>
          </table:table-cell>
          <table:table-cell office:value-type="float" office:value="-1.05789339" calcext:value-type="float">
            <text:p>-1.05789339</text:p>
          </table:table-cell>
          <table:table-cell office:value-type="float" office:value="-2.09282996" calcext:value-type="float">
            <text:p>-2.09282996</text:p>
          </table:table-cell>
          <table:table-cell office:value-type="float" office:value="-0.27099273" calcext:value-type="float">
            <text:p>-0.27099273</text:p>
          </table:table-cell>
          <table:table-cell office:value-type="float" office:value="-7.72569502" calcext:value-type="float">
            <text:p>-7.72569502</text:p>
          </table:table-cell>
          <table:table-cell office:value-type="float" office:value="-15.51958987" calcext:value-type="float">
            <text:p>-15.51958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8526155" calcext:value-type="float">
            <text:p>-16.8526155</text:p>
          </table:table-cell>
          <table:table-cell office:value-type="float" office:value="14.14367317" calcext:value-type="float">
            <text:p>14.14367317</text:p>
          </table:table-cell>
          <table:table-cell office:value-type="float" office:value="-7.27167395" calcext:value-type="float">
            <text:p>-7.27167395</text:p>
          </table:table-cell>
          <table:table-cell office:value-type="float" office:value="-18.69818107" calcext:value-type="float">
            <text:p>-18.69818107</text:p>
          </table:table-cell>
          <table:table-cell office:value-type="float" office:value="-47.6904299" calcext:value-type="float">
            <text:p>-47.6904299</text:p>
          </table:table-cell>
          <table:table-cell office:value-type="float" office:value="-86.88845161" calcext:value-type="float">
            <text:p>-86.88845161</text:p>
          </table:table-cell>
          <table:table-cell office:value-type="float" office:value="120.18984066" calcext:value-type="float">
            <text:p>120.1898406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488747" calcext:value-type="float">
            <text:p>15.4488747</text:p>
          </table:table-cell>
          <table:table-cell office:value-type="float" office:value="-58.26681853" calcext:value-type="float">
            <text:p>-58.26681853</text:p>
          </table:table-cell>
          <table:table-cell office:value-type="float" office:value="1.83790809" calcext:value-type="float">
            <text:p>1.83790809</text:p>
          </table:table-cell>
          <table:table-cell office:value-type="float" office:value="38.73851108" calcext:value-type="float">
            <text:p>38.7385110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40.98765285" calcext:value-type="float">
            <text:p>-40.98765285</text:p>
          </table:table-cell>
          <table:table-cell office:value-type="float" office:value="17.28507756" calcext:value-type="float">
            <text:p>17.28507756</text:p>
          </table:table-cell>
          <table:table-cell office:value-type="float" office:value="-58.04581683" calcext:value-type="float">
            <text:p>-58.04581683</text:p>
          </table:table-cell>
          <table:table-cell office:value-type="float" office:value="-0.09453262" calcext:value-type="float">
            <text:p>-0.09453262</text:p>
          </table:table-cell>
          <table:table-cell office:value-type="float" office:value="0.9672557" calcext:value-type="float">
            <text:p>0.9672557</text:p>
          </table:table-cell>
          <table:table-cell office:value-type="float" office:value="-0.9581126" calcext:value-type="float">
            <text:p>-0.9581126</text:p>
          </table:table-cell>
          <table:table-cell office:value-type="float" office:value="47.38869234" calcext:value-type="float">
            <text:p>47.38869234</text:p>
          </table:table-cell>
          <table:table-cell office:value-type="float" office:value="-9.93161202" calcext:value-type="float">
            <text:p>-9.93161202</text:p>
          </table:table-cell>
          <table:table-cell office:value-type="float" office:value="0" calcext:value-type="float">
            <text:p>0</text:p>
          </table:table-cell>
          <table:table-cell office:value-type="float" office:value="60.43131737" calcext:value-type="float">
            <text:p>60.43131737</text:p>
          </table:table-cell>
          <table:table-cell office:value-type="float" office:value="1.05472546" calcext:value-type="float">
            <text:p>1.05472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8869234" calcext:value-type="float">
            <text:p>47.38869234</text:p>
          </table:table-cell>
          <table:table-cell office:value-type="float" office:value="-9.93161202" calcext:value-type="float">
            <text:p>-9.93161202</text:p>
          </table:table-cell>
          <table:table-cell office:value-type="float" office:value="0" calcext:value-type="float">
            <text:p>0</text:p>
          </table:table-cell>
          <table:table-cell office:value-type="float" office:value="60.43131737" calcext:value-type="float">
            <text:p>60.43131737</text:p>
          </table:table-cell>
          <table:table-cell office:value-type="float" office:value="1.05472546" calcext:value-type="float">
            <text:p>1.05472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182107" calcext:value-type="float">
            <text:p>-0.04182107</text:p>
          </table:table-cell>
          <table:table-cell office:value-type="float" office:value="-0.75392626" calcext:value-type="float">
            <text:p>-0.75392626</text:p>
          </table:table-cell>
          <table:table-cell office:value-type="float" office:value="-2.75053325" calcext:value-type="float">
            <text:p>-2.75053325</text:p>
          </table:table-cell>
          <table:table-cell office:value-type="float" office:value="-0.07766592" calcext:value-type="float">
            <text:p>-0.07766592</text:p>
          </table:table-cell>
          <table:table-cell office:value-type="float" office:value="-1.00272192" calcext:value-type="float">
            <text:p>-1.00272192</text:p>
          </table:table-cell>
          <table:table-cell office:value-type="float" office:value="-2.92244158" calcext:value-type="float">
            <text:p>-2.92244158</text:p>
          </table:table-cell>
          <table:table-cell office:value-type="float" office:value="-0.06870784" calcext:value-type="float">
            <text:p>-0.06870784</text:p>
          </table:table-cell>
          <table:table-cell office:value-type="float" office:value="-1.83309631" calcext:value-type="float">
            <text:p>-1.83309631</text:p>
          </table:table-cell>
          <table:table-cell office:value-type="float" office:value="-2.92244158" calcext:value-type="float">
            <text:p>-2.92244158</text:p>
          </table:table-cell>
          <table:table-cell office:value-type="float" office:value="-0.04779731" calcext:value-type="float">
            <text:p>-0.04779731</text:p>
          </table:table-cell>
          <table:table-cell office:value-type="float" office:value="-1.83309631" calcext:value-type="float">
            <text:p>-1.83309631</text:p>
          </table:table-cell>
          <table:table-cell office:value-type="float" office:value="-2.4067166" calcext:value-type="float">
            <text:p>-2.4067166</text:p>
          </table:table-cell>
          <table:table-cell office:value-type="float" office:value="-0.03883505" calcext:value-type="float">
            <text:p>-0.03883505</text:p>
          </table:table-cell>
          <table:table-cell office:value-type="float" office:value="-1.53740643" calcext:value-type="float">
            <text:p>-1.53740643</text:p>
          </table:table-cell>
          <table:table-cell office:value-type="float" office:value="-2.23480827" calcext:value-type="float">
            <text:p>-2.23480827</text:p>
          </table:table-cell>
          <table:table-cell office:value-type="float" office:value="-0.02389656" calcext:value-type="float">
            <text:p>-0.02389656</text:p>
          </table:table-cell>
          <table:table-cell office:value-type="float" office:value="-1.16783178" calcext:value-type="float">
            <text:p>-1.16783178</text:p>
          </table:table-cell>
          <table:table-cell office:value-type="float" office:value="-2.06289994" calcext:value-type="float">
            <text:p>-2.06289994</text:p>
          </table:table-cell>
          <table:table-cell office:value-type="float" office:value="-0.29872376" calcext:value-type="float">
            <text:p>-0.29872376</text:p>
          </table:table-cell>
          <table:table-cell office:value-type="float" office:value="-8.52856463" calcext:value-type="float">
            <text:p>-8.52856463</text:p>
          </table:table-cell>
          <table:table-cell office:value-type="float" office:value="-15.2976408" calcext:value-type="float">
            <text:p>-15.297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63593389" calcext:value-type="float">
            <text:p>-17.63593389</text:p>
          </table:table-cell>
          <table:table-cell office:value-type="float" office:value="14.98447849" calcext:value-type="float">
            <text:p>14.98447849</text:p>
          </table:table-cell>
          <table:table-cell office:value-type="float" office:value="-9.56647887" calcext:value-type="float">
            <text:p>-9.56647887</text:p>
          </table:table-cell>
          <table:table-cell office:value-type="float" office:value="-19.62421784" calcext:value-type="float">
            <text:p>-19.62421784</text:p>
          </table:table-cell>
          <table:table-cell office:value-type="float" office:value="-46.56281045" calcext:value-type="float">
            <text:p>-46.56281045</text:p>
          </table:table-cell>
          <table:table-cell office:value-type="float" office:value="-86.95805568" calcext:value-type="float">
            <text:p>-86.95805568</text:p>
          </table:table-cell>
          <table:table-cell office:value-type="float" office:value="120.81693378" calcext:value-type="float">
            <text:p>120.8169337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3757257" calcext:value-type="float">
            <text:p>18.23757257</text:p>
          </table:table-cell>
          <table:table-cell office:value-type="float" office:value="-58.36198212" calcext:value-type="float">
            <text:p>-58.36198212</text:p>
          </table:table-cell>
          <table:table-cell office:value-type="float" office:value="5.90614854" calcext:value-type="float">
            <text:p>5.90614854</text:p>
          </table:table-cell>
          <table:table-cell office:value-type="float" office:value="37.1137977" calcext:value-type="float">
            <text:p>37.113797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666667" calcext:value-type="float">
            <text:p>3.51666667</text:p>
          </table:table-cell>
          <table:table-cell office:value-type="float" office:value="-40.22766374" calcext:value-type="float">
            <text:p>-40.22766374</text:p>
          </table:table-cell>
          <table:table-cell office:value-type="float" office:value="18.06617303" calcext:value-type="float">
            <text:p>18.06617303</text:p>
          </table:table-cell>
          <table:table-cell office:value-type="float" office:value="-57.5415769" calcext:value-type="float">
            <text:p>-57.5415769</text:p>
          </table:table-cell>
          <table:table-cell office:value-type="float" office:value="-0.09373962" calcext:value-type="float">
            <text:p>-0.09373962</text:p>
          </table:table-cell>
          <table:table-cell office:value-type="float" office:value="0.96857348" calcext:value-type="float">
            <text:p>0.96857348</text:p>
          </table:table-cell>
          <table:table-cell office:value-type="float" office:value="-0.95437536" calcext:value-type="float">
            <text:p>-0.95437536</text:p>
          </table:table-cell>
          <table:table-cell office:value-type="float" office:value="47.40612372" calcext:value-type="float">
            <text:p>47.40612372</text:p>
          </table:table-cell>
          <table:table-cell office:value-type="float" office:value="-9.93429252" calcext:value-type="float">
            <text:p>-9.93429252</text:p>
          </table:table-cell>
          <table:table-cell office:value-type="float" office:value="0" calcext:value-type="float">
            <text:p>0</text:p>
          </table:table-cell>
          <table:table-cell office:value-type="float" office:value="60.42743671" calcext:value-type="float">
            <text:p>60.42743671</text:p>
          </table:table-cell>
          <table:table-cell office:value-type="float" office:value="1.05465773" calcext:value-type="float">
            <text:p>1.05465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40612372" calcext:value-type="float">
            <text:p>47.40612372</text:p>
          </table:table-cell>
          <table:table-cell office:value-type="float" office:value="-9.93429252" calcext:value-type="float">
            <text:p>-9.93429252</text:p>
          </table:table-cell>
          <table:table-cell office:value-type="float" office:value="0" calcext:value-type="float">
            <text:p>0</text:p>
          </table:table-cell>
          <table:table-cell office:value-type="float" office:value="60.42743671" calcext:value-type="float">
            <text:p>60.42743671</text:p>
          </table:table-cell>
          <table:table-cell office:value-type="float" office:value="1.05465773" calcext:value-type="float">
            <text:p>1.05465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478842" calcext:value-type="float">
            <text:p>-0.04478842</text:p>
          </table:table-cell>
          <table:table-cell office:value-type="float" office:value="-0.80082102" calcext:value-type="float">
            <text:p>-0.80082102</text:p>
          </table:table-cell>
          <table:table-cell office:value-type="float" office:value="-2.77906794" calcext:value-type="float">
            <text:p>-2.77906794</text:p>
          </table:table-cell>
          <table:table-cell office:value-type="float" office:value="-0.08317657" calcext:value-type="float">
            <text:p>-0.08317657</text:p>
          </table:table-cell>
          <table:table-cell office:value-type="float" office:value="-1.06509195" calcext:value-type="float">
            <text:p>-1.06509195</text:p>
          </table:table-cell>
          <table:table-cell office:value-type="float" office:value="-2.95275968" calcext:value-type="float">
            <text:p>-2.95275968</text:p>
          </table:table-cell>
          <table:table-cell office:value-type="float" office:value="-0.07358289" calcext:value-type="float">
            <text:p>-0.07358289</text:p>
          </table:table-cell>
          <table:table-cell office:value-type="float" office:value="-1.94711622" calcext:value-type="float">
            <text:p>-1.94711622</text:p>
          </table:table-cell>
          <table:table-cell office:value-type="float" office:value="-2.95275968" calcext:value-type="float">
            <text:p>-2.95275968</text:p>
          </table:table-cell>
          <table:table-cell office:value-type="float" office:value="-0.05118868" calcext:value-type="float">
            <text:p>-0.05118868</text:p>
          </table:table-cell>
          <table:table-cell office:value-type="float" office:value="-1.94711622" calcext:value-type="float">
            <text:p>-1.94711622</text:p>
          </table:table-cell>
          <table:table-cell office:value-type="float" office:value="-2.43168444" calcext:value-type="float">
            <text:p>-2.43168444</text:p>
          </table:table-cell>
          <table:table-cell office:value-type="float" office:value="-0.04159052" calcext:value-type="float">
            <text:p>-0.04159052</text:p>
          </table:table-cell>
          <table:table-cell office:value-type="float" office:value="-1.63303422" calcext:value-type="float">
            <text:p>-1.63303422</text:p>
          </table:table-cell>
          <table:table-cell office:value-type="float" office:value="-2.2579927" calcext:value-type="float">
            <text:p>-2.2579927</text:p>
          </table:table-cell>
          <table:table-cell office:value-type="float" office:value="-0.0255921" calcext:value-type="float">
            <text:p>-0.0255921</text:p>
          </table:table-cell>
          <table:table-cell office:value-type="float" office:value="-1.24047176" calcext:value-type="float">
            <text:p>-1.24047176</text:p>
          </table:table-cell>
          <table:table-cell office:value-type="float" office:value="-2.08430095" calcext:value-type="float">
            <text:p>-2.08430095</text:p>
          </table:table-cell>
          <table:table-cell office:value-type="float" office:value="-0.31991918" calcext:value-type="float">
            <text:p>-0.31991918</text:p>
          </table:table-cell>
          <table:table-cell office:value-type="float" office:value="-9.05904752" calcext:value-type="float">
            <text:p>-9.05904752</text:p>
          </table:table-cell>
          <table:table-cell office:value-type="float" office:value="-15.45634214" calcext:value-type="float">
            <text:p>-15.45634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04242037" calcext:value-type="float">
            <text:p>-18.04242037</text:p>
          </table:table-cell>
          <table:table-cell office:value-type="float" office:value="14.54173324" calcext:value-type="float">
            <text:p>14.54173324</text:p>
          </table:table-cell>
          <table:table-cell office:value-type="float" office:value="-10.83092955" calcext:value-type="float">
            <text:p>-10.83092955</text:p>
          </table:table-cell>
          <table:table-cell office:value-type="float" office:value="-19.84547751" calcext:value-type="float">
            <text:p>-19.84547751</text:p>
          </table:table-cell>
          <table:table-cell office:value-type="float" office:value="-45.76306671" calcext:value-type="float">
            <text:p>-45.76306671</text:p>
          </table:table-cell>
          <table:table-cell office:value-type="float" office:value="-86.10964814" calcext:value-type="float">
            <text:p>-86.10964814</text:p>
          </table:table-cell>
          <table:table-cell office:value-type="float" office:value="121.01847266" calcext:value-type="float">
            <text:p>121.0184726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285375" calcext:value-type="float">
            <text:p>19.7285375</text:p>
          </table:table-cell>
          <table:table-cell office:value-type="float" office:value="-58.28220173" calcext:value-type="float">
            <text:p>-58.28220173</text:p>
          </table:table-cell>
          <table:table-cell office:value-type="float" office:value="9.11714437" calcext:value-type="float">
            <text:p>9.11714437</text:p>
          </table:table-cell>
          <table:table-cell office:value-type="float" office:value="34.87255021" calcext:value-type="float">
            <text:p>34.8725502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333333" calcext:value-type="float">
            <text:p>3.53333333</text:p>
          </table:table-cell>
          <table:table-cell office:value-type="float" office:value="-39.75117782" calcext:value-type="float">
            <text:p>-39.75117782</text:p>
          </table:table-cell>
          <table:table-cell office:value-type="float" office:value="18.6161906" calcext:value-type="float">
            <text:p>18.6161906</text:p>
          </table:table-cell>
          <table:table-cell office:value-type="float" office:value="-56.93076384" calcext:value-type="float">
            <text:p>-56.93076384</text:p>
          </table:table-cell>
          <table:table-cell office:value-type="float" office:value="-0.09225249" calcext:value-type="float">
            <text:p>-0.09225249</text:p>
          </table:table-cell>
          <table:table-cell office:value-type="float" office:value="0.96898247" calcext:value-type="float">
            <text:p>0.96898247</text:p>
          </table:table-cell>
          <table:table-cell office:value-type="float" office:value="-0.95064909" calcext:value-type="float">
            <text:p>-0.95064909</text:p>
          </table:table-cell>
          <table:table-cell office:value-type="float" office:value="47.41180205" calcext:value-type="float">
            <text:p>47.41180205</text:p>
          </table:table-cell>
          <table:table-cell office:value-type="float" office:value="-9.93508041" calcext:value-type="float">
            <text:p>-9.93508041</text:p>
          </table:table-cell>
          <table:table-cell office:value-type="float" office:value="0" calcext:value-type="float">
            <text:p>0</text:p>
          </table:table-cell>
          <table:table-cell office:value-type="float" office:value="60.42616106" calcext:value-type="float">
            <text:p>60.42616106</text:p>
          </table:table-cell>
          <table:table-cell office:value-type="float" office:value="1.05463546" calcext:value-type="float">
            <text:p>1.05463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41180205" calcext:value-type="float">
            <text:p>47.41180205</text:p>
          </table:table-cell>
          <table:table-cell office:value-type="float" office:value="-9.93508041" calcext:value-type="float">
            <text:p>-9.93508041</text:p>
          </table:table-cell>
          <table:table-cell office:value-type="float" office:value="0" calcext:value-type="float">
            <text:p>0</text:p>
          </table:table-cell>
          <table:table-cell office:value-type="float" office:value="60.42616106" calcext:value-type="float">
            <text:p>60.42616106</text:p>
          </table:table-cell>
          <table:table-cell office:value-type="float" office:value="1.05463546" calcext:value-type="float">
            <text:p>1.05463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625185" calcext:value-type="float">
            <text:p>-0.04625185</text:p>
          </table:table-cell>
          <table:table-cell office:value-type="float" office:value="-0.78195026" calcext:value-type="float">
            <text:p>-0.78195026</text:p>
          </table:table-cell>
          <table:table-cell office:value-type="float" office:value="-2.9280649" calcext:value-type="float">
            <text:p>-2.9280649</text:p>
          </table:table-cell>
          <table:table-cell office:value-type="float" office:value="-0.08589432" calcext:value-type="float">
            <text:p>-0.08589432</text:p>
          </table:table-cell>
          <table:table-cell office:value-type="float" office:value="-1.03999385" calcext:value-type="float">
            <text:p>-1.03999385</text:p>
          </table:table-cell>
          <table:table-cell office:value-type="float" office:value="-3.11106895" calcext:value-type="float">
            <text:p>-3.11106895</text:p>
          </table:table-cell>
          <table:table-cell office:value-type="float" office:value="-0.07598717" calcext:value-type="float">
            <text:p>-0.07598717</text:p>
          </table:table-cell>
          <table:table-cell office:value-type="float" office:value="-1.90123386" calcext:value-type="float">
            <text:p>-1.90123386</text:p>
          </table:table-cell>
          <table:table-cell office:value-type="float" office:value="-3.11106895" calcext:value-type="float">
            <text:p>-3.11106895</text:p>
          </table:table-cell>
          <table:table-cell office:value-type="float" office:value="-0.05286124" calcext:value-type="float">
            <text:p>-0.05286124</text:p>
          </table:table-cell>
          <table:table-cell office:value-type="float" office:value="-1.90123386" calcext:value-type="float">
            <text:p>-1.90123386</text:p>
          </table:table-cell>
          <table:table-cell office:value-type="float" office:value="-2.56205678" calcext:value-type="float">
            <text:p>-2.56205678</text:p>
          </table:table-cell>
          <table:table-cell office:value-type="float" office:value="-0.04294947" calcext:value-type="float">
            <text:p>-0.04294947</text:p>
          </table:table-cell>
          <table:table-cell office:value-type="float" office:value="-1.59455297" calcext:value-type="float">
            <text:p>-1.59455297</text:p>
          </table:table-cell>
          <table:table-cell office:value-type="float" office:value="-2.37905273" calcext:value-type="float">
            <text:p>-2.37905273</text:p>
          </table:table-cell>
          <table:table-cell office:value-type="float" office:value="-0.02642831" calcext:value-type="float">
            <text:p>-0.02642831</text:p>
          </table:table-cell>
          <table:table-cell office:value-type="float" office:value="-1.21124095" calcext:value-type="float">
            <text:p>-1.21124095</text:p>
          </table:table-cell>
          <table:table-cell office:value-type="float" office:value="-2.19604867" calcext:value-type="float">
            <text:p>-2.19604867</text:p>
          </table:table-cell>
          <table:table-cell office:value-type="float" office:value="-0.33037236" calcext:value-type="float">
            <text:p>-0.33037236</text:p>
          </table:table-cell>
          <table:table-cell office:value-type="float" office:value="-8.84557773" calcext:value-type="float">
            <text:p>-8.84557773</text:p>
          </table:table-cell>
          <table:table-cell office:value-type="float" office:value="-16.28501853" calcext:value-type="float">
            <text:p>-16.28501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68917427" calcext:value-type="float">
            <text:p>-17.68917427</text:p>
          </table:table-cell>
          <table:table-cell office:value-type="float" office:value="14.07218404" calcext:value-type="float">
            <text:p>14.07218404</text:p>
          </table:table-cell>
          <table:table-cell office:value-type="float" office:value="-10.71417208" calcext:value-type="float">
            <text:p>-10.71417208</text:p>
          </table:table-cell>
          <table:table-cell office:value-type="float" office:value="-19.04716592" calcext:value-type="float">
            <text:p>-19.04716592</text:p>
          </table:table-cell>
          <table:table-cell office:value-type="float" office:value="-45.68369885" calcext:value-type="float">
            <text:p>-45.68369885</text:p>
          </table:table-cell>
          <table:table-cell office:value-type="float" office:value="-84.27295534" calcext:value-type="float">
            <text:p>-84.27295534</text:p>
          </table:table-cell>
          <table:table-cell office:value-type="float" office:value="120.81188446" calcext:value-type="float">
            <text:p>120.8118844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8146461" calcext:value-type="float">
            <text:p>19.18146461</text:p>
          </table:table-cell>
          <table:table-cell office:value-type="float" office:value="-57.71996292" calcext:value-type="float">
            <text:p>-57.71996292</text:p>
          </table:table-cell>
          <table:table-cell office:value-type="float" office:value="9.41531725" calcext:value-type="float">
            <text:p>9.41531725</text:p>
          </table:table-cell>
          <table:table-cell office:value-type="float" office:value="32.65476849" calcext:value-type="float">
            <text:p>32.6547684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-39.5621066" calcext:value-type="float">
            <text:p>-39.5621066</text:p>
          </table:table-cell>
          <table:table-cell office:value-type="float" office:value="18.93603116" calcext:value-type="float">
            <text:p>18.93603116</text:p>
          </table:table-cell>
          <table:table-cell office:value-type="float" office:value="-56.20831964" calcext:value-type="float">
            <text:p>-56.20831964</text:p>
          </table:table-cell>
          <table:table-cell office:value-type="float" office:value="-0.09020095" calcext:value-type="float">
            <text:p>-0.09020095</text:p>
          </table:table-cell>
          <table:table-cell office:value-type="float" office:value="0.96829969" calcext:value-type="float">
            <text:p>0.96829969</text:p>
          </table:table-cell>
          <table:table-cell office:value-type="float" office:value="-0.94709095" calcext:value-type="float">
            <text:p>-0.94709095</text:p>
          </table:table-cell>
          <table:table-cell office:value-type="float" office:value="47.44859545" calcext:value-type="float">
            <text:p>47.44859545</text:p>
          </table:table-cell>
          <table:table-cell office:value-type="float" office:value="-9.94036391" calcext:value-type="float">
            <text:p>-9.94036391</text:p>
          </table:table-cell>
          <table:table-cell office:value-type="float" office:value="0" calcext:value-type="float">
            <text:p>0</text:p>
          </table:table-cell>
          <table:table-cell office:value-type="float" office:value="60.41800509" calcext:value-type="float">
            <text:p>60.41800509</text:p>
          </table:table-cell>
          <table:table-cell office:value-type="float" office:value="1.05449312" calcext:value-type="float">
            <text:p>1.05449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44859545" calcext:value-type="float">
            <text:p>47.44859545</text:p>
          </table:table-cell>
          <table:table-cell office:value-type="float" office:value="-9.94036391" calcext:value-type="float">
            <text:p>-9.94036391</text:p>
          </table:table-cell>
          <table:table-cell office:value-type="float" office:value="0" calcext:value-type="float">
            <text:p>0</text:p>
          </table:table-cell>
          <table:table-cell office:value-type="float" office:value="60.41800509" calcext:value-type="float">
            <text:p>60.41800509</text:p>
          </table:table-cell>
          <table:table-cell office:value-type="float" office:value="1.05449312" calcext:value-type="float">
            <text:p>1.05449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334421" calcext:value-type="float">
            <text:p>-0.04334421</text:p>
          </table:table-cell>
          <table:table-cell office:value-type="float" office:value="-0.68982082" calcext:value-type="float">
            <text:p>-0.68982082</text:p>
          </table:table-cell>
          <table:table-cell office:value-type="float" office:value="-3.21680049" calcext:value-type="float">
            <text:p>-3.21680049</text:p>
          </table:table-cell>
          <table:table-cell office:value-type="float" office:value="-0.08049453" calcext:value-type="float">
            <text:p>-0.08049453</text:p>
          </table:table-cell>
          <table:table-cell office:value-type="float" office:value="-0.91746169" calcext:value-type="float">
            <text:p>-0.91746169</text:p>
          </table:table-cell>
          <table:table-cell office:value-type="float" office:value="-3.41785052" calcext:value-type="float">
            <text:p>-3.41785052</text:p>
          </table:table-cell>
          <table:table-cell office:value-type="float" office:value="-0.0712102" calcext:value-type="float">
            <text:p>-0.0712102</text:p>
          </table:table-cell>
          <table:table-cell office:value-type="float" office:value="-1.67723034" calcext:value-type="float">
            <text:p>-1.67723034</text:p>
          </table:table-cell>
          <table:table-cell office:value-type="float" office:value="-3.41785052" calcext:value-type="float">
            <text:p>-3.41785052</text:p>
          </table:table-cell>
          <table:table-cell office:value-type="float" office:value="-0.0495381" calcext:value-type="float">
            <text:p>-0.0495381</text:p>
          </table:table-cell>
          <table:table-cell office:value-type="float" office:value="-1.67723034" calcext:value-type="float">
            <text:p>-1.67723034</text:p>
          </table:table-cell>
          <table:table-cell office:value-type="float" office:value="-2.81470043" calcext:value-type="float">
            <text:p>-2.81470043</text:p>
          </table:table-cell>
          <table:table-cell office:value-type="float" office:value="-0.04024943" calcext:value-type="float">
            <text:p>-0.04024943</text:p>
          </table:table-cell>
          <table:table-cell office:value-type="float" office:value="-1.40668261" calcext:value-type="float">
            <text:p>-1.40668261</text:p>
          </table:table-cell>
          <table:table-cell office:value-type="float" office:value="-2.6136504" calcext:value-type="float">
            <text:p>-2.6136504</text:p>
          </table:table-cell>
          <table:table-cell office:value-type="float" office:value="-0.02476688" calcext:value-type="float">
            <text:p>-0.02476688</text:p>
          </table:table-cell>
          <table:table-cell office:value-type="float" office:value="-1.06853245" calcext:value-type="float">
            <text:p>-1.06853245</text:p>
          </table:table-cell>
          <table:table-cell office:value-type="float" office:value="-2.41260036" calcext:value-type="float">
            <text:p>-2.41260036</text:p>
          </table:table-cell>
          <table:table-cell office:value-type="float" office:value="-0.30960336" calcext:value-type="float">
            <text:p>-0.30960336</text:p>
          </table:table-cell>
          <table:table-cell office:value-type="float" office:value="-7.80339106" calcext:value-type="float">
            <text:p>-7.80339106</text:p>
          </table:table-cell>
          <table:table-cell office:value-type="float" office:value="-17.89087926" calcext:value-type="float">
            <text:p>-17.89087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7018386" calcext:value-type="float">
            <text:p>-17.7018386</text:p>
          </table:table-cell>
          <table:table-cell office:value-type="float" office:value="9.88168658" calcext:value-type="float">
            <text:p>9.88168658</text:p>
          </table:table-cell>
          <table:table-cell office:value-type="float" office:value="-9.50906027" calcext:value-type="float">
            <text:p>-9.50906027</text:p>
          </table:table-cell>
          <table:table-cell office:value-type="float" office:value="-17.0741739" calcext:value-type="float">
            <text:p>-17.0741739</text:p>
          </table:table-cell>
          <table:table-cell office:value-type="float" office:value="-46.41787876" calcext:value-type="float">
            <text:p>-46.41787876</text:p>
          </table:table-cell>
          <table:table-cell office:value-type="float" office:value="-81.3154937" calcext:value-type="float">
            <text:p>-81.3154937</text:p>
          </table:table-cell>
          <table:table-cell office:value-type="float" office:value="120.45562301" calcext:value-type="float">
            <text:p>120.4556230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7845653" calcext:value-type="float">
            <text:p>16.57845653</text:p>
          </table:table-cell>
          <table:table-cell office:value-type="float" office:value="-56.95599063" calcext:value-type="float">
            <text:p>-56.95599063</text:p>
          </table:table-cell>
          <table:table-cell office:value-type="float" office:value="7.43709171" calcext:value-type="float">
            <text:p>7.43709171</text:p>
          </table:table-cell>
          <table:table-cell office:value-type="float" office:value="31.23848664" calcext:value-type="float">
            <text:p>31.2384866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666667" calcext:value-type="float">
            <text:p>3.56666667</text:p>
          </table:table-cell>
          <table:table-cell office:value-type="float" office:value="-39.6584733" calcext:value-type="float">
            <text:p>-39.6584733</text:p>
          </table:table-cell>
          <table:table-cell office:value-type="float" office:value="19.01061968" calcext:value-type="float">
            <text:p>19.01061968</text:p>
          </table:table-cell>
          <table:table-cell office:value-type="float" office:value="-55.42850879" calcext:value-type="float">
            <text:p>-55.42850879</text:p>
          </table:table-cell>
          <table:table-cell office:value-type="float" office:value="-0.08770128" calcext:value-type="float">
            <text:p>-0.08770128</text:p>
          </table:table-cell>
          <table:table-cell office:value-type="float" office:value="0.96641126" calcext:value-type="float">
            <text:p>0.96641126</text:p>
          </table:table-cell>
          <table:table-cell office:value-type="float" office:value="-0.94355978" calcext:value-type="float">
            <text:p>-0.94355978</text:p>
          </table:table-cell>
          <table:table-cell office:value-type="float" office:value="47.47699438" calcext:value-type="float">
            <text:p>47.47699438</text:p>
          </table:table-cell>
          <table:table-cell office:value-type="float" office:value="-9.94426467" calcext:value-type="float">
            <text:p>-9.94426467</text:p>
          </table:table-cell>
          <table:table-cell office:value-type="float" office:value="0" calcext:value-type="float">
            <text:p>0</text:p>
          </table:table-cell>
          <table:table-cell office:value-type="float" office:value="60.41175996" calcext:value-type="float">
            <text:p>60.41175996</text:p>
          </table:table-cell>
          <table:table-cell office:value-type="float" office:value="1.05438412" calcext:value-type="float">
            <text:p>1.05438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47699438" calcext:value-type="float">
            <text:p>47.47699438</text:p>
          </table:table-cell>
          <table:table-cell office:value-type="float" office:value="-9.94426467" calcext:value-type="float">
            <text:p>-9.94426467</text:p>
          </table:table-cell>
          <table:table-cell office:value-type="float" office:value="0" calcext:value-type="float">
            <text:p>0</text:p>
          </table:table-cell>
          <table:table-cell office:value-type="float" office:value="60.41175996" calcext:value-type="float">
            <text:p>60.41175996</text:p>
          </table:table-cell>
          <table:table-cell office:value-type="float" office:value="1.05438412" calcext:value-type="float">
            <text:p>1.05438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810585" calcext:value-type="float">
            <text:p>-0.03810585</text:p>
          </table:table-cell>
          <table:table-cell office:value-type="float" office:value="-0.52188114" calcext:value-type="float">
            <text:p>-0.52188114</text:p>
          </table:table-cell>
          <table:table-cell office:value-type="float" office:value="-3.59760419" calcext:value-type="float">
            <text:p>-3.59760419</text:p>
          </table:table-cell>
          <table:table-cell office:value-type="float" office:value="-0.07076637" calcext:value-type="float">
            <text:p>-0.07076637</text:p>
          </table:table-cell>
          <table:table-cell office:value-type="float" office:value="-0.69410191" calcext:value-type="float">
            <text:p>-0.69410191</text:p>
          </table:table-cell>
          <table:table-cell office:value-type="float" office:value="-3.82245445" calcext:value-type="float">
            <text:p>-3.82245445</text:p>
          </table:table-cell>
          <table:table-cell office:value-type="float" office:value="-0.0626041" calcext:value-type="float">
            <text:p>-0.0626041</text:p>
          </table:table-cell>
          <table:table-cell office:value-type="float" office:value="-1.2689018" calcext:value-type="float">
            <text:p>-1.2689018</text:p>
          </table:table-cell>
          <table:table-cell office:value-type="float" office:value="-3.82245445" calcext:value-type="float">
            <text:p>-3.82245445</text:p>
          </table:table-cell>
          <table:table-cell office:value-type="float" office:value="-0.04355117" calcext:value-type="float">
            <text:p>-0.04355117</text:p>
          </table:table-cell>
          <table:table-cell office:value-type="float" office:value="-1.2689018" calcext:value-type="float">
            <text:p>-1.2689018</text:p>
          </table:table-cell>
          <table:table-cell office:value-type="float" office:value="-3.14790367" calcext:value-type="float">
            <text:p>-3.14790367</text:p>
          </table:table-cell>
          <table:table-cell office:value-type="float" office:value="-0.03538509" calcext:value-type="float">
            <text:p>-0.03538509</text:p>
          </table:table-cell>
          <table:table-cell office:value-type="float" office:value="-1.06422002" calcext:value-type="float">
            <text:p>-1.06422002</text:p>
          </table:table-cell>
          <table:table-cell office:value-type="float" office:value="-2.9230534" calcext:value-type="float">
            <text:p>-2.9230534</text:p>
          </table:table-cell>
          <table:table-cell office:value-type="float" office:value="-0.02177368" calcext:value-type="float">
            <text:p>-0.02177368</text:p>
          </table:table-cell>
          <table:table-cell office:value-type="float" office:value="-0.80839388" calcext:value-type="float">
            <text:p>-0.80839388</text:p>
          </table:table-cell>
          <table:table-cell office:value-type="float" office:value="-2.69820314" calcext:value-type="float">
            <text:p>-2.69820314</text:p>
          </table:table-cell>
          <table:table-cell office:value-type="float" office:value="-0.27218625" calcext:value-type="float">
            <text:p>-0.27218625</text:p>
          </table:table-cell>
          <table:table-cell office:value-type="float" office:value="-5.90362381" calcext:value-type="float">
            <text:p>-5.90362381</text:p>
          </table:table-cell>
          <table:table-cell office:value-type="float" office:value="-20.00879523" calcext:value-type="float">
            <text:p>-20.00879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00205413" calcext:value-type="float">
            <text:p>-17.00205413</text:p>
          </table:table-cell>
          <table:table-cell office:value-type="float" office:value="6.82184758" calcext:value-type="float">
            <text:p>6.82184758</text:p>
          </table:table-cell>
          <table:table-cell office:value-type="float" office:value="-6.55509841" calcext:value-type="float">
            <text:p>-6.55509841</text:p>
          </table:table-cell>
          <table:table-cell office:value-type="float" office:value="-14.26893502" calcext:value-type="float">
            <text:p>-14.26893502</text:p>
          </table:table-cell>
          <table:table-cell office:value-type="float" office:value="-47.86089559" calcext:value-type="float">
            <text:p>-47.86089559</text:p>
          </table:table-cell>
          <table:table-cell office:value-type="float" office:value="-77.6090359" calcext:value-type="float">
            <text:p>-77.6090359</text:p>
          </table:table-cell>
          <table:table-cell office:value-type="float" office:value="120.08769845" calcext:value-type="float">
            <text:p>120.0876984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1605389" calcext:value-type="float">
            <text:p>12.51605389</text:p>
          </table:table-cell>
          <table:table-cell office:value-type="float" office:value="-55.55597502" calcext:value-type="float">
            <text:p>-55.55597502</text:p>
          </table:table-cell>
          <table:table-cell office:value-type="float" office:value="2.34460283" calcext:value-type="float">
            <text:p>2.34460283</text:p>
          </table:table-cell>
          <table:table-cell office:value-type="float" office:value="30.7858502" calcext:value-type="float">
            <text:p>30.785850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333333" calcext:value-type="float">
            <text:p>3.58333333</text:p>
          </table:table-cell>
          <table:table-cell office:value-type="float" office:value="-39.87255849" calcext:value-type="float">
            <text:p>-39.87255849</text:p>
          </table:table-cell>
          <table:table-cell office:value-type="float" office:value="18.96333574" calcext:value-type="float">
            <text:p>18.96333574</text:p>
          </table:table-cell>
          <table:table-cell office:value-type="float" office:value="-54.73094096" calcext:value-type="float">
            <text:p>-54.73094096</text:p>
          </table:table-cell>
          <table:table-cell office:value-type="float" office:value="-0.08503053" calcext:value-type="float">
            <text:p>-0.08503053</text:p>
          </table:table-cell>
          <table:table-cell office:value-type="float" office:value="0.96354519" calcext:value-type="float">
            <text:p>0.96354519</text:p>
          </table:table-cell>
          <table:table-cell office:value-type="float" office:value="-0.9396711" calcext:value-type="float">
            <text:p>-0.9396711</text:p>
          </table:table-cell>
          <table:table-cell office:value-type="float" office:value="47.50268562" calcext:value-type="float">
            <text:p>47.50268562</text:p>
          </table:table-cell>
          <table:table-cell office:value-type="float" office:value="-9.94761017" calcext:value-type="float">
            <text:p>-9.94761017</text:p>
          </table:table-cell>
          <table:table-cell office:value-type="float" office:value="0" calcext:value-type="float">
            <text:p>0</text:p>
          </table:table-cell>
          <table:table-cell office:value-type="float" office:value="60.40613239" calcext:value-type="float">
            <text:p>60.40613239</text:p>
          </table:table-cell>
          <table:table-cell office:value-type="float" office:value="1.0542859" calcext:value-type="float">
            <text:p>1.0542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50268562" calcext:value-type="float">
            <text:p>47.50268562</text:p>
          </table:table-cell>
          <table:table-cell office:value-type="float" office:value="-9.94761017" calcext:value-type="float">
            <text:p>-9.94761017</text:p>
          </table:table-cell>
          <table:table-cell office:value-type="float" office:value="0" calcext:value-type="float">
            <text:p>0</text:p>
          </table:table-cell>
          <table:table-cell office:value-type="float" office:value="60.40613239" calcext:value-type="float">
            <text:p>60.40613239</text:p>
          </table:table-cell>
          <table:table-cell office:value-type="float" office:value="1.0542859" calcext:value-type="float">
            <text:p>1.0542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842104" calcext:value-type="float">
            <text:p>-0.02842104</text:p>
          </table:table-cell>
          <table:table-cell office:value-type="float" office:value="-0.30479121" calcext:value-type="float">
            <text:p>-0.30479121</text:p>
          </table:table-cell>
          <table:table-cell office:value-type="float" office:value="-4.01556797" calcext:value-type="float">
            <text:p>-4.01556797</text:p>
          </table:table-cell>
          <table:table-cell office:value-type="float" office:value="-0.05278071" calcext:value-type="float">
            <text:p>-0.05278071</text:p>
          </table:table-cell>
          <table:table-cell office:value-type="float" office:value="-0.40537231" calcext:value-type="float">
            <text:p>-0.40537231</text:p>
          </table:table-cell>
          <table:table-cell office:value-type="float" office:value="-4.26654097" calcext:value-type="float">
            <text:p>-4.26654097</text:p>
          </table:table-cell>
          <table:table-cell office:value-type="float" office:value="-0.04669293" calcext:value-type="float">
            <text:p>-0.04669293</text:p>
          </table:table-cell>
          <table:table-cell office:value-type="float" office:value="-0.74106934" calcext:value-type="float">
            <text:p>-0.74106934</text:p>
          </table:table-cell>
          <table:table-cell office:value-type="float" office:value="-4.26654097" calcext:value-type="float">
            <text:p>-4.26654097</text:p>
          </table:table-cell>
          <table:table-cell office:value-type="float" office:value="-0.03248241" calcext:value-type="float">
            <text:p>-0.03248241</text:p>
          </table:table-cell>
          <table:table-cell office:value-type="float" office:value="-0.74106934" calcext:value-type="float">
            <text:p>-0.74106934</text:p>
          </table:table-cell>
          <table:table-cell office:value-type="float" office:value="-3.51362197" calcext:value-type="float">
            <text:p>-3.51362197</text:p>
          </table:table-cell>
          <table:table-cell office:value-type="float" office:value="-0.02639178" calcext:value-type="float">
            <text:p>-0.02639178</text:p>
          </table:table-cell>
          <table:table-cell office:value-type="float" office:value="-0.62153023" calcext:value-type="float">
            <text:p>-0.62153023</text:p>
          </table:table-cell>
          <table:table-cell office:value-type="float" office:value="-3.26264898" calcext:value-type="float">
            <text:p>-3.26264898</text:p>
          </table:table-cell>
          <table:table-cell office:value-type="float" office:value="-0.01623978" calcext:value-type="float">
            <text:p>-0.01623978</text:p>
          </table:table-cell>
          <table:table-cell office:value-type="float" office:value="-0.47212158" calcext:value-type="float">
            <text:p>-0.47212158</text:p>
          </table:table-cell>
          <table:table-cell office:value-type="float" office:value="-3.01167598" calcext:value-type="float">
            <text:p>-3.01167598</text:p>
          </table:table-cell>
          <table:table-cell office:value-type="float" office:value="-0.20300865" calcext:value-type="float">
            <text:p>-0.20300865</text:p>
          </table:table-cell>
          <table:table-cell office:value-type="float" office:value="-3.44785911" calcext:value-type="float">
            <text:p>-3.44785911</text:p>
          </table:table-cell>
          <table:table-cell office:value-type="float" office:value="-22.33338438" calcext:value-type="float">
            <text:p>-22.33338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69316394" calcext:value-type="float">
            <text:p>-15.69316394</text:p>
          </table:table-cell>
          <table:table-cell office:value-type="float" office:value="3.71666626" calcext:value-type="float">
            <text:p>3.71666626</text:p>
          </table:table-cell>
          <table:table-cell office:value-type="float" office:value="-2.4656802" calcext:value-type="float">
            <text:p>-2.4656802</text:p>
          </table:table-cell>
          <table:table-cell office:value-type="float" office:value="-11.04551387" calcext:value-type="float">
            <text:p>-11.04551387</text:p>
          </table:table-cell>
          <table:table-cell office:value-type="float" office:value="-49.64226417" calcext:value-type="float">
            <text:p>-49.64226417</text:p>
          </table:table-cell>
          <table:table-cell office:value-type="float" office:value="-73.41904507" calcext:value-type="float">
            <text:p>-73.41904507</text:p>
          </table:table-cell>
          <table:table-cell office:value-type="float" office:value="119.99638065" calcext:value-type="float">
            <text:p>119.9963806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3618458" calcext:value-type="float">
            <text:p>7.93618458</text:p>
          </table:table-cell>
          <table:table-cell office:value-type="float" office:value="-53.70627336" calcext:value-type="float">
            <text:p>-53.70627336</text:p>
          </table:table-cell>
          <table:table-cell office:value-type="float" office:value="-3.98637062" calcext:value-type="float">
            <text:p>-3.98637062</text:p>
          </table:table-cell>
          <table:table-cell office:value-type="float" office:value="31.18386078" calcext:value-type="float">
            <text:p>31.1838607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39.88565515" calcext:value-type="float">
            <text:p>-39.88565515</text:p>
          </table:table-cell>
          <table:table-cell office:value-type="float" office:value="18.9603566" calcext:value-type="float">
            <text:p>18.9603566</text:p>
          </table:table-cell>
          <table:table-cell office:value-type="float" office:value="-54.37662226" calcext:value-type="float">
            <text:p>-54.37662226</text:p>
          </table:table-cell>
          <table:table-cell office:value-type="float" office:value="-0.0824747" calcext:value-type="float">
            <text:p>-0.0824747</text:p>
          </table:table-cell>
          <table:table-cell office:value-type="float" office:value="0.96037899" calcext:value-type="float">
            <text:p>0.96037899</text:p>
          </table:table-cell>
          <table:table-cell office:value-type="float" office:value="-0.93485644" calcext:value-type="float">
            <text:p>-0.93485644</text:p>
          </table:table-cell>
          <table:table-cell office:value-type="float" office:value="47.5241871" calcext:value-type="float">
            <text:p>47.5241871</text:p>
          </table:table-cell>
          <table:table-cell office:value-type="float" office:value="-9.95028026" calcext:value-type="float">
            <text:p>-9.95028026</text:p>
          </table:table-cell>
          <table:table-cell office:value-type="float" office:value="0" calcext:value-type="float">
            <text:p>0</text:p>
          </table:table-cell>
          <table:table-cell office:value-type="float" office:value="60.40143897" calcext:value-type="float">
            <text:p>60.40143897</text:p>
          </table:table-cell>
          <table:table-cell office:value-type="float" office:value="1.05420398" calcext:value-type="float">
            <text:p>1.05420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5241871" calcext:value-type="float">
            <text:p>47.5241871</text:p>
          </table:table-cell>
          <table:table-cell office:value-type="float" office:value="-9.95028026" calcext:value-type="float">
            <text:p>-9.95028026</text:p>
          </table:table-cell>
          <table:table-cell office:value-type="float" office:value="0" calcext:value-type="float">
            <text:p>0</text:p>
          </table:table-cell>
          <table:table-cell office:value-type="float" office:value="60.40143897" calcext:value-type="float">
            <text:p>60.40143897</text:p>
          </table:table-cell>
          <table:table-cell office:value-type="float" office:value="1.05420398" calcext:value-type="float">
            <text:p>1.05420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75386" calcext:value-type="float">
            <text:p>-0.0175386</text:p>
          </table:table-cell>
          <table:table-cell office:value-type="float" office:value="-0.09078836" calcext:value-type="float">
            <text:p>-0.09078836</text:p>
          </table:table-cell>
          <table:table-cell office:value-type="float" office:value="-4.37732787" calcext:value-type="float">
            <text:p>-4.37732787</text:p>
          </table:table-cell>
          <table:table-cell office:value-type="float" office:value="-0.03257094" calcext:value-type="float">
            <text:p>-0.03257094</text:p>
          </table:table-cell>
          <table:table-cell office:value-type="float" office:value="-0.12074852" calcext:value-type="float">
            <text:p>-0.12074852</text:p>
          </table:table-cell>
          <table:table-cell office:value-type="float" office:value="-4.65091086" calcext:value-type="float">
            <text:p>-4.65091086</text:p>
          </table:table-cell>
          <table:table-cell office:value-type="float" office:value="-0.02881417" calcext:value-type="float">
            <text:p>-0.02881417</text:p>
          </table:table-cell>
          <table:table-cell office:value-type="float" office:value="-0.22074283" calcext:value-type="float">
            <text:p>-0.22074283</text:p>
          </table:table-cell>
          <table:table-cell office:value-type="float" office:value="-4.65091086" calcext:value-type="float">
            <text:p>-4.65091086</text:p>
          </table:table-cell>
          <table:table-cell office:value-type="float" office:value="-0.02004487" calcext:value-type="float">
            <text:p>-0.02004487</text:p>
          </table:table-cell>
          <table:table-cell office:value-type="float" office:value="-0.22074283" calcext:value-type="float">
            <text:p>-0.22074283</text:p>
          </table:table-cell>
          <table:table-cell office:value-type="float" office:value="-3.83016188" calcext:value-type="float">
            <text:p>-3.83016188</text:p>
          </table:table-cell>
          <table:table-cell office:value-type="float" office:value="-0.01628635" calcext:value-type="float">
            <text:p>-0.01628635</text:p>
          </table:table-cell>
          <table:table-cell office:value-type="float" office:value="-0.18513563" calcext:value-type="float">
            <text:p>-0.18513563</text:p>
          </table:table-cell>
          <table:table-cell office:value-type="float" office:value="-3.55657889" calcext:value-type="float">
            <text:p>-3.55657889</text:p>
          </table:table-cell>
          <table:table-cell office:value-type="float" office:value="-0.01002156" calcext:value-type="float">
            <text:p>-0.01002156</text:p>
          </table:table-cell>
          <table:table-cell office:value-type="float" office:value="-0.14063118" calcext:value-type="float">
            <text:p>-0.14063118</text:p>
          </table:table-cell>
          <table:table-cell office:value-type="float" office:value="-3.2829959" calcext:value-type="float">
            <text:p>-3.2829959</text:p>
          </table:table-cell>
          <table:table-cell office:value-type="float" office:value="-0.1252765" calcext:value-type="float">
            <text:p>-0.1252765</text:p>
          </table:table-cell>
          <table:table-cell office:value-type="float" office:value="-1.02701614" calcext:value-type="float">
            <text:p>-1.02701614</text:p>
          </table:table-cell>
          <table:table-cell office:value-type="float" office:value="-24.3453844" calcext:value-type="float">
            <text:p>-24.3453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66626666" calcext:value-type="float">
            <text:p>-13.66626666</text:p>
          </table:table-cell>
          <table:table-cell office:value-type="float" office:value="1.11016331" calcext:value-type="float">
            <text:p>1.11016331</text:p>
          </table:table-cell>
          <table:table-cell office:value-type="float" office:value="2.07199075" calcext:value-type="float">
            <text:p>2.07199075</text:p>
          </table:table-cell>
          <table:table-cell office:value-type="float" office:value="-8.22551615" calcext:value-type="float">
            <text:p>-8.22551615</text:p>
          </table:table-cell>
          <table:table-cell office:value-type="float" office:value="-51.25951297" calcext:value-type="float">
            <text:p>-51.25951297</text:p>
          </table:table-cell>
          <table:table-cell office:value-type="float" office:value="-69.37329701" calcext:value-type="float">
            <text:p>-69.37329701</text:p>
          </table:table-cell>
          <table:table-cell office:value-type="float" office:value="120.33180811" calcext:value-type="float">
            <text:p>120.3318081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4698824" calcext:value-type="float">
            <text:p>3.84698824</text:p>
          </table:table-cell>
          <table:table-cell office:value-type="float" office:value="-51.7077753" calcext:value-type="float">
            <text:p>-51.7077753</text:p>
          </table:table-cell>
          <table:table-cell office:value-type="float" office:value="-9.6668692" calcext:value-type="float">
            <text:p>-9.6668692</text:p>
          </table:table-cell>
          <table:table-cell office:value-type="float" office:value="31.94575292" calcext:value-type="float">
            <text:p>31.9457529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666667" calcext:value-type="float">
            <text:p>3.61666667</text:p>
          </table:table-cell>
          <table:table-cell office:value-type="float" office:value="-39.29426022" calcext:value-type="float">
            <text:p>-39.29426022</text:p>
          </table:table-cell>
          <table:table-cell office:value-type="float" office:value="19.12413423" calcext:value-type="float">
            <text:p>19.12413423</text:p>
          </table:table-cell>
          <table:table-cell office:value-type="float" office:value="-54.55565426" calcext:value-type="float">
            <text:p>-54.55565426</text:p>
          </table:table-cell>
          <table:table-cell office:value-type="float" office:value="-0.08017691" calcext:value-type="float">
            <text:p>-0.08017691</text:p>
          </table:table-cell>
          <table:table-cell office:value-type="float" office:value="0.95774445" calcext:value-type="float">
            <text:p>0.95774445</text:p>
          </table:table-cell>
          <table:table-cell office:value-type="float" office:value="-0.92866065" calcext:value-type="float">
            <text:p>-0.92866065</text:p>
          </table:table-cell>
          <table:table-cell office:value-type="float" office:value="47.53558584" calcext:value-type="float">
            <text:p>47.53558584</text:p>
          </table:table-cell>
          <table:table-cell office:value-type="float" office:value="-9.95165042" calcext:value-type="float">
            <text:p>-9.95165042</text:p>
          </table:table-cell>
          <table:table-cell office:value-type="float" office:value="0" calcext:value-type="float">
            <text:p>0</text:p>
          </table:table-cell>
          <table:table-cell office:value-type="float" office:value="60.39895672" calcext:value-type="float">
            <text:p>60.39895672</text:p>
          </table:table-cell>
          <table:table-cell office:value-type="float" office:value="1.05416066" calcext:value-type="float">
            <text:p>1.05416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53558584" calcext:value-type="float">
            <text:p>47.53558584</text:p>
          </table:table-cell>
          <table:table-cell office:value-type="float" office:value="-9.95165042" calcext:value-type="float">
            <text:p>-9.95165042</text:p>
          </table:table-cell>
          <table:table-cell office:value-type="float" office:value="0" calcext:value-type="float">
            <text:p>0</text:p>
          </table:table-cell>
          <table:table-cell office:value-type="float" office:value="60.39895672" calcext:value-type="float">
            <text:p>60.39895672</text:p>
          </table:table-cell>
          <table:table-cell office:value-type="float" office:value="1.05416066" calcext:value-type="float">
            <text:p>1.05416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36758" calcext:value-type="float">
            <text:p>-0.00536758</text:p>
          </table:table-cell>
          <table:table-cell office:value-type="float" office:value="0.05221712" calcext:value-type="float">
            <text:p>0.05221712</text:p>
          </table:table-cell>
          <table:table-cell office:value-type="float" office:value="-4.6221494" calcext:value-type="float">
            <text:p>-4.6221494</text:p>
          </table:table-cell>
          <table:table-cell office:value-type="float" office:value="-0.00996813" calcext:value-type="float">
            <text:p>-0.00996813</text:p>
          </table:table-cell>
          <table:table-cell office:value-type="float" office:value="0.06944878" calcext:value-type="float">
            <text:p>0.06944878</text:p>
          </table:table-cell>
          <table:table-cell office:value-type="float" office:value="-4.91103374" calcext:value-type="float">
            <text:p>-4.91103374</text:p>
          </table:table-cell>
          <table:table-cell office:value-type="float" office:value="-0.00881839" calcext:value-type="float">
            <text:p>-0.00881839</text:p>
          </table:table-cell>
          <table:table-cell office:value-type="float" office:value="0.12696072" calcext:value-type="float">
            <text:p>0.12696072</text:p>
          </table:table-cell>
          <table:table-cell office:value-type="float" office:value="-4.91103374" calcext:value-type="float">
            <text:p>-4.91103374</text:p>
          </table:table-cell>
          <table:table-cell office:value-type="float" office:value="-0.0061346" calcext:value-type="float">
            <text:p>-0.0061346</text:p>
          </table:table-cell>
          <table:table-cell office:value-type="float" office:value="0.12696072" calcext:value-type="float">
            <text:p>0.12696072</text:p>
          </table:table-cell>
          <table:table-cell office:value-type="float" office:value="-4.04438073" calcext:value-type="float">
            <text:p>-4.04438073</text:p>
          </table:table-cell>
          <table:table-cell office:value-type="float" office:value="-0.00498433" calcext:value-type="float">
            <text:p>-0.00498433</text:p>
          </table:table-cell>
          <table:table-cell office:value-type="float" office:value="0.10648116" calcext:value-type="float">
            <text:p>0.10648116</text:p>
          </table:table-cell>
          <table:table-cell office:value-type="float" office:value="-3.75549639" calcext:value-type="float">
            <text:p>-3.75549639</text:p>
          </table:table-cell>
          <table:table-cell office:value-type="float" office:value="-0.00306703" calcext:value-type="float">
            <text:p>-0.00306703</text:p>
          </table:table-cell>
          <table:table-cell office:value-type="float" office:value="0.08088433" calcext:value-type="float">
            <text:p>0.08088433</text:p>
          </table:table-cell>
          <table:table-cell office:value-type="float" office:value="-3.46661205" calcext:value-type="float">
            <text:p>-3.46661205</text:p>
          </table:table-cell>
          <table:table-cell office:value-type="float" office:value="-0.03834006" calcext:value-type="float">
            <text:p>-0.03834006</text:p>
          </table:table-cell>
          <table:table-cell office:value-type="float" office:value="0.59069055" calcext:value-type="float">
            <text:p>0.59069055</text:p>
          </table:table-cell>
          <table:table-cell office:value-type="float" office:value="-25.70700834" calcext:value-type="float">
            <text:p>-25.70700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43075756" calcext:value-type="float">
            <text:p>-11.43075756</text:p>
          </table:table-cell>
          <table:table-cell office:value-type="float" office:value="-0.18818746" calcext:value-type="float">
            <text:p>-0.18818746</text:p>
          </table:table-cell>
          <table:table-cell office:value-type="float" office:value="5.53313365" calcext:value-type="float">
            <text:p>5.53313365</text:p>
          </table:table-cell>
          <table:table-cell office:value-type="float" office:value="-6.32971061" calcext:value-type="float">
            <text:p>-6.32971061</text:p>
          </table:table-cell>
          <table:table-cell office:value-type="float" office:value="-52.25204804" calcext:value-type="float">
            <text:p>-52.25204804</text:p>
          </table:table-cell>
          <table:table-cell office:value-type="float" office:value="-65.90322739" calcext:value-type="float">
            <text:p>-65.90322739</text:p>
          </table:table-cell>
          <table:table-cell office:value-type="float" office:value="120.9537243" calcext:value-type="float">
            <text:p>120.953724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00493" calcext:value-type="float">
            <text:p>0.7200493</text:p>
          </table:table-cell>
          <table:table-cell office:value-type="float" office:value="-50.12287473" calcext:value-type="float">
            <text:p>-50.12287473</text:p>
          </table:table-cell>
          <table:table-cell office:value-type="float" office:value="-13.19454047" calcext:value-type="float">
            <text:p>-13.19454047</text:p>
          </table:table-cell>
          <table:table-cell office:value-type="float" office:value="32.55774394" calcext:value-type="float">
            <text:p>32.5577439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333333" calcext:value-type="float">
            <text:p>3.63333333</text:p>
          </table:table-cell>
          <table:table-cell office:value-type="float" office:value="-38.20232038" calcext:value-type="float">
            <text:p>-38.20232038</text:p>
          </table:table-cell>
          <table:table-cell office:value-type="float" office:value="19.31062413" calcext:value-type="float">
            <text:p>19.31062413</text:p>
          </table:table-cell>
          <table:table-cell office:value-type="float" office:value="-55.28467397" calcext:value-type="float">
            <text:p>-55.28467397</text:p>
          </table:table-cell>
          <table:table-cell office:value-type="float" office:value="-0.0778456" calcext:value-type="float">
            <text:p>-0.0778456</text:p>
          </table:table-cell>
          <table:table-cell office:value-type="float" office:value="0.9557467" calcext:value-type="float">
            <text:p>0.9557467</text:p>
          </table:table-cell>
          <table:table-cell office:value-type="float" office:value="-0.92124083" calcext:value-type="float">
            <text:p>-0.92124083</text:p>
          </table:table-cell>
          <table:table-cell office:value-type="float" office:value="47.55403137" calcext:value-type="float">
            <text:p>47.55403137</text:p>
          </table:table-cell>
          <table:table-cell office:value-type="float" office:value="-9.95379581" calcext:value-type="float">
            <text:p>-9.95379581</text:p>
          </table:table-cell>
          <table:table-cell office:value-type="float" office:value="0" calcext:value-type="float">
            <text:p>0</text:p>
          </table:table-cell>
          <table:table-cell office:value-type="float" office:value="60.39494969" calcext:value-type="float">
            <text:p>60.39494969</text:p>
          </table:table-cell>
          <table:table-cell office:value-type="float" office:value="1.05409072" calcext:value-type="float">
            <text:p>1.05409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55403137" calcext:value-type="float">
            <text:p>47.55403137</text:p>
          </table:table-cell>
          <table:table-cell office:value-type="float" office:value="-9.95379581" calcext:value-type="float">
            <text:p>-9.95379581</text:p>
          </table:table-cell>
          <table:table-cell office:value-type="float" office:value="0" calcext:value-type="float">
            <text:p>0</text:p>
          </table:table-cell>
          <table:table-cell office:value-type="float" office:value="60.39494969" calcext:value-type="float">
            <text:p>60.39494969</text:p>
          </table:table-cell>
          <table:table-cell office:value-type="float" office:value="1.05409072" calcext:value-type="float">
            <text:p>1.05409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67278" calcext:value-type="float">
            <text:p>-0.00167278</text:p>
          </table:table-cell>
          <table:table-cell office:value-type="float" office:value="0.13625836" calcext:value-type="float">
            <text:p>0.13625836</text:p>
          </table:table-cell>
          <table:table-cell office:value-type="float" office:value="-4.67518863" calcext:value-type="float">
            <text:p>-4.67518863</text:p>
          </table:table-cell>
          <table:table-cell office:value-type="float" office:value="-0.00310652" calcext:value-type="float">
            <text:p>-0.00310652</text:p>
          </table:table-cell>
          <table:table-cell office:value-type="float" office:value="0.18122361" calcext:value-type="float">
            <text:p>0.18122361</text:p>
          </table:table-cell>
          <table:table-cell office:value-type="float" office:value="-4.96738792" calcext:value-type="float">
            <text:p>-4.96738792</text:p>
          </table:table-cell>
          <table:table-cell office:value-type="float" office:value="-0.00274821" calcext:value-type="float">
            <text:p>-0.00274821</text:p>
          </table:table-cell>
          <table:table-cell office:value-type="float" office:value="0.33129857" calcext:value-type="float">
            <text:p>0.33129857</text:p>
          </table:table-cell>
          <table:table-cell office:value-type="float" office:value="-4.96738792" calcext:value-type="float">
            <text:p>-4.96738792</text:p>
          </table:table-cell>
          <table:table-cell office:value-type="float" office:value="-0.00191182" calcext:value-type="float">
            <text:p>-0.00191182</text:p>
          </table:table-cell>
          <table:table-cell office:value-type="float" office:value="0.33129857" calcext:value-type="float">
            <text:p>0.33129857</text:p>
          </table:table-cell>
          <table:table-cell office:value-type="float" office:value="-4.09079005" calcext:value-type="float">
            <text:p>-4.09079005</text:p>
          </table:table-cell>
          <table:table-cell office:value-type="float" office:value="-0.00155334" calcext:value-type="float">
            <text:p>-0.00155334</text:p>
          </table:table-cell>
          <table:table-cell office:value-type="float" office:value="0.27785804" calcext:value-type="float">
            <text:p>0.27785804</text:p>
          </table:table-cell>
          <table:table-cell office:value-type="float" office:value="-3.79859076" calcext:value-type="float">
            <text:p>-3.79859076</text:p>
          </table:table-cell>
          <table:table-cell office:value-type="float" office:value="-0.00095583" calcext:value-type="float">
            <text:p>-0.00095583</text:p>
          </table:table-cell>
          <table:table-cell office:value-type="float" office:value="0.2110642" calcext:value-type="float">
            <text:p>0.2110642</text:p>
          </table:table-cell>
          <table:table-cell office:value-type="float" office:value="-3.50639147" calcext:value-type="float">
            <text:p>-3.50639147</text:p>
          </table:table-cell>
          <table:table-cell office:value-type="float" office:value="-0.01194851" calcext:value-type="float">
            <text:p>-0.01194851</text:p>
          </table:table-cell>
          <table:table-cell office:value-type="float" office:value="1.54138179" calcext:value-type="float">
            <text:p>1.54138179</text:p>
          </table:table-cell>
          <table:table-cell office:value-type="float" office:value="-26.00199662" calcext:value-type="float">
            <text:p>-26.00199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37973357" calcext:value-type="float">
            <text:p>-10.37973357</text:p>
          </table:table-cell>
          <table:table-cell office:value-type="float" office:value="-0.44821011" calcext:value-type="float">
            <text:p>-0.44821011</text:p>
          </table:table-cell>
          <table:table-cell office:value-type="float" office:value="9.28190306" calcext:value-type="float">
            <text:p>9.28190306</text:p>
          </table:table-cell>
          <table:table-cell office:value-type="float" office:value="-6.32673216" calcext:value-type="float">
            <text:p>-6.32673216</text:p>
          </table:table-cell>
          <table:table-cell office:value-type="float" office:value="-52.87844735" calcext:value-type="float">
            <text:p>-52.87844735</text:p>
          </table:table-cell>
          <table:table-cell office:value-type="float" office:value="-63.98134848" calcext:value-type="float">
            <text:p>-63.98134848</text:p>
          </table:table-cell>
          <table:table-cell office:value-type="float" office:value="121.69028322" calcext:value-type="float">
            <text:p>121.6902832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3532117" calcext:value-type="float">
            <text:p>-1.23532117</text:p>
          </table:table-cell>
          <table:table-cell office:value-type="float" office:value="-48.37896559" calcext:value-type="float">
            <text:p>-48.37896559</text:p>
          </table:table-cell>
          <table:table-cell office:value-type="float" office:value="-16.73255771" calcext:value-type="float">
            <text:p>-16.73255771</text:p>
          </table:table-cell>
          <table:table-cell office:value-type="float" office:value="33.37141683" calcext:value-type="float">
            <text:p>33.3714168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-35.84941862" calcext:value-type="float">
            <text:p>-35.84941862</text:p>
          </table:table-cell>
          <table:table-cell office:value-type="float" office:value="19.60767442" calcext:value-type="float">
            <text:p>19.60767442</text:p>
          </table:table-cell>
          <table:table-cell office:value-type="float" office:value="-56.86370362" calcext:value-type="float">
            <text:p>-56.86370362</text:p>
          </table:table-cell>
          <table:table-cell office:value-type="float" office:value="-0.07586038" calcext:value-type="float">
            <text:p>-0.07586038</text:p>
          </table:table-cell>
          <table:table-cell office:value-type="float" office:value="0.95504165" calcext:value-type="float">
            <text:p>0.95504165</text:p>
          </table:table-cell>
          <table:table-cell office:value-type="float" office:value="-0.91157406" calcext:value-type="float">
            <text:p>-0.91157406</text:p>
          </table:table-cell>
          <table:table-cell office:value-type="float" office:value="47.55696231" calcext:value-type="float">
            <text:p>47.55696231</text:p>
          </table:table-cell>
          <table:table-cell office:value-type="float" office:value="-9.95412943" calcext:value-type="float">
            <text:p>-9.95412943</text:p>
          </table:table-cell>
          <table:table-cell office:value-type="float" office:value="0" calcext:value-type="float">
            <text:p>0</text:p>
          </table:table-cell>
          <table:table-cell office:value-type="float" office:value="60.39431392" calcext:value-type="float">
            <text:p>60.39431392</text:p>
          </table:table-cell>
          <table:table-cell office:value-type="float" office:value="1.05407963" calcext:value-type="float">
            <text:p>1.054079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55696231" calcext:value-type="float">
            <text:p>47.55696231</text:p>
          </table:table-cell>
          <table:table-cell office:value-type="float" office:value="-9.95412943" calcext:value-type="float">
            <text:p>-9.95412943</text:p>
          </table:table-cell>
          <table:table-cell office:value-type="float" office:value="0" calcext:value-type="float">
            <text:p>0</text:p>
          </table:table-cell>
          <table:table-cell office:value-type="float" office:value="60.39431392" calcext:value-type="float">
            <text:p>60.39431392</text:p>
          </table:table-cell>
          <table:table-cell office:value-type="float" office:value="1.05407963" calcext:value-type="float">
            <text:p>1.054079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9438" calcext:value-type="float">
            <text:p>-0.0069438</text:p>
          </table:table-cell>
          <table:table-cell office:value-type="float" office:value="0.0462238" calcext:value-type="float">
            <text:p>0.0462238</text:p>
          </table:table-cell>
          <table:table-cell office:value-type="float" office:value="-4.48937373" calcext:value-type="float">
            <text:p>-4.48937373</text:p>
          </table:table-cell>
          <table:table-cell office:value-type="float" office:value="-0.01289533" calcext:value-type="float">
            <text:p>-0.01289533</text:p>
          </table:table-cell>
          <table:table-cell office:value-type="float" office:value="0.06147766" calcext:value-type="float">
            <text:p>0.06147766</text:p>
          </table:table-cell>
          <table:table-cell office:value-type="float" office:value="-4.76995959" calcext:value-type="float">
            <text:p>-4.76995959</text:p>
          </table:table-cell>
          <table:table-cell office:value-type="float" office:value="-0.01140797" calcext:value-type="float">
            <text:p>-0.01140797</text:p>
          </table:table-cell>
          <table:table-cell office:value-type="float" office:value="0.11238856" calcext:value-type="float">
            <text:p>0.11238856</text:p>
          </table:table-cell>
          <table:table-cell office:value-type="float" office:value="-4.76995959" calcext:value-type="float">
            <text:p>-4.76995959</text:p>
          </table:table-cell>
          <table:table-cell office:value-type="float" office:value="-0.00793607" calcext:value-type="float">
            <text:p>-0.00793607</text:p>
          </table:table-cell>
          <table:table-cell office:value-type="float" office:value="0.11238856" calcext:value-type="float">
            <text:p>0.11238856</text:p>
          </table:table-cell>
          <table:table-cell office:value-type="float" office:value="-3.92820201" calcext:value-type="float">
            <text:p>-3.92820201</text:p>
          </table:table-cell>
          <table:table-cell office:value-type="float" office:value="-0.00644801" calcext:value-type="float">
            <text:p>-0.00644801</text:p>
          </table:table-cell>
          <table:table-cell office:value-type="float" office:value="0.09425958" calcext:value-type="float">
            <text:p>0.09425958</text:p>
          </table:table-cell>
          <table:table-cell office:value-type="float" office:value="-3.64761615" calcext:value-type="float">
            <text:p>-3.64761615</text:p>
          </table:table-cell>
          <table:table-cell office:value-type="float" office:value="-0.00396769" calcext:value-type="float">
            <text:p>-0.00396769</text:p>
          </table:table-cell>
          <table:table-cell office:value-type="float" office:value="0.07160067" calcext:value-type="float">
            <text:p>0.07160067</text:p>
          </table:table-cell>
          <table:table-cell office:value-type="float" office:value="-3.3670303" calcext:value-type="float">
            <text:p>-3.3670303</text:p>
          </table:table-cell>
          <table:table-cell office:value-type="float" office:value="-0.04959888" calcext:value-type="float">
            <text:p>-0.04959888</text:p>
          </table:table-cell>
          <table:table-cell office:value-type="float" office:value="0.52289292" calcext:value-type="float">
            <text:p>0.52289292</text:p>
          </table:table-cell>
          <table:table-cell office:value-type="float" office:value="-24.96854986" calcext:value-type="float">
            <text:p>-24.96854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0975989" calcext:value-type="float">
            <text:p>-10.70975989</text:p>
          </table:table-cell>
          <table:table-cell office:value-type="float" office:value="-0.22390467" calcext:value-type="float">
            <text:p>-0.22390467</text:p>
          </table:table-cell>
          <table:table-cell office:value-type="float" office:value="9.54411467" calcext:value-type="float">
            <text:p>9.54411467</text:p>
          </table:table-cell>
          <table:table-cell office:value-type="float" office:value="-7.90647013" calcext:value-type="float">
            <text:p>-7.90647013</text:p>
          </table:table-cell>
          <table:table-cell office:value-type="float" office:value="-52.41789168" calcext:value-type="float">
            <text:p>-52.41789168</text:p>
          </table:table-cell>
          <table:table-cell office:value-type="float" office:value="-63.53654397" calcext:value-type="float">
            <text:p>-63.53654397</text:p>
          </table:table-cell>
          <table:table-cell office:value-type="float" office:value="122.13206434" calcext:value-type="float">
            <text:p>122.1320643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6523186" calcext:value-type="float">
            <text:p>-2.26523186</text:p>
          </table:table-cell>
          <table:table-cell office:value-type="float" office:value="-47.75856163" calcext:value-type="float">
            <text:p>-47.75856163</text:p>
          </table:table-cell>
          <table:table-cell office:value-type="float" office:value="-17.30006953" calcext:value-type="float">
            <text:p>-17.30006953</text:p>
          </table:table-cell>
          <table:table-cell office:value-type="float" office:value="34.40217253" calcext:value-type="float">
            <text:p>34.4021725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6666667" calcext:value-type="float">
            <text:p>3.66666667</text:p>
          </table:table-cell>
          <table:table-cell office:value-type="float" office:value="-32.14423333" calcext:value-type="float">
            <text:p>-32.14423333</text:p>
          </table:table-cell>
          <table:table-cell office:value-type="float" office:value="19.99198055" calcext:value-type="float">
            <text:p>19.99198055</text:p>
          </table:table-cell>
          <table:table-cell office:value-type="float" office:value="-59.07079216" calcext:value-type="float">
            <text:p>-59.07079216</text:p>
          </table:table-cell>
          <table:table-cell office:value-type="float" office:value="-0.07407583" calcext:value-type="float">
            <text:p>-0.07407583</text:p>
          </table:table-cell>
          <table:table-cell office:value-type="float" office:value="0.95559078" calcext:value-type="float">
            <text:p>0.95559078</text:p>
          </table:table-cell>
          <table:table-cell office:value-type="float" office:value="-0.89910159" calcext:value-type="float">
            <text:p>-0.89910159</text:p>
          </table:table-cell>
          <table:table-cell office:value-type="float" office:value="47.57345258" calcext:value-type="float">
            <text:p>47.57345258</text:p>
          </table:table-cell>
          <table:table-cell office:value-type="float" office:value="-9.95596777" calcext:value-type="float">
            <text:p>-9.95596777</text:p>
          </table:table-cell>
          <table:table-cell office:value-type="float" office:value="0" calcext:value-type="float">
            <text:p>0</text:p>
          </table:table-cell>
          <table:table-cell office:value-type="float" office:value="60.39074277" calcext:value-type="float">
            <text:p>60.39074277</text:p>
          </table:table-cell>
          <table:table-cell office:value-type="float" office:value="1.0540173" calcext:value-type="float">
            <text:p>1.0540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57345258" calcext:value-type="float">
            <text:p>47.57345258</text:p>
          </table:table-cell>
          <table:table-cell office:value-type="float" office:value="-9.95596777" calcext:value-type="float">
            <text:p>-9.95596777</text:p>
          </table:table-cell>
          <table:table-cell office:value-type="float" office:value="0" calcext:value-type="float">
            <text:p>0</text:p>
          </table:table-cell>
          <table:table-cell office:value-type="float" office:value="60.39074277" calcext:value-type="float">
            <text:p>60.39074277</text:p>
          </table:table-cell>
          <table:table-cell office:value-type="float" office:value="1.0540173" calcext:value-type="float">
            <text:p>1.0540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655439" calcext:value-type="float">
            <text:p>-0.01655439</text:p>
          </table:table-cell>
          <table:table-cell office:value-type="float" office:value="-0.24108004" calcext:value-type="float">
            <text:p>-0.24108004</text:p>
          </table:table-cell>
          <table:table-cell office:value-type="float" office:value="-4.04087803" calcext:value-type="float">
            <text:p>-4.04087803</text:p>
          </table:table-cell>
          <table:table-cell office:value-type="float" office:value="-0.03074315" calcext:value-type="float">
            <text:p>-0.03074315</text:p>
          </table:table-cell>
          <table:table-cell office:value-type="float" office:value="-0.32063646" calcext:value-type="float">
            <text:p>-0.32063646</text:p>
          </table:table-cell>
          <table:table-cell office:value-type="float" office:value="-4.29343291" calcext:value-type="float">
            <text:p>-4.29343291</text:p>
          </table:table-cell>
          <table:table-cell office:value-type="float" office:value="-0.0271972" calcext:value-type="float">
            <text:p>-0.0271972</text:p>
          </table:table-cell>
          <table:table-cell office:value-type="float" office:value="-0.58616201" calcext:value-type="float">
            <text:p>-0.58616201</text:p>
          </table:table-cell>
          <table:table-cell office:value-type="float" office:value="-4.29343291" calcext:value-type="float">
            <text:p>-4.29343291</text:p>
          </table:table-cell>
          <table:table-cell office:value-type="float" office:value="-0.01892001" calcext:value-type="float">
            <text:p>-0.01892001</text:p>
          </table:table-cell>
          <table:table-cell office:value-type="float" office:value="-0.58616201" calcext:value-type="float">
            <text:p>-0.58616201</text:p>
          </table:table-cell>
          <table:table-cell office:value-type="float" office:value="-3.53576828" calcext:value-type="float">
            <text:p>-3.53576828</text:p>
          </table:table-cell>
          <table:table-cell office:value-type="float" office:value="-0.0153724" calcext:value-type="float">
            <text:p>-0.0153724</text:p>
          </table:table-cell>
          <table:table-cell office:value-type="float" office:value="-0.49161042" calcext:value-type="float">
            <text:p>-0.49161042</text:p>
          </table:table-cell>
          <table:table-cell office:value-type="float" office:value="-3.2832134" calcext:value-type="float">
            <text:p>-3.2832134</text:p>
          </table:table-cell>
          <table:table-cell office:value-type="float" office:value="-0.00945918" calcext:value-type="float">
            <text:p>-0.00945918</text:p>
          </table:table-cell>
          <table:table-cell office:value-type="float" office:value="-0.37343298" calcext:value-type="float">
            <text:p>-0.37343298</text:p>
          </table:table-cell>
          <table:table-cell office:value-type="float" office:value="-3.03065852" calcext:value-type="float">
            <text:p>-3.03065852</text:p>
          </table:table-cell>
          <table:table-cell office:value-type="float" office:value="-0.11824634" calcext:value-type="float">
            <text:p>-0.11824634</text:p>
          </table:table-cell>
          <table:table-cell office:value-type="float" office:value="-2.72714565" calcext:value-type="float">
            <text:p>-2.72714565</text:p>
          </table:table-cell>
          <table:table-cell office:value-type="float" office:value="-22.47415135" calcext:value-type="float">
            <text:p>-22.47415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91609712" calcext:value-type="float">
            <text:p>-13.91609712</text:p>
          </table:table-cell>
          <table:table-cell office:value-type="float" office:value="3.21547037" calcext:value-type="float">
            <text:p>3.21547037</text:p>
          </table:table-cell>
          <table:table-cell office:value-type="float" office:value="8.1459051" calcext:value-type="float">
            <text:p>8.1459051</text:p>
          </table:table-cell>
          <table:table-cell office:value-type="float" office:value="-11.68224101" calcext:value-type="float">
            <text:p>-11.68224101</text:p>
          </table:table-cell>
          <table:table-cell office:value-type="float" office:value="-50.49374271" calcext:value-type="float">
            <text:p>-50.49374271</text:p>
          </table:table-cell>
          <table:table-cell office:value-type="float" office:value="-65.2669587" calcext:value-type="float">
            <text:p>-65.2669587</text:p>
          </table:table-cell>
          <table:table-cell office:value-type="float" office:value="122.44009032" calcext:value-type="float">
            <text:p>122.4400903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6271748" calcext:value-type="float">
            <text:p>-2.26271748</text:p>
          </table:table-cell>
          <table:table-cell office:value-type="float" office:value="-47.51803828" calcext:value-type="float">
            <text:p>-47.51803828</text:p>
          </table:table-cell>
          <table:table-cell office:value-type="float" office:value="-18.53083077" calcext:value-type="float">
            <text:p>-18.53083077</text:p>
          </table:table-cell>
          <table:table-cell office:value-type="float" office:value="36.22525061" calcext:value-type="float">
            <text:p>36.2252506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333333" calcext:value-type="float">
            <text:p>3.68333333</text:p>
          </table:table-cell>
          <table:table-cell office:value-type="float" office:value="-27.40634762" calcext:value-type="float">
            <text:p>-27.40634762</text:p>
          </table:table-cell>
          <table:table-cell office:value-type="float" office:value="20.33269837" calcext:value-type="float">
            <text:p>20.33269837</text:p>
          </table:table-cell>
          <table:table-cell office:value-type="float" office:value="-61.48208264" calcext:value-type="float">
            <text:p>-61.48208264</text:p>
          </table:table-cell>
          <table:table-cell office:value-type="float" office:value="-0.07244124" calcext:value-type="float">
            <text:p>-0.07244124</text:p>
          </table:table-cell>
          <table:table-cell office:value-type="float" office:value="0.95670473" calcext:value-type="float">
            <text:p>0.95670473</text:p>
          </table:table-cell>
          <table:table-cell office:value-type="float" office:value="-0.88444336" calcext:value-type="float">
            <text:p>-0.88444336</text:p>
          </table:table-cell>
          <table:table-cell office:value-type="float" office:value="47.58715991" calcext:value-type="float">
            <text:p>47.58715991</text:p>
          </table:table-cell>
          <table:table-cell office:value-type="float" office:value="-9.95744898" calcext:value-type="float">
            <text:p>-9.95744898</text:p>
          </table:table-cell>
          <table:table-cell office:value-type="float" office:value="0" calcext:value-type="float">
            <text:p>0</text:p>
          </table:table-cell>
          <table:table-cell office:value-type="float" office:value="60.38778106" calcext:value-type="float">
            <text:p>60.38778106</text:p>
          </table:table-cell>
          <table:table-cell office:value-type="float" office:value="1.05396561" calcext:value-type="float">
            <text:p>1.053965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58715991" calcext:value-type="float">
            <text:p>47.58715991</text:p>
          </table:table-cell>
          <table:table-cell office:value-type="float" office:value="-9.95744898" calcext:value-type="float">
            <text:p>-9.95744898</text:p>
          </table:table-cell>
          <table:table-cell office:value-type="float" office:value="0" calcext:value-type="float">
            <text:p>0</text:p>
          </table:table-cell>
          <table:table-cell office:value-type="float" office:value="60.38778106" calcext:value-type="float">
            <text:p>60.38778106</text:p>
          </table:table-cell>
          <table:table-cell office:value-type="float" office:value="1.05396561" calcext:value-type="float">
            <text:p>1.053965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5647" calcext:value-type="float">
            <text:p>-0.0315647</text:p>
          </table:table-cell>
          <table:table-cell office:value-type="float" office:value="-0.67793502" calcext:value-type="float">
            <text:p>-0.67793502</text:p>
          </table:table-cell>
          <table:table-cell office:value-type="float" office:value="-3.31306332" calcext:value-type="float">
            <text:p>-3.31306332</text:p>
          </table:table-cell>
          <table:table-cell office:value-type="float" office:value="-0.05861881" calcext:value-type="float">
            <text:p>-0.05861881</text:p>
          </table:table-cell>
          <table:table-cell office:value-type="float" office:value="-0.90165357" calcext:value-type="float">
            <text:p>-0.90165357</text:p>
          </table:table-cell>
          <table:table-cell office:value-type="float" office:value="-3.52012978" calcext:value-type="float">
            <text:p>-3.52012978</text:p>
          </table:table-cell>
          <table:table-cell office:value-type="float" office:value="-0.05185765" calcext:value-type="float">
            <text:p>-0.05185765</text:p>
          </table:table-cell>
          <table:table-cell office:value-type="float" office:value="-1.6483312" calcext:value-type="float">
            <text:p>-1.6483312</text:p>
          </table:table-cell>
          <table:table-cell office:value-type="float" office:value="-3.52012978" calcext:value-type="float">
            <text:p>-3.52012978</text:p>
          </table:table-cell>
          <table:table-cell office:value-type="float" office:value="-0.0360753" calcext:value-type="float">
            <text:p>-0.0360753</text:p>
          </table:table-cell>
          <table:table-cell office:value-type="float" office:value="-1.6483312" calcext:value-type="float">
            <text:p>-1.6483312</text:p>
          </table:table-cell>
          <table:table-cell office:value-type="float" office:value="-2.89893041" calcext:value-type="float">
            <text:p>-2.89893041</text:p>
          </table:table-cell>
          <table:table-cell office:value-type="float" office:value="-0.02931098" calcext:value-type="float">
            <text:p>-0.02931098</text:p>
          </table:table-cell>
          <table:table-cell office:value-type="float" office:value="-1.38244509" calcext:value-type="float">
            <text:p>-1.38244509</text:p>
          </table:table-cell>
          <table:table-cell office:value-type="float" office:value="-2.69186395" calcext:value-type="float">
            <text:p>-2.69186395</text:p>
          </table:table-cell>
          <table:table-cell office:value-type="float" office:value="-0.01803607" calcext:value-type="float">
            <text:p>-0.01803607</text:p>
          </table:table-cell>
          <table:table-cell office:value-type="float" office:value="-1.05012134" calcext:value-type="float">
            <text:p>-1.05012134</text:p>
          </table:table-cell>
          <table:table-cell office:value-type="float" office:value="-2.48479749" calcext:value-type="float">
            <text:p>-2.48479749</text:p>
          </table:table-cell>
          <table:table-cell office:value-type="float" office:value="-0.22546353" calcext:value-type="float">
            <text:p>-0.22546353</text:p>
          </table:table-cell>
          <table:table-cell office:value-type="float" office:value="-7.66893651" calcext:value-type="float">
            <text:p>-7.66893651</text:p>
          </table:table-cell>
          <table:table-cell office:value-type="float" office:value="-18.42626428" calcext:value-type="float">
            <text:p>-18.42626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1650887" calcext:value-type="float">
            <text:p>-16.51650887</text:p>
          </table:table-cell>
          <table:table-cell office:value-type="float" office:value="6.58850253" calcext:value-type="float">
            <text:p>6.58850253</text:p>
          </table:table-cell>
          <table:table-cell office:value-type="float" office:value="4.47317628" calcext:value-type="float">
            <text:p>4.47317628</text:p>
          </table:table-cell>
          <table:table-cell office:value-type="float" office:value="-17.47665355" calcext:value-type="float">
            <text:p>-17.47665355</text:p>
          </table:table-cell>
          <table:table-cell office:value-type="float" office:value="-46.91296803" calcext:value-type="float">
            <text:p>-46.91296803</text:p>
          </table:table-cell>
          <table:table-cell office:value-type="float" office:value="-69.27349424" calcext:value-type="float">
            <text:p>-69.27349424</text:p>
          </table:table-cell>
          <table:table-cell office:value-type="float" office:value="122.93364955" calcext:value-type="float">
            <text:p>122.9336495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868331" calcext:value-type="float">
            <text:p>-0.28868331</text:p>
          </table:table-cell>
          <table:table-cell office:value-type="float" office:value="-48.36679921" calcext:value-type="float">
            <text:p>-48.36679921</text:p>
          </table:table-cell>
          <table:table-cell office:value-type="float" office:value="-16.18532339" calcext:value-type="float">
            <text:p>-16.18532339</text:p>
          </table:table-cell>
          <table:table-cell office:value-type="float" office:value="38.39707676" calcext:value-type="float">
            <text:p>38.3970767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22.74297675" calcext:value-type="float">
            <text:p>-22.74297675</text:p>
          </table:table-cell>
          <table:table-cell office:value-type="float" office:value="20.42966864" calcext:value-type="float">
            <text:p>20.42966864</text:p>
          </table:table-cell>
          <table:table-cell office:value-type="float" office:value="-63.16176615" calcext:value-type="float">
            <text:p>-63.16176615</text:p>
          </table:table-cell>
          <table:table-cell office:value-type="float" office:value="-0.06995995" calcext:value-type="float">
            <text:p>-0.06995995</text:p>
          </table:table-cell>
          <table:table-cell office:value-type="float" office:value="0.95695254" calcext:value-type="float">
            <text:p>0.95695254</text:p>
          </table:table-cell>
          <table:table-cell office:value-type="float" office:value="-0.869407" calcext:value-type="float">
            <text:p>-0.869407</text:p>
          </table:table-cell>
          <table:table-cell office:value-type="float" office:value="47.60667156" calcext:value-type="float">
            <text:p>47.60667156</text:p>
          </table:table-cell>
          <table:table-cell office:value-type="float" office:value="-9.95948406" calcext:value-type="float">
            <text:p>-9.95948406</text:p>
          </table:table-cell>
          <table:table-cell office:value-type="float" office:value="0" calcext:value-type="float">
            <text:p>0</text:p>
          </table:table-cell>
          <table:table-cell office:value-type="float" office:value="60.38357625" calcext:value-type="float">
            <text:p>60.38357625</text:p>
          </table:table-cell>
          <table:table-cell office:value-type="float" office:value="1.05389222" calcext:value-type="float">
            <text:p>1.05389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60667156" calcext:value-type="float">
            <text:p>47.60667156</text:p>
          </table:table-cell>
          <table:table-cell office:value-type="float" office:value="-9.95948406" calcext:value-type="float">
            <text:p>-9.95948406</text:p>
          </table:table-cell>
          <table:table-cell office:value-type="float" office:value="0" calcext:value-type="float">
            <text:p>0</text:p>
          </table:table-cell>
          <table:table-cell office:value-type="float" office:value="60.38357625" calcext:value-type="float">
            <text:p>60.38357625</text:p>
          </table:table-cell>
          <table:table-cell office:value-type="float" office:value="1.05389222" calcext:value-type="float">
            <text:p>1.05389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736534" calcext:value-type="float">
            <text:p>-0.04736534</text:p>
          </table:table-cell>
          <table:table-cell office:value-type="float" office:value="-1.10721867" calcext:value-type="float">
            <text:p>-1.10721867</text:p>
          </table:table-cell>
          <table:table-cell office:value-type="float" office:value="-2.48615938" calcext:value-type="float">
            <text:p>-2.48615938</text:p>
          </table:table-cell>
          <table:table-cell office:value-type="float" office:value="-0.08796217" calcext:value-type="float">
            <text:p>-0.08796217</text:p>
          </table:table-cell>
          <table:table-cell office:value-type="float" office:value="-1.47260083" calcext:value-type="float">
            <text:p>-1.47260083</text:p>
          </table:table-cell>
          <table:table-cell office:value-type="float" office:value="-2.64154435" calcext:value-type="float">
            <text:p>-2.64154435</text:p>
          </table:table-cell>
          <table:table-cell office:value-type="float" office:value="-0.07781651" calcext:value-type="float">
            <text:p>-0.07781651</text:p>
          </table:table-cell>
          <table:table-cell office:value-type="float" office:value="-2.69209147" calcext:value-type="float">
            <text:p>-2.69209147</text:p>
          </table:table-cell>
          <table:table-cell office:value-type="float" office:value="-2.64154435" calcext:value-type="float">
            <text:p>-2.64154435</text:p>
          </table:table-cell>
          <table:table-cell office:value-type="float" office:value="-0.05413385" calcext:value-type="float">
            <text:p>-0.05413385</text:p>
          </table:table-cell>
          <table:table-cell office:value-type="float" office:value="-2.69209147" calcext:value-type="float">
            <text:p>-2.69209147</text:p>
          </table:table-cell>
          <table:table-cell office:value-type="float" office:value="-2.17538946" calcext:value-type="float">
            <text:p>-2.17538946</text:p>
          </table:table-cell>
          <table:table-cell office:value-type="float" office:value="-0.04398345" calcext:value-type="float">
            <text:p>-0.04398345</text:p>
          </table:table-cell>
          <table:table-cell office:value-type="float" office:value="-2.25784031" calcext:value-type="float">
            <text:p>-2.25784031</text:p>
          </table:table-cell>
          <table:table-cell office:value-type="float" office:value="-2.0200045" calcext:value-type="float">
            <text:p>-2.0200045</text:p>
          </table:table-cell>
          <table:table-cell office:value-type="float" office:value="-0.02706455" calcext:value-type="float">
            <text:p>-0.02706455</text:p>
          </table:table-cell>
          <table:table-cell office:value-type="float" office:value="-1.71508172" calcext:value-type="float">
            <text:p>-1.71508172</text:p>
          </table:table-cell>
          <table:table-cell office:value-type="float" office:value="-1.86461954" calcext:value-type="float">
            <text:p>-1.86461954</text:p>
          </table:table-cell>
          <table:table-cell office:value-type="float" office:value="-0.33832588" calcext:value-type="float">
            <text:p>-0.33832588</text:p>
          </table:table-cell>
          <table:table-cell office:value-type="float" office:value="-12.52507901" calcext:value-type="float">
            <text:p>-12.52507901</text:p>
          </table:table-cell>
          <table:table-cell office:value-type="float" office:value="-13.82727265" calcext:value-type="float">
            <text:p>-13.82727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21108536" calcext:value-type="float">
            <text:p>-18.21108536</text:p>
          </table:table-cell>
          <table:table-cell office:value-type="float" office:value="10.11952208" calcext:value-type="float">
            <text:p>10.11952208</text:p>
          </table:table-cell>
          <table:table-cell office:value-type="float" office:value="-0.82041102" calcext:value-type="float">
            <text:p>-0.82041102</text:p>
          </table:table-cell>
          <table:table-cell office:value-type="float" office:value="-23.62347858" calcext:value-type="float">
            <text:p>-23.62347858</text:p>
          </table:table-cell>
          <table:table-cell office:value-type="float" office:value="-42.42941883" calcext:value-type="float">
            <text:p>-42.42941883</text:p>
          </table:table-cell>
          <table:table-cell office:value-type="float" office:value="-74.01013087" calcext:value-type="float">
            <text:p>-74.01013087</text:p>
          </table:table-cell>
          <table:table-cell office:value-type="float" office:value="123.26275236" calcext:value-type="float">
            <text:p>123.2627523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4166243" calcext:value-type="float">
            <text:p>3.44166243</text:p>
          </table:table-cell>
          <table:table-cell office:value-type="float" office:value="-49.35700277" calcext:value-type="float">
            <text:p>-49.35700277</text:p>
          </table:table-cell>
          <table:table-cell office:value-type="float" office:value="-11.50860334" calcext:value-type="float">
            <text:p>-11.50860334</text:p>
          </table:table-cell>
          <table:table-cell office:value-type="float" office:value="40.81520369" calcext:value-type="float">
            <text:p>40.8152036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1666667" calcext:value-type="float">
            <text:p>3.71666667</text:p>
          </table:table-cell>
          <table:table-cell office:value-type="float" office:value="-19.08574946" calcext:value-type="float">
            <text:p>-19.08574946</text:p>
          </table:table-cell>
          <table:table-cell office:value-type="float" office:value="20.17197249" calcext:value-type="float">
            <text:p>20.17197249</text:p>
          </table:table-cell>
          <table:table-cell office:value-type="float" office:value="-63.63001196" calcext:value-type="float">
            <text:p>-63.63001196</text:p>
          </table:table-cell>
          <table:table-cell office:value-type="float" office:value="-0.06557232" calcext:value-type="float">
            <text:p>-0.06557232</text:p>
          </table:table-cell>
          <table:table-cell office:value-type="float" office:value="0.95541371" calcext:value-type="float">
            <text:p>0.95541371</text:p>
          </table:table-cell>
          <table:table-cell office:value-type="float" office:value="-0.85530741" calcext:value-type="float">
            <text:p>-0.85530741</text:p>
          </table:table-cell>
          <table:table-cell office:value-type="float" office:value="47.62643878" calcext:value-type="float">
            <text:p>47.62643878</text:p>
          </table:table-cell>
          <table:table-cell office:value-type="float" office:value="-9.96146242" calcext:value-type="float">
            <text:p>-9.96146242</text:p>
          </table:table-cell>
          <table:table-cell office:value-type="float" office:value="0" calcext:value-type="float">
            <text:p>0</text:p>
          </table:table-cell>
          <table:table-cell office:value-type="float" office:value="60.37932929" calcext:value-type="float">
            <text:p>60.37932929</text:p>
          </table:table-cell>
          <table:table-cell office:value-type="float" office:value="1.0538181" calcext:value-type="float">
            <text:p>1.0538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62643878" calcext:value-type="float">
            <text:p>47.62643878</text:p>
          </table:table-cell>
          <table:table-cell office:value-type="float" office:value="-9.96146242" calcext:value-type="float">
            <text:p>-9.96146242</text:p>
          </table:table-cell>
          <table:table-cell office:value-type="float" office:value="0" calcext:value-type="float">
            <text:p>0</text:p>
          </table:table-cell>
          <table:table-cell office:value-type="float" office:value="60.37932929" calcext:value-type="float">
            <text:p>60.37932929</text:p>
          </table:table-cell>
          <table:table-cell office:value-type="float" office:value="1.0538181" calcext:value-type="float">
            <text:p>1.0538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645143" calcext:value-type="float">
            <text:p>-0.05645143</text:p>
          </table:table-cell>
          <table:table-cell office:value-type="float" office:value="-1.38267713" calcext:value-type="float">
            <text:p>-1.38267713</text:p>
          </table:table-cell>
          <table:table-cell office:value-type="float" office:value="-1.78466407" calcext:value-type="float">
            <text:p>-1.78466407</text:p>
          </table:table-cell>
          <table:table-cell office:value-type="float" office:value="-0.10483594" calcext:value-type="float">
            <text:p>-0.10483594</text:p>
          </table:table-cell>
          <table:table-cell office:value-type="float" office:value="-1.83896059" calcext:value-type="float">
            <text:p>-1.83896059</text:p>
          </table:table-cell>
          <table:table-cell office:value-type="float" office:value="-1.89620558" calcext:value-type="float">
            <text:p>-1.89620558</text:p>
          </table:table-cell>
          <table:table-cell office:value-type="float" office:value="-0.09274405" calcext:value-type="float">
            <text:p>-0.09274405</text:p>
          </table:table-cell>
          <table:table-cell office:value-type="float" office:value="-3.36184118" calcext:value-type="float">
            <text:p>-3.36184118</text:p>
          </table:table-cell>
          <table:table-cell office:value-type="float" office:value="-1.89620558" calcext:value-type="float">
            <text:p>-1.89620558</text:p>
          </table:table-cell>
          <table:table-cell office:value-type="float" office:value="-0.06451834" calcext:value-type="float">
            <text:p>-0.06451834</text:p>
          </table:table-cell>
          <table:table-cell office:value-type="float" office:value="-3.36184118" calcext:value-type="float">
            <text:p>-3.36184118</text:p>
          </table:table-cell>
          <table:table-cell office:value-type="float" office:value="-1.56158106" calcext:value-type="float">
            <text:p>-1.56158106</text:p>
          </table:table-cell>
          <table:table-cell office:value-type="float" office:value="-0.05242079" calcext:value-type="float">
            <text:p>-0.05242079</text:p>
          </table:table-cell>
          <table:table-cell office:value-type="float" office:value="-2.81955521" calcext:value-type="float">
            <text:p>-2.81955521</text:p>
          </table:table-cell>
          <table:table-cell office:value-type="float" office:value="-1.45003956" calcext:value-type="float">
            <text:p>-1.45003956</text:p>
          </table:table-cell>
          <table:table-cell office:value-type="float" office:value="-0.03225635" calcext:value-type="float">
            <text:p>-0.03225635</text:p>
          </table:table-cell>
          <table:table-cell office:value-type="float" office:value="-2.14176688" calcext:value-type="float">
            <text:p>-2.14176688</text:p>
          </table:table-cell>
          <table:table-cell office:value-type="float" office:value="-1.33849805" calcext:value-type="float">
            <text:p>-1.33849805</text:p>
          </table:table-cell>
          <table:table-cell office:value-type="float" office:value="-0.4032269" calcext:value-type="float">
            <text:p>-0.4032269</text:p>
          </table:table-cell>
          <table:table-cell office:value-type="float" office:value="-15.64112026" calcext:value-type="float">
            <text:p>-15.64112026</text:p>
          </table:table-cell>
          <table:table-cell office:value-type="float" office:value="-9.92576617" calcext:value-type="float">
            <text:p>-9.92576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35092457" calcext:value-type="float">
            <text:p>-19.35092457</text:p>
          </table:table-cell>
          <table:table-cell office:value-type="float" office:value="12.30721167" calcext:value-type="float">
            <text:p>12.30721167</text:p>
          </table:table-cell>
          <table:table-cell office:value-type="float" office:value="-5.67666858" calcext:value-type="float">
            <text:p>-5.67666858</text:p>
          </table:table-cell>
          <table:table-cell office:value-type="float" office:value="-28.78160324" calcext:value-type="float">
            <text:p>-28.78160324</text:p>
          </table:table-cell>
          <table:table-cell office:value-type="float" office:value="-38.29533298" calcext:value-type="float">
            <text:p>-38.29533298</text:p>
          </table:table-cell>
          <table:table-cell office:value-type="float" office:value="-77.94684756" calcext:value-type="float">
            <text:p>-77.94684756</text:p>
          </table:table-cell>
          <table:table-cell office:value-type="float" office:value="123.13699933" calcext:value-type="float">
            <text:p>123.1369993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1858031" calcext:value-type="float">
            <text:p>7.31858031</text:p>
          </table:table-cell>
          <table:table-cell office:value-type="float" office:value="-49.76708055" calcext:value-type="float">
            <text:p>-49.76708055</text:p>
          </table:table-cell>
          <table:table-cell office:value-type="float" office:value="-6.2175945" calcext:value-type="float">
            <text:p>-6.2175945</text:p>
          </table:table-cell>
          <table:table-cell office:value-type="float" office:value="43.23412275" calcext:value-type="float">
            <text:p>43.2341227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333333" calcext:value-type="float">
            <text:p>3.73333333</text:p>
          </table:table-cell>
          <table:table-cell office:value-type="float" office:value="-16.63811211" calcext:value-type="float">
            <text:p>-16.63811211</text:p>
          </table:table-cell>
          <table:table-cell office:value-type="float" office:value="19.4614349" calcext:value-type="float">
            <text:p>19.4614349</text:p>
          </table:table-cell>
          <table:table-cell office:value-type="float" office:value="-63.57421432" calcext:value-type="float">
            <text:p>-63.57421432</text:p>
          </table:table-cell>
          <table:table-cell office:value-type="float" office:value="-0.05925486" calcext:value-type="float">
            <text:p>-0.05925486</text:p>
          </table:table-cell>
          <table:table-cell office:value-type="float" office:value="0.9524627" calcext:value-type="float">
            <text:p>0.9524627</text:p>
          </table:table-cell>
          <table:table-cell office:value-type="float" office:value="-0.84168052" calcext:value-type="float">
            <text:p>-0.84168052</text:p>
          </table:table-cell>
          <table:table-cell office:value-type="float" office:value="47.6349033" calcext:value-type="float">
            <text:p>47.6349033</text:p>
          </table:table-cell>
          <table:table-cell office:value-type="float" office:value="-9.96228507" calcext:value-type="float">
            <text:p>-9.96228507</text:p>
          </table:table-cell>
          <table:table-cell office:value-type="float" office:value="0" calcext:value-type="float">
            <text:p>0</text:p>
          </table:table-cell>
          <table:table-cell office:value-type="float" office:value="60.37751458" calcext:value-type="float">
            <text:p>60.37751458</text:p>
          </table:table-cell>
          <table:table-cell office:value-type="float" office:value="1.05378642" calcext:value-type="float">
            <text:p>1.053786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6349033" calcext:value-type="float">
            <text:p>47.6349033</text:p>
          </table:table-cell>
          <table:table-cell office:value-type="float" office:value="-9.96228507" calcext:value-type="float">
            <text:p>-9.96228507</text:p>
          </table:table-cell>
          <table:table-cell office:value-type="float" office:value="0" calcext:value-type="float">
            <text:p>0</text:p>
          </table:table-cell>
          <table:table-cell office:value-type="float" office:value="60.37751458" calcext:value-type="float">
            <text:p>60.37751458</text:p>
          </table:table-cell>
          <table:table-cell office:value-type="float" office:value="1.05378642" calcext:value-type="float">
            <text:p>1.053786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187363" calcext:value-type="float">
            <text:p>-0.06187363</text:p>
          </table:table-cell>
          <table:table-cell office:value-type="float" office:value="-1.44796386" calcext:value-type="float">
            <text:p>-1.44796386</text:p>
          </table:table-cell>
          <table:table-cell office:value-type="float" office:value="-1.32415673" calcext:value-type="float">
            <text:p>-1.32415673</text:p>
          </table:table-cell>
          <table:table-cell office:value-type="float" office:value="-0.11490551" calcext:value-type="float">
            <text:p>-0.11490551</text:p>
          </table:table-cell>
          <table:table-cell office:value-type="float" office:value="-1.92579194" calcext:value-type="float">
            <text:p>-1.92579194</text:p>
          </table:table-cell>
          <table:table-cell office:value-type="float" office:value="-1.40691653" calcext:value-type="float">
            <text:p>-1.40691653</text:p>
          </table:table-cell>
          <table:table-cell office:value-type="float" office:value="-0.10165218" calcext:value-type="float">
            <text:p>-0.10165218</text:p>
          </table:table-cell>
          <table:table-cell office:value-type="float" office:value="-3.52057934" calcext:value-type="float">
            <text:p>-3.52057934</text:p>
          </table:table-cell>
          <table:table-cell office:value-type="float" office:value="-1.40691653" calcext:value-type="float">
            <text:p>-1.40691653</text:p>
          </table:table-cell>
          <table:table-cell office:value-type="float" office:value="-0.07071537" calcext:value-type="float">
            <text:p>-0.07071537</text:p>
          </table:table-cell>
          <table:table-cell office:value-type="float" office:value="-3.52057934" calcext:value-type="float">
            <text:p>-3.52057934</text:p>
          </table:table-cell>
          <table:table-cell office:value-type="float" office:value="-1.15863714" calcext:value-type="float">
            <text:p>-1.15863714</text:p>
          </table:table-cell>
          <table:table-cell office:value-type="float" office:value="-0.05745585" calcext:value-type="float">
            <text:p>-0.05745585</text:p>
          </table:table-cell>
          <table:table-cell office:value-type="float" office:value="-2.95268791" calcext:value-type="float">
            <text:p>-2.95268791</text:p>
          </table:table-cell>
          <table:table-cell office:value-type="float" office:value="-1.07587735" calcext:value-type="float">
            <text:p>-1.07587735</text:p>
          </table:table-cell>
          <table:table-cell office:value-type="float" office:value="-0.03535459" calcext:value-type="float">
            <text:p>-0.03535459</text:p>
          </table:table-cell>
          <table:table-cell office:value-type="float" office:value="-2.24289602" calcext:value-type="float">
            <text:p>-2.24289602</text:p>
          </table:table-cell>
          <table:table-cell office:value-type="float" office:value="-0.99311755" calcext:value-type="float">
            <text:p>-0.99311755</text:p>
          </table:table-cell>
          <table:table-cell office:value-type="float" office:value="-0.44195714" calcext:value-type="float">
            <text:p>-0.44195714</text:p>
          </table:table-cell>
          <table:table-cell office:value-type="float" office:value="-16.37965681" calcext:value-type="float">
            <text:p>-16.37965681</text:p>
          </table:table-cell>
          <table:table-cell office:value-type="float" office:value="-7.3645625" calcext:value-type="float">
            <text:p>-7.364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44771807" calcext:value-type="float">
            <text:p>-20.44771807</text:p>
          </table:table-cell>
          <table:table-cell office:value-type="float" office:value="13.30124936" calcext:value-type="float">
            <text:p>13.30124936</text:p>
          </table:table-cell>
          <table:table-cell office:value-type="float" office:value="-8.23002278" calcext:value-type="float">
            <text:p>-8.23002278</text:p>
          </table:table-cell>
          <table:table-cell office:value-type="float" office:value="-32.04802672" calcext:value-type="float">
            <text:p>-32.04802672</text:p>
          </table:table-cell>
          <table:table-cell office:value-type="float" office:value="-35.74393347" calcext:value-type="float">
            <text:p>-35.74393347</text:p>
          </table:table-cell>
          <table:table-cell office:value-type="float" office:value="-79.91225328" calcext:value-type="float">
            <text:p>-79.91225328</text:p>
          </table:table-cell>
          <table:table-cell office:value-type="float" office:value="122.47920006" calcext:value-type="float">
            <text:p>122.4792000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0186474" calcext:value-type="float">
            <text:p>8.50186474</text:p>
          </table:table-cell>
          <table:table-cell office:value-type="float" office:value="-49.50953559" calcext:value-type="float">
            <text:p>-49.50953559</text:p>
          </table:table-cell>
          <table:table-cell office:value-type="float" office:value="-3.72530626" calcext:value-type="float">
            <text:p>-3.72530626</text:p>
          </table:table-cell>
          <table:table-cell office:value-type="float" office:value="45.88984172" calcext:value-type="float">
            <text:p>45.8898417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-15.15601867" calcext:value-type="float">
            <text:p>-15.15601867</text:p>
          </table:table-cell>
          <table:table-cell office:value-type="float" office:value="18.32605836" calcext:value-type="float">
            <text:p>18.32605836</text:p>
          </table:table-cell>
          <table:table-cell office:value-type="float" office:value="-63.74283139" calcext:value-type="float">
            <text:p>-63.74283139</text:p>
          </table:table-cell>
          <table:table-cell office:value-type="float" office:value="-0.05140915" calcext:value-type="float">
            <text:p>-0.05140915</text:p>
          </table:table-cell>
          <table:table-cell office:value-type="float" office:value="0.94897712" calcext:value-type="float">
            <text:p>0.94897712</text:p>
          </table:table-cell>
          <table:table-cell office:value-type="float" office:value="-0.82754892" calcext:value-type="float">
            <text:p>-0.82754892</text:p>
          </table:table-cell>
          <table:table-cell office:value-type="float" office:value="47.64267714" calcext:value-type="float">
            <text:p>47.64267714</text:p>
          </table:table-cell>
          <table:table-cell office:value-type="float" office:value="-9.96302689" calcext:value-type="float">
            <text:p>-9.96302689</text:p>
          </table:table-cell>
          <table:table-cell office:value-type="float" office:value="0" calcext:value-type="float">
            <text:p>0</text:p>
          </table:table-cell>
          <table:table-cell office:value-type="float" office:value="60.37585019" calcext:value-type="float">
            <text:p>60.37585019</text:p>
          </table:table-cell>
          <table:table-cell office:value-type="float" office:value="1.05375737" calcext:value-type="float">
            <text:p>1.053757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64267714" calcext:value-type="float">
            <text:p>47.64267714</text:p>
          </table:table-cell>
          <table:table-cell office:value-type="float" office:value="-9.96302689" calcext:value-type="float">
            <text:p>-9.96302689</text:p>
          </table:table-cell>
          <table:table-cell office:value-type="float" office:value="0" calcext:value-type="float">
            <text:p>0</text:p>
          </table:table-cell>
          <table:table-cell office:value-type="float" office:value="60.37585019" calcext:value-type="float">
            <text:p>60.37585019</text:p>
          </table:table-cell>
          <table:table-cell office:value-type="float" office:value="1.05375737" calcext:value-type="float">
            <text:p>1.053757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395105" calcext:value-type="float">
            <text:p>-0.06395105</text:p>
          </table:table-cell>
          <table:table-cell office:value-type="float" office:value="-1.32577925" calcext:value-type="float">
            <text:p>-1.32577925</text:p>
          </table:table-cell>
          <table:table-cell office:value-type="float" office:value="-1.14788372" calcext:value-type="float">
            <text:p>-1.14788372</text:p>
          </table:table-cell>
          <table:table-cell office:value-type="float" office:value="-0.11876349" calcext:value-type="float">
            <text:p>-0.11876349</text:p>
          </table:table-cell>
          <table:table-cell office:value-type="float" office:value="-1.7632864" calcext:value-type="float">
            <text:p>-1.7632864</text:p>
          </table:table-cell>
          <table:table-cell office:value-type="float" office:value="-1.21962645" calcext:value-type="float">
            <text:p>-1.21962645</text:p>
          </table:table-cell>
          <table:table-cell office:value-type="float" office:value="-0.10506518" calcext:value-type="float">
            <text:p>-0.10506518</text:p>
          </table:table-cell>
          <table:table-cell office:value-type="float" office:value="-3.22349966" calcext:value-type="float">
            <text:p>-3.22349966</text:p>
          </table:table-cell>
          <table:table-cell office:value-type="float" office:value="-1.21962645" calcext:value-type="float">
            <text:p>-1.21962645</text:p>
          </table:table-cell>
          <table:table-cell office:value-type="float" office:value="-0.07308965" calcext:value-type="float">
            <text:p>-0.07308965</text:p>
          </table:table-cell>
          <table:table-cell office:value-type="float" office:value="-3.22349966" calcext:value-type="float">
            <text:p>-3.22349966</text:p>
          </table:table-cell>
          <table:table-cell office:value-type="float" office:value="-1.00439825" calcext:value-type="float">
            <text:p>-1.00439825</text:p>
          </table:table-cell>
          <table:table-cell office:value-type="float" office:value="-0.05938494" calcext:value-type="float">
            <text:p>-0.05938494</text:p>
          </table:table-cell>
          <table:table-cell office:value-type="float" office:value="-2.70352904" calcext:value-type="float">
            <text:p>-2.70352904</text:p>
          </table:table-cell>
          <table:table-cell office:value-type="float" office:value="-0.93265552" calcext:value-type="float">
            <text:p>-0.93265552</text:p>
          </table:table-cell>
          <table:table-cell office:value-type="float" office:value="-0.03654163" calcext:value-type="float">
            <text:p>-0.03654163</text:p>
          </table:table-cell>
          <table:table-cell office:value-type="float" office:value="-2.05363205" calcext:value-type="float">
            <text:p>-2.05363205</text:p>
          </table:table-cell>
          <table:table-cell office:value-type="float" office:value="-0.86091279" calcext:value-type="float">
            <text:p>-0.86091279</text:p>
          </table:table-cell>
          <table:table-cell office:value-type="float" office:value="-0.45679594" calcext:value-type="float">
            <text:p>-0.45679594</text:p>
          </table:table-cell>
          <table:table-cell office:value-type="float" office:value="-14.99747999" calcext:value-type="float">
            <text:p>-14.99747999</text:p>
          </table:table-cell>
          <table:table-cell office:value-type="float" office:value="-6.38418487" calcext:value-type="float">
            <text:p>-6.3841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85582672" calcext:value-type="float">
            <text:p>-20.85582672</text:p>
          </table:table-cell>
          <table:table-cell office:value-type="float" office:value="12.95071626" calcext:value-type="float">
            <text:p>12.95071626</text:p>
          </table:table-cell>
          <table:table-cell office:value-type="float" office:value="-9.20076551" calcext:value-type="float">
            <text:p>-9.20076551</text:p>
          </table:table-cell>
          <table:table-cell office:value-type="float" office:value="-33.22148443" calcext:value-type="float">
            <text:p>-33.22148443</text:p>
          </table:table-cell>
          <table:table-cell office:value-type="float" office:value="-35.46669147" calcext:value-type="float">
            <text:p>-35.46669147</text:p>
          </table:table-cell>
          <table:table-cell office:value-type="float" office:value="-79.64087181" calcext:value-type="float">
            <text:p>-79.64087181</text:p>
          </table:table-cell>
          <table:table-cell office:value-type="float" office:value="121.24818163" calcext:value-type="float">
            <text:p>121.2481816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4464736" calcext:value-type="float">
            <text:p>5.34464736</text:p>
          </table:table-cell>
          <table:table-cell office:value-type="float" office:value="-48.90493899" calcext:value-type="float">
            <text:p>-48.90493899</text:p>
          </table:table-cell>
          <table:table-cell office:value-type="float" office:value="-5.92956527" calcext:value-type="float">
            <text:p>-5.92956527</text:p>
          </table:table-cell>
          <table:table-cell office:value-type="float" office:value="48.85390622" calcext:value-type="float">
            <text:p>48.8539062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666667" calcext:value-type="float">
            <text:p>3.76666667</text:p>
          </table:table-cell>
          <table:table-cell office:value-type="float" office:value="-14.34135496" calcext:value-type="float">
            <text:p>-14.34135496</text:p>
          </table:table-cell>
          <table:table-cell office:value-type="float" office:value="16.89653758" calcext:value-type="float">
            <text:p>16.89653758</text:p>
          </table:table-cell>
          <table:table-cell office:value-type="float" office:value="-64.39729437" calcext:value-type="float">
            <text:p>-64.39729437</text:p>
          </table:table-cell>
          <table:table-cell office:value-type="float" office:value="-0.0426224" calcext:value-type="float">
            <text:p>-0.0426224</text:p>
          </table:table-cell>
          <table:table-cell office:value-type="float" office:value="0.94566682" calcext:value-type="float">
            <text:p>0.94566682</text:p>
          </table:table-cell>
          <table:table-cell office:value-type="float" office:value="-0.81274093" calcext:value-type="float">
            <text:p>-0.81274093</text:p>
          </table:table-cell>
          <table:table-cell office:value-type="float" office:value="47.64903671" calcext:value-type="float">
            <text:p>47.64903671</text:p>
          </table:table-cell>
          <table:table-cell office:value-type="float" office:value="-9.96362515" calcext:value-type="float">
            <text:p>-9.96362515</text:p>
          </table:table-cell>
          <table:table-cell office:value-type="float" office:value="0" calcext:value-type="float">
            <text:p>0</text:p>
          </table:table-cell>
          <table:table-cell office:value-type="float" office:value="60.37449002" calcext:value-type="float">
            <text:p>60.37449002</text:p>
          </table:table-cell>
          <table:table-cell office:value-type="float" office:value="1.05373364" calcext:value-type="float">
            <text:p>1.05373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64903671" calcext:value-type="float">
            <text:p>47.64903671</text:p>
          </table:table-cell>
          <table:table-cell office:value-type="float" office:value="-9.96362515" calcext:value-type="float">
            <text:p>-9.96362515</text:p>
          </table:table-cell>
          <table:table-cell office:value-type="float" office:value="0" calcext:value-type="float">
            <text:p>0</text:p>
          </table:table-cell>
          <table:table-cell office:value-type="float" office:value="60.37449002" calcext:value-type="float">
            <text:p>60.37449002</text:p>
          </table:table-cell>
          <table:table-cell office:value-type="float" office:value="1.05373364" calcext:value-type="float">
            <text:p>1.05373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506539" calcext:value-type="float">
            <text:p>-0.06506539</text:p>
          </table:table-cell>
          <table:table-cell office:value-type="float" office:value="-1.06904231" calcext:value-type="float">
            <text:p>-1.06904231</text:p>
          </table:table-cell>
          <table:table-cell office:value-type="float" office:value="-1.20809246" calcext:value-type="float">
            <text:p>-1.20809246</text:p>
          </table:table-cell>
          <table:table-cell office:value-type="float" office:value="-0.12083294" calcext:value-type="float">
            <text:p>-0.12083294</text:p>
          </table:table-cell>
          <table:table-cell office:value-type="float" office:value="-1.42182628" calcext:value-type="float">
            <text:p>-1.42182628</text:p>
          </table:table-cell>
          <table:table-cell office:value-type="float" office:value="-1.28359824" calcext:value-type="float">
            <text:p>-1.28359824</text:p>
          </table:table-cell>
          <table:table-cell office:value-type="float" office:value="-0.10689593" calcext:value-type="float">
            <text:p>-0.10689593</text:p>
          </table:table-cell>
          <table:table-cell office:value-type="float" office:value="-2.59926948" calcext:value-type="float">
            <text:p>-2.59926948</text:p>
          </table:table-cell>
          <table:table-cell office:value-type="float" office:value="-1.28359824" calcext:value-type="float">
            <text:p>-1.28359824</text:p>
          </table:table-cell>
          <table:table-cell office:value-type="float" office:value="-0.07436323" calcext:value-type="float">
            <text:p>-0.07436323</text:p>
          </table:table-cell>
          <table:table-cell office:value-type="float" office:value="-2.59926948" calcext:value-type="float">
            <text:p>-2.59926948</text:p>
          </table:table-cell>
          <table:table-cell office:value-type="float" office:value="-1.0570809" calcext:value-type="float">
            <text:p>-1.0570809</text:p>
          </table:table-cell>
          <table:table-cell office:value-type="float" office:value="-0.06041972" calcext:value-type="float">
            <text:p>-0.06041972</text:p>
          </table:table-cell>
          <table:table-cell office:value-type="float" office:value="-2.17999109" calcext:value-type="float">
            <text:p>-2.17999109</text:p>
          </table:table-cell>
          <table:table-cell office:value-type="float" office:value="-0.98157512" calcext:value-type="float">
            <text:p>-0.98157512</text:p>
          </table:table-cell>
          <table:table-cell office:value-type="float" office:value="-0.03717836" calcext:value-type="float">
            <text:p>-0.03717836</text:p>
          </table:table-cell>
          <table:table-cell office:value-type="float" office:value="-1.65594655" calcext:value-type="float">
            <text:p>-1.65594655</text:p>
          </table:table-cell>
          <table:table-cell office:value-type="float" office:value="-0.90606934" calcext:value-type="float">
            <text:p>-0.90606934</text:p>
          </table:table-cell>
          <table:table-cell office:value-type="float" office:value="-0.46475558" calcext:value-type="float">
            <text:p>-0.46475558</text:p>
          </table:table-cell>
          <table:table-cell office:value-type="float" office:value="-12.09322047" calcext:value-type="float">
            <text:p>-12.09322047</text:p>
          </table:table-cell>
          <table:table-cell office:value-type="float" office:value="-6.71904783" calcext:value-type="float">
            <text:p>-6.71904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26595141" calcext:value-type="float">
            <text:p>-21.26595141</text:p>
          </table:table-cell>
          <table:table-cell office:value-type="float" office:value="11.48224312" calcext:value-type="float">
            <text:p>11.48224312</text:p>
          </table:table-cell>
          <table:table-cell office:value-type="float" office:value="-8.54087888" calcext:value-type="float">
            <text:p>-8.54087888</text:p>
          </table:table-cell>
          <table:table-cell office:value-type="float" office:value="-32.57764579" calcext:value-type="float">
            <text:p>-32.57764579</text:p>
          </table:table-cell>
          <table:table-cell office:value-type="float" office:value="-37.31263812" calcext:value-type="float">
            <text:p>-37.31263812</text:p>
          </table:table-cell>
          <table:table-cell office:value-type="float" office:value="-77.74399095" calcext:value-type="float">
            <text:p>-77.74399095</text:p>
          </table:table-cell>
          <table:table-cell office:value-type="float" office:value="119.52958959" calcext:value-type="float">
            <text:p>119.5295895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1807723" calcext:value-type="float">
            <text:p>-0.91807723</text:p>
          </table:table-cell>
          <table:table-cell office:value-type="float" office:value="-47.75625566" calcext:value-type="float">
            <text:p>-47.75625566</text:p>
          </table:table-cell>
          <table:table-cell office:value-type="float" office:value="-11.76054434" calcext:value-type="float">
            <text:p>-11.76054434</text:p>
          </table:table-cell>
          <table:table-cell office:value-type="float" office:value="51.24476104" calcext:value-type="float">
            <text:p>51.2447610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8333333" calcext:value-type="float">
            <text:p>3.78333333</text:p>
          </table:table-cell>
          <table:table-cell office:value-type="float" office:value="-13.71014255" calcext:value-type="float">
            <text:p>-13.71014255</text:p>
          </table:table-cell>
          <table:table-cell office:value-type="float" office:value="15.41160379" calcext:value-type="float">
            <text:p>15.41160379</text:p>
          </table:table-cell>
          <table:table-cell office:value-type="float" office:value="-65.60306572" calcext:value-type="float">
            <text:p>-65.60306572</text:p>
          </table:table-cell>
          <table:table-cell office:value-type="float" office:value="-0.03383258" calcext:value-type="float">
            <text:p>-0.03383258</text:p>
          </table:table-cell>
          <table:table-cell office:value-type="float" office:value="0.94315753" calcext:value-type="float">
            <text:p>0.94315753</text:p>
          </table:table-cell>
          <table:table-cell office:value-type="float" office:value="-0.79770212" calcext:value-type="float">
            <text:p>-0.79770212</text:p>
          </table:table-cell>
          <table:table-cell office:value-type="float" office:value="47.65637621" calcext:value-type="float">
            <text:p>47.65637621</text:p>
          </table:table-cell>
          <table:table-cell office:value-type="float" office:value="-9.96430527" calcext:value-type="float">
            <text:p>-9.96430527</text:p>
          </table:table-cell>
          <table:table-cell office:value-type="float" office:value="0" calcext:value-type="float">
            <text:p>0</text:p>
          </table:table-cell>
          <table:table-cell office:value-type="float" office:value="60.37292201" calcext:value-type="float">
            <text:p>60.37292201</text:p>
          </table:table-cell>
          <table:table-cell office:value-type="float" office:value="1.05370627" calcext:value-type="float">
            <text:p>1.05370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65637621" calcext:value-type="float">
            <text:p>47.65637621</text:p>
          </table:table-cell>
          <table:table-cell office:value-type="float" office:value="-9.96430527" calcext:value-type="float">
            <text:p>-9.96430527</text:p>
          </table:table-cell>
          <table:table-cell office:value-type="float" office:value="0" calcext:value-type="float">
            <text:p>0</text:p>
          </table:table-cell>
          <table:table-cell office:value-type="float" office:value="60.37292201" calcext:value-type="float">
            <text:p>60.37292201</text:p>
          </table:table-cell>
          <table:table-cell office:value-type="float" office:value="1.05370627" calcext:value-type="float">
            <text:p>1.05370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589825" calcext:value-type="float">
            <text:p>-0.06589825</text:p>
          </table:table-cell>
          <table:table-cell office:value-type="float" office:value="-0.76706607" calcext:value-type="float">
            <text:p>-0.76706607</text:p>
          </table:table-cell>
          <table:table-cell office:value-type="float" office:value="-1.37993056" calcext:value-type="float">
            <text:p>-1.37993056</text:p>
          </table:table-cell>
          <table:table-cell office:value-type="float" office:value="-0.12237964" calcext:value-type="float">
            <text:p>-0.12237964</text:p>
          </table:table-cell>
          <table:table-cell office:value-type="float" office:value="-1.02019787" calcext:value-type="float">
            <text:p>-1.02019787</text:p>
          </table:table-cell>
          <table:table-cell office:value-type="float" office:value="-1.46617622" calcext:value-type="float">
            <text:p>-1.46617622</text:p>
          </table:table-cell>
          <table:table-cell office:value-type="float" office:value="-0.10826423" calcext:value-type="float">
            <text:p>-0.10826423</text:p>
          </table:table-cell>
          <table:table-cell office:value-type="float" office:value="-1.86504443" calcext:value-type="float">
            <text:p>-1.86504443</text:p>
          </table:table-cell>
          <table:table-cell office:value-type="float" office:value="-1.46617622" calcext:value-type="float">
            <text:p>-1.46617622</text:p>
          </table:table-cell>
          <table:table-cell office:value-type="float" office:value="-0.07531511" calcext:value-type="float">
            <text:p>-0.07531511</text:p>
          </table:table-cell>
          <table:table-cell office:value-type="float" office:value="-1.86504443" calcext:value-type="float">
            <text:p>-1.86504443</text:p>
          </table:table-cell>
          <table:table-cell office:value-type="float" office:value="-1.20743924" calcext:value-type="float">
            <text:p>-1.20743924</text:p>
          </table:table-cell>
          <table:table-cell office:value-type="float" office:value="-0.06119311" calcext:value-type="float">
            <text:p>-0.06119311</text:p>
          </table:table-cell>
          <table:table-cell office:value-type="float" office:value="-1.56420112" calcext:value-type="float">
            <text:p>-1.56420112</text:p>
          </table:table-cell>
          <table:table-cell office:value-type="float" office:value="-1.12119358" calcext:value-type="float">
            <text:p>-1.12119358</text:p>
          </table:table-cell>
          <table:table-cell office:value-type="float" office:value="-0.03765426" calcext:value-type="float">
            <text:p>-0.03765426</text:p>
          </table:table-cell>
          <table:table-cell office:value-type="float" office:value="-1.18818534" calcext:value-type="float">
            <text:p>-1.18818534</text:p>
          </table:table-cell>
          <table:table-cell office:value-type="float" office:value="-1.03494792" calcext:value-type="float">
            <text:p>-1.03494792</text:p>
          </table:table-cell>
          <table:table-cell office:value-type="float" office:value="-0.47070459" calcext:value-type="float">
            <text:p>-0.47070459</text:p>
          </table:table-cell>
          <table:table-cell office:value-type="float" office:value="-8.67720476" calcext:value-type="float">
            <text:p>-8.67720476</text:p>
          </table:table-cell>
          <table:table-cell office:value-type="float" office:value="-7.6747598" calcext:value-type="float">
            <text:p>-7.6747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85866476" calcext:value-type="float">
            <text:p>-21.85866476</text:p>
          </table:table-cell>
          <table:table-cell office:value-type="float" office:value="8.81590892" calcext:value-type="float">
            <text:p>8.81590892</text:p>
          </table:table-cell>
          <table:table-cell office:value-type="float" office:value="-6.51810362" calcext:value-type="float">
            <text:p>-6.51810362</text:p>
          </table:table-cell>
          <table:table-cell office:value-type="float" office:value="-30.26588571" calcext:value-type="float">
            <text:p>-30.26588571</text:p>
          </table:table-cell>
          <table:table-cell office:value-type="float" office:value="-40.3328739" calcext:value-type="float">
            <text:p>-40.3328739</text:p>
          </table:table-cell>
          <table:table-cell office:value-type="float" office:value="-74.98071112" calcext:value-type="float">
            <text:p>-74.98071112</text:p>
          </table:table-cell>
          <table:table-cell office:value-type="float" office:value="117.37657385" calcext:value-type="float">
            <text:p>117.3765738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81511975" calcext:value-type="float">
            <text:p>-7.81511975</text:p>
          </table:table-cell>
          <table:table-cell office:value-type="float" office:value="-46.13184081" calcext:value-type="float">
            <text:p>-46.13184081</text:p>
          </table:table-cell>
          <table:table-cell office:value-type="float" office:value="-18.6207675" calcext:value-type="float">
            <text:p>-18.6207675</text:p>
          </table:table-cell>
          <table:table-cell office:value-type="float" office:value="52.37449872" calcext:value-type="float">
            <text:p>52.3744987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12.8539075" calcext:value-type="float">
            <text:p>-12.8539075</text:p>
          </table:table-cell>
          <table:table-cell office:value-type="float" office:value="13.99981935" calcext:value-type="float">
            <text:p>13.99981935</text:p>
          </table:table-cell>
          <table:table-cell office:value-type="float" office:value="-67.16885837" calcext:value-type="float">
            <text:p>-67.16885837</text:p>
          </table:table-cell>
          <table:table-cell office:value-type="float" office:value="-0.02587883" calcext:value-type="float">
            <text:p>-0.02587883</text:p>
          </table:table-cell>
          <table:table-cell office:value-type="float" office:value="0.9418615" calcext:value-type="float">
            <text:p>0.9418615</text:p>
          </table:table-cell>
          <table:table-cell office:value-type="float" office:value="-0.78274727" calcext:value-type="float">
            <text:p>-0.78274727</text:p>
          </table:table-cell>
          <table:table-cell office:value-type="float" office:value="47.66732574" calcext:value-type="float">
            <text:p>47.66732574</text:p>
          </table:table-cell>
          <table:table-cell office:value-type="float" office:value="-9.9653002" calcext:value-type="float">
            <text:p>-9.9653002</text:p>
          </table:table-cell>
          <table:table-cell office:value-type="float" office:value="0" calcext:value-type="float">
            <text:p>0</text:p>
          </table:table-cell>
          <table:table-cell office:value-type="float" office:value="60.37058617" calcext:value-type="float">
            <text:p>60.37058617</text:p>
          </table:table-cell>
          <table:table-cell office:value-type="float" office:value="1.0536655" calcext:value-type="float">
            <text:p>1.0536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66732574" calcext:value-type="float">
            <text:p>47.66732574</text:p>
          </table:table-cell>
          <table:table-cell office:value-type="float" office:value="-9.9653002" calcext:value-type="float">
            <text:p>-9.9653002</text:p>
          </table:table-cell>
          <table:table-cell office:value-type="float" office:value="0" calcext:value-type="float">
            <text:p>0</text:p>
          </table:table-cell>
          <table:table-cell office:value-type="float" office:value="60.37058617" calcext:value-type="float">
            <text:p>60.37058617</text:p>
          </table:table-cell>
          <table:table-cell office:value-type="float" office:value="1.0536655" calcext:value-type="float">
            <text:p>1.0536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303929" calcext:value-type="float">
            <text:p>-0.06303929</text:p>
          </table:table-cell>
          <table:table-cell office:value-type="float" office:value="-0.4952574" calcext:value-type="float">
            <text:p>-0.4952574</text:p>
          </table:table-cell>
          <table:table-cell office:value-type="float" office:value="-1.48794967" calcext:value-type="float">
            <text:p>-1.48794967</text:p>
          </table:table-cell>
          <table:table-cell office:value-type="float" office:value="-0.11707026" calcext:value-type="float">
            <text:p>-0.11707026</text:p>
          </table:table-cell>
          <table:table-cell office:value-type="float" office:value="-0.65869234" calcext:value-type="float">
            <text:p>-0.65869234</text:p>
          </table:table-cell>
          <table:table-cell office:value-type="float" office:value="-1.58094653" calcext:value-type="float">
            <text:p>-1.58094653</text:p>
          </table:table-cell>
          <table:table-cell office:value-type="float" office:value="-0.10356725" calcext:value-type="float">
            <text:p>-0.10356725</text:p>
          </table:table-cell>
          <table:table-cell office:value-type="float" office:value="-1.20416884" calcext:value-type="float">
            <text:p>-1.20416884</text:p>
          </table:table-cell>
          <table:table-cell office:value-type="float" office:value="-1.58094653" calcext:value-type="float">
            <text:p>-1.58094653</text:p>
          </table:table-cell>
          <table:table-cell office:value-type="float" office:value="-0.0720476" calcext:value-type="float">
            <text:p>-0.0720476</text:p>
          </table:table-cell>
          <table:table-cell office:value-type="float" office:value="-1.20416884" calcext:value-type="float">
            <text:p>-1.20416884</text:p>
          </table:table-cell>
          <table:table-cell office:value-type="float" office:value="-1.30195596" calcext:value-type="float">
            <text:p>-1.30195596</text:p>
          </table:table-cell>
          <table:table-cell office:value-type="float" office:value="-0.05853828" calcext:value-type="float">
            <text:p>-0.05853828</text:p>
          </table:table-cell>
          <table:table-cell office:value-type="float" office:value="-1.00992889" calcext:value-type="float">
            <text:p>-1.00992889</text:p>
          </table:table-cell>
          <table:table-cell office:value-type="float" office:value="-1.20895911" calcext:value-type="float">
            <text:p>-1.20895911</text:p>
          </table:table-cell>
          <table:table-cell office:value-type="float" office:value="-0.03602065" calcext:value-type="float">
            <text:p>-0.03602065</text:p>
          </table:table-cell>
          <table:table-cell office:value-type="float" office:value="-0.76715371" calcext:value-type="float">
            <text:p>-0.76715371</text:p>
          </table:table-cell>
          <table:table-cell office:value-type="float" office:value="-1.11596225" calcext:value-type="float">
            <text:p>-1.11596225</text:p>
          </table:table-cell>
          <table:table-cell office:value-type="float" office:value="-0.45028334" calcext:value-type="float">
            <text:p>-0.45028334</text:p>
          </table:table-cell>
          <table:table-cell office:value-type="float" office:value="-5.60245074" calcext:value-type="float">
            <text:p>-5.60245074</text:p>
          </table:table-cell>
          <table:table-cell office:value-type="float" office:value="-8.27552969" calcext:value-type="float">
            <text:p>-8.2755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7900004" calcext:value-type="float">
            <text:p>-22.7900004</text:p>
          </table:table-cell>
          <table:table-cell office:value-type="float" office:value="5.47291938" calcext:value-type="float">
            <text:p>5.47291938</text:p>
          </table:table-cell>
          <table:table-cell office:value-type="float" office:value="-4.00299834" calcext:value-type="float">
            <text:p>-4.00299834</text:p>
          </table:table-cell>
          <table:table-cell office:value-type="float" office:value="-27.28705292" calcext:value-type="float">
            <text:p>-27.28705292</text:p>
          </table:table-cell>
          <table:table-cell office:value-type="float" office:value="-43.2445117" calcext:value-type="float">
            <text:p>-43.2445117</text:p>
          </table:table-cell>
          <table:table-cell office:value-type="float" office:value="-72.24846657" calcext:value-type="float">
            <text:p>-72.24846657</text:p>
          </table:table-cell>
          <table:table-cell office:value-type="float" office:value="114.94639927" calcext:value-type="float">
            <text:p>114.9463992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97789904" calcext:value-type="float">
            <text:p>-12.97789904</text:p>
          </table:table-cell>
          <table:table-cell office:value-type="float" office:value="-44.92733351" calcext:value-type="float">
            <text:p>-44.92733351</text:p>
          </table:table-cell>
          <table:table-cell office:value-type="float" office:value="-23.44889431" calcext:value-type="float">
            <text:p>-23.44889431</text:p>
          </table:table-cell>
          <table:table-cell office:value-type="float" office:value="51.93891559" calcext:value-type="float">
            <text:p>51.9389155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66667" calcext:value-type="float">
            <text:p>3.81666667</text:p>
          </table:table-cell>
          <table:table-cell office:value-type="float" office:value="-11.38026498" calcext:value-type="float">
            <text:p>-11.38026498</text:p>
          </table:table-cell>
          <table:table-cell office:value-type="float" office:value="12.77949655" calcext:value-type="float">
            <text:p>12.77949655</text:p>
          </table:table-cell>
          <table:table-cell office:value-type="float" office:value="-69.22719423" calcext:value-type="float">
            <text:p>-69.22719423</text:p>
          </table:table-cell>
          <table:table-cell office:value-type="float" office:value="-0.0196931" calcext:value-type="float">
            <text:p>-0.0196931</text:p>
          </table:table-cell>
          <table:table-cell office:value-type="float" office:value="0.9421362" calcext:value-type="float">
            <text:p>0.9421362</text:p>
          </table:table-cell>
          <table:table-cell office:value-type="float" office:value="-0.76791056" calcext:value-type="float">
            <text:p>-0.76791056</text:p>
          </table:table-cell>
          <table:table-cell office:value-type="float" office:value="47.6759236" calcext:value-type="float">
            <text:p>47.6759236</text:p>
          </table:table-cell>
          <table:table-cell office:value-type="float" office:value="-9.96606528" calcext:value-type="float">
            <text:p>-9.96606528</text:p>
          </table:table-cell>
          <table:table-cell office:value-type="float" office:value="0" calcext:value-type="float">
            <text:p>0</text:p>
          </table:table-cell>
          <table:table-cell office:value-type="float" office:value="60.36875482" calcext:value-type="float">
            <text:p>60.36875482</text:p>
          </table:table-cell>
          <table:table-cell office:value-type="float" office:value="1.05363354" calcext:value-type="float">
            <text:p>1.05363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6759236" calcext:value-type="float">
            <text:p>47.6759236</text:p>
          </table:table-cell>
          <table:table-cell office:value-type="float" office:value="-9.96606528" calcext:value-type="float">
            <text:p>-9.96606528</text:p>
          </table:table-cell>
          <table:table-cell office:value-type="float" office:value="0" calcext:value-type="float">
            <text:p>0</text:p>
          </table:table-cell>
          <table:table-cell office:value-type="float" office:value="60.36875482" calcext:value-type="float">
            <text:p>60.36875482</text:p>
          </table:table-cell>
          <table:table-cell office:value-type="float" office:value="1.05363354" calcext:value-type="float">
            <text:p>1.05363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251363" calcext:value-type="float">
            <text:p>-0.06251363</text:p>
          </table:table-cell>
          <table:table-cell office:value-type="float" office:value="-0.31953889" calcext:value-type="float">
            <text:p>-0.31953889</text:p>
          </table:table-cell>
          <table:table-cell office:value-type="float" office:value="-1.31983275" calcext:value-type="float">
            <text:p>-1.31983275</text:p>
          </table:table-cell>
          <table:table-cell office:value-type="float" office:value="-0.11609405" calcext:value-type="float">
            <text:p>-0.11609405</text:p>
          </table:table-cell>
          <table:table-cell office:value-type="float" office:value="-0.42498672" calcext:value-type="float">
            <text:p>-0.42498672</text:p>
          </table:table-cell>
          <table:table-cell office:value-type="float" office:value="-1.4023223" calcext:value-type="float">
            <text:p>-1.4023223</text:p>
          </table:table-cell>
          <table:table-cell office:value-type="float" office:value="-0.10270363" calcext:value-type="float">
            <text:p>-0.10270363</text:p>
          </table:table-cell>
          <table:table-cell office:value-type="float" office:value="-0.77692685" calcext:value-type="float">
            <text:p>-0.77692685</text:p>
          </table:table-cell>
          <table:table-cell office:value-type="float" office:value="-1.4023223" calcext:value-type="float">
            <text:p>-1.4023223</text:p>
          </table:table-cell>
          <table:table-cell office:value-type="float" office:value="-0.07144682" calcext:value-type="float">
            <text:p>-0.07144682</text:p>
          </table:table-cell>
          <table:table-cell office:value-type="float" office:value="-0.77692685" calcext:value-type="float">
            <text:p>-0.77692685</text:p>
          </table:table-cell>
          <table:table-cell office:value-type="float" office:value="-1.15485366" calcext:value-type="float">
            <text:p>-1.15485366</text:p>
          </table:table-cell>
          <table:table-cell office:value-type="float" office:value="-0.05805015" calcext:value-type="float">
            <text:p>-0.05805015</text:p>
          </table:table-cell>
          <table:table-cell office:value-type="float" office:value="-0.6516037" calcext:value-type="float">
            <text:p>-0.6516037</text:p>
          </table:table-cell>
          <table:table-cell office:value-type="float" office:value="-1.07236411" calcext:value-type="float">
            <text:p>-1.07236411</text:p>
          </table:table-cell>
          <table:table-cell office:value-type="float" office:value="-0.03572029" calcext:value-type="float">
            <text:p>-0.03572029</text:p>
          </table:table-cell>
          <table:table-cell office:value-type="float" office:value="-0.49496574" calcext:value-type="float">
            <text:p>-0.49496574</text:p>
          </table:table-cell>
          <table:table-cell office:value-type="float" office:value="-0.98987456" calcext:value-type="float">
            <text:p>-0.98987456</text:p>
          </table:table-cell>
          <table:table-cell office:value-type="float" office:value="-0.44652857" calcext:value-type="float">
            <text:p>-0.44652857</text:p>
          </table:table-cell>
          <table:table-cell office:value-type="float" office:value="-3.61468781" calcext:value-type="float">
            <text:p>-3.61468781</text:p>
          </table:table-cell>
          <table:table-cell office:value-type="float" office:value="-7.34051381" calcext:value-type="float">
            <text:p>-7.34051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76823871" calcext:value-type="float">
            <text:p>-23.76823871</text:p>
          </table:table-cell>
          <table:table-cell office:value-type="float" office:value="3.89470647" calcext:value-type="float">
            <text:p>3.89470647</text:p>
          </table:table-cell>
          <table:table-cell office:value-type="float" office:value="-3.09690617" calcext:value-type="float">
            <text:p>-3.09690617</text:p>
          </table:table-cell>
          <table:table-cell office:value-type="float" office:value="-25.38910721" calcext:value-type="float">
            <text:p>-25.38910721</text:p>
          </table:table-cell>
          <table:table-cell office:value-type="float" office:value="-44.82379787" calcext:value-type="float">
            <text:p>-44.82379787</text:p>
          </table:table-cell>
          <table:table-cell office:value-type="float" office:value="-70.8987765" calcext:value-type="float">
            <text:p>-70.8987765</text:p>
          </table:table-cell>
          <table:table-cell office:value-type="float" office:value="112.59872148" calcext:value-type="float">
            <text:p>112.5987214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32574002" calcext:value-type="float">
            <text:p>-15.32574002</text:p>
          </table:table-cell>
          <table:table-cell office:value-type="float" office:value="-44.98464835" calcext:value-type="float">
            <text:p>-44.98464835</text:p>
          </table:table-cell>
          <table:table-cell office:value-type="float" office:value="-25.52834561" calcext:value-type="float">
            <text:p>-25.52834561</text:p>
          </table:table-cell>
          <table:table-cell office:value-type="float" office:value="50.5044331" calcext:value-type="float">
            <text:p>50.504433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3333333" calcext:value-type="float">
            <text:p>3.83333333</text:p>
          </table:table-cell>
          <table:table-cell office:value-type="float" office:value="-9.22907489" calcext:value-type="float">
            <text:p>-9.22907489</text:p>
          </table:table-cell>
          <table:table-cell office:value-type="float" office:value="11.9085932" calcext:value-type="float">
            <text:p>11.9085932</text:p>
          </table:table-cell>
          <table:table-cell office:value-type="float" office:value="-71.57849828" calcext:value-type="float">
            <text:p>-71.57849828</text:p>
          </table:table-cell>
          <table:table-cell office:value-type="float" office:value="-0.01548183" calcext:value-type="float">
            <text:p>-0.01548183</text:p>
          </table:table-cell>
          <table:table-cell office:value-type="float" office:value="0.9439109" calcext:value-type="float">
            <text:p>0.9439109</text:p>
          </table:table-cell>
          <table:table-cell office:value-type="float" office:value="-0.75364658" calcext:value-type="float">
            <text:p>-0.75364658</text:p>
          </table:table-cell>
          <table:table-cell office:value-type="float" office:value="47.68424906" calcext:value-type="float">
            <text:p>47.68424906</text:p>
          </table:table-cell>
          <table:table-cell office:value-type="float" office:value="-9.96679212" calcext:value-type="float">
            <text:p>-9.96679212</text:p>
          </table:table-cell>
          <table:table-cell office:value-type="float" office:value="0" calcext:value-type="float">
            <text:p>0</text:p>
          </table:table-cell>
          <table:table-cell office:value-type="float" office:value="60.36698398" calcext:value-type="float">
            <text:p>60.36698398</text:p>
          </table:table-cell>
          <table:table-cell office:value-type="float" office:value="1.05360263" calcext:value-type="float">
            <text:p>1.05360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68424906" calcext:value-type="float">
            <text:p>47.68424906</text:p>
          </table:table-cell>
          <table:table-cell office:value-type="float" office:value="-9.96679212" calcext:value-type="float">
            <text:p>-9.96679212</text:p>
          </table:table-cell>
          <table:table-cell office:value-type="float" office:value="0" calcext:value-type="float">
            <text:p>0</text:p>
          </table:table-cell>
          <table:table-cell office:value-type="float" office:value="60.36698398" calcext:value-type="float">
            <text:p>60.36698398</text:p>
          </table:table-cell>
          <table:table-cell office:value-type="float" office:value="1.05360263" calcext:value-type="float">
            <text:p>1.05360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104529" calcext:value-type="float">
            <text:p>-0.06104529</text:p>
          </table:table-cell>
          <table:table-cell office:value-type="float" office:value="-0.25898756" calcext:value-type="float">
            <text:p>-0.25898756</text:p>
          </table:table-cell>
          <table:table-cell office:value-type="float" office:value="-0.78953291" calcext:value-type="float">
            <text:p>-0.78953291</text:p>
          </table:table-cell>
          <table:table-cell office:value-type="float" office:value="-0.11336721" calcext:value-type="float">
            <text:p>-0.11336721</text:p>
          </table:table-cell>
          <table:table-cell office:value-type="float" office:value="-0.34445346" calcext:value-type="float">
            <text:p>-0.34445346</text:p>
          </table:table-cell>
          <table:table-cell office:value-type="float" office:value="-0.83887872" calcext:value-type="float">
            <text:p>-0.83887872</text:p>
          </table:table-cell>
          <table:table-cell office:value-type="float" office:value="-0.10029131" calcext:value-type="float">
            <text:p>-0.10029131</text:p>
          </table:table-cell>
          <table:table-cell office:value-type="float" office:value="-0.62970236" calcext:value-type="float">
            <text:p>-0.62970236</text:p>
          </table:table-cell>
          <table:table-cell office:value-type="float" office:value="-0.83887872" calcext:value-type="float">
            <text:p>-0.83887872</text:p>
          </table:table-cell>
          <table:table-cell office:value-type="float" office:value="-0.06976866" calcext:value-type="float">
            <text:p>-0.06976866</text:p>
          </table:table-cell>
          <table:table-cell office:value-type="float" office:value="-0.62970236" calcext:value-type="float">
            <text:p>-0.62970236</text:p>
          </table:table-cell>
          <table:table-cell office:value-type="float" office:value="-0.6908413" calcext:value-type="float">
            <text:p>-0.6908413</text:p>
          </table:table-cell>
          <table:table-cell office:value-type="float" office:value="-0.05668666" calcext:value-type="float">
            <text:p>-0.05668666</text:p>
          </table:table-cell>
          <table:table-cell office:value-type="float" office:value="-0.52812744" calcext:value-type="float">
            <text:p>-0.52812744</text:p>
          </table:table-cell>
          <table:table-cell office:value-type="float" office:value="-0.64149549" calcext:value-type="float">
            <text:p>-0.64149549</text:p>
          </table:table-cell>
          <table:table-cell office:value-type="float" office:value="-0.03488128" calcext:value-type="float">
            <text:p>-0.03488128</text:p>
          </table:table-cell>
          <table:table-cell office:value-type="float" office:value="-0.40117173" calcext:value-type="float">
            <text:p>-0.40117173</text:p>
          </table:table-cell>
          <table:table-cell office:value-type="float" office:value="-0.59214968" calcext:value-type="float">
            <text:p>-0.59214968</text:p>
          </table:table-cell>
          <table:table-cell office:value-type="float" office:value="-0.43604041" calcext:value-type="float">
            <text:p>-0.43604041</text:p>
          </table:table-cell>
          <table:table-cell office:value-type="float" office:value="-2.9297191" calcext:value-type="float">
            <text:p>-2.9297191</text:p>
          </table:table-cell>
          <table:table-cell office:value-type="float" office:value="-4.39114518" calcext:value-type="float">
            <text:p>-4.39114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69281048" calcext:value-type="float">
            <text:p>-24.69281048</text:p>
          </table:table-cell>
          <table:table-cell office:value-type="float" office:value="3.99423735" calcext:value-type="float">
            <text:p>3.99423735</text:p>
          </table:table-cell>
          <table:table-cell office:value-type="float" office:value="-3.9660552" calcext:value-type="float">
            <text:p>-3.9660552</text:p>
          </table:table-cell>
          <table:table-cell office:value-type="float" office:value="-26.1223419" calcext:value-type="float">
            <text:p>-26.1223419</text:p>
          </table:table-cell>
          <table:table-cell office:value-type="float" office:value="-44.43424761" calcext:value-type="float">
            <text:p>-44.43424761</text:p>
          </table:table-cell>
          <table:table-cell office:value-type="float" office:value="-72.13248759" calcext:value-type="float">
            <text:p>-72.13248759</text:p>
          </table:table-cell>
          <table:table-cell office:value-type="float" office:value="110.63067621" calcext:value-type="float">
            <text:p>110.6306762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45815279" calcext:value-type="float">
            <text:p>-14.45815279</text:p>
          </table:table-cell>
          <table:table-cell office:value-type="float" office:value="-46.83807451" calcext:value-type="float">
            <text:p>-46.83807451</text:p>
          </table:table-cell>
          <table:table-cell office:value-type="float" office:value="-24.17243827" calcext:value-type="float">
            <text:p>-24.17243827</text:p>
          </table:table-cell>
          <table:table-cell office:value-type="float" office:value="48.59402589" calcext:value-type="float">
            <text:p>48.5940258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-6.71985111" calcext:value-type="float">
            <text:p>-6.71985111</text:p>
          </table:table-cell>
          <table:table-cell office:value-type="float" office:value="11.47246026" calcext:value-type="float">
            <text:p>11.47246026</text:p>
          </table:table-cell>
          <table:table-cell office:value-type="float" office:value="-73.70526429" calcext:value-type="float">
            <text:p>-73.70526429</text:p>
          </table:table-cell>
          <table:table-cell office:value-type="float" office:value="-0.01237419" calcext:value-type="float">
            <text:p>-0.01237419</text:p>
          </table:table-cell>
          <table:table-cell office:value-type="float" office:value="0.94646732" calcext:value-type="float">
            <text:p>0.94646732</text:p>
          </table:table-cell>
          <table:table-cell office:value-type="float" office:value="-0.74057253" calcext:value-type="float">
            <text:p>-0.74057253</text:p>
          </table:table-cell>
          <table:table-cell office:value-type="float" office:value="47.69395477" calcext:value-type="float">
            <text:p>47.69395477</text:p>
          </table:table-cell>
          <table:table-cell office:value-type="float" office:value="-9.96762286" calcext:value-type="float">
            <text:p>-9.96762286</text:p>
          </table:table-cell>
          <table:table-cell office:value-type="float" office:value="0" calcext:value-type="float">
            <text:p>0</text:p>
          </table:table-cell>
          <table:table-cell office:value-type="float" office:value="60.36492258" calcext:value-type="float">
            <text:p>60.36492258</text:p>
          </table:table-cell>
          <table:table-cell office:value-type="float" office:value="1.05356665" calcext:value-type="float">
            <text:p>1.053566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69395477" calcext:value-type="float">
            <text:p>47.69395477</text:p>
          </table:table-cell>
          <table:table-cell office:value-type="float" office:value="-9.96762286" calcext:value-type="float">
            <text:p>-9.96762286</text:p>
          </table:table-cell>
          <table:table-cell office:value-type="float" office:value="0" calcext:value-type="float">
            <text:p>0</text:p>
          </table:table-cell>
          <table:table-cell office:value-type="float" office:value="60.36492258" calcext:value-type="float">
            <text:p>60.36492258</text:p>
          </table:table-cell>
          <table:table-cell office:value-type="float" office:value="1.05356665" calcext:value-type="float">
            <text:p>1.053566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750608" calcext:value-type="float">
            <text:p>-0.05750608</text:p>
          </table:table-cell>
          <table:table-cell office:value-type="float" office:value="-0.2763859" calcext:value-type="float">
            <text:p>-0.2763859</text:p>
          </table:table-cell>
          <table:table-cell office:value-type="float" office:value="-0.00282952" calcext:value-type="float">
            <text:p>-0.00282952</text:p>
          </table:table-cell>
          <table:table-cell office:value-type="float" office:value="-0.10679454" calcext:value-type="float">
            <text:p>-0.10679454</text:p>
          </table:table-cell>
          <table:table-cell office:value-type="float" office:value="-0.36759325" calcext:value-type="float">
            <text:p>-0.36759325</text:p>
          </table:table-cell>
          <table:table-cell office:value-type="float" office:value="-0.00300637" calcext:value-type="float">
            <text:p>-0.00300637</text:p>
          </table:table-cell>
          <table:table-cell office:value-type="float" office:value="-0.09447674" calcext:value-type="float">
            <text:p>-0.09447674</text:p>
          </table:table-cell>
          <table:table-cell office:value-type="float" office:value="-0.67200468" calcext:value-type="float">
            <text:p>-0.67200468</text:p>
          </table:table-cell>
          <table:table-cell office:value-type="float" office:value="-0.00300637" calcext:value-type="float">
            <text:p>-0.00300637</text:p>
          </table:table-cell>
          <table:table-cell office:value-type="float" office:value="-0.0657237" calcext:value-type="float">
            <text:p>-0.0657237</text:p>
          </table:table-cell>
          <table:table-cell office:value-type="float" office:value="-0.67200468" calcext:value-type="float">
            <text:p>-0.67200468</text:p>
          </table:table-cell>
          <table:table-cell office:value-type="float" office:value="-0.00247583" calcext:value-type="float">
            <text:p>-0.00247583</text:p>
          </table:table-cell>
          <table:table-cell office:value-type="float" office:value="-0.05340015" calcext:value-type="float">
            <text:p>-0.05340015</text:p>
          </table:table-cell>
          <table:table-cell office:value-type="float" office:value="-0.56360613" calcext:value-type="float">
            <text:p>-0.56360613</text:p>
          </table:table-cell>
          <table:table-cell office:value-type="float" office:value="-0.00229899" calcext:value-type="float">
            <text:p>-0.00229899</text:p>
          </table:table-cell>
          <table:table-cell office:value-type="float" office:value="-0.03285897" calcext:value-type="float">
            <text:p>-0.03285897</text:p>
          </table:table-cell>
          <table:table-cell office:value-type="float" office:value="-0.42812176" calcext:value-type="float">
            <text:p>-0.42812176</text:p>
          </table:table-cell>
          <table:table-cell office:value-type="float" office:value="-0.00212214" calcext:value-type="float">
            <text:p>-0.00212214</text:p>
          </table:table-cell>
          <table:table-cell office:value-type="float" office:value="-0.41076018" calcext:value-type="float">
            <text:p>-0.41076018</text:p>
          </table:table-cell>
          <table:table-cell office:value-type="float" office:value="-3.12653258" calcext:value-type="float">
            <text:p>-3.12653258</text:p>
          </table:table-cell>
          <table:table-cell office:value-type="float" office:value="-0.01573695" calcext:value-type="float">
            <text:p>-0.01573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30805191" calcext:value-type="float">
            <text:p>-25.30805191</text:p>
          </table:table-cell>
          <table:table-cell office:value-type="float" office:value="6.07200045" calcext:value-type="float">
            <text:p>6.07200045</text:p>
          </table:table-cell>
          <table:table-cell office:value-type="float" office:value="-6.82693393" calcext:value-type="float">
            <text:p>-6.82693393</text:p>
          </table:table-cell>
          <table:table-cell office:value-type="float" office:value="-29.32189088" calcext:value-type="float">
            <text:p>-29.32189088</text:p>
          </table:table-cell>
          <table:table-cell office:value-type="float" office:value="-42.28894896" calcext:value-type="float">
            <text:p>-42.28894896</text:p>
          </table:table-cell>
          <table:table-cell office:value-type="float" office:value="-75.66979782" calcext:value-type="float">
            <text:p>-75.66979782</text:p>
          </table:table-cell>
          <table:table-cell office:value-type="float" office:value="108.97658761" calcext:value-type="float">
            <text:p>108.9765876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40411693" calcext:value-type="float">
            <text:p>-10.40411693</text:p>
          </table:table-cell>
          <table:table-cell office:value-type="float" office:value="-49.87994308" calcext:value-type="float">
            <text:p>-49.87994308</text:p>
          </table:table-cell>
          <table:table-cell office:value-type="float" office:value="-19.97384361" calcext:value-type="float">
            <text:p>-19.97384361</text:p>
          </table:table-cell>
          <table:table-cell office:value-type="float" office:value="46.70977015" calcext:value-type="float">
            <text:p>46.7097701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666667" calcext:value-type="float">
            <text:p>3.86666667</text:p>
          </table:table-cell>
          <table:table-cell office:value-type="float" office:value="-4.14674757" calcext:value-type="float">
            <text:p>-4.14674757</text:p>
          </table:table-cell>
          <table:table-cell office:value-type="float" office:value="11.3224587" calcext:value-type="float">
            <text:p>11.3224587</text:p>
          </table:table-cell>
          <table:table-cell office:value-type="float" office:value="-75.75150482" calcext:value-type="float">
            <text:p>-75.75150482</text:p>
          </table:table-cell>
          <table:table-cell office:value-type="float" office:value="-0.00938313" calcext:value-type="float">
            <text:p>-0.00938313</text:p>
          </table:table-cell>
          <table:table-cell office:value-type="float" office:value="0.94906749" calcext:value-type="float">
            <text:p>0.94906749</text:p>
          </table:table-cell>
          <table:table-cell office:value-type="float" office:value="-0.72785819" calcext:value-type="float">
            <text:p>-0.72785819</text:p>
          </table:table-cell>
          <table:table-cell office:value-type="float" office:value="47.70444465" calcext:value-type="float">
            <text:p>47.70444465</text:p>
          </table:table-cell>
          <table:table-cell office:value-type="float" office:value="-9.96850223" calcext:value-type="float">
            <text:p>-9.96850223</text:p>
          </table:table-cell>
          <table:table-cell office:value-type="float" office:value="0" calcext:value-type="float">
            <text:p>0</text:p>
          </table:table-cell>
          <table:table-cell office:value-type="float" office:value="60.36269803" calcext:value-type="float">
            <text:p>60.36269803</text:p>
          </table:table-cell>
          <table:table-cell office:value-type="float" office:value="1.05352783" calcext:value-type="float">
            <text:p>1.053527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70444465" calcext:value-type="float">
            <text:p>47.70444465</text:p>
          </table:table-cell>
          <table:table-cell office:value-type="float" office:value="-9.96850223" calcext:value-type="float">
            <text:p>-9.96850223</text:p>
          </table:table-cell>
          <table:table-cell office:value-type="float" office:value="0" calcext:value-type="float">
            <text:p>0</text:p>
          </table:table-cell>
          <table:table-cell office:value-type="float" office:value="60.36269803" calcext:value-type="float">
            <text:p>60.36269803</text:p>
          </table:table-cell>
          <table:table-cell office:value-type="float" office:value="1.05352783" calcext:value-type="float">
            <text:p>1.053527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136255" calcext:value-type="float">
            <text:p>-0.05136255</text:p>
          </table:table-cell>
          <table:table-cell office:value-type="float" office:value="-0.31604965" calcext:value-type="float">
            <text:p>-0.31604965</text:p>
          </table:table-cell>
          <table:table-cell office:value-type="float" office:value="0.91727345" calcext:value-type="float">
            <text:p>0.91727345</text:p>
          </table:table-cell>
          <table:table-cell office:value-type="float" office:value="-0.09538539" calcext:value-type="float">
            <text:p>-0.09538539</text:p>
          </table:table-cell>
          <table:table-cell office:value-type="float" office:value="-0.42034603" calcext:value-type="float">
            <text:p>-0.42034603</text:p>
          </table:table-cell>
          <table:table-cell office:value-type="float" office:value="0.97460304" calcext:value-type="float">
            <text:p>0.97460304</text:p>
          </table:table-cell>
          <table:table-cell office:value-type="float" office:value="-0.08438353" calcext:value-type="float">
            <text:p>-0.08438353</text:p>
          </table:table-cell>
          <table:table-cell office:value-type="float" office:value="-0.76844311" calcext:value-type="float">
            <text:p>-0.76844311</text:p>
          </table:table-cell>
          <table:table-cell office:value-type="float" office:value="0.97460304" calcext:value-type="float">
            <text:p>0.97460304</text:p>
          </table:table-cell>
          <table:table-cell office:value-type="float" office:value="-0.05870226" calcext:value-type="float">
            <text:p>-0.05870226</text:p>
          </table:table-cell>
          <table:table-cell office:value-type="float" office:value="-0.76844311" calcext:value-type="float">
            <text:p>-0.76844311</text:p>
          </table:table-cell>
          <table:table-cell office:value-type="float" office:value="0.80261427" calcext:value-type="float">
            <text:p>0.80261427</text:p>
          </table:table-cell>
          <table:table-cell office:value-type="float" office:value="-0.04769526" calcext:value-type="float">
            <text:p>-0.04769526</text:p>
          </table:table-cell>
          <table:table-cell office:value-type="float" office:value="-0.64448844" calcext:value-type="float">
            <text:p>-0.64448844</text:p>
          </table:table-cell>
          <table:table-cell office:value-type="float" office:value="0.74528468" calcext:value-type="float">
            <text:p>0.74528468</text:p>
          </table:table-cell>
          <table:table-cell office:value-type="float" office:value="-0.02934856" calcext:value-type="float">
            <text:p>-0.02934856</text:p>
          </table:table-cell>
          <table:table-cell office:value-type="float" office:value="-0.4895609" calcext:value-type="float">
            <text:p>-0.4895609</text:p>
          </table:table-cell>
          <table:table-cell office:value-type="float" office:value="0.68795509" calcext:value-type="float">
            <text:p>0.68795509</text:p>
          </table:table-cell>
          <table:table-cell office:value-type="float" office:value="-0.36687754" calcext:value-type="float">
            <text:p>-0.36687754</text:p>
          </table:table-cell>
          <table:table-cell office:value-type="float" office:value="-3.57521682" calcext:value-type="float">
            <text:p>-3.57521682</text:p>
          </table:table-cell>
          <table:table-cell office:value-type="float" office:value="5.10159976" calcext:value-type="float">
            <text:p>5.10159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2161492" calcext:value-type="float">
            <text:p>-25.52161492</text:p>
          </table:table-cell>
          <table:table-cell office:value-type="float" office:value="9.39193158" calcext:value-type="float">
            <text:p>9.39193158</text:p>
          </table:table-cell>
          <table:table-cell office:value-type="float" office:value="-10.44445994" calcext:value-type="float">
            <text:p>-10.44445994</text:p>
          </table:table-cell>
          <table:table-cell office:value-type="float" office:value="-33.40730952" calcext:value-type="float">
            <text:p>-33.40730952</text:p>
          </table:table-cell>
          <table:table-cell office:value-type="float" office:value="-39.43572931" calcext:value-type="float">
            <text:p>-39.43572931</text:p>
          </table:table-cell>
          <table:table-cell office:value-type="float" office:value="-79.62819292" calcext:value-type="float">
            <text:p>-79.62819292</text:p>
          </table:table-cell>
          <table:table-cell office:value-type="float" office:value="107.37836866" calcext:value-type="float">
            <text:p>107.3783686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1187941" calcext:value-type="float">
            <text:p>-3.61187941</text:p>
          </table:table-cell>
          <table:table-cell office:value-type="float" office:value="-53.14596006" calcext:value-type="float">
            <text:p>-53.14596006</text:p>
          </table:table-cell>
          <table:table-cell office:value-type="float" office:value="-13.35609154" calcext:value-type="float">
            <text:p>-13.35609154</text:p>
          </table:table-cell>
          <table:table-cell office:value-type="float" office:value="44.64160395" calcext:value-type="float">
            <text:p>44.6416039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333333" calcext:value-type="float">
            <text:p>3.88333333</text:p>
          </table:table-cell>
          <table:table-cell office:value-type="float" office:value="-1.71108967" calcext:value-type="float">
            <text:p>-1.71108967</text:p>
          </table:table-cell>
          <table:table-cell office:value-type="float" office:value="11.08553714" calcext:value-type="float">
            <text:p>11.08553714</text:p>
          </table:table-cell>
          <table:table-cell office:value-type="float" office:value="-78.36187599" calcext:value-type="float">
            <text:p>-78.36187599</text:p>
          </table:table-cell>
          <table:table-cell office:value-type="float" office:value="-0.00602941" calcext:value-type="float">
            <text:p>-0.00602941</text:p>
          </table:table-cell>
          <table:table-cell office:value-type="float" office:value="0.95137067" calcext:value-type="float">
            <text:p>0.95137067</text:p>
          </table:table-cell>
          <table:table-cell office:value-type="float" office:value="-0.71359812" calcext:value-type="float">
            <text:p>-0.71359812</text:p>
          </table:table-cell>
          <table:table-cell office:value-type="float" office:value="47.72199617" calcext:value-type="float">
            <text:p>47.72199617</text:p>
          </table:table-cell>
          <table:table-cell office:value-type="float" office:value="-9.96992625" calcext:value-type="float">
            <text:p>-9.96992625</text:p>
          </table:table-cell>
          <table:table-cell office:value-type="float" office:value="0" calcext:value-type="float">
            <text:p>0</text:p>
          </table:table-cell>
          <table:table-cell office:value-type="float" office:value="60.35898496" calcext:value-type="float">
            <text:p>60.35898496</text:p>
          </table:table-cell>
          <table:table-cell office:value-type="float" office:value="1.05346302" calcext:value-type="float">
            <text:p>1.05346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72199617" calcext:value-type="float">
            <text:p>47.72199617</text:p>
          </table:table-cell>
          <table:table-cell office:value-type="float" office:value="-9.96992625" calcext:value-type="float">
            <text:p>-9.96992625</text:p>
          </table:table-cell>
          <table:table-cell office:value-type="float" office:value="0" calcext:value-type="float">
            <text:p>0</text:p>
          </table:table-cell>
          <table:table-cell office:value-type="float" office:value="60.35898496" calcext:value-type="float">
            <text:p>60.35898496</text:p>
          </table:table-cell>
          <table:table-cell office:value-type="float" office:value="1.05346302" calcext:value-type="float">
            <text:p>1.05346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378196" calcext:value-type="float">
            <text:p>-0.04378196</text:p>
          </table:table-cell>
          <table:table-cell office:value-type="float" office:value="-0.32268122" calcext:value-type="float">
            <text:p>-0.32268122</text:p>
          </table:table-cell>
          <table:table-cell office:value-type="float" office:value="1.89320906" calcext:value-type="float">
            <text:p>1.89320906</text:p>
          </table:table-cell>
          <table:table-cell office:value-type="float" office:value="-0.08130747" calcext:value-type="float">
            <text:p>-0.08130747</text:p>
          </table:table-cell>
          <table:table-cell office:value-type="float" office:value="-0.42916603" calcext:value-type="float">
            <text:p>-0.42916603</text:p>
          </table:table-cell>
          <table:table-cell office:value-type="float" office:value="2.01153463" calcext:value-type="float">
            <text:p>2.01153463</text:p>
          </table:table-cell>
          <table:table-cell office:value-type="float" office:value="-0.07192938" calcext:value-type="float">
            <text:p>-0.07192938</text:p>
          </table:table-cell>
          <table:table-cell office:value-type="float" office:value="-0.78456713" calcext:value-type="float">
            <text:p>-0.78456713</text:p>
          </table:table-cell>
          <table:table-cell office:value-type="float" office:value="2.01153463" calcext:value-type="float">
            <text:p>2.01153463</text:p>
          </table:table-cell>
          <table:table-cell office:value-type="float" office:value="-0.0500384" calcext:value-type="float">
            <text:p>-0.0500384</text:p>
          </table:table-cell>
          <table:table-cell office:value-type="float" office:value="-0.78456713" calcext:value-type="float">
            <text:p>-0.78456713</text:p>
          </table:table-cell>
          <table:table-cell office:value-type="float" office:value="1.65655793" calcext:value-type="float">
            <text:p>1.65655793</text:p>
          </table:table-cell>
          <table:table-cell office:value-type="float" office:value="-0.04065593" calcext:value-type="float">
            <text:p>-0.04065593</text:p>
          </table:table-cell>
          <table:table-cell office:value-type="float" office:value="-0.65801155" calcext:value-type="float">
            <text:p>-0.65801155</text:p>
          </table:table-cell>
          <table:table-cell office:value-type="float" office:value="1.53823236" calcext:value-type="float">
            <text:p>1.53823236</text:p>
          </table:table-cell>
          <table:table-cell office:value-type="float" office:value="-0.02501701" calcext:value-type="float">
            <text:p>-0.02501701</text:p>
          </table:table-cell>
          <table:table-cell office:value-type="float" office:value="-0.49983322" calcext:value-type="float">
            <text:p>-0.49983322</text:p>
          </table:table-cell>
          <table:table-cell office:value-type="float" office:value="1.4199068" calcext:value-type="float">
            <text:p>1.4199068</text:p>
          </table:table-cell>
          <table:table-cell office:value-type="float" office:value="-0.31273014" calcext:value-type="float">
            <text:p>-0.31273014</text:p>
          </table:table-cell>
          <table:table-cell office:value-type="float" office:value="-3.65023454" calcext:value-type="float">
            <text:p>-3.65023454</text:p>
          </table:table-cell>
          <table:table-cell office:value-type="float" office:value="10.52946084" calcext:value-type="float">
            <text:p>10.52946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49112937" calcext:value-type="float">
            <text:p>-25.49112937</text:p>
          </table:table-cell>
          <table:table-cell office:value-type="float" office:value="12.78815904" calcext:value-type="float">
            <text:p>12.78815904</text:p>
          </table:table-cell>
          <table:table-cell office:value-type="float" office:value="-13.25674565" calcext:value-type="float">
            <text:p>-13.25674565</text:p>
          </table:table-cell>
          <table:table-cell office:value-type="float" office:value="-37.17055026" calcext:value-type="float">
            <text:p>-37.17055026</text:p>
          </table:table-cell>
          <table:table-cell office:value-type="float" office:value="-37.21153234" calcext:value-type="float">
            <text:p>-37.21153234</text:p>
          </table:table-cell>
          <table:table-cell office:value-type="float" office:value="-82.32364325" calcext:value-type="float">
            <text:p>-82.32364325</text:p>
          </table:table-cell>
          <table:table-cell office:value-type="float" office:value="105.87687149" calcext:value-type="float">
            <text:p>105.8768714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5965052" calcext:value-type="float">
            <text:p>5.05965052</text:p>
          </table:table-cell>
          <table:table-cell office:value-type="float" office:value="-55.90410605" calcext:value-type="float">
            <text:p>-55.90410605</text:p>
          </table:table-cell>
          <table:table-cell office:value-type="float" office:value="-4.47464298" calcext:value-type="float">
            <text:p>-4.47464298</text:p>
          </table:table-cell>
          <table:table-cell office:value-type="float" office:value="41.54617862" calcext:value-type="float">
            <text:p>41.5461786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27729793" calcext:value-type="float">
            <text:p>0.27729793</text:p>
          </table:table-cell>
          <table:table-cell office:value-type="float" office:value="10.54712961" calcext:value-type="float">
            <text:p>10.54712961</text:p>
          </table:table-cell>
          <table:table-cell office:value-type="float" office:value="-81.52087307" calcext:value-type="float">
            <text:p>-81.52087307</text:p>
          </table:table-cell>
          <table:table-cell office:value-type="float" office:value="-0.00168864" calcext:value-type="float">
            <text:p>-0.00168864</text:p>
          </table:table-cell>
          <table:table-cell office:value-type="float" office:value="0.95323414" calcext:value-type="float">
            <text:p>0.95323414</text:p>
          </table:table-cell>
          <table:table-cell office:value-type="float" office:value="-0.69745665" calcext:value-type="float">
            <text:p>-0.69745665</text:p>
          </table:table-cell>
          <table:table-cell office:value-type="float" office:value="47.74283812" calcext:value-type="float">
            <text:p>47.74283812</text:p>
          </table:table-cell>
          <table:table-cell office:value-type="float" office:value="-9.97154659" calcext:value-type="float">
            <text:p>-9.97154659</text:p>
          </table:table-cell>
          <table:table-cell office:value-type="float" office:value="0" calcext:value-type="float">
            <text:p>0</text:p>
          </table:table-cell>
          <table:table-cell office:value-type="float" office:value="60.35458966" calcext:value-type="float">
            <text:p>60.35458966</text:p>
          </table:table-cell>
          <table:table-cell office:value-type="float" office:value="1.05338631" calcext:value-type="float">
            <text:p>1.053386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74283812" calcext:value-type="float">
            <text:p>47.74283812</text:p>
          </table:table-cell>
          <table:table-cell office:value-type="float" office:value="-9.97154659" calcext:value-type="float">
            <text:p>-9.97154659</text:p>
          </table:table-cell>
          <table:table-cell office:value-type="float" office:value="0" calcext:value-type="float">
            <text:p>0</text:p>
          </table:table-cell>
          <table:table-cell office:value-type="float" office:value="60.35458966" calcext:value-type="float">
            <text:p>60.35458966</text:p>
          </table:table-cell>
          <table:table-cell office:value-type="float" office:value="1.05338631" calcext:value-type="float">
            <text:p>1.053386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401593" calcext:value-type="float">
            <text:p>-0.03401593</text:p>
          </table:table-cell>
          <table:table-cell office:value-type="float" office:value="-0.23844917" calcext:value-type="float">
            <text:p>-0.23844917</text:p>
          </table:table-cell>
          <table:table-cell office:value-type="float" office:value="2.79595344" calcext:value-type="float">
            <text:p>2.79595344</text:p>
          </table:table-cell>
          <table:table-cell office:value-type="float" office:value="-0.06317098" calcext:value-type="float">
            <text:p>-0.06317098</text:p>
          </table:table-cell>
          <table:table-cell office:value-type="float" office:value="-0.31713739" calcext:value-type="float">
            <text:p>-0.31713739</text:p>
          </table:table-cell>
          <table:table-cell office:value-type="float" office:value="2.97070053" calcext:value-type="float">
            <text:p>2.97070053</text:p>
          </table:table-cell>
          <table:table-cell office:value-type="float" office:value="-0.05588477" calcext:value-type="float">
            <text:p>-0.05588477</text:p>
          </table:table-cell>
          <table:table-cell office:value-type="float" office:value="-0.5797653" calcext:value-type="float">
            <text:p>-0.5797653</text:p>
          </table:table-cell>
          <table:table-cell office:value-type="float" office:value="2.97070053" calcext:value-type="float">
            <text:p>2.97070053</text:p>
          </table:table-cell>
          <table:table-cell office:value-type="float" office:value="-0.0388768" calcext:value-type="float">
            <text:p>-0.0388768</text:p>
          </table:table-cell>
          <table:table-cell office:value-type="float" office:value="-0.5797653" calcext:value-type="float">
            <text:p>-0.5797653</text:p>
          </table:table-cell>
          <table:table-cell office:value-type="float" office:value="2.44645926" calcext:value-type="float">
            <text:p>2.44645926</text:p>
          </table:table-cell>
          <table:table-cell office:value-type="float" office:value="-0.03158719" calcext:value-type="float">
            <text:p>-0.03158719</text:p>
          </table:table-cell>
          <table:table-cell office:value-type="float" office:value="-0.48624554" calcext:value-type="float">
            <text:p>-0.48624554</text:p>
          </table:table-cell>
          <table:table-cell office:value-type="float" office:value="2.27171217" calcext:value-type="float">
            <text:p>2.27171217</text:p>
          </table:table-cell>
          <table:table-cell office:value-type="float" office:value="-0.0194367" calcext:value-type="float">
            <text:p>-0.0194367</text:p>
          </table:table-cell>
          <table:table-cell office:value-type="float" office:value="-0.36935776" calcext:value-type="float">
            <text:p>-0.36935776</text:p>
          </table:table-cell>
          <table:table-cell office:value-type="float" office:value="2.09696508" calcext:value-type="float">
            <text:p>2.09696508</text:p>
          </table:table-cell>
          <table:table-cell office:value-type="float" office:value="-0.24297237" calcext:value-type="float">
            <text:p>-0.24297237</text:p>
          </table:table-cell>
          <table:table-cell office:value-type="float" office:value="-2.69738465" calcext:value-type="float">
            <text:p>-2.69738465</text:p>
          </table:table-cell>
          <table:table-cell office:value-type="float" office:value="15.55025426" calcext:value-type="float">
            <text:p>15.55025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6633159" calcext:value-type="float">
            <text:p>-25.6633159</text:p>
          </table:table-cell>
          <table:table-cell office:value-type="float" office:value="14.66403918" calcext:value-type="float">
            <text:p>14.66403918</text:p>
          </table:table-cell>
          <table:table-cell office:value-type="float" office:value="-14.729956" calcext:value-type="float">
            <text:p>-14.729956</text:p>
          </table:table-cell>
          <table:table-cell office:value-type="float" office:value="-40.34138855" calcext:value-type="float">
            <text:p>-40.34138855</text:p>
          </table:table-cell>
          <table:table-cell office:value-type="float" office:value="-36.39537505" calcext:value-type="float">
            <text:p>-36.39537505</text:p>
          </table:table-cell>
          <table:table-cell office:value-type="float" office:value="-83.69843509" calcext:value-type="float">
            <text:p>-83.69843509</text:p>
          </table:table-cell>
          <table:table-cell office:value-type="float" office:value="104.57732606" calcext:value-type="float">
            <text:p>104.5773260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1918858" calcext:value-type="float">
            <text:p>14.41918858</text:p>
          </table:table-cell>
          <table:table-cell office:value-type="float" office:value="-57.46872301" calcext:value-type="float">
            <text:p>-57.46872301</text:p>
          </table:table-cell>
          <table:table-cell office:value-type="float" office:value="5.20211269" calcext:value-type="float">
            <text:p>5.20211269</text:p>
          </table:table-cell>
          <table:table-cell office:value-type="float" office:value="36.73256355" calcext:value-type="float">
            <text:p>36.7325635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666667" calcext:value-type="float">
            <text:p>3.91666667</text:p>
          </table:table-cell>
          <table:table-cell office:value-type="float" office:value="1.6224687" calcext:value-type="float">
            <text:p>1.6224687</text:p>
          </table:table-cell>
          <table:table-cell office:value-type="float" office:value="9.85026078" calcext:value-type="float">
            <text:p>9.85026078</text:p>
          </table:table-cell>
          <table:table-cell office:value-type="float" office:value="-84.21832585" calcext:value-type="float">
            <text:p>-84.21832585</text:p>
          </table:table-cell>
          <table:table-cell office:value-type="float" office:value="0.00414701" calcext:value-type="float">
            <text:p>0.00414701</text:p>
          </table:table-cell>
          <table:table-cell office:value-type="float" office:value="0.95471051" calcext:value-type="float">
            <text:p>0.95471051</text:p>
          </table:table-cell>
          <table:table-cell office:value-type="float" office:value="-0.68124737" calcext:value-type="float">
            <text:p>-0.68124737</text:p>
          </table:table-cell>
          <table:table-cell office:value-type="float" office:value="47.76982002" calcext:value-type="float">
            <text:p>47.76982002</text:p>
          </table:table-cell>
          <table:table-cell office:value-type="float" office:value="-9.97354336" calcext:value-type="float">
            <text:p>-9.97354336</text:p>
          </table:table-cell>
          <table:table-cell office:value-type="float" office:value="0" calcext:value-type="float">
            <text:p>0</text:p>
          </table:table-cell>
          <table:table-cell office:value-type="float" office:value="60.34892016" calcext:value-type="float">
            <text:p>60.34892016</text:p>
          </table:table-cell>
          <table:table-cell office:value-type="float" office:value="1.05328736" calcext:value-type="float">
            <text:p>1.05328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76982002" calcext:value-type="float">
            <text:p>47.76982002</text:p>
          </table:table-cell>
          <table:table-cell office:value-type="float" office:value="-9.97354336" calcext:value-type="float">
            <text:p>-9.97354336</text:p>
          </table:table-cell>
          <table:table-cell office:value-type="float" office:value="0" calcext:value-type="float">
            <text:p>0</text:p>
          </table:table-cell>
          <table:table-cell office:value-type="float" office:value="60.34892016" calcext:value-type="float">
            <text:p>60.34892016</text:p>
          </table:table-cell>
          <table:table-cell office:value-type="float" office:value="1.05328736" calcext:value-type="float">
            <text:p>1.05328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606952" calcext:value-type="float">
            <text:p>-0.02606952</text:p>
          </table:table-cell>
          <table:table-cell office:value-type="float" office:value="-0.0540385" calcext:value-type="float">
            <text:p>-0.0540385</text:p>
          </table:table-cell>
          <table:table-cell office:value-type="float" office:value="3.36819295" calcext:value-type="float">
            <text:p>3.36819295</text:p>
          </table:table-cell>
          <table:table-cell office:value-type="float" office:value="-0.0484137" calcext:value-type="float">
            <text:p>-0.0484137</text:p>
          </table:table-cell>
          <table:table-cell office:value-type="float" office:value="-0.0718712" calcext:value-type="float">
            <text:p>-0.0718712</text:p>
          </table:table-cell>
          <table:table-cell office:value-type="float" office:value="3.57870501" calcext:value-type="float">
            <text:p>3.57870501</text:p>
          </table:table-cell>
          <table:table-cell office:value-type="float" office:value="-0.04282961" calcext:value-type="float">
            <text:p>-0.04282961</text:p>
          </table:table-cell>
          <table:table-cell office:value-type="float" office:value="-0.1313892" calcext:value-type="float">
            <text:p>-0.1313892</text:p>
          </table:table-cell>
          <table:table-cell office:value-type="float" office:value="3.57870501" calcext:value-type="float">
            <text:p>3.57870501</text:p>
          </table:table-cell>
          <table:table-cell office:value-type="float" office:value="-0.02979485" calcext:value-type="float">
            <text:p>-0.02979485</text:p>
          </table:table-cell>
          <table:table-cell office:value-type="float" office:value="-0.1313892" calcext:value-type="float">
            <text:p>-0.1313892</text:p>
          </table:table-cell>
          <table:table-cell office:value-type="float" office:value="2.94716883" calcext:value-type="float">
            <text:p>2.94716883</text:p>
          </table:table-cell>
          <table:table-cell office:value-type="float" office:value="-0.02420815" calcext:value-type="float">
            <text:p>-0.02420815</text:p>
          </table:table-cell>
          <table:table-cell office:value-type="float" office:value="-0.1101953" calcext:value-type="float">
            <text:p>-0.1101953</text:p>
          </table:table-cell>
          <table:table-cell office:value-type="float" office:value="2.73665677" calcext:value-type="float">
            <text:p>2.73665677</text:p>
          </table:table-cell>
          <table:table-cell office:value-type="float" office:value="-0.01489612" calcext:value-type="float">
            <text:p>-0.01489612</text:p>
          </table:table-cell>
          <table:table-cell office:value-type="float" office:value="-0.08370563" calcext:value-type="float">
            <text:p>-0.08370563</text:p>
          </table:table-cell>
          <table:table-cell office:value-type="float" office:value="2.52614472" calcext:value-type="float">
            <text:p>2.52614472</text:p>
          </table:table-cell>
          <table:table-cell office:value-type="float" office:value="-0.18621195" calcext:value-type="float">
            <text:p>-0.18621195</text:p>
          </table:table-cell>
          <table:table-cell office:value-type="float" office:value="-0.61129428" calcext:value-type="float">
            <text:p>-0.61129428</text:p>
          </table:table-cell>
          <table:table-cell office:value-type="float" office:value="18.73287875" calcext:value-type="float">
            <text:p>18.73287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05897396" calcext:value-type="float">
            <text:p>-26.05897396</text:p>
          </table:table-cell>
          <table:table-cell office:value-type="float" office:value="14.405078" calcext:value-type="float">
            <text:p>14.405078</text:p>
          </table:table-cell>
          <table:table-cell office:value-type="float" office:value="-14.89073288" calcext:value-type="float">
            <text:p>-14.89073288</text:p>
          </table:table-cell>
          <table:table-cell office:value-type="float" office:value="-42.5972673" calcext:value-type="float">
            <text:p>-42.5972673</text:p>
          </table:table-cell>
          <table:table-cell office:value-type="float" office:value="-37.12609859" calcext:value-type="float">
            <text:p>-37.12609859</text:p>
          </table:table-cell>
          <table:table-cell office:value-type="float" office:value="-84.13046239" calcext:value-type="float">
            <text:p>-84.13046239</text:p>
          </table:table-cell>
          <table:table-cell office:value-type="float" office:value="103.28702856" calcext:value-type="float">
            <text:p>103.2870285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4334927" calcext:value-type="float">
            <text:p>22.34334927</text:p>
          </table:table-cell>
          <table:table-cell office:value-type="float" office:value="-57.98992431" calcext:value-type="float">
            <text:p>-57.98992431</text:p>
          </table:table-cell>
          <table:table-cell office:value-type="float" office:value="12.89843986" calcext:value-type="float">
            <text:p>12.89843986</text:p>
          </table:table-cell>
          <table:table-cell office:value-type="float" office:value="30.72413544" calcext:value-type="float">
            <text:p>30.7241354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333333" calcext:value-type="float">
            <text:p>3.93333333</text:p>
          </table:table-cell>
          <table:table-cell office:value-type="float" office:value="2.21721016" calcext:value-type="float">
            <text:p>2.21721016</text:p>
          </table:table-cell>
          <table:table-cell office:value-type="float" office:value="9.31457456" calcext:value-type="float">
            <text:p>9.31457456</text:p>
          </table:table-cell>
          <table:table-cell office:value-type="float" office:value="-85.68493954" calcext:value-type="float">
            <text:p>-85.68493954</text:p>
          </table:table-cell>
          <table:table-cell office:value-type="float" office:value="0.01142118" calcext:value-type="float">
            <text:p>0.01142118</text:p>
          </table:table-cell>
          <table:table-cell office:value-type="float" office:value="0.95594157" calcext:value-type="float">
            <text:p>0.95594157</text:p>
          </table:table-cell>
          <table:table-cell office:value-type="float" office:value="-0.66724137" calcext:value-type="float">
            <text:p>-0.66724137</text:p>
          </table:table-cell>
          <table:table-cell office:value-type="float" office:value="47.7757149" calcext:value-type="float">
            <text:p>47.7757149</text:p>
          </table:table-cell>
          <table:table-cell office:value-type="float" office:value="-9.97396216" calcext:value-type="float">
            <text:p>-9.97396216</text:p>
          </table:table-cell>
          <table:table-cell office:value-type="float" office:value="0" calcext:value-type="float">
            <text:p>0</text:p>
          </table:table-cell>
          <table:table-cell office:value-type="float" office:value="60.34768516" calcext:value-type="float">
            <text:p>60.34768516</text:p>
          </table:table-cell>
          <table:table-cell office:value-type="float" office:value="1.0532658" calcext:value-type="float">
            <text:p>1.05326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7757149" calcext:value-type="float">
            <text:p>47.7757149</text:p>
          </table:table-cell>
          <table:table-cell office:value-type="float" office:value="-9.97396216" calcext:value-type="float">
            <text:p>-9.97396216</text:p>
          </table:table-cell>
          <table:table-cell office:value-type="float" office:value="0" calcext:value-type="float">
            <text:p>0</text:p>
          </table:table-cell>
          <table:table-cell office:value-type="float" office:value="60.34768516" calcext:value-type="float">
            <text:p>60.34768516</text:p>
          </table:table-cell>
          <table:table-cell office:value-type="float" office:value="1.0532658" calcext:value-type="float">
            <text:p>1.05326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31397" calcext:value-type="float">
            <text:p>-0.02431397</text:p>
          </table:table-cell>
          <table:table-cell office:value-type="float" office:value="0.21564514" calcext:value-type="float">
            <text:p>0.21564514</text:p>
          </table:table-cell>
          <table:table-cell office:value-type="float" office:value="3.42252429" calcext:value-type="float">
            <text:p>3.42252429</text:p>
          </table:table-cell>
          <table:table-cell office:value-type="float" office:value="-0.04515347" calcext:value-type="float">
            <text:p>-0.04515347</text:p>
          </table:table-cell>
          <table:table-cell office:value-type="float" office:value="0.28680804" calcext:value-type="float">
            <text:p>0.28680804</text:p>
          </table:table-cell>
          <table:table-cell office:value-type="float" office:value="3.63643206" calcext:value-type="float">
            <text:p>3.63643206</text:p>
          </table:table-cell>
          <table:table-cell office:value-type="float" office:value="-0.03994542" calcext:value-type="float">
            <text:p>-0.03994542</text:p>
          </table:table-cell>
          <table:table-cell office:value-type="float" office:value="0.5243196" calcext:value-type="float">
            <text:p>0.5243196</text:p>
          </table:table-cell>
          <table:table-cell office:value-type="float" office:value="3.63643206" calcext:value-type="float">
            <text:p>3.63643206</text:p>
          </table:table-cell>
          <table:table-cell office:value-type="float" office:value="-0.02778843" calcext:value-type="float">
            <text:p>-0.02778843</text:p>
          </table:table-cell>
          <table:table-cell office:value-type="float" office:value="0.5243196" calcext:value-type="float">
            <text:p>0.5243196</text:p>
          </table:table-cell>
          <table:table-cell office:value-type="float" office:value="2.99470875" calcext:value-type="float">
            <text:p>2.99470875</text:p>
          </table:table-cell>
          <table:table-cell office:value-type="float" office:value="-0.02257795" calcext:value-type="float">
            <text:p>-0.02257795</text:p>
          </table:table-cell>
          <table:table-cell office:value-type="float" office:value="0.43974358" calcext:value-type="float">
            <text:p>0.43974358</text:p>
          </table:table-cell>
          <table:table-cell office:value-type="float" office:value="2.78080098" calcext:value-type="float">
            <text:p>2.78080098</text:p>
          </table:table-cell>
          <table:table-cell office:value-type="float" office:value="-0.013893" calcext:value-type="float">
            <text:p>-0.013893</text:p>
          </table:table-cell>
          <table:table-cell office:value-type="float" office:value="0.33403433" calcext:value-type="float">
            <text:p>0.33403433</text:p>
          </table:table-cell>
          <table:table-cell office:value-type="float" office:value="2.56689322" calcext:value-type="float">
            <text:p>2.56689322</text:p>
          </table:table-cell>
          <table:table-cell office:value-type="float" office:value="-0.17367223" calcext:value-type="float">
            <text:p>-0.17367223</text:p>
          </table:table-cell>
          <table:table-cell office:value-type="float" office:value="2.43942099" calcext:value-type="float">
            <text:p>2.43942099</text:p>
          </table:table-cell>
          <table:table-cell office:value-type="float" office:value="19.03505333" calcext:value-type="float">
            <text:p>19.03505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33863645" calcext:value-type="float">
            <text:p>-26.33863645</text:p>
          </table:table-cell>
          <table:table-cell office:value-type="float" office:value="13.16203991" calcext:value-type="float">
            <text:p>13.16203991</text:p>
          </table:table-cell>
          <table:table-cell office:value-type="float" office:value="-13.61354668" calcext:value-type="float">
            <text:p>-13.61354668</text:p>
          </table:table-cell>
          <table:table-cell office:value-type="float" office:value="-43.38503785" calcext:value-type="float">
            <text:p>-43.38503785</text:p>
          </table:table-cell>
          <table:table-cell office:value-type="float" office:value="-39.48935747" calcext:value-type="float">
            <text:p>-39.48935747</text:p>
          </table:table-cell>
          <table:table-cell office:value-type="float" office:value="-83.66018172" calcext:value-type="float">
            <text:p>-83.66018172</text:p>
          </table:table-cell>
          <table:table-cell office:value-type="float" office:value="101.78351646" calcext:value-type="float">
            <text:p>101.7835164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5839936" calcext:value-type="float">
            <text:p>25.85839936</text:p>
          </table:table-cell>
          <table:table-cell office:value-type="float" office:value="-58.02168973" calcext:value-type="float">
            <text:p>-58.02168973</text:p>
          </table:table-cell>
          <table:table-cell office:value-type="float" office:value="12.0776555" calcext:value-type="float">
            <text:p>12.0776555</text:p>
          </table:table-cell>
          <table:table-cell office:value-type="float" office:value="25.48084445" calcext:value-type="float">
            <text:p>25.4808444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2.16118415" calcext:value-type="float">
            <text:p>2.16118415</text:p>
          </table:table-cell>
          <table:table-cell office:value-type="float" office:value="9.30017067" calcext:value-type="float">
            <text:p>9.30017067</text:p>
          </table:table-cell>
          <table:table-cell office:value-type="float" office:value="-85.76850708" calcext:value-type="float">
            <text:p>-85.76850708</text:p>
          </table:table-cell>
          <table:table-cell office:value-type="float" office:value="0.01939229" calcext:value-type="float">
            <text:p>0.01939229</text:p>
          </table:table-cell>
          <table:table-cell office:value-type="float" office:value="0.9567891" calcext:value-type="float">
            <text:p>0.9567891</text:p>
          </table:table-cell>
          <table:table-cell office:value-type="float" office:value="-0.65686639" calcext:value-type="float">
            <text:p>-0.65686639</text:p>
          </table:table-cell>
          <table:table-cell office:value-type="float" office:value="47.8601178" calcext:value-type="float">
            <text:p>47.8601178</text:p>
          </table:table-cell>
          <table:table-cell office:value-type="float" office:value="-9.9793807" calcext:value-type="float">
            <text:p>-9.9793807</text:p>
          </table:table-cell>
          <table:table-cell office:value-type="float" office:value="0" calcext:value-type="float">
            <text:p>0</text:p>
          </table:table-cell>
          <table:table-cell office:value-type="float" office:value="60.33013696" calcext:value-type="float">
            <text:p>60.33013696</text:p>
          </table:table-cell>
          <table:table-cell office:value-type="float" office:value="1.05295953" calcext:value-type="float">
            <text:p>1.052959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8601178" calcext:value-type="float">
            <text:p>47.8601178</text:p>
          </table:table-cell>
          <table:table-cell office:value-type="float" office:value="-9.9793807" calcext:value-type="float">
            <text:p>-9.9793807</text:p>
          </table:table-cell>
          <table:table-cell office:value-type="float" office:value="0" calcext:value-type="float">
            <text:p>0</text:p>
          </table:table-cell>
          <table:table-cell office:value-type="float" office:value="60.33013696" calcext:value-type="float">
            <text:p>60.33013696</text:p>
          </table:table-cell>
          <table:table-cell office:value-type="float" office:value="1.05295953" calcext:value-type="float">
            <text:p>1.052959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43523" calcext:value-type="float">
            <text:p>-0.02943523</text:p>
          </table:table-cell>
          <table:table-cell office:value-type="float" office:value="0.53180062" calcext:value-type="float">
            <text:p>0.53180062</text:p>
          </table:table-cell>
          <table:table-cell office:value-type="float" office:value="2.89836089" calcext:value-type="float">
            <text:p>2.89836089</text:p>
          </table:table-cell>
          <table:table-cell office:value-type="float" office:value="-0.05466417" calcext:value-type="float">
            <text:p>-0.05466417</text:p>
          </table:table-cell>
          <table:table-cell office:value-type="float" office:value="0.70729482" calcext:value-type="float">
            <text:p>0.70729482</text:p>
          </table:table-cell>
          <table:table-cell office:value-type="float" office:value="3.07950845" calcext:value-type="float">
            <text:p>3.07950845</text:p>
          </table:table-cell>
          <table:table-cell office:value-type="float" office:value="-0.04835914" calcext:value-type="float">
            <text:p>-0.04835914</text:p>
          </table:table-cell>
          <table:table-cell office:value-type="float" office:value="1.29302003" calcext:value-type="float">
            <text:p>1.29302003</text:p>
          </table:table-cell>
          <table:table-cell office:value-type="float" office:value="3.07950845" calcext:value-type="float">
            <text:p>3.07950845</text:p>
          </table:table-cell>
          <table:table-cell office:value-type="float" office:value="-0.03364152" calcext:value-type="float">
            <text:p>-0.03364152</text:p>
          </table:table-cell>
          <table:table-cell office:value-type="float" office:value="1.29302003" calcext:value-type="float">
            <text:p>1.29302003</text:p>
          </table:table-cell>
          <table:table-cell office:value-type="float" office:value="2.53606578" calcext:value-type="float">
            <text:p>2.53606578</text:p>
          </table:table-cell>
          <table:table-cell office:value-type="float" office:value="-0.02733355" calcext:value-type="float">
            <text:p>-0.02733355</text:p>
          </table:table-cell>
          <table:table-cell office:value-type="float" office:value="1.08444782" calcext:value-type="float">
            <text:p>1.08444782</text:p>
          </table:table-cell>
          <table:table-cell office:value-type="float" office:value="2.35491823" calcext:value-type="float">
            <text:p>2.35491823</text:p>
          </table:table-cell>
          <table:table-cell office:value-type="float" office:value="-0.01681929" calcext:value-type="float">
            <text:p>-0.01681929</text:p>
          </table:table-cell>
          <table:table-cell office:value-type="float" office:value="0.82375916" calcext:value-type="float">
            <text:p>0.82375916</text:p>
          </table:table-cell>
          <table:table-cell office:value-type="float" office:value="2.17377067" calcext:value-type="float">
            <text:p>2.17377067</text:p>
          </table:table-cell>
          <table:table-cell office:value-type="float" office:value="-0.2102529" calcext:value-type="float">
            <text:p>-0.2102529</text:p>
          </table:table-cell>
          <table:table-cell office:value-type="float" office:value="6.01583497" calcext:value-type="float">
            <text:p>6.01583497</text:p>
          </table:table-cell>
          <table:table-cell office:value-type="float" office:value="16.11981379" calcext:value-type="float">
            <text:p>16.11981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63716886" calcext:value-type="float">
            <text:p>-26.63716886</text:p>
          </table:table-cell>
          <table:table-cell office:value-type="float" office:value="8.98379385" calcext:value-type="float">
            <text:p>8.98379385</text:p>
          </table:table-cell>
          <table:table-cell office:value-type="float" office:value="-11.57617317" calcext:value-type="float">
            <text:p>-11.57617317</text:p>
          </table:table-cell>
          <table:table-cell office:value-type="float" office:value="-41.67368841" calcext:value-type="float">
            <text:p>-41.67368841</text:p>
          </table:table-cell>
          <table:table-cell office:value-type="float" office:value="-43.47112477" calcext:value-type="float">
            <text:p>-43.47112477</text:p>
          </table:table-cell>
          <table:table-cell office:value-type="float" office:value="-81.6493845" calcext:value-type="float">
            <text:p>-81.6493845</text:p>
          </table:table-cell>
          <table:table-cell office:value-type="float" office:value="99.96215089" calcext:value-type="float">
            <text:p>99.9621508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4816598" calcext:value-type="float">
            <text:p>22.54816598</text:p>
          </table:table-cell>
          <table:table-cell office:value-type="float" office:value="-58.63628434" calcext:value-type="float">
            <text:p>-58.63628434</text:p>
          </table:table-cell>
          <table:table-cell office:value-type="float" office:value="-1.46685969" calcext:value-type="float">
            <text:p>-1.46685969</text:p>
          </table:table-cell>
          <table:table-cell office:value-type="float" office:value="23.99845438" calcext:value-type="float">
            <text:p>23.9984543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666667" calcext:value-type="float">
            <text:p>3.96666667</text:p>
          </table:table-cell>
          <table:table-cell office:value-type="float" office:value="1.51338405" calcext:value-type="float">
            <text:p>1.51338405</text:p>
          </table:table-cell>
          <table:table-cell office:value-type="float" office:value="10.0960594" calcext:value-type="float">
            <text:p>10.0960594</text:p>
          </table:table-cell>
          <table:table-cell office:value-type="float" office:value="-84.52573392" calcext:value-type="float">
            <text:p>-84.52573392</text:p>
          </table:table-cell>
          <table:table-cell office:value-type="float" office:value="0.02752073" calcext:value-type="float">
            <text:p>0.02752073</text:p>
          </table:table-cell>
          <table:table-cell office:value-type="float" office:value="0.95703279" calcext:value-type="float">
            <text:p>0.95703279</text:p>
          </table:table-cell>
          <table:table-cell office:value-type="float" office:value="-0.6506449" calcext:value-type="float">
            <text:p>-0.6506449</text:p>
          </table:table-cell>
          <table:table-cell office:value-type="float" office:value="47.90788791" calcext:value-type="float">
            <text:p>47.90788791</text:p>
          </table:table-cell>
          <table:table-cell office:value-type="float" office:value="-9.98202567" calcext:value-type="float">
            <text:p>-9.98202567</text:p>
          </table:table-cell>
          <table:table-cell office:value-type="float" office:value="0" calcext:value-type="float">
            <text:p>0</text:p>
          </table:table-cell>
          <table:table-cell office:value-type="float" office:value="60.32031121" calcext:value-type="float">
            <text:p>60.32031121</text:p>
          </table:table-cell>
          <table:table-cell office:value-type="float" office:value="1.05278804" calcext:value-type="float">
            <text:p>1.05278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90788791" calcext:value-type="float">
            <text:p>47.90788791</text:p>
          </table:table-cell>
          <table:table-cell office:value-type="float" office:value="-9.98202567" calcext:value-type="float">
            <text:p>-9.98202567</text:p>
          </table:table-cell>
          <table:table-cell office:value-type="float" office:value="0" calcext:value-type="float">
            <text:p>0</text:p>
          </table:table-cell>
          <table:table-cell office:value-type="float" office:value="60.32031121" calcext:value-type="float">
            <text:p>60.32031121</text:p>
          </table:table-cell>
          <table:table-cell office:value-type="float" office:value="1.05278804" calcext:value-type="float">
            <text:p>1.05278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952198" calcext:value-type="float">
            <text:p>-0.03952198</text:p>
          </table:table-cell>
          <table:table-cell office:value-type="float" office:value="0.86653697" calcext:value-type="float">
            <text:p>0.86653697</text:p>
          </table:table-cell>
          <table:table-cell office:value-type="float" office:value="1.80785016" calcext:value-type="float">
            <text:p>1.80785016</text:p>
          </table:table-cell>
          <table:table-cell office:value-type="float" office:value="-0.07339627" calcext:value-type="float">
            <text:p>-0.07339627</text:p>
          </table:table-cell>
          <table:table-cell office:value-type="float" office:value="1.15249417" calcext:value-type="float">
            <text:p>1.15249417</text:p>
          </table:table-cell>
          <table:table-cell office:value-type="float" office:value="1.9208408" calcext:value-type="float">
            <text:p>1.9208408</text:p>
          </table:table-cell>
          <table:table-cell office:value-type="float" office:value="-0.06493067" calcext:value-type="float">
            <text:p>-0.06493067</text:p>
          </table:table-cell>
          <table:table-cell office:value-type="float" office:value="2.106898" calcext:value-type="float">
            <text:p>2.106898</text:p>
          </table:table-cell>
          <table:table-cell office:value-type="float" office:value="1.9208408" calcext:value-type="float">
            <text:p>1.9208408</text:p>
          </table:table-cell>
          <table:table-cell office:value-type="float" office:value="-0.04516967" calcext:value-type="float">
            <text:p>-0.04516967</text:p>
          </table:table-cell>
          <table:table-cell office:value-type="float" office:value="2.106898" calcext:value-type="float">
            <text:p>2.106898</text:p>
          </table:table-cell>
          <table:table-cell office:value-type="float" office:value="1.58186889" calcext:value-type="float">
            <text:p>1.58186889</text:p>
          </table:table-cell>
          <table:table-cell office:value-type="float" office:value="-0.03670011" calcext:value-type="float">
            <text:p>-0.03670011</text:p>
          </table:table-cell>
          <table:table-cell office:value-type="float" office:value="1.7670422" calcext:value-type="float">
            <text:p>1.7670422</text:p>
          </table:table-cell>
          <table:table-cell office:value-type="float" office:value="1.46887826" calcext:value-type="float">
            <text:p>1.46887826</text:p>
          </table:table-cell>
          <table:table-cell office:value-type="float" office:value="-0.02258286" calcext:value-type="float">
            <text:p>-0.02258286</text:p>
          </table:table-cell>
          <table:table-cell office:value-type="float" office:value="1.34226577" calcext:value-type="float">
            <text:p>1.34226577</text:p>
          </table:table-cell>
          <table:table-cell office:value-type="float" office:value="1.35588762" calcext:value-type="float">
            <text:p>1.35588762</text:p>
          </table:table-cell>
          <table:table-cell office:value-type="float" office:value="-0.28230157" calcext:value-type="float">
            <text:p>-0.28230157</text:p>
          </table:table-cell>
          <table:table-cell office:value-type="float" office:value="9.80243955" calcext:value-type="float">
            <text:p>9.80243955</text:p>
          </table:table-cell>
          <table:table-cell office:value-type="float" office:value="10.05472024" calcext:value-type="float">
            <text:p>10.0547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2176995" calcext:value-type="float">
            <text:p>-26.52176995</text:p>
          </table:table-cell>
          <table:table-cell office:value-type="float" office:value="4.10829168" calcext:value-type="float">
            <text:p>4.10829168</text:p>
          </table:table-cell>
          <table:table-cell office:value-type="float" office:value="-8.23050595" calcext:value-type="float">
            <text:p>-8.23050595</text:p>
          </table:table-cell>
          <table:table-cell office:value-type="float" office:value="-35.95699826" calcext:value-type="float">
            <text:p>-35.95699826</text:p>
          </table:table-cell>
          <table:table-cell office:value-type="float" office:value="-48.70576163" calcext:value-type="float">
            <text:p>-48.70576163</text:p>
          </table:table-cell>
          <table:table-cell office:value-type="float" office:value="-76.58782597" calcext:value-type="float">
            <text:p>-76.58782597</text:p>
          </table:table-cell>
          <table:table-cell office:value-type="float" office:value="97.72051251" calcext:value-type="float">
            <text:p>97.7205125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4797348" calcext:value-type="float">
            <text:p>9.34797348</text:p>
          </table:table-cell>
          <table:table-cell office:value-type="float" office:value="-59.98408779" calcext:value-type="float">
            <text:p>-59.98408779</text:p>
          </table:table-cell>
          <table:table-cell office:value-type="float" office:value="-24.00385832" calcext:value-type="float">
            <text:p>-24.00385832</text:p>
          </table:table-cell>
          <table:table-cell office:value-type="float" office:value="29.3981749" calcext:value-type="float">
            <text:p>29.398174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333333" calcext:value-type="float">
            <text:p>3.98333333</text:p>
          </table:table-cell>
          <table:table-cell office:value-type="float" office:value="0.38633897" calcext:value-type="float">
            <text:p>0.38633897</text:p>
          </table:table-cell>
          <table:table-cell office:value-type="float" office:value="11.73964431" calcext:value-type="float">
            <text:p>11.73964431</text:p>
          </table:table-cell>
          <table:table-cell office:value-type="float" office:value="-82.04034579" calcext:value-type="float">
            <text:p>-82.04034579</text:p>
          </table:table-cell>
          <table:table-cell office:value-type="float" office:value="0.03547621" calcext:value-type="float">
            <text:p>0.03547621</text:p>
          </table:table-cell>
          <table:table-cell office:value-type="float" office:value="0.95610106" calcext:value-type="float">
            <text:p>0.95610106</text:p>
          </table:table-cell>
          <table:table-cell office:value-type="float" office:value="-0.64850206" calcext:value-type="float">
            <text:p>-0.64850206</text:p>
          </table:table-cell>
          <table:table-cell office:value-type="float" office:value="47.93110689" calcext:value-type="float">
            <text:p>47.93110689</text:p>
          </table:table-cell>
          <table:table-cell office:value-type="float" office:value="-9.98319223" calcext:value-type="float">
            <text:p>-9.98319223</text:p>
          </table:table-cell>
          <table:table-cell office:value-type="float" office:value="0" calcext:value-type="float">
            <text:p>0</text:p>
          </table:table-cell>
          <table:table-cell office:value-type="float" office:value="60.31556888" calcext:value-type="float">
            <text:p>60.31556888</text:p>
          </table:table-cell>
          <table:table-cell office:value-type="float" office:value="1.05270527" calcext:value-type="float">
            <text:p>1.05270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93110689" calcext:value-type="float">
            <text:p>47.93110689</text:p>
          </table:table-cell>
          <table:table-cell office:value-type="float" office:value="-9.98319223" calcext:value-type="float">
            <text:p>-9.98319223</text:p>
          </table:table-cell>
          <table:table-cell office:value-type="float" office:value="0" calcext:value-type="float">
            <text:p>0</text:p>
          </table:table-cell>
          <table:table-cell office:value-type="float" office:value="60.31556888" calcext:value-type="float">
            <text:p>60.31556888</text:p>
          </table:table-cell>
          <table:table-cell office:value-type="float" office:value="1.05270527" calcext:value-type="float">
            <text:p>1.05270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882309" calcext:value-type="float">
            <text:p>-0.04882309</text:p>
          </table:table-cell>
          <table:table-cell office:value-type="float" office:value="1.18698745" calcext:value-type="float">
            <text:p>1.18698745</text:p>
          </table:table-cell>
          <table:table-cell office:value-type="float" office:value="0.28681466" calcext:value-type="float">
            <text:p>0.28681466</text:p>
          </table:table-cell>
          <table:table-cell office:value-type="float" office:value="-0.09066936" calcext:value-type="float">
            <text:p>-0.09066936</text:p>
          </table:table-cell>
          <table:table-cell office:value-type="float" office:value="1.57869331" calcext:value-type="float">
            <text:p>1.57869331</text:p>
          </table:table-cell>
          <table:table-cell office:value-type="float" office:value="0.30474058" calcext:value-type="float">
            <text:p>0.30474058</text:p>
          </table:table-cell>
          <table:table-cell office:value-type="float" office:value="-0.08021146" calcext:value-type="float">
            <text:p>-0.08021146</text:p>
          </table:table-cell>
          <table:table-cell office:value-type="float" office:value="2.8860413" calcext:value-type="float">
            <text:p>2.8860413</text:p>
          </table:table-cell>
          <table:table-cell office:value-type="float" office:value="0.30474058" calcext:value-type="float">
            <text:p>0.30474058</text:p>
          </table:table-cell>
          <table:table-cell office:value-type="float" office:value="-0.05579991" calcext:value-type="float">
            <text:p>-0.05579991</text:p>
          </table:table-cell>
          <table:table-cell office:value-type="float" office:value="2.8860413" calcext:value-type="float">
            <text:p>2.8860413</text:p>
          </table:table-cell>
          <table:table-cell office:value-type="float" office:value="0.25096283" calcext:value-type="float">
            <text:p>0.25096283</text:p>
          </table:table-cell>
          <table:table-cell office:value-type="float" office:value="-0.04533712" calcext:value-type="float">
            <text:p>-0.04533712</text:p>
          </table:table-cell>
          <table:table-cell office:value-type="float" office:value="2.42050482" calcext:value-type="float">
            <text:p>2.42050482</text:p>
          </table:table-cell>
          <table:table-cell office:value-type="float" office:value="0.23303692" calcext:value-type="float">
            <text:p>0.23303692</text:p>
          </table:table-cell>
          <table:table-cell office:value-type="float" office:value="-0.02789751" calcext:value-type="float">
            <text:p>-0.02789751</text:p>
          </table:table-cell>
          <table:table-cell office:value-type="float" office:value="1.83864357" calcext:value-type="float">
            <text:p>1.83864357</text:p>
          </table:table-cell>
          <table:table-cell office:value-type="float" office:value="0.215111" calcext:value-type="float">
            <text:p>0.215111</text:p>
          </table:table-cell>
          <table:table-cell office:value-type="float" office:value="-0.34873846" calcext:value-type="float">
            <text:p>-0.34873846</text:p>
          </table:table-cell>
          <table:table-cell office:value-type="float" office:value="13.42743948" calcext:value-type="float">
            <text:p>13.42743948</text:p>
          </table:table-cell>
          <table:table-cell office:value-type="float" office:value="1.59517712" calcext:value-type="float">
            <text:p>1.59517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75016172" calcext:value-type="float">
            <text:p>-25.75016172</text:p>
          </table:table-cell>
          <table:table-cell office:value-type="float" office:value="-0.26340691" calcext:value-type="float">
            <text:p>-0.26340691</text:p>
          </table:table-cell>
          <table:table-cell office:value-type="float" office:value="-3.58260623" calcext:value-type="float">
            <text:p>-3.58260623</text:p>
          </table:table-cell>
          <table:table-cell office:value-type="float" office:value="-24.91097929" calcext:value-type="float">
            <text:p>-24.91097929</text:p>
          </table:table-cell>
          <table:table-cell office:value-type="float" office:value="-53.74444614" calcext:value-type="float">
            <text:p>-53.74444614</text:p>
          </table:table-cell>
          <table:table-cell office:value-type="float" office:value="-66.88537209" calcext:value-type="float">
            <text:p>-66.88537209</text:p>
          </table:table-cell>
          <table:table-cell office:value-type="float" office:value="94.71503185" calcext:value-type="float">
            <text:p>94.7150318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41755174" calcext:value-type="float">
            <text:p>-14.41755174</text:p>
          </table:table-cell>
          <table:table-cell office:value-type="float" office:value="-59.60156913" calcext:value-type="float">
            <text:p>-59.60156913</text:p>
          </table:table-cell>
          <table:table-cell office:value-type="float" office:value="-48.88648909" calcext:value-type="float">
            <text:p>-48.88648909</text:p>
          </table:table-cell>
          <table:table-cell office:value-type="float" office:value="41.09589878" calcext:value-type="float">
            <text:p>41.0958987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19295008" calcext:value-type="float">
            <text:p>-1.19295008</text:p>
          </table:table-cell>
          <table:table-cell office:value-type="float" office:value="13.65651553" calcext:value-type="float">
            <text:p>13.65651553</text:p>
          </table:table-cell>
          <table:table-cell office:value-type="float" office:value="-78.5583946" calcext:value-type="float">
            <text:p>-78.5583946</text:p>
          </table:table-cell>
          <table:table-cell office:value-type="float" office:value="0.04324189" calcext:value-type="float">
            <text:p>0.04324189</text:p>
          </table:table-cell>
          <table:table-cell office:value-type="float" office:value="0.9545933" calcext:value-type="float">
            <text:p>0.9545933</text:p>
          </table:table-cell>
          <table:table-cell office:value-type="float" office:value="-0.64995081" calcext:value-type="float">
            <text:p>-0.64995081</text:p>
          </table:table-cell>
          <table:table-cell office:value-type="float" office:value="47.94323752" calcext:value-type="float">
            <text:p>47.94323752</text:p>
          </table:table-cell>
          <table:table-cell office:value-type="float" office:value="-9.98377638" calcext:value-type="float">
            <text:p>-9.98377638</text:p>
          </table:table-cell>
          <table:table-cell office:value-type="float" office:value="0" calcext:value-type="float">
            <text:p>0</text:p>
          </table:table-cell>
          <table:table-cell office:value-type="float" office:value="60.31309894" calcext:value-type="float">
            <text:p>60.31309894</text:p>
          </table:table-cell>
          <table:table-cell office:value-type="float" office:value="1.05266216" calcext:value-type="float">
            <text:p>1.05266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94323752" calcext:value-type="float">
            <text:p>47.94323752</text:p>
          </table:table-cell>
          <table:table-cell office:value-type="float" office:value="-9.98377638" calcext:value-type="float">
            <text:p>-9.98377638</text:p>
          </table:table-cell>
          <table:table-cell office:value-type="float" office:value="0" calcext:value-type="float">
            <text:p>0</text:p>
          </table:table-cell>
          <table:table-cell office:value-type="float" office:value="60.31309894" calcext:value-type="float">
            <text:p>60.31309894</text:p>
          </table:table-cell>
          <table:table-cell office:value-type="float" office:value="1.05266216" calcext:value-type="float">
            <text:p>1.05266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265266" calcext:value-type="float">
            <text:p>-0.05265266</text:p>
          </table:table-cell>
          <table:table-cell office:value-type="float" office:value="1.49773808" calcext:value-type="float">
            <text:p>1.49773808</text:p>
          </table:table-cell>
          <table:table-cell office:value-type="float" office:value="-1.24180393" calcext:value-type="float">
            <text:p>-1.24180393</text:p>
          </table:table-cell>
          <table:table-cell office:value-type="float" office:value="-0.09778125" calcext:value-type="float">
            <text:p>-0.09778125</text:p>
          </table:table-cell>
          <table:table-cell office:value-type="float" office:value="1.99199164" calcext:value-type="float">
            <text:p>1.99199164</text:p>
          </table:table-cell>
          <table:table-cell office:value-type="float" office:value="-1.31941668" calcext:value-type="float">
            <text:p>-1.31941668</text:p>
          </table:table-cell>
          <table:table-cell office:value-type="float" office:value="-0.08650305" calcext:value-type="float">
            <text:p>-0.08650305</text:p>
          </table:table-cell>
          <table:table-cell office:value-type="float" office:value="3.64160036" calcext:value-type="float">
            <text:p>3.64160036</text:p>
          </table:table-cell>
          <table:table-cell office:value-type="float" office:value="-1.31941668" calcext:value-type="float">
            <text:p>-1.31941668</text:p>
          </table:table-cell>
          <table:table-cell office:value-type="float" office:value="-0.06017672" calcext:value-type="float">
            <text:p>-0.06017672</text:p>
          </table:table-cell>
          <table:table-cell office:value-type="float" office:value="3.64160036" calcext:value-type="float">
            <text:p>3.64160036</text:p>
          </table:table-cell>
          <table:table-cell office:value-type="float" office:value="-1.08657844" calcext:value-type="float">
            <text:p>-1.08657844</text:p>
          </table:table-cell>
          <table:table-cell office:value-type="float" office:value="-0.04889326" calcext:value-type="float">
            <text:p>-0.04889326</text:p>
          </table:table-cell>
          <table:table-cell office:value-type="float" office:value="3.05418749" calcext:value-type="float">
            <text:p>3.05418749</text:p>
          </table:table-cell>
          <table:table-cell office:value-type="float" office:value="-1.00896569" calcext:value-type="float">
            <text:p>-1.00896569</text:p>
          </table:table-cell>
          <table:table-cell office:value-type="float" office:value="-0.03008573" calcext:value-type="float">
            <text:p>-0.03008573</text:p>
          </table:table-cell>
          <table:table-cell office:value-type="float" office:value="2.31999628" calcext:value-type="float">
            <text:p>2.31999628</text:p>
          </table:table-cell>
          <table:table-cell office:value-type="float" office:value="-0.93135295" calcext:value-type="float">
            <text:p>-0.93135295</text:p>
          </table:table-cell>
          <table:table-cell office:value-type="float" office:value="-0.37609268" calcext:value-type="float">
            <text:p>-0.37609268</text:p>
          </table:table-cell>
          <table:table-cell office:value-type="float" office:value="16.94271267" calcext:value-type="float">
            <text:p>16.94271267</text:p>
          </table:table-cell>
          <table:table-cell office:value-type="float" office:value="-6.90654092" calcext:value-type="float">
            <text:p>-6.90654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09842106" calcext:value-type="float">
            <text:p>-24.09842106</text:p>
          </table:table-cell>
          <table:table-cell office:value-type="float" office:value="-3.03028359" calcext:value-type="float">
            <text:p>-3.03028359</text:p>
          </table:table-cell>
          <table:table-cell office:value-type="float" office:value="-0.43189934" calcext:value-type="float">
            <text:p>-0.43189934</text:p>
          </table:table-cell>
          <table:table-cell office:value-type="float" office:value="-11.72167881" calcext:value-type="float">
            <text:p>-11.72167881</text:p>
          </table:table-cell>
          <table:table-cell office:value-type="float" office:value="-56.46983482" calcext:value-type="float">
            <text:p>-56.46983482</text:p>
          </table:table-cell>
          <table:table-cell office:value-type="float" office:value="-55.37589285" calcext:value-type="float">
            <text:p>-55.37589285</text:p>
          </table:table-cell>
          <table:table-cell office:value-type="float" office:value="91.06415331" calcext:value-type="float">
            <text:p>91.0641533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59504768" calcext:value-type="float">
            <text:p>-34.59504768</text:p>
          </table:table-cell>
          <table:table-cell office:value-type="float" office:value="-55.01272835" calcext:value-type="float">
            <text:p>-55.01272835</text:p>
          </table:table-cell>
          <table:table-cell office:value-type="float" office:value="-69.2742764" calcext:value-type="float">
            <text:p>-69.2742764</text:p>
          </table:table-cell>
          <table:table-cell office:value-type="float" office:value="53.16852302" calcext:value-type="float">
            <text:p>53.1685230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666667" calcext:value-type="float">
            <text:p>4.01666667</text:p>
          </table:table-cell>
          <table:table-cell office:value-type="float" office:value="-2.67121747" calcext:value-type="float">
            <text:p>-2.67121747</text:p>
          </table:table-cell>
          <table:table-cell office:value-type="float" office:value="15.18077916" calcext:value-type="float">
            <text:p>15.18077916</text:p>
          </table:table-cell>
          <table:table-cell office:value-type="float" office:value="-75.17689443" calcext:value-type="float">
            <text:p>-75.17689443</text:p>
          </table:table-cell>
          <table:table-cell office:value-type="float" office:value="0.04959789" calcext:value-type="float">
            <text:p>0.04959789</text:p>
          </table:table-cell>
          <table:table-cell office:value-type="float" office:value="0.95356236" calcext:value-type="float">
            <text:p>0.95356236</text:p>
          </table:table-cell>
          <table:table-cell office:value-type="float" office:value="-0.65293208" calcext:value-type="float">
            <text:p>-0.65293208</text:p>
          </table:table-cell>
          <table:table-cell office:value-type="float" office:value="47.95109605" calcext:value-type="float">
            <text:p>47.95109605</text:p>
          </table:table-cell>
          <table:table-cell office:value-type="float" office:value="-9.98414553" calcext:value-type="float">
            <text:p>-9.98414553</text:p>
          </table:table-cell>
          <table:table-cell office:value-type="float" office:value="0" calcext:value-type="float">
            <text:p>0</text:p>
          </table:table-cell>
          <table:table-cell office:value-type="float" office:value="60.31150174" calcext:value-type="float">
            <text:p>60.31150174</text:p>
          </table:table-cell>
          <table:table-cell office:value-type="float" office:value="1.05263428" calcext:value-type="float">
            <text:p>1.05263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95109605" calcext:value-type="float">
            <text:p>47.95109605</text:p>
          </table:table-cell>
          <table:table-cell office:value-type="float" office:value="-9.98414553" calcext:value-type="float">
            <text:p>-9.98414553</text:p>
          </table:table-cell>
          <table:table-cell office:value-type="float" office:value="0" calcext:value-type="float">
            <text:p>0</text:p>
          </table:table-cell>
          <table:table-cell office:value-type="float" office:value="60.31150174" calcext:value-type="float">
            <text:p>60.31150174</text:p>
          </table:table-cell>
          <table:table-cell office:value-type="float" office:value="1.05263428" calcext:value-type="float">
            <text:p>1.05263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330798" calcext:value-type="float">
            <text:p>-0.05330798</text:p>
          </table:table-cell>
          <table:table-cell office:value-type="float" office:value="1.76287165" calcext:value-type="float">
            <text:p>1.76287165</text:p>
          </table:table-cell>
          <table:table-cell office:value-type="float" office:value="-2.34410519" calcext:value-type="float">
            <text:p>-2.34410519</text:p>
          </table:table-cell>
          <table:table-cell office:value-type="float" office:value="-0.09899825" calcext:value-type="float">
            <text:p>-0.09899825</text:p>
          </table:table-cell>
          <table:table-cell office:value-type="float" office:value="2.34461929" calcext:value-type="float">
            <text:p>2.34461929</text:p>
          </table:table-cell>
          <table:table-cell office:value-type="float" office:value="-2.49061176" calcext:value-type="float">
            <text:p>-2.49061176</text:p>
          </table:table-cell>
          <table:table-cell office:value-type="float" office:value="-0.08757968" calcext:value-type="float">
            <text:p>-0.08757968</text:p>
          </table:table-cell>
          <table:table-cell office:value-type="float" office:value="4.28624612" calcext:value-type="float">
            <text:p>4.28624612</text:p>
          </table:table-cell>
          <table:table-cell office:value-type="float" office:value="-2.49061176" calcext:value-type="float">
            <text:p>-2.49061176</text:p>
          </table:table-cell>
          <table:table-cell office:value-type="float" office:value="-0.06092569" calcext:value-type="float">
            <text:p>-0.06092569</text:p>
          </table:table-cell>
          <table:table-cell office:value-type="float" office:value="4.28624612" calcext:value-type="float">
            <text:p>4.28624612</text:p>
          </table:table-cell>
          <table:table-cell office:value-type="float" office:value="-2.05109204" calcext:value-type="float">
            <text:p>-2.05109204</text:p>
          </table:table-cell>
          <table:table-cell office:value-type="float" office:value="-0.04950179" calcext:value-type="float">
            <text:p>-0.04950179</text:p>
          </table:table-cell>
          <table:table-cell office:value-type="float" office:value="3.59484786" calcext:value-type="float">
            <text:p>3.59484786</text:p>
          </table:table-cell>
          <table:table-cell office:value-type="float" office:value="-1.90458546" calcext:value-type="float">
            <text:p>-1.90458546</text:p>
          </table:table-cell>
          <table:table-cell office:value-type="float" office:value="-0.03046018" calcext:value-type="float">
            <text:p>-0.03046018</text:p>
          </table:table-cell>
          <table:table-cell office:value-type="float" office:value="2.73068818" calcext:value-type="float">
            <text:p>2.73068818</text:p>
          </table:table-cell>
          <table:table-cell office:value-type="float" office:value="-1.75807889" calcext:value-type="float">
            <text:p>-1.75807889</text:p>
          </table:table-cell>
          <table:table-cell office:value-type="float" office:value="-0.38077356" calcext:value-type="float">
            <text:p>-0.38077356</text:p>
          </table:table-cell>
          <table:table-cell office:value-type="float" office:value="19.94195665" calcext:value-type="float">
            <text:p>19.94195665</text:p>
          </table:table-cell>
          <table:table-cell office:value-type="float" office:value="-13.03720981" calcext:value-type="float">
            <text:p>-13.03720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37086033" calcext:value-type="float">
            <text:p>-22.37086033</text:p>
          </table:table-cell>
          <table:table-cell office:value-type="float" office:value="-4.00977685" calcext:value-type="float">
            <text:p>-4.00977685</text:p>
          </table:table-cell>
          <table:table-cell office:value-type="float" office:value="1.14578645" calcext:value-type="float">
            <text:p>1.14578645</text:p>
          </table:table-cell>
          <table:table-cell office:value-type="float" office:value="-2.01575743" calcext:value-type="float">
            <text:p>-2.01575743</text:p>
          </table:table-cell>
          <table:table-cell office:value-type="float" office:value="-56.837472" calcext:value-type="float">
            <text:p>-56.837472</text:p>
          </table:table-cell>
          <table:table-cell office:value-type="float" office:value="-47.21427421" calcext:value-type="float">
            <text:p>-47.21427421</text:p>
          </table:table-cell>
          <table:table-cell office:value-type="float" office:value="87.80100944" calcext:value-type="float">
            <text:p>87.8010094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29527977" calcext:value-type="float">
            <text:p>-44.29527977</text:p>
          </table:table-cell>
          <table:table-cell office:value-type="float" office:value="-50.75063088" calcext:value-type="float">
            <text:p>-50.75063088</text:p>
          </table:table-cell>
          <table:table-cell office:value-type="float" office:value="-80.66932148" calcext:value-type="float">
            <text:p>-80.66932148</text:p>
          </table:table-cell>
          <table:table-cell office:value-type="float" office:value="61.91191986" calcext:value-type="float">
            <text:p>61.9119198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333333" calcext:value-type="float">
            <text:p>4.03333333</text:p>
          </table:table-cell>
          <table:table-cell office:value-type="float" office:value="-3.45758853" calcext:value-type="float">
            <text:p>-3.45758853</text:p>
          </table:table-cell>
          <table:table-cell office:value-type="float" office:value="16.02167372" calcext:value-type="float">
            <text:p>16.02167372</text:p>
          </table:table-cell>
          <table:table-cell office:value-type="float" office:value="-73.23608672" calcext:value-type="float">
            <text:p>-73.23608672</text:p>
          </table:table-cell>
          <table:table-cell office:value-type="float" office:value="0.05329983" calcext:value-type="float">
            <text:p>0.05329983</text:p>
          </table:table-cell>
          <table:table-cell office:value-type="float" office:value="0.95320929" calcext:value-type="float">
            <text:p>0.95320929</text:p>
          </table:table-cell>
          <table:table-cell office:value-type="float" office:value="-0.65411363" calcext:value-type="float">
            <text:p>-0.65411363</text:p>
          </table:table-cell>
          <table:table-cell office:value-type="float" office:value="47.95733788" calcext:value-type="float">
            <text:p>47.95733788</text:p>
          </table:table-cell>
          <table:table-cell office:value-type="float" office:value="-9.98443354" calcext:value-type="float">
            <text:p>-9.98443354</text:p>
          </table:table-cell>
          <table:table-cell office:value-type="float" office:value="0" calcext:value-type="float">
            <text:p>0</text:p>
          </table:table-cell>
          <table:table-cell office:value-type="float" office:value="60.31023478" calcext:value-type="float">
            <text:p>60.31023478</text:p>
          </table:table-cell>
          <table:table-cell office:value-type="float" office:value="1.05261217" calcext:value-type="float">
            <text:p>1.05261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95733788" calcext:value-type="float">
            <text:p>47.95733788</text:p>
          </table:table-cell>
          <table:table-cell office:value-type="float" office:value="-9.98443354" calcext:value-type="float">
            <text:p>-9.98443354</text:p>
          </table:table-cell>
          <table:table-cell office:value-type="float" office:value="0" calcext:value-type="float">
            <text:p>0</text:p>
          </table:table-cell>
          <table:table-cell office:value-type="float" office:value="60.31023478" calcext:value-type="float">
            <text:p>60.31023478</text:p>
          </table:table-cell>
          <table:table-cell office:value-type="float" office:value="1.05261217" calcext:value-type="float">
            <text:p>1.05261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259041" calcext:value-type="float">
            <text:p>-0.05259041</text:p>
          </table:table-cell>
          <table:table-cell office:value-type="float" office:value="1.93420032" calcext:value-type="float">
            <text:p>1.93420032</text:p>
          </table:table-cell>
          <table:table-cell office:value-type="float" office:value="-2.85986122" calcext:value-type="float">
            <text:p>-2.85986122</text:p>
          </table:table-cell>
          <table:table-cell office:value-type="float" office:value="-0.09766565" calcext:value-type="float">
            <text:p>-0.09766565</text:p>
          </table:table-cell>
          <table:table-cell office:value-type="float" office:value="2.57248642" calcext:value-type="float">
            <text:p>2.57248642</text:p>
          </table:table-cell>
          <table:table-cell office:value-type="float" office:value="-3.03860255" calcext:value-type="float">
            <text:p>-3.03860255</text:p>
          </table:table-cell>
          <table:table-cell office:value-type="float" office:value="-0.08640079" calcext:value-type="float">
            <text:p>-0.08640079</text:p>
          </table:table-cell>
          <table:table-cell office:value-type="float" office:value="4.70281465" calcext:value-type="float">
            <text:p>4.70281465</text:p>
          </table:table-cell>
          <table:table-cell office:value-type="float" office:value="-3.03860255" calcext:value-type="float">
            <text:p>-3.03860255</text:p>
          </table:table-cell>
          <table:table-cell office:value-type="float" office:value="-0.06010558" calcext:value-type="float">
            <text:p>-0.06010558</text:p>
          </table:table-cell>
          <table:table-cell office:value-type="float" office:value="4.70281465" calcext:value-type="float">
            <text:p>4.70281465</text:p>
          </table:table-cell>
          <table:table-cell office:value-type="float" office:value="-2.50237857" calcext:value-type="float">
            <text:p>-2.50237857</text:p>
          </table:table-cell>
          <table:table-cell office:value-type="float" office:value="-0.04883546" calcext:value-type="float">
            <text:p>-0.04883546</text:p>
          </table:table-cell>
          <table:table-cell office:value-type="float" office:value="3.94422129" calcext:value-type="float">
            <text:p>3.94422129</text:p>
          </table:table-cell>
          <table:table-cell office:value-type="float" office:value="-2.32363724" calcext:value-type="float">
            <text:p>-2.32363724</text:p>
          </table:table-cell>
          <table:table-cell office:value-type="float" office:value="-0.03005016" calcext:value-type="float">
            <text:p>-0.03005016</text:p>
          </table:table-cell>
          <table:table-cell office:value-type="float" office:value="2.99607629" calcext:value-type="float">
            <text:p>2.99607629</text:p>
          </table:table-cell>
          <table:table-cell office:value-type="float" office:value="-2.14489592" calcext:value-type="float">
            <text:p>-2.14489592</text:p>
          </table:table-cell>
          <table:table-cell office:value-type="float" office:value="-0.37564805" calcext:value-type="float">
            <text:p>-0.37564805</text:p>
          </table:table-cell>
          <table:table-cell office:value-type="float" office:value="21.88006084" calcext:value-type="float">
            <text:p>21.88006084</text:p>
          </table:table-cell>
          <table:table-cell office:value-type="float" office:value="-15.90569016" calcext:value-type="float">
            <text:p>-15.90569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70616202" calcext:value-type="float">
            <text:p>-21.70616202</text:p>
          </table:table-cell>
          <table:table-cell office:value-type="float" office:value="-4.20015522" calcext:value-type="float">
            <text:p>-4.20015522</text:p>
          </table:table-cell>
          <table:table-cell office:value-type="float" office:value="1.87700268" calcext:value-type="float">
            <text:p>1.87700268</text:p>
          </table:table-cell>
          <table:table-cell office:value-type="float" office:value="2.58138584" calcext:value-type="float">
            <text:p>2.58138584</text:p>
          </table:table-cell>
          <table:table-cell office:value-type="float" office:value="-56.12937639" calcext:value-type="float">
            <text:p>-56.12937639</text:p>
          </table:table-cell>
          <table:table-cell office:value-type="float" office:value="-43.42314556" calcext:value-type="float">
            <text:p>-43.42314556</text:p>
          </table:table-cell>
          <table:table-cell office:value-type="float" office:value="85.46671341" calcext:value-type="float">
            <text:p>85.4667134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62971387" calcext:value-type="float">
            <text:p>-47.62971387</text:p>
          </table:table-cell>
          <table:table-cell office:value-type="float" office:value="-49.73641636" calcext:value-type="float">
            <text:p>-49.73641636</text:p>
          </table:table-cell>
          <table:table-cell office:value-type="float" office:value="-86.14510839" calcext:value-type="float">
            <text:p>-86.14510839</text:p>
          </table:table-cell>
          <table:table-cell office:value-type="float" office:value="67.21830227" calcext:value-type="float">
            <text:p>67.2183022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-3.41569177" calcext:value-type="float">
            <text:p>-3.41569177</text:p>
          </table:table-cell>
          <table:table-cell office:value-type="float" office:value="16.31579262" calcext:value-type="float">
            <text:p>16.31579262</text:p>
          </table:table-cell>
          <table:table-cell office:value-type="float" office:value="-73.25973684" calcext:value-type="float">
            <text:p>-73.25973684</text:p>
          </table:table-cell>
          <table:table-cell office:value-type="float" office:value="0.05417021" calcext:value-type="float">
            <text:p>0.05417021</text:p>
          </table:table-cell>
          <table:table-cell office:value-type="float" office:value="0.95326673" calcext:value-type="float">
            <text:p>0.95326673</text:p>
          </table:table-cell>
          <table:table-cell office:value-type="float" office:value="-0.65185985" calcext:value-type="float">
            <text:p>-0.65185985</text:p>
          </table:table-cell>
          <table:table-cell office:value-type="float" office:value="47.95877588" calcext:value-type="float">
            <text:p>47.95877588</text:p>
          </table:table-cell>
          <table:table-cell office:value-type="float" office:value="-9.98449924" calcext:value-type="float">
            <text:p>-9.98449924</text:p>
          </table:table-cell>
          <table:table-cell office:value-type="float" office:value="0" calcext:value-type="float">
            <text:p>0</text:p>
          </table:table-cell>
          <table:table-cell office:value-type="float" office:value="60.30994306" calcext:value-type="float">
            <text:p>60.30994306</text:p>
          </table:table-cell>
          <table:table-cell office:value-type="float" office:value="1.05260708" calcext:value-type="float">
            <text:p>1.05260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95877588" calcext:value-type="float">
            <text:p>47.95877588</text:p>
          </table:table-cell>
          <table:table-cell office:value-type="float" office:value="-9.98449924" calcext:value-type="float">
            <text:p>-9.98449924</text:p>
          </table:table-cell>
          <table:table-cell office:value-type="float" office:value="0" calcext:value-type="float">
            <text:p>0</text:p>
          </table:table-cell>
          <table:table-cell office:value-type="float" office:value="60.30994306" calcext:value-type="float">
            <text:p>60.30994306</text:p>
          </table:table-cell>
          <table:table-cell office:value-type="float" office:value="1.05260708" calcext:value-type="float">
            <text:p>1.05260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448627" calcext:value-type="float">
            <text:p>-0.05448627</text:p>
          </table:table-cell>
          <table:table-cell office:value-type="float" office:value="2.00257275" calcext:value-type="float">
            <text:p>2.00257275</text:p>
          </table:table-cell>
          <table:table-cell office:value-type="float" office:value="-2.82615855" calcext:value-type="float">
            <text:p>-2.82615855</text:p>
          </table:table-cell>
          <table:table-cell office:value-type="float" office:value="-0.10118645" calcext:value-type="float">
            <text:p>-0.10118645</text:p>
          </table:table-cell>
          <table:table-cell office:value-type="float" office:value="2.66342176" calcext:value-type="float">
            <text:p>2.66342176</text:p>
          </table:table-cell>
          <table:table-cell office:value-type="float" office:value="-3.00279346" calcext:value-type="float">
            <text:p>-3.00279346</text:p>
          </table:table-cell>
          <table:table-cell office:value-type="float" office:value="-0.08951549" calcext:value-type="float">
            <text:p>-0.08951549</text:p>
          </table:table-cell>
          <table:table-cell office:value-type="float" office:value="4.86905538" calcext:value-type="float">
            <text:p>4.86905538</text:p>
          </table:table-cell>
          <table:table-cell office:value-type="float" office:value="-3.00279346" calcext:value-type="float">
            <text:p>-3.00279346</text:p>
          </table:table-cell>
          <table:table-cell office:value-type="float" office:value="-0.06227236" calcext:value-type="float">
            <text:p>-0.06227236</text:p>
          </table:table-cell>
          <table:table-cell office:value-type="float" office:value="4.86905538" calcext:value-type="float">
            <text:p>4.86905538</text:p>
          </table:table-cell>
          <table:table-cell office:value-type="float" office:value="-2.47288873" calcext:value-type="float">
            <text:p>-2.47288873</text:p>
          </table:table-cell>
          <table:table-cell office:value-type="float" office:value="-0.05059595" calcext:value-type="float">
            <text:p>-0.05059595</text:p>
          </table:table-cell>
          <table:table-cell office:value-type="float" office:value="4.08364635" calcext:value-type="float">
            <text:p>4.08364635</text:p>
          </table:table-cell>
          <table:table-cell office:value-type="float" office:value="-2.29625382" calcext:value-type="float">
            <text:p>-2.29625382</text:p>
          </table:table-cell>
          <table:table-cell office:value-type="float" office:value="-0.03113345" calcext:value-type="float">
            <text:p>-0.03113345</text:p>
          </table:table-cell>
          <table:table-cell office:value-type="float" office:value="3.10198519" calcext:value-type="float">
            <text:p>3.10198519</text:p>
          </table:table-cell>
          <table:table-cell office:value-type="float" office:value="-2.11961891" calcext:value-type="float">
            <text:p>-2.11961891</text:p>
          </table:table-cell>
          <table:table-cell office:value-type="float" office:value="-0.38918998" calcext:value-type="float">
            <text:p>-0.38918998</text:p>
          </table:table-cell>
          <table:table-cell office:value-type="float" office:value="22.65350345" calcext:value-type="float">
            <text:p>22.65350345</text:p>
          </table:table-cell>
          <table:table-cell office:value-type="float" office:value="-15.71824602" calcext:value-type="float">
            <text:p>-15.71824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74203211" calcext:value-type="float">
            <text:p>-21.74203211</text:p>
          </table:table-cell>
          <table:table-cell office:value-type="float" office:value="-4.24991252" calcext:value-type="float">
            <text:p>-4.24991252</text:p>
          </table:table-cell>
          <table:table-cell office:value-type="float" office:value="1.97686029" calcext:value-type="float">
            <text:p>1.97686029</text:p>
          </table:table-cell>
          <table:table-cell office:value-type="float" office:value="2.78865284" calcext:value-type="float">
            <text:p>2.78865284</text:p>
          </table:table-cell>
          <table:table-cell office:value-type="float" office:value="-55.1267068" calcext:value-type="float">
            <text:p>-55.1267068</text:p>
          </table:table-cell>
          <table:table-cell office:value-type="float" office:value="-43.08910901" calcext:value-type="float">
            <text:p>-43.08910901</text:p>
          </table:table-cell>
          <table:table-cell office:value-type="float" office:value="84.22571645" calcext:value-type="float">
            <text:p>84.2257164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18790724" calcext:value-type="float">
            <text:p>-47.18790724</text:p>
          </table:table-cell>
          <table:table-cell office:value-type="float" office:value="-51.73833549" calcext:value-type="float">
            <text:p>-51.73833549</text:p>
          </table:table-cell>
          <table:table-cell office:value-type="float" office:value="-87.87891806" calcext:value-type="float">
            <text:p>-87.87891806</text:p>
          </table:table-cell>
          <table:table-cell office:value-type="float" office:value="69.97226542" calcext:value-type="float">
            <text:p>69.9722654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6667" calcext:value-type="float">
            <text:p>4.06666667</text:p>
          </table:table-cell>
          <table:table-cell office:value-type="float" office:value="-2.91229906" calcext:value-type="float">
            <text:p>-2.91229906</text:p>
          </table:table-cell>
          <table:table-cell office:value-type="float" office:value="16.4638735" calcext:value-type="float">
            <text:p>16.4638735</text:p>
          </table:table-cell>
          <table:table-cell office:value-type="float" office:value="-74.33296258" calcext:value-type="float">
            <text:p>-74.33296258</text:p>
          </table:table-cell>
          <table:table-cell office:value-type="float" office:value="0.05314615" calcext:value-type="float">
            <text:p>0.05314615</text:p>
          </table:table-cell>
          <table:table-cell office:value-type="float" office:value="0.95337173" calcext:value-type="float">
            <text:p>0.95337173</text:p>
          </table:table-cell>
          <table:table-cell office:value-type="float" office:value="-0.6472837" calcext:value-type="float">
            <text:p>-0.6472837</text:p>
          </table:table-cell>
          <table:table-cell office:value-type="float" office:value="47.96501284" calcext:value-type="float">
            <text:p>47.96501284</text:p>
          </table:table-cell>
          <table:table-cell office:value-type="float" office:value="-9.98478151" calcext:value-type="float">
            <text:p>-9.98478151</text:p>
          </table:table-cell>
          <table:table-cell office:value-type="float" office:value="0" calcext:value-type="float">
            <text:p>0</text:p>
          </table:table-cell>
          <table:table-cell office:value-type="float" office:value="60.30867889" calcext:value-type="float">
            <text:p>60.30867889</text:p>
          </table:table-cell>
          <table:table-cell office:value-type="float" office:value="1.05258501" calcext:value-type="float">
            <text:p>1.052585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96501284" calcext:value-type="float">
            <text:p>47.96501284</text:p>
          </table:table-cell>
          <table:table-cell office:value-type="float" office:value="-9.98478151" calcext:value-type="float">
            <text:p>-9.98478151</text:p>
          </table:table-cell>
          <table:table-cell office:value-type="float" office:value="0" calcext:value-type="float">
            <text:p>0</text:p>
          </table:table-cell>
          <table:table-cell office:value-type="float" office:value="60.30867889" calcext:value-type="float">
            <text:p>60.30867889</text:p>
          </table:table-cell>
          <table:table-cell office:value-type="float" office:value="1.05258501" calcext:value-type="float">
            <text:p>1.052585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552437" calcext:value-type="float">
            <text:p>-0.05552437</text:p>
          </table:table-cell>
          <table:table-cell office:value-type="float" office:value="1.99840397" calcext:value-type="float">
            <text:p>1.99840397</text:p>
          </table:table-cell>
          <table:table-cell office:value-type="float" office:value="-2.63501411" calcext:value-type="float">
            <text:p>-2.63501411</text:p>
          </table:table-cell>
          <table:table-cell office:value-type="float" office:value="-0.1031143" calcext:value-type="float">
            <text:p>-0.1031143</text:p>
          </table:table-cell>
          <table:table-cell office:value-type="float" office:value="2.65787728" calcext:value-type="float">
            <text:p>2.65787728</text:p>
          </table:table-cell>
          <table:table-cell office:value-type="float" office:value="-2.79970249" calcext:value-type="float">
            <text:p>-2.79970249</text:p>
          </table:table-cell>
          <table:table-cell office:value-type="float" office:value="-0.09122098" calcext:value-type="float">
            <text:p>-0.09122098</text:p>
          </table:table-cell>
          <table:table-cell office:value-type="float" office:value="4.85891942" calcext:value-type="float">
            <text:p>4.85891942</text:p>
          </table:table-cell>
          <table:table-cell office:value-type="float" office:value="-2.79970249" calcext:value-type="float">
            <text:p>-2.79970249</text:p>
          </table:table-cell>
          <table:table-cell office:value-type="float" office:value="-0.0634588" calcext:value-type="float">
            <text:p>-0.0634588</text:p>
          </table:table-cell>
          <table:table-cell office:value-type="float" office:value="4.85891942" calcext:value-type="float">
            <text:p>4.85891942</text:p>
          </table:table-cell>
          <table:table-cell office:value-type="float" office:value="-2.30563734" calcext:value-type="float">
            <text:p>-2.30563734</text:p>
          </table:table-cell>
          <table:table-cell office:value-type="float" office:value="-0.05155993" calcext:value-type="float">
            <text:p>-0.05155993</text:p>
          </table:table-cell>
          <table:table-cell office:value-type="float" office:value="4.07514538" calcext:value-type="float">
            <text:p>4.07514538</text:p>
          </table:table-cell>
          <table:table-cell office:value-type="float" office:value="-2.14094896" calcext:value-type="float">
            <text:p>-2.14094896</text:p>
          </table:table-cell>
          <table:table-cell office:value-type="float" office:value="-0.03172662" calcext:value-type="float">
            <text:p>-0.03172662</text:p>
          </table:table-cell>
          <table:table-cell office:value-type="float" office:value="3.09552775" calcext:value-type="float">
            <text:p>3.09552775</text:p>
          </table:table-cell>
          <table:table-cell office:value-type="float" office:value="-1.97626058" calcext:value-type="float">
            <text:p>-1.97626058</text:p>
          </table:table-cell>
          <table:table-cell office:value-type="float" office:value="-0.39660499" calcext:value-type="float">
            <text:p>-0.39660499</text:p>
          </table:table-cell>
          <table:table-cell office:value-type="float" office:value="22.60634542" calcext:value-type="float">
            <text:p>22.60634542</text:p>
          </table:table-cell>
          <table:table-cell office:value-type="float" office:value="-14.65515796" calcext:value-type="float">
            <text:p>-14.6551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11421368" calcext:value-type="float">
            <text:p>-22.11421368</text:p>
          </table:table-cell>
          <table:table-cell office:value-type="float" office:value="-4.09462704" calcext:value-type="float">
            <text:p>-4.09462704</text:p>
          </table:table-cell>
          <table:table-cell office:value-type="float" office:value="1.53285348" calcext:value-type="float">
            <text:p>1.53285348</text:p>
          </table:table-cell>
          <table:table-cell office:value-type="float" office:value="2.18109856" calcext:value-type="float">
            <text:p>2.18109856</text:p>
          </table:table-cell>
          <table:table-cell office:value-type="float" office:value="-53.91756956" calcext:value-type="float">
            <text:p>-53.91756956</text:p>
          </table:table-cell>
          <table:table-cell office:value-type="float" office:value="-42.71963112" calcext:value-type="float">
            <text:p>-42.71963112</text:p>
          </table:table-cell>
          <table:table-cell office:value-type="float" office:value="83.42415362" calcext:value-type="float">
            <text:p>83.4241536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15156043" calcext:value-type="float">
            <text:p>-46.15156043</text:p>
          </table:table-cell>
          <table:table-cell office:value-type="float" office:value="-54.33779977" calcext:value-type="float">
            <text:p>-54.33779977</text:p>
          </table:table-cell>
          <table:table-cell office:value-type="float" office:value="-88.52125562" calcext:value-type="float">
            <text:p>-88.52125562</text:p>
          </table:table-cell>
          <table:table-cell office:value-type="float" office:value="71.83651639" calcext:value-type="float">
            <text:p>71.8365163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333333" calcext:value-type="float">
            <text:p>4.08333333</text:p>
          </table:table-cell>
          <table:table-cell office:value-type="float" office:value="-2.45904687" calcext:value-type="float">
            <text:p>-2.45904687</text:p>
          </table:table-cell>
          <table:table-cell office:value-type="float" office:value="16.67228391" calcext:value-type="float">
            <text:p>16.67228391</text:p>
          </table:table-cell>
          <table:table-cell office:value-type="float" office:value="-75.32340295" calcext:value-type="float">
            <text:p>-75.32340295</text:p>
          </table:table-cell>
          <table:table-cell office:value-type="float" office:value="0.05175101" calcext:value-type="float">
            <text:p>0.05175101</text:p>
          </table:table-cell>
          <table:table-cell office:value-type="float" office:value="0.95390829" calcext:value-type="float">
            <text:p>0.95390829</text:p>
          </table:table-cell>
          <table:table-cell office:value-type="float" office:value="-0.64196662" calcext:value-type="float">
            <text:p>-0.64196662</text:p>
          </table:table-cell>
          <table:table-cell office:value-type="float" office:value="47.96902978" calcext:value-type="float">
            <text:p>47.96902978</text:p>
          </table:table-cell>
          <table:table-cell office:value-type="float" office:value="-9.98496113" calcext:value-type="float">
            <text:p>-9.98496113</text:p>
          </table:table-cell>
          <table:table-cell office:value-type="float" office:value="0" calcext:value-type="float">
            <text:p>0</text:p>
          </table:table-cell>
          <table:table-cell office:value-type="float" office:value="60.3078654" calcext:value-type="float">
            <text:p>60.3078654</text:p>
          </table:table-cell>
          <table:table-cell office:value-type="float" office:value="1.05257082" calcext:value-type="float">
            <text:p>1.05257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96902978" calcext:value-type="float">
            <text:p>47.96902978</text:p>
          </table:table-cell>
          <table:table-cell office:value-type="float" office:value="-9.98496113" calcext:value-type="float">
            <text:p>-9.98496113</text:p>
          </table:table-cell>
          <table:table-cell office:value-type="float" office:value="0" calcext:value-type="float">
            <text:p>0</text:p>
          </table:table-cell>
          <table:table-cell office:value-type="float" office:value="60.3078654" calcext:value-type="float">
            <text:p>60.3078654</text:p>
          </table:table-cell>
          <table:table-cell office:value-type="float" office:value="1.05257082" calcext:value-type="float">
            <text:p>1.05257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716441" calcext:value-type="float">
            <text:p>-0.05716441</text:p>
          </table:table-cell>
          <table:table-cell office:value-type="float" office:value="1.98692394" calcext:value-type="float">
            <text:p>1.98692394</text:p>
          </table:table-cell>
          <table:table-cell office:value-type="float" office:value="-2.47890548" calcext:value-type="float">
            <text:p>-2.47890548</text:p>
          </table:table-cell>
          <table:table-cell office:value-type="float" office:value="-0.10616003" calcext:value-type="float">
            <text:p>-0.10616003</text:p>
          </table:table-cell>
          <table:table-cell office:value-type="float" office:value="2.64260884" calcext:value-type="float">
            <text:p>2.64260884</text:p>
          </table:table-cell>
          <table:table-cell office:value-type="float" office:value="-2.63383707" calcext:value-type="float">
            <text:p>-2.63383707</text:p>
          </table:table-cell>
          <table:table-cell office:value-type="float" office:value="-0.09391541" calcext:value-type="float">
            <text:p>-0.09391541</text:p>
          </table:table-cell>
          <table:table-cell office:value-type="float" office:value="4.83100688" calcext:value-type="float">
            <text:p>4.83100688</text:p>
          </table:table-cell>
          <table:table-cell office:value-type="float" office:value="-2.63383707" calcext:value-type="float">
            <text:p>-2.63383707</text:p>
          </table:table-cell>
          <table:table-cell office:value-type="float" office:value="-0.0653332" calcext:value-type="float">
            <text:p>-0.0653332</text:p>
          </table:table-cell>
          <table:table-cell office:value-type="float" office:value="4.83100688" calcext:value-type="float">
            <text:p>4.83100688</text:p>
          </table:table-cell>
          <table:table-cell office:value-type="float" office:value="-2.16904229" calcext:value-type="float">
            <text:p>-2.16904229</text:p>
          </table:table-cell>
          <table:table-cell office:value-type="float" office:value="-0.05308287" calcext:value-type="float">
            <text:p>-0.05308287</text:p>
          </table:table-cell>
          <table:table-cell office:value-type="float" office:value="4.0517353" calcext:value-type="float">
            <text:p>4.0517353</text:p>
          </table:table-cell>
          <table:table-cell office:value-type="float" office:value="-2.0141107" calcext:value-type="float">
            <text:p>-2.0141107</text:p>
          </table:table-cell>
          <table:table-cell office:value-type="float" office:value="-0.03266374" calcext:value-type="float">
            <text:p>-0.03266374</text:p>
          </table:table-cell>
          <table:table-cell office:value-type="float" office:value="3.07774519" calcext:value-type="float">
            <text:p>3.07774519</text:p>
          </table:table-cell>
          <table:table-cell office:value-type="float" office:value="-1.85917911" calcext:value-type="float">
            <text:p>-1.85917911</text:p>
          </table:table-cell>
          <table:table-cell office:value-type="float" office:value="-0.40831966" calcext:value-type="float">
            <text:p>-0.40831966</text:p>
          </table:table-cell>
          <table:table-cell office:value-type="float" office:value="22.47648103" calcext:value-type="float">
            <text:p>22.47648103</text:p>
          </table:table-cell>
          <table:table-cell office:value-type="float" office:value="-13.7869286" calcext:value-type="float">
            <text:p>-13.7869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12777028" calcext:value-type="float">
            <text:p>-22.12777028</text:p>
          </table:table-cell>
          <table:table-cell office:value-type="float" office:value="-4.2228708" calcext:value-type="float">
            <text:p>-4.2228708</text:p>
          </table:table-cell>
          <table:table-cell office:value-type="float" office:value="1.2712505" calcext:value-type="float">
            <text:p>1.2712505</text:p>
          </table:table-cell>
          <table:table-cell office:value-type="float" office:value="1.00092822" calcext:value-type="float">
            <text:p>1.00092822</text:p>
          </table:table-cell>
          <table:table-cell office:value-type="float" office:value="-52.77380533" calcext:value-type="float">
            <text:p>-52.77380533</text:p>
          </table:table-cell>
          <table:table-cell office:value-type="float" office:value="-42.62288179" calcext:value-type="float">
            <text:p>-42.62288179</text:p>
          </table:table-cell>
          <table:table-cell office:value-type="float" office:value="83.18518025" calcext:value-type="float">
            <text:p>83.1851802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89373118" calcext:value-type="float">
            <text:p>-44.89373118</text:p>
          </table:table-cell>
          <table:table-cell office:value-type="float" office:value="-56.39857007" calcext:value-type="float">
            <text:p>-56.39857007</text:p>
          </table:table-cell>
          <table:table-cell office:value-type="float" office:value="-88.65716396" calcext:value-type="float">
            <text:p>-88.65716396</text:p>
          </table:table-cell>
          <table:table-cell office:value-type="float" office:value="73.64262232" calcext:value-type="float">
            <text:p>73.6426223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2.27433194" calcext:value-type="float">
            <text:p>-2.27433194</text:p>
          </table:table-cell>
          <table:table-cell office:value-type="float" office:value="17.14229508" calcext:value-type="float">
            <text:p>17.14229508</text:p>
          </table:table-cell>
          <table:table-cell office:value-type="float" office:value="-76.0017203" calcext:value-type="float">
            <text:p>-76.0017203</text:p>
          </table:table-cell>
          <table:table-cell office:value-type="float" office:value="0.05062381" calcext:value-type="float">
            <text:p>0.05062381</text:p>
          </table:table-cell>
          <table:table-cell office:value-type="float" office:value="0.95497578" calcext:value-type="float">
            <text:p>0.95497578</text:p>
          </table:table-cell>
          <table:table-cell office:value-type="float" office:value="-0.63586225" calcext:value-type="float">
            <text:p>-0.63586225</text:p>
          </table:table-cell>
          <table:table-cell office:value-type="float" office:value="47.97184844" calcext:value-type="float">
            <text:p>47.97184844</text:p>
          </table:table-cell>
          <table:table-cell office:value-type="float" office:value="-9.98508607" calcext:value-type="float">
            <text:p>-9.98508607</text:p>
          </table:table-cell>
          <table:table-cell office:value-type="float" office:value="0" calcext:value-type="float">
            <text:p>0</text:p>
          </table:table-cell>
          <table:table-cell office:value-type="float" office:value="60.30729492" calcext:value-type="float">
            <text:p>60.30729492</text:p>
          </table:table-cell>
          <table:table-cell office:value-type="float" office:value="1.05256086" calcext:value-type="float">
            <text:p>1.05256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97184844" calcext:value-type="float">
            <text:p>47.97184844</text:p>
          </table:table-cell>
          <table:table-cell office:value-type="float" office:value="-9.98508607" calcext:value-type="float">
            <text:p>-9.98508607</text:p>
          </table:table-cell>
          <table:table-cell office:value-type="float" office:value="0" calcext:value-type="float">
            <text:p>0</text:p>
          </table:table-cell>
          <table:table-cell office:value-type="float" office:value="60.30729492" calcext:value-type="float">
            <text:p>60.30729492</text:p>
          </table:table-cell>
          <table:table-cell office:value-type="float" office:value="1.05256086" calcext:value-type="float">
            <text:p>1.05256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595984" calcext:value-type="float">
            <text:p>-0.04595984</text:p>
          </table:table-cell>
          <table:table-cell office:value-type="float" office:value="1.99640626" calcext:value-type="float">
            <text:p>1.99640626</text:p>
          </table:table-cell>
          <table:table-cell office:value-type="float" office:value="-2.42426363" calcext:value-type="float">
            <text:p>-2.42426363</text:p>
          </table:table-cell>
          <table:table-cell office:value-type="float" office:value="-0.08535203" calcext:value-type="float">
            <text:p>-0.08535203</text:p>
          </table:table-cell>
          <table:table-cell office:value-type="float" office:value="2.65522032" calcext:value-type="float">
            <text:p>2.65522032</text:p>
          </table:table-cell>
          <table:table-cell office:value-type="float" office:value="-2.57578011" calcext:value-type="float">
            <text:p>-2.57578011</text:p>
          </table:table-cell>
          <table:table-cell office:value-type="float" office:value="-0.07550743" calcext:value-type="float">
            <text:p>-0.07550743</text:p>
          </table:table-cell>
          <table:table-cell office:value-type="float" office:value="4.85406217" calcext:value-type="float">
            <text:p>4.85406217</text:p>
          </table:table-cell>
          <table:table-cell office:value-type="float" office:value="-2.57578011" calcext:value-type="float">
            <text:p>-2.57578011</text:p>
          </table:table-cell>
          <table:table-cell office:value-type="float" office:value="-0.05252751" calcext:value-type="float">
            <text:p>-0.05252751</text:p>
          </table:table-cell>
          <table:table-cell office:value-type="float" office:value="4.85406217" calcext:value-type="float">
            <text:p>4.85406217</text:p>
          </table:table-cell>
          <table:table-cell office:value-type="float" office:value="-2.12123068" calcext:value-type="float">
            <text:p>-2.12123068</text:p>
          </table:table-cell>
          <table:table-cell office:value-type="float" office:value="-0.04267831" calcext:value-type="float">
            <text:p>-0.04267831</text:p>
          </table:table-cell>
          <table:table-cell office:value-type="float" office:value="4.07107164" calcext:value-type="float">
            <text:p>4.07107164</text:p>
          </table:table-cell>
          <table:table-cell office:value-type="float" office:value="-1.9697142" calcext:value-type="float">
            <text:p>-1.9697142</text:p>
          </table:table-cell>
          <table:table-cell office:value-type="float" office:value="-0.02626146" calcext:value-type="float">
            <text:p>-0.02626146</text:p>
          </table:table-cell>
          <table:table-cell office:value-type="float" office:value="3.09243329" calcext:value-type="float">
            <text:p>3.09243329</text:p>
          </table:table-cell>
          <table:table-cell office:value-type="float" office:value="-1.81819772" calcext:value-type="float">
            <text:p>-1.81819772</text:p>
          </table:table-cell>
          <table:table-cell office:value-type="float" office:value="-0.32828658" calcext:value-type="float">
            <text:p>-0.32828658</text:p>
          </table:table-cell>
          <table:table-cell office:value-type="float" office:value="22.58374685" calcext:value-type="float">
            <text:p>22.58374685</text:p>
          </table:table-cell>
          <table:table-cell office:value-type="float" office:value="-13.48302704" calcext:value-type="float">
            <text:p>-13.48302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88874761" calcext:value-type="float">
            <text:p>-21.88874761</text:p>
          </table:table-cell>
          <table:table-cell office:value-type="float" office:value="-4.4757918" calcext:value-type="float">
            <text:p>-4.4757918</text:p>
          </table:table-cell>
          <table:table-cell office:value-type="float" office:value="1.17707327" calcext:value-type="float">
            <text:p>1.17707327</text:p>
          </table:table-cell>
          <table:table-cell office:value-type="float" office:value="-0.1917158" calcext:value-type="float">
            <text:p>-0.1917158</text:p>
          </table:table-cell>
          <table:table-cell office:value-type="float" office:value="-51.76425057" calcext:value-type="float">
            <text:p>-51.76425057</text:p>
          </table:table-cell>
          <table:table-cell office:value-type="float" office:value="-42.57534392" calcext:value-type="float">
            <text:p>-42.57534392</text:p>
          </table:table-cell>
          <table:table-cell office:value-type="float" office:value="83.46781549" calcext:value-type="float">
            <text:p>83.4678154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40626649" calcext:value-type="float">
            <text:p>-44.40626649</text:p>
          </table:table-cell>
          <table:table-cell office:value-type="float" office:value="-57.04555719" calcext:value-type="float">
            <text:p>-57.04555719</text:p>
          </table:table-cell>
          <table:table-cell office:value-type="float" office:value="-89.0170399" calcext:value-type="float">
            <text:p>-89.0170399</text:p>
          </table:table-cell>
          <table:table-cell office:value-type="float" office:value="76.20576921" calcext:value-type="float">
            <text:p>76.2057692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666667" calcext:value-type="float">
            <text:p>4.11666667</text:p>
          </table:table-cell>
          <table:table-cell office:value-type="float" office:value="-2.35938352" calcext:value-type="float">
            <text:p>-2.35938352</text:p>
          </table:table-cell>
          <table:table-cell office:value-type="float" office:value="17.73709651" calcext:value-type="float">
            <text:p>17.73709651</text:p>
          </table:table-cell>
          <table:table-cell office:value-type="float" office:value="-76.61613926" calcext:value-type="float">
            <text:p>-76.61613926</text:p>
          </table:table-cell>
          <table:table-cell office:value-type="float" office:value="0.04990293" calcext:value-type="float">
            <text:p>0.04990293</text:p>
          </table:table-cell>
          <table:table-cell office:value-type="float" office:value="0.95686604" calcext:value-type="float">
            <text:p>0.95686604</text:p>
          </table:table-cell>
          <table:table-cell office:value-type="float" office:value="-0.62796353" calcext:value-type="float">
            <text:p>-0.62796353</text:p>
          </table:table-cell>
          <table:table-cell office:value-type="float" office:value="47.97948408" calcext:value-type="float">
            <text:p>47.97948408</text:p>
          </table:table-cell>
          <table:table-cell office:value-type="float" office:value="-9.98542013" calcext:value-type="float">
            <text:p>-9.98542013</text:p>
          </table:table-cell>
          <table:table-cell office:value-type="float" office:value="0" calcext:value-type="float">
            <text:p>0</text:p>
          </table:table-cell>
          <table:table-cell office:value-type="float" office:value="60.30575114" calcext:value-type="float">
            <text:p>60.30575114</text:p>
          </table:table-cell>
          <table:table-cell office:value-type="float" office:value="1.05253392" calcext:value-type="float">
            <text:p>1.05253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97948408" calcext:value-type="float">
            <text:p>47.97948408</text:p>
          </table:table-cell>
          <table:table-cell office:value-type="float" office:value="-9.98542013" calcext:value-type="float">
            <text:p>-9.98542013</text:p>
          </table:table-cell>
          <table:table-cell office:value-type="float" office:value="0" calcext:value-type="float">
            <text:p>0</text:p>
          </table:table-cell>
          <table:table-cell office:value-type="float" office:value="60.30575114" calcext:value-type="float">
            <text:p>60.30575114</text:p>
          </table:table-cell>
          <table:table-cell office:value-type="float" office:value="1.05253392" calcext:value-type="float">
            <text:p>1.05253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295511" calcext:value-type="float">
            <text:p>-0.04295511</text:p>
          </table:table-cell>
          <table:table-cell office:value-type="float" office:value="2.03364957" calcext:value-type="float">
            <text:p>2.03364957</text:p>
          </table:table-cell>
          <table:table-cell office:value-type="float" office:value="-2.39316699" calcext:value-type="float">
            <text:p>-2.39316699</text:p>
          </table:table-cell>
          <table:table-cell office:value-type="float" office:value="-0.07977194" calcext:value-type="float">
            <text:p>-0.07977194</text:p>
          </table:table-cell>
          <table:table-cell office:value-type="float" office:value="2.70475393" calcext:value-type="float">
            <text:p>2.70475393</text:p>
          </table:table-cell>
          <table:table-cell office:value-type="float" office:value="-2.54273993" calcext:value-type="float">
            <text:p>-2.54273993</text:p>
          </table:table-cell>
          <table:table-cell office:value-type="float" office:value="-0.07057095" calcext:value-type="float">
            <text:p>-0.07057095</text:p>
          </table:table-cell>
          <table:table-cell office:value-type="float" office:value="4.94461557" calcext:value-type="float">
            <text:p>4.94461557</text:p>
          </table:table-cell>
          <table:table-cell office:value-type="float" office:value="-2.54273993" calcext:value-type="float">
            <text:p>-2.54273993</text:p>
          </table:table-cell>
          <table:table-cell office:value-type="float" office:value="-0.0490934" calcext:value-type="float">
            <text:p>-0.0490934</text:p>
          </table:table-cell>
          <table:table-cell office:value-type="float" office:value="4.94461557" calcext:value-type="float">
            <text:p>4.94461557</text:p>
          </table:table-cell>
          <table:table-cell office:value-type="float" office:value="-2.09402112" calcext:value-type="float">
            <text:p>-2.09402112</text:p>
          </table:table-cell>
          <table:table-cell office:value-type="float" office:value="-0.03988812" calcext:value-type="float">
            <text:p>-0.03988812</text:p>
          </table:table-cell>
          <table:table-cell office:value-type="float" office:value="4.14701821" calcext:value-type="float">
            <text:p>4.14701821</text:p>
          </table:table-cell>
          <table:table-cell office:value-type="float" office:value="-1.94444818" calcext:value-type="float">
            <text:p>-1.94444818</text:p>
          </table:table-cell>
          <table:table-cell office:value-type="float" office:value="-0.02454455" calcext:value-type="float">
            <text:p>-0.02454455</text:p>
          </table:table-cell>
          <table:table-cell office:value-type="float" office:value="3.15012319" calcext:value-type="float">
            <text:p>3.15012319</text:p>
          </table:table-cell>
          <table:table-cell office:value-type="float" office:value="-1.79487525" calcext:value-type="float">
            <text:p>-1.79487525</text:p>
          </table:table-cell>
          <table:table-cell office:value-type="float" office:value="-0.30682407" calcext:value-type="float">
            <text:p>-0.30682407</text:p>
          </table:table-cell>
          <table:table-cell office:value-type="float" office:value="23.0050507" calcext:value-type="float">
            <text:p>23.0050507</text:p>
          </table:table-cell>
          <table:table-cell office:value-type="float" office:value="-13.31007688" calcext:value-type="float">
            <text:p>-13.31007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15969011" calcext:value-type="float">
            <text:p>-21.15969011</text:p>
          </table:table-cell>
          <table:table-cell office:value-type="float" office:value="-5.16740142" calcext:value-type="float">
            <text:p>-5.16740142</text:p>
          </table:table-cell>
          <table:table-cell office:value-type="float" office:value="1.01824892" calcext:value-type="float">
            <text:p>1.01824892</text:p>
          </table:table-cell>
          <table:table-cell office:value-type="float" office:value="-1.89631533" calcext:value-type="float">
            <text:p>-1.89631533</text:p>
          </table:table-cell>
          <table:table-cell office:value-type="float" office:value="-50.98440019" calcext:value-type="float">
            <text:p>-50.98440019</text:p>
          </table:table-cell>
          <table:table-cell office:value-type="float" office:value="-43.10273793" calcext:value-type="float">
            <text:p>-43.10273793</text:p>
          </table:table-cell>
          <table:table-cell office:value-type="float" office:value="84.20520271" calcext:value-type="float">
            <text:p>84.2052027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2640372" calcext:value-type="float">
            <text:p>-44.2640372</text:p>
          </table:table-cell>
          <table:table-cell office:value-type="float" office:value="-56.48517904" calcext:value-type="float">
            <text:p>-56.48517904</text:p>
          </table:table-cell>
          <table:table-cell office:value-type="float" office:value="-89.35298787" calcext:value-type="float">
            <text:p>-89.35298787</text:p>
          </table:table-cell>
          <table:table-cell office:value-type="float" office:value="79.3690361" calcext:value-type="float">
            <text:p>79.369036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333333" calcext:value-type="float">
            <text:p>4.13333333</text:p>
          </table:table-cell>
          <table:table-cell office:value-type="float" office:value="-2.84967853" calcext:value-type="float">
            <text:p>-2.84967853</text:p>
          </table:table-cell>
          <table:table-cell office:value-type="float" office:value="18.53967898" calcext:value-type="float">
            <text:p>18.53967898</text:p>
          </table:table-cell>
          <table:table-cell office:value-type="float" office:value="-77.1690011" calcext:value-type="float">
            <text:p>-77.1690011</text:p>
          </table:table-cell>
          <table:table-cell office:value-type="float" office:value="0.04989022" calcext:value-type="float">
            <text:p>0.04989022</text:p>
          </table:table-cell>
          <table:table-cell office:value-type="float" office:value="0.95953222" calcext:value-type="float">
            <text:p>0.95953222</text:p>
          </table:table-cell>
          <table:table-cell office:value-type="float" office:value="-0.61770903" calcext:value-type="float">
            <text:p>-0.61770903</text:p>
          </table:table-cell>
          <table:table-cell office:value-type="float" office:value="47.9854561" calcext:value-type="float">
            <text:p>47.9854561</text:p>
          </table:table-cell>
          <table:table-cell office:value-type="float" office:value="-9.98567699" calcext:value-type="float">
            <text:p>-9.98567699</text:p>
          </table:table-cell>
          <table:table-cell office:value-type="float" office:value="0" calcext:value-type="float">
            <text:p>0</text:p>
          </table:table-cell>
          <table:table-cell office:value-type="float" office:value="60.30454521" calcext:value-type="float">
            <text:p>60.30454521</text:p>
          </table:table-cell>
          <table:table-cell office:value-type="float" office:value="1.05251287" calcext:value-type="float">
            <text:p>1.05251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9854561" calcext:value-type="float">
            <text:p>47.9854561</text:p>
          </table:table-cell>
          <table:table-cell office:value-type="float" office:value="-9.98567699" calcext:value-type="float">
            <text:p>-9.98567699</text:p>
          </table:table-cell>
          <table:table-cell office:value-type="float" office:value="0" calcext:value-type="float">
            <text:p>0</text:p>
          </table:table-cell>
          <table:table-cell office:value-type="float" office:value="60.30454521" calcext:value-type="float">
            <text:p>60.30454521</text:p>
          </table:table-cell>
          <table:table-cell office:value-type="float" office:value="1.05251287" calcext:value-type="float">
            <text:p>1.05251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075836" calcext:value-type="float">
            <text:p>-0.03075836</text:p>
          </table:table-cell>
          <table:table-cell office:value-type="float" office:value="2.11146507" calcext:value-type="float">
            <text:p>2.11146507</text:p>
          </table:table-cell>
          <table:table-cell office:value-type="float" office:value="-2.35647987" calcext:value-type="float">
            <text:p>-2.35647987</text:p>
          </table:table-cell>
          <table:table-cell office:value-type="float" office:value="-0.05712135" calcext:value-type="float">
            <text:p>-0.05712135</text:p>
          </table:table-cell>
          <table:table-cell office:value-type="float" office:value="2.80824855" calcext:value-type="float">
            <text:p>2.80824855</text:p>
          </table:table-cell>
          <table:table-cell office:value-type="float" office:value="-2.50375986" calcext:value-type="float">
            <text:p>-2.50375986</text:p>
          </table:table-cell>
          <table:table-cell office:value-type="float" office:value="-0.05053291" calcext:value-type="float">
            <text:p>-0.05053291</text:p>
          </table:table-cell>
          <table:table-cell office:value-type="float" office:value="5.13381618" calcext:value-type="float">
            <text:p>5.13381618</text:p>
          </table:table-cell>
          <table:table-cell office:value-type="float" office:value="-2.50375986" calcext:value-type="float">
            <text:p>-2.50375986</text:p>
          </table:table-cell>
          <table:table-cell office:value-type="float" office:value="-0.03515373" calcext:value-type="float">
            <text:p>-0.03515373</text:p>
          </table:table-cell>
          <table:table-cell office:value-type="float" office:value="5.13381618" calcext:value-type="float">
            <text:p>5.13381618</text:p>
          </table:table-cell>
          <table:table-cell office:value-type="float" office:value="-2.06191988" calcext:value-type="float">
            <text:p>-2.06191988</text:p>
          </table:table-cell>
          <table:table-cell office:value-type="float" office:value="-0.02856221" calcext:value-type="float">
            <text:p>-0.02856221</text:p>
          </table:table-cell>
          <table:table-cell office:value-type="float" office:value="4.30569958" calcext:value-type="float">
            <text:p>4.30569958</text:p>
          </table:table-cell>
          <table:table-cell office:value-type="float" office:value="-1.91463989" calcext:value-type="float">
            <text:p>-1.91463989</text:p>
          </table:table-cell>
          <table:table-cell office:value-type="float" office:value="-0.01757533" calcext:value-type="float">
            <text:p>-0.01757533</text:p>
          </table:table-cell>
          <table:table-cell office:value-type="float" office:value="3.2706594" calcext:value-type="float">
            <text:p>3.2706594</text:p>
          </table:table-cell>
          <table:table-cell office:value-type="float" office:value="-1.7673599" calcext:value-type="float">
            <text:p>-1.7673599</text:p>
          </table:table-cell>
          <table:table-cell office:value-type="float" office:value="-0.21970389" calcext:value-type="float">
            <text:p>-0.21970389</text:p>
          </table:table-cell>
          <table:table-cell office:value-type="float" office:value="23.88531519" calcext:value-type="float">
            <text:p>23.88531519</text:p>
          </table:table-cell>
          <table:table-cell office:value-type="float" office:value="-13.10603407" calcext:value-type="float">
            <text:p>-13.10603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44536651" calcext:value-type="float">
            <text:p>-20.44536651</text:p>
          </table:table-cell>
          <table:table-cell office:value-type="float" office:value="-5.49951482" calcext:value-type="float">
            <text:p>-5.49951482</text:p>
          </table:table-cell>
          <table:table-cell office:value-type="float" office:value="0.92045512" calcext:value-type="float">
            <text:p>0.92045512</text:p>
          </table:table-cell>
          <table:table-cell office:value-type="float" office:value="-4.25900425" calcext:value-type="float">
            <text:p>-4.25900425</text:p>
          </table:table-cell>
          <table:table-cell office:value-type="float" office:value="-50.44917691" calcext:value-type="float">
            <text:p>-50.44917691</text:p>
          </table:table-cell>
          <table:table-cell office:value-type="float" office:value="-44.47306033" calcext:value-type="float">
            <text:p>-44.47306033</text:p>
          </table:table-cell>
          <table:table-cell office:value-type="float" office:value="85.15292999" calcext:value-type="float">
            <text:p>85.1529299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12988598" calcext:value-type="float">
            <text:p>-44.12988598</text:p>
          </table:table-cell>
          <table:table-cell office:value-type="float" office:value="-54.90617382" calcext:value-type="float">
            <text:p>-54.90617382</text:p>
          </table:table-cell>
          <table:table-cell office:value-type="float" office:value="-89.59506232" calcext:value-type="float">
            <text:p>-89.59506232</text:p>
          </table:table-cell>
          <table:table-cell office:value-type="float" office:value="83.12089228" calcext:value-type="float">
            <text:p>83.1208922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-3.64854265" calcext:value-type="float">
            <text:p>-3.64854265</text:p>
          </table:table-cell>
          <table:table-cell office:value-type="float" office:value="19.43774026" calcext:value-type="float">
            <text:p>19.43774026</text:p>
          </table:table-cell>
          <table:table-cell office:value-type="float" office:value="-77.33779491" calcext:value-type="float">
            <text:p>-77.33779491</text:p>
          </table:table-cell>
          <table:table-cell office:value-type="float" office:value="0.0510162" calcext:value-type="float">
            <text:p>0.0510162</text:p>
          </table:table-cell>
          <table:table-cell office:value-type="float" office:value="0.96286584" calcext:value-type="float">
            <text:p>0.96286584</text:p>
          </table:table-cell>
          <table:table-cell office:value-type="float" office:value="-0.60527676" calcext:value-type="float">
            <text:p>-0.60527676</text:p>
          </table:table-cell>
          <table:table-cell office:value-type="float" office:value="47.99332873" calcext:value-type="float">
            <text:p>47.99332873</text:p>
          </table:table-cell>
          <table:table-cell office:value-type="float" office:value="-9.98600992" calcext:value-type="float">
            <text:p>-9.98600992</text:p>
          </table:table-cell>
          <table:table-cell office:value-type="float" office:value="0" calcext:value-type="float">
            <text:p>0</text:p>
          </table:table-cell>
          <table:table-cell office:value-type="float" office:value="60.3029575" calcext:value-type="float">
            <text:p>60.3029575</text:p>
          </table:table-cell>
          <table:table-cell office:value-type="float" office:value="1.05248516" calcext:value-type="float">
            <text:p>1.05248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99332873" calcext:value-type="float">
            <text:p>47.99332873</text:p>
          </table:table-cell>
          <table:table-cell office:value-type="float" office:value="-9.98600992" calcext:value-type="float">
            <text:p>-9.98600992</text:p>
          </table:table-cell>
          <table:table-cell office:value-type="float" office:value="0" calcext:value-type="float">
            <text:p>0</text:p>
          </table:table-cell>
          <table:table-cell office:value-type="float" office:value="60.3029575" calcext:value-type="float">
            <text:p>60.3029575</text:p>
          </table:table-cell>
          <table:table-cell office:value-type="float" office:value="1.05248516" calcext:value-type="float">
            <text:p>1.05248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660219" calcext:value-type="float">
            <text:p>-0.01660219</text:p>
          </table:table-cell>
          <table:table-cell office:value-type="float" office:value="2.21143325" calcext:value-type="float">
            <text:p>2.21143325</text:p>
          </table:table-cell>
          <table:table-cell office:value-type="float" office:value="-2.33750239" calcext:value-type="float">
            <text:p>-2.33750239</text:p>
          </table:table-cell>
          <table:table-cell office:value-type="float" office:value="-0.03083192" calcext:value-type="float">
            <text:p>-0.03083192</text:p>
          </table:table-cell>
          <table:table-cell office:value-type="float" office:value="2.94120622" calcext:value-type="float">
            <text:p>2.94120622</text:p>
          </table:table-cell>
          <table:table-cell office:value-type="float" office:value="-2.48359629" calcext:value-type="float">
            <text:p>-2.48359629</text:p>
          </table:table-cell>
          <table:table-cell office:value-type="float" office:value="-0.02727573" calcext:value-type="float">
            <text:p>-0.02727573</text:p>
          </table:table-cell>
          <table:table-cell office:value-type="float" office:value="5.37687879" calcext:value-type="float">
            <text:p>5.37687879</text:p>
          </table:table-cell>
          <table:table-cell office:value-type="float" office:value="-2.48359629" calcext:value-type="float">
            <text:p>-2.48359629</text:p>
          </table:table-cell>
          <table:table-cell office:value-type="float" office:value="-0.01897464" calcext:value-type="float">
            <text:p>-0.01897464</text:p>
          </table:table-cell>
          <table:table-cell office:value-type="float" office:value="5.37687879" calcext:value-type="float">
            <text:p>5.37687879</text:p>
          </table:table-cell>
          <table:table-cell office:value-type="float" office:value="-2.04531459" calcext:value-type="float">
            <text:p>-2.04531459</text:p>
          </table:table-cell>
          <table:table-cell office:value-type="float" office:value="-0.01541679" calcext:value-type="float">
            <text:p>-0.01541679</text:p>
          </table:table-cell>
          <table:table-cell office:value-type="float" office:value="4.50955468" calcext:value-type="float">
            <text:p>4.50955468</text:p>
          </table:table-cell>
          <table:table-cell office:value-type="float" office:value="-1.89922069" calcext:value-type="float">
            <text:p>-1.89922069</text:p>
          </table:table-cell>
          <table:table-cell office:value-type="float" office:value="-0.00948649" calcext:value-type="float">
            <text:p>-0.00948649</text:p>
          </table:table-cell>
          <table:table-cell office:value-type="float" office:value="3.4255101" calcext:value-type="float">
            <text:p>3.4255101</text:p>
          </table:table-cell>
          <table:table-cell office:value-type="float" office:value="-1.75312679" calcext:value-type="float">
            <text:p>-1.75312679</text:p>
          </table:table-cell>
          <table:table-cell office:value-type="float" office:value="-0.11858775" calcext:value-type="float">
            <text:p>-0.11858775</text:p>
          </table:table-cell>
          <table:table-cell office:value-type="float" office:value="25.01617517" calcext:value-type="float">
            <text:p>25.01617517</text:p>
          </table:table-cell>
          <table:table-cell office:value-type="float" office:value="-13.00048705" calcext:value-type="float">
            <text:p>-13.00048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32329258" calcext:value-type="float">
            <text:p>-19.32329258</text:p>
          </table:table-cell>
          <table:table-cell office:value-type="float" office:value="-5.24324222" calcext:value-type="float">
            <text:p>-5.24324222</text:p>
          </table:table-cell>
          <table:table-cell office:value-type="float" office:value="0.1913584" calcext:value-type="float">
            <text:p>0.1913584</text:p>
          </table:table-cell>
          <table:table-cell office:value-type="float" office:value="-7.45417744" calcext:value-type="float">
            <text:p>-7.45417744</text:p>
          </table:table-cell>
          <table:table-cell office:value-type="float" office:value="-49.99962604" calcext:value-type="float">
            <text:p>-49.99962604</text:p>
          </table:table-cell>
          <table:table-cell office:value-type="float" office:value="-46.8883678" calcext:value-type="float">
            <text:p>-46.8883678</text:p>
          </table:table-cell>
          <table:table-cell office:value-type="float" office:value="85.93010158" calcext:value-type="float">
            <text:p>85.9301015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62630554" calcext:value-type="float">
            <text:p>-43.62630554</text:p>
          </table:table-cell>
          <table:table-cell office:value-type="float" office:value="-53.05532251" calcext:value-type="float">
            <text:p>-53.05532251</text:p>
          </table:table-cell>
          <table:table-cell office:value-type="float" office:value="-89.70777852" calcext:value-type="float">
            <text:p>-89.70777852</text:p>
          </table:table-cell>
          <table:table-cell office:value-type="float" office:value="87.15900809" calcext:value-type="float">
            <text:p>87.1590080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666667" calcext:value-type="float">
            <text:p>4.16666667</text:p>
          </table:table-cell>
          <table:table-cell office:value-type="float" office:value="-4.69683183" calcext:value-type="float">
            <text:p>-4.69683183</text:p>
          </table:table-cell>
          <table:table-cell office:value-type="float" office:value="20.31248759" calcext:value-type="float">
            <text:p>20.31248759</text:p>
          </table:table-cell>
          <table:table-cell office:value-type="float" office:value="-77.00792668" calcext:value-type="float">
            <text:p>-77.00792668</text:p>
          </table:table-cell>
          <table:table-cell office:value-type="float" office:value="0.05326293" calcext:value-type="float">
            <text:p>0.05326293</text:p>
          </table:table-cell>
          <table:table-cell office:value-type="float" office:value="0.96667185" calcext:value-type="float">
            <text:p>0.96667185</text:p>
          </table:table-cell>
          <table:table-cell office:value-type="float" office:value="-0.59150633" calcext:value-type="float">
            <text:p>-0.59150633</text:p>
          </table:table-cell>
          <table:table-cell office:value-type="float" office:value="47.99694814" calcext:value-type="float">
            <text:p>47.99694814</text:p>
          </table:table-cell>
          <table:table-cell office:value-type="float" office:value="-9.98616075" calcext:value-type="float">
            <text:p>-9.98616075</text:p>
          </table:table-cell>
          <table:table-cell office:value-type="float" office:value="0" calcext:value-type="float">
            <text:p>0</text:p>
          </table:table-cell>
          <table:table-cell office:value-type="float" office:value="60.3022283" calcext:value-type="float">
            <text:p>60.3022283</text:p>
          </table:table-cell>
          <table:table-cell office:value-type="float" office:value="1.05247243" calcext:value-type="float">
            <text:p>1.05247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99694814" calcext:value-type="float">
            <text:p>47.99694814</text:p>
          </table:table-cell>
          <table:table-cell office:value-type="float" office:value="-9.98616075" calcext:value-type="float">
            <text:p>-9.98616075</text:p>
          </table:table-cell>
          <table:table-cell office:value-type="float" office:value="0" calcext:value-type="float">
            <text:p>0</text:p>
          </table:table-cell>
          <table:table-cell office:value-type="float" office:value="60.3022283" calcext:value-type="float">
            <text:p>60.3022283</text:p>
          </table:table-cell>
          <table:table-cell office:value-type="float" office:value="1.05247243" calcext:value-type="float">
            <text:p>1.05247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79723" calcext:value-type="float">
            <text:p>-0.00279723</text:p>
          </table:table-cell>
          <table:table-cell office:value-type="float" office:value="2.33137116" calcext:value-type="float">
            <text:p>2.33137116</text:p>
          </table:table-cell>
          <table:table-cell office:value-type="float" office:value="-2.36523957" calcext:value-type="float">
            <text:p>-2.36523957</text:p>
          </table:table-cell>
          <table:table-cell office:value-type="float" office:value="-0.00519474" calcext:value-type="float">
            <text:p>-0.00519474</text:p>
          </table:table-cell>
          <table:table-cell office:value-type="float" office:value="3.10072365" calcext:value-type="float">
            <text:p>3.10072365</text:p>
          </table:table-cell>
          <table:table-cell office:value-type="float" office:value="-2.51306705" calcext:value-type="float">
            <text:p>-2.51306705</text:p>
          </table:table-cell>
          <table:table-cell office:value-type="float" office:value="-0.00459557" calcext:value-type="float">
            <text:p>-0.00459557</text:p>
          </table:table-cell>
          <table:table-cell office:value-type="float" office:value="5.66849585" calcext:value-type="float">
            <text:p>5.66849585</text:p>
          </table:table-cell>
          <table:table-cell office:value-type="float" office:value="-2.51306705" calcext:value-type="float">
            <text:p>-2.51306705</text:p>
          </table:table-cell>
          <table:table-cell office:value-type="float" office:value="-0.00319695" calcext:value-type="float">
            <text:p>-0.00319695</text:p>
          </table:table-cell>
          <table:table-cell office:value-type="float" office:value="5.66849585" calcext:value-type="float">
            <text:p>5.66849585</text:p>
          </table:table-cell>
          <table:table-cell office:value-type="float" office:value="-2.06958463" calcext:value-type="float">
            <text:p>-2.06958463</text:p>
          </table:table-cell>
          <table:table-cell office:value-type="float" office:value="-0.00259751" calcext:value-type="float">
            <text:p>-0.00259751</text:p>
          </table:table-cell>
          <table:table-cell office:value-type="float" office:value="4.75413208" calcext:value-type="float">
            <text:p>4.75413208</text:p>
          </table:table-cell>
          <table:table-cell office:value-type="float" office:value="-1.92175715" calcext:value-type="float">
            <text:p>-1.92175715</text:p>
          </table:table-cell>
          <table:table-cell office:value-type="float" office:value="-0.00159834" calcext:value-type="float">
            <text:p>-0.00159834</text:p>
          </table:table-cell>
          <table:table-cell office:value-type="float" office:value="3.61129393" calcext:value-type="float">
            <text:p>3.61129393</text:p>
          </table:table-cell>
          <table:table-cell office:value-type="float" office:value="-1.77392968" calcext:value-type="float">
            <text:p>-1.77392968</text:p>
          </table:table-cell>
          <table:table-cell office:value-type="float" office:value="-0.01998033" calcext:value-type="float">
            <text:p>-0.01998033</text:p>
          </table:table-cell>
          <table:table-cell office:value-type="float" office:value="26.37293687" calcext:value-type="float">
            <text:p>26.37293687</text:p>
          </table:table-cell>
          <table:table-cell office:value-type="float" office:value="-13.15475293" calcext:value-type="float">
            <text:p>-13.15475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51113304" calcext:value-type="float">
            <text:p>-18.51113304</text:p>
          </table:table-cell>
          <table:table-cell office:value-type="float" office:value="-4.66709571" calcext:value-type="float">
            <text:p>-4.66709571</text:p>
          </table:table-cell>
          <table:table-cell office:value-type="float" office:value="-0.63128245" calcext:value-type="float">
            <text:p>-0.63128245</text:p>
          </table:table-cell>
          <table:table-cell office:value-type="float" office:value="-10.96986645" calcext:value-type="float">
            <text:p>-10.96986645</text:p>
          </table:table-cell>
          <table:table-cell office:value-type="float" office:value="-49.56655162" calcext:value-type="float">
            <text:p>-49.56655162</text:p>
          </table:table-cell>
          <table:table-cell office:value-type="float" office:value="-49.7548726" calcext:value-type="float">
            <text:p>-49.7548726</text:p>
          </table:table-cell>
          <table:table-cell office:value-type="float" office:value="86.3477311" calcext:value-type="float">
            <text:p>86.347731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67911665" calcext:value-type="float">
            <text:p>-42.67911665</text:p>
          </table:table-cell>
          <table:table-cell office:value-type="float" office:value="-51.27237771" calcext:value-type="float">
            <text:p>-51.27237771</text:p>
          </table:table-cell>
          <table:table-cell office:value-type="float" office:value="-89.76144785" calcext:value-type="float">
            <text:p>-89.76144785</text:p>
          </table:table-cell>
          <table:table-cell office:value-type="float" office:value="91.28649412" calcext:value-type="float">
            <text:p>91.2864941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full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3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9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4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row table:style-name="ro1">
          <table:table-cell office:value-type="string" calcext:value-type="string">
            <text:p>Coordinate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ersion=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Rows=1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Columns=6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Degrees=yes</text:p>
          </table:table-cell>
          <table:table-cell table:number-columns-repeated="62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Units are S.I. units (second</text:p>
          </table:table-cell>
          <table:table-cell office:value-type="string" calcext:value-type="string">
            <text:p><text:s/>meters</text:p>
          </table:table-cell>
          <table:table-cell office:value-type="string" calcext:value-type="string">
            <text:p><text:s/>Newtons</text:p>
          </table:table-cell>
          <table:table-cell office:value-type="string" calcext:value-type="string">
            <text:p><text:s/>...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f the header above contains a line with 'inDegrees'</text:p>
          </table:table-cell>
          <table:table-cell office:value-type="string" calcext:value-type="string">
            <text:p><text:s/>this indicates whether rotational values are in degrees (yes) or radians (no).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endheade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elvis_tilt</text:p>
          </table:table-cell>
          <table:table-cell office:value-type="string" calcext:value-type="string">
            <text:p>pelvis_list</text:p>
          </table:table-cell>
          <table:table-cell office:value-type="string" calcext:value-type="string">
            <text:p>pelvis_rotation</text:p>
          </table:table-cell>
          <table:table-cell office:value-type="string" calcext:value-type="string">
            <text:p>pelvis_tx</text:p>
          </table:table-cell>
          <table:table-cell office:value-type="string" calcext:value-type="string">
            <text:p>pelvis_ty</text:p>
          </table:table-cell>
          <table:table-cell office:value-type="string" calcext:value-type="string">
            <text:p>pelvis_tz</text:p>
          </table:table-cell>
          <table:table-cell office:value-type="string" calcext:value-type="string">
            <text:p>hip_flexion_r</text:p>
          </table:table-cell>
          <table:table-cell office:value-type="string" calcext:value-type="string">
            <text:p>hip_adduction_r</text:p>
          </table:table-cell>
          <table:table-cell office:value-type="string" calcext:value-type="string">
            <text:p>hip_rotation_r</text:p>
          </table:table-cell>
          <table:table-cell office:value-type="string" calcext:value-type="string">
            <text:p>knee_angle_r</text:p>
          </table:table-cell>
          <table:table-cell office:value-type="string" calcext:value-type="string">
            <text:p>knee_angle_r_beta</text:p>
          </table:table-cell>
          <table:table-cell office:value-type="string" calcext:value-type="string">
            <text:p>ankle_angle_r</text:p>
          </table:table-cell>
          <table:table-cell office:value-type="string" calcext:value-type="string">
            <text:p>subtalar_angle_r</text:p>
          </table:table-cell>
          <table:table-cell office:value-type="string" calcext:value-type="string">
            <text:p>mtp_angle_r</text:p>
          </table:table-cell>
          <table:table-cell office:value-type="string" calcext:value-type="string">
            <text:p>hip_flexion_l</text:p>
          </table:table-cell>
          <table:table-cell office:value-type="string" calcext:value-type="string">
            <text:p>hip_adduction_l</text:p>
          </table:table-cell>
          <table:table-cell office:value-type="string" calcext:value-type="string">
            <text:p>hip_rotation_l</text:p>
          </table:table-cell>
          <table:table-cell office:value-type="string" calcext:value-type="string">
            <text:p>knee_angle_l</text:p>
          </table:table-cell>
          <table:table-cell office:value-type="string" calcext:value-type="string">
            <text:p>knee_angle_l_beta</text:p>
          </table:table-cell>
          <table:table-cell office:value-type="string" calcext:value-type="string">
            <text:p>ankle_angle_l</text:p>
          </table:table-cell>
          <table:table-cell office:value-type="string" calcext:value-type="string">
            <text:p>subtalar_angle_l</text:p>
          </table:table-cell>
          <table:table-cell office:value-type="string" calcext:value-type="string">
            <text:p>mtp_angle_l</text:p>
          </table:table-cell>
          <table:table-cell office:value-type="string" calcext:value-type="string">
            <text:p>L5_S1_Flex_Ext</text:p>
          </table:table-cell>
          <table:table-cell office:value-type="string" calcext:value-type="string">
            <text:p>L5_S1_Lat_Bending</text:p>
          </table:table-cell>
          <table:table-cell office:value-type="string" calcext:value-type="string">
            <text:p>L5_S1_axial_rotation</text:p>
          </table:table-cell>
          <table:table-cell office:value-type="string" calcext:value-type="string">
            <text:p>L4_L5_Flex_Ext</text:p>
          </table:table-cell>
          <table:table-cell office:value-type="string" calcext:value-type="string">
            <text:p>L4_L5_Lat_Bending</text:p>
          </table:table-cell>
          <table:table-cell office:value-type="string" calcext:value-type="string">
            <text:p>L4_L5_axial_rotation</text:p>
          </table:table-cell>
          <table:table-cell office:value-type="string" calcext:value-type="string">
            <text:p>L3_L4_Flex_Ext</text:p>
          </table:table-cell>
          <table:table-cell office:value-type="string" calcext:value-type="string">
            <text:p>L3_L4_Lat_Bending</text:p>
          </table:table-cell>
          <table:table-cell office:value-type="string" calcext:value-type="string">
            <text:p>L3_L4_axial_rotation</text:p>
          </table:table-cell>
          <table:table-cell office:value-type="string" calcext:value-type="string">
            <text:p>L2_L3_Flex_Ext</text:p>
          </table:table-cell>
          <table:table-cell office:value-type="string" calcext:value-type="string">
            <text:p>L2_L3_Lat_Bending</text:p>
          </table:table-cell>
          <table:table-cell office:value-type="string" calcext:value-type="string">
            <text:p>L2_L3_axial_rotation</text:p>
          </table:table-cell>
          <table:table-cell office:value-type="string" calcext:value-type="string">
            <text:p>L1_L2_Flex_Ext</text:p>
          </table:table-cell>
          <table:table-cell office:value-type="string" calcext:value-type="string">
            <text:p>L1_L2_Lat_Bending</text:p>
          </table:table-cell>
          <table:table-cell office:value-type="string" calcext:value-type="string">
            <text:p>L1_L2_axial_rotation</text:p>
          </table:table-cell>
          <table:table-cell office:value-type="string" calcext:value-type="string">
            <text:p>L1_T12_Flex_Ext</text:p>
          </table:table-cell>
          <table:table-cell office:value-type="string" calcext:value-type="string">
            <text:p>L1_T12_Lat_Bending</text:p>
          </table:table-cell>
          <table:table-cell office:value-type="string" calcext:value-type="string">
            <text:p>L1_T12_axial_rotation</text:p>
          </table:table-cell>
          <table:table-cell office:value-type="string" calcext:value-type="string">
            <text:p>Abs_r3</text:p>
          </table:table-cell>
          <table:table-cell office:value-type="string" calcext:value-type="string">
            <text:p>Abs_r2</text:p>
          </table:table-cell>
          <table:table-cell office:value-type="string" calcext:value-type="string">
            <text:p>Abs_r1</text:p>
          </table:table-cell>
          <table:table-cell office:value-type="string" calcext:value-type="string">
            <text:p>Abs_t1</text:p>
          </table:table-cell>
          <table:table-cell office:value-type="string" calcext:value-type="string">
            <text:p>Abs_t2</text:p>
          </table:table-cell>
          <table:table-cell office:value-type="string" calcext:value-type="string">
            <text:p>neck_flexion</text:p>
          </table:table-cell>
          <table:table-cell office:value-type="string" calcext:value-type="string">
            <text:p>neck_bending</text:p>
          </table:table-cell>
          <table:table-cell office:value-type="string" calcext:value-type="string">
            <text:p>neck_rotation</text:p>
          </table:table-cell>
          <table:table-cell office:value-type="string" calcext:value-type="string">
            <text:p>arm_flex_r</text:p>
          </table:table-cell>
          <table:table-cell office:value-type="string" calcext:value-type="string">
            <text:p>arm_add_r</text:p>
          </table:table-cell>
          <table:table-cell office:value-type="string" calcext:value-type="string">
            <text:p>arm_rot_r</text:p>
          </table:table-cell>
          <table:table-cell office:value-type="string" calcext:value-type="string">
            <text:p>elbow_flex_r</text:p>
          </table:table-cell>
          <table:table-cell office:value-type="string" calcext:value-type="string">
            <text:p>pro_sup_r</text:p>
          </table:table-cell>
          <table:table-cell office:value-type="string" calcext:value-type="string">
            <text:p>wrist_flex_r</text:p>
          </table:table-cell>
          <table:table-cell office:value-type="string" calcext:value-type="string">
            <text:p>wrist_dev_r</text:p>
          </table:table-cell>
          <table:table-cell office:value-type="string" calcext:value-type="string">
            <text:p>arm_flex_l</text:p>
          </table:table-cell>
          <table:table-cell office:value-type="string" calcext:value-type="string">
            <text:p>arm_add_l</text:p>
          </table:table-cell>
          <table:table-cell office:value-type="string" calcext:value-type="string">
            <text:p>arm_rot_l</text:p>
          </table:table-cell>
          <table:table-cell office:value-type="string" calcext:value-type="string">
            <text:p>elbow_flex_l</text:p>
          </table:table-cell>
          <table:table-cell office:value-type="string" calcext:value-type="string">
            <text:p>pro_sup_l</text:p>
          </table:table-cell>
          <table:table-cell office:value-type="string" calcext:value-type="string">
            <text:p>wrist_flex_l</text:p>
          </table:table-cell>
          <table:table-cell office:value-type="string" calcext:value-type="string">
            <text:p>wrist_dev_l</text:p>
          </table:table-cell>
        </table:table-row>
        <table:table-row table:style-name="ro1">
          <table:table-cell office:value-type="float" office:value="2.51666667" calcext:value-type="float">
            <text:p>2.51666667</text:p>
          </table:table-cell>
          <table:table-cell office:value-type="float" office:value="-0.66164573" calcext:value-type="float">
            <text:p>-0.66164573</text:p>
          </table:table-cell>
          <table:table-cell office:value-type="float" office:value="4.04031934" calcext:value-type="float">
            <text:p>4.04031934</text:p>
          </table:table-cell>
          <table:table-cell office:value-type="float" office:value="-73.14762123" calcext:value-type="float">
            <text:p>-73.14762123</text:p>
          </table:table-cell>
          <table:table-cell office:value-type="float" office:value="0.0364204" calcext:value-type="float">
            <text:p>0.0364204</text:p>
          </table:table-cell>
          <table:table-cell office:value-type="float" office:value="0.95109453" calcext:value-type="float">
            <text:p>0.95109453</text:p>
          </table:table-cell>
          <table:table-cell office:value-type="float" office:value="-1.3613951" calcext:value-type="float">
            <text:p>-1.3613951</text:p>
          </table:table-cell>
          <table:table-cell office:value-type="float" office:value="1.37512142" calcext:value-type="float">
            <text:p>1.37512142</text:p>
          </table:table-cell>
          <table:table-cell office:value-type="float" office:value="5.42196433" calcext:value-type="float">
            <text:p>5.42196433</text:p>
          </table:table-cell>
          <table:table-cell office:value-type="float" office:value="-36.50070941" calcext:value-type="float">
            <text:p>-36.50070941</text:p>
          </table:table-cell>
          <table:table-cell office:value-type="float" office:value="22.15685776" calcext:value-type="float">
            <text:p>22.15685776</text:p>
          </table:table-cell>
          <table:table-cell office:value-type="float" office:value="0.38671012" calcext:value-type="float">
            <text:p>0.38671012</text:p>
          </table:table-cell>
          <table:table-cell office:value-type="float" office:value="22.51874955" calcext:value-type="float">
            <text:p>22.51874955</text:p>
          </table:table-cell>
          <table:table-cell office:value-type="float" office:value="-11.52418997" calcext:value-type="float">
            <text:p>-11.52418997</text:p>
          </table:table-cell>
          <table:table-cell office:value-type="float" office:value="0" calcext:value-type="float">
            <text:p>0</text:p>
          </table:table-cell>
          <table:table-cell office:value-type="float" office:value="30.78158344" calcext:value-type="float">
            <text:p>30.78158344</text:p>
          </table:table-cell>
          <table:table-cell office:value-type="float" office:value="16.99670118" calcext:value-type="float">
            <text:p>16.99670118</text:p>
          </table:table-cell>
          <table:table-cell office:value-type="float" office:value="30.43424509" calcext:value-type="float">
            <text:p>30.43424509</text:p>
          </table:table-cell>
          <table:table-cell office:value-type="float" office:value="18.80560411" calcext:value-type="float">
            <text:p>18.80560411</text:p>
          </table:table-cell>
          <table:table-cell office:value-type="float" office:value="0.32821971" calcext:value-type="float">
            <text:p>0.32821971</text:p>
          </table:table-cell>
          <table:table-cell office:value-type="float" office:value="-15.17547179" calcext:value-type="float">
            <text:p>-15.17547179</text:p>
          </table:table-cell>
          <table:table-cell office:value-type="float" office:value="-18.81542818" calcext:value-type="float">
            <text:p>-18.81542818</text:p>
          </table:table-cell>
          <table:table-cell office:value-type="float" office:value="0" calcext:value-type="float">
            <text:p>0</text:p>
          </table:table-cell>
          <table:table-cell office:value-type="float" office:value="-0.02975825" calcext:value-type="float">
            <text:p>-0.02975825</text:p>
          </table:table-cell>
          <table:table-cell office:value-type="float" office:value="0.46394854" calcext:value-type="float">
            <text:p>0.46394854</text:p>
          </table:table-cell>
          <table:table-cell office:value-type="float" office:value="-1.92571239" calcext:value-type="float">
            <text:p>-1.92571239</text:p>
          </table:table-cell>
          <table:table-cell office:value-type="float" office:value="-0.05526404" calcext:value-type="float">
            <text:p>-0.05526404</text:p>
          </table:table-cell>
          <table:table-cell office:value-type="float" office:value="0.61705156" calcext:value-type="float">
            <text:p>0.61705156</text:p>
          </table:table-cell>
          <table:table-cell office:value-type="float" office:value="-2.04606942" calcext:value-type="float">
            <text:p>-2.04606942</text:p>
          </table:table-cell>
          <table:table-cell office:value-type="float" office:value="-0.04888983" calcext:value-type="float">
            <text:p>-0.04888983</text:p>
          </table:table-cell>
          <table:table-cell office:value-type="float" office:value="1.12804448" calcext:value-type="float">
            <text:p>1.12804448</text:p>
          </table:table-cell>
          <table:table-cell office:value-type="float" office:value="-2.04606942" calcext:value-type="float">
            <text:p>-2.04606942</text:p>
          </table:table-cell>
          <table:table-cell office:value-type="float" office:value="-0.0340107" calcext:value-type="float">
            <text:p>-0.0340107</text:p>
          </table:table-cell>
          <table:table-cell office:value-type="float" office:value="1.12804448" calcext:value-type="float">
            <text:p>1.12804448</text:p>
          </table:table-cell>
          <table:table-cell office:value-type="float" office:value="-1.68499835" calcext:value-type="float">
            <text:p>-1.68499835</text:p>
          </table:table-cell>
          <table:table-cell office:value-type="float" office:value="-0.02763351" calcext:value-type="float">
            <text:p>-0.02763351</text:p>
          </table:table-cell>
          <table:table-cell office:value-type="float" office:value="0.94608386" calcext:value-type="float">
            <text:p>0.94608386</text:p>
          </table:table-cell>
          <table:table-cell office:value-type="float" office:value="-1.56464132" calcext:value-type="float">
            <text:p>-1.56464132</text:p>
          </table:table-cell>
          <table:table-cell office:value-type="float" office:value="-0.01700386" calcext:value-type="float">
            <text:p>-0.01700386</text:p>
          </table:table-cell>
          <table:table-cell office:value-type="float" office:value="0.71865629" calcext:value-type="float">
            <text:p>0.71865629</text:p>
          </table:table-cell>
          <table:table-cell office:value-type="float" office:value="-1.4442843" calcext:value-type="float">
            <text:p>-1.4442843</text:p>
          </table:table-cell>
          <table:table-cell office:value-type="float" office:value="-0.2125602" calcext:value-type="float">
            <text:p>-0.2125602</text:p>
          </table:table-cell>
          <table:table-cell office:value-type="float" office:value="5.24827865" calcext:value-type="float">
            <text:p>5.24827865</text:p>
          </table:table-cell>
          <table:table-cell office:value-type="float" office:value="-10.71023463" calcext:value-type="float">
            <text:p>-10.71023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43390029" calcext:value-type="float">
            <text:p>-11.43390029</text:p>
          </table:table-cell>
          <table:table-cell office:value-type="float" office:value="4.91970726" calcext:value-type="float">
            <text:p>4.91970726</text:p>
          </table:table-cell>
          <table:table-cell office:value-type="float" office:value="-13.4716206" calcext:value-type="float">
            <text:p>-13.4716206</text:p>
          </table:table-cell>
          <table:table-cell office:value-type="float" office:value="-19.10828252" calcext:value-type="float">
            <text:p>-19.10828252</text:p>
          </table:table-cell>
          <table:table-cell office:value-type="float" office:value="-21.00222665" calcext:value-type="float">
            <text:p>-21.00222665</text:p>
          </table:table-cell>
          <table:table-cell office:value-type="float" office:value="-28.45657662" calcext:value-type="float">
            <text:p>-28.45657662</text:p>
          </table:table-cell>
          <table:table-cell office:value-type="float" office:value="46.85896619" calcext:value-type="float">
            <text:p>46.8589661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0021162" calcext:value-type="float">
            <text:p>-6.30021162</text:p>
          </table:table-cell>
          <table:table-cell office:value-type="float" office:value="-22.74007074" calcext:value-type="float">
            <text:p>-22.74007074</text:p>
          </table:table-cell>
          <table:table-cell office:value-type="float" office:value="18.738093" calcext:value-type="float">
            <text:p>18.738093</text:p>
          </table:table-cell>
          <table:table-cell office:value-type="float" office:value="22.12530797" calcext:value-type="float">
            <text:p>22.1253079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333333" calcext:value-type="float">
            <text:p>2.53333333</text:p>
          </table:table-cell>
          <table:table-cell office:value-type="float" office:value="-1.34544132" calcext:value-type="float">
            <text:p>-1.34544132</text:p>
          </table:table-cell>
          <table:table-cell office:value-type="float" office:value="3.12346664" calcext:value-type="float">
            <text:p>3.12346664</text:p>
          </table:table-cell>
          <table:table-cell office:value-type="float" office:value="-75.38251301" calcext:value-type="float">
            <text:p>-75.38251301</text:p>
          </table:table-cell>
          <table:table-cell office:value-type="float" office:value="0.0312907" calcext:value-type="float">
            <text:p>0.0312907</text:p>
          </table:table-cell>
          <table:table-cell office:value-type="float" office:value="0.95129857" calcext:value-type="float">
            <text:p>0.95129857</text:p>
          </table:table-cell>
          <table:table-cell office:value-type="float" office:value="-1.35130971" calcext:value-type="float">
            <text:p>-1.35130971</text:p>
          </table:table-cell>
          <table:table-cell office:value-type="float" office:value="-0.26055266" calcext:value-type="float">
            <text:p>-0.26055266</text:p>
          </table:table-cell>
          <table:table-cell office:value-type="float" office:value="6.97439744" calcext:value-type="float">
            <text:p>6.97439744</text:p>
          </table:table-cell>
          <table:table-cell office:value-type="float" office:value="-33.88515594" calcext:value-type="float">
            <text:p>-33.88515594</text:p>
          </table:table-cell>
          <table:table-cell office:value-type="float" office:value="21.40993505" calcext:value-type="float">
            <text:p>21.40993505</text:p>
          </table:table-cell>
          <table:table-cell office:value-type="float" office:value="0.37367386" calcext:value-type="float">
            <text:p>0.37367386</text:p>
          </table:table-cell>
          <table:table-cell office:value-type="float" office:value="21.83949587" calcext:value-type="float">
            <text:p>21.83949587</text:p>
          </table:table-cell>
          <table:table-cell office:value-type="float" office:value="-11.42409572" calcext:value-type="float">
            <text:p>-11.42409572</text:p>
          </table:table-cell>
          <table:table-cell office:value-type="float" office:value="0" calcext:value-type="float">
            <text:p>0</text:p>
          </table:table-cell>
          <table:table-cell office:value-type="float" office:value="30.79022907" calcext:value-type="float">
            <text:p>30.79022907</text:p>
          </table:table-cell>
          <table:table-cell office:value-type="float" office:value="15.06872589" calcext:value-type="float">
            <text:p>15.06872589</text:p>
          </table:table-cell>
          <table:table-cell office:value-type="float" office:value="26.25336897" calcext:value-type="float">
            <text:p>26.25336897</text:p>
          </table:table-cell>
          <table:table-cell office:value-type="float" office:value="21.71113697" calcext:value-type="float">
            <text:p>21.71113697</text:p>
          </table:table-cell>
          <table:table-cell office:value-type="float" office:value="0.37893082" calcext:value-type="float">
            <text:p>0.37893082</text:p>
          </table:table-cell>
          <table:table-cell office:value-type="float" office:value="-13.33936805" calcext:value-type="float">
            <text:p>-13.33936805</text:p>
          </table:table-cell>
          <table:table-cell office:value-type="float" office:value="-17.35070537" calcext:value-type="float">
            <text:p>-17.35070537</text:p>
          </table:table-cell>
          <table:table-cell office:value-type="float" office:value="0" calcext:value-type="float">
            <text:p>0</text:p>
          </table:table-cell>
          <table:table-cell office:value-type="float" office:value="-0.03026576" calcext:value-type="float">
            <text:p>-0.03026576</text:p>
          </table:table-cell>
          <table:table-cell office:value-type="float" office:value="0.45247104" calcext:value-type="float">
            <text:p>0.45247104</text:p>
          </table:table-cell>
          <table:table-cell office:value-type="float" office:value="-2.03780894" calcext:value-type="float">
            <text:p>-2.03780894</text:p>
          </table:table-cell>
          <table:table-cell office:value-type="float" office:value="-0.05620654" calcext:value-type="float">
            <text:p>-0.05620654</text:p>
          </table:table-cell>
          <table:table-cell office:value-type="float" office:value="0.60178649" calcext:value-type="float">
            <text:p>0.60178649</text:p>
          </table:table-cell>
          <table:table-cell office:value-type="float" office:value="-2.165172" calcext:value-type="float">
            <text:p>-2.165172</text:p>
          </table:table-cell>
          <table:table-cell office:value-type="float" office:value="-0.04972361" calcext:value-type="float">
            <text:p>-0.04972361</text:p>
          </table:table-cell>
          <table:table-cell office:value-type="float" office:value="1.1001381" calcext:value-type="float">
            <text:p>1.1001381</text:p>
          </table:table-cell>
          <table:table-cell office:value-type="float" office:value="-2.165172" calcext:value-type="float">
            <text:p>-2.165172</text:p>
          </table:table-cell>
          <table:table-cell office:value-type="float" office:value="-0.03459074" calcext:value-type="float">
            <text:p>-0.03459074</text:p>
          </table:table-cell>
          <table:table-cell office:value-type="float" office:value="1.1001381" calcext:value-type="float">
            <text:p>1.1001381</text:p>
          </table:table-cell>
          <table:table-cell office:value-type="float" office:value="-1.78308282" calcext:value-type="float">
            <text:p>-1.78308282</text:p>
          </table:table-cell>
          <table:table-cell office:value-type="float" office:value="-0.02810478" calcext:value-type="float">
            <text:p>-0.02810478</text:p>
          </table:table-cell>
          <table:table-cell office:value-type="float" office:value="0.92267895" calcext:value-type="float">
            <text:p>0.92267895</text:p>
          </table:table-cell>
          <table:table-cell office:value-type="float" office:value="-1.65571976" calcext:value-type="float">
            <text:p>-1.65571976</text:p>
          </table:table-cell>
          <table:table-cell office:value-type="float" office:value="-0.01729385" calcext:value-type="float">
            <text:p>-0.01729385</text:p>
          </table:table-cell>
          <table:table-cell office:value-type="float" office:value="0.70087765" calcext:value-type="float">
            <text:p>0.70087765</text:p>
          </table:table-cell>
          <table:table-cell office:value-type="float" office:value="-1.5283567" calcext:value-type="float">
            <text:p>-1.5283567</text:p>
          </table:table-cell>
          <table:table-cell office:value-type="float" office:value="-0.21618529" calcext:value-type="float">
            <text:p>-0.21618529</text:p>
          </table:table-cell>
          <table:table-cell office:value-type="float" office:value="5.11844294" calcext:value-type="float">
            <text:p>5.11844294</text:p>
          </table:table-cell>
          <table:table-cell office:value-type="float" office:value="-11.33368196" calcext:value-type="float">
            <text:p>-11.33368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4620542" calcext:value-type="float">
            <text:p>-13.54620542</text:p>
          </table:table-cell>
          <table:table-cell office:value-type="float" office:value="4.37071464" calcext:value-type="float">
            <text:p>4.37071464</text:p>
          </table:table-cell>
          <table:table-cell office:value-type="float" office:value="-8.31997362" calcext:value-type="float">
            <text:p>-8.31997362</text:p>
          </table:table-cell>
          <table:table-cell office:value-type="float" office:value="-18.03106935" calcext:value-type="float">
            <text:p>-18.03106935</text:p>
          </table:table-cell>
          <table:table-cell office:value-type="float" office:value="-22.47866239" calcext:value-type="float">
            <text:p>-22.47866239</text:p>
          </table:table-cell>
          <table:table-cell office:value-type="float" office:value="-24.95534002" calcext:value-type="float">
            <text:p>-24.95534002</text:p>
          </table:table-cell>
          <table:table-cell office:value-type="float" office:value="48.74601509" calcext:value-type="float">
            <text:p>48.7460150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76312547" calcext:value-type="float">
            <text:p>-6.76312547</text:p>
          </table:table-cell>
          <table:table-cell office:value-type="float" office:value="-23.11909897" calcext:value-type="float">
            <text:p>-23.11909897</text:p>
          </table:table-cell>
          <table:table-cell office:value-type="float" office:value="17.92330968" calcext:value-type="float">
            <text:p>17.92330968</text:p>
          </table:table-cell>
          <table:table-cell office:value-type="float" office:value="21.14313476" calcext:value-type="float">
            <text:p>21.1431347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-1.91450874" calcext:value-type="float">
            <text:p>-1.91450874</text:p>
          </table:table-cell>
          <table:table-cell office:value-type="float" office:value="2.33368416" calcext:value-type="float">
            <text:p>2.33368416</text:p>
          </table:table-cell>
          <table:table-cell office:value-type="float" office:value="-77.19177804" calcext:value-type="float">
            <text:p>-77.19177804</text:p>
          </table:table-cell>
          <table:table-cell office:value-type="float" office:value="0.02607086" calcext:value-type="float">
            <text:p>0.02607086</text:p>
          </table:table-cell>
          <table:table-cell office:value-type="float" office:value="0.95171329" calcext:value-type="float">
            <text:p>0.95171329</text:p>
          </table:table-cell>
          <table:table-cell office:value-type="float" office:value="-1.34134266" calcext:value-type="float">
            <text:p>-1.34134266</text:p>
          </table:table-cell>
          <table:table-cell office:value-type="float" office:value="-1.89143615" calcext:value-type="float">
            <text:p>-1.89143615</text:p>
          </table:table-cell>
          <table:table-cell office:value-type="float" office:value="8.33370871" calcext:value-type="float">
            <text:p>8.33370871</text:p>
          </table:table-cell>
          <table:table-cell office:value-type="float" office:value="-31.38681009" calcext:value-type="float">
            <text:p>-31.38681009</text:p>
          </table:table-cell>
          <table:table-cell office:value-type="float" office:value="20.61238122" calcext:value-type="float">
            <text:p>20.61238122</text:p>
          </table:table-cell>
          <table:table-cell office:value-type="float" office:value="0.35975392" calcext:value-type="float">
            <text:p>0.35975392</text:p>
          </table:table-cell>
          <table:table-cell office:value-type="float" office:value="21.24823933" calcext:value-type="float">
            <text:p>21.24823933</text:p>
          </table:table-cell>
          <table:table-cell office:value-type="float" office:value="-11.60854885" calcext:value-type="float">
            <text:p>-11.60854885</text:p>
          </table:table-cell>
          <table:table-cell office:value-type="float" office:value="0" calcext:value-type="float">
            <text:p>0</text:p>
          </table:table-cell>
          <table:table-cell office:value-type="float" office:value="31.19760591" calcext:value-type="float">
            <text:p>31.19760591</text:p>
          </table:table-cell>
          <table:table-cell office:value-type="float" office:value="12.62932278" calcext:value-type="float">
            <text:p>12.62932278</text:p>
          </table:table-cell>
          <table:table-cell office:value-type="float" office:value="18.87388173" calcext:value-type="float">
            <text:p>18.87388173</text:p>
          </table:table-cell>
          <table:table-cell office:value-type="float" office:value="24.6882148" calcext:value-type="float">
            <text:p>24.6882148</text:p>
          </table:table-cell>
          <table:table-cell office:value-type="float" office:value="0.43089063" calcext:value-type="float">
            <text:p>0.43089063</text:p>
          </table:table-cell>
          <table:table-cell office:value-type="float" office:value="-10.20797501" calcext:value-type="float">
            <text:p>-10.20797501</text:p>
          </table:table-cell>
          <table:table-cell office:value-type="float" office:value="-10.35739895" calcext:value-type="float">
            <text:p>-10.35739895</text:p>
          </table:table-cell>
          <table:table-cell office:value-type="float" office:value="0" calcext:value-type="float">
            <text:p>0</text:p>
          </table:table-cell>
          <table:table-cell office:value-type="float" office:value="-0.03338035" calcext:value-type="float">
            <text:p>-0.03338035</text:p>
          </table:table-cell>
          <table:table-cell office:value-type="float" office:value="0.41163171" calcext:value-type="float">
            <text:p>0.41163171</text:p>
          </table:table-cell>
          <table:table-cell office:value-type="float" office:value="-2.08795439" calcext:value-type="float">
            <text:p>-2.08795439</text:p>
          </table:table-cell>
          <table:table-cell office:value-type="float" office:value="-0.06199064" calcext:value-type="float">
            <text:p>-0.06199064</text:p>
          </table:table-cell>
          <table:table-cell office:value-type="float" office:value="0.54747017" calcext:value-type="float">
            <text:p>0.54747017</text:p>
          </table:table-cell>
          <table:table-cell office:value-type="float" office:value="-2.21845154" calcext:value-type="float">
            <text:p>-2.21845154</text:p>
          </table:table-cell>
          <table:table-cell office:value-type="float" office:value="-0.05484057" calcext:value-type="float">
            <text:p>-0.05484057</text:p>
          </table:table-cell>
          <table:table-cell office:value-type="float" office:value="1.00084134" calcext:value-type="float">
            <text:p>1.00084134</text:p>
          </table:table-cell>
          <table:table-cell office:value-type="float" office:value="-2.21845154" calcext:value-type="float">
            <text:p>-2.21845154</text:p>
          </table:table-cell>
          <table:table-cell office:value-type="float" office:value="-0.0381504" calcext:value-type="float">
            <text:p>-0.0381504</text:p>
          </table:table-cell>
          <table:table-cell office:value-type="float" office:value="1.00084134" calcext:value-type="float">
            <text:p>1.00084134</text:p>
          </table:table-cell>
          <table:table-cell office:value-type="float" office:value="-1.82696009" calcext:value-type="float">
            <text:p>-1.82696009</text:p>
          </table:table-cell>
          <table:table-cell office:value-type="float" office:value="-0.03099699" calcext:value-type="float">
            <text:p>-0.03099699</text:p>
          </table:table-cell>
          <table:table-cell office:value-type="float" office:value="0.83939938" calcext:value-type="float">
            <text:p>0.83939938</text:p>
          </table:table-cell>
          <table:table-cell office:value-type="float" office:value="-1.69646294" calcext:value-type="float">
            <text:p>-1.69646294</text:p>
          </table:table-cell>
          <table:table-cell office:value-type="float" office:value="-0.01907353" calcext:value-type="float">
            <text:p>-0.01907353</text:p>
          </table:table-cell>
          <table:table-cell office:value-type="float" office:value="0.63761752" calcext:value-type="float">
            <text:p>0.63761752</text:p>
          </table:table-cell>
          <table:table-cell office:value-type="float" office:value="-1.56596579" calcext:value-type="float">
            <text:p>-1.56596579</text:p>
          </table:table-cell>
          <table:table-cell office:value-type="float" office:value="-0.23843249" calcext:value-type="float">
            <text:p>-0.23843249</text:p>
          </table:table-cell>
          <table:table-cell office:value-type="float" office:value="4.65646023" calcext:value-type="float">
            <text:p>4.65646023</text:p>
          </table:table-cell>
          <table:table-cell office:value-type="float" office:value="-11.61257591" calcext:value-type="float">
            <text:p>-11.61257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33834465" calcext:value-type="float">
            <text:p>-15.33834465</text:p>
          </table:table-cell>
          <table:table-cell office:value-type="float" office:value="3.65416462" calcext:value-type="float">
            <text:p>3.65416462</text:p>
          </table:table-cell>
          <table:table-cell office:value-type="float" office:value="-4.72901593" calcext:value-type="float">
            <text:p>-4.72901593</text:p>
          </table:table-cell>
          <table:table-cell office:value-type="float" office:value="-17.15050234" calcext:value-type="float">
            <text:p>-17.15050234</text:p>
          </table:table-cell>
          <table:table-cell office:value-type="float" office:value="-23.70256391" calcext:value-type="float">
            <text:p>-23.70256391</text:p>
          </table:table-cell>
          <table:table-cell office:value-type="float" office:value="-21.94005975" calcext:value-type="float">
            <text:p>-21.94005975</text:p>
          </table:table-cell>
          <table:table-cell office:value-type="float" office:value="50.345698" calcext:value-type="float">
            <text:p>50.34569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84963238" calcext:value-type="float">
            <text:p>-6.84963238</text:p>
          </table:table-cell>
          <table:table-cell office:value-type="float" office:value="-23.72457905" calcext:value-type="float">
            <text:p>-23.72457905</text:p>
          </table:table-cell>
          <table:table-cell office:value-type="float" office:value="17.34225025" calcext:value-type="float">
            <text:p>17.34225025</text:p>
          </table:table-cell>
          <table:table-cell office:value-type="float" office:value="20.33879422" calcext:value-type="float">
            <text:p>20.3387942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666667" calcext:value-type="float">
            <text:p>2.56666667</text:p>
          </table:table-cell>
          <table:table-cell office:value-type="float" office:value="-2.54200807" calcext:value-type="float">
            <text:p>-2.54200807</text:p>
          </table:table-cell>
          <table:table-cell office:value-type="float" office:value="1.81790963" calcext:value-type="float">
            <text:p>1.81790963</text:p>
          </table:table-cell>
          <table:table-cell office:value-type="float" office:value="-78.47605803" calcext:value-type="float">
            <text:p>-78.47605803</text:p>
          </table:table-cell>
          <table:table-cell office:value-type="float" office:value="0.02144153" calcext:value-type="float">
            <text:p>0.02144153</text:p>
          </table:table-cell>
          <table:table-cell office:value-type="float" office:value="0.95224947" calcext:value-type="float">
            <text:p>0.95224947</text:p>
          </table:table-cell>
          <table:table-cell office:value-type="float" office:value="-1.33105714" calcext:value-type="float">
            <text:p>-1.33105714</text:p>
          </table:table-cell>
          <table:table-cell office:value-type="float" office:value="-3.2906848" calcext:value-type="float">
            <text:p>-3.2906848</text:p>
          </table:table-cell>
          <table:table-cell office:value-type="float" office:value="9.5800237" calcext:value-type="float">
            <text:p>9.5800237</text:p>
          </table:table-cell>
          <table:table-cell office:value-type="float" office:value="-29.38715915" calcext:value-type="float">
            <text:p>-29.38715915</text:p>
          </table:table-cell>
          <table:table-cell office:value-type="float" office:value="19.87298806" calcext:value-type="float">
            <text:p>19.87298806</text:p>
          </table:table-cell>
          <table:table-cell office:value-type="float" office:value="0.34684907" calcext:value-type="float">
            <text:p>0.34684907</text:p>
          </table:table-cell>
          <table:table-cell office:value-type="float" office:value="20.6872089" calcext:value-type="float">
            <text:p>20.6872089</text:p>
          </table:table-cell>
          <table:table-cell office:value-type="float" office:value="-11.73606281" calcext:value-type="float">
            <text:p>-11.73606281</text:p>
          </table:table-cell>
          <table:table-cell office:value-type="float" office:value="0" calcext:value-type="float">
            <text:p>0</text:p>
          </table:table-cell>
          <table:table-cell office:value-type="float" office:value="31.76441432" calcext:value-type="float">
            <text:p>31.76441432</text:p>
          </table:table-cell>
          <table:table-cell office:value-type="float" office:value="9.96592681" calcext:value-type="float">
            <text:p>9.96592681</text:p>
          </table:table-cell>
          <table:table-cell office:value-type="float" office:value="11.57366912" calcext:value-type="float">
            <text:p>11.57366912</text:p>
          </table:table-cell>
          <table:table-cell office:value-type="float" office:value="27.54950049" calcext:value-type="float">
            <text:p>27.54950049</text:p>
          </table:table-cell>
          <table:table-cell office:value-type="float" office:value="0.48082949" calcext:value-type="float">
            <text:p>0.48082949</text:p>
          </table:table-cell>
          <table:table-cell office:value-type="float" office:value="-7.63347683" calcext:value-type="float">
            <text:p>-7.63347683</text:p>
          </table:table-cell>
          <table:table-cell office:value-type="float" office:value="-2.46639572" calcext:value-type="float">
            <text:p>-2.46639572</text:p>
          </table:table-cell>
          <table:table-cell office:value-type="float" office:value="0" calcext:value-type="float">
            <text:p>0</text:p>
          </table:table-cell>
          <table:table-cell office:value-type="float" office:value="-0.03456228" calcext:value-type="float">
            <text:p>-0.03456228</text:p>
          </table:table-cell>
          <table:table-cell office:value-type="float" office:value="0.36615319" calcext:value-type="float">
            <text:p>0.36615319</text:p>
          </table:table-cell>
          <table:table-cell office:value-type="float" office:value="-1.95390202" calcext:value-type="float">
            <text:p>-1.95390202</text:p>
          </table:table-cell>
          <table:table-cell office:value-type="float" office:value="-0.06418561" calcext:value-type="float">
            <text:p>-0.06418561</text:p>
          </table:table-cell>
          <table:table-cell office:value-type="float" office:value="0.48698374" calcext:value-type="float">
            <text:p>0.48698374</text:p>
          </table:table-cell>
          <table:table-cell office:value-type="float" office:value="-2.0760209" calcext:value-type="float">
            <text:p>-2.0760209</text:p>
          </table:table-cell>
          <table:table-cell office:value-type="float" office:value="-0.05678237" calcext:value-type="float">
            <text:p>-0.05678237</text:p>
          </table:table-cell>
          <table:table-cell office:value-type="float" office:value="0.89026486" calcext:value-type="float">
            <text:p>0.89026486</text:p>
          </table:table-cell>
          <table:table-cell office:value-type="float" office:value="-2.0760209" calcext:value-type="float">
            <text:p>-2.0760209</text:p>
          </table:table-cell>
          <table:table-cell office:value-type="float" office:value="-0.03950123" calcext:value-type="float">
            <text:p>-0.03950123</text:p>
          </table:table-cell>
          <table:table-cell office:value-type="float" office:value="0.89026486" calcext:value-type="float">
            <text:p>0.89026486</text:p>
          </table:table-cell>
          <table:table-cell office:value-type="float" office:value="-1.70966427" calcext:value-type="float">
            <text:p>-1.70966427</text:p>
          </table:table-cell>
          <table:table-cell office:value-type="float" office:value="-0.03209453" calcext:value-type="float">
            <text:p>-0.03209453</text:p>
          </table:table-cell>
          <table:table-cell office:value-type="float" office:value="0.74665958" calcext:value-type="float">
            <text:p>0.74665958</text:p>
          </table:table-cell>
          <table:table-cell office:value-type="float" office:value="-1.58754539" calcext:value-type="float">
            <text:p>-1.58754539</text:p>
          </table:table-cell>
          <table:table-cell office:value-type="float" office:value="-0.01974889" calcext:value-type="float">
            <text:p>-0.01974889</text:p>
          </table:table-cell>
          <table:table-cell office:value-type="float" office:value="0.56717128" calcext:value-type="float">
            <text:p>0.56717128</text:p>
          </table:table-cell>
          <table:table-cell office:value-type="float" office:value="-1.46542652" calcext:value-type="float">
            <text:p>-1.46542652</text:p>
          </table:table-cell>
          <table:table-cell office:value-type="float" office:value="-0.24687491" calcext:value-type="float">
            <text:p>-0.24687491</text:p>
          </table:table-cell>
          <table:table-cell office:value-type="float" office:value="4.14199806" calcext:value-type="float">
            <text:p>4.14199806</text:p>
          </table:table-cell>
          <table:table-cell office:value-type="float" office:value="-10.86701689" calcext:value-type="float">
            <text:p>-10.86701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4760538" calcext:value-type="float">
            <text:p>-16.4760538</text:p>
          </table:table-cell>
          <table:table-cell office:value-type="float" office:value="3.57559874" calcext:value-type="float">
            <text:p>3.57559874</text:p>
          </table:table-cell>
          <table:table-cell office:value-type="float" office:value="-3.1581457" calcext:value-type="float">
            <text:p>-3.1581457</text:p>
          </table:table-cell>
          <table:table-cell office:value-type="float" office:value="-17.22770168" calcext:value-type="float">
            <text:p>-17.22770168</text:p>
          </table:table-cell>
          <table:table-cell office:value-type="float" office:value="-24.44786272" calcext:value-type="float">
            <text:p>-24.44786272</text:p>
          </table:table-cell>
          <table:table-cell office:value-type="float" office:value="-20.94069695" calcext:value-type="float">
            <text:p>-20.94069695</text:p>
          </table:table-cell>
          <table:table-cell office:value-type="float" office:value="52.10999796" calcext:value-type="float">
            <text:p>52.1099979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2644173" calcext:value-type="float">
            <text:p>-6.02644173</text:p>
          </table:table-cell>
          <table:table-cell office:value-type="float" office:value="-24.24388544" calcext:value-type="float">
            <text:p>-24.24388544</text:p>
          </table:table-cell>
          <table:table-cell office:value-type="float" office:value="16.88576609" calcext:value-type="float">
            <text:p>16.88576609</text:p>
          </table:table-cell>
          <table:table-cell office:value-type="float" office:value="19.42244978" calcext:value-type="float">
            <text:p>19.4224497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8333333" calcext:value-type="float">
            <text:p>2.58333333</text:p>
          </table:table-cell>
          <table:table-cell office:value-type="float" office:value="-3.09722026" calcext:value-type="float">
            <text:p>-3.09722026</text:p>
          </table:table-cell>
          <table:table-cell office:value-type="float" office:value="1.67751156" calcext:value-type="float">
            <text:p>1.67751156</text:p>
          </table:table-cell>
          <table:table-cell office:value-type="float" office:value="-79.3105035" calcext:value-type="float">
            <text:p>-79.3105035</text:p>
          </table:table-cell>
          <table:table-cell office:value-type="float" office:value="0.01773425" calcext:value-type="float">
            <text:p>0.01773425</text:p>
          </table:table-cell>
          <table:table-cell office:value-type="float" office:value="0.95302009" calcext:value-type="float">
            <text:p>0.95302009</text:p>
          </table:table-cell>
          <table:table-cell office:value-type="float" office:value="-1.32012346" calcext:value-type="float">
            <text:p>-1.32012346</text:p>
          </table:table-cell>
          <table:table-cell office:value-type="float" office:value="-4.36022081" calcext:value-type="float">
            <text:p>-4.36022081</text:p>
          </table:table-cell>
          <table:table-cell office:value-type="float" office:value="10.57069444" calcext:value-type="float">
            <text:p>10.57069444</text:p>
          </table:table-cell>
          <table:table-cell office:value-type="float" office:value="-27.94947992" calcext:value-type="float">
            <text:p>-27.94947992</text:p>
          </table:table-cell>
          <table:table-cell office:value-type="float" office:value="19.15939036" calcext:value-type="float">
            <text:p>19.15939036</text:p>
          </table:table-cell>
          <table:table-cell office:value-type="float" office:value="0.33439444" calcext:value-type="float">
            <text:p>0.33439444</text:p>
          </table:table-cell>
          <table:table-cell office:value-type="float" office:value="20.06390701" calcext:value-type="float">
            <text:p>20.06390701</text:p>
          </table:table-cell>
          <table:table-cell office:value-type="float" office:value="-11.76319027" calcext:value-type="float">
            <text:p>-11.76319027</text:p>
          </table:table-cell>
          <table:table-cell office:value-type="float" office:value="0" calcext:value-type="float">
            <text:p>0</text:p>
          </table:table-cell>
          <table:table-cell office:value-type="float" office:value="32.10514698" calcext:value-type="float">
            <text:p>32.10514698</text:p>
          </table:table-cell>
          <table:table-cell office:value-type="float" office:value="7.97613596" calcext:value-type="float">
            <text:p>7.97613596</text:p>
          </table:table-cell>
          <table:table-cell office:value-type="float" office:value="7.06312518" calcext:value-type="float">
            <text:p>7.06312518</text:p>
          </table:table-cell>
          <table:table-cell office:value-type="float" office:value="29.5949728" calcext:value-type="float">
            <text:p>29.5949728</text:p>
          </table:table-cell>
          <table:table-cell office:value-type="float" office:value="0.51652972" calcext:value-type="float">
            <text:p>0.51652972</text:p>
          </table:table-cell>
          <table:table-cell office:value-type="float" office:value="-6.44468416" calcext:value-type="float">
            <text:p>-6.44468416</text:p>
          </table:table-cell>
          <table:table-cell office:value-type="float" office:value="1.65973053" calcext:value-type="float">
            <text:p>1.65973053</text:p>
          </table:table-cell>
          <table:table-cell office:value-type="float" office:value="0" calcext:value-type="float">
            <text:p>0</text:p>
          </table:table-cell>
          <table:table-cell office:value-type="float" office:value="-0.03565119" calcext:value-type="float">
            <text:p>-0.03565119</text:p>
          </table:table-cell>
          <table:table-cell office:value-type="float" office:value="0.30245514" calcext:value-type="float">
            <text:p>0.30245514</text:p>
          </table:table-cell>
          <table:table-cell office:value-type="float" office:value="-1.61252544" calcext:value-type="float">
            <text:p>-1.61252544</text:p>
          </table:table-cell>
          <table:table-cell office:value-type="float" office:value="-0.06620783" calcext:value-type="float">
            <text:p>-0.06620783</text:p>
          </table:table-cell>
          <table:table-cell office:value-type="float" office:value="0.40226534" calcext:value-type="float">
            <text:p>0.40226534</text:p>
          </table:table-cell>
          <table:table-cell office:value-type="float" office:value="-1.71330828" calcext:value-type="float">
            <text:p>-1.71330828</text:p>
          </table:table-cell>
          <table:table-cell office:value-type="float" office:value="-0.05857135" calcext:value-type="float">
            <text:p>-0.05857135</text:p>
          </table:table-cell>
          <table:table-cell office:value-type="float" office:value="0.73538943" calcext:value-type="float">
            <text:p>0.73538943</text:p>
          </table:table-cell>
          <table:table-cell office:value-type="float" office:value="-1.71330828" calcext:value-type="float">
            <text:p>-1.71330828</text:p>
          </table:table-cell>
          <table:table-cell office:value-type="float" office:value="-0.04074575" calcext:value-type="float">
            <text:p>-0.04074575</text:p>
          </table:table-cell>
          <table:table-cell office:value-type="float" office:value="0.73538943" calcext:value-type="float">
            <text:p>0.73538943</text:p>
          </table:table-cell>
          <table:table-cell office:value-type="float" office:value="-1.41095976" calcext:value-type="float">
            <text:p>-1.41095976</text:p>
          </table:table-cell>
          <table:table-cell office:value-type="float" office:value="-0.0331057" calcext:value-type="float">
            <text:p>-0.0331057</text:p>
          </table:table-cell>
          <table:table-cell office:value-type="float" office:value="0.61676653" calcext:value-type="float">
            <text:p>0.61676653</text:p>
          </table:table-cell>
          <table:table-cell office:value-type="float" office:value="-1.31017692" calcext:value-type="float">
            <text:p>-1.31017692</text:p>
          </table:table-cell>
          <table:table-cell office:value-type="float" office:value="-0.02037109" calcext:value-type="float">
            <text:p>-0.02037109</text:p>
          </table:table-cell>
          <table:table-cell office:value-type="float" office:value="0.46850302" calcext:value-type="float">
            <text:p>0.46850302</text:p>
          </table:table-cell>
          <table:table-cell office:value-type="float" office:value="-1.20939408" calcext:value-type="float">
            <text:p>-1.20939408</text:p>
          </table:table-cell>
          <table:table-cell office:value-type="float" office:value="-0.25465292" calcext:value-type="float">
            <text:p>-0.25465292</text:p>
          </table:table-cell>
          <table:table-cell office:value-type="float" office:value="3.42143306" calcext:value-type="float">
            <text:p>3.42143306</text:p>
          </table:table-cell>
          <table:table-cell office:value-type="float" office:value="-8.96838277" calcext:value-type="float">
            <text:p>-8.96838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83162523" calcext:value-type="float">
            <text:p>-16.83162523</text:p>
          </table:table-cell>
          <table:table-cell office:value-type="float" office:value="4.18209032" calcext:value-type="float">
            <text:p>4.18209032</text:p>
          </table:table-cell>
          <table:table-cell office:value-type="float" office:value="-3.3591854" calcext:value-type="float">
            <text:p>-3.3591854</text:p>
          </table:table-cell>
          <table:table-cell office:value-type="float" office:value="-18.37445334" calcext:value-type="float">
            <text:p>-18.37445334</text:p>
          </table:table-cell>
          <table:table-cell office:value-type="float" office:value="-24.57278245" calcext:value-type="float">
            <text:p>-24.57278245</text:p>
          </table:table-cell>
          <table:table-cell office:value-type="float" office:value="-22.5510435" calcext:value-type="float">
            <text:p>-22.5510435</text:p>
          </table:table-cell>
          <table:table-cell office:value-type="float" office:value="54.03882113" calcext:value-type="float">
            <text:p>54.0388211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0319205" calcext:value-type="float">
            <text:p>-4.50319205</text:p>
          </table:table-cell>
          <table:table-cell office:value-type="float" office:value="-24.71797844" calcext:value-type="float">
            <text:p>-24.71797844</text:p>
          </table:table-cell>
          <table:table-cell office:value-type="float" office:value="16.40130224" calcext:value-type="float">
            <text:p>16.40130224</text:p>
          </table:table-cell>
          <table:table-cell office:value-type="float" office:value="19.26517072" calcext:value-type="float">
            <text:p>19.2651707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3.45773277" calcext:value-type="float">
            <text:p>-3.45773277</text:p>
          </table:table-cell>
          <table:table-cell office:value-type="float" office:value="1.88675061" calcext:value-type="float">
            <text:p>1.88675061</text:p>
          </table:table-cell>
          <table:table-cell office:value-type="float" office:value="-79.67801779" calcext:value-type="float">
            <text:p>-79.67801779</text:p>
          </table:table-cell>
          <table:table-cell office:value-type="float" office:value="0.01403582" calcext:value-type="float">
            <text:p>0.01403582</text:p>
          </table:table-cell>
          <table:table-cell office:value-type="float" office:value="0.95389214" calcext:value-type="float">
            <text:p>0.95389214</text:p>
          </table:table-cell>
          <table:table-cell office:value-type="float" office:value="-1.30807884" calcext:value-type="float">
            <text:p>-1.30807884</text:p>
          </table:table-cell>
          <table:table-cell office:value-type="float" office:value="-4.89198929" calcext:value-type="float">
            <text:p>-4.89198929</text:p>
          </table:table-cell>
          <table:table-cell office:value-type="float" office:value="11.26598743" calcext:value-type="float">
            <text:p>11.26598743</text:p>
          </table:table-cell>
          <table:table-cell office:value-type="float" office:value="-26.87546218" calcext:value-type="float">
            <text:p>-26.87546218</text:p>
          </table:table-cell>
          <table:table-cell office:value-type="float" office:value="18.94817011" calcext:value-type="float">
            <text:p>18.94817011</text:p>
          </table:table-cell>
          <table:table-cell office:value-type="float" office:value="0.33070796" calcext:value-type="float">
            <text:p>0.33070796</text:p>
          </table:table-cell>
          <table:table-cell office:value-type="float" office:value="19.37632727" calcext:value-type="float">
            <text:p>19.37632727</text:p>
          </table:table-cell>
          <table:table-cell office:value-type="float" office:value="-12.46304215" calcext:value-type="float">
            <text:p>-12.46304215</text:p>
          </table:table-cell>
          <table:table-cell office:value-type="float" office:value="0" calcext:value-type="float">
            <text:p>0</text:p>
          </table:table-cell>
          <table:table-cell office:value-type="float" office:value="32.36175372" calcext:value-type="float">
            <text:p>32.36175372</text:p>
          </table:table-cell>
          <table:table-cell office:value-type="float" office:value="6.74036617" calcext:value-type="float">
            <text:p>6.74036617</text:p>
          </table:table-cell>
          <table:table-cell office:value-type="float" office:value="4.73680398" calcext:value-type="float">
            <text:p>4.73680398</text:p>
          </table:table-cell>
          <table:table-cell office:value-type="float" office:value="30.95139329" calcext:value-type="float">
            <text:p>30.95139329</text:p>
          </table:table-cell>
          <table:table-cell office:value-type="float" office:value="0.54020372" calcext:value-type="float">
            <text:p>0.54020372</text:p>
          </table:table-cell>
          <table:table-cell office:value-type="float" office:value="-5.48891263" calcext:value-type="float">
            <text:p>-5.48891263</text:p>
          </table:table-cell>
          <table:table-cell office:value-type="float" office:value="3.91090336" calcext:value-type="float">
            <text:p>3.91090336</text:p>
          </table:table-cell>
          <table:table-cell office:value-type="float" office:value="0" calcext:value-type="float">
            <text:p>0</text:p>
          </table:table-cell>
          <table:table-cell office:value-type="float" office:value="-0.03261724" calcext:value-type="float">
            <text:p>-0.03261724</text:p>
          </table:table-cell>
          <table:table-cell office:value-type="float" office:value="0.18883906" calcext:value-type="float">
            <text:p>0.18883906</text:p>
          </table:table-cell>
          <table:table-cell office:value-type="float" office:value="-1.23971837" calcext:value-type="float">
            <text:p>-1.23971837</text:p>
          </table:table-cell>
          <table:table-cell office:value-type="float" office:value="-0.06057348" calcext:value-type="float">
            <text:p>-0.06057348</text:p>
          </table:table-cell>
          <table:table-cell office:value-type="float" office:value="0.25115595" calcext:value-type="float">
            <text:p>0.25115595</text:p>
          </table:table-cell>
          <table:table-cell office:value-type="float" office:value="-1.31720076" calcext:value-type="float">
            <text:p>-1.31720076</text:p>
          </table:table-cell>
          <table:table-cell office:value-type="float" office:value="-0.05358686" calcext:value-type="float">
            <text:p>-0.05358686</text:p>
          </table:table-cell>
          <table:table-cell office:value-type="float" office:value="0.45914329" calcext:value-type="float">
            <text:p>0.45914329</text:p>
          </table:table-cell>
          <table:table-cell office:value-type="float" office:value="-1.31720076" calcext:value-type="float">
            <text:p>-1.31720076</text:p>
          </table:table-cell>
          <table:table-cell office:value-type="float" office:value="-0.03727824" calcext:value-type="float">
            <text:p>-0.03727824</text:p>
          </table:table-cell>
          <table:table-cell office:value-type="float" office:value="0.45914329" calcext:value-type="float">
            <text:p>0.45914329</text:p>
          </table:table-cell>
          <table:table-cell office:value-type="float" office:value="-1.08475357" calcext:value-type="float">
            <text:p>-1.08475357</text:p>
          </table:table-cell>
          <table:table-cell office:value-type="float" office:value="-0.03028837" calcext:value-type="float">
            <text:p>-0.03028837</text:p>
          </table:table-cell>
          <table:table-cell office:value-type="float" office:value="0.38508061" calcext:value-type="float">
            <text:p>0.38508061</text:p>
          </table:table-cell>
          <table:table-cell office:value-type="float" office:value="-1.00727117" calcext:value-type="float">
            <text:p>-1.00727117</text:p>
          </table:table-cell>
          <table:table-cell office:value-type="float" office:value="-0.01863749" calcext:value-type="float">
            <text:p>-0.01863749</text:p>
          </table:table-cell>
          <table:table-cell office:value-type="float" office:value="0.2925117" calcext:value-type="float">
            <text:p>0.2925117</text:p>
          </table:table-cell>
          <table:table-cell office:value-type="float" office:value="-0.92978877" calcext:value-type="float">
            <text:p>-0.92978877</text:p>
          </table:table-cell>
          <table:table-cell office:value-type="float" office:value="-0.23298168" calcext:value-type="float">
            <text:p>-0.23298168</text:p>
          </table:table-cell>
          <table:table-cell office:value-type="float" office:value="2.13618521" calcext:value-type="float">
            <text:p>2.13618521</text:p>
          </table:table-cell>
          <table:table-cell office:value-type="float" office:value="-6.89494164" calcext:value-type="float">
            <text:p>-6.89494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4568118" calcext:value-type="float">
            <text:p>-16.54568118</text:p>
          </table:table-cell>
          <table:table-cell office:value-type="float" office:value="5.63142893" calcext:value-type="float">
            <text:p>5.63142893</text:p>
          </table:table-cell>
          <table:table-cell office:value-type="float" office:value="-4.92429898" calcext:value-type="float">
            <text:p>-4.92429898</text:p>
          </table:table-cell>
          <table:table-cell office:value-type="float" office:value="-19.9296201" calcext:value-type="float">
            <text:p>-19.9296201</text:p>
          </table:table-cell>
          <table:table-cell office:value-type="float" office:value="-24.31568137" calcext:value-type="float">
            <text:p>-24.31568137</text:p>
          </table:table-cell>
          <table:table-cell office:value-type="float" office:value="-24.55762547" calcext:value-type="float">
            <text:p>-24.55762547</text:p>
          </table:table-cell>
          <table:table-cell office:value-type="float" office:value="55.76342195" calcext:value-type="float">
            <text:p>55.7634219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9917531" calcext:value-type="float">
            <text:p>-3.19917531</text:p>
          </table:table-cell>
          <table:table-cell office:value-type="float" office:value="-25.32502334" calcext:value-type="float">
            <text:p>-25.32502334</text:p>
          </table:table-cell>
          <table:table-cell office:value-type="float" office:value="14.80095407" calcext:value-type="float">
            <text:p>14.80095407</text:p>
          </table:table-cell>
          <table:table-cell office:value-type="float" office:value="19.80731474" calcext:value-type="float">
            <text:p>19.8073147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66667" calcext:value-type="float">
            <text:p>2.61666667</text:p>
          </table:table-cell>
          <table:table-cell office:value-type="float" office:value="-3.92994296" calcext:value-type="float">
            <text:p>-3.92994296</text:p>
          </table:table-cell>
          <table:table-cell office:value-type="float" office:value="2.29090599" calcext:value-type="float">
            <text:p>2.29090599</text:p>
          </table:table-cell>
          <table:table-cell office:value-type="float" office:value="-79.88601393" calcext:value-type="float">
            <text:p>-79.88601393</text:p>
          </table:table-cell>
          <table:table-cell office:value-type="float" office:value="0.01106319" calcext:value-type="float">
            <text:p>0.01106319</text:p>
          </table:table-cell>
          <table:table-cell office:value-type="float" office:value="0.95473462" calcext:value-type="float">
            <text:p>0.95473462</text:p>
          </table:table-cell>
          <table:table-cell office:value-type="float" office:value="-1.29533065" calcext:value-type="float">
            <text:p>-1.29533065</text:p>
          </table:table-cell>
          <table:table-cell office:value-type="float" office:value="-4.96324893" calcext:value-type="float">
            <text:p>-4.96324893</text:p>
          </table:table-cell>
          <table:table-cell office:value-type="float" office:value="11.67625212" calcext:value-type="float">
            <text:p>11.67625212</text:p>
          </table:table-cell>
          <table:table-cell office:value-type="float" office:value="-27.02200996" calcext:value-type="float">
            <text:p>-27.02200996</text:p>
          </table:table-cell>
          <table:table-cell office:value-type="float" office:value="19.52107009" calcext:value-type="float">
            <text:p>19.52107009</text:p>
          </table:table-cell>
          <table:table-cell office:value-type="float" office:value="0.34070695" calcext:value-type="float">
            <text:p>0.34070695</text:p>
          </table:table-cell>
          <table:table-cell office:value-type="float" office:value="18.94113691" calcext:value-type="float">
            <text:p>18.94113691</text:p>
          </table:table-cell>
          <table:table-cell office:value-type="float" office:value="-11.77254149" calcext:value-type="float">
            <text:p>-11.77254149</text:p>
          </table:table-cell>
          <table:table-cell office:value-type="float" office:value="0" calcext:value-type="float">
            <text:p>0</text:p>
          </table:table-cell>
          <table:table-cell office:value-type="float" office:value="32.51510147" calcext:value-type="float">
            <text:p>32.51510147</text:p>
          </table:table-cell>
          <table:table-cell office:value-type="float" office:value="6.27861332" calcext:value-type="float">
            <text:p>6.27861332</text:p>
          </table:table-cell>
          <table:table-cell office:value-type="float" office:value="5.40746381" calcext:value-type="float">
            <text:p>5.40746381</text:p>
          </table:table-cell>
          <table:table-cell office:value-type="float" office:value="31.76383115" calcext:value-type="float">
            <text:p>31.76383115</text:p>
          </table:table-cell>
          <table:table-cell office:value-type="float" office:value="0.55438344" calcext:value-type="float">
            <text:p>0.55438344</text:p>
          </table:table-cell>
          <table:table-cell office:value-type="float" office:value="-4.47135903" calcext:value-type="float">
            <text:p>-4.47135903</text:p>
          </table:table-cell>
          <table:table-cell office:value-type="float" office:value="2.89657682" calcext:value-type="float">
            <text:p>2.89657682</text:p>
          </table:table-cell>
          <table:table-cell office:value-type="float" office:value="0" calcext:value-type="float">
            <text:p>0</text:p>
          </table:table-cell>
          <table:table-cell office:value-type="float" office:value="-0.03195766" calcext:value-type="float">
            <text:p>-0.03195766</text:p>
          </table:table-cell>
          <table:table-cell office:value-type="float" office:value="0.082833" calcext:value-type="float">
            <text:p>0.082833</text:p>
          </table:table-cell>
          <table:table-cell office:value-type="float" office:value="-0.95873562" calcext:value-type="float">
            <text:p>-0.95873562</text:p>
          </table:table-cell>
          <table:table-cell office:value-type="float" office:value="-0.05934858" calcext:value-type="float">
            <text:p>-0.05934858</text:p>
          </table:table-cell>
          <table:table-cell office:value-type="float" office:value="0.11016789" calcext:value-type="float">
            <text:p>0.11016789</text:p>
          </table:table-cell>
          <table:table-cell office:value-type="float" office:value="-1.0186566" calcext:value-type="float">
            <text:p>-1.0186566</text:p>
          </table:table-cell>
          <table:table-cell office:value-type="float" office:value="-0.05250325" calcext:value-type="float">
            <text:p>-0.05250325</text:p>
          </table:table-cell>
          <table:table-cell office:value-type="float" office:value="0.20140016" calcext:value-type="float">
            <text:p>0.20140016</text:p>
          </table:table-cell>
          <table:table-cell office:value-type="float" office:value="-1.0186566" calcext:value-type="float">
            <text:p>-1.0186566</text:p>
          </table:table-cell>
          <table:table-cell office:value-type="float" office:value="-0.03652441" calcext:value-type="float">
            <text:p>-0.03652441</text:p>
          </table:table-cell>
          <table:table-cell office:value-type="float" office:value="0.20140016" calcext:value-type="float">
            <text:p>0.20140016</text:p>
          </table:table-cell>
          <table:table-cell office:value-type="float" office:value="-0.83889367" calcext:value-type="float">
            <text:p>-0.83889367</text:p>
          </table:table-cell>
          <table:table-cell office:value-type="float" office:value="-0.02967589" calcext:value-type="float">
            <text:p>-0.02967589</text:p>
          </table:table-cell>
          <table:table-cell office:value-type="float" office:value="0.16891305" calcext:value-type="float">
            <text:p>0.16891305</text:p>
          </table:table-cell>
          <table:table-cell office:value-type="float" office:value="-0.77897269" calcext:value-type="float">
            <text:p>-0.77897269</text:p>
          </table:table-cell>
          <table:table-cell office:value-type="float" office:value="-0.01826061" calcext:value-type="float">
            <text:p>-0.01826061</text:p>
          </table:table-cell>
          <table:table-cell office:value-type="float" office:value="0.12830832" calcext:value-type="float">
            <text:p>0.12830832</text:p>
          </table:table-cell>
          <table:table-cell office:value-type="float" office:value="-0.71905172" calcext:value-type="float">
            <text:p>-0.71905172</text:p>
          </table:table-cell>
          <table:table-cell office:value-type="float" office:value="-0.2282704" calcext:value-type="float">
            <text:p>-0.2282704</text:p>
          </table:table-cell>
          <table:table-cell office:value-type="float" office:value="0.93702346" calcext:value-type="float">
            <text:p>0.93702346</text:p>
          </table:table-cell>
          <table:table-cell office:value-type="float" office:value="-5.33219992" calcext:value-type="float">
            <text:p>-5.33219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85606814" calcext:value-type="float">
            <text:p>-15.85606814</text:p>
          </table:table-cell>
          <table:table-cell office:value-type="float" office:value="6.69740777" calcext:value-type="float">
            <text:p>6.69740777</text:p>
          </table:table-cell>
          <table:table-cell office:value-type="float" office:value="-6.61955915" calcext:value-type="float">
            <text:p>-6.61955915</text:p>
          </table:table-cell>
          <table:table-cell office:value-type="float" office:value="-21.35508935" calcext:value-type="float">
            <text:p>-21.35508935</text:p>
          </table:table-cell>
          <table:table-cell office:value-type="float" office:value="-24.20265462" calcext:value-type="float">
            <text:p>-24.20265462</text:p>
          </table:table-cell>
          <table:table-cell office:value-type="float" office:value="-26.66935007" calcext:value-type="float">
            <text:p>-26.66935007</text:p>
          </table:table-cell>
          <table:table-cell office:value-type="float" office:value="58.06299735" calcext:value-type="float">
            <text:p>58.0629973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0752455" calcext:value-type="float">
            <text:p>-2.90752455</text:p>
          </table:table-cell>
          <table:table-cell office:value-type="float" office:value="-25.33233826" calcext:value-type="float">
            <text:p>-25.33233826</text:p>
          </table:table-cell>
          <table:table-cell office:value-type="float" office:value="9.0646277" calcext:value-type="float">
            <text:p>9.0646277</text:p>
          </table:table-cell>
          <table:table-cell office:value-type="float" office:value="21.14766312" calcext:value-type="float">
            <text:p>21.1476631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3333333" calcext:value-type="float">
            <text:p>2.63333333</text:p>
          </table:table-cell>
          <table:table-cell office:value-type="float" office:value="-4.40365143" calcext:value-type="float">
            <text:p>-4.40365143</text:p>
          </table:table-cell>
          <table:table-cell office:value-type="float" office:value="2.73652997" calcext:value-type="float">
            <text:p>2.73652997</text:p>
          </table:table-cell>
          <table:table-cell office:value-type="float" office:value="-79.95412822" calcext:value-type="float">
            <text:p>-79.95412822</text:p>
          </table:table-cell>
          <table:table-cell office:value-type="float" office:value="0.00815962" calcext:value-type="float">
            <text:p>0.00815962</text:p>
          </table:table-cell>
          <table:table-cell office:value-type="float" office:value="0.95558917" calcext:value-type="float">
            <text:p>0.95558917</text:p>
          </table:table-cell>
          <table:table-cell office:value-type="float" office:value="-1.28205628" calcext:value-type="float">
            <text:p>-1.28205628</text:p>
          </table:table-cell>
          <table:table-cell office:value-type="float" office:value="-4.56571789" calcext:value-type="float">
            <text:p>-4.56571789</text:p>
          </table:table-cell>
          <table:table-cell office:value-type="float" office:value="11.72913536" calcext:value-type="float">
            <text:p>11.72913536</text:p>
          </table:table-cell>
          <table:table-cell office:value-type="float" office:value="-27.92215085" calcext:value-type="float">
            <text:p>-27.92215085</text:p>
          </table:table-cell>
          <table:table-cell office:value-type="float" office:value="21.17768829" calcext:value-type="float">
            <text:p>21.17768829</text:p>
          </table:table-cell>
          <table:table-cell office:value-type="float" office:value="0.36962039" calcext:value-type="float">
            <text:p>0.36962039</text:p>
          </table:table-cell>
          <table:table-cell office:value-type="float" office:value="18.51379088" calcext:value-type="float">
            <text:p>18.51379088</text:p>
          </table:table-cell>
          <table:table-cell office:value-type="float" office:value="-10.51916175" calcext:value-type="float">
            <text:p>-10.51916175</text:p>
          </table:table-cell>
          <table:table-cell office:value-type="float" office:value="0" calcext:value-type="float">
            <text:p>0</text:p>
          </table:table-cell>
          <table:table-cell office:value-type="float" office:value="32.49945433" calcext:value-type="float">
            <text:p>32.49945433</text:p>
          </table:table-cell>
          <table:table-cell office:value-type="float" office:value="6.39109062" calcext:value-type="float">
            <text:p>6.39109062</text:p>
          </table:table-cell>
          <table:table-cell office:value-type="float" office:value="8.16241342" calcext:value-type="float">
            <text:p>8.16241342</text:p>
          </table:table-cell>
          <table:table-cell office:value-type="float" office:value="32.26731446" calcext:value-type="float">
            <text:p>32.26731446</text:p>
          </table:table-cell>
          <table:table-cell office:value-type="float" office:value="0.56317088" calcext:value-type="float">
            <text:p>0.56317088</text:p>
          </table:table-cell>
          <table:table-cell office:value-type="float" office:value="-3.292379" calcext:value-type="float">
            <text:p>-3.292379</text:p>
          </table:table-cell>
          <table:table-cell office:value-type="float" office:value="0.10689818" calcext:value-type="float">
            <text:p>0.10689818</text:p>
          </table:table-cell>
          <table:table-cell office:value-type="float" office:value="0" calcext:value-type="float">
            <text:p>0</text:p>
          </table:table-cell>
          <table:table-cell office:value-type="float" office:value="-0.03115678" calcext:value-type="float">
            <text:p>-0.03115678</text:p>
          </table:table-cell>
          <table:table-cell office:value-type="float" office:value="-0.03491258" calcext:value-type="float">
            <text:p>-0.03491258</text:p>
          </table:table-cell>
          <table:table-cell office:value-type="float" office:value="-0.90585887" calcext:value-type="float">
            <text:p>-0.90585887</text:p>
          </table:table-cell>
          <table:table-cell office:value-type="float" office:value="-0.05786126" calcext:value-type="float">
            <text:p>-0.05786126</text:p>
          </table:table-cell>
          <table:table-cell office:value-type="float" office:value="-0.04643373" calcext:value-type="float">
            <text:p>-0.04643373</text:p>
          </table:table-cell>
          <table:table-cell office:value-type="float" office:value="-0.96247504" calcext:value-type="float">
            <text:p>-0.96247504</text:p>
          </table:table-cell>
          <table:table-cell office:value-type="float" office:value="-0.05118747" calcext:value-type="float">
            <text:p>-0.05118747</text:p>
          </table:table-cell>
          <table:table-cell office:value-type="float" office:value="-0.08488644" calcext:value-type="float">
            <text:p>-0.08488644</text:p>
          </table:table-cell>
          <table:table-cell office:value-type="float" office:value="-0.96247504" calcext:value-type="float">
            <text:p>-0.96247504</text:p>
          </table:table-cell>
          <table:table-cell office:value-type="float" office:value="-0.03560908" calcext:value-type="float">
            <text:p>-0.03560908</text:p>
          </table:table-cell>
          <table:table-cell office:value-type="float" office:value="-0.08488644" calcext:value-type="float">
            <text:p>-0.08488644</text:p>
          </table:table-cell>
          <table:table-cell office:value-type="float" office:value="-0.79262651" calcext:value-type="float">
            <text:p>-0.79262651</text:p>
          </table:table-cell>
          <table:table-cell office:value-type="float" office:value="-0.02893219" calcext:value-type="float">
            <text:p>-0.02893219</text:p>
          </table:table-cell>
          <table:table-cell office:value-type="float" office:value="-0.07119373" calcext:value-type="float">
            <text:p>-0.07119373</text:p>
          </table:table-cell>
          <table:table-cell office:value-type="float" office:value="-0.73601033" calcext:value-type="float">
            <text:p>-0.73601033</text:p>
          </table:table-cell>
          <table:table-cell office:value-type="float" office:value="-0.01780298" calcext:value-type="float">
            <text:p>-0.01780298</text:p>
          </table:table-cell>
          <table:table-cell office:value-type="float" office:value="-0.05407958" calcext:value-type="float">
            <text:p>-0.05407958</text:p>
          </table:table-cell>
          <table:table-cell office:value-type="float" office:value="-0.67939415" calcext:value-type="float">
            <text:p>-0.67939415</text:p>
          </table:table-cell>
          <table:table-cell office:value-type="float" office:value="-0.22254976" calcext:value-type="float">
            <text:p>-0.22254976</text:p>
          </table:table-cell>
          <table:table-cell office:value-type="float" office:value="-0.39493806" calcext:value-type="float">
            <text:p>-0.39493806</text:p>
          </table:table-cell>
          <table:table-cell office:value-type="float" office:value="-5.03811525" calcext:value-type="float">
            <text:p>-5.03811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14993399" calcext:value-type="float">
            <text:p>-15.14993399</text:p>
          </table:table-cell>
          <table:table-cell office:value-type="float" office:value="7.35425083" calcext:value-type="float">
            <text:p>7.35425083</text:p>
          </table:table-cell>
          <table:table-cell office:value-type="float" office:value="-7.36590032" calcext:value-type="float">
            <text:p>-7.36590032</text:p>
          </table:table-cell>
          <table:table-cell office:value-type="float" office:value="-21.90675742" calcext:value-type="float">
            <text:p>-21.90675742</text:p>
          </table:table-cell>
          <table:table-cell office:value-type="float" office:value="-24.71201476" calcext:value-type="float">
            <text:p>-24.71201476</text:p>
          </table:table-cell>
          <table:table-cell office:value-type="float" office:value="-27.081049" calcext:value-type="float">
            <text:p>-27.081049</text:p>
          </table:table-cell>
          <table:table-cell office:value-type="float" office:value="60.27572571" calcext:value-type="float">
            <text:p>60.2757257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3187633" calcext:value-type="float">
            <text:p>-3.83187633</text:p>
          </table:table-cell>
          <table:table-cell office:value-type="float" office:value="-25.64616447" calcext:value-type="float">
            <text:p>-25.64616447</text:p>
          </table:table-cell>
          <table:table-cell office:value-type="float" office:value="3.92549734" calcext:value-type="float">
            <text:p>3.92549734</text:p>
          </table:table-cell>
          <table:table-cell office:value-type="float" office:value="23.14091884" calcext:value-type="float">
            <text:p>23.1409188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-4.77503567" calcext:value-type="float">
            <text:p>-4.77503567</text:p>
          </table:table-cell>
          <table:table-cell office:value-type="float" office:value="3.08060191" calcext:value-type="float">
            <text:p>3.08060191</text:p>
          </table:table-cell>
          <table:table-cell office:value-type="float" office:value="-80.09407396" calcext:value-type="float">
            <text:p>-80.09407396</text:p>
          </table:table-cell>
          <table:table-cell office:value-type="float" office:value="0.0045709" calcext:value-type="float">
            <text:p>0.0045709</text:p>
          </table:table-cell>
          <table:table-cell office:value-type="float" office:value="0.95645802" calcext:value-type="float">
            <text:p>0.95645802</text:p>
          </table:table-cell>
          <table:table-cell office:value-type="float" office:value="-1.26902999" calcext:value-type="float">
            <text:p>-1.26902999</text:p>
          </table:table-cell>
          <table:table-cell office:value-type="float" office:value="-3.69201964" calcext:value-type="float">
            <text:p>-3.69201964</text:p>
          </table:table-cell>
          <table:table-cell office:value-type="float" office:value="11.37457572" calcext:value-type="float">
            <text:p>11.37457572</text:p>
          </table:table-cell>
          <table:table-cell office:value-type="float" office:value="-28.75035039" calcext:value-type="float">
            <text:p>-28.75035039</text:p>
          </table:table-cell>
          <table:table-cell office:value-type="float" office:value="24.06659786" calcext:value-type="float">
            <text:p>24.06659786</text:p>
          </table:table-cell>
          <table:table-cell office:value-type="float" office:value="0.42004137" calcext:value-type="float">
            <text:p>0.42004137</text:p>
          </table:table-cell>
          <table:table-cell office:value-type="float" office:value="17.85703616" calcext:value-type="float">
            <text:p>17.85703616</text:p>
          </table:table-cell>
          <table:table-cell office:value-type="float" office:value="-9.78004974" calcext:value-type="float">
            <text:p>-9.78004974</text:p>
          </table:table-cell>
          <table:table-cell office:value-type="float" office:value="0" calcext:value-type="float">
            <text:p>0</text:p>
          </table:table-cell>
          <table:table-cell office:value-type="float" office:value="32.20281892" calcext:value-type="float">
            <text:p>32.20281892</text:p>
          </table:table-cell>
          <table:table-cell office:value-type="float" office:value="6.87264393" calcext:value-type="float">
            <text:p>6.87264393</text:p>
          </table:table-cell>
          <table:table-cell office:value-type="float" office:value="12.19131454" calcext:value-type="float">
            <text:p>12.19131454</text:p>
          </table:table-cell>
          <table:table-cell office:value-type="float" office:value="32.61661247" calcext:value-type="float">
            <text:p>32.61661247</text:p>
          </table:table-cell>
          <table:table-cell office:value-type="float" office:value="0.56926728" calcext:value-type="float">
            <text:p>0.56926728</text:p>
          </table:table-cell>
          <table:table-cell office:value-type="float" office:value="-1.95963007" calcext:value-type="float">
            <text:p>-1.95963007</text:p>
          </table:table-cell>
          <table:table-cell office:value-type="float" office:value="-4.47198584" calcext:value-type="float">
            <text:p>-4.47198584</text:p>
          </table:table-cell>
          <table:table-cell office:value-type="float" office:value="0" calcext:value-type="float">
            <text:p>0</text:p>
          </table:table-cell>
          <table:table-cell office:value-type="float" office:value="-0.02950021" calcext:value-type="float">
            <text:p>-0.02950021</text:p>
          </table:table-cell>
          <table:table-cell office:value-type="float" office:value="-0.17579215" calcext:value-type="float">
            <text:p>-0.17579215</text:p>
          </table:table-cell>
          <table:table-cell office:value-type="float" office:value="-1.03390923" calcext:value-type="float">
            <text:p>-1.03390923</text:p>
          </table:table-cell>
          <table:table-cell office:value-type="float" office:value="-0.05478484" calcext:value-type="float">
            <text:p>-0.05478484</text:p>
          </table:table-cell>
          <table:table-cell office:value-type="float" office:value="-0.23380356" calcext:value-type="float">
            <text:p>-0.23380356</text:p>
          </table:table-cell>
          <table:table-cell office:value-type="float" office:value="-1.09852856" calcext:value-type="float">
            <text:p>-1.09852856</text:p>
          </table:table-cell>
          <table:table-cell office:value-type="float" office:value="-0.04846589" calcext:value-type="float">
            <text:p>-0.04846589</text:p>
          </table:table-cell>
          <table:table-cell office:value-type="float" office:value="-0.42742103" calcext:value-type="float">
            <text:p>-0.42742103</text:p>
          </table:table-cell>
          <table:table-cell office:value-type="float" office:value="-1.09852856" calcext:value-type="float">
            <text:p>-1.09852856</text:p>
          </table:table-cell>
          <table:table-cell office:value-type="float" office:value="-0.03371579" calcext:value-type="float">
            <text:p>-0.03371579</text:p>
          </table:table-cell>
          <table:table-cell office:value-type="float" office:value="-0.42742103" calcext:value-type="float">
            <text:p>-0.42742103</text:p>
          </table:table-cell>
          <table:table-cell office:value-type="float" office:value="-0.90467058" calcext:value-type="float">
            <text:p>-0.90467058</text:p>
          </table:table-cell>
          <table:table-cell office:value-type="float" office:value="-0.02739389" calcext:value-type="float">
            <text:p>-0.02739389</text:p>
          </table:table-cell>
          <table:table-cell office:value-type="float" office:value="-0.35847535" calcext:value-type="float">
            <text:p>-0.35847535</text:p>
          </table:table-cell>
          <table:table-cell office:value-type="float" office:value="-0.84005125" calcext:value-type="float">
            <text:p>-0.84005125</text:p>
          </table:table-cell>
          <table:table-cell office:value-type="float" office:value="-0.01685642" calcext:value-type="float">
            <text:p>-0.01685642</text:p>
          </table:table-cell>
          <table:table-cell office:value-type="float" office:value="-0.27230204" calcext:value-type="float">
            <text:p>-0.27230204</text:p>
          </table:table-cell>
          <table:table-cell office:value-type="float" office:value="-0.77543193" calcext:value-type="float">
            <text:p>-0.77543193</text:p>
          </table:table-cell>
          <table:table-cell office:value-type="float" office:value="-0.21071704" calcext:value-type="float">
            <text:p>-0.21071704</text:p>
          </table:table-cell>
          <table:table-cell office:value-type="float" office:value="-1.98859596" calcext:value-type="float">
            <text:p>-1.98859596</text:p>
          </table:table-cell>
          <table:table-cell office:value-type="float" office:value="-5.75029299" calcext:value-type="float">
            <text:p>-5.75029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66029066" calcext:value-type="float">
            <text:p>-14.66029066</text:p>
          </table:table-cell>
          <table:table-cell office:value-type="float" office:value="7.39108504" calcext:value-type="float">
            <text:p>7.39108504</text:p>
          </table:table-cell>
          <table:table-cell office:value-type="float" office:value="-7.19421594" calcext:value-type="float">
            <text:p>-7.19421594</text:p>
          </table:table-cell>
          <table:table-cell office:value-type="float" office:value="-21.49785864" calcext:value-type="float">
            <text:p>-21.49785864</text:p>
          </table:table-cell>
          <table:table-cell office:value-type="float" office:value="-25.59747065" calcext:value-type="float">
            <text:p>-25.59747065</text:p>
          </table:table-cell>
          <table:table-cell office:value-type="float" office:value="-26.36920363" calcext:value-type="float">
            <text:p>-26.36920363</text:p>
          </table:table-cell>
          <table:table-cell office:value-type="float" office:value="62.6119349" calcext:value-type="float">
            <text:p>62.611934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41021898" calcext:value-type="float">
            <text:p>-5.41021898</text:p>
          </table:table-cell>
          <table:table-cell office:value-type="float" office:value="-26.7845095" calcext:value-type="float">
            <text:p>-26.7845095</text:p>
          </table:table-cell>
          <table:table-cell office:value-type="float" office:value="2.18368558" calcext:value-type="float">
            <text:p>2.18368558</text:p>
          </table:table-cell>
          <table:table-cell office:value-type="float" office:value="24.97850528" calcext:value-type="float">
            <text:p>24.9785052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666667" calcext:value-type="float">
            <text:p>2.66666667</text:p>
          </table:table-cell>
          <table:table-cell office:value-type="float" office:value="-5.1879512" calcext:value-type="float">
            <text:p>-5.1879512</text:p>
          </table:table-cell>
          <table:table-cell office:value-type="float" office:value="3.22485926" calcext:value-type="float">
            <text:p>3.22485926</text:p>
          </table:table-cell>
          <table:table-cell office:value-type="float" office:value="-79.83034952" calcext:value-type="float">
            <text:p>-79.83034952</text:p>
          </table:table-cell>
          <table:table-cell office:value-type="float" office:value="0.00110315" calcext:value-type="float">
            <text:p>0.00110315</text:p>
          </table:table-cell>
          <table:table-cell office:value-type="float" office:value="0.95720861" calcext:value-type="float">
            <text:p>0.95720861</text:p>
          </table:table-cell>
          <table:table-cell office:value-type="float" office:value="-1.25712608" calcext:value-type="float">
            <text:p>-1.25712608</text:p>
          </table:table-cell>
          <table:table-cell office:value-type="float" office:value="-2.48324844" calcext:value-type="float">
            <text:p>-2.48324844</text:p>
          </table:table-cell>
          <table:table-cell office:value-type="float" office:value="10.66395719" calcext:value-type="float">
            <text:p>10.66395719</text:p>
          </table:table-cell>
          <table:table-cell office:value-type="float" office:value="-30.48598082" calcext:value-type="float">
            <text:p>-30.48598082</text:p>
          </table:table-cell>
          <table:table-cell office:value-type="float" office:value="27.9519095" calcext:value-type="float">
            <text:p>27.9519095</text:p>
          </table:table-cell>
          <table:table-cell office:value-type="float" office:value="0.48785285" calcext:value-type="float">
            <text:p>0.48785285</text:p>
          </table:table-cell>
          <table:table-cell office:value-type="float" office:value="17.0802222" calcext:value-type="float">
            <text:p>17.0802222</text:p>
          </table:table-cell>
          <table:table-cell office:value-type="float" office:value="-8.4249503" calcext:value-type="float">
            <text:p>-8.4249503</text:p>
          </table:table-cell>
          <table:table-cell office:value-type="float" office:value="0" calcext:value-type="float">
            <text:p>0</text:p>
          </table:table-cell>
          <table:table-cell office:value-type="float" office:value="31.67591892" calcext:value-type="float">
            <text:p>31.67591892</text:p>
          </table:table-cell>
          <table:table-cell office:value-type="float" office:value="7.56849608" calcext:value-type="float">
            <text:p>7.56849608</text:p>
          </table:table-cell>
          <table:table-cell office:value-type="float" office:value="17.04820209" calcext:value-type="float">
            <text:p>17.04820209</text:p>
          </table:table-cell>
          <table:table-cell office:value-type="float" office:value="33.02249844" calcext:value-type="float">
            <text:p>33.02249844</text:p>
          </table:table-cell>
          <table:table-cell office:value-type="float" office:value="0.57635133" calcext:value-type="float">
            <text:p>0.57635133</text:p>
          </table:table-cell>
          <table:table-cell office:value-type="float" office:value="-0.79306574" calcext:value-type="float">
            <text:p>-0.79306574</text:p>
          </table:table-cell>
          <table:table-cell office:value-type="float" office:value="-9.99434037" calcext:value-type="float">
            <text:p>-9.99434037</text:p>
          </table:table-cell>
          <table:table-cell office:value-type="float" office:value="0" calcext:value-type="float">
            <text:p>0</text:p>
          </table:table-cell>
          <table:table-cell office:value-type="float" office:value="-0.02974079" calcext:value-type="float">
            <text:p>-0.02974079</text:p>
          </table:table-cell>
          <table:table-cell office:value-type="float" office:value="-0.31467138" calcext:value-type="float">
            <text:p>-0.31467138</text:p>
          </table:table-cell>
          <table:table-cell office:value-type="float" office:value="-1.3374765" calcext:value-type="float">
            <text:p>-1.3374765</text:p>
          </table:table-cell>
          <table:table-cell office:value-type="float" office:value="-0.05523161" calcext:value-type="float">
            <text:p>-0.05523161</text:p>
          </table:table-cell>
          <table:table-cell office:value-type="float" office:value="-0.41851294" calcext:value-type="float">
            <text:p>-0.41851294</text:p>
          </table:table-cell>
          <table:table-cell office:value-type="float" office:value="-1.42106878" calcext:value-type="float">
            <text:p>-1.42106878</text:p>
          </table:table-cell>
          <table:table-cell office:value-type="float" office:value="-0.04886114" calcext:value-type="float">
            <text:p>-0.04886114</text:p>
          </table:table-cell>
          <table:table-cell office:value-type="float" office:value="-0.765092" calcext:value-type="float">
            <text:p>-0.765092</text:p>
          </table:table-cell>
          <table:table-cell office:value-type="float" office:value="-1.42106878" calcext:value-type="float">
            <text:p>-1.42106878</text:p>
          </table:table-cell>
          <table:table-cell office:value-type="float" office:value="-0.03399074" calcext:value-type="float">
            <text:p>-0.03399074</text:p>
          </table:table-cell>
          <table:table-cell office:value-type="float" office:value="-0.765092" calcext:value-type="float">
            <text:p>-0.765092</text:p>
          </table:table-cell>
          <table:table-cell office:value-type="float" office:value="-1.17029194" calcext:value-type="float">
            <text:p>-1.17029194</text:p>
          </table:table-cell>
          <table:table-cell office:value-type="float" office:value="-0.02761729" calcext:value-type="float">
            <text:p>-0.02761729</text:p>
          </table:table-cell>
          <table:table-cell office:value-type="float" office:value="-0.64167788" calcext:value-type="float">
            <text:p>-0.64167788</text:p>
          </table:table-cell>
          <table:table-cell office:value-type="float" office:value="-1.08669966" calcext:value-type="float">
            <text:p>-1.08669966</text:p>
          </table:table-cell>
          <table:table-cell office:value-type="float" office:value="-0.01699389" calcext:value-type="float">
            <text:p>-0.01699389</text:p>
          </table:table-cell>
          <table:table-cell office:value-type="float" office:value="-0.48742597" calcext:value-type="float">
            <text:p>-0.48742597</text:p>
          </table:table-cell>
          <table:table-cell office:value-type="float" office:value="-1.00310738" calcext:value-type="float">
            <text:p>-1.00310738</text:p>
          </table:table-cell>
          <table:table-cell office:value-type="float" office:value="-0.21243546" calcext:value-type="float">
            <text:p>-0.21243546</text:p>
          </table:table-cell>
          <table:table-cell office:value-type="float" office:value="-3.5596256" calcext:value-type="float">
            <text:p>-3.5596256</text:p>
          </table:table-cell>
          <table:table-cell office:value-type="float" office:value="-7.43864306" calcext:value-type="float">
            <text:p>-7.43864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77729113" calcext:value-type="float">
            <text:p>-14.77729113</text:p>
          </table:table-cell>
          <table:table-cell office:value-type="float" office:value="7.50182644" calcext:value-type="float">
            <text:p>7.50182644</text:p>
          </table:table-cell>
          <table:table-cell office:value-type="float" office:value="-6.00988936" calcext:value-type="float">
            <text:p>-6.00988936</text:p>
          </table:table-cell>
          <table:table-cell office:value-type="float" office:value="-20.4570625" calcext:value-type="float">
            <text:p>-20.4570625</text:p>
          </table:table-cell>
          <table:table-cell office:value-type="float" office:value="-26.87483059" calcext:value-type="float">
            <text:p>-26.87483059</text:p>
          </table:table-cell>
          <table:table-cell office:value-type="float" office:value="-25.19857274" calcext:value-type="float">
            <text:p>-25.19857274</text:p>
          </table:table-cell>
          <table:table-cell office:value-type="float" office:value="65.2332295" calcext:value-type="float">
            <text:p>65.233229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23674784" calcext:value-type="float">
            <text:p>-7.23674784</text:p>
          </table:table-cell>
          <table:table-cell office:value-type="float" office:value="-27.39638944" calcext:value-type="float">
            <text:p>-27.39638944</text:p>
          </table:table-cell>
          <table:table-cell office:value-type="float" office:value="-3.06349042" calcext:value-type="float">
            <text:p>-3.06349042</text:p>
          </table:table-cell>
          <table:table-cell office:value-type="float" office:value="26.21622944" calcext:value-type="float">
            <text:p>26.2162294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333333" calcext:value-type="float">
            <text:p>2.68333333</text:p>
          </table:table-cell>
          <table:table-cell office:value-type="float" office:value="-5.45341069" calcext:value-type="float">
            <text:p>-5.45341069</text:p>
          </table:table-cell>
          <table:table-cell office:value-type="float" office:value="3.23810078" calcext:value-type="float">
            <text:p>3.23810078</text:p>
          </table:table-cell>
          <table:table-cell office:value-type="float" office:value="-79.39897465" calcext:value-type="float">
            <text:p>-79.39897465</text:p>
          </table:table-cell>
          <table:table-cell office:value-type="float" office:value="-0.00288638" calcext:value-type="float">
            <text:p>-0.00288638</text:p>
          </table:table-cell>
          <table:table-cell office:value-type="float" office:value="0.95788899" calcext:value-type="float">
            <text:p>0.95788899</text:p>
          </table:table-cell>
          <table:table-cell office:value-type="float" office:value="-1.24648609" calcext:value-type="float">
            <text:p>-1.24648609</text:p>
          </table:table-cell>
          <table:table-cell office:value-type="float" office:value="-1.14540065" calcext:value-type="float">
            <text:p>-1.14540065</text:p>
          </table:table-cell>
          <table:table-cell office:value-type="float" office:value="9.71937809" calcext:value-type="float">
            <text:p>9.71937809</text:p>
          </table:table-cell>
          <table:table-cell office:value-type="float" office:value="-31.90886831" calcext:value-type="float">
            <text:p>-31.90886831</text:p>
          </table:table-cell>
          <table:table-cell office:value-type="float" office:value="32.07352847" calcext:value-type="float">
            <text:p>32.07352847</text:p>
          </table:table-cell>
          <table:table-cell office:value-type="float" office:value="0.55978867" calcext:value-type="float">
            <text:p>0.55978867</text:p>
          </table:table-cell>
          <table:table-cell office:value-type="float" office:value="15.8101643" calcext:value-type="float">
            <text:p>15.8101643</text:p>
          </table:table-cell>
          <table:table-cell office:value-type="float" office:value="-7.70533191" calcext:value-type="float">
            <text:p>-7.70533191</text:p>
          </table:table-cell>
          <table:table-cell office:value-type="float" office:value="0" calcext:value-type="float">
            <text:p>0</text:p>
          </table:table-cell>
          <table:table-cell office:value-type="float" office:value="31.13569207" calcext:value-type="float">
            <text:p>31.13569207</text:p>
          </table:table-cell>
          <table:table-cell office:value-type="float" office:value="8.1405239" calcext:value-type="float">
            <text:p>8.1405239</text:p>
          </table:table-cell>
          <table:table-cell office:value-type="float" office:value="20.98427664" calcext:value-type="float">
            <text:p>20.98427664</text:p>
          </table:table-cell>
          <table:table-cell office:value-type="float" office:value="33.68099552" calcext:value-type="float">
            <text:p>33.68099552</text:p>
          </table:table-cell>
          <table:table-cell office:value-type="float" office:value="0.58784427" calcext:value-type="float">
            <text:p>0.58784427</text:p>
          </table:table-cell>
          <table:table-cell office:value-type="float" office:value="0.4106715" calcext:value-type="float">
            <text:p>0.4106715</text:p>
          </table:table-cell>
          <table:table-cell office:value-type="float" office:value="-14.85685303" calcext:value-type="float">
            <text:p>-14.85685303</text:p>
          </table:table-cell>
          <table:table-cell office:value-type="float" office:value="0" calcext:value-type="float">
            <text:p>0</text:p>
          </table:table-cell>
          <table:table-cell office:value-type="float" office:value="-0.03124696" calcext:value-type="float">
            <text:p>-0.03124696</text:p>
          </table:table-cell>
          <table:table-cell office:value-type="float" office:value="-0.47557275" calcext:value-type="float">
            <text:p>-0.47557275</text:p>
          </table:table-cell>
          <table:table-cell office:value-type="float" office:value="-1.64219596" calcext:value-type="float">
            <text:p>-1.64219596</text:p>
          </table:table-cell>
          <table:table-cell office:value-type="float" office:value="-0.05802873" calcext:value-type="float">
            <text:p>-0.05802873</text:p>
          </table:table-cell>
          <table:table-cell office:value-type="float" office:value="-0.63251175" calcext:value-type="float">
            <text:p>-0.63251175</text:p>
          </table:table-cell>
          <table:table-cell office:value-type="float" office:value="-1.7448332" calcext:value-type="float">
            <text:p>-1.7448332</text:p>
          </table:table-cell>
          <table:table-cell office:value-type="float" office:value="-0.05133563" calcext:value-type="float">
            <text:p>-0.05133563</text:p>
          </table:table-cell>
          <table:table-cell office:value-type="float" office:value="-1.15630758" calcext:value-type="float">
            <text:p>-1.15630758</text:p>
          </table:table-cell>
          <table:table-cell office:value-type="float" office:value="-1.7448332" calcext:value-type="float">
            <text:p>-1.7448332</text:p>
          </table:table-cell>
          <table:table-cell office:value-type="float" office:value="-0.03571215" calcext:value-type="float">
            <text:p>-0.03571215</text:p>
          </table:table-cell>
          <table:table-cell office:value-type="float" office:value="-1.15630758" calcext:value-type="float">
            <text:p>-1.15630758</text:p>
          </table:table-cell>
          <table:table-cell office:value-type="float" office:value="-1.43692146" calcext:value-type="float">
            <text:p>-1.43692146</text:p>
          </table:table-cell>
          <table:table-cell office:value-type="float" office:value="-0.02901593" calcext:value-type="float">
            <text:p>-0.02901593</text:p>
          </table:table-cell>
          <table:table-cell office:value-type="float" office:value="-0.96978794" calcext:value-type="float">
            <text:p>-0.96978794</text:p>
          </table:table-cell>
          <table:table-cell office:value-type="float" office:value="-1.33428421" calcext:value-type="float">
            <text:p>-1.33428421</text:p>
          </table:table-cell>
          <table:table-cell office:value-type="float" office:value="-0.01785451" calcext:value-type="float">
            <text:p>-0.01785451</text:p>
          </table:table-cell>
          <table:table-cell office:value-type="float" office:value="-0.73666218" calcext:value-type="float">
            <text:p>-0.73666218</text:p>
          </table:table-cell>
          <table:table-cell office:value-type="float" office:value="-1.23164697" calcext:value-type="float">
            <text:p>-1.23164697</text:p>
          </table:table-cell>
          <table:table-cell office:value-type="float" office:value="-0.2231939" calcext:value-type="float">
            <text:p>-0.2231939</text:p>
          </table:table-cell>
          <table:table-cell office:value-type="float" office:value="-5.37977402" calcext:value-type="float">
            <text:p>-5.37977402</text:p>
          </table:table-cell>
          <table:table-cell office:value-type="float" office:value="-9.13340125" calcext:value-type="float">
            <text:p>-9.13340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09360387" calcext:value-type="float">
            <text:p>-15.09360387</text:p>
          </table:table-cell>
          <table:table-cell office:value-type="float" office:value="7.09194722" calcext:value-type="float">
            <text:p>7.09194722</text:p>
          </table:table-cell>
          <table:table-cell office:value-type="float" office:value="-4.83584352" calcext:value-type="float">
            <text:p>-4.83584352</text:p>
          </table:table-cell>
          <table:table-cell office:value-type="float" office:value="-19.28370379" calcext:value-type="float">
            <text:p>-19.28370379</text:p>
          </table:table-cell>
          <table:table-cell office:value-type="float" office:value="-28.02969125" calcext:value-type="float">
            <text:p>-28.02969125</text:p>
          </table:table-cell>
          <table:table-cell office:value-type="float" office:value="-24.72280161" calcext:value-type="float">
            <text:p>-24.72280161</text:p>
          </table:table-cell>
          <table:table-cell office:value-type="float" office:value="67.91016501" calcext:value-type="float">
            <text:p>67.9101650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16432538" calcext:value-type="float">
            <text:p>-8.16432538</text:p>
          </table:table-cell>
          <table:table-cell office:value-type="float" office:value="-29.0828919" calcext:value-type="float">
            <text:p>-29.0828919</text:p>
          </table:table-cell>
          <table:table-cell office:value-type="float" office:value="-3.2342973" calcext:value-type="float">
            <text:p>-3.2342973</text:p>
          </table:table-cell>
          <table:table-cell office:value-type="float" office:value="26.82672436" calcext:value-type="float">
            <text:p>26.8267243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5.75639877" calcext:value-type="float">
            <text:p>-5.75639877</text:p>
          </table:table-cell>
          <table:table-cell office:value-type="float" office:value="3.30534993" calcext:value-type="float">
            <text:p>3.30534993</text:p>
          </table:table-cell>
          <table:table-cell office:value-type="float" office:value="-78.95995754" calcext:value-type="float">
            <text:p>-78.95995754</text:p>
          </table:table-cell>
          <table:table-cell office:value-type="float" office:value="-0.00719698" calcext:value-type="float">
            <text:p>-0.00719698</text:p>
          </table:table-cell>
          <table:table-cell office:value-type="float" office:value="0.95815616" calcext:value-type="float">
            <text:p>0.95815616</text:p>
          </table:table-cell>
          <table:table-cell office:value-type="float" office:value="-1.2369964" calcext:value-type="float">
            <text:p>-1.2369964</text:p>
          </table:table-cell>
          <table:table-cell office:value-type="float" office:value="0.2189476" calcext:value-type="float">
            <text:p>0.2189476</text:p>
          </table:table-cell>
          <table:table-cell office:value-type="float" office:value="8.70725335" calcext:value-type="float">
            <text:p>8.70725335</text:p>
          </table:table-cell>
          <table:table-cell office:value-type="float" office:value="-33.27876574" calcext:value-type="float">
            <text:p>-33.27876574</text:p>
          </table:table-cell>
          <table:table-cell office:value-type="float" office:value="35.92815981" calcext:value-type="float">
            <text:p>35.92815981</text:p>
          </table:table-cell>
          <table:table-cell office:value-type="float" office:value="0.62706468" calcext:value-type="float">
            <text:p>0.62706468</text:p>
          </table:table-cell>
          <table:table-cell office:value-type="float" office:value="14.60302442" calcext:value-type="float">
            <text:p>14.60302442</text:p>
          </table:table-cell>
          <table:table-cell office:value-type="float" office:value="-6.57656062" calcext:value-type="float">
            <text:p>-6.57656062</text:p>
          </table:table-cell>
          <table:table-cell office:value-type="float" office:value="0" calcext:value-type="float">
            <text:p>0</text:p>
          </table:table-cell>
          <table:table-cell office:value-type="float" office:value="31.07870722" calcext:value-type="float">
            <text:p>31.07870722</text:p>
          </table:table-cell>
          <table:table-cell office:value-type="float" office:value="8.18815452" calcext:value-type="float">
            <text:p>8.18815452</text:p>
          </table:table-cell>
          <table:table-cell office:value-type="float" office:value="22.9639097" calcext:value-type="float">
            <text:p>22.9639097</text:p>
          </table:table-cell>
          <table:table-cell office:value-type="float" office:value="34.88116113" calcext:value-type="float">
            <text:p>34.88116113</text:p>
          </table:table-cell>
          <table:table-cell office:value-type="float" office:value="0.60879111" calcext:value-type="float">
            <text:p>0.60879111</text:p>
          </table:table-cell>
          <table:table-cell office:value-type="float" office:value="2.08044787" calcext:value-type="float">
            <text:p>2.08044787</text:p>
          </table:table-cell>
          <table:table-cell office:value-type="float" office:value="-17.3707566" calcext:value-type="float">
            <text:p>-17.3707566</text:p>
          </table:table-cell>
          <table:table-cell office:value-type="float" office:value="0" calcext:value-type="float">
            <text:p>0</text:p>
          </table:table-cell>
          <table:table-cell office:value-type="float" office:value="-0.02993752" calcext:value-type="float">
            <text:p>-0.02993752</text:p>
          </table:table-cell>
          <table:table-cell office:value-type="float" office:value="-0.63453302" calcext:value-type="float">
            <text:p>-0.63453302</text:p>
          </table:table-cell>
          <table:table-cell office:value-type="float" office:value="-1.86663421" calcext:value-type="float">
            <text:p>-1.86663421</text:p>
          </table:table-cell>
          <table:table-cell office:value-type="float" office:value="-0.05559696" calcext:value-type="float">
            <text:p>-0.05559696</text:p>
          </table:table-cell>
          <table:table-cell office:value-type="float" office:value="-0.84392891" calcext:value-type="float">
            <text:p>-0.84392891</text:p>
          </table:table-cell>
          <table:table-cell office:value-type="float" office:value="-1.98329885" calcext:value-type="float">
            <text:p>-1.98329885</text:p>
          </table:table-cell>
          <table:table-cell office:value-type="float" office:value="-0.04918434" calcext:value-type="float">
            <text:p>-0.04918434</text:p>
          </table:table-cell>
          <table:table-cell office:value-type="float" office:value="-1.54280358" calcext:value-type="float">
            <text:p>-1.54280358</text:p>
          </table:table-cell>
          <table:table-cell office:value-type="float" office:value="-1.98329885" calcext:value-type="float">
            <text:p>-1.98329885</text:p>
          </table:table-cell>
          <table:table-cell office:value-type="float" office:value="-0.03421559" calcext:value-type="float">
            <text:p>-0.03421559</text:p>
          </table:table-cell>
          <table:table-cell office:value-type="float" office:value="-1.54280358" calcext:value-type="float">
            <text:p>-1.54280358</text:p>
          </table:table-cell>
          <table:table-cell office:value-type="float" office:value="-1.63330494" calcext:value-type="float">
            <text:p>-1.63330494</text:p>
          </table:table-cell>
          <table:table-cell office:value-type="float" office:value="-0.02779998" calcext:value-type="float">
            <text:p>-0.02779998</text:p>
          </table:table-cell>
          <table:table-cell office:value-type="float" office:value="-1.29393973" calcext:value-type="float">
            <text:p>-1.29393973</text:p>
          </table:table-cell>
          <table:table-cell office:value-type="float" office:value="-1.5166403" calcext:value-type="float">
            <text:p>-1.5166403</text:p>
          </table:table-cell>
          <table:table-cell office:value-type="float" office:value="-0.0171063" calcext:value-type="float">
            <text:p>-0.0171063</text:p>
          </table:table-cell>
          <table:table-cell office:value-type="float" office:value="-0.98289165" calcext:value-type="float">
            <text:p>-0.98289165</text:p>
          </table:table-cell>
          <table:table-cell office:value-type="float" office:value="-1.39997566" calcext:value-type="float">
            <text:p>-1.39997566</text:p>
          </table:table-cell>
          <table:table-cell office:value-type="float" office:value="-0.21384068" calcext:value-type="float">
            <text:p>-0.21384068</text:p>
          </table:table-cell>
          <table:table-cell office:value-type="float" office:value="-7.17796441" calcext:value-type="float">
            <text:p>-7.17796441</text:p>
          </table:table-cell>
          <table:table-cell office:value-type="float" office:value="-10.38165951" calcext:value-type="float">
            <text:p>-10.3816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4505651" calcext:value-type="float">
            <text:p>-15.54505651</text:p>
          </table:table-cell>
          <table:table-cell office:value-type="float" office:value="6.8911676" calcext:value-type="float">
            <text:p>6.8911676</text:p>
          </table:table-cell>
          <table:table-cell office:value-type="float" office:value="-3.75017609" calcext:value-type="float">
            <text:p>-3.75017609</text:p>
          </table:table-cell>
          <table:table-cell office:value-type="float" office:value="-18.3982978" calcext:value-type="float">
            <text:p>-18.3982978</text:p>
          </table:table-cell>
          <table:table-cell office:value-type="float" office:value="-28.99719819" calcext:value-type="float">
            <text:p>-28.99719819</text:p>
          </table:table-cell>
          <table:table-cell office:value-type="float" office:value="-25.6021113" calcext:value-type="float">
            <text:p>-25.6021113</text:p>
          </table:table-cell>
          <table:table-cell office:value-type="float" office:value="70.72146142" calcext:value-type="float">
            <text:p>70.7214614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808634" calcext:value-type="float">
            <text:p>-8.0808634</text:p>
          </table:table-cell>
          <table:table-cell office:value-type="float" office:value="-30.89630947" calcext:value-type="float">
            <text:p>-30.89630947</text:p>
          </table:table-cell>
          <table:table-cell office:value-type="float" office:value="-2.92649033" calcext:value-type="float">
            <text:p>-2.92649033</text:p>
          </table:table-cell>
          <table:table-cell office:value-type="float" office:value="26.95444699" calcext:value-type="float">
            <text:p>26.9544469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666667" calcext:value-type="float">
            <text:p>2.71666667</text:p>
          </table:table-cell>
          <table:table-cell office:value-type="float" office:value="-6.3297165" calcext:value-type="float">
            <text:p>-6.3297165</text:p>
          </table:table-cell>
          <table:table-cell office:value-type="float" office:value="3.48930885" calcext:value-type="float">
            <text:p>3.48930885</text:p>
          </table:table-cell>
          <table:table-cell office:value-type="float" office:value="-78.7098306" calcext:value-type="float">
            <text:p>-78.7098306</text:p>
          </table:table-cell>
          <table:table-cell office:value-type="float" office:value="-0.0118041" calcext:value-type="float">
            <text:p>-0.0118041</text:p>
          </table:table-cell>
          <table:table-cell office:value-type="float" office:value="0.95785398" calcext:value-type="float">
            <text:p>0.95785398</text:p>
          </table:table-cell>
          <table:table-cell office:value-type="float" office:value="-1.22812273" calcext:value-type="float">
            <text:p>-1.22812273</text:p>
          </table:table-cell>
          <table:table-cell office:value-type="float" office:value="1.68963691" calcext:value-type="float">
            <text:p>1.68963691</text:p>
          </table:table-cell>
          <table:table-cell office:value-type="float" office:value="7.9690902" calcext:value-type="float">
            <text:p>7.9690902</text:p>
          </table:table-cell>
          <table:table-cell office:value-type="float" office:value="-34.0862261" calcext:value-type="float">
            <text:p>-34.0862261</text:p>
          </table:table-cell>
          <table:table-cell office:value-type="float" office:value="39.39307135" calcext:value-type="float">
            <text:p>39.39307135</text:p>
          </table:table-cell>
          <table:table-cell office:value-type="float" office:value="0.6875388" calcext:value-type="float">
            <text:p>0.6875388</text:p>
          </table:table-cell>
          <table:table-cell office:value-type="float" office:value="13.6058793" calcext:value-type="float">
            <text:p>13.6058793</text:p>
          </table:table-cell>
          <table:table-cell office:value-type="float" office:value="-5.55025254" calcext:value-type="float">
            <text:p>-5.55025254</text:p>
          </table:table-cell>
          <table:table-cell office:value-type="float" office:value="0" calcext:value-type="float">
            <text:p>0</text:p>
          </table:table-cell>
          <table:table-cell office:value-type="float" office:value="31.60246286" calcext:value-type="float">
            <text:p>31.60246286</text:p>
          </table:table-cell>
          <table:table-cell office:value-type="float" office:value="7.56409394" calcext:value-type="float">
            <text:p>7.56409394</text:p>
          </table:table-cell>
          <table:table-cell office:value-type="float" office:value="23.29008119" calcext:value-type="float">
            <text:p>23.29008119</text:p>
          </table:table-cell>
          <table:table-cell office:value-type="float" office:value="36.64378759" calcext:value-type="float">
            <text:p>36.64378759</text:p>
          </table:table-cell>
          <table:table-cell office:value-type="float" office:value="0.63955474" calcext:value-type="float">
            <text:p>0.63955474</text:p>
          </table:table-cell>
          <table:table-cell office:value-type="float" office:value="3.99356883" calcext:value-type="float">
            <text:p>3.99356883</text:p>
          </table:table-cell>
          <table:table-cell office:value-type="float" office:value="-18.15835375" calcext:value-type="float">
            <text:p>-18.15835375</text:p>
          </table:table-cell>
          <table:table-cell office:value-type="float" office:value="0" calcext:value-type="float">
            <text:p>0</text:p>
          </table:table-cell>
          <table:table-cell office:value-type="float" office:value="-0.02934984" calcext:value-type="float">
            <text:p>-0.02934984</text:p>
          </table:table-cell>
          <table:table-cell office:value-type="float" office:value="-0.76900172" calcext:value-type="float">
            <text:p>-0.76900172</text:p>
          </table:table-cell>
          <table:table-cell office:value-type="float" office:value="-2.02986567" calcext:value-type="float">
            <text:p>-2.02986567</text:p>
          </table:table-cell>
          <table:table-cell office:value-type="float" office:value="-0.05450559" calcext:value-type="float">
            <text:p>-0.05450559</text:p>
          </table:table-cell>
          <table:table-cell office:value-type="float" office:value="-1.02277228" calcext:value-type="float">
            <text:p>-1.02277228</text:p>
          </table:table-cell>
          <table:table-cell office:value-type="float" office:value="-2.15673228" calcext:value-type="float">
            <text:p>-2.15673228</text:p>
          </table:table-cell>
          <table:table-cell office:value-type="float" office:value="-0.04821886" calcext:value-type="float">
            <text:p>-0.04821886</text:p>
          </table:table-cell>
          <table:table-cell office:value-type="float" office:value="-1.86975077" calcext:value-type="float">
            <text:p>-1.86975077</text:p>
          </table:table-cell>
          <table:table-cell office:value-type="float" office:value="-2.15673228" calcext:value-type="float">
            <text:p>-2.15673228</text:p>
          </table:table-cell>
          <table:table-cell office:value-type="float" office:value="-0.03354393" calcext:value-type="float">
            <text:p>-0.03354393</text:p>
          </table:table-cell>
          <table:table-cell office:value-type="float" office:value="-1.86975077" calcext:value-type="float">
            <text:p>-1.86975077</text:p>
          </table:table-cell>
          <table:table-cell office:value-type="float" office:value="-1.77613246" calcext:value-type="float">
            <text:p>-1.77613246</text:p>
          </table:table-cell>
          <table:table-cell office:value-type="float" office:value="-0.02725426" calcext:value-type="float">
            <text:p>-0.02725426</text:p>
          </table:table-cell>
          <table:table-cell office:value-type="float" office:value="-1.5681483" calcext:value-type="float">
            <text:p>-1.5681483</text:p>
          </table:table-cell>
          <table:table-cell office:value-type="float" office:value="-1.64926586" calcext:value-type="float">
            <text:p>-1.64926586</text:p>
          </table:table-cell>
          <table:table-cell office:value-type="float" office:value="-0.0167705" calcext:value-type="float">
            <text:p>-0.0167705</text:p>
          </table:table-cell>
          <table:table-cell office:value-type="float" office:value="-1.19118366" calcext:value-type="float">
            <text:p>-1.19118366</text:p>
          </table:table-cell>
          <table:table-cell office:value-type="float" office:value="-1.52239925" calcext:value-type="float">
            <text:p>-1.52239925</text:p>
          </table:table-cell>
          <table:table-cell office:value-type="float" office:value="-0.20964299" calcext:value-type="float">
            <text:p>-0.20964299</text:p>
          </table:table-cell>
          <table:table-cell office:value-type="float" office:value="-8.6991012" calcext:value-type="float">
            <text:p>-8.6991012</text:p>
          </table:table-cell>
          <table:table-cell office:value-type="float" office:value="-11.28950391" calcext:value-type="float">
            <text:p>-11.28950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81980329" calcext:value-type="float">
            <text:p>-15.81980329</text:p>
          </table:table-cell>
          <table:table-cell office:value-type="float" office:value="6.92530322" calcext:value-type="float">
            <text:p>6.92530322</text:p>
          </table:table-cell>
          <table:table-cell office:value-type="float" office:value="-3.2400329" calcext:value-type="float">
            <text:p>-3.2400329</text:p>
          </table:table-cell>
          <table:table-cell office:value-type="float" office:value="-17.41334566" calcext:value-type="float">
            <text:p>-17.41334566</text:p>
          </table:table-cell>
          <table:table-cell office:value-type="float" office:value="-30.12696747" calcext:value-type="float">
            <text:p>-30.12696747</text:p>
          </table:table-cell>
          <table:table-cell office:value-type="float" office:value="-27.0139667" calcext:value-type="float">
            <text:p>-27.0139667</text:p>
          </table:table-cell>
          <table:table-cell office:value-type="float" office:value="73.05481027" calcext:value-type="float">
            <text:p>73.0548102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53956351" calcext:value-type="float">
            <text:p>-7.53956351</text:p>
          </table:table-cell>
          <table:table-cell office:value-type="float" office:value="-32.63055973" calcext:value-type="float">
            <text:p>-32.63055973</text:p>
          </table:table-cell>
          <table:table-cell office:value-type="float" office:value="-2.68554545" calcext:value-type="float">
            <text:p>-2.68554545</text:p>
          </table:table-cell>
          <table:table-cell office:value-type="float" office:value="27.25536507" calcext:value-type="float">
            <text:p>27.2553650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333333" calcext:value-type="float">
            <text:p>2.73333333</text:p>
          </table:table-cell>
          <table:table-cell office:value-type="float" office:value="-7.39248967" calcext:value-type="float">
            <text:p>-7.39248967</text:p>
          </table:table-cell>
          <table:table-cell office:value-type="float" office:value="3.79403448" calcext:value-type="float">
            <text:p>3.79403448</text:p>
          </table:table-cell>
          <table:table-cell office:value-type="float" office:value="-78.59897298" calcext:value-type="float">
            <text:p>-78.59897298</text:p>
          </table:table-cell>
          <table:table-cell office:value-type="float" office:value="-0.01630585" calcext:value-type="float">
            <text:p>-0.01630585</text:p>
          </table:table-cell>
          <table:table-cell office:value-type="float" office:value="0.95694987" calcext:value-type="float">
            <text:p>0.95694987</text:p>
          </table:table-cell>
          <table:table-cell office:value-type="float" office:value="-1.2193779" calcext:value-type="float">
            <text:p>-1.2193779</text:p>
          </table:table-cell>
          <table:table-cell office:value-type="float" office:value="3.40289233" calcext:value-type="float">
            <text:p>3.40289233</text:p>
          </table:table-cell>
          <table:table-cell office:value-type="float" office:value="7.54139734" calcext:value-type="float">
            <text:p>7.54139734</text:p>
          </table:table-cell>
          <table:table-cell office:value-type="float" office:value="-34.72574401" calcext:value-type="float">
            <text:p>-34.72574401</text:p>
          </table:table-cell>
          <table:table-cell office:value-type="float" office:value="42.75772539" calcext:value-type="float">
            <text:p>42.75772539</text:p>
          </table:table-cell>
          <table:table-cell office:value-type="float" office:value="0.74626309" calcext:value-type="float">
            <text:p>0.74626309</text:p>
          </table:table-cell>
          <table:table-cell office:value-type="float" office:value="13.08134478" calcext:value-type="float">
            <text:p>13.08134478</text:p>
          </table:table-cell>
          <table:table-cell office:value-type="float" office:value="-4.47300001" calcext:value-type="float">
            <text:p>-4.47300001</text:p>
          </table:table-cell>
          <table:table-cell office:value-type="float" office:value="0" calcext:value-type="float">
            <text:p>0</text:p>
          </table:table-cell>
          <table:table-cell office:value-type="float" office:value="32.4420031" calcext:value-type="float">
            <text:p>32.4420031</text:p>
          </table:table-cell>
          <table:table-cell office:value-type="float" office:value="6.36814506" calcext:value-type="float">
            <text:p>6.36814506</text:p>
          </table:table-cell>
          <table:table-cell office:value-type="float" office:value="23.31554347" calcext:value-type="float">
            <text:p>23.31554347</text:p>
          </table:table-cell>
          <table:table-cell office:value-type="float" office:value="38.60945742" calcext:value-type="float">
            <text:p>38.60945742</text:p>
          </table:table-cell>
          <table:table-cell office:value-type="float" office:value="0.67386215" calcext:value-type="float">
            <text:p>0.67386215</text:p>
          </table:table-cell>
          <table:table-cell office:value-type="float" office:value="5.7889215" calcext:value-type="float">
            <text:p>5.7889215</text:p>
          </table:table-cell>
          <table:table-cell office:value-type="float" office:value="-18.54385502" calcext:value-type="float">
            <text:p>-18.54385502</text:p>
          </table:table-cell>
          <table:table-cell office:value-type="float" office:value="0" calcext:value-type="float">
            <text:p>0</text:p>
          </table:table-cell>
          <table:table-cell office:value-type="float" office:value="-0.02723189" calcext:value-type="float">
            <text:p>-0.02723189</text:p>
          </table:table-cell>
          <table:table-cell office:value-type="float" office:value="-0.85449467" calcext:value-type="float">
            <text:p>-0.85449467</text:p>
          </table:table-cell>
          <table:table-cell office:value-type="float" office:value="-2.20809543" calcext:value-type="float">
            <text:p>-2.20809543</text:p>
          </table:table-cell>
          <table:table-cell office:value-type="float" office:value="-0.05057235" calcext:value-type="float">
            <text:p>-0.05057235</text:p>
          </table:table-cell>
          <table:table-cell office:value-type="float" office:value="-1.13647791" calcext:value-type="float">
            <text:p>-1.13647791</text:p>
          </table:table-cell>
          <table:table-cell office:value-type="float" office:value="-2.3461014" calcext:value-type="float">
            <text:p>-2.3461014</text:p>
          </table:table-cell>
          <table:table-cell office:value-type="float" office:value="-0.04473928" calcext:value-type="float">
            <text:p>-0.04473928</text:p>
          </table:table-cell>
          <table:table-cell office:value-type="float" office:value="-2.07761833" calcext:value-type="float">
            <text:p>-2.07761833</text:p>
          </table:table-cell>
          <table:table-cell office:value-type="float" office:value="-2.3461014" calcext:value-type="float">
            <text:p>-2.3461014</text:p>
          </table:table-cell>
          <table:table-cell office:value-type="float" office:value="-0.03112333" calcext:value-type="float">
            <text:p>-0.03112333</text:p>
          </table:table-cell>
          <table:table-cell office:value-type="float" office:value="-2.07761833" calcext:value-type="float">
            <text:p>-2.07761833</text:p>
          </table:table-cell>
          <table:table-cell office:value-type="float" office:value="-1.9320835" calcext:value-type="float">
            <text:p>-1.9320835</text:p>
          </table:table-cell>
          <table:table-cell office:value-type="float" office:value="-0.02528754" calcext:value-type="float">
            <text:p>-0.02528754</text:p>
          </table:table-cell>
          <table:table-cell office:value-type="float" office:value="-1.74248553" calcext:value-type="float">
            <text:p>-1.74248553</text:p>
          </table:table-cell>
          <table:table-cell office:value-type="float" office:value="-1.79407754" calcext:value-type="float">
            <text:p>-1.79407754</text:p>
          </table:table-cell>
          <table:table-cell office:value-type="float" office:value="-0.0155603" calcext:value-type="float">
            <text:p>-0.0155603</text:p>
          </table:table-cell>
          <table:table-cell office:value-type="float" office:value="-1.32361224" calcext:value-type="float">
            <text:p>-1.32361224</text:p>
          </table:table-cell>
          <table:table-cell office:value-type="float" office:value="-1.65607158" calcext:value-type="float">
            <text:p>-1.65607158</text:p>
          </table:table-cell>
          <table:table-cell office:value-type="float" office:value="-0.1945147" calcext:value-type="float">
            <text:p>-0.1945147</text:p>
          </table:table-cell>
          <table:table-cell office:value-type="float" office:value="-9.66621458" calcext:value-type="float">
            <text:p>-9.66621458</text:p>
          </table:table-cell>
          <table:table-cell office:value-type="float" office:value="-12.28076437" calcext:value-type="float">
            <text:p>-12.28076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02626982" calcext:value-type="float">
            <text:p>-16.02626982</text:p>
          </table:table-cell>
          <table:table-cell office:value-type="float" office:value="7.02195412" calcext:value-type="float">
            <text:p>7.02195412</text:p>
          </table:table-cell>
          <table:table-cell office:value-type="float" office:value="-2.8967408" calcext:value-type="float">
            <text:p>-2.8967408</text:p>
          </table:table-cell>
          <table:table-cell office:value-type="float" office:value="-15.73860609" calcext:value-type="float">
            <text:p>-15.73860609</text:p>
          </table:table-cell>
          <table:table-cell office:value-type="float" office:value="-31.47617162" calcext:value-type="float">
            <text:p>-31.47617162</text:p>
          </table:table-cell>
          <table:table-cell office:value-type="float" office:value="-28.51500606" calcext:value-type="float">
            <text:p>-28.51500606</text:p>
          </table:table-cell>
          <table:table-cell office:value-type="float" office:value="74.42276129" calcext:value-type="float">
            <text:p>74.4227612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8694943" calcext:value-type="float">
            <text:p>-7.18694943</text:p>
          </table:table-cell>
          <table:table-cell office:value-type="float" office:value="-34.1764165" calcext:value-type="float">
            <text:p>-34.1764165</text:p>
          </table:table-cell>
          <table:table-cell office:value-type="float" office:value="-2.53440366" calcext:value-type="float">
            <text:p>-2.53440366</text:p>
          </table:table-cell>
          <table:table-cell office:value-type="float" office:value="27.96104022" calcext:value-type="float">
            <text:p>27.9610402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-9.24473003" calcext:value-type="float">
            <text:p>-9.24473003</text:p>
          </table:table-cell>
          <table:table-cell office:value-type="float" office:value="4.11822413" calcext:value-type="float">
            <text:p>4.11822413</text:p>
          </table:table-cell>
          <table:table-cell office:value-type="float" office:value="-78.57563905" calcext:value-type="float">
            <text:p>-78.57563905</text:p>
          </table:table-cell>
          <table:table-cell office:value-type="float" office:value="-0.0205258" calcext:value-type="float">
            <text:p>-0.0205258</text:p>
          </table:table-cell>
          <table:table-cell office:value-type="float" office:value="0.955442" calcext:value-type="float">
            <text:p>0.955442</text:p>
          </table:table-cell>
          <table:table-cell office:value-type="float" office:value="-1.2105898" calcext:value-type="float">
            <text:p>-1.2105898</text:p>
          </table:table-cell>
          <table:table-cell office:value-type="float" office:value="5.33351429" calcext:value-type="float">
            <text:p>5.33351429</text:p>
          </table:table-cell>
          <table:table-cell office:value-type="float" office:value="7.5812517" calcext:value-type="float">
            <text:p>7.5812517</text:p>
          </table:table-cell>
          <table:table-cell office:value-type="float" office:value="-35.53094753" calcext:value-type="float">
            <text:p>-35.53094753</text:p>
          </table:table-cell>
          <table:table-cell office:value-type="float" office:value="46.11237996" calcext:value-type="float">
            <text:p>46.11237996</text:p>
          </table:table-cell>
          <table:table-cell office:value-type="float" office:value="0.80481286" calcext:value-type="float">
            <text:p>0.80481286</text:p>
          </table:table-cell>
          <table:table-cell office:value-type="float" office:value="13.17822493" calcext:value-type="float">
            <text:p>13.17822493</text:p>
          </table:table-cell>
          <table:table-cell office:value-type="float" office:value="-3.07853864" calcext:value-type="float">
            <text:p>-3.07853864</text:p>
          </table:table-cell>
          <table:table-cell office:value-type="float" office:value="0" calcext:value-type="float">
            <text:p>0</text:p>
          </table:table-cell>
          <table:table-cell office:value-type="float" office:value="33.41977775" calcext:value-type="float">
            <text:p>33.41977775</text:p>
          </table:table-cell>
          <table:table-cell office:value-type="float" office:value="4.38568725" calcext:value-type="float">
            <text:p>4.38568725</text:p>
          </table:table-cell>
          <table:table-cell office:value-type="float" office:value="23.54196024" calcext:value-type="float">
            <text:p>23.54196024</text:p>
          </table:table-cell>
          <table:table-cell office:value-type="float" office:value="40.62094223" calcext:value-type="float">
            <text:p>40.62094223</text:p>
          </table:table-cell>
          <table:table-cell office:value-type="float" office:value="0.70896919" calcext:value-type="float">
            <text:p>0.70896919</text:p>
          </table:table-cell>
          <table:table-cell office:value-type="float" office:value="7.71104524" calcext:value-type="float">
            <text:p>7.71104524</text:p>
          </table:table-cell>
          <table:table-cell office:value-type="float" office:value="-18.85644895" calcext:value-type="float">
            <text:p>-18.85644895</text:p>
          </table:table-cell>
          <table:table-cell office:value-type="float" office:value="0" calcext:value-type="float">
            <text:p>0</text:p>
          </table:table-cell>
          <table:table-cell office:value-type="float" office:value="-0.02788245" calcext:value-type="float">
            <text:p>-0.02788245</text:p>
          </table:table-cell>
          <table:table-cell office:value-type="float" office:value="-0.84903336" calcext:value-type="float">
            <text:p>-0.84903336</text:p>
          </table:table-cell>
          <table:table-cell office:value-type="float" office:value="-2.47747633" calcext:value-type="float">
            <text:p>-2.47747633</text:p>
          </table:table-cell>
          <table:table-cell office:value-type="float" office:value="-0.0517805" calcext:value-type="float">
            <text:p>-0.0517805</text:p>
          </table:table-cell>
          <table:table-cell office:value-type="float" office:value="-1.12921437" calcext:value-type="float">
            <text:p>-1.12921437</text:p>
          </table:table-cell>
          <table:table-cell office:value-type="float" office:value="-2.6323186" calcext:value-type="float">
            <text:p>-2.6323186</text:p>
          </table:table-cell>
          <table:table-cell office:value-type="float" office:value="-0.04580808" calcext:value-type="float">
            <text:p>-0.04580808</text:p>
          </table:table-cell>
          <table:table-cell office:value-type="float" office:value="-2.06433972" calcext:value-type="float">
            <text:p>-2.06433972</text:p>
          </table:table-cell>
          <table:table-cell office:value-type="float" office:value="-2.6323186" calcext:value-type="float">
            <text:p>-2.6323186</text:p>
          </table:table-cell>
          <table:table-cell office:value-type="float" office:value="-0.03186686" calcext:value-type="float">
            <text:p>-0.03186686</text:p>
          </table:table-cell>
          <table:table-cell office:value-type="float" office:value="-2.06433972" calcext:value-type="float">
            <text:p>-2.06433972</text:p>
          </table:table-cell>
          <table:table-cell office:value-type="float" office:value="-2.16779179" calcext:value-type="float">
            <text:p>-2.16779179</text:p>
          </table:table-cell>
          <table:table-cell office:value-type="float" office:value="-0.02589165" calcext:value-type="float">
            <text:p>-0.02589165</text:p>
          </table:table-cell>
          <table:table-cell office:value-type="float" office:value="-1.73134883" calcext:value-type="float">
            <text:p>-1.73134883</text:p>
          </table:table-cell>
          <table:table-cell office:value-type="float" office:value="-2.01294952" calcext:value-type="float">
            <text:p>-2.01294952</text:p>
          </table:table-cell>
          <table:table-cell office:value-type="float" office:value="-0.01593203" calcext:value-type="float">
            <text:p>-0.01593203</text:p>
          </table:table-cell>
          <table:table-cell office:value-type="float" office:value="-1.31515268" calcext:value-type="float">
            <text:p>-1.31515268</text:p>
          </table:table-cell>
          <table:table-cell office:value-type="float" office:value="-1.85810725" calcext:value-type="float">
            <text:p>-1.85810725</text:p>
          </table:table-cell>
          <table:table-cell office:value-type="float" office:value="-0.19916157" calcext:value-type="float">
            <text:p>-0.19916157</text:p>
          </table:table-cell>
          <table:table-cell office:value-type="float" office:value="-9.6044352" calcext:value-type="float">
            <text:p>-9.6044352</text:p>
          </table:table-cell>
          <table:table-cell office:value-type="float" office:value="-13.7789801" calcext:value-type="float">
            <text:p>-13.7789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2041433" calcext:value-type="float">
            <text:p>-16.2041433</text:p>
          </table:table-cell>
          <table:table-cell office:value-type="float" office:value="7.16159398" calcext:value-type="float">
            <text:p>7.16159398</text:p>
          </table:table-cell>
          <table:table-cell office:value-type="float" office:value="-2.38554089" calcext:value-type="float">
            <text:p>-2.38554089</text:p>
          </table:table-cell>
          <table:table-cell office:value-type="float" office:value="-13.02546867" calcext:value-type="float">
            <text:p>-13.02546867</text:p>
          </table:table-cell>
          <table:table-cell office:value-type="float" office:value="-33.18041409" calcext:value-type="float">
            <text:p>-33.18041409</text:p>
          </table:table-cell>
          <table:table-cell office:value-type="float" office:value="-29.45946556" calcext:value-type="float">
            <text:p>-29.45946556</text:p>
          </table:table-cell>
          <table:table-cell office:value-type="float" office:value="75.33294436" calcext:value-type="float">
            <text:p>75.3329443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3902535" calcext:value-type="float">
            <text:p>-7.73902535</text:p>
          </table:table-cell>
          <table:table-cell office:value-type="float" office:value="-35.40767805" calcext:value-type="float">
            <text:p>-35.40767805</text:p>
          </table:table-cell>
          <table:table-cell office:value-type="float" office:value="-2.47516811" calcext:value-type="float">
            <text:p>-2.47516811</text:p>
          </table:table-cell>
          <table:table-cell office:value-type="float" office:value="29.11732079" calcext:value-type="float">
            <text:p>29.1173207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666667" calcext:value-type="float">
            <text:p>2.76666667</text:p>
          </table:table-cell>
          <table:table-cell office:value-type="float" office:value="-11.86282545" calcext:value-type="float">
            <text:p>-11.86282545</text:p>
          </table:table-cell>
          <table:table-cell office:value-type="float" office:value="4.47478041" calcext:value-type="float">
            <text:p>4.47478041</text:p>
          </table:table-cell>
          <table:table-cell office:value-type="float" office:value="-78.52453047" calcext:value-type="float">
            <text:p>-78.52453047</text:p>
          </table:table-cell>
          <table:table-cell office:value-type="float" office:value="-0.02402283" calcext:value-type="float">
            <text:p>-0.02402283</text:p>
          </table:table-cell>
          <table:table-cell office:value-type="float" office:value="0.9535648" calcext:value-type="float">
            <text:p>0.9535648</text:p>
          </table:table-cell>
          <table:table-cell office:value-type="float" office:value="-1.20206276" calcext:value-type="float">
            <text:p>-1.20206276</text:p>
          </table:table-cell>
          <table:table-cell office:value-type="float" office:value="7.63043346" calcext:value-type="float">
            <text:p>7.63043346</text:p>
          </table:table-cell>
          <table:table-cell office:value-type="float" office:value="7.98464507" calcext:value-type="float">
            <text:p>7.98464507</text:p>
          </table:table-cell>
          <table:table-cell office:value-type="float" office:value="-36.58329463" calcext:value-type="float">
            <text:p>-36.58329463</text:p>
          </table:table-cell>
          <table:table-cell office:value-type="float" office:value="49.52093888" calcext:value-type="float">
            <text:p>49.52093888</text:p>
          </table:table-cell>
          <table:table-cell office:value-type="float" office:value="0.86430343" calcext:value-type="float">
            <text:p>0.86430343</text:p>
          </table:table-cell>
          <table:table-cell office:value-type="float" office:value="13.56765896" calcext:value-type="float">
            <text:p>13.56765896</text:p>
          </table:table-cell>
          <table:table-cell office:value-type="float" office:value="-2.17272679" calcext:value-type="float">
            <text:p>-2.17272679</text:p>
          </table:table-cell>
          <table:table-cell office:value-type="float" office:value="0" calcext:value-type="float">
            <text:p>0</text:p>
          </table:table-cell>
          <table:table-cell office:value-type="float" office:value="34.3156216" calcext:value-type="float">
            <text:p>34.3156216</text:p>
          </table:table-cell>
          <table:table-cell office:value-type="float" office:value="1.74592749" calcext:value-type="float">
            <text:p>1.74592749</text:p>
          </table:table-cell>
          <table:table-cell office:value-type="float" office:value="24.48294021" calcext:value-type="float">
            <text:p>24.48294021</text:p>
          </table:table-cell>
          <table:table-cell office:value-type="float" office:value="42.27622467" calcext:value-type="float">
            <text:p>42.27622467</text:p>
          </table:table-cell>
          <table:table-cell office:value-type="float" office:value="0.73785932" calcext:value-type="float">
            <text:p>0.73785932</text:p>
          </table:table-cell>
          <table:table-cell office:value-type="float" office:value="10.02766615" calcext:value-type="float">
            <text:p>10.02766615</text:p>
          </table:table-cell>
          <table:table-cell office:value-type="float" office:value="-19.11291714" calcext:value-type="float">
            <text:p>-19.11291714</text:p>
          </table:table-cell>
          <table:table-cell office:value-type="float" office:value="0" calcext:value-type="float">
            <text:p>0</text:p>
          </table:table-cell>
          <table:table-cell office:value-type="float" office:value="-0.02396005" calcext:value-type="float">
            <text:p>-0.02396005</text:p>
          </table:table-cell>
          <table:table-cell office:value-type="float" office:value="-0.74810847" calcext:value-type="float">
            <text:p>-0.74810847</text:p>
          </table:table-cell>
          <table:table-cell office:value-type="float" office:value="-2.84157748" calcext:value-type="float">
            <text:p>-2.84157748</text:p>
          </table:table-cell>
          <table:table-cell office:value-type="float" office:value="-0.04449622" calcext:value-type="float">
            <text:p>-0.04449622</text:p>
          </table:table-cell>
          <table:table-cell office:value-type="float" office:value="-0.99498426" calcext:value-type="float">
            <text:p>-0.99498426</text:p>
          </table:table-cell>
          <table:table-cell office:value-type="float" office:value="-3.01917607" calcext:value-type="float">
            <text:p>-3.01917607</text:p>
          </table:table-cell>
          <table:table-cell office:value-type="float" office:value="-0.03936397" calcext:value-type="float">
            <text:p>-0.03936397</text:p>
          </table:table-cell>
          <table:table-cell office:value-type="float" office:value="-1.81895093" calcext:value-type="float">
            <text:p>-1.81895093</text:p>
          </table:table-cell>
          <table:table-cell office:value-type="float" office:value="-3.01917607" calcext:value-type="float">
            <text:p>-3.01917607</text:p>
          </table:table-cell>
          <table:table-cell office:value-type="float" office:value="-0.02738395" calcext:value-type="float">
            <text:p>-0.02738395</text:p>
          </table:table-cell>
          <table:table-cell office:value-type="float" office:value="-1.81895093" calcext:value-type="float">
            <text:p>-1.81895093</text:p>
          </table:table-cell>
          <table:table-cell office:value-type="float" office:value="-2.48638029" calcext:value-type="float">
            <text:p>-2.48638029</text:p>
          </table:table-cell>
          <table:table-cell office:value-type="float" office:value="-0.02224931" calcext:value-type="float">
            <text:p>-0.02224931</text:p>
          </table:table-cell>
          <table:table-cell office:value-type="float" office:value="-1.52554279" calcext:value-type="float">
            <text:p>-1.52554279</text:p>
          </table:table-cell>
          <table:table-cell office:value-type="float" office:value="-2.3087817" calcext:value-type="float">
            <text:p>-2.3087817</text:p>
          </table:table-cell>
          <table:table-cell office:value-type="float" office:value="-0.01369078" calcext:value-type="float">
            <text:p>-0.01369078</text:p>
          </table:table-cell>
          <table:table-cell office:value-type="float" office:value="-1.15882002" calcext:value-type="float">
            <text:p>-1.15882002</text:p>
          </table:table-cell>
          <table:table-cell office:value-type="float" office:value="-2.13118311" calcext:value-type="float">
            <text:p>-2.13118311</text:p>
          </table:table-cell>
          <table:table-cell office:value-type="float" office:value="-0.17114427" calcext:value-type="float">
            <text:p>-0.17114427</text:p>
          </table:table-cell>
          <table:table-cell office:value-type="float" office:value="-8.46275262" calcext:value-type="float">
            <text:p>-8.46275262</text:p>
          </table:table-cell>
          <table:table-cell office:value-type="float" office:value="-15.80400145" calcext:value-type="float">
            <text:p>-15.80400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7351738" calcext:value-type="float">
            <text:p>-16.17351738</text:p>
          </table:table-cell>
          <table:table-cell office:value-type="float" office:value="7.2138096" calcext:value-type="float">
            <text:p>7.2138096</text:p>
          </table:table-cell>
          <table:table-cell office:value-type="float" office:value="-1.63626655" calcext:value-type="float">
            <text:p>-1.63626655</text:p>
          </table:table-cell>
          <table:table-cell office:value-type="float" office:value="-9.0905858" calcext:value-type="float">
            <text:p>-9.0905858</text:p>
          </table:table-cell>
          <table:table-cell office:value-type="float" office:value="-35.29705515" calcext:value-type="float">
            <text:p>-35.29705515</text:p>
          </table:table-cell>
          <table:table-cell office:value-type="float" office:value="-29.06890061" calcext:value-type="float">
            <text:p>-29.06890061</text:p>
          </table:table-cell>
          <table:table-cell office:value-type="float" office:value="75.48141795" calcext:value-type="float">
            <text:p>75.4814179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12138379" calcext:value-type="float">
            <text:p>-9.12138379</text:p>
          </table:table-cell>
          <table:table-cell office:value-type="float" office:value="-35.9581308" calcext:value-type="float">
            <text:p>-35.9581308</text:p>
          </table:table-cell>
          <table:table-cell office:value-type="float" office:value="-3.34595196" calcext:value-type="float">
            <text:p>-3.34595196</text:p>
          </table:table-cell>
          <table:table-cell office:value-type="float" office:value="30.22187866" calcext:value-type="float">
            <text:p>30.2218786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333333" calcext:value-type="float">
            <text:p>2.78333333</text:p>
          </table:table-cell>
          <table:table-cell office:value-type="float" office:value="-14.85684786" calcext:value-type="float">
            <text:p>-14.85684786</text:p>
          </table:table-cell>
          <table:table-cell office:value-type="float" office:value="4.81867198" calcext:value-type="float">
            <text:p>4.81867198</text:p>
          </table:table-cell>
          <table:table-cell office:value-type="float" office:value="-78.53950401" calcext:value-type="float">
            <text:p>-78.53950401</text:p>
          </table:table-cell>
          <table:table-cell office:value-type="float" office:value="-0.02717554" calcext:value-type="float">
            <text:p>-0.02717554</text:p>
          </table:table-cell>
          <table:table-cell office:value-type="float" office:value="0.95181447" calcext:value-type="float">
            <text:p>0.95181447</text:p>
          </table:table-cell>
          <table:table-cell office:value-type="float" office:value="-1.19365276" calcext:value-type="float">
            <text:p>-1.19365276</text:p>
          </table:table-cell>
          <table:table-cell office:value-type="float" office:value="10.12811414" calcext:value-type="float">
            <text:p>10.12811414</text:p>
          </table:table-cell>
          <table:table-cell office:value-type="float" office:value="8.39100783" calcext:value-type="float">
            <text:p>8.39100783</text:p>
          </table:table-cell>
          <table:table-cell office:value-type="float" office:value="-37.75825725" calcext:value-type="float">
            <text:p>-37.75825725</text:p>
          </table:table-cell>
          <table:table-cell office:value-type="float" office:value="52.86698209" calcext:value-type="float">
            <text:p>52.86698209</text:p>
          </table:table-cell>
          <table:table-cell office:value-type="float" office:value="0.9227029" calcext:value-type="float">
            <text:p>0.9227029</text:p>
          </table:table-cell>
          <table:table-cell office:value-type="float" office:value="14.02280281" calcext:value-type="float">
            <text:p>14.02280281</text:p>
          </table:table-cell>
          <table:table-cell office:value-type="float" office:value="-2.08782016" calcext:value-type="float">
            <text:p>-2.08782016</text:p>
          </table:table-cell>
          <table:table-cell office:value-type="float" office:value="0" calcext:value-type="float">
            <text:p>0</text:p>
          </table:table-cell>
          <table:table-cell office:value-type="float" office:value="35.01457057" calcext:value-type="float">
            <text:p>35.01457057</text:p>
          </table:table-cell>
          <table:table-cell office:value-type="float" office:value="-1.26492238" calcext:value-type="float">
            <text:p>-1.26492238</text:p>
          </table:table-cell>
          <table:table-cell office:value-type="float" office:value="25.92301529" calcext:value-type="float">
            <text:p>25.92301529</text:p>
          </table:table-cell>
          <table:table-cell office:value-type="float" office:value="43.47771386" calcext:value-type="float">
            <text:p>43.47771386</text:p>
          </table:table-cell>
          <table:table-cell office:value-type="float" office:value="0.75882926" calcext:value-type="float">
            <text:p>0.75882926</text:p>
          </table:table-cell>
          <table:table-cell office:value-type="float" office:value="12.48534359" calcext:value-type="float">
            <text:p>12.48534359</text:p>
          </table:table-cell>
          <table:table-cell office:value-type="float" office:value="-19.31778712" calcext:value-type="float">
            <text:p>-19.31778712</text:p>
          </table:table-cell>
          <table:table-cell office:value-type="float" office:value="0" calcext:value-type="float">
            <text:p>0</text:p>
          </table:table-cell>
          <table:table-cell office:value-type="float" office:value="-0.02339724" calcext:value-type="float">
            <text:p>-0.02339724</text:p>
          </table:table-cell>
          <table:table-cell office:value-type="float" office:value="-0.59146721" calcext:value-type="float">
            <text:p>-0.59146721</text:p>
          </table:table-cell>
          <table:table-cell office:value-type="float" office:value="-3.18894865" calcext:value-type="float">
            <text:p>-3.18894865</text:p>
          </table:table-cell>
          <table:table-cell office:value-type="float" office:value="-0.04345101" calcext:value-type="float">
            <text:p>-0.04345101</text:p>
          </table:table-cell>
          <table:table-cell office:value-type="float" office:value="-0.78665139" calcext:value-type="float">
            <text:p>-0.78665139</text:p>
          </table:table-cell>
          <table:table-cell office:value-type="float" office:value="-3.38825794" calcext:value-type="float">
            <text:p>-3.38825794</text:p>
          </table:table-cell>
          <table:table-cell office:value-type="float" office:value="-0.03843932" calcext:value-type="float">
            <text:p>-0.03843932</text:p>
          </table:table-cell>
          <table:table-cell office:value-type="float" office:value="-1.43809338" calcext:value-type="float">
            <text:p>-1.43809338</text:p>
          </table:table-cell>
          <table:table-cell office:value-type="float" office:value="-3.38825794" calcext:value-type="float">
            <text:p>-3.38825794</text:p>
          </table:table-cell>
          <table:table-cell office:value-type="float" office:value="-0.0267407" calcext:value-type="float">
            <text:p>-0.0267407</text:p>
          </table:table-cell>
          <table:table-cell office:value-type="float" office:value="-1.43809338" calcext:value-type="float">
            <text:p>-1.43809338</text:p>
          </table:table-cell>
          <table:table-cell office:value-type="float" office:value="-2.79033007" calcext:value-type="float">
            <text:p>-2.79033007</text:p>
          </table:table-cell>
          <table:table-cell office:value-type="float" office:value="-0.02172668" calcext:value-type="float">
            <text:p>-0.02172668</text:p>
          </table:table-cell>
          <table:table-cell office:value-type="float" office:value="-1.20611994" calcext:value-type="float">
            <text:p>-1.20611994</text:p>
          </table:table-cell>
          <table:table-cell office:value-type="float" office:value="-2.59102078" calcext:value-type="float">
            <text:p>-2.59102078</text:p>
          </table:table-cell>
          <table:table-cell office:value-type="float" office:value="-0.01336918" calcext:value-type="float">
            <text:p>-0.01336918</text:p>
          </table:table-cell>
          <table:table-cell office:value-type="float" office:value="-0.91618271" calcext:value-type="float">
            <text:p>-0.91618271</text:p>
          </table:table-cell>
          <table:table-cell office:value-type="float" office:value="-2.39171149" calcext:value-type="float">
            <text:p>-2.39171149</text:p>
          </table:table-cell>
          <table:table-cell office:value-type="float" office:value="-0.16712414" calcext:value-type="float">
            <text:p>-0.16712414</text:p>
          </table:table-cell>
          <table:table-cell office:value-type="float" office:value="-6.69079538" calcext:value-type="float">
            <text:p>-6.69079538</text:p>
          </table:table-cell>
          <table:table-cell office:value-type="float" office:value="-17.7359757" calcext:value-type="float">
            <text:p>-17.7359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90222416" calcext:value-type="float">
            <text:p>-15.90222416</text:p>
          </table:table-cell>
          <table:table-cell office:value-type="float" office:value="7.15044649" calcext:value-type="float">
            <text:p>7.15044649</text:p>
          </table:table-cell>
          <table:table-cell office:value-type="float" office:value="-0.81908733" calcext:value-type="float">
            <text:p>-0.81908733</text:p>
          </table:table-cell>
          <table:table-cell office:value-type="float" office:value="-4.85111157" calcext:value-type="float">
            <text:p>-4.85111157</text:p>
          </table:table-cell>
          <table:table-cell office:value-type="float" office:value="-37.38138667" calcext:value-type="float">
            <text:p>-37.38138667</text:p>
          </table:table-cell>
          <table:table-cell office:value-type="float" office:value="-28.05654027" calcext:value-type="float">
            <text:p>-28.05654027</text:p>
          </table:table-cell>
          <table:table-cell office:value-type="float" office:value="75.43770069" calcext:value-type="float">
            <text:p>75.4377006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65084259" calcext:value-type="float">
            <text:p>-10.65084259</text:p>
          </table:table-cell>
          <table:table-cell office:value-type="float" office:value="-35.77764731" calcext:value-type="float">
            <text:p>-35.77764731</text:p>
          </table:table-cell>
          <table:table-cell office:value-type="float" office:value="-5.61649154" calcext:value-type="float">
            <text:p>-5.61649154</text:p>
          </table:table-cell>
          <table:table-cell office:value-type="float" office:value="30.62646417" calcext:value-type="float">
            <text:p>30.6264641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17.52976052" calcext:value-type="float">
            <text:p>-17.52976052</text:p>
          </table:table-cell>
          <table:table-cell office:value-type="float" office:value="5.19485241" calcext:value-type="float">
            <text:p>5.19485241</text:p>
          </table:table-cell>
          <table:table-cell office:value-type="float" office:value="-79.01818608" calcext:value-type="float">
            <text:p>-79.01818608</text:p>
          </table:table-cell>
          <table:table-cell office:value-type="float" office:value="-0.03052278" calcext:value-type="float">
            <text:p>-0.03052278</text:p>
          </table:table-cell>
          <table:table-cell office:value-type="float" office:value="0.95072298" calcext:value-type="float">
            <text:p>0.95072298</text:p>
          </table:table-cell>
          <table:table-cell office:value-type="float" office:value="-1.18515376" calcext:value-type="float">
            <text:p>-1.18515376</text:p>
          </table:table-cell>
          <table:table-cell office:value-type="float" office:value="12.56116135" calcext:value-type="float">
            <text:p>12.56116135</text:p>
          </table:table-cell>
          <table:table-cell office:value-type="float" office:value="8.15140755" calcext:value-type="float">
            <text:p>8.15140755</text:p>
          </table:table-cell>
          <table:table-cell office:value-type="float" office:value="-38.67056473" calcext:value-type="float">
            <text:p>-38.67056473</text:p>
          </table:table-cell>
          <table:table-cell office:value-type="float" office:value="56.01317185" calcext:value-type="float">
            <text:p>56.01317185</text:p>
          </table:table-cell>
          <table:table-cell office:value-type="float" office:value="0.97761427" calcext:value-type="float">
            <text:p>0.97761427</text:p>
          </table:table-cell>
          <table:table-cell office:value-type="float" office:value="14.57933251" calcext:value-type="float">
            <text:p>14.57933251</text:p>
          </table:table-cell>
          <table:table-cell office:value-type="float" office:value="-2.34804438" calcext:value-type="float">
            <text:p>-2.34804438</text:p>
          </table:table-cell>
          <table:table-cell office:value-type="float" office:value="0" calcext:value-type="float">
            <text:p>0</text:p>
          </table:table-cell>
          <table:table-cell office:value-type="float" office:value="35.4528367" calcext:value-type="float">
            <text:p>35.4528367</text:p>
          </table:table-cell>
          <table:table-cell office:value-type="float" office:value="-4.18714396" calcext:value-type="float">
            <text:p>-4.18714396</text:p>
          </table:table-cell>
          <table:table-cell office:value-type="float" office:value="27.09099074" calcext:value-type="float">
            <text:p>27.09099074</text:p>
          </table:table-cell>
          <table:table-cell office:value-type="float" office:value="44.2989642" calcext:value-type="float">
            <text:p>44.2989642</text:p>
          </table:table-cell>
          <table:table-cell office:value-type="float" office:value="0.77316278" calcext:value-type="float">
            <text:p>0.77316278</text:p>
          </table:table-cell>
          <table:table-cell office:value-type="float" office:value="14.75896889" calcext:value-type="float">
            <text:p>14.75896889</text:p>
          </table:table-cell>
          <table:table-cell office:value-type="float" office:value="-19.4603523" calcext:value-type="float">
            <text:p>-19.4603523</text:p>
          </table:table-cell>
          <table:table-cell office:value-type="float" office:value="0" calcext:value-type="float">
            <text:p>0</text:p>
          </table:table-cell>
          <table:table-cell office:value-type="float" office:value="-0.02060182" calcext:value-type="float">
            <text:p>-0.02060182</text:p>
          </table:table-cell>
          <table:table-cell office:value-type="float" office:value="-0.457708" calcext:value-type="float">
            <text:p>-0.457708</text:p>
          </table:table-cell>
          <table:table-cell office:value-type="float" office:value="-3.39352784" calcext:value-type="float">
            <text:p>-3.39352784</text:p>
          </table:table-cell>
          <table:table-cell office:value-type="float" office:value="-0.03825964" calcext:value-type="float">
            <text:p>-0.03825964</text:p>
          </table:table-cell>
          <table:table-cell office:value-type="float" office:value="-0.60875164" calcext:value-type="float">
            <text:p>-0.60875164</text:p>
          </table:table-cell>
          <table:table-cell office:value-type="float" office:value="-3.60562333" calcext:value-type="float">
            <text:p>-3.60562333</text:p>
          </table:table-cell>
          <table:table-cell office:value-type="float" office:value="-0.03384673" calcext:value-type="float">
            <text:p>-0.03384673</text:p>
          </table:table-cell>
          <table:table-cell office:value-type="float" office:value="-1.11287124" calcext:value-type="float">
            <text:p>-1.11287124</text:p>
          </table:table-cell>
          <table:table-cell office:value-type="float" office:value="-3.60562333" calcext:value-type="float">
            <text:p>-3.60562333</text:p>
          </table:table-cell>
          <table:table-cell office:value-type="float" office:value="-0.02354582" calcext:value-type="float">
            <text:p>-0.02354582</text:p>
          </table:table-cell>
          <table:table-cell office:value-type="float" office:value="-1.11287124" calcext:value-type="float">
            <text:p>-1.11287124</text:p>
          </table:table-cell>
          <table:table-cell office:value-type="float" office:value="-2.96933686" calcext:value-type="float">
            <text:p>-2.96933686</text:p>
          </table:table-cell>
          <table:table-cell office:value-type="float" office:value="-0.01913085" calcext:value-type="float">
            <text:p>-0.01913085</text:p>
          </table:table-cell>
          <table:table-cell office:value-type="float" office:value="-0.93335816" calcext:value-type="float">
            <text:p>-0.93335816</text:p>
          </table:table-cell>
          <table:table-cell office:value-type="float" office:value="-2.75724137" calcext:value-type="float">
            <text:p>-2.75724137</text:p>
          </table:table-cell>
          <table:table-cell office:value-type="float" office:value="-0.01177188" calcext:value-type="float">
            <text:p>-0.01177188</text:p>
          </table:table-cell>
          <table:table-cell office:value-type="float" office:value="-0.7089897" calcext:value-type="float">
            <text:p>-0.7089897</text:p>
          </table:table-cell>
          <table:table-cell office:value-type="float" office:value="-2.54514588" calcext:value-type="float">
            <text:p>-2.54514588</text:p>
          </table:table-cell>
          <table:table-cell office:value-type="float" office:value="-0.14715674" calcext:value-type="float">
            <text:p>-0.14715674</text:p>
          </table:table-cell>
          <table:table-cell office:value-type="float" office:value="-5.17768448" calcext:value-type="float">
            <text:p>-5.17768448</text:p>
          </table:table-cell>
          <table:table-cell office:value-type="float" office:value="-18.87378378" calcext:value-type="float">
            <text:p>-18.87378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477449" calcext:value-type="float">
            <text:p>-15.477449</text:p>
          </table:table-cell>
          <table:table-cell office:value-type="float" office:value="7.10594223" calcext:value-type="float">
            <text:p>7.10594223</text:p>
          </table:table-cell>
          <table:table-cell office:value-type="float" office:value="0.51699512" calcext:value-type="float">
            <text:p>0.51699512</text:p>
          </table:table-cell>
          <table:table-cell office:value-type="float" office:value="-1.23473345" calcext:value-type="float">
            <text:p>-1.23473345</text:p>
          </table:table-cell>
          <table:table-cell office:value-type="float" office:value="-38.87057708" calcext:value-type="float">
            <text:p>-38.87057708</text:p>
          </table:table-cell>
          <table:table-cell office:value-type="float" office:value="-27.44969145" calcext:value-type="float">
            <text:p>-27.44969145</text:p>
          </table:table-cell>
          <table:table-cell office:value-type="float" office:value="75.79395121" calcext:value-type="float">
            <text:p>75.7939512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95859633" calcext:value-type="float">
            <text:p>-11.95859633</text:p>
          </table:table-cell>
          <table:table-cell office:value-type="float" office:value="-34.55787239" calcext:value-type="float">
            <text:p>-34.55787239</text:p>
          </table:table-cell>
          <table:table-cell office:value-type="float" office:value="-11.81232212" calcext:value-type="float">
            <text:p>-11.81232212</text:p>
          </table:table-cell>
          <table:table-cell office:value-type="float" office:value="30.4617779" calcext:value-type="float">
            <text:p>30.461777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666667" calcext:value-type="float">
            <text:p>2.81666667</text:p>
          </table:table-cell>
          <table:table-cell office:value-type="float" office:value="-19.34884549" calcext:value-type="float">
            <text:p>-19.34884549</text:p>
          </table:table-cell>
          <table:table-cell office:value-type="float" office:value="5.48023728" calcext:value-type="float">
            <text:p>5.48023728</text:p>
          </table:table-cell>
          <table:table-cell office:value-type="float" office:value="-79.92353496" calcext:value-type="float">
            <text:p>-79.92353496</text:p>
          </table:table-cell>
          <table:table-cell office:value-type="float" office:value="-0.03445537" calcext:value-type="float">
            <text:p>-0.03445537</text:p>
          </table:table-cell>
          <table:table-cell office:value-type="float" office:value="0.95086908" calcext:value-type="float">
            <text:p>0.95086908</text:p>
          </table:table-cell>
          <table:table-cell office:value-type="float" office:value="-1.17626686" calcext:value-type="float">
            <text:p>-1.17626686</text:p>
          </table:table-cell>
          <table:table-cell office:value-type="float" office:value="14.53781698" calcext:value-type="float">
            <text:p>14.53781698</text:p>
          </table:table-cell>
          <table:table-cell office:value-type="float" office:value="6.98360266" calcext:value-type="float">
            <text:p>6.98360266</text:p>
          </table:table-cell>
          <table:table-cell office:value-type="float" office:value="-39.08136786" calcext:value-type="float">
            <text:p>-39.08136786</text:p>
          </table:table-cell>
          <table:table-cell office:value-type="float" office:value="58.65719378" calcext:value-type="float">
            <text:p>58.65719378</text:p>
          </table:table-cell>
          <table:table-cell office:value-type="float" office:value="1.02376116" calcext:value-type="float">
            <text:p>1.02376116</text:p>
          </table:table-cell>
          <table:table-cell office:value-type="float" office:value="15.49611793" calcext:value-type="float">
            <text:p>15.49611793</text:p>
          </table:table-cell>
          <table:table-cell office:value-type="float" office:value="-2.29151821" calcext:value-type="float">
            <text:p>-2.29151821</text:p>
          </table:table-cell>
          <table:table-cell office:value-type="float" office:value="0" calcext:value-type="float">
            <text:p>0</text:p>
          </table:table-cell>
          <table:table-cell office:value-type="float" office:value="35.37530198" calcext:value-type="float">
            <text:p>35.37530198</text:p>
          </table:table-cell>
          <table:table-cell office:value-type="float" office:value="-6.62020775" calcext:value-type="float">
            <text:p>-6.62020775</text:p>
          </table:table-cell>
          <table:table-cell office:value-type="float" office:value="27.47151701" calcext:value-type="float">
            <text:p>27.47151701</text:p>
          </table:table-cell>
          <table:table-cell office:value-type="float" office:value="44.65626219" calcext:value-type="float">
            <text:p>44.65626219</text:p>
          </table:table-cell>
          <table:table-cell office:value-type="float" office:value="0.77939881" calcext:value-type="float">
            <text:p>0.77939881</text:p>
          </table:table-cell>
          <table:table-cell office:value-type="float" office:value="16.51626485" calcext:value-type="float">
            <text:p>16.51626485</text:p>
          </table:table-cell>
          <table:table-cell office:value-type="float" office:value="-19.56070479" calcext:value-type="float">
            <text:p>-19.56070479</text:p>
          </table:table-cell>
          <table:table-cell office:value-type="float" office:value="0" calcext:value-type="float">
            <text:p>0</text:p>
          </table:table-cell>
          <table:table-cell office:value-type="float" office:value="-0.02034323" calcext:value-type="float">
            <text:p>-0.02034323</text:p>
          </table:table-cell>
          <table:table-cell office:value-type="float" office:value="-0.41504837" calcext:value-type="float">
            <text:p>-0.41504837</text:p>
          </table:table-cell>
          <table:table-cell office:value-type="float" office:value="-3.44047876" calcext:value-type="float">
            <text:p>-3.44047876</text:p>
          </table:table-cell>
          <table:table-cell office:value-type="float" office:value="-0.03777941" calcext:value-type="float">
            <text:p>-0.03777941</text:p>
          </table:table-cell>
          <table:table-cell office:value-type="float" office:value="-0.55201433" calcext:value-type="float">
            <text:p>-0.55201433</text:p>
          </table:table-cell>
          <table:table-cell office:value-type="float" office:value="-3.65550868" calcext:value-type="float">
            <text:p>-3.65550868</text:p>
          </table:table-cell>
          <table:table-cell office:value-type="float" office:value="-0.03342189" calcext:value-type="float">
            <text:p>-0.03342189</text:p>
          </table:table-cell>
          <table:table-cell office:value-type="float" office:value="-1.0091486" calcext:value-type="float">
            <text:p>-1.0091486</text:p>
          </table:table-cell>
          <table:table-cell office:value-type="float" office:value="-3.65550868" calcext:value-type="float">
            <text:p>-3.65550868</text:p>
          </table:table-cell>
          <table:table-cell office:value-type="float" office:value="-0.02325028" calcext:value-type="float">
            <text:p>-0.02325028</text:p>
          </table:table-cell>
          <table:table-cell office:value-type="float" office:value="-1.0091486" calcext:value-type="float">
            <text:p>-1.0091486</text:p>
          </table:table-cell>
          <table:table-cell office:value-type="float" office:value="-3.01041891" calcext:value-type="float">
            <text:p>-3.01041891</text:p>
          </table:table-cell>
          <table:table-cell office:value-type="float" office:value="-0.01889072" calcext:value-type="float">
            <text:p>-0.01889072</text:p>
          </table:table-cell>
          <table:table-cell office:value-type="float" office:value="-0.84636663" calcext:value-type="float">
            <text:p>-0.84636663</text:p>
          </table:table-cell>
          <table:table-cell office:value-type="float" office:value="-2.79538899" calcext:value-type="float">
            <text:p>-2.79538899</text:p>
          </table:table-cell>
          <table:table-cell office:value-type="float" office:value="-0.01162412" calcext:value-type="float">
            <text:p>-0.01162412</text:p>
          </table:table-cell>
          <table:table-cell office:value-type="float" office:value="-0.64290992" calcext:value-type="float">
            <text:p>-0.64290992</text:p>
          </table:table-cell>
          <table:table-cell office:value-type="float" office:value="-2.58035907" calcext:value-type="float">
            <text:p>-2.58035907</text:p>
          </table:table-cell>
          <table:table-cell office:value-type="float" office:value="-0.14530965" calcext:value-type="float">
            <text:p>-0.14530965</text:p>
          </table:table-cell>
          <table:table-cell office:value-type="float" office:value="-4.69511015" calcext:value-type="float">
            <text:p>-4.69511015</text:p>
          </table:table-cell>
          <table:table-cell office:value-type="float" office:value="-19.1349107" calcext:value-type="float">
            <text:p>-19.1349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0832301" calcext:value-type="float">
            <text:p>-15.50832301</text:p>
          </table:table-cell>
          <table:table-cell office:value-type="float" office:value="7.26716068" calcext:value-type="float">
            <text:p>7.26716068</text:p>
          </table:table-cell>
          <table:table-cell office:value-type="float" office:value="0.37094424" calcext:value-type="float">
            <text:p>0.37094424</text:p>
          </table:table-cell>
          <table:table-cell office:value-type="float" office:value="0.88219721" calcext:value-type="float">
            <text:p>0.88219721</text:p>
          </table:table-cell>
          <table:table-cell office:value-type="float" office:value="-39.40497904" calcext:value-type="float">
            <text:p>-39.40497904</text:p>
          </table:table-cell>
          <table:table-cell office:value-type="float" office:value="-27.9823224" calcext:value-type="float">
            <text:p>-27.9823224</text:p>
          </table:table-cell>
          <table:table-cell office:value-type="float" office:value="76.96301482" calcext:value-type="float">
            <text:p>76.9630148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5496607" calcext:value-type="float">
            <text:p>-12.55496607</text:p>
          </table:table-cell>
          <table:table-cell office:value-type="float" office:value="-34.85691375" calcext:value-type="float">
            <text:p>-34.85691375</text:p>
          </table:table-cell>
          <table:table-cell office:value-type="float" office:value="-11.86920745" calcext:value-type="float">
            <text:p>-11.86920745</text:p>
          </table:table-cell>
          <table:table-cell office:value-type="float" office:value="29.40688423" calcext:value-type="float">
            <text:p>29.4068842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333333" calcext:value-type="float">
            <text:p>2.83333333</text:p>
          </table:table-cell>
          <table:table-cell office:value-type="float" office:value="-21.43929777" calcext:value-type="float">
            <text:p>-21.43929777</text:p>
          </table:table-cell>
          <table:table-cell office:value-type="float" office:value="5.68918808" calcext:value-type="float">
            <text:p>5.68918808</text:p>
          </table:table-cell>
          <table:table-cell office:value-type="float" office:value="-81.39190797" calcext:value-type="float">
            <text:p>-81.39190797</text:p>
          </table:table-cell>
          <table:table-cell office:value-type="float" office:value="-0.0375937" calcext:value-type="float">
            <text:p>-0.0375937</text:p>
          </table:table-cell>
          <table:table-cell office:value-type="float" office:value="0.95085571" calcext:value-type="float">
            <text:p>0.95085571</text:p>
          </table:table-cell>
          <table:table-cell office:value-type="float" office:value="-1.16719742" calcext:value-type="float">
            <text:p>-1.16719742</text:p>
          </table:table-cell>
          <table:table-cell office:value-type="float" office:value="16.11725764" calcext:value-type="float">
            <text:p>16.11725764</text:p>
          </table:table-cell>
          <table:table-cell office:value-type="float" office:value="5.8503239" calcext:value-type="float">
            <text:p>5.8503239</text:p>
          </table:table-cell>
          <table:table-cell office:value-type="float" office:value="-39.24260578" calcext:value-type="float">
            <text:p>-39.24260578</text:p>
          </table:table-cell>
          <table:table-cell office:value-type="float" office:value="60.57213276" calcext:value-type="float">
            <text:p>60.57213276</text:p>
          </table:table-cell>
          <table:table-cell office:value-type="float" office:value="1.05718315" calcext:value-type="float">
            <text:p>1.05718315</text:p>
          </table:table-cell>
          <table:table-cell office:value-type="float" office:value="16.29664476" calcext:value-type="float">
            <text:p>16.29664476</text:p>
          </table:table-cell>
          <table:table-cell office:value-type="float" office:value="-0.05474744" calcext:value-type="float">
            <text:p>-0.05474744</text:p>
          </table:table-cell>
          <table:table-cell office:value-type="float" office:value="0" calcext:value-type="float">
            <text:p>0</text:p>
          </table:table-cell>
          <table:table-cell office:value-type="float" office:value="35.75605566" calcext:value-type="float">
            <text:p>35.75605566</text:p>
          </table:table-cell>
          <table:table-cell office:value-type="float" office:value="-9.31979382" calcext:value-type="float">
            <text:p>-9.31979382</text:p>
          </table:table-cell>
          <table:table-cell office:value-type="float" office:value="27.40910862" calcext:value-type="float">
            <text:p>27.40910862</text:p>
          </table:table-cell>
          <table:table-cell office:value-type="float" office:value="46.09121773" calcext:value-type="float">
            <text:p>46.09121773</text:p>
          </table:table-cell>
          <table:table-cell office:value-type="float" office:value="0.80444351" calcext:value-type="float">
            <text:p>0.80444351</text:p>
          </table:table-cell>
          <table:table-cell office:value-type="float" office:value="18.03798877" calcext:value-type="float">
            <text:p>18.03798877</text:p>
          </table:table-cell>
          <table:table-cell office:value-type="float" office:value="-19.59015948" calcext:value-type="float">
            <text:p>-19.59015948</text:p>
          </table:table-cell>
          <table:table-cell office:value-type="float" office:value="0" calcext:value-type="float">
            <text:p>0</text:p>
          </table:table-cell>
          <table:table-cell office:value-type="float" office:value="-0.01734602" calcext:value-type="float">
            <text:p>-0.01734602</text:p>
          </table:table-cell>
          <table:table-cell office:value-type="float" office:value="-0.30368266" calcext:value-type="float">
            <text:p>-0.30368266</text:p>
          </table:table-cell>
          <table:table-cell office:value-type="float" office:value="-3.29478268" calcext:value-type="float">
            <text:p>-3.29478268</text:p>
          </table:table-cell>
          <table:table-cell office:value-type="float" office:value="-0.0322133" calcext:value-type="float">
            <text:p>-0.0322133</text:p>
          </table:table-cell>
          <table:table-cell office:value-type="float" office:value="-0.40389794" calcext:value-type="float">
            <text:p>-0.40389794</text:p>
          </table:table-cell>
          <table:table-cell office:value-type="float" office:value="-3.5007066" calcext:value-type="float">
            <text:p>-3.5007066</text:p>
          </table:table-cell>
          <table:table-cell office:value-type="float" office:value="-0.02849778" calcext:value-type="float">
            <text:p>-0.02849778</text:p>
          </table:table-cell>
          <table:table-cell office:value-type="float" office:value="-0.73837403" calcext:value-type="float">
            <text:p>-0.73837403</text:p>
          </table:table-cell>
          <table:table-cell office:value-type="float" office:value="-3.5007066" calcext:value-type="float">
            <text:p>-3.5007066</text:p>
          </table:table-cell>
          <table:table-cell office:value-type="float" office:value="-0.01982477" calcext:value-type="float">
            <text:p>-0.01982477</text:p>
          </table:table-cell>
          <table:table-cell office:value-type="float" office:value="-0.73837403" calcext:value-type="float">
            <text:p>-0.73837403</text:p>
          </table:table-cell>
          <table:table-cell office:value-type="float" office:value="-2.88293484" calcext:value-type="float">
            <text:p>-2.88293484</text:p>
          </table:table-cell>
          <table:table-cell office:value-type="float" office:value="-0.01610752" calcext:value-type="float">
            <text:p>-0.01610752</text:p>
          </table:table-cell>
          <table:table-cell office:value-type="float" office:value="-0.61926969" calcext:value-type="float">
            <text:p>-0.61926969</text:p>
          </table:table-cell>
          <table:table-cell office:value-type="float" office:value="-2.67701093" calcext:value-type="float">
            <text:p>-2.67701093</text:p>
          </table:table-cell>
          <table:table-cell office:value-type="float" office:value="-0.00991152" calcext:value-type="float">
            <text:p>-0.00991152</text:p>
          </table:table-cell>
          <table:table-cell office:value-type="float" office:value="-0.47040445" calcext:value-type="float">
            <text:p>-0.47040445</text:p>
          </table:table-cell>
          <table:table-cell office:value-type="float" office:value="-2.47108701" calcext:value-type="float">
            <text:p>-2.47108701</text:p>
          </table:table-cell>
          <table:table-cell office:value-type="float" office:value="-0.12390092" calcext:value-type="float">
            <text:p>-0.12390092</text:p>
          </table:table-cell>
          <table:table-cell office:value-type="float" office:value="-3.43531903" calcext:value-type="float">
            <text:p>-3.43531903</text:p>
          </table:table-cell>
          <table:table-cell office:value-type="float" office:value="-18.32459283" calcext:value-type="float">
            <text:p>-18.32459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66460556" calcext:value-type="float">
            <text:p>-15.66460556</text:p>
          </table:table-cell>
          <table:table-cell office:value-type="float" office:value="7.6735685" calcext:value-type="float">
            <text:p>7.6735685</text:p>
          </table:table-cell>
          <table:table-cell office:value-type="float" office:value="0.2499731" calcext:value-type="float">
            <text:p>0.2499731</text:p>
          </table:table-cell>
          <table:table-cell office:value-type="float" office:value="1.40326982" calcext:value-type="float">
            <text:p>1.40326982</text:p>
          </table:table-cell>
          <table:table-cell office:value-type="float" office:value="-40.61810661" calcext:value-type="float">
            <text:p>-40.61810661</text:p>
          </table:table-cell>
          <table:table-cell office:value-type="float" office:value="-29.18644355" calcext:value-type="float">
            <text:p>-29.18644355</text:p>
          </table:table-cell>
          <table:table-cell office:value-type="float" office:value="78.56576228" calcext:value-type="float">
            <text:p>78.5657622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085428" calcext:value-type="float">
            <text:p>-12.085428</text:p>
          </table:table-cell>
          <table:table-cell office:value-type="float" office:value="-34.50266659" calcext:value-type="float">
            <text:p>-34.50266659</text:p>
          </table:table-cell>
          <table:table-cell office:value-type="float" office:value="-11.50741258" calcext:value-type="float">
            <text:p>-11.50741258</text:p>
          </table:table-cell>
          <table:table-cell office:value-type="float" office:value="27.21715694" calcext:value-type="float">
            <text:p>27.2171569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-22.59690463" calcext:value-type="float">
            <text:p>-22.59690463</text:p>
          </table:table-cell>
          <table:table-cell office:value-type="float" office:value="5.79381318" calcext:value-type="float">
            <text:p>5.79381318</text:p>
          </table:table-cell>
          <table:table-cell office:value-type="float" office:value="-82.90833623" calcext:value-type="float">
            <text:p>-82.90833623</text:p>
          </table:table-cell>
          <table:table-cell office:value-type="float" office:value="-0.04085546" calcext:value-type="float">
            <text:p>-0.04085546</text:p>
          </table:table-cell>
          <table:table-cell office:value-type="float" office:value="0.95154244" calcext:value-type="float">
            <text:p>0.95154244</text:p>
          </table:table-cell>
          <table:table-cell office:value-type="float" office:value="-1.15723865" calcext:value-type="float">
            <text:p>-1.15723865</text:p>
          </table:table-cell>
          <table:table-cell office:value-type="float" office:value="17.1936342" calcext:value-type="float">
            <text:p>17.1936342</text:p>
          </table:table-cell>
          <table:table-cell office:value-type="float" office:value="3.82006824" calcext:value-type="float">
            <text:p>3.82006824</text:p>
          </table:table-cell>
          <table:table-cell office:value-type="float" office:value="-39.14741544" calcext:value-type="float">
            <text:p>-39.14741544</text:p>
          </table:table-cell>
          <table:table-cell office:value-type="float" office:value="61.69637278" calcext:value-type="float">
            <text:p>61.69637278</text:p>
          </table:table-cell>
          <table:table-cell office:value-type="float" office:value="1.07680484" calcext:value-type="float">
            <text:p>1.07680484</text:p>
          </table:table-cell>
          <table:table-cell office:value-type="float" office:value="16.93443582" calcext:value-type="float">
            <text:p>16.93443582</text:p>
          </table:table-cell>
          <table:table-cell office:value-type="float" office:value="2.78474112" calcext:value-type="float">
            <text:p>2.78474112</text:p>
          </table:table-cell>
          <table:table-cell office:value-type="float" office:value="0" calcext:value-type="float">
            <text:p>0</text:p>
          </table:table-cell>
          <table:table-cell office:value-type="float" office:value="35.88995777" calcext:value-type="float">
            <text:p>35.88995777</text:p>
          </table:table-cell>
          <table:table-cell office:value-type="float" office:value="-11.22676967" calcext:value-type="float">
            <text:p>-11.22676967</text:p>
          </table:table-cell>
          <table:table-cell office:value-type="float" office:value="26.55975825" calcext:value-type="float">
            <text:p>26.55975825</text:p>
          </table:table-cell>
          <table:table-cell office:value-type="float" office:value="47.60057405" calcext:value-type="float">
            <text:p>47.60057405</text:p>
          </table:table-cell>
          <table:table-cell office:value-type="float" office:value="0.83078674" calcext:value-type="float">
            <text:p>0.83078674</text:p>
          </table:table-cell>
          <table:table-cell office:value-type="float" office:value="18.81748325" calcext:value-type="float">
            <text:p>18.81748325</text:p>
          </table:table-cell>
          <table:table-cell office:value-type="float" office:value="-19.60737211" calcext:value-type="float">
            <text:p>-19.60737211</text:p>
          </table:table-cell>
          <table:table-cell office:value-type="float" office:value="0" calcext:value-type="float">
            <text:p>0</text:p>
          </table:table-cell>
          <table:table-cell office:value-type="float" office:value="-0.0167594" calcext:value-type="float">
            <text:p>-0.0167594</text:p>
          </table:table-cell>
          <table:table-cell office:value-type="float" office:value="-0.30087076" calcext:value-type="float">
            <text:p>-0.30087076</text:p>
          </table:table-cell>
          <table:table-cell office:value-type="float" office:value="-3.06023426" calcext:value-type="float">
            <text:p>-3.06023426</text:p>
          </table:table-cell>
          <table:table-cell office:value-type="float" office:value="-0.03112388" calcext:value-type="float">
            <text:p>-0.03112388</text:p>
          </table:table-cell>
          <table:table-cell office:value-type="float" office:value="-0.40015811" calcext:value-type="float">
            <text:p>-0.40015811</text:p>
          </table:table-cell>
          <table:table-cell office:value-type="float" office:value="-3.2514989" calcext:value-type="float">
            <text:p>-3.2514989</text:p>
          </table:table-cell>
          <table:table-cell office:value-type="float" office:value="-0.02753401" calcext:value-type="float">
            <text:p>-0.02753401</text:p>
          </table:table-cell>
          <table:table-cell office:value-type="float" office:value="-0.73153716" calcext:value-type="float">
            <text:p>-0.73153716</text:p>
          </table:table-cell>
          <table:table-cell office:value-type="float" office:value="-3.2514989" calcext:value-type="float">
            <text:p>-3.2514989</text:p>
          </table:table-cell>
          <table:table-cell office:value-type="float" office:value="-0.01915431" calcext:value-type="float">
            <text:p>-0.01915431</text:p>
          </table:table-cell>
          <table:table-cell office:value-type="float" office:value="-0.73153716" calcext:value-type="float">
            <text:p>-0.73153716</text:p>
          </table:table-cell>
          <table:table-cell office:value-type="float" office:value="-2.67770498" calcext:value-type="float">
            <text:p>-2.67770498</text:p>
          </table:table-cell>
          <table:table-cell office:value-type="float" office:value="-0.01556278" calcext:value-type="float">
            <text:p>-0.01556278</text:p>
          </table:table-cell>
          <table:table-cell office:value-type="float" office:value="-0.61353565" calcext:value-type="float">
            <text:p>-0.61353565</text:p>
          </table:table-cell>
          <table:table-cell office:value-type="float" office:value="-2.48644034" calcext:value-type="float">
            <text:p>-2.48644034</text:p>
          </table:table-cell>
          <table:table-cell office:value-type="float" office:value="-0.00957632" calcext:value-type="float">
            <text:p>-0.00957632</text:p>
          </table:table-cell>
          <table:table-cell office:value-type="float" office:value="-0.46604881" calcext:value-type="float">
            <text:p>-0.46604881</text:p>
          </table:table-cell>
          <table:table-cell office:value-type="float" office:value="-2.2951757" calcext:value-type="float">
            <text:p>-2.2951757</text:p>
          </table:table-cell>
          <table:table-cell office:value-type="float" office:value="-0.11971069" calcext:value-type="float">
            <text:p>-0.11971069</text:p>
          </table:table-cell>
          <table:table-cell office:value-type="float" office:value="-3.40351019" calcext:value-type="float">
            <text:p>-3.40351019</text:p>
          </table:table-cell>
          <table:table-cell office:value-type="float" office:value="-17.0201049" calcext:value-type="float">
            <text:p>-17.0201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7443605" calcext:value-type="float">
            <text:p>-16.17443605</text:p>
          </table:table-cell>
          <table:table-cell office:value-type="float" office:value="10.04334153" calcext:value-type="float">
            <text:p>10.04334153</text:p>
          </table:table-cell>
          <table:table-cell office:value-type="float" office:value="0.33436482" calcext:value-type="float">
            <text:p>0.33436482</text:p>
          </table:table-cell>
          <table:table-cell office:value-type="float" office:value="-0.05336631" calcext:value-type="float">
            <text:p>-0.05336631</text:p>
          </table:table-cell>
          <table:table-cell office:value-type="float" office:value="-40.51982248" calcext:value-type="float">
            <text:p>-40.51982248</text:p>
          </table:table-cell>
          <table:table-cell office:value-type="float" office:value="-33.23602333" calcext:value-type="float">
            <text:p>-33.23602333</text:p>
          </table:table-cell>
          <table:table-cell office:value-type="float" office:value="81.0439687" calcext:value-type="float">
            <text:p>81.043968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18652591" calcext:value-type="float">
            <text:p>-11.18652591</text:p>
          </table:table-cell>
          <table:table-cell office:value-type="float" office:value="-35.60413556" calcext:value-type="float">
            <text:p>-35.60413556</text:p>
          </table:table-cell>
          <table:table-cell office:value-type="float" office:value="-4.88409511" calcext:value-type="float">
            <text:p>-4.88409511</text:p>
          </table:table-cell>
          <table:table-cell office:value-type="float" office:value="24.91428858" calcext:value-type="float">
            <text:p>24.9142885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66667" calcext:value-type="float">
            <text:p>2.86666667</text:p>
          </table:table-cell>
          <table:table-cell office:value-type="float" office:value="-23.31313836" calcext:value-type="float">
            <text:p>-23.31313836</text:p>
          </table:table-cell>
          <table:table-cell office:value-type="float" office:value="5.89142859" calcext:value-type="float">
            <text:p>5.89142859</text:p>
          </table:table-cell>
          <table:table-cell office:value-type="float" office:value="-84.88651509" calcext:value-type="float">
            <text:p>-84.88651509</text:p>
          </table:table-cell>
          <table:table-cell office:value-type="float" office:value="-0.04414883" calcext:value-type="float">
            <text:p>-0.04414883</text:p>
          </table:table-cell>
          <table:table-cell office:value-type="float" office:value="0.95227387" calcext:value-type="float">
            <text:p>0.95227387</text:p>
          </table:table-cell>
          <table:table-cell office:value-type="float" office:value="-1.14642523" calcext:value-type="float">
            <text:p>-1.14642523</text:p>
          </table:table-cell>
          <table:table-cell office:value-type="float" office:value="18.02615668" calcext:value-type="float">
            <text:p>18.02615668</text:p>
          </table:table-cell>
          <table:table-cell office:value-type="float" office:value="1.47180487" calcext:value-type="float">
            <text:p>1.47180487</text:p>
          </table:table-cell>
          <table:table-cell office:value-type="float" office:value="-38.54994943" calcext:value-type="float">
            <text:p>-38.54994943</text:p>
          </table:table-cell>
          <table:table-cell office:value-type="float" office:value="62.01051764" calcext:value-type="float">
            <text:p>62.01051764</text:p>
          </table:table-cell>
          <table:table-cell office:value-type="float" office:value="1.0822877" calcext:value-type="float">
            <text:p>1.0822877</text:p>
          </table:table-cell>
          <table:table-cell office:value-type="float" office:value="17.14340575" calcext:value-type="float">
            <text:p>17.14340575</text:p>
          </table:table-cell>
          <table:table-cell office:value-type="float" office:value="6.41646793" calcext:value-type="float">
            <text:p>6.41646793</text:p>
          </table:table-cell>
          <table:table-cell office:value-type="float" office:value="0" calcext:value-type="float">
            <text:p>0</text:p>
          </table:table-cell>
          <table:table-cell office:value-type="float" office:value="36.06250208" calcext:value-type="float">
            <text:p>36.06250208</text:p>
          </table:table-cell>
          <table:table-cell office:value-type="float" office:value="-12.90733311" calcext:value-type="float">
            <text:p>-12.90733311</text:p>
          </table:table-cell>
          <table:table-cell office:value-type="float" office:value="25.0143126" calcext:value-type="float">
            <text:p>25.0143126</text:p>
          </table:table-cell>
          <table:table-cell office:value-type="float" office:value="49.68807776" calcext:value-type="float">
            <text:p>49.68807776</text:p>
          </table:table-cell>
          <table:table-cell office:value-type="float" office:value="0.86722056" calcext:value-type="float">
            <text:p>0.86722056</text:p>
          </table:table-cell>
          <table:table-cell office:value-type="float" office:value="19.04906561" calcext:value-type="float">
            <text:p>19.04906561</text:p>
          </table:table-cell>
          <table:table-cell office:value-type="float" office:value="-19.6120308" calcext:value-type="float">
            <text:p>-19.6120308</text:p>
          </table:table-cell>
          <table:table-cell office:value-type="float" office:value="0" calcext:value-type="float">
            <text:p>0</text:p>
          </table:table-cell>
          <table:table-cell office:value-type="float" office:value="-0.01292548" calcext:value-type="float">
            <text:p>-0.01292548</text:p>
          </table:table-cell>
          <table:table-cell office:value-type="float" office:value="-0.34000312" calcext:value-type="float">
            <text:p>-0.34000312</text:p>
          </table:table-cell>
          <table:table-cell office:value-type="float" office:value="-2.68289796" calcext:value-type="float">
            <text:p>-2.68289796</text:p>
          </table:table-cell>
          <table:table-cell office:value-type="float" office:value="-0.02400392" calcext:value-type="float">
            <text:p>-0.02400392</text:p>
          </table:table-cell>
          <table:table-cell office:value-type="float" office:value="-0.45220415" calcext:value-type="float">
            <text:p>-0.45220415</text:p>
          </table:table-cell>
          <table:table-cell office:value-type="float" office:value="-2.85057908" calcext:value-type="float">
            <text:p>-2.85057908</text:p>
          </table:table-cell>
          <table:table-cell office:value-type="float" office:value="-0.02123528" calcext:value-type="float">
            <text:p>-0.02123528</text:p>
          </table:table-cell>
          <table:table-cell office:value-type="float" office:value="-0.82668358" calcext:value-type="float">
            <text:p>-0.82668358</text:p>
          </table:table-cell>
          <table:table-cell office:value-type="float" office:value="-2.85057908" calcext:value-type="float">
            <text:p>-2.85057908</text:p>
          </table:table-cell>
          <table:table-cell office:value-type="float" office:value="-0.01477254" calcext:value-type="float">
            <text:p>-0.01477254</text:p>
          </table:table-cell>
          <table:table-cell office:value-type="float" office:value="-0.82668358" calcext:value-type="float">
            <text:p>-0.82668358</text:p>
          </table:table-cell>
          <table:table-cell office:value-type="float" office:value="-2.34753571" calcext:value-type="float">
            <text:p>-2.34753571</text:p>
          </table:table-cell>
          <table:table-cell office:value-type="float" office:value="-0.0120026" calcext:value-type="float">
            <text:p>-0.0120026</text:p>
          </table:table-cell>
          <table:table-cell office:value-type="float" office:value="-0.69333436" calcext:value-type="float">
            <text:p>-0.69333436</text:p>
          </table:table-cell>
          <table:table-cell office:value-type="float" office:value="-2.17985459" calcext:value-type="float">
            <text:p>-2.17985459</text:p>
          </table:table-cell>
          <table:table-cell office:value-type="float" office:value="-0.00738562" calcext:value-type="float">
            <text:p>-0.00738562</text:p>
          </table:table-cell>
          <table:table-cell office:value-type="float" office:value="-0.52666483" calcext:value-type="float">
            <text:p>-0.52666483</text:p>
          </table:table-cell>
          <table:table-cell office:value-type="float" office:value="-2.01217347" calcext:value-type="float">
            <text:p>-2.01217347</text:p>
          </table:table-cell>
          <table:table-cell office:value-type="float" office:value="-0.09232544" calcext:value-type="float">
            <text:p>-0.09232544</text:p>
          </table:table-cell>
          <table:table-cell office:value-type="float" office:value="-3.84618329" calcext:value-type="float">
            <text:p>-3.84618329</text:p>
          </table:table-cell>
          <table:table-cell office:value-type="float" office:value="-14.92147358" calcext:value-type="float">
            <text:p>-14.92147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5533343" calcext:value-type="float">
            <text:p>-16.55533343</text:p>
          </table:table-cell>
          <table:table-cell office:value-type="float" office:value="10.215812" calcext:value-type="float">
            <text:p>10.215812</text:p>
          </table:table-cell>
          <table:table-cell office:value-type="float" office:value="0.51192597" calcext:value-type="float">
            <text:p>0.51192597</text:p>
          </table:table-cell>
          <table:table-cell office:value-type="float" office:value="-2.68933322" calcext:value-type="float">
            <text:p>-2.68933322</text:p>
          </table:table-cell>
          <table:table-cell office:value-type="float" office:value="-40.06988304" calcext:value-type="float">
            <text:p>-40.06988304</text:p>
          </table:table-cell>
          <table:table-cell office:value-type="float" office:value="-38.74752" calcext:value-type="float">
            <text:p>-38.74752</text:p>
          </table:table-cell>
          <table:table-cell office:value-type="float" office:value="83.41035466" calcext:value-type="float">
            <text:p>83.4103546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67686577" calcext:value-type="float">
            <text:p>-10.67686577</text:p>
          </table:table-cell>
          <table:table-cell office:value-type="float" office:value="-35.64937122" calcext:value-type="float">
            <text:p>-35.64937122</text:p>
          </table:table-cell>
          <table:table-cell office:value-type="float" office:value="-4.00768158" calcext:value-type="float">
            <text:p>-4.00768158</text:p>
          </table:table-cell>
          <table:table-cell office:value-type="float" office:value="23.77069691" calcext:value-type="float">
            <text:p>23.7706969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333333" calcext:value-type="float">
            <text:p>2.88333333</text:p>
          </table:table-cell>
          <table:table-cell office:value-type="float" office:value="-23.16370938" calcext:value-type="float">
            <text:p>-23.16370938</text:p>
          </table:table-cell>
          <table:table-cell office:value-type="float" office:value="5.87984898" calcext:value-type="float">
            <text:p>5.87984898</text:p>
          </table:table-cell>
          <table:table-cell office:value-type="float" office:value="-88.0323332" calcext:value-type="float">
            <text:p>-88.0323332</text:p>
          </table:table-cell>
          <table:table-cell office:value-type="float" office:value="-0.04905944" calcext:value-type="float">
            <text:p>-0.04905944</text:p>
          </table:table-cell>
          <table:table-cell office:value-type="float" office:value="0.95376219" calcext:value-type="float">
            <text:p>0.95376219</text:p>
          </table:table-cell>
          <table:table-cell office:value-type="float" office:value="-1.13546345" calcext:value-type="float">
            <text:p>-1.13546345</text:p>
          </table:table-cell>
          <table:table-cell office:value-type="float" office:value="19.02090704" calcext:value-type="float">
            <text:p>19.02090704</text:p>
          </table:table-cell>
          <table:table-cell office:value-type="float" office:value="-0.94295047" calcext:value-type="float">
            <text:p>-0.94295047</text:p>
          </table:table-cell>
          <table:table-cell office:value-type="float" office:value="-36.12212468" calcext:value-type="float">
            <text:p>-36.12212468</text:p>
          </table:table-cell>
          <table:table-cell office:value-type="float" office:value="61.71779975" calcext:value-type="float">
            <text:p>61.71779975</text:p>
          </table:table-cell>
          <table:table-cell office:value-type="float" office:value="1.07717881" calcext:value-type="float">
            <text:p>1.07717881</text:p>
          </table:table-cell>
          <table:table-cell office:value-type="float" office:value="16.74395785" calcext:value-type="float">
            <text:p>16.74395785</text:p>
          </table:table-cell>
          <table:table-cell office:value-type="float" office:value="9.07161931" calcext:value-type="float">
            <text:p>9.07161931</text:p>
          </table:table-cell>
          <table:table-cell office:value-type="float" office:value="0" calcext:value-type="float">
            <text:p>0</text:p>
          </table:table-cell>
          <table:table-cell office:value-type="float" office:value="35.63789728" calcext:value-type="float">
            <text:p>35.63789728</text:p>
          </table:table-cell>
          <table:table-cell office:value-type="float" office:value="-14.50109199" calcext:value-type="float">
            <text:p>-14.50109199</text:p>
          </table:table-cell>
          <table:table-cell office:value-type="float" office:value="22.13266559" calcext:value-type="float">
            <text:p>22.13266559</text:p>
          </table:table-cell>
          <table:table-cell office:value-type="float" office:value="51.9304954" calcext:value-type="float">
            <text:p>51.9304954</text:p>
          </table:table-cell>
          <table:table-cell office:value-type="float" office:value="0.90635813" calcext:value-type="float">
            <text:p>0.90635813</text:p>
          </table:table-cell>
          <table:table-cell office:value-type="float" office:value="18.7784988" calcext:value-type="float">
            <text:p>18.7784988</text:p>
          </table:table-cell>
          <table:table-cell office:value-type="float" office:value="-19.6222016" calcext:value-type="float">
            <text:p>-19.6222016</text:p>
          </table:table-cell>
          <table:table-cell office:value-type="float" office:value="0" calcext:value-type="float">
            <text:p>0</text:p>
          </table:table-cell>
          <table:table-cell office:value-type="float" office:value="-0.01528656" calcext:value-type="float">
            <text:p>-0.01528656</text:p>
          </table:table-cell>
          <table:table-cell office:value-type="float" office:value="-0.4839938" calcext:value-type="float">
            <text:p>-0.4839938</text:p>
          </table:table-cell>
          <table:table-cell office:value-type="float" office:value="-1.96890683" calcext:value-type="float">
            <text:p>-1.96890683</text:p>
          </table:table-cell>
          <table:table-cell office:value-type="float" office:value="-0.02838867" calcext:value-type="float">
            <text:p>-0.02838867</text:p>
          </table:table-cell>
          <table:table-cell office:value-type="float" office:value="-0.64371175" calcext:value-type="float">
            <text:p>-0.64371175</text:p>
          </table:table-cell>
          <table:table-cell office:value-type="float" office:value="-2.0919635" calcext:value-type="float">
            <text:p>-2.0919635</text:p>
          </table:table-cell>
          <table:table-cell office:value-type="float" office:value="-0.02511429" calcext:value-type="float">
            <text:p>-0.02511429</text:p>
          </table:table-cell>
          <table:table-cell office:value-type="float" office:value="-1.17678251" calcext:value-type="float">
            <text:p>-1.17678251</text:p>
          </table:table-cell>
          <table:table-cell office:value-type="float" office:value="-2.0919635" calcext:value-type="float">
            <text:p>-2.0919635</text:p>
          </table:table-cell>
          <table:table-cell office:value-type="float" office:value="-0.01747101" calcext:value-type="float">
            <text:p>-0.01747101</text:p>
          </table:table-cell>
          <table:table-cell office:value-type="float" office:value="-1.17678251" calcext:value-type="float">
            <text:p>-1.17678251</text:p>
          </table:table-cell>
          <table:table-cell office:value-type="float" office:value="-1.72279347" calcext:value-type="float">
            <text:p>-1.72279347</text:p>
          </table:table-cell>
          <table:table-cell office:value-type="float" office:value="-0.0141951" calcext:value-type="float">
            <text:p>-0.0141951</text:p>
          </table:table-cell>
          <table:table-cell office:value-type="float" office:value="-0.98696015" calcext:value-type="float">
            <text:p>-0.98696015</text:p>
          </table:table-cell>
          <table:table-cell office:value-type="float" office:value="-1.5997368" calcext:value-type="float">
            <text:p>-1.5997368</text:p>
          </table:table-cell>
          <table:table-cell office:value-type="float" office:value="-0.00873474" calcext:value-type="float">
            <text:p>-0.00873474</text:p>
          </table:table-cell>
          <table:table-cell office:value-type="float" office:value="-0.74970639" calcext:value-type="float">
            <text:p>-0.74970639</text:p>
          </table:table-cell>
          <table:table-cell office:value-type="float" office:value="-1.47668012" calcext:value-type="float">
            <text:p>-1.47668012</text:p>
          </table:table-cell>
          <table:table-cell office:value-type="float" office:value="-0.10919038" calcext:value-type="float">
            <text:p>-0.10919038</text:p>
          </table:table-cell>
          <table:table-cell office:value-type="float" office:value="-5.47503462" calcext:value-type="float">
            <text:p>-5.47503462</text:p>
          </table:table-cell>
          <table:table-cell office:value-type="float" office:value="-10.9504691" calcext:value-type="float">
            <text:p>-10.9504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89914318" calcext:value-type="float">
            <text:p>-16.89914318</text:p>
          </table:table-cell>
          <table:table-cell office:value-type="float" office:value="14.10138302" calcext:value-type="float">
            <text:p>14.10138302</text:p>
          </table:table-cell>
          <table:table-cell office:value-type="float" office:value="-0.91791018" calcext:value-type="float">
            <text:p>-0.91791018</text:p>
          </table:table-cell>
          <table:table-cell office:value-type="float" office:value="-6.45291427" calcext:value-type="float">
            <text:p>-6.45291427</text:p>
          </table:table-cell>
          <table:table-cell office:value-type="float" office:value="-38.89251968" calcext:value-type="float">
            <text:p>-38.89251968</text:p>
          </table:table-cell>
          <table:table-cell office:value-type="float" office:value="-45.6025206" calcext:value-type="float">
            <text:p>-45.6025206</text:p>
          </table:table-cell>
          <table:table-cell office:value-type="float" office:value="85.60505185" calcext:value-type="float">
            <text:p>85.6050518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70335139" calcext:value-type="float">
            <text:p>-8.70335139</text:p>
          </table:table-cell>
          <table:table-cell office:value-type="float" office:value="-37.86311032" calcext:value-type="float">
            <text:p>-37.86311032</text:p>
          </table:table-cell>
          <table:table-cell office:value-type="float" office:value="8.42675498" calcext:value-type="float">
            <text:p>8.42675498</text:p>
          </table:table-cell>
          <table:table-cell office:value-type="float" office:value="22.66292554" calcext:value-type="float">
            <text:p>22.6629255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22.6183129" calcext:value-type="float">
            <text:p>-22.6183129</text:p>
          </table:table-cell>
          <table:table-cell office:value-type="float" office:value="5.80205664" calcext:value-type="float">
            <text:p>5.80205664</text:p>
          </table:table-cell>
          <table:table-cell office:value-type="float" office:value="-92.03110434" calcext:value-type="float">
            <text:p>-92.03110434</text:p>
          </table:table-cell>
          <table:table-cell office:value-type="float" office:value="-0.05486303" calcext:value-type="float">
            <text:p>-0.05486303</text:p>
          </table:table-cell>
          <table:table-cell office:value-type="float" office:value="0.95540535" calcext:value-type="float">
            <text:p>0.95540535</text:p>
          </table:table-cell>
          <table:table-cell office:value-type="float" office:value="-1.12504886" calcext:value-type="float">
            <text:p>-1.12504886</text:p>
          </table:table-cell>
          <table:table-cell office:value-type="float" office:value="20.33342162" calcext:value-type="float">
            <text:p>20.33342162</text:p>
          </table:table-cell>
          <table:table-cell office:value-type="float" office:value="-2.98794774" calcext:value-type="float">
            <text:p>-2.98794774</text:p>
          </table:table-cell>
          <table:table-cell office:value-type="float" office:value="-32.20375022" calcext:value-type="float">
            <text:p>-32.20375022</text:p>
          </table:table-cell>
          <table:table-cell office:value-type="float" office:value="60.82783142" calcext:value-type="float">
            <text:p>60.82783142</text:p>
          </table:table-cell>
          <table:table-cell office:value-type="float" office:value="1.06164594" calcext:value-type="float">
            <text:p>1.06164594</text:p>
          </table:table-cell>
          <table:table-cell office:value-type="float" office:value="15.9499295" calcext:value-type="float">
            <text:p>15.9499295</text:p>
          </table:table-cell>
          <table:table-cell office:value-type="float" office:value="11.36325493" calcext:value-type="float">
            <text:p>11.36325493</text:p>
          </table:table-cell>
          <table:table-cell office:value-type="float" office:value="0" calcext:value-type="float">
            <text:p>0</text:p>
          </table:table-cell>
          <table:table-cell office:value-type="float" office:value="34.63705337" calcext:value-type="float">
            <text:p>34.63705337</text:p>
          </table:table-cell>
          <table:table-cell office:value-type="float" office:value="-16.20575689" calcext:value-type="float">
            <text:p>-16.20575689</text:p>
          </table:table-cell>
          <table:table-cell office:value-type="float" office:value="18.47214623" calcext:value-type="float">
            <text:p>18.47214623</text:p>
          </table:table-cell>
          <table:table-cell office:value-type="float" office:value="53.99122942" calcext:value-type="float">
            <text:p>53.99122942</text:p>
          </table:table-cell>
          <table:table-cell office:value-type="float" office:value="0.94232472" calcext:value-type="float">
            <text:p>0.94232472</text:p>
          </table:table-cell>
          <table:table-cell office:value-type="float" office:value="18.38878986" calcext:value-type="float">
            <text:p>18.38878986</text:p>
          </table:table-cell>
          <table:table-cell office:value-type="float" office:value="-19.61604449" calcext:value-type="float">
            <text:p>-19.61604449</text:p>
          </table:table-cell>
          <table:table-cell office:value-type="float" office:value="0" calcext:value-type="float">
            <text:p>0</text:p>
          </table:table-cell>
          <table:table-cell office:value-type="float" office:value="-0.01348171" calcext:value-type="float">
            <text:p>-0.01348171</text:p>
          </table:table-cell>
          <table:table-cell office:value-type="float" office:value="-0.66705764" calcext:value-type="float">
            <text:p>-0.66705764</text:p>
          </table:table-cell>
          <table:table-cell office:value-type="float" office:value="-1.06922722" calcext:value-type="float">
            <text:p>-1.06922722</text:p>
          </table:table-cell>
          <table:table-cell office:value-type="float" office:value="-0.02503689" calcext:value-type="float">
            <text:p>-0.02503689</text:p>
          </table:table-cell>
          <table:table-cell office:value-type="float" office:value="-0.88718667" calcext:value-type="float">
            <text:p>-0.88718667</text:p>
          </table:table-cell>
          <table:table-cell office:value-type="float" office:value="-1.13605392" calcext:value-type="float">
            <text:p>-1.13605392</text:p>
          </table:table-cell>
          <table:table-cell office:value-type="float" office:value="-0.02214911" calcext:value-type="float">
            <text:p>-0.02214911</text:p>
          </table:table-cell>
          <table:table-cell office:value-type="float" office:value="-1.62188395" calcext:value-type="float">
            <text:p>-1.62188395</text:p>
          </table:table-cell>
          <table:table-cell office:value-type="float" office:value="-1.13605392" calcext:value-type="float">
            <text:p>-1.13605392</text:p>
          </table:table-cell>
          <table:table-cell office:value-type="float" office:value="-0.01540825" calcext:value-type="float">
            <text:p>-0.01540825</text:p>
          </table:table-cell>
          <table:table-cell office:value-type="float" office:value="-1.62188395" calcext:value-type="float">
            <text:p>-1.62188395</text:p>
          </table:table-cell>
          <table:table-cell office:value-type="float" office:value="-0.93557381" calcext:value-type="float">
            <text:p>-0.93557381</text:p>
          </table:table-cell>
          <table:table-cell office:value-type="float" office:value="-0.01251912" calcext:value-type="float">
            <text:p>-0.01251912</text:p>
          </table:table-cell>
          <table:table-cell office:value-type="float" office:value="-1.36026395" calcext:value-type="float">
            <text:p>-1.36026395</text:p>
          </table:table-cell>
          <table:table-cell office:value-type="float" office:value="-0.86874711" calcext:value-type="float">
            <text:p>-0.86874711</text:p>
          </table:table-cell>
          <table:table-cell office:value-type="float" office:value="-0.00770345" calcext:value-type="float">
            <text:p>-0.00770345</text:p>
          </table:table-cell>
          <table:table-cell office:value-type="float" office:value="-1.03327229" calcext:value-type="float">
            <text:p>-1.03327229</text:p>
          </table:table-cell>
          <table:table-cell office:value-type="float" office:value="-0.80192041" calcext:value-type="float">
            <text:p>-0.80192041</text:p>
          </table:table-cell>
          <table:table-cell office:value-type="float" office:value="-0.09629853" calcext:value-type="float">
            <text:p>-0.09629853</text:p>
          </table:table-cell>
          <table:table-cell office:value-type="float" office:value="-7.54588947" calcext:value-type="float">
            <text:p>-7.54588947</text:p>
          </table:table-cell>
          <table:table-cell office:value-type="float" office:value="-5.946721" calcext:value-type="float">
            <text:p>-5.946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7070725" calcext:value-type="float">
            <text:p>-16.7070725</text:p>
          </table:table-cell>
          <table:table-cell office:value-type="float" office:value="14.47322799" calcext:value-type="float">
            <text:p>14.47322799</text:p>
          </table:table-cell>
          <table:table-cell office:value-type="float" office:value="-0.90678326" calcext:value-type="float">
            <text:p>-0.90678326</text:p>
          </table:table-cell>
          <table:table-cell office:value-type="float" office:value="-10.113356" calcext:value-type="float">
            <text:p>-10.113356</text:p>
          </table:table-cell>
          <table:table-cell office:value-type="float" office:value="-37.72124017" calcext:value-type="float">
            <text:p>-37.72124017</text:p>
          </table:table-cell>
          <table:table-cell office:value-type="float" office:value="-51.72190454" calcext:value-type="float">
            <text:p>-51.72190454</text:p>
          </table:table-cell>
          <table:table-cell office:value-type="float" office:value="87.05067991" calcext:value-type="float">
            <text:p>87.0506799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91434033" calcext:value-type="float">
            <text:p>-6.91434033</text:p>
          </table:table-cell>
          <table:table-cell office:value-type="float" office:value="-39.16765075" calcext:value-type="float">
            <text:p>-39.16765075</text:p>
          </table:table-cell>
          <table:table-cell office:value-type="float" office:value="14.01005467" calcext:value-type="float">
            <text:p>14.01005467</text:p>
          </table:table-cell>
          <table:table-cell office:value-type="float" office:value="22.63810311" calcext:value-type="float">
            <text:p>22.6381031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666667" calcext:value-type="float">
            <text:p>2.91666667</text:p>
          </table:table-cell>
          <table:table-cell office:value-type="float" office:value="-22.02387302" calcext:value-type="float">
            <text:p>-22.02387302</text:p>
          </table:table-cell>
          <table:table-cell office:value-type="float" office:value="5.65897506" calcext:value-type="float">
            <text:p>5.65897506</text:p>
          </table:table-cell>
          <table:table-cell office:value-type="float" office:value="-95.9950633" calcext:value-type="float">
            <text:p>-95.9950633</text:p>
          </table:table-cell>
          <table:table-cell office:value-type="float" office:value="-0.06074249" calcext:value-type="float">
            <text:p>-0.06074249</text:p>
          </table:table-cell>
          <table:table-cell office:value-type="float" office:value="0.9567245" calcext:value-type="float">
            <text:p>0.9567245</text:p>
          </table:table-cell>
          <table:table-cell office:value-type="float" office:value="-1.11584701" calcext:value-type="float">
            <text:p>-1.11584701</text:p>
          </table:table-cell>
          <table:table-cell office:value-type="float" office:value="21.87514731" calcext:value-type="float">
            <text:p>21.87514731</text:p>
          </table:table-cell>
          <table:table-cell office:value-type="float" office:value="-4.59822643" calcext:value-type="float">
            <text:p>-4.59822643</text:p>
          </table:table-cell>
          <table:table-cell office:value-type="float" office:value="-27.90171553" calcext:value-type="float">
            <text:p>-27.90171553</text:p>
          </table:table-cell>
          <table:table-cell office:value-type="float" office:value="59.47492838" calcext:value-type="float">
            <text:p>59.47492838</text:p>
          </table:table-cell>
          <table:table-cell office:value-type="float" office:value="1.03803332" calcext:value-type="float">
            <text:p>1.03803332</text:p>
          </table:table-cell>
          <table:table-cell office:value-type="float" office:value="14.60692952" calcext:value-type="float">
            <text:p>14.60692952</text:p>
          </table:table-cell>
          <table:table-cell office:value-type="float" office:value="12.90311421" calcext:value-type="float">
            <text:p>12.90311421</text:p>
          </table:table-cell>
          <table:table-cell office:value-type="float" office:value="0" calcext:value-type="float">
            <text:p>0</text:p>
          </table:table-cell>
          <table:table-cell office:value-type="float" office:value="33.29765951" calcext:value-type="float">
            <text:p>33.29765951</text:p>
          </table:table-cell>
          <table:table-cell office:value-type="float" office:value="-17.8559813" calcext:value-type="float">
            <text:p>-17.8559813</text:p>
          </table:table-cell>
          <table:table-cell office:value-type="float" office:value="14.77299463" calcext:value-type="float">
            <text:p>14.77299463</text:p>
          </table:table-cell>
          <table:table-cell office:value-type="float" office:value="55.59548421" calcext:value-type="float">
            <text:p>55.59548421</text:p>
          </table:table-cell>
          <table:table-cell office:value-type="float" office:value="0.97032425" calcext:value-type="float">
            <text:p>0.97032425</text:p>
          </table:table-cell>
          <table:table-cell office:value-type="float" office:value="18.03855912" calcext:value-type="float">
            <text:p>18.03855912</text:p>
          </table:table-cell>
          <table:table-cell office:value-type="float" office:value="-19.60781241" calcext:value-type="float">
            <text:p>-19.60781241</text:p>
          </table:table-cell>
          <table:table-cell office:value-type="float" office:value="0" calcext:value-type="float">
            <text:p>0</text:p>
          </table:table-cell>
          <table:table-cell office:value-type="float" office:value="-0.01318585" calcext:value-type="float">
            <text:p>-0.01318585</text:p>
          </table:table-cell>
          <table:table-cell office:value-type="float" office:value="-0.85485067" calcext:value-type="float">
            <text:p>-0.85485067</text:p>
          </table:table-cell>
          <table:table-cell office:value-type="float" office:value="-0.14992842" calcext:value-type="float">
            <text:p>-0.14992842</text:p>
          </table:table-cell>
          <table:table-cell office:value-type="float" office:value="-0.02448745" calcext:value-type="float">
            <text:p>-0.02448745</text:p>
          </table:table-cell>
          <table:table-cell office:value-type="float" office:value="-1.13695139" calcext:value-type="float">
            <text:p>-1.13695139</text:p>
          </table:table-cell>
          <table:table-cell office:value-type="float" office:value="-0.15929895" calcext:value-type="float">
            <text:p>-0.15929895</text:p>
          </table:table-cell>
          <table:table-cell office:value-type="float" office:value="-0.02166304" calcext:value-type="float">
            <text:p>-0.02166304</text:p>
          </table:table-cell>
          <table:table-cell office:value-type="float" office:value="-2.07848392" calcext:value-type="float">
            <text:p>-2.07848392</text:p>
          </table:table-cell>
          <table:table-cell office:value-type="float" office:value="-0.15929895" calcext:value-type="float">
            <text:p>-0.15929895</text:p>
          </table:table-cell>
          <table:table-cell office:value-type="float" office:value="-0.01507011" calcext:value-type="float">
            <text:p>-0.01507011</text:p>
          </table:table-cell>
          <table:table-cell office:value-type="float" office:value="-2.07848392" calcext:value-type="float">
            <text:p>-2.07848392</text:p>
          </table:table-cell>
          <table:table-cell office:value-type="float" office:value="-0.13118737" calcext:value-type="float">
            <text:p>-0.13118737</text:p>
          </table:table-cell>
          <table:table-cell office:value-type="float" office:value="-0.01224438" calcext:value-type="float">
            <text:p>-0.01224438</text:p>
          </table:table-cell>
          <table:table-cell office:value-type="float" office:value="-1.74321149" calcext:value-type="float">
            <text:p>-1.74321149</text:p>
          </table:table-cell>
          <table:table-cell office:value-type="float" office:value="-0.12181684" calcext:value-type="float">
            <text:p>-0.12181684</text:p>
          </table:table-cell>
          <table:table-cell office:value-type="float" office:value="-0.0075344" calcext:value-type="float">
            <text:p>-0.0075344</text:p>
          </table:table-cell>
          <table:table-cell office:value-type="float" office:value="-1.32416369" calcext:value-type="float">
            <text:p>-1.32416369</text:p>
          </table:table-cell>
          <table:table-cell office:value-type="float" office:value="-0.11244632" calcext:value-type="float">
            <text:p>-0.11244632</text:p>
          </table:table-cell>
          <table:table-cell office:value-type="float" office:value="-0.09418522" calcext:value-type="float">
            <text:p>-0.09418522</text:p>
          </table:table-cell>
          <table:table-cell office:value-type="float" office:value="-9.67024177" calcext:value-type="float">
            <text:p>-9.67024177</text:p>
          </table:table-cell>
          <table:table-cell office:value-type="float" office:value="-0.83385691" calcext:value-type="float">
            <text:p>-0.83385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43237579" calcext:value-type="float">
            <text:p>-16.43237579</text:p>
          </table:table-cell>
          <table:table-cell office:value-type="float" office:value="14.62520369" calcext:value-type="float">
            <text:p>14.62520369</text:p>
          </table:table-cell>
          <table:table-cell office:value-type="float" office:value="-1.46969142" calcext:value-type="float">
            <text:p>-1.46969142</text:p>
          </table:table-cell>
          <table:table-cell office:value-type="float" office:value="-13.54656865" calcext:value-type="float">
            <text:p>-13.54656865</text:p>
          </table:table-cell>
          <table:table-cell office:value-type="float" office:value="-36.75682757" calcext:value-type="float">
            <text:p>-36.75682757</text:p>
          </table:table-cell>
          <table:table-cell office:value-type="float" office:value="-56.8599163" calcext:value-type="float">
            <text:p>-56.8599163</text:p>
          </table:table-cell>
          <table:table-cell office:value-type="float" office:value="87.83995217" calcext:value-type="float">
            <text:p>87.8399521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44226402" calcext:value-type="float">
            <text:p>-5.44226402</text:p>
          </table:table-cell>
          <table:table-cell office:value-type="float" office:value="-39.70477575" calcext:value-type="float">
            <text:p>-39.70477575</text:p>
          </table:table-cell>
          <table:table-cell office:value-type="float" office:value="13.01822364" calcext:value-type="float">
            <text:p>13.01822364</text:p>
          </table:table-cell>
          <table:table-cell office:value-type="float" office:value="23.21605241" calcext:value-type="float">
            <text:p>23.2160524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333333" calcext:value-type="float">
            <text:p>2.93333333</text:p>
          </table:table-cell>
          <table:table-cell office:value-type="float" office:value="-21.67532981" calcext:value-type="float">
            <text:p>-21.67532981</text:p>
          </table:table-cell>
          <table:table-cell office:value-type="float" office:value="5.56089284" calcext:value-type="float">
            <text:p>5.56089284</text:p>
          </table:table-cell>
          <table:table-cell office:value-type="float" office:value="-98.91538421" calcext:value-type="float">
            <text:p>-98.91538421</text:p>
          </table:table-cell>
          <table:table-cell office:value-type="float" office:value="-0.06570477" calcext:value-type="float">
            <text:p>-0.06570477</text:p>
          </table:table-cell>
          <table:table-cell office:value-type="float" office:value="0.95725478" calcext:value-type="float">
            <text:p>0.95725478</text:p>
          </table:table-cell>
          <table:table-cell office:value-type="float" office:value="-1.10753583" calcext:value-type="float">
            <text:p>-1.10753583</text:p>
          </table:table-cell>
          <table:table-cell office:value-type="float" office:value="23.30594099" calcext:value-type="float">
            <text:p>23.30594099</text:p>
          </table:table-cell>
          <table:table-cell office:value-type="float" office:value="-6.02877437" calcext:value-type="float">
            <text:p>-6.02877437</text:p>
          </table:table-cell>
          <table:table-cell office:value-type="float" office:value="-24.55007922" calcext:value-type="float">
            <text:p>-24.55007922</text:p>
          </table:table-cell>
          <table:table-cell office:value-type="float" office:value="57.65700663" calcext:value-type="float">
            <text:p>57.65700663</text:p>
          </table:table-cell>
          <table:table-cell office:value-type="float" office:value="1.0063046" calcext:value-type="float">
            <text:p>1.0063046</text:p>
          </table:table-cell>
          <table:table-cell office:value-type="float" office:value="12.98618925" calcext:value-type="float">
            <text:p>12.98618925</text:p>
          </table:table-cell>
          <table:table-cell office:value-type="float" office:value="14.29063875" calcext:value-type="float">
            <text:p>14.29063875</text:p>
          </table:table-cell>
          <table:table-cell office:value-type="float" office:value="0" calcext:value-type="float">
            <text:p>0</text:p>
          </table:table-cell>
          <table:table-cell office:value-type="float" office:value="32.06425313" calcext:value-type="float">
            <text:p>32.06425313</text:p>
          </table:table-cell>
          <table:table-cell office:value-type="float" office:value="-19.12209351" calcext:value-type="float">
            <text:p>-19.12209351</text:p>
          </table:table-cell>
          <table:table-cell office:value-type="float" office:value="12.14824282" calcext:value-type="float">
            <text:p>12.14824282</text:p>
          </table:table-cell>
          <table:table-cell office:value-type="float" office:value="56.66051937" calcext:value-type="float">
            <text:p>56.66051937</text:p>
          </table:table-cell>
          <table:table-cell office:value-type="float" office:value="0.98891262" calcext:value-type="float">
            <text:p>0.98891262</text:p>
          </table:table-cell>
          <table:table-cell office:value-type="float" office:value="17.91211771" calcext:value-type="float">
            <text:p>17.91211771</text:p>
          </table:table-cell>
          <table:table-cell office:value-type="float" office:value="-19.58037744" calcext:value-type="float">
            <text:p>-19.58037744</text:p>
          </table:table-cell>
          <table:table-cell office:value-type="float" office:value="0" calcext:value-type="float">
            <text:p>0</text:p>
          </table:table-cell>
          <table:table-cell office:value-type="float" office:value="-0.01334042" calcext:value-type="float">
            <text:p>-0.01334042</text:p>
          </table:table-cell>
          <table:table-cell office:value-type="float" office:value="-1.01359553" calcext:value-type="float">
            <text:p>-1.01359553</text:p>
          </table:table-cell>
          <table:table-cell office:value-type="float" office:value="0.61468391" calcext:value-type="float">
            <text:p>0.61468391</text:p>
          </table:table-cell>
          <table:table-cell office:value-type="float" office:value="-0.02477449" calcext:value-type="float">
            <text:p>-0.02477449</text:p>
          </table:table-cell>
          <table:table-cell office:value-type="float" office:value="-1.34808205" calcext:value-type="float">
            <text:p>-1.34808205</text:p>
          </table:table-cell>
          <table:table-cell office:value-type="float" office:value="0.65310166" calcext:value-type="float">
            <text:p>0.65310166</text:p>
          </table:table-cell>
          <table:table-cell office:value-type="float" office:value="-0.02191697" calcext:value-type="float">
            <text:p>-0.02191697</text:p>
          </table:table-cell>
          <table:table-cell office:value-type="float" office:value="-2.46445616" calcext:value-type="float">
            <text:p>-2.46445616</text:p>
          </table:table-cell>
          <table:table-cell office:value-type="float" office:value="0.65310166" calcext:value-type="float">
            <text:p>0.65310166</text:p>
          </table:table-cell>
          <table:table-cell office:value-type="float" office:value="-0.01524676" calcext:value-type="float">
            <text:p>-0.01524676</text:p>
          </table:table-cell>
          <table:table-cell office:value-type="float" office:value="-2.46445616" calcext:value-type="float">
            <text:p>-2.46445616</text:p>
          </table:table-cell>
          <table:table-cell office:value-type="float" office:value="0.53784842" calcext:value-type="float">
            <text:p>0.53784842</text:p>
          </table:table-cell>
          <table:table-cell office:value-type="float" office:value="-0.01238791" calcext:value-type="float">
            <text:p>-0.01238791</text:p>
          </table:table-cell>
          <table:table-cell office:value-type="float" office:value="-2.066924" calcext:value-type="float">
            <text:p>-2.066924</text:p>
          </table:table-cell>
          <table:table-cell office:value-type="float" office:value="0.49943068" calcext:value-type="float">
            <text:p>0.49943068</text:p>
          </table:table-cell>
          <table:table-cell office:value-type="float" office:value="-0.00762272" calcext:value-type="float">
            <text:p>-0.00762272</text:p>
          </table:table-cell>
          <table:table-cell office:value-type="float" office:value="-1.57005947" calcext:value-type="float">
            <text:p>-1.57005947</text:p>
          </table:table-cell>
          <table:table-cell office:value-type="float" office:value="0.46101293" calcext:value-type="float">
            <text:p>0.46101293</text:p>
          </table:table-cell>
          <table:table-cell office:value-type="float" office:value="-0.09528928" calcext:value-type="float">
            <text:p>-0.09528928</text:p>
          </table:table-cell>
          <table:table-cell office:value-type="float" office:value="-11.46599531" calcext:value-type="float">
            <text:p>-11.46599531</text:p>
          </table:table-cell>
          <table:table-cell office:value-type="float" office:value="3.41868751" calcext:value-type="float">
            <text:p>3.41868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06984309" calcext:value-type="float">
            <text:p>-16.06984309</text:p>
          </table:table-cell>
          <table:table-cell office:value-type="float" office:value="14.68520997" calcext:value-type="float">
            <text:p>14.68520997</text:p>
          </table:table-cell>
          <table:table-cell office:value-type="float" office:value="-2.13845681" calcext:value-type="float">
            <text:p>-2.13845681</text:p>
          </table:table-cell>
          <table:table-cell office:value-type="float" office:value="-17.11469715" calcext:value-type="float">
            <text:p>-17.11469715</text:p>
          </table:table-cell>
          <table:table-cell office:value-type="float" office:value="-35.99655008" calcext:value-type="float">
            <text:p>-35.99655008</text:p>
          </table:table-cell>
          <table:table-cell office:value-type="float" office:value="-61.34094635" calcext:value-type="float">
            <text:p>-61.34094635</text:p>
          </table:table-cell>
          <table:table-cell office:value-type="float" office:value="88.45757142" calcext:value-type="float">
            <text:p>88.4575714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3866608" calcext:value-type="float">
            <text:p>-3.83866608</text:p>
          </table:table-cell>
          <table:table-cell office:value-type="float" office:value="-40.19067361" calcext:value-type="float">
            <text:p>-40.19067361</text:p>
          </table:table-cell>
          <table:table-cell office:value-type="float" office:value="11.58021213" calcext:value-type="float">
            <text:p>11.58021213</text:p>
          </table:table-cell>
          <table:table-cell office:value-type="float" office:value="24.11127193" calcext:value-type="float">
            <text:p>24.1112719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-21.66156542" calcext:value-type="float">
            <text:p>-21.66156542</text:p>
          </table:table-cell>
          <table:table-cell office:value-type="float" office:value="5.48830164" calcext:value-type="float">
            <text:p>5.48830164</text:p>
          </table:table-cell>
          <table:table-cell office:value-type="float" office:value="-100.67029191" calcext:value-type="float">
            <text:p>-100.67029191</text:p>
          </table:table-cell>
          <table:table-cell office:value-type="float" office:value="-0.0695905" calcext:value-type="float">
            <text:p>-0.0695905</text:p>
          </table:table-cell>
          <table:table-cell office:value-type="float" office:value="0.95754574" calcext:value-type="float">
            <text:p>0.95754574</text:p>
          </table:table-cell>
          <table:table-cell office:value-type="float" office:value="-1.09939181" calcext:value-type="float">
            <text:p>-1.09939181</text:p>
          </table:table-cell>
          <table:table-cell office:value-type="float" office:value="24.43098182" calcext:value-type="float">
            <text:p>24.43098182</text:p>
          </table:table-cell>
          <table:table-cell office:value-type="float" office:value="-7.1620312" calcext:value-type="float">
            <text:p>-7.1620312</text:p>
          </table:table-cell>
          <table:table-cell office:value-type="float" office:value="-21.97449393" calcext:value-type="float">
            <text:p>-21.97449393</text:p>
          </table:table-cell>
          <table:table-cell office:value-type="float" office:value="55.3842437" calcext:value-type="float">
            <text:p>55.3842437</text:p>
          </table:table-cell>
          <table:table-cell office:value-type="float" office:value="0.96663741" calcext:value-type="float">
            <text:p>0.96663741</text:p>
          </table:table-cell>
          <table:table-cell office:value-type="float" office:value="11.20475417" calcext:value-type="float">
            <text:p>11.20475417</text:p>
          </table:table-cell>
          <table:table-cell office:value-type="float" office:value="14.74346108" calcext:value-type="float">
            <text:p>14.74346108</text:p>
          </table:table-cell>
          <table:table-cell office:value-type="float" office:value="0" calcext:value-type="float">
            <text:p>0</text:p>
          </table:table-cell>
          <table:table-cell office:value-type="float" office:value="30.91960965" calcext:value-type="float">
            <text:p>30.91960965</text:p>
          </table:table-cell>
          <table:table-cell office:value-type="float" office:value="-20.11301923" calcext:value-type="float">
            <text:p>-20.11301923</text:p>
          </table:table-cell>
          <table:table-cell office:value-type="float" office:value="10.55434901" calcext:value-type="float">
            <text:p>10.55434901</text:p>
          </table:table-cell>
          <table:table-cell office:value-type="float" office:value="57.08082942" calcext:value-type="float">
            <text:p>57.08082942</text:p>
          </table:table-cell>
          <table:table-cell office:value-type="float" office:value="0.99624841" calcext:value-type="float">
            <text:p>0.99624841</text:p>
          </table:table-cell>
          <table:table-cell office:value-type="float" office:value="18.02232867" calcext:value-type="float">
            <text:p>18.02232867</text:p>
          </table:table-cell>
          <table:table-cell office:value-type="float" office:value="-19.54618278" calcext:value-type="float">
            <text:p>-19.54618278</text:p>
          </table:table-cell>
          <table:table-cell office:value-type="float" office:value="0" calcext:value-type="float">
            <text:p>0</text:p>
          </table:table-cell>
          <table:table-cell office:value-type="float" office:value="-0.01485761" calcext:value-type="float">
            <text:p>-0.01485761</text:p>
          </table:table-cell>
          <table:table-cell office:value-type="float" office:value="-1.14239523" calcext:value-type="float">
            <text:p>-1.14239523</text:p>
          </table:table-cell>
          <table:table-cell office:value-type="float" office:value="1.15882941" calcext:value-type="float">
            <text:p>1.15882941</text:p>
          </table:table-cell>
          <table:table-cell office:value-type="float" office:value="-0.02759206" calcext:value-type="float">
            <text:p>-0.02759206</text:p>
          </table:table-cell>
          <table:table-cell office:value-type="float" office:value="-1.51938565" calcext:value-type="float">
            <text:p>-1.51938565</text:p>
          </table:table-cell>
          <table:table-cell office:value-type="float" office:value="1.23125625" calcext:value-type="float">
            <text:p>1.23125625</text:p>
          </table:table-cell>
          <table:table-cell office:value-type="float" office:value="-0.02440956" calcext:value-type="float">
            <text:p>-0.02440956</text:p>
          </table:table-cell>
          <table:table-cell office:value-type="float" office:value="-2.77761976" calcext:value-type="float">
            <text:p>-2.77761976</text:p>
          </table:table-cell>
          <table:table-cell office:value-type="float" office:value="1.23125625" calcext:value-type="float">
            <text:p>1.23125625</text:p>
          </table:table-cell>
          <table:table-cell office:value-type="float" office:value="-0.01698076" calcext:value-type="float">
            <text:p>-0.01698076</text:p>
          </table:table-cell>
          <table:table-cell office:value-type="float" office:value="-2.77761976" calcext:value-type="float">
            <text:p>-2.77761976</text:p>
          </table:table-cell>
          <table:table-cell office:value-type="float" office:value="1.01397573" calcext:value-type="float">
            <text:p>1.01397573</text:p>
          </table:table-cell>
          <table:table-cell office:value-type="float" office:value="-0.01379677" calcext:value-type="float">
            <text:p>-0.01379677</text:p>
          </table:table-cell>
          <table:table-cell office:value-type="float" office:value="-2.32957235" calcext:value-type="float">
            <text:p>-2.32957235</text:p>
          </table:table-cell>
          <table:table-cell office:value-type="float" office:value="0.94154889" calcext:value-type="float">
            <text:p>0.94154889</text:p>
          </table:table-cell>
          <table:table-cell office:value-type="float" office:value="-0.00848964" calcext:value-type="float">
            <text:p>-0.00848964</text:p>
          </table:table-cell>
          <table:table-cell office:value-type="float" office:value="-1.76957021" calcext:value-type="float">
            <text:p>-1.76957021</text:p>
          </table:table-cell>
          <table:table-cell office:value-type="float" office:value="0.86912206" calcext:value-type="float">
            <text:p>0.86912206</text:p>
          </table:table-cell>
          <table:table-cell office:value-type="float" office:value="-0.10612639" calcext:value-type="float">
            <text:p>-0.10612639</text:p>
          </table:table-cell>
          <table:table-cell office:value-type="float" office:value="-12.9230033" calcext:value-type="float">
            <text:p>-12.9230033</text:p>
          </table:table-cell>
          <table:table-cell office:value-type="float" office:value="6.44506152" calcext:value-type="float">
            <text:p>6.44506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97667646" calcext:value-type="float">
            <text:p>-14.97667646</text:p>
          </table:table-cell>
          <table:table-cell office:value-type="float" office:value="13.38491369" calcext:value-type="float">
            <text:p>13.38491369</text:p>
          </table:table-cell>
          <table:table-cell office:value-type="float" office:value="-6.44348115" calcext:value-type="float">
            <text:p>-6.44348115</text:p>
          </table:table-cell>
          <table:table-cell office:value-type="float" office:value="-20.34610102" calcext:value-type="float">
            <text:p>-20.34610102</text:p>
          </table:table-cell>
          <table:table-cell office:value-type="float" office:value="-35.49417869" calcext:value-type="float">
            <text:p>-35.49417869</text:p>
          </table:table-cell>
          <table:table-cell office:value-type="float" office:value="-64.79753638" calcext:value-type="float">
            <text:p>-64.79753638</text:p>
          </table:table-cell>
          <table:table-cell office:value-type="float" office:value="88.37490224" calcext:value-type="float">
            <text:p>88.3749022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9468084" calcext:value-type="float">
            <text:p>-3.09468084</text:p>
          </table:table-cell>
          <table:table-cell office:value-type="float" office:value="-39.38245368" calcext:value-type="float">
            <text:p>-39.38245368</text:p>
          </table:table-cell>
          <table:table-cell office:value-type="float" office:value="2.21021459" calcext:value-type="float">
            <text:p>2.21021459</text:p>
          </table:table-cell>
          <table:table-cell office:value-type="float" office:value="25.30878042" calcext:value-type="float">
            <text:p>25.3087804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666667" calcext:value-type="float">
            <text:p>2.96666667</text:p>
          </table:table-cell>
          <table:table-cell office:value-type="float" office:value="-22.08036745" calcext:value-type="float">
            <text:p>-22.08036745</text:p>
          </table:table-cell>
          <table:table-cell office:value-type="float" office:value="5.47015532" calcext:value-type="float">
            <text:p>5.47015532</text:p>
          </table:table-cell>
          <table:table-cell office:value-type="float" office:value="-100.3356742" calcext:value-type="float">
            <text:p>-100.3356742</text:p>
          </table:table-cell>
          <table:table-cell office:value-type="float" office:value="-0.07132963" calcext:value-type="float">
            <text:p>-0.07132963</text:p>
          </table:table-cell>
          <table:table-cell office:value-type="float" office:value="0.95702127" calcext:value-type="float">
            <text:p>0.95702127</text:p>
          </table:table-cell>
          <table:table-cell office:value-type="float" office:value="-1.09023047" calcext:value-type="float">
            <text:p>-1.09023047</text:p>
          </table:table-cell>
          <table:table-cell office:value-type="float" office:value="24.70434078" calcext:value-type="float">
            <text:p>24.70434078</text:p>
          </table:table-cell>
          <table:table-cell office:value-type="float" office:value="-8.6494492" calcext:value-type="float">
            <text:p>-8.6494492</text:p>
          </table:table-cell>
          <table:table-cell office:value-type="float" office:value="-21.56803569" calcext:value-type="float">
            <text:p>-21.56803569</text:p>
          </table:table-cell>
          <table:table-cell office:value-type="float" office:value="52.77341295" calcext:value-type="float">
            <text:p>52.77341295</text:p>
          </table:table-cell>
          <table:table-cell office:value-type="float" office:value="0.92106981" calcext:value-type="float">
            <text:p>0.92106981</text:p>
          </table:table-cell>
          <table:table-cell office:value-type="float" office:value="9.90245004" calcext:value-type="float">
            <text:p>9.90245004</text:p>
          </table:table-cell>
          <table:table-cell office:value-type="float" office:value="15.59304609" calcext:value-type="float">
            <text:p>15.59304609</text:p>
          </table:table-cell>
          <table:table-cell office:value-type="float" office:value="0" calcext:value-type="float">
            <text:p>0</text:p>
          </table:table-cell>
          <table:table-cell office:value-type="float" office:value="30.40565338" calcext:value-type="float">
            <text:p>30.40565338</text:p>
          </table:table-cell>
          <table:table-cell office:value-type="float" office:value="-20.44401199" calcext:value-type="float">
            <text:p>-20.44401199</text:p>
          </table:table-cell>
          <table:table-cell office:value-type="float" office:value="11.00999004" calcext:value-type="float">
            <text:p>11.00999004</text:p>
          </table:table-cell>
          <table:table-cell office:value-type="float" office:value="57.13748429" calcext:value-type="float">
            <text:p>57.13748429</text:p>
          </table:table-cell>
          <table:table-cell office:value-type="float" office:value="0.99723723" calcext:value-type="float">
            <text:p>0.99723723</text:p>
          </table:table-cell>
          <table:table-cell office:value-type="float" office:value="18.41536346" calcext:value-type="float">
            <text:p>18.41536346</text:p>
          </table:table-cell>
          <table:table-cell office:value-type="float" office:value="-19.50915343" calcext:value-type="float">
            <text:p>-19.50915343</text:p>
          </table:table-cell>
          <table:table-cell office:value-type="float" office:value="0" calcext:value-type="float">
            <text:p>0</text:p>
          </table:table-cell>
          <table:table-cell office:value-type="float" office:value="-0.01573858" calcext:value-type="float">
            <text:p>-0.01573858</text:p>
          </table:table-cell>
          <table:table-cell office:value-type="float" office:value="-1.21727335" calcext:value-type="float">
            <text:p>-1.21727335</text:p>
          </table:table-cell>
          <table:table-cell office:value-type="float" office:value="1.35958448" calcext:value-type="float">
            <text:p>1.35958448</text:p>
          </table:table-cell>
          <table:table-cell office:value-type="float" office:value="-0.02922812" calcext:value-type="float">
            <text:p>-0.02922812</text:p>
          </table:table-cell>
          <table:table-cell office:value-type="float" office:value="-1.61897355" calcext:value-type="float">
            <text:p>-1.61897355</text:p>
          </table:table-cell>
          <table:table-cell office:value-type="float" office:value="1.44455851" calcext:value-type="float">
            <text:p>1.44455851</text:p>
          </table:table-cell>
          <table:table-cell office:value-type="float" office:value="-0.02585691" calcext:value-type="float">
            <text:p>-0.02585691</text:p>
          </table:table-cell>
          <table:table-cell office:value-type="float" office:value="-2.95967841" calcext:value-type="float">
            <text:p>-2.95967841</text:p>
          </table:table-cell>
          <table:table-cell office:value-type="float" office:value="1.44455851" calcext:value-type="float">
            <text:p>1.44455851</text:p>
          </table:table-cell>
          <table:table-cell office:value-type="float" office:value="-0.01798762" calcext:value-type="float">
            <text:p>-0.01798762</text:p>
          </table:table-cell>
          <table:table-cell office:value-type="float" office:value="-2.95967841" calcext:value-type="float">
            <text:p>-2.95967841</text:p>
          </table:table-cell>
          <table:table-cell office:value-type="float" office:value="1.18963642" calcext:value-type="float">
            <text:p>1.18963642</text:p>
          </table:table-cell>
          <table:table-cell office:value-type="float" office:value="-0.01461485" calcext:value-type="float">
            <text:p>-0.01461485</text:p>
          </table:table-cell>
          <table:table-cell office:value-type="float" office:value="-2.48226381" calcext:value-type="float">
            <text:p>-2.48226381</text:p>
          </table:table-cell>
          <table:table-cell office:value-type="float" office:value="1.10466239" calcext:value-type="float">
            <text:p>1.10466239</text:p>
          </table:table-cell>
          <table:table-cell office:value-type="float" office:value="-0.00899302" calcext:value-type="float">
            <text:p>-0.00899302</text:p>
          </table:table-cell>
          <table:table-cell office:value-type="float" office:value="-1.88555641" calcext:value-type="float">
            <text:p>-1.88555641</text:p>
          </table:table-cell>
          <table:table-cell office:value-type="float" office:value="1.01968836" calcext:value-type="float">
            <text:p>1.01968836</text:p>
          </table:table-cell>
          <table:table-cell office:value-type="float" office:value="-0.11241911" calcext:value-type="float">
            <text:p>-0.11241911</text:p>
          </table:table-cell>
          <table:table-cell office:value-type="float" office:value="-13.77003954" calcext:value-type="float">
            <text:p>-13.77003954</text:p>
          </table:table-cell>
          <table:table-cell office:value-type="float" office:value="7.56160101" calcext:value-type="float">
            <text:p>7.5616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07293672" calcext:value-type="float">
            <text:p>-15.07293672</text:p>
          </table:table-cell>
          <table:table-cell office:value-type="float" office:value="13.46910593" calcext:value-type="float">
            <text:p>13.46910593</text:p>
          </table:table-cell>
          <table:table-cell office:value-type="float" office:value="-6.93416718" calcext:value-type="float">
            <text:p>-6.93416718</text:p>
          </table:table-cell>
          <table:table-cell office:value-type="float" office:value="-23.72292734" calcext:value-type="float">
            <text:p>-23.72292734</text:p>
          </table:table-cell>
          <table:table-cell office:value-type="float" office:value="-35.02734812" calcext:value-type="float">
            <text:p>-35.02734812</text:p>
          </table:table-cell>
          <table:table-cell office:value-type="float" office:value="-68.10226414" calcext:value-type="float">
            <text:p>-68.10226414</text:p>
          </table:table-cell>
          <table:table-cell office:value-type="float" office:value="88.2838573" calcext:value-type="float">
            <text:p>88.283857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7619978" calcext:value-type="float">
            <text:p>-1.67619978</text:p>
          </table:table-cell>
          <table:table-cell office:value-type="float" office:value="-39.72066596" calcext:value-type="float">
            <text:p>-39.72066596</text:p>
          </table:table-cell>
          <table:table-cell office:value-type="float" office:value="1.25948811" calcext:value-type="float">
            <text:p>1.25948811</text:p>
          </table:table-cell>
          <table:table-cell office:value-type="float" office:value="26.33593145" calcext:value-type="float">
            <text:p>26.3359314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333333" calcext:value-type="float">
            <text:p>2.98333333</text:p>
          </table:table-cell>
          <table:table-cell office:value-type="float" office:value="-23.04732049" calcext:value-type="float">
            <text:p>-23.04732049</text:p>
          </table:table-cell>
          <table:table-cell office:value-type="float" office:value="5.50262731" calcext:value-type="float">
            <text:p>5.50262731</text:p>
          </table:table-cell>
          <table:table-cell office:value-type="float" office:value="-98.33153319" calcext:value-type="float">
            <text:p>-98.33153319</text:p>
          </table:table-cell>
          <table:table-cell office:value-type="float" office:value="-0.07124282" calcext:value-type="float">
            <text:p>-0.07124282</text:p>
          </table:table-cell>
          <table:table-cell office:value-type="float" office:value="0.95586819" calcext:value-type="float">
            <text:p>0.95586819</text:p>
          </table:table-cell>
          <table:table-cell office:value-type="float" office:value="-1.08033011" calcext:value-type="float">
            <text:p>-1.08033011</text:p>
          </table:table-cell>
          <table:table-cell office:value-type="float" office:value="24.22475599" calcext:value-type="float">
            <text:p>24.22475599</text:p>
          </table:table-cell>
          <table:table-cell office:value-type="float" office:value="-10.11160359" calcext:value-type="float">
            <text:p>-10.11160359</text:p>
          </table:table-cell>
          <table:table-cell office:value-type="float" office:value="-22.7214676" calcext:value-type="float">
            <text:p>-22.7214676</text:p>
          </table:table-cell>
          <table:table-cell office:value-type="float" office:value="50.07780488" calcext:value-type="float">
            <text:p>50.07780488</text:p>
          </table:table-cell>
          <table:table-cell office:value-type="float" office:value="0.87402258" calcext:value-type="float">
            <text:p>0.87402258</text:p>
          </table:table-cell>
          <table:table-cell office:value-type="float" office:value="9.0090813" calcext:value-type="float">
            <text:p>9.0090813</text:p>
          </table:table-cell>
          <table:table-cell office:value-type="float" office:value="16.47665367" calcext:value-type="float">
            <text:p>16.47665367</text:p>
          </table:table-cell>
          <table:table-cell office:value-type="float" office:value="0" calcext:value-type="float">
            <text:p>0</text:p>
          </table:table-cell>
          <table:table-cell office:value-type="float" office:value="30.52560224" calcext:value-type="float">
            <text:p>30.52560224</text:p>
          </table:table-cell>
          <table:table-cell office:value-type="float" office:value="-20.48867499" calcext:value-type="float">
            <text:p>-20.48867499</text:p>
          </table:table-cell>
          <table:table-cell office:value-type="float" office:value="13.23123953" calcext:value-type="float">
            <text:p>13.23123953</text:p>
          </table:table-cell>
          <table:table-cell office:value-type="float" office:value="57.05550711" calcext:value-type="float">
            <text:p>57.05550711</text:p>
          </table:table-cell>
          <table:table-cell office:value-type="float" office:value="0.99580646" calcext:value-type="float">
            <text:p>0.99580646</text:p>
          </table:table-cell>
          <table:table-cell office:value-type="float" office:value="18.97673341" calcext:value-type="float">
            <text:p>18.97673341</text:p>
          </table:table-cell>
          <table:table-cell office:value-type="float" office:value="-19.4766318" calcext:value-type="float">
            <text:p>-19.4766318</text:p>
          </table:table-cell>
          <table:table-cell office:value-type="float" office:value="0" calcext:value-type="float">
            <text:p>0</text:p>
          </table:table-cell>
          <table:table-cell office:value-type="float" office:value="-0.01757068" calcext:value-type="float">
            <text:p>-0.01757068</text:p>
          </table:table-cell>
          <table:table-cell office:value-type="float" office:value="-1.22680747" calcext:value-type="float">
            <text:p>-1.22680747</text:p>
          </table:table-cell>
          <table:table-cell office:value-type="float" office:value="1.26686989" calcext:value-type="float">
            <text:p>1.26686989</text:p>
          </table:table-cell>
          <table:table-cell office:value-type="float" office:value="-0.03263051" calcext:value-type="float">
            <text:p>-0.03263051</text:p>
          </table:table-cell>
          <table:table-cell office:value-type="float" office:value="-1.63165393" calcext:value-type="float">
            <text:p>-1.63165393</text:p>
          </table:table-cell>
          <table:table-cell office:value-type="float" office:value="1.34604926" calcext:value-type="float">
            <text:p>1.34604926</text:p>
          </table:table-cell>
          <table:table-cell office:value-type="float" office:value="-0.02886687" calcext:value-type="float">
            <text:p>-0.02886687</text:p>
          </table:table-cell>
          <table:table-cell office:value-type="float" office:value="-2.98285968" calcext:value-type="float">
            <text:p>-2.98285968</text:p>
          </table:table-cell>
          <table:table-cell office:value-type="float" office:value="1.34604926" calcext:value-type="float">
            <text:p>1.34604926</text:p>
          </table:table-cell>
          <table:table-cell office:value-type="float" office:value="-0.02008153" calcext:value-type="float">
            <text:p>-0.02008153</text:p>
          </table:table-cell>
          <table:table-cell office:value-type="float" office:value="-2.98285968" calcext:value-type="float">
            <text:p>-2.98285968</text:p>
          </table:table-cell>
          <table:table-cell office:value-type="float" office:value="1.10851115" calcext:value-type="float">
            <text:p>1.10851115</text:p>
          </table:table-cell>
          <table:table-cell office:value-type="float" office:value="-0.01631613" calcext:value-type="float">
            <text:p>-0.01631613</text:p>
          </table:table-cell>
          <table:table-cell office:value-type="float" office:value="-2.50170579" calcext:value-type="float">
            <text:p>-2.50170579</text:p>
          </table:table-cell>
          <table:table-cell office:value-type="float" office:value="1.02933179" calcext:value-type="float">
            <text:p>1.02933179</text:p>
          </table:table-cell>
          <table:table-cell office:value-type="float" office:value="-0.01003989" calcext:value-type="float">
            <text:p>-0.01003989</text:p>
          </table:table-cell>
          <table:table-cell office:value-type="float" office:value="-1.90032477" calcext:value-type="float">
            <text:p>-1.90032477</text:p>
          </table:table-cell>
          <table:table-cell office:value-type="float" office:value="0.95015242" calcext:value-type="float">
            <text:p>0.95015242</text:p>
          </table:table-cell>
          <table:table-cell office:value-type="float" office:value="-0.12550562" calcext:value-type="float">
            <text:p>-0.12550562</text:p>
          </table:table-cell>
          <table:table-cell office:value-type="float" office:value="-13.87789145" calcext:value-type="float">
            <text:p>-13.87789145</text:p>
          </table:table-cell>
          <table:table-cell office:value-type="float" office:value="7.04595026" calcext:value-type="float">
            <text:p>7.0459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41464416" calcext:value-type="float">
            <text:p>-15.41464416</text:p>
          </table:table-cell>
          <table:table-cell office:value-type="float" office:value="13.79390773" calcext:value-type="float">
            <text:p>13.79390773</text:p>
          </table:table-cell>
          <table:table-cell office:value-type="float" office:value="-8.1841962" calcext:value-type="float">
            <text:p>-8.1841962</text:p>
          </table:table-cell>
          <table:table-cell office:value-type="float" office:value="-26.9682225" calcext:value-type="float">
            <text:p>-26.9682225</text:p>
          </table:table-cell>
          <table:table-cell office:value-type="float" office:value="-34.69805768" calcext:value-type="float">
            <text:p>-34.69805768</text:p>
          </table:table-cell>
          <table:table-cell office:value-type="float" office:value="-71.150055" calcext:value-type="float">
            <text:p>-71.150055</text:p>
          </table:table-cell>
          <table:table-cell office:value-type="float" office:value="87.99030369" calcext:value-type="float">
            <text:p>87.9903036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072369" calcext:value-type="float">
            <text:p>-0.23072369</text:p>
          </table:table-cell>
          <table:table-cell office:value-type="float" office:value="-39.78113025" calcext:value-type="float">
            <text:p>-39.78113025</text:p>
          </table:table-cell>
          <table:table-cell office:value-type="float" office:value="-0.09304669" calcext:value-type="float">
            <text:p>-0.09304669</text:p>
          </table:table-cell>
          <table:table-cell office:value-type="float" office:value="26.96719538" calcext:value-type="float">
            <text:p>26.9671953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4.4063651" calcext:value-type="float">
            <text:p>-24.4063651</text:p>
          </table:table-cell>
          <table:table-cell office:value-type="float" office:value="5.54293489" calcext:value-type="float">
            <text:p>5.54293489</text:p>
          </table:table-cell>
          <table:table-cell office:value-type="float" office:value="-95.17735902" calcext:value-type="float">
            <text:p>-95.17735902</text:p>
          </table:table-cell>
          <table:table-cell office:value-type="float" office:value="-0.06981174" calcext:value-type="float">
            <text:p>-0.06981174</text:p>
          </table:table-cell>
          <table:table-cell office:value-type="float" office:value="0.95412023" calcext:value-type="float">
            <text:p>0.95412023</text:p>
          </table:table-cell>
          <table:table-cell office:value-type="float" office:value="-1.07064871" calcext:value-type="float">
            <text:p>-1.07064871</text:p>
          </table:table-cell>
          <table:table-cell office:value-type="float" office:value="23.18304213" calcext:value-type="float">
            <text:p>23.18304213</text:p>
          </table:table-cell>
          <table:table-cell office:value-type="float" office:value="-11.49579458" calcext:value-type="float">
            <text:p>-11.49579458</text:p>
          </table:table-cell>
          <table:table-cell office:value-type="float" office:value="-25.08397812" calcext:value-type="float">
            <text:p>-25.08397812</text:p>
          </table:table-cell>
          <table:table-cell office:value-type="float" office:value="47.5497774" calcext:value-type="float">
            <text:p>47.5497774</text:p>
          </table:table-cell>
          <table:table-cell office:value-type="float" office:value="0.82990017" calcext:value-type="float">
            <text:p>0.82990017</text:p>
          </table:table-cell>
          <table:table-cell office:value-type="float" office:value="8.43850236" calcext:value-type="float">
            <text:p>8.43850236</text:p>
          </table:table-cell>
          <table:table-cell office:value-type="float" office:value="17.23433461" calcext:value-type="float">
            <text:p>17.23433461</text:p>
          </table:table-cell>
          <table:table-cell office:value-type="float" office:value="0" calcext:value-type="float">
            <text:p>0</text:p>
          </table:table-cell>
          <table:table-cell office:value-type="float" office:value="31.21284375" calcext:value-type="float">
            <text:p>31.21284375</text:p>
          </table:table-cell>
          <table:table-cell office:value-type="float" office:value="-20.3846402" calcext:value-type="float">
            <text:p>-20.3846402</text:p>
          </table:table-cell>
          <table:table-cell office:value-type="float" office:value="16.61344083" calcext:value-type="float">
            <text:p>16.61344083</text:p>
          </table:table-cell>
          <table:table-cell office:value-type="float" office:value="56.95620563" calcext:value-type="float">
            <text:p>56.95620563</text:p>
          </table:table-cell>
          <table:table-cell office:value-type="float" office:value="0.99407332" calcext:value-type="float">
            <text:p>0.99407332</text:p>
          </table:table-cell>
          <table:table-cell office:value-type="float" office:value="19.54706151" calcext:value-type="float">
            <text:p>19.54706151</text:p>
          </table:table-cell>
          <table:table-cell office:value-type="float" office:value="-19.46508938" calcext:value-type="float">
            <text:p>-19.46508938</text:p>
          </table:table-cell>
          <table:table-cell office:value-type="float" office:value="0" calcext:value-type="float">
            <text:p>0</text:p>
          </table:table-cell>
          <table:table-cell office:value-type="float" office:value="-0.01841065" calcext:value-type="float">
            <text:p>-0.01841065</text:p>
          </table:table-cell>
          <table:table-cell office:value-type="float" office:value="-1.18715915" calcext:value-type="float">
            <text:p>-1.18715915</text:p>
          </table:table-cell>
          <table:table-cell office:value-type="float" office:value="0.89379972" calcext:value-type="float">
            <text:p>0.89379972</text:p>
          </table:table-cell>
          <table:table-cell office:value-type="float" office:value="-0.03419042" calcext:value-type="float">
            <text:p>-0.03419042</text:p>
          </table:table-cell>
          <table:table-cell office:value-type="float" office:value="-1.57892167" calcext:value-type="float">
            <text:p>-1.57892167</text:p>
          </table:table-cell>
          <table:table-cell office:value-type="float" office:value="0.9496622" calcext:value-type="float">
            <text:p>0.9496622</text:p>
          </table:table-cell>
          <table:table-cell office:value-type="float" office:value="-0.03024686" calcext:value-type="float">
            <text:p>-0.03024686</text:p>
          </table:table-cell>
          <table:table-cell office:value-type="float" office:value="-2.88645875" calcext:value-type="float">
            <text:p>-2.88645875</text:p>
          </table:table-cell>
          <table:table-cell office:value-type="float" office:value="0.9496622" calcext:value-type="float">
            <text:p>0.9496622</text:p>
          </table:table-cell>
          <table:table-cell office:value-type="float" office:value="-0.02104154" calcext:value-type="float">
            <text:p>-0.02104154</text:p>
          </table:table-cell>
          <table:table-cell office:value-type="float" office:value="-2.88645875" calcext:value-type="float">
            <text:p>-2.88645875</text:p>
          </table:table-cell>
          <table:table-cell office:value-type="float" office:value="0.78207475" calcext:value-type="float">
            <text:p>0.78207475</text:p>
          </table:table-cell>
          <table:table-cell office:value-type="float" office:value="-0.01709613" calcext:value-type="float">
            <text:p>-0.01709613</text:p>
          </table:table-cell>
          <table:table-cell office:value-type="float" office:value="-2.42085493" calcext:value-type="float">
            <text:p>-2.42085493</text:p>
          </table:table-cell>
          <table:table-cell office:value-type="float" office:value="0.72621227" calcext:value-type="float">
            <text:p>0.72621227</text:p>
          </table:table-cell>
          <table:table-cell office:value-type="float" office:value="-0.01051985" calcext:value-type="float">
            <text:p>-0.01051985</text:p>
          </table:table-cell>
          <table:table-cell office:value-type="float" office:value="-1.83890952" calcext:value-type="float">
            <text:p>-1.83890952</text:p>
          </table:table-cell>
          <table:table-cell office:value-type="float" office:value="0.67034979" calcext:value-type="float">
            <text:p>0.67034979</text:p>
          </table:table-cell>
          <table:table-cell office:value-type="float" office:value="-0.13150545" calcext:value-type="float">
            <text:p>-0.13150545</text:p>
          </table:table-cell>
          <table:table-cell office:value-type="float" office:value="-13.4293817" calcext:value-type="float">
            <text:p>-13.4293817</text:p>
          </table:table-cell>
          <table:table-cell office:value-type="float" office:value="4.97104588" calcext:value-type="float">
            <text:p>4.97104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9887141" calcext:value-type="float">
            <text:p>-15.9887141</text:p>
          </table:table-cell>
          <table:table-cell office:value-type="float" office:value="13.98290885" calcext:value-type="float">
            <text:p>13.98290885</text:p>
          </table:table-cell>
          <table:table-cell office:value-type="float" office:value="-9.42732138" calcext:value-type="float">
            <text:p>-9.42732138</text:p>
          </table:table-cell>
          <table:table-cell office:value-type="float" office:value="-29.49106419" calcext:value-type="float">
            <text:p>-29.49106419</text:p>
          </table:table-cell>
          <table:table-cell office:value-type="float" office:value="-34.8383582" calcext:value-type="float">
            <text:p>-34.8383582</text:p>
          </table:table-cell>
          <table:table-cell office:value-type="float" office:value="-73.31331502" calcext:value-type="float">
            <text:p>-73.31331502</text:p>
          </table:table-cell>
          <table:table-cell office:value-type="float" office:value="87.45069277" calcext:value-type="float">
            <text:p>87.4506927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412608" calcext:value-type="float">
            <text:p>0.67412608</text:p>
          </table:table-cell>
          <table:table-cell office:value-type="float" office:value="-39.90989231" calcext:value-type="float">
            <text:p>-39.90989231</text:p>
          </table:table-cell>
          <table:table-cell office:value-type="float" office:value="-1.21993688" calcext:value-type="float">
            <text:p>-1.21993688</text:p>
          </table:table-cell>
          <table:table-cell office:value-type="float" office:value="27.71849776" calcext:value-type="float">
            <text:p>27.7184977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666667" calcext:value-type="float">
            <text:p>3.01666667</text:p>
          </table:table-cell>
          <table:table-cell office:value-type="float" office:value="-25.80611945" calcext:value-type="float">
            <text:p>-25.80611945</text:p>
          </table:table-cell>
          <table:table-cell office:value-type="float" office:value="5.47996402" calcext:value-type="float">
            <text:p>5.47996402</text:p>
          </table:table-cell>
          <table:table-cell office:value-type="float" office:value="-92.26976837" calcext:value-type="float">
            <text:p>-92.26976837</text:p>
          </table:table-cell>
          <table:table-cell office:value-type="float" office:value="-0.06876282" calcext:value-type="float">
            <text:p>-0.06876282</text:p>
          </table:table-cell>
          <table:table-cell office:value-type="float" office:value="0.95228446" calcext:value-type="float">
            <text:p>0.95228446</text:p>
          </table:table-cell>
          <table:table-cell office:value-type="float" office:value="-1.0621249" calcext:value-type="float">
            <text:p>-1.0621249</text:p>
          </table:table-cell>
          <table:table-cell office:value-type="float" office:value="22.11324118" calcext:value-type="float">
            <text:p>22.11324118</text:p>
          </table:table-cell>
          <table:table-cell office:value-type="float" office:value="-12.5803081" calcext:value-type="float">
            <text:p>-12.5803081</text:p>
          </table:table-cell>
          <table:table-cell office:value-type="float" office:value="-27.14084432" calcext:value-type="float">
            <text:p>-27.14084432</text:p>
          </table:table-cell>
          <table:table-cell office:value-type="float" office:value="45.46191559" calcext:value-type="float">
            <text:p>45.46191559</text:p>
          </table:table-cell>
          <table:table-cell office:value-type="float" office:value="0.79346011" calcext:value-type="float">
            <text:p>0.79346011</text:p>
          </table:table-cell>
          <table:table-cell office:value-type="float" office:value="7.90240468" calcext:value-type="float">
            <text:p>7.90240468</text:p>
          </table:table-cell>
          <table:table-cell office:value-type="float" office:value="17.77510175" calcext:value-type="float">
            <text:p>17.77510175</text:p>
          </table:table-cell>
          <table:table-cell office:value-type="float" office:value="0" calcext:value-type="float">
            <text:p>0</text:p>
          </table:table-cell>
          <table:table-cell office:value-type="float" office:value="31.8613986" calcext:value-type="float">
            <text:p>31.8613986</text:p>
          </table:table-cell>
          <table:table-cell office:value-type="float" office:value="-20.51842574" calcext:value-type="float">
            <text:p>-20.51842574</text:p>
          </table:table-cell>
          <table:table-cell office:value-type="float" office:value="19.67983712" calcext:value-type="float">
            <text:p>19.67983712</text:p>
          </table:table-cell>
          <table:table-cell office:value-type="float" office:value="56.91665308" calcext:value-type="float">
            <text:p>56.91665308</text:p>
          </table:table-cell>
          <table:table-cell office:value-type="float" office:value="0.993383" calcext:value-type="float">
            <text:p>0.993383</text:p>
          </table:table-cell>
          <table:table-cell office:value-type="float" office:value="20.18850048" calcext:value-type="float">
            <text:p>20.18850048</text:p>
          </table:table-cell>
          <table:table-cell office:value-type="float" office:value="-19.44792721" calcext:value-type="float">
            <text:p>-19.44792721</text:p>
          </table:table-cell>
          <table:table-cell office:value-type="float" office:value="0" calcext:value-type="float">
            <text:p>0</text:p>
          </table:table-cell>
          <table:table-cell office:value-type="float" office:value="-0.01963628" calcext:value-type="float">
            <text:p>-0.01963628</text:p>
          </table:table-cell>
          <table:table-cell office:value-type="float" office:value="-1.13021522" calcext:value-type="float">
            <text:p>-1.13021522</text:p>
          </table:table-cell>
          <table:table-cell office:value-type="float" office:value="0.46308638" calcext:value-type="float">
            <text:p>0.46308638</text:p>
          </table:table-cell>
          <table:table-cell office:value-type="float" office:value="-0.03646654" calcext:value-type="float">
            <text:p>-0.03646654</text:p>
          </table:table-cell>
          <table:table-cell office:value-type="float" office:value="-1.50318624" calcext:value-type="float">
            <text:p>-1.50318624</text:p>
          </table:table-cell>
          <table:table-cell office:value-type="float" office:value="0.49202928" calcext:value-type="float">
            <text:p>0.49202928</text:p>
          </table:table-cell>
          <table:table-cell office:value-type="float" office:value="-0.03226045" calcext:value-type="float">
            <text:p>-0.03226045</text:p>
          </table:table-cell>
          <table:table-cell office:value-type="float" office:value="-2.74800528" calcext:value-type="float">
            <text:p>-2.74800528</text:p>
          </table:table-cell>
          <table:table-cell office:value-type="float" office:value="0.49202928" calcext:value-type="float">
            <text:p>0.49202928</text:p>
          </table:table-cell>
          <table:table-cell office:value-type="float" office:value="-0.02244231" calcext:value-type="float">
            <text:p>-0.02244231</text:p>
          </table:table-cell>
          <table:table-cell office:value-type="float" office:value="-2.74800528" calcext:value-type="float">
            <text:p>-2.74800528</text:p>
          </table:table-cell>
          <table:table-cell office:value-type="float" office:value="0.40520058" calcext:value-type="float">
            <text:p>0.40520058</text:p>
          </table:table-cell>
          <table:table-cell office:value-type="float" office:value="-0.01823425" calcext:value-type="float">
            <text:p>-0.01823425</text:p>
          </table:table-cell>
          <table:table-cell office:value-type="float" office:value="-2.30473487" calcext:value-type="float">
            <text:p>-2.30473487</text:p>
          </table:table-cell>
          <table:table-cell office:value-type="float" office:value="0.37625768" calcext:value-type="float">
            <text:p>0.37625768</text:p>
          </table:table-cell>
          <table:table-cell office:value-type="float" office:value="-0.01122017" calcext:value-type="float">
            <text:p>-0.01122017</text:p>
          </table:table-cell>
          <table:table-cell office:value-type="float" office:value="-1.75070337" calcext:value-type="float">
            <text:p>-1.75070337</text:p>
          </table:table-cell>
          <table:table-cell office:value-type="float" office:value="0.34731478" calcext:value-type="float">
            <text:p>0.34731478</text:p>
          </table:table-cell>
          <table:table-cell office:value-type="float" office:value="-0.14026" calcext:value-type="float">
            <text:p>-0.14026</text:p>
          </table:table-cell>
          <table:table-cell office:value-type="float" office:value="-12.7852206" calcext:value-type="float">
            <text:p>-12.7852206</text:p>
          </table:table-cell>
          <table:table-cell office:value-type="float" office:value="2.57554751" calcext:value-type="float">
            <text:p>2.57554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671563" calcext:value-type="float">
            <text:p>-16.671563</text:p>
          </table:table-cell>
          <table:table-cell office:value-type="float" office:value="13.67564967" calcext:value-type="float">
            <text:p>13.67564967</text:p>
          </table:table-cell>
          <table:table-cell office:value-type="float" office:value="-9.52800152" calcext:value-type="float">
            <text:p>-9.52800152</text:p>
          </table:table-cell>
          <table:table-cell office:value-type="float" office:value="-31.2514313" calcext:value-type="float">
            <text:p>-31.2514313</text:p>
          </table:table-cell>
          <table:table-cell office:value-type="float" office:value="-35.41233977" calcext:value-type="float">
            <text:p>-35.41233977</text:p>
          </table:table-cell>
          <table:table-cell office:value-type="float" office:value="-74.75625462" calcext:value-type="float">
            <text:p>-74.75625462</text:p>
          </table:table-cell>
          <table:table-cell office:value-type="float" office:value="87.39791978" calcext:value-type="float">
            <text:p>87.3979197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844821" calcext:value-type="float">
            <text:p>1.02844821</text:p>
          </table:table-cell>
          <table:table-cell office:value-type="float" office:value="-40.37900525" calcext:value-type="float">
            <text:p>-40.37900525</text:p>
          </table:table-cell>
          <table:table-cell office:value-type="float" office:value="-1.53330531" calcext:value-type="float">
            <text:p>-1.53330531</text:p>
          </table:table-cell>
          <table:table-cell office:value-type="float" office:value="28.52620115" calcext:value-type="float">
            <text:p>28.5262011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333333" calcext:value-type="float">
            <text:p>3.03333333</text:p>
          </table:table-cell>
          <table:table-cell office:value-type="float" office:value="-27.09855523" calcext:value-type="float">
            <text:p>-27.09855523</text:p>
          </table:table-cell>
          <table:table-cell office:value-type="float" office:value="5.23866404" calcext:value-type="float">
            <text:p>5.23866404</text:p>
          </table:table-cell>
          <table:table-cell office:value-type="float" office:value="-90.30480945" calcext:value-type="float">
            <text:p>-90.30480945</text:p>
          </table:table-cell>
          <table:table-cell office:value-type="float" office:value="-0.06868991" calcext:value-type="float">
            <text:p>-0.06868991</text:p>
          </table:table-cell>
          <table:table-cell office:value-type="float" office:value="0.95078925" calcext:value-type="float">
            <text:p>0.95078925</text:p>
          </table:table-cell>
          <table:table-cell office:value-type="float" office:value="-1.05463613" calcext:value-type="float">
            <text:p>-1.05463613</text:p>
          </table:table-cell>
          <table:table-cell office:value-type="float" office:value="21.13794559" calcext:value-type="float">
            <text:p>21.13794559</text:p>
          </table:table-cell>
          <table:table-cell office:value-type="float" office:value="-13.30389991" calcext:value-type="float">
            <text:p>-13.30389991</text:p>
          </table:table-cell>
          <table:table-cell office:value-type="float" office:value="-28.3178873" calcext:value-type="float">
            <text:p>-28.3178873</text:p>
          </table:table-cell>
          <table:table-cell office:value-type="float" office:value="43.70078193" calcext:value-type="float">
            <text:p>43.70078193</text:p>
          </table:table-cell>
          <table:table-cell office:value-type="float" office:value="0.76272253" calcext:value-type="float">
            <text:p>0.76272253</text:p>
          </table:table-cell>
          <table:table-cell office:value-type="float" office:value="7.14254305" calcext:value-type="float">
            <text:p>7.14254305</text:p>
          </table:table-cell>
          <table:table-cell office:value-type="float" office:value="18.16016497" calcext:value-type="float">
            <text:p>18.16016497</text:p>
          </table:table-cell>
          <table:table-cell office:value-type="float" office:value="0" calcext:value-type="float">
            <text:p>0</text:p>
          </table:table-cell>
          <table:table-cell office:value-type="float" office:value="32.10368602" calcext:value-type="float">
            <text:p>32.10368602</text:p>
          </table:table-cell>
          <table:table-cell office:value-type="float" office:value="-21.1222725" calcext:value-type="float">
            <text:p>-21.1222725</text:p>
          </table:table-cell>
          <table:table-cell office:value-type="float" office:value="21.70888995" calcext:value-type="float">
            <text:p>21.70888995</text:p>
          </table:table-cell>
          <table:table-cell office:value-type="float" office:value="56.97937" calcext:value-type="float">
            <text:p>56.97937</text:p>
          </table:table-cell>
          <table:table-cell office:value-type="float" office:value="0.99447761" calcext:value-type="float">
            <text:p>0.99447761</text:p>
          </table:table-cell>
          <table:table-cell office:value-type="float" office:value="20.89609679" calcext:value-type="float">
            <text:p>20.89609679</text:p>
          </table:table-cell>
          <table:table-cell office:value-type="float" office:value="-19.42667354" calcext:value-type="float">
            <text:p>-19.42667354</text:p>
          </table:table-cell>
          <table:table-cell office:value-type="float" office:value="0" calcext:value-type="float">
            <text:p>0</text:p>
          </table:table-cell>
          <table:table-cell office:value-type="float" office:value="-0.02050412" calcext:value-type="float">
            <text:p>-0.02050412</text:p>
          </table:table-cell>
          <table:table-cell office:value-type="float" office:value="-1.06819826" calcext:value-type="float">
            <text:p>-1.06819826</text:p>
          </table:table-cell>
          <table:table-cell office:value-type="float" office:value="0.06881595" calcext:value-type="float">
            <text:p>0.06881595</text:p>
          </table:table-cell>
          <table:table-cell office:value-type="float" office:value="-0.03807819" calcext:value-type="float">
            <text:p>-0.03807819</text:p>
          </table:table-cell>
          <table:table-cell office:value-type="float" office:value="-1.42070369" calcext:value-type="float">
            <text:p>-1.42070369</text:p>
          </table:table-cell>
          <table:table-cell office:value-type="float" office:value="0.07311695" calcext:value-type="float">
            <text:p>0.07311695</text:p>
          </table:table-cell>
          <table:table-cell office:value-type="float" office:value="-0.03368621" calcext:value-type="float">
            <text:p>-0.03368621</text:p>
          </table:table-cell>
          <table:table-cell office:value-type="float" office:value="-2.59721725" calcext:value-type="float">
            <text:p>-2.59721725</text:p>
          </table:table-cell>
          <table:table-cell office:value-type="float" office:value="0.07311695" calcext:value-type="float">
            <text:p>0.07311695</text:p>
          </table:table-cell>
          <table:table-cell office:value-type="float" office:value="-0.02343415" calcext:value-type="float">
            <text:p>-0.02343415</text:p>
          </table:table-cell>
          <table:table-cell office:value-type="float" office:value="-2.59721725" calcext:value-type="float">
            <text:p>-2.59721725</text:p>
          </table:table-cell>
          <table:table-cell office:value-type="float" office:value="0.06021396" calcext:value-type="float">
            <text:p>0.06021396</text:p>
          </table:table-cell>
          <table:table-cell office:value-type="float" office:value="-0.01904012" calcext:value-type="float">
            <text:p>-0.01904012</text:p>
          </table:table-cell>
          <table:table-cell office:value-type="float" office:value="-2.17826989" calcext:value-type="float">
            <text:p>-2.17826989</text:p>
          </table:table-cell>
          <table:table-cell office:value-type="float" office:value="0.05591296" calcext:value-type="float">
            <text:p>0.05591296</text:p>
          </table:table-cell>
          <table:table-cell office:value-type="float" office:value="-0.01171605" calcext:value-type="float">
            <text:p>-0.01171605</text:p>
          </table:table-cell>
          <table:table-cell office:value-type="float" office:value="-1.6546391" calcext:value-type="float">
            <text:p>-1.6546391</text:p>
          </table:table-cell>
          <table:table-cell office:value-type="float" office:value="0.05161196" calcext:value-type="float">
            <text:p>0.05161196</text:p>
          </table:table-cell>
          <table:table-cell office:value-type="float" office:value="-0.14645885" calcext:value-type="float">
            <text:p>-0.14645885</text:p>
          </table:table-cell>
          <table:table-cell office:value-type="float" office:value="-12.08367235" calcext:value-type="float">
            <text:p>-12.08367235</text:p>
          </table:table-cell>
          <table:table-cell office:value-type="float" office:value="0.38273367" calcext:value-type="float">
            <text:p>0.38273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37477351" calcext:value-type="float">
            <text:p>-17.37477351</text:p>
          </table:table-cell>
          <table:table-cell office:value-type="float" office:value="13.02854209" calcext:value-type="float">
            <text:p>13.02854209</text:p>
          </table:table-cell>
          <table:table-cell office:value-type="float" office:value="-8.38565219" calcext:value-type="float">
            <text:p>-8.38565219</text:p>
          </table:table-cell>
          <table:table-cell office:value-type="float" office:value="-32.1360918" calcext:value-type="float">
            <text:p>-32.1360918</text:p>
          </table:table-cell>
          <table:table-cell office:value-type="float" office:value="-36.58003648" calcext:value-type="float">
            <text:p>-36.58003648</text:p>
          </table:table-cell>
          <table:table-cell office:value-type="float" office:value="-75.28637377" calcext:value-type="float">
            <text:p>-75.28637377</text:p>
          </table:table-cell>
          <table:table-cell office:value-type="float" office:value="87.97499391" calcext:value-type="float">
            <text:p>87.9749939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672331" calcext:value-type="float">
            <text:p>0.43672331</text:p>
          </table:table-cell>
          <table:table-cell office:value-type="float" office:value="-41.2350804" calcext:value-type="float">
            <text:p>-41.2350804</text:p>
          </table:table-cell>
          <table:table-cell office:value-type="float" office:value="-1.19093443" calcext:value-type="float">
            <text:p>-1.19093443</text:p>
          </table:table-cell>
          <table:table-cell office:value-type="float" office:value="29.52057595" calcext:value-type="float">
            <text:p>29.5205759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-28.04703598" calcext:value-type="float">
            <text:p>-28.04703598</text:p>
          </table:table-cell>
          <table:table-cell office:value-type="float" office:value="4.74668951" calcext:value-type="float">
            <text:p>4.74668951</text:p>
          </table:table-cell>
          <table:table-cell office:value-type="float" office:value="-89.60869189" calcext:value-type="float">
            <text:p>-89.60869189</text:p>
          </table:table-cell>
          <table:table-cell office:value-type="float" office:value="-0.06989797" calcext:value-type="float">
            <text:p>-0.06989797</text:p>
          </table:table-cell>
          <table:table-cell office:value-type="float" office:value="0.95028644" calcext:value-type="float">
            <text:p>0.95028644</text:p>
          </table:table-cell>
          <table:table-cell office:value-type="float" office:value="-1.04768563" calcext:value-type="float">
            <text:p>-1.04768563</text:p>
          </table:table-cell>
          <table:table-cell office:value-type="float" office:value="20.23819692" calcext:value-type="float">
            <text:p>20.23819692</text:p>
          </table:table-cell>
          <table:table-cell office:value-type="float" office:value="-13.8521724" calcext:value-type="float">
            <text:p>-13.8521724</text:p>
          </table:table-cell>
          <table:table-cell office:value-type="float" office:value="-28.4743783" calcext:value-type="float">
            <text:p>-28.4743783</text:p>
          </table:table-cell>
          <table:table-cell office:value-type="float" office:value="42.08761102" calcext:value-type="float">
            <text:p>42.08761102</text:p>
          </table:table-cell>
          <table:table-cell office:value-type="float" office:value="0.73456739" calcext:value-type="float">
            <text:p>0.73456739</text:p>
          </table:table-cell>
          <table:table-cell office:value-type="float" office:value="6.14805621" calcext:value-type="float">
            <text:p>6.14805621</text:p>
          </table:table-cell>
          <table:table-cell office:value-type="float" office:value="18.44776743" calcext:value-type="float">
            <text:p>18.44776743</text:p>
          </table:table-cell>
          <table:table-cell office:value-type="float" office:value="0" calcext:value-type="float">
            <text:p>0</text:p>
          </table:table-cell>
          <table:table-cell office:value-type="float" office:value="31.53364095" calcext:value-type="float">
            <text:p>31.53364095</text:p>
          </table:table-cell>
          <table:table-cell office:value-type="float" office:value="-22.15213455" calcext:value-type="float">
            <text:p>-22.15213455</text:p>
          </table:table-cell>
          <table:table-cell office:value-type="float" office:value="22.30351144" calcext:value-type="float">
            <text:p>22.30351144</text:p>
          </table:table-cell>
          <table:table-cell office:value-type="float" office:value="56.99211088" calcext:value-type="float">
            <text:p>56.99211088</text:p>
          </table:table-cell>
          <table:table-cell office:value-type="float" office:value="0.99469998" calcext:value-type="float">
            <text:p>0.99469998</text:p>
          </table:table-cell>
          <table:table-cell office:value-type="float" office:value="21.58041938" calcext:value-type="float">
            <text:p>21.58041938</text:p>
          </table:table-cell>
          <table:table-cell office:value-type="float" office:value="-19.39656283" calcext:value-type="float">
            <text:p>-19.39656283</text:p>
          </table:table-cell>
          <table:table-cell office:value-type="float" office:value="0" calcext:value-type="float">
            <text:p>0</text:p>
          </table:table-cell>
          <table:table-cell office:value-type="float" office:value="-0.022454" calcext:value-type="float">
            <text:p>-0.022454</text:p>
          </table:table-cell>
          <table:table-cell office:value-type="float" office:value="-1.03093197" calcext:value-type="float">
            <text:p>-1.03093197</text:p>
          </table:table-cell>
          <table:table-cell office:value-type="float" office:value="-0.24504877" calcext:value-type="float">
            <text:p>-0.24504877</text:p>
          </table:table-cell>
          <table:table-cell office:value-type="float" office:value="-0.04169932" calcext:value-type="float">
            <text:p>-0.04169932</text:p>
          </table:table-cell>
          <table:table-cell office:value-type="float" office:value="-1.37113952" calcext:value-type="float">
            <text:p>-1.37113952</text:p>
          </table:table-cell>
          <table:table-cell office:value-type="float" office:value="-0.26036432" calcext:value-type="float">
            <text:p>-0.26036432</text:p>
          </table:table-cell>
          <table:table-cell office:value-type="float" office:value="-0.03688967" calcext:value-type="float">
            <text:p>-0.03688967</text:p>
          </table:table-cell>
          <table:table-cell office:value-type="float" office:value="-2.506608" calcext:value-type="float">
            <text:p>-2.506608</text:p>
          </table:table-cell>
          <table:table-cell office:value-type="float" office:value="-0.26036432" calcext:value-type="float">
            <text:p>-0.26036432</text:p>
          </table:table-cell>
          <table:table-cell office:value-type="float" office:value="-0.02566267" calcext:value-type="float">
            <text:p>-0.02566267</text:p>
          </table:table-cell>
          <table:table-cell office:value-type="float" office:value="-2.506608" calcext:value-type="float">
            <text:p>-2.506608</text:p>
          </table:table-cell>
          <table:table-cell office:value-type="float" office:value="-0.21441768" calcext:value-type="float">
            <text:p>-0.21441768</text:p>
          </table:table-cell>
          <table:table-cell office:value-type="float" office:value="-0.02085078" calcext:value-type="float">
            <text:p>-0.02085078</text:p>
          </table:table-cell>
          <table:table-cell office:value-type="float" office:value="-2.10227648" calcext:value-type="float">
            <text:p>-2.10227648</text:p>
          </table:table-cell>
          <table:table-cell office:value-type="float" office:value="-0.19910213" calcext:value-type="float">
            <text:p>-0.19910213</text:p>
          </table:table-cell>
          <table:table-cell office:value-type="float" office:value="-0.01283021" calcext:value-type="float">
            <text:p>-0.01283021</text:p>
          </table:table-cell>
          <table:table-cell office:value-type="float" office:value="-1.59691362" calcext:value-type="float">
            <text:p>-1.59691362</text:p>
          </table:table-cell>
          <table:table-cell office:value-type="float" office:value="-0.18378658" calcext:value-type="float">
            <text:p>-0.18378658</text:p>
          </table:table-cell>
          <table:table-cell office:value-type="float" office:value="-0.16038665" calcext:value-type="float">
            <text:p>-0.16038665</text:p>
          </table:table-cell>
          <table:table-cell office:value-type="float" office:value="-11.66210865" calcext:value-type="float">
            <text:p>-11.66210865</text:p>
          </table:table-cell>
          <table:table-cell office:value-type="float" office:value="-1.36288776" calcext:value-type="float">
            <text:p>-1.36288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4666013" calcext:value-type="float">
            <text:p>-18.84666013</text:p>
          </table:table-cell>
          <table:table-cell office:value-type="float" office:value="11.21139953" calcext:value-type="float">
            <text:p>11.21139953</text:p>
          </table:table-cell>
          <table:table-cell office:value-type="float" office:value="-4.16693865" calcext:value-type="float">
            <text:p>-4.16693865</text:p>
          </table:table-cell>
          <table:table-cell office:value-type="float" office:value="-31.93308563" calcext:value-type="float">
            <text:p>-31.93308563</text:p>
          </table:table-cell>
          <table:table-cell office:value-type="float" office:value="-38.32146964" calcext:value-type="float">
            <text:p>-38.32146964</text:p>
          </table:table-cell>
          <table:table-cell office:value-type="float" office:value="-74.63258089" calcext:value-type="float">
            <text:p>-74.63258089</text:p>
          </table:table-cell>
          <table:table-cell office:value-type="float" office:value="89.00958785" calcext:value-type="float">
            <text:p>89.0095878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267747" calcext:value-type="float">
            <text:p>-1.3267747</text:p>
          </table:table-cell>
          <table:table-cell office:value-type="float" office:value="-42.43330465" calcext:value-type="float">
            <text:p>-42.43330465</text:p>
          </table:table-cell>
          <table:table-cell office:value-type="float" office:value="-0.87683452" calcext:value-type="float">
            <text:p>-0.87683452</text:p>
          </table:table-cell>
          <table:table-cell office:value-type="float" office:value="30.32090703" calcext:value-type="float">
            <text:p>30.3209070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6666667" calcext:value-type="float">
            <text:p>3.06666667</text:p>
          </table:table-cell>
          <table:table-cell office:value-type="float" office:value="-28.77202315" calcext:value-type="float">
            <text:p>-28.77202315</text:p>
          </table:table-cell>
          <table:table-cell office:value-type="float" office:value="4.14131277" calcext:value-type="float">
            <text:p>4.14131277</text:p>
          </table:table-cell>
          <table:table-cell office:value-type="float" office:value="-90.14800065" calcext:value-type="float">
            <text:p>-90.14800065</text:p>
          </table:table-cell>
          <table:table-cell office:value-type="float" office:value="-0.07238948" calcext:value-type="float">
            <text:p>-0.07238948</text:p>
          </table:table-cell>
          <table:table-cell office:value-type="float" office:value="0.95059706" calcext:value-type="float">
            <text:p>0.95059706</text:p>
          </table:table-cell>
          <table:table-cell office:value-type="float" office:value="-1.04125763" calcext:value-type="float">
            <text:p>-1.04125763</text:p>
          </table:table-cell>
          <table:table-cell office:value-type="float" office:value="19.58926535" calcext:value-type="float">
            <text:p>19.58926535</text:p>
          </table:table-cell>
          <table:table-cell office:value-type="float" office:value="-14.16641053" calcext:value-type="float">
            <text:p>-14.16641053</text:p>
          </table:table-cell>
          <table:table-cell office:value-type="float" office:value="-27.69577386" calcext:value-type="float">
            <text:p>-27.69577386</text:p>
          </table:table-cell>
          <table:table-cell office:value-type="float" office:value="40.45897808" calcext:value-type="float">
            <text:p>40.45897808</text:p>
          </table:table-cell>
          <table:table-cell office:value-type="float" office:value="0.70614238" calcext:value-type="float">
            <text:p>0.70614238</text:p>
          </table:table-cell>
          <table:table-cell office:value-type="float" office:value="5.18604666" calcext:value-type="float">
            <text:p>5.18604666</text:p>
          </table:table-cell>
          <table:table-cell office:value-type="float" office:value="18.58375617" calcext:value-type="float">
            <text:p>18.58375617</text:p>
          </table:table-cell>
          <table:table-cell office:value-type="float" office:value="0" calcext:value-type="float">
            <text:p>0</text:p>
          </table:table-cell>
          <table:table-cell office:value-type="float" office:value="30.30205883" calcext:value-type="float">
            <text:p>30.30205883</text:p>
          </table:table-cell>
          <table:table-cell office:value-type="float" office:value="-23.6611976" calcext:value-type="float">
            <text:p>-23.6611976</text:p>
          </table:table-cell>
          <table:table-cell office:value-type="float" office:value="21.5149129" calcext:value-type="float">
            <text:p>21.5149129</text:p>
          </table:table-cell>
          <table:table-cell office:value-type="float" office:value="57.04464301" calcext:value-type="float">
            <text:p>57.04464301</text:p>
          </table:table-cell>
          <table:table-cell office:value-type="float" office:value="0.99561684" calcext:value-type="float">
            <text:p>0.99561684</text:p>
          </table:table-cell>
          <table:table-cell office:value-type="float" office:value="22.2758578" calcext:value-type="float">
            <text:p>22.2758578</text:p>
          </table:table-cell>
          <table:table-cell office:value-type="float" office:value="-19.35927112" calcext:value-type="float">
            <text:p>-19.35927112</text:p>
          </table:table-cell>
          <table:table-cell office:value-type="float" office:value="0" calcext:value-type="float">
            <text:p>0</text:p>
          </table:table-cell>
          <table:table-cell office:value-type="float" office:value="-0.02556927" calcext:value-type="float">
            <text:p>-0.02556927</text:p>
          </table:table-cell>
          <table:table-cell office:value-type="float" office:value="-1.01139711" calcext:value-type="float">
            <text:p>-1.01139711</text:p>
          </table:table-cell>
          <table:table-cell office:value-type="float" office:value="-0.44133024" calcext:value-type="float">
            <text:p>-0.44133024</text:p>
          </table:table-cell>
          <table:table-cell office:value-type="float" office:value="-0.04748469" calcext:value-type="float">
            <text:p>-0.04748469</text:p>
          </table:table-cell>
          <table:table-cell office:value-type="float" office:value="-1.34515815" calcext:value-type="float">
            <text:p>-1.34515815</text:p>
          </table:table-cell>
          <table:table-cell office:value-type="float" office:value="-0.46891338" calcext:value-type="float">
            <text:p>-0.46891338</text:p>
          </table:table-cell>
          <table:table-cell office:value-type="float" office:value="-0.04200776" calcext:value-type="float">
            <text:p>-0.04200776</text:p>
          </table:table-cell>
          <table:table-cell office:value-type="float" office:value="-2.45911092" calcext:value-type="float">
            <text:p>-2.45911092</text:p>
          </table:table-cell>
          <table:table-cell office:value-type="float" office:value="-0.46891338" calcext:value-type="float">
            <text:p>-0.46891338</text:p>
          </table:table-cell>
          <table:table-cell office:value-type="float" office:value="-0.02922312" calcext:value-type="float">
            <text:p>-0.02922312</text:p>
          </table:table-cell>
          <table:table-cell office:value-type="float" office:value="-2.45911092" calcext:value-type="float">
            <text:p>-2.45911092</text:p>
          </table:table-cell>
          <table:table-cell office:value-type="float" office:value="-0.38616396" calcext:value-type="float">
            <text:p>-0.38616396</text:p>
          </table:table-cell>
          <table:table-cell office:value-type="float" office:value="-0.02374363" calcext:value-type="float">
            <text:p>-0.02374363</text:p>
          </table:table-cell>
          <table:table-cell office:value-type="float" office:value="-2.06244098" calcext:value-type="float">
            <text:p>-2.06244098</text:p>
          </table:table-cell>
          <table:table-cell office:value-type="float" office:value="-0.35858082" calcext:value-type="float">
            <text:p>-0.35858082</text:p>
          </table:table-cell>
          <table:table-cell office:value-type="float" office:value="-0.01461028" calcext:value-type="float">
            <text:p>-0.01461028</text:p>
          </table:table-cell>
          <table:table-cell office:value-type="float" office:value="-1.56665412" calcext:value-type="float">
            <text:p>-1.56665412</text:p>
          </table:table-cell>
          <table:table-cell office:value-type="float" office:value="-0.33099768" calcext:value-type="float">
            <text:p>-0.33099768</text:p>
          </table:table-cell>
          <table:table-cell office:value-type="float" office:value="-0.18263875" calcext:value-type="float">
            <text:p>-0.18263875</text:p>
          </table:table-cell>
          <table:table-cell office:value-type="float" office:value="-11.44112635" calcext:value-type="float">
            <text:p>-11.44112635</text:p>
          </table:table-cell>
          <table:table-cell office:value-type="float" office:value="-2.4545464" calcext:value-type="float">
            <text:p>-2.4545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9729596" calcext:value-type="float">
            <text:p>-19.9729596</text:p>
          </table:table-cell>
          <table:table-cell office:value-type="float" office:value="9.97755374" calcext:value-type="float">
            <text:p>9.97755374</text:p>
          </table:table-cell>
          <table:table-cell office:value-type="float" office:value="0.84080613" calcext:value-type="float">
            <text:p>0.84080613</text:p>
          </table:table-cell>
          <table:table-cell office:value-type="float" office:value="-30.78738004" calcext:value-type="float">
            <text:p>-30.78738004</text:p>
          </table:table-cell>
          <table:table-cell office:value-type="float" office:value="-40.46141635" calcext:value-type="float">
            <text:p>-40.46141635</text:p>
          </table:table-cell>
          <table:table-cell office:value-type="float" office:value="-73.10523359" calcext:value-type="float">
            <text:p>-73.10523359</text:p>
          </table:table-cell>
          <table:table-cell office:value-type="float" office:value="90.24422126" calcext:value-type="float">
            <text:p>90.2442212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0752252" calcext:value-type="float">
            <text:p>-4.40752252</text:p>
          </table:table-cell>
          <table:table-cell office:value-type="float" office:value="-43.50687864" calcext:value-type="float">
            <text:p>-43.50687864</text:p>
          </table:table-cell>
          <table:table-cell office:value-type="float" office:value="-2.25744742" calcext:value-type="float">
            <text:p>-2.25744742</text:p>
          </table:table-cell>
          <table:table-cell office:value-type="float" office:value="31.29055794" calcext:value-type="float">
            <text:p>31.2905579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333333" calcext:value-type="float">
            <text:p>3.08333333</text:p>
          </table:table-cell>
          <table:table-cell office:value-type="float" office:value="-29.17816095" calcext:value-type="float">
            <text:p>-29.17816095</text:p>
          </table:table-cell>
          <table:table-cell office:value-type="float" office:value="3.67390219" calcext:value-type="float">
            <text:p>3.67390219</text:p>
          </table:table-cell>
          <table:table-cell office:value-type="float" office:value="-91.06394441" calcext:value-type="float">
            <text:p>-91.06394441</text:p>
          </table:table-cell>
          <table:table-cell office:value-type="float" office:value="-0.07558529" calcext:value-type="float">
            <text:p>-0.07558529</text:p>
          </table:table-cell>
          <table:table-cell office:value-type="float" office:value="0.95117341" calcext:value-type="float">
            <text:p>0.95117341</text:p>
          </table:table-cell>
          <table:table-cell office:value-type="float" office:value="-1.03559092" calcext:value-type="float">
            <text:p>-1.03559092</text:p>
          </table:table-cell>
          <table:table-cell office:value-type="float" office:value="19.35348735" calcext:value-type="float">
            <text:p>19.35348735</text:p>
          </table:table-cell>
          <table:table-cell office:value-type="float" office:value="-14.76242768" calcext:value-type="float">
            <text:p>-14.76242768</text:p>
          </table:table-cell>
          <table:table-cell office:value-type="float" office:value="-26.8354803" calcext:value-type="float">
            <text:p>-26.8354803</text:p>
          </table:table-cell>
          <table:table-cell office:value-type="float" office:value="38.97880165" calcext:value-type="float">
            <text:p>38.97880165</text:p>
          </table:table-cell>
          <table:table-cell office:value-type="float" office:value="0.68030843" calcext:value-type="float">
            <text:p>0.68030843</text:p>
          </table:table-cell>
          <table:table-cell office:value-type="float" office:value="4.50111442" calcext:value-type="float">
            <text:p>4.50111442</text:p>
          </table:table-cell>
          <table:table-cell office:value-type="float" office:value="18.62357597" calcext:value-type="float">
            <text:p>18.62357597</text:p>
          </table:table-cell>
          <table:table-cell office:value-type="float" office:value="0" calcext:value-type="float">
            <text:p>0</text:p>
          </table:table-cell>
          <table:table-cell office:value-type="float" office:value="28.95851253" calcext:value-type="float">
            <text:p>28.95851253</text:p>
          </table:table-cell>
          <table:table-cell office:value-type="float" office:value="-24.97281335" calcext:value-type="float">
            <text:p>-24.97281335</text:p>
          </table:table-cell>
          <table:table-cell office:value-type="float" office:value="20.26552335" calcext:value-type="float">
            <text:p>20.26552335</text:p>
          </table:table-cell>
          <table:table-cell office:value-type="float" office:value="57.04149549" calcext:value-type="float">
            <text:p>57.04149549</text:p>
          </table:table-cell>
          <table:table-cell office:value-type="float" office:value="0.99556191" calcext:value-type="float">
            <text:p>0.99556191</text:p>
          </table:table-cell>
          <table:table-cell office:value-type="float" office:value="22.72917437" calcext:value-type="float">
            <text:p>22.72917437</text:p>
          </table:table-cell>
          <table:table-cell office:value-type="float" office:value="-19.32529694" calcext:value-type="float">
            <text:p>-19.32529694</text:p>
          </table:table-cell>
          <table:table-cell office:value-type="float" office:value="0" calcext:value-type="float">
            <text:p>0</text:p>
          </table:table-cell>
          <table:table-cell office:value-type="float" office:value="-0.02574449" calcext:value-type="float">
            <text:p>-0.02574449</text:p>
          </table:table-cell>
          <table:table-cell office:value-type="float" office:value="-1.03205225" calcext:value-type="float">
            <text:p>-1.03205225</text:p>
          </table:table-cell>
          <table:table-cell office:value-type="float" office:value="-0.59591643" calcext:value-type="float">
            <text:p>-0.59591643</text:p>
          </table:table-cell>
          <table:table-cell office:value-type="float" office:value="-0.0478101" calcext:value-type="float">
            <text:p>-0.0478101</text:p>
          </table:table-cell>
          <table:table-cell office:value-type="float" office:value="-1.3726295" calcext:value-type="float">
            <text:p>-1.3726295</text:p>
          </table:table-cell>
          <table:table-cell office:value-type="float" office:value="-0.63316121" calcext:value-type="float">
            <text:p>-0.63316121</text:p>
          </table:table-cell>
          <table:table-cell office:value-type="float" office:value="-0.04229563" calcext:value-type="float">
            <text:p>-0.04229563</text:p>
          </table:table-cell>
          <table:table-cell office:value-type="float" office:value="-2.50933185" calcext:value-type="float">
            <text:p>-2.50933185</text:p>
          </table:table-cell>
          <table:table-cell office:value-type="float" office:value="-0.63316121" calcext:value-type="float">
            <text:p>-0.63316121</text:p>
          </table:table-cell>
          <table:table-cell office:value-type="float" office:value="-0.02942338" calcext:value-type="float">
            <text:p>-0.02942338</text:p>
          </table:table-cell>
          <table:table-cell office:value-type="float" office:value="-2.50933185" calcext:value-type="float">
            <text:p>-2.50933185</text:p>
          </table:table-cell>
          <table:table-cell office:value-type="float" office:value="-0.52142688" calcext:value-type="float">
            <text:p>-0.52142688</text:p>
          </table:table-cell>
          <table:table-cell office:value-type="float" office:value="-0.02390634" calcext:value-type="float">
            <text:p>-0.02390634</text:p>
          </table:table-cell>
          <table:table-cell office:value-type="float" office:value="-2.10456095" calcext:value-type="float">
            <text:p>-2.10456095</text:p>
          </table:table-cell>
          <table:table-cell office:value-type="float" office:value="-0.4841821" calcext:value-type="float">
            <text:p>-0.4841821</text:p>
          </table:table-cell>
          <table:table-cell office:value-type="float" office:value="-0.0147104" calcext:value-type="float">
            <text:p>-0.0147104</text:p>
          </table:table-cell>
          <table:table-cell office:value-type="float" office:value="-1.59864894" calcext:value-type="float">
            <text:p>-1.59864894</text:p>
          </table:table-cell>
          <table:table-cell office:value-type="float" office:value="-0.44693732" calcext:value-type="float">
            <text:p>-0.44693732</text:p>
          </table:table-cell>
          <table:table-cell office:value-type="float" office:value="-0.18389033" calcext:value-type="float">
            <text:p>-0.18389033</text:p>
          </table:table-cell>
          <table:table-cell office:value-type="float" office:value="-11.6747815" calcext:value-type="float">
            <text:p>-11.6747815</text:p>
          </table:table-cell>
          <table:table-cell office:value-type="float" office:value="-3.31430842" calcext:value-type="float">
            <text:p>-3.31430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48569047" calcext:value-type="float">
            <text:p>-20.48569047</text:p>
          </table:table-cell>
          <table:table-cell office:value-type="float" office:value="8.75780999" calcext:value-type="float">
            <text:p>8.75780999</text:p>
          </table:table-cell>
          <table:table-cell office:value-type="float" office:value="5.18072867" calcext:value-type="float">
            <text:p>5.18072867</text:p>
          </table:table-cell>
          <table:table-cell office:value-type="float" office:value="-28.96789471" calcext:value-type="float">
            <text:p>-28.96789471</text:p>
          </table:table-cell>
          <table:table-cell office:value-type="float" office:value="-42.49724066" calcext:value-type="float">
            <text:p>-42.49724066</text:p>
          </table:table-cell>
          <table:table-cell office:value-type="float" office:value="-71.24565738" calcext:value-type="float">
            <text:p>-71.24565738</text:p>
          </table:table-cell>
          <table:table-cell office:value-type="float" office:value="91.42652445" calcext:value-type="float">
            <text:p>91.4265244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22685262" calcext:value-type="float">
            <text:p>-8.22685262</text:p>
          </table:table-cell>
          <table:table-cell office:value-type="float" office:value="-44.59381457" calcext:value-type="float">
            <text:p>-44.59381457</text:p>
          </table:table-cell>
          <table:table-cell office:value-type="float" office:value="-4.5165579" calcext:value-type="float">
            <text:p>-4.5165579</text:p>
          </table:table-cell>
          <table:table-cell office:value-type="float" office:value="32.48645805" calcext:value-type="float">
            <text:p>32.4864580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29.73879005" calcext:value-type="float">
            <text:p>-29.73879005</text:p>
          </table:table-cell>
          <table:table-cell office:value-type="float" office:value="3.57789006" calcext:value-type="float">
            <text:p>3.57789006</text:p>
          </table:table-cell>
          <table:table-cell office:value-type="float" office:value="-91.61419523" calcext:value-type="float">
            <text:p>-91.61419523</text:p>
          </table:table-cell>
          <table:table-cell office:value-type="float" office:value="-0.07895831" calcext:value-type="float">
            <text:p>-0.07895831</text:p>
          </table:table-cell>
          <table:table-cell office:value-type="float" office:value="0.9512184" calcext:value-type="float">
            <text:p>0.9512184</text:p>
          </table:table-cell>
          <table:table-cell office:value-type="float" office:value="-1.03118191" calcext:value-type="float">
            <text:p>-1.03118191</text:p>
          </table:table-cell>
          <table:table-cell office:value-type="float" office:value="19.5698949" calcext:value-type="float">
            <text:p>19.5698949</text:p>
          </table:table-cell>
          <table:table-cell office:value-type="float" office:value="-15.36150766" calcext:value-type="float">
            <text:p>-15.36150766</text:p>
          </table:table-cell>
          <table:table-cell office:value-type="float" office:value="-26.60757335" calcext:value-type="float">
            <text:p>-26.60757335</text:p>
          </table:table-cell>
          <table:table-cell office:value-type="float" office:value="37.57878091" calcext:value-type="float">
            <text:p>37.57878091</text:p>
          </table:table-cell>
          <table:table-cell office:value-type="float" office:value="0.65587346" calcext:value-type="float">
            <text:p>0.65587346</text:p>
          </table:table-cell>
          <table:table-cell office:value-type="float" office:value="3.77964351" calcext:value-type="float">
            <text:p>3.77964351</text:p>
          </table:table-cell>
          <table:table-cell office:value-type="float" office:value="18.45084305" calcext:value-type="float">
            <text:p>18.45084305</text:p>
          </table:table-cell>
          <table:table-cell office:value-type="float" office:value="0" calcext:value-type="float">
            <text:p>0</text:p>
          </table:table-cell>
          <table:table-cell office:value-type="float" office:value="28.3793706" calcext:value-type="float">
            <text:p>28.3793706</text:p>
          </table:table-cell>
          <table:table-cell office:value-type="float" office:value="-26.14818634" calcext:value-type="float">
            <text:p>-26.14818634</text:p>
          </table:table-cell>
          <table:table-cell office:value-type="float" office:value="19.67355628" calcext:value-type="float">
            <text:p>19.67355628</text:p>
          </table:table-cell>
          <table:table-cell office:value-type="float" office:value="57.14289429" calcext:value-type="float">
            <text:p>57.14289429</text:p>
          </table:table-cell>
          <table:table-cell office:value-type="float" office:value="0.99733165" calcext:value-type="float">
            <text:p>0.99733165</text:p>
          </table:table-cell>
          <table:table-cell office:value-type="float" office:value="22.89197751" calcext:value-type="float">
            <text:p>22.89197751</text:p>
          </table:table-cell>
          <table:table-cell office:value-type="float" office:value="-19.3010456" calcext:value-type="float">
            <text:p>-19.3010456</text:p>
          </table:table-cell>
          <table:table-cell office:value-type="float" office:value="0" calcext:value-type="float">
            <text:p>0</text:p>
          </table:table-cell>
          <table:table-cell office:value-type="float" office:value="-0.02593454" calcext:value-type="float">
            <text:p>-0.02593454</text:p>
          </table:table-cell>
          <table:table-cell office:value-type="float" office:value="-1.03943231" calcext:value-type="float">
            <text:p>-1.03943231</text:p>
          </table:table-cell>
          <table:table-cell office:value-type="float" office:value="-0.69336249" calcext:value-type="float">
            <text:p>-0.69336249</text:p>
          </table:table-cell>
          <table:table-cell office:value-type="float" office:value="-0.04816304" calcext:value-type="float">
            <text:p>-0.04816304</text:p>
          </table:table-cell>
          <table:table-cell office:value-type="float" office:value="-1.38244497" calcext:value-type="float">
            <text:p>-1.38244497</text:p>
          </table:table-cell>
          <table:table-cell office:value-type="float" office:value="-0.73669765" calcext:value-type="float">
            <text:p>-0.73669765</text:p>
          </table:table-cell>
          <table:table-cell office:value-type="float" office:value="-0.04260786" calcext:value-type="float">
            <text:p>-0.04260786</text:p>
          </table:table-cell>
          <table:table-cell office:value-type="float" office:value="-2.52727572" calcext:value-type="float">
            <text:p>-2.52727572</text:p>
          </table:table-cell>
          <table:table-cell office:value-type="float" office:value="-0.73669765" calcext:value-type="float">
            <text:p>-0.73669765</text:p>
          </table:table-cell>
          <table:table-cell office:value-type="float" office:value="-0.02964059" calcext:value-type="float">
            <text:p>-0.02964059</text:p>
          </table:table-cell>
          <table:table-cell office:value-type="float" office:value="-2.52727572" calcext:value-type="float">
            <text:p>-2.52727572</text:p>
          </table:table-cell>
          <table:table-cell office:value-type="float" office:value="-0.60669218" calcext:value-type="float">
            <text:p>-0.60669218</text:p>
          </table:table-cell>
          <table:table-cell office:value-type="float" office:value="-0.02408282" calcext:value-type="float">
            <text:p>-0.02408282</text:p>
          </table:table-cell>
          <table:table-cell office:value-type="float" office:value="-2.11961037" calcext:value-type="float">
            <text:p>-2.11961037</text:p>
          </table:table-cell>
          <table:table-cell office:value-type="float" office:value="-0.56335702" calcext:value-type="float">
            <text:p>-0.56335702</text:p>
          </table:table-cell>
          <table:table-cell office:value-type="float" office:value="-0.014819" calcext:value-type="float">
            <text:p>-0.014819</text:p>
          </table:table-cell>
          <table:table-cell office:value-type="float" office:value="-1.61008065" calcext:value-type="float">
            <text:p>-1.61008065</text:p>
          </table:table-cell>
          <table:table-cell office:value-type="float" office:value="-0.52002187" calcext:value-type="float">
            <text:p>-0.52002187</text:p>
          </table:table-cell>
          <table:table-cell office:value-type="float" office:value="-0.18524786" calcext:value-type="float">
            <text:p>-0.18524786</text:p>
          </table:table-cell>
          <table:table-cell office:value-type="float" office:value="-11.7582662" calcext:value-type="float">
            <text:p>-11.7582662</text:p>
          </table:table-cell>
          <table:table-cell office:value-type="float" office:value="-3.85627417" calcext:value-type="float">
            <text:p>-3.85627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15787318" calcext:value-type="float">
            <text:p>-20.15787318</text:p>
          </table:table-cell>
          <table:table-cell office:value-type="float" office:value="8.43939921" calcext:value-type="float">
            <text:p>8.43939921</text:p>
          </table:table-cell>
          <table:table-cell office:value-type="float" office:value="6.21590938" calcext:value-type="float">
            <text:p>6.21590938</text:p>
          </table:table-cell>
          <table:table-cell office:value-type="float" office:value="-27.58994762" calcext:value-type="float">
            <text:p>-27.58994762</text:p>
          </table:table-cell>
          <table:table-cell office:value-type="float" office:value="-44.09812261" calcext:value-type="float">
            <text:p>-44.09812261</text:p>
          </table:table-cell>
          <table:table-cell office:value-type="float" office:value="-70.4880383" calcext:value-type="float">
            <text:p>-70.4880383</text:p>
          </table:table-cell>
          <table:table-cell office:value-type="float" office:value="92.59491917" calcext:value-type="float">
            <text:p>92.5949191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07322428" calcext:value-type="float">
            <text:p>-11.07322428</text:p>
          </table:table-cell>
          <table:table-cell office:value-type="float" office:value="-45.90294905" calcext:value-type="float">
            <text:p>-45.90294905</text:p>
          </table:table-cell>
          <table:table-cell office:value-type="float" office:value="-4.91922497" calcext:value-type="float">
            <text:p>-4.91922497</text:p>
          </table:table-cell>
          <table:table-cell office:value-type="float" office:value="33.37109646" calcext:value-type="float">
            <text:p>33.3710964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1666667" calcext:value-type="float">
            <text:p>3.11666667</text:p>
          </table:table-cell>
          <table:table-cell office:value-type="float" office:value="-30.0059952" calcext:value-type="float">
            <text:p>-30.0059952</text:p>
          </table:table-cell>
          <table:table-cell office:value-type="float" office:value="3.78183501" calcext:value-type="float">
            <text:p>3.78183501</text:p>
          </table:table-cell>
          <table:table-cell office:value-type="float" office:value="-91.10397975" calcext:value-type="float">
            <text:p>-91.10397975</text:p>
          </table:table-cell>
          <table:table-cell office:value-type="float" office:value="-0.08186053" calcext:value-type="float">
            <text:p>-0.08186053</text:p>
          </table:table-cell>
          <table:table-cell office:value-type="float" office:value="0.95032179" calcext:value-type="float">
            <text:p>0.95032179</text:p>
          </table:table-cell>
          <table:table-cell office:value-type="float" office:value="-1.02796232" calcext:value-type="float">
            <text:p>-1.02796232</text:p>
          </table:table-cell>
          <table:table-cell office:value-type="float" office:value="20.15376915" calcext:value-type="float">
            <text:p>20.15376915</text:p>
          </table:table-cell>
          <table:table-cell office:value-type="float" office:value="-16.6748811" calcext:value-type="float">
            <text:p>-16.6748811</text:p>
          </table:table-cell>
          <table:table-cell office:value-type="float" office:value="-27.11665745" calcext:value-type="float">
            <text:p>-27.11665745</text:p>
          </table:table-cell>
          <table:table-cell office:value-type="float" office:value="36.65516453" calcext:value-type="float">
            <text:p>36.65516453</text:p>
          </table:table-cell>
          <table:table-cell office:value-type="float" office:value="0.63975331" calcext:value-type="float">
            <text:p>0.63975331</text:p>
          </table:table-cell>
          <table:table-cell office:value-type="float" office:value="3.12540056" calcext:value-type="float">
            <text:p>3.12540056</text:p>
          </table:table-cell>
          <table:table-cell office:value-type="float" office:value="17.96316869" calcext:value-type="float">
            <text:p>17.96316869</text:p>
          </table:table-cell>
          <table:table-cell office:value-type="float" office:value="0" calcext:value-type="float">
            <text:p>0</text:p>
          </table:table-cell>
          <table:table-cell office:value-type="float" office:value="28.93597938" calcext:value-type="float">
            <text:p>28.93597938</text:p>
          </table:table-cell>
          <table:table-cell office:value-type="float" office:value="-26.38465533" calcext:value-type="float">
            <text:p>-26.38465533</text:p>
          </table:table-cell>
          <table:table-cell office:value-type="float" office:value="20.28846471" calcext:value-type="float">
            <text:p>20.28846471</text:p>
          </table:table-cell>
          <table:table-cell office:value-type="float" office:value="57.53442516" calcext:value-type="float">
            <text:p>57.53442516</text:p>
          </table:table-cell>
          <table:table-cell office:value-type="float" office:value="1.00416515" calcext:value-type="float">
            <text:p>1.00416515</text:p>
          </table:table-cell>
          <table:table-cell office:value-type="float" office:value="22.85744507" calcext:value-type="float">
            <text:p>22.85744507</text:p>
          </table:table-cell>
          <table:table-cell office:value-type="float" office:value="-19.27759647" calcext:value-type="float">
            <text:p>-19.27759647</text:p>
          </table:table-cell>
          <table:table-cell office:value-type="float" office:value="0" calcext:value-type="float">
            <text:p>0</text:p>
          </table:table-cell>
          <table:table-cell office:value-type="float" office:value="-0.02279267" calcext:value-type="float">
            <text:p>-0.02279267</text:p>
          </table:table-cell>
          <table:table-cell office:value-type="float" office:value="-1.0928242" calcext:value-type="float">
            <text:p>-1.0928242</text:p>
          </table:table-cell>
          <table:table-cell office:value-type="float" office:value="-0.86504546" calcext:value-type="float">
            <text:p>-0.86504546</text:p>
          </table:table-cell>
          <table:table-cell office:value-type="float" office:value="-0.04232826" calcext:value-type="float">
            <text:p>-0.04232826</text:p>
          </table:table-cell>
          <table:table-cell office:value-type="float" office:value="-1.45345619" calcext:value-type="float">
            <text:p>-1.45345619</text:p>
          </table:table-cell>
          <table:table-cell office:value-type="float" office:value="-0.9191108" calcext:value-type="float">
            <text:p>-0.9191108</text:p>
          </table:table-cell>
          <table:table-cell office:value-type="float" office:value="-0.03744607" calcext:value-type="float">
            <text:p>-0.03744607</text:p>
          </table:table-cell>
          <table:table-cell office:value-type="float" office:value="-2.65709277" calcext:value-type="float">
            <text:p>-2.65709277</text:p>
          </table:table-cell>
          <table:table-cell office:value-type="float" office:value="-0.9191108" calcext:value-type="float">
            <text:p>-0.9191108</text:p>
          </table:table-cell>
          <table:table-cell office:value-type="float" office:value="-0.02604974" calcext:value-type="float">
            <text:p>-0.02604974</text:p>
          </table:table-cell>
          <table:table-cell office:value-type="float" office:value="-2.65709277" calcext:value-type="float">
            <text:p>-2.65709277</text:p>
          </table:table-cell>
          <table:table-cell office:value-type="float" office:value="-0.75691478" calcext:value-type="float">
            <text:p>-0.75691478</text:p>
          </table:table-cell>
          <table:table-cell office:value-type="float" office:value="-0.02116527" calcext:value-type="float">
            <text:p>-0.02116527</text:p>
          </table:table-cell>
          <table:table-cell office:value-type="float" office:value="-2.22848712" calcext:value-type="float">
            <text:p>-2.22848712</text:p>
          </table:table-cell>
          <table:table-cell office:value-type="float" office:value="-0.70284944" calcext:value-type="float">
            <text:p>-0.70284944</text:p>
          </table:table-cell>
          <table:table-cell office:value-type="float" office:value="-0.01302373" calcext:value-type="float">
            <text:p>-0.01302373</text:p>
          </table:table-cell>
          <table:table-cell office:value-type="float" office:value="-1.69278469" calcext:value-type="float">
            <text:p>-1.69278469</text:p>
          </table:table-cell>
          <table:table-cell office:value-type="float" office:value="-0.6487841" calcext:value-type="float">
            <text:p>-0.6487841</text:p>
          </table:table-cell>
          <table:table-cell office:value-type="float" office:value="-0.16280575" calcext:value-type="float">
            <text:p>-0.16280575</text:p>
          </table:table-cell>
          <table:table-cell office:value-type="float" office:value="-12.36224596" calcext:value-type="float">
            <text:p>-12.36224596</text:p>
          </table:table-cell>
          <table:table-cell office:value-type="float" office:value="-4.81112334" calcext:value-type="float">
            <text:p>-4.81112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34093747" calcext:value-type="float">
            <text:p>-19.34093747</text:p>
          </table:table-cell>
          <table:table-cell office:value-type="float" office:value="7.57450562" calcext:value-type="float">
            <text:p>7.57450562</text:p>
          </table:table-cell>
          <table:table-cell office:value-type="float" office:value="9.21098889" calcext:value-type="float">
            <text:p>9.21098889</text:p>
          </table:table-cell>
          <table:table-cell office:value-type="float" office:value="-26.20395203" calcext:value-type="float">
            <text:p>-26.20395203</text:p>
          </table:table-cell>
          <table:table-cell office:value-type="float" office:value="-45.2628944" calcext:value-type="float">
            <text:p>-45.2628944</text:p>
          </table:table-cell>
          <table:table-cell office:value-type="float" office:value="-70.2966406" calcext:value-type="float">
            <text:p>-70.2966406</text:p>
          </table:table-cell>
          <table:table-cell office:value-type="float" office:value="93.44899199" calcext:value-type="float">
            <text:p>93.4489919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31628469" calcext:value-type="float">
            <text:p>-13.31628469</text:p>
          </table:table-cell>
          <table:table-cell office:value-type="float" office:value="-47.19476313" calcext:value-type="float">
            <text:p>-47.19476313</text:p>
          </table:table-cell>
          <table:table-cell office:value-type="float" office:value="-6.72300384" calcext:value-type="float">
            <text:p>-6.72300384</text:p>
          </table:table-cell>
          <table:table-cell office:value-type="float" office:value="34.47507689" calcext:value-type="float">
            <text:p>34.4750768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333333" calcext:value-type="float">
            <text:p>3.13333333</text:p>
          </table:table-cell>
          <table:table-cell office:value-type="float" office:value="-30.71803947" calcext:value-type="float">
            <text:p>-30.71803947</text:p>
          </table:table-cell>
          <table:table-cell office:value-type="float" office:value="4.07424285" calcext:value-type="float">
            <text:p>4.07424285</text:p>
          </table:table-cell>
          <table:table-cell office:value-type="float" office:value="-89.48743405" calcext:value-type="float">
            <text:p>-89.48743405</text:p>
          </table:table-cell>
          <table:table-cell office:value-type="float" office:value="-0.08394561" calcext:value-type="float">
            <text:p>-0.08394561</text:p>
          </table:table-cell>
          <table:table-cell office:value-type="float" office:value="0.94887634" calcext:value-type="float">
            <text:p>0.94887634</text:p>
          </table:table-cell>
          <table:table-cell office:value-type="float" office:value="-1.02510046" calcext:value-type="float">
            <text:p>-1.02510046</text:p>
          </table:table-cell>
          <table:table-cell office:value-type="float" office:value="20.53227876" calcext:value-type="float">
            <text:p>20.53227876</text:p>
          </table:table-cell>
          <table:table-cell office:value-type="float" office:value="-17.76267763" calcext:value-type="float">
            <text:p>-17.76267763</text:p>
          </table:table-cell>
          <table:table-cell office:value-type="float" office:value="-28.24479825" calcext:value-type="float">
            <text:p>-28.24479825</text:p>
          </table:table-cell>
          <table:table-cell office:value-type="float" office:value="35.72610391" calcext:value-type="float">
            <text:p>35.72610391</text:p>
          </table:table-cell>
          <table:table-cell office:value-type="float" office:value="0.62353814" calcext:value-type="float">
            <text:p>0.62353814</text:p>
          </table:table-cell>
          <table:table-cell office:value-type="float" office:value="1.96923754" calcext:value-type="float">
            <text:p>1.96923754</text:p>
          </table:table-cell>
          <table:table-cell office:value-type="float" office:value="17.13400156" calcext:value-type="float">
            <text:p>17.13400156</text:p>
          </table:table-cell>
          <table:table-cell office:value-type="float" office:value="0" calcext:value-type="float">
            <text:p>0</text:p>
          </table:table-cell>
          <table:table-cell office:value-type="float" office:value="30.5074289" calcext:value-type="float">
            <text:p>30.5074289</text:p>
          </table:table-cell>
          <table:table-cell office:value-type="float" office:value="-26.48730041" calcext:value-type="float">
            <text:p>-26.48730041</text:p>
          </table:table-cell>
          <table:table-cell office:value-type="float" office:value="22.32847699" calcext:value-type="float">
            <text:p>22.32847699</text:p>
          </table:table-cell>
          <table:table-cell office:value-type="float" office:value="58.06278353" calcext:value-type="float">
            <text:p>58.06278353</text:p>
          </table:table-cell>
          <table:table-cell office:value-type="float" office:value="1.01338675" calcext:value-type="float">
            <text:p>1.01338675</text:p>
          </table:table-cell>
          <table:table-cell office:value-type="float" office:value="22.63636015" calcext:value-type="float">
            <text:p>22.63636015</text:p>
          </table:table-cell>
          <table:table-cell office:value-type="float" office:value="-19.26322899" calcext:value-type="float">
            <text:p>-19.26322899</text:p>
          </table:table-cell>
          <table:table-cell office:value-type="float" office:value="0" calcext:value-type="float">
            <text:p>0</text:p>
          </table:table-cell>
          <table:table-cell office:value-type="float" office:value="-0.02101608" calcext:value-type="float">
            <text:p>-0.02101608</text:p>
          </table:table-cell>
          <table:table-cell office:value-type="float" office:value="-1.09934123" calcext:value-type="float">
            <text:p>-1.09934123</text:p>
          </table:table-cell>
          <table:table-cell office:value-type="float" office:value="-0.95204726" calcext:value-type="float">
            <text:p>-0.95204726</text:p>
          </table:table-cell>
          <table:table-cell office:value-type="float" office:value="-0.03902896" calcext:value-type="float">
            <text:p>-0.03902896</text:p>
          </table:table-cell>
          <table:table-cell office:value-type="float" office:value="-1.46212383" calcext:value-type="float">
            <text:p>-1.46212383</text:p>
          </table:table-cell>
          <table:table-cell office:value-type="float" office:value="-1.01155021" calcext:value-type="float">
            <text:p>-1.01155021</text:p>
          </table:table-cell>
          <table:table-cell office:value-type="float" office:value="-0.03452732" calcext:value-type="float">
            <text:p>-0.03452732</text:p>
          </table:table-cell>
          <table:table-cell office:value-type="float" office:value="-2.67293826" calcext:value-type="float">
            <text:p>-2.67293826</text:p>
          </table:table-cell>
          <table:table-cell office:value-type="float" office:value="-1.01155021" calcext:value-type="float">
            <text:p>-1.01155021</text:p>
          </table:table-cell>
          <table:table-cell office:value-type="float" office:value="-0.02401928" calcext:value-type="float">
            <text:p>-0.02401928</text:p>
          </table:table-cell>
          <table:table-cell office:value-type="float" office:value="-2.67293826" calcext:value-type="float">
            <text:p>-2.67293826</text:p>
          </table:table-cell>
          <table:table-cell office:value-type="float" office:value="-0.83304135" calcext:value-type="float">
            <text:p>-0.83304135</text:p>
          </table:table-cell>
          <table:table-cell office:value-type="float" office:value="-0.01951553" calcext:value-type="float">
            <text:p>-0.01951553</text:p>
          </table:table-cell>
          <table:table-cell office:value-type="float" office:value="-2.24177663" calcext:value-type="float">
            <text:p>-2.24177663</text:p>
          </table:table-cell>
          <table:table-cell office:value-type="float" office:value="-0.7735384" calcext:value-type="float">
            <text:p>-0.7735384</text:p>
          </table:table-cell>
          <table:table-cell office:value-type="float" office:value="-0.01200859" calcext:value-type="float">
            <text:p>-0.01200859</text:p>
          </table:table-cell>
          <table:table-cell office:value-type="float" office:value="-1.70287956" calcext:value-type="float">
            <text:p>-1.70287956</text:p>
          </table:table-cell>
          <table:table-cell office:value-type="float" office:value="-0.71403545" calcext:value-type="float">
            <text:p>-0.71403545</text:p>
          </table:table-cell>
          <table:table-cell office:value-type="float" office:value="-0.15011577" calcext:value-type="float">
            <text:p>-0.15011577</text:p>
          </table:table-cell>
          <table:table-cell office:value-type="float" office:value="-12.43596785" calcext:value-type="float">
            <text:p>-12.43596785</text:p>
          </table:table-cell>
          <table:table-cell office:value-type="float" office:value="-5.29500125" calcext:value-type="float">
            <text:p>-5.29500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62217622" calcext:value-type="float">
            <text:p>-18.62217622</text:p>
          </table:table-cell>
          <table:table-cell office:value-type="float" office:value="8.50110903" calcext:value-type="float">
            <text:p>8.50110903</text:p>
          </table:table-cell>
          <table:table-cell office:value-type="float" office:value="10.89176141" calcext:value-type="float">
            <text:p>10.89176141</text:p>
          </table:table-cell>
          <table:table-cell office:value-type="float" office:value="-26.5979614" calcext:value-type="float">
            <text:p>-26.5979614</text:p>
          </table:table-cell>
          <table:table-cell office:value-type="float" office:value="-45.76525262" calcext:value-type="float">
            <text:p>-45.76525262</text:p>
          </table:table-cell>
          <table:table-cell office:value-type="float" office:value="-72.36558231" calcext:value-type="float">
            <text:p>-72.36558231</text:p>
          </table:table-cell>
          <table:table-cell office:value-type="float" office:value="94.5475633" calcext:value-type="float">
            <text:p>94.547563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3055539" calcext:value-type="float">
            <text:p>-12.53055539</text:p>
          </table:table-cell>
          <table:table-cell office:value-type="float" office:value="-48.69671574" calcext:value-type="float">
            <text:p>-48.69671574</text:p>
          </table:table-cell>
          <table:table-cell office:value-type="float" office:value="-5.98401095" calcext:value-type="float">
            <text:p>-5.98401095</text:p>
          </table:table-cell>
          <table:table-cell office:value-type="float" office:value="34.43933285" calcext:value-type="float">
            <text:p>34.4393328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-31.3946491" calcext:value-type="float">
            <text:p>-31.3946491</text:p>
          </table:table-cell>
          <table:table-cell office:value-type="float" office:value="4.23120827" calcext:value-type="float">
            <text:p>4.23120827</text:p>
          </table:table-cell>
          <table:table-cell office:value-type="float" office:value="-86.72505695" calcext:value-type="float">
            <text:p>-86.72505695</text:p>
          </table:table-cell>
          <table:table-cell office:value-type="float" office:value="-0.08513829" calcext:value-type="float">
            <text:p>-0.08513829</text:p>
          </table:table-cell>
          <table:table-cell office:value-type="float" office:value="0.94729721" calcext:value-type="float">
            <text:p>0.94729721</text:p>
          </table:table-cell>
          <table:table-cell office:value-type="float" office:value="-1.02190925" calcext:value-type="float">
            <text:p>-1.02190925</text:p>
          </table:table-cell>
          <table:table-cell office:value-type="float" office:value="20.52380932" calcext:value-type="float">
            <text:p>20.52380932</text:p>
          </table:table-cell>
          <table:table-cell office:value-type="float" office:value="-19.09117188" calcext:value-type="float">
            <text:p>-19.09117188</text:p>
          </table:table-cell>
          <table:table-cell office:value-type="float" office:value="-29.57642917" calcext:value-type="float">
            <text:p>-29.57642917</text:p>
          </table:table-cell>
          <table:table-cell office:value-type="float" office:value="35.06499718" calcext:value-type="float">
            <text:p>35.06499718</text:p>
          </table:table-cell>
          <table:table-cell office:value-type="float" office:value="0.61199965" calcext:value-type="float">
            <text:p>0.61199965</text:p>
          </table:table-cell>
          <table:table-cell office:value-type="float" office:value="0.8737237" calcext:value-type="float">
            <text:p>0.8737237</text:p>
          </table:table-cell>
          <table:table-cell office:value-type="float" office:value="15.70710227" calcext:value-type="float">
            <text:p>15.70710227</text:p>
          </table:table-cell>
          <table:table-cell office:value-type="float" office:value="0" calcext:value-type="float">
            <text:p>0</text:p>
          </table:table-cell>
          <table:table-cell office:value-type="float" office:value="32.63526094" calcext:value-type="float">
            <text:p>32.63526094</text:p>
          </table:table-cell>
          <table:table-cell office:value-type="float" office:value="-25.93690005" calcext:value-type="float">
            <text:p>-25.93690005</text:p>
          </table:table-cell>
          <table:table-cell office:value-type="float" office:value="25.39899356" calcext:value-type="float">
            <text:p>25.39899356</text:p>
          </table:table-cell>
          <table:table-cell office:value-type="float" office:value="58.53736503" calcext:value-type="float">
            <text:p>58.53736503</text:p>
          </table:table-cell>
          <table:table-cell office:value-type="float" office:value="1.02166976" calcext:value-type="float">
            <text:p>1.02166976</text:p>
          </table:table-cell>
          <table:table-cell office:value-type="float" office:value="22.09199929" calcext:value-type="float">
            <text:p>22.09199929</text:p>
          </table:table-cell>
          <table:table-cell office:value-type="float" office:value="-19.27250665" calcext:value-type="float">
            <text:p>-19.27250665</text:p>
          </table:table-cell>
          <table:table-cell office:value-type="float" office:value="0" calcext:value-type="float">
            <text:p>0</text:p>
          </table:table-cell>
          <table:table-cell office:value-type="float" office:value="-0.02245" calcext:value-type="float">
            <text:p>-0.02245</text:p>
          </table:table-cell>
          <table:table-cell office:value-type="float" office:value="-1.1253224" calcext:value-type="float">
            <text:p>-1.1253224</text:p>
          </table:table-cell>
          <table:table-cell office:value-type="float" office:value="-1.01531837" calcext:value-type="float">
            <text:p>-1.01531837</text:p>
          </table:table-cell>
          <table:table-cell office:value-type="float" office:value="-0.04169189" calcext:value-type="float">
            <text:p>-0.04169189</text:p>
          </table:table-cell>
          <table:table-cell office:value-type="float" office:value="-1.49667879" calcext:value-type="float">
            <text:p>-1.49667879</text:p>
          </table:table-cell>
          <table:table-cell office:value-type="float" office:value="-1.07877577" calcext:value-type="float">
            <text:p>-1.07877577</text:p>
          </table:table-cell>
          <table:table-cell office:value-type="float" office:value="-0.0368831" calcext:value-type="float">
            <text:p>-0.0368831</text:p>
          </table:table-cell>
          <table:table-cell office:value-type="float" office:value="-2.73610889" calcext:value-type="float">
            <text:p>-2.73610889</text:p>
          </table:table-cell>
          <table:table-cell office:value-type="float" office:value="-1.07877577" calcext:value-type="float">
            <text:p>-1.07877577</text:p>
          </table:table-cell>
          <table:table-cell office:value-type="float" office:value="-0.0256581" calcext:value-type="float">
            <text:p>-0.0256581</text:p>
          </table:table-cell>
          <table:table-cell office:value-type="float" office:value="-2.73610889" calcext:value-type="float">
            <text:p>-2.73610889</text:p>
          </table:table-cell>
          <table:table-cell office:value-type="float" office:value="-0.88840357" calcext:value-type="float">
            <text:p>-0.88840357</text:p>
          </table:table-cell>
          <table:table-cell office:value-type="float" office:value="-0.02084707" calcext:value-type="float">
            <text:p>-0.02084707</text:p>
          </table:table-cell>
          <table:table-cell office:value-type="float" office:value="-2.29475744" calcext:value-type="float">
            <text:p>-2.29475744</text:p>
          </table:table-cell>
          <table:table-cell office:value-type="float" office:value="-0.82494617" calcext:value-type="float">
            <text:p>-0.82494617</text:p>
          </table:table-cell>
          <table:table-cell office:value-type="float" office:value="-0.01282793" calcext:value-type="float">
            <text:p>-0.01282793</text:p>
          </table:table-cell>
          <table:table-cell office:value-type="float" office:value="-1.7431244" calcext:value-type="float">
            <text:p>-1.7431244</text:p>
          </table:table-cell>
          <table:table-cell office:value-type="float" office:value="-0.76148878" calcext:value-type="float">
            <text:p>-0.76148878</text:p>
          </table:table-cell>
          <table:table-cell office:value-type="float" office:value="-0.1603581" calcext:value-type="float">
            <text:p>-0.1603581</text:p>
          </table:table-cell>
          <table:table-cell office:value-type="float" office:value="-12.72987208" calcext:value-type="float">
            <text:p>-12.72987208</text:p>
          </table:table-cell>
          <table:table-cell office:value-type="float" office:value="-5.64689617" calcext:value-type="float">
            <text:p>-5.64689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26410577" calcext:value-type="float">
            <text:p>-18.26410577</text:p>
          </table:table-cell>
          <table:table-cell office:value-type="float" office:value="8.92354639" calcext:value-type="float">
            <text:p>8.92354639</text:p>
          </table:table-cell>
          <table:table-cell office:value-type="float" office:value="10.42449498" calcext:value-type="float">
            <text:p>10.42449498</text:p>
          </table:table-cell>
          <table:table-cell office:value-type="float" office:value="-28.27771247" calcext:value-type="float">
            <text:p>-28.27771247</text:p>
          </table:table-cell>
          <table:table-cell office:value-type="float" office:value="-45.52776058" calcext:value-type="float">
            <text:p>-45.52776058</text:p>
          </table:table-cell>
          <table:table-cell office:value-type="float" office:value="-75.8169212" calcext:value-type="float">
            <text:p>-75.8169212</text:p>
          </table:table-cell>
          <table:table-cell office:value-type="float" office:value="95.72403196" calcext:value-type="float">
            <text:p>95.7240319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6104201" calcext:value-type="float">
            <text:p>-9.6104201</text:p>
          </table:table-cell>
          <table:table-cell office:value-type="float" office:value="-50.20443566" calcext:value-type="float">
            <text:p>-50.20443566</text:p>
          </table:table-cell>
          <table:table-cell office:value-type="float" office:value="-5.09719178" calcext:value-type="float">
            <text:p>-5.09719178</text:p>
          </table:table-cell>
          <table:table-cell office:value-type="float" office:value="34.23668073" calcext:value-type="float">
            <text:p>34.2366807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666667" calcext:value-type="float">
            <text:p>3.16666667</text:p>
          </table:table-cell>
          <table:table-cell office:value-type="float" office:value="-32.71361781" calcext:value-type="float">
            <text:p>-32.71361781</text:p>
          </table:table-cell>
          <table:table-cell office:value-type="float" office:value="4.25898404" calcext:value-type="float">
            <text:p>4.25898404</text:p>
          </table:table-cell>
          <table:table-cell office:value-type="float" office:value="-83.28070881" calcext:value-type="float">
            <text:p>-83.28070881</text:p>
          </table:table-cell>
          <table:table-cell office:value-type="float" office:value="-0.08545166" calcext:value-type="float">
            <text:p>-0.08545166</text:p>
          </table:table-cell>
          <table:table-cell office:value-type="float" office:value="0.94491914" calcext:value-type="float">
            <text:p>0.94491914</text:p>
          </table:table-cell>
          <table:table-cell office:value-type="float" office:value="-1.01873279" calcext:value-type="float">
            <text:p>-1.01873279</text:p>
          </table:table-cell>
          <table:table-cell office:value-type="float" office:value="19.93702391" calcext:value-type="float">
            <text:p>19.93702391</text:p>
          </table:table-cell>
          <table:table-cell office:value-type="float" office:value="-20.08764021" calcext:value-type="float">
            <text:p>-20.08764021</text:p>
          </table:table-cell>
          <table:table-cell office:value-type="float" office:value="-32.01797177" calcext:value-type="float">
            <text:p>-32.01797177</text:p>
          </table:table-cell>
          <table:table-cell office:value-type="float" office:value="34.36490011" calcext:value-type="float">
            <text:p>34.36490011</text:p>
          </table:table-cell>
          <table:table-cell office:value-type="float" office:value="0.59978065" calcext:value-type="float">
            <text:p>0.59978065</text:p>
          </table:table-cell>
          <table:table-cell office:value-type="float" office:value="-0.11449425" calcext:value-type="float">
            <text:p>-0.11449425</text:p>
          </table:table-cell>
          <table:table-cell office:value-type="float" office:value="15.96201766" calcext:value-type="float">
            <text:p>15.96201766</text:p>
          </table:table-cell>
          <table:table-cell office:value-type="float" office:value="0" calcext:value-type="float">
            <text:p>0</text:p>
          </table:table-cell>
          <table:table-cell office:value-type="float" office:value="35.31861861" calcext:value-type="float">
            <text:p>35.31861861</text:p>
          </table:table-cell>
          <table:table-cell office:value-type="float" office:value="-25.51663303" calcext:value-type="float">
            <text:p>-25.51663303</text:p>
          </table:table-cell>
          <table:table-cell office:value-type="float" office:value="29.37890559" calcext:value-type="float">
            <text:p>29.37890559</text:p>
          </table:table-cell>
          <table:table-cell office:value-type="float" office:value="59.12919925" calcext:value-type="float">
            <text:p>59.12919925</text:p>
          </table:table-cell>
          <table:table-cell office:value-type="float" office:value="1.03199921" calcext:value-type="float">
            <text:p>1.03199921</text:p>
          </table:table-cell>
          <table:table-cell office:value-type="float" office:value="21.99863291" calcext:value-type="float">
            <text:p>21.99863291</text:p>
          </table:table-cell>
          <table:table-cell office:value-type="float" office:value="-19.14557605" calcext:value-type="float">
            <text:p>-19.14557605</text:p>
          </table:table-cell>
          <table:table-cell office:value-type="float" office:value="0" calcext:value-type="float">
            <text:p>0</text:p>
          </table:table-cell>
          <table:table-cell office:value-type="float" office:value="-0.02492293" calcext:value-type="float">
            <text:p>-0.02492293</text:p>
          </table:table-cell>
          <table:table-cell office:value-type="float" office:value="-1.07162729" calcext:value-type="float">
            <text:p>-1.07162729</text:p>
          </table:table-cell>
          <table:table-cell office:value-type="float" office:value="-0.91819116" calcext:value-type="float">
            <text:p>-0.91819116</text:p>
          </table:table-cell>
          <table:table-cell office:value-type="float" office:value="-0.04628438" calcext:value-type="float">
            <text:p>-0.04628438</text:p>
          </table:table-cell>
          <table:table-cell office:value-type="float" office:value="-1.42526429" calcext:value-type="float">
            <text:p>-1.42526429</text:p>
          </table:table-cell>
          <table:table-cell office:value-type="float" office:value="-0.9755781" calcext:value-type="float">
            <text:p>-0.9755781</text:p>
          </table:table-cell>
          <table:table-cell office:value-type="float" office:value="-0.04094589" calcext:value-type="float">
            <text:p>-0.04094589</text:p>
          </table:table-cell>
          <table:table-cell office:value-type="float" office:value="-2.60555459" calcext:value-type="float">
            <text:p>-2.60555459</text:p>
          </table:table-cell>
          <table:table-cell office:value-type="float" office:value="-0.9755781" calcext:value-type="float">
            <text:p>-0.9755781</text:p>
          </table:table-cell>
          <table:table-cell office:value-type="float" office:value="-0.02848442" calcext:value-type="float">
            <text:p>-0.02848442</text:p>
          </table:table-cell>
          <table:table-cell office:value-type="float" office:value="-2.60555459" calcext:value-type="float">
            <text:p>-2.60555459</text:p>
          </table:table-cell>
          <table:table-cell office:value-type="float" office:value="-0.80341726" calcext:value-type="float">
            <text:p>-0.80341726</text:p>
          </table:table-cell>
          <table:table-cell office:value-type="float" office:value="-0.02314344" calcext:value-type="float">
            <text:p>-0.02314344</text:p>
          </table:table-cell>
          <table:table-cell office:value-type="float" office:value="-2.18526237" calcext:value-type="float">
            <text:p>-2.18526237</text:p>
          </table:table-cell>
          <table:table-cell office:value-type="float" office:value="-0.74603032" calcext:value-type="float">
            <text:p>-0.74603032</text:p>
          </table:table-cell>
          <table:table-cell office:value-type="float" office:value="-0.01424096" calcext:value-type="float">
            <text:p>-0.01424096</text:p>
          </table:table-cell>
          <table:table-cell office:value-type="float" office:value="-1.65995067" calcext:value-type="float">
            <text:p>-1.65995067</text:p>
          </table:table-cell>
          <table:table-cell office:value-type="float" office:value="-0.68864337" calcext:value-type="float">
            <text:p>-0.68864337</text:p>
          </table:table-cell>
          <table:table-cell office:value-type="float" office:value="-0.17802203" calcext:value-type="float">
            <text:p>-0.17802203</text:p>
          </table:table-cell>
          <table:table-cell office:value-type="float" office:value="-12.12246221" calcext:value-type="float">
            <text:p>-12.12246221</text:p>
          </table:table-cell>
          <table:table-cell office:value-type="float" office:value="-5.10670376" calcext:value-type="float">
            <text:p>-5.10670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12317873" calcext:value-type="float">
            <text:p>-17.12317873</text:p>
          </table:table-cell>
          <table:table-cell office:value-type="float" office:value="10.88060302" calcext:value-type="float">
            <text:p>10.88060302</text:p>
          </table:table-cell>
          <table:table-cell office:value-type="float" office:value="6.25855085" calcext:value-type="float">
            <text:p>6.25855085</text:p>
          </table:table-cell>
          <table:table-cell office:value-type="float" office:value="-32.20927273" calcext:value-type="float">
            <text:p>-32.20927273</text:p>
          </table:table-cell>
          <table:table-cell office:value-type="float" office:value="-44.91248388" calcext:value-type="float">
            <text:p>-44.91248388</text:p>
          </table:table-cell>
          <table:table-cell office:value-type="float" office:value="-81.23976933" calcext:value-type="float">
            <text:p>-81.23976933</text:p>
          </table:table-cell>
          <table:table-cell office:value-type="float" office:value="96.56208168" calcext:value-type="float">
            <text:p>96.5620816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8864683" calcext:value-type="float">
            <text:p>-1.48864683</text:p>
          </table:table-cell>
          <table:table-cell office:value-type="float" office:value="-52.80930147" calcext:value-type="float">
            <text:p>-52.80930147</text:p>
          </table:table-cell>
          <table:table-cell office:value-type="float" office:value="7.98285421" calcext:value-type="float">
            <text:p>7.98285421</text:p>
          </table:table-cell>
          <table:table-cell office:value-type="float" office:value="31.86594427" calcext:value-type="float">
            <text:p>31.8659442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8333333" calcext:value-type="float">
            <text:p>3.18333333</text:p>
          </table:table-cell>
          <table:table-cell office:value-type="float" office:value="-33.68454784" calcext:value-type="float">
            <text:p>-33.68454784</text:p>
          </table:table-cell>
          <table:table-cell office:value-type="float" office:value="4.37571508" calcext:value-type="float">
            <text:p>4.37571508</text:p>
          </table:table-cell>
          <table:table-cell office:value-type="float" office:value="-80.75032772" calcext:value-type="float">
            <text:p>-80.75032772</text:p>
          </table:table-cell>
          <table:table-cell office:value-type="float" office:value="-0.08715073" calcext:value-type="float">
            <text:p>-0.08715073</text:p>
          </table:table-cell>
          <table:table-cell office:value-type="float" office:value="0.94363034" calcext:value-type="float">
            <text:p>0.94363034</text:p>
          </table:table-cell>
          <table:table-cell office:value-type="float" office:value="-1.01616803" calcext:value-type="float">
            <text:p>-1.01616803</text:p>
          </table:table-cell>
          <table:table-cell office:value-type="float" office:value="20.10439273" calcext:value-type="float">
            <text:p>20.10439273</text:p>
          </table:table-cell>
          <table:table-cell office:value-type="float" office:value="-21.01766179" calcext:value-type="float">
            <text:p>-21.01766179</text:p>
          </table:table-cell>
          <table:table-cell office:value-type="float" office:value="-32.78880466" calcext:value-type="float">
            <text:p>-32.78880466</text:p>
          </table:table-cell>
          <table:table-cell office:value-type="float" office:value="34.00814431" calcext:value-type="float">
            <text:p>34.00814431</text:p>
          </table:table-cell>
          <table:table-cell office:value-type="float" office:value="0.59355409" calcext:value-type="float">
            <text:p>0.59355409</text:p>
          </table:table-cell>
          <table:table-cell office:value-type="float" office:value="-0.73561349" calcext:value-type="float">
            <text:p>-0.73561349</text:p>
          </table:table-cell>
          <table:table-cell office:value-type="float" office:value="15.86941299" calcext:value-type="float">
            <text:p>15.86941299</text:p>
          </table:table-cell>
          <table:table-cell office:value-type="float" office:value="0" calcext:value-type="float">
            <text:p>0</text:p>
          </table:table-cell>
          <table:table-cell office:value-type="float" office:value="37.41705763" calcext:value-type="float">
            <text:p>37.41705763</text:p>
          </table:table-cell>
          <table:table-cell office:value-type="float" office:value="-25.29561069" calcext:value-type="float">
            <text:p>-25.29561069</text:p>
          </table:table-cell>
          <table:table-cell office:value-type="float" office:value="32.08301891" calcext:value-type="float">
            <text:p>32.08301891</text:p>
          </table:table-cell>
          <table:table-cell office:value-type="float" office:value="59.30610425" calcext:value-type="float">
            <text:p>59.30610425</text:p>
          </table:table-cell>
          <table:table-cell office:value-type="float" office:value="1.03508679" calcext:value-type="float">
            <text:p>1.03508679</text:p>
          </table:table-cell>
          <table:table-cell office:value-type="float" office:value="21.65296104" calcext:value-type="float">
            <text:p>21.65296104</text:p>
          </table:table-cell>
          <table:table-cell office:value-type="float" office:value="-19.0340307" calcext:value-type="float">
            <text:p>-19.0340307</text:p>
          </table:table-cell>
          <table:table-cell office:value-type="float" office:value="0" calcext:value-type="float">
            <text:p>0</text:p>
          </table:table-cell>
          <table:table-cell office:value-type="float" office:value="-0.02816228" calcext:value-type="float">
            <text:p>-0.02816228</text:p>
          </table:table-cell>
          <table:table-cell office:value-type="float" office:value="-1.06633715" calcext:value-type="float">
            <text:p>-1.06633715</text:p>
          </table:table-cell>
          <table:table-cell office:value-type="float" office:value="-0.68066006" calcext:value-type="float">
            <text:p>-0.68066006</text:p>
          </table:table-cell>
          <table:table-cell office:value-type="float" office:value="-0.05230017" calcext:value-type="float">
            <text:p>-0.05230017</text:p>
          </table:table-cell>
          <table:table-cell office:value-type="float" office:value="-1.41822841" calcext:value-type="float">
            <text:p>-1.41822841</text:p>
          </table:table-cell>
          <table:table-cell office:value-type="float" office:value="-0.72320131" calcext:value-type="float">
            <text:p>-0.72320131</text:p>
          </table:table-cell>
          <table:table-cell office:value-type="float" office:value="-0.04626781" calcext:value-type="float">
            <text:p>-0.04626781</text:p>
          </table:table-cell>
          <table:table-cell office:value-type="float" office:value="-2.59269214" calcext:value-type="float">
            <text:p>-2.59269214</text:p>
          </table:table-cell>
          <table:table-cell office:value-type="float" office:value="-0.72320131" calcext:value-type="float">
            <text:p>-0.72320131</text:p>
          </table:table-cell>
          <table:table-cell office:value-type="float" office:value="-0.03218667" calcext:value-type="float">
            <text:p>-0.03218667</text:p>
          </table:table-cell>
          <table:table-cell office:value-type="float" office:value="-2.59269214" calcext:value-type="float">
            <text:p>-2.59269214</text:p>
          </table:table-cell>
          <table:table-cell office:value-type="float" office:value="-0.59557755" calcext:value-type="float">
            <text:p>-0.59557755</text:p>
          </table:table-cell>
          <table:table-cell office:value-type="float" office:value="-0.02615149" calcext:value-type="float">
            <text:p>-0.02615149</text:p>
          </table:table-cell>
          <table:table-cell office:value-type="float" office:value="-2.17447471" calcext:value-type="float">
            <text:p>-2.17447471</text:p>
          </table:table-cell>
          <table:table-cell office:value-type="float" office:value="-0.5530363" calcext:value-type="float">
            <text:p>-0.5530363</text:p>
          </table:table-cell>
          <table:table-cell office:value-type="float" office:value="-0.01609193" calcext:value-type="float">
            <text:p>-0.01609193</text:p>
          </table:table-cell>
          <table:table-cell office:value-type="float" office:value="-1.65175624" calcext:value-type="float">
            <text:p>-1.65175624</text:p>
          </table:table-cell>
          <table:table-cell office:value-type="float" office:value="-0.51049504" calcext:value-type="float">
            <text:p>-0.51049504</text:p>
          </table:table-cell>
          <table:table-cell office:value-type="float" office:value="-0.20116036" calcext:value-type="float">
            <text:p>-0.20116036</text:p>
          </table:table-cell>
          <table:table-cell office:value-type="float" office:value="-12.06261909" calcext:value-type="float">
            <text:p>-12.06261909</text:p>
          </table:table-cell>
          <table:table-cell office:value-type="float" office:value="-3.78562705" calcext:value-type="float">
            <text:p>-3.78562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31936655" calcext:value-type="float">
            <text:p>-16.31936655</text:p>
          </table:table-cell>
          <table:table-cell office:value-type="float" office:value="11.50788084" calcext:value-type="float">
            <text:p>11.50788084</text:p>
          </table:table-cell>
          <table:table-cell office:value-type="float" office:value="2.68719081" calcext:value-type="float">
            <text:p>2.68719081</text:p>
          </table:table-cell>
          <table:table-cell office:value-type="float" office:value="-35.46994973" calcext:value-type="float">
            <text:p>-35.46994973</text:p>
          </table:table-cell>
          <table:table-cell office:value-type="float" office:value="-43.89397148" calcext:value-type="float">
            <text:p>-43.89397148</text:p>
          </table:table-cell>
          <table:table-cell office:value-type="float" office:value="-85.95039217" calcext:value-type="float">
            <text:p>-85.95039217</text:p>
          </table:table-cell>
          <table:table-cell office:value-type="float" office:value="97.36817617" calcext:value-type="float">
            <text:p>97.3681761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2156715" calcext:value-type="float">
            <text:p>6.82156715</text:p>
          </table:table-cell>
          <table:table-cell office:value-type="float" office:value="-54.15914623" calcext:value-type="float">
            <text:p>-54.15914623</text:p>
          </table:table-cell>
          <table:table-cell office:value-type="float" office:value="18.13709719" calcext:value-type="float">
            <text:p>18.13709719</text:p>
          </table:table-cell>
          <table:table-cell office:value-type="float" office:value="29.96391759" calcext:value-type="float">
            <text:p>29.9639175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-34.44064394" calcext:value-type="float">
            <text:p>-34.44064394</text:p>
          </table:table-cell>
          <table:table-cell office:value-type="float" office:value="4.71019651" calcext:value-type="float">
            <text:p>4.71019651</text:p>
          </table:table-cell>
          <table:table-cell office:value-type="float" office:value="-79.80257899" calcext:value-type="float">
            <text:p>-79.80257899</text:p>
          </table:table-cell>
          <table:table-cell office:value-type="float" office:value="-0.09079285" calcext:value-type="float">
            <text:p>-0.09079285</text:p>
          </table:table-cell>
          <table:table-cell office:value-type="float" office:value="0.94378654" calcext:value-type="float">
            <text:p>0.94378654</text:p>
          </table:table-cell>
          <table:table-cell office:value-type="float" office:value="-1.01469705" calcext:value-type="float">
            <text:p>-1.01469705</text:p>
          </table:table-cell>
          <table:table-cell office:value-type="float" office:value="21.39775679" calcext:value-type="float">
            <text:p>21.39775679</text:p>
          </table:table-cell>
          <table:table-cell office:value-type="float" office:value="-21.60358622" calcext:value-type="float">
            <text:p>-21.60358622</text:p>
          </table:table-cell>
          <table:table-cell office:value-type="float" office:value="-31.65784525" calcext:value-type="float">
            <text:p>-31.65784525</text:p>
          </table:table-cell>
          <table:table-cell office:value-type="float" office:value="33.86090465" calcext:value-type="float">
            <text:p>33.86090465</text:p>
          </table:table-cell>
          <table:table-cell office:value-type="float" office:value="0.59098427" calcext:value-type="float">
            <text:p>0.59098427</text:p>
          </table:table-cell>
          <table:table-cell office:value-type="float" office:value="-1.25865211" calcext:value-type="float">
            <text:p>-1.25865211</text:p>
          </table:table-cell>
          <table:table-cell office:value-type="float" office:value="15.62495883" calcext:value-type="float">
            <text:p>15.62495883</text:p>
          </table:table-cell>
          <table:table-cell office:value-type="float" office:value="0" calcext:value-type="float">
            <text:p>0</text:p>
          </table:table-cell>
          <table:table-cell office:value-type="float" office:value="38.75682954" calcext:value-type="float">
            <text:p>38.75682954</text:p>
          </table:table-cell>
          <table:table-cell office:value-type="float" office:value="-25.88568427" calcext:value-type="float">
            <text:p>-25.88568427</text:p>
          </table:table-cell>
          <table:table-cell office:value-type="float" office:value="33.1210324" calcext:value-type="float">
            <text:p>33.1210324</text:p>
          </table:table-cell>
          <table:table-cell office:value-type="float" office:value="59.06004071" calcext:value-type="float">
            <text:p>59.06004071</text:p>
          </table:table-cell>
          <table:table-cell office:value-type="float" office:value="1.03079217" calcext:value-type="float">
            <text:p>1.03079217</text:p>
          </table:table-cell>
          <table:table-cell office:value-type="float" office:value="21.28417713" calcext:value-type="float">
            <text:p>21.28417713</text:p>
          </table:table-cell>
          <table:table-cell office:value-type="float" office:value="-18.87736222" calcext:value-type="float">
            <text:p>-18.87736222</text:p>
          </table:table-cell>
          <table:table-cell office:value-type="float" office:value="0" calcext:value-type="float">
            <text:p>0</text:p>
          </table:table-cell>
          <table:table-cell office:value-type="float" office:value="-0.03077282" calcext:value-type="float">
            <text:p>-0.03077282</text:p>
          </table:table-cell>
          <table:table-cell office:value-type="float" office:value="-1.08723261" calcext:value-type="float">
            <text:p>-1.08723261</text:p>
          </table:table-cell>
          <table:table-cell office:value-type="float" office:value="-0.35510726" calcext:value-type="float">
            <text:p>-0.35510726</text:p>
          </table:table-cell>
          <table:table-cell office:value-type="float" office:value="-0.05714821" calcext:value-type="float">
            <text:p>-0.05714821</text:p>
          </table:table-cell>
          <table:table-cell office:value-type="float" office:value="-1.44601938" calcext:value-type="float">
            <text:p>-1.44601938</text:p>
          </table:table-cell>
          <table:table-cell office:value-type="float" office:value="-0.37730147" calcext:value-type="float">
            <text:p>-0.37730147</text:p>
          </table:table-cell>
          <table:table-cell office:value-type="float" office:value="-0.05055667" calcext:value-type="float">
            <text:p>-0.05055667</text:p>
          </table:table-cell>
          <table:table-cell office:value-type="float" office:value="-2.64349738" calcext:value-type="float">
            <text:p>-2.64349738</text:p>
          </table:table-cell>
          <table:table-cell office:value-type="float" office:value="-0.37730147" calcext:value-type="float">
            <text:p>-0.37730147</text:p>
          </table:table-cell>
          <table:table-cell office:value-type="float" office:value="-0.03517026" calcext:value-type="float">
            <text:p>-0.03517026</text:p>
          </table:table-cell>
          <table:table-cell office:value-type="float" office:value="-2.64349738" calcext:value-type="float">
            <text:p>-2.64349738</text:p>
          </table:table-cell>
          <table:table-cell office:value-type="float" office:value="-0.31071886" calcext:value-type="float">
            <text:p>-0.31071886</text:p>
          </table:table-cell>
          <table:table-cell office:value-type="float" office:value="-0.02857564" calcext:value-type="float">
            <text:p>-0.02857564</text:p>
          </table:table-cell>
          <table:table-cell office:value-type="float" office:value="-2.21708475" calcext:value-type="float">
            <text:p>-2.21708475</text:p>
          </table:table-cell>
          <table:table-cell office:value-type="float" office:value="-0.28852465" calcext:value-type="float">
            <text:p>-0.28852465</text:p>
          </table:table-cell>
          <table:table-cell office:value-type="float" office:value="-0.01758359" calcext:value-type="float">
            <text:p>-0.01758359</text:p>
          </table:table-cell>
          <table:table-cell office:value-type="float" office:value="-1.68412332" calcext:value-type="float">
            <text:p>-1.68412332</text:p>
          </table:table-cell>
          <table:table-cell office:value-type="float" office:value="-0.26633045" calcext:value-type="float">
            <text:p>-0.26633045</text:p>
          </table:table-cell>
          <table:table-cell office:value-type="float" office:value="-0.2198072" calcext:value-type="float">
            <text:p>-0.2198072</text:p>
          </table:table-cell>
          <table:table-cell office:value-type="float" office:value="-12.29899278" calcext:value-type="float">
            <text:p>-12.29899278</text:p>
          </table:table-cell>
          <table:table-cell office:value-type="float" office:value="-1.97500007" calcext:value-type="float">
            <text:p>-1.9750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40085142" calcext:value-type="float">
            <text:p>-15.40085142</text:p>
          </table:table-cell>
          <table:table-cell office:value-type="float" office:value="12.85565432" calcext:value-type="float">
            <text:p>12.85565432</text:p>
          </table:table-cell>
          <table:table-cell office:value-type="float" office:value="-0.149268" calcext:value-type="float">
            <text:p>-0.149268</text:p>
          </table:table-cell>
          <table:table-cell office:value-type="float" office:value="-36.98658611" calcext:value-type="float">
            <text:p>-36.98658611</text:p>
          </table:table-cell>
          <table:table-cell office:value-type="float" office:value="-43.49644155" calcext:value-type="float">
            <text:p>-43.49644155</text:p>
          </table:table-cell>
          <table:table-cell office:value-type="float" office:value="-88.50752631" calcext:value-type="float">
            <text:p>-88.50752631</text:p>
          </table:table-cell>
          <table:table-cell office:value-type="float" office:value="97.94157473" calcext:value-type="float">
            <text:p>97.9415747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6398173" calcext:value-type="float">
            <text:p>12.76398173</text:p>
          </table:table-cell>
          <table:table-cell office:value-type="float" office:value="-54.65185821" calcext:value-type="float">
            <text:p>-54.65185821</text:p>
          </table:table-cell>
          <table:table-cell office:value-type="float" office:value="22.4265972" calcext:value-type="float">
            <text:p>22.4265972</text:p>
          </table:table-cell>
          <table:table-cell office:value-type="float" office:value="28.62912863" calcext:value-type="float">
            <text:p>28.6291286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66667" calcext:value-type="float">
            <text:p>3.21666667</text:p>
          </table:table-cell>
          <table:table-cell office:value-type="float" office:value="-34.32925729" calcext:value-type="float">
            <text:p>-34.32925729</text:p>
          </table:table-cell>
          <table:table-cell office:value-type="float" office:value="5.45909272" calcext:value-type="float">
            <text:p>5.45909272</text:p>
          </table:table-cell>
          <table:table-cell office:value-type="float" office:value="-80.60206742" calcext:value-type="float">
            <text:p>-80.60206742</text:p>
          </table:table-cell>
          <table:table-cell office:value-type="float" office:value="-0.09695295" calcext:value-type="float">
            <text:p>-0.09695295</text:p>
          </table:table-cell>
          <table:table-cell office:value-type="float" office:value="0.94543761" calcext:value-type="float">
            <text:p>0.94543761</text:p>
          </table:table-cell>
          <table:table-cell office:value-type="float" office:value="-1.01465375" calcext:value-type="float">
            <text:p>-1.01465375</text:p>
          </table:table-cell>
          <table:table-cell office:value-type="float" office:value="24.23414747" calcext:value-type="float">
            <text:p>24.23414747</text:p>
          </table:table-cell>
          <table:table-cell office:value-type="float" office:value="-22.41310074" calcext:value-type="float">
            <text:p>-22.41310074</text:p>
          </table:table-cell>
          <table:table-cell office:value-type="float" office:value="-28.36795473" calcext:value-type="float">
            <text:p>-28.36795473</text:p>
          </table:table-cell>
          <table:table-cell office:value-type="float" office:value="34.20799554" calcext:value-type="float">
            <text:p>34.20799554</text:p>
          </table:table-cell>
          <table:table-cell office:value-type="float" office:value="0.59704215" calcext:value-type="float">
            <text:p>0.59704215</text:p>
          </table:table-cell>
          <table:table-cell office:value-type="float" office:value="-1.39916123" calcext:value-type="float">
            <text:p>-1.39916123</text:p>
          </table:table-cell>
          <table:table-cell office:value-type="float" office:value="14.87509528" calcext:value-type="float">
            <text:p>14.87509528</text:p>
          </table:table-cell>
          <table:table-cell office:value-type="float" office:value="0" calcext:value-type="float">
            <text:p>0</text:p>
          </table:table-cell>
          <table:table-cell office:value-type="float" office:value="39.1168772" calcext:value-type="float">
            <text:p>39.1168772</text:p>
          </table:table-cell>
          <table:table-cell office:value-type="float" office:value="-26.78953098" calcext:value-type="float">
            <text:p>-26.78953098</text:p>
          </table:table-cell>
          <table:table-cell office:value-type="float" office:value="32.07257891" calcext:value-type="float">
            <text:p>32.07257891</text:p>
          </table:table-cell>
          <table:table-cell office:value-type="float" office:value="58.46812596" calcext:value-type="float">
            <text:p>58.46812596</text:p>
          </table:table-cell>
          <table:table-cell office:value-type="float" office:value="1.02046131" calcext:value-type="float">
            <text:p>1.02046131</text:p>
          </table:table-cell>
          <table:table-cell office:value-type="float" office:value="20.81059944" calcext:value-type="float">
            <text:p>20.81059944</text:p>
          </table:table-cell>
          <table:table-cell office:value-type="float" office:value="-18.78500702" calcext:value-type="float">
            <text:p>-18.78500702</text:p>
          </table:table-cell>
          <table:table-cell office:value-type="float" office:value="0" calcext:value-type="float">
            <text:p>0</text:p>
          </table:table-cell>
          <table:table-cell office:value-type="float" office:value="-0.03049491" calcext:value-type="float">
            <text:p>-0.03049491</text:p>
          </table:table-cell>
          <table:table-cell office:value-type="float" office:value="-1.21240255" calcext:value-type="float">
            <text:p>-1.21240255</text:p>
          </table:table-cell>
          <table:table-cell office:value-type="float" office:value="0.05211299" calcext:value-type="float">
            <text:p>0.05211299</text:p>
          </table:table-cell>
          <table:table-cell office:value-type="float" office:value="-0.05663209" calcext:value-type="float">
            <text:p>-0.05663209</text:p>
          </table:table-cell>
          <table:table-cell office:value-type="float" office:value="-1.6124954" calcext:value-type="float">
            <text:p>-1.6124954</text:p>
          </table:table-cell>
          <table:table-cell office:value-type="float" office:value="0.05537005" calcext:value-type="float">
            <text:p>0.05537005</text:p>
          </table:table-cell>
          <table:table-cell office:value-type="float" office:value="-0.05010008" calcext:value-type="float">
            <text:p>-0.05010008</text:p>
          </table:table-cell>
          <table:table-cell office:value-type="float" office:value="-2.94783557" calcext:value-type="float">
            <text:p>-2.94783557</text:p>
          </table:table-cell>
          <table:table-cell office:value-type="float" office:value="0.05537005" calcext:value-type="float">
            <text:p>0.05537005</text:p>
          </table:table-cell>
          <table:table-cell office:value-type="float" office:value="-0.03485263" calcext:value-type="float">
            <text:p>-0.03485263</text:p>
          </table:table-cell>
          <table:table-cell office:value-type="float" office:value="-2.94783557" calcext:value-type="float">
            <text:p>-2.94783557</text:p>
          </table:table-cell>
          <table:table-cell office:value-type="float" office:value="0.04559887" calcext:value-type="float">
            <text:p>0.04559887</text:p>
          </table:table-cell>
          <table:table-cell office:value-type="float" office:value="-0.02831757" calcext:value-type="float">
            <text:p>-0.02831757</text:p>
          </table:table-cell>
          <table:table-cell office:value-type="float" office:value="-2.47233129" calcext:value-type="float">
            <text:p>-2.47233129</text:p>
          </table:table-cell>
          <table:table-cell office:value-type="float" office:value="0.04234181" calcext:value-type="float">
            <text:p>0.04234181</text:p>
          </table:table-cell>
          <table:table-cell office:value-type="float" office:value="-0.01742479" calcext:value-type="float">
            <text:p>-0.01742479</text:p>
          </table:table-cell>
          <table:table-cell office:value-type="float" office:value="-1.87801156" calcext:value-type="float">
            <text:p>-1.87801156</text:p>
          </table:table-cell>
          <table:table-cell office:value-type="float" office:value="0.03908474" calcext:value-type="float">
            <text:p>0.03908474</text:p>
          </table:table-cell>
          <table:table-cell office:value-type="float" office:value="-0.21782206" calcext:value-type="float">
            <text:p>-0.21782206</text:p>
          </table:table-cell>
          <table:table-cell office:value-type="float" office:value="-13.71494017" calcext:value-type="float">
            <text:p>-13.71494017</text:p>
          </table:table-cell>
          <table:table-cell office:value-type="float" office:value="0.28983683" calcext:value-type="float">
            <text:p>0.28983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3706576" calcext:value-type="float">
            <text:p>-14.3706576</text:p>
          </table:table-cell>
          <table:table-cell office:value-type="float" office:value="13.25261828" calcext:value-type="float">
            <text:p>13.25261828</text:p>
          </table:table-cell>
          <table:table-cell office:value-type="float" office:value="-2.14903933" calcext:value-type="float">
            <text:p>-2.14903933</text:p>
          </table:table-cell>
          <table:table-cell office:value-type="float" office:value="-36.6199613" calcext:value-type="float">
            <text:p>-36.6199613</text:p>
          </table:table-cell>
          <table:table-cell office:value-type="float" office:value="-43.56891742" calcext:value-type="float">
            <text:p>-43.56891742</text:p>
          </table:table-cell>
          <table:table-cell office:value-type="float" office:value="-89.12102392" calcext:value-type="float">
            <text:p>-89.12102392</text:p>
          </table:table-cell>
          <table:table-cell office:value-type="float" office:value="98.73935143" calcext:value-type="float">
            <text:p>98.7393514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2943741" calcext:value-type="float">
            <text:p>17.82943741</text:p>
          </table:table-cell>
          <table:table-cell office:value-type="float" office:value="-56.65978996" calcext:value-type="float">
            <text:p>-56.65978996</text:p>
          </table:table-cell>
          <table:table-cell office:value-type="float" office:value="30.46635343" calcext:value-type="float">
            <text:p>30.46635343</text:p>
          </table:table-cell>
          <table:table-cell office:value-type="float" office:value="28.24761055" calcext:value-type="float">
            <text:p>28.2476105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3333333" calcext:value-type="float">
            <text:p>3.23333333</text:p>
          </table:table-cell>
          <table:table-cell office:value-type="float" office:value="-34.31218056" calcext:value-type="float">
            <text:p>-34.31218056</text:p>
          </table:table-cell>
          <table:table-cell office:value-type="float" office:value="6.43883129" calcext:value-type="float">
            <text:p>6.43883129</text:p>
          </table:table-cell>
          <table:table-cell office:value-type="float" office:value="-82.74650044" calcext:value-type="float">
            <text:p>-82.74650044</text:p>
          </table:table-cell>
          <table:table-cell office:value-type="float" office:value="-0.10454841" calcext:value-type="float">
            <text:p>-0.10454841</text:p>
          </table:table-cell>
          <table:table-cell office:value-type="float" office:value="0.94786746" calcext:value-type="float">
            <text:p>0.94786746</text:p>
          </table:table-cell>
          <table:table-cell office:value-type="float" office:value="-1.01568933" calcext:value-type="float">
            <text:p>-1.01568933</text:p>
          </table:table-cell>
          <table:table-cell office:value-type="float" office:value="27.94033812" calcext:value-type="float">
            <text:p>27.94033812</text:p>
          </table:table-cell>
          <table:table-cell office:value-type="float" office:value="-22.23123303" calcext:value-type="float">
            <text:p>-22.23123303</text:p>
          </table:table-cell>
          <table:table-cell office:value-type="float" office:value="-23.92365369" calcext:value-type="float">
            <text:p>-23.92365369</text:p>
          </table:table-cell>
          <table:table-cell office:value-type="float" office:value="34.38894509" calcext:value-type="float">
            <text:p>34.38894509</text:p>
          </table:table-cell>
          <table:table-cell office:value-type="float" office:value="0.60020032" calcext:value-type="float">
            <text:p>0.60020032</text:p>
          </table:table-cell>
          <table:table-cell office:value-type="float" office:value="-1.57149475" calcext:value-type="float">
            <text:p>-1.57149475</text:p>
          </table:table-cell>
          <table:table-cell office:value-type="float" office:value="13.89877507" calcext:value-type="float">
            <text:p>13.89877507</text:p>
          </table:table-cell>
          <table:table-cell office:value-type="float" office:value="0" calcext:value-type="float">
            <text:p>0</text:p>
          </table:table-cell>
          <table:table-cell office:value-type="float" office:value="39.01618774" calcext:value-type="float">
            <text:p>39.01618774</text:p>
          </table:table-cell>
          <table:table-cell office:value-type="float" office:value="-28.63472718" calcext:value-type="float">
            <text:p>-28.63472718</text:p>
          </table:table-cell>
          <table:table-cell office:value-type="float" office:value="29.89853399" calcext:value-type="float">
            <text:p>29.89853399</text:p>
          </table:table-cell>
          <table:table-cell office:value-type="float" office:value="57.80047452" calcext:value-type="float">
            <text:p>57.80047452</text:p>
          </table:table-cell>
          <table:table-cell office:value-type="float" office:value="1.00880859" calcext:value-type="float">
            <text:p>1.00880859</text:p>
          </table:table-cell>
          <table:table-cell office:value-type="float" office:value="20.30531983" calcext:value-type="float">
            <text:p>20.30531983</text:p>
          </table:table-cell>
          <table:table-cell office:value-type="float" office:value="-18.67866717" calcext:value-type="float">
            <text:p>-18.67866717</text:p>
          </table:table-cell>
          <table:table-cell office:value-type="float" office:value="0" calcext:value-type="float">
            <text:p>0</text:p>
          </table:table-cell>
          <table:table-cell office:value-type="float" office:value="-0.02929457" calcext:value-type="float">
            <text:p>-0.02929457</text:p>
          </table:table-cell>
          <table:table-cell office:value-type="float" office:value="-1.30483872" calcext:value-type="float">
            <text:p>-1.30483872</text:p>
          </table:table-cell>
          <table:table-cell office:value-type="float" office:value="0.48845981" calcext:value-type="float">
            <text:p>0.48845981</text:p>
          </table:table-cell>
          <table:table-cell office:value-type="float" office:value="-0.05440294" calcext:value-type="float">
            <text:p>-0.05440294</text:p>
          </table:table-cell>
          <table:table-cell office:value-type="float" office:value="-1.73543549" calcext:value-type="float">
            <text:p>-1.73543549</text:p>
          </table:table-cell>
          <table:table-cell office:value-type="float" office:value="0.51898855" calcext:value-type="float">
            <text:p>0.51898855</text:p>
          </table:table-cell>
          <table:table-cell office:value-type="float" office:value="-0.04812804" calcext:value-type="float">
            <text:p>-0.04812804</text:p>
          </table:table-cell>
          <table:table-cell office:value-type="float" office:value="-3.17258486" calcext:value-type="float">
            <text:p>-3.17258486</text:p>
          </table:table-cell>
          <table:table-cell office:value-type="float" office:value="0.51898855" calcext:value-type="float">
            <text:p>0.51898855</text:p>
          </table:table-cell>
          <table:table-cell office:value-type="float" office:value="-0.03348076" calcext:value-type="float">
            <text:p>-0.03348076</text:p>
          </table:table-cell>
          <table:table-cell office:value-type="float" office:value="-3.17258486" calcext:value-type="float">
            <text:p>-3.17258486</text:p>
          </table:table-cell>
          <table:table-cell office:value-type="float" office:value="0.42740234" calcext:value-type="float">
            <text:p>0.42740234</text:p>
          </table:table-cell>
          <table:table-cell office:value-type="float" office:value="-0.02720293" calcext:value-type="float">
            <text:p>-0.02720293</text:p>
          </table:table-cell>
          <table:table-cell office:value-type="float" office:value="-2.66082711" calcext:value-type="float">
            <text:p>-2.66082711</text:p>
          </table:table-cell>
          <table:table-cell office:value-type="float" office:value="0.3968736" calcext:value-type="float">
            <text:p>0.3968736</text:p>
          </table:table-cell>
          <table:table-cell office:value-type="float" office:value="-0.01673891" calcext:value-type="float">
            <text:p>-0.01673891</text:p>
          </table:table-cell>
          <table:table-cell office:value-type="float" office:value="-2.02119517" calcext:value-type="float">
            <text:p>-2.02119517</text:p>
          </table:table-cell>
          <table:table-cell office:value-type="float" office:value="0.36634486" calcext:value-type="float">
            <text:p>0.36634486</text:p>
          </table:table-cell>
          <table:table-cell office:value-type="float" office:value="-0.20924815" calcext:value-type="float">
            <text:p>-0.20924815</text:p>
          </table:table-cell>
          <table:table-cell office:value-type="float" office:value="-14.76059653" calcext:value-type="float">
            <text:p>-14.76059653</text:p>
          </table:table-cell>
          <table:table-cell office:value-type="float" office:value="2.71666694" calcext:value-type="float">
            <text:p>2.71666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39624374" calcext:value-type="float">
            <text:p>-13.39624374</text:p>
          </table:table-cell>
          <table:table-cell office:value-type="float" office:value="13.33571387" calcext:value-type="float">
            <text:p>13.33571387</text:p>
          </table:table-cell>
          <table:table-cell office:value-type="float" office:value="-2.37944966" calcext:value-type="float">
            <text:p>-2.37944966</text:p>
          </table:table-cell>
          <table:table-cell office:value-type="float" office:value="-34.72602954" calcext:value-type="float">
            <text:p>-34.72602954</text:p>
          </table:table-cell>
          <table:table-cell office:value-type="float" office:value="-44.57120112" calcext:value-type="float">
            <text:p>-44.57120112</text:p>
          </table:table-cell>
          <table:table-cell office:value-type="float" office:value="-89.14153149" calcext:value-type="float">
            <text:p>-89.14153149</text:p>
          </table:table-cell>
          <table:table-cell office:value-type="float" office:value="99.67227876" calcext:value-type="float">
            <text:p>99.6722787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3470362" calcext:value-type="float">
            <text:p>19.23470362</text:p>
          </table:table-cell>
          <table:table-cell office:value-type="float" office:value="-58.29392377" calcext:value-type="float">
            <text:p>-58.29392377</text:p>
          </table:table-cell>
          <table:table-cell office:value-type="float" office:value="30.06775033" calcext:value-type="float">
            <text:p>30.06775033</text:p>
          </table:table-cell>
          <table:table-cell office:value-type="float" office:value="28.84910274" calcext:value-type="float">
            <text:p>28.8491027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-34.39145202" calcext:value-type="float">
            <text:p>-34.39145202</text:p>
          </table:table-cell>
          <table:table-cell office:value-type="float" office:value="7.57385793" calcext:value-type="float">
            <text:p>7.57385793</text:p>
          </table:table-cell>
          <table:table-cell office:value-type="float" office:value="-84.77473671" calcext:value-type="float">
            <text:p>-84.77473671</text:p>
          </table:table-cell>
          <table:table-cell office:value-type="float" office:value="-0.11187737" calcext:value-type="float">
            <text:p>-0.11187737</text:p>
          </table:table-cell>
          <table:table-cell office:value-type="float" office:value="0.9504349" calcext:value-type="float">
            <text:p>0.9504349</text:p>
          </table:table-cell>
          <table:table-cell office:value-type="float" office:value="-1.01627297" calcext:value-type="float">
            <text:p>-1.01627297</text:p>
          </table:table-cell>
          <table:table-cell office:value-type="float" office:value="31.48597093" calcext:value-type="float">
            <text:p>31.48597093</text:p>
          </table:table-cell>
          <table:table-cell office:value-type="float" office:value="-21.43966438" calcext:value-type="float">
            <text:p>-21.43966438</text:p>
          </table:table-cell>
          <table:table-cell office:value-type="float" office:value="-19.76405144" calcext:value-type="float">
            <text:p>-19.76405144</text:p>
          </table:table-cell>
          <table:table-cell office:value-type="float" office:value="34.29831182" calcext:value-type="float">
            <text:p>34.29831182</text:p>
          </table:table-cell>
          <table:table-cell office:value-type="float" office:value="0.59861847" calcext:value-type="float">
            <text:p>0.59861847</text:p>
          </table:table-cell>
          <table:table-cell office:value-type="float" office:value="-1.34879568" calcext:value-type="float">
            <text:p>-1.34879568</text:p>
          </table:table-cell>
          <table:table-cell office:value-type="float" office:value="11.92389181" calcext:value-type="float">
            <text:p>11.92389181</text:p>
          </table:table-cell>
          <table:table-cell office:value-type="float" office:value="0" calcext:value-type="float">
            <text:p>0</text:p>
          </table:table-cell>
          <table:table-cell office:value-type="float" office:value="38.98475616" calcext:value-type="float">
            <text:p>38.98475616</text:p>
          </table:table-cell>
          <table:table-cell office:value-type="float" office:value="-30.46243883" calcext:value-type="float">
            <text:p>-30.46243883</text:p>
          </table:table-cell>
          <table:table-cell office:value-type="float" office:value="27.91030302" calcext:value-type="float">
            <text:p>27.91030302</text:p>
          </table:table-cell>
          <table:table-cell office:value-type="float" office:value="57.09985335" calcext:value-type="float">
            <text:p>57.09985335</text:p>
          </table:table-cell>
          <table:table-cell office:value-type="float" office:value="0.99658044" calcext:value-type="float">
            <text:p>0.99658044</text:p>
          </table:table-cell>
          <table:table-cell office:value-type="float" office:value="19.6031309" calcext:value-type="float">
            <text:p>19.6031309</text:p>
          </table:table-cell>
          <table:table-cell office:value-type="float" office:value="-18.59394014" calcext:value-type="float">
            <text:p>-18.59394014</text:p>
          </table:table-cell>
          <table:table-cell office:value-type="float" office:value="0" calcext:value-type="float">
            <text:p>0</text:p>
          </table:table-cell>
          <table:table-cell office:value-type="float" office:value="-0.02755217" calcext:value-type="float">
            <text:p>-0.02755217</text:p>
          </table:table-cell>
          <table:table-cell office:value-type="float" office:value="-1.37529648" calcext:value-type="float">
            <text:p>-1.37529648</text:p>
          </table:table-cell>
          <table:table-cell office:value-type="float" office:value="0.78509194" calcext:value-type="float">
            <text:p>0.78509194</text:p>
          </table:table-cell>
          <table:table-cell office:value-type="float" office:value="-0.05116713" calcext:value-type="float">
            <text:p>-0.05116713</text:p>
          </table:table-cell>
          <table:table-cell office:value-type="float" office:value="-1.82914431" calcext:value-type="float">
            <text:p>-1.82914431</text:p>
          </table:table-cell>
          <table:table-cell office:value-type="float" office:value="0.83416018" calcext:value-type="float">
            <text:p>0.83416018</text:p>
          </table:table-cell>
          <table:table-cell office:value-type="float" office:value="-0.04526546" calcext:value-type="float">
            <text:p>-0.04526546</text:p>
          </table:table-cell>
          <table:table-cell office:value-type="float" office:value="-3.34389585" calcext:value-type="float">
            <text:p>-3.34389585</text:p>
          </table:table-cell>
          <table:table-cell office:value-type="float" office:value="0.83416018" calcext:value-type="float">
            <text:p>0.83416018</text:p>
          </table:table-cell>
          <table:table-cell office:value-type="float" office:value="-0.03148937" calcext:value-type="float">
            <text:p>-0.03148937</text:p>
          </table:table-cell>
          <table:table-cell office:value-type="float" office:value="-3.34389585" calcext:value-type="float">
            <text:p>-3.34389585</text:p>
          </table:table-cell>
          <table:table-cell office:value-type="float" office:value="0.68695545" calcext:value-type="float">
            <text:p>0.68695545</text:p>
          </table:table-cell>
          <table:table-cell office:value-type="float" office:value="-0.02558494" calcext:value-type="float">
            <text:p>-0.02558494</text:p>
          </table:table-cell>
          <table:table-cell office:value-type="float" office:value="-2.80450457" calcext:value-type="float">
            <text:p>-2.80450457</text:p>
          </table:table-cell>
          <table:table-cell office:value-type="float" office:value="0.6378872" calcext:value-type="float">
            <text:p>0.6378872</text:p>
          </table:table-cell>
          <table:table-cell office:value-type="float" office:value="-0.01574331" calcext:value-type="float">
            <text:p>-0.01574331</text:p>
          </table:table-cell>
          <table:table-cell office:value-type="float" office:value="-2.13033424" calcext:value-type="float">
            <text:p>-2.13033424</text:p>
          </table:table-cell>
          <table:table-cell office:value-type="float" office:value="0.58881895" calcext:value-type="float">
            <text:p>0.58881895</text:p>
          </table:table-cell>
          <table:table-cell office:value-type="float" office:value="-0.19680238" calcext:value-type="float">
            <text:p>-0.19680238</text:p>
          </table:table-cell>
          <table:table-cell office:value-type="float" office:value="-15.5576288" calcext:value-type="float">
            <text:p>-15.5576288</text:p>
          </table:table-cell>
          <table:table-cell office:value-type="float" office:value="4.36644583" calcext:value-type="float">
            <text:p>4.36644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03278078" calcext:value-type="float">
            <text:p>-12.03278078</text:p>
          </table:table-cell>
          <table:table-cell office:value-type="float" office:value="13.32471144" calcext:value-type="float">
            <text:p>13.32471144</text:p>
          </table:table-cell>
          <table:table-cell office:value-type="float" office:value="-2.45699762" calcext:value-type="float">
            <text:p>-2.45699762</text:p>
          </table:table-cell>
          <table:table-cell office:value-type="float" office:value="-32.02635852" calcext:value-type="float">
            <text:p>-32.02635852</text:p>
          </table:table-cell>
          <table:table-cell office:value-type="float" office:value="-45.82979052" calcext:value-type="float">
            <text:p>-45.82979052</text:p>
          </table:table-cell>
          <table:table-cell office:value-type="float" office:value="-88.9331667" calcext:value-type="float">
            <text:p>-88.9331667</text:p>
          </table:table-cell>
          <table:table-cell office:value-type="float" office:value="100.87771927" calcext:value-type="float">
            <text:p>100.8777192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9498442" calcext:value-type="float">
            <text:p>18.99498442</text:p>
          </table:table-cell>
          <table:table-cell office:value-type="float" office:value="-60.49805912" calcext:value-type="float">
            <text:p>-60.49805912</text:p>
          </table:table-cell>
          <table:table-cell office:value-type="float" office:value="29.44577768" calcext:value-type="float">
            <text:p>29.44577768</text:p>
          </table:table-cell>
          <table:table-cell office:value-type="float" office:value="30.04936917" calcext:value-type="float">
            <text:p>30.0493691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666667" calcext:value-type="float">
            <text:p>3.26666667</text:p>
          </table:table-cell>
          <table:table-cell office:value-type="float" office:value="-34.95854902" calcext:value-type="float">
            <text:p>-34.95854902</text:p>
          </table:table-cell>
          <table:table-cell office:value-type="float" office:value="8.66813681" calcext:value-type="float">
            <text:p>8.66813681</text:p>
          </table:table-cell>
          <table:table-cell office:value-type="float" office:value="-85.46371002" calcext:value-type="float">
            <text:p>-85.46371002</text:p>
          </table:table-cell>
          <table:table-cell office:value-type="float" office:value="-0.11638042" calcext:value-type="float">
            <text:p>-0.11638042</text:p>
          </table:table-cell>
          <table:table-cell office:value-type="float" office:value="0.95221808" calcext:value-type="float">
            <text:p>0.95221808</text:p>
          </table:table-cell>
          <table:table-cell office:value-type="float" office:value="-1.01429328" calcext:value-type="float">
            <text:p>-1.01429328</text:p>
          </table:table-cell>
          <table:table-cell office:value-type="float" office:value="33.73536368" calcext:value-type="float">
            <text:p>33.73536368</text:p>
          </table:table-cell>
          <table:table-cell office:value-type="float" office:value="-20.58554786" calcext:value-type="float">
            <text:p>-20.58554786</text:p>
          </table:table-cell>
          <table:table-cell office:value-type="float" office:value="-17.71808344" calcext:value-type="float">
            <text:p>-17.71808344</text:p>
          </table:table-cell>
          <table:table-cell office:value-type="float" office:value="33.79917027" calcext:value-type="float">
            <text:p>33.79917027</text:p>
          </table:table-cell>
          <table:table-cell office:value-type="float" office:value="0.58990681" calcext:value-type="float">
            <text:p>0.58990681</text:p>
          </table:table-cell>
          <table:table-cell office:value-type="float" office:value="-0.83019425" calcext:value-type="float">
            <text:p>-0.83019425</text:p>
          </table:table-cell>
          <table:table-cell office:value-type="float" office:value="10.2284936" calcext:value-type="float">
            <text:p>10.2284936</text:p>
          </table:table-cell>
          <table:table-cell office:value-type="float" office:value="0" calcext:value-type="float">
            <text:p>0</text:p>
          </table:table-cell>
          <table:table-cell office:value-type="float" office:value="39.56815609" calcext:value-type="float">
            <text:p>39.56815609</text:p>
          </table:table-cell>
          <table:table-cell office:value-type="float" office:value="-31.78928315" calcext:value-type="float">
            <text:p>-31.78928315</text:p>
          </table:table-cell>
          <table:table-cell office:value-type="float" office:value="27.4267537" calcext:value-type="float">
            <text:p>27.4267537</text:p>
          </table:table-cell>
          <table:table-cell office:value-type="float" office:value="56.47762738" calcext:value-type="float">
            <text:p>56.47762738</text:p>
          </table:table-cell>
          <table:table-cell office:value-type="float" office:value="0.98572055" calcext:value-type="float">
            <text:p>0.98572055</text:p>
          </table:table-cell>
          <table:table-cell office:value-type="float" office:value="18.96916823" calcext:value-type="float">
            <text:p>18.96916823</text:p>
          </table:table-cell>
          <table:table-cell office:value-type="float" office:value="-18.57233377" calcext:value-type="float">
            <text:p>-18.57233377</text:p>
          </table:table-cell>
          <table:table-cell office:value-type="float" office:value="0" calcext:value-type="float">
            <text:p>0</text:p>
          </table:table-cell>
          <table:table-cell office:value-type="float" office:value="-0.02519033" calcext:value-type="float">
            <text:p>-0.02519033</text:p>
          </table:table-cell>
          <table:table-cell office:value-type="float" office:value="-1.3680647" calcext:value-type="float">
            <text:p>-1.3680647</text:p>
          </table:table-cell>
          <table:table-cell office:value-type="float" office:value="0.7758737" calcext:value-type="float">
            <text:p>0.7758737</text:p>
          </table:table-cell>
          <table:table-cell office:value-type="float" office:value="-0.04678096" calcext:value-type="float">
            <text:p>-0.04678096</text:p>
          </table:table-cell>
          <table:table-cell office:value-type="float" office:value="-1.81952605" calcext:value-type="float">
            <text:p>-1.81952605</text:p>
          </table:table-cell>
          <table:table-cell office:value-type="float" office:value="0.82436581" calcext:value-type="float">
            <text:p>0.82436581</text:p>
          </table:table-cell>
          <table:table-cell office:value-type="float" office:value="-0.04138519" calcext:value-type="float">
            <text:p>-0.04138519</text:p>
          </table:table-cell>
          <table:table-cell office:value-type="float" office:value="-3.32631251" calcext:value-type="float">
            <text:p>-3.32631251</text:p>
          </table:table-cell>
          <table:table-cell office:value-type="float" office:value="0.82436581" calcext:value-type="float">
            <text:p>0.82436581</text:p>
          </table:table-cell>
          <table:table-cell office:value-type="float" office:value="-0.02879003" calcext:value-type="float">
            <text:p>-0.02879003</text:p>
          </table:table-cell>
          <table:table-cell office:value-type="float" office:value="-3.32631251" calcext:value-type="float">
            <text:p>-3.32631251</text:p>
          </table:table-cell>
          <table:table-cell office:value-type="float" office:value="0.67888949" calcext:value-type="float">
            <text:p>0.67888949</text:p>
          </table:table-cell>
          <table:table-cell office:value-type="float" office:value="-0.02339174" calcext:value-type="float">
            <text:p>-0.02339174</text:p>
          </table:table-cell>
          <table:table-cell office:value-type="float" office:value="-2.78975754" calcext:value-type="float">
            <text:p>-2.78975754</text:p>
          </table:table-cell>
          <table:table-cell office:value-type="float" office:value="0.63039738" calcext:value-type="float">
            <text:p>0.63039738</text:p>
          </table:table-cell>
          <table:table-cell office:value-type="float" office:value="-0.01439375" calcext:value-type="float">
            <text:p>-0.01439375</text:p>
          </table:table-cell>
          <table:table-cell office:value-type="float" office:value="-2.11913222" calcext:value-type="float">
            <text:p>-2.11913222</text:p>
          </table:table-cell>
          <table:table-cell office:value-type="float" office:value="0.58190528" calcext:value-type="float">
            <text:p>0.58190528</text:p>
          </table:table-cell>
          <table:table-cell office:value-type="float" office:value="-0.179932" calcext:value-type="float">
            <text:p>-0.179932</text:p>
          </table:table-cell>
          <table:table-cell office:value-type="float" office:value="-15.4758215" calcext:value-type="float">
            <text:p>-15.4758215</text:p>
          </table:table-cell>
          <table:table-cell office:value-type="float" office:value="4.31517676" calcext:value-type="float">
            <text:p>4.31517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56651501" calcext:value-type="float">
            <text:p>-10.56651501</text:p>
          </table:table-cell>
          <table:table-cell office:value-type="float" office:value="12.90672424" calcext:value-type="float">
            <text:p>12.90672424</text:p>
          </table:table-cell>
          <table:table-cell office:value-type="float" office:value="-1.84473525" calcext:value-type="float">
            <text:p>-1.84473525</text:p>
          </table:table-cell>
          <table:table-cell office:value-type="float" office:value="-28.83466576" calcext:value-type="float">
            <text:p>-28.83466576</text:p>
          </table:table-cell>
          <table:table-cell office:value-type="float" office:value="-47.36585384" calcext:value-type="float">
            <text:p>-47.36585384</text:p>
          </table:table-cell>
          <table:table-cell office:value-type="float" office:value="-88.52669242" calcext:value-type="float">
            <text:p>-88.52669242</text:p>
          </table:table-cell>
          <table:table-cell office:value-type="float" office:value="102.16814583" calcext:value-type="float">
            <text:p>102.1681458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1371512" calcext:value-type="float">
            <text:p>15.21371512</text:p>
          </table:table-cell>
          <table:table-cell office:value-type="float" office:value="-61.88575406" calcext:value-type="float">
            <text:p>-61.88575406</text:p>
          </table:table-cell>
          <table:table-cell office:value-type="float" office:value="22.366195" calcext:value-type="float">
            <text:p>22.366195</text:p>
          </table:table-cell>
          <table:table-cell office:value-type="float" office:value="31.52403134" calcext:value-type="float">
            <text:p>31.5240313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333333" calcext:value-type="float">
            <text:p>3.28333333</text:p>
          </table:table-cell>
          <table:table-cell office:value-type="float" office:value="-35.84638743" calcext:value-type="float">
            <text:p>-35.84638743</text:p>
          </table:table-cell>
          <table:table-cell office:value-type="float" office:value="9.58387704" calcext:value-type="float">
            <text:p>9.58387704</text:p>
          </table:table-cell>
          <table:table-cell office:value-type="float" office:value="-84.11592914" calcext:value-type="float">
            <text:p>-84.11592914</text:p>
          </table:table-cell>
          <table:table-cell office:value-type="float" office:value="-0.11725146" calcext:value-type="float">
            <text:p>-0.11725146</text:p>
          </table:table-cell>
          <table:table-cell office:value-type="float" office:value="0.95312572" calcext:value-type="float">
            <text:p>0.95312572</text:p>
          </table:table-cell>
          <table:table-cell office:value-type="float" office:value="-1.00866706" calcext:value-type="float">
            <text:p>-1.00866706</text:p>
          </table:table-cell>
          <table:table-cell office:value-type="float" office:value="34.32067889" calcext:value-type="float">
            <text:p>34.32067889</text:p>
          </table:table-cell>
          <table:table-cell office:value-type="float" office:value="-20.55775473" calcext:value-type="float">
            <text:p>-20.55775473</text:p>
          </table:table-cell>
          <table:table-cell office:value-type="float" office:value="-18.5969065" calcext:value-type="float">
            <text:p>-18.5969065</text:p>
          </table:table-cell>
          <table:table-cell office:value-type="float" office:value="33.25067859" calcext:value-type="float">
            <text:p>33.25067859</text:p>
          </table:table-cell>
          <table:table-cell office:value-type="float" office:value="0.58033382" calcext:value-type="float">
            <text:p>0.58033382</text:p>
          </table:table-cell>
          <table:table-cell office:value-type="float" office:value="-0.02943239" calcext:value-type="float">
            <text:p>-0.02943239</text:p>
          </table:table-cell>
          <table:table-cell office:value-type="float" office:value="10.26069011" calcext:value-type="float">
            <text:p>10.26069011</text:p>
          </table:table-cell>
          <table:table-cell office:value-type="float" office:value="0" calcext:value-type="float">
            <text:p>0</text:p>
          </table:table-cell>
          <table:table-cell office:value-type="float" office:value="40.83147028" calcext:value-type="float">
            <text:p>40.83147028</text:p>
          </table:table-cell>
          <table:table-cell office:value-type="float" office:value="-31.98567344" calcext:value-type="float">
            <text:p>-31.98567344</text:p>
          </table:table-cell>
          <table:table-cell office:value-type="float" office:value="28.99684007" calcext:value-type="float">
            <text:p>28.99684007</text:p>
          </table:table-cell>
          <table:table-cell office:value-type="float" office:value="55.72122356" calcext:value-type="float">
            <text:p>55.72122356</text:p>
          </table:table-cell>
          <table:table-cell office:value-type="float" office:value="0.97251881" calcext:value-type="float">
            <text:p>0.97251881</text:p>
          </table:table-cell>
          <table:table-cell office:value-type="float" office:value="18.481694" calcext:value-type="float">
            <text:p>18.481694</text:p>
          </table:table-cell>
          <table:table-cell office:value-type="float" office:value="-18.61633109" calcext:value-type="float">
            <text:p>-18.61633109</text:p>
          </table:table-cell>
          <table:table-cell office:value-type="float" office:value="0" calcext:value-type="float">
            <text:p>0</text:p>
          </table:table-cell>
          <table:table-cell office:value-type="float" office:value="-0.02209723" calcext:value-type="float">
            <text:p>-0.02209723</text:p>
          </table:table-cell>
          <table:table-cell office:value-type="float" office:value="-1.31601304" calcext:value-type="float">
            <text:p>-1.31601304</text:p>
          </table:table-cell>
          <table:table-cell office:value-type="float" office:value="0.4421613" calcext:value-type="float">
            <text:p>0.4421613</text:p>
          </table:table-cell>
          <table:table-cell office:value-type="float" office:value="-0.04103676" calcext:value-type="float">
            <text:p>-0.04103676</text:p>
          </table:table-cell>
          <table:table-cell office:value-type="float" office:value="-1.75029734" calcext:value-type="float">
            <text:p>-1.75029734</text:p>
          </table:table-cell>
          <table:table-cell office:value-type="float" office:value="0.46979638" calcext:value-type="float">
            <text:p>0.46979638</text:p>
          </table:table-cell>
          <table:table-cell office:value-type="float" office:value="-0.03630354" calcext:value-type="float">
            <text:p>-0.03630354</text:p>
          </table:table-cell>
          <table:table-cell office:value-type="float" office:value="-3.19975411" calcext:value-type="float">
            <text:p>-3.19975411</text:p>
          </table:table-cell>
          <table:table-cell office:value-type="float" office:value="0.46979638" calcext:value-type="float">
            <text:p>0.46979638</text:p>
          </table:table-cell>
          <table:table-cell office:value-type="float" office:value="-0.02525492" calcext:value-type="float">
            <text:p>-0.02525492</text:p>
          </table:table-cell>
          <table:table-cell office:value-type="float" office:value="-3.19975411" calcext:value-type="float">
            <text:p>-3.19975411</text:p>
          </table:table-cell>
          <table:table-cell office:value-type="float" office:value="0.38689114" calcext:value-type="float">
            <text:p>0.38689114</text:p>
          </table:table-cell>
          <table:table-cell office:value-type="float" office:value="-0.02051949" calcext:value-type="float">
            <text:p>-0.02051949</text:p>
          </table:table-cell>
          <table:table-cell office:value-type="float" office:value="-2.68361379" calcext:value-type="float">
            <text:p>-2.68361379</text:p>
          </table:table-cell>
          <table:table-cell office:value-type="float" office:value="0.35925606" calcext:value-type="float">
            <text:p>0.35925606</text:p>
          </table:table-cell>
          <table:table-cell office:value-type="float" office:value="-0.01262636" calcext:value-type="float">
            <text:p>-0.01262636</text:p>
          </table:table-cell>
          <table:table-cell office:value-type="float" office:value="-2.0385042" calcext:value-type="float">
            <text:p>-2.0385042</text:p>
          </table:table-cell>
          <table:table-cell office:value-type="float" office:value="0.33162097" calcext:value-type="float">
            <text:p>0.33162097</text:p>
          </table:table-cell>
          <table:table-cell office:value-type="float" office:value="-0.1578383" calcext:value-type="float">
            <text:p>-0.1578383</text:p>
          </table:table-cell>
          <table:table-cell office:value-type="float" office:value="-14.88700271" calcext:value-type="float">
            <text:p>-14.88700271</text:p>
          </table:table-cell>
          <table:table-cell office:value-type="float" office:value="2.45916849" calcext:value-type="float">
            <text:p>2.45916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36184627" calcext:value-type="float">
            <text:p>-10.36184627</text:p>
          </table:table-cell>
          <table:table-cell office:value-type="float" office:value="12.56069374" calcext:value-type="float">
            <text:p>12.56069374</text:p>
          </table:table-cell>
          <table:table-cell office:value-type="float" office:value="-1.42344067" calcext:value-type="float">
            <text:p>-1.42344067</text:p>
          </table:table-cell>
          <table:table-cell office:value-type="float" office:value="-25.82626856" calcext:value-type="float">
            <text:p>-25.82626856</text:p>
          </table:table-cell>
          <table:table-cell office:value-type="float" office:value="-48.55861664" calcext:value-type="float">
            <text:p>-48.55861664</text:p>
          </table:table-cell>
          <table:table-cell office:value-type="float" office:value="-88.01754052" calcext:value-type="float">
            <text:p>-88.01754052</text:p>
          </table:table-cell>
          <table:table-cell office:value-type="float" office:value="103.49677522" calcext:value-type="float">
            <text:p>103.4967752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9085862" calcext:value-type="float">
            <text:p>11.79085862</text:p>
          </table:table-cell>
          <table:table-cell office:value-type="float" office:value="-63.54604162" calcext:value-type="float">
            <text:p>-63.54604162</text:p>
          </table:table-cell>
          <table:table-cell office:value-type="float" office:value="20.71752072" calcext:value-type="float">
            <text:p>20.71752072</text:p>
          </table:table-cell>
          <table:table-cell office:value-type="float" office:value="32.65454175" calcext:value-type="float">
            <text:p>32.6545417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-37.1799892" calcext:value-type="float">
            <text:p>-37.1799892</text:p>
          </table:table-cell>
          <table:table-cell office:value-type="float" office:value="10.24526271" calcext:value-type="float">
            <text:p>10.24526271</text:p>
          </table:table-cell>
          <table:table-cell office:value-type="float" office:value="-81.42189235" calcext:value-type="float">
            <text:p>-81.42189235</text:p>
          </table:table-cell>
          <table:table-cell office:value-type="float" office:value="-0.11499941" calcext:value-type="float">
            <text:p>-0.11499941</text:p>
          </table:table-cell>
          <table:table-cell office:value-type="float" office:value="0.95310175" calcext:value-type="float">
            <text:p>0.95310175</text:p>
          </table:table-cell>
          <table:table-cell office:value-type="float" office:value="-0.99994437" calcext:value-type="float">
            <text:p>-0.99994437</text:p>
          </table:table-cell>
          <table:table-cell office:value-type="float" office:value="33.65292078" calcext:value-type="float">
            <text:p>33.65292078</text:p>
          </table:table-cell>
          <table:table-cell office:value-type="float" office:value="-20.85748121" calcext:value-type="float">
            <text:p>-20.85748121</text:p>
          </table:table-cell>
          <table:table-cell office:value-type="float" office:value="-21.52871382" calcext:value-type="float">
            <text:p>-21.52871382</text:p>
          </table:table-cell>
          <table:table-cell office:value-type="float" office:value="32.92648321" calcext:value-type="float">
            <text:p>32.92648321</text:p>
          </table:table-cell>
          <table:table-cell office:value-type="float" office:value="0.57467554" calcext:value-type="float">
            <text:p>0.57467554</text:p>
          </table:table-cell>
          <table:table-cell office:value-type="float" office:value="0.71865517" calcext:value-type="float">
            <text:p>0.71865517</text:p>
          </table:table-cell>
          <table:table-cell office:value-type="float" office:value="12.30884656" calcext:value-type="float">
            <text:p>12.30884656</text:p>
          </table:table-cell>
          <table:table-cell office:value-type="float" office:value="0" calcext:value-type="float">
            <text:p>0</text:p>
          </table:table-cell>
          <table:table-cell office:value-type="float" office:value="42.49466662" calcext:value-type="float">
            <text:p>42.49466662</text:p>
          </table:table-cell>
          <table:table-cell office:value-type="float" office:value="-31.62568844" calcext:value-type="float">
            <text:p>-31.62568844</text:p>
          </table:table-cell>
          <table:table-cell office:value-type="float" office:value="31.85391929" calcext:value-type="float">
            <text:p>31.85391929</text:p>
          </table:table-cell>
          <table:table-cell office:value-type="float" office:value="54.90785348" calcext:value-type="float">
            <text:p>54.90785348</text:p>
          </table:table-cell>
          <table:table-cell office:value-type="float" office:value="0.95832283" calcext:value-type="float">
            <text:p>0.95832283</text:p>
          </table:table-cell>
          <table:table-cell office:value-type="float" office:value="18.30047661" calcext:value-type="float">
            <text:p>18.30047661</text:p>
          </table:table-cell>
          <table:table-cell office:value-type="float" office:value="-18.71293448" calcext:value-type="float">
            <text:p>-18.71293448</text:p>
          </table:table-cell>
          <table:table-cell office:value-type="float" office:value="0" calcext:value-type="float">
            <text:p>0</text:p>
          </table:table-cell>
          <table:table-cell office:value-type="float" office:value="-0.01835314" calcext:value-type="float">
            <text:p>-0.01835314</text:p>
          </table:table-cell>
          <table:table-cell office:value-type="float" office:value="-1.19222976" calcext:value-type="float">
            <text:p>-1.19222976</text:p>
          </table:table-cell>
          <table:table-cell office:value-type="float" office:value="-0.07172653" calcext:value-type="float">
            <text:p>-0.07172653</text:p>
          </table:table-cell>
          <table:table-cell office:value-type="float" office:value="-0.03408362" calcext:value-type="float">
            <text:p>-0.03408362</text:p>
          </table:table-cell>
          <table:table-cell office:value-type="float" office:value="-1.58566558" calcext:value-type="float">
            <text:p>-1.58566558</text:p>
          </table:table-cell>
          <table:table-cell office:value-type="float" office:value="-0.07620943" calcext:value-type="float">
            <text:p>-0.07620943</text:p>
          </table:table-cell>
          <table:table-cell office:value-type="float" office:value="-0.03015237" calcext:value-type="float">
            <text:p>-0.03015237</text:p>
          </table:table-cell>
          <table:table-cell office:value-type="float" office:value="-2.89878743" calcext:value-type="float">
            <text:p>-2.89878743</text:p>
          </table:table-cell>
          <table:table-cell office:value-type="float" office:value="-0.07620943" calcext:value-type="float">
            <text:p>-0.07620943</text:p>
          </table:table-cell>
          <table:table-cell office:value-type="float" office:value="-0.0209758" calcext:value-type="float">
            <text:p>-0.0209758</text:p>
          </table:table-cell>
          <table:table-cell office:value-type="float" office:value="-2.89878743" calcext:value-type="float">
            <text:p>-2.89878743</text:p>
          </table:table-cell>
          <table:table-cell office:value-type="float" office:value="-0.06276071" calcext:value-type="float">
            <text:p>-0.06276071</text:p>
          </table:table-cell>
          <table:table-cell office:value-type="float" office:value="-0.01704273" calcext:value-type="float">
            <text:p>-0.01704273</text:p>
          </table:table-cell>
          <table:table-cell office:value-type="float" office:value="-2.43119492" calcext:value-type="float">
            <text:p>-2.43119492</text:p>
          </table:table-cell>
          <table:table-cell office:value-type="float" office:value="-0.0582778" calcext:value-type="float">
            <text:p>-0.0582778</text:p>
          </table:table-cell>
          <table:table-cell office:value-type="float" office:value="-0.01048698" calcext:value-type="float">
            <text:p>-0.01048698</text:p>
          </table:table-cell>
          <table:table-cell office:value-type="float" office:value="-1.84676389" calcext:value-type="float">
            <text:p>-1.84676389</text:p>
          </table:table-cell>
          <table:table-cell office:value-type="float" office:value="-0.05379489" calcext:value-type="float">
            <text:p>-0.05379489</text:p>
          </table:table-cell>
          <table:table-cell office:value-type="float" office:value="-0.13109464" calcext:value-type="float">
            <text:p>-0.13109464</text:p>
          </table:table-cell>
          <table:table-cell office:value-type="float" office:value="-13.48674145" calcext:value-type="float">
            <text:p>-13.48674145</text:p>
          </table:table-cell>
          <table:table-cell office:value-type="float" office:value="-0.39892142" calcext:value-type="float">
            <text:p>-0.39892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0437259" calcext:value-type="float">
            <text:p>-10.70437259</text:p>
          </table:table-cell>
          <table:table-cell office:value-type="float" office:value="11.35814407" calcext:value-type="float">
            <text:p>11.35814407</text:p>
          </table:table-cell>
          <table:table-cell office:value-type="float" office:value="0.04083112" calcext:value-type="float">
            <text:p>0.04083112</text:p>
          </table:table-cell>
          <table:table-cell office:value-type="float" office:value="-23.69307897" calcext:value-type="float">
            <text:p>-23.69307897</text:p>
          </table:table-cell>
          <table:table-cell office:value-type="float" office:value="-49.52413987" calcext:value-type="float">
            <text:p>-49.52413987</text:p>
          </table:table-cell>
          <table:table-cell office:value-type="float" office:value="-87.88128684" calcext:value-type="float">
            <text:p>-87.88128684</text:p>
          </table:table-cell>
          <table:table-cell office:value-type="float" office:value="105.17104436" calcext:value-type="float">
            <text:p>105.1710443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2797909" calcext:value-type="float">
            <text:p>4.72797909</text:p>
          </table:table-cell>
          <table:table-cell office:value-type="float" office:value="-62.16946066" calcext:value-type="float">
            <text:p>-62.16946066</text:p>
          </table:table-cell>
          <table:table-cell office:value-type="float" office:value="5.48949891" calcext:value-type="float">
            <text:p>5.48949891</text:p>
          </table:table-cell>
          <table:table-cell office:value-type="float" office:value="34.14210155" calcext:value-type="float">
            <text:p>34.1421015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666667" calcext:value-type="float">
            <text:p>3.31666667</text:p>
          </table:table-cell>
          <table:table-cell office:value-type="float" office:value="-38.0072962" calcext:value-type="float">
            <text:p>-38.0072962</text:p>
          </table:table-cell>
          <table:table-cell office:value-type="float" office:value="10.57917971" calcext:value-type="float">
            <text:p>10.57917971</text:p>
          </table:table-cell>
          <table:table-cell office:value-type="float" office:value="-78.24397806" calcext:value-type="float">
            <text:p>-78.24397806</text:p>
          </table:table-cell>
          <table:table-cell office:value-type="float" office:value="-0.11189225" calcext:value-type="float">
            <text:p>-0.11189225</text:p>
          </table:table-cell>
          <table:table-cell office:value-type="float" office:value="0.95363369" calcext:value-type="float">
            <text:p>0.95363369</text:p>
          </table:table-cell>
          <table:table-cell office:value-type="float" office:value="-0.98979022" calcext:value-type="float">
            <text:p>-0.98979022</text:p>
          </table:table-cell>
          <table:table-cell office:value-type="float" office:value="32.5125866" calcext:value-type="float">
            <text:p>32.5125866</text:p>
          </table:table-cell>
          <table:table-cell office:value-type="float" office:value="-21.55317724" calcext:value-type="float">
            <text:p>-21.55317724</text:p>
          </table:table-cell>
          <table:table-cell office:value-type="float" office:value="-24.35814669" calcext:value-type="float">
            <text:p>-24.35814669</text:p>
          </table:table-cell>
          <table:table-cell office:value-type="float" office:value="33.13206794" calcext:value-type="float">
            <text:p>33.13206794</text:p>
          </table:table-cell>
          <table:table-cell office:value-type="float" office:value="0.57826367" calcext:value-type="float">
            <text:p>0.57826367</text:p>
          </table:table-cell>
          <table:table-cell office:value-type="float" office:value="1.30484277" calcext:value-type="float">
            <text:p>1.30484277</text:p>
          </table:table-cell>
          <table:table-cell office:value-type="float" office:value="14.61258363" calcext:value-type="float">
            <text:p>14.61258363</text:p>
          </table:table-cell>
          <table:table-cell office:value-type="float" office:value="0" calcext:value-type="float">
            <text:p>0</text:p>
          </table:table-cell>
          <table:table-cell office:value-type="float" office:value="43.55951044" calcext:value-type="float">
            <text:p>43.55951044</text:p>
          </table:table-cell>
          <table:table-cell office:value-type="float" office:value="-30.57715004" calcext:value-type="float">
            <text:p>-30.57715004</text:p>
          </table:table-cell>
          <table:table-cell office:value-type="float" office:value="34.58186707" calcext:value-type="float">
            <text:p>34.58186707</text:p>
          </table:table-cell>
          <table:table-cell office:value-type="float" office:value="53.71959443" calcext:value-type="float">
            <text:p>53.71959443</text:p>
          </table:table-cell>
          <table:table-cell office:value-type="float" office:value="0.9375838" calcext:value-type="float">
            <text:p>0.9375838</text:p>
          </table:table-cell>
          <table:table-cell office:value-type="float" office:value="18.1238405" calcext:value-type="float">
            <text:p>18.1238405</text:p>
          </table:table-cell>
          <table:table-cell office:value-type="float" office:value="-18.79451981" calcext:value-type="float">
            <text:p>-18.79451981</text:p>
          </table:table-cell>
          <table:table-cell office:value-type="float" office:value="0" calcext:value-type="float">
            <text:p>0</text:p>
          </table:table-cell>
          <table:table-cell office:value-type="float" office:value="-0.01800403" calcext:value-type="float">
            <text:p>-0.01800403</text:p>
          </table:table-cell>
          <table:table-cell office:value-type="float" office:value="-1.14294807" calcext:value-type="float">
            <text:p>-1.14294807</text:p>
          </table:table-cell>
          <table:table-cell office:value-type="float" office:value="-0.449972" calcext:value-type="float">
            <text:p>-0.449972</text:p>
          </table:table-cell>
          <table:table-cell office:value-type="float" office:value="-0.03343529" calcext:value-type="float">
            <text:p>-0.03343529</text:p>
          </table:table-cell>
          <table:table-cell office:value-type="float" office:value="-1.52012093" calcext:value-type="float">
            <text:p>-1.52012093</text:p>
          </table:table-cell>
          <table:table-cell office:value-type="float" office:value="-0.47809525" calcext:value-type="float">
            <text:p>-0.47809525</text:p>
          </table:table-cell>
          <table:table-cell office:value-type="float" office:value="-0.02957883" calcext:value-type="float">
            <text:p>-0.02957883</text:p>
          </table:table-cell>
          <table:table-cell office:value-type="float" office:value="-2.77896393" calcext:value-type="float">
            <text:p>-2.77896393</text:p>
          </table:table-cell>
          <table:table-cell office:value-type="float" office:value="-0.47809525" calcext:value-type="float">
            <text:p>-0.47809525</text:p>
          </table:table-cell>
          <table:table-cell office:value-type="float" office:value="-0.02057681" calcext:value-type="float">
            <text:p>-0.02057681</text:p>
          </table:table-cell>
          <table:table-cell office:value-type="float" office:value="-2.77896393" calcext:value-type="float">
            <text:p>-2.77896393</text:p>
          </table:table-cell>
          <table:table-cell office:value-type="float" office:value="-0.3937255" calcext:value-type="float">
            <text:p>-0.3937255</text:p>
          </table:table-cell>
          <table:table-cell office:value-type="float" office:value="-0.01671855" calcext:value-type="float">
            <text:p>-0.01671855</text:p>
          </table:table-cell>
          <table:table-cell office:value-type="float" office:value="-2.33069969" calcext:value-type="float">
            <text:p>-2.33069969</text:p>
          </table:table-cell>
          <table:table-cell office:value-type="float" office:value="-0.36560225" calcext:value-type="float">
            <text:p>-0.36560225</text:p>
          </table:table-cell>
          <table:table-cell office:value-type="float" office:value="-0.0102875" calcext:value-type="float">
            <text:p>-0.0102875</text:p>
          </table:table-cell>
          <table:table-cell office:value-type="float" office:value="-1.77042655" calcext:value-type="float">
            <text:p>-1.77042655</text:p>
          </table:table-cell>
          <table:table-cell office:value-type="float" office:value="-0.337479" calcext:value-type="float">
            <text:p>-0.337479</text:p>
          </table:table-cell>
          <table:table-cell office:value-type="float" office:value="-0.12860101" calcext:value-type="float">
            <text:p>-0.12860101</text:p>
          </table:table-cell>
          <table:table-cell office:value-type="float" office:value="-12.92925711" calcext:value-type="float">
            <text:p>-12.92925711</text:p>
          </table:table-cell>
          <table:table-cell office:value-type="float" office:value="-2.50260928" calcext:value-type="float">
            <text:p>-2.50260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47445409" calcext:value-type="float">
            <text:p>-11.47445409</text:p>
          </table:table-cell>
          <table:table-cell office:value-type="float" office:value="11.67788446" calcext:value-type="float">
            <text:p>11.67788446</text:p>
          </table:table-cell>
          <table:table-cell office:value-type="float" office:value="-0.41963125" calcext:value-type="float">
            <text:p>-0.41963125</text:p>
          </table:table-cell>
          <table:table-cell office:value-type="float" office:value="-23.40244017" calcext:value-type="float">
            <text:p>-23.40244017</text:p>
          </table:table-cell>
          <table:table-cell office:value-type="float" office:value="-49.31097107" calcext:value-type="float">
            <text:p>-49.31097107</text:p>
          </table:table-cell>
          <table:table-cell office:value-type="float" office:value="-88.73126175" calcext:value-type="float">
            <text:p>-88.73126175</text:p>
          </table:table-cell>
          <table:table-cell office:value-type="float" office:value="106.85344082" calcext:value-type="float">
            <text:p>106.8534408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4986836" calcext:value-type="float">
            <text:p>4.24986836</text:p>
          </table:table-cell>
          <table:table-cell office:value-type="float" office:value="-62.09440139" calcext:value-type="float">
            <text:p>-62.09440139</text:p>
          </table:table-cell>
          <table:table-cell office:value-type="float" office:value="4.14101493" calcext:value-type="float">
            <text:p>4.14101493</text:p>
          </table:table-cell>
          <table:table-cell office:value-type="float" office:value="33.95902002" calcext:value-type="float">
            <text:p>33.9590200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333333" calcext:value-type="float">
            <text:p>3.33333333</text:p>
          </table:table-cell>
          <table:table-cell office:value-type="float" office:value="-38.23064248" calcext:value-type="float">
            <text:p>-38.23064248</text:p>
          </table:table-cell>
          <table:table-cell office:value-type="float" office:value="10.72589982" calcext:value-type="float">
            <text:p>10.72589982</text:p>
          </table:table-cell>
          <table:table-cell office:value-type="float" office:value="-75.39246601" calcext:value-type="float">
            <text:p>-75.39246601</text:p>
          </table:table-cell>
          <table:table-cell office:value-type="float" office:value="-0.10869014" calcext:value-type="float">
            <text:p>-0.10869014</text:p>
          </table:table-cell>
          <table:table-cell office:value-type="float" office:value="0.95496477" calcext:value-type="float">
            <text:p>0.95496477</text:p>
          </table:table-cell>
          <table:table-cell office:value-type="float" office:value="-0.97903711" calcext:value-type="float">
            <text:p>-0.97903711</text:p>
          </table:table-cell>
          <table:table-cell office:value-type="float" office:value="31.49297671" calcext:value-type="float">
            <text:p>31.49297671</text:p>
          </table:table-cell>
          <table:table-cell office:value-type="float" office:value="-22.30960724" calcext:value-type="float">
            <text:p>-22.30960724</text:p>
          </table:table-cell>
          <table:table-cell office:value-type="float" office:value="-26.283588" calcext:value-type="float">
            <text:p>-26.283588</text:p>
          </table:table-cell>
          <table:table-cell office:value-type="float" office:value="33.76584312" calcext:value-type="float">
            <text:p>33.76584312</text:p>
          </table:table-cell>
          <table:table-cell office:value-type="float" office:value="0.58932514" calcext:value-type="float">
            <text:p>0.58932514</text:p>
          </table:table-cell>
          <table:table-cell office:value-type="float" office:value="1.66967932" calcext:value-type="float">
            <text:p>1.66967932</text:p>
          </table:table-cell>
          <table:table-cell office:value-type="float" office:value="16.38320314" calcext:value-type="float">
            <text:p>16.38320314</text:p>
          </table:table-cell>
          <table:table-cell office:value-type="float" office:value="0" calcext:value-type="float">
            <text:p>0</text:p>
          </table:table-cell>
          <table:table-cell office:value-type="float" office:value="43.74329159" calcext:value-type="float">
            <text:p>43.74329159</text:p>
          </table:table-cell>
          <table:table-cell office:value-type="float" office:value="-29.37578067" calcext:value-type="float">
            <text:p>-29.37578067</text:p>
          </table:table-cell>
          <table:table-cell office:value-type="float" office:value="36.43862955" calcext:value-type="float">
            <text:p>36.43862955</text:p>
          </table:table-cell>
          <table:table-cell office:value-type="float" office:value="52.19670765" calcext:value-type="float">
            <text:p>52.19670765</text:p>
          </table:table-cell>
          <table:table-cell office:value-type="float" office:value="0.91100441" calcext:value-type="float">
            <text:p>0.91100441</text:p>
          </table:table-cell>
          <table:table-cell office:value-type="float" office:value="18.00987979" calcext:value-type="float">
            <text:p>18.00987979</text:p>
          </table:table-cell>
          <table:table-cell office:value-type="float" office:value="-18.82703832" calcext:value-type="float">
            <text:p>-18.82703832</text:p>
          </table:table-cell>
          <table:table-cell office:value-type="float" office:value="0" calcext:value-type="float">
            <text:p>0</text:p>
          </table:table-cell>
          <table:table-cell office:value-type="float" office:value="-0.01801221" calcext:value-type="float">
            <text:p>-0.01801221</text:p>
          </table:table-cell>
          <table:table-cell office:value-type="float" office:value="-1.16838921" calcext:value-type="float">
            <text:p>-1.16838921</text:p>
          </table:table-cell>
          <table:table-cell office:value-type="float" office:value="-0.70495461" calcext:value-type="float">
            <text:p>-0.70495461</text:p>
          </table:table-cell>
          <table:table-cell office:value-type="float" office:value="-0.03345047" calcext:value-type="float">
            <text:p>-0.03345047</text:p>
          </table:table-cell>
          <table:table-cell office:value-type="float" office:value="-1.55395764" calcext:value-type="float">
            <text:p>-1.55395764</text:p>
          </table:table-cell>
          <table:table-cell office:value-type="float" office:value="-0.74901427" calcext:value-type="float">
            <text:p>-0.74901427</text:p>
          </table:table-cell>
          <table:table-cell office:value-type="float" office:value="-0.02959226" calcext:value-type="float">
            <text:p>-0.02959226</text:p>
          </table:table-cell>
          <table:table-cell office:value-type="float" office:value="-2.84082152" calcext:value-type="float">
            <text:p>-2.84082152</text:p>
          </table:table-cell>
          <table:table-cell office:value-type="float" office:value="-0.74901427" calcext:value-type="float">
            <text:p>-0.74901427</text:p>
          </table:table-cell>
          <table:table-cell office:value-type="float" office:value="-0.02058615" calcext:value-type="float">
            <text:p>-0.02058615</text:p>
          </table:table-cell>
          <table:table-cell office:value-type="float" office:value="-2.84082152" calcext:value-type="float">
            <text:p>-2.84082152</text:p>
          </table:table-cell>
          <table:table-cell office:value-type="float" office:value="-0.61683528" calcext:value-type="float">
            <text:p>-0.61683528</text:p>
          </table:table-cell>
          <table:table-cell office:value-type="float" office:value="-0.01672614" calcext:value-type="float">
            <text:p>-0.01672614</text:p>
          </table:table-cell>
          <table:table-cell office:value-type="float" office:value="-2.38257927" calcext:value-type="float">
            <text:p>-2.38257927</text:p>
          </table:table-cell>
          <table:table-cell office:value-type="float" office:value="-0.57277562" calcext:value-type="float">
            <text:p>-0.57277562</text:p>
          </table:table-cell>
          <table:table-cell office:value-type="float" office:value="-0.01029218" calcext:value-type="float">
            <text:p>-0.01029218</text:p>
          </table:table-cell>
          <table:table-cell office:value-type="float" office:value="-1.80983488" calcext:value-type="float">
            <text:p>-1.80983488</text:p>
          </table:table-cell>
          <table:table-cell office:value-type="float" office:value="-0.52871596" calcext:value-type="float">
            <text:p>-0.52871596</text:p>
          </table:table-cell>
          <table:table-cell office:value-type="float" office:value="-0.1286594" calcext:value-type="float">
            <text:p>-0.1286594</text:p>
          </table:table-cell>
          <table:table-cell office:value-type="float" office:value="-13.21705238" calcext:value-type="float">
            <text:p>-13.21705238</text:p>
          </table:table-cell>
          <table:table-cell office:value-type="float" office:value="-3.92074604" calcext:value-type="float">
            <text:p>-3.92074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3261549" calcext:value-type="float">
            <text:p>-12.53261549</text:p>
          </table:table-cell>
          <table:table-cell office:value-type="float" office:value="12.25536202" calcext:value-type="float">
            <text:p>12.25536202</text:p>
          </table:table-cell>
          <table:table-cell office:value-type="float" office:value="-1.19881421" calcext:value-type="float">
            <text:p>-1.19881421</text:p>
          </table:table-cell>
          <table:table-cell office:value-type="float" office:value="-23.75258006" calcext:value-type="float">
            <text:p>-23.75258006</text:p>
          </table:table-cell>
          <table:table-cell office:value-type="float" office:value="-48.4632351" calcext:value-type="float">
            <text:p>-48.4632351</text:p>
          </table:table-cell>
          <table:table-cell office:value-type="float" office:value="-89.26925268" calcext:value-type="float">
            <text:p>-89.26925268</text:p>
          </table:table-cell>
          <table:table-cell office:value-type="float" office:value="108.59927658" calcext:value-type="float">
            <text:p>108.5992765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4749572" calcext:value-type="float">
            <text:p>5.24749572</text:p>
          </table:table-cell>
          <table:table-cell office:value-type="float" office:value="-61.97292451" calcext:value-type="float">
            <text:p>-61.97292451</text:p>
          </table:table-cell>
          <table:table-cell office:value-type="float" office:value="3.40089489" calcext:value-type="float">
            <text:p>3.40089489</text:p>
          </table:table-cell>
          <table:table-cell office:value-type="float" office:value="33.5285926" calcext:value-type="float">
            <text:p>33.528592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-38.43759652" calcext:value-type="float">
            <text:p>-38.43759652</text:p>
          </table:table-cell>
          <table:table-cell office:value-type="float" office:value="10.77839344" calcext:value-type="float">
            <text:p>10.77839344</text:p>
          </table:table-cell>
          <table:table-cell office:value-type="float" office:value="-73.8091913" calcext:value-type="float">
            <text:p>-73.8091913</text:p>
          </table:table-cell>
          <table:table-cell office:value-type="float" office:value="-0.10650308" calcext:value-type="float">
            <text:p>-0.10650308</text:p>
          </table:table-cell>
          <table:table-cell office:value-type="float" office:value="0.95695874" calcext:value-type="float">
            <text:p>0.95695874</text:p>
          </table:table-cell>
          <table:table-cell office:value-type="float" office:value="-0.96878946" calcext:value-type="float">
            <text:p>-0.96878946</text:p>
          </table:table-cell>
          <table:table-cell office:value-type="float" office:value="31.26728437" calcext:value-type="float">
            <text:p>31.26728437</text:p>
          </table:table-cell>
          <table:table-cell office:value-type="float" office:value="-21.96429458" calcext:value-type="float">
            <text:p>-21.96429458</text:p>
          </table:table-cell>
          <table:table-cell office:value-type="float" office:value="-26.24571507" calcext:value-type="float">
            <text:p>-26.24571507</text:p>
          </table:table-cell>
          <table:table-cell office:value-type="float" office:value="34.47777638" calcext:value-type="float">
            <text:p>34.47777638</text:p>
          </table:table-cell>
          <table:table-cell office:value-type="float" office:value="0.60175072" calcext:value-type="float">
            <text:p>0.60175072</text:p>
          </table:table-cell>
          <table:table-cell office:value-type="float" office:value="1.56684919" calcext:value-type="float">
            <text:p>1.56684919</text:p>
          </table:table-cell>
          <table:table-cell office:value-type="float" office:value="16.93167725" calcext:value-type="float">
            <text:p>16.93167725</text:p>
          </table:table-cell>
          <table:table-cell office:value-type="float" office:value="0" calcext:value-type="float">
            <text:p>0</text:p>
          </table:table-cell>
          <table:table-cell office:value-type="float" office:value="43.23961404" calcext:value-type="float">
            <text:p>43.23961404</text:p>
          </table:table-cell>
          <table:table-cell office:value-type="float" office:value="-29.14051849" calcext:value-type="float">
            <text:p>-29.14051849</text:p>
          </table:table-cell>
          <table:table-cell office:value-type="float" office:value="37.24692321" calcext:value-type="float">
            <text:p>37.24692321</text:p>
          </table:table-cell>
          <table:table-cell office:value-type="float" office:value="50.63264508" calcext:value-type="float">
            <text:p>50.63264508</text:p>
          </table:table-cell>
          <table:table-cell office:value-type="float" office:value="0.88370637" calcext:value-type="float">
            <text:p>0.88370637</text:p>
          </table:table-cell>
          <table:table-cell office:value-type="float" office:value="18.24225159" calcext:value-type="float">
            <text:p>18.24225159</text:p>
          </table:table-cell>
          <table:table-cell office:value-type="float" office:value="-18.72325318" calcext:value-type="float">
            <text:p>-18.72325318</text:p>
          </table:table-cell>
          <table:table-cell office:value-type="float" office:value="0" calcext:value-type="float">
            <text:p>0</text:p>
          </table:table-cell>
          <table:table-cell office:value-type="float" office:value="-0.0185756" calcext:value-type="float">
            <text:p>-0.0185756</text:p>
          </table:table-cell>
          <table:table-cell office:value-type="float" office:value="-1.1742393" calcext:value-type="float">
            <text:p>-1.1742393</text:p>
          </table:table-cell>
          <table:table-cell office:value-type="float" office:value="-0.77820499" calcext:value-type="float">
            <text:p>-0.77820499</text:p>
          </table:table-cell>
          <table:table-cell office:value-type="float" office:value="-0.03449674" calcext:value-type="float">
            <text:p>-0.03449674</text:p>
          </table:table-cell>
          <table:table-cell office:value-type="float" office:value="-1.56173827" calcext:value-type="float">
            <text:p>-1.56173827</text:p>
          </table:table-cell>
          <table:table-cell office:value-type="float" office:value="-0.8268428" calcext:value-type="float">
            <text:p>-0.8268428</text:p>
          </table:table-cell>
          <table:table-cell office:value-type="float" office:value="-0.03051785" calcext:value-type="float">
            <text:p>-0.03051785</text:p>
          </table:table-cell>
          <table:table-cell office:value-type="float" office:value="-2.85504543" calcext:value-type="float">
            <text:p>-2.85504543</text:p>
          </table:table-cell>
          <table:table-cell office:value-type="float" office:value="-0.8268428" calcext:value-type="float">
            <text:p>-0.8268428</text:p>
          </table:table-cell>
          <table:table-cell office:value-type="float" office:value="-0.02123005" calcext:value-type="float">
            <text:p>-0.02123005</text:p>
          </table:table-cell>
          <table:table-cell office:value-type="float" office:value="-2.85504543" calcext:value-type="float">
            <text:p>-2.85504543</text:p>
          </table:table-cell>
          <table:table-cell office:value-type="float" office:value="-0.68092937" calcext:value-type="float">
            <text:p>-0.68092937</text:p>
          </table:table-cell>
          <table:table-cell office:value-type="float" office:value="-0.0172493" calcext:value-type="float">
            <text:p>-0.0172493</text:p>
          </table:table-cell>
          <table:table-cell office:value-type="float" office:value="-2.39450878" calcext:value-type="float">
            <text:p>-2.39450878</text:p>
          </table:table-cell>
          <table:table-cell office:value-type="float" office:value="-0.63229155" calcext:value-type="float">
            <text:p>-0.63229155</text:p>
          </table:table-cell>
          <table:table-cell office:value-type="float" office:value="-0.0106141" calcext:value-type="float">
            <text:p>-0.0106141</text:p>
          </table:table-cell>
          <table:table-cell office:value-type="float" office:value="-1.81889667" calcext:value-type="float">
            <text:p>-1.81889667</text:p>
          </table:table-cell>
          <table:table-cell office:value-type="float" office:value="-0.58365374" calcext:value-type="float">
            <text:p>-0.58365374</text:p>
          </table:table-cell>
          <table:table-cell office:value-type="float" office:value="-0.13268364" calcext:value-type="float">
            <text:p>-0.13268364</text:p>
          </table:table-cell>
          <table:table-cell office:value-type="float" office:value="-13.2832298" calcext:value-type="float">
            <text:p>-13.2832298</text:p>
          </table:table-cell>
          <table:table-cell office:value-type="float" office:value="-4.32814269" calcext:value-type="float">
            <text:p>-4.32814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74189598" calcext:value-type="float">
            <text:p>-12.74189598</text:p>
          </table:table-cell>
          <table:table-cell office:value-type="float" office:value="12.38954943" calcext:value-type="float">
            <text:p>12.38954943</text:p>
          </table:table-cell>
          <table:table-cell office:value-type="float" office:value="-1.37079096" calcext:value-type="float">
            <text:p>-1.37079096</text:p>
          </table:table-cell>
          <table:table-cell office:value-type="float" office:value="-23.88881412" calcext:value-type="float">
            <text:p>-23.88881412</text:p>
          </table:table-cell>
          <table:table-cell office:value-type="float" office:value="-47.8660008" calcext:value-type="float">
            <text:p>-47.8660008</text:p>
          </table:table-cell>
          <table:table-cell office:value-type="float" office:value="-89.40765706" calcext:value-type="float">
            <text:p>-89.40765706</text:p>
          </table:table-cell>
          <table:table-cell office:value-type="float" office:value="110.21704054" calcext:value-type="float">
            <text:p>110.2170405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281066" calcext:value-type="float">
            <text:p>5.82281066</text:p>
          </table:table-cell>
          <table:table-cell office:value-type="float" office:value="-61.9209653" calcext:value-type="float">
            <text:p>-61.9209653</text:p>
          </table:table-cell>
          <table:table-cell office:value-type="float" office:value="3.20039907" calcext:value-type="float">
            <text:p>3.20039907</text:p>
          </table:table-cell>
          <table:table-cell office:value-type="float" office:value="33.66355591" calcext:value-type="float">
            <text:p>33.6635559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666667" calcext:value-type="float">
            <text:p>3.36666667</text:p>
          </table:table-cell>
          <table:table-cell office:value-type="float" office:value="-38.44052098" calcext:value-type="float">
            <text:p>-38.44052098</text:p>
          </table:table-cell>
          <table:table-cell office:value-type="float" office:value="11.06158646" calcext:value-type="float">
            <text:p>11.06158646</text:p>
          </table:table-cell>
          <table:table-cell office:value-type="float" office:value="-72.00919723" calcext:value-type="float">
            <text:p>-72.00919723</text:p>
          </table:table-cell>
          <table:table-cell office:value-type="float" office:value="-0.10358987" calcext:value-type="float">
            <text:p>-0.10358987</text:p>
          </table:table-cell>
          <table:table-cell office:value-type="float" office:value="0.95783582" calcext:value-type="float">
            <text:p>0.95783582</text:p>
          </table:table-cell>
          <table:table-cell office:value-type="float" office:value="-0.96036706" calcext:value-type="float">
            <text:p>-0.96036706</text:p>
          </table:table-cell>
          <table:table-cell office:value-type="float" office:value="31.21858054" calcext:value-type="float">
            <text:p>31.21858054</text:p>
          </table:table-cell>
          <table:table-cell office:value-type="float" office:value="-22.23841506" calcext:value-type="float">
            <text:p>-22.23841506</text:p>
          </table:table-cell>
          <table:table-cell office:value-type="float" office:value="-28.02809129" calcext:value-type="float">
            <text:p>-28.02809129</text:p>
          </table:table-cell>
          <table:table-cell office:value-type="float" office:value="35.36728856" calcext:value-type="float">
            <text:p>35.36728856</text:p>
          </table:table-cell>
          <table:table-cell office:value-type="float" office:value="0.61727563" calcext:value-type="float">
            <text:p>0.61727563</text:p>
          </table:table-cell>
          <table:table-cell office:value-type="float" office:value="1.30985511" calcext:value-type="float">
            <text:p>1.30985511</text:p>
          </table:table-cell>
          <table:table-cell office:value-type="float" office:value="18.18025362" calcext:value-type="float">
            <text:p>18.18025362</text:p>
          </table:table-cell>
          <table:table-cell office:value-type="float" office:value="0" calcext:value-type="float">
            <text:p>0</text:p>
          </table:table-cell>
          <table:table-cell office:value-type="float" office:value="43.17002142" calcext:value-type="float">
            <text:p>43.17002142</text:p>
          </table:table-cell>
          <table:table-cell office:value-type="float" office:value="-28.37418962" calcext:value-type="float">
            <text:p>-28.37418962</text:p>
          </table:table-cell>
          <table:table-cell office:value-type="float" office:value="38.16752307" calcext:value-type="float">
            <text:p>38.16752307</text:p>
          </table:table-cell>
          <table:table-cell office:value-type="float" office:value="49.29008513" calcext:value-type="float">
            <text:p>49.29008513</text:p>
          </table:table-cell>
          <table:table-cell office:value-type="float" office:value="0.86027427" calcext:value-type="float">
            <text:p>0.86027427</text:p>
          </table:table-cell>
          <table:table-cell office:value-type="float" office:value="18.36415013" calcext:value-type="float">
            <text:p>18.36415013</text:p>
          </table:table-cell>
          <table:table-cell office:value-type="float" office:value="-18.58989872" calcext:value-type="float">
            <text:p>-18.58989872</text:p>
          </table:table-cell>
          <table:table-cell office:value-type="float" office:value="0" calcext:value-type="float">
            <text:p>0</text:p>
          </table:table-cell>
          <table:table-cell office:value-type="float" office:value="-0.01877595" calcext:value-type="float">
            <text:p>-0.01877595</text:p>
          </table:table-cell>
          <table:table-cell office:value-type="float" office:value="-1.18083765" calcext:value-type="float">
            <text:p>-1.18083765</text:p>
          </table:table-cell>
          <table:table-cell office:value-type="float" office:value="-0.98303615" calcext:value-type="float">
            <text:p>-0.98303615</text:p>
          </table:table-cell>
          <table:table-cell office:value-type="float" office:value="-0.03486882" calcext:value-type="float">
            <text:p>-0.03486882</text:p>
          </table:table-cell>
          <table:table-cell office:value-type="float" office:value="-1.57051408" calcext:value-type="float">
            <text:p>-1.57051408</text:p>
          </table:table-cell>
          <table:table-cell office:value-type="float" office:value="-1.0444759" calcext:value-type="float">
            <text:p>-1.0444759</text:p>
          </table:table-cell>
          <table:table-cell office:value-type="float" office:value="-0.03084701" calcext:value-type="float">
            <text:p>-0.03084701</text:p>
          </table:table-cell>
          <table:table-cell office:value-type="float" office:value="-2.87108866" calcext:value-type="float">
            <text:p>-2.87108866</text:p>
          </table:table-cell>
          <table:table-cell office:value-type="float" office:value="-1.0444759" calcext:value-type="float">
            <text:p>-1.0444759</text:p>
          </table:table-cell>
          <table:table-cell office:value-type="float" office:value="-0.02145903" calcext:value-type="float">
            <text:p>-0.02145903</text:p>
          </table:table-cell>
          <table:table-cell office:value-type="float" office:value="-2.87108866" calcext:value-type="float">
            <text:p>-2.87108866</text:p>
          </table:table-cell>
          <table:table-cell office:value-type="float" office:value="-0.86015663" calcext:value-type="float">
            <text:p>-0.86015663</text:p>
          </table:table-cell>
          <table:table-cell office:value-type="float" office:value="-0.01743535" calcext:value-type="float">
            <text:p>-0.01743535</text:p>
          </table:table-cell>
          <table:table-cell office:value-type="float" office:value="-2.40796414" calcext:value-type="float">
            <text:p>-2.40796414</text:p>
          </table:table-cell>
          <table:table-cell office:value-type="float" office:value="-0.79871687" calcext:value-type="float">
            <text:p>-0.79871687</text:p>
          </table:table-cell>
          <table:table-cell office:value-type="float" office:value="-0.01072858" calcext:value-type="float">
            <text:p>-0.01072858</text:p>
          </table:table-cell>
          <table:table-cell office:value-type="float" office:value="-1.82911752" calcext:value-type="float">
            <text:p>-1.82911752</text:p>
          </table:table-cell>
          <table:table-cell office:value-type="float" office:value="-0.73727711" calcext:value-type="float">
            <text:p>-0.73727711</text:p>
          </table:table-cell>
          <table:table-cell office:value-type="float" office:value="-0.13411474" calcext:value-type="float">
            <text:p>-0.13411474</text:p>
          </table:table-cell>
          <table:table-cell office:value-type="float" office:value="-13.35787168" calcext:value-type="float">
            <text:p>-13.35787168</text:p>
          </table:table-cell>
          <table:table-cell office:value-type="float" office:value="-5.46735213" calcext:value-type="float">
            <text:p>-5.46735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30205227" calcext:value-type="float">
            <text:p>-14.30205227</text:p>
          </table:table-cell>
          <table:table-cell office:value-type="float" office:value="13.44381368" calcext:value-type="float">
            <text:p>13.44381368</text:p>
          </table:table-cell>
          <table:table-cell office:value-type="float" office:value="-2.48639795" calcext:value-type="float">
            <text:p>-2.48639795</text:p>
          </table:table-cell>
          <table:table-cell office:value-type="float" office:value="-23.90891056" calcext:value-type="float">
            <text:p>-23.90891056</text:p>
          </table:table-cell>
          <table:table-cell office:value-type="float" office:value="-47.51696252" calcext:value-type="float">
            <text:p>-47.51696252</text:p>
          </table:table-cell>
          <table:table-cell office:value-type="float" office:value="-89.36002341" calcext:value-type="float">
            <text:p>-89.36002341</text:p>
          </table:table-cell>
          <table:table-cell office:value-type="float" office:value="111.99397531" calcext:value-type="float">
            <text:p>111.9939753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0195186" calcext:value-type="float">
            <text:p>5.80195186</text:p>
          </table:table-cell>
          <table:table-cell office:value-type="float" office:value="-61.66704078" calcext:value-type="float">
            <text:p>-61.66704078</text:p>
          </table:table-cell>
          <table:table-cell office:value-type="float" office:value="1.94353293" calcext:value-type="float">
            <text:p>1.94353293</text:p>
          </table:table-cell>
          <table:table-cell office:value-type="float" office:value="33.75127148" calcext:value-type="float">
            <text:p>33.7512714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333333" calcext:value-type="float">
            <text:p>3.38333333</text:p>
          </table:table-cell>
          <table:table-cell office:value-type="float" office:value="-38.71994455" calcext:value-type="float">
            <text:p>-38.71994455</text:p>
          </table:table-cell>
          <table:table-cell office:value-type="float" office:value="11.48974603" calcext:value-type="float">
            <text:p>11.48974603</text:p>
          </table:table-cell>
          <table:table-cell office:value-type="float" office:value="-71.16655984" calcext:value-type="float">
            <text:p>-71.16655984</text:p>
          </table:table-cell>
          <table:table-cell office:value-type="float" office:value="-0.10231557" calcext:value-type="float">
            <text:p>-0.10231557</text:p>
          </table:table-cell>
          <table:table-cell office:value-type="float" office:value="0.95854231" calcext:value-type="float">
            <text:p>0.95854231</text:p>
          </table:table-cell>
          <table:table-cell office:value-type="float" office:value="-0.95496071" calcext:value-type="float">
            <text:p>-0.95496071</text:p>
          </table:table-cell>
          <table:table-cell office:value-type="float" office:value="32.34016077" calcext:value-type="float">
            <text:p>32.34016077</text:p>
          </table:table-cell>
          <table:table-cell office:value-type="float" office:value="-21.35694377" calcext:value-type="float">
            <text:p>-21.35694377</text:p>
          </table:table-cell>
          <table:table-cell office:value-type="float" office:value="-27.97733495" calcext:value-type="float">
            <text:p>-27.97733495</text:p>
          </table:table-cell>
          <table:table-cell office:value-type="float" office:value="36.31812905" calcext:value-type="float">
            <text:p>36.31812905</text:p>
          </table:table-cell>
          <table:table-cell office:value-type="float" office:value="0.63387093" calcext:value-type="float">
            <text:p>0.63387093</text:p>
          </table:table-cell>
          <table:table-cell office:value-type="float" office:value="1.0388345" calcext:value-type="float">
            <text:p>1.0388345</text:p>
          </table:table-cell>
          <table:table-cell office:value-type="float" office:value="18.35980027" calcext:value-type="float">
            <text:p>18.35980027</text:p>
          </table:table-cell>
          <table:table-cell office:value-type="float" office:value="0" calcext:value-type="float">
            <text:p>0</text:p>
          </table:table-cell>
          <table:table-cell office:value-type="float" office:value="43.29942548" calcext:value-type="float">
            <text:p>43.29942548</text:p>
          </table:table-cell>
          <table:table-cell office:value-type="float" office:value="-28.3979605" calcext:value-type="float">
            <text:p>-28.3979605</text:p>
          </table:table-cell>
          <table:table-cell office:value-type="float" office:value="38.56761458" calcext:value-type="float">
            <text:p>38.56761458</text:p>
          </table:table-cell>
          <table:table-cell office:value-type="float" office:value="48.19816384" calcext:value-type="float">
            <text:p>48.19816384</text:p>
          </table:table-cell>
          <table:table-cell office:value-type="float" office:value="0.84121665" calcext:value-type="float">
            <text:p>0.84121665</text:p>
          </table:table-cell>
          <table:table-cell office:value-type="float" office:value="18.61181308" calcext:value-type="float">
            <text:p>18.61181308</text:p>
          </table:table-cell>
          <table:table-cell office:value-type="float" office:value="-18.33828887" calcext:value-type="float">
            <text:p>-18.33828887</text:p>
          </table:table-cell>
          <table:table-cell office:value-type="float" office:value="0" calcext:value-type="float">
            <text:p>0</text:p>
          </table:table-cell>
          <table:table-cell office:value-type="float" office:value="-0.01983561" calcext:value-type="float">
            <text:p>-0.01983561</text:p>
          </table:table-cell>
          <table:table-cell office:value-type="float" office:value="-1.1269684" calcext:value-type="float">
            <text:p>-1.1269684</text:p>
          </table:table-cell>
          <table:table-cell office:value-type="float" office:value="-1.10296859" calcext:value-type="float">
            <text:p>-1.10296859</text:p>
          </table:table-cell>
          <table:table-cell office:value-type="float" office:value="-0.03683671" calcext:value-type="float">
            <text:p>-0.03683671</text:p>
          </table:table-cell>
          <table:table-cell office:value-type="float" office:value="-1.49886798" calcext:value-type="float">
            <text:p>-1.49886798</text:p>
          </table:table-cell>
          <table:table-cell office:value-type="float" office:value="-1.17190413" calcext:value-type="float">
            <text:p>-1.17190413</text:p>
          </table:table-cell>
          <table:table-cell office:value-type="float" office:value="-0.03258792" calcext:value-type="float">
            <text:p>-0.03258792</text:p>
          </table:table-cell>
          <table:table-cell office:value-type="float" office:value="-2.74011098" calcext:value-type="float">
            <text:p>-2.74011098</text:p>
          </table:table-cell>
          <table:table-cell office:value-type="float" office:value="-1.17190413" calcext:value-type="float">
            <text:p>-1.17190413</text:p>
          </table:table-cell>
          <table:table-cell office:value-type="float" office:value="-0.02267012" calcext:value-type="float">
            <text:p>-0.02267012</text:p>
          </table:table-cell>
          <table:table-cell office:value-type="float" office:value="-2.74011098" calcext:value-type="float">
            <text:p>-2.74011098</text:p>
          </table:table-cell>
          <table:table-cell office:value-type="float" office:value="-0.96509752" calcext:value-type="float">
            <text:p>-0.96509752</text:p>
          </table:table-cell>
          <table:table-cell office:value-type="float" office:value="-0.01841935" calcext:value-type="float">
            <text:p>-0.01841935</text:p>
          </table:table-cell>
          <table:table-cell office:value-type="float" office:value="-2.29811397" calcext:value-type="float">
            <text:p>-2.29811397</text:p>
          </table:table-cell>
          <table:table-cell office:value-type="float" office:value="-0.89616198" calcext:value-type="float">
            <text:p>-0.89616198</text:p>
          </table:table-cell>
          <table:table-cell office:value-type="float" office:value="-0.01133407" calcext:value-type="float">
            <text:p>-0.01133407</text:p>
          </table:table-cell>
          <table:table-cell office:value-type="float" office:value="-1.74567406" calcext:value-type="float">
            <text:p>-1.74567406</text:p>
          </table:table-cell>
          <table:table-cell office:value-type="float" office:value="-0.82722644" calcext:value-type="float">
            <text:p>-0.82722644</text:p>
          </table:table-cell>
          <table:table-cell office:value-type="float" office:value="-0.14168378" calcext:value-type="float">
            <text:p>-0.14168378</text:p>
          </table:table-cell>
          <table:table-cell office:value-type="float" office:value="-12.74849198" calcext:value-type="float">
            <text:p>-12.74849198</text:p>
          </table:table-cell>
          <table:table-cell office:value-type="float" office:value="-6.13438041" calcext:value-type="float">
            <text:p>-6.13438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29107391" calcext:value-type="float">
            <text:p>-14.29107391</text:p>
          </table:table-cell>
          <table:table-cell office:value-type="float" office:value="13.46137098" calcext:value-type="float">
            <text:p>13.46137098</text:p>
          </table:table-cell>
          <table:table-cell office:value-type="float" office:value="-2.46465382" calcext:value-type="float">
            <text:p>-2.46465382</text:p>
          </table:table-cell>
          <table:table-cell office:value-type="float" office:value="-23.17639646" calcext:value-type="float">
            <text:p>-23.17639646</text:p>
          </table:table-cell>
          <table:table-cell office:value-type="float" office:value="-47.84581957" calcext:value-type="float">
            <text:p>-47.84581957</text:p>
          </table:table-cell>
          <table:table-cell office:value-type="float" office:value="-89.09730566" calcext:value-type="float">
            <text:p>-89.09730566</text:p>
          </table:table-cell>
          <table:table-cell office:value-type="float" office:value="113.596555" calcext:value-type="float">
            <text:p>113.59655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0891154" calcext:value-type="float">
            <text:p>5.50891154</text:p>
          </table:table-cell>
          <table:table-cell office:value-type="float" office:value="-61.48948084" calcext:value-type="float">
            <text:p>-61.48948084</text:p>
          </table:table-cell>
          <table:table-cell office:value-type="float" office:value="1.59897875" calcext:value-type="float">
            <text:p>1.59897875</text:p>
          </table:table-cell>
          <table:table-cell office:value-type="float" office:value="34.23515393" calcext:value-type="float">
            <text:p>34.2351539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-39.36223208" calcext:value-type="float">
            <text:p>-39.36223208</text:p>
          </table:table-cell>
          <table:table-cell office:value-type="float" office:value="12.07497946" calcext:value-type="float">
            <text:p>12.07497946</text:p>
          </table:table-cell>
          <table:table-cell office:value-type="float" office:value="-69.87625326" calcext:value-type="float">
            <text:p>-69.87625326</text:p>
          </table:table-cell>
          <table:table-cell office:value-type="float" office:value="-0.10137629" calcext:value-type="float">
            <text:p>-0.10137629</text:p>
          </table:table-cell>
          <table:table-cell office:value-type="float" office:value="0.95813147" calcext:value-type="float">
            <text:p>0.95813147</text:p>
          </table:table-cell>
          <table:table-cell office:value-type="float" office:value="-0.95279254" calcext:value-type="float">
            <text:p>-0.95279254</text:p>
          </table:table-cell>
          <table:table-cell office:value-type="float" office:value="33.76331394" calcext:value-type="float">
            <text:p>33.76331394</text:p>
          </table:table-cell>
          <table:table-cell office:value-type="float" office:value="-20.24071613" calcext:value-type="float">
            <text:p>-20.24071613</text:p>
          </table:table-cell>
          <table:table-cell office:value-type="float" office:value="-28.78499364" calcext:value-type="float">
            <text:p>-28.78499364</text:p>
          </table:table-cell>
          <table:table-cell office:value-type="float" office:value="37.16335682" calcext:value-type="float">
            <text:p>37.16335682</text:p>
          </table:table-cell>
          <table:table-cell office:value-type="float" office:value="0.64862294" calcext:value-type="float">
            <text:p>0.64862294</text:p>
          </table:table-cell>
          <table:table-cell office:value-type="float" office:value="1.32144397" calcext:value-type="float">
            <text:p>1.32144397</text:p>
          </table:table-cell>
          <table:table-cell office:value-type="float" office:value="18.53513634" calcext:value-type="float">
            <text:p>18.53513634</text:p>
          </table:table-cell>
          <table:table-cell office:value-type="float" office:value="0" calcext:value-type="float">
            <text:p>0</text:p>
          </table:table-cell>
          <table:table-cell office:value-type="float" office:value="44.54238368" calcext:value-type="float">
            <text:p>44.54238368</text:p>
          </table:table-cell>
          <table:table-cell office:value-type="float" office:value="-28.36700861" calcext:value-type="float">
            <text:p>-28.36700861</text:p>
          </table:table-cell>
          <table:table-cell office:value-type="float" office:value="39.16345149" calcext:value-type="float">
            <text:p>39.16345149</text:p>
          </table:table-cell>
          <table:table-cell office:value-type="float" office:value="47.44560383" calcext:value-type="float">
            <text:p>47.44560383</text:p>
          </table:table-cell>
          <table:table-cell office:value-type="float" office:value="0.828082" calcext:value-type="float">
            <text:p>0.828082</text:p>
          </table:table-cell>
          <table:table-cell office:value-type="float" office:value="18.79941662" calcext:value-type="float">
            <text:p>18.79941662</text:p>
          </table:table-cell>
          <table:table-cell office:value-type="float" office:value="-17.69458836" calcext:value-type="float">
            <text:p>-17.69458836</text:p>
          </table:table-cell>
          <table:table-cell office:value-type="float" office:value="0" calcext:value-type="float">
            <text:p>0</text:p>
          </table:table-cell>
          <table:table-cell office:value-type="float" office:value="-0.0153063" calcext:value-type="float">
            <text:p>-0.0153063</text:p>
          </table:table-cell>
          <table:table-cell office:value-type="float" office:value="-1.0180151" calcext:value-type="float">
            <text:p>-1.0180151</text:p>
          </table:table-cell>
          <table:table-cell office:value-type="float" office:value="-1.39324235" calcext:value-type="float">
            <text:p>-1.39324235</text:p>
          </table:table-cell>
          <table:table-cell office:value-type="float" office:value="-0.02842534" calcext:value-type="float">
            <text:p>-0.02842534</text:p>
          </table:table-cell>
          <table:table-cell office:value-type="float" office:value="-1.35396008" calcext:value-type="float">
            <text:p>-1.35396008</text:p>
          </table:table-cell>
          <table:table-cell office:value-type="float" office:value="-1.48031999" calcext:value-type="float">
            <text:p>-1.48031999</text:p>
          </table:table-cell>
          <table:table-cell office:value-type="float" office:value="-0.02514673" calcext:value-type="float">
            <text:p>-0.02514673</text:p>
          </table:table-cell>
          <table:table-cell office:value-type="float" office:value="-2.47520191" calcext:value-type="float">
            <text:p>-2.47520191</text:p>
          </table:table-cell>
          <table:table-cell office:value-type="float" office:value="-1.48031999" calcext:value-type="float">
            <text:p>-1.48031999</text:p>
          </table:table-cell>
          <table:table-cell office:value-type="float" office:value="-0.01749357" calcext:value-type="float">
            <text:p>-0.01749357</text:p>
          </table:table-cell>
          <table:table-cell office:value-type="float" office:value="-2.47520191" calcext:value-type="float">
            <text:p>-2.47520191</text:p>
          </table:table-cell>
          <table:table-cell office:value-type="float" office:value="-1.21908705" calcext:value-type="float">
            <text:p>-1.21908705</text:p>
          </table:table-cell>
          <table:table-cell office:value-type="float" office:value="-0.01421343" calcext:value-type="float">
            <text:p>-0.01421343</text:p>
          </table:table-cell>
          <table:table-cell office:value-type="float" office:value="-2.07593639" calcext:value-type="float">
            <text:p>-2.07593639</text:p>
          </table:table-cell>
          <table:table-cell office:value-type="float" office:value="-1.13200941" calcext:value-type="float">
            <text:p>-1.13200941</text:p>
          </table:table-cell>
          <table:table-cell office:value-type="float" office:value="-0.00874602" calcext:value-type="float">
            <text:p>-0.00874602</text:p>
          </table:table-cell>
          <table:table-cell office:value-type="float" office:value="-1.57690539" calcext:value-type="float">
            <text:p>-1.57690539</text:p>
          </table:table-cell>
          <table:table-cell office:value-type="float" office:value="-1.04493176" calcext:value-type="float">
            <text:p>-1.04493176</text:p>
          </table:table-cell>
          <table:table-cell office:value-type="float" office:value="-0.1093314" calcext:value-type="float">
            <text:p>-0.1093314</text:p>
          </table:table-cell>
          <table:table-cell office:value-type="float" office:value="-11.51599039" calcext:value-type="float">
            <text:p>-11.51599039</text:p>
          </table:table-cell>
          <table:table-cell office:value-type="float" office:value="-7.74879595" calcext:value-type="float">
            <text:p>-7.74879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14982848" calcext:value-type="float">
            <text:p>-14.14982848</text:p>
          </table:table-cell>
          <table:table-cell office:value-type="float" office:value="12.66996965" calcext:value-type="float">
            <text:p>12.66996965</text:p>
          </table:table-cell>
          <table:table-cell office:value-type="float" office:value="-1.18850206" calcext:value-type="float">
            <text:p>-1.18850206</text:p>
          </table:table-cell>
          <table:table-cell office:value-type="float" office:value="-21.40006719" calcext:value-type="float">
            <text:p>-21.40006719</text:p>
          </table:table-cell>
          <table:table-cell office:value-type="float" office:value="-48.8943975" calcext:value-type="float">
            <text:p>-48.8943975</text:p>
          </table:table-cell>
          <table:table-cell office:value-type="float" office:value="-88.03155007" calcext:value-type="float">
            <text:p>-88.03155007</text:p>
          </table:table-cell>
          <table:table-cell office:value-type="float" office:value="114.79429731" calcext:value-type="float">
            <text:p>114.7942973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344718" calcext:value-type="float">
            <text:p>3.07344718</text:p>
          </table:table-cell>
          <table:table-cell office:value-type="float" office:value="-60.3259532" calcext:value-type="float">
            <text:p>-60.3259532</text:p>
          </table:table-cell>
          <table:table-cell office:value-type="float" office:value="-4.88229679" calcext:value-type="float">
            <text:p>-4.88229679</text:p>
          </table:table-cell>
          <table:table-cell office:value-type="float" office:value="36.38150474" calcext:value-type="float">
            <text:p>36.3815047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666667" calcext:value-type="float">
            <text:p>3.41666667</text:p>
          </table:table-cell>
          <table:table-cell office:value-type="float" office:value="-39.68441099" calcext:value-type="float">
            <text:p>-39.68441099</text:p>
          </table:table-cell>
          <table:table-cell office:value-type="float" office:value="12.71704157" calcext:value-type="float">
            <text:p>12.71704157</text:p>
          </table:table-cell>
          <table:table-cell office:value-type="float" office:value="-68.84346487" calcext:value-type="float">
            <text:p>-68.84346487</text:p>
          </table:table-cell>
          <table:table-cell office:value-type="float" office:value="-0.1013698" calcext:value-type="float">
            <text:p>-0.1013698</text:p>
          </table:table-cell>
          <table:table-cell office:value-type="float" office:value="0.95822314" calcext:value-type="float">
            <text:p>0.95822314</text:p>
          </table:table-cell>
          <table:table-cell office:value-type="float" office:value="-0.95246463" calcext:value-type="float">
            <text:p>-0.95246463</text:p>
          </table:table-cell>
          <table:table-cell office:value-type="float" office:value="35.60686344" calcext:value-type="float">
            <text:p>35.60686344</text:p>
          </table:table-cell>
          <table:table-cell office:value-type="float" office:value="-18.94522917" calcext:value-type="float">
            <text:p>-18.94522917</text:p>
          </table:table-cell>
          <table:table-cell office:value-type="float" office:value="-28.90778722" calcext:value-type="float">
            <text:p>-28.90778722</text:p>
          </table:table-cell>
          <table:table-cell office:value-type="float" office:value="37.86518976" calcext:value-type="float">
            <text:p>37.86518976</text:p>
          </table:table-cell>
          <table:table-cell office:value-type="float" office:value="0.66087223" calcext:value-type="float">
            <text:p>0.66087223</text:p>
          </table:table-cell>
          <table:table-cell office:value-type="float" office:value="2.67920173" calcext:value-type="float">
            <text:p>2.67920173</text:p>
          </table:table-cell>
          <table:table-cell office:value-type="float" office:value="18.54130908" calcext:value-type="float">
            <text:p>18.54130908</text:p>
          </table:table-cell>
          <table:table-cell office:value-type="float" office:value="0" calcext:value-type="float">
            <text:p>0</text:p>
          </table:table-cell>
          <table:table-cell office:value-type="float" office:value="45.54597387" calcext:value-type="float">
            <text:p>45.54597387</text:p>
          </table:table-cell>
          <table:table-cell office:value-type="float" office:value="-28.16891713" calcext:value-type="float">
            <text:p>-28.16891713</text:p>
          </table:table-cell>
          <table:table-cell office:value-type="float" office:value="39.36328803" calcext:value-type="float">
            <text:p>39.36328803</text:p>
          </table:table-cell>
          <table:table-cell office:value-type="float" office:value="46.60487035" calcext:value-type="float">
            <text:p>46.60487035</text:p>
          </table:table-cell>
          <table:table-cell office:value-type="float" office:value="0.81340844" calcext:value-type="float">
            <text:p>0.81340844</text:p>
          </table:table-cell>
          <table:table-cell office:value-type="float" office:value="18.68248394" calcext:value-type="float">
            <text:p>18.68248394</text:p>
          </table:table-cell>
          <table:table-cell office:value-type="float" office:value="-17.27403241" calcext:value-type="float">
            <text:p>-17.27403241</text:p>
          </table:table-cell>
          <table:table-cell office:value-type="float" office:value="0" calcext:value-type="float">
            <text:p>0</text:p>
          </table:table-cell>
          <table:table-cell office:value-type="float" office:value="-0.01588392" calcext:value-type="float">
            <text:p>-0.01588392</text:p>
          </table:table-cell>
          <table:table-cell office:value-type="float" office:value="-0.95033737" calcext:value-type="float">
            <text:p>-0.95033737</text:p>
          </table:table-cell>
          <table:table-cell office:value-type="float" office:value="-1.54545082" calcext:value-type="float">
            <text:p>-1.54545082</text:p>
          </table:table-cell>
          <table:table-cell office:value-type="float" office:value="-0.02949803" calcext:value-type="float">
            <text:p>-0.02949803</text:p>
          </table:table-cell>
          <table:table-cell office:value-type="float" office:value="-1.2639487" calcext:value-type="float">
            <text:p>-1.2639487</text:p>
          </table:table-cell>
          <table:table-cell office:value-type="float" office:value="-1.6420415" calcext:value-type="float">
            <text:p>-1.6420415</text:p>
          </table:table-cell>
          <table:table-cell office:value-type="float" office:value="-0.0260957" calcext:value-type="float">
            <text:p>-0.0260957</text:p>
          </table:table-cell>
          <table:table-cell office:value-type="float" office:value="-2.31065028" calcext:value-type="float">
            <text:p>-2.31065028</text:p>
          </table:table-cell>
          <table:table-cell office:value-type="float" office:value="-1.6420415" calcext:value-type="float">
            <text:p>-1.6420415</text:p>
          </table:table-cell>
          <table:table-cell office:value-type="float" office:value="-0.01815374" calcext:value-type="float">
            <text:p>-0.01815374</text:p>
          </table:table-cell>
          <table:table-cell office:value-type="float" office:value="-2.31065028" calcext:value-type="float">
            <text:p>-2.31065028</text:p>
          </table:table-cell>
          <table:table-cell office:value-type="float" office:value="-1.35226947" calcext:value-type="float">
            <text:p>-1.35226947</text:p>
          </table:table-cell>
          <table:table-cell office:value-type="float" office:value="-0.01474981" calcext:value-type="float">
            <text:p>-0.01474981</text:p>
          </table:table-cell>
          <table:table-cell office:value-type="float" office:value="-1.93792797" calcext:value-type="float">
            <text:p>-1.93792797</text:p>
          </table:table-cell>
          <table:table-cell office:value-type="float" office:value="-1.25567879" calcext:value-type="float">
            <text:p>-1.25567879</text:p>
          </table:table-cell>
          <table:table-cell office:value-type="float" office:value="-0.00907607" calcext:value-type="float">
            <text:p>-0.00907607</text:p>
          </table:table-cell>
          <table:table-cell office:value-type="float" office:value="-1.47207259" calcext:value-type="float">
            <text:p>-1.47207259</text:p>
          </table:table-cell>
          <table:table-cell office:value-type="float" office:value="-1.15908812" calcext:value-type="float">
            <text:p>-1.15908812</text:p>
          </table:table-cell>
          <table:table-cell office:value-type="float" office:value="-0.11345728" calcext:value-type="float">
            <text:p>-0.11345728</text:p>
          </table:table-cell>
          <table:table-cell office:value-type="float" office:value="-10.75040641" calcext:value-type="float">
            <text:p>-10.75040641</text:p>
          </table:table-cell>
          <table:table-cell office:value-type="float" office:value="-8.59533383" calcext:value-type="float">
            <text:p>-8.59533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06588297" calcext:value-type="float">
            <text:p>-14.06588297</text:p>
          </table:table-cell>
          <table:table-cell office:value-type="float" office:value="12.63218819" calcext:value-type="float">
            <text:p>12.63218819</text:p>
          </table:table-cell>
          <table:table-cell office:value-type="float" office:value="-1.17393608" calcext:value-type="float">
            <text:p>-1.17393608</text:p>
          </table:table-cell>
          <table:table-cell office:value-type="float" office:value="-20.21292027" calcext:value-type="float">
            <text:p>-20.21292027</text:p>
          </table:table-cell>
          <table:table-cell office:value-type="float" office:value="-49.50150803" calcext:value-type="float">
            <text:p>-49.50150803</text:p>
          </table:table-cell>
          <table:table-cell office:value-type="float" office:value="-87.20785258" calcext:value-type="float">
            <text:p>-87.20785258</text:p>
          </table:table-cell>
          <table:table-cell office:value-type="float" office:value="115.93371319" calcext:value-type="float">
            <text:p>115.9337131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4885093" calcext:value-type="float">
            <text:p>4.14885093</text:p>
          </table:table-cell>
          <table:table-cell office:value-type="float" office:value="-60.02102322" calcext:value-type="float">
            <text:p>-60.02102322</text:p>
          </table:table-cell>
          <table:table-cell office:value-type="float" office:value="-4.97251619" calcext:value-type="float">
            <text:p>-4.97251619</text:p>
          </table:table-cell>
          <table:table-cell office:value-type="float" office:value="37.58161969" calcext:value-type="float">
            <text:p>37.5816196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333333" calcext:value-type="float">
            <text:p>3.43333333</text:p>
          </table:table-cell>
          <table:table-cell office:value-type="float" office:value="-40.0965943" calcext:value-type="float">
            <text:p>-40.0965943</text:p>
          </table:table-cell>
          <table:table-cell office:value-type="float" office:value="13.36450019" calcext:value-type="float">
            <text:p>13.36450019</text:p>
          </table:table-cell>
          <table:table-cell office:value-type="float" office:value="-67.42853775" calcext:value-type="float">
            <text:p>-67.42853775</text:p>
          </table:table-cell>
          <table:table-cell office:value-type="float" office:value="-0.10094325" calcext:value-type="float">
            <text:p>-0.10094325</text:p>
          </table:table-cell>
          <table:table-cell office:value-type="float" office:value="0.95772711" calcext:value-type="float">
            <text:p>0.95772711</text:p>
          </table:table-cell>
          <table:table-cell office:value-type="float" office:value="-0.95295581" calcext:value-type="float">
            <text:p>-0.95295581</text:p>
          </table:table-cell>
          <table:table-cell office:value-type="float" office:value="37.24932765" calcext:value-type="float">
            <text:p>37.24932765</text:p>
          </table:table-cell>
          <table:table-cell office:value-type="float" office:value="-17.61151031" calcext:value-type="float">
            <text:p>-17.61151031</text:p>
          </table:table-cell>
          <table:table-cell office:value-type="float" office:value="-30.29705274" calcext:value-type="float">
            <text:p>-30.29705274</text:p>
          </table:table-cell>
          <table:table-cell office:value-type="float" office:value="38.02845091" calcext:value-type="float">
            <text:p>38.02845091</text:p>
          </table:table-cell>
          <table:table-cell office:value-type="float" office:value="0.66372168" calcext:value-type="float">
            <text:p>0.66372168</text:p>
          </table:table-cell>
          <table:table-cell office:value-type="float" office:value="5.47013313" calcext:value-type="float">
            <text:p>5.47013313</text:p>
          </table:table-cell>
          <table:table-cell office:value-type="float" office:value="18.43451791" calcext:value-type="float">
            <text:p>18.43451791</text:p>
          </table:table-cell>
          <table:table-cell office:value-type="float" office:value="0" calcext:value-type="float">
            <text:p>0</text:p>
          </table:table-cell>
          <table:table-cell office:value-type="float" office:value="46.98199813" calcext:value-type="float">
            <text:p>46.98199813</text:p>
          </table:table-cell>
          <table:table-cell office:value-type="float" office:value="-27.75647092" calcext:value-type="float">
            <text:p>-27.75647092</text:p>
          </table:table-cell>
          <table:table-cell office:value-type="float" office:value="39.52101829" calcext:value-type="float">
            <text:p>39.52101829</text:p>
          </table:table-cell>
          <table:table-cell office:value-type="float" office:value="45.97676611" calcext:value-type="float">
            <text:p>45.97676611</text:p>
          </table:table-cell>
          <table:table-cell office:value-type="float" office:value="0.80244595" calcext:value-type="float">
            <text:p>0.80244595</text:p>
          </table:table-cell>
          <table:table-cell office:value-type="float" office:value="18.46407652" calcext:value-type="float">
            <text:p>18.46407652</text:p>
          </table:table-cell>
          <table:table-cell office:value-type="float" office:value="-16.46978547" calcext:value-type="float">
            <text:p>-16.46978547</text:p>
          </table:table-cell>
          <table:table-cell office:value-type="float" office:value="0" calcext:value-type="float">
            <text:p>0</text:p>
          </table:table-cell>
          <table:table-cell office:value-type="float" office:value="-0.01204515" calcext:value-type="float">
            <text:p>-0.01204515</text:p>
          </table:table-cell>
          <table:table-cell office:value-type="float" office:value="-0.86427791" calcext:value-type="float">
            <text:p>-0.86427791</text:p>
          </table:table-cell>
          <table:table-cell office:value-type="float" office:value="-1.75279745" calcext:value-type="float">
            <text:p>-1.75279745</text:p>
          </table:table-cell>
          <table:table-cell office:value-type="float" office:value="-0.02236905" calcext:value-type="float">
            <text:p>-0.02236905</text:p>
          </table:table-cell>
          <table:table-cell office:value-type="float" office:value="-1.14948962" calcext:value-type="float">
            <text:p>-1.14948962</text:p>
          </table:table-cell>
          <table:table-cell office:value-type="float" office:value="-1.86234729" calcext:value-type="float">
            <text:p>-1.86234729</text:p>
          </table:table-cell>
          <table:table-cell office:value-type="float" office:value="-0.01978898" calcext:value-type="float">
            <text:p>-0.01978898</text:p>
          </table:table-cell>
          <table:table-cell office:value-type="float" office:value="-2.1014053" calcext:value-type="float">
            <text:p>-2.1014053</text:p>
          </table:table-cell>
          <table:table-cell office:value-type="float" office:value="-1.86234729" calcext:value-type="float">
            <text:p>-1.86234729</text:p>
          </table:table-cell>
          <table:table-cell office:value-type="float" office:value="-0.0137664" calcext:value-type="float">
            <text:p>-0.0137664</text:p>
          </table:table-cell>
          <table:table-cell office:value-type="float" office:value="-2.1014053" calcext:value-type="float">
            <text:p>-2.1014053</text:p>
          </table:table-cell>
          <table:table-cell office:value-type="float" office:value="-1.53369777" calcext:value-type="float">
            <text:p>-1.53369777</text:p>
          </table:table-cell>
          <table:table-cell office:value-type="float" office:value="-0.01118513" calcext:value-type="float">
            <text:p>-0.01118513</text:p>
          </table:table-cell>
          <table:table-cell office:value-type="float" office:value="-1.76243551" calcext:value-type="float">
            <text:p>-1.76243551</text:p>
          </table:table-cell>
          <table:table-cell office:value-type="float" office:value="-1.42414793" calcext:value-type="float">
            <text:p>-1.42414793</text:p>
          </table:table-cell>
          <table:table-cell office:value-type="float" office:value="-0.0068826" calcext:value-type="float">
            <text:p>-0.0068826</text:p>
          </table:table-cell>
          <table:table-cell office:value-type="float" office:value="-1.33876648" calcext:value-type="float">
            <text:p>-1.33876648</text:p>
          </table:table-cell>
          <table:table-cell office:value-type="float" office:value="-1.31459808" calcext:value-type="float">
            <text:p>-1.31459808</text:p>
          </table:table-cell>
          <table:table-cell office:value-type="float" office:value="-0.08603731" calcext:value-type="float">
            <text:p>-0.08603731</text:p>
          </table:table-cell>
          <table:table-cell office:value-type="float" office:value="-9.77688453" calcext:value-type="float">
            <text:p>-9.77688453</text:p>
          </table:table-cell>
          <table:table-cell office:value-type="float" office:value="-9.74853356" calcext:value-type="float">
            <text:p>-9.74853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02936246" calcext:value-type="float">
            <text:p>-14.02936246</text:p>
          </table:table-cell>
          <table:table-cell office:value-type="float" office:value="12.43634525" calcext:value-type="float">
            <text:p>12.43634525</text:p>
          </table:table-cell>
          <table:table-cell office:value-type="float" office:value="-1.16634229" calcext:value-type="float">
            <text:p>-1.16634229</text:p>
          </table:table-cell>
          <table:table-cell office:value-type="float" office:value="-18.98658371" calcext:value-type="float">
            <text:p>-18.98658371</text:p>
          </table:table-cell>
          <table:table-cell office:value-type="float" office:value="-50.24517649" calcext:value-type="float">
            <text:p>-50.24517649</text:p>
          </table:table-cell>
          <table:table-cell office:value-type="float" office:value="-86.38256805" calcext:value-type="float">
            <text:p>-86.38256805</text:p>
          </table:table-cell>
          <table:table-cell office:value-type="float" office:value="116.93593127" calcext:value-type="float">
            <text:p>116.9359312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5813592" calcext:value-type="float">
            <text:p>5.25813592</text:p>
          </table:table-cell>
          <table:table-cell office:value-type="float" office:value="-59.61014085" calcext:value-type="float">
            <text:p>-59.61014085</text:p>
          </table:table-cell>
          <table:table-cell office:value-type="float" office:value="-5.13291992" calcext:value-type="float">
            <text:p>-5.13291992</text:p>
          </table:table-cell>
          <table:table-cell office:value-type="float" office:value="38.91105745" calcext:value-type="float">
            <text:p>38.9110574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-40.40782065" calcext:value-type="float">
            <text:p>-40.40782065</text:p>
          </table:table-cell>
          <table:table-cell office:value-type="float" office:value="13.96028496" calcext:value-type="float">
            <text:p>13.96028496</text:p>
          </table:table-cell>
          <table:table-cell office:value-type="float" office:value="-66.33403742" calcext:value-type="float">
            <text:p>-66.33403742</text:p>
          </table:table-cell>
          <table:table-cell office:value-type="float" office:value="-0.10033806" calcext:value-type="float">
            <text:p>-0.10033806</text:p>
          </table:table-cell>
          <table:table-cell office:value-type="float" office:value="0.95771881" calcext:value-type="float">
            <text:p>0.95771881</text:p>
          </table:table-cell>
          <table:table-cell office:value-type="float" office:value="-0.95292051" calcext:value-type="float">
            <text:p>-0.95292051</text:p>
          </table:table-cell>
          <table:table-cell office:value-type="float" office:value="38.95616572" calcext:value-type="float">
            <text:p>38.95616572</text:p>
          </table:table-cell>
          <table:table-cell office:value-type="float" office:value="-16.02691339" calcext:value-type="float">
            <text:p>-16.02691339</text:p>
          </table:table-cell>
          <table:table-cell office:value-type="float" office:value="-31.99825997" calcext:value-type="float">
            <text:p>-31.99825997</text:p>
          </table:table-cell>
          <table:table-cell office:value-type="float" office:value="37.73940886" calcext:value-type="float">
            <text:p>37.73940886</text:p>
          </table:table-cell>
          <table:table-cell office:value-type="float" office:value="0.65867694" calcext:value-type="float">
            <text:p>0.65867694</text:p>
          </table:table-cell>
          <table:table-cell office:value-type="float" office:value="7.83167725" calcext:value-type="float">
            <text:p>7.83167725</text:p>
          </table:table-cell>
          <table:table-cell office:value-type="float" office:value="18.3781735" calcext:value-type="float">
            <text:p>18.3781735</text:p>
          </table:table-cell>
          <table:table-cell office:value-type="float" office:value="0" calcext:value-type="float">
            <text:p>0</text:p>
          </table:table-cell>
          <table:table-cell office:value-type="float" office:value="47.88680808" calcext:value-type="float">
            <text:p>47.88680808</text:p>
          </table:table-cell>
          <table:table-cell office:value-type="float" office:value="-27.42079907" calcext:value-type="float">
            <text:p>-27.42079907</text:p>
          </table:table-cell>
          <table:table-cell office:value-type="float" office:value="39.56994462" calcext:value-type="float">
            <text:p>39.56994462</text:p>
          </table:table-cell>
          <table:table-cell office:value-type="float" office:value="45.21626364" calcext:value-type="float">
            <text:p>45.21626364</text:p>
          </table:table-cell>
          <table:table-cell office:value-type="float" office:value="0.78917268" calcext:value-type="float">
            <text:p>0.78917268</text:p>
          </table:table-cell>
          <table:table-cell office:value-type="float" office:value="18.17078312" calcext:value-type="float">
            <text:p>18.17078312</text:p>
          </table:table-cell>
          <table:table-cell office:value-type="float" office:value="-15.86739941" calcext:value-type="float">
            <text:p>-15.86739941</text:p>
          </table:table-cell>
          <table:table-cell office:value-type="float" office:value="0" calcext:value-type="float">
            <text:p>0</text:p>
          </table:table-cell>
          <table:table-cell office:value-type="float" office:value="-0.01153262" calcext:value-type="float">
            <text:p>-0.01153262</text:p>
          </table:table-cell>
          <table:table-cell office:value-type="float" office:value="-0.7864036" calcext:value-type="float">
            <text:p>-0.7864036</text:p>
          </table:table-cell>
          <table:table-cell office:value-type="float" office:value="-1.84217871" calcext:value-type="float">
            <text:p>-1.84217871</text:p>
          </table:table-cell>
          <table:table-cell office:value-type="float" office:value="-0.02141722" calcext:value-type="float">
            <text:p>-0.02141722</text:p>
          </table:table-cell>
          <table:table-cell office:value-type="float" office:value="-1.04591679" calcext:value-type="float">
            <text:p>-1.04591679</text:p>
          </table:table-cell>
          <table:table-cell office:value-type="float" office:value="-1.95731488" calcext:value-type="float">
            <text:p>-1.95731488</text:p>
          </table:table-cell>
          <table:table-cell office:value-type="float" office:value="-0.01894694" calcext:value-type="float">
            <text:p>-0.01894694</text:p>
          </table:table-cell>
          <table:table-cell office:value-type="float" office:value="-1.91206171" calcext:value-type="float">
            <text:p>-1.91206171</text:p>
          </table:table-cell>
          <table:table-cell office:value-type="float" office:value="-1.95731488" calcext:value-type="float">
            <text:p>-1.95731488</text:p>
          </table:table-cell>
          <table:table-cell office:value-type="float" office:value="-0.01318063" calcext:value-type="float">
            <text:p>-0.01318063</text:p>
          </table:table-cell>
          <table:table-cell office:value-type="float" office:value="-1.91206171" calcext:value-type="float">
            <text:p>-1.91206171</text:p>
          </table:table-cell>
          <table:table-cell office:value-type="float" office:value="-1.61190637" calcext:value-type="float">
            <text:p>-1.61190637</text:p>
          </table:table-cell>
          <table:table-cell office:value-type="float" office:value="-0.01070919" calcext:value-type="float">
            <text:p>-0.01070919</text:p>
          </table:table-cell>
          <table:table-cell office:value-type="float" office:value="-1.60363422" calcext:value-type="float">
            <text:p>-1.60363422</text:p>
          </table:table-cell>
          <table:table-cell office:value-type="float" office:value="-1.4967702" calcext:value-type="float">
            <text:p>-1.4967702</text:p>
          </table:table-cell>
          <table:table-cell office:value-type="float" office:value="-0.00658974" calcext:value-type="float">
            <text:p>-0.00658974</text:p>
          </table:table-cell>
          <table:table-cell office:value-type="float" office:value="-1.21813918" calcext:value-type="float">
            <text:p>-1.21813918</text:p>
          </table:table-cell>
          <table:table-cell office:value-type="float" office:value="-1.38163403" calcext:value-type="float">
            <text:p>-1.38163403</text:p>
          </table:table-cell>
          <table:table-cell office:value-type="float" office:value="-0.08237634" calcext:value-type="float">
            <text:p>-0.08237634</text:p>
          </table:table-cell>
          <table:table-cell office:value-type="float" office:value="-8.89595481" calcext:value-type="float">
            <text:p>-8.89595481</text:p>
          </table:table-cell>
          <table:table-cell office:value-type="float" office:value="-10.24564534" calcext:value-type="float">
            <text:p>-10.24564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25530923" calcext:value-type="float">
            <text:p>-14.25530923</text:p>
          </table:table-cell>
          <table:table-cell office:value-type="float" office:value="12.27738991" calcext:value-type="float">
            <text:p>12.27738991</text:p>
          </table:table-cell>
          <table:table-cell office:value-type="float" office:value="-1.46748367" calcext:value-type="float">
            <text:p>-1.46748367</text:p>
          </table:table-cell>
          <table:table-cell office:value-type="float" office:value="-18.54271493" calcext:value-type="float">
            <text:p>-18.54271493</text:p>
          </table:table-cell>
          <table:table-cell office:value-type="float" office:value="-50.61250603" calcext:value-type="float">
            <text:p>-50.61250603</text:p>
          </table:table-cell>
          <table:table-cell office:value-type="float" office:value="-86.10337204" calcext:value-type="float">
            <text:p>-86.10337204</text:p>
          </table:table-cell>
          <table:table-cell office:value-type="float" office:value="117.94153921" calcext:value-type="float">
            <text:p>117.9415392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6431012" calcext:value-type="float">
            <text:p>7.06431012</text:p>
          </table:table-cell>
          <table:table-cell office:value-type="float" office:value="-58.98666723" calcext:value-type="float">
            <text:p>-58.98666723</text:p>
          </table:table-cell>
          <table:table-cell office:value-type="float" office:value="-4.95107874" calcext:value-type="float">
            <text:p>-4.95107874</text:p>
          </table:table-cell>
          <table:table-cell office:value-type="float" office:value="40.13215574" calcext:value-type="float">
            <text:p>40.1321557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66667" calcext:value-type="float">
            <text:p>3.46666667</text:p>
          </table:table-cell>
          <table:table-cell office:value-type="float" office:value="-40.61557998" calcext:value-type="float">
            <text:p>-40.61557998</text:p>
          </table:table-cell>
          <table:table-cell office:value-type="float" office:value="14.54877209" calcext:value-type="float">
            <text:p>14.54877209</text:p>
          </table:table-cell>
          <table:table-cell office:value-type="float" office:value="-65.59185402" calcext:value-type="float">
            <text:p>-65.59185402</text:p>
          </table:table-cell>
          <table:table-cell office:value-type="float" office:value="-0.0997706" calcext:value-type="float">
            <text:p>-0.0997706</text:p>
          </table:table-cell>
          <table:table-cell office:value-type="float" office:value="0.95818911" calcext:value-type="float">
            <text:p>0.95818911</text:p>
          </table:table-cell>
          <table:table-cell office:value-type="float" office:value="-0.95204837" calcext:value-type="float">
            <text:p>-0.95204837</text:p>
          </table:table-cell>
          <table:table-cell office:value-type="float" office:value="40.78056167" calcext:value-type="float">
            <text:p>40.78056167</text:p>
          </table:table-cell>
          <table:table-cell office:value-type="float" office:value="-14.12534933" calcext:value-type="float">
            <text:p>-14.12534933</text:p>
          </table:table-cell>
          <table:table-cell office:value-type="float" office:value="-33.76139264" calcext:value-type="float">
            <text:p>-33.76139264</text:p>
          </table:table-cell>
          <table:table-cell office:value-type="float" office:value="37.05738662" calcext:value-type="float">
            <text:p>37.05738662</text:p>
          </table:table-cell>
          <table:table-cell office:value-type="float" office:value="0.64677341" calcext:value-type="float">
            <text:p>0.64677341</text:p>
          </table:table-cell>
          <table:table-cell office:value-type="float" office:value="9.28298684" calcext:value-type="float">
            <text:p>9.28298684</text:p>
          </table:table-cell>
          <table:table-cell office:value-type="float" office:value="18.24778548" calcext:value-type="float">
            <text:p>18.24778548</text:p>
          </table:table-cell>
          <table:table-cell office:value-type="float" office:value="0" calcext:value-type="float">
            <text:p>0</text:p>
          </table:table-cell>
          <table:table-cell office:value-type="float" office:value="48.34216358" calcext:value-type="float">
            <text:p>48.34216358</text:p>
          </table:table-cell>
          <table:table-cell office:value-type="float" office:value="-27.17996329" calcext:value-type="float">
            <text:p>-27.17996329</text:p>
          </table:table-cell>
          <table:table-cell office:value-type="float" office:value="39.53653252" calcext:value-type="float">
            <text:p>39.53653252</text:p>
          </table:table-cell>
          <table:table-cell office:value-type="float" office:value="44.37609477" calcext:value-type="float">
            <text:p>44.37609477</text:p>
          </table:table-cell>
          <table:table-cell office:value-type="float" office:value="0.77450896" calcext:value-type="float">
            <text:p>0.77450896</text:p>
          </table:table-cell>
          <table:table-cell office:value-type="float" office:value="17.77962799" calcext:value-type="float">
            <text:p>17.77962799</text:p>
          </table:table-cell>
          <table:table-cell office:value-type="float" office:value="-15.46155109" calcext:value-type="float">
            <text:p>-15.46155109</text:p>
          </table:table-cell>
          <table:table-cell office:value-type="float" office:value="0" calcext:value-type="float">
            <text:p>0</text:p>
          </table:table-cell>
          <table:table-cell office:value-type="float" office:value="-0.01190902" calcext:value-type="float">
            <text:p>-0.01190902</text:p>
          </table:table-cell>
          <table:table-cell office:value-type="float" office:value="-0.72023944" calcext:value-type="float">
            <text:p>-0.72023944</text:p>
          </table:table-cell>
          <table:table-cell office:value-type="float" office:value="-1.77542209" calcext:value-type="float">
            <text:p>-1.77542209</text:p>
          </table:table-cell>
          <table:table-cell office:value-type="float" office:value="-0.02211623" calcext:value-type="float">
            <text:p>-0.02211623</text:p>
          </table:table-cell>
          <table:table-cell office:value-type="float" office:value="-0.95791845" calcext:value-type="float">
            <text:p>-0.95791845</text:p>
          </table:table-cell>
          <table:table-cell office:value-type="float" office:value="-1.88638598" calcext:value-type="float">
            <text:p>-1.88638598</text:p>
          </table:table-cell>
          <table:table-cell office:value-type="float" office:value="-0.01956532" calcext:value-type="float">
            <text:p>-0.01956532</text:p>
          </table:table-cell>
          <table:table-cell office:value-type="float" office:value="-1.75119016" calcext:value-type="float">
            <text:p>-1.75119016</text:p>
          </table:table-cell>
          <table:table-cell office:value-type="float" office:value="-1.88638598" calcext:value-type="float">
            <text:p>-1.88638598</text:p>
          </table:table-cell>
          <table:table-cell office:value-type="float" office:value="-0.01361081" calcext:value-type="float">
            <text:p>-0.01361081</text:p>
          </table:table-cell>
          <table:table-cell office:value-type="float" office:value="-1.75119016" calcext:value-type="float">
            <text:p>-1.75119016</text:p>
          </table:table-cell>
          <table:table-cell office:value-type="float" office:value="-1.55349433" calcext:value-type="float">
            <text:p>-1.55349433</text:p>
          </table:table-cell>
          <table:table-cell office:value-type="float" office:value="-0.01105871" calcext:value-type="float">
            <text:p>-0.01105871</text:p>
          </table:table-cell>
          <table:table-cell office:value-type="float" office:value="-1.46871226" calcext:value-type="float">
            <text:p>-1.46871226</text:p>
          </table:table-cell>
          <table:table-cell office:value-type="float" office:value="-1.44253045" calcext:value-type="float">
            <text:p>-1.44253045</text:p>
          </table:table-cell>
          <table:table-cell office:value-type="float" office:value="-0.00680481" calcext:value-type="float">
            <text:p>-0.00680481</text:p>
          </table:table-cell>
          <table:table-cell office:value-type="float" office:value="-1.11565089" calcext:value-type="float">
            <text:p>-1.11565089</text:p>
          </table:table-cell>
          <table:table-cell office:value-type="float" office:value="-1.33156657" calcext:value-type="float">
            <text:p>-1.33156657</text:p>
          </table:table-cell>
          <table:table-cell office:value-type="float" office:value="-0.08506491" calcext:value-type="float">
            <text:p>-0.08506491</text:p>
          </table:table-cell>
          <table:table-cell office:value-type="float" office:value="-8.14749255" calcext:value-type="float">
            <text:p>-8.14749255</text:p>
          </table:table-cell>
          <table:table-cell office:value-type="float" office:value="-9.87436506" calcext:value-type="float">
            <text:p>-9.87436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4425927" calcext:value-type="float">
            <text:p>-15.4425927</text:p>
          </table:table-cell>
          <table:table-cell office:value-type="float" office:value="12.29555918" calcext:value-type="float">
            <text:p>12.29555918</text:p>
          </table:table-cell>
          <table:table-cell office:value-type="float" office:value="-4.0526721" calcext:value-type="float">
            <text:p>-4.0526721</text:p>
          </table:table-cell>
          <table:table-cell office:value-type="float" office:value="-19.44328418" calcext:value-type="float">
            <text:p>-19.44328418</text:p>
          </table:table-cell>
          <table:table-cell office:value-type="float" office:value="-50.50257101" calcext:value-type="float">
            <text:p>-50.50257101</text:p>
          </table:table-cell>
          <table:table-cell office:value-type="float" office:value="-86.99534132" calcext:value-type="float">
            <text:p>-86.99534132</text:p>
          </table:table-cell>
          <table:table-cell office:value-type="float" office:value="118.92966608" calcext:value-type="float">
            <text:p>118.9296660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3910971" calcext:value-type="float">
            <text:p>10.53910971</text:p>
          </table:table-cell>
          <table:table-cell office:value-type="float" office:value="-58.56239505" calcext:value-type="float">
            <text:p>-58.56239505</text:p>
          </table:table-cell>
          <table:table-cell office:value-type="float" office:value="-1.60015935" calcext:value-type="float">
            <text:p>-1.60015935</text:p>
          </table:table-cell>
          <table:table-cell office:value-type="float" office:value="40.15456602" calcext:value-type="float">
            <text:p>40.1545660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333333" calcext:value-type="float">
            <text:p>3.48333333</text:p>
          </table:table-cell>
          <table:table-cell office:value-type="float" office:value="-40.58168369" calcext:value-type="float">
            <text:p>-40.58168369</text:p>
          </table:table-cell>
          <table:table-cell office:value-type="float" office:value="15.20575928" calcext:value-type="float">
            <text:p>15.20575928</text:p>
          </table:table-cell>
          <table:table-cell office:value-type="float" office:value="-65.00431107" calcext:value-type="float">
            <text:p>-65.00431107</text:p>
          </table:table-cell>
          <table:table-cell office:value-type="float" office:value="-0.09906282" calcext:value-type="float">
            <text:p>-0.09906282</text:p>
          </table:table-cell>
          <table:table-cell office:value-type="float" office:value="0.95910138" calcext:value-type="float">
            <text:p>0.95910138</text:p>
          </table:table-cell>
          <table:table-cell office:value-type="float" office:value="-0.9502794" calcext:value-type="float">
            <text:p>-0.9502794</text:p>
          </table:table-cell>
          <table:table-cell office:value-type="float" office:value="42.66652966" calcext:value-type="float">
            <text:p>42.66652966</text:p>
          </table:table-cell>
          <table:table-cell office:value-type="float" office:value="-12.13727714" calcext:value-type="float">
            <text:p>-12.13727714</text:p>
          </table:table-cell>
          <table:table-cell office:value-type="float" office:value="-35.47102273" calcext:value-type="float">
            <text:p>-35.47102273</text:p>
          </table:table-cell>
          <table:table-cell office:value-type="float" office:value="36.09004671" calcext:value-type="float">
            <text:p>36.09004671</text:p>
          </table:table-cell>
          <table:table-cell office:value-type="float" office:value="0.62989014" calcext:value-type="float">
            <text:p>0.62989014</text:p>
          </table:table-cell>
          <table:table-cell office:value-type="float" office:value="9.61038182" calcext:value-type="float">
            <text:p>9.61038182</text:p>
          </table:table-cell>
          <table:table-cell office:value-type="float" office:value="18.04368602" calcext:value-type="float">
            <text:p>18.04368602</text:p>
          </table:table-cell>
          <table:table-cell office:value-type="float" office:value="0" calcext:value-type="float">
            <text:p>0</text:p>
          </table:table-cell>
          <table:table-cell office:value-type="float" office:value="48.38656243" calcext:value-type="float">
            <text:p>48.38656243</text:p>
          </table:table-cell>
          <table:table-cell office:value-type="float" office:value="-26.7232934" calcext:value-type="float">
            <text:p>-26.7232934</text:p>
          </table:table-cell>
          <table:table-cell office:value-type="float" office:value="39.46677352" calcext:value-type="float">
            <text:p>39.46677352</text:p>
          </table:table-cell>
          <table:table-cell office:value-type="float" office:value="43.3850464" calcext:value-type="float">
            <text:p>43.3850464</text:p>
          </table:table-cell>
          <table:table-cell office:value-type="float" office:value="0.75721191" calcext:value-type="float">
            <text:p>0.75721191</text:p>
          </table:table-cell>
          <table:table-cell office:value-type="float" office:value="16.9169018" calcext:value-type="float">
            <text:p>16.9169018</text:p>
          </table:table-cell>
          <table:table-cell office:value-type="float" office:value="-15.78971739" calcext:value-type="float">
            <text:p>-15.78971739</text:p>
          </table:table-cell>
          <table:table-cell office:value-type="float" office:value="0" calcext:value-type="float">
            <text:p>0</text:p>
          </table:table-cell>
          <table:table-cell office:value-type="float" office:value="-0.01400888" calcext:value-type="float">
            <text:p>-0.01400888</text:p>
          </table:table-cell>
          <table:table-cell office:value-type="float" office:value="-0.68379927" calcext:value-type="float">
            <text:p>-0.68379927</text:p>
          </table:table-cell>
          <table:table-cell office:value-type="float" office:value="-1.68992171" calcext:value-type="float">
            <text:p>-1.68992171</text:p>
          </table:table-cell>
          <table:table-cell office:value-type="float" office:value="-0.02601589" calcext:value-type="float">
            <text:p>-0.02601589</text:p>
          </table:table-cell>
          <table:table-cell office:value-type="float" office:value="-0.90945302" calcext:value-type="float">
            <text:p>-0.90945302</text:p>
          </table:table-cell>
          <table:table-cell office:value-type="float" office:value="-1.79554182" calcext:value-type="float">
            <text:p>-1.79554182</text:p>
          </table:table-cell>
          <table:table-cell office:value-type="float" office:value="-0.02301519" calcext:value-type="float">
            <text:p>-0.02301519</text:p>
          </table:table-cell>
          <table:table-cell office:value-type="float" office:value="-1.66258954" calcext:value-type="float">
            <text:p>-1.66258954</text:p>
          </table:table-cell>
          <table:table-cell office:value-type="float" office:value="-1.79554182" calcext:value-type="float">
            <text:p>-1.79554182</text:p>
          </table:table-cell>
          <table:table-cell office:value-type="float" office:value="-0.01601075" calcext:value-type="float">
            <text:p>-0.01601075</text:p>
          </table:table-cell>
          <table:table-cell office:value-type="float" office:value="-1.66258954" calcext:value-type="float">
            <text:p>-1.66258954</text:p>
          </table:table-cell>
          <table:table-cell office:value-type="float" office:value="-1.4786815" calcext:value-type="float">
            <text:p>-1.4786815</text:p>
          </table:table-cell>
          <table:table-cell office:value-type="float" office:value="-0.01300865" calcext:value-type="float">
            <text:p>-0.01300865</text:p>
          </table:table-cell>
          <table:table-cell office:value-type="float" office:value="-1.39440346" calcext:value-type="float">
            <text:p>-1.39440346</text:p>
          </table:table-cell>
          <table:table-cell office:value-type="float" office:value="-1.37306139" calcext:value-type="float">
            <text:p>-1.37306139</text:p>
          </table:table-cell>
          <table:table-cell office:value-type="float" office:value="-0.00800468" calcext:value-type="float">
            <text:p>-0.00800468</text:p>
          </table:table-cell>
          <table:table-cell office:value-type="float" office:value="-1.05920506" calcext:value-type="float">
            <text:p>-1.05920506</text:p>
          </table:table-cell>
          <table:table-cell office:value-type="float" office:value="-1.26744128" calcext:value-type="float">
            <text:p>-1.26744128</text:p>
          </table:table-cell>
          <table:table-cell office:value-type="float" office:value="-0.10006404" calcext:value-type="float">
            <text:p>-0.10006404</text:p>
          </table:table-cell>
          <table:table-cell office:value-type="float" office:value="-7.73527406" calcext:value-type="float">
            <text:p>-7.73527406</text:p>
          </table:table-cell>
          <table:table-cell office:value-type="float" office:value="-9.39883758" calcext:value-type="float">
            <text:p>-9.39883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23929642" calcext:value-type="float">
            <text:p>-16.23929642</text:p>
          </table:table-cell>
          <table:table-cell office:value-type="float" office:value="12.84721588" calcext:value-type="float">
            <text:p>12.84721588</text:p>
          </table:table-cell>
          <table:table-cell office:value-type="float" office:value="-6.67702191" calcext:value-type="float">
            <text:p>-6.67702191</text:p>
          </table:table-cell>
          <table:table-cell office:value-type="float" office:value="-20.56622949" calcext:value-type="float">
            <text:p>-20.56622949</text:p>
          </table:table-cell>
          <table:table-cell office:value-type="float" office:value="-50.05360213" calcext:value-type="float">
            <text:p>-50.05360213</text:p>
          </table:table-cell>
          <table:table-cell office:value-type="float" office:value="-87.68638435" calcext:value-type="float">
            <text:p>-87.68638435</text:p>
          </table:table-cell>
          <table:table-cell office:value-type="float" office:value="119.7175413" calcext:value-type="float">
            <text:p>119.717541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5554913" calcext:value-type="float">
            <text:p>13.65554913</text:p>
          </table:table-cell>
          <table:table-cell office:value-type="float" office:value="-58.16164134" calcext:value-type="float">
            <text:p>-58.16164134</text:p>
          </table:table-cell>
          <table:table-cell office:value-type="float" office:value="1.91472949" calcext:value-type="float">
            <text:p>1.91472949</text:p>
          </table:table-cell>
          <table:table-cell office:value-type="float" office:value="39.44294769" calcext:value-type="float">
            <text:p>39.4429476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40.43399998" calcext:value-type="float">
            <text:p>-40.43399998</text:p>
          </table:table-cell>
          <table:table-cell office:value-type="float" office:value="15.85140846" calcext:value-type="float">
            <text:p>15.85140846</text:p>
          </table:table-cell>
          <table:table-cell office:value-type="float" office:value="-64.53542862" calcext:value-type="float">
            <text:p>-64.53542862</text:p>
          </table:table-cell>
          <table:table-cell office:value-type="float" office:value="-0.0980909" calcext:value-type="float">
            <text:p>-0.0980909</text:p>
          </table:table-cell>
          <table:table-cell office:value-type="float" office:value="0.96014605" calcext:value-type="float">
            <text:p>0.96014605</text:p>
          </table:table-cell>
          <table:table-cell office:value-type="float" office:value="-0.94762183" calcext:value-type="float">
            <text:p>-0.94762183</text:p>
          </table:table-cell>
          <table:table-cell office:value-type="float" office:value="44.6190301" calcext:value-type="float">
            <text:p>44.6190301</text:p>
          </table:table-cell>
          <table:table-cell office:value-type="float" office:value="-9.97771632" calcext:value-type="float">
            <text:p>-9.97771632</text:p>
          </table:table-cell>
          <table:table-cell office:value-type="float" office:value="-36.91635425" calcext:value-type="float">
            <text:p>-36.91635425</text:p>
          </table:table-cell>
          <table:table-cell office:value-type="float" office:value="35.0506306" calcext:value-type="float">
            <text:p>35.0506306</text:p>
          </table:table-cell>
          <table:table-cell office:value-type="float" office:value="0.61174891" calcext:value-type="float">
            <text:p>0.61174891</text:p>
          </table:table-cell>
          <table:table-cell office:value-type="float" office:value="8.88128347" calcext:value-type="float">
            <text:p>8.88128347</text:p>
          </table:table-cell>
          <table:table-cell office:value-type="float" office:value="17.82612453" calcext:value-type="float">
            <text:p>17.82612453</text:p>
          </table:table-cell>
          <table:table-cell office:value-type="float" office:value="0" calcext:value-type="float">
            <text:p>0</text:p>
          </table:table-cell>
          <table:table-cell office:value-type="float" office:value="48.20534002" calcext:value-type="float">
            <text:p>48.20534002</text:p>
          </table:table-cell>
          <table:table-cell office:value-type="float" office:value="-26.24543676" calcext:value-type="float">
            <text:p>-26.24543676</text:p>
          </table:table-cell>
          <table:table-cell office:value-type="float" office:value="39.31569625" calcext:value-type="float">
            <text:p>39.31569625</text:p>
          </table:table-cell>
          <table:table-cell office:value-type="float" office:value="42.30226838" calcext:value-type="float">
            <text:p>42.30226838</text:p>
          </table:table-cell>
          <table:table-cell office:value-type="float" office:value="0.73831386" calcext:value-type="float">
            <text:p>0.73831386</text:p>
          </table:table-cell>
          <table:table-cell office:value-type="float" office:value="15.98976058" calcext:value-type="float">
            <text:p>15.98976058</text:p>
          </table:table-cell>
          <table:table-cell office:value-type="float" office:value="-16.1009665" calcext:value-type="float">
            <text:p>-16.1009665</text:p>
          </table:table-cell>
          <table:table-cell office:value-type="float" office:value="0" calcext:value-type="float">
            <text:p>0</text:p>
          </table:table-cell>
          <table:table-cell office:value-type="float" office:value="-0.01528664" calcext:value-type="float">
            <text:p>-0.01528664</text:p>
          </table:table-cell>
          <table:table-cell office:value-type="float" office:value="-0.65309978" calcext:value-type="float">
            <text:p>-0.65309978</text:p>
          </table:table-cell>
          <table:table-cell office:value-type="float" office:value="-1.61139813" calcext:value-type="float">
            <text:p>-1.61139813</text:p>
          </table:table-cell>
          <table:table-cell office:value-type="float" office:value="-0.02838882" calcext:value-type="float">
            <text:p>-0.02838882</text:p>
          </table:table-cell>
          <table:table-cell office:value-type="float" office:value="-0.86862271" calcext:value-type="float">
            <text:p>-0.86862271</text:p>
          </table:table-cell>
          <table:table-cell office:value-type="float" office:value="-1.71211051" calcext:value-type="float">
            <text:p>-1.71211051</text:p>
          </table:table-cell>
          <table:table-cell office:value-type="float" office:value="-0.02511442" calcext:value-type="float">
            <text:p>-0.02511442</text:p>
          </table:table-cell>
          <table:table-cell office:value-type="float" office:value="-1.58794681" calcext:value-type="float">
            <text:p>-1.58794681</text:p>
          </table:table-cell>
          <table:table-cell office:value-type="float" office:value="-1.71211051" calcext:value-type="float">
            <text:p>-1.71211051</text:p>
          </table:table-cell>
          <table:table-cell office:value-type="float" office:value="-0.0174711" calcext:value-type="float">
            <text:p>-0.0174711</text:p>
          </table:table-cell>
          <table:table-cell office:value-type="float" office:value="-1.58794681" calcext:value-type="float">
            <text:p>-1.58794681</text:p>
          </table:table-cell>
          <table:table-cell office:value-type="float" office:value="-1.40997336" calcext:value-type="float">
            <text:p>-1.40997336</text:p>
          </table:table-cell>
          <table:table-cell office:value-type="float" office:value="-0.01419517" calcext:value-type="float">
            <text:p>-0.01419517</text:p>
          </table:table-cell>
          <table:table-cell office:value-type="float" office:value="-1.33180108" calcext:value-type="float">
            <text:p>-1.33180108</text:p>
          </table:table-cell>
          <table:table-cell office:value-type="float" office:value="-1.30926098" calcext:value-type="float">
            <text:p>-1.30926098</text:p>
          </table:table-cell>
          <table:table-cell office:value-type="float" office:value="-0.00873479" calcext:value-type="float">
            <text:p>-0.00873479</text:p>
          </table:table-cell>
          <table:table-cell office:value-type="float" office:value="-1.01165156" calcext:value-type="float">
            <text:p>-1.01165156</text:p>
          </table:table-cell>
          <table:table-cell office:value-type="float" office:value="-1.2085486" calcext:value-type="float">
            <text:p>-1.2085486</text:p>
          </table:table-cell>
          <table:table-cell office:value-type="float" office:value="-0.10919093" calcext:value-type="float">
            <text:p>-0.10919093</text:p>
          </table:table-cell>
          <table:table-cell office:value-type="float" office:value="-7.38799535" calcext:value-type="float">
            <text:p>-7.38799535</text:p>
          </table:table-cell>
          <table:table-cell office:value-type="float" office:value="-8.96211297" calcext:value-type="float">
            <text:p>-8.96211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00271079" calcext:value-type="float">
            <text:p>-17.00271079</text:p>
          </table:table-cell>
          <table:table-cell office:value-type="float" office:value="13.26087024" calcext:value-type="float">
            <text:p>13.26087024</text:p>
          </table:table-cell>
          <table:table-cell office:value-type="float" office:value="-8.26342567" calcext:value-type="float">
            <text:p>-8.26342567</text:p>
          </table:table-cell>
          <table:table-cell office:value-type="float" office:value="-21.57144446" calcext:value-type="float">
            <text:p>-21.57144446</text:p>
          </table:table-cell>
          <table:table-cell office:value-type="float" office:value="-49.4975691" calcext:value-type="float">
            <text:p>-49.4975691</text:p>
          </table:table-cell>
          <table:table-cell office:value-type="float" office:value="-87.91996757" calcext:value-type="float">
            <text:p>-87.91996757</text:p>
          </table:table-cell>
          <table:table-cell office:value-type="float" office:value="120.17283044" calcext:value-type="float">
            <text:p>120.1728304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3922676" calcext:value-type="float">
            <text:p>15.93922676</text:p>
          </table:table-cell>
          <table:table-cell office:value-type="float" office:value="-57.3383158" calcext:value-type="float">
            <text:p>-57.3383158</text:p>
          </table:table-cell>
          <table:table-cell office:value-type="float" office:value="4.03854177" calcext:value-type="float">
            <text:p>4.03854177</text:p>
          </table:table-cell>
          <table:table-cell office:value-type="float" office:value="37.76965588" calcext:value-type="float">
            <text:p>37.7696558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666667" calcext:value-type="float">
            <text:p>3.51666667</text:p>
          </table:table-cell>
          <table:table-cell office:value-type="float" office:value="-40.10790451" calcext:value-type="float">
            <text:p>-40.10790451</text:p>
          </table:table-cell>
          <table:table-cell office:value-type="float" office:value="16.48907325" calcext:value-type="float">
            <text:p>16.48907325</text:p>
          </table:table-cell>
          <table:table-cell office:value-type="float" office:value="-63.9743211" calcext:value-type="float">
            <text:p>-63.9743211</text:p>
          </table:table-cell>
          <table:table-cell office:value-type="float" office:value="-0.09701959" calcext:value-type="float">
            <text:p>-0.09701959</text:p>
          </table:table-cell>
          <table:table-cell office:value-type="float" office:value="0.96086536" calcext:value-type="float">
            <text:p>0.96086536</text:p>
          </table:table-cell>
          <table:table-cell office:value-type="float" office:value="-0.94445611" calcext:value-type="float">
            <text:p>-0.94445611</text:p>
          </table:table-cell>
          <table:table-cell office:value-type="float" office:value="46.71961981" calcext:value-type="float">
            <text:p>46.71961981</text:p>
          </table:table-cell>
          <table:table-cell office:value-type="float" office:value="-7.90675721" calcext:value-type="float">
            <text:p>-7.90675721</text:p>
          </table:table-cell>
          <table:table-cell office:value-type="float" office:value="-37.90167706" calcext:value-type="float">
            <text:p>-37.90167706</text:p>
          </table:table-cell>
          <table:table-cell office:value-type="float" office:value="34.17660871" calcext:value-type="float">
            <text:p>34.17660871</text:p>
          </table:table-cell>
          <table:table-cell office:value-type="float" office:value="0.59649435" calcext:value-type="float">
            <text:p>0.59649435</text:p>
          </table:table-cell>
          <table:table-cell office:value-type="float" office:value="7.52086521" calcext:value-type="float">
            <text:p>7.52086521</text:p>
          </table:table-cell>
          <table:table-cell office:value-type="float" office:value="17.42844561" calcext:value-type="float">
            <text:p>17.42844561</text:p>
          </table:table-cell>
          <table:table-cell office:value-type="float" office:value="0" calcext:value-type="float">
            <text:p>0</text:p>
          </table:table-cell>
          <table:table-cell office:value-type="float" office:value="47.97773796" calcext:value-type="float">
            <text:p>47.97773796</text:p>
          </table:table-cell>
          <table:table-cell office:value-type="float" office:value="-25.58806703" calcext:value-type="float">
            <text:p>-25.58806703</text:p>
          </table:table-cell>
          <table:table-cell office:value-type="float" office:value="39.04847333" calcext:value-type="float">
            <text:p>39.04847333</text:p>
          </table:table-cell>
          <table:table-cell office:value-type="float" office:value="41.18772679" calcext:value-type="float">
            <text:p>41.18772679</text:p>
          </table:table-cell>
          <table:table-cell office:value-type="float" office:value="0.71886144" calcext:value-type="float">
            <text:p>0.71886144</text:p>
          </table:table-cell>
          <table:table-cell office:value-type="float" office:value="15.05454264" calcext:value-type="float">
            <text:p>15.05454264</text:p>
          </table:table-cell>
          <table:table-cell office:value-type="float" office:value="-16.19272638" calcext:value-type="float">
            <text:p>-16.19272638</text:p>
          </table:table-cell>
          <table:table-cell office:value-type="float" office:value="0" calcext:value-type="float">
            <text:p>0</text:p>
          </table:table-cell>
          <table:table-cell office:value-type="float" office:value="-0.01734946" calcext:value-type="float">
            <text:p>-0.01734946</text:p>
          </table:table-cell>
          <table:table-cell office:value-type="float" office:value="-0.63856098" calcext:value-type="float">
            <text:p>-0.63856098</text:p>
          </table:table-cell>
          <table:table-cell office:value-type="float" office:value="-1.60805657" calcext:value-type="float">
            <text:p>-1.60805657</text:p>
          </table:table-cell>
          <table:table-cell office:value-type="float" office:value="-0.03221969" calcext:value-type="float">
            <text:p>-0.03221969</text:p>
          </table:table-cell>
          <table:table-cell office:value-type="float" office:value="-0.84928611" calcext:value-type="float">
            <text:p>-0.84928611</text:p>
          </table:table-cell>
          <table:table-cell office:value-type="float" office:value="-1.7085601" calcext:value-type="float">
            <text:p>-1.7085601</text:p>
          </table:table-cell>
          <table:table-cell office:value-type="float" office:value="-0.02850343" calcext:value-type="float">
            <text:p>-0.02850343</text:p>
          </table:table-cell>
          <table:table-cell office:value-type="float" office:value="-1.55259718" calcext:value-type="float">
            <text:p>-1.55259718</text:p>
          </table:table-cell>
          <table:table-cell office:value-type="float" office:value="-1.7085601" calcext:value-type="float">
            <text:p>-1.7085601</text:p>
          </table:table-cell>
          <table:table-cell office:value-type="float" office:value="-0.0198287" calcext:value-type="float">
            <text:p>-0.0198287</text:p>
          </table:table-cell>
          <table:table-cell office:value-type="float" office:value="-1.55259718" calcext:value-type="float">
            <text:p>-1.55259718</text:p>
          </table:table-cell>
          <table:table-cell office:value-type="float" office:value="-1.4070495" calcext:value-type="float">
            <text:p>-1.4070495</text:p>
          </table:table-cell>
          <table:table-cell office:value-type="float" office:value="-0.01611071" calcext:value-type="float">
            <text:p>-0.01611071</text:p>
          </table:table-cell>
          <table:table-cell office:value-type="float" office:value="-1.30215356" calcext:value-type="float">
            <text:p>-1.30215356</text:p>
          </table:table-cell>
          <table:table-cell office:value-type="float" office:value="-1.30654596" calcext:value-type="float">
            <text:p>-1.30654596</text:p>
          </table:table-cell>
          <table:table-cell office:value-type="float" office:value="-0.00991348" calcext:value-type="float">
            <text:p>-0.00991348</text:p>
          </table:table-cell>
          <table:table-cell office:value-type="float" office:value="-0.98913096" calcext:value-type="float">
            <text:p>-0.98913096</text:p>
          </table:table-cell>
          <table:table-cell office:value-type="float" office:value="-1.20604242" calcext:value-type="float">
            <text:p>-1.20604242</text:p>
          </table:table-cell>
          <table:table-cell office:value-type="float" office:value="-0.12392548" calcext:value-type="float">
            <text:p>-0.12392548</text:p>
          </table:table-cell>
          <table:table-cell office:value-type="float" office:value="-7.22352956" calcext:value-type="float">
            <text:p>-7.22352956</text:p>
          </table:table-cell>
          <table:table-cell office:value-type="float" office:value="-8.9435282" calcext:value-type="float">
            <text:p>-8.9435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41829166" calcext:value-type="float">
            <text:p>-17.41829166</text:p>
          </table:table-cell>
          <table:table-cell office:value-type="float" office:value="12.61623056" calcext:value-type="float">
            <text:p>12.61623056</text:p>
          </table:table-cell>
          <table:table-cell office:value-type="float" office:value="-10.35099372" calcext:value-type="float">
            <text:p>-10.35099372</text:p>
          </table:table-cell>
          <table:table-cell office:value-type="float" office:value="-22.11615443" calcext:value-type="float">
            <text:p>-22.11615443</text:p>
          </table:table-cell>
          <table:table-cell office:value-type="float" office:value="-48.98029066" calcext:value-type="float">
            <text:p>-48.98029066</text:p>
          </table:table-cell>
          <table:table-cell office:value-type="float" office:value="-87.6181825" calcext:value-type="float">
            <text:p>-87.6181825</text:p>
          </table:table-cell>
          <table:table-cell office:value-type="float" office:value="120.27972606" calcext:value-type="float">
            <text:p>120.2797260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9037871" calcext:value-type="float">
            <text:p>17.69037871</text:p>
          </table:table-cell>
          <table:table-cell office:value-type="float" office:value="-57.09895587" calcext:value-type="float">
            <text:p>-57.09895587</text:p>
          </table:table-cell>
          <table:table-cell office:value-type="float" office:value="8.12737222" calcext:value-type="float">
            <text:p>8.12737222</text:p>
          </table:table-cell>
          <table:table-cell office:value-type="float" office:value="35.47321097" calcext:value-type="float">
            <text:p>35.4732109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333333" calcext:value-type="float">
            <text:p>3.53333333</text:p>
          </table:table-cell>
          <table:table-cell office:value-type="float" office:value="-39.85205303" calcext:value-type="float">
            <text:p>-39.85205303</text:p>
          </table:table-cell>
          <table:table-cell office:value-type="float" office:value="16.99008017" calcext:value-type="float">
            <text:p>16.99008017</text:p>
          </table:table-cell>
          <table:table-cell office:value-type="float" office:value="-63.3271971" calcext:value-type="float">
            <text:p>-63.3271971</text:p>
          </table:table-cell>
          <table:table-cell office:value-type="float" office:value="-0.09523193" calcext:value-type="float">
            <text:p>-0.09523193</text:p>
          </table:table-cell>
          <table:table-cell office:value-type="float" office:value="0.96085017" calcext:value-type="float">
            <text:p>0.96085017</text:p>
          </table:table-cell>
          <table:table-cell office:value-type="float" office:value="-0.94104977" calcext:value-type="float">
            <text:p>-0.94104977</text:p>
          </table:table-cell>
          <table:table-cell office:value-type="float" office:value="48.9097626" calcext:value-type="float">
            <text:p>48.9097626</text:p>
          </table:table-cell>
          <table:table-cell office:value-type="float" office:value="-5.79524274" calcext:value-type="float">
            <text:p>-5.79524274</text:p>
          </table:table-cell>
          <table:table-cell office:value-type="float" office:value="-38.43424296" calcext:value-type="float">
            <text:p>-38.43424296</text:p>
          </table:table-cell>
          <table:table-cell office:value-type="float" office:value="33.46994463" calcext:value-type="float">
            <text:p>33.46994463</text:p>
          </table:table-cell>
          <table:table-cell office:value-type="float" office:value="0.58416073" calcext:value-type="float">
            <text:p>0.58416073</text:p>
          </table:table-cell>
          <table:table-cell office:value-type="float" office:value="5.63721666" calcext:value-type="float">
            <text:p>5.63721666</text:p>
          </table:table-cell>
          <table:table-cell office:value-type="float" office:value="16.86525196" calcext:value-type="float">
            <text:p>16.86525196</text:p>
          </table:table-cell>
          <table:table-cell office:value-type="float" office:value="0" calcext:value-type="float">
            <text:p>0</text:p>
          </table:table-cell>
          <table:table-cell office:value-type="float" office:value="47.8476659" calcext:value-type="float">
            <text:p>47.8476659</text:p>
          </table:table-cell>
          <table:table-cell office:value-type="float" office:value="-24.98819021" calcext:value-type="float">
            <text:p>-24.98819021</text:p>
          </table:table-cell>
          <table:table-cell office:value-type="float" office:value="38.70244989" calcext:value-type="float">
            <text:p>38.70244989</text:p>
          </table:table-cell>
          <table:table-cell office:value-type="float" office:value="40.18669418" calcext:value-type="float">
            <text:p>40.18669418</text:p>
          </table:table-cell>
          <table:table-cell office:value-type="float" office:value="0.70139013" calcext:value-type="float">
            <text:p>0.70139013</text:p>
          </table:table-cell>
          <table:table-cell office:value-type="float" office:value="14.28767842" calcext:value-type="float">
            <text:p>14.28767842</text:p>
          </table:table-cell>
          <table:table-cell office:value-type="float" office:value="-16.04108094" calcext:value-type="float">
            <text:p>-16.04108094</text:p>
          </table:table-cell>
          <table:table-cell office:value-type="float" office:value="0" calcext:value-type="float">
            <text:p>0</text:p>
          </table:table-cell>
          <table:table-cell office:value-type="float" office:value="-0.01960332" calcext:value-type="float">
            <text:p>-0.01960332</text:p>
          </table:table-cell>
          <table:table-cell office:value-type="float" office:value="-0.58645626" calcext:value-type="float">
            <text:p>-0.58645626</text:p>
          </table:table-cell>
          <table:table-cell office:value-type="float" office:value="-1.73902818" calcext:value-type="float">
            <text:p>-1.73902818</text:p>
          </table:table-cell>
          <table:table-cell office:value-type="float" office:value="-0.03640532" calcext:value-type="float">
            <text:p>-0.03640532</text:p>
          </table:table-cell>
          <table:table-cell office:value-type="float" office:value="-0.77998683" calcext:value-type="float">
            <text:p>-0.77998683</text:p>
          </table:table-cell>
          <table:table-cell office:value-type="float" office:value="-1.84771744" calcext:value-type="float">
            <text:p>-1.84771744</text:p>
          </table:table-cell>
          <table:table-cell office:value-type="float" office:value="-0.03220629" calcext:value-type="float">
            <text:p>-0.03220629</text:p>
          </table:table-cell>
          <table:table-cell office:value-type="float" office:value="-1.42590976" calcext:value-type="float">
            <text:p>-1.42590976</text:p>
          </table:table-cell>
          <table:table-cell office:value-type="float" office:value="-1.84771744" calcext:value-type="float">
            <text:p>-1.84771744</text:p>
          </table:table-cell>
          <table:table-cell office:value-type="float" office:value="-0.02240463" calcext:value-type="float">
            <text:p>-0.02240463</text:p>
          </table:table-cell>
          <table:table-cell office:value-type="float" office:value="-1.42590976" calcext:value-type="float">
            <text:p>-1.42590976</text:p>
          </table:table-cell>
          <table:table-cell office:value-type="float" office:value="-1.52164965" calcext:value-type="float">
            <text:p>-1.52164965</text:p>
          </table:table-cell>
          <table:table-cell office:value-type="float" office:value="-0.01820364" calcext:value-type="float">
            <text:p>-0.01820364</text:p>
          </table:table-cell>
          <table:table-cell office:value-type="float" office:value="-1.19590161" calcext:value-type="float">
            <text:p>-1.19590161</text:p>
          </table:table-cell>
          <table:table-cell office:value-type="float" office:value="-1.41296039" calcext:value-type="float">
            <text:p>-1.41296039</text:p>
          </table:table-cell>
          <table:table-cell office:value-type="float" office:value="-0.01120134" calcext:value-type="float">
            <text:p>-0.01120134</text:p>
          </table:table-cell>
          <table:table-cell office:value-type="float" office:value="-0.90842075" calcext:value-type="float">
            <text:p>-0.90842075</text:p>
          </table:table-cell>
          <table:table-cell office:value-type="float" office:value="-1.30427113" calcext:value-type="float">
            <text:p>-1.30427113</text:p>
          </table:table-cell>
          <table:table-cell office:value-type="float" office:value="-0.14002455" calcext:value-type="float">
            <text:p>-0.14002455</text:p>
          </table:table-cell>
          <table:table-cell office:value-type="float" office:value="-6.63411055" calcext:value-type="float">
            <text:p>-6.63411055</text:p>
          </table:table-cell>
          <table:table-cell office:value-type="float" office:value="-9.671953" calcext:value-type="float">
            <text:p>-9.671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14204773" calcext:value-type="float">
            <text:p>-17.14204773</text:p>
          </table:table-cell>
          <table:table-cell office:value-type="float" office:value="12.03186212" calcext:value-type="float">
            <text:p>12.03186212</text:p>
          </table:table-cell>
          <table:table-cell office:value-type="float" office:value="-10.22316302" calcext:value-type="float">
            <text:p>-10.22316302</text:p>
          </table:table-cell>
          <table:table-cell office:value-type="float" office:value="-21.55708123" calcext:value-type="float">
            <text:p>-21.55708123</text:p>
          </table:table-cell>
          <table:table-cell office:value-type="float" office:value="-49.05169381" calcext:value-type="float">
            <text:p>-49.05169381</text:p>
          </table:table-cell>
          <table:table-cell office:value-type="float" office:value="-86.19514927" calcext:value-type="float">
            <text:p>-86.19514927</text:p>
          </table:table-cell>
          <table:table-cell office:value-type="float" office:value="120.05933779" calcext:value-type="float">
            <text:p>120.0593377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8636479" calcext:value-type="float">
            <text:p>17.28636479</text:p>
          </table:table-cell>
          <table:table-cell office:value-type="float" office:value="-56.28410057" calcext:value-type="float">
            <text:p>-56.28410057</text:p>
          </table:table-cell>
          <table:table-cell office:value-type="float" office:value="8.43456073" calcext:value-type="float">
            <text:p>8.43456073</text:p>
          </table:table-cell>
          <table:table-cell office:value-type="float" office:value="33.21022444" calcext:value-type="float">
            <text:p>33.2102244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-39.62091551" calcext:value-type="float">
            <text:p>-39.62091551</text:p>
          </table:table-cell>
          <table:table-cell office:value-type="float" office:value="17.39033772" calcext:value-type="float">
            <text:p>17.39033772</text:p>
          </table:table-cell>
          <table:table-cell office:value-type="float" office:value="-62.45796437" calcext:value-type="float">
            <text:p>-62.45796437</text:p>
          </table:table-cell>
          <table:table-cell office:value-type="float" office:value="-0.09297425" calcext:value-type="float">
            <text:p>-0.09297425</text:p>
          </table:table-cell>
          <table:table-cell office:value-type="float" office:value="0.96002931" calcext:value-type="float">
            <text:p>0.96002931</text:p>
          </table:table-cell>
          <table:table-cell office:value-type="float" office:value="-0.93766225" calcext:value-type="float">
            <text:p>-0.93766225</text:p>
          </table:table-cell>
          <table:table-cell office:value-type="float" office:value="51.10108786" calcext:value-type="float">
            <text:p>51.10108786</text:p>
          </table:table-cell>
          <table:table-cell office:value-type="float" office:value="-3.83110214" calcext:value-type="float">
            <text:p>-3.83110214</text:p>
          </table:table-cell>
          <table:table-cell office:value-type="float" office:value="-38.64742904" calcext:value-type="float">
            <text:p>-38.64742904</text:p>
          </table:table-cell>
          <table:table-cell office:value-type="float" office:value="32.81185551" calcext:value-type="float">
            <text:p>32.81185551</text:p>
          </table:table-cell>
          <table:table-cell office:value-type="float" office:value="0.57267491" calcext:value-type="float">
            <text:p>0.57267491</text:p>
          </table:table-cell>
          <table:table-cell office:value-type="float" office:value="3.56562679" calcext:value-type="float">
            <text:p>3.56562679</text:p>
          </table:table-cell>
          <table:table-cell office:value-type="float" office:value="16.23786763" calcext:value-type="float">
            <text:p>16.23786763</text:p>
          </table:table-cell>
          <table:table-cell office:value-type="float" office:value="0" calcext:value-type="float">
            <text:p>0</text:p>
          </table:table-cell>
          <table:table-cell office:value-type="float" office:value="47.82251582" calcext:value-type="float">
            <text:p>47.82251582</text:p>
          </table:table-cell>
          <table:table-cell office:value-type="float" office:value="-24.30743094" calcext:value-type="float">
            <text:p>-24.30743094</text:p>
          </table:table-cell>
          <table:table-cell office:value-type="float" office:value="38.34339165" calcext:value-type="float">
            <text:p>38.34339165</text:p>
          </table:table-cell>
          <table:table-cell office:value-type="float" office:value="39.29426436" calcext:value-type="float">
            <text:p>39.29426436</text:p>
          </table:table-cell>
          <table:table-cell office:value-type="float" office:value="0.68581429" calcext:value-type="float">
            <text:p>0.68581429</text:p>
          </table:table-cell>
          <table:table-cell office:value-type="float" office:value="13.6818244" calcext:value-type="float">
            <text:p>13.6818244</text:p>
          </table:table-cell>
          <table:table-cell office:value-type="float" office:value="-15.73577526" calcext:value-type="float">
            <text:p>-15.73577526</text:p>
          </table:table-cell>
          <table:table-cell office:value-type="float" office:value="0" calcext:value-type="float">
            <text:p>0</text:p>
          </table:table-cell>
          <table:table-cell office:value-type="float" office:value="-0.01771964" calcext:value-type="float">
            <text:p>-0.01771964</text:p>
          </table:table-cell>
          <table:table-cell office:value-type="float" office:value="-0.50438428" calcext:value-type="float">
            <text:p>-0.50438428</text:p>
          </table:table-cell>
          <table:table-cell office:value-type="float" office:value="-2.03848479" calcext:value-type="float">
            <text:p>-2.03848479</text:p>
          </table:table-cell>
          <table:table-cell office:value-type="float" office:value="-0.03290715" calcext:value-type="float">
            <text:p>-0.03290715</text:p>
          </table:table-cell>
          <table:table-cell office:value-type="float" office:value="-0.67083109" calcext:value-type="float">
            <text:p>-0.67083109</text:p>
          </table:table-cell>
          <table:table-cell office:value-type="float" office:value="-2.16589009" calcext:value-type="float">
            <text:p>-2.16589009</text:p>
          </table:table-cell>
          <table:table-cell office:value-type="float" office:value="-0.0291116" calcext:value-type="float">
            <text:p>-0.0291116</text:p>
          </table:table-cell>
          <table:table-cell office:value-type="float" office:value="-1.22635994" calcext:value-type="float">
            <text:p>-1.22635994</text:p>
          </table:table-cell>
          <table:table-cell office:value-type="float" office:value="-2.16589009" calcext:value-type="float">
            <text:p>-2.16589009</text:p>
          </table:table-cell>
          <table:table-cell office:value-type="float" office:value="-0.02025178" calcext:value-type="float">
            <text:p>-0.02025178</text:p>
          </table:table-cell>
          <table:table-cell office:value-type="float" office:value="-1.22635994" calcext:value-type="float">
            <text:p>-1.22635994</text:p>
          </table:table-cell>
          <table:table-cell office:value-type="float" office:value="-1.78367419" calcext:value-type="float">
            <text:p>-1.78367419</text:p>
          </table:table-cell>
          <table:table-cell office:value-type="float" office:value="-0.01645446" calcext:value-type="float">
            <text:p>-0.01645446</text:p>
          </table:table-cell>
          <table:table-cell office:value-type="float" office:value="-1.02854042" calcext:value-type="float">
            <text:p>-1.02854042</text:p>
          </table:table-cell>
          <table:table-cell office:value-type="float" office:value="-1.65626889" calcext:value-type="float">
            <text:p>-1.65626889</text:p>
          </table:table-cell>
          <table:table-cell office:value-type="float" office:value="-0.010125" calcext:value-type="float">
            <text:p>-0.010125</text:p>
          </table:table-cell>
          <table:table-cell office:value-type="float" office:value="-0.78129125" calcext:value-type="float">
            <text:p>-0.78129125</text:p>
          </table:table-cell>
          <table:table-cell office:value-type="float" office:value="-1.52886359" calcext:value-type="float">
            <text:p>-1.52886359</text:p>
          </table:table-cell>
          <table:table-cell office:value-type="float" office:value="-0.12656964" calcext:value-type="float">
            <text:p>-0.12656964</text:p>
          </table:table-cell>
          <table:table-cell office:value-type="float" office:value="-5.70569584" calcext:value-type="float">
            <text:p>-5.70569584</text:p>
          </table:table-cell>
          <table:table-cell office:value-type="float" office:value="-11.33744085" calcext:value-type="float">
            <text:p>-11.33744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63987343" calcext:value-type="float">
            <text:p>-16.63987343</text:p>
          </table:table-cell>
          <table:table-cell office:value-type="float" office:value="9.5281918" calcext:value-type="float">
            <text:p>9.5281918</text:p>
          </table:table-cell>
          <table:table-cell office:value-type="float" office:value="-8.878892" calcext:value-type="float">
            <text:p>-8.878892</text:p>
          </table:table-cell>
          <table:table-cell office:value-type="float" office:value="-19.64993595" calcext:value-type="float">
            <text:p>-19.64993595</text:p>
          </table:table-cell>
          <table:table-cell office:value-type="float" office:value="-49.76173809" calcext:value-type="float">
            <text:p>-49.76173809</text:p>
          </table:table-cell>
          <table:table-cell office:value-type="float" office:value="-83.45296036" calcext:value-type="float">
            <text:p>-83.45296036</text:p>
          </table:table-cell>
          <table:table-cell office:value-type="float" office:value="119.74215464" calcext:value-type="float">
            <text:p>119.7421546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1398642" calcext:value-type="float">
            <text:p>15.31398642</text:p>
          </table:table-cell>
          <table:table-cell office:value-type="float" office:value="-55.63258344" calcext:value-type="float">
            <text:p>-55.63258344</text:p>
          </table:table-cell>
          <table:table-cell office:value-type="float" office:value="8.01656034" calcext:value-type="float">
            <text:p>8.01656034</text:p>
          </table:table-cell>
          <table:table-cell office:value-type="float" office:value="31.62477543" calcext:value-type="float">
            <text:p>31.6247754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666667" calcext:value-type="float">
            <text:p>3.56666667</text:p>
          </table:table-cell>
          <table:table-cell office:value-type="float" office:value="-39.58199337" calcext:value-type="float">
            <text:p>-39.58199337</text:p>
          </table:table-cell>
          <table:table-cell office:value-type="float" office:value="17.66352903" calcext:value-type="float">
            <text:p>17.66352903</text:p>
          </table:table-cell>
          <table:table-cell office:value-type="float" office:value="-61.31415592" calcext:value-type="float">
            <text:p>-61.31415592</text:p>
          </table:table-cell>
          <table:table-cell office:value-type="float" office:value="-0.09037127" calcext:value-type="float">
            <text:p>-0.09037127</text:p>
          </table:table-cell>
          <table:table-cell office:value-type="float" office:value="0.95837708" calcext:value-type="float">
            <text:p>0.95837708</text:p>
          </table:table-cell>
          <table:table-cell office:value-type="float" office:value="-0.93440289" calcext:value-type="float">
            <text:p>-0.93440289</text:p>
          </table:table-cell>
          <table:table-cell office:value-type="float" office:value="53.09266752" calcext:value-type="float">
            <text:p>53.09266752</text:p>
          </table:table-cell>
          <table:table-cell office:value-type="float" office:value="-1.8909088" calcext:value-type="float">
            <text:p>-1.8909088</text:p>
          </table:table-cell>
          <table:table-cell office:value-type="float" office:value="-38.79623249" calcext:value-type="float">
            <text:p>-38.79623249</text:p>
          </table:table-cell>
          <table:table-cell office:value-type="float" office:value="31.80532756" calcext:value-type="float">
            <text:p>31.80532756</text:p>
          </table:table-cell>
          <table:table-cell office:value-type="float" office:value="0.55510769" calcext:value-type="float">
            <text:p>0.55510769</text:p>
          </table:table-cell>
          <table:table-cell office:value-type="float" office:value="1.24506519" calcext:value-type="float">
            <text:p>1.24506519</text:p>
          </table:table-cell>
          <table:table-cell office:value-type="float" office:value="15.96991618" calcext:value-type="float">
            <text:p>15.96991618</text:p>
          </table:table-cell>
          <table:table-cell office:value-type="float" office:value="0" calcext:value-type="float">
            <text:p>0</text:p>
          </table:table-cell>
          <table:table-cell office:value-type="float" office:value="48.02082821" calcext:value-type="float">
            <text:p>48.02082821</text:p>
          </table:table-cell>
          <table:table-cell office:value-type="float" office:value="-23.61574492" calcext:value-type="float">
            <text:p>-23.61574492</text:p>
          </table:table-cell>
          <table:table-cell office:value-type="float" office:value="38.12539681" calcext:value-type="float">
            <text:p>38.12539681</text:p>
          </table:table-cell>
          <table:table-cell office:value-type="float" office:value="38.64572994" calcext:value-type="float">
            <text:p>38.64572994</text:p>
          </table:table-cell>
          <table:table-cell office:value-type="float" office:value="0.67449523" calcext:value-type="float">
            <text:p>0.67449523</text:p>
          </table:table-cell>
          <table:table-cell office:value-type="float" office:value="13.1131474" calcext:value-type="float">
            <text:p>13.1131474</text:p>
          </table:table-cell>
          <table:table-cell office:value-type="float" office:value="-15.46453946" calcext:value-type="float">
            <text:p>-15.46453946</text:p>
          </table:table-cell>
          <table:table-cell office:value-type="float" office:value="0" calcext:value-type="float">
            <text:p>0</text:p>
          </table:table-cell>
          <table:table-cell office:value-type="float" office:value="-0.01728403" calcext:value-type="float">
            <text:p>-0.01728403</text:p>
          </table:table-cell>
          <table:table-cell office:value-type="float" office:value="-0.36889177" calcext:value-type="float">
            <text:p>-0.36889177</text:p>
          </table:table-cell>
          <table:table-cell office:value-type="float" office:value="-2.50018571" calcext:value-type="float">
            <text:p>-2.50018571</text:p>
          </table:table-cell>
          <table:table-cell office:value-type="float" office:value="-0.03209818" calcext:value-type="float">
            <text:p>-0.03209818</text:p>
          </table:table-cell>
          <table:table-cell office:value-type="float" office:value="-0.49062606" calcext:value-type="float">
            <text:p>-0.49062606</text:p>
          </table:table-cell>
          <table:table-cell office:value-type="float" office:value="-2.65644732" calcext:value-type="float">
            <text:p>-2.65644732</text:p>
          </table:table-cell>
          <table:table-cell office:value-type="float" office:value="-0.02839594" calcext:value-type="float">
            <text:p>-0.02839594</text:p>
          </table:table-cell>
          <table:table-cell office:value-type="float" office:value="-0.89692346" calcext:value-type="float">
            <text:p>-0.89692346</text:p>
          </table:table-cell>
          <table:table-cell office:value-type="float" office:value="-2.65644732" calcext:value-type="float">
            <text:p>-2.65644732</text:p>
          </table:table-cell>
          <table:table-cell office:value-type="float" office:value="-0.01975392" calcext:value-type="float">
            <text:p>-0.01975392</text:p>
          </table:table-cell>
          <table:table-cell office:value-type="float" office:value="-0.89692346" calcext:value-type="float">
            <text:p>-0.89692346</text:p>
          </table:table-cell>
          <table:table-cell office:value-type="float" office:value="-2.1876625" calcext:value-type="float">
            <text:p>-2.1876625</text:p>
          </table:table-cell>
          <table:table-cell office:value-type="float" office:value="-0.01604995" calcext:value-type="float">
            <text:p>-0.01604995</text:p>
          </table:table-cell>
          <table:table-cell office:value-type="float" office:value="-0.7522441" calcext:value-type="float">
            <text:p>-0.7522441</text:p>
          </table:table-cell>
          <table:table-cell office:value-type="float" office:value="-2.03140089" calcext:value-type="float">
            <text:p>-2.03140089</text:p>
          </table:table-cell>
          <table:table-cell office:value-type="float" office:value="-0.0098761" calcext:value-type="float">
            <text:p>-0.0098761</text:p>
          </table:table-cell>
          <table:table-cell office:value-type="float" office:value="-0.57141336" calcext:value-type="float">
            <text:p>-0.57141336</text:p>
          </table:table-cell>
          <table:table-cell office:value-type="float" office:value="-1.87513928" calcext:value-type="float">
            <text:p>-1.87513928</text:p>
          </table:table-cell>
          <table:table-cell office:value-type="float" office:value="-0.12345811" calcext:value-type="float">
            <text:p>-0.12345811</text:p>
          </table:table-cell>
          <table:table-cell office:value-type="float" office:value="-4.17297751" calcext:value-type="float">
            <text:p>-4.17297751</text:p>
          </table:table-cell>
          <table:table-cell office:value-type="float" office:value="-13.90528286" calcext:value-type="float">
            <text:p>-13.90528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27601592" calcext:value-type="float">
            <text:p>-16.27601592</text:p>
          </table:table-cell>
          <table:table-cell office:value-type="float" office:value="5.01090331" calcext:value-type="float">
            <text:p>5.01090331</text:p>
          </table:table-cell>
          <table:table-cell office:value-type="float" office:value="-5.88863138" calcext:value-type="float">
            <text:p>-5.88863138</text:p>
          </table:table-cell>
          <table:table-cell office:value-type="float" office:value="-16.63269194" calcext:value-type="float">
            <text:p>-16.63269194</text:p>
          </table:table-cell>
          <table:table-cell office:value-type="float" office:value="-51.01064033" calcext:value-type="float">
            <text:p>-51.01064033</text:p>
          </table:table-cell>
          <table:table-cell office:value-type="float" office:value="-79.62508042" calcext:value-type="float">
            <text:p>-79.62508042</text:p>
          </table:table-cell>
          <table:table-cell office:value-type="float" office:value="119.48792077" calcext:value-type="float">
            <text:p>119.4879207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5996853" calcext:value-type="float">
            <text:p>11.35996853</text:p>
          </table:table-cell>
          <table:table-cell office:value-type="float" office:value="-54.3146785" calcext:value-type="float">
            <text:p>-54.3146785</text:p>
          </table:table-cell>
          <table:table-cell office:value-type="float" office:value="2.38293344" calcext:value-type="float">
            <text:p>2.38293344</text:p>
          </table:table-cell>
          <table:table-cell office:value-type="float" office:value="31.19288237" calcext:value-type="float">
            <text:p>31.1928823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333333" calcext:value-type="float">
            <text:p>3.58333333</text:p>
          </table:table-cell>
          <table:table-cell office:value-type="float" office:value="-39.58505981" calcext:value-type="float">
            <text:p>-39.58505981</text:p>
          </table:table-cell>
          <table:table-cell office:value-type="float" office:value="17.83826676" calcext:value-type="float">
            <text:p>17.83826676</text:p>
          </table:table-cell>
          <table:table-cell office:value-type="float" office:value="-60.06003332" calcext:value-type="float">
            <text:p>-60.06003332</text:p>
          </table:table-cell>
          <table:table-cell office:value-type="float" office:value="-0.0875566" calcext:value-type="float">
            <text:p>-0.0875566</text:p>
          </table:table-cell>
          <table:table-cell office:value-type="float" office:value="0.95605579" calcext:value-type="float">
            <text:p>0.95605579</text:p>
          </table:table-cell>
          <table:table-cell office:value-type="float" office:value="-0.93085576" calcext:value-type="float">
            <text:p>-0.93085576</text:p>
          </table:table-cell>
          <table:table-cell office:value-type="float" office:value="54.62473872" calcext:value-type="float">
            <text:p>54.62473872</text:p>
          </table:table-cell>
          <table:table-cell office:value-type="float" office:value="0.09038419" calcext:value-type="float">
            <text:p>0.09038419</text:p>
          </table:table-cell>
          <table:table-cell office:value-type="float" office:value="-38.73520421" calcext:value-type="float">
            <text:p>-38.73520421</text:p>
          </table:table-cell>
          <table:table-cell office:value-type="float" office:value="30.10434853" calcext:value-type="float">
            <text:p>30.10434853</text:p>
          </table:table-cell>
          <table:table-cell office:value-type="float" office:value="0.52542" calcext:value-type="float">
            <text:p>0.52542</text:p>
          </table:table-cell>
          <table:table-cell office:value-type="float" office:value="-1.32896495" calcext:value-type="float">
            <text:p>-1.32896495</text:p>
          </table:table-cell>
          <table:table-cell office:value-type="float" office:value="16.15269994" calcext:value-type="float">
            <text:p>16.15269994</text:p>
          </table:table-cell>
          <table:table-cell office:value-type="float" office:value="0" calcext:value-type="float">
            <text:p>0</text:p>
          </table:table-cell>
          <table:table-cell office:value-type="float" office:value="48.26549466" calcext:value-type="float">
            <text:p>48.26549466</text:p>
          </table:table-cell>
          <table:table-cell office:value-type="float" office:value="-22.85252839" calcext:value-type="float">
            <text:p>-22.85252839</text:p>
          </table:table-cell>
          <table:table-cell office:value-type="float" office:value="37.92120771" calcext:value-type="float">
            <text:p>37.92120771</text:p>
          </table:table-cell>
          <table:table-cell office:value-type="float" office:value="38.3312156" calcext:value-type="float">
            <text:p>38.3312156</text:p>
          </table:table-cell>
          <table:table-cell office:value-type="float" office:value="0.66900592" calcext:value-type="float">
            <text:p>0.66900592</text:p>
          </table:table-cell>
          <table:table-cell office:value-type="float" office:value="12.49948179" calcext:value-type="float">
            <text:p>12.49948179</text:p>
          </table:table-cell>
          <table:table-cell office:value-type="float" office:value="-15.41082814" calcext:value-type="float">
            <text:p>-15.41082814</text:p>
          </table:table-cell>
          <table:table-cell office:value-type="float" office:value="0" calcext:value-type="float">
            <text:p>0</text:p>
          </table:table-cell>
          <table:table-cell office:value-type="float" office:value="-0.01278204" calcext:value-type="float">
            <text:p>-0.01278204</text:p>
          </table:table-cell>
          <table:table-cell office:value-type="float" office:value="-0.20028725" calcext:value-type="float">
            <text:p>-0.20028725</text:p>
          </table:table-cell>
          <table:table-cell office:value-type="float" office:value="-3.04591309" calcext:value-type="float">
            <text:p>-3.04591309</text:p>
          </table:table-cell>
          <table:table-cell office:value-type="float" office:value="-0.02373752" calcext:value-type="float">
            <text:p>-0.02373752</text:p>
          </table:table-cell>
          <table:table-cell office:value-type="float" office:value="-0.26638204" calcext:value-type="float">
            <text:p>-0.26638204</text:p>
          </table:table-cell>
          <table:table-cell office:value-type="float" office:value="-3.23628266" calcext:value-type="float">
            <text:p>-3.23628266</text:p>
          </table:table-cell>
          <table:table-cell office:value-type="float" office:value="-0.02099961" calcext:value-type="float">
            <text:p>-0.02099961</text:p>
          </table:table-cell>
          <table:table-cell office:value-type="float" office:value="-0.48697842" calcext:value-type="float">
            <text:p>-0.48697842</text:p>
          </table:table-cell>
          <table:table-cell office:value-type="float" office:value="-3.23628266" calcext:value-type="float">
            <text:p>-3.23628266</text:p>
          </table:table-cell>
          <table:table-cell office:value-type="float" office:value="-0.01460859" calcext:value-type="float">
            <text:p>-0.01460859</text:p>
          </table:table-cell>
          <table:table-cell office:value-type="float" office:value="-0.48697842" calcext:value-type="float">
            <text:p>-0.48697842</text:p>
          </table:table-cell>
          <table:table-cell office:value-type="float" office:value="-2.66517395" calcext:value-type="float">
            <text:p>-2.66517395</text:p>
          </table:table-cell>
          <table:table-cell office:value-type="float" office:value="-0.0118694" calcext:value-type="float">
            <text:p>-0.0118694</text:p>
          </table:table-cell>
          <table:table-cell office:value-type="float" office:value="-0.40842576" calcext:value-type="float">
            <text:p>-0.40842576</text:p>
          </table:table-cell>
          <table:table-cell office:value-type="float" office:value="-2.47480439" calcext:value-type="float">
            <text:p>-2.47480439</text:p>
          </table:table-cell>
          <table:table-cell office:value-type="float" office:value="-0.00730365" calcext:value-type="float">
            <text:p>-0.00730365</text:p>
          </table:table-cell>
          <table:table-cell office:value-type="float" office:value="-0.31024495" calcext:value-type="float">
            <text:p>-0.31024495</text:p>
          </table:table-cell>
          <table:table-cell office:value-type="float" office:value="-2.28443482" calcext:value-type="float">
            <text:p>-2.28443482</text:p>
          </table:table-cell>
          <table:table-cell office:value-type="float" office:value="-0.0913008" calcext:value-type="float">
            <text:p>-0.0913008</text:p>
          </table:table-cell>
          <table:table-cell office:value-type="float" office:value="-2.26568944" calcext:value-type="float">
            <text:p>-2.26568944</text:p>
          </table:table-cell>
          <table:table-cell office:value-type="float" office:value="-16.94045483" calcext:value-type="float">
            <text:p>-16.94045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90246812" calcext:value-type="float">
            <text:p>-14.90246812</text:p>
          </table:table-cell>
          <table:table-cell office:value-type="float" office:value="2.02108322" calcext:value-type="float">
            <text:p>2.02108322</text:p>
          </table:table-cell>
          <table:table-cell office:value-type="float" office:value="-2.04259813" calcext:value-type="float">
            <text:p>-2.04259813</text:p>
          </table:table-cell>
          <table:table-cell office:value-type="float" office:value="-12.95267079" calcext:value-type="float">
            <text:p>-12.95267079</text:p>
          </table:table-cell>
          <table:table-cell office:value-type="float" office:value="-52.45114489" calcext:value-type="float">
            <text:p>-52.45114489</text:p>
          </table:table-cell>
          <table:table-cell office:value-type="float" office:value="-74.94382785" calcext:value-type="float">
            <text:p>-74.94382785</text:p>
          </table:table-cell>
          <table:table-cell office:value-type="float" office:value="119.48155193" calcext:value-type="float">
            <text:p>119.4815519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7378766" calcext:value-type="float">
            <text:p>6.87378766</text:p>
          </table:table-cell>
          <table:table-cell office:value-type="float" office:value="-52.77533878" calcext:value-type="float">
            <text:p>-52.77533878</text:p>
          </table:table-cell>
          <table:table-cell office:value-type="float" office:value="-3.73348927" calcext:value-type="float">
            <text:p>-3.73348927</text:p>
          </table:table-cell>
          <table:table-cell office:value-type="float" office:value="31.62644037" calcext:value-type="float">
            <text:p>31.6264403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39.54834395" calcext:value-type="float">
            <text:p>-39.54834395</text:p>
          </table:table-cell>
          <table:table-cell office:value-type="float" office:value="18.00372168" calcext:value-type="float">
            <text:p>18.00372168</text:p>
          </table:table-cell>
          <table:table-cell office:value-type="float" office:value="-58.91283953" calcext:value-type="float">
            <text:p>-58.91283953</text:p>
          </table:table-cell>
          <table:table-cell office:value-type="float" office:value="-0.08468071" calcext:value-type="float">
            <text:p>-0.08468071</text:p>
          </table:table-cell>
          <table:table-cell office:value-type="float" office:value="0.95351819" calcext:value-type="float">
            <text:p>0.95351819</text:p>
          </table:table-cell>
          <table:table-cell office:value-type="float" office:value="-0.92676605" calcext:value-type="float">
            <text:p>-0.92676605</text:p>
          </table:table-cell>
          <table:table-cell office:value-type="float" office:value="55.5140644" calcext:value-type="float">
            <text:p>55.5140644</text:p>
          </table:table-cell>
          <table:table-cell office:value-type="float" office:value="2.31645728" calcext:value-type="float">
            <text:p>2.31645728</text:p>
          </table:table-cell>
          <table:table-cell office:value-type="float" office:value="-38.29292481" calcext:value-type="float">
            <text:p>-38.29292481</text:p>
          </table:table-cell>
          <table:table-cell office:value-type="float" office:value="27.21685724" calcext:value-type="float">
            <text:p>27.21685724</text:p>
          </table:table-cell>
          <table:table-cell office:value-type="float" office:value="0.47502377" calcext:value-type="float">
            <text:p>0.47502377</text:p>
          </table:table-cell>
          <table:table-cell office:value-type="float" office:value="-4.54538736" calcext:value-type="float">
            <text:p>-4.54538736</text:p>
          </table:table-cell>
          <table:table-cell office:value-type="float" office:value="16.46321296" calcext:value-type="float">
            <text:p>16.46321296</text:p>
          </table:table-cell>
          <table:table-cell office:value-type="float" office:value="0" calcext:value-type="float">
            <text:p>0</text:p>
          </table:table-cell>
          <table:table-cell office:value-type="float" office:value="48.58665621" calcext:value-type="float">
            <text:p>48.58665621</text:p>
          </table:table-cell>
          <table:table-cell office:value-type="float" office:value="-22.01583064" calcext:value-type="float">
            <text:p>-22.01583064</text:p>
          </table:table-cell>
          <table:table-cell office:value-type="float" office:value="37.52774926" calcext:value-type="float">
            <text:p>37.52774926</text:p>
          </table:table-cell>
          <table:table-cell office:value-type="float" office:value="38.5469874" calcext:value-type="float">
            <text:p>38.5469874</text:p>
          </table:table-cell>
          <table:table-cell office:value-type="float" office:value="0.67277185" calcext:value-type="float">
            <text:p>0.67277185</text:p>
          </table:table-cell>
          <table:table-cell office:value-type="float" office:value="11.75374676" calcext:value-type="float">
            <text:p>11.75374676</text:p>
          </table:table-cell>
          <table:table-cell office:value-type="float" office:value="-15.51110176" calcext:value-type="float">
            <text:p>-15.51110176</text:p>
          </table:table-cell>
          <table:table-cell office:value-type="float" office:value="0" calcext:value-type="float">
            <text:p>0</text:p>
          </table:table-cell>
          <table:table-cell office:value-type="float" office:value="-0.00820681" calcext:value-type="float">
            <text:p>-0.00820681</text:p>
          </table:table-cell>
          <table:table-cell office:value-type="float" office:value="-0.01564238" calcext:value-type="float">
            <text:p>-0.01564238</text:p>
          </table:table-cell>
          <table:table-cell office:value-type="float" office:value="-3.5674199" calcext:value-type="float">
            <text:p>-3.5674199</text:p>
          </table:table-cell>
          <table:table-cell office:value-type="float" office:value="-0.01524088" calcext:value-type="float">
            <text:p>-0.01524088</text:p>
          </table:table-cell>
          <table:table-cell office:value-type="float" office:value="-0.02080436" calcext:value-type="float">
            <text:p>-0.02080436</text:p>
          </table:table-cell>
          <table:table-cell office:value-type="float" office:value="-3.79038364" calcext:value-type="float">
            <text:p>-3.79038364</text:p>
          </table:table-cell>
          <table:table-cell office:value-type="float" office:value="-0.01348298" calcext:value-type="float">
            <text:p>-0.01348298</text:p>
          </table:table-cell>
          <table:table-cell office:value-type="float" office:value="-0.03803288" calcext:value-type="float">
            <text:p>-0.03803288</text:p>
          </table:table-cell>
          <table:table-cell office:value-type="float" office:value="-3.79038364" calcext:value-type="float">
            <text:p>-3.79038364</text:p>
          </table:table-cell>
          <table:table-cell office:value-type="float" office:value="-0.00937957" calcext:value-type="float">
            <text:p>-0.00937957</text:p>
          </table:table-cell>
          <table:table-cell office:value-type="float" office:value="-0.03803288" calcext:value-type="float">
            <text:p>-0.03803288</text:p>
          </table:table-cell>
          <table:table-cell office:value-type="float" office:value="-3.12149241" calcext:value-type="float">
            <text:p>-3.12149241</text:p>
          </table:table-cell>
          <table:table-cell office:value-type="float" office:value="-0.00762085" calcext:value-type="float">
            <text:p>-0.00762085</text:p>
          </table:table-cell>
          <table:table-cell office:value-type="float" office:value="-0.03189794" calcext:value-type="float">
            <text:p>-0.03189794</text:p>
          </table:table-cell>
          <table:table-cell office:value-type="float" office:value="-2.89852867" calcext:value-type="float">
            <text:p>-2.89852867</text:p>
          </table:table-cell>
          <table:table-cell office:value-type="float" office:value="-0.00468937" calcext:value-type="float">
            <text:p>-0.00468937</text:p>
          </table:table-cell>
          <table:table-cell office:value-type="float" office:value="-0.02423004" calcext:value-type="float">
            <text:p>-0.02423004</text:p>
          </table:table-cell>
          <table:table-cell office:value-type="float" office:value="-2.67556492" calcext:value-type="float">
            <text:p>-2.67556492</text:p>
          </table:table-cell>
          <table:table-cell office:value-type="float" office:value="-0.05862046" calcext:value-type="float">
            <text:p>-0.05862046</text:p>
          </table:table-cell>
          <table:table-cell office:value-type="float" office:value="-0.1769497" calcext:value-type="float">
            <text:p>-0.1769497</text:p>
          </table:table-cell>
          <table:table-cell office:value-type="float" office:value="-19.84091926" calcext:value-type="float">
            <text:p>-19.84091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00010328" calcext:value-type="float">
            <text:p>-13.00010328</text:p>
          </table:table-cell>
          <table:table-cell office:value-type="float" office:value="-0.2166559" calcext:value-type="float">
            <text:p>-0.2166559</text:p>
          </table:table-cell>
          <table:table-cell office:value-type="float" office:value="2.2435241" calcext:value-type="float">
            <text:p>2.2435241</text:p>
          </table:table-cell>
          <table:table-cell office:value-type="float" office:value="-9.70207903" calcext:value-type="float">
            <text:p>-9.70207903</text:p>
          </table:table-cell>
          <table:table-cell office:value-type="float" office:value="-53.74296741" calcext:value-type="float">
            <text:p>-53.74296741</text:p>
          </table:table-cell>
          <table:table-cell office:value-type="float" office:value="-70.47975611" calcext:value-type="float">
            <text:p>-70.47975611</text:p>
          </table:table-cell>
          <table:table-cell office:value-type="float" office:value="119.86494939" calcext:value-type="float">
            <text:p>119.8649493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3796417" calcext:value-type="float">
            <text:p>2.83796417</text:p>
          </table:table-cell>
          <table:table-cell office:value-type="float" office:value="-50.95439784" calcext:value-type="float">
            <text:p>-50.95439784</text:p>
          </table:table-cell>
          <table:table-cell office:value-type="float" office:value="-9.5844464" calcext:value-type="float">
            <text:p>-9.5844464</text:p>
          </table:table-cell>
          <table:table-cell office:value-type="float" office:value="32.42312721" calcext:value-type="float">
            <text:p>32.4231272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666667" calcext:value-type="float">
            <text:p>3.61666667</text:p>
          </table:table-cell>
          <table:table-cell office:value-type="float" office:value="-39.17342331" calcext:value-type="float">
            <text:p>-39.17342331</text:p>
          </table:table-cell>
          <table:table-cell office:value-type="float" office:value="18.21957831" calcext:value-type="float">
            <text:p>18.21957831</text:p>
          </table:table-cell>
          <table:table-cell office:value-type="float" office:value="-58.17750155" calcext:value-type="float">
            <text:p>-58.17750155</text:p>
          </table:table-cell>
          <table:table-cell office:value-type="float" office:value="-0.08193421" calcext:value-type="float">
            <text:p>-0.08193421</text:p>
          </table:table-cell>
          <table:table-cell office:value-type="float" office:value="0.9513296" calcext:value-type="float">
            <text:p>0.9513296</text:p>
          </table:table-cell>
          <table:table-cell office:value-type="float" office:value="-0.92162225" calcext:value-type="float">
            <text:p>-0.92162225</text:p>
          </table:table-cell>
          <table:table-cell office:value-type="float" office:value="55.57484945" calcext:value-type="float">
            <text:p>55.57484945</text:p>
          </table:table-cell>
          <table:table-cell office:value-type="float" office:value="4.87847778" calcext:value-type="float">
            <text:p>4.87847778</text:p>
          </table:table-cell>
          <table:table-cell office:value-type="float" office:value="-36.78027703" calcext:value-type="float">
            <text:p>-36.78027703</text:p>
          </table:table-cell>
          <table:table-cell office:value-type="float" office:value="22.96626131" calcext:value-type="float">
            <text:p>22.96626131</text:p>
          </table:table-cell>
          <table:table-cell office:value-type="float" office:value="0.40083688" calcext:value-type="float">
            <text:p>0.40083688</text:p>
          </table:table-cell>
          <table:table-cell office:value-type="float" office:value="-8.2977794" calcext:value-type="float">
            <text:p>-8.2977794</text:p>
          </table:table-cell>
          <table:table-cell office:value-type="float" office:value="15.96465352" calcext:value-type="float">
            <text:p>15.96465352</text:p>
          </table:table-cell>
          <table:table-cell office:value-type="float" office:value="0" calcext:value-type="float">
            <text:p>0</text:p>
          </table:table-cell>
          <table:table-cell office:value-type="float" office:value="48.76607695" calcext:value-type="float">
            <text:p>48.76607695</text:p>
          </table:table-cell>
          <table:table-cell office:value-type="float" office:value="-21.06138996" calcext:value-type="float">
            <text:p>-21.06138996</text:p>
          </table:table-cell>
          <table:table-cell office:value-type="float" office:value="36.61869809" calcext:value-type="float">
            <text:p>36.61869809</text:p>
          </table:table-cell>
          <table:table-cell office:value-type="float" office:value="39.36460672" calcext:value-type="float">
            <text:p>39.36460672</text:p>
          </table:table-cell>
          <table:table-cell office:value-type="float" office:value="0.687042" calcext:value-type="float">
            <text:p>0.687042</text:p>
          </table:table-cell>
          <table:table-cell office:value-type="float" office:value="10.95116914" calcext:value-type="float">
            <text:p>10.95116914</text:p>
          </table:table-cell>
          <table:table-cell office:value-type="float" office:value="-15.61831352" calcext:value-type="float">
            <text:p>-15.61831352</text:p>
          </table:table-cell>
          <table:table-cell office:value-type="float" office:value="0" calcext:value-type="float">
            <text:p>0</text:p>
          </table:table-cell>
          <table:table-cell office:value-type="float" office:value="-0.00307607" calcext:value-type="float">
            <text:p>-0.00307607</text:p>
          </table:table-cell>
          <table:table-cell office:value-type="float" office:value="0.13836933" calcext:value-type="float">
            <text:p>0.13836933</text:p>
          </table:table-cell>
          <table:table-cell office:value-type="float" office:value="-3.96721193" calcext:value-type="float">
            <text:p>-3.96721193</text:p>
          </table:table-cell>
          <table:table-cell office:value-type="float" office:value="-0.00571256" calcext:value-type="float">
            <text:p>-0.00571256</text:p>
          </table:table-cell>
          <table:table-cell office:value-type="float" office:value="0.18403121" calcext:value-type="float">
            <text:p>0.18403121</text:p>
          </table:table-cell>
          <table:table-cell office:value-type="float" office:value="-4.21516267" calcext:value-type="float">
            <text:p>-4.21516267</text:p>
          </table:table-cell>
          <table:table-cell office:value-type="float" office:value="-0.00505367" calcext:value-type="float">
            <text:p>-0.00505367</text:p>
          </table:table-cell>
          <table:table-cell office:value-type="float" office:value="0.33643119" calcext:value-type="float">
            <text:p>0.33643119</text:p>
          </table:table-cell>
          <table:table-cell office:value-type="float" office:value="-4.21516267" calcext:value-type="float">
            <text:p>-4.21516267</text:p>
          </table:table-cell>
          <table:table-cell office:value-type="float" office:value="-0.00351564" calcext:value-type="float">
            <text:p>-0.00351564</text:p>
          </table:table-cell>
          <table:table-cell office:value-type="float" office:value="0.33643119" calcext:value-type="float">
            <text:p>0.33643119</text:p>
          </table:table-cell>
          <table:table-cell office:value-type="float" office:value="-3.47131044" calcext:value-type="float">
            <text:p>-3.47131044</text:p>
          </table:table-cell>
          <table:table-cell office:value-type="float" office:value="-0.00285644" calcext:value-type="float">
            <text:p>-0.00285644</text:p>
          </table:table-cell>
          <table:table-cell office:value-type="float" office:value="0.28216274" calcext:value-type="float">
            <text:p>0.28216274</text:p>
          </table:table-cell>
          <table:table-cell office:value-type="float" office:value="-3.22335969" calcext:value-type="float">
            <text:p>-3.22335969</text:p>
          </table:table-cell>
          <table:table-cell office:value-type="float" office:value="-0.00175766" calcext:value-type="float">
            <text:p>-0.00175766</text:p>
          </table:table-cell>
          <table:table-cell office:value-type="float" office:value="0.21433409" calcext:value-type="float">
            <text:p>0.21433409</text:p>
          </table:table-cell>
          <table:table-cell office:value-type="float" office:value="-2.97540895" calcext:value-type="float">
            <text:p>-2.97540895</text:p>
          </table:table-cell>
          <table:table-cell office:value-type="float" office:value="-0.02197204" calcext:value-type="float">
            <text:p>-0.02197204</text:p>
          </table:table-cell>
          <table:table-cell office:value-type="float" office:value="1.56526155" calcext:value-type="float">
            <text:p>1.56526155</text:p>
          </table:table-cell>
          <table:table-cell office:value-type="float" office:value="-22.06444258" calcext:value-type="float">
            <text:p>-22.06444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85321035" calcext:value-type="float">
            <text:p>-10.85321035</text:p>
          </table:table-cell>
          <table:table-cell office:value-type="float" office:value="-1.45241629" calcext:value-type="float">
            <text:p>-1.45241629</text:p>
          </table:table-cell>
          <table:table-cell office:value-type="float" office:value="6.26738385" calcext:value-type="float">
            <text:p>6.26738385</text:p>
          </table:table-cell>
          <table:table-cell office:value-type="float" office:value="-7.67883166" calcext:value-type="float">
            <text:p>-7.67883166</text:p>
          </table:table-cell>
          <table:table-cell office:value-type="float" office:value="-54.59173095" calcext:value-type="float">
            <text:p>-54.59173095</text:p>
          </table:table-cell>
          <table:table-cell office:value-type="float" office:value="-66.94323718" calcext:value-type="float">
            <text:p>-66.94323718</text:p>
          </table:table-cell>
          <table:table-cell office:value-type="float" office:value="120.61558745" calcext:value-type="float">
            <text:p>120.6155874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539223" calcext:value-type="float">
            <text:p>-0.15539223</text:p>
          </table:table-cell>
          <table:table-cell office:value-type="float" office:value="-49.25954319" calcext:value-type="float">
            <text:p>-49.25954319</text:p>
          </table:table-cell>
          <table:table-cell office:value-type="float" office:value="-13.69654674" calcext:value-type="float">
            <text:p>-13.69654674</text:p>
          </table:table-cell>
          <table:table-cell office:value-type="float" office:value="33.12491112" calcext:value-type="float">
            <text:p>33.1249111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333333" calcext:value-type="float">
            <text:p>3.63333333</text:p>
          </table:table-cell>
          <table:table-cell office:value-type="float" office:value="-38.04238376" calcext:value-type="float">
            <text:p>-38.04238376</text:p>
          </table:table-cell>
          <table:table-cell office:value-type="float" office:value="18.49220841" calcext:value-type="float">
            <text:p>18.49220841</text:p>
          </table:table-cell>
          <table:table-cell office:value-type="float" office:value="-58.13725452" calcext:value-type="float">
            <text:p>-58.13725452</text:p>
          </table:table-cell>
          <table:table-cell office:value-type="float" office:value="-0.07942832" calcext:value-type="float">
            <text:p>-0.07942832</text:p>
          </table:table-cell>
          <table:table-cell office:value-type="float" office:value="0.94989803" calcext:value-type="float">
            <text:p>0.94989803</text:p>
          </table:table-cell>
          <table:table-cell office:value-type="float" office:value="-0.91487377" calcext:value-type="float">
            <text:p>-0.91487377</text:p>
          </table:table-cell>
          <table:table-cell office:value-type="float" office:value="54.56124999" calcext:value-type="float">
            <text:p>54.56124999</text:p>
          </table:table-cell>
          <table:table-cell office:value-type="float" office:value="7.78342221" calcext:value-type="float">
            <text:p>7.78342221</text:p>
          </table:table-cell>
          <table:table-cell office:value-type="float" office:value="-32.76637798" calcext:value-type="float">
            <text:p>-32.76637798</text:p>
          </table:table-cell>
          <table:table-cell office:value-type="float" office:value="17.41379325" calcext:value-type="float">
            <text:p>17.41379325</text:p>
          </table:table-cell>
          <table:table-cell office:value-type="float" office:value="0.30392803" calcext:value-type="float">
            <text:p>0.30392803</text:p>
          </table:table-cell>
          <table:table-cell office:value-type="float" office:value="-12.4233618" calcext:value-type="float">
            <text:p>-12.4233618</text:p>
          </table:table-cell>
          <table:table-cell office:value-type="float" office:value="12.40323771" calcext:value-type="float">
            <text:p>12.40323771</text:p>
          </table:table-cell>
          <table:table-cell office:value-type="float" office:value="0" calcext:value-type="float">
            <text:p>0</text:p>
          </table:table-cell>
          <table:table-cell office:value-type="float" office:value="48.28954959" calcext:value-type="float">
            <text:p>48.28954959</text:p>
          </table:table-cell>
          <table:table-cell office:value-type="float" office:value="-19.94595" calcext:value-type="float">
            <text:p>-19.94595</text:p>
          </table:table-cell>
          <table:table-cell office:value-type="float" office:value="34.95652067" calcext:value-type="float">
            <text:p>34.95652067</text:p>
          </table:table-cell>
          <table:table-cell office:value-type="float" office:value="40.47160153" calcext:value-type="float">
            <text:p>40.47160153</text:p>
          </table:table-cell>
          <table:table-cell office:value-type="float" office:value="0.7063627" calcext:value-type="float">
            <text:p>0.7063627</text:p>
          </table:table-cell>
          <table:table-cell office:value-type="float" office:value="10.47397839" calcext:value-type="float">
            <text:p>10.47397839</text:p>
          </table:table-cell>
          <table:table-cell office:value-type="float" office:value="-15.44174761" calcext:value-type="float">
            <text:p>-15.44174761</text:p>
          </table:table-cell>
          <table:table-cell office:value-type="float" office:value="0" calcext:value-type="float">
            <text:p>0</text:p>
          </table:table-cell>
          <table:table-cell office:value-type="float" office:value="-0.00031639" calcext:value-type="float">
            <text:p>-0.00031639</text:p>
          </table:table-cell>
          <table:table-cell office:value-type="float" office:value="0.1976411" calcext:value-type="float">
            <text:p>0.1976411</text:p>
          </table:table-cell>
          <table:table-cell office:value-type="float" office:value="-4.17520364" calcext:value-type="float">
            <text:p>-4.17520364</text:p>
          </table:table-cell>
          <table:table-cell office:value-type="float" office:value="-0.00058756" calcext:value-type="float">
            <text:p>-0.00058756</text:p>
          </table:table-cell>
          <table:table-cell office:value-type="float" office:value="0.26286266" calcext:value-type="float">
            <text:p>0.26286266</text:p>
          </table:table-cell>
          <table:table-cell office:value-type="float" office:value="-4.43615387" calcext:value-type="float">
            <text:p>-4.43615387</text:p>
          </table:table-cell>
          <table:table-cell office:value-type="float" office:value="-0.00051979" calcext:value-type="float">
            <text:p>-0.00051979</text:p>
          </table:table-cell>
          <table:table-cell office:value-type="float" office:value="0.48054457" calcext:value-type="float">
            <text:p>0.48054457</text:p>
          </table:table-cell>
          <table:table-cell office:value-type="float" office:value="-4.43615387" calcext:value-type="float">
            <text:p>-4.43615387</text:p>
          </table:table-cell>
          <table:table-cell office:value-type="float" office:value="-0.0003616" calcext:value-type="float">
            <text:p>-0.0003616</text:p>
          </table:table-cell>
          <table:table-cell office:value-type="float" office:value="0.48054457" calcext:value-type="float">
            <text:p>0.48054457</text:p>
          </table:table-cell>
          <table:table-cell office:value-type="float" office:value="-3.65330319" calcext:value-type="float">
            <text:p>-3.65330319</text:p>
          </table:table-cell>
          <table:table-cell office:value-type="float" office:value="-0.0002938" calcext:value-type="float">
            <text:p>-0.0002938</text:p>
          </table:table-cell>
          <table:table-cell office:value-type="float" office:value="0.40302973" calcext:value-type="float">
            <text:p>0.40302973</text:p>
          </table:table-cell>
          <table:table-cell office:value-type="float" office:value="-3.39235296" calcext:value-type="float">
            <text:p>-3.39235296</text:p>
          </table:table-cell>
          <table:table-cell office:value-type="float" office:value="-0.00018078" calcext:value-type="float">
            <text:p>-0.00018078</text:p>
          </table:table-cell>
          <table:table-cell office:value-type="float" office:value="0.30614606" calcext:value-type="float">
            <text:p>0.30614606</text:p>
          </table:table-cell>
          <table:table-cell office:value-type="float" office:value="-3.13140273" calcext:value-type="float">
            <text:p>-3.13140273</text:p>
          </table:table-cell>
          <table:table-cell office:value-type="float" office:value="-0.00225991" calcext:value-type="float">
            <text:p>-0.00225991</text:p>
          </table:table-cell>
          <table:table-cell office:value-type="float" office:value="2.23575563" calcext:value-type="float">
            <text:p>2.23575563</text:p>
          </table:table-cell>
          <table:table-cell office:value-type="float" office:value="-23.22123009" calcext:value-type="float">
            <text:p>-23.22123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68623185" calcext:value-type="float">
            <text:p>-9.68623185</text:p>
          </table:table-cell>
          <table:table-cell office:value-type="float" office:value="-1.38016458" calcext:value-type="float">
            <text:p>-1.38016458</text:p>
          </table:table-cell>
          <table:table-cell office:value-type="float" office:value="9.20826574" calcext:value-type="float">
            <text:p>9.20826574</text:p>
          </table:table-cell>
          <table:table-cell office:value-type="float" office:value="-7.2717795" calcext:value-type="float">
            <text:p>-7.2717795</text:p>
          </table:table-cell>
          <table:table-cell office:value-type="float" office:value="-54.82508944" calcext:value-type="float">
            <text:p>-54.82508944</text:p>
          </table:table-cell>
          <table:table-cell office:value-type="float" office:value="-64.65738455" calcext:value-type="float">
            <text:p>-64.65738455</text:p>
          </table:table-cell>
          <table:table-cell office:value-type="float" office:value="121.33568326" calcext:value-type="float">
            <text:p>121.3356832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589023" calcext:value-type="float">
            <text:p>-2.1589023</text:p>
          </table:table-cell>
          <table:table-cell office:value-type="float" office:value="-47.94179942" calcext:value-type="float">
            <text:p>-47.94179942</text:p>
          </table:table-cell>
          <table:table-cell office:value-type="float" office:value="-16.46096351" calcext:value-type="float">
            <text:p>-16.46096351</text:p>
          </table:table-cell>
          <table:table-cell office:value-type="float" office:value="33.83125704" calcext:value-type="float">
            <text:p>33.8312570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-35.76423038" calcext:value-type="float">
            <text:p>-35.76423038</text:p>
          </table:table-cell>
          <table:table-cell office:value-type="float" office:value="18.80057511" calcext:value-type="float">
            <text:p>18.80057511</text:p>
          </table:table-cell>
          <table:table-cell office:value-type="float" office:value="-58.8471099" calcext:value-type="float">
            <text:p>-58.8471099</text:p>
          </table:table-cell>
          <table:table-cell office:value-type="float" office:value="-0.07722908" calcext:value-type="float">
            <text:p>-0.07722908</text:p>
          </table:table-cell>
          <table:table-cell office:value-type="float" office:value="0.94935332" calcext:value-type="float">
            <text:p>0.94935332</text:p>
          </table:table-cell>
          <table:table-cell office:value-type="float" office:value="-0.90562973" calcext:value-type="float">
            <text:p>-0.90562973</text:p>
          </table:table-cell>
          <table:table-cell office:value-type="float" office:value="52.20840993" calcext:value-type="float">
            <text:p>52.20840993</text:p>
          </table:table-cell>
          <table:table-cell office:value-type="float" office:value="10.80860406" calcext:value-type="float">
            <text:p>10.80860406</text:p>
          </table:table-cell>
          <table:table-cell office:value-type="float" office:value="-22.71486708" calcext:value-type="float">
            <text:p>-22.71486708</text:p>
          </table:table-cell>
          <table:table-cell office:value-type="float" office:value="10.96967588" calcext:value-type="float">
            <text:p>10.96967588</text:p>
          </table:table-cell>
          <table:table-cell office:value-type="float" office:value="0.19145696" calcext:value-type="float">
            <text:p>0.19145696</text:p>
          </table:table-cell>
          <table:table-cell office:value-type="float" office:value="-17.95913841" calcext:value-type="float">
            <text:p>-17.95913841</text:p>
          </table:table-cell>
          <table:table-cell office:value-type="float" office:value="0.49879405" calcext:value-type="float">
            <text:p>0.49879405</text:p>
          </table:table-cell>
          <table:table-cell office:value-type="float" office:value="0" calcext:value-type="float">
            <text:p>0</text:p>
          </table:table-cell>
          <table:table-cell office:value-type="float" office:value="46.61449441" calcext:value-type="float">
            <text:p>46.61449441</text:p>
          </table:table-cell>
          <table:table-cell office:value-type="float" office:value="-18.55179389" calcext:value-type="float">
            <text:p>-18.55179389</text:p>
          </table:table-cell>
          <table:table-cell office:value-type="float" office:value="32.41511571" calcext:value-type="float">
            <text:p>32.41511571</text:p>
          </table:table-cell>
          <table:table-cell office:value-type="float" office:value="41.2635555" calcext:value-type="float">
            <text:p>41.2635555</text:p>
          </table:table-cell>
          <table:table-cell office:value-type="float" office:value="0.7201849" calcext:value-type="float">
            <text:p>0.7201849</text:p>
          </table:table-cell>
          <table:table-cell office:value-type="float" office:value="10.5484324" calcext:value-type="float">
            <text:p>10.5484324</text:p>
          </table:table-cell>
          <table:table-cell office:value-type="float" office:value="-14.83447216" calcext:value-type="float">
            <text:p>-14.83447216</text:p>
          </table:table-cell>
          <table:table-cell office:value-type="float" office:value="0" calcext:value-type="float">
            <text:p>0</text:p>
          </table:table-cell>
          <table:table-cell office:value-type="float" office:value="-0.00058028" calcext:value-type="float">
            <text:p>-0.00058028</text:p>
          </table:table-cell>
          <table:table-cell office:value-type="float" office:value="0.10037999" calcext:value-type="float">
            <text:p>0.10037999</text:p>
          </table:table-cell>
          <table:table-cell office:value-type="float" office:value="-4.1489525" calcext:value-type="float">
            <text:p>-4.1489525</text:p>
          </table:table-cell>
          <table:table-cell office:value-type="float" office:value="-0.00107764" calcext:value-type="float">
            <text:p>-0.00107764</text:p>
          </table:table-cell>
          <table:table-cell office:value-type="float" office:value="0.13350539" calcext:value-type="float">
            <text:p>0.13350539</text:p>
          </table:table-cell>
          <table:table-cell office:value-type="float" office:value="-4.40826203" calcext:value-type="float">
            <text:p>-4.40826203</text:p>
          </table:table-cell>
          <table:table-cell office:value-type="float" office:value="-0.00095334" calcext:value-type="float">
            <text:p>-0.00095334</text:p>
          </table:table-cell>
          <table:table-cell office:value-type="float" office:value="0.24406391" calcext:value-type="float">
            <text:p>0.24406391</text:p>
          </table:table-cell>
          <table:table-cell office:value-type="float" office:value="-4.40826203" calcext:value-type="float">
            <text:p>-4.40826203</text:p>
          </table:table-cell>
          <table:table-cell office:value-type="float" office:value="-0.0006632" calcext:value-type="float">
            <text:p>-0.0006632</text:p>
          </table:table-cell>
          <table:table-cell office:value-type="float" office:value="0.24406391" calcext:value-type="float">
            <text:p>0.24406391</text:p>
          </table:table-cell>
          <table:table-cell office:value-type="float" office:value="-3.63033344" calcext:value-type="float">
            <text:p>-3.63033344</text:p>
          </table:table-cell>
          <table:table-cell office:value-type="float" office:value="-0.00053885" calcext:value-type="float">
            <text:p>-0.00053885</text:p>
          </table:table-cell>
          <table:table-cell office:value-type="float" office:value="0.20469487" calcext:value-type="float">
            <text:p>0.20469487</text:p>
          </table:table-cell>
          <table:table-cell office:value-type="float" office:value="-3.37102391" calcext:value-type="float">
            <text:p>-3.37102391</text:p>
          </table:table-cell>
          <table:table-cell office:value-type="float" office:value="-0.00033157" calcext:value-type="float">
            <text:p>-0.00033157</text:p>
          </table:table-cell>
          <table:table-cell office:value-type="float" office:value="0.1554886" calcext:value-type="float">
            <text:p>0.1554886</text:p>
          </table:table-cell>
          <table:table-cell office:value-type="float" office:value="-3.11171438" calcext:value-type="float">
            <text:p>-3.11171438</text:p>
          </table:table-cell>
          <table:table-cell office:value-type="float" office:value="-0.00414488" calcext:value-type="float">
            <text:p>-0.00414488</text:p>
          </table:table-cell>
          <table:table-cell office:value-type="float" office:value="1.13551852" calcext:value-type="float">
            <text:p>1.13551852</text:p>
          </table:table-cell>
          <table:table-cell office:value-type="float" office:value="-23.07522913" calcext:value-type="float">
            <text:p>-23.07522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1225463" calcext:value-type="float">
            <text:p>-10.71225463</text:p>
          </table:table-cell>
          <table:table-cell office:value-type="float" office:value="0.92850556" calcext:value-type="float">
            <text:p>0.92850556</text:p>
          </table:table-cell>
          <table:table-cell office:value-type="float" office:value="10.59742588" calcext:value-type="float">
            <text:p>10.59742588</text:p>
          </table:table-cell>
          <table:table-cell office:value-type="float" office:value="-8.80779475" calcext:value-type="float">
            <text:p>-8.80779475</text:p>
          </table:table-cell>
          <table:table-cell office:value-type="float" office:value="-54.10806765" calcext:value-type="float">
            <text:p>-54.10806765</text:p>
          </table:table-cell>
          <table:table-cell office:value-type="float" office:value="-64.11593725" calcext:value-type="float">
            <text:p>-64.11593725</text:p>
          </table:table-cell>
          <table:table-cell office:value-type="float" office:value="121.8897627" calcext:value-type="float">
            <text:p>121.889762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1114022" calcext:value-type="float">
            <text:p>-3.31114022</text:p>
          </table:table-cell>
          <table:table-cell office:value-type="float" office:value="-47.27565037" calcext:value-type="float">
            <text:p>-47.27565037</text:p>
          </table:table-cell>
          <table:table-cell office:value-type="float" office:value="-18.020652" calcext:value-type="float">
            <text:p>-18.020652</text:p>
          </table:table-cell>
          <table:table-cell office:value-type="float" office:value="34.924636" calcext:value-type="float">
            <text:p>34.92463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6666667" calcext:value-type="float">
            <text:p>3.66666667</text:p>
          </table:table-cell>
          <table:table-cell office:value-type="float" office:value="-32.13823605" calcext:value-type="float">
            <text:p>-32.13823605</text:p>
          </table:table-cell>
          <table:table-cell office:value-type="float" office:value="19.1472433" calcext:value-type="float">
            <text:p>19.1472433</text:p>
          </table:table-cell>
          <table:table-cell office:value-type="float" office:value="-60.25151308" calcext:value-type="float">
            <text:p>-60.25151308</text:p>
          </table:table-cell>
          <table:table-cell office:value-type="float" office:value="-0.07483422" calcext:value-type="float">
            <text:p>-0.07483422</text:p>
          </table:table-cell>
          <table:table-cell office:value-type="float" office:value="0.9495" calcext:value-type="float">
            <text:p>0.9495</text:p>
          </table:table-cell>
          <table:table-cell office:value-type="float" office:value="-0.89350786" calcext:value-type="float">
            <text:p>-0.89350786</text:p>
          </table:table-cell>
          <table:table-cell office:value-type="float" office:value="48.50076537" calcext:value-type="float">
            <text:p>48.50076537</text:p>
          </table:table-cell>
          <table:table-cell office:value-type="float" office:value="12.28328176" calcext:value-type="float">
            <text:p>12.28328176</text:p>
          </table:table-cell>
          <table:table-cell office:value-type="float" office:value="-11.7092994" calcext:value-type="float">
            <text:p>-11.7092994</text:p>
          </table:table-cell>
          <table:table-cell office:value-type="float" office:value="5.27266187" calcext:value-type="float">
            <text:p>5.27266187</text:p>
          </table:table-cell>
          <table:table-cell office:value-type="float" office:value="0.09202531" calcext:value-type="float">
            <text:p>0.09202531</text:p>
          </table:table-cell>
          <table:table-cell office:value-type="float" office:value="-26.09546289" calcext:value-type="float">
            <text:p>-26.09546289</text:p>
          </table:table-cell>
          <table:table-cell office:value-type="float" office:value="-14.53148577" calcext:value-type="float">
            <text:p>-14.53148577</text:p>
          </table:table-cell>
          <table:table-cell office:value-type="float" office:value="0" calcext:value-type="float">
            <text:p>0</text:p>
          </table:table-cell>
          <table:table-cell office:value-type="float" office:value="43.52670443" calcext:value-type="float">
            <text:p>43.52670443</text:p>
          </table:table-cell>
          <table:table-cell office:value-type="float" office:value="-16.60091099" calcext:value-type="float">
            <text:p>-16.60091099</text:p>
          </table:table-cell>
          <table:table-cell office:value-type="float" office:value="29.03308991" calcext:value-type="float">
            <text:p>29.03308991</text:p>
          </table:table-cell>
          <table:table-cell office:value-type="float" office:value="41.34718101" calcext:value-type="float">
            <text:p>41.34718101</text:p>
          </table:table-cell>
          <table:table-cell office:value-type="float" office:value="0.72164445" calcext:value-type="float">
            <text:p>0.72164445</text:p>
          </table:table-cell>
          <table:table-cell office:value-type="float" office:value="11.16384594" calcext:value-type="float">
            <text:p>11.16384594</text:p>
          </table:table-cell>
          <table:table-cell office:value-type="float" office:value="-13.98950018" calcext:value-type="float">
            <text:p>-13.98950018</text:p>
          </table:table-cell>
          <table:table-cell office:value-type="float" office:value="0" calcext:value-type="float">
            <text:p>0</text:p>
          </table:table-cell>
          <table:table-cell office:value-type="float" office:value="-0.00552488" calcext:value-type="float">
            <text:p>-0.00552488</text:p>
          </table:table-cell>
          <table:table-cell office:value-type="float" office:value="-0.18208134" calcext:value-type="float">
            <text:p>-0.18208134</text:p>
          </table:table-cell>
          <table:table-cell office:value-type="float" office:value="-3.81942821" calcext:value-type="float">
            <text:p>-3.81942821</text:p>
          </table:table-cell>
          <table:table-cell office:value-type="float" office:value="-0.01026026" calcext:value-type="float">
            <text:p>-0.01026026</text:p>
          </table:table-cell>
          <table:table-cell office:value-type="float" office:value="-0.24216819" calcext:value-type="float">
            <text:p>-0.24216819</text:p>
          </table:table-cell>
          <table:table-cell office:value-type="float" office:value="-4.05814247" calcext:value-type="float">
            <text:p>-4.05814247</text:p>
          </table:table-cell>
          <table:table-cell office:value-type="float" office:value="-0.00907683" calcext:value-type="float">
            <text:p>-0.00907683</text:p>
          </table:table-cell>
          <table:table-cell office:value-type="float" office:value="-0.44271258" calcext:value-type="float">
            <text:p>-0.44271258</text:p>
          </table:table-cell>
          <table:table-cell office:value-type="float" office:value="-4.05814247" calcext:value-type="float">
            <text:p>-4.05814247</text:p>
          </table:table-cell>
          <table:table-cell office:value-type="float" office:value="-0.00631439" calcext:value-type="float">
            <text:p>-0.00631439</text:p>
          </table:table-cell>
          <table:table-cell office:value-type="float" office:value="-0.44271258" calcext:value-type="float">
            <text:p>-0.44271258</text:p>
          </table:table-cell>
          <table:table-cell office:value-type="float" office:value="-3.34199968" calcext:value-type="float">
            <text:p>-3.34199968</text:p>
          </table:table-cell>
          <table:table-cell office:value-type="float" office:value="-0.00513041" calcext:value-type="float">
            <text:p>-0.00513041</text:p>
          </table:table-cell>
          <table:table-cell office:value-type="float" office:value="-0.37130027" calcext:value-type="float">
            <text:p>-0.37130027</text:p>
          </table:table-cell>
          <table:table-cell office:value-type="float" office:value="-3.10328542" calcext:value-type="float">
            <text:p>-3.10328542</text:p>
          </table:table-cell>
          <table:table-cell office:value-type="float" office:value="-0.00315692" calcext:value-type="float">
            <text:p>-0.00315692</text:p>
          </table:table-cell>
          <table:table-cell office:value-type="float" office:value="-0.282044" calcext:value-type="float">
            <text:p>-0.282044</text:p>
          </table:table-cell>
          <table:table-cell office:value-type="float" office:value="-2.86457116" calcext:value-type="float">
            <text:p>-2.86457116</text:p>
          </table:table-cell>
          <table:table-cell office:value-type="float" office:value="-0.03946369" calcext:value-type="float">
            <text:p>-0.03946369</text:p>
          </table:table-cell>
          <table:table-cell office:value-type="float" office:value="-2.05974056" calcext:value-type="float">
            <text:p>-2.05974056</text:p>
          </table:table-cell>
          <table:table-cell office:value-type="float" office:value="-21.24251387" calcext:value-type="float">
            <text:p>-21.24251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05394136" calcext:value-type="float">
            <text:p>-13.05394136</text:p>
          </table:table-cell>
          <table:table-cell office:value-type="float" office:value="3.52874527" calcext:value-type="float">
            <text:p>3.52874527</text:p>
          </table:table-cell>
          <table:table-cell office:value-type="float" office:value="8.60263323" calcext:value-type="float">
            <text:p>8.60263323</text:p>
          </table:table-cell>
          <table:table-cell office:value-type="float" office:value="-12.94619939" calcext:value-type="float">
            <text:p>-12.94619939</text:p>
          </table:table-cell>
          <table:table-cell office:value-type="float" office:value="-52.08006883" calcext:value-type="float">
            <text:p>-52.08006883</text:p>
          </table:table-cell>
          <table:table-cell office:value-type="float" office:value="-66.1985851" calcext:value-type="float">
            <text:p>-66.1985851</text:p>
          </table:table-cell>
          <table:table-cell office:value-type="float" office:value="122.34465562" calcext:value-type="float">
            <text:p>122.3446556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3467742" calcext:value-type="float">
            <text:p>-3.23467742</text:p>
          </table:table-cell>
          <table:table-cell office:value-type="float" office:value="-47.31113148" calcext:value-type="float">
            <text:p>-47.31113148</text:p>
          </table:table-cell>
          <table:table-cell office:value-type="float" office:value="-18.2495652" calcext:value-type="float">
            <text:p>-18.2495652</text:p>
          </table:table-cell>
          <table:table-cell office:value-type="float" office:value="36.72585516" calcext:value-type="float">
            <text:p>36.7258551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333333" calcext:value-type="float">
            <text:p>3.68333333</text:p>
          </table:table-cell>
          <table:table-cell office:value-type="float" office:value="-27.69041954" calcext:value-type="float">
            <text:p>-27.69041954</text:p>
          </table:table-cell>
          <table:table-cell office:value-type="float" office:value="19.4669343" calcext:value-type="float">
            <text:p>19.4669343</text:p>
          </table:table-cell>
          <table:table-cell office:value-type="float" office:value="-62.28103778" calcext:value-type="float">
            <text:p>-62.28103778</text:p>
          </table:table-cell>
          <table:table-cell office:value-type="float" office:value="-0.07269803" calcext:value-type="float">
            <text:p>-0.07269803</text:p>
          </table:table-cell>
          <table:table-cell office:value-type="float" office:value="0.95024187" calcext:value-type="float">
            <text:p>0.95024187</text:p>
          </table:table-cell>
          <table:table-cell office:value-type="float" office:value="-0.87958736" calcext:value-type="float">
            <text:p>-0.87958736</text:p>
          </table:table-cell>
          <table:table-cell office:value-type="float" office:value="45.47145697" calcext:value-type="float">
            <text:p>45.47145697</text:p>
          </table:table-cell>
          <table:table-cell office:value-type="float" office:value="11.93737986" calcext:value-type="float">
            <text:p>11.93737986</text:p>
          </table:table-cell>
          <table:table-cell office:value-type="float" office:value="-12.06117466" calcext:value-type="float">
            <text:p>-12.06117466</text:p>
          </table:table-cell>
          <table:table-cell office:value-type="float" office:value="3.2449363" calcext:value-type="float">
            <text:p>3.2449363</text:p>
          </table:table-cell>
          <table:table-cell office:value-type="float" office:value="0.05663482" calcext:value-type="float">
            <text:p>0.05663482</text:p>
          </table:table-cell>
          <table:table-cell office:value-type="float" office:value="-28.61959895" calcext:value-type="float">
            <text:p>-28.61959895</text:p>
          </table:table-cell>
          <table:table-cell office:value-type="float" office:value="-16.7397789" calcext:value-type="float">
            <text:p>-16.7397789</text:p>
          </table:table-cell>
          <table:table-cell office:value-type="float" office:value="0" calcext:value-type="float">
            <text:p>0</text:p>
          </table:table-cell>
          <table:table-cell office:value-type="float" office:value="39.6132116" calcext:value-type="float">
            <text:p>39.6132116</text:p>
          </table:table-cell>
          <table:table-cell office:value-type="float" office:value="-14.3866271" calcext:value-type="float">
            <text:p>-14.3866271</text:p>
          </table:table-cell>
          <table:table-cell office:value-type="float" office:value="24.83007766" calcext:value-type="float">
            <text:p>24.83007766</text:p>
          </table:table-cell>
          <table:table-cell office:value-type="float" office:value="40.70719174" calcext:value-type="float">
            <text:p>40.70719174</text:p>
          </table:table-cell>
          <table:table-cell office:value-type="float" office:value="0.71047453" calcext:value-type="float">
            <text:p>0.71047453</text:p>
          </table:table-cell>
          <table:table-cell office:value-type="float" office:value="11.78348206" calcext:value-type="float">
            <text:p>11.78348206</text:p>
          </table:table-cell>
          <table:table-cell office:value-type="float" office:value="-13.25109516" calcext:value-type="float">
            <text:p>-13.25109516</text:p>
          </table:table-cell>
          <table:table-cell office:value-type="float" office:value="0" calcext:value-type="float">
            <text:p>0</text:p>
          </table:table-cell>
          <table:table-cell office:value-type="float" office:value="-0.01364887" calcext:value-type="float">
            <text:p>-0.01364887</text:p>
          </table:table-cell>
          <table:table-cell office:value-type="float" office:value="-0.58295922" calcext:value-type="float">
            <text:p>-0.58295922</text:p>
          </table:table-cell>
          <table:table-cell office:value-type="float" office:value="-3.12388772" calcext:value-type="float">
            <text:p>-3.12388772</text:p>
          </table:table-cell>
          <table:table-cell office:value-type="float" office:value="-0.02534732" calcext:value-type="float">
            <text:p>-0.02534732</text:p>
          </table:table-cell>
          <table:table-cell office:value-type="float" office:value="-0.77533577" calcext:value-type="float">
            <text:p>-0.77533577</text:p>
          </table:table-cell>
          <table:table-cell office:value-type="float" office:value="-3.3191307" calcext:value-type="float">
            <text:p>-3.3191307</text:p>
          </table:table-cell>
          <table:table-cell office:value-type="float" office:value="-0.02242373" calcext:value-type="float">
            <text:p>-0.02242373</text:p>
          </table:table-cell>
          <table:table-cell office:value-type="float" office:value="-1.41740705" calcext:value-type="float">
            <text:p>-1.41740705</text:p>
          </table:table-cell>
          <table:table-cell office:value-type="float" office:value="-3.3191307" calcext:value-type="float">
            <text:p>-3.3191307</text:p>
          </table:table-cell>
          <table:table-cell office:value-type="float" office:value="-0.0155993" calcext:value-type="float">
            <text:p>-0.0155993</text:p>
          </table:table-cell>
          <table:table-cell office:value-type="float" office:value="-1.41740705" calcext:value-type="float">
            <text:p>-1.41740705</text:p>
          </table:table-cell>
          <table:table-cell office:value-type="float" office:value="-2.73340176" calcext:value-type="float">
            <text:p>-2.73340176</text:p>
          </table:table-cell>
          <table:table-cell office:value-type="float" office:value="-0.01267434" calcext:value-type="float">
            <text:p>-0.01267434</text:p>
          </table:table-cell>
          <table:table-cell office:value-type="float" office:value="-1.18877045" calcext:value-type="float">
            <text:p>-1.18877045</text:p>
          </table:table-cell>
          <table:table-cell office:value-type="float" office:value="-2.53815877" calcext:value-type="float">
            <text:p>-2.53815877</text:p>
          </table:table-cell>
          <table:table-cell office:value-type="float" office:value="-0.00779897" calcext:value-type="float">
            <text:p>-0.00779897</text:p>
          </table:table-cell>
          <table:table-cell office:value-type="float" office:value="-0.90300384" calcext:value-type="float">
            <text:p>-0.90300384</text:p>
          </table:table-cell>
          <table:table-cell office:value-type="float" office:value="-2.34291579" calcext:value-type="float">
            <text:p>-2.34291579</text:p>
          </table:table-cell>
          <table:table-cell office:value-type="float" office:value="-0.09749253" calcext:value-type="float">
            <text:p>-0.09749253</text:p>
          </table:table-cell>
          <table:table-cell office:value-type="float" office:value="-6.59455132" calcext:value-type="float">
            <text:p>-6.59455132</text:p>
          </table:table-cell>
          <table:table-cell office:value-type="float" office:value="-17.37412634" calcext:value-type="float">
            <text:p>-17.3741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73596687" calcext:value-type="float">
            <text:p>-15.73596687</text:p>
          </table:table-cell>
          <table:table-cell office:value-type="float" office:value="6.12044079" calcext:value-type="float">
            <text:p>6.12044079</text:p>
          </table:table-cell>
          <table:table-cell office:value-type="float" office:value="4.62464371" calcext:value-type="float">
            <text:p>4.62464371</text:p>
          </table:table-cell>
          <table:table-cell office:value-type="float" office:value="-19.02652651" calcext:value-type="float">
            <text:p>-19.02652651</text:p>
          </table:table-cell>
          <table:table-cell office:value-type="float" office:value="-48.58119556" calcext:value-type="float">
            <text:p>-48.58119556</text:p>
          </table:table-cell>
          <table:table-cell office:value-type="float" office:value="-70.60011163" calcext:value-type="float">
            <text:p>-70.60011163</text:p>
          </table:table-cell>
          <table:table-cell office:value-type="float" office:value="122.86878248" calcext:value-type="float">
            <text:p>122.8687824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495151" calcext:value-type="float">
            <text:p>-1.16495151</text:p>
          </table:table-cell>
          <table:table-cell office:value-type="float" office:value="-48.02940485" calcext:value-type="float">
            <text:p>-48.02940485</text:p>
          </table:table-cell>
          <table:table-cell office:value-type="float" office:value="-15.90987029" calcext:value-type="float">
            <text:p>-15.90987029</text:p>
          </table:table-cell>
          <table:table-cell office:value-type="float" office:value="38.95394672" calcext:value-type="float">
            <text:p>38.9539467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23.43102828" calcext:value-type="float">
            <text:p>-23.43102828</text:p>
          </table:table-cell>
          <table:table-cell office:value-type="float" office:value="19.52907776" calcext:value-type="float">
            <text:p>19.52907776</text:p>
          </table:table-cell>
          <table:table-cell office:value-type="float" office:value="-63.81367272" calcext:value-type="float">
            <text:p>-63.81367272</text:p>
          </table:table-cell>
          <table:table-cell office:value-type="float" office:value="-0.07013208" calcext:value-type="float">
            <text:p>-0.07013208</text:p>
          </table:table-cell>
          <table:table-cell office:value-type="float" office:value="0.95053453" calcext:value-type="float">
            <text:p>0.95053453</text:p>
          </table:table-cell>
          <table:table-cell office:value-type="float" office:value="-0.86532302" calcext:value-type="float">
            <text:p>-0.86532302</text:p>
          </table:table-cell>
          <table:table-cell office:value-type="float" office:value="43.34890521" calcext:value-type="float">
            <text:p>43.34890521</text:p>
          </table:table-cell>
          <table:table-cell office:value-type="float" office:value="10.93120043" calcext:value-type="float">
            <text:p>10.93120043</text:p>
          </table:table-cell>
          <table:table-cell office:value-type="float" office:value="-15.371697" calcext:value-type="float">
            <text:p>-15.371697</text:p>
          </table:table-cell>
          <table:table-cell office:value-type="float" office:value="3.812025" calcext:value-type="float">
            <text:p>3.812025</text:p>
          </table:table-cell>
          <table:table-cell office:value-type="float" office:value="0.06653239" calcext:value-type="float">
            <text:p>0.06653239</text:p>
          </table:table-cell>
          <table:table-cell office:value-type="float" office:value="-27.61011863" calcext:value-type="float">
            <text:p>-27.61011863</text:p>
          </table:table-cell>
          <table:table-cell office:value-type="float" office:value="-16.90788448" calcext:value-type="float">
            <text:p>-16.90788448</text:p>
          </table:table-cell>
          <table:table-cell office:value-type="float" office:value="0" calcext:value-type="float">
            <text:p>0</text:p>
          </table:table-cell>
          <table:table-cell office:value-type="float" office:value="35.85752181" calcext:value-type="float">
            <text:p>35.85752181</text:p>
          </table:table-cell>
          <table:table-cell office:value-type="float" office:value="-12.0215255" calcext:value-type="float">
            <text:p>-12.0215255</text:p>
          </table:table-cell>
          <table:table-cell office:value-type="float" office:value="21.06543267" calcext:value-type="float">
            <text:p>21.06543267</text:p>
          </table:table-cell>
          <table:table-cell office:value-type="float" office:value="39.74040798" calcext:value-type="float">
            <text:p>39.74040798</text:p>
          </table:table-cell>
          <table:table-cell office:value-type="float" office:value="0.69360097" calcext:value-type="float">
            <text:p>0.69360097</text:p>
          </table:table-cell>
          <table:table-cell office:value-type="float" office:value="12.21761514" calcext:value-type="float">
            <text:p>12.21761514</text:p>
          </table:table-cell>
          <table:table-cell office:value-type="float" office:value="-12.81352313" calcext:value-type="float">
            <text:p>-12.81352313</text:p>
          </table:table-cell>
          <table:table-cell office:value-type="float" office:value="0" calcext:value-type="float">
            <text:p>0</text:p>
          </table:table-cell>
          <table:table-cell office:value-type="float" office:value="-0.02174574" calcext:value-type="float">
            <text:p>-0.02174574</text:p>
          </table:table-cell>
          <table:table-cell office:value-type="float" office:value="-0.96418378" calcext:value-type="float">
            <text:p>-0.96418378</text:p>
          </table:table-cell>
          <table:table-cell office:value-type="float" office:value="-2.28063162" calcext:value-type="float">
            <text:p>-2.28063162</text:p>
          </table:table-cell>
          <table:table-cell office:value-type="float" office:value="-0.04038401" calcext:value-type="float">
            <text:p>-0.04038401</text:p>
          </table:table-cell>
          <table:table-cell office:value-type="float" office:value="-1.28236443" calcext:value-type="float">
            <text:p>-1.28236443</text:p>
          </table:table-cell>
          <table:table-cell office:value-type="float" office:value="-2.42317109" calcext:value-type="float">
            <text:p>-2.42317109</text:p>
          </table:table-cell>
          <table:table-cell office:value-type="float" office:value="-0.03572607" calcext:value-type="float">
            <text:p>-0.03572607</text:p>
          </table:table-cell>
          <table:table-cell office:value-type="float" office:value="-2.34431644" calcext:value-type="float">
            <text:p>-2.34431644</text:p>
          </table:table-cell>
          <table:table-cell office:value-type="float" office:value="-2.42317109" calcext:value-type="float">
            <text:p>-2.42317109</text:p>
          </table:table-cell>
          <table:table-cell office:value-type="float" office:value="-0.0248532" calcext:value-type="float">
            <text:p>-0.0248532</text:p>
          </table:table-cell>
          <table:table-cell office:value-type="float" office:value="-2.34431644" calcext:value-type="float">
            <text:p>-2.34431644</text:p>
          </table:table-cell>
          <table:table-cell office:value-type="float" office:value="-1.99555267" calcext:value-type="float">
            <text:p>-1.99555267</text:p>
          </table:table-cell>
          <table:table-cell office:value-type="float" office:value="-0.02019309" calcext:value-type="float">
            <text:p>-0.02019309</text:p>
          </table:table-cell>
          <table:table-cell office:value-type="float" office:value="-1.96616356" calcext:value-type="float">
            <text:p>-1.96616356</text:p>
          </table:table-cell>
          <table:table-cell office:value-type="float" office:value="-1.85301319" calcext:value-type="float">
            <text:p>-1.85301319</text:p>
          </table:table-cell>
          <table:table-cell office:value-type="float" office:value="-0.01242551" calcext:value-type="float">
            <text:p>-0.01242551</text:p>
          </table:table-cell>
          <table:table-cell office:value-type="float" office:value="-1.49352067" calcext:value-type="float">
            <text:p>-1.49352067</text:p>
          </table:table-cell>
          <table:table-cell office:value-type="float" office:value="-1.71047371" calcext:value-type="float">
            <text:p>-1.71047371</text:p>
          </table:table-cell>
          <table:table-cell office:value-type="float" office:value="-0.15532763" calcext:value-type="float">
            <text:p>-0.15532763</text:p>
          </table:table-cell>
          <table:table-cell office:value-type="float" office:value="-10.90703974" calcext:value-type="float">
            <text:p>-10.90703974</text:p>
          </table:table-cell>
          <table:table-cell office:value-type="float" office:value="-12.68418887" calcext:value-type="float">
            <text:p>-12.68418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641587" calcext:value-type="float">
            <text:p>-17.5641587</text:p>
          </table:table-cell>
          <table:table-cell office:value-type="float" office:value="9.10385338" calcext:value-type="float">
            <text:p>9.10385338</text:p>
          </table:table-cell>
          <table:table-cell office:value-type="float" office:value="-0.40387355" calcext:value-type="float">
            <text:p>-0.40387355</text:p>
          </table:table-cell>
          <table:table-cell office:value-type="float" office:value="-25.397545" calcext:value-type="float">
            <text:p>-25.397545</text:p>
          </table:table-cell>
          <table:table-cell office:value-type="float" office:value="-44.07492511" calcext:value-type="float">
            <text:p>-44.07492511</text:p>
          </table:table-cell>
          <table:table-cell office:value-type="float" office:value="-75.65283216" calcext:value-type="float">
            <text:p>-75.65283216</text:p>
          </table:table-cell>
          <table:table-cell office:value-type="float" office:value="123.23735621" calcext:value-type="float">
            <text:p>123.2373562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7680409" calcext:value-type="float">
            <text:p>2.77680409</text:p>
          </table:table-cell>
          <table:table-cell office:value-type="float" office:value="-48.85195452" calcext:value-type="float">
            <text:p>-48.85195452</text:p>
          </table:table-cell>
          <table:table-cell office:value-type="float" office:value="-11.17498354" calcext:value-type="float">
            <text:p>-11.17498354</text:p>
          </table:table-cell>
          <table:table-cell office:value-type="float" office:value="41.2862517" calcext:value-type="float">
            <text:p>41.286251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1666667" calcext:value-type="float">
            <text:p>3.71666667</text:p>
          </table:table-cell>
          <table:table-cell office:value-type="float" office:value="-20.01205979" calcext:value-type="float">
            <text:p>-20.01205979</text:p>
          </table:table-cell>
          <table:table-cell office:value-type="float" office:value="19.28863418" calcext:value-type="float">
            <text:p>19.28863418</text:p>
          </table:table-cell>
          <table:table-cell office:value-type="float" office:value="-64.2731168" calcext:value-type="float">
            <text:p>-64.2731168</text:p>
          </table:table-cell>
          <table:table-cell office:value-type="float" office:value="-0.06586341" calcext:value-type="float">
            <text:p>-0.06586341</text:p>
          </table:table-cell>
          <table:table-cell office:value-type="float" office:value="0.94956239" calcext:value-type="float">
            <text:p>0.94956239</text:p>
          </table:table-cell>
          <table:table-cell office:value-type="float" office:value="-0.85203845" calcext:value-type="float">
            <text:p>-0.85203845</text:p>
          </table:table-cell>
          <table:table-cell office:value-type="float" office:value="42.31128941" calcext:value-type="float">
            <text:p>42.31128941</text:p>
          </table:table-cell>
          <table:table-cell office:value-type="float" office:value="9.24191469" calcext:value-type="float">
            <text:p>9.24191469</text:p>
          </table:table-cell>
          <table:table-cell office:value-type="float" office:value="-20.65623598" calcext:value-type="float">
            <text:p>-20.65623598</text:p>
          </table:table-cell>
          <table:table-cell office:value-type="float" office:value="6.93199031" calcext:value-type="float">
            <text:p>6.93199031</text:p>
          </table:table-cell>
          <table:table-cell office:value-type="float" office:value="0.12098605" calcext:value-type="float">
            <text:p>0.12098605</text:p>
          </table:table-cell>
          <table:table-cell office:value-type="float" office:value="-23.69097566" calcext:value-type="float">
            <text:p>-23.69097566</text:p>
          </table:table-cell>
          <table:table-cell office:value-type="float" office:value="-16.00441817" calcext:value-type="float">
            <text:p>-16.00441817</text:p>
          </table:table-cell>
          <table:table-cell office:value-type="float" office:value="0" calcext:value-type="float">
            <text:p>0</text:p>
          </table:table-cell>
          <table:table-cell office:value-type="float" office:value="32.75177272" calcext:value-type="float">
            <text:p>32.75177272</text:p>
          </table:table-cell>
          <table:table-cell office:value-type="float" office:value="-9.74534454" calcext:value-type="float">
            <text:p>-9.74534454</text:p>
          </table:table-cell>
          <table:table-cell office:value-type="float" office:value="18.47342396" calcext:value-type="float">
            <text:p>18.47342396</text:p>
          </table:table-cell>
          <table:table-cell office:value-type="float" office:value="38.91723648" calcext:value-type="float">
            <text:p>38.91723648</text:p>
          </table:table-cell>
          <table:table-cell office:value-type="float" office:value="0.67923391" calcext:value-type="float">
            <text:p>0.67923391</text:p>
          </table:table-cell>
          <table:table-cell office:value-type="float" office:value="12.74470069" calcext:value-type="float">
            <text:p>12.74470069</text:p>
          </table:table-cell>
          <table:table-cell office:value-type="float" office:value="-12.74342674" calcext:value-type="float">
            <text:p>-12.74342674</text:p>
          </table:table-cell>
          <table:table-cell office:value-type="float" office:value="0" calcext:value-type="float">
            <text:p>0</text:p>
          </table:table-cell>
          <table:table-cell office:value-type="float" office:value="-0.02739522" calcext:value-type="float">
            <text:p>-0.02739522</text:p>
          </table:table-cell>
          <table:table-cell office:value-type="float" office:value="-1.21503279" calcext:value-type="float">
            <text:p>-1.21503279</text:p>
          </table:table-cell>
          <table:table-cell office:value-type="float" office:value="-1.56294337" calcext:value-type="float">
            <text:p>-1.56294337</text:p>
          </table:table-cell>
          <table:table-cell office:value-type="float" office:value="-0.05087566" calcext:value-type="float">
            <text:p>-0.05087566</text:p>
          </table:table-cell>
          <table:table-cell office:value-type="float" office:value="-1.61599361" calcext:value-type="float">
            <text:p>-1.61599361</text:p>
          </table:table-cell>
          <table:table-cell office:value-type="float" office:value="-1.66062733" calcext:value-type="float">
            <text:p>-1.66062733</text:p>
          </table:table-cell>
          <table:table-cell office:value-type="float" office:value="-0.04500761" calcext:value-type="float">
            <text:p>-0.04500761</text:p>
          </table:table-cell>
          <table:table-cell office:value-type="float" office:value="-2.95423073" calcext:value-type="float">
            <text:p>-2.95423073</text:p>
          </table:table-cell>
          <table:table-cell office:value-type="float" office:value="-1.66062733" calcext:value-type="float">
            <text:p>-1.66062733</text:p>
          </table:table-cell>
          <table:table-cell office:value-type="float" office:value="-0.03131" calcext:value-type="float">
            <text:p>-0.03131</text:p>
          </table:table-cell>
          <table:table-cell office:value-type="float" office:value="-2.95423073" calcext:value-type="float">
            <text:p>-2.95423073</text:p>
          </table:table-cell>
          <table:table-cell office:value-type="float" office:value="-1.36757545" calcext:value-type="float">
            <text:p>-1.36757545</text:p>
          </table:table-cell>
          <table:table-cell office:value-type="float" office:value="-0.0254392" calcext:value-type="float">
            <text:p>-0.0254392</text:p>
          </table:table-cell>
          <table:table-cell office:value-type="float" office:value="-2.47769487" calcext:value-type="float">
            <text:p>-2.47769487</text:p>
          </table:table-cell>
          <table:table-cell office:value-type="float" office:value="-1.26989149" calcext:value-type="float">
            <text:p>-1.26989149</text:p>
          </table:table-cell>
          <table:table-cell office:value-type="float" office:value="-0.01565363" calcext:value-type="float">
            <text:p>-0.01565363</text:p>
          </table:table-cell>
          <table:table-cell office:value-type="float" office:value="-1.88208579" calcext:value-type="float">
            <text:p>-1.88208579</text:p>
          </table:table-cell>
          <table:table-cell office:value-type="float" office:value="-1.17220753" calcext:value-type="float">
            <text:p>-1.17220753</text:p>
          </table:table-cell>
          <table:table-cell office:value-type="float" office:value="-0.19568132" calcext:value-type="float">
            <text:p>-0.19568132</text:p>
          </table:table-cell>
          <table:table-cell office:value-type="float" office:value="-13.74469395" calcext:value-type="float">
            <text:p>-13.74469395</text:p>
          </table:table-cell>
          <table:table-cell office:value-type="float" office:value="-8.69262214" calcext:value-type="float">
            <text:p>-8.69262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2502171" calcext:value-type="float">
            <text:p>-18.82502171</text:p>
          </table:table-cell>
          <table:table-cell office:value-type="float" office:value="11.46911026" calcext:value-type="float">
            <text:p>11.46911026</text:p>
          </table:table-cell>
          <table:table-cell office:value-type="float" office:value="-5.03474771" calcext:value-type="float">
            <text:p>-5.03474771</text:p>
          </table:table-cell>
          <table:table-cell office:value-type="float" office:value="-30.49210109" calcext:value-type="float">
            <text:p>-30.49210109</text:p>
          </table:table-cell>
          <table:table-cell office:value-type="float" office:value="-39.76738319" calcext:value-type="float">
            <text:p>-39.76738319</text:p>
          </table:table-cell>
          <table:table-cell office:value-type="float" office:value="-79.59089943" calcext:value-type="float">
            <text:p>-79.59089943</text:p>
          </table:table-cell>
          <table:table-cell office:value-type="float" office:value="123.16253673" calcext:value-type="float">
            <text:p>123.1625367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9646392" calcext:value-type="float">
            <text:p>6.79646392</text:p>
          </table:table-cell>
          <table:table-cell office:value-type="float" office:value="-49.18215239" calcext:value-type="float">
            <text:p>-49.18215239</text:p>
          </table:table-cell>
          <table:table-cell office:value-type="float" office:value="-5.95750145" calcext:value-type="float">
            <text:p>-5.95750145</text:p>
          </table:table-cell>
          <table:table-cell office:value-type="float" office:value="43.61387503" calcext:value-type="float">
            <text:p>43.6138750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333333" calcext:value-type="float">
            <text:p>3.73333333</text:p>
          </table:table-cell>
          <table:table-cell office:value-type="float" office:value="-17.56557578" calcext:value-type="float">
            <text:p>-17.56557578</text:p>
          </table:table-cell>
          <table:table-cell office:value-type="float" office:value="18.71509678" calcext:value-type="float">
            <text:p>18.71509678</text:p>
          </table:table-cell>
          <table:table-cell office:value-type="float" office:value="-63.9802606" calcext:value-type="float">
            <text:p>-63.9802606</text:p>
          </table:table-cell>
          <table:table-cell office:value-type="float" office:value="-0.05924048" calcext:value-type="float">
            <text:p>-0.05924048</text:p>
          </table:table-cell>
          <table:table-cell office:value-type="float" office:value="0.94740335" calcext:value-type="float">
            <text:p>0.94740335</text:p>
          </table:table-cell>
          <table:table-cell office:value-type="float" office:value="-0.8392314" calcext:value-type="float">
            <text:p>-0.8392314</text:p>
          </table:table-cell>
          <table:table-cell office:value-type="float" office:value="41.64997091" calcext:value-type="float">
            <text:p>41.64997091</text:p>
          </table:table-cell>
          <table:table-cell office:value-type="float" office:value="7.19334435" calcext:value-type="float">
            <text:p>7.19334435</text:p>
          </table:table-cell>
          <table:table-cell office:value-type="float" office:value="-26.05539963" calcext:value-type="float">
            <text:p>-26.05539963</text:p>
          </table:table-cell>
          <table:table-cell office:value-type="float" office:value="11.47913274" calcext:value-type="float">
            <text:p>11.47913274</text:p>
          </table:table-cell>
          <table:table-cell office:value-type="float" office:value="0.20034866" calcext:value-type="float">
            <text:p>0.20034866</text:p>
          </table:table-cell>
          <table:table-cell office:value-type="float" office:value="-18.7173901" calcext:value-type="float">
            <text:p>-18.7173901</text:p>
          </table:table-cell>
          <table:table-cell office:value-type="float" office:value="-14.88541139" calcext:value-type="float">
            <text:p>-14.88541139</text:p>
          </table:table-cell>
          <table:table-cell office:value-type="float" office:value="0" calcext:value-type="float">
            <text:p>0</text:p>
          </table:table-cell>
          <table:table-cell office:value-type="float" office:value="29.99993044" calcext:value-type="float">
            <text:p>29.99993044</text:p>
          </table:table-cell>
          <table:table-cell office:value-type="float" office:value="-7.88290664" calcext:value-type="float">
            <text:p>-7.88290664</text:p>
          </table:table-cell>
          <table:table-cell office:value-type="float" office:value="17.12754127" calcext:value-type="float">
            <text:p>17.12754127</text:p>
          </table:table-cell>
          <table:table-cell office:value-type="float" office:value="38.36298561" calcext:value-type="float">
            <text:p>38.36298561</text:p>
          </table:table-cell>
          <table:table-cell office:value-type="float" office:value="0.66956041" calcext:value-type="float">
            <text:p>0.66956041</text:p>
          </table:table-cell>
          <table:table-cell office:value-type="float" office:value="13.68896721" calcext:value-type="float">
            <text:p>13.68896721</text:p>
          </table:table-cell>
          <table:table-cell office:value-type="float" office:value="-13.0520643" calcext:value-type="float">
            <text:p>-13.0520643</text:p>
          </table:table-cell>
          <table:table-cell office:value-type="float" office:value="0" calcext:value-type="float">
            <text:p>0</text:p>
          </table:table-cell>
          <table:table-cell office:value-type="float" office:value="-0.03068679" calcext:value-type="float">
            <text:p>-0.03068679</text:p>
          </table:table-cell>
          <table:table-cell office:value-type="float" office:value="-1.28992171" calcext:value-type="float">
            <text:p>-1.28992171</text:p>
          </table:table-cell>
          <table:table-cell office:value-type="float" office:value="-1.15194581" calcext:value-type="float">
            <text:p>-1.15194581</text:p>
          </table:table-cell>
          <table:table-cell office:value-type="float" office:value="-0.05698844" calcext:value-type="float">
            <text:p>-0.05698844</text:p>
          </table:table-cell>
          <table:table-cell office:value-type="float" office:value="-1.71559587" calcext:value-type="float">
            <text:p>-1.71559587</text:p>
          </table:table-cell>
          <table:table-cell office:value-type="float" office:value="-1.22394242" calcext:value-type="float">
            <text:p>-1.22394242</text:p>
          </table:table-cell>
          <table:table-cell office:value-type="float" office:value="-0.05041533" calcext:value-type="float">
            <text:p>-0.05041533</text:p>
          </table:table-cell>
          <table:table-cell office:value-type="float" office:value="-3.13631564" calcext:value-type="float">
            <text:p>-3.13631564</text:p>
          </table:table-cell>
          <table:table-cell office:value-type="float" office:value="-1.22394242" calcext:value-type="float">
            <text:p>-1.22394242</text:p>
          </table:table-cell>
          <table:table-cell office:value-type="float" office:value="-0.03507193" calcext:value-type="float">
            <text:p>-0.03507193</text:p>
          </table:table-cell>
          <table:table-cell office:value-type="float" office:value="-3.13631564" calcext:value-type="float">
            <text:p>-3.13631564</text:p>
          </table:table-cell>
          <table:table-cell office:value-type="float" office:value="-1.00795258" calcext:value-type="float">
            <text:p>-1.00795258</text:p>
          </table:table-cell>
          <table:table-cell office:value-type="float" office:value="-0.02849575" calcext:value-type="float">
            <text:p>-0.02849575</text:p>
          </table:table-cell>
          <table:table-cell office:value-type="float" office:value="-2.63040835" calcext:value-type="float">
            <text:p>-2.63040835</text:p>
          </table:table-cell>
          <table:table-cell office:value-type="float" office:value="-0.93595597" calcext:value-type="float">
            <text:p>-0.93595597</text:p>
          </table:table-cell>
          <table:table-cell office:value-type="float" office:value="-0.01753443" calcext:value-type="float">
            <text:p>-0.01753443</text:p>
          </table:table-cell>
          <table:table-cell office:value-type="float" office:value="-1.99808872" calcext:value-type="float">
            <text:p>-1.99808872</text:p>
          </table:table-cell>
          <table:table-cell office:value-type="float" office:value="-0.86395935" calcext:value-type="float">
            <text:p>-0.86395935</text:p>
          </table:table-cell>
          <table:table-cell office:value-type="float" office:value="-0.21919266" calcext:value-type="float">
            <text:p>-0.21919266</text:p>
          </table:table-cell>
          <table:table-cell office:value-type="float" office:value="-14.59185234" calcext:value-type="float">
            <text:p>-14.59185234</text:p>
          </table:table-cell>
          <table:table-cell office:value-type="float" office:value="-6.40677699" calcext:value-type="float">
            <text:p>-6.40677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39710693" calcext:value-type="float">
            <text:p>-19.39710693</text:p>
          </table:table-cell>
          <table:table-cell office:value-type="float" office:value="12.5301685" calcext:value-type="float">
            <text:p>12.5301685</text:p>
          </table:table-cell>
          <table:table-cell office:value-type="float" office:value="-8.6941231" calcext:value-type="float">
            <text:p>-8.6941231</text:p>
          </table:table-cell>
          <table:table-cell office:value-type="float" office:value="-33.55935419" calcext:value-type="float">
            <text:p>-33.55935419</text:p>
          </table:table-cell>
          <table:table-cell office:value-type="float" office:value="-36.95400225" calcext:value-type="float">
            <text:p>-36.95400225</text:p>
          </table:table-cell>
          <table:table-cell office:value-type="float" office:value="-81.38215997" calcext:value-type="float">
            <text:p>-81.38215997</text:p>
          </table:table-cell>
          <table:table-cell office:value-type="float" office:value="122.52924278" calcext:value-type="float">
            <text:p>122.5292427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408487" calcext:value-type="float">
            <text:p>8.0408487</text:p>
          </table:table-cell>
          <table:table-cell office:value-type="float" office:value="-48.96749161" calcext:value-type="float">
            <text:p>-48.96749161</text:p>
          </table:table-cell>
          <table:table-cell office:value-type="float" office:value="-3.5409353" calcext:value-type="float">
            <text:p>-3.5409353</text:p>
          </table:table-cell>
          <table:table-cell office:value-type="float" office:value="46.26850781" calcext:value-type="float">
            <text:p>46.2685078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-15.72464814" calcext:value-type="float">
            <text:p>-15.72464814</text:p>
          </table:table-cell>
          <table:table-cell office:value-type="float" office:value="17.84231539" calcext:value-type="float">
            <text:p>17.84231539</text:p>
          </table:table-cell>
          <table:table-cell office:value-type="float" office:value="-63.82410124" calcext:value-type="float">
            <text:p>-63.82410124</text:p>
          </table:table-cell>
          <table:table-cell office:value-type="float" office:value="-0.0509802" calcext:value-type="float">
            <text:p>-0.0509802</text:p>
          </table:table-cell>
          <table:table-cell office:value-type="float" office:value="0.94487368" calcext:value-type="float">
            <text:p>0.94487368</text:p>
          </table:table-cell>
          <table:table-cell office:value-type="float" office:value="-0.82554608" calcext:value-type="float">
            <text:p>-0.82554608</text:p>
          </table:table-cell>
          <table:table-cell office:value-type="float" office:value="40.53810602" calcext:value-type="float">
            <text:p>40.53810602</text:p>
          </table:table-cell>
          <table:table-cell office:value-type="float" office:value="5.61832054" calcext:value-type="float">
            <text:p>5.61832054</text:p>
          </table:table-cell>
          <table:table-cell office:value-type="float" office:value="-28.70800573" calcext:value-type="float">
            <text:p>-28.70800573</text:p>
          </table:table-cell>
          <table:table-cell office:value-type="float" office:value="15.79119527" calcext:value-type="float">
            <text:p>15.79119527</text:p>
          </table:table-cell>
          <table:table-cell office:value-type="float" office:value="0.27560835" calcext:value-type="float">
            <text:p>0.27560835</text:p>
          </table:table-cell>
          <table:table-cell office:value-type="float" office:value="-14.88378215" calcext:value-type="float">
            <text:p>-14.88378215</text:p>
          </table:table-cell>
          <table:table-cell office:value-type="float" office:value="-15.62408083" calcext:value-type="float">
            <text:p>-15.62408083</text:p>
          </table:table-cell>
          <table:table-cell office:value-type="float" office:value="0" calcext:value-type="float">
            <text:p>0</text:p>
          </table:table-cell>
          <table:table-cell office:value-type="float" office:value="26.9999141" calcext:value-type="float">
            <text:p>26.9999141</text:p>
          </table:table-cell>
          <table:table-cell office:value-type="float" office:value="-6.6195551" calcext:value-type="float">
            <text:p>-6.6195551</text:p>
          </table:table-cell>
          <table:table-cell office:value-type="float" office:value="16.21105856" calcext:value-type="float">
            <text:p>16.21105856</text:p>
          </table:table-cell>
          <table:table-cell office:value-type="float" office:value="37.8384755" calcext:value-type="float">
            <text:p>37.8384755</text:p>
          </table:table-cell>
          <table:table-cell office:value-type="float" office:value="0.66040598" calcext:value-type="float">
            <text:p>0.66040598</text:p>
          </table:table-cell>
          <table:table-cell office:value-type="float" office:value="15.02571811" calcext:value-type="float">
            <text:p>15.02571811</text:p>
          </table:table-cell>
          <table:table-cell office:value-type="float" office:value="-13.52540678" calcext:value-type="float">
            <text:p>-13.52540678</text:p>
          </table:table-cell>
          <table:table-cell office:value-type="float" office:value="0" calcext:value-type="float">
            <text:p>0</text:p>
          </table:table-cell>
          <table:table-cell office:value-type="float" office:value="-0.03282217" calcext:value-type="float">
            <text:p>-0.03282217</text:p>
          </table:table-cell>
          <table:table-cell office:value-type="float" office:value="-1.22534142" calcext:value-type="float">
            <text:p>-1.22534142</text:p>
          </table:table-cell>
          <table:table-cell office:value-type="float" office:value="-1.07142371" calcext:value-type="float">
            <text:p>-1.07142371</text:p>
          </table:table-cell>
          <table:table-cell office:value-type="float" office:value="-0.06095404" calcext:value-type="float">
            <text:p>-0.06095404</text:p>
          </table:table-cell>
          <table:table-cell office:value-type="float" office:value="-1.62970408" calcext:value-type="float">
            <text:p>-1.62970408</text:p>
          </table:table-cell>
          <table:table-cell office:value-type="float" office:value="-1.13838769" calcext:value-type="float">
            <text:p>-1.13838769</text:p>
          </table:table-cell>
          <table:table-cell office:value-type="float" office:value="-0.05392354" calcext:value-type="float">
            <text:p>-0.05392354</text:p>
          </table:table-cell>
          <table:table-cell office:value-type="float" office:value="-2.97929512" calcext:value-type="float">
            <text:p>-2.97929512</text:p>
          </table:table-cell>
          <table:table-cell office:value-type="float" office:value="-1.13838769" calcext:value-type="float">
            <text:p>-1.13838769</text:p>
          </table:table-cell>
          <table:table-cell office:value-type="float" office:value="-0.03751245" calcext:value-type="float">
            <text:p>-0.03751245</text:p>
          </table:table-cell>
          <table:table-cell office:value-type="float" office:value="-2.97929512" calcext:value-type="float">
            <text:p>-2.97929512</text:p>
          </table:table-cell>
          <table:table-cell office:value-type="float" office:value="-0.93749574" calcext:value-type="float">
            <text:p>-0.93749574</text:p>
          </table:table-cell>
          <table:table-cell office:value-type="float" office:value="-0.03047866" calcext:value-type="float">
            <text:p>-0.03047866</text:p>
          </table:table-cell>
          <table:table-cell office:value-type="float" office:value="-2.49871622" calcext:value-type="float">
            <text:p>-2.49871622</text:p>
          </table:table-cell>
          <table:table-cell office:value-type="float" office:value="-0.87053176" calcext:value-type="float">
            <text:p>-0.87053176</text:p>
          </table:table-cell>
          <table:table-cell office:value-type="float" office:value="-0.01875459" calcext:value-type="float">
            <text:p>-0.01875459</text:p>
          </table:table-cell>
          <table:table-cell office:value-type="float" office:value="-1.89805385" calcext:value-type="float">
            <text:p>-1.89805385</text:p>
          </table:table-cell>
          <table:table-cell office:value-type="float" office:value="-0.80356778" calcext:value-type="float">
            <text:p>-0.80356778</text:p>
          </table:table-cell>
          <table:table-cell office:value-type="float" office:value="-0.23444545" calcext:value-type="float">
            <text:p>-0.23444545</text:p>
          </table:table-cell>
          <table:table-cell office:value-type="float" office:value="-13.86130717" calcext:value-type="float">
            <text:p>-13.86130717</text:p>
          </table:table-cell>
          <table:table-cell office:value-type="float" office:value="-5.95893723" calcext:value-type="float">
            <text:p>-5.95893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08937577" calcext:value-type="float">
            <text:p>-20.08937577</text:p>
          </table:table-cell>
          <table:table-cell office:value-type="float" office:value="12.15905761" calcext:value-type="float">
            <text:p>12.15905761</text:p>
          </table:table-cell>
          <table:table-cell office:value-type="float" office:value="-9.40256867" calcext:value-type="float">
            <text:p>-9.40256867</text:p>
          </table:table-cell>
          <table:table-cell office:value-type="float" office:value="-34.40251277" calcext:value-type="float">
            <text:p>-34.40251277</text:p>
          </table:table-cell>
          <table:table-cell office:value-type="float" office:value="-36.33416577" calcext:value-type="float">
            <text:p>-36.33416577</text:p>
          </table:table-cell>
          <table:table-cell office:value-type="float" office:value="-80.66416228" calcext:value-type="float">
            <text:p>-80.66416228</text:p>
          </table:table-cell>
          <table:table-cell office:value-type="float" office:value="121.35826039" calcext:value-type="float">
            <text:p>121.3582603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9001828" calcext:value-type="float">
            <text:p>4.89001828</text:p>
          </table:table-cell>
          <table:table-cell office:value-type="float" office:value="-48.615475" calcext:value-type="float">
            <text:p>-48.615475</text:p>
          </table:table-cell>
          <table:table-cell office:value-type="float" office:value="-5.86174273" calcext:value-type="float">
            <text:p>-5.86174273</text:p>
          </table:table-cell>
          <table:table-cell office:value-type="float" office:value="49.22525037" calcext:value-type="float">
            <text:p>49.2252503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666667" calcext:value-type="float">
            <text:p>3.76666667</text:p>
          </table:table-cell>
          <table:table-cell office:value-type="float" office:value="-14.36572908" calcext:value-type="float">
            <text:p>-14.36572908</text:p>
          </table:table-cell>
          <table:table-cell office:value-type="float" office:value="16.71631074" calcext:value-type="float">
            <text:p>16.71631074</text:p>
          </table:table-cell>
          <table:table-cell office:value-type="float" office:value="-64.18028671" calcext:value-type="float">
            <text:p>-64.18028671</text:p>
          </table:table-cell>
          <table:table-cell office:value-type="float" office:value="-0.04188408" calcext:value-type="float">
            <text:p>-0.04188408</text:p>
          </table:table-cell>
          <table:table-cell office:value-type="float" office:value="0.94241196" calcext:value-type="float">
            <text:p>0.94241196</text:p>
          </table:table-cell>
          <table:table-cell office:value-type="float" office:value="-0.81087292" calcext:value-type="float">
            <text:p>-0.81087292</text:p>
          </table:table-cell>
          <table:table-cell office:value-type="float" office:value="38.86146849" calcext:value-type="float">
            <text:p>38.86146849</text:p>
          </table:table-cell>
          <table:table-cell office:value-type="float" office:value="4.81352723" calcext:value-type="float">
            <text:p>4.81352723</text:p>
          </table:table-cell>
          <table:table-cell office:value-type="float" office:value="-29.92587606" calcext:value-type="float">
            <text:p>-29.92587606</text:p>
          </table:table-cell>
          <table:table-cell office:value-type="float" office:value="19.2238704" calcext:value-type="float">
            <text:p>19.2238704</text:p>
          </table:table-cell>
          <table:table-cell office:value-type="float" office:value="0.33551983" calcext:value-type="float">
            <text:p>0.33551983</text:p>
          </table:table-cell>
          <table:table-cell office:value-type="float" office:value="-11.91888147" calcext:value-type="float">
            <text:p>-11.91888147</text:p>
          </table:table-cell>
          <table:table-cell office:value-type="float" office:value="-16.35336563" calcext:value-type="float">
            <text:p>-16.35336563</text:p>
          </table:table-cell>
          <table:table-cell office:value-type="float" office:value="0" calcext:value-type="float">
            <text:p>0</text:p>
          </table:table-cell>
          <table:table-cell office:value-type="float" office:value="23.65448463" calcext:value-type="float">
            <text:p>23.65448463</text:p>
          </table:table-cell>
          <table:table-cell office:value-type="float" office:value="-5.95395763" calcext:value-type="float">
            <text:p>-5.95395763</text:p>
          </table:table-cell>
          <table:table-cell office:value-type="float" office:value="15.50204901" calcext:value-type="float">
            <text:p>15.50204901</text:p>
          </table:table-cell>
          <table:table-cell office:value-type="float" office:value="37.31227431" calcext:value-type="float">
            <text:p>37.31227431</text:p>
          </table:table-cell>
          <table:table-cell office:value-type="float" office:value="0.65122204" calcext:value-type="float">
            <text:p>0.65122204</text:p>
          </table:table-cell>
          <table:table-cell office:value-type="float" office:value="16.5322967" calcext:value-type="float">
            <text:p>16.5322967</text:p>
          </table:table-cell>
          <table:table-cell office:value-type="float" office:value="-14.07484595" calcext:value-type="float">
            <text:p>-14.07484595</text:p>
          </table:table-cell>
          <table:table-cell office:value-type="float" office:value="0" calcext:value-type="float">
            <text:p>0</text:p>
          </table:table-cell>
          <table:table-cell office:value-type="float" office:value="-0.0339646" calcext:value-type="float">
            <text:p>-0.0339646</text:p>
          </table:table-cell>
          <table:table-cell office:value-type="float" office:value="-1.05046233" calcext:value-type="float">
            <text:p>-1.05046233</text:p>
          </table:table-cell>
          <table:table-cell office:value-type="float" office:value="-1.22708763" calcext:value-type="float">
            <text:p>-1.22708763</text:p>
          </table:table-cell>
          <table:table-cell office:value-type="float" office:value="-0.06307566" calcext:value-type="float">
            <text:p>-0.06307566</text:p>
          </table:table-cell>
          <table:table-cell office:value-type="float" office:value="-1.3971149" calcext:value-type="float">
            <text:p>-1.3971149</text:p>
          </table:table-cell>
          <table:table-cell office:value-type="float" office:value="-1.30378061" calcext:value-type="float">
            <text:p>-1.30378061</text:p>
          </table:table-cell>
          <table:table-cell office:value-type="float" office:value="-0.05580045" calcext:value-type="float">
            <text:p>-0.05580045</text:p>
          </table:table-cell>
          <table:table-cell office:value-type="float" office:value="-2.55409411" calcext:value-type="float">
            <text:p>-2.55409411</text:p>
          </table:table-cell>
          <table:table-cell office:value-type="float" office:value="-1.30378061" calcext:value-type="float">
            <text:p>-1.30378061</text:p>
          </table:table-cell>
          <table:table-cell office:value-type="float" office:value="-0.03881815" calcext:value-type="float">
            <text:p>-0.03881815</text:p>
          </table:table-cell>
          <table:table-cell office:value-type="float" office:value="-2.55409411" calcext:value-type="float">
            <text:p>-2.55409411</text:p>
          </table:table-cell>
          <table:table-cell office:value-type="float" office:value="-1.07370168" calcext:value-type="float">
            <text:p>-1.07370168</text:p>
          </table:table-cell>
          <table:table-cell office:value-type="float" office:value="-0.03153953" calcext:value-type="float">
            <text:p>-0.03153953</text:p>
          </table:table-cell>
          <table:table-cell office:value-type="float" office:value="-2.14210278" calcext:value-type="float">
            <text:p>-2.14210278</text:p>
          </table:table-cell>
          <table:table-cell office:value-type="float" office:value="-0.9970087" calcext:value-type="float">
            <text:p>-0.9970087</text:p>
          </table:table-cell>
          <table:table-cell office:value-type="float" office:value="-0.01940737" calcext:value-type="float">
            <text:p>-0.01940737</text:p>
          </table:table-cell>
          <table:table-cell office:value-type="float" office:value="-1.62716615" calcext:value-type="float">
            <text:p>-1.62716615</text:p>
          </table:table-cell>
          <table:table-cell office:value-type="float" office:value="-0.92031572" calcext:value-type="float">
            <text:p>-0.92031572</text:p>
          </table:table-cell>
          <table:table-cell office:value-type="float" office:value="-0.24260577" calcext:value-type="float">
            <text:p>-0.24260577</text:p>
          </table:table-cell>
          <table:table-cell office:value-type="float" office:value="-11.88303998" calcext:value-type="float">
            <text:p>-11.88303998</text:p>
          </table:table-cell>
          <table:table-cell office:value-type="float" office:value="-6.82469327" calcext:value-type="float">
            <text:p>-6.82469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60662078" calcext:value-type="float">
            <text:p>-20.60662078</text:p>
          </table:table-cell>
          <table:table-cell office:value-type="float" office:value="10.77462876" calcext:value-type="float">
            <text:p>10.77462876</text:p>
          </table:table-cell>
          <table:table-cell office:value-type="float" office:value="-8.57146496" calcext:value-type="float">
            <text:p>-8.57146496</text:p>
          </table:table-cell>
          <table:table-cell office:value-type="float" office:value="-33.39613665" calcext:value-type="float">
            <text:p>-33.39613665</text:p>
          </table:table-cell>
          <table:table-cell office:value-type="float" office:value="-37.74811226" calcext:value-type="float">
            <text:p>-37.74811226</text:p>
          </table:table-cell>
          <table:table-cell office:value-type="float" office:value="-78.31628951" calcext:value-type="float">
            <text:p>-78.31628951</text:p>
          </table:table-cell>
          <table:table-cell office:value-type="float" office:value="119.69598941" calcext:value-type="float">
            <text:p>119.6959894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8591848" calcext:value-type="float">
            <text:p>-1.38591848</text:p>
          </table:table-cell>
          <table:table-cell office:value-type="float" office:value="-47.88581294" calcext:value-type="float">
            <text:p>-47.88581294</text:p>
          </table:table-cell>
          <table:table-cell office:value-type="float" office:value="-11.58734844" calcext:value-type="float">
            <text:p>-11.58734844</text:p>
          </table:table-cell>
          <table:table-cell office:value-type="float" office:value="51.59185547" calcext:value-type="float">
            <text:p>51.5918554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8333333" calcext:value-type="float">
            <text:p>3.78333333</text:p>
          </table:table-cell>
          <table:table-cell office:value-type="float" office:value="-13.26502142" calcext:value-type="float">
            <text:p>-13.26502142</text:p>
          </table:table-cell>
          <table:table-cell office:value-type="float" office:value="15.45470152" calcext:value-type="float">
            <text:p>15.45470152</text:p>
          </table:table-cell>
          <table:table-cell office:value-type="float" office:value="-65.12492302" calcext:value-type="float">
            <text:p>-65.12492302</text:p>
          </table:table-cell>
          <table:table-cell office:value-type="float" office:value="-0.03294278" calcext:value-type="float">
            <text:p>-0.03294278</text:p>
          </table:table-cell>
          <table:table-cell office:value-type="float" office:value="0.94033237" calcext:value-type="float">
            <text:p>0.94033237</text:p>
          </table:table-cell>
          <table:table-cell office:value-type="float" office:value="-0.79592507" calcext:value-type="float">
            <text:p>-0.79592507</text:p>
          </table:table-cell>
          <table:table-cell office:value-type="float" office:value="36.82215742" calcext:value-type="float">
            <text:p>36.82215742</text:p>
          </table:table-cell>
          <table:table-cell office:value-type="float" office:value="4.59451901" calcext:value-type="float">
            <text:p>4.59451901</text:p>
          </table:table-cell>
          <table:table-cell office:value-type="float" office:value="-30.03867857" calcext:value-type="float">
            <text:p>-30.03867857</text:p>
          </table:table-cell>
          <table:table-cell office:value-type="float" office:value="21.74581673" calcext:value-type="float">
            <text:p>21.74581673</text:p>
          </table:table-cell>
          <table:table-cell office:value-type="float" office:value="0.3795361" calcext:value-type="float">
            <text:p>0.3795361</text:p>
          </table:table-cell>
          <table:table-cell office:value-type="float" office:value="-9.51719411" calcext:value-type="float">
            <text:p>-9.51719411</text:p>
          </table:table-cell>
          <table:table-cell office:value-type="float" office:value="-16.57946953" calcext:value-type="float">
            <text:p>-16.57946953</text:p>
          </table:table-cell>
          <table:table-cell office:value-type="float" office:value="0" calcext:value-type="float">
            <text:p>0</text:p>
          </table:table-cell>
          <table:table-cell office:value-type="float" office:value="20.16326302" calcext:value-type="float">
            <text:p>20.16326302</text:p>
          </table:table-cell>
          <table:table-cell office:value-type="float" office:value="-5.64744514" calcext:value-type="float">
            <text:p>-5.64744514</text:p>
          </table:table-cell>
          <table:table-cell office:value-type="float" office:value="14.69580505" calcext:value-type="float">
            <text:p>14.69580505</text:p>
          </table:table-cell>
          <table:table-cell office:value-type="float" office:value="36.95295946" calcext:value-type="float">
            <text:p>36.95295946</text:p>
          </table:table-cell>
          <table:table-cell office:value-type="float" office:value="0.64495081" calcext:value-type="float">
            <text:p>0.64495081</text:p>
          </table:table-cell>
          <table:table-cell office:value-type="float" office:value="17.87593455" calcext:value-type="float">
            <text:p>17.87593455</text:p>
          </table:table-cell>
          <table:table-cell office:value-type="float" office:value="-14.53389959" calcext:value-type="float">
            <text:p>-14.53389959</text:p>
          </table:table-cell>
          <table:table-cell office:value-type="float" office:value="0" calcext:value-type="float">
            <text:p>0</text:p>
          </table:table-cell>
          <table:table-cell office:value-type="float" office:value="-0.03328333" calcext:value-type="float">
            <text:p>-0.03328333</text:p>
          </table:table-cell>
          <table:table-cell office:value-type="float" office:value="-0.81869077" calcext:value-type="float">
            <text:p>-0.81869077</text:p>
          </table:table-cell>
          <table:table-cell office:value-type="float" office:value="-1.47909466" calcext:value-type="float">
            <text:p>-1.47909466</text:p>
          </table:table-cell>
          <table:table-cell office:value-type="float" office:value="-0.06181047" calcext:value-type="float">
            <text:p>-0.06181047</text:p>
          </table:table-cell>
          <table:table-cell office:value-type="float" office:value="-1.08885872" calcext:value-type="float">
            <text:p>-1.08885872</text:p>
          </table:table-cell>
          <table:table-cell office:value-type="float" office:value="-1.57153808" calcext:value-type="float">
            <text:p>-1.57153808</text:p>
          </table:table-cell>
          <table:table-cell office:value-type="float" office:value="-0.05468118" calcext:value-type="float">
            <text:p>-0.05468118</text:p>
          </table:table-cell>
          <table:table-cell office:value-type="float" office:value="-1.99056473" calcext:value-type="float">
            <text:p>-1.99056473</text:p>
          </table:table-cell>
          <table:table-cell office:value-type="float" office:value="-1.57153808" calcext:value-type="float">
            <text:p>-1.57153808</text:p>
          </table:table-cell>
          <table:table-cell office:value-type="float" office:value="-0.03803952" calcext:value-type="float">
            <text:p>-0.03803952</text:p>
          </table:table-cell>
          <table:table-cell office:value-type="float" office:value="-1.99056473" calcext:value-type="float">
            <text:p>-1.99056473</text:p>
          </table:table-cell>
          <table:table-cell office:value-type="float" office:value="-1.29420783" calcext:value-type="float">
            <text:p>-1.29420783</text:p>
          </table:table-cell>
          <table:table-cell office:value-type="float" office:value="-0.0309069" calcext:value-type="float">
            <text:p>-0.0309069</text:p>
          </table:table-cell>
          <table:table-cell office:value-type="float" office:value="-1.66947421" calcext:value-type="float">
            <text:p>-1.66947421</text:p>
          </table:table-cell>
          <table:table-cell office:value-type="float" office:value="-1.20176441" calcext:value-type="float">
            <text:p>-1.20176441</text:p>
          </table:table-cell>
          <table:table-cell office:value-type="float" office:value="-0.01901809" calcext:value-type="float">
            <text:p>-0.01901809</text:p>
          </table:table-cell>
          <table:table-cell office:value-type="float" office:value="-1.268152" calcext:value-type="float">
            <text:p>-1.268152</text:p>
          </table:table-cell>
          <table:table-cell office:value-type="float" office:value="-1.109321" calcext:value-type="float">
            <text:p>-1.109321</text:p>
          </table:table-cell>
          <table:table-cell office:value-type="float" office:value="-0.23773949" calcext:value-type="float">
            <text:p>-0.23773949</text:p>
          </table:table-cell>
          <table:table-cell office:value-type="float" office:value="-9.2611937" calcext:value-type="float">
            <text:p>-9.2611937</text:p>
          </table:table-cell>
          <table:table-cell office:value-type="float" office:value="-8.22628079" calcext:value-type="float">
            <text:p>-8.22628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10161866" calcext:value-type="float">
            <text:p>-21.10161866</text:p>
          </table:table-cell>
          <table:table-cell office:value-type="float" office:value="8.85071742" calcext:value-type="float">
            <text:p>8.85071742</text:p>
          </table:table-cell>
          <table:table-cell office:value-type="float" office:value="-6.87898725" calcext:value-type="float">
            <text:p>-6.87898725</text:p>
          </table:table-cell>
          <table:table-cell office:value-type="float" office:value="-30.8064856" calcext:value-type="float">
            <text:p>-30.8064856</text:p>
          </table:table-cell>
          <table:table-cell office:value-type="float" office:value="-40.46455066" calcext:value-type="float">
            <text:p>-40.46455066</text:p>
          </table:table-cell>
          <table:table-cell office:value-type="float" office:value="-75.15849604" calcext:value-type="float">
            <text:p>-75.15849604</text:p>
          </table:table-cell>
          <table:table-cell office:value-type="float" office:value="117.56861904" calcext:value-type="float">
            <text:p>117.5686190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51762264" calcext:value-type="float">
            <text:p>-8.51762264</text:p>
          </table:table-cell>
          <table:table-cell office:value-type="float" office:value="-46.70394988" calcext:value-type="float">
            <text:p>-46.70394988</text:p>
          </table:table-cell>
          <table:table-cell office:value-type="float" office:value="-18.34066847" calcext:value-type="float">
            <text:p>-18.34066847</text:p>
          </table:table-cell>
          <table:table-cell office:value-type="float" office:value="52.84879445" calcext:value-type="float">
            <text:p>52.8487944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12.21412971" calcext:value-type="float">
            <text:p>-12.21412971</text:p>
          </table:table-cell>
          <table:table-cell office:value-type="float" office:value="14.09663149" calcext:value-type="float">
            <text:p>14.09663149</text:p>
          </table:table-cell>
          <table:table-cell office:value-type="float" office:value="-66.55718522" calcext:value-type="float">
            <text:p>-66.55718522</text:p>
          </table:table-cell>
          <table:table-cell office:value-type="float" office:value="-0.02489431" calcext:value-type="float">
            <text:p>-0.02489431</text:p>
          </table:table-cell>
          <table:table-cell office:value-type="float" office:value="0.93923173" calcext:value-type="float">
            <text:p>0.93923173</text:p>
          </table:table-cell>
          <table:table-cell office:value-type="float" office:value="-0.78098637" calcext:value-type="float">
            <text:p>-0.78098637</text:p>
          </table:table-cell>
          <table:table-cell office:value-type="float" office:value="34.56015859" calcext:value-type="float">
            <text:p>34.56015859</text:p>
          </table:table-cell>
          <table:table-cell office:value-type="float" office:value="4.65176834" calcext:value-type="float">
            <text:p>4.65176834</text:p>
          </table:table-cell>
          <table:table-cell office:value-type="float" office:value="-29.2969754" calcext:value-type="float">
            <text:p>-29.2969754</text:p>
          </table:table-cell>
          <table:table-cell office:value-type="float" office:value="23.53319051" calcext:value-type="float">
            <text:p>23.53319051</text:p>
          </table:table-cell>
          <table:table-cell office:value-type="float" office:value="0.41073166" calcext:value-type="float">
            <text:p>0.41073166</text:p>
          </table:table-cell>
          <table:table-cell office:value-type="float" office:value="-7.52039835" calcext:value-type="float">
            <text:p>-7.52039835</text:p>
          </table:table-cell>
          <table:table-cell office:value-type="float" office:value="-16.3125665" calcext:value-type="float">
            <text:p>-16.3125665</text:p>
          </table:table-cell>
          <table:table-cell office:value-type="float" office:value="0" calcext:value-type="float">
            <text:p>0</text:p>
          </table:table-cell>
          <table:table-cell office:value-type="float" office:value="16.44120861" calcext:value-type="float">
            <text:p>16.44120861</text:p>
          </table:table-cell>
          <table:table-cell office:value-type="float" office:value="-5.43516425" calcext:value-type="float">
            <text:p>-5.43516425</text:p>
          </table:table-cell>
          <table:table-cell office:value-type="float" office:value="13.86830339" calcext:value-type="float">
            <text:p>13.86830339</text:p>
          </table:table-cell>
          <table:table-cell office:value-type="float" office:value="36.47300776" calcext:value-type="float">
            <text:p>36.47300776</text:p>
          </table:table-cell>
          <table:table-cell office:value-type="float" office:value="0.63657407" calcext:value-type="float">
            <text:p>0.63657407</text:p>
          </table:table-cell>
          <table:table-cell office:value-type="float" office:value="19.04116694" calcext:value-type="float">
            <text:p>19.04116694</text:p>
          </table:table-cell>
          <table:table-cell office:value-type="float" office:value="-14.7264333" calcext:value-type="float">
            <text:p>-14.7264333</text:p>
          </table:table-cell>
          <table:table-cell office:value-type="float" office:value="0" calcext:value-type="float">
            <text:p>0</text:p>
          </table:table-cell>
          <table:table-cell office:value-type="float" office:value="-0.03334383" calcext:value-type="float">
            <text:p>-0.03334383</text:p>
          </table:table-cell>
          <table:table-cell office:value-type="float" office:value="-0.57442697" calcext:value-type="float">
            <text:p>-0.57442697</text:p>
          </table:table-cell>
          <table:table-cell office:value-type="float" office:value="-1.62552333" calcext:value-type="float">
            <text:p>-1.62552333</text:p>
          </table:table-cell>
          <table:table-cell office:value-type="float" office:value="-0.06192283" calcext:value-type="float">
            <text:p>-0.06192283</text:p>
          </table:table-cell>
          <table:table-cell office:value-type="float" office:value="-0.76398786" calcext:value-type="float">
            <text:p>-0.76398786</text:p>
          </table:table-cell>
          <table:table-cell office:value-type="float" office:value="-1.72711853" calcext:value-type="float">
            <text:p>-1.72711853</text:p>
          </table:table-cell>
          <table:table-cell office:value-type="float" office:value="-0.05478058" calcext:value-type="float">
            <text:p>-0.05478058</text:p>
          </table:table-cell>
          <table:table-cell office:value-type="float" office:value="-1.39666173" calcext:value-type="float">
            <text:p>-1.39666173</text:p>
          </table:table-cell>
          <table:table-cell office:value-type="float" office:value="-1.72711853" calcext:value-type="float">
            <text:p>-1.72711853</text:p>
          </table:table-cell>
          <table:table-cell office:value-type="float" office:value="-0.03810867" calcext:value-type="float">
            <text:p>-0.03810867</text:p>
          </table:table-cell>
          <table:table-cell office:value-type="float" office:value="-1.39666173" calcext:value-type="float">
            <text:p>-1.39666173</text:p>
          </table:table-cell>
          <table:table-cell office:value-type="float" office:value="-1.42233291" calcext:value-type="float">
            <text:p>-1.42233291</text:p>
          </table:table-cell>
          <table:table-cell office:value-type="float" office:value="-0.03096308" calcext:value-type="float">
            <text:p>-0.03096308</text:p>
          </table:table-cell>
          <table:table-cell office:value-type="float" office:value="-1.17137147" calcext:value-type="float">
            <text:p>-1.17137147</text:p>
          </table:table-cell>
          <table:table-cell office:value-type="float" office:value="-1.3207377" calcext:value-type="float">
            <text:p>-1.3207377</text:p>
          </table:table-cell>
          <table:table-cell office:value-type="float" office:value="-0.01905267" calcext:value-type="float">
            <text:p>-0.01905267</text:p>
          </table:table-cell>
          <table:table-cell office:value-type="float" office:value="-0.88978737" calcext:value-type="float">
            <text:p>-0.88978737</text:p>
          </table:table-cell>
          <table:table-cell office:value-type="float" office:value="-1.21914249" calcext:value-type="float">
            <text:p>-1.21914249</text:p>
          </table:table-cell>
          <table:table-cell office:value-type="float" office:value="-0.23817167" calcext:value-type="float">
            <text:p>-0.23817167</text:p>
          </table:table-cell>
          <table:table-cell office:value-type="float" office:value="-6.49803272" calcext:value-type="float">
            <text:p>-6.49803272</text:p>
          </table:table-cell>
          <table:table-cell office:value-type="float" office:value="-9.04067308" calcext:value-type="float">
            <text:p>-9.04067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82962253" calcext:value-type="float">
            <text:p>-21.82962253</text:p>
          </table:table-cell>
          <table:table-cell office:value-type="float" office:value="6.30923892" calcext:value-type="float">
            <text:p>6.30923892</text:p>
          </table:table-cell>
          <table:table-cell office:value-type="float" office:value="-4.56470784" calcext:value-type="float">
            <text:p>-4.56470784</text:p>
          </table:table-cell>
          <table:table-cell office:value-type="float" office:value="-27.72367378" calcext:value-type="float">
            <text:p>-27.72367378</text:p>
          </table:table-cell>
          <table:table-cell office:value-type="float" office:value="-43.23200722" calcext:value-type="float">
            <text:p>-43.23200722</text:p>
          </table:table-cell>
          <table:table-cell office:value-type="float" office:value="-72.31650783" calcext:value-type="float">
            <text:p>-72.31650783</text:p>
          </table:table-cell>
          <table:table-cell office:value-type="float" office:value="115.17941838" calcext:value-type="float">
            <text:p>115.1794183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80943731" calcext:value-type="float">
            <text:p>-13.80943731</text:p>
          </table:table-cell>
          <table:table-cell office:value-type="float" office:value="-45.5143989" calcext:value-type="float">
            <text:p>-45.5143989</text:p>
          </table:table-cell>
          <table:table-cell office:value-type="float" office:value="-23.54708606" calcext:value-type="float">
            <text:p>-23.54708606</text:p>
          </table:table-cell>
          <table:table-cell office:value-type="float" office:value="52.45016284" calcext:value-type="float">
            <text:p>52.4501628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66667" calcext:value-type="float">
            <text:p>3.81666667</text:p>
          </table:table-cell>
          <table:table-cell office:value-type="float" office:value="-10.79688147" calcext:value-type="float">
            <text:p>-10.79688147</text:p>
          </table:table-cell>
          <table:table-cell office:value-type="float" office:value="12.85111266" calcext:value-type="float">
            <text:p>12.85111266</text:p>
          </table:table-cell>
          <table:table-cell office:value-type="float" office:value="-68.62981134" calcext:value-type="float">
            <text:p>-68.62981134</text:p>
          </table:table-cell>
          <table:table-cell office:value-type="float" office:value="-0.01868883" calcext:value-type="float">
            <text:p>-0.01868883</text:p>
          </table:table-cell>
          <table:table-cell office:value-type="float" office:value="0.93925134" calcext:value-type="float">
            <text:p>0.93925134</text:p>
          </table:table-cell>
          <table:table-cell office:value-type="float" office:value="-0.76628062" calcext:value-type="float">
            <text:p>-0.76628062</text:p>
          </table:table-cell>
          <table:table-cell office:value-type="float" office:value="32.40999138" calcext:value-type="float">
            <text:p>32.40999138</text:p>
          </table:table-cell>
          <table:table-cell office:value-type="float" office:value="4.46457899" calcext:value-type="float">
            <text:p>4.46457899</text:p>
          </table:table-cell>
          <table:table-cell office:value-type="float" office:value="-27.49665405" calcext:value-type="float">
            <text:p>-27.49665405</text:p>
          </table:table-cell>
          <table:table-cell office:value-type="float" office:value="25.24468123" calcext:value-type="float">
            <text:p>25.24468123</text:p>
          </table:table-cell>
          <table:table-cell office:value-type="float" office:value="0.44060281" calcext:value-type="float">
            <text:p>0.44060281</text:p>
          </table:table-cell>
          <table:table-cell office:value-type="float" office:value="-5.33488366" calcext:value-type="float">
            <text:p>-5.33488366</text:p>
          </table:table-cell>
          <table:table-cell office:value-type="float" office:value="-15.37055352" calcext:value-type="float">
            <text:p>-15.37055352</text:p>
          </table:table-cell>
          <table:table-cell office:value-type="float" office:value="0" calcext:value-type="float">
            <text:p>0</text:p>
          </table:table-cell>
          <table:table-cell office:value-type="float" office:value="12.78928101" calcext:value-type="float">
            <text:p>12.78928101</text:p>
          </table:table-cell>
          <table:table-cell office:value-type="float" office:value="-4.82254157" calcext:value-type="float">
            <text:p>-4.82254157</text:p>
          </table:table-cell>
          <table:table-cell office:value-type="float" office:value="12.68850231" calcext:value-type="float">
            <text:p>12.68850231</text:p>
          </table:table-cell>
          <table:table-cell office:value-type="float" office:value="36.18755006" calcext:value-type="float">
            <text:p>36.18755006</text:p>
          </table:table-cell>
          <table:table-cell office:value-type="float" office:value="0.6315919" calcext:value-type="float">
            <text:p>0.6315919</text:p>
          </table:table-cell>
          <table:table-cell office:value-type="float" office:value="19.89984141" calcext:value-type="float">
            <text:p>19.89984141</text:p>
          </table:table-cell>
          <table:table-cell office:value-type="float" office:value="-14.48094664" calcext:value-type="float">
            <text:p>-14.48094664</text:p>
          </table:table-cell>
          <table:table-cell office:value-type="float" office:value="0" calcext:value-type="float">
            <text:p>0</text:p>
          </table:table-cell>
          <table:table-cell office:value-type="float" office:value="-0.03241143" calcext:value-type="float">
            <text:p>-0.03241143</text:p>
          </table:table-cell>
          <table:table-cell office:value-type="float" office:value="-0.38926633" calcext:value-type="float">
            <text:p>-0.38926633</text:p>
          </table:table-cell>
          <table:table-cell office:value-type="float" office:value="-1.44432142" calcext:value-type="float">
            <text:p>-1.44432142</text:p>
          </table:table-cell>
          <table:table-cell office:value-type="float" office:value="-0.06019127" calcext:value-type="float">
            <text:p>-0.06019127</text:p>
          </table:table-cell>
          <table:table-cell office:value-type="float" office:value="-0.51772422" calcext:value-type="float">
            <text:p>-0.51772422</text:p>
          </table:table-cell>
          <table:table-cell office:value-type="float" office:value="-1.53459151" calcext:value-type="float">
            <text:p>-1.53459151</text:p>
          </table:table-cell>
          <table:table-cell office:value-type="float" office:value="-0.05324874" calcext:value-type="float">
            <text:p>-0.05324874</text:p>
          </table:table-cell>
          <table:table-cell office:value-type="float" office:value="-0.94646216" calcext:value-type="float">
            <text:p>-0.94646216</text:p>
          </table:table-cell>
          <table:table-cell office:value-type="float" office:value="-1.53459151" calcext:value-type="float">
            <text:p>-1.53459151</text:p>
          </table:table-cell>
          <table:table-cell office:value-type="float" office:value="-0.03704303" calcext:value-type="float">
            <text:p>-0.03704303</text:p>
          </table:table-cell>
          <table:table-cell office:value-type="float" office:value="-0.94646216" calcext:value-type="float">
            <text:p>-0.94646216</text:p>
          </table:table-cell>
          <table:table-cell office:value-type="float" office:value="-1.26378124" calcext:value-type="float">
            <text:p>-1.26378124</text:p>
          </table:table-cell>
          <table:table-cell office:value-type="float" office:value="-0.03009726" calcext:value-type="float">
            <text:p>-0.03009726</text:p>
          </table:table-cell>
          <table:table-cell office:value-type="float" office:value="-0.7937919" calcext:value-type="float">
            <text:p>-0.7937919</text:p>
          </table:table-cell>
          <table:table-cell office:value-type="float" office:value="-1.17351116" calcext:value-type="float">
            <text:p>-1.17351116</text:p>
          </table:table-cell>
          <table:table-cell office:value-type="float" office:value="-0.01851989" calcext:value-type="float">
            <text:p>-0.01851989</text:p>
          </table:table-cell>
          <table:table-cell office:value-type="float" office:value="-0.60297355" calcext:value-type="float">
            <text:p>-0.60297355</text:p>
          </table:table-cell>
          <table:table-cell office:value-type="float" office:value="-1.08324107" calcext:value-type="float">
            <text:p>-1.08324107</text:p>
          </table:table-cell>
          <table:table-cell office:value-type="float" office:value="-0.23151162" calcext:value-type="float">
            <text:p>-0.23151162</text:p>
          </table:table-cell>
          <table:table-cell office:value-type="float" office:value="-4.4034586" calcext:value-type="float">
            <text:p>-4.4034586</text:p>
          </table:table-cell>
          <table:table-cell office:value-type="float" office:value="-8.03288245" calcext:value-type="float">
            <text:p>-8.03288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73039584" calcext:value-type="float">
            <text:p>-22.73039584</text:p>
          </table:table-cell>
          <table:table-cell office:value-type="float" office:value="4.47139493" calcext:value-type="float">
            <text:p>4.47139493</text:p>
          </table:table-cell>
          <table:table-cell office:value-type="float" office:value="-3.1818239" calcext:value-type="float">
            <text:p>-3.1818239</text:p>
          </table:table-cell>
          <table:table-cell office:value-type="float" office:value="-25.95042059" calcext:value-type="float">
            <text:p>-25.95042059</text:p>
          </table:table-cell>
          <table:table-cell office:value-type="float" office:value="-44.88477896" calcext:value-type="float">
            <text:p>-44.88477896</text:p>
          </table:table-cell>
          <table:table-cell office:value-type="float" office:value="-71.11214892" calcext:value-type="float">
            <text:p>-71.11214892</text:p>
          </table:table-cell>
          <table:table-cell office:value-type="float" office:value="112.88231519" calcext:value-type="float">
            <text:p>112.8823151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09528641" calcext:value-type="float">
            <text:p>-16.09528641</text:p>
          </table:table-cell>
          <table:table-cell office:value-type="float" office:value="-45.60637063" calcext:value-type="float">
            <text:p>-45.60637063</text:p>
          </table:table-cell>
          <table:table-cell office:value-type="float" office:value="-25.38654111" calcext:value-type="float">
            <text:p>-25.38654111</text:p>
          </table:table-cell>
          <table:table-cell office:value-type="float" office:value="50.97922508" calcext:value-type="float">
            <text:p>50.9792250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3333333" calcext:value-type="float">
            <text:p>3.83333333</text:p>
          </table:table-cell>
          <table:table-cell office:value-type="float" office:value="-9.05164131" calcext:value-type="float">
            <text:p>-9.05164131</text:p>
          </table:table-cell>
          <table:table-cell office:value-type="float" office:value="11.86787907" calcext:value-type="float">
            <text:p>11.86787907</text:p>
          </table:table-cell>
          <table:table-cell office:value-type="float" office:value="-70.91161136" calcext:value-type="float">
            <text:p>-70.91161136</text:p>
          </table:table-cell>
          <table:table-cell office:value-type="float" office:value="-0.01411547" calcext:value-type="float">
            <text:p>-0.01411547</text:p>
          </table:table-cell>
          <table:table-cell office:value-type="float" office:value="0.94039408" calcext:value-type="float">
            <text:p>0.94039408</text:p>
          </table:table-cell>
          <table:table-cell office:value-type="float" office:value="-0.75226982" calcext:value-type="float">
            <text:p>-0.75226982</text:p>
          </table:table-cell>
          <table:table-cell office:value-type="float" office:value="30.55365492" calcext:value-type="float">
            <text:p>30.55365492</text:p>
          </table:table-cell>
          <table:table-cell office:value-type="float" office:value="3.81982082" calcext:value-type="float">
            <text:p>3.81982082</text:p>
          </table:table-cell>
          <table:table-cell office:value-type="float" office:value="-25.22119675" calcext:value-type="float">
            <text:p>-25.22119675</text:p>
          </table:table-cell>
          <table:table-cell office:value-type="float" office:value="26.84495632" calcext:value-type="float">
            <text:p>26.84495632</text:p>
          </table:table-cell>
          <table:table-cell office:value-type="float" office:value="0.46853288" calcext:value-type="float">
            <text:p>0.46853288</text:p>
          </table:table-cell>
          <table:table-cell office:value-type="float" office:value="-3.27750941" calcext:value-type="float">
            <text:p>-3.27750941</text:p>
          </table:table-cell>
          <table:table-cell office:value-type="float" office:value="-14.220254" calcext:value-type="float">
            <text:p>-14.220254</text:p>
          </table:table-cell>
          <table:table-cell office:value-type="float" office:value="0" calcext:value-type="float">
            <text:p>0</text:p>
          </table:table-cell>
          <table:table-cell office:value-type="float" office:value="9.84071266" calcext:value-type="float">
            <text:p>9.84071266</text:p>
          </table:table-cell>
          <table:table-cell office:value-type="float" office:value="-3.6268907" calcext:value-type="float">
            <text:p>-3.6268907</text:p>
          </table:table-cell>
          <table:table-cell office:value-type="float" office:value="11.48474728" calcext:value-type="float">
            <text:p>11.48474728</text:p>
          </table:table-cell>
          <table:table-cell office:value-type="float" office:value="36.48833647" calcext:value-type="float">
            <text:p>36.48833647</text:p>
          </table:table-cell>
          <table:table-cell office:value-type="float" office:value="0.63684161" calcext:value-type="float">
            <text:p>0.63684161</text:p>
          </table:table-cell>
          <table:table-cell office:value-type="float" office:value="20.24943337" calcext:value-type="float">
            <text:p>20.24943337</text:p>
          </table:table-cell>
          <table:table-cell office:value-type="float" office:value="-13.97992018" calcext:value-type="float">
            <text:p>-13.97992018</text:p>
          </table:table-cell>
          <table:table-cell office:value-type="float" office:value="0" calcext:value-type="float">
            <text:p>0</text:p>
          </table:table-cell>
          <table:table-cell office:value-type="float" office:value="-0.03167463" calcext:value-type="float">
            <text:p>-0.03167463</text:p>
          </table:table-cell>
          <table:table-cell office:value-type="float" office:value="-0.27186514" calcext:value-type="float">
            <text:p>-0.27186514</text:p>
          </table:table-cell>
          <table:table-cell office:value-type="float" office:value="-0.92784977" calcext:value-type="float">
            <text:p>-0.92784977</text:p>
          </table:table-cell>
          <table:table-cell office:value-type="float" office:value="-0.05882295" calcext:value-type="float">
            <text:p>-0.05882295</text:p>
          </table:table-cell>
          <table:table-cell office:value-type="float" office:value="-0.36158063" calcext:value-type="float">
            <text:p>-0.36158063</text:p>
          </table:table-cell>
          <table:table-cell office:value-type="float" office:value="-0.98584038" calcext:value-type="float">
            <text:p>-0.98584038</text:p>
          </table:table-cell>
          <table:table-cell office:value-type="float" office:value="-0.05203825" calcext:value-type="float">
            <text:p>-0.05203825</text:p>
          </table:table-cell>
          <table:table-cell office:value-type="float" office:value="-0.66101289" calcext:value-type="float">
            <text:p>-0.66101289</text:p>
          </table:table-cell>
          <table:table-cell office:value-type="float" office:value="-0.98584038" calcext:value-type="float">
            <text:p>-0.98584038</text:p>
          </table:table-cell>
          <table:table-cell office:value-type="float" office:value="-0.03620093" calcext:value-type="float">
            <text:p>-0.03620093</text:p>
          </table:table-cell>
          <table:table-cell office:value-type="float" office:value="-0.66101289" calcext:value-type="float">
            <text:p>-0.66101289</text:p>
          </table:table-cell>
          <table:table-cell office:value-type="float" office:value="-0.81186855" calcext:value-type="float">
            <text:p>-0.81186855</text:p>
          </table:table-cell>
          <table:table-cell office:value-type="float" office:value="-0.02941306" calcext:value-type="float">
            <text:p>-0.02941306</text:p>
          </table:table-cell>
          <table:table-cell office:value-type="float" office:value="-0.55438739" calcext:value-type="float">
            <text:p>-0.55438739</text:p>
          </table:table-cell>
          <table:table-cell office:value-type="float" office:value="-0.75387793" calcext:value-type="float">
            <text:p>-0.75387793</text:p>
          </table:table-cell>
          <table:table-cell office:value-type="float" office:value="-0.01809888" calcext:value-type="float">
            <text:p>-0.01809888</text:p>
          </table:table-cell>
          <table:table-cell office:value-type="float" office:value="-0.4211191" calcext:value-type="float">
            <text:p>-0.4211191</text:p>
          </table:table-cell>
          <table:table-cell office:value-type="float" office:value="-0.69588732" calcext:value-type="float">
            <text:p>-0.69588732</text:p>
          </table:table-cell>
          <table:table-cell office:value-type="float" office:value="-0.22624871" calcext:value-type="float">
            <text:p>-0.22624871</text:p>
          </table:table-cell>
          <table:table-cell office:value-type="float" office:value="-3.0753928" calcext:value-type="float">
            <text:p>-3.0753928</text:p>
          </table:table-cell>
          <table:table-cell office:value-type="float" office:value="-5.16042204" calcext:value-type="float">
            <text:p>-5.16042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43643833" calcext:value-type="float">
            <text:p>-23.43643833</text:p>
          </table:table-cell>
          <table:table-cell office:value-type="float" office:value="4.26570912" calcext:value-type="float">
            <text:p>4.26570912</text:p>
          </table:table-cell>
          <table:table-cell office:value-type="float" office:value="-3.4566129" calcext:value-type="float">
            <text:p>-3.4566129</text:p>
          </table:table-cell>
          <table:table-cell office:value-type="float" office:value="-26.73332131" calcext:value-type="float">
            <text:p>-26.73332131</text:p>
          </table:table-cell>
          <table:table-cell office:value-type="float" office:value="-44.92681674" calcext:value-type="float">
            <text:p>-44.92681674</text:p>
          </table:table-cell>
          <table:table-cell office:value-type="float" office:value="-72.4145933" calcext:value-type="float">
            <text:p>-72.4145933</text:p>
          </table:table-cell>
          <table:table-cell office:value-type="float" office:value="110.91326203" calcext:value-type="float">
            <text:p>110.9132620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35603246" calcext:value-type="float">
            <text:p>-15.35603246</text:p>
          </table:table-cell>
          <table:table-cell office:value-type="float" office:value="-47.00163994" calcext:value-type="float">
            <text:p>-47.00163994</text:p>
          </table:table-cell>
          <table:table-cell office:value-type="float" office:value="-24.7963742" calcext:value-type="float">
            <text:p>-24.7963742</text:p>
          </table:table-cell>
          <table:table-cell office:value-type="float" office:value="49.26348385" calcext:value-type="float">
            <text:p>49.2634838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-7.02920846" calcext:value-type="float">
            <text:p>-7.02920846</text:p>
          </table:table-cell>
          <table:table-cell office:value-type="float" office:value="11.28660815" calcext:value-type="float">
            <text:p>11.28660815</text:p>
          </table:table-cell>
          <table:table-cell office:value-type="float" office:value="-72.96742393" calcext:value-type="float">
            <text:p>-72.96742393</text:p>
          </table:table-cell>
          <table:table-cell office:value-type="float" office:value="-0.01065913" calcext:value-type="float">
            <text:p>-0.01065913</text:p>
          </table:table-cell>
          <table:table-cell office:value-type="float" office:value="0.94234386" calcext:value-type="float">
            <text:p>0.94234386</text:p>
          </table:table-cell>
          <table:table-cell office:value-type="float" office:value="-0.73936719" calcext:value-type="float">
            <text:p>-0.73936719</text:p>
          </table:table-cell>
          <table:table-cell office:value-type="float" office:value="29.11778552" calcext:value-type="float">
            <text:p>29.11778552</text:p>
          </table:table-cell>
          <table:table-cell office:value-type="float" office:value="2.57353945" calcext:value-type="float">
            <text:p>2.57353945</text:p>
          </table:table-cell>
          <table:table-cell office:value-type="float" office:value="-23.05241075" calcext:value-type="float">
            <text:p>-23.05241075</text:p>
          </table:table-cell>
          <table:table-cell office:value-type="float" office:value="28.25067294" calcext:value-type="float">
            <text:p>28.25067294</text:p>
          </table:table-cell>
          <table:table-cell office:value-type="float" office:value="0.49306726" calcext:value-type="float">
            <text:p>0.49306726</text:p>
          </table:table-cell>
          <table:table-cell office:value-type="float" office:value="-1.44566436" calcext:value-type="float">
            <text:p>-1.44566436</text:p>
          </table:table-cell>
          <table:table-cell office:value-type="float" office:value="-13.04741301" calcext:value-type="float">
            <text:p>-13.04741301</text:p>
          </table:table-cell>
          <table:table-cell office:value-type="float" office:value="0" calcext:value-type="float">
            <text:p>0</text:p>
          </table:table-cell>
          <table:table-cell office:value-type="float" office:value="8.15917546" calcext:value-type="float">
            <text:p>8.15917546</text:p>
          </table:table-cell>
          <table:table-cell office:value-type="float" office:value="-1.94853701" calcext:value-type="float">
            <text:p>-1.94853701</text:p>
          </table:table-cell>
          <table:table-cell office:value-type="float" office:value="10.31160399" calcext:value-type="float">
            <text:p>10.31160399</text:p>
          </table:table-cell>
          <table:table-cell office:value-type="float" office:value="37.67489194" calcext:value-type="float">
            <text:p>37.67489194</text:p>
          </table:table-cell>
          <table:table-cell office:value-type="float" office:value="0.65755091" calcext:value-type="float">
            <text:p>0.65755091</text:p>
          </table:table-cell>
          <table:table-cell office:value-type="float" office:value="20.35860607" calcext:value-type="float">
            <text:p>20.35860607</text:p>
          </table:table-cell>
          <table:table-cell office:value-type="float" office:value="-12.4874443" calcext:value-type="float">
            <text:p>-12.4874443</text:p>
          </table:table-cell>
          <table:table-cell office:value-type="float" office:value="0" calcext:value-type="float">
            <text:p>0</text:p>
          </table:table-cell>
          <table:table-cell office:value-type="float" office:value="-0.0303694" calcext:value-type="float">
            <text:p>-0.0303694</text:p>
          </table:table-cell>
          <table:table-cell office:value-type="float" office:value="-0.22270722" calcext:value-type="float">
            <text:p>-0.22270722</text:p>
          </table:table-cell>
          <table:table-cell office:value-type="float" office:value="-0.11558732" calcext:value-type="float">
            <text:p>-0.11558732</text:p>
          </table:table-cell>
          <table:table-cell office:value-type="float" office:value="-0.05639902" calcext:value-type="float">
            <text:p>-0.05639902</text:p>
          </table:table-cell>
          <table:table-cell office:value-type="float" office:value="-0.2962006" calcext:value-type="float">
            <text:p>-0.2962006</text:p>
          </table:table-cell>
          <table:table-cell office:value-type="float" office:value="-0.12281152" calcext:value-type="float">
            <text:p>-0.12281152</text:p>
          </table:table-cell>
          <table:table-cell office:value-type="float" office:value="-0.04989389" calcext:value-type="float">
            <text:p>-0.04989389</text:p>
          </table:table-cell>
          <table:table-cell office:value-type="float" office:value="-0.54149034" calcext:value-type="float">
            <text:p>-0.54149034</text:p>
          </table:table-cell>
          <table:table-cell office:value-type="float" office:value="-0.12281152" calcext:value-type="float">
            <text:p>-0.12281152</text:p>
          </table:table-cell>
          <table:table-cell office:value-type="float" office:value="-0.03470919" calcext:value-type="float">
            <text:p>-0.03470919</text:p>
          </table:table-cell>
          <table:table-cell office:value-type="float" office:value="-0.54149034" calcext:value-type="float">
            <text:p>-0.54149034</text:p>
          </table:table-cell>
          <table:table-cell office:value-type="float" office:value="-0.1011389" calcext:value-type="float">
            <text:p>-0.1011389</text:p>
          </table:table-cell>
          <table:table-cell office:value-type="float" office:value="-0.02820103" calcext:value-type="float">
            <text:p>-0.02820103</text:p>
          </table:table-cell>
          <table:table-cell office:value-type="float" office:value="-0.45414456" calcext:value-type="float">
            <text:p>-0.45414456</text:p>
          </table:table-cell>
          <table:table-cell office:value-type="float" office:value="-0.09391469" calcext:value-type="float">
            <text:p>-0.09391469</text:p>
          </table:table-cell>
          <table:table-cell office:value-type="float" office:value="-0.01735308" calcext:value-type="float">
            <text:p>-0.01735308</text:p>
          </table:table-cell>
          <table:table-cell office:value-type="float" office:value="-0.34497349" calcext:value-type="float">
            <text:p>-0.34497349</text:p>
          </table:table-cell>
          <table:table-cell office:value-type="float" office:value="-0.08669049" calcext:value-type="float">
            <text:p>-0.08669049</text:p>
          </table:table-cell>
          <table:table-cell office:value-type="float" office:value="-0.21692561" calcext:value-type="float">
            <text:p>-0.21692561</text:p>
          </table:table-cell>
          <table:table-cell office:value-type="float" office:value="-2.51930862" calcext:value-type="float">
            <text:p>-2.51930862</text:p>
          </table:table-cell>
          <table:table-cell office:value-type="float" office:value="-0.64286197" calcext:value-type="float">
            <text:p>-0.64286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06052644" calcext:value-type="float">
            <text:p>-24.06052644</text:p>
          </table:table-cell>
          <table:table-cell office:value-type="float" office:value="6.11098856" calcext:value-type="float">
            <text:p>6.11098856</text:p>
          </table:table-cell>
          <table:table-cell office:value-type="float" office:value="-6.60287299" calcext:value-type="float">
            <text:p>-6.60287299</text:p>
          </table:table-cell>
          <table:table-cell office:value-type="float" office:value="-30.41116455" calcext:value-type="float">
            <text:p>-30.41116455</text:p>
          </table:table-cell>
          <table:table-cell office:value-type="float" office:value="-43.05987863" calcext:value-type="float">
            <text:p>-43.05987863</text:p>
          </table:table-cell>
          <table:table-cell office:value-type="float" office:value="-76.49394895" calcext:value-type="float">
            <text:p>-76.49394895</text:p>
          </table:table-cell>
          <table:table-cell office:value-type="float" office:value="109.27251074" calcext:value-type="float">
            <text:p>109.2725107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04898045" calcext:value-type="float">
            <text:p>-11.04898045</text:p>
          </table:table-cell>
          <table:table-cell office:value-type="float" office:value="-50.07890812" calcext:value-type="float">
            <text:p>-50.07890812</text:p>
          </table:table-cell>
          <table:table-cell office:value-type="float" office:value="-19.73492478" calcext:value-type="float">
            <text:p>-19.73492478</text:p>
          </table:table-cell>
          <table:table-cell office:value-type="float" office:value="47.33651318" calcext:value-type="float">
            <text:p>47.3365131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666667" calcext:value-type="float">
            <text:p>3.86666667</text:p>
          </table:table-cell>
          <table:table-cell office:value-type="float" office:value="-4.90868996" calcext:value-type="float">
            <text:p>-4.90868996</text:p>
          </table:table-cell>
          <table:table-cell office:value-type="float" office:value="10.99135798" calcext:value-type="float">
            <text:p>10.99135798</text:p>
          </table:table-cell>
          <table:table-cell office:value-type="float" office:value="-75.05491704" calcext:value-type="float">
            <text:p>-75.05491704</text:p>
          </table:table-cell>
          <table:table-cell office:value-type="float" office:value="-0.00749241" calcext:value-type="float">
            <text:p>-0.00749241</text:p>
          </table:table-cell>
          <table:table-cell office:value-type="float" office:value="0.94469289" calcext:value-type="float">
            <text:p>0.94469289</text:p>
          </table:table-cell>
          <table:table-cell office:value-type="float" office:value="-0.72681634" calcext:value-type="float">
            <text:p>-0.72681634</text:p>
          </table:table-cell>
          <table:table-cell office:value-type="float" office:value="27.82552149" calcext:value-type="float">
            <text:p>27.82552149</text:p>
          </table:table-cell>
          <table:table-cell office:value-type="float" office:value="1.11697345" calcext:value-type="float">
            <text:p>1.11697345</text:p>
          </table:table-cell>
          <table:table-cell office:value-type="float" office:value="-21.08073529" calcext:value-type="float">
            <text:p>-21.08073529</text:p>
          </table:table-cell>
          <table:table-cell office:value-type="float" office:value="29.12535156" calcext:value-type="float">
            <text:p>29.12535156</text:p>
          </table:table-cell>
          <table:table-cell office:value-type="float" office:value="0.50833328" calcext:value-type="float">
            <text:p>0.50833328</text:p>
          </table:table-cell>
          <table:table-cell office:value-type="float" office:value="0.24127874" calcext:value-type="float">
            <text:p>0.24127874</text:p>
          </table:table-cell>
          <table:table-cell office:value-type="float" office:value="-11.8628859" calcext:value-type="float">
            <text:p>-11.8628859</text:p>
          </table:table-cell>
          <table:table-cell office:value-type="float" office:value="0" calcext:value-type="float">
            <text:p>0</text:p>
          </table:table-cell>
          <table:table-cell office:value-type="float" office:value="7.75506461" calcext:value-type="float">
            <text:p>7.75506461</text:p>
          </table:table-cell>
          <table:table-cell office:value-type="float" office:value="0.05356575" calcext:value-type="float">
            <text:p>0.05356575</text:p>
          </table:table-cell>
          <table:table-cell office:value-type="float" office:value="9.10870979" calcext:value-type="float">
            <text:p>9.10870979</text:p>
          </table:table-cell>
          <table:table-cell office:value-type="float" office:value="39.94071116" calcext:value-type="float">
            <text:p>39.94071116</text:p>
          </table:table-cell>
          <table:table-cell office:value-type="float" office:value="0.69709692" calcext:value-type="float">
            <text:p>0.69709692</text:p>
          </table:table-cell>
          <table:table-cell office:value-type="float" office:value="19.9067609" calcext:value-type="float">
            <text:p>19.9067609</text:p>
          </table:table-cell>
          <table:table-cell office:value-type="float" office:value="-11.2536578" calcext:value-type="float">
            <text:p>-11.2536578</text:p>
          </table:table-cell>
          <table:table-cell office:value-type="float" office:value="0" calcext:value-type="float">
            <text:p>0</text:p>
          </table:table-cell>
          <table:table-cell office:value-type="float" office:value="-0.02716417" calcext:value-type="float">
            <text:p>-0.02716417</text:p>
          </table:table-cell>
          <table:table-cell office:value-type="float" office:value="-0.20106043" calcext:value-type="float">
            <text:p>-0.20106043</text:p>
          </table:table-cell>
          <table:table-cell office:value-type="float" office:value="0.83418734" calcext:value-type="float">
            <text:p>0.83418734</text:p>
          </table:table-cell>
          <table:table-cell office:value-type="float" office:value="-0.05044659" calcext:value-type="float">
            <text:p>-0.05044659</text:p>
          </table:table-cell>
          <table:table-cell office:value-type="float" office:value="-0.26741037" calcext:value-type="float">
            <text:p>-0.26741037</text:p>
          </table:table-cell>
          <table:table-cell office:value-type="float" office:value="0.88632405" calcext:value-type="float">
            <text:p>0.88632405</text:p>
          </table:table-cell>
          <table:table-cell office:value-type="float" office:value="-0.04462802" calcext:value-type="float">
            <text:p>-0.04462802</text:p>
          </table:table-cell>
          <table:table-cell office:value-type="float" office:value="-0.48885833" calcext:value-type="float">
            <text:p>-0.48885833</text:p>
          </table:table-cell>
          <table:table-cell office:value-type="float" office:value="0.88632405" calcext:value-type="float">
            <text:p>0.88632405</text:p>
          </table:table-cell>
          <table:table-cell office:value-type="float" office:value="-0.03104593" calcext:value-type="float">
            <text:p>-0.03104593</text:p>
          </table:table-cell>
          <table:table-cell office:value-type="float" office:value="-0.48885833" calcext:value-type="float">
            <text:p>-0.48885833</text:p>
          </table:table-cell>
          <table:table-cell office:value-type="float" office:value="0.72991392" calcext:value-type="float">
            <text:p>0.72991392</text:p>
          </table:table-cell>
          <table:table-cell office:value-type="float" office:value="-0.02522465" calcext:value-type="float">
            <text:p>-0.02522465</text:p>
          </table:table-cell>
          <table:table-cell office:value-type="float" office:value="-0.41000243" calcext:value-type="float">
            <text:p>-0.41000243</text:p>
          </table:table-cell>
          <table:table-cell office:value-type="float" office:value="0.67777721" calcext:value-type="float">
            <text:p>0.67777721</text:p>
          </table:table-cell>
          <table:table-cell office:value-type="float" office:value="-0.01552161" calcext:value-type="float">
            <text:p>-0.01552161</text:p>
          </table:table-cell>
          <table:table-cell office:value-type="float" office:value="-0.3114426" calcext:value-type="float">
            <text:p>-0.3114426</text:p>
          </table:table-cell>
          <table:table-cell office:value-type="float" office:value="0.6256405" calcext:value-type="float">
            <text:p>0.6256405</text:p>
          </table:table-cell>
          <table:table-cell office:value-type="float" office:value="-0.19403098" calcext:value-type="float">
            <text:p>-0.19403098</text:p>
          </table:table-cell>
          <table:table-cell office:value-type="float" office:value="-2.27443578" calcext:value-type="float">
            <text:p>-2.27443578</text:p>
          </table:table-cell>
          <table:table-cell office:value-type="float" office:value="4.63949972" calcext:value-type="float">
            <text:p>4.63949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3091538" calcext:value-type="float">
            <text:p>-24.23091538</text:p>
          </table:table-cell>
          <table:table-cell office:value-type="float" office:value="9.20229482" calcext:value-type="float">
            <text:p>9.20229482</text:p>
          </table:table-cell>
          <table:table-cell office:value-type="float" office:value="-10.28095569" calcext:value-type="float">
            <text:p>-10.28095569</text:p>
          </table:table-cell>
          <table:table-cell office:value-type="float" office:value="-34.82066687" calcext:value-type="float">
            <text:p>-34.82066687</text:p>
          </table:table-cell>
          <table:table-cell office:value-type="float" office:value="-40.42582877" calcext:value-type="float">
            <text:p>-40.42582877</text:p>
          </table:table-cell>
          <table:table-cell office:value-type="float" office:value="-80.71514742" calcext:value-type="float">
            <text:p>-80.71514742</text:p>
          </table:table-cell>
          <table:table-cell office:value-type="float" office:value="107.67772236" calcext:value-type="float">
            <text:p>107.6777223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0610756" calcext:value-type="float">
            <text:p>-4.10610756</text:p>
          </table:table-cell>
          <table:table-cell office:value-type="float" office:value="-53.18070749" calcext:value-type="float">
            <text:p>-53.18070749</text:p>
          </table:table-cell>
          <table:table-cell office:value-type="float" office:value="-12.91242519" calcext:value-type="float">
            <text:p>-12.91242519</text:p>
          </table:table-cell>
          <table:table-cell office:value-type="float" office:value="45.25082171" calcext:value-type="float">
            <text:p>45.2508217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333333" calcext:value-type="float">
            <text:p>3.88333333</text:p>
          </table:table-cell>
          <table:table-cell office:value-type="float" office:value="-2.89512549" calcext:value-type="float">
            <text:p>-2.89512549</text:p>
          </table:table-cell>
          <table:table-cell office:value-type="float" office:value="10.66942063" calcext:value-type="float">
            <text:p>10.66942063</text:p>
          </table:table-cell>
          <table:table-cell office:value-type="float" office:value="-77.8445411" calcext:value-type="float">
            <text:p>-77.8445411</text:p>
          </table:table-cell>
          <table:table-cell office:value-type="float" office:value="-0.00435174" calcext:value-type="float">
            <text:p>-0.00435174</text:p>
          </table:table-cell>
          <table:table-cell office:value-type="float" office:value="0.94729496" calcext:value-type="float">
            <text:p>0.94729496</text:p>
          </table:table-cell>
          <table:table-cell office:value-type="float" office:value="-0.71284282" calcext:value-type="float">
            <text:p>-0.71284282</text:p>
          </table:table-cell>
          <table:table-cell office:value-type="float" office:value="26.11854545" calcext:value-type="float">
            <text:p>26.11854545</text:p>
          </table:table-cell>
          <table:table-cell office:value-type="float" office:value="-0.07647859" calcext:value-type="float">
            <text:p>-0.07647859</text:p>
          </table:table-cell>
          <table:table-cell office:value-type="float" office:value="-19.38751605" calcext:value-type="float">
            <text:p>-19.38751605</text:p>
          </table:table-cell>
          <table:table-cell office:value-type="float" office:value="29.11620556" calcext:value-type="float">
            <text:p>29.11620556</text:p>
          </table:table-cell>
          <table:table-cell office:value-type="float" office:value="0.50817365" calcext:value-type="float">
            <text:p>0.50817365</text:p>
          </table:table-cell>
          <table:table-cell office:value-type="float" office:value="2.06752676" calcext:value-type="float">
            <text:p>2.06752676</text:p>
          </table:table-cell>
          <table:table-cell office:value-type="float" office:value="-9.8806485" calcext:value-type="float">
            <text:p>-9.8806485</text:p>
          </table:table-cell>
          <table:table-cell office:value-type="float" office:value="0" calcext:value-type="float">
            <text:p>0</text:p>
          </table:table-cell>
          <table:table-cell office:value-type="float" office:value="8.01106697" calcext:value-type="float">
            <text:p>8.01106697</text:p>
          </table:table-cell>
          <table:table-cell office:value-type="float" office:value="1.92980982" calcext:value-type="float">
            <text:p>1.92980982</text:p>
          </table:table-cell>
          <table:table-cell office:value-type="float" office:value="7.03496023" calcext:value-type="float">
            <text:p>7.03496023</text:p>
          </table:table-cell>
          <table:table-cell office:value-type="float" office:value="42.82598593" calcext:value-type="float">
            <text:p>42.82598593</text:p>
          </table:table-cell>
          <table:table-cell office:value-type="float" office:value="0.74745446" calcext:value-type="float">
            <text:p>0.74745446</text:p>
          </table:table-cell>
          <table:table-cell office:value-type="float" office:value="19.03539206" calcext:value-type="float">
            <text:p>19.03539206</text:p>
          </table:table-cell>
          <table:table-cell office:value-type="float" office:value="-10.53577128" calcext:value-type="float">
            <text:p>-10.53577128</text:p>
          </table:table-cell>
          <table:table-cell office:value-type="float" office:value="0" calcext:value-type="float">
            <text:p>0</text:p>
          </table:table-cell>
          <table:table-cell office:value-type="float" office:value="-0.02181272" calcext:value-type="float">
            <text:p>-0.02181272</text:p>
          </table:table-cell>
          <table:table-cell office:value-type="float" office:value="-0.15428438" calcext:value-type="float">
            <text:p>-0.15428438</text:p>
          </table:table-cell>
          <table:table-cell office:value-type="float" office:value="1.86091668" calcext:value-type="float">
            <text:p>1.86091668</text:p>
          </table:table-cell>
          <table:table-cell office:value-type="float" office:value="-0.0405084" calcext:value-type="float">
            <text:p>-0.0405084</text:p>
          </table:table-cell>
          <table:table-cell office:value-type="float" office:value="-0.20519823" calcext:value-type="float">
            <text:p>-0.20519823</text:p>
          </table:table-cell>
          <table:table-cell office:value-type="float" office:value="1.97722398" calcext:value-type="float">
            <text:p>1.97722398</text:p>
          </table:table-cell>
          <table:table-cell office:value-type="float" office:value="-0.03583611" calcext:value-type="float">
            <text:p>-0.03583611</text:p>
          </table:table-cell>
          <table:table-cell office:value-type="float" office:value="-0.37512704" calcext:value-type="float">
            <text:p>-0.37512704</text:p>
          </table:table-cell>
          <table:table-cell office:value-type="float" office:value="1.97722398" calcext:value-type="float">
            <text:p>1.97722398</text:p>
          </table:table-cell>
          <table:table-cell office:value-type="float" office:value="-0.02492975" calcext:value-type="float">
            <text:p>-0.02492975</text:p>
          </table:table-cell>
          <table:table-cell office:value-type="float" office:value="-0.37512704" calcext:value-type="float">
            <text:p>-0.37512704</text:p>
          </table:table-cell>
          <table:table-cell office:value-type="float" office:value="1.6283021" calcext:value-type="float">
            <text:p>1.6283021</text:p>
          </table:table-cell>
          <table:table-cell office:value-type="float" office:value="-0.02025529" calcext:value-type="float">
            <text:p>-0.02025529</text:p>
          </table:table-cell>
          <table:table-cell office:value-type="float" office:value="-0.31461671" calcext:value-type="float">
            <text:p>-0.31461671</text:p>
          </table:table-cell>
          <table:table-cell office:value-type="float" office:value="1.51199481" calcext:value-type="float">
            <text:p>1.51199481</text:p>
          </table:table-cell>
          <table:table-cell office:value-type="float" office:value="-0.01246379" calcext:value-type="float">
            <text:p>-0.01246379</text:p>
          </table:table-cell>
          <table:table-cell office:value-type="float" office:value="-0.23898651" calcext:value-type="float">
            <text:p>-0.23898651</text:p>
          </table:table-cell>
          <table:table-cell office:value-type="float" office:value="1.39568751" calcext:value-type="float">
            <text:p>1.39568751</text:p>
          </table:table-cell>
          <table:table-cell office:value-type="float" office:value="-0.15580605" calcext:value-type="float">
            <text:p>-0.15580605</text:p>
          </table:table-cell>
          <table:table-cell office:value-type="float" office:value="-1.74529577" calcext:value-type="float">
            <text:p>-1.74529577</text:p>
          </table:table-cell>
          <table:table-cell office:value-type="float" office:value="10.34986032" calcext:value-type="float">
            <text:p>10.34986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7122626" calcext:value-type="float">
            <text:p>-24.27122626</text:p>
          </table:table-cell>
          <table:table-cell office:value-type="float" office:value="12.35650303" calcext:value-type="float">
            <text:p>12.35650303</text:p>
          </table:table-cell>
          <table:table-cell office:value-type="float" office:value="-13.32056476" calcext:value-type="float">
            <text:p>-13.32056476</text:p>
          </table:table-cell>
          <table:table-cell office:value-type="float" office:value="-38.76009015" calcext:value-type="float">
            <text:p>-38.76009015</text:p>
          </table:table-cell>
          <table:table-cell office:value-type="float" office:value="-38.27347912" calcext:value-type="float">
            <text:p>-38.27347912</text:p>
          </table:table-cell>
          <table:table-cell office:value-type="float" office:value="-83.5872955" calcext:value-type="float">
            <text:p>-83.5872955</text:p>
          </table:table-cell>
          <table:table-cell office:value-type="float" office:value="106.13223156" calcext:value-type="float">
            <text:p>106.1322315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575341" calcext:value-type="float">
            <text:p>4.67575341</text:p>
          </table:table-cell>
          <table:table-cell office:value-type="float" office:value="-55.64286194" calcext:value-type="float">
            <text:p>-55.64286194</text:p>
          </table:table-cell>
          <table:table-cell office:value-type="float" office:value="-4.2745345" calcext:value-type="float">
            <text:p>-4.2745345</text:p>
          </table:table-cell>
          <table:table-cell office:value-type="float" office:value="42.0627461" calcext:value-type="float">
            <text:p>42.062746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-1.22489492" calcext:value-type="float">
            <text:p>-1.22489492</text:p>
          </table:table-cell>
          <table:table-cell office:value-type="float" office:value="10.11258418" calcext:value-type="float">
            <text:p>10.11258418</text:p>
          </table:table-cell>
          <table:table-cell office:value-type="float" office:value="-81.30175622" calcext:value-type="float">
            <text:p>-81.30175622</text:p>
          </table:table-cell>
          <table:table-cell office:value-type="float" office:value="-0.00058213" calcext:value-type="float">
            <text:p>-0.00058213</text:p>
          </table:table-cell>
          <table:table-cell office:value-type="float" office:value="0.95007945" calcext:value-type="float">
            <text:p>0.95007945</text:p>
          </table:table-cell>
          <table:table-cell office:value-type="float" office:value="-0.69711139" calcext:value-type="float">
            <text:p>-0.69711139</text:p>
          </table:table-cell>
          <table:table-cell office:value-type="float" office:value="23.78514883" calcext:value-type="float">
            <text:p>23.78514883</text:p>
          </table:table-cell>
          <table:table-cell office:value-type="float" office:value="-1.04019998" calcext:value-type="float">
            <text:p>-1.04019998</text:p>
          </table:table-cell>
          <table:table-cell office:value-type="float" office:value="-18.53072377" calcext:value-type="float">
            <text:p>-18.53072377</text:p>
          </table:table-cell>
          <table:table-cell office:value-type="float" office:value="28.28681718" calcext:value-type="float">
            <text:p>28.28681718</text:p>
          </table:table-cell>
          <table:table-cell office:value-type="float" office:value="0.49369809" calcext:value-type="float">
            <text:p>0.49369809</text:p>
          </table:table-cell>
          <table:table-cell office:value-type="float" office:value="4.18155764" calcext:value-type="float">
            <text:p>4.18155764</text:p>
          </table:table-cell>
          <table:table-cell office:value-type="float" office:value="-6.08309488" calcext:value-type="float">
            <text:p>-6.08309488</text:p>
          </table:table-cell>
          <table:table-cell office:value-type="float" office:value="0" calcext:value-type="float">
            <text:p>0</text:p>
          </table:table-cell>
          <table:table-cell office:value-type="float" office:value="8.53168406" calcext:value-type="float">
            <text:p>8.53168406</text:p>
          </table:table-cell>
          <table:table-cell office:value-type="float" office:value="3.41372307" calcext:value-type="float">
            <text:p>3.41372307</text:p>
          </table:table-cell>
          <table:table-cell office:value-type="float" office:value="4.17559627" calcext:value-type="float">
            <text:p>4.17559627</text:p>
          </table:table-cell>
          <table:table-cell office:value-type="float" office:value="45.85334136" calcext:value-type="float">
            <text:p>45.85334136</text:p>
          </table:table-cell>
          <table:table-cell office:value-type="float" office:value="0.80029178" calcext:value-type="float">
            <text:p>0.80029178</text:p>
          </table:table-cell>
          <table:table-cell office:value-type="float" office:value="17.80408082" calcext:value-type="float">
            <text:p>17.80408082</text:p>
          </table:table-cell>
          <table:table-cell office:value-type="float" office:value="-10.89684326" calcext:value-type="float">
            <text:p>-10.89684326</text:p>
          </table:table-cell>
          <table:table-cell office:value-type="float" office:value="0" calcext:value-type="float">
            <text:p>0</text:p>
          </table:table-cell>
          <table:table-cell office:value-type="float" office:value="-0.01567351" calcext:value-type="float">
            <text:p>-0.01567351</text:p>
          </table:table-cell>
          <table:table-cell office:value-type="float" office:value="-0.03328538" calcext:value-type="float">
            <text:p>-0.03328538</text:p>
          </table:table-cell>
          <table:table-cell office:value-type="float" office:value="2.82056783" calcext:value-type="float">
            <text:p>2.82056783</text:p>
          </table:table-cell>
          <table:table-cell office:value-type="float" office:value="-0.02910728" calcext:value-type="float">
            <text:p>-0.02910728</text:p>
          </table:table-cell>
          <table:table-cell office:value-type="float" office:value="-0.04426956" calcext:value-type="float">
            <text:p>-0.04426956</text:p>
          </table:table-cell>
          <table:table-cell office:value-type="float" office:value="2.99685332" calcext:value-type="float">
            <text:p>2.99685332</text:p>
          </table:table-cell>
          <table:table-cell office:value-type="float" office:value="-0.02575001" calcext:value-type="float">
            <text:p>-0.02575001</text:p>
          </table:table-cell>
          <table:table-cell office:value-type="float" office:value="-0.08093007" calcext:value-type="float">
            <text:p>-0.08093007</text:p>
          </table:table-cell>
          <table:table-cell office:value-type="float" office:value="2.99685332" calcext:value-type="float">
            <text:p>2.99685332</text:p>
          </table:table-cell>
          <table:table-cell office:value-type="float" office:value="-0.01791326" calcext:value-type="float">
            <text:p>-0.01791326</text:p>
          </table:table-cell>
          <table:table-cell office:value-type="float" office:value="-0.08093007" calcext:value-type="float">
            <text:p>-0.08093007</text:p>
          </table:table-cell>
          <table:table-cell office:value-type="float" office:value="2.46799685" calcext:value-type="float">
            <text:p>2.46799685</text:p>
          </table:table-cell>
          <table:table-cell office:value-type="float" office:value="-0.01455442" calcext:value-type="float">
            <text:p>-0.01455442</text:p>
          </table:table-cell>
          <table:table-cell office:value-type="float" office:value="-0.06787555" calcext:value-type="float">
            <text:p>-0.06787555</text:p>
          </table:table-cell>
          <table:table-cell office:value-type="float" office:value="2.29171136" calcext:value-type="float">
            <text:p>2.29171136</text:p>
          </table:table-cell>
          <table:table-cell office:value-type="float" office:value="-0.00895585" calcext:value-type="float">
            <text:p>-0.00895585</text:p>
          </table:table-cell>
          <table:table-cell office:value-type="float" office:value="-0.05155905" calcext:value-type="float">
            <text:p>-0.05155905</text:p>
          </table:table-cell>
          <table:table-cell office:value-type="float" office:value="2.11542587" calcext:value-type="float">
            <text:p>2.11542587</text:p>
          </table:table-cell>
          <table:table-cell office:value-type="float" office:value="-0.11195434" calcext:value-type="float">
            <text:p>-0.11195434</text:p>
          </table:table-cell>
          <table:table-cell office:value-type="float" office:value="-0.37653088" calcext:value-type="float">
            <text:p>-0.37653088</text:p>
          </table:table-cell>
          <table:table-cell office:value-type="float" office:value="15.6871521" calcext:value-type="float">
            <text:p>15.6871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45732083" calcext:value-type="float">
            <text:p>-24.45732083</text:p>
          </table:table-cell>
          <table:table-cell office:value-type="float" office:value="14.23090279" calcext:value-type="float">
            <text:p>14.23090279</text:p>
          </table:table-cell>
          <table:table-cell office:value-type="float" office:value="-14.78433215" calcext:value-type="float">
            <text:p>-14.78433215</text:p>
          </table:table-cell>
          <table:table-cell office:value-type="float" office:value="-41.87906138" calcext:value-type="float">
            <text:p>-41.87906138</text:p>
          </table:table-cell>
          <table:table-cell office:value-type="float" office:value="-37.46645889" calcext:value-type="float">
            <text:p>-37.46645889</text:p>
          </table:table-cell>
          <table:table-cell office:value-type="float" office:value="-84.91714929" calcext:value-type="float">
            <text:p>-84.91714929</text:p>
          </table:table-cell>
          <table:table-cell office:value-type="float" office:value="104.69704388" calcext:value-type="float">
            <text:p>104.6970438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2917756" calcext:value-type="float">
            <text:p>13.92917756</text:p>
          </table:table-cell>
          <table:table-cell office:value-type="float" office:value="-56.93656413" calcext:value-type="float">
            <text:p>-56.93656413</text:p>
          </table:table-cell>
          <table:table-cell office:value-type="float" office:value="4.87218728" calcext:value-type="float">
            <text:p>4.87218728</text:p>
          </table:table-cell>
          <table:table-cell office:value-type="float" office:value="37.15309073" calcext:value-type="float">
            <text:p>37.1530907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666667" calcext:value-type="float">
            <text:p>3.91666667</text:p>
          </table:table-cell>
          <table:table-cell office:value-type="float" office:value="-0.14433863" calcext:value-type="float">
            <text:p>-0.14433863</text:p>
          </table:table-cell>
          <table:table-cell office:value-type="float" office:value="9.48883768" calcext:value-type="float">
            <text:p>9.48883768</text:p>
          </table:table-cell>
          <table:table-cell office:value-type="float" office:value="-84.5228097" calcext:value-type="float">
            <text:p>-84.5228097</text:p>
          </table:table-cell>
          <table:table-cell office:value-type="float" office:value="0.00444153" calcext:value-type="float">
            <text:p>0.00444153</text:p>
          </table:table-cell>
          <table:table-cell office:value-type="float" office:value="0.95277633" calcext:value-type="float">
            <text:p>0.95277633</text:p>
          </table:table-cell>
          <table:table-cell office:value-type="float" office:value="-0.68138133" calcext:value-type="float">
            <text:p>-0.68138133</text:p>
          </table:table-cell>
          <table:table-cell office:value-type="float" office:value="21.40455687" calcext:value-type="float">
            <text:p>21.40455687</text:p>
          </table:table-cell>
          <table:table-cell office:value-type="float" office:value="-1.74617068" calcext:value-type="float">
            <text:p>-1.74617068</text:p>
          </table:table-cell>
          <table:table-cell office:value-type="float" office:value="-17.96069813" calcext:value-type="float">
            <text:p>-17.96069813</text:p>
          </table:table-cell>
          <table:table-cell office:value-type="float" office:value="27.1457999" calcext:value-type="float">
            <text:p>27.1457999</text:p>
          </table:table-cell>
          <table:table-cell office:value-type="float" office:value="0.47378359" calcext:value-type="float">
            <text:p>0.47378359</text:p>
          </table:table-cell>
          <table:table-cell office:value-type="float" office:value="5.74543223" calcext:value-type="float">
            <text:p>5.74543223</text:p>
          </table:table-cell>
          <table:table-cell office:value-type="float" office:value="-2.47868477" calcext:value-type="float">
            <text:p>-2.47868477</text:p>
          </table:table-cell>
          <table:table-cell office:value-type="float" office:value="0" calcext:value-type="float">
            <text:p>0</text:p>
          </table:table-cell>
          <table:table-cell office:value-type="float" office:value="9.58921751" calcext:value-type="float">
            <text:p>9.58921751</text:p>
          </table:table-cell>
          <table:table-cell office:value-type="float" office:value="4.27554785" calcext:value-type="float">
            <text:p>4.27554785</text:p>
          </table:table-cell>
          <table:table-cell office:value-type="float" office:value="1.23885633" calcext:value-type="float">
            <text:p>1.23885633</text:p>
          </table:table-cell>
          <table:table-cell office:value-type="float" office:value="48.94723293" calcext:value-type="float">
            <text:p>48.94723293</text:p>
          </table:table-cell>
          <table:table-cell office:value-type="float" office:value="0.85429037" calcext:value-type="float">
            <text:p>0.85429037</text:p>
          </table:table-cell>
          <table:table-cell office:value-type="float" office:value="16.47169964" calcext:value-type="float">
            <text:p>16.47169964</text:p>
          </table:table-cell>
          <table:table-cell office:value-type="float" office:value="-12.17018238" calcext:value-type="float">
            <text:p>-12.17018238</text:p>
          </table:table-cell>
          <table:table-cell office:value-type="float" office:value="0" calcext:value-type="float">
            <text:p>0</text:p>
          </table:table-cell>
          <table:table-cell office:value-type="float" office:value="-0.01062964" calcext:value-type="float">
            <text:p>-0.01062964</text:p>
          </table:table-cell>
          <table:table-cell office:value-type="float" office:value="0.18221466" calcext:value-type="float">
            <text:p>0.18221466</text:p>
          </table:table-cell>
          <table:table-cell office:value-type="float" office:value="3.47086653" calcext:value-type="float">
            <text:p>3.47086653</text:p>
          </table:table-cell>
          <table:table-cell office:value-type="float" office:value="-0.01974031" calcext:value-type="float">
            <text:p>-0.01974031</text:p>
          </table:table-cell>
          <table:table-cell office:value-type="float" office:value="0.2423455" calcext:value-type="float">
            <text:p>0.2423455</text:p>
          </table:table-cell>
          <table:table-cell office:value-type="float" office:value="3.68779569" calcext:value-type="float">
            <text:p>3.68779569</text:p>
          </table:table-cell>
          <table:table-cell office:value-type="float" office:value="-0.01746344" calcext:value-type="float">
            <text:p>-0.01746344</text:p>
          </table:table-cell>
          <table:table-cell office:value-type="float" office:value="0.44303673" calcext:value-type="float">
            <text:p>0.44303673</text:p>
          </table:table-cell>
          <table:table-cell office:value-type="float" office:value="3.68779569" calcext:value-type="float">
            <text:p>3.68779569</text:p>
          </table:table-cell>
          <table:table-cell office:value-type="float" office:value="-0.01214862" calcext:value-type="float">
            <text:p>-0.01214862</text:p>
          </table:table-cell>
          <table:table-cell office:value-type="float" office:value="0.44303673" calcext:value-type="float">
            <text:p>0.44303673</text:p>
          </table:table-cell>
          <table:table-cell office:value-type="float" office:value="3.03700821" calcext:value-type="float">
            <text:p>3.03700821</text:p>
          </table:table-cell>
          <table:table-cell office:value-type="float" office:value="-0.00987069" calcext:value-type="float">
            <text:p>-0.00987069</text:p>
          </table:table-cell>
          <table:table-cell office:value-type="float" office:value="0.37157214" calcext:value-type="float">
            <text:p>0.37157214</text:p>
          </table:table-cell>
          <table:table-cell office:value-type="float" office:value="2.82007906" calcext:value-type="float">
            <text:p>2.82007906</text:p>
          </table:table-cell>
          <table:table-cell office:value-type="float" office:value="-0.00607378" calcext:value-type="float">
            <text:p>-0.00607378</text:p>
          </table:table-cell>
          <table:table-cell office:value-type="float" office:value="0.28225051" calcext:value-type="float">
            <text:p>0.28225051</text:p>
          </table:table-cell>
          <table:table-cell office:value-type="float" office:value="2.6031499" calcext:value-type="float">
            <text:p>2.6031499</text:p>
          </table:table-cell>
          <table:table-cell office:value-type="float" office:value="-0.07592647" calcext:value-type="float">
            <text:p>-0.07592647</text:p>
          </table:table-cell>
          <table:table-cell office:value-type="float" office:value="2.06124872" calcext:value-type="float">
            <text:p>2.06124872</text:p>
          </table:table-cell>
          <table:table-cell office:value-type="float" office:value="19.30391838" calcext:value-type="float">
            <text:p>19.30391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91776114" calcext:value-type="float">
            <text:p>-24.91776114</text:p>
          </table:table-cell>
          <table:table-cell office:value-type="float" office:value="13.98648826" calcext:value-type="float">
            <text:p>13.98648826</text:p>
          </table:table-cell>
          <table:table-cell office:value-type="float" office:value="-14.37423292" calcext:value-type="float">
            <text:p>-14.37423292</text:p>
          </table:table-cell>
          <table:table-cell office:value-type="float" office:value="-43.99796485" calcext:value-type="float">
            <text:p>-43.99796485</text:p>
          </table:table-cell>
          <table:table-cell office:value-type="float" office:value="-38.27564441" calcext:value-type="float">
            <text:p>-38.27564441</text:p>
          </table:table-cell>
          <table:table-cell office:value-type="float" office:value="-85.29394242" calcext:value-type="float">
            <text:p>-85.29394242</text:p>
          </table:table-cell>
          <table:table-cell office:value-type="float" office:value="103.33773891" calcext:value-type="float">
            <text:p>103.3377389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7964967" calcext:value-type="float">
            <text:p>20.37964967</text:p>
          </table:table-cell>
          <table:table-cell office:value-type="float" office:value="-56.28048708" calcext:value-type="float">
            <text:p>-56.28048708</text:p>
          </table:table-cell>
          <table:table-cell office:value-type="float" office:value="6.00973384" calcext:value-type="float">
            <text:p>6.00973384</text:p>
          </table:table-cell>
          <table:table-cell office:value-type="float" office:value="31.41953567" calcext:value-type="float">
            <text:p>31.4195356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333333" calcext:value-type="float">
            <text:p>3.93333333</text:p>
          </table:table-cell>
          <table:table-cell office:value-type="float" office:value="0.36164835" calcext:value-type="float">
            <text:p>0.36164835</text:p>
          </table:table-cell>
          <table:table-cell office:value-type="float" office:value="9.02877889" calcext:value-type="float">
            <text:p>9.02877889</text:p>
          </table:table-cell>
          <table:table-cell office:value-type="float" office:value="-86.33096926" calcext:value-type="float">
            <text:p>-86.33096926</text:p>
          </table:table-cell>
          <table:table-cell office:value-type="float" office:value="0.01087375" calcext:value-type="float">
            <text:p>0.01087375</text:p>
          </table:table-cell>
          <table:table-cell office:value-type="float" office:value="0.95508679" calcext:value-type="float">
            <text:p>0.95508679</text:p>
          </table:table-cell>
          <table:table-cell office:value-type="float" office:value="-0.66768486" calcext:value-type="float">
            <text:p>-0.66768486</text:p>
          </table:table-cell>
          <table:table-cell office:value-type="float" office:value="19.34559906" calcext:value-type="float">
            <text:p>19.34559906</text:p>
          </table:table-cell>
          <table:table-cell office:value-type="float" office:value="-2.67959875" calcext:value-type="float">
            <text:p>-2.67959875</text:p>
          </table:table-cell>
          <table:table-cell office:value-type="float" office:value="-19.19963671" calcext:value-type="float">
            <text:p>-19.19963671</text:p>
          </table:table-cell>
          <table:table-cell office:value-type="float" office:value="26.20758895" calcext:value-type="float">
            <text:p>26.20758895</text:p>
          </table:table-cell>
          <table:table-cell office:value-type="float" office:value="0.45740872" calcext:value-type="float">
            <text:p>0.45740872</text:p>
          </table:table-cell>
          <table:table-cell office:value-type="float" office:value="6.93415251" calcext:value-type="float">
            <text:p>6.93415251</text:p>
          </table:table-cell>
          <table:table-cell office:value-type="float" office:value="1.75462558" calcext:value-type="float">
            <text:p>1.75462558</text:p>
          </table:table-cell>
          <table:table-cell office:value-type="float" office:value="0" calcext:value-type="float">
            <text:p>0</text:p>
          </table:table-cell>
          <table:table-cell office:value-type="float" office:value="11.4733826" calcext:value-type="float">
            <text:p>11.4733826</text:p>
          </table:table-cell>
          <table:table-cell office:value-type="float" office:value="4.57746639" calcext:value-type="float">
            <text:p>4.57746639</text:p>
          </table:table-cell>
          <table:table-cell office:value-type="float" office:value="-0.67664157" calcext:value-type="float">
            <text:p>-0.67664157</text:p>
          </table:table-cell>
          <table:table-cell office:value-type="float" office:value="52.06011132" calcext:value-type="float">
            <text:p>52.06011132</text:p>
          </table:table-cell>
          <table:table-cell office:value-type="float" office:value="0.90862035" calcext:value-type="float">
            <text:p>0.90862035</text:p>
          </table:table-cell>
          <table:table-cell office:value-type="float" office:value="15.17122629" calcext:value-type="float">
            <text:p>15.17122629</text:p>
          </table:table-cell>
          <table:table-cell office:value-type="float" office:value="-14.07886757" calcext:value-type="float">
            <text:p>-14.07886757</text:p>
          </table:table-cell>
          <table:table-cell office:value-type="float" office:value="0" calcext:value-type="float">
            <text:p>0</text:p>
          </table:table-cell>
          <table:table-cell office:value-type="float" office:value="-0.00998202" calcext:value-type="float">
            <text:p>-0.00998202</text:p>
          </table:table-cell>
          <table:table-cell office:value-type="float" office:value="0.457357" calcext:value-type="float">
            <text:p>0.457357</text:p>
          </table:table-cell>
          <table:table-cell office:value-type="float" office:value="3.60193084" calcext:value-type="float">
            <text:p>3.60193084</text:p>
          </table:table-cell>
          <table:table-cell office:value-type="float" office:value="-0.01853761" calcext:value-type="float">
            <text:p>-0.01853761</text:p>
          </table:table-cell>
          <table:table-cell office:value-type="float" office:value="0.60828481" calcext:value-type="float">
            <text:p>0.60828481</text:p>
          </table:table-cell>
          <table:table-cell office:value-type="float" office:value="3.82705152" calcext:value-type="float">
            <text:p>3.82705152</text:p>
          </table:table-cell>
          <table:table-cell office:value-type="float" office:value="-0.01639946" calcext:value-type="float">
            <text:p>-0.01639946</text:p>
          </table:table-cell>
          <table:table-cell office:value-type="float" office:value="1.1120178" calcext:value-type="float">
            <text:p>1.1120178</text:p>
          </table:table-cell>
          <table:table-cell office:value-type="float" office:value="3.82705152" calcext:value-type="float">
            <text:p>3.82705152</text:p>
          </table:table-cell>
          <table:table-cell office:value-type="float" office:value="-0.01140845" calcext:value-type="float">
            <text:p>-0.01140845</text:p>
          </table:table-cell>
          <table:table-cell office:value-type="float" office:value="1.1120178" calcext:value-type="float">
            <text:p>1.1120178</text:p>
          </table:table-cell>
          <table:table-cell office:value-type="float" office:value="3.15168948" calcext:value-type="float">
            <text:p>3.15168948</text:p>
          </table:table-cell>
          <table:table-cell office:value-type="float" office:value="-0.0092693" calcext:value-type="float">
            <text:p>-0.0092693</text:p>
          </table:table-cell>
          <table:table-cell office:value-type="float" office:value="0.93264239" calcext:value-type="float">
            <text:p>0.93264239</text:p>
          </table:table-cell>
          <table:table-cell office:value-type="float" office:value="2.92656881" calcext:value-type="float">
            <text:p>2.92656881</text:p>
          </table:table-cell>
          <table:table-cell office:value-type="float" office:value="-0.00570373" calcext:value-type="float">
            <text:p>-0.00570373</text:p>
          </table:table-cell>
          <table:table-cell office:value-type="float" office:value="0.70844599" calcext:value-type="float">
            <text:p>0.70844599</text:p>
          </table:table-cell>
          <table:table-cell office:value-type="float" office:value="2.70144813" calcext:value-type="float">
            <text:p>2.70144813</text:p>
          </table:table-cell>
          <table:table-cell office:value-type="float" office:value="-0.07130058" calcext:value-type="float">
            <text:p>-0.07130058</text:p>
          </table:table-cell>
          <table:table-cell office:value-type="float" office:value="5.17371383" calcext:value-type="float">
            <text:p>5.17371383</text:p>
          </table:table-cell>
          <table:table-cell office:value-type="float" office:value="20.03285875" calcext:value-type="float">
            <text:p>20.03285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32476757" calcext:value-type="float">
            <text:p>-25.32476757</text:p>
          </table:table-cell>
          <table:table-cell office:value-type="float" office:value="12.76903432" calcext:value-type="float">
            <text:p>12.76903432</text:p>
          </table:table-cell>
          <table:table-cell office:value-type="float" office:value="-13.22516613" calcext:value-type="float">
            <text:p>-13.22516613</text:p>
          </table:table-cell>
          <table:table-cell office:value-type="float" office:value="-44.69854965" calcext:value-type="float">
            <text:p>-44.69854965</text:p>
          </table:table-cell>
          <table:table-cell office:value-type="float" office:value="-40.49055908" calcext:value-type="float">
            <text:p>-40.49055908</text:p>
          </table:table-cell>
          <table:table-cell office:value-type="float" office:value="-84.8437805" calcext:value-type="float">
            <text:p>-84.8437805</text:p>
          </table:table-cell>
          <table:table-cell office:value-type="float" office:value="101.69000918" calcext:value-type="float">
            <text:p>101.6900091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5453319" calcext:value-type="float">
            <text:p>24.55453319</text:p>
          </table:table-cell>
          <table:table-cell office:value-type="float" office:value="-56.36873947" calcext:value-type="float">
            <text:p>-56.36873947</text:p>
          </table:table-cell>
          <table:table-cell office:value-type="float" office:value="6.22367977" calcext:value-type="float">
            <text:p>6.22367977</text:p>
          </table:table-cell>
          <table:table-cell office:value-type="float" office:value="25.67796901" calcext:value-type="float">
            <text:p>25.6779690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0.40866692" calcext:value-type="float">
            <text:p>0.40866692</text:p>
          </table:table-cell>
          <table:table-cell office:value-type="float" office:value="9.14298863" calcext:value-type="float">
            <text:p>9.14298863</text:p>
          </table:table-cell>
          <table:table-cell office:value-type="float" office:value="-86.52398776" calcext:value-type="float">
            <text:p>-86.52398776</text:p>
          </table:table-cell>
          <table:table-cell office:value-type="float" office:value="0.01841854" calcext:value-type="float">
            <text:p>0.01841854</text:p>
          </table:table-cell>
          <table:table-cell office:value-type="float" office:value="0.95636686" calcext:value-type="float">
            <text:p>0.95636686</text:p>
          </table:table-cell>
          <table:table-cell office:value-type="float" office:value="-0.65740932" calcext:value-type="float">
            <text:p>-0.65740932</text:p>
          </table:table-cell>
          <table:table-cell office:value-type="float" office:value="18.26477797" calcext:value-type="float">
            <text:p>18.26477797</text:p>
          </table:table-cell>
          <table:table-cell office:value-type="float" office:value="-4.11040134" calcext:value-type="float">
            <text:p>-4.11040134</text:p>
          </table:table-cell>
          <table:table-cell office:value-type="float" office:value="-23.2647401" calcext:value-type="float">
            <text:p>-23.2647401</text:p>
          </table:table-cell>
          <table:table-cell office:value-type="float" office:value="26.14735362" calcext:value-type="float">
            <text:p>26.14735362</text:p>
          </table:table-cell>
          <table:table-cell office:value-type="float" office:value="0.45635741" calcext:value-type="float">
            <text:p>0.45635741</text:p>
          </table:table-cell>
          <table:table-cell office:value-type="float" office:value="7.85037708" calcext:value-type="float">
            <text:p>7.85037708</text:p>
          </table:table-cell>
          <table:table-cell office:value-type="float" office:value="7.53794231" calcext:value-type="float">
            <text:p>7.53794231</text:p>
          </table:table-cell>
          <table:table-cell office:value-type="float" office:value="0" calcext:value-type="float">
            <text:p>0</text:p>
          </table:table-cell>
          <table:table-cell office:value-type="float" office:value="14.4942494" calcext:value-type="float">
            <text:p>14.4942494</text:p>
          </table:table-cell>
          <table:table-cell office:value-type="float" office:value="4.5625427" calcext:value-type="float">
            <text:p>4.5625427</text:p>
          </table:table-cell>
          <table:table-cell office:value-type="float" office:value="-1.26722442" calcext:value-type="float">
            <text:p>-1.26722442</text:p>
          </table:table-cell>
          <table:table-cell office:value-type="float" office:value="54.91743334" calcext:value-type="float">
            <text:p>54.91743334</text:p>
          </table:table-cell>
          <table:table-cell office:value-type="float" office:value="0.95849003" calcext:value-type="float">
            <text:p>0.95849003</text:p>
          </table:table-cell>
          <table:table-cell office:value-type="float" office:value="14.35014427" calcext:value-type="float">
            <text:p>14.35014427</text:p>
          </table:table-cell>
          <table:table-cell office:value-type="float" office:value="-16.0415345" calcext:value-type="float">
            <text:p>-16.0415345</text:p>
          </table:table-cell>
          <table:table-cell office:value-type="float" office:value="0" calcext:value-type="float">
            <text:p>0</text:p>
          </table:table-cell>
          <table:table-cell office:value-type="float" office:value="-0.01317325" calcext:value-type="float">
            <text:p>-0.01317325</text:p>
          </table:table-cell>
          <table:table-cell office:value-type="float" office:value="0.75537299" calcext:value-type="float">
            <text:p>0.75537299</text:p>
          </table:table-cell>
          <table:table-cell office:value-type="float" office:value="3.10019135" calcext:value-type="float">
            <text:p>3.10019135</text:p>
          </table:table-cell>
          <table:table-cell office:value-type="float" office:value="-0.02446405" calcext:value-type="float">
            <text:p>-0.02446405</text:p>
          </table:table-cell>
          <table:table-cell office:value-type="float" office:value="1.00464607" calcext:value-type="float">
            <text:p>1.00464607</text:p>
          </table:table-cell>
          <table:table-cell office:value-type="float" office:value="3.2939533" calcext:value-type="float">
            <text:p>3.2939533</text:p>
          </table:table-cell>
          <table:table-cell office:value-type="float" office:value="-0.02164234" calcext:value-type="float">
            <text:p>-0.02164234</text:p>
          </table:table-cell>
          <table:table-cell office:value-type="float" office:value="1.83661388" calcext:value-type="float">
            <text:p>1.83661388</text:p>
          </table:table-cell>
          <table:table-cell office:value-type="float" office:value="3.2939533" calcext:value-type="float">
            <text:p>3.2939533</text:p>
          </table:table-cell>
          <table:table-cell office:value-type="float" office:value="-0.01505571" calcext:value-type="float">
            <text:p>-0.01505571</text:p>
          </table:table-cell>
          <table:table-cell office:value-type="float" office:value="1.83661388" calcext:value-type="float">
            <text:p>1.83661388</text:p>
          </table:table-cell>
          <table:table-cell office:value-type="float" office:value="2.71266743" calcext:value-type="float">
            <text:p>2.71266743</text:p>
          </table:table-cell>
          <table:table-cell office:value-type="float" office:value="-0.01223268" calcext:value-type="float">
            <text:p>-0.01223268</text:p>
          </table:table-cell>
          <table:table-cell office:value-type="float" office:value="1.5403566" calcext:value-type="float">
            <text:p>1.5403566</text:p>
          </table:table-cell>
          <table:table-cell office:value-type="float" office:value="2.51890547" calcext:value-type="float">
            <text:p>2.51890547</text:p>
          </table:table-cell>
          <table:table-cell office:value-type="float" office:value="-0.0075272" calcext:value-type="float">
            <text:p>-0.0075272</text:p>
          </table:table-cell>
          <table:table-cell office:value-type="float" office:value="1.17007276" calcext:value-type="float">
            <text:p>1.17007276</text:p>
          </table:table-cell>
          <table:table-cell office:value-type="float" office:value="2.32514351" calcext:value-type="float">
            <text:p>2.32514351</text:p>
          </table:table-cell>
          <table:table-cell office:value-type="float" office:value="-0.09409523" calcext:value-type="float">
            <text:p>-0.09409523</text:p>
          </table:table-cell>
          <table:table-cell office:value-type="float" office:value="8.54493032" calcext:value-type="float">
            <text:p>8.54493032</text:p>
          </table:table-cell>
          <table:table-cell office:value-type="float" office:value="17.2423342" calcext:value-type="float">
            <text:p>17.2423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66779251" calcext:value-type="float">
            <text:p>-25.66779251</text:p>
          </table:table-cell>
          <table:table-cell office:value-type="float" office:value="9.13102413" calcext:value-type="float">
            <text:p>9.13102413</text:p>
          </table:table-cell>
          <table:table-cell office:value-type="float" office:value="-10.72587463" calcext:value-type="float">
            <text:p>-10.72587463</text:p>
          </table:table-cell>
          <table:table-cell office:value-type="float" office:value="-42.87855248" calcext:value-type="float">
            <text:p>-42.87855248</text:p>
          </table:table-cell>
          <table:table-cell office:value-type="float" office:value="-44.35454226" calcext:value-type="float">
            <text:p>-44.35454226</text:p>
          </table:table-cell>
          <table:table-cell office:value-type="float" office:value="-82.8303524" calcext:value-type="float">
            <text:p>-82.8303524</text:p>
          </table:table-cell>
          <table:table-cell office:value-type="float" office:value="99.84704542" calcext:value-type="float">
            <text:p>99.8470454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7152118" calcext:value-type="float">
            <text:p>22.57152118</text:p>
          </table:table-cell>
          <table:table-cell office:value-type="float" office:value="-58.54798318" calcext:value-type="float">
            <text:p>-58.54798318</text:p>
          </table:table-cell>
          <table:table-cell office:value-type="float" office:value="3.01128413" calcext:value-type="float">
            <text:p>3.01128413</text:p>
          </table:table-cell>
          <table:table-cell office:value-type="float" office:value="23.88408223" calcext:value-type="float">
            <text:p>23.8840822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666667" calcext:value-type="float">
            <text:p>3.96666667</text:p>
          </table:table-cell>
          <table:table-cell office:value-type="float" office:value="-0.24449667" calcext:value-type="float">
            <text:p>-0.24449667</text:p>
          </table:table-cell>
          <table:table-cell office:value-type="float" office:value="10.04228778" calcext:value-type="float">
            <text:p>10.04228778</text:p>
          </table:table-cell>
          <table:table-cell office:value-type="float" office:value="-85.390218" calcext:value-type="float">
            <text:p>-85.390218</text:p>
          </table:table-cell>
          <table:table-cell office:value-type="float" office:value="0.02623853" calcext:value-type="float">
            <text:p>0.02623853</text:p>
          </table:table-cell>
          <table:table-cell office:value-type="float" office:value="0.95685679" calcext:value-type="float">
            <text:p>0.95685679</text:p>
          </table:table-cell>
          <table:table-cell office:value-type="float" office:value="-0.65101144" calcext:value-type="float">
            <text:p>-0.65101144</text:p>
          </table:table-cell>
          <table:table-cell office:value-type="float" office:value="18.39100594" calcext:value-type="float">
            <text:p>18.39100594</text:p>
          </table:table-cell>
          <table:table-cell office:value-type="float" office:value="-4.76760518" calcext:value-type="float">
            <text:p>-4.76760518</text:p>
          </table:table-cell>
          <table:table-cell office:value-type="float" office:value="-26.77992541" calcext:value-type="float">
            <text:p>-26.77992541</text:p>
          </table:table-cell>
          <table:table-cell office:value-type="float" office:value="26.19508035" calcext:value-type="float">
            <text:p>26.19508035</text:p>
          </table:table-cell>
          <table:table-cell office:value-type="float" office:value="0.4571904" calcext:value-type="float">
            <text:p>0.4571904</text:p>
          </table:table-cell>
          <table:table-cell office:value-type="float" office:value="7.59818635" calcext:value-type="float">
            <text:p>7.59818635</text:p>
          </table:table-cell>
          <table:table-cell office:value-type="float" office:value="10.10430078" calcext:value-type="float">
            <text:p>10.10430078</text:p>
          </table:table-cell>
          <table:table-cell office:value-type="float" office:value="0" calcext:value-type="float">
            <text:p>0</text:p>
          </table:table-cell>
          <table:table-cell office:value-type="float" office:value="18.608392" calcext:value-type="float">
            <text:p>18.608392</text:p>
          </table:table-cell>
          <table:table-cell office:value-type="float" office:value="4.23457299" calcext:value-type="float">
            <text:p>4.23457299</text:p>
          </table:table-cell>
          <table:table-cell office:value-type="float" office:value="-0.43830612" calcext:value-type="float">
            <text:p>-0.43830612</text:p>
          </table:table-cell>
          <table:table-cell office:value-type="float" office:value="56.98366156" calcext:value-type="float">
            <text:p>56.98366156</text:p>
          </table:table-cell>
          <table:table-cell office:value-type="float" office:value="0.99455251" calcext:value-type="float">
            <text:p>0.99455251</text:p>
          </table:table-cell>
          <table:table-cell office:value-type="float" office:value="14.4334943" calcext:value-type="float">
            <text:p>14.4334943</text:p>
          </table:table-cell>
          <table:table-cell office:value-type="float" office:value="-17.56413504" calcext:value-type="float">
            <text:p>-17.56413504</text:p>
          </table:table-cell>
          <table:table-cell office:value-type="float" office:value="0" calcext:value-type="float">
            <text:p>0</text:p>
          </table:table-cell>
          <table:table-cell office:value-type="float" office:value="-0.01993383" calcext:value-type="float">
            <text:p>-0.01993383</text:p>
          </table:table-cell>
          <table:table-cell office:value-type="float" office:value="1.08617812" calcext:value-type="float">
            <text:p>1.08617812</text:p>
          </table:table-cell>
          <table:table-cell office:value-type="float" office:value="2.02640548" calcext:value-type="float">
            <text:p>2.02640548</text:p>
          </table:table-cell>
          <table:table-cell office:value-type="float" office:value="-0.03701912" calcext:value-type="float">
            <text:p>-0.03701912</text:p>
          </table:table-cell>
          <table:table-cell office:value-type="float" office:value="1.4446169" calcext:value-type="float">
            <text:p>1.4446169</text:p>
          </table:table-cell>
          <table:table-cell office:value-type="float" office:value="2.15305583" calcext:value-type="float">
            <text:p>2.15305583</text:p>
          </table:table-cell>
          <table:table-cell office:value-type="float" office:value="-0.0327493" calcext:value-type="float">
            <text:p>-0.0327493</text:p>
          </table:table-cell>
          <table:table-cell office:value-type="float" office:value="2.64093348" calcext:value-type="float">
            <text:p>2.64093348</text:p>
          </table:table-cell>
          <table:table-cell office:value-type="float" office:value="2.15305583" calcext:value-type="float">
            <text:p>2.15305583</text:p>
          </table:table-cell>
          <table:table-cell office:value-type="float" office:value="-0.02278238" calcext:value-type="float">
            <text:p>-0.02278238</text:p>
          </table:table-cell>
          <table:table-cell office:value-type="float" office:value="2.64093348" calcext:value-type="float">
            <text:p>2.64093348</text:p>
          </table:table-cell>
          <table:table-cell office:value-type="float" office:value="1.7731048" calcext:value-type="float">
            <text:p>1.7731048</text:p>
          </table:table-cell>
          <table:table-cell office:value-type="float" office:value="-0.01851056" calcext:value-type="float">
            <text:p>-0.01851056</text:p>
          </table:table-cell>
          <table:table-cell office:value-type="float" office:value="2.21493442" calcext:value-type="float">
            <text:p>2.21493442</text:p>
          </table:table-cell>
          <table:table-cell office:value-type="float" office:value="1.64645446" calcext:value-type="float">
            <text:p>1.64645446</text:p>
          </table:table-cell>
          <table:table-cell office:value-type="float" office:value="-0.01139019" calcext:value-type="float">
            <text:p>-0.01139019</text:p>
          </table:table-cell>
          <table:table-cell office:value-type="float" office:value="1.68248991" calcext:value-type="float">
            <text:p>1.68248991</text:p>
          </table:table-cell>
          <table:table-cell office:value-type="float" office:value="1.51980411" calcext:value-type="float">
            <text:p>1.51980411</text:p>
          </table:table-cell>
          <table:table-cell office:value-type="float" office:value="-0.14238539" calcext:value-type="float">
            <text:p>-0.14238539</text:p>
          </table:table-cell>
          <table:table-cell office:value-type="float" office:value="12.28706412" calcext:value-type="float">
            <text:p>12.28706412</text:p>
          </table:table-cell>
          <table:table-cell office:value-type="float" office:value="11.27025938" calcext:value-type="float">
            <text:p>11.27025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61143235" calcext:value-type="float">
            <text:p>-25.61143235</text:p>
          </table:table-cell>
          <table:table-cell office:value-type="float" office:value="3.45107904" calcext:value-type="float">
            <text:p>3.45107904</text:p>
          </table:table-cell>
          <table:table-cell office:value-type="float" office:value="-8.31892773" calcext:value-type="float">
            <text:p>-8.31892773</text:p>
          </table:table-cell>
          <table:table-cell office:value-type="float" office:value="-37.04074787" calcext:value-type="float">
            <text:p>-37.04074787</text:p>
          </table:table-cell>
          <table:table-cell office:value-type="float" office:value="-49.65240976" calcext:value-type="float">
            <text:p>-49.65240976</text:p>
          </table:table-cell>
          <table:table-cell office:value-type="float" office:value="-77.63824716" calcext:value-type="float">
            <text:p>-77.63824716</text:p>
          </table:table-cell>
          <table:table-cell office:value-type="float" office:value="97.57990391" calcext:value-type="float">
            <text:p>97.5799039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4666028" calcext:value-type="float">
            <text:p>9.04666028</text:p>
          </table:table-cell>
          <table:table-cell office:value-type="float" office:value="-58.81653238" calcext:value-type="float">
            <text:p>-58.81653238</text:p>
          </table:table-cell>
          <table:table-cell office:value-type="float" office:value="-25.63155427" calcext:value-type="float">
            <text:p>-25.63155427</text:p>
          </table:table-cell>
          <table:table-cell office:value-type="float" office:value="29.69213155" calcext:value-type="float">
            <text:p>29.6921315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333333" calcext:value-type="float">
            <text:p>3.98333333</text:p>
          </table:table-cell>
          <table:table-cell office:value-type="float" office:value="-1.21593575" calcext:value-type="float">
            <text:p>-1.21593575</text:p>
          </table:table-cell>
          <table:table-cell office:value-type="float" office:value="11.78351317" calcext:value-type="float">
            <text:p>11.78351317</text:p>
          </table:table-cell>
          <table:table-cell office:value-type="float" office:value="-83.09896205" calcext:value-type="float">
            <text:p>-83.09896205</text:p>
          </table:table-cell>
          <table:table-cell office:value-type="float" office:value="0.03354899" calcext:value-type="float">
            <text:p>0.03354899</text:p>
          </table:table-cell>
          <table:table-cell office:value-type="float" office:value="0.95549883" calcext:value-type="float">
            <text:p>0.95549883</text:p>
          </table:table-cell>
          <table:table-cell office:value-type="float" office:value="-0.6484668" calcext:value-type="float">
            <text:p>-0.6484668</text:p>
          </table:table-cell>
          <table:table-cell office:value-type="float" office:value="19.91267948" calcext:value-type="float">
            <text:p>19.91267948</text:p>
          </table:table-cell>
          <table:table-cell office:value-type="float" office:value="-5.30973533" calcext:value-type="float">
            <text:p>-5.30973533</text:p>
          </table:table-cell>
          <table:table-cell office:value-type="float" office:value="-30.11384469" calcext:value-type="float">
            <text:p>-30.11384469</text:p>
          </table:table-cell>
          <table:table-cell office:value-type="float" office:value="26.75258159" calcext:value-type="float">
            <text:p>26.75258159</text:p>
          </table:table-cell>
          <table:table-cell office:value-type="float" office:value="0.46692063" calcext:value-type="float">
            <text:p>0.46692063</text:p>
          </table:table-cell>
          <table:table-cell office:value-type="float" office:value="7.23177734" calcext:value-type="float">
            <text:p>7.23177734</text:p>
          </table:table-cell>
          <table:table-cell office:value-type="float" office:value="10.58169321" calcext:value-type="float">
            <text:p>10.58169321</text:p>
          </table:table-cell>
          <table:table-cell office:value-type="float" office:value="0" calcext:value-type="float">
            <text:p>0</text:p>
          </table:table-cell>
          <table:table-cell office:value-type="float" office:value="23.77238998" calcext:value-type="float">
            <text:p>23.77238998</text:p>
          </table:table-cell>
          <table:table-cell office:value-type="float" office:value="4.26231389" calcext:value-type="float">
            <text:p>4.26231389</text:p>
          </table:table-cell>
          <table:table-cell office:value-type="float" office:value="1.65404153" calcext:value-type="float">
            <text:p>1.65404153</text:p>
          </table:table-cell>
          <table:table-cell office:value-type="float" office:value="58.2172908" calcext:value-type="float">
            <text:p>58.2172908</text:p>
          </table:table-cell>
          <table:table-cell office:value-type="float" office:value="1.01608341" calcext:value-type="float">
            <text:p>1.01608341</text:p>
          </table:table-cell>
          <table:table-cell office:value-type="float" office:value="15.49804209" calcext:value-type="float">
            <text:p>15.49804209</text:p>
          </table:table-cell>
          <table:table-cell office:value-type="float" office:value="-18.23757306" calcext:value-type="float">
            <text:p>-18.23757306</text:p>
          </table:table-cell>
          <table:table-cell office:value-type="float" office:value="0" calcext:value-type="float">
            <text:p>0</text:p>
          </table:table-cell>
          <table:table-cell office:value-type="float" office:value="-0.02630752" calcext:value-type="float">
            <text:p>-0.02630752</text:p>
          </table:table-cell>
          <table:table-cell office:value-type="float" office:value="1.3792221" calcext:value-type="float">
            <text:p>1.3792221</text:p>
          </table:table-cell>
          <table:table-cell office:value-type="float" office:value="0.54415683" calcext:value-type="float">
            <text:p>0.54415683</text:p>
          </table:table-cell>
          <table:table-cell office:value-type="float" office:value="-0.04885569" calcext:value-type="float">
            <text:p>-0.04885569</text:p>
          </table:table-cell>
          <table:table-cell office:value-type="float" office:value="1.8343654" calcext:value-type="float">
            <text:p>1.8343654</text:p>
          </table:table-cell>
          <table:table-cell office:value-type="float" office:value="0.57816663" calcext:value-type="float">
            <text:p>0.57816663</text:p>
          </table:table-cell>
          <table:table-cell office:value-type="float" office:value="-0.04322062" calcext:value-type="float">
            <text:p>-0.04322062</text:p>
          </table:table-cell>
          <table:table-cell office:value-type="float" office:value="3.35344062" calcext:value-type="float">
            <text:p>3.35344062</text:p>
          </table:table-cell>
          <table:table-cell office:value-type="float" office:value="0.57816663" calcext:value-type="float">
            <text:p>0.57816663</text:p>
          </table:table-cell>
          <table:table-cell office:value-type="float" office:value="-0.03006686" calcext:value-type="float">
            <text:p>-0.03006686</text:p>
          </table:table-cell>
          <table:table-cell office:value-type="float" office:value="3.35344062" calcext:value-type="float">
            <text:p>3.35344062</text:p>
          </table:table-cell>
          <table:table-cell office:value-type="float" office:value="0.47613722" calcext:value-type="float">
            <text:p>0.47613722</text:p>
          </table:table-cell>
          <table:table-cell office:value-type="float" office:value="-0.02442916" calcext:value-type="float">
            <text:p>-0.02442916</text:p>
          </table:table-cell>
          <table:table-cell office:value-type="float" office:value="2.81250972" calcext:value-type="float">
            <text:p>2.81250972</text:p>
          </table:table-cell>
          <table:table-cell office:value-type="float" office:value="0.44212742" calcext:value-type="float">
            <text:p>0.44212742</text:p>
          </table:table-cell>
          <table:table-cell office:value-type="float" office:value="-0.01503212" calcext:value-type="float">
            <text:p>-0.01503212</text:p>
          </table:table-cell>
          <table:table-cell office:value-type="float" office:value="2.13641504" calcext:value-type="float">
            <text:p>2.13641504</text:p>
          </table:table-cell>
          <table:table-cell office:value-type="float" office:value="0.40811762" calcext:value-type="float">
            <text:p>0.40811762</text:p>
          </table:table-cell>
          <table:table-cell office:value-type="float" office:value="-0.18791198" calcext:value-type="float">
            <text:p>-0.18791198</text:p>
          </table:table-cell>
          <table:table-cell office:value-type="float" office:value="15.60203629" calcext:value-type="float">
            <text:p>15.60203629</text:p>
          </table:table-cell>
          <table:table-cell office:value-type="float" office:value="3.02643703" calcext:value-type="float">
            <text:p>3.02643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80231717" calcext:value-type="float">
            <text:p>-24.80231717</text:p>
          </table:table-cell>
          <table:table-cell office:value-type="float" office:value="-0.71014038" calcext:value-type="float">
            <text:p>-0.71014038</text:p>
          </table:table-cell>
          <table:table-cell office:value-type="float" office:value="-3.48487655" calcext:value-type="float">
            <text:p>-3.48487655</text:p>
          </table:table-cell>
          <table:table-cell office:value-type="float" office:value="-25.76677304" calcext:value-type="float">
            <text:p>-25.76677304</text:p>
          </table:table-cell>
          <table:table-cell office:value-type="float" office:value="-54.67561067" calcext:value-type="float">
            <text:p>-54.67561067</text:p>
          </table:table-cell>
          <table:table-cell office:value-type="float" office:value="-67.66298166" calcext:value-type="float">
            <text:p>-67.66298166</text:p>
          </table:table-cell>
          <table:table-cell office:value-type="float" office:value="94.60487201" calcext:value-type="float">
            <text:p>94.6048720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177376" calcext:value-type="float">
            <text:p>-14.177376</text:p>
          </table:table-cell>
          <table:table-cell office:value-type="float" office:value="-58.82988948" calcext:value-type="float">
            <text:p>-58.82988948</text:p>
          </table:table-cell>
          <table:table-cell office:value-type="float" office:value="-48.89999884" calcext:value-type="float">
            <text:p>-48.89999884</text:p>
          </table:table-cell>
          <table:table-cell office:value-type="float" office:value="41.3515149" calcext:value-type="float">
            <text:p>41.351514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51581524" calcext:value-type="float">
            <text:p>-2.51581524</text:p>
          </table:table-cell>
          <table:table-cell office:value-type="float" office:value="13.74727506" calcext:value-type="float">
            <text:p>13.74727506</text:p>
          </table:table-cell>
          <table:table-cell office:value-type="float" office:value="-79.89515394" calcext:value-type="float">
            <text:p>-79.89515394</text:p>
          </table:table-cell>
          <table:table-cell office:value-type="float" office:value="0.04058759" calcext:value-type="float">
            <text:p>0.04058759</text:p>
          </table:table-cell>
          <table:table-cell office:value-type="float" office:value="0.95306989" calcext:value-type="float">
            <text:p>0.95306989</text:p>
          </table:table-cell>
          <table:table-cell office:value-type="float" office:value="-0.6492158" calcext:value-type="float">
            <text:p>-0.6492158</text:p>
          </table:table-cell>
          <table:table-cell office:value-type="float" office:value="22.0299711" calcext:value-type="float">
            <text:p>22.0299711</text:p>
          </table:table-cell>
          <table:table-cell office:value-type="float" office:value="-5.84172928" calcext:value-type="float">
            <text:p>-5.84172928</text:p>
          </table:table-cell>
          <table:table-cell office:value-type="float" office:value="-33.36362789" calcext:value-type="float">
            <text:p>-33.36362789</text:p>
          </table:table-cell>
          <table:table-cell office:value-type="float" office:value="27.5895794" calcext:value-type="float">
            <text:p>27.5895794</text:p>
          </table:table-cell>
          <table:table-cell office:value-type="float" office:value="0.481529" calcext:value-type="float">
            <text:p>0.481529</text:p>
          </table:table-cell>
          <table:table-cell office:value-type="float" office:value="6.97155754" calcext:value-type="float">
            <text:p>6.97155754</text:p>
          </table:table-cell>
          <table:table-cell office:value-type="float" office:value="9.46882439" calcext:value-type="float">
            <text:p>9.46882439</text:p>
          </table:table-cell>
          <table:table-cell office:value-type="float" office:value="0" calcext:value-type="float">
            <text:p>0</text:p>
          </table:table-cell>
          <table:table-cell office:value-type="float" office:value="29.26848959" calcext:value-type="float">
            <text:p>29.26848959</text:p>
          </table:table-cell>
          <table:table-cell office:value-type="float" office:value="4.98365622" calcext:value-type="float">
            <text:p>4.98365622</text:p>
          </table:table-cell>
          <table:table-cell office:value-type="float" office:value="5.01667487" calcext:value-type="float">
            <text:p>5.01667487</text:p>
          </table:table-cell>
          <table:table-cell office:value-type="float" office:value="58.70016734" calcext:value-type="float">
            <text:p>58.70016734</text:p>
          </table:table-cell>
          <table:table-cell office:value-type="float" office:value="1.02451119" calcext:value-type="float">
            <text:p>1.02451119</text:p>
          </table:table-cell>
          <table:table-cell office:value-type="float" office:value="16.8849784" calcext:value-type="float">
            <text:p>16.8849784</text:p>
          </table:table-cell>
          <table:table-cell office:value-type="float" office:value="-18.38628536" calcext:value-type="float">
            <text:p>-18.38628536</text:p>
          </table:table-cell>
          <table:table-cell office:value-type="float" office:value="0" calcext:value-type="float">
            <text:p>0</text:p>
          </table:table-cell>
          <table:table-cell office:value-type="float" office:value="-0.02899221" calcext:value-type="float">
            <text:p>-0.02899221</text:p>
          </table:table-cell>
          <table:table-cell office:value-type="float" office:value="1.64644387" calcext:value-type="float">
            <text:p>1.64644387</text:p>
          </table:table-cell>
          <table:table-cell office:value-type="float" office:value="-0.9379252" calcext:value-type="float">
            <text:p>-0.9379252</text:p>
          </table:table-cell>
          <table:table-cell office:value-type="float" office:value="-0.05384143" calcext:value-type="float">
            <text:p>-0.05384143</text:p>
          </table:table-cell>
          <table:table-cell office:value-type="float" office:value="2.18977035" calcext:value-type="float">
            <text:p>2.18977035</text:p>
          </table:table-cell>
          <table:table-cell office:value-type="float" office:value="-0.99654553" calcext:value-type="float">
            <text:p>-0.99654553</text:p>
          </table:table-cell>
          <table:table-cell office:value-type="float" office:value="-0.0476313" calcext:value-type="float">
            <text:p>-0.0476313</text:p>
          </table:table-cell>
          <table:table-cell office:value-type="float" office:value="4.00316363" calcext:value-type="float">
            <text:p>4.00316363</text:p>
          </table:table-cell>
          <table:table-cell office:value-type="float" office:value="-0.99654553" calcext:value-type="float">
            <text:p>-0.99654553</text:p>
          </table:table-cell>
          <table:table-cell office:value-type="float" office:value="-0.0331352" calcext:value-type="float">
            <text:p>-0.0331352</text:p>
          </table:table-cell>
          <table:table-cell office:value-type="float" office:value="4.00316363" calcext:value-type="float">
            <text:p>4.00316363</text:p>
          </table:table-cell>
          <table:table-cell office:value-type="float" office:value="-0.82068455" calcext:value-type="float">
            <text:p>-0.82068455</text:p>
          </table:table-cell>
          <table:table-cell office:value-type="float" office:value="-0.02692217" calcext:value-type="float">
            <text:p>-0.02692217</text:p>
          </table:table-cell>
          <table:table-cell office:value-type="float" office:value="3.35742835" calcext:value-type="float">
            <text:p>3.35742835</text:p>
          </table:table-cell>
          <table:table-cell office:value-type="float" office:value="-0.76206423" calcext:value-type="float">
            <text:p>-0.76206423</text:p>
          </table:table-cell>
          <table:table-cell office:value-type="float" office:value="-0.01656615" calcext:value-type="float">
            <text:p>-0.01656615</text:p>
          </table:table-cell>
          <table:table-cell office:value-type="float" office:value="2.55034156" calcext:value-type="float">
            <text:p>2.55034156</text:p>
          </table:table-cell>
          <table:table-cell office:value-type="float" office:value="-0.7034439" calcext:value-type="float">
            <text:p>-0.7034439</text:p>
          </table:table-cell>
          <table:table-cell office:value-type="float" office:value="-0.20708846" calcext:value-type="float">
            <text:p>-0.20708846</text:p>
          </table:table-cell>
          <table:table-cell office:value-type="float" office:value="18.62490239" calcext:value-type="float">
            <text:p>18.62490239</text:p>
          </table:table-cell>
          <table:table-cell office:value-type="float" office:value="-5.21645859" calcext:value-type="float">
            <text:p>-5.21645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23524779" calcext:value-type="float">
            <text:p>-23.23524779</text:p>
          </table:table-cell>
          <table:table-cell office:value-type="float" office:value="-3.5203925" calcext:value-type="float">
            <text:p>-3.5203925</text:p>
          </table:table-cell>
          <table:table-cell office:value-type="float" office:value="0.00351476" calcext:value-type="float">
            <text:p>0.00351476</text:p>
          </table:table-cell>
          <table:table-cell office:value-type="float" office:value="-12.35469635" calcext:value-type="float">
            <text:p>-12.35469635</text:p>
          </table:table-cell>
          <table:table-cell office:value-type="float" office:value="-57.30455103" calcext:value-type="float">
            <text:p>-57.30455103</text:p>
          </table:table-cell>
          <table:table-cell office:value-type="float" office:value="-55.81702849" calcext:value-type="float">
            <text:p>-55.81702849</text:p>
          </table:table-cell>
          <table:table-cell office:value-type="float" office:value="91.06149906" calcext:value-type="float">
            <text:p>91.06149906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66435178" calcext:value-type="float">
            <text:p>-34.66435178</text:p>
          </table:table-cell>
          <table:table-cell office:value-type="float" office:value="-54.71995186" calcext:value-type="float">
            <text:p>-54.71995186</text:p>
          </table:table-cell>
          <table:table-cell office:value-type="float" office:value="-68.85056908" calcext:value-type="float">
            <text:p>-68.85056908</text:p>
          </table:table-cell>
          <table:table-cell office:value-type="float" office:value="53.4319617" calcext:value-type="float">
            <text:p>53.4319617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666667" calcext:value-type="float">
            <text:p>4.01666667</text:p>
          </table:table-cell>
          <table:table-cell office:value-type="float" office:value="-3.59343118" calcext:value-type="float">
            <text:p>-3.59343118</text:p>
          </table:table-cell>
          <table:table-cell office:value-type="float" office:value="15.26030141" calcext:value-type="float">
            <text:p>15.26030141</text:p>
          </table:table-cell>
          <table:table-cell office:value-type="float" office:value="-76.84862892" calcext:value-type="float">
            <text:p>-76.84862892</text:p>
          </table:table-cell>
          <table:table-cell office:value-type="float" office:value="0.04621251" calcext:value-type="float">
            <text:p>0.04621251</text:p>
          </table:table-cell>
          <table:table-cell office:value-type="float" office:value="0.95092187" calcext:value-type="float">
            <text:p>0.95092187</text:p>
          </table:table-cell>
          <table:table-cell office:value-type="float" office:value="-0.65117725" calcext:value-type="float">
            <text:p>-0.65117725</text:p>
          </table:table-cell>
          <table:table-cell office:value-type="float" office:value="23.92907751" calcext:value-type="float">
            <text:p>23.92907751</text:p>
          </table:table-cell>
          <table:table-cell office:value-type="float" office:value="-6.477673" calcext:value-type="float">
            <text:p>-6.477673</text:p>
          </table:table-cell>
          <table:table-cell office:value-type="float" office:value="-35.54480273" calcext:value-type="float">
            <text:p>-35.54480273</text:p>
          </table:table-cell>
          <table:table-cell office:value-type="float" office:value="28.56280673" calcext:value-type="float">
            <text:p>28.56280673</text:p>
          </table:table-cell>
          <table:table-cell office:value-type="float" office:value="0.49851502" calcext:value-type="float">
            <text:p>0.49851502</text:p>
          </table:table-cell>
          <table:table-cell office:value-type="float" office:value="6.92053738" calcext:value-type="float">
            <text:p>6.92053738</text:p>
          </table:table-cell>
          <table:table-cell office:value-type="float" office:value="6.89923262" calcext:value-type="float">
            <text:p>6.89923262</text:p>
          </table:table-cell>
          <table:table-cell office:value-type="float" office:value="0" calcext:value-type="float">
            <text:p>0</text:p>
          </table:table-cell>
          <table:table-cell office:value-type="float" office:value="34.05228521" calcext:value-type="float">
            <text:p>34.05228521</text:p>
          </table:table-cell>
          <table:table-cell office:value-type="float" office:value="6.41663803" calcext:value-type="float">
            <text:p>6.41663803</text:p>
          </table:table-cell>
          <table:table-cell office:value-type="float" office:value="8.55289816" calcext:value-type="float">
            <text:p>8.55289816</text:p>
          </table:table-cell>
          <table:table-cell office:value-type="float" office:value="58.37166171" calcext:value-type="float">
            <text:p>58.37166171</text:p>
          </table:table-cell>
          <table:table-cell office:value-type="float" office:value="1.01877769" calcext:value-type="float">
            <text:p>1.01877769</text:p>
          </table:table-cell>
          <table:table-cell office:value-type="float" office:value="17.89410649" calcext:value-type="float">
            <text:p>17.89410649</text:p>
          </table:table-cell>
          <table:table-cell office:value-type="float" office:value="-18.15567675" calcext:value-type="float">
            <text:p>-18.15567675</text:p>
          </table:table-cell>
          <table:table-cell office:value-type="float" office:value="0" calcext:value-type="float">
            <text:p>0</text:p>
          </table:table-cell>
          <table:table-cell office:value-type="float" office:value="-0.02890315" calcext:value-type="float">
            <text:p>-0.02890315</text:p>
          </table:table-cell>
          <table:table-cell office:value-type="float" office:value="1.85244091" calcext:value-type="float">
            <text:p>1.85244091</text:p>
          </table:table-cell>
          <table:table-cell office:value-type="float" office:value="-2.00473106" calcext:value-type="float">
            <text:p>-2.00473106</text:p>
          </table:table-cell>
          <table:table-cell office:value-type="float" office:value="-0.05367605" calcext:value-type="float">
            <text:p>-0.05367605</text:p>
          </table:table-cell>
          <table:table-cell office:value-type="float" office:value="2.46374641" calcext:value-type="float">
            <text:p>2.46374641</text:p>
          </table:table-cell>
          <table:table-cell office:value-type="float" office:value="-2.13002675" calcext:value-type="float">
            <text:p>-2.13002675</text:p>
          </table:table-cell>
          <table:table-cell office:value-type="float" office:value="-0.04748499" calcext:value-type="float">
            <text:p>-0.04748499</text:p>
          </table:table-cell>
          <table:table-cell office:value-type="float" office:value="4.50402483" calcext:value-type="float">
            <text:p>4.50402483</text:p>
          </table:table-cell>
          <table:table-cell office:value-type="float" office:value="-2.13002675" calcext:value-type="float">
            <text:p>-2.13002675</text:p>
          </table:table-cell>
          <table:table-cell office:value-type="float" office:value="-0.03303341" calcext:value-type="float">
            <text:p>-0.03303341</text:p>
          </table:table-cell>
          <table:table-cell office:value-type="float" office:value="4.50402483" calcext:value-type="float">
            <text:p>4.50402483</text:p>
          </table:table-cell>
          <table:table-cell office:value-type="float" office:value="-1.75413968" calcext:value-type="float">
            <text:p>-1.75413968</text:p>
          </table:table-cell>
          <table:table-cell office:value-type="float" office:value="-0.02683947" calcext:value-type="float">
            <text:p>-0.02683947</text:p>
          </table:table-cell>
          <table:table-cell office:value-type="float" office:value="3.7774975" calcext:value-type="float">
            <text:p>3.7774975</text:p>
          </table:table-cell>
          <table:table-cell office:value-type="float" office:value="-1.62884399" calcext:value-type="float">
            <text:p>-1.62884399</text:p>
          </table:table-cell>
          <table:table-cell office:value-type="float" office:value="-0.01651526" calcext:value-type="float">
            <text:p>-0.01651526</text:p>
          </table:table-cell>
          <table:table-cell office:value-type="float" office:value="2.86943097" calcext:value-type="float">
            <text:p>2.86943097</text:p>
          </table:table-cell>
          <table:table-cell office:value-type="float" office:value="-1.50354829" calcext:value-type="float">
            <text:p>-1.50354829</text:p>
          </table:table-cell>
          <table:table-cell office:value-type="float" office:value="-0.20645234" calcext:value-type="float">
            <text:p>-0.20645234</text:p>
          </table:table-cell>
          <table:table-cell office:value-type="float" office:value="20.95518206" calcext:value-type="float">
            <text:p>20.95518206</text:p>
          </table:table-cell>
          <table:table-cell office:value-type="float" office:value="-11.14971274" calcext:value-type="float">
            <text:p>-11.14971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70563081" calcext:value-type="float">
            <text:p>-21.70563081</text:p>
          </table:table-cell>
          <table:table-cell office:value-type="float" office:value="-4.40694743" calcext:value-type="float">
            <text:p>-4.40694743</text:p>
          </table:table-cell>
          <table:table-cell office:value-type="float" office:value="1.83003946" calcext:value-type="float">
            <text:p>1.83003946</text:p>
          </table:table-cell>
          <table:table-cell office:value-type="float" office:value="-2.48767867" calcext:value-type="float">
            <text:p>-2.48767867</text:p>
          </table:table-cell>
          <table:table-cell office:value-type="float" office:value="-57.42981265" calcext:value-type="float">
            <text:p>-57.42981265</text:p>
          </table:table-cell>
          <table:table-cell office:value-type="float" office:value="-47.32707647" calcext:value-type="float">
            <text:p>-47.32707647</text:p>
          </table:table-cell>
          <table:table-cell office:value-type="float" office:value="87.88090882" calcext:value-type="float">
            <text:p>87.8809088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12167088" calcext:value-type="float">
            <text:p>-45.12167088</text:p>
          </table:table-cell>
          <table:table-cell office:value-type="float" office:value="-50.81169471" calcext:value-type="float">
            <text:p>-50.81169471</text:p>
          </table:table-cell>
          <table:table-cell office:value-type="float" office:value="-80.48488774" calcext:value-type="float">
            <text:p>-80.48488774</text:p>
          </table:table-cell>
          <table:table-cell office:value-type="float" office:value="62.09523584" calcext:value-type="float">
            <text:p>62.0952358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333333" calcext:value-type="float">
            <text:p>4.03333333</text:p>
          </table:table-cell>
          <table:table-cell office:value-type="float" office:value="-3.9734071" calcext:value-type="float">
            <text:p>-3.9734071</text:p>
          </table:table-cell>
          <table:table-cell office:value-type="float" office:value="16.06423801" calcext:value-type="float">
            <text:p>16.06423801</text:p>
          </table:table-cell>
          <table:table-cell office:value-type="float" office:value="-75.05447583" calcext:value-type="float">
            <text:p>-75.05447583</text:p>
          </table:table-cell>
          <table:table-cell office:value-type="float" office:value="0.04964021" calcext:value-type="float">
            <text:p>0.04964021</text:p>
          </table:table-cell>
          <table:table-cell office:value-type="float" office:value="0.94971411" calcext:value-type="float">
            <text:p>0.94971411</text:p>
          </table:table-cell>
          <table:table-cell office:value-type="float" office:value="-0.65155966" calcext:value-type="float">
            <text:p>-0.65155966</text:p>
          </table:table-cell>
          <table:table-cell office:value-type="float" office:value="25.11450991" calcext:value-type="float">
            <text:p>25.11450991</text:p>
          </table:table-cell>
          <table:table-cell office:value-type="float" office:value="-7.19258056" calcext:value-type="float">
            <text:p>-7.19258056</text:p>
          </table:table-cell>
          <table:table-cell office:value-type="float" office:value="-36.38479473" calcext:value-type="float">
            <text:p>-36.38479473</text:p>
          </table:table-cell>
          <table:table-cell office:value-type="float" office:value="29.61016898" calcext:value-type="float">
            <text:p>29.61016898</text:p>
          </table:table-cell>
          <table:table-cell office:value-type="float" office:value="0.51679494" calcext:value-type="float">
            <text:p>0.51679494</text:p>
          </table:table-cell>
          <table:table-cell office:value-type="float" office:value="7.10338129" calcext:value-type="float">
            <text:p>7.10338129</text:p>
          </table:table-cell>
          <table:table-cell office:value-type="float" office:value="3.78352924" calcext:value-type="float">
            <text:p>3.78352924</text:p>
          </table:table-cell>
          <table:table-cell office:value-type="float" office:value="0" calcext:value-type="float">
            <text:p>0</text:p>
          </table:table-cell>
          <table:table-cell office:value-type="float" office:value="37.47473894" calcext:value-type="float">
            <text:p>37.47473894</text:p>
          </table:table-cell>
          <table:table-cell office:value-type="float" office:value="8.0812906" calcext:value-type="float">
            <text:p>8.0812906</text:p>
          </table:table-cell>
          <table:table-cell office:value-type="float" office:value="11.20895309" calcext:value-type="float">
            <text:p>11.20895309</text:p>
          </table:table-cell>
          <table:table-cell office:value-type="float" office:value="57.14587533" calcext:value-type="float">
            <text:p>57.14587533</text:p>
          </table:table-cell>
          <table:table-cell office:value-type="float" office:value="0.99738368" calcext:value-type="float">
            <text:p>0.99738368</text:p>
          </table:table-cell>
          <table:table-cell office:value-type="float" office:value="18.42697953" calcext:value-type="float">
            <text:p>18.42697953</text:p>
          </table:table-cell>
          <table:table-cell office:value-type="float" office:value="-17.64429867" calcext:value-type="float">
            <text:p>-17.64429867</text:p>
          </table:table-cell>
          <table:table-cell office:value-type="float" office:value="0" calcext:value-type="float">
            <text:p>0</text:p>
          </table:table-cell>
          <table:table-cell office:value-type="float" office:value="-0.02815284" calcext:value-type="float">
            <text:p>-0.02815284</text:p>
          </table:table-cell>
          <table:table-cell office:value-type="float" office:value="1.96827468" calcext:value-type="float">
            <text:p>1.96827468</text:p>
          </table:table-cell>
          <table:table-cell office:value-type="float" office:value="-2.51524452" calcext:value-type="float">
            <text:p>-2.51524452</text:p>
          </table:table-cell>
          <table:table-cell office:value-type="float" office:value="-0.05228264" calcext:value-type="float">
            <text:p>-0.05228264</text:p>
          </table:table-cell>
          <table:table-cell office:value-type="float" office:value="2.61780533" calcext:value-type="float">
            <text:p>2.61780533</text:p>
          </table:table-cell>
          <table:table-cell office:value-type="float" office:value="-2.6724473" calcext:value-type="float">
            <text:p>-2.6724473</text:p>
          </table:table-cell>
          <table:table-cell office:value-type="float" office:value="-0.04625231" calcext:value-type="float">
            <text:p>-0.04625231</text:p>
          </table:table-cell>
          <table:table-cell office:value-type="float" office:value="4.78566307" calcext:value-type="float">
            <text:p>4.78566307</text:p>
          </table:table-cell>
          <table:table-cell office:value-type="float" office:value="-2.6724473" calcext:value-type="float">
            <text:p>-2.6724473</text:p>
          </table:table-cell>
          <table:table-cell office:value-type="float" office:value="-0.03217588" calcext:value-type="float">
            <text:p>-0.03217588</text:p>
          </table:table-cell>
          <table:table-cell office:value-type="float" office:value="4.78566307" calcext:value-type="float">
            <text:p>4.78566307</text:p>
          </table:table-cell>
          <table:table-cell office:value-type="float" office:value="-2.20083896" calcext:value-type="float">
            <text:p>-2.20083896</text:p>
          </table:table-cell>
          <table:table-cell office:value-type="float" office:value="-0.02614273" calcext:value-type="float">
            <text:p>-0.02614273</text:p>
          </table:table-cell>
          <table:table-cell office:value-type="float" office:value="4.01370573" calcext:value-type="float">
            <text:p>4.01370573</text:p>
          </table:table-cell>
          <table:table-cell office:value-type="float" office:value="-2.04363617" calcext:value-type="float">
            <text:p>-2.04363617</text:p>
          </table:table-cell>
          <table:table-cell office:value-type="float" office:value="-0.01608653" calcext:value-type="float">
            <text:p>-0.01608653</text:p>
          </table:table-cell>
          <table:table-cell office:value-type="float" office:value="3.04885748" calcext:value-type="float">
            <text:p>3.04885748</text:p>
          </table:table-cell>
          <table:table-cell office:value-type="float" office:value="-1.88643339" calcext:value-type="float">
            <text:p>-1.88643339</text:p>
          </table:table-cell>
          <table:table-cell office:value-type="float" office:value="-0.20109294" calcext:value-type="float">
            <text:p>-0.20109294</text:p>
          </table:table-cell>
          <table:table-cell office:value-type="float" office:value="22.26551687" calcext:value-type="float">
            <text:p>22.26551687</text:p>
          </table:table-cell>
          <table:table-cell office:value-type="float" office:value="-13.98903545" calcext:value-type="float">
            <text:p>-13.98903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97440031" calcext:value-type="float">
            <text:p>-20.97440031</text:p>
          </table:table-cell>
          <table:table-cell office:value-type="float" office:value="-4.19897836" calcext:value-type="float">
            <text:p>-4.19897836</text:p>
          </table:table-cell>
          <table:table-cell office:value-type="float" office:value="1.99612446" calcext:value-type="float">
            <text:p>1.99612446</text:p>
          </table:table-cell>
          <table:table-cell office:value-type="float" office:value="1.9428495" calcext:value-type="float">
            <text:p>1.9428495</text:p>
          </table:table-cell>
          <table:table-cell office:value-type="float" office:value="-56.47630919" calcext:value-type="float">
            <text:p>-56.47630919</text:p>
          </table:table-cell>
          <table:table-cell office:value-type="float" office:value="-43.57017758" calcext:value-type="float">
            <text:p>-43.57017758</text:p>
          </table:table-cell>
          <table:table-cell office:value-type="float" office:value="85.661462" calcext:value-type="float">
            <text:p>85.66146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98474242" calcext:value-type="float">
            <text:p>-48.98474242</text:p>
          </table:table-cell>
          <table:table-cell office:value-type="float" office:value="-50.11231625" calcext:value-type="float">
            <text:p>-50.11231625</text:p>
          </table:table-cell>
          <table:table-cell office:value-type="float" office:value="-86.16934132" calcext:value-type="float">
            <text:p>-86.16934132</text:p>
          </table:table-cell>
          <table:table-cell office:value-type="float" office:value="67.25972415" calcext:value-type="float">
            <text:p>67.2597241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-3.59450192" calcext:value-type="float">
            <text:p>-3.59450192</text:p>
          </table:table-cell>
          <table:table-cell office:value-type="float" office:value="16.31242503" calcext:value-type="float">
            <text:p>16.31242503</text:p>
          </table:table-cell>
          <table:table-cell office:value-type="float" office:value="-74.92532717" calcext:value-type="float">
            <text:p>-74.92532717</text:p>
          </table:table-cell>
          <table:table-cell office:value-type="float" office:value="0.05088195" calcext:value-type="float">
            <text:p>0.05088195</text:p>
          </table:table-cell>
          <table:table-cell office:value-type="float" office:value="0.94941712" calcext:value-type="float">
            <text:p>0.94941712</text:p>
          </table:table-cell>
          <table:table-cell office:value-type="float" office:value="-0.64894588" calcext:value-type="float">
            <text:p>-0.64894588</text:p>
          </table:table-cell>
          <table:table-cell office:value-type="float" office:value="25.5320429" calcext:value-type="float">
            <text:p>25.5320429</text:p>
          </table:table-cell>
          <table:table-cell office:value-type="float" office:value="-7.96238303" calcext:value-type="float">
            <text:p>-7.96238303</text:p>
          </table:table-cell>
          <table:table-cell office:value-type="float" office:value="-36.46723986" calcext:value-type="float">
            <text:p>-36.46723986</text:p>
          </table:table-cell>
          <table:table-cell office:value-type="float" office:value="30.6510865" calcext:value-type="float">
            <text:p>30.6510865</text:p>
          </table:table-cell>
          <table:table-cell office:value-type="float" office:value="0.53496238" calcext:value-type="float">
            <text:p>0.53496238</text:p>
          </table:table-cell>
          <table:table-cell office:value-type="float" office:value="7.50569322" calcext:value-type="float">
            <text:p>7.50569322</text:p>
          </table:table-cell>
          <table:table-cell office:value-type="float" office:value="1.770374" calcext:value-type="float">
            <text:p>1.770374</text:p>
          </table:table-cell>
          <table:table-cell office:value-type="float" office:value="0" calcext:value-type="float">
            <text:p>0</text:p>
          </table:table-cell>
          <table:table-cell office:value-type="float" office:value="39.59631616" calcext:value-type="float">
            <text:p>39.59631616</text:p>
          </table:table-cell>
          <table:table-cell office:value-type="float" office:value="9.44223976" calcext:value-type="float">
            <text:p>9.44223976</text:p>
          </table:table-cell>
          <table:table-cell office:value-type="float" office:value="12.58822606" calcext:value-type="float">
            <text:p>12.58822606</text:p>
          </table:table-cell>
          <table:table-cell office:value-type="float" office:value="55.02133033" calcext:value-type="float">
            <text:p>55.02133033</text:p>
          </table:table-cell>
          <table:table-cell office:value-type="float" office:value="0.96030337" calcext:value-type="float">
            <text:p>0.96030337</text:p>
          </table:table-cell>
          <table:table-cell office:value-type="float" office:value="18.71767802" calcext:value-type="float">
            <text:p>18.71767802</text:p>
          </table:table-cell>
          <table:table-cell office:value-type="float" office:value="-16.98459986" calcext:value-type="float">
            <text:p>-16.98459986</text:p>
          </table:table-cell>
          <table:table-cell office:value-type="float" office:value="0" calcext:value-type="float">
            <text:p>0</text:p>
          </table:table-cell>
          <table:table-cell office:value-type="float" office:value="-0.02859437" calcext:value-type="float">
            <text:p>-0.02859437</text:p>
          </table:table-cell>
          <table:table-cell office:value-type="float" office:value="1.99657444" calcext:value-type="float">
            <text:p>1.99657444</text:p>
          </table:table-cell>
          <table:table-cell office:value-type="float" office:value="-2.53290483" calcext:value-type="float">
            <text:p>-2.53290483</text:p>
          </table:table-cell>
          <table:table-cell office:value-type="float" office:value="-0.05310261" calcext:value-type="float">
            <text:p>-0.05310261</text:p>
          </table:table-cell>
          <table:table-cell office:value-type="float" office:value="2.655444" calcext:value-type="float">
            <text:p>2.655444</text:p>
          </table:table-cell>
          <table:table-cell office:value-type="float" office:value="-2.69121139" calcext:value-type="float">
            <text:p>-2.69121139</text:p>
          </table:table-cell>
          <table:table-cell office:value-type="float" office:value="-0.04697769" calcext:value-type="float">
            <text:p>-0.04697769</text:p>
          </table:table-cell>
          <table:table-cell office:value-type="float" office:value="4.85447109" calcext:value-type="float">
            <text:p>4.85447109</text:p>
          </table:table-cell>
          <table:table-cell office:value-type="float" office:value="-2.69121139" calcext:value-type="float">
            <text:p>-2.69121139</text:p>
          </table:table-cell>
          <table:table-cell office:value-type="float" office:value="-0.03268051" calcext:value-type="float">
            <text:p>-0.03268051</text:p>
          </table:table-cell>
          <table:table-cell office:value-type="float" office:value="4.85447109" calcext:value-type="float">
            <text:p>4.85447109</text:p>
          </table:table-cell>
          <table:table-cell office:value-type="float" office:value="-2.21629173" calcext:value-type="float">
            <text:p>-2.21629173</text:p>
          </table:table-cell>
          <table:table-cell office:value-type="float" office:value="-0.02655273" calcext:value-type="float">
            <text:p>-0.02655273</text:p>
          </table:table-cell>
          <table:table-cell office:value-type="float" office:value="4.0714146" calcext:value-type="float">
            <text:p>4.0714146</text:p>
          </table:table-cell>
          <table:table-cell office:value-type="float" office:value="-2.05798518" calcext:value-type="float">
            <text:p>-2.05798518</text:p>
          </table:table-cell>
          <table:table-cell office:value-type="float" office:value="-0.01633882" calcext:value-type="float">
            <text:p>-0.01633882</text:p>
          </table:table-cell>
          <table:table-cell office:value-type="float" office:value="3.09269381" calcext:value-type="float">
            <text:p>3.09269381</text:p>
          </table:table-cell>
          <table:table-cell office:value-type="float" office:value="-1.89967863" calcext:value-type="float">
            <text:p>-1.89967863</text:p>
          </table:table-cell>
          <table:table-cell office:value-type="float" office:value="-0.20424673" calcext:value-type="float">
            <text:p>-0.20424673</text:p>
          </table:table-cell>
          <table:table-cell office:value-type="float" office:value="22.58564937" calcext:value-type="float">
            <text:p>22.58564937</text:p>
          </table:table-cell>
          <table:table-cell office:value-type="float" office:value="-14.08725681" calcext:value-type="float">
            <text:p>-14.08725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08755926" calcext:value-type="float">
            <text:p>-21.08755926</text:p>
          </table:table-cell>
          <table:table-cell office:value-type="float" office:value="-4.16724716" calcext:value-type="float">
            <text:p>-4.16724716</text:p>
          </table:table-cell>
          <table:table-cell office:value-type="float" office:value="2.00999215" calcext:value-type="float">
            <text:p>2.00999215</text:p>
          </table:table-cell>
          <table:table-cell office:value-type="float" office:value="2.11115222" calcext:value-type="float">
            <text:p>2.11115222</text:p>
          </table:table-cell>
          <table:table-cell office:value-type="float" office:value="-55.28730571" calcext:value-type="float">
            <text:p>-55.28730571</text:p>
          </table:table-cell>
          <table:table-cell office:value-type="float" office:value="-43.17351537" calcext:value-type="float">
            <text:p>-43.17351537</text:p>
          </table:table-cell>
          <table:table-cell office:value-type="float" office:value="84.53434258" calcext:value-type="float">
            <text:p>84.5343425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82502669" calcext:value-type="float">
            <text:p>-48.82502669</text:p>
          </table:table-cell>
          <table:table-cell office:value-type="float" office:value="-52.2171844" calcext:value-type="float">
            <text:p>-52.2171844</text:p>
          </table:table-cell>
          <table:table-cell office:value-type="float" office:value="-88.11357187" calcext:value-type="float">
            <text:p>-88.11357187</text:p>
          </table:table-cell>
          <table:table-cell office:value-type="float" office:value="70.0081931" calcext:value-type="float">
            <text:p>70.008193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6667" calcext:value-type="float">
            <text:p>4.06666667</text:p>
          </table:table-cell>
          <table:table-cell office:value-type="float" office:value="-2.78952986" calcext:value-type="float">
            <text:p>-2.78952986</text:p>
          </table:table-cell>
          <table:table-cell office:value-type="float" office:value="16.39331381" calcext:value-type="float">
            <text:p>16.39331381</text:p>
          </table:table-cell>
          <table:table-cell office:value-type="float" office:value="-75.74021529" calcext:value-type="float">
            <text:p>-75.74021529</text:p>
          </table:table-cell>
          <table:table-cell office:value-type="float" office:value="0.05011085" calcext:value-type="float">
            <text:p>0.05011085</text:p>
          </table:table-cell>
          <table:table-cell office:value-type="float" office:value="0.94946733" calcext:value-type="float">
            <text:p>0.94946733</text:p>
          </table:table-cell>
          <table:table-cell office:value-type="float" office:value="-0.64436965" calcext:value-type="float">
            <text:p>-0.64436965</text:p>
          </table:table-cell>
          <table:table-cell office:value-type="float" office:value="25.88547287" calcext:value-type="float">
            <text:p>25.88547287</text:p>
          </table:table-cell>
          <table:table-cell office:value-type="float" office:value="-8.37900732" calcext:value-type="float">
            <text:p>-8.37900732</text:p>
          </table:table-cell>
          <table:table-cell office:value-type="float" office:value="-34.74589897" calcext:value-type="float">
            <text:p>-34.74589897</text:p>
          </table:table-cell>
          <table:table-cell office:value-type="float" office:value="31.58003542" calcext:value-type="float">
            <text:p>31.58003542</text:p>
          </table:table-cell>
          <table:table-cell office:value-type="float" office:value="0.5511756" calcext:value-type="float">
            <text:p>0.5511756</text:p>
          </table:table-cell>
          <table:table-cell office:value-type="float" office:value="7.48664731" calcext:value-type="float">
            <text:p>7.48664731</text:p>
          </table:table-cell>
          <table:table-cell office:value-type="float" office:value="-1.70209579" calcext:value-type="float">
            <text:p>-1.70209579</text:p>
          </table:table-cell>
          <table:table-cell office:value-type="float" office:value="0" calcext:value-type="float">
            <text:p>0</text:p>
          </table:table-cell>
          <table:table-cell office:value-type="float" office:value="40.96699056" calcext:value-type="float">
            <text:p>40.96699056</text:p>
          </table:table-cell>
          <table:table-cell office:value-type="float" office:value="10.5026382" calcext:value-type="float">
            <text:p>10.5026382</text:p>
          </table:table-cell>
          <table:table-cell office:value-type="float" office:value="13.37536073" calcext:value-type="float">
            <text:p>13.37536073</text:p>
          </table:table-cell>
          <table:table-cell office:value-type="float" office:value="52.03268689" calcext:value-type="float">
            <text:p>52.03268689</text:p>
          </table:table-cell>
          <table:table-cell office:value-type="float" office:value="0.9081417" calcext:value-type="float">
            <text:p>0.9081417</text:p>
          </table:table-cell>
          <table:table-cell office:value-type="float" office:value="18.54263879" calcext:value-type="float">
            <text:p>18.54263879</text:p>
          </table:table-cell>
          <table:table-cell office:value-type="float" office:value="-16.72464449" calcext:value-type="float">
            <text:p>-16.72464449</text:p>
          </table:table-cell>
          <table:table-cell office:value-type="float" office:value="0" calcext:value-type="float">
            <text:p>0</text:p>
          </table:table-cell>
          <table:table-cell office:value-type="float" office:value="-0.02844252" calcext:value-type="float">
            <text:p>-0.02844252</text:p>
          </table:table-cell>
          <table:table-cell office:value-type="float" office:value="1.95548679" calcext:value-type="float">
            <text:p>1.95548679</text:p>
          </table:table-cell>
          <table:table-cell office:value-type="float" office:value="-2.37364956" calcext:value-type="float">
            <text:p>-2.37364956</text:p>
          </table:table-cell>
          <table:table-cell office:value-type="float" office:value="-0.05282059" calcext:value-type="float">
            <text:p>-0.05282059</text:p>
          </table:table-cell>
          <table:table-cell office:value-type="float" office:value="2.60079743" calcext:value-type="float">
            <text:p>2.60079743</text:p>
          </table:table-cell>
          <table:table-cell office:value-type="float" office:value="-2.52200266" calcext:value-type="float">
            <text:p>-2.52200266</text:p>
          </table:table-cell>
          <table:table-cell office:value-type="float" office:value="-0.04672821" calcext:value-type="float">
            <text:p>-0.04672821</text:p>
          </table:table-cell>
          <table:table-cell office:value-type="float" office:value="4.75457058" calcext:value-type="float">
            <text:p>4.75457058</text:p>
          </table:table-cell>
          <table:table-cell office:value-type="float" office:value="-2.52200266" calcext:value-type="float">
            <text:p>-2.52200266</text:p>
          </table:table-cell>
          <table:table-cell office:value-type="float" office:value="-0.03250695" calcext:value-type="float">
            <text:p>-0.03250695</text:p>
          </table:table-cell>
          <table:table-cell office:value-type="float" office:value="4.75457058" calcext:value-type="float">
            <text:p>4.75457058</text:p>
          </table:table-cell>
          <table:table-cell office:value-type="float" office:value="-2.07694336" calcext:value-type="float">
            <text:p>-2.07694336</text:p>
          </table:table-cell>
          <table:table-cell office:value-type="float" office:value="-0.02641172" calcext:value-type="float">
            <text:p>-0.02641172</text:p>
          </table:table-cell>
          <table:table-cell office:value-type="float" office:value="3.98762866" calcext:value-type="float">
            <text:p>3.98762866</text:p>
          </table:table-cell>
          <table:table-cell office:value-type="float" office:value="-1.92859027" calcext:value-type="float">
            <text:p>-1.92859027</text:p>
          </table:table-cell>
          <table:table-cell office:value-type="float" office:value="-0.01625205" calcext:value-type="float">
            <text:p>-0.01625205</text:p>
          </table:table-cell>
          <table:table-cell office:value-type="float" office:value="3.02904904" calcext:value-type="float">
            <text:p>3.02904904</text:p>
          </table:table-cell>
          <table:table-cell office:value-type="float" office:value="-1.78023717" calcext:value-type="float">
            <text:p>-1.78023717</text:p>
          </table:table-cell>
          <table:table-cell office:value-type="float" office:value="-0.20316204" calcext:value-type="float">
            <text:p>-0.20316204</text:p>
          </table:table-cell>
          <table:table-cell office:value-type="float" office:value="22.12085766" calcext:value-type="float">
            <text:p>22.12085766</text:p>
          </table:table-cell>
          <table:table-cell office:value-type="float" office:value="-13.20152675" calcext:value-type="float">
            <text:p>-13.20152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3281327" calcext:value-type="float">
            <text:p>-21.53281327</text:p>
          </table:table-cell>
          <table:table-cell office:value-type="float" office:value="-3.74323972" calcext:value-type="float">
            <text:p>-3.74323972</text:p>
          </table:table-cell>
          <table:table-cell office:value-type="float" office:value="1.21399524" calcext:value-type="float">
            <text:p>1.21399524</text:p>
          </table:table-cell>
          <table:table-cell office:value-type="float" office:value="1.04749552" calcext:value-type="float">
            <text:p>1.04749552</text:p>
          </table:table-cell>
          <table:table-cell office:value-type="float" office:value="-53.85809844" calcext:value-type="float">
            <text:p>-53.85809844</text:p>
          </table:table-cell>
          <table:table-cell office:value-type="float" office:value="-43.28519864" calcext:value-type="float">
            <text:p>-43.28519864</text:p>
          </table:table-cell>
          <table:table-cell office:value-type="float" office:value="83.80434951" calcext:value-type="float">
            <text:p>83.8043495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65016491" calcext:value-type="float">
            <text:p>-47.65016491</text:p>
          </table:table-cell>
          <table:table-cell office:value-type="float" office:value="-55.29845027" calcext:value-type="float">
            <text:p>-55.29845027</text:p>
          </table:table-cell>
          <table:table-cell office:value-type="float" office:value="-88.55879555" calcext:value-type="float">
            <text:p>-88.55879555</text:p>
          </table:table-cell>
          <table:table-cell office:value-type="float" office:value="71.51466335" calcext:value-type="float">
            <text:p>71.5146633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333333" calcext:value-type="float">
            <text:p>4.08333333</text:p>
          </table:table-cell>
          <table:table-cell office:value-type="float" office:value="-2.06395332" calcext:value-type="float">
            <text:p>-2.06395332</text:p>
          </table:table-cell>
          <table:table-cell office:value-type="float" office:value="16.50838861" calcext:value-type="float">
            <text:p>16.50838861</text:p>
          </table:table-cell>
          <table:table-cell office:value-type="float" office:value="-76.38854711" calcext:value-type="float">
            <text:p>-76.38854711</text:p>
          </table:table-cell>
          <table:table-cell office:value-type="float" office:value="0.04916315" calcext:value-type="float">
            <text:p>0.04916315</text:p>
          </table:table-cell>
          <table:table-cell office:value-type="float" office:value="0.94975715" calcext:value-type="float">
            <text:p>0.94975715</text:p>
          </table:table-cell>
          <table:table-cell office:value-type="float" office:value="-0.63881834" calcext:value-type="float">
            <text:p>-0.63881834</text:p>
          </table:table-cell>
          <table:table-cell office:value-type="float" office:value="26.09235113" calcext:value-type="float">
            <text:p>26.09235113</text:p>
          </table:table-cell>
          <table:table-cell office:value-type="float" office:value="-8.78816912" calcext:value-type="float">
            <text:p>-8.78816912</text:p>
          </table:table-cell>
          <table:table-cell office:value-type="float" office:value="-33.38916042" calcext:value-type="float">
            <text:p>-33.38916042</text:p>
          </table:table-cell>
          <table:table-cell office:value-type="float" office:value="32.37082065" calcext:value-type="float">
            <text:p>32.37082065</text:p>
          </table:table-cell>
          <table:table-cell office:value-type="float" office:value="0.5649774" calcext:value-type="float">
            <text:p>0.5649774</text:p>
          </table:table-cell>
          <table:table-cell office:value-type="float" office:value="7.44099023" calcext:value-type="float">
            <text:p>7.44099023</text:p>
          </table:table-cell>
          <table:table-cell office:value-type="float" office:value="-4.17772794" calcext:value-type="float">
            <text:p>-4.17772794</text:p>
          </table:table-cell>
          <table:table-cell office:value-type="float" office:value="0" calcext:value-type="float">
            <text:p>0</text:p>
          </table:table-cell>
          <table:table-cell office:value-type="float" office:value="41.87177215" calcext:value-type="float">
            <text:p>41.87177215</text:p>
          </table:table-cell>
          <table:table-cell office:value-type="float" office:value="11.42992054" calcext:value-type="float">
            <text:p>11.42992054</text:p>
          </table:table-cell>
          <table:table-cell office:value-type="float" office:value="14.41205931" calcext:value-type="float">
            <text:p>14.41205931</text:p>
          </table:table-cell>
          <table:table-cell office:value-type="float" office:value="48.32831274" calcext:value-type="float">
            <text:p>48.32831274</text:p>
          </table:table-cell>
          <table:table-cell office:value-type="float" office:value="0.84348818" calcext:value-type="float">
            <text:p>0.84348818</text:p>
          </table:table-cell>
          <table:table-cell office:value-type="float" office:value="17.75083612" calcext:value-type="float">
            <text:p>17.75083612</text:p>
          </table:table-cell>
          <table:table-cell office:value-type="float" office:value="-16.68395805" calcext:value-type="float">
            <text:p>-16.68395805</text:p>
          </table:table-cell>
          <table:table-cell office:value-type="float" office:value="0" calcext:value-type="float">
            <text:p>0</text:p>
          </table:table-cell>
          <table:table-cell office:value-type="float" office:value="-0.02808528" calcext:value-type="float">
            <text:p>-0.02808528</text:p>
          </table:table-cell>
          <table:table-cell office:value-type="float" office:value="1.91086002" calcext:value-type="float">
            <text:p>1.91086002</text:p>
          </table:table-cell>
          <table:table-cell office:value-type="float" office:value="-2.27741346" calcext:value-type="float">
            <text:p>-2.27741346</text:p>
          </table:table-cell>
          <table:table-cell office:value-type="float" office:value="-0.05215717" calcext:value-type="float">
            <text:p>-0.05215717</text:p>
          </table:table-cell>
          <table:table-cell office:value-type="float" office:value="2.54144382" calcext:value-type="float">
            <text:p>2.54144382</text:p>
          </table:table-cell>
          <table:table-cell office:value-type="float" office:value="-2.4197518" calcext:value-type="float">
            <text:p>-2.4197518</text:p>
          </table:table-cell>
          <table:table-cell office:value-type="float" office:value="-0.04614131" calcext:value-type="float">
            <text:p>-0.04614131</text:p>
          </table:table-cell>
          <table:table-cell office:value-type="float" office:value="4.64606504" calcext:value-type="float">
            <text:p>4.64606504</text:p>
          </table:table-cell>
          <table:table-cell office:value-type="float" office:value="-2.4197518" calcext:value-type="float">
            <text:p>-2.4197518</text:p>
          </table:table-cell>
          <table:table-cell office:value-type="float" office:value="-0.03209867" calcext:value-type="float">
            <text:p>-0.03209867</text:p>
          </table:table-cell>
          <table:table-cell office:value-type="float" office:value="4.64606504" calcext:value-type="float">
            <text:p>4.64606504</text:p>
          </table:table-cell>
          <table:table-cell office:value-type="float" office:value="-1.99273678" calcext:value-type="float">
            <text:p>-1.99273678</text:p>
          </table:table-cell>
          <table:table-cell office:value-type="float" office:value="-0.02607999" calcext:value-type="float">
            <text:p>-0.02607999</text:p>
          </table:table-cell>
          <table:table-cell office:value-type="float" office:value="3.89662574" calcext:value-type="float">
            <text:p>3.89662574</text:p>
          </table:table-cell>
          <table:table-cell office:value-type="float" office:value="-1.85039844" calcext:value-type="float">
            <text:p>-1.85039844</text:p>
          </table:table-cell>
          <table:table-cell office:value-type="float" office:value="-0.01604793" calcext:value-type="float">
            <text:p>-0.01604793</text:p>
          </table:table-cell>
          <table:table-cell office:value-type="float" office:value="2.95992216" calcext:value-type="float">
            <text:p>2.95992216</text:p>
          </table:table-cell>
          <table:table-cell office:value-type="float" office:value="-1.70806009" calcext:value-type="float">
            <text:p>-1.70806009</text:p>
          </table:table-cell>
          <table:table-cell office:value-type="float" office:value="-0.20061035" calcext:value-type="float">
            <text:p>-0.20061035</text:p>
          </table:table-cell>
          <table:table-cell office:value-type="float" office:value="21.61603067" calcext:value-type="float">
            <text:p>21.61603067</text:p>
          </table:table-cell>
          <table:table-cell office:value-type="float" office:value="-12.66629044" calcext:value-type="float">
            <text:p>-12.666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726186" calcext:value-type="float">
            <text:p>-21.5726186</text:p>
          </table:table-cell>
          <table:table-cell office:value-type="float" office:value="-3.85742473" calcext:value-type="float">
            <text:p>-3.85742473</text:p>
          </table:table-cell>
          <table:table-cell office:value-type="float" office:value="0.92070951" calcext:value-type="float">
            <text:p>0.92070951</text:p>
          </table:table-cell>
          <table:table-cell office:value-type="float" office:value="-0.41801019" calcext:value-type="float">
            <text:p>-0.41801019</text:p>
          </table:table-cell>
          <table:table-cell office:value-type="float" office:value="-52.49308704" calcext:value-type="float">
            <text:p>-52.49308704</text:p>
          </table:table-cell>
          <table:table-cell office:value-type="float" office:value="-43.49792651" calcext:value-type="float">
            <text:p>-43.49792651</text:p>
          </table:table-cell>
          <table:table-cell office:value-type="float" office:value="83.73408284" calcext:value-type="float">
            <text:p>83.73408284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31052568" calcext:value-type="float">
            <text:p>-46.31052568</text:p>
          </table:table-cell>
          <table:table-cell office:value-type="float" office:value="-57.67723132" calcext:value-type="float">
            <text:p>-57.67723132</text:p>
          </table:table-cell>
          <table:table-cell office:value-type="float" office:value="-88.70300363" calcext:value-type="float">
            <text:p>-88.70300363</text:p>
          </table:table-cell>
          <table:table-cell office:value-type="float" office:value="73.11965153" calcext:value-type="float">
            <text:p>73.1196515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1.71361076" calcext:value-type="float">
            <text:p>-1.71361076</text:p>
          </table:table-cell>
          <table:table-cell office:value-type="float" office:value="16.76332859" calcext:value-type="float">
            <text:p>16.76332859</text:p>
          </table:table-cell>
          <table:table-cell office:value-type="float" office:value="-76.8932953" calcext:value-type="float">
            <text:p>-76.8932953</text:p>
          </table:table-cell>
          <table:table-cell office:value-type="float" office:value="0.04820862" calcext:value-type="float">
            <text:p>0.04820862</text:p>
          </table:table-cell>
          <table:table-cell office:value-type="float" office:value="0.95036562" calcext:value-type="float">
            <text:p>0.95036562</text:p>
          </table:table-cell>
          <table:table-cell office:value-type="float" office:value="-0.63186552" calcext:value-type="float">
            <text:p>-0.63186552</text:p>
          </table:table-cell>
          <table:table-cell office:value-type="float" office:value="26.28521179" calcext:value-type="float">
            <text:p>26.28521179</text:p>
          </table:table-cell>
          <table:table-cell office:value-type="float" office:value="-8.72783149" calcext:value-type="float">
            <text:p>-8.72783149</text:p>
          </table:table-cell>
          <table:table-cell office:value-type="float" office:value="-31.91960956" calcext:value-type="float">
            <text:p>-31.91960956</text:p>
          </table:table-cell>
          <table:table-cell office:value-type="float" office:value="32.76013335" calcext:value-type="float">
            <text:p>32.76013335</text:p>
          </table:table-cell>
          <table:table-cell office:value-type="float" office:value="0.57177219" calcext:value-type="float">
            <text:p>0.57177219</text:p>
          </table:table-cell>
          <table:table-cell office:value-type="float" office:value="7.21771229" calcext:value-type="float">
            <text:p>7.21771229</text:p>
          </table:table-cell>
          <table:table-cell office:value-type="float" office:value="-6.21818208" calcext:value-type="float">
            <text:p>-6.21818208</text:p>
          </table:table-cell>
          <table:table-cell office:value-type="float" office:value="0" calcext:value-type="float">
            <text:p>0</text:p>
          </table:table-cell>
          <table:table-cell office:value-type="float" office:value="42.51250437" calcext:value-type="float">
            <text:p>42.51250437</text:p>
          </table:table-cell>
          <table:table-cell office:value-type="float" office:value="11.85286276" calcext:value-type="float">
            <text:p>11.85286276</text:p>
          </table:table-cell>
          <table:table-cell office:value-type="float" office:value="15.42367438" calcext:value-type="float">
            <text:p>15.42367438</text:p>
          </table:table-cell>
          <table:table-cell office:value-type="float" office:value="44.33643055" calcext:value-type="float">
            <text:p>44.33643055</text:p>
          </table:table-cell>
          <table:table-cell office:value-type="float" office:value="0.77381669" calcext:value-type="float">
            <text:p>0.77381669</text:p>
          </table:table-cell>
          <table:table-cell office:value-type="float" office:value="16.5813191" calcext:value-type="float">
            <text:p>16.5813191</text:p>
          </table:table-cell>
          <table:table-cell office:value-type="float" office:value="-16.39853863" calcext:value-type="float">
            <text:p>-16.39853863</text:p>
          </table:table-cell>
          <table:table-cell office:value-type="float" office:value="0" calcext:value-type="float">
            <text:p>0</text:p>
          </table:table-cell>
          <table:table-cell office:value-type="float" office:value="-0.02442309" calcext:value-type="float">
            <text:p>-0.02442309</text:p>
          </table:table-cell>
          <table:table-cell office:value-type="float" office:value="1.89911955" calcext:value-type="float">
            <text:p>1.89911955</text:p>
          </table:table-cell>
          <table:table-cell office:value-type="float" office:value="-2.25715568" calcext:value-type="float">
            <text:p>-2.25715568</text:p>
          </table:table-cell>
          <table:table-cell office:value-type="float" office:value="-0.04535612" calcext:value-type="float">
            <text:p>-0.04535612</text:p>
          </table:table-cell>
          <table:table-cell office:value-type="float" office:value="2.525829" calcext:value-type="float">
            <text:p>2.525829</text:p>
          </table:table-cell>
          <table:table-cell office:value-type="float" office:value="-2.39822792" calcext:value-type="float">
            <text:p>-2.39822792</text:p>
          </table:table-cell>
          <table:table-cell office:value-type="float" office:value="-0.0401247" calcext:value-type="float">
            <text:p>-0.0401247</text:p>
          </table:table-cell>
          <table:table-cell office:value-type="float" office:value="4.61751927" calcext:value-type="float">
            <text:p>4.61751927</text:p>
          </table:table-cell>
          <table:table-cell office:value-type="float" office:value="-2.39822792" calcext:value-type="float">
            <text:p>-2.39822792</text:p>
          </table:table-cell>
          <table:table-cell office:value-type="float" office:value="-0.02791315" calcext:value-type="float">
            <text:p>-0.02791315</text:p>
          </table:table-cell>
          <table:table-cell office:value-type="float" office:value="4.61751927" calcext:value-type="float">
            <text:p>4.61751927</text:p>
          </table:table-cell>
          <table:table-cell office:value-type="float" office:value="-1.97501122" calcext:value-type="float">
            <text:p>-1.97501122</text:p>
          </table:table-cell>
          <table:table-cell office:value-type="float" office:value="-0.02267928" calcext:value-type="float">
            <text:p>-0.02267928</text:p>
          </table:table-cell>
          <table:table-cell office:value-type="float" office:value="3.87268458" calcext:value-type="float">
            <text:p>3.87268458</text:p>
          </table:table-cell>
          <table:table-cell office:value-type="float" office:value="-1.83393899" calcext:value-type="float">
            <text:p>-1.83393899</text:p>
          </table:table-cell>
          <table:table-cell office:value-type="float" office:value="-0.01395535" calcext:value-type="float">
            <text:p>-0.01395535</text:p>
          </table:table-cell>
          <table:table-cell office:value-type="float" office:value="2.94173618" calcext:value-type="float">
            <text:p>2.94173618</text:p>
          </table:table-cell>
          <table:table-cell office:value-type="float" office:value="-1.69286676" calcext:value-type="float">
            <text:p>-1.69286676</text:p>
          </table:table-cell>
          <table:table-cell office:value-type="float" office:value="-0.1744517" calcext:value-type="float">
            <text:p>-0.1744517</text:p>
          </table:table-cell>
          <table:table-cell office:value-type="float" office:value="21.48322013" calcext:value-type="float">
            <text:p>21.48322013</text:p>
          </table:table-cell>
          <table:table-cell office:value-type="float" office:value="-12.55362277" calcext:value-type="float">
            <text:p>-12.55362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31866324" calcext:value-type="float">
            <text:p>-21.31866324</text:p>
          </table:table-cell>
          <table:table-cell office:value-type="float" office:value="-4.09127172" calcext:value-type="float">
            <text:p>-4.09127172</text:p>
          </table:table-cell>
          <table:table-cell office:value-type="float" office:value="0.81833747" calcext:value-type="float">
            <text:p>0.81833747</text:p>
          </table:table-cell>
          <table:table-cell office:value-type="float" office:value="-1.85570623" calcext:value-type="float">
            <text:p>-1.85570623</text:p>
          </table:table-cell>
          <table:table-cell office:value-type="float" office:value="-51.3536208" calcext:value-type="float">
            <text:p>-51.3536208</text:p>
          </table:table-cell>
          <table:table-cell office:value-type="float" office:value="-43.57128565" calcext:value-type="float">
            <text:p>-43.57128565</text:p>
          </table:table-cell>
          <table:table-cell office:value-type="float" office:value="84.02037003" calcext:value-type="float">
            <text:p>84.0203700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78003495" calcext:value-type="float">
            <text:p>-45.78003495</text:p>
          </table:table-cell>
          <table:table-cell office:value-type="float" office:value="-58.54986913" calcext:value-type="float">
            <text:p>-58.54986913</text:p>
          </table:table-cell>
          <table:table-cell office:value-type="float" office:value="-89.02284706" calcext:value-type="float">
            <text:p>-89.02284706</text:p>
          </table:table-cell>
          <table:table-cell office:value-type="float" office:value="75.63102268" calcext:value-type="float">
            <text:p>75.63102268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666667" calcext:value-type="float">
            <text:p>4.11666667</text:p>
          </table:table-cell>
          <table:table-cell office:value-type="float" office:value="-1.71040899" calcext:value-type="float">
            <text:p>-1.71040899</text:p>
          </table:table-cell>
          <table:table-cell office:value-type="float" office:value="17.24948048" calcext:value-type="float">
            <text:p>17.24948048</text:p>
          </table:table-cell>
          <table:table-cell office:value-type="float" office:value="-77.75216118" calcext:value-type="float">
            <text:p>-77.75216118</text:p>
          </table:table-cell>
          <table:table-cell office:value-type="float" office:value="0.04706062" calcext:value-type="float">
            <text:p>0.04706062</text:p>
          </table:table-cell>
          <table:table-cell office:value-type="float" office:value="0.95115703" calcext:value-type="float">
            <text:p>0.95115703</text:p>
          </table:table-cell>
          <table:table-cell office:value-type="float" office:value="-0.62291724" calcext:value-type="float">
            <text:p>-0.62291724</text:p>
          </table:table-cell>
          <table:table-cell office:value-type="float" office:value="26.80136768" calcext:value-type="float">
            <text:p>26.80136768</text:p>
          </table:table-cell>
          <table:table-cell office:value-type="float" office:value="-7.98901256" calcext:value-type="float">
            <text:p>-7.98901256</text:p>
          </table:table-cell>
          <table:table-cell office:value-type="float" office:value="-29.38088093" calcext:value-type="float">
            <text:p>-29.38088093</text:p>
          </table:table-cell>
          <table:table-cell office:value-type="float" office:value="32.94412184" calcext:value-type="float">
            <text:p>32.94412184</text:p>
          </table:table-cell>
          <table:table-cell office:value-type="float" office:value="0.5749834" calcext:value-type="float">
            <text:p>0.5749834</text:p>
          </table:table-cell>
          <table:table-cell office:value-type="float" office:value="6.34607998" calcext:value-type="float">
            <text:p>6.34607998</text:p>
          </table:table-cell>
          <table:table-cell office:value-type="float" office:value="-8.64647338" calcext:value-type="float">
            <text:p>-8.64647338</text:p>
          </table:table-cell>
          <table:table-cell office:value-type="float" office:value="0" calcext:value-type="float">
            <text:p>0</text:p>
          </table:table-cell>
          <table:table-cell office:value-type="float" office:value="43.15660199" calcext:value-type="float">
            <text:p>43.15660199</text:p>
          </table:table-cell>
          <table:table-cell office:value-type="float" office:value="11.5954192" calcext:value-type="float">
            <text:p>11.5954192</text:p>
          </table:table-cell>
          <table:table-cell office:value-type="float" office:value="15.95447942" calcext:value-type="float">
            <text:p>15.95447942</text:p>
          </table:table-cell>
          <table:table-cell office:value-type="float" office:value="40.59237688" calcext:value-type="float">
            <text:p>40.59237688</text:p>
          </table:table-cell>
          <table:table-cell office:value-type="float" office:value="0.70847063" calcext:value-type="float">
            <text:p>0.70847063</text:p>
          </table:table-cell>
          <table:table-cell office:value-type="float" office:value="15.24991413" calcext:value-type="float">
            <text:p>15.24991413</text:p>
          </table:table-cell>
          <table:table-cell office:value-type="float" office:value="-15.82565151" calcext:value-type="float">
            <text:p>-15.82565151</text:p>
          </table:table-cell>
          <table:table-cell office:value-type="float" office:value="0" calcext:value-type="float">
            <text:p>0</text:p>
          </table:table-cell>
          <table:table-cell office:value-type="float" office:value="-0.01810334" calcext:value-type="float">
            <text:p>-0.01810334</text:p>
          </table:table-cell>
          <table:table-cell office:value-type="float" office:value="1.9231516" calcext:value-type="float">
            <text:p>1.9231516</text:p>
          </table:table-cell>
          <table:table-cell office:value-type="float" office:value="-2.17720223" calcext:value-type="float">
            <text:p>-2.17720223</text:p>
          </table:table-cell>
          <table:table-cell office:value-type="float" office:value="-0.03361971" calcext:value-type="float">
            <text:p>-0.03361971</text:p>
          </table:table-cell>
          <table:table-cell office:value-type="float" office:value="2.55779163" calcext:value-type="float">
            <text:p>2.55779163</text:p>
          </table:table-cell>
          <table:table-cell office:value-type="float" office:value="-2.31327737" calcext:value-type="float">
            <text:p>-2.31327737</text:p>
          </table:table-cell>
          <table:table-cell office:value-type="float" office:value="-0.02974198" calcext:value-type="float">
            <text:p>-0.02974198</text:p>
          </table:table-cell>
          <table:table-cell office:value-type="float" office:value="4.67595081" calcext:value-type="float">
            <text:p>4.67595081</text:p>
          </table:table-cell>
          <table:table-cell office:value-type="float" office:value="-2.31327737" calcext:value-type="float">
            <text:p>-2.31327737</text:p>
          </table:table-cell>
          <table:table-cell office:value-type="float" office:value="-0.02069031" calcext:value-type="float">
            <text:p>-0.02069031</text:p>
          </table:table-cell>
          <table:table-cell office:value-type="float" office:value="4.67595081" calcext:value-type="float">
            <text:p>4.67595081</text:p>
          </table:table-cell>
          <table:table-cell office:value-type="float" office:value="-1.90505195" calcext:value-type="float">
            <text:p>-1.90505195</text:p>
          </table:table-cell>
          <table:table-cell office:value-type="float" office:value="-0.01681076" calcext:value-type="float">
            <text:p>-0.01681076</text:p>
          </table:table-cell>
          <table:table-cell office:value-type="float" office:value="3.92169075" calcext:value-type="float">
            <text:p>3.92169075</text:p>
          </table:table-cell>
          <table:table-cell office:value-type="float" office:value="-1.76897681" calcext:value-type="float">
            <text:p>-1.76897681</text:p>
          </table:table-cell>
          <table:table-cell office:value-type="float" office:value="-0.01034425" calcext:value-type="float">
            <text:p>-0.01034425</text:p>
          </table:table-cell>
          <table:table-cell office:value-type="float" office:value="2.97896183" calcext:value-type="float">
            <text:p>2.97896183</text:p>
          </table:table-cell>
          <table:table-cell office:value-type="float" office:value="-1.63290167" calcext:value-type="float">
            <text:p>-1.63290167</text:p>
          </table:table-cell>
          <table:table-cell office:value-type="float" office:value="-0.12931036" calcext:value-type="float">
            <text:p>-0.12931036</text:p>
          </table:table-cell>
          <table:table-cell office:value-type="float" office:value="21.75507557" calcext:value-type="float">
            <text:p>21.75507557</text:p>
          </table:table-cell>
          <table:table-cell office:value-type="float" office:value="-12.10894564" calcext:value-type="float">
            <text:p>-12.10894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73378441" calcext:value-type="float">
            <text:p>-20.73378441</text:p>
          </table:table-cell>
          <table:table-cell office:value-type="float" office:value="-4.5205284" calcext:value-type="float">
            <text:p>-4.5205284</text:p>
          </table:table-cell>
          <table:table-cell office:value-type="float" office:value="0.71046965" calcext:value-type="float">
            <text:p>0.71046965</text:p>
          </table:table-cell>
          <table:table-cell office:value-type="float" office:value="-4.04988077" calcext:value-type="float">
            <text:p>-4.04988077</text:p>
          </table:table-cell>
          <table:table-cell office:value-type="float" office:value="-50.53278255" calcext:value-type="float">
            <text:p>-50.53278255</text:p>
          </table:table-cell>
          <table:table-cell office:value-type="float" office:value="-44.43033567" calcext:value-type="float">
            <text:p>-44.43033567</text:p>
          </table:table-cell>
          <table:table-cell office:value-type="float" office:value="85.07739059" calcext:value-type="float">
            <text:p>85.0773905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80410958" calcext:value-type="float">
            <text:p>-45.80410958</text:p>
          </table:table-cell>
          <table:table-cell office:value-type="float" office:value="-58.28844527" calcext:value-type="float">
            <text:p>-58.28844527</text:p>
          </table:table-cell>
          <table:table-cell office:value-type="float" office:value="-89.29568575" calcext:value-type="float">
            <text:p>-89.29568575</text:p>
          </table:table-cell>
          <table:table-cell office:value-type="float" office:value="78.65190292" calcext:value-type="float">
            <text:p>78.6519029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333333" calcext:value-type="float">
            <text:p>4.13333333</text:p>
          </table:table-cell>
          <table:table-cell office:value-type="float" office:value="-2.01111844" calcext:value-type="float">
            <text:p>-2.01111844</text:p>
          </table:table-cell>
          <table:table-cell office:value-type="float" office:value="17.78899509" calcext:value-type="float">
            <text:p>17.78899509</text:p>
          </table:table-cell>
          <table:table-cell office:value-type="float" office:value="-78.25678871" calcext:value-type="float">
            <text:p>-78.25678871</text:p>
          </table:table-cell>
          <table:table-cell office:value-type="float" office:value="0.04719687" calcext:value-type="float">
            <text:p>0.04719687</text:p>
          </table:table-cell>
          <table:table-cell office:value-type="float" office:value="0.95279245" calcext:value-type="float">
            <text:p>0.95279245</text:p>
          </table:table-cell>
          <table:table-cell office:value-type="float" office:value="-0.61134663" calcext:value-type="float">
            <text:p>-0.61134663</text:p>
          </table:table-cell>
          <table:table-cell office:value-type="float" office:value="26.92586446" calcext:value-type="float">
            <text:p>26.92586446</text:p>
          </table:table-cell>
          <table:table-cell office:value-type="float" office:value="-7.39343832" calcext:value-type="float">
            <text:p>-7.39343832</text:p>
          </table:table-cell>
          <table:table-cell office:value-type="float" office:value="-28.28382212" calcext:value-type="float">
            <text:p>-28.28382212</text:p>
          </table:table-cell>
          <table:table-cell office:value-type="float" office:value="32.94887652" calcext:value-type="float">
            <text:p>32.94887652</text:p>
          </table:table-cell>
          <table:table-cell office:value-type="float" office:value="0.57506638" calcext:value-type="float">
            <text:p>0.57506638</text:p>
          </table:table-cell>
          <table:table-cell office:value-type="float" office:value="5.68989299" calcext:value-type="float">
            <text:p>5.68989299</text:p>
          </table:table-cell>
          <table:table-cell office:value-type="float" office:value="-8.60676593" calcext:value-type="float">
            <text:p>-8.60676593</text:p>
          </table:table-cell>
          <table:table-cell office:value-type="float" office:value="0" calcext:value-type="float">
            <text:p>0</text:p>
          </table:table-cell>
          <table:table-cell office:value-type="float" office:value="43.64920049" calcext:value-type="float">
            <text:p>43.64920049</text:p>
          </table:table-cell>
          <table:table-cell office:value-type="float" office:value="11.18277118" calcext:value-type="float">
            <text:p>11.18277118</text:p>
          </table:table-cell>
          <table:table-cell office:value-type="float" office:value="16.36176523" calcext:value-type="float">
            <text:p>16.36176523</text:p>
          </table:table-cell>
          <table:table-cell office:value-type="float" office:value="37.35120694" calcext:value-type="float">
            <text:p>37.35120694</text:p>
          </table:table-cell>
          <table:table-cell office:value-type="float" office:value="0.65190154" calcext:value-type="float">
            <text:p>0.65190154</text:p>
          </table:table-cell>
          <table:table-cell office:value-type="float" office:value="13.83745682" calcext:value-type="float">
            <text:p>13.83745682</text:p>
          </table:table-cell>
          <table:table-cell office:value-type="float" office:value="-14.45430063" calcext:value-type="float">
            <text:p>-14.45430063</text:p>
          </table:table-cell>
          <table:table-cell office:value-type="float" office:value="0" calcext:value-type="float">
            <text:p>0</text:p>
          </table:table-cell>
          <table:table-cell office:value-type="float" office:value="-0.01000025" calcext:value-type="float">
            <text:p>-0.01000025</text:p>
          </table:table-cell>
          <table:table-cell office:value-type="float" office:value="1.97898196" calcext:value-type="float">
            <text:p>1.97898196</text:p>
          </table:table-cell>
          <table:table-cell office:value-type="float" office:value="-2.19452521" calcext:value-type="float">
            <text:p>-2.19452521</text:p>
          </table:table-cell>
          <table:table-cell office:value-type="float" office:value="-0.01857146" calcext:value-type="float">
            <text:p>-0.01857146</text:p>
          </table:table-cell>
          <table:table-cell office:value-type="float" office:value="2.63204601" calcext:value-type="float">
            <text:p>2.63204601</text:p>
          </table:table-cell>
          <table:table-cell office:value-type="float" office:value="-2.33168303" calcext:value-type="float">
            <text:p>-2.33168303</text:p>
          </table:table-cell>
          <table:table-cell office:value-type="float" office:value="-0.01642941" calcext:value-type="float">
            <text:p>-0.01642941</text:p>
          </table:table-cell>
          <table:table-cell office:value-type="float" office:value="4.81169674" calcext:value-type="float">
            <text:p>4.81169674</text:p>
          </table:table-cell>
          <table:table-cell office:value-type="float" office:value="-2.33168303" calcext:value-type="float">
            <text:p>-2.33168303</text:p>
          </table:table-cell>
          <table:table-cell office:value-type="float" office:value="-0.01142928" calcext:value-type="float">
            <text:p>-0.01142928</text:p>
          </table:table-cell>
          <table:table-cell office:value-type="float" office:value="4.81169674" calcext:value-type="float">
            <text:p>4.81169674</text:p>
          </table:table-cell>
          <table:table-cell office:value-type="float" office:value="-1.92020956" calcext:value-type="float">
            <text:p>-1.92020956</text:p>
          </table:table-cell>
          <table:table-cell office:value-type="float" office:value="-0.00928623" calcext:value-type="float">
            <text:p>-0.00928623</text:p>
          </table:table-cell>
          <table:table-cell office:value-type="float" office:value="4.03554002" calcext:value-type="float">
            <text:p>4.03554002</text:p>
          </table:table-cell>
          <table:table-cell office:value-type="float" office:value="-1.78305173" calcext:value-type="float">
            <text:p>-1.78305173</text:p>
          </table:table-cell>
          <table:table-cell office:value-type="float" office:value="-0.00571414" calcext:value-type="float">
            <text:p>-0.00571414</text:p>
          </table:table-cell>
          <table:table-cell office:value-type="float" office:value="3.06544306" calcext:value-type="float">
            <text:p>3.06544306</text:p>
          </table:table-cell>
          <table:table-cell office:value-type="float" office:value="-1.6458939" calcext:value-type="float">
            <text:p>-1.6458939</text:p>
          </table:table-cell>
          <table:table-cell office:value-type="float" office:value="-0.07143078" calcext:value-type="float">
            <text:p>-0.07143078</text:p>
          </table:table-cell>
          <table:table-cell office:value-type="float" office:value="22.38663975" calcext:value-type="float">
            <text:p>22.38663975</text:p>
          </table:table-cell>
          <table:table-cell office:value-type="float" office:value="-12.20529084" calcext:value-type="float">
            <text:p>-12.20529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49149788" calcext:value-type="float">
            <text:p>-20.49149788</text:p>
          </table:table-cell>
          <table:table-cell office:value-type="float" office:value="-4.61391851" calcext:value-type="float">
            <text:p>-4.61391851</text:p>
          </table:table-cell>
          <table:table-cell office:value-type="float" office:value="0.72678643" calcext:value-type="float">
            <text:p>0.72678643</text:p>
          </table:table-cell>
          <table:table-cell office:value-type="float" office:value="-6.24495254" calcext:value-type="float">
            <text:p>-6.24495254</text:p>
          </table:table-cell>
          <table:table-cell office:value-type="float" office:value="-50.06931498" calcext:value-type="float">
            <text:p>-50.06931498</text:p>
          </table:table-cell>
          <table:table-cell office:value-type="float" office:value="-45.23628604" calcext:value-type="float">
            <text:p>-45.23628604</text:p>
          </table:table-cell>
          <table:table-cell office:value-type="float" office:value="85.82743485" calcext:value-type="float">
            <text:p>85.82743485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1391587" calcext:value-type="float">
            <text:p>-46.1391587</text:p>
          </table:table-cell>
          <table:table-cell office:value-type="float" office:value="-56.84799386" calcext:value-type="float">
            <text:p>-56.84799386</text:p>
          </table:table-cell>
          <table:table-cell office:value-type="float" office:value="-89.5487504" calcext:value-type="float">
            <text:p>-89.5487504</text:p>
          </table:table-cell>
          <table:table-cell office:value-type="float" office:value="82.31948931" calcext:value-type="float">
            <text:p>82.31948931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-2.55796878" calcext:value-type="float">
            <text:p>-2.55796878</text:p>
          </table:table-cell>
          <table:table-cell office:value-type="float" office:value="18.53516394" calcext:value-type="float">
            <text:p>18.53516394</text:p>
          </table:table-cell>
          <table:table-cell office:value-type="float" office:value="-78.97814119" calcext:value-type="float">
            <text:p>-78.97814119</text:p>
          </table:table-cell>
          <table:table-cell office:value-type="float" office:value="0.04724805" calcext:value-type="float">
            <text:p>0.04724805</text:p>
          </table:table-cell>
          <table:table-cell office:value-type="float" office:value="0.95449277" calcext:value-type="float">
            <text:p>0.95449277</text:p>
          </table:table-cell>
          <table:table-cell office:value-type="float" office:value="-0.5974925" calcext:value-type="float">
            <text:p>-0.5974925</text:p>
          </table:table-cell>
          <table:table-cell office:value-type="float" office:value="27.32864225" calcext:value-type="float">
            <text:p>27.32864225</text:p>
          </table:table-cell>
          <table:table-cell office:value-type="float" office:value="-6.24677968" calcext:value-type="float">
            <text:p>-6.24677968</text:p>
          </table:table-cell>
          <table:table-cell office:value-type="float" office:value="-26.26240295" calcext:value-type="float">
            <text:p>-26.26240295</text:p>
          </table:table-cell>
          <table:table-cell office:value-type="float" office:value="32.85056173" calcext:value-type="float">
            <text:p>32.85056173</text:p>
          </table:table-cell>
          <table:table-cell office:value-type="float" office:value="0.57335046" calcext:value-type="float">
            <text:p>0.57335046</text:p>
          </table:table-cell>
          <table:table-cell office:value-type="float" office:value="4.13235005" calcext:value-type="float">
            <text:p>4.13235005</text:p>
          </table:table-cell>
          <table:table-cell office:value-type="float" office:value="-10.08387345" calcext:value-type="float">
            <text:p>-10.08387345</text:p>
          </table:table-cell>
          <table:table-cell office:value-type="float" office:value="0" calcext:value-type="float">
            <text:p>0</text:p>
          </table:table-cell>
          <table:table-cell office:value-type="float" office:value="44.62146816" calcext:value-type="float">
            <text:p>44.62146816</text:p>
          </table:table-cell>
          <table:table-cell office:value-type="float" office:value="10.122214" calcext:value-type="float">
            <text:p>10.122214</text:p>
          </table:table-cell>
          <table:table-cell office:value-type="float" office:value="15.45331889" calcext:value-type="float">
            <text:p>15.45331889</text:p>
          </table:table-cell>
          <table:table-cell office:value-type="float" office:value="35.23109343" calcext:value-type="float">
            <text:p>35.23109343</text:p>
          </table:table-cell>
          <table:table-cell office:value-type="float" office:value="0.61489858" calcext:value-type="float">
            <text:p>0.61489858</text:p>
          </table:table-cell>
          <table:table-cell office:value-type="float" office:value="12.87549237" calcext:value-type="float">
            <text:p>12.87549237</text:p>
          </table:table-cell>
          <table:table-cell office:value-type="float" office:value="-10.77976015" calcext:value-type="float">
            <text:p>-10.77976015</text:p>
          </table:table-cell>
          <table:table-cell office:value-type="float" office:value="0" calcext:value-type="float">
            <text:p>0</text:p>
          </table:table-cell>
          <table:table-cell office:value-type="float" office:value="-0.00148487" calcext:value-type="float">
            <text:p>-0.00148487</text:p>
          </table:table-cell>
          <table:table-cell office:value-type="float" office:value="2.04210421" calcext:value-type="float">
            <text:p>2.04210421</text:p>
          </table:table-cell>
          <table:table-cell office:value-type="float" office:value="-2.06095185" calcext:value-type="float">
            <text:p>-2.06095185</text:p>
          </table:table-cell>
          <table:table-cell office:value-type="float" office:value="-0.00275755" calcext:value-type="float">
            <text:p>-0.00275755</text:p>
          </table:table-cell>
          <table:table-cell office:value-type="float" office:value="2.71599861" calcext:value-type="float">
            <text:p>2.71599861</text:p>
          </table:table-cell>
          <table:table-cell office:value-type="float" office:value="-2.18976134" calcext:value-type="float">
            <text:p>-2.18976134</text:p>
          </table:table-cell>
          <table:table-cell office:value-type="float" office:value="-0.00243949" calcext:value-type="float">
            <text:p>-0.00243949</text:p>
          </table:table-cell>
          <table:table-cell office:value-type="float" office:value="4.96517219" calcext:value-type="float">
            <text:p>4.96517219</text:p>
          </table:table-cell>
          <table:table-cell office:value-type="float" office:value="-2.18976134" calcext:value-type="float">
            <text:p>-2.18976134</text:p>
          </table:table-cell>
          <table:table-cell office:value-type="float" office:value="-0.00169706" calcext:value-type="float">
            <text:p>-0.00169706</text:p>
          </table:table-cell>
          <table:table-cell office:value-type="float" office:value="4.96517219" calcext:value-type="float">
            <text:p>4.96517219</text:p>
          </table:table-cell>
          <table:table-cell office:value-type="float" office:value="-1.80333287" calcext:value-type="float">
            <text:p>-1.80333287</text:p>
          </table:table-cell>
          <table:table-cell office:value-type="float" office:value="-0.00137885" calcext:value-type="float">
            <text:p>-0.00137885</text:p>
          </table:table-cell>
          <table:table-cell office:value-type="float" office:value="4.16425891" calcext:value-type="float">
            <text:p>4.16425891</text:p>
          </table:table-cell>
          <table:table-cell office:value-type="float" office:value="-1.67452338" calcext:value-type="float">
            <text:p>-1.67452338</text:p>
          </table:table-cell>
          <table:table-cell office:value-type="float" office:value="-0.00084845" calcext:value-type="float">
            <text:p>-0.00084845</text:p>
          </table:table-cell>
          <table:table-cell office:value-type="float" office:value="3.16321943" calcext:value-type="float">
            <text:p>3.16321943</text:p>
          </table:table-cell>
          <table:table-cell office:value-type="float" office:value="-1.54571389" calcext:value-type="float">
            <text:p>-1.54571389</text:p>
          </table:table-cell>
          <table:table-cell office:value-type="float" office:value="-0.01060628" calcext:value-type="float">
            <text:p>-0.01060628</text:p>
          </table:table-cell>
          <table:table-cell office:value-type="float" office:value="23.10069129" calcext:value-type="float">
            <text:p>23.10069129</text:p>
          </table:table-cell>
          <table:table-cell office:value-type="float" office:value="-11.46239591" calcext:value-type="float">
            <text:p>-11.46239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95262147" calcext:value-type="float">
            <text:p>-18.95262147</text:p>
          </table:table-cell>
          <table:table-cell office:value-type="float" office:value="-4.20690412" calcext:value-type="float">
            <text:p>-4.20690412</text:p>
          </table:table-cell>
          <table:table-cell office:value-type="float" office:value="-0.23708218" calcext:value-type="float">
            <text:p>-0.23708218</text:p>
          </table:table-cell>
          <table:table-cell office:value-type="float" office:value="-10.34539815" calcext:value-type="float">
            <text:p>-10.34539815</text:p>
          </table:table-cell>
          <table:table-cell office:value-type="float" office:value="-49.25426794" calcext:value-type="float">
            <text:p>-49.25426794</text:p>
          </table:table-cell>
          <table:table-cell office:value-type="float" office:value="-48.5012768" calcext:value-type="float">
            <text:p>-48.5012768</text:p>
          </table:table-cell>
          <table:table-cell office:value-type="float" office:value="87.08725692" calcext:value-type="float">
            <text:p>87.0872569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63213886" calcext:value-type="float">
            <text:p>-45.63213886</text:p>
          </table:table-cell>
          <table:table-cell office:value-type="float" office:value="-55.54549774" calcext:value-type="float">
            <text:p>-55.54549774</text:p>
          </table:table-cell>
          <table:table-cell office:value-type="float" office:value="-89.64016653" calcext:value-type="float">
            <text:p>-89.64016653</text:p>
          </table:table-cell>
          <table:table-cell office:value-type="float" office:value="86.21429953" calcext:value-type="float">
            <text:p>86.21429953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666667" calcext:value-type="float">
            <text:p>4.16666667</text:p>
          </table:table-cell>
          <table:table-cell office:value-type="float" office:value="-3.38536983" calcext:value-type="float">
            <text:p>-3.38536983</text:p>
          </table:table-cell>
          <table:table-cell office:value-type="float" office:value="19.18870243" calcext:value-type="float">
            <text:p>19.18870243</text:p>
          </table:table-cell>
          <table:table-cell office:value-type="float" office:value="-78.93252432" calcext:value-type="float">
            <text:p>-78.93252432</text:p>
          </table:table-cell>
          <table:table-cell office:value-type="float" office:value="0.04903862" calcext:value-type="float">
            <text:p>0.04903862</text:p>
          </table:table-cell>
          <table:table-cell office:value-type="float" office:value="0.95664903" calcext:value-type="float">
            <text:p>0.95664903</text:p>
          </table:table-cell>
          <table:table-cell office:value-type="float" office:value="-0.58206804" calcext:value-type="float">
            <text:p>-0.58206804</text:p>
          </table:table-cell>
          <table:table-cell office:value-type="float" office:value="27.26750968" calcext:value-type="float">
            <text:p>27.26750968</text:p>
          </table:table-cell>
          <table:table-cell office:value-type="float" office:value="-5.41579842" calcext:value-type="float">
            <text:p>-5.41579842</text:p>
          </table:table-cell>
          <table:table-cell office:value-type="float" office:value="-25.86420505" calcext:value-type="float">
            <text:p>-25.86420505</text:p>
          </table:table-cell>
          <table:table-cell office:value-type="float" office:value="32.6813803" calcext:value-type="float">
            <text:p>32.6813803</text:p>
          </table:table-cell>
          <table:table-cell office:value-type="float" office:value="0.57039769" calcext:value-type="float">
            <text:p>0.57039769</text:p>
          </table:table-cell>
          <table:table-cell office:value-type="float" office:value="2.75482685" calcext:value-type="float">
            <text:p>2.75482685</text:p>
          </table:table-cell>
          <table:table-cell office:value-type="float" office:value="-9.87703593" calcext:value-type="float">
            <text:p>-9.87703593</text:p>
          </table:table-cell>
          <table:table-cell office:value-type="float" office:value="0" calcext:value-type="float">
            <text:p>0</text:p>
          </table:table-cell>
          <table:table-cell office:value-type="float" office:value="45.49004788" calcext:value-type="float">
            <text:p>45.49004788</text:p>
          </table:table-cell>
          <table:table-cell office:value-type="float" office:value="9.42669307" calcext:value-type="float">
            <text:p>9.42669307</text:p>
          </table:table-cell>
          <table:table-cell office:value-type="float" office:value="15.15909154" calcext:value-type="float">
            <text:p>15.15909154</text:p>
          </table:table-cell>
          <table:table-cell office:value-type="float" office:value="33.61290674" calcext:value-type="float">
            <text:p>33.61290674</text:p>
          </table:table-cell>
          <table:table-cell office:value-type="float" office:value="0.58665589" calcext:value-type="float">
            <text:p>0.58665589</text:p>
          </table:table-cell>
          <table:table-cell office:value-type="float" office:value="11.3329551" calcext:value-type="float">
            <text:p>11.3329551</text:p>
          </table:table-cell>
          <table:table-cell office:value-type="float" office:value="-7.48472977" calcext:value-type="float">
            <text:p>-7.48472977</text:p>
          </table:table-cell>
          <table:table-cell office:value-type="float" office:value="0" calcext:value-type="float">
            <text:p>0</text:p>
          </table:table-cell>
          <table:table-cell office:value-type="float" office:value="0.00763837" calcext:value-type="float">
            <text:p>0.00763837</text:p>
          </table:table-cell>
          <table:table-cell office:value-type="float" office:value="2.13318648" calcext:value-type="float">
            <text:p>2.13318648</text:p>
          </table:table-cell>
          <table:table-cell office:value-type="float" office:value="-2.05617418" calcext:value-type="float">
            <text:p>-2.05617418</text:p>
          </table:table-cell>
          <table:table-cell office:value-type="float" office:value="0.01418522" calcext:value-type="float">
            <text:p>0.01418522</text:p>
          </table:table-cell>
          <table:table-cell office:value-type="float" office:value="2.83713801" calcext:value-type="float">
            <text:p>2.83713801</text:p>
          </table:table-cell>
          <table:table-cell office:value-type="float" office:value="-2.18468507" calcext:value-type="float">
            <text:p>-2.18468507</text:p>
          </table:table-cell>
          <table:table-cell office:value-type="float" office:value="0.01254908" calcext:value-type="float">
            <text:p>0.01254908</text:p>
          </table:table-cell>
          <table:table-cell office:value-type="float" office:value="5.1866296" calcext:value-type="float">
            <text:p>5.1866296</text:p>
          </table:table-cell>
          <table:table-cell office:value-type="float" office:value="-2.18468507" calcext:value-type="float">
            <text:p>-2.18468507</text:p>
          </table:table-cell>
          <table:table-cell office:value-type="float" office:value="0.0087299" calcext:value-type="float">
            <text:p>0.0087299</text:p>
          </table:table-cell>
          <table:table-cell office:value-type="float" office:value="5.1866296" calcext:value-type="float">
            <text:p>5.1866296</text:p>
          </table:table-cell>
          <table:table-cell office:value-type="float" office:value="-1.79915241" calcext:value-type="float">
            <text:p>-1.79915241</text:p>
          </table:table-cell>
          <table:table-cell office:value-type="float" office:value="0.00709299" calcext:value-type="float">
            <text:p>0.00709299</text:p>
          </table:table-cell>
          <table:table-cell office:value-type="float" office:value="4.34999386" calcext:value-type="float">
            <text:p>4.34999386</text:p>
          </table:table-cell>
          <table:table-cell office:value-type="float" office:value="-1.67064152" calcext:value-type="float">
            <text:p>-1.67064152</text:p>
          </table:table-cell>
          <table:table-cell office:value-type="float" office:value="0.00436457" calcext:value-type="float">
            <text:p>0.00436457</text:p>
          </table:table-cell>
          <table:table-cell office:value-type="float" office:value="3.30430585" calcext:value-type="float">
            <text:p>3.30430585</text:p>
          </table:table-cell>
          <table:table-cell office:value-type="float" office:value="-1.54213064" calcext:value-type="float">
            <text:p>-1.54213064</text:p>
          </table:table-cell>
          <table:table-cell office:value-type="float" office:value="0.05456014" calcext:value-type="float">
            <text:p>0.05456014</text:p>
          </table:table-cell>
          <table:table-cell office:value-type="float" office:value="24.13103206" calcext:value-type="float">
            <text:p>24.13103206</text:p>
          </table:table-cell>
          <table:table-cell office:value-type="float" office:value="-11.43582395" calcext:value-type="float">
            <text:p>-11.43582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18876371" calcext:value-type="float">
            <text:p>-18.18876371</text:p>
          </table:table-cell>
          <table:table-cell office:value-type="float" office:value="-3.62660621" calcext:value-type="float">
            <text:p>-3.62660621</text:p>
          </table:table-cell>
          <table:table-cell office:value-type="float" office:value="-1.0360275" calcext:value-type="float">
            <text:p>-1.0360275</text:p>
          </table:table-cell>
          <table:table-cell office:value-type="float" office:value="-14.36654325" calcext:value-type="float">
            <text:p>-14.36654325</text:p>
          </table:table-cell>
          <table:table-cell office:value-type="float" office:value="-48.60384609" calcext:value-type="float">
            <text:p>-48.60384609</text:p>
          </table:table-cell>
          <table:table-cell office:value-type="float" office:value="-51.6722505" calcext:value-type="float">
            <text:p>-51.6722505</text:p>
          </table:table-cell>
          <table:table-cell office:value-type="float" office:value="87.77262249" calcext:value-type="float">
            <text:p>87.77262249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97852184" calcext:value-type="float">
            <text:p>-44.97852184</text:p>
          </table:table-cell>
          <table:table-cell office:value-type="float" office:value="-54.09221579" calcext:value-type="float">
            <text:p>-54.09221579</text:p>
          </table:table-cell>
          <table:table-cell office:value-type="float" office:value="-89.70137296" calcext:value-type="float">
            <text:p>-89.70137296</text:p>
          </table:table-cell>
          <table:table-cell office:value-type="float" office:value="90.28430682" calcext:value-type="float">
            <text:p>90.28430682</text:p>
          </table:table-cell>
          <table:table-cell office:value-type="float" office:value="89.99559364" calcext:value-type="float">
            <text:p>89.9955936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Comparison" table:style-name="ta1">
        <table:table-column table:style-name="co32" table:number-columns-repeated="63" table:default-cell-style-name="Default"/>
        <table:table-row table:style-name="ro1" table:number-rows-repeated="10">
          <table:table-cell table:number-columns-repeated="6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elvis_tilt</text:p>
          </table:table-cell>
          <table:table-cell office:value-type="string" calcext:value-type="string">
            <text:p>pelvis_list</text:p>
          </table:table-cell>
          <table:table-cell office:value-type="string" calcext:value-type="string">
            <text:p>pelvis_rotation</text:p>
          </table:table-cell>
          <table:table-cell office:value-type="string" calcext:value-type="string">
            <text:p>pelvis_tx</text:p>
          </table:table-cell>
          <table:table-cell office:value-type="string" calcext:value-type="string">
            <text:p>pelvis_ty</text:p>
          </table:table-cell>
          <table:table-cell office:value-type="string" calcext:value-type="string">
            <text:p>pelvis_tz</text:p>
          </table:table-cell>
          <table:table-cell office:value-type="string" calcext:value-type="string">
            <text:p>hip_flexion_r</text:p>
          </table:table-cell>
          <table:table-cell office:value-type="string" calcext:value-type="string">
            <text:p>hip_adduction_r</text:p>
          </table:table-cell>
          <table:table-cell office:value-type="string" calcext:value-type="string">
            <text:p>hip_rotation_r</text:p>
          </table:table-cell>
          <table:table-cell office:value-type="string" calcext:value-type="string">
            <text:p>knee_angle_r</text:p>
          </table:table-cell>
          <table:table-cell office:value-type="string" calcext:value-type="string">
            <text:p>knee_angle_r_beta</text:p>
          </table:table-cell>
          <table:table-cell office:value-type="string" calcext:value-type="string">
            <text:p>ankle_angle_r</text:p>
          </table:table-cell>
          <table:table-cell office:value-type="string" calcext:value-type="string">
            <text:p>subtalar_angle_r</text:p>
          </table:table-cell>
          <table:table-cell office:value-type="string" calcext:value-type="string">
            <text:p>mtp_angle_r</text:p>
          </table:table-cell>
          <table:table-cell office:value-type="string" calcext:value-type="string">
            <text:p>hip_flexion_l</text:p>
          </table:table-cell>
          <table:table-cell office:value-type="string" calcext:value-type="string">
            <text:p>hip_adduction_l</text:p>
          </table:table-cell>
          <table:table-cell office:value-type="string" calcext:value-type="string">
            <text:p>hip_rotation_l</text:p>
          </table:table-cell>
          <table:table-cell office:value-type="string" calcext:value-type="string">
            <text:p>knee_angle_l</text:p>
          </table:table-cell>
          <table:table-cell office:value-type="string" calcext:value-type="string">
            <text:p>knee_angle_l_beta</text:p>
          </table:table-cell>
          <table:table-cell office:value-type="string" calcext:value-type="string">
            <text:p>ankle_angle_l</text:p>
          </table:table-cell>
          <table:table-cell office:value-type="string" calcext:value-type="string">
            <text:p>subtalar_angle_l</text:p>
          </table:table-cell>
          <table:table-cell office:value-type="string" calcext:value-type="string">
            <text:p>mtp_angle_l</text:p>
          </table:table-cell>
          <table:table-cell office:value-type="string" calcext:value-type="string">
            <text:p>L5_S1_Flex_Ext</text:p>
          </table:table-cell>
          <table:table-cell office:value-type="string" calcext:value-type="string">
            <text:p>L5_S1_Lat_Bending</text:p>
          </table:table-cell>
          <table:table-cell office:value-type="string" calcext:value-type="string">
            <text:p>L5_S1_axial_rotation</text:p>
          </table:table-cell>
          <table:table-cell office:value-type="string" calcext:value-type="string">
            <text:p>L4_L5_Flex_Ext</text:p>
          </table:table-cell>
          <table:table-cell office:value-type="string" calcext:value-type="string">
            <text:p>L4_L5_Lat_Bending</text:p>
          </table:table-cell>
          <table:table-cell office:value-type="string" calcext:value-type="string">
            <text:p>L4_L5_axial_rotation</text:p>
          </table:table-cell>
          <table:table-cell office:value-type="string" calcext:value-type="string">
            <text:p>L3_L4_Flex_Ext</text:p>
          </table:table-cell>
          <table:table-cell office:value-type="string" calcext:value-type="string">
            <text:p>L3_L4_Lat_Bending</text:p>
          </table:table-cell>
          <table:table-cell office:value-type="string" calcext:value-type="string">
            <text:p>L3_L4_axial_rotation</text:p>
          </table:table-cell>
          <table:table-cell office:value-type="string" calcext:value-type="string">
            <text:p>L2_L3_Flex_Ext</text:p>
          </table:table-cell>
          <table:table-cell office:value-type="string" calcext:value-type="string">
            <text:p>L2_L3_Lat_Bending</text:p>
          </table:table-cell>
          <table:table-cell office:value-type="string" calcext:value-type="string">
            <text:p>L2_L3_axial_rotation</text:p>
          </table:table-cell>
          <table:table-cell office:value-type="string" calcext:value-type="string">
            <text:p>L1_L2_Flex_Ext</text:p>
          </table:table-cell>
          <table:table-cell office:value-type="string" calcext:value-type="string">
            <text:p>L1_L2_Lat_Bending</text:p>
          </table:table-cell>
          <table:table-cell office:value-type="string" calcext:value-type="string">
            <text:p>L1_L2_axial_rotation</text:p>
          </table:table-cell>
          <table:table-cell office:value-type="string" calcext:value-type="string">
            <text:p>L1_T12_Flex_Ext</text:p>
          </table:table-cell>
          <table:table-cell office:value-type="string" calcext:value-type="string">
            <text:p>L1_T12_Lat_Bending</text:p>
          </table:table-cell>
          <table:table-cell office:value-type="string" calcext:value-type="string">
            <text:p>L1_T12_axial_rotation</text:p>
          </table:table-cell>
          <table:table-cell office:value-type="string" calcext:value-type="string">
            <text:p>Abs_r3</text:p>
          </table:table-cell>
          <table:table-cell office:value-type="string" calcext:value-type="string">
            <text:p>Abs_r2</text:p>
          </table:table-cell>
          <table:table-cell office:value-type="string" calcext:value-type="string">
            <text:p>Abs_r1</text:p>
          </table:table-cell>
          <table:table-cell office:value-type="string" calcext:value-type="string">
            <text:p>Abs_t1</text:p>
          </table:table-cell>
          <table:table-cell office:value-type="string" calcext:value-type="string">
            <text:p>Abs_t2</text:p>
          </table:table-cell>
          <table:table-cell office:value-type="string" calcext:value-type="string">
            <text:p>neck_flexion</text:p>
          </table:table-cell>
          <table:table-cell office:value-type="string" calcext:value-type="string">
            <text:p>neck_bending</text:p>
          </table:table-cell>
          <table:table-cell office:value-type="string" calcext:value-type="string">
            <text:p>neck_rotation</text:p>
          </table:table-cell>
          <table:table-cell office:value-type="string" calcext:value-type="string">
            <text:p>arm_flex_r</text:p>
          </table:table-cell>
          <table:table-cell office:value-type="string" calcext:value-type="string">
            <text:p>arm_add_r</text:p>
          </table:table-cell>
          <table:table-cell office:value-type="string" calcext:value-type="string">
            <text:p>arm_rot_r</text:p>
          </table:table-cell>
          <table:table-cell office:value-type="string" calcext:value-type="string">
            <text:p>elbow_flex_r</text:p>
          </table:table-cell>
          <table:table-cell office:value-type="string" calcext:value-type="string">
            <text:p>pro_sup_r</text:p>
          </table:table-cell>
          <table:table-cell office:value-type="string" calcext:value-type="string">
            <text:p>wrist_flex_r</text:p>
          </table:table-cell>
          <table:table-cell office:value-type="string" calcext:value-type="string">
            <text:p>wrist_dev_r</text:p>
          </table:table-cell>
          <table:table-cell office:value-type="string" calcext:value-type="string">
            <text:p>arm_flex_l</text:p>
          </table:table-cell>
          <table:table-cell office:value-type="string" calcext:value-type="string">
            <text:p>arm_add_l</text:p>
          </table:table-cell>
          <table:table-cell office:value-type="string" calcext:value-type="string">
            <text:p>arm_rot_l</text:p>
          </table:table-cell>
          <table:table-cell office:value-type="string" calcext:value-type="string">
            <text:p>elbow_flex_l</text:p>
          </table:table-cell>
          <table:table-cell office:value-type="string" calcext:value-type="string">
            <text:p>pro_sup_l</text:p>
          </table:table-cell>
          <table:table-cell office:value-type="string" calcext:value-type="string">
            <text:p>wrist_flex_l</text:p>
          </table:table-cell>
          <table:table-cell office:value-type="string" calcext:value-type="string">
            <text:p>wrist_dev_l</text:p>
          </table:table-cell>
        </table:table-row>
        <table:table-row table:style-name="ro1">
          <table:table-cell table:formula="of:=[$fullres.A12]-[$halfres.A12]" office:value-type="float" office:value="0" calcext:value-type="float">
            <text:p>0</text:p>
          </table:table-cell>
          <table:table-cell table:formula="of:=[$fullres.B12]-[$halfres.B12]" office:value-type="float" office:value="-0.99093421" calcext:value-type="float">
            <text:p>-0.99093421</text:p>
          </table:table-cell>
          <table:table-cell table:formula="of:=[$fullres.C12]-[$halfres.C12]" office:value-type="float" office:value="-0.23747176" calcext:value-type="float">
            <text:p>-0.23747176</text:p>
          </table:table-cell>
          <table:table-cell table:formula="of:=[$fullres.D12]-[$halfres.D12]" office:value-type="float" office:value="-2.28610043" calcext:value-type="float">
            <text:p>-2.28610043</text:p>
          </table:table-cell>
          <table:table-cell table:formula="of:=[$fullres.E12]-[$halfres.E12]" office:value-type="float" office:value="-0.00478954" calcext:value-type="float">
            <text:p>-0.00478954</text:p>
          </table:table-cell>
          <table:table-cell table:formula="of:=[$fullres.F12]-[$halfres.F12]" office:value-type="float" office:value="-0.0043666" calcext:value-type="float">
            <text:p>-0.0043666</text:p>
          </table:table-cell>
          <table:table-cell table:formula="of:=[$fullres.G12]-[$halfres.G12]" office:value-type="float" office:value="0.0037743400000001" calcext:value-type="float">
            <text:p>0.0037743400000001</text:p>
          </table:table-cell>
          <table:table-cell table:formula="of:=[$fullres.H12]-[$halfres.H12]" office:value-type="float" office:value="-44.79617529" calcext:value-type="float">
            <text:p>-44.79617529</text:p>
          </table:table-cell>
          <table:table-cell table:formula="of:=[$fullres.I12]-[$halfres.I12]" office:value-type="float" office:value="14.72812715" calcext:value-type="float">
            <text:p>14.72812715</text:p>
          </table:table-cell>
          <table:table-cell table:formula="of:=[$fullres.J12]-[$halfres.J12]" office:value-type="float" office:value="-36.50070941" calcext:value-type="float">
            <text:p>-36.50070941</text:p>
          </table:table-cell>
          <table:table-cell table:formula="of:=[$fullres.K12]-[$halfres.K12]" office:value-type="float" office:value="-38.56714848" calcext:value-type="float">
            <text:p>-38.56714848</text:p>
          </table:table-cell>
          <table:table-cell table:formula="of:=[$fullres.L12]-[$halfres.L12]" office:value-type="float" office:value="-0.67312372" calcext:value-type="float">
            <text:p>-0.67312372</text:p>
          </table:table-cell>
          <table:table-cell table:formula="of:=[$fullres.M12]-[$halfres.M12]" office:value-type="float" office:value="22.51874955" calcext:value-type="float">
            <text:p>22.51874955</text:p>
          </table:table-cell>
          <table:table-cell table:formula="of:=[$fullres.N12]-[$halfres.N12]" office:value-type="float" office:value="-11.52418997" calcext:value-type="float">
            <text:p>-11.52418997</text:p>
          </table:table-cell>
          <table:table-cell table:formula="of:=[$fullres.O12]-[$halfres.O12]" office:value-type="float" office:value="0" calcext:value-type="float">
            <text:p>0</text:p>
          </table:table-cell>
          <table:table-cell table:formula="of:=[$fullres.P12]-[$halfres.P12]" office:value-type="float" office:value="-15.38971327" calcext:value-type="float">
            <text:p>-15.38971327</text:p>
          </table:table-cell>
          <table:table-cell table:formula="of:=[$fullres.Q12]-[$halfres.Q12]" office:value-type="float" office:value="26.302864" calcext:value-type="float">
            <text:p>26.302864</text:p>
          </table:table-cell>
          <table:table-cell table:formula="of:=[$fullres.R12]-[$halfres.R12]" office:value-type="float" office:value="30.43424509" calcext:value-type="float">
            <text:p>30.43424509</text:p>
          </table:table-cell>
          <table:table-cell table:formula="of:=[$fullres.S12]-[$halfres.S12]" office:value-type="float" office:value="-41.91840213" calcext:value-type="float">
            <text:p>-41.91840213</text:p>
          </table:table-cell>
          <table:table-cell table:formula="of:=[$fullres.T12]-[$halfres.T12]" office:value-type="float" office:value="-0.73161413" calcext:value-type="float">
            <text:p>-0.73161413</text:p>
          </table:table-cell>
          <table:table-cell table:formula="of:=[$fullres.U12]-[$halfres.U12]" office:value-type="float" office:value="-15.17547179" calcext:value-type="float">
            <text:p>-15.17547179</text:p>
          </table:table-cell>
          <table:table-cell table:formula="of:=[$fullres.V12]-[$halfres.V12]" office:value-type="float" office:value="-18.81542818" calcext:value-type="float">
            <text:p>-18.81542818</text:p>
          </table:table-cell>
          <table:table-cell table:formula="of:=[$fullres.W12]-[$halfres.W12]" office:value-type="float" office:value="0" calcext:value-type="float">
            <text:p>0</text:p>
          </table:table-cell>
          <table:table-cell table:formula="of:=[$fullres.X12]-[$halfres.X12]" office:value-type="float" office:value="0.02945222" calcext:value-type="float">
            <text:p>0.02945222</text:p>
          </table:table-cell>
          <table:table-cell table:formula="of:=[$fullres.Y12]-[$halfres.Y12]" office:value-type="float" office:value="0.09829508" calcext:value-type="float">
            <text:p>0.09829508</text:p>
          </table:table-cell>
          <table:table-cell table:formula="of:=[$fullres.Z12]-[$halfres.Z12]" office:value-type="float" office:value="0.43146799" calcext:value-type="float">
            <text:p>0.43146799</text:p>
          </table:table-cell>
          <table:table-cell table:formula="of:=[$fullres.AA12]-[$halfres.AA12]" office:value-type="float" office:value="0.05469572" calcext:value-type="float">
            <text:p>0.05469572</text:p>
          </table:table-cell>
          <table:table-cell table:formula="of:=[$fullres.AB12]-[$halfres.AB12]" office:value-type="float" office:value="0.13073245" calcext:value-type="float">
            <text:p>0.13073245</text:p>
          </table:table-cell>
          <table:table-cell table:formula="of:=[$fullres.AC12]-[$halfres.AC12]" office:value-type="float" office:value="0.45843474" calcext:value-type="float">
            <text:p>0.45843474</text:p>
          </table:table-cell>
          <table:table-cell table:formula="of:=[$fullres.AD12]-[$halfres.AD12]" office:value-type="float" office:value="0.04838705" calcext:value-type="float">
            <text:p>0.04838705</text:p>
          </table:table-cell>
          <table:table-cell table:formula="of:=[$fullres.AE12]-[$halfres.AE12]" office:value-type="float" office:value="0.23899465" calcext:value-type="float">
            <text:p>0.23899465</text:p>
          </table:table-cell>
          <table:table-cell table:formula="of:=[$fullres.AF12]-[$halfres.AF12]" office:value-type="float" office:value="0.45843474" calcext:value-type="float">
            <text:p>0.45843474</text:p>
          </table:table-cell>
          <table:table-cell table:formula="of:=[$fullres.AG12]-[$halfres.AG12]" office:value-type="float" office:value="0.03366094" calcext:value-type="float">
            <text:p>0.03366094</text:p>
          </table:table-cell>
          <table:table-cell table:formula="of:=[$fullres.AH12]-[$halfres.AH12]" office:value-type="float" office:value="0.23899465" calcext:value-type="float">
            <text:p>0.23899465</text:p>
          </table:table-cell>
          <table:table-cell table:formula="of:=[$fullres.AI12]-[$halfres.AI12]" office:value-type="float" office:value="0.37753449" calcext:value-type="float">
            <text:p>0.37753449</text:p>
          </table:table-cell>
          <table:table-cell table:formula="of:=[$fullres.AJ12]-[$halfres.AJ12]" office:value-type="float" office:value="0.02734933" calcext:value-type="float">
            <text:p>0.02734933</text:p>
          </table:table-cell>
          <table:table-cell table:formula="of:=[$fullres.AK12]-[$halfres.AK12]" office:value-type="float" office:value="0.20044332" calcext:value-type="float">
            <text:p>0.20044332</text:p>
          </table:table-cell>
          <table:table-cell table:formula="of:=[$fullres.AL12]-[$halfres.AL12]" office:value-type="float" office:value="0.35056774" calcext:value-type="float">
            <text:p>0.35056774</text:p>
          </table:table-cell>
          <table:table-cell table:formula="of:=[$fullres.AM12]-[$halfres.AM12]" office:value-type="float" office:value="0.016829" calcext:value-type="float">
            <text:p>0.016829</text:p>
          </table:table-cell>
          <table:table-cell table:formula="of:=[$fullres.AN12]-[$halfres.AN12]" office:value-type="float" office:value="0.15225908" calcext:value-type="float">
            <text:p>0.15225908</text:p>
          </table:table-cell>
          <table:table-cell table:formula="of:=[$fullres.AO12]-[$halfres.AO12]" office:value-type="float" office:value="0.32360099" calcext:value-type="float">
            <text:p>0.32360099</text:p>
          </table:table-cell>
          <table:table-cell table:formula="of:=[$fullres.AP12]-[$halfres.AP12]" office:value-type="float" office:value="0.21037426" calcext:value-type="float">
            <text:p>0.21037426</text:p>
          </table:table-cell>
          <table:table-cell table:formula="of:=[$fullres.AQ12]-[$halfres.AQ12]" office:value-type="float" office:value="1.11193354" calcext:value-type="float">
            <text:p>1.11193354</text:p>
          </table:table-cell>
          <table:table-cell table:formula="of:=[$fullres.AR12]-[$halfres.AR12]" office:value-type="float" office:value="2.39969551" calcext:value-type="float">
            <text:p>2.39969551</text:p>
          </table:table-cell>
          <table:table-cell table:formula="of:=[$fullres.AS12]-[$halfres.AS12]" office:value-type="float" office:value="0" calcext:value-type="float">
            <text:p>0</text:p>
          </table:table-cell>
          <table:table-cell table:formula="of:=[$fullres.AT12]-[$halfres.AT12]" office:value-type="float" office:value="0" calcext:value-type="float">
            <text:p>0</text:p>
          </table:table-cell>
          <table:table-cell table:formula="of:=[$fullres.AU12]-[$halfres.AU12]" office:value-type="float" office:value="0.772567129999999" calcext:value-type="float">
            <text:p>0.772567129999999</text:p>
          </table:table-cell>
          <table:table-cell table:formula="of:=[$fullres.AV12]-[$halfres.AV12]" office:value-type="float" office:value="-0.48598444" calcext:value-type="float">
            <text:p>-0.48598444</text:p>
          </table:table-cell>
          <table:table-cell table:formula="of:=[$fullres.AW12]-[$halfres.AW12]" office:value-type="float" office:value="0.19294829" calcext:value-type="float">
            <text:p>0.19294829</text:p>
          </table:table-cell>
          <table:table-cell table:formula="of:=[$fullres.AX12]-[$halfres.AX12]" office:value-type="float" office:value="-0.955311859999998" calcext:value-type="float">
            <text:p>-0.955311859999998</text:p>
          </table:table-cell>
          <table:table-cell table:formula="of:=[$fullres.AY12]-[$halfres.AY12]" office:value-type="float" office:value="-0.288845500000001" calcext:value-type="float">
            <text:p>-0.288845500000001</text:p>
          </table:table-cell>
          <table:table-cell table:formula="of:=[$fullres.AZ12]-[$halfres.AZ12]" office:value-type="float" office:value="0.00736509000000041" calcext:value-type="float">
            <text:p>0.00736509000000041</text:p>
          </table:table-cell>
          <table:table-cell table:formula="of:=[$fullres.BA12]-[$halfres.BA12]" office:value-type="float" office:value="1.13696588" calcext:value-type="float">
            <text:p>1.13696588</text:p>
          </table:table-cell>
          <table:table-cell table:formula="of:=[$fullres.BB12]-[$halfres.BB12]" office:value-type="float" office:value="0" calcext:value-type="float">
            <text:p>0</text:p>
          </table:table-cell>
          <table:table-cell table:formula="of:=[$fullres.BC12]-[$halfres.BC12]" office:value-type="float" office:value="0" calcext:value-type="float">
            <text:p>0</text:p>
          </table:table-cell>
          <table:table-cell table:formula="of:=[$fullres.BD12]-[$halfres.BD12]" office:value-type="float" office:value="0" calcext:value-type="float">
            <text:p>0</text:p>
          </table:table-cell>
          <table:table-cell table:formula="of:=[$fullres.BE12]-[$halfres.BE12]" office:value-type="float" office:value="-0.6499578" calcext:value-type="float">
            <text:p>-0.6499578</text:p>
          </table:table-cell>
          <table:table-cell table:formula="of:=[$fullres.BF12]-[$halfres.BF12]" office:value-type="float" office:value="-0.118887780000001" calcext:value-type="float">
            <text:p>-0.118887780000001</text:p>
          </table:table-cell>
          <table:table-cell table:formula="of:=[$fullres.BG12]-[$halfres.BG12]" office:value-type="float" office:value="-0.690395500000001" calcext:value-type="float">
            <text:p>-0.690395500000001</text:p>
          </table:table-cell>
          <table:table-cell table:formula="of:=[$fullres.BH12]-[$halfres.BH12]" office:value-type="float" office:value="0.728714440000001" calcext:value-type="float">
            <text:p>0.728714440000001</text:p>
          </table:table-cell>
          <table:table-cell table:formula="of:=[$fullres.BI12]-[$halfres.BI12]" office:value-type="float" office:value="0" calcext:value-type="float">
            <text:p>0</text:p>
          </table:table-cell>
          <table:table-cell table:formula="of:=[$fullres.BJ12]-[$halfres.BJ12]" office:value-type="float" office:value="0" calcext:value-type="float">
            <text:p>0</text:p>
          </table:table-cell>
          <table:table-cell table:formula="of:=[$fullres.BK12]-[$halfres.BK12]" office:value-type="float" office:value="0" calcext:value-type="float">
            <text:p>0</text:p>
          </table:table-cell>
        </table:table-row>
        <table:table-row table:style-name="ro1">
          <table:table-cell table:formula="of:=[$fullres.A13]-[$halfres.A13]" office:value-type="float" office:value="0" calcext:value-type="float">
            <text:p>0</text:p>
          </table:table-cell>
          <table:table-cell table:formula="of:=[$fullres.B13]-[$halfres.B13]" office:value-type="float" office:value="-0.96012529" calcext:value-type="float">
            <text:p>-0.96012529</text:p>
          </table:table-cell>
          <table:table-cell table:formula="of:=[$fullres.C13]-[$halfres.C13]" office:value-type="float" office:value="-0.25193003" calcext:value-type="float">
            <text:p>-0.25193003</text:p>
          </table:table-cell>
          <table:table-cell table:formula="of:=[$fullres.D13]-[$halfres.D13]" office:value-type="float" office:value="-2.49120821" calcext:value-type="float">
            <text:p>-2.49120821</text:p>
          </table:table-cell>
          <table:table-cell table:formula="of:=[$fullres.E13]-[$halfres.E13]" office:value-type="float" office:value="-0.00372867" calcext:value-type="float">
            <text:p>-0.00372867</text:p>
          </table:table-cell>
          <table:table-cell table:formula="of:=[$fullres.F13]-[$halfres.F13]" office:value-type="float" office:value="-0.00450776000000008" calcext:value-type="float">
            <text:p>-0.00450776000000008</text:p>
          </table:table-cell>
          <table:table-cell table:formula="of:=[$fullres.G13]-[$halfres.G13]" office:value-type="float" office:value="0.00431180999999992" calcext:value-type="float">
            <text:p>0.00431180999999992</text:p>
          </table:table-cell>
          <table:table-cell table:formula="of:=[$fullres.H13]-[$halfres.H13]" office:value-type="float" office:value="-46.44006291" calcext:value-type="float">
            <text:p>-46.44006291</text:p>
          </table:table-cell>
          <table:table-cell table:formula="of:=[$fullres.I13]-[$halfres.I13]" office:value-type="float" office:value="16.28960087" calcext:value-type="float">
            <text:p>16.28960087</text:p>
          </table:table-cell>
          <table:table-cell table:formula="of:=[$fullres.J13]-[$halfres.J13]" office:value-type="float" office:value="-33.88515594" calcext:value-type="float">
            <text:p>-33.88515594</text:p>
          </table:table-cell>
          <table:table-cell table:formula="of:=[$fullres.K13]-[$halfres.K13]" office:value-type="float" office:value="-39.31196327" calcext:value-type="float">
            <text:p>-39.31196327</text:p>
          </table:table-cell>
          <table:table-cell table:formula="of:=[$fullres.L13]-[$halfres.L13]" office:value-type="float" office:value="-0.68612319" calcext:value-type="float">
            <text:p>-0.68612319</text:p>
          </table:table-cell>
          <table:table-cell table:formula="of:=[$fullres.M13]-[$halfres.M13]" office:value-type="float" office:value="21.83949587" calcext:value-type="float">
            <text:p>21.83949587</text:p>
          </table:table-cell>
          <table:table-cell table:formula="of:=[$fullres.N13]-[$halfres.N13]" office:value-type="float" office:value="-11.42409572" calcext:value-type="float">
            <text:p>-11.42409572</text:p>
          </table:table-cell>
          <table:table-cell table:formula="of:=[$fullres.O13]-[$halfres.O13]" office:value-type="float" office:value="0" calcext:value-type="float">
            <text:p>0</text:p>
          </table:table-cell>
          <table:table-cell table:formula="of:=[$fullres.P13]-[$halfres.P13]" office:value-type="float" office:value="-15.38928118" calcext:value-type="float">
            <text:p>-15.38928118</text:p>
          </table:table-cell>
          <table:table-cell table:formula="of:=[$fullres.Q13]-[$halfres.Q13]" office:value-type="float" office:value="24.38392932" calcext:value-type="float">
            <text:p>24.38392932</text:p>
          </table:table-cell>
          <table:table-cell table:formula="of:=[$fullres.R13]-[$halfres.R13]" office:value-type="float" office:value="26.25336897" calcext:value-type="float">
            <text:p>26.25336897</text:p>
          </table:table-cell>
          <table:table-cell table:formula="of:=[$fullres.S13]-[$halfres.S13]" office:value-type="float" office:value="-39.01076135" calcext:value-type="float">
            <text:p>-39.01076135</text:p>
          </table:table-cell>
          <table:table-cell table:formula="of:=[$fullres.T13]-[$halfres.T13]" office:value-type="float" office:value="-0.68086623" calcext:value-type="float">
            <text:p>-0.68086623</text:p>
          </table:table-cell>
          <table:table-cell table:formula="of:=[$fullres.U13]-[$halfres.U13]" office:value-type="float" office:value="-13.33936805" calcext:value-type="float">
            <text:p>-13.33936805</text:p>
          </table:table-cell>
          <table:table-cell table:formula="of:=[$fullres.V13]-[$halfres.V13]" office:value-type="float" office:value="-17.35070537" calcext:value-type="float">
            <text:p>-17.35070537</text:p>
          </table:table-cell>
          <table:table-cell table:formula="of:=[$fullres.W13]-[$halfres.W13]" office:value-type="float" office:value="0" calcext:value-type="float">
            <text:p>0</text:p>
          </table:table-cell>
          <table:table-cell table:formula="of:=[$fullres.X13]-[$halfres.X13]" office:value-type="float" office:value="0.03408847" calcext:value-type="float">
            <text:p>0.03408847</text:p>
          </table:table-cell>
          <table:table-cell table:formula="of:=[$fullres.Y13]-[$halfres.Y13]" office:value-type="float" office:value="0.11301981" calcext:value-type="float">
            <text:p>0.11301981</text:p>
          </table:table-cell>
          <table:table-cell table:formula="of:=[$fullres.Z13]-[$halfres.Z13]" office:value-type="float" office:value="0.46231543" calcext:value-type="float">
            <text:p>0.46231543</text:p>
          </table:table-cell>
          <table:table-cell table:formula="of:=[$fullres.AA13]-[$halfres.AA13]" office:value-type="float" office:value="0.06330569" calcext:value-type="float">
            <text:p>0.06330569</text:p>
          </table:table-cell>
          <table:table-cell table:formula="of:=[$fullres.AB13]-[$halfres.AB13]" office:value-type="float" office:value="0.15031635" calcext:value-type="float">
            <text:p>0.15031635</text:p>
          </table:table-cell>
          <table:table-cell table:formula="of:=[$fullres.AC13]-[$halfres.AC13]" office:value-type="float" office:value="0.49121014" calcext:value-type="float">
            <text:p>0.49121014</text:p>
          </table:table-cell>
          <table:table-cell table:formula="of:=[$fullres.AD13]-[$halfres.AD13]" office:value-type="float" office:value="0.05600395" calcext:value-type="float">
            <text:p>0.05600395</text:p>
          </table:table-cell>
          <table:table-cell table:formula="of:=[$fullres.AE13]-[$halfres.AE13]" office:value-type="float" office:value="0.27479638" calcext:value-type="float">
            <text:p>0.27479638</text:p>
          </table:table-cell>
          <table:table-cell table:formula="of:=[$fullres.AF13]-[$halfres.AF13]" office:value-type="float" office:value="0.49121014" calcext:value-type="float">
            <text:p>0.49121014</text:p>
          </table:table-cell>
          <table:table-cell table:formula="of:=[$fullres.AG13]-[$halfres.AG13]" office:value-type="float" office:value="0.03895971" calcext:value-type="float">
            <text:p>0.03895971</text:p>
          </table:table-cell>
          <table:table-cell table:formula="of:=[$fullres.AH13]-[$halfres.AH13]" office:value-type="float" office:value="0.27479638" calcext:value-type="float">
            <text:p>0.27479638</text:p>
          </table:table-cell>
          <table:table-cell table:formula="of:=[$fullres.AI13]-[$halfres.AI13]" office:value-type="float" office:value="0.404526" calcext:value-type="float">
            <text:p>0.404526</text:p>
          </table:table-cell>
          <table:table-cell table:formula="of:=[$fullres.AJ13]-[$halfres.AJ13]" office:value-type="float" office:value="0.03165455" calcext:value-type="float">
            <text:p>0.03165455</text:p>
          </table:table-cell>
          <table:table-cell table:formula="of:=[$fullres.AK13]-[$halfres.AK13]" office:value-type="float" office:value="0.23047" calcext:value-type="float">
            <text:p>0.23047</text:p>
          </table:table-cell>
          <table:table-cell table:formula="of:=[$fullres.AL13]-[$halfres.AL13]" office:value-type="float" office:value="0.37563129" calcext:value-type="float">
            <text:p>0.37563129</text:p>
          </table:table-cell>
          <table:table-cell table:formula="of:=[$fullres.AM13]-[$halfres.AM13]" office:value-type="float" office:value="0.01947816" calcext:value-type="float">
            <text:p>0.01947816</text:p>
          </table:table-cell>
          <table:table-cell table:formula="of:=[$fullres.AN13]-[$halfres.AN13]" office:value-type="float" office:value="0.1750677" calcext:value-type="float">
            <text:p>0.1750677</text:p>
          </table:table-cell>
          <table:table-cell table:formula="of:=[$fullres.AO13]-[$halfres.AO13]" office:value-type="float" office:value="0.34673658" calcext:value-type="float">
            <text:p>0.34673658</text:p>
          </table:table-cell>
          <table:table-cell table:formula="of:=[$fullres.AP13]-[$halfres.AP13]" office:value-type="float" office:value="0.24349052" calcext:value-type="float">
            <text:p>0.24349052</text:p>
          </table:table-cell>
          <table:table-cell table:formula="of:=[$fullres.AQ13]-[$halfres.AQ13]" office:value-type="float" office:value="1.27850274" calcext:value-type="float">
            <text:p>1.27850274</text:p>
          </table:table-cell>
          <table:table-cell table:formula="of:=[$fullres.AR13]-[$halfres.AR13]" office:value-type="float" office:value="2.57125975" calcext:value-type="float">
            <text:p>2.57125975</text:p>
          </table:table-cell>
          <table:table-cell table:formula="of:=[$fullres.AS13]-[$halfres.AS13]" office:value-type="float" office:value="0" calcext:value-type="float">
            <text:p>0</text:p>
          </table:table-cell>
          <table:table-cell table:formula="of:=[$fullres.AT13]-[$halfres.AT13]" office:value-type="float" office:value="0" calcext:value-type="float">
            <text:p>0</text:p>
          </table:table-cell>
          <table:table-cell table:formula="of:=[$fullres.AU13]-[$halfres.AU13]" office:value-type="float" office:value="0.54956777" calcext:value-type="float">
            <text:p>0.54956777</text:p>
          </table:table-cell>
          <table:table-cell table:formula="of:=[$fullres.AV13]-[$halfres.AV13]" office:value-type="float" office:value="-0.0144615799999999" calcext:value-type="float">
            <text:p>-0.0144615799999999</text:p>
          </table:table-cell>
          <table:table-cell table:formula="of:=[$fullres.AW13]-[$halfres.AW13]" office:value-type="float" office:value="2.10637166" calcext:value-type="float">
            <text:p>2.10637166</text:p>
          </table:table-cell>
          <table:table-cell table:formula="of:=[$fullres.AX13]-[$halfres.AX13]" office:value-type="float" office:value="-1.12148719" calcext:value-type="float">
            <text:p>-1.12148719</text:p>
          </table:table-cell>
          <table:table-cell table:formula="of:=[$fullres.AY13]-[$halfres.AY13]" office:value-type="float" office:value="-0.494984899999999" calcext:value-type="float">
            <text:p>-0.494984899999999</text:p>
          </table:table-cell>
          <table:table-cell table:formula="of:=[$fullres.AZ13]-[$halfres.AZ13]" office:value-type="float" office:value="-0.39675523" calcext:value-type="float">
            <text:p>-0.39675523</text:p>
          </table:table-cell>
          <table:table-cell table:formula="of:=[$fullres.BA13]-[$halfres.BA13]" office:value-type="float" office:value="1.38172964" calcext:value-type="float">
            <text:p>1.38172964</text:p>
          </table:table-cell>
          <table:table-cell table:formula="of:=[$fullres.BB13]-[$halfres.BB13]" office:value-type="float" office:value="0" calcext:value-type="float">
            <text:p>0</text:p>
          </table:table-cell>
          <table:table-cell table:formula="of:=[$fullres.BC13]-[$halfres.BC13]" office:value-type="float" office:value="0" calcext:value-type="float">
            <text:p>0</text:p>
          </table:table-cell>
          <table:table-cell table:formula="of:=[$fullres.BD13]-[$halfres.BD13]" office:value-type="float" office:value="0" calcext:value-type="float">
            <text:p>0</text:p>
          </table:table-cell>
          <table:table-cell table:formula="of:=[$fullres.BE13]-[$halfres.BE13]" office:value-type="float" office:value="-0.80408536" calcext:value-type="float">
            <text:p>-0.80408536</text:p>
          </table:table-cell>
          <table:table-cell table:formula="of:=[$fullres.BF13]-[$halfres.BF13]" office:value-type="float" office:value="0.187339050000002" calcext:value-type="float">
            <text:p>0.187339050000002</text:p>
          </table:table-cell>
          <table:table-cell table:formula="of:=[$fullres.BG13]-[$halfres.BG13]" office:value-type="float" office:value="-1.24541952" calcext:value-type="float">
            <text:p>-1.24541952</text:p>
          </table:table-cell>
          <table:table-cell table:formula="of:=[$fullres.BH13]-[$halfres.BH13]" office:value-type="float" office:value="0.771326459999997" calcext:value-type="float">
            <text:p>0.771326459999997</text:p>
          </table:table-cell>
          <table:table-cell table:formula="of:=[$fullres.BI13]-[$halfres.BI13]" office:value-type="float" office:value="0" calcext:value-type="float">
            <text:p>0</text:p>
          </table:table-cell>
          <table:table-cell table:formula="of:=[$fullres.BJ13]-[$halfres.BJ13]" office:value-type="float" office:value="0" calcext:value-type="float">
            <text:p>0</text:p>
          </table:table-cell>
          <table:table-cell table:formula="of:=[$fullres.BK13]-[$halfres.BK13]" office:value-type="float" office:value="0" calcext:value-type="float">
            <text:p>0</text:p>
          </table:table-cell>
        </table:table-row>
        <table:table-row table:style-name="ro1">
          <table:table-cell table:formula="of:=[$fullres.A14]-[$halfres.A14]" office:value-type="float" office:value="0" calcext:value-type="float">
            <text:p>0</text:p>
          </table:table-cell>
          <table:table-cell table:formula="of:=[$fullres.B14]-[$halfres.B14]" office:value-type="float" office:value="-0.98084755" calcext:value-type="float">
            <text:p>-0.98084755</text:p>
          </table:table-cell>
          <table:table-cell table:formula="of:=[$fullres.C14]-[$halfres.C14]" office:value-type="float" office:value="-0.28004314" calcext:value-type="float">
            <text:p>-0.28004314</text:p>
          </table:table-cell>
          <table:table-cell table:formula="of:=[$fullres.D14]-[$halfres.D14]" office:value-type="float" office:value="-2.75788678000001" calcext:value-type="float">
            <text:p>-2.75788678000001</text:p>
          </table:table-cell>
          <table:table-cell table:formula="of:=[$fullres.E14]-[$halfres.E14]" office:value-type="float" office:value="-0.00319778" calcext:value-type="float">
            <text:p>-0.00319778</text:p>
          </table:table-cell>
          <table:table-cell table:formula="of:=[$fullres.F14]-[$halfres.F14]" office:value-type="float" office:value="-0.0048165" calcext:value-type="float">
            <text:p>-0.0048165</text:p>
          </table:table-cell>
          <table:table-cell table:formula="of:=[$fullres.G14]-[$halfres.G14]" office:value-type="float" office:value="0.00476601999999993" calcext:value-type="float">
            <text:p>0.00476601999999993</text:p>
          </table:table-cell>
          <table:table-cell table:formula="of:=[$fullres.H14]-[$halfres.H14]" office:value-type="float" office:value="-48.07976421" calcext:value-type="float">
            <text:p>-48.07976421</text:p>
          </table:table-cell>
          <table:table-cell table:formula="of:=[$fullres.I14]-[$halfres.I14]" office:value-type="float" office:value="17.65851063" calcext:value-type="float">
            <text:p>17.65851063</text:p>
          </table:table-cell>
          <table:table-cell table:formula="of:=[$fullres.J14]-[$halfres.J14]" office:value-type="float" office:value="-31.38681009" calcext:value-type="float">
            <text:p>-31.38681009</text:p>
          </table:table-cell>
          <table:table-cell table:formula="of:=[$fullres.K14]-[$halfres.K14]" office:value-type="float" office:value="-40.10725603" calcext:value-type="float">
            <text:p>-40.10725603</text:p>
          </table:table-cell>
          <table:table-cell table:formula="of:=[$fullres.L14]-[$halfres.L14]" office:value-type="float" office:value="-0.70000367" calcext:value-type="float">
            <text:p>-0.70000367</text:p>
          </table:table-cell>
          <table:table-cell table:formula="of:=[$fullres.M14]-[$halfres.M14]" office:value-type="float" office:value="21.24823933" calcext:value-type="float">
            <text:p>21.24823933</text:p>
          </table:table-cell>
          <table:table-cell table:formula="of:=[$fullres.N14]-[$halfres.N14]" office:value-type="float" office:value="-11.60854885" calcext:value-type="float">
            <text:p>-11.60854885</text:p>
          </table:table-cell>
          <table:table-cell table:formula="of:=[$fullres.O14]-[$halfres.O14]" office:value-type="float" office:value="0" calcext:value-type="float">
            <text:p>0</text:p>
          </table:table-cell>
          <table:table-cell table:formula="of:=[$fullres.P14]-[$halfres.P14]" office:value-type="float" office:value="-14.99072215" calcext:value-type="float">
            <text:p>-14.99072215</text:p>
          </table:table-cell>
          <table:table-cell table:formula="of:=[$fullres.Q14]-[$halfres.Q14]" office:value-type="float" office:value="21.9541247" calcext:value-type="float">
            <text:p>21.9541247</text:p>
          </table:table-cell>
          <table:table-cell table:formula="of:=[$fullres.R14]-[$halfres.R14]" office:value-type="float" office:value="18.87388173" calcext:value-type="float">
            <text:p>18.87388173</text:p>
          </table:table-cell>
          <table:table-cell table:formula="of:=[$fullres.S14]-[$halfres.S14]" office:value-type="float" office:value="-36.03142245" calcext:value-type="float">
            <text:p>-36.03142245</text:p>
          </table:table-cell>
          <table:table-cell table:formula="of:=[$fullres.T14]-[$halfres.T14]" office:value-type="float" office:value="-0.62886696" calcext:value-type="float">
            <text:p>-0.62886696</text:p>
          </table:table-cell>
          <table:table-cell table:formula="of:=[$fullres.U14]-[$halfres.U14]" office:value-type="float" office:value="-10.20797501" calcext:value-type="float">
            <text:p>-10.20797501</text:p>
          </table:table-cell>
          <table:table-cell table:formula="of:=[$fullres.V14]-[$halfres.V14]" office:value-type="float" office:value="-10.35739895" calcext:value-type="float">
            <text:p>-10.35739895</text:p>
          </table:table-cell>
          <table:table-cell table:formula="of:=[$fullres.W14]-[$halfres.W14]" office:value-type="float" office:value="0" calcext:value-type="float">
            <text:p>0</text:p>
          </table:table-cell>
          <table:table-cell table:formula="of:=[$fullres.X14]-[$halfres.X14]" office:value-type="float" office:value="0.03574053" calcext:value-type="float">
            <text:p>0.03574053</text:p>
          </table:table-cell>
          <table:table-cell table:formula="of:=[$fullres.Y14]-[$halfres.Y14]" office:value-type="float" office:value="0.12656043" calcext:value-type="float">
            <text:p>0.12656043</text:p>
          </table:table-cell>
          <table:table-cell table:formula="of:=[$fullres.Z14]-[$halfres.Z14]" office:value-type="float" office:value="0.5038905" calcext:value-type="float">
            <text:p>0.5038905</text:p>
          </table:table-cell>
          <table:table-cell table:formula="of:=[$fullres.AA14]-[$halfres.AA14]" office:value-type="float" office:value="0.06637375" calcext:value-type="float">
            <text:p>0.06637375</text:p>
          </table:table-cell>
          <table:table-cell table:formula="of:=[$fullres.AB14]-[$halfres.AB14]" office:value-type="float" office:value="0.16832537" calcext:value-type="float">
            <text:p>0.16832537</text:p>
          </table:table-cell>
          <table:table-cell table:formula="of:=[$fullres.AC14]-[$halfres.AC14]" office:value-type="float" office:value="0.53538366" calcext:value-type="float">
            <text:p>0.53538366</text:p>
          </table:table-cell>
          <table:table-cell table:formula="of:=[$fullres.AD14]-[$halfres.AD14]" office:value-type="float" office:value="0.05871813" calcext:value-type="float">
            <text:p>0.05871813</text:p>
          </table:table-cell>
          <table:table-cell table:formula="of:=[$fullres.AE14]-[$halfres.AE14]" office:value-type="float" office:value="0.30771904" calcext:value-type="float">
            <text:p>0.30771904</text:p>
          </table:table-cell>
          <table:table-cell table:formula="of:=[$fullres.AF14]-[$halfres.AF14]" office:value-type="float" office:value="0.53538366" calcext:value-type="float">
            <text:p>0.53538366</text:p>
          </table:table-cell>
          <table:table-cell table:formula="of:=[$fullres.AG14]-[$halfres.AG14]" office:value-type="float" office:value="0.04084786" calcext:value-type="float">
            <text:p>0.04084786</text:p>
          </table:table-cell>
          <table:table-cell table:formula="of:=[$fullres.AH14]-[$halfres.AH14]" office:value-type="float" office:value="0.30771904" calcext:value-type="float">
            <text:p>0.30771904</text:p>
          </table:table-cell>
          <table:table-cell table:formula="of:=[$fullres.AI14]-[$halfres.AI14]" office:value-type="float" office:value="0.44090419" calcext:value-type="float">
            <text:p>0.44090419</text:p>
          </table:table-cell>
          <table:table-cell table:formula="of:=[$fullres.AJ14]-[$halfres.AJ14]" office:value-type="float" office:value="0.03318866" calcext:value-type="float">
            <text:p>0.03318866</text:p>
          </table:table-cell>
          <table:table-cell table:formula="of:=[$fullres.AK14]-[$halfres.AK14]" office:value-type="float" office:value="0.25808203" calcext:value-type="float">
            <text:p>0.25808203</text:p>
          </table:table-cell>
          <table:table-cell table:formula="of:=[$fullres.AL14]-[$halfres.AL14]" office:value-type="float" office:value="0.40941103" calcext:value-type="float">
            <text:p>0.40941103</text:p>
          </table:table-cell>
          <table:table-cell table:formula="of:=[$fullres.AM14]-[$halfres.AM14]" office:value-type="float" office:value="0.02042214" calcext:value-type="float">
            <text:p>0.02042214</text:p>
          </table:table-cell>
          <table:table-cell table:formula="of:=[$fullres.AN14]-[$halfres.AN14]" office:value-type="float" office:value="0.19604211" calcext:value-type="float">
            <text:p>0.19604211</text:p>
          </table:table-cell>
          <table:table-cell table:formula="of:=[$fullres.AO14]-[$halfres.AO14]" office:value-type="float" office:value="0.37791788" calcext:value-type="float">
            <text:p>0.37791788</text:p>
          </table:table-cell>
          <table:table-cell table:formula="of:=[$fullres.AP14]-[$halfres.AP14]" office:value-type="float" office:value="0.25529106" calcext:value-type="float">
            <text:p>0.25529106</text:p>
          </table:table-cell>
          <table:table-cell table:formula="of:=[$fullres.AQ14]-[$halfres.AQ14]" office:value-type="float" office:value="1.43167692" calcext:value-type="float">
            <text:p>1.43167692</text:p>
          </table:table-cell>
          <table:table-cell table:formula="of:=[$fullres.AR14]-[$halfres.AR14]" office:value-type="float" office:value="2.80248782" calcext:value-type="float">
            <text:p>2.80248782</text:p>
          </table:table-cell>
          <table:table-cell table:formula="of:=[$fullres.AS14]-[$halfres.AS14]" office:value-type="float" office:value="0" calcext:value-type="float">
            <text:p>0</text:p>
          </table:table-cell>
          <table:table-cell table:formula="of:=[$fullres.AT14]-[$halfres.AT14]" office:value-type="float" office:value="0" calcext:value-type="float">
            <text:p>0</text:p>
          </table:table-cell>
          <table:table-cell table:formula="of:=[$fullres.AU14]-[$halfres.AU14]" office:value-type="float" office:value="0.741927090000001" calcext:value-type="float">
            <text:p>0.741927090000001</text:p>
          </table:table-cell>
          <table:table-cell table:formula="of:=[$fullres.AV14]-[$halfres.AV14]" office:value-type="float" office:value="0.25339117" calcext:value-type="float">
            <text:p>0.25339117</text:p>
          </table:table-cell>
          <table:table-cell table:formula="of:=[$fullres.AW14]-[$halfres.AW14]" office:value-type="float" office:value="1.9930104" calcext:value-type="float">
            <text:p>1.9930104</text:p>
          </table:table-cell>
          <table:table-cell table:formula="of:=[$fullres.AX14]-[$halfres.AX14]" office:value-type="float" office:value="-1.24372584" calcext:value-type="float">
            <text:p>-1.24372584</text:p>
          </table:table-cell>
          <table:table-cell table:formula="of:=[$fullres.AY14]-[$halfres.AY14]" office:value-type="float" office:value="-0.821153799999998" calcext:value-type="float">
            <text:p>-0.821153799999998</text:p>
          </table:table-cell>
          <table:table-cell table:formula="of:=[$fullres.AZ14]-[$halfres.AZ14]" office:value-type="float" office:value="-0.29253164" calcext:value-type="float">
            <text:p>-0.29253164</text:p>
          </table:table-cell>
          <table:table-cell table:formula="of:=[$fullres.BA14]-[$halfres.BA14]" office:value-type="float" office:value="1.53299523" calcext:value-type="float">
            <text:p>1.53299523</text:p>
          </table:table-cell>
          <table:table-cell table:formula="of:=[$fullres.BB14]-[$halfres.BB14]" office:value-type="float" office:value="0" calcext:value-type="float">
            <text:p>0</text:p>
          </table:table-cell>
          <table:table-cell table:formula="of:=[$fullres.BC14]-[$halfres.BC14]" office:value-type="float" office:value="0" calcext:value-type="float">
            <text:p>0</text:p>
          </table:table-cell>
          <table:table-cell table:formula="of:=[$fullres.BD14]-[$halfres.BD14]" office:value-type="float" office:value="0" calcext:value-type="float">
            <text:p>0</text:p>
          </table:table-cell>
          <table:table-cell table:formula="of:=[$fullres.BE14]-[$halfres.BE14]" office:value-type="float" office:value="-0.90339549" calcext:value-type="float">
            <text:p>-0.90339549</text:p>
          </table:table-cell>
          <table:table-cell table:formula="of:=[$fullres.BF14]-[$halfres.BF14]" office:value-type="float" office:value="0.368428160000001" calcext:value-type="float">
            <text:p>0.368428160000001</text:p>
          </table:table-cell>
          <table:table-cell table:formula="of:=[$fullres.BG14]-[$halfres.BG14]" office:value-type="float" office:value="-1.47079711" calcext:value-type="float">
            <text:p>-1.47079711</text:p>
          </table:table-cell>
          <table:table-cell table:formula="of:=[$fullres.BH14]-[$halfres.BH14]" office:value-type="float" office:value="0.840009640000002" calcext:value-type="float">
            <text:p>0.840009640000002</text:p>
          </table:table-cell>
          <table:table-cell table:formula="of:=[$fullres.BI14]-[$halfres.BI14]" office:value-type="float" office:value="0" calcext:value-type="float">
            <text:p>0</text:p>
          </table:table-cell>
          <table:table-cell table:formula="of:=[$fullres.BJ14]-[$halfres.BJ14]" office:value-type="float" office:value="0" calcext:value-type="float">
            <text:p>0</text:p>
          </table:table-cell>
          <table:table-cell table:formula="of:=[$fullres.BK14]-[$halfres.BK14]" office:value-type="float" office:value="0" calcext:value-type="float">
            <text:p>0</text:p>
          </table:table-cell>
        </table:table-row>
        <table:table-row table:style-name="ro1">
          <table:table-cell table:formula="of:=[$fullres.A15]-[$halfres.A15]" office:value-type="float" office:value="0" calcext:value-type="float">
            <text:p>0</text:p>
          </table:table-cell>
          <table:table-cell table:formula="of:=[$fullres.B15]-[$halfres.B15]" office:value-type="float" office:value="-1.11320687" calcext:value-type="float">
            <text:p>-1.11320687</text:p>
          </table:table-cell>
          <table:table-cell table:formula="of:=[$fullres.C15]-[$halfres.C15]" office:value-type="float" office:value="-0.33197788" calcext:value-type="float">
            <text:p>-0.33197788</text:p>
          </table:table-cell>
          <table:table-cell table:formula="of:=[$fullres.D15]-[$halfres.D15]" office:value-type="float" office:value="-3.18393173" calcext:value-type="float">
            <text:p>-3.18393173</text:p>
          </table:table-cell>
          <table:table-cell table:formula="of:=[$fullres.E15]-[$halfres.E15]" office:value-type="float" office:value="-0.00314348" calcext:value-type="float">
            <text:p>-0.00314348</text:p>
          </table:table-cell>
          <table:table-cell table:formula="of:=[$fullres.F15]-[$halfres.F15]" office:value-type="float" office:value="-0.00539171999999999" calcext:value-type="float">
            <text:p>-0.00539171999999999</text:p>
          </table:table-cell>
          <table:table-cell table:formula="of:=[$fullres.G15]-[$halfres.G15]" office:value-type="float" office:value="0.00519701000000006" calcext:value-type="float">
            <text:p>0.00519701000000006</text:p>
          </table:table-cell>
          <table:table-cell table:formula="of:=[$fullres.H15]-[$halfres.H15]" office:value-type="float" office:value="-49.49947436" calcext:value-type="float">
            <text:p>-49.49947436</text:p>
          </table:table-cell>
          <table:table-cell table:formula="of:=[$fullres.I15]-[$halfres.I15]" office:value-type="float" office:value="18.92668514" calcext:value-type="float">
            <text:p>18.92668514</text:p>
          </table:table-cell>
          <table:table-cell table:formula="of:=[$fullres.J15]-[$halfres.J15]" office:value-type="float" office:value="-29.38715915" calcext:value-type="float">
            <text:p>-29.38715915</text:p>
          </table:table-cell>
          <table:table-cell table:formula="of:=[$fullres.K15]-[$halfres.K15]" office:value-type="float" office:value="-40.84141008" calcext:value-type="float">
            <text:p>-40.84141008</text:p>
          </table:table-cell>
          <table:table-cell table:formula="of:=[$fullres.L15]-[$halfres.L15]" office:value-type="float" office:value="-0.71281708" calcext:value-type="float">
            <text:p>-0.71281708</text:p>
          </table:table-cell>
          <table:table-cell table:formula="of:=[$fullres.M15]-[$halfres.M15]" office:value-type="float" office:value="20.6872089" calcext:value-type="float">
            <text:p>20.6872089</text:p>
          </table:table-cell>
          <table:table-cell table:formula="of:=[$fullres.N15]-[$halfres.N15]" office:value-type="float" office:value="-11.73606281" calcext:value-type="float">
            <text:p>-11.73606281</text:p>
          </table:table-cell>
          <table:table-cell table:formula="of:=[$fullres.O15]-[$halfres.O15]" office:value-type="float" office:value="0" calcext:value-type="float">
            <text:p>0</text:p>
          </table:table-cell>
          <table:table-cell table:formula="of:=[$fullres.P15]-[$halfres.P15]" office:value-type="float" office:value="-14.44437524" calcext:value-type="float">
            <text:p>-14.44437524</text:p>
          </table:table-cell>
          <table:table-cell table:formula="of:=[$fullres.Q15]-[$halfres.Q15]" office:value-type="float" office:value="19.31258825" calcext:value-type="float">
            <text:p>19.31258825</text:p>
          </table:table-cell>
          <table:table-cell table:formula="of:=[$fullres.R15]-[$halfres.R15]" office:value-type="float" office:value="11.57366912" calcext:value-type="float">
            <text:p>11.57366912</text:p>
          </table:table-cell>
          <table:table-cell table:formula="of:=[$fullres.S15]-[$halfres.S15]" office:value-type="float" office:value="-33.16489765" calcext:value-type="float">
            <text:p>-33.16489765</text:p>
          </table:table-cell>
          <table:table-cell table:formula="of:=[$fullres.T15]-[$halfres.T15]" office:value-type="float" office:value="-0.57883666" calcext:value-type="float">
            <text:p>-0.57883666</text:p>
          </table:table-cell>
          <table:table-cell table:formula="of:=[$fullres.U15]-[$halfres.U15]" office:value-type="float" office:value="-7.63347683" calcext:value-type="float">
            <text:p>-7.63347683</text:p>
          </table:table-cell>
          <table:table-cell table:formula="of:=[$fullres.V15]-[$halfres.V15]" office:value-type="float" office:value="-2.46639572" calcext:value-type="float">
            <text:p>-2.46639572</text:p>
          </table:table-cell>
          <table:table-cell table:formula="of:=[$fullres.W15]-[$halfres.W15]" office:value-type="float" office:value="0" calcext:value-type="float">
            <text:p>0</text:p>
          </table:table-cell>
          <table:table-cell table:formula="of:=[$fullres.X15]-[$halfres.X15]" office:value-type="float" office:value="0.0353709" calcext:value-type="float">
            <text:p>0.0353709</text:p>
          </table:table-cell>
          <table:table-cell table:formula="of:=[$fullres.Y15]-[$halfres.Y15]" office:value-type="float" office:value="0.15099001" calcext:value-type="float">
            <text:p>0.15099001</text:p>
          </table:table-cell>
          <table:table-cell table:formula="of:=[$fullres.Z15]-[$halfres.Z15]" office:value-type="float" office:value="0.60287344" calcext:value-type="float">
            <text:p>0.60287344</text:p>
          </table:table-cell>
          <table:table-cell table:formula="of:=[$fullres.AA15]-[$halfres.AA15]" office:value-type="float" office:value="0.06568731" calcext:value-type="float">
            <text:p>0.06568731</text:p>
          </table:table-cell>
          <table:table-cell table:formula="of:=[$fullres.AB15]-[$halfres.AB15]" office:value-type="float" office:value="0.20081671" calcext:value-type="float">
            <text:p>0.20081671</text:p>
          </table:table-cell>
          <table:table-cell table:formula="of:=[$fullres.AC15]-[$halfres.AC15]" office:value-type="float" office:value="0.64055302" calcext:value-type="float">
            <text:p>0.64055302</text:p>
          </table:table-cell>
          <table:table-cell table:formula="of:=[$fullres.AD15]-[$halfres.AD15]" office:value-type="float" office:value="0.05811086" calcext:value-type="float">
            <text:p>0.05811086</text:p>
          </table:table-cell>
          <table:table-cell table:formula="of:=[$fullres.AE15]-[$halfres.AE15]" office:value-type="float" office:value="0.36711711" calcext:value-type="float">
            <text:p>0.36711711</text:p>
          </table:table-cell>
          <table:table-cell table:formula="of:=[$fullres.AF15]-[$halfres.AF15]" office:value-type="float" office:value="0.64055302" calcext:value-type="float">
            <text:p>0.64055302</text:p>
          </table:table-cell>
          <table:table-cell table:formula="of:=[$fullres.AG15]-[$halfres.AG15]" office:value-type="float" office:value="0.04042541" calcext:value-type="float">
            <text:p>0.04042541</text:p>
          </table:table-cell>
          <table:table-cell table:formula="of:=[$fullres.AH15]-[$halfres.AH15]" office:value-type="float" office:value="0.36711711" calcext:value-type="float">
            <text:p>0.36711711</text:p>
          </table:table-cell>
          <table:table-cell table:formula="of:=[$fullres.AI15]-[$halfres.AI15]" office:value-type="float" office:value="0.52751425" calcext:value-type="float">
            <text:p>0.52751425</text:p>
          </table:table-cell>
          <table:table-cell table:formula="of:=[$fullres.AJ15]-[$halfres.AJ15]" office:value-type="float" office:value="0.03284543" calcext:value-type="float">
            <text:p>0.03284543</text:p>
          </table:table-cell>
          <table:table-cell table:formula="of:=[$fullres.AK15]-[$halfres.AK15]" office:value-type="float" office:value="0.30789883" calcext:value-type="float">
            <text:p>0.30789883</text:p>
          </table:table-cell>
          <table:table-cell table:formula="of:=[$fullres.AL15]-[$halfres.AL15]" office:value-type="float" office:value="0.48983467" calcext:value-type="float">
            <text:p>0.48983467</text:p>
          </table:table-cell>
          <table:table-cell table:formula="of:=[$fullres.AM15]-[$halfres.AM15]" office:value-type="float" office:value="0.02021093" calcext:value-type="float">
            <text:p>0.02021093</text:p>
          </table:table-cell>
          <table:table-cell table:formula="of:=[$fullres.AN15]-[$halfres.AN15]" office:value-type="float" office:value="0.23388352" calcext:value-type="float">
            <text:p>0.23388352</text:p>
          </table:table-cell>
          <table:table-cell table:formula="of:=[$fullres.AO15]-[$halfres.AO15]" office:value-type="float" office:value="0.45215507" calcext:value-type="float">
            <text:p>0.45215507</text:p>
          </table:table-cell>
          <table:table-cell table:formula="of:=[$fullres.AP15]-[$halfres.AP15]" office:value-type="float" office:value="0.25265084" calcext:value-type="float">
            <text:p>0.25265084</text:p>
          </table:table-cell>
          <table:table-cell table:formula="of:=[$fullres.AQ15]-[$halfres.AQ15]" office:value-type="float" office:value="1.70802915" calcext:value-type="float">
            <text:p>1.70802915</text:p>
          </table:table-cell>
          <table:table-cell table:formula="of:=[$fullres.AR15]-[$halfres.AR15]" office:value-type="float" office:value="3.35300116" calcext:value-type="float">
            <text:p>3.35300116</text:p>
          </table:table-cell>
          <table:table-cell table:formula="of:=[$fullres.AS15]-[$halfres.AS15]" office:value-type="float" office:value="0" calcext:value-type="float">
            <text:p>0</text:p>
          </table:table-cell>
          <table:table-cell table:formula="of:=[$fullres.AT15]-[$halfres.AT15]" office:value-type="float" office:value="0" calcext:value-type="float">
            <text:p>0</text:p>
          </table:table-cell>
          <table:table-cell table:formula="of:=[$fullres.AU15]-[$halfres.AU15]" office:value-type="float" office:value="1.18769336" calcext:value-type="float">
            <text:p>1.18769336</text:p>
          </table:table-cell>
          <table:table-cell table:formula="of:=[$fullres.AV15]-[$halfres.AV15]" office:value-type="float" office:value="-0.0925767299999998" calcext:value-type="float">
            <text:p>-0.0925767299999998</text:p>
          </table:table-cell>
          <table:table-cell table:formula="of:=[$fullres.AW15]-[$halfres.AW15]" office:value-type="float" office:value="0.09778369" calcext:value-type="float">
            <text:p>0.09778369</text:p>
          </table:table-cell>
          <table:table-cell table:formula="of:=[$fullres.AX15]-[$halfres.AX15]" office:value-type="float" office:value="-1.57589958" calcext:value-type="float">
            <text:p>-1.57589958</text:p>
          </table:table-cell>
          <table:table-cell table:formula="of:=[$fullres.AY15]-[$halfres.AY15]" office:value-type="float" office:value="-1.20363817" calcext:value-type="float">
            <text:p>-1.20363817</text:p>
          </table:table-cell>
          <table:table-cell table:formula="of:=[$fullres.AZ15]-[$halfres.AZ15]" office:value-type="float" office:value="-0.0133434399999999" calcext:value-type="float">
            <text:p>-0.0133434399999999</text:p>
          </table:table-cell>
          <table:table-cell table:formula="of:=[$fullres.BA15]-[$halfres.BA15]" office:value-type="float" office:value="1.87040317" calcext:value-type="float">
            <text:p>1.87040317</text:p>
          </table:table-cell>
          <table:table-cell table:formula="of:=[$fullres.BB15]-[$halfres.BB15]" office:value-type="float" office:value="0" calcext:value-type="float">
            <text:p>0</text:p>
          </table:table-cell>
          <table:table-cell table:formula="of:=[$fullres.BC15]-[$halfres.BC15]" office:value-type="float" office:value="0" calcext:value-type="float">
            <text:p>0</text:p>
          </table:table-cell>
          <table:table-cell table:formula="of:=[$fullres.BD15]-[$halfres.BD15]" office:value-type="float" office:value="0" calcext:value-type="float">
            <text:p>0</text:p>
          </table:table-cell>
          <table:table-cell table:formula="of:=[$fullres.BE15]-[$halfres.BE15]" office:value-type="float" office:value="-0.71692002" calcext:value-type="float">
            <text:p>-0.71692002</text:p>
          </table:table-cell>
          <table:table-cell table:formula="of:=[$fullres.BF15]-[$halfres.BF15]" office:value-type="float" office:value="0.57154036" calcext:value-type="float">
            <text:p>0.57154036</text:p>
          </table:table-cell>
          <table:table-cell table:formula="of:=[$fullres.BG15]-[$halfres.BG15]" office:value-type="float" office:value="-1.31191845" calcext:value-type="float">
            <text:p>-1.31191845</text:p>
          </table:table-cell>
          <table:table-cell table:formula="of:=[$fullres.BH15]-[$halfres.BH15]" office:value-type="float" office:value="0.525636349999999" calcext:value-type="float">
            <text:p>0.525636349999999</text:p>
          </table:table-cell>
          <table:table-cell table:formula="of:=[$fullres.BI15]-[$halfres.BI15]" office:value-type="float" office:value="0" calcext:value-type="float">
            <text:p>0</text:p>
          </table:table-cell>
          <table:table-cell table:formula="of:=[$fullres.BJ15]-[$halfres.BJ15]" office:value-type="float" office:value="0" calcext:value-type="float">
            <text:p>0</text:p>
          </table:table-cell>
          <table:table-cell table:formula="of:=[$fullres.BK15]-[$halfres.BK15]" office:value-type="float" office:value="0" calcext:value-type="float">
            <text:p>0</text:p>
          </table:table-cell>
        </table:table-row>
        <table:table-row table:style-name="ro1">
          <table:table-cell table:formula="of:=[$fullres.A16]-[$halfres.A16]" office:value-type="float" office:value="0" calcext:value-type="float">
            <text:p>0</text:p>
          </table:table-cell>
          <table:table-cell table:formula="of:=[$fullres.B16]-[$halfres.B16]" office:value-type="float" office:value="-1.15644596" calcext:value-type="float">
            <text:p>-1.15644596</text:p>
          </table:table-cell>
          <table:table-cell table:formula="of:=[$fullres.C16]-[$halfres.C16]" office:value-type="float" office:value="-0.37765828" calcext:value-type="float">
            <text:p>-0.37765828</text:p>
          </table:table-cell>
          <table:table-cell table:formula="of:=[$fullres.D16]-[$halfres.D16]" office:value-type="float" office:value="-3.52748063999999" calcext:value-type="float">
            <text:p>-3.52748063999999</text:p>
          </table:table-cell>
          <table:table-cell table:formula="of:=[$fullres.E16]-[$halfres.E16]" office:value-type="float" office:value="-0.00285827" calcext:value-type="float">
            <text:p>-0.00285827</text:p>
          </table:table-cell>
          <table:table-cell table:formula="of:=[$fullres.F16]-[$halfres.F16]" office:value-type="float" office:value="-0.00590798999999997" calcext:value-type="float">
            <text:p>-0.00590798999999997</text:p>
          </table:table-cell>
          <table:table-cell table:formula="of:=[$fullres.G16]-[$halfres.G16]" office:value-type="float" office:value="0.00537419999999989" calcext:value-type="float">
            <text:p>0.00537419999999989</text:p>
          </table:table-cell>
          <table:table-cell table:formula="of:=[$fullres.H16]-[$halfres.H16]" office:value-type="float" office:value="-50.57312678" calcext:value-type="float">
            <text:p>-50.57312678</text:p>
          </table:table-cell>
          <table:table-cell table:formula="of:=[$fullres.I16]-[$halfres.I16]" office:value-type="float" office:value="19.92167505" calcext:value-type="float">
            <text:p>19.92167505</text:p>
          </table:table-cell>
          <table:table-cell table:formula="of:=[$fullres.J16]-[$halfres.J16]" office:value-type="float" office:value="-27.94947992" calcext:value-type="float">
            <text:p>-27.94947992</text:p>
          </table:table-cell>
          <table:table-cell table:formula="of:=[$fullres.K16]-[$halfres.K16]" office:value-type="float" office:value="-41.55395505" calcext:value-type="float">
            <text:p>-41.55395505</text:p>
          </table:table-cell>
          <table:table-cell table:formula="of:=[$fullres.L16]-[$halfres.L16]" office:value-type="float" office:value="-0.72525334" calcext:value-type="float">
            <text:p>-0.72525334</text:p>
          </table:table-cell>
          <table:table-cell table:formula="of:=[$fullres.M16]-[$halfres.M16]" office:value-type="float" office:value="20.06390701" calcext:value-type="float">
            <text:p>20.06390701</text:p>
          </table:table-cell>
          <table:table-cell table:formula="of:=[$fullres.N16]-[$halfres.N16]" office:value-type="float" office:value="-11.76319027" calcext:value-type="float">
            <text:p>-11.76319027</text:p>
          </table:table-cell>
          <table:table-cell table:formula="of:=[$fullres.O16]-[$halfres.O16]" office:value-type="float" office:value="0" calcext:value-type="float">
            <text:p>0</text:p>
          </table:table-cell>
          <table:table-cell table:formula="of:=[$fullres.P16]-[$halfres.P16]" office:value-type="float" office:value="-14.10775899" calcext:value-type="float">
            <text:p>-14.10775899</text:p>
          </table:table-cell>
          <table:table-cell table:formula="of:=[$fullres.Q16]-[$halfres.Q16]" office:value-type="float" office:value="17.32711657" calcext:value-type="float">
            <text:p>17.32711657</text:p>
          </table:table-cell>
          <table:table-cell table:formula="of:=[$fullres.R16]-[$halfres.R16]" office:value-type="float" office:value="7.06312518" calcext:value-type="float">
            <text:p>7.06312518</text:p>
          </table:table-cell>
          <table:table-cell table:formula="of:=[$fullres.S16]-[$halfres.S16]" office:value-type="float" office:value="-31.11837261" calcext:value-type="float">
            <text:p>-31.11837261</text:p>
          </table:table-cell>
          <table:table-cell table:formula="of:=[$fullres.T16]-[$halfres.T16]" office:value-type="float" office:value="-0.54311806" calcext:value-type="float">
            <text:p>-0.54311806</text:p>
          </table:table-cell>
          <table:table-cell table:formula="of:=[$fullres.U16]-[$halfres.U16]" office:value-type="float" office:value="-6.44468416" calcext:value-type="float">
            <text:p>-6.44468416</text:p>
          </table:table-cell>
          <table:table-cell table:formula="of:=[$fullres.V16]-[$halfres.V16]" office:value-type="float" office:value="1.65973053" calcext:value-type="float">
            <text:p>1.65973053</text:p>
          </table:table-cell>
          <table:table-cell table:formula="of:=[$fullres.W16]-[$halfres.W16]" office:value-type="float" office:value="0" calcext:value-type="float">
            <text:p>0</text:p>
          </table:table-cell>
          <table:table-cell table:formula="of:=[$fullres.X16]-[$halfres.X16]" office:value-type="float" office:value="0.03381717" calcext:value-type="float">
            <text:p>0.03381717</text:p>
          </table:table-cell>
          <table:table-cell table:formula="of:=[$fullres.Y16]-[$halfres.Y16]" office:value-type="float" office:value="0.16990699" calcext:value-type="float">
            <text:p>0.16990699</text:p>
          </table:table-cell>
          <table:table-cell table:formula="of:=[$fullres.Z16]-[$halfres.Z16]" office:value-type="float" office:value="0.69071634" calcext:value-type="float">
            <text:p>0.69071634</text:p>
          </table:table-cell>
          <table:table-cell table:formula="of:=[$fullres.AA16]-[$halfres.AA16]" office:value-type="float" office:value="0.06280186" calcext:value-type="float">
            <text:p>0.06280186</text:p>
          </table:table-cell>
          <table:table-cell table:formula="of:=[$fullres.AB16]-[$halfres.AB16]" office:value-type="float" office:value="0.2259763" calcext:value-type="float">
            <text:p>0.2259763</text:p>
          </table:table-cell>
          <table:table-cell table:formula="of:=[$fullres.AC16]-[$halfres.AC16]" office:value-type="float" office:value="0.73388611" calcext:value-type="float">
            <text:p>0.73388611</text:p>
          </table:table-cell>
          <table:table-cell table:formula="of:=[$fullres.AD16]-[$halfres.AD16]" office:value-type="float" office:value="0.05555822" calcext:value-type="float">
            <text:p>0.05555822</text:p>
          </table:table-cell>
          <table:table-cell table:formula="of:=[$fullres.AE16]-[$halfres.AE16]" office:value-type="float" office:value="0.41311186" calcext:value-type="float">
            <text:p>0.41311186</text:p>
          </table:table-cell>
          <table:table-cell table:formula="of:=[$fullres.AF16]-[$halfres.AF16]" office:value-type="float" office:value="0.73388611" calcext:value-type="float">
            <text:p>0.73388611</text:p>
          </table:table-cell>
          <table:table-cell table:formula="of:=[$fullres.AG16]-[$halfres.AG16]" office:value-type="float" office:value="0.03864964" calcext:value-type="float">
            <text:p>0.03864964</text:p>
          </table:table-cell>
          <table:table-cell table:formula="of:=[$fullres.AH16]-[$halfres.AH16]" office:value-type="float" office:value="0.41311186" calcext:value-type="float">
            <text:p>0.41311186</text:p>
          </table:table-cell>
          <table:table-cell table:formula="of:=[$fullres.AI16]-[$halfres.AI16]" office:value-type="float" office:value="0.60437679" calcext:value-type="float">
            <text:p>0.60437679</text:p>
          </table:table-cell>
          <table:table-cell table:formula="of:=[$fullres.AJ16]-[$halfres.AJ16]" office:value-type="float" office:value="0.03140262" calcext:value-type="float">
            <text:p>0.03140262</text:p>
          </table:table-cell>
          <table:table-cell table:formula="of:=[$fullres.AK16]-[$halfres.AK16]" office:value-type="float" office:value="0.34647434" calcext:value-type="float">
            <text:p>0.34647434</text:p>
          </table:table-cell>
          <table:table-cell table:formula="of:=[$fullres.AL16]-[$halfres.AL16]" office:value-type="float" office:value="0.56120702" calcext:value-type="float">
            <text:p>0.56120702</text:p>
          </table:table-cell>
          <table:table-cell table:formula="of:=[$fullres.AM16]-[$halfres.AM16]" office:value-type="float" office:value="0.01932313" calcext:value-type="float">
            <text:p>0.01932313</text:p>
          </table:table-cell>
          <table:table-cell table:formula="of:=[$fullres.AN16]-[$halfres.AN16]" office:value-type="float" office:value="0.26318594" calcext:value-type="float">
            <text:p>0.26318594</text:p>
          </table:table-cell>
          <table:table-cell table:formula="of:=[$fullres.AO16]-[$halfres.AO16]" office:value-type="float" office:value="0.51803725" calcext:value-type="float">
            <text:p>0.51803725</text:p>
          </table:table-cell>
          <table:table-cell table:formula="of:=[$fullres.AP16]-[$halfres.AP16]" office:value-type="float" office:value="0.24155262" calcext:value-type="float">
            <text:p>0.24155262</text:p>
          </table:table-cell>
          <table:table-cell table:formula="of:=[$fullres.AQ16]-[$halfres.AQ16]" office:value-type="float" office:value="1.92202189" calcext:value-type="float">
            <text:p>1.92202189</text:p>
          </table:table-cell>
          <table:table-cell table:formula="of:=[$fullres.AR16]-[$halfres.AR16]" office:value-type="float" office:value="3.84155701" calcext:value-type="float">
            <text:p>3.84155701</text:p>
          </table:table-cell>
          <table:table-cell table:formula="of:=[$fullres.AS16]-[$halfres.AS16]" office:value-type="float" office:value="0" calcext:value-type="float">
            <text:p>0</text:p>
          </table:table-cell>
          <table:table-cell table:formula="of:=[$fullres.AT16]-[$halfres.AT16]" office:value-type="float" office:value="0" calcext:value-type="float">
            <text:p>0</text:p>
          </table:table-cell>
          <table:table-cell table:formula="of:=[$fullres.AU16]-[$halfres.AU16]" office:value-type="float" office:value="1.10828044" calcext:value-type="float">
            <text:p>1.10828044</text:p>
          </table:table-cell>
          <table:table-cell table:formula="of:=[$fullres.AV16]-[$halfres.AV16]" office:value-type="float" office:value="0.127490760000001" calcext:value-type="float">
            <text:p>0.127490760000001</text:p>
          </table:table-cell>
          <table:table-cell table:formula="of:=[$fullres.AW16]-[$halfres.AW16]" office:value-type="float" office:value="-0.00127426999999969" calcext:value-type="float">
            <text:p>-0.00127426999999969</text:p>
          </table:table-cell>
          <table:table-cell table:formula="of:=[$fullres.AX16]-[$halfres.AX16]" office:value-type="float" office:value="-1.85849623" calcext:value-type="float">
            <text:p>-1.85849623</text:p>
          </table:table-cell>
          <table:table-cell table:formula="of:=[$fullres.AY16]-[$halfres.AY16]" office:value-type="float" office:value="-1.1687311" calcext:value-type="float">
            <text:p>-1.1687311</text:p>
          </table:table-cell>
          <table:table-cell table:formula="of:=[$fullres.AZ16]-[$halfres.AZ16]" office:value-type="float" office:value="-0.962158279999997" calcext:value-type="float">
            <text:p>-0.962158279999997</text:p>
          </table:table-cell>
          <table:table-cell table:formula="of:=[$fullres.BA16]-[$halfres.BA16]" office:value-type="float" office:value="2.26702568" calcext:value-type="float">
            <text:p>2.26702568</text:p>
          </table:table-cell>
          <table:table-cell table:formula="of:=[$fullres.BB16]-[$halfres.BB16]" office:value-type="float" office:value="0" calcext:value-type="float">
            <text:p>0</text:p>
          </table:table-cell>
          <table:table-cell table:formula="of:=[$fullres.BC16]-[$halfres.BC16]" office:value-type="float" office:value="0" calcext:value-type="float">
            <text:p>0</text:p>
          </table:table-cell>
          <table:table-cell table:formula="of:=[$fullres.BD16]-[$halfres.BD16]" office:value-type="float" office:value="0" calcext:value-type="float">
            <text:p>0</text:p>
          </table:table-cell>
          <table:table-cell table:formula="of:=[$fullres.BE16]-[$halfres.BE16]" office:value-type="float" office:value="-0.61997433" calcext:value-type="float">
            <text:p>-0.61997433</text:p>
          </table:table-cell>
          <table:table-cell table:formula="of:=[$fullres.BF16]-[$halfres.BF16]" office:value-type="float" office:value="0.737243970000002" calcext:value-type="float">
            <text:p>0.737243970000002</text:p>
          </table:table-cell>
          <table:table-cell table:formula="of:=[$fullres.BG16]-[$halfres.BG16]" office:value-type="float" office:value="-1.42749686" calcext:value-type="float">
            <text:p>-1.42749686</text:p>
          </table:table-cell>
          <table:table-cell table:formula="of:=[$fullres.BH16]-[$halfres.BH16]" office:value-type="float" office:value="0.654954020000002" calcext:value-type="float">
            <text:p>0.654954020000002</text:p>
          </table:table-cell>
          <table:table-cell table:formula="of:=[$fullres.BI16]-[$halfres.BI16]" office:value-type="float" office:value="0" calcext:value-type="float">
            <text:p>0</text:p>
          </table:table-cell>
          <table:table-cell table:formula="of:=[$fullres.BJ16]-[$halfres.BJ16]" office:value-type="float" office:value="0" calcext:value-type="float">
            <text:p>0</text:p>
          </table:table-cell>
          <table:table-cell table:formula="of:=[$fullres.BK16]-[$halfres.BK16]" office:value-type="float" office:value="0" calcext:value-type="float">
            <text:p>0</text:p>
          </table:table-cell>
        </table:table-row>
        <table:table-row table:style-name="ro1">
          <table:table-cell table:formula="of:=[$fullres.A17]-[$halfres.A17]" office:value-type="float" office:value="0" calcext:value-type="float">
            <text:p>0</text:p>
          </table:table-cell>
          <table:table-cell table:formula="of:=[$fullres.B17]-[$halfres.B17]" office:value-type="float" office:value="-0.71911253" calcext:value-type="float">
            <text:p>-0.71911253</text:p>
          </table:table-cell>
          <table:table-cell table:formula="of:=[$fullres.C17]-[$halfres.C17]" office:value-type="float" office:value="-0.34288239" calcext:value-type="float">
            <text:p>-0.34288239</text:p>
          </table:table-cell>
          <table:table-cell table:formula="of:=[$fullres.D17]-[$halfres.D17]" office:value-type="float" office:value="-3.67863392" calcext:value-type="float">
            <text:p>-3.67863392</text:p>
          </table:table-cell>
          <table:table-cell table:formula="of:=[$fullres.E17]-[$halfres.E17]" office:value-type="float" office:value="-0.00319874" calcext:value-type="float">
            <text:p>-0.00319874</text:p>
          </table:table-cell>
          <table:table-cell table:formula="of:=[$fullres.F17]-[$halfres.F17]" office:value-type="float" office:value="-0.00634625" calcext:value-type="float">
            <text:p>-0.00634625</text:p>
          </table:table-cell>
          <table:table-cell table:formula="of:=[$fullres.G17]-[$halfres.G17]" office:value-type="float" office:value="0.00537650999999983" calcext:value-type="float">
            <text:p>0.00537650999999983</text:p>
          </table:table-cell>
          <table:table-cell table:formula="of:=[$fullres.H17]-[$halfres.H17]" office:value-type="float" office:value="-51.11368122" calcext:value-type="float">
            <text:p>-51.11368122</text:p>
          </table:table-cell>
          <table:table-cell table:formula="of:=[$fullres.I17]-[$halfres.I17]" office:value-type="float" office:value="20.62611263" calcext:value-type="float">
            <text:p>20.62611263</text:p>
          </table:table-cell>
          <table:table-cell table:formula="of:=[$fullres.J17]-[$halfres.J17]" office:value-type="float" office:value="-26.87546218" calcext:value-type="float">
            <text:p>-26.87546218</text:p>
          </table:table-cell>
          <table:table-cell table:formula="of:=[$fullres.K17]-[$halfres.K17]" office:value-type="float" office:value="-41.7629299" calcext:value-type="float">
            <text:p>-41.7629299</text:p>
          </table:table-cell>
          <table:table-cell table:formula="of:=[$fullres.L17]-[$halfres.L17]" office:value-type="float" office:value="-0.72890063" calcext:value-type="float">
            <text:p>-0.72890063</text:p>
          </table:table-cell>
          <table:table-cell table:formula="of:=[$fullres.M17]-[$halfres.M17]" office:value-type="float" office:value="19.37632727" calcext:value-type="float">
            <text:p>19.37632727</text:p>
          </table:table-cell>
          <table:table-cell table:formula="of:=[$fullres.N17]-[$halfres.N17]" office:value-type="float" office:value="-12.46304215" calcext:value-type="float">
            <text:p>-12.46304215</text:p>
          </table:table-cell>
          <table:table-cell table:formula="of:=[$fullres.O17]-[$halfres.O17]" office:value-type="float" office:value="0" calcext:value-type="float">
            <text:p>0</text:p>
          </table:table-cell>
          <table:table-cell table:formula="of:=[$fullres.P17]-[$halfres.P17]" office:value-type="float" office:value="-13.85993821" calcext:value-type="float">
            <text:p>-13.85993821</text:p>
          </table:table-cell>
          <table:table-cell table:formula="of:=[$fullres.Q17]-[$halfres.Q17]" office:value-type="float" office:value="16.10049137" calcext:value-type="float">
            <text:p>16.10049137</text:p>
          </table:table-cell>
          <table:table-cell table:formula="of:=[$fullres.R17]-[$halfres.R17]" office:value-type="float" office:value="4.73680398" calcext:value-type="float">
            <text:p>4.73680398</text:p>
          </table:table-cell>
          <table:table-cell table:formula="of:=[$fullres.S17]-[$halfres.S17]" office:value-type="float" office:value="-29.75970672" calcext:value-type="float">
            <text:p>-29.75970672</text:p>
          </table:table-cell>
          <table:table-cell table:formula="of:=[$fullres.T17]-[$halfres.T17]" office:value-type="float" office:value="-0.51940487" calcext:value-type="float">
            <text:p>-0.51940487</text:p>
          </table:table-cell>
          <table:table-cell table:formula="of:=[$fullres.U17]-[$halfres.U17]" office:value-type="float" office:value="-5.48891263" calcext:value-type="float">
            <text:p>-5.48891263</text:p>
          </table:table-cell>
          <table:table-cell table:formula="of:=[$fullres.V17]-[$halfres.V17]" office:value-type="float" office:value="3.91090336" calcext:value-type="float">
            <text:p>3.91090336</text:p>
          </table:table-cell>
          <table:table-cell table:formula="of:=[$fullres.W17]-[$halfres.W17]" office:value-type="float" office:value="0" calcext:value-type="float">
            <text:p>0</text:p>
          </table:table-cell>
          <table:table-cell table:formula="of:=[$fullres.X17]-[$halfres.X17]" office:value-type="float" office:value="0.03437207" calcext:value-type="float">
            <text:p>0.03437207</text:p>
          </table:table-cell>
          <table:table-cell table:formula="of:=[$fullres.Y17]-[$halfres.Y17]" office:value-type="float" office:value="0.11579891" calcext:value-type="float">
            <text:p>0.11579891</text:p>
          </table:table-cell>
          <table:table-cell table:formula="of:=[$fullres.Z17]-[$halfres.Z17]" office:value-type="float" office:value="0.69672527" calcext:value-type="float">
            <text:p>0.69672527</text:p>
          </table:table-cell>
          <table:table-cell table:formula="of:=[$fullres.AA17]-[$halfres.AA17]" office:value-type="float" office:value="0.06383237" calcext:value-type="float">
            <text:p>0.06383237</text:p>
          </table:table-cell>
          <table:table-cell table:formula="of:=[$fullres.AB17]-[$halfres.AB17]" office:value-type="float" office:value="0.15401254" calcext:value-type="float">
            <text:p>0.15401254</text:p>
          </table:table-cell>
          <table:table-cell table:formula="of:=[$fullres.AC17]-[$halfres.AC17]" office:value-type="float" office:value="0.74027061" calcext:value-type="float">
            <text:p>0.74027061</text:p>
          </table:table-cell>
          <table:table-cell table:formula="of:=[$fullres.AD17]-[$halfres.AD17]" office:value-type="float" office:value="0.05646988" calcext:value-type="float">
            <text:p>0.05646988</text:p>
          </table:table-cell>
          <table:table-cell table:formula="of:=[$fullres.AE17]-[$halfres.AE17]" office:value-type="float" office:value="0.28155346" calcext:value-type="float">
            <text:p>0.28155346</text:p>
          </table:table-cell>
          <table:table-cell table:formula="of:=[$fullres.AF17]-[$halfres.AF17]" office:value-type="float" office:value="0.74027061" calcext:value-type="float">
            <text:p>0.74027061</text:p>
          </table:table-cell>
          <table:table-cell table:formula="of:=[$fullres.AG17]-[$halfres.AG17]" office:value-type="float" office:value="0.03928384" calcext:value-type="float">
            <text:p>0.03928384</text:p>
          </table:table-cell>
          <table:table-cell table:formula="of:=[$fullres.AH17]-[$halfres.AH17]" office:value-type="float" office:value="0.28155346" calcext:value-type="float">
            <text:p>0.28155346</text:p>
          </table:table-cell>
          <table:table-cell table:formula="of:=[$fullres.AI17]-[$halfres.AI17]" office:value-type="float" office:value="0.60963462" calcext:value-type="float">
            <text:p>0.60963462</text:p>
          </table:table-cell>
          <table:table-cell table:formula="of:=[$fullres.AJ17]-[$halfres.AJ17]" office:value-type="float" office:value="0.0319179" calcext:value-type="float">
            <text:p>0.0319179</text:p>
          </table:table-cell>
          <table:table-cell table:formula="of:=[$fullres.AK17]-[$halfres.AK17]" office:value-type="float" office:value="0.23613713" calcext:value-type="float">
            <text:p>0.23613713</text:p>
          </table:table-cell>
          <table:table-cell table:formula="of:=[$fullres.AL17]-[$halfres.AL17]" office:value-type="float" office:value="0.56608929" calcext:value-type="float">
            <text:p>0.56608929</text:p>
          </table:table-cell>
          <table:table-cell table:formula="of:=[$fullres.AM17]-[$halfres.AM17]" office:value-type="float" office:value="0.0196402" calcext:value-type="float">
            <text:p>0.0196402</text:p>
          </table:table-cell>
          <table:table-cell table:formula="of:=[$fullres.AN17]-[$halfres.AN17]" office:value-type="float" office:value="0.1793725" calcext:value-type="float">
            <text:p>0.1793725</text:p>
          </table:table-cell>
          <table:table-cell table:formula="of:=[$fullres.AO17]-[$halfres.AO17]" office:value-type="float" office:value="0.52254396" calcext:value-type="float">
            <text:p>0.52254396</text:p>
          </table:table-cell>
          <table:table-cell table:formula="of:=[$fullres.AP17]-[$halfres.AP17]" office:value-type="float" office:value="0.24551626" calcext:value-type="float">
            <text:p>0.24551626</text:p>
          </table:table-cell>
          <table:table-cell table:formula="of:=[$fullres.AQ17]-[$halfres.AQ17]" office:value-type="float" office:value="1.30994037" calcext:value-type="float">
            <text:p>1.30994037</text:p>
          </table:table-cell>
          <table:table-cell table:formula="of:=[$fullres.AR17]-[$halfres.AR17]" office:value-type="float" office:value="3.87497697" calcext:value-type="float">
            <text:p>3.87497697</text:p>
          </table:table-cell>
          <table:table-cell table:formula="of:=[$fullres.AS17]-[$halfres.AS17]" office:value-type="float" office:value="0" calcext:value-type="float">
            <text:p>0</text:p>
          </table:table-cell>
          <table:table-cell table:formula="of:=[$fullres.AT17]-[$halfres.AT17]" office:value-type="float" office:value="0" calcext:value-type="float">
            <text:p>0</text:p>
          </table:table-cell>
          <table:table-cell table:formula="of:=[$fullres.AU17]-[$halfres.AU17]" office:value-type="float" office:value="1.57573721" calcext:value-type="float">
            <text:p>1.57573721</text:p>
          </table:table-cell>
          <table:table-cell table:formula="of:=[$fullres.AV17]-[$halfres.AV17]" office:value-type="float" office:value="0.28255834" calcext:value-type="float">
            <text:p>0.28255834</text:p>
          </table:table-cell>
          <table:table-cell table:formula="of:=[$fullres.AW17]-[$halfres.AW17]" office:value-type="float" office:value="-0.354125949999999" calcext:value-type="float">
            <text:p>-0.354125949999999</text:p>
          </table:table-cell>
          <table:table-cell table:formula="of:=[$fullres.AX17]-[$halfres.AX17]" office:value-type="float" office:value="-1.80900828" calcext:value-type="float">
            <text:p>-1.80900828</text:p>
          </table:table-cell>
          <table:table-cell table:formula="of:=[$fullres.AY17]-[$halfres.AY17]" office:value-type="float" office:value="-1.23374333" calcext:value-type="float">
            <text:p>-1.23374333</text:p>
          </table:table-cell>
          <table:table-cell table:formula="of:=[$fullres.AZ17]-[$halfres.AZ17]" office:value-type="float" office:value="-0.0463736600000004" calcext:value-type="float">
            <text:p>-0.0463736600000004</text:p>
          </table:table-cell>
          <table:table-cell table:formula="of:=[$fullres.BA17]-[$halfres.BA17]" office:value-type="float" office:value="2.15597331" calcext:value-type="float">
            <text:p>2.15597331</text:p>
          </table:table-cell>
          <table:table-cell table:formula="of:=[$fullres.BB17]-[$halfres.BB17]" office:value-type="float" office:value="0" calcext:value-type="float">
            <text:p>0</text:p>
          </table:table-cell>
          <table:table-cell table:formula="of:=[$fullres.BC17]-[$halfres.BC17]" office:value-type="float" office:value="0" calcext:value-type="float">
            <text:p>0</text:p>
          </table:table-cell>
          <table:table-cell table:formula="of:=[$fullres.BD17]-[$halfres.BD17]" office:value-type="float" office:value="0" calcext:value-type="float">
            <text:p>0</text:p>
          </table:table-cell>
          <table:table-cell table:formula="of:=[$fullres.BE17]-[$halfres.BE17]" office:value-type="float" office:value="-0.89899261" calcext:value-type="float">
            <text:p>-0.89899261</text:p>
          </table:table-cell>
          <table:table-cell table:formula="of:=[$fullres.BF17]-[$halfres.BF17]" office:value-type="float" office:value="0.51596799" calcext:value-type="float">
            <text:p>0.51596799</text:p>
          </table:table-cell>
          <table:table-cell table:formula="of:=[$fullres.BG17]-[$halfres.BG17]" office:value-type="float" office:value="-2.19784055" calcext:value-type="float">
            <text:p>-2.19784055</text:p>
          </table:table-cell>
          <table:table-cell table:formula="of:=[$fullres.BH17]-[$halfres.BH17]" office:value-type="float" office:value="0.960906229999999" calcext:value-type="float">
            <text:p>0.960906229999999</text:p>
          </table:table-cell>
          <table:table-cell table:formula="of:=[$fullres.BI17]-[$halfres.BI17]" office:value-type="float" office:value="0" calcext:value-type="float">
            <text:p>0</text:p>
          </table:table-cell>
          <table:table-cell table:formula="of:=[$fullres.BJ17]-[$halfres.BJ17]" office:value-type="float" office:value="0" calcext:value-type="float">
            <text:p>0</text:p>
          </table:table-cell>
          <table:table-cell table:formula="of:=[$fullres.BK17]-[$halfres.BK17]" office:value-type="float" office:value="0" calcext:value-type="float">
            <text:p>0</text:p>
          </table:table-cell>
        </table:table-row>
        <table:table-row table:style-name="ro1">
          <table:table-cell table:formula="of:=[$fullres.A18]-[$halfres.A18]" office:value-type="float" office:value="0" calcext:value-type="float">
            <text:p>0</text:p>
          </table:table-cell>
          <table:table-cell table:formula="of:=[$fullres.B18]-[$halfres.B18]" office:value-type="float" office:value="-0.294787" calcext:value-type="float">
            <text:p>-0.294787</text:p>
          </table:table-cell>
          <table:table-cell table:formula="of:=[$fullres.C18]-[$halfres.C18]" office:value-type="float" office:value="-0.2632837" calcext:value-type="float">
            <text:p>-0.2632837</text:p>
          </table:table-cell>
          <table:table-cell table:formula="of:=[$fullres.D18]-[$halfres.D18]" office:value-type="float" office:value="-3.65267284000001" calcext:value-type="float">
            <text:p>-3.65267284000001</text:p>
          </table:table-cell>
          <table:table-cell table:formula="of:=[$fullres.E18]-[$halfres.E18]" office:value-type="float" office:value="-0.00294207" calcext:value-type="float">
            <text:p>-0.00294207</text:p>
          </table:table-cell>
          <table:table-cell table:formula="of:=[$fullres.F18]-[$halfres.F18]" office:value-type="float" office:value="-0.00661173000000004" calcext:value-type="float">
            <text:p>-0.00661173000000004</text:p>
          </table:table-cell>
          <table:table-cell table:formula="of:=[$fullres.G18]-[$halfres.G18]" office:value-type="float" office:value="0.00491302999999999" calcext:value-type="float">
            <text:p>0.00491302999999999</text:p>
          </table:table-cell>
          <table:table-cell table:formula="of:=[$fullres.H18]-[$halfres.H18]" office:value-type="float" office:value="-51.19152522" calcext:value-type="float">
            <text:p>-51.19152522</text:p>
          </table:table-cell>
          <table:table-cell table:formula="of:=[$fullres.I18]-[$halfres.I18]" office:value-type="float" office:value="21.04315784" calcext:value-type="float">
            <text:p>21.04315784</text:p>
          </table:table-cell>
          <table:table-cell table:formula="of:=[$fullres.J18]-[$halfres.J18]" office:value-type="float" office:value="-27.02200996" calcext:value-type="float">
            <text:p>-27.02200996</text:p>
          </table:table-cell>
          <table:table-cell table:formula="of:=[$fullres.K18]-[$halfres.K18]" office:value-type="float" office:value="-41.18834847" calcext:value-type="float">
            <text:p>-41.18834847</text:p>
          </table:table-cell>
          <table:table-cell table:formula="of:=[$fullres.L18]-[$halfres.L18]" office:value-type="float" office:value="-0.71887229" calcext:value-type="float">
            <text:p>-0.71887229</text:p>
          </table:table-cell>
          <table:table-cell table:formula="of:=[$fullres.M18]-[$halfres.M18]" office:value-type="float" office:value="18.94113691" calcext:value-type="float">
            <text:p>18.94113691</text:p>
          </table:table-cell>
          <table:table-cell table:formula="of:=[$fullres.N18]-[$halfres.N18]" office:value-type="float" office:value="-11.77254149" calcext:value-type="float">
            <text:p>-11.77254149</text:p>
          </table:table-cell>
          <table:table-cell table:formula="of:=[$fullres.O18]-[$halfres.O18]" office:value-type="float" office:value="0" calcext:value-type="float">
            <text:p>0</text:p>
          </table:table-cell>
          <table:table-cell table:formula="of:=[$fullres.P18]-[$halfres.P18]" office:value-type="float" office:value="-13.71317482" calcext:value-type="float">
            <text:p>-13.71317482</text:p>
          </table:table-cell>
          <table:table-cell table:formula="of:=[$fullres.Q18]-[$halfres.Q18]" office:value-type="float" office:value="15.64551904" calcext:value-type="float">
            <text:p>15.64551904</text:p>
          </table:table-cell>
          <table:table-cell table:formula="of:=[$fullres.R18]-[$halfres.R18]" office:value-type="float" office:value="5.40746381" calcext:value-type="float">
            <text:p>5.40746381</text:p>
          </table:table-cell>
          <table:table-cell table:formula="of:=[$fullres.S18]-[$halfres.S18]" office:value-type="float" office:value="-28.94558741" calcext:value-type="float">
            <text:p>-28.94558741</text:p>
          </table:table-cell>
          <table:table-cell table:formula="of:=[$fullres.T18]-[$halfres.T18]" office:value-type="float" office:value="-0.5051958" calcext:value-type="float">
            <text:p>-0.5051958</text:p>
          </table:table-cell>
          <table:table-cell table:formula="of:=[$fullres.U18]-[$halfres.U18]" office:value-type="float" office:value="-4.47135903" calcext:value-type="float">
            <text:p>-4.47135903</text:p>
          </table:table-cell>
          <table:table-cell table:formula="of:=[$fullres.V18]-[$halfres.V18]" office:value-type="float" office:value="2.89657682" calcext:value-type="float">
            <text:p>2.89657682</text:p>
          </table:table-cell>
          <table:table-cell table:formula="of:=[$fullres.W18]-[$halfres.W18]" office:value-type="float" office:value="0" calcext:value-type="float">
            <text:p>0</text:p>
          </table:table-cell>
          <table:table-cell table:formula="of:=[$fullres.X18]-[$halfres.X18]" office:value-type="float" office:value="0.0336073" calcext:value-type="float">
            <text:p>0.0336073</text:p>
          </table:table-cell>
          <table:table-cell table:formula="of:=[$fullres.Y18]-[$halfres.Y18]" office:value-type="float" office:value="0.06814854" calcext:value-type="float">
            <text:p>0.06814854</text:p>
          </table:table-cell>
          <table:table-cell table:formula="of:=[$fullres.Z18]-[$halfres.Z18]" office:value-type="float" office:value="0.68524274" calcext:value-type="float">
            <text:p>0.68524274</text:p>
          </table:table-cell>
          <table:table-cell table:formula="of:=[$fullres.AA18]-[$halfres.AA18]" office:value-type="float" office:value="0.06241212" calcext:value-type="float">
            <text:p>0.06241212</text:p>
          </table:table-cell>
          <table:table-cell table:formula="of:=[$fullres.AB18]-[$halfres.AB18]" office:value-type="float" office:value="0.09063756" calcext:value-type="float">
            <text:p>0.09063756</text:p>
          </table:table-cell>
          <table:table-cell table:formula="of:=[$fullres.AC18]-[$halfres.AC18]" office:value-type="float" office:value="0.72807041" calcext:value-type="float">
            <text:p>0.72807041</text:p>
          </table:table-cell>
          <table:table-cell table:formula="of:=[$fullres.AD18]-[$halfres.AD18]" office:value-type="float" office:value="0.05521343" calcext:value-type="float">
            <text:p>0.05521343</text:p>
          </table:table-cell>
          <table:table-cell table:formula="of:=[$fullres.AE18]-[$halfres.AE18]" office:value-type="float" office:value="0.16569637" calcext:value-type="float">
            <text:p>0.16569637</text:p>
          </table:table-cell>
          <table:table-cell table:formula="of:=[$fullres.AF18]-[$halfres.AF18]" office:value-type="float" office:value="0.72807041" calcext:value-type="float">
            <text:p>0.72807041</text:p>
          </table:table-cell>
          <table:table-cell table:formula="of:=[$fullres.AG18]-[$halfres.AG18]" office:value-type="float" office:value="0.03840979" calcext:value-type="float">
            <text:p>0.03840979</text:p>
          </table:table-cell>
          <table:table-cell table:formula="of:=[$fullres.AH18]-[$halfres.AH18]" office:value-type="float" office:value="0.16569637" calcext:value-type="float">
            <text:p>0.16569637</text:p>
          </table:table-cell>
          <table:table-cell table:formula="of:=[$fullres.AI18]-[$halfres.AI18]" office:value-type="float" office:value="0.5995874" calcext:value-type="float">
            <text:p>0.5995874</text:p>
          </table:table-cell>
          <table:table-cell table:formula="of:=[$fullres.AJ18]-[$halfres.AJ18]" office:value-type="float" office:value="0.03120774" calcext:value-type="float">
            <text:p>0.03120774</text:p>
          </table:table-cell>
          <table:table-cell table:formula="of:=[$fullres.AK18]-[$halfres.AK18]" office:value-type="float" office:value="0.1389685" calcext:value-type="float">
            <text:p>0.1389685</text:p>
          </table:table-cell>
          <table:table-cell table:formula="of:=[$fullres.AL18]-[$halfres.AL18]" office:value-type="float" office:value="0.55675973" calcext:value-type="float">
            <text:p>0.55675973</text:p>
          </table:table-cell>
          <table:table-cell table:formula="of:=[$fullres.AM18]-[$halfres.AM18]" office:value-type="float" office:value="0.01920321" calcext:value-type="float">
            <text:p>0.01920321</text:p>
          </table:table-cell>
          <table:table-cell table:formula="of:=[$fullres.AN18]-[$halfres.AN18]" office:value-type="float" office:value="0.10556209" calcext:value-type="float">
            <text:p>0.10556209</text:p>
          </table:table-cell>
          <table:table-cell table:formula="of:=[$fullres.AO18]-[$halfres.AO18]" office:value-type="float" office:value="0.51393205" calcext:value-type="float">
            <text:p>0.51393205</text:p>
          </table:table-cell>
          <table:table-cell table:formula="of:=[$fullres.AP18]-[$halfres.AP18]" office:value-type="float" office:value="0.24005358" calcext:value-type="float">
            <text:p>0.24005358</text:p>
          </table:table-cell>
          <table:table-cell table:formula="of:=[$fullres.AQ18]-[$halfres.AQ18]" office:value-type="float" office:value="0.77090992" calcext:value-type="float">
            <text:p>0.77090992</text:p>
          </table:table-cell>
          <table:table-cell table:formula="of:=[$fullres.AR18]-[$halfres.AR18]" office:value-type="float" office:value="3.81111453" calcext:value-type="float">
            <text:p>3.81111453</text:p>
          </table:table-cell>
          <table:table-cell table:formula="of:=[$fullres.AS18]-[$halfres.AS18]" office:value-type="float" office:value="0" calcext:value-type="float">
            <text:p>0</text:p>
          </table:table-cell>
          <table:table-cell table:formula="of:=[$fullres.AT18]-[$halfres.AT18]" office:value-type="float" office:value="0" calcext:value-type="float">
            <text:p>0</text:p>
          </table:table-cell>
          <table:table-cell table:formula="of:=[$fullres.AU18]-[$halfres.AU18]" office:value-type="float" office:value="1.92765042" calcext:value-type="float">
            <text:p>1.92765042</text:p>
          </table:table-cell>
          <table:table-cell table:formula="of:=[$fullres.AV18]-[$halfres.AV18]" office:value-type="float" office:value="0.37885588" calcext:value-type="float">
            <text:p>0.37885588</text:p>
          </table:table-cell>
          <table:table-cell table:formula="of:=[$fullres.AW18]-[$halfres.AW18]" office:value-type="float" office:value="-0.87712951" calcext:value-type="float">
            <text:p>-0.87712951</text:p>
          </table:table-cell>
          <table:table-cell table:formula="of:=[$fullres.AX18]-[$halfres.AX18]" office:value-type="float" office:value="-1.77864473" calcext:value-type="float">
            <text:p>-1.77864473</text:p>
          </table:table-cell>
          <table:table-cell table:formula="of:=[$fullres.AY18]-[$halfres.AY18]" office:value-type="float" office:value="-0.958225450000001" calcext:value-type="float">
            <text:p>-0.958225450000001</text:p>
          </table:table-cell>
          <table:table-cell table:formula="of:=[$fullres.AZ18]-[$halfres.AZ18]" office:value-type="float" office:value="-0.39636574" calcext:value-type="float">
            <text:p>-0.39636574</text:p>
          </table:table-cell>
          <table:table-cell table:formula="of:=[$fullres.BA18]-[$halfres.BA18]" office:value-type="float" office:value="2.25035426" calcext:value-type="float">
            <text:p>2.25035426</text:p>
          </table:table-cell>
          <table:table-cell table:formula="of:=[$fullres.BB18]-[$halfres.BB18]" office:value-type="float" office:value="0" calcext:value-type="float">
            <text:p>0</text:p>
          </table:table-cell>
          <table:table-cell table:formula="of:=[$fullres.BC18]-[$halfres.BC18]" office:value-type="float" office:value="0" calcext:value-type="float">
            <text:p>0</text:p>
          </table:table-cell>
          <table:table-cell table:formula="of:=[$fullres.BD18]-[$halfres.BD18]" office:value-type="float" office:value="0" calcext:value-type="float">
            <text:p>0</text:p>
          </table:table-cell>
          <table:table-cell table:formula="of:=[$fullres.BE18]-[$halfres.BE18]" office:value-type="float" office:value="-1.27585792" calcext:value-type="float">
            <text:p>-1.27585792</text:p>
          </table:table-cell>
          <table:table-cell table:formula="of:=[$fullres.BF18]-[$halfres.BF18]" office:value-type="float" office:value="1.00237022" calcext:value-type="float">
            <text:p>1.00237022</text:p>
          </table:table-cell>
          <table:table-cell table:formula="of:=[$fullres.BG18]-[$halfres.BG18]" office:value-type="float" office:value="-6.8480404" calcext:value-type="float">
            <text:p>-6.8480404</text:p>
          </table:table-cell>
          <table:table-cell table:formula="of:=[$fullres.BH18]-[$halfres.BH18]" office:value-type="float" office:value="1.17452131" calcext:value-type="float">
            <text:p>1.17452131</text:p>
          </table:table-cell>
          <table:table-cell table:formula="of:=[$fullres.BI18]-[$halfres.BI18]" office:value-type="float" office:value="0" calcext:value-type="float">
            <text:p>0</text:p>
          </table:table-cell>
          <table:table-cell table:formula="of:=[$fullres.BJ18]-[$halfres.BJ18]" office:value-type="float" office:value="0" calcext:value-type="float">
            <text:p>0</text:p>
          </table:table-cell>
          <table:table-cell table:formula="of:=[$fullres.BK18]-[$halfres.BK18]" office:value-type="float" office:value="0" calcext:value-type="float">
            <text:p>0</text:p>
          </table:table-cell>
        </table:table-row>
        <table:table-row table:style-name="ro1">
          <table:table-cell table:formula="of:=[$fullres.A19]-[$halfres.A19]" office:value-type="float" office:value="0" calcext:value-type="float">
            <text:p>0</text:p>
          </table:table-cell>
          <table:table-cell table:formula="of:=[$fullres.B19]-[$halfres.B19]" office:value-type="float" office:value="0.28804715" calcext:value-type="float">
            <text:p>0.28804715</text:p>
          </table:table-cell>
          <table:table-cell table:formula="of:=[$fullres.C19]-[$halfres.C19]" office:value-type="float" office:value="-0.16769425" calcext:value-type="float">
            <text:p>-0.16769425</text:p>
          </table:table-cell>
          <table:table-cell table:formula="of:=[$fullres.D19]-[$halfres.D19]" office:value-type="float" office:value="-3.43687438000001" calcext:value-type="float">
            <text:p>-3.43687438000001</text:p>
          </table:table-cell>
          <table:table-cell table:formula="of:=[$fullres.E19]-[$halfres.E19]" office:value-type="float" office:value="-0.00256304" calcext:value-type="float">
            <text:p>-0.00256304</text:p>
          </table:table-cell>
          <table:table-cell table:formula="of:=[$fullres.F19]-[$halfres.F19]" office:value-type="float" office:value="-0.00665927" calcext:value-type="float">
            <text:p>-0.00665927</text:p>
          </table:table-cell>
          <table:table-cell table:formula="of:=[$fullres.G19]-[$halfres.G19]" office:value-type="float" office:value="0.00429815000000011" calcext:value-type="float">
            <text:p>0.00429815000000011</text:p>
          </table:table-cell>
          <table:table-cell table:formula="of:=[$fullres.H19]-[$halfres.H19]" office:value-type="float" office:value="-50.86802135" calcext:value-type="float">
            <text:p>-50.86802135</text:p>
          </table:table-cell>
          <table:table-cell table:formula="of:=[$fullres.I19]-[$halfres.I19]" office:value-type="float" office:value="21.16857911" calcext:value-type="float">
            <text:p>21.16857911</text:p>
          </table:table-cell>
          <table:table-cell table:formula="of:=[$fullres.J19]-[$halfres.J19]" office:value-type="float" office:value="-27.92215085" calcext:value-type="float">
            <text:p>-27.92215085</text:p>
          </table:table-cell>
          <table:table-cell table:formula="of:=[$fullres.K19]-[$halfres.K19]" office:value-type="float" office:value="-39.51289634" calcext:value-type="float">
            <text:p>-39.51289634</text:p>
          </table:table-cell>
          <table:table-cell table:formula="of:=[$fullres.L19]-[$halfres.L19]" office:value-type="float" office:value="-0.68963014" calcext:value-type="float">
            <text:p>-0.68963014</text:p>
          </table:table-cell>
          <table:table-cell table:formula="of:=[$fullres.M19]-[$halfres.M19]" office:value-type="float" office:value="18.51379088" calcext:value-type="float">
            <text:p>18.51379088</text:p>
          </table:table-cell>
          <table:table-cell table:formula="of:=[$fullres.N19]-[$halfres.N19]" office:value-type="float" office:value="-10.51916175" calcext:value-type="float">
            <text:p>-10.51916175</text:p>
          </table:table-cell>
          <table:table-cell table:formula="of:=[$fullres.O19]-[$halfres.O19]" office:value-type="float" office:value="0" calcext:value-type="float">
            <text:p>0</text:p>
          </table:table-cell>
          <table:table-cell table:formula="of:=[$fullres.P19]-[$halfres.P19]" office:value-type="float" office:value="-13.80284913" calcext:value-type="float">
            <text:p>-13.80284913</text:p>
          </table:table-cell>
          <table:table-cell table:formula="of:=[$fullres.Q19]-[$halfres.Q19]" office:value-type="float" office:value="15.83053437" calcext:value-type="float">
            <text:p>15.83053437</text:p>
          </table:table-cell>
          <table:table-cell table:formula="of:=[$fullres.R19]-[$halfres.R19]" office:value-type="float" office:value="8.16241342" calcext:value-type="float">
            <text:p>8.16241342</text:p>
          </table:table-cell>
          <table:table-cell table:formula="of:=[$fullres.S19]-[$halfres.S19]" office:value-type="float" office:value="-28.42327017" calcext:value-type="float">
            <text:p>-28.42327017</text:p>
          </table:table-cell>
          <table:table-cell table:formula="of:=[$fullres.T19]-[$halfres.T19]" office:value-type="float" office:value="-0.49607965" calcext:value-type="float">
            <text:p>-0.49607965</text:p>
          </table:table-cell>
          <table:table-cell table:formula="of:=[$fullres.U19]-[$halfres.U19]" office:value-type="float" office:value="-3.292379" calcext:value-type="float">
            <text:p>-3.292379</text:p>
          </table:table-cell>
          <table:table-cell table:formula="of:=[$fullres.V19]-[$halfres.V19]" office:value-type="float" office:value="0.10689818" calcext:value-type="float">
            <text:p>0.10689818</text:p>
          </table:table-cell>
          <table:table-cell table:formula="of:=[$fullres.W19]-[$halfres.W19]" office:value-type="float" office:value="0" calcext:value-type="float">
            <text:p>0</text:p>
          </table:table-cell>
          <table:table-cell table:formula="of:=[$fullres.X19]-[$halfres.X19]" office:value-type="float" office:value="0.03181692" calcext:value-type="float">
            <text:p>0.03181692</text:p>
          </table:table-cell>
          <table:table-cell table:formula="of:=[$fullres.Y19]-[$halfres.Y19]" office:value-type="float" office:value="0.00409373" calcext:value-type="float">
            <text:p>0.00409373</text:p>
          </table:table-cell>
          <table:table-cell table:formula="of:=[$fullres.Z19]-[$halfres.Z19]" office:value-type="float" office:value="0.64640032" calcext:value-type="float">
            <text:p>0.64640032</text:p>
          </table:table-cell>
          <table:table-cell table:formula="of:=[$fullres.AA19]-[$halfres.AA19]" office:value-type="float" office:value="0.0590872" calcext:value-type="float">
            <text:p>0.0590872</text:p>
          </table:table-cell>
          <table:table-cell table:formula="of:=[$fullres.AB19]-[$halfres.AB19]" office:value-type="float" office:value="0.00544466" calcext:value-type="float">
            <text:p>0.00544466</text:p>
          </table:table-cell>
          <table:table-cell table:formula="of:=[$fullres.AC19]-[$halfres.AC19]" office:value-type="float" office:value="0.68680035" calcext:value-type="float">
            <text:p>0.68680035</text:p>
          </table:table-cell>
          <table:table-cell table:formula="of:=[$fullres.AD19]-[$halfres.AD19]" office:value-type="float" office:value="0.05227202" calcext:value-type="float">
            <text:p>0.05227202</text:p>
          </table:table-cell>
          <table:table-cell table:formula="of:=[$fullres.AE19]-[$halfres.AE19]" office:value-type="float" office:value="0.0099535" calcext:value-type="float">
            <text:p>0.0099535</text:p>
          </table:table-cell>
          <table:table-cell table:formula="of:=[$fullres.AF19]-[$halfres.AF19]" office:value-type="float" office:value="0.68680035" calcext:value-type="float">
            <text:p>0.68680035</text:p>
          </table:table-cell>
          <table:table-cell table:formula="of:=[$fullres.AG19]-[$halfres.AG19]" office:value-type="float" office:value="0.03636356" calcext:value-type="float">
            <text:p>0.03636356</text:p>
          </table:table-cell>
          <table:table-cell table:formula="of:=[$fullres.AH19]-[$halfres.AH19]" office:value-type="float" office:value="0.0099535" calcext:value-type="float">
            <text:p>0.0099535</text:p>
          </table:table-cell>
          <table:table-cell table:formula="of:=[$fullres.AI19]-[$halfres.AI19]" office:value-type="float" office:value="0.56560028" calcext:value-type="float">
            <text:p>0.56560028</text:p>
          </table:table-cell>
          <table:table-cell table:formula="of:=[$fullres.AJ19]-[$halfres.AJ19]" office:value-type="float" office:value="0.02954519" calcext:value-type="float">
            <text:p>0.02954519</text:p>
          </table:table-cell>
          <table:table-cell table:formula="of:=[$fullres.AK19]-[$halfres.AK19]" office:value-type="float" office:value="0.00834794" calcext:value-type="float">
            <text:p>0.00834794</text:p>
          </table:table-cell>
          <table:table-cell table:formula="of:=[$fullres.AL19]-[$halfres.AL19]" office:value-type="float" office:value="0.52520026" calcext:value-type="float">
            <text:p>0.52520026</text:p>
          </table:table-cell>
          <table:table-cell table:formula="of:=[$fullres.AM19]-[$halfres.AM19]" office:value-type="float" office:value="0.01818019" calcext:value-type="float">
            <text:p>0.01818019</text:p>
          </table:table-cell>
          <table:table-cell table:formula="of:=[$fullres.AN19]-[$halfres.AN19]" office:value-type="float" office:value="0.0063412" calcext:value-type="float">
            <text:p>0.0063412</text:p>
          </table:table-cell>
          <table:table-cell table:formula="of:=[$fullres.AO19]-[$halfres.AO19]" office:value-type="float" office:value="0.48480024" calcext:value-type="float">
            <text:p>0.48480024</text:p>
          </table:table-cell>
          <table:table-cell table:formula="of:=[$fullres.AP19]-[$halfres.AP19]" office:value-type="float" office:value="0.22726509" calcext:value-type="float">
            <text:p>0.22726509</text:p>
          </table:table-cell>
          <table:table-cell table:formula="of:=[$fullres.AQ19]-[$halfres.AQ19]" office:value-type="float" office:value="0.04630913" calcext:value-type="float">
            <text:p>0.04630913</text:p>
          </table:table-cell>
          <table:table-cell table:formula="of:=[$fullres.AR19]-[$halfres.AR19]" office:value-type="float" office:value="3.5950847" calcext:value-type="float">
            <text:p>3.5950847</text:p>
          </table:table-cell>
          <table:table-cell table:formula="of:=[$fullres.AS19]-[$halfres.AS19]" office:value-type="float" office:value="0" calcext:value-type="float">
            <text:p>0</text:p>
          </table:table-cell>
          <table:table-cell table:formula="of:=[$fullres.AT19]-[$halfres.AT19]" office:value-type="float" office:value="0" calcext:value-type="float">
            <text:p>0</text:p>
          </table:table-cell>
          <table:table-cell table:formula="of:=[$fullres.AU19]-[$halfres.AU19]" office:value-type="float" office:value="1.55630711" calcext:value-type="float">
            <text:p>1.55630711</text:p>
          </table:table-cell>
          <table:table-cell table:formula="of:=[$fullres.AV19]-[$halfres.AV19]" office:value-type="float" office:value="-0.690781879999999" calcext:value-type="float">
            <text:p>-0.690781879999999</text:p>
          </table:table-cell>
          <table:table-cell table:formula="of:=[$fullres.AW19]-[$halfres.AW19]" office:value-type="float" office:value="-0.208473769999999" calcext:value-type="float">
            <text:p>-0.208473769999999</text:p>
          </table:table-cell>
          <table:table-cell table:formula="of:=[$fullres.AX19]-[$halfres.AX19]" office:value-type="float" office:value="-1.69686915" calcext:value-type="float">
            <text:p>-1.69686915</text:p>
          </table:table-cell>
          <table:table-cell table:formula="of:=[$fullres.AY19]-[$halfres.AY19]" office:value-type="float" office:value="-0.813264" calcext:value-type="float">
            <text:p>-0.813264</text:p>
          </table:table-cell>
          <table:table-cell table:formula="of:=[$fullres.AZ19]-[$halfres.AZ19]" office:value-type="float" office:value="-0.329715879999998" calcext:value-type="float">
            <text:p>-0.329715879999998</text:p>
          </table:table-cell>
          <table:table-cell table:formula="of:=[$fullres.BA19]-[$halfres.BA19]" office:value-type="float" office:value="2.19082944" calcext:value-type="float">
            <text:p>2.19082944</text:p>
          </table:table-cell>
          <table:table-cell table:formula="of:=[$fullres.BB19]-[$halfres.BB19]" office:value-type="float" office:value="0" calcext:value-type="float">
            <text:p>0</text:p>
          </table:table-cell>
          <table:table-cell table:formula="of:=[$fullres.BC19]-[$halfres.BC19]" office:value-type="float" office:value="0" calcext:value-type="float">
            <text:p>0</text:p>
          </table:table-cell>
          <table:table-cell table:formula="of:=[$fullres.BD19]-[$halfres.BD19]" office:value-type="float" office:value="0" calcext:value-type="float">
            <text:p>0</text:p>
          </table:table-cell>
          <table:table-cell table:formula="of:=[$fullres.BE19]-[$halfres.BE19]" office:value-type="float" office:value="-0.62221981" calcext:value-type="float">
            <text:p>-0.62221981</text:p>
          </table:table-cell>
          <table:table-cell table:formula="of:=[$fullres.BF19]-[$halfres.BF19]" office:value-type="float" office:value="-0.275604139999999" calcext:value-type="float">
            <text:p>-0.275604139999999</text:p>
          </table:table-cell>
          <table:table-cell table:formula="of:=[$fullres.BG19]-[$halfres.BG19]" office:value-type="float" office:value="1.54499214" calcext:value-type="float">
            <text:p>1.54499214</text:p>
          </table:table-cell>
          <table:table-cell table:formula="of:=[$fullres.BH19]-[$halfres.BH19]" office:value-type="float" office:value="0.979966190000003" calcext:value-type="float">
            <text:p>0.979966190000003</text:p>
          </table:table-cell>
          <table:table-cell table:formula="of:=[$fullres.BI19]-[$halfres.BI19]" office:value-type="float" office:value="0" calcext:value-type="float">
            <text:p>0</text:p>
          </table:table-cell>
          <table:table-cell table:formula="of:=[$fullres.BJ19]-[$halfres.BJ19]" office:value-type="float" office:value="0" calcext:value-type="float">
            <text:p>0</text:p>
          </table:table-cell>
          <table:table-cell table:formula="of:=[$fullres.BK19]-[$halfres.BK19]" office:value-type="float" office:value="0" calcext:value-type="float">
            <text:p>0</text:p>
          </table:table-cell>
        </table:table-row>
        <table:table-row table:style-name="ro1">
          <table:table-cell table:formula="of:=[$fullres.A20]-[$halfres.A20]" office:value-type="float" office:value="0" calcext:value-type="float">
            <text:p>0</text:p>
          </table:table-cell>
          <table:table-cell table:formula="of:=[$fullres.B20]-[$halfres.B20]" office:value-type="float" office:value="0.885202049999999" calcext:value-type="float">
            <text:p>0.885202049999999</text:p>
          </table:table-cell>
          <table:table-cell table:formula="of:=[$fullres.C20]-[$halfres.C20]" office:value-type="float" office:value="-0.0538316000000001" calcext:value-type="float">
            <text:p>-0.0538316000000001</text:p>
          </table:table-cell>
          <table:table-cell table:formula="of:=[$fullres.D20]-[$halfres.D20]" office:value-type="float" office:value="-3.17251524000001" calcext:value-type="float">
            <text:p>-3.17251524000001</text:p>
          </table:table-cell>
          <table:table-cell table:formula="of:=[$fullres.E20]-[$halfres.E20]" office:value-type="float" office:value="-0.00230984" calcext:value-type="float">
            <text:p>-0.00230984</text:p>
          </table:table-cell>
          <table:table-cell table:formula="of:=[$fullres.F20]-[$halfres.F20]" office:value-type="float" office:value="-0.00653678999999996" calcext:value-type="float">
            <text:p>-0.00653678999999996</text:p>
          </table:table-cell>
          <table:table-cell table:formula="of:=[$fullres.G20]-[$halfres.G20]" office:value-type="float" office:value="0.00374077000000006" calcext:value-type="float">
            <text:p>0.00374077000000006</text:p>
          </table:table-cell>
          <table:table-cell table:formula="of:=[$fullres.H20]-[$halfres.H20]" office:value-type="float" office:value="-50.05833276" calcext:value-type="float">
            <text:p>-50.05833276</text:p>
          </table:table-cell>
          <table:table-cell table:formula="of:=[$fullres.I20]-[$halfres.I20]" office:value-type="float" office:value="20.87034199" calcext:value-type="float">
            <text:p>20.87034199</text:p>
          </table:table-cell>
          <table:table-cell table:formula="of:=[$fullres.J20]-[$halfres.J20]" office:value-type="float" office:value="-28.75035039" calcext:value-type="float">
            <text:p>-28.75035039</text:p>
          </table:table-cell>
          <table:table-cell table:formula="of:=[$fullres.K20]-[$halfres.K20]" office:value-type="float" office:value="-36.60782878" calcext:value-type="float">
            <text:p>-36.60782878</text:p>
          </table:table-cell>
          <table:table-cell table:formula="of:=[$fullres.L20]-[$halfres.L20]" office:value-type="float" office:value="-0.63892715" calcext:value-type="float">
            <text:p>-0.63892715</text:p>
          </table:table-cell>
          <table:table-cell table:formula="of:=[$fullres.M20]-[$halfres.M20]" office:value-type="float" office:value="17.85703616" calcext:value-type="float">
            <text:p>17.85703616</text:p>
          </table:table-cell>
          <table:table-cell table:formula="of:=[$fullres.N20]-[$halfres.N20]" office:value-type="float" office:value="-9.78004974" calcext:value-type="float">
            <text:p>-9.78004974</text:p>
          </table:table-cell>
          <table:table-cell table:formula="of:=[$fullres.O20]-[$halfres.O20]" office:value-type="float" office:value="0" calcext:value-type="float">
            <text:p>0</text:p>
          </table:table-cell>
          <table:table-cell table:formula="of:=[$fullres.P20]-[$halfres.P20]" office:value-type="float" office:value="-14.1634942" calcext:value-type="float">
            <text:p>-14.1634942</text:p>
          </table:table-cell>
          <table:table-cell table:formula="of:=[$fullres.Q20]-[$halfres.Q20]" office:value-type="float" office:value="16.3684102" calcext:value-type="float">
            <text:p>16.3684102</text:p>
          </table:table-cell>
          <table:table-cell table:formula="of:=[$fullres.R20]-[$halfres.R20]" office:value-type="float" office:value="12.19131454" calcext:value-type="float">
            <text:p>12.19131454</text:p>
          </table:table-cell>
          <table:table-cell table:formula="of:=[$fullres.S20]-[$halfres.S20]" office:value-type="float" office:value="-28.05781417" calcext:value-type="float">
            <text:p>-28.05781417</text:p>
          </table:table-cell>
          <table:table-cell table:formula="of:=[$fullres.T20]-[$halfres.T20]" office:value-type="float" office:value="-0.48970124" calcext:value-type="float">
            <text:p>-0.48970124</text:p>
          </table:table-cell>
          <table:table-cell table:formula="of:=[$fullres.U20]-[$halfres.U20]" office:value-type="float" office:value="-1.95963007" calcext:value-type="float">
            <text:p>-1.95963007</text:p>
          </table:table-cell>
          <table:table-cell table:formula="of:=[$fullres.V20]-[$halfres.V20]" office:value-type="float" office:value="-4.47198584" calcext:value-type="float">
            <text:p>-4.47198584</text:p>
          </table:table-cell>
          <table:table-cell table:formula="of:=[$fullres.W20]-[$halfres.W20]" office:value-type="float" office:value="0" calcext:value-type="float">
            <text:p>0</text:p>
          </table:table-cell>
          <table:table-cell table:formula="of:=[$fullres.X20]-[$halfres.X20]" office:value-type="float" office:value="0.03222188" calcext:value-type="float">
            <text:p>0.03222188</text:p>
          </table:table-cell>
          <table:table-cell table:formula="of:=[$fullres.Y20]-[$halfres.Y20]" office:value-type="float" office:value="-0.06743609" calcext:value-type="float">
            <text:p>-0.06743609</text:p>
          </table:table-cell>
          <table:table-cell table:formula="of:=[$fullres.Z20]-[$halfres.Z20]" office:value-type="float" office:value="0.5896849" calcext:value-type="float">
            <text:p>0.5896849</text:p>
          </table:table-cell>
          <table:table-cell table:formula="of:=[$fullres.AA20]-[$halfres.AA20]" office:value-type="float" office:value="0.05983925" calcext:value-type="float">
            <text:p>0.05983925</text:p>
          </table:table-cell>
          <table:table-cell table:formula="of:=[$fullres.AB20]-[$halfres.AB20]" office:value-type="float" office:value="-0.08969" calcext:value-type="float">
            <text:p>-0.08969</text:p>
          </table:table-cell>
          <table:table-cell table:formula="of:=[$fullres.AC20]-[$halfres.AC20]" office:value-type="float" office:value="0.62654021" calcext:value-type="float">
            <text:p>0.62654021</text:p>
          </table:table-cell>
          <table:table-cell table:formula="of:=[$fullres.AD20]-[$halfres.AD20]" office:value-type="float" office:value="0.05293733" calcext:value-type="float">
            <text:p>0.05293733</text:p>
          </table:table-cell>
          <table:table-cell table:formula="of:=[$fullres.AE20]-[$halfres.AE20]" office:value-type="float" office:value="-0.1639641" calcext:value-type="float">
            <text:p>-0.1639641</text:p>
          </table:table-cell>
          <table:table-cell table:formula="of:=[$fullres.AF20]-[$halfres.AF20]" office:value-type="float" office:value="0.62654021" calcext:value-type="float">
            <text:p>0.62654021</text:p>
          </table:table-cell>
          <table:table-cell table:formula="of:=[$fullres.AG20]-[$halfres.AG20]" office:value-type="float" office:value="0.03682639" calcext:value-type="float">
            <text:p>0.03682639</text:p>
          </table:table-cell>
          <table:table-cell table:formula="of:=[$fullres.AH20]-[$halfres.AH20]" office:value-type="float" office:value="-0.1639641" calcext:value-type="float">
            <text:p>-0.1639641</text:p>
          </table:table-cell>
          <table:table-cell table:formula="of:=[$fullres.AI20]-[$halfres.AI20]" office:value-type="float" office:value="0.51597429" calcext:value-type="float">
            <text:p>0.51597429</text:p>
          </table:table-cell>
          <table:table-cell table:formula="of:=[$fullres.AJ20]-[$halfres.AJ20]" office:value-type="float" office:value="0.02992124" calcext:value-type="float">
            <text:p>0.02992124</text:p>
          </table:table-cell>
          <table:table-cell table:formula="of:=[$fullres.AK20]-[$halfres.AK20]" office:value-type="float" office:value="-0.13751567" calcext:value-type="float">
            <text:p>-0.13751567</text:p>
          </table:table-cell>
          <table:table-cell table:formula="of:=[$fullres.AL20]-[$halfres.AL20]" office:value-type="float" office:value="0.47911898" calcext:value-type="float">
            <text:p>0.47911898</text:p>
          </table:table-cell>
          <table:table-cell table:formula="of:=[$fullres.AM20]-[$halfres.AM20]" office:value-type="float" office:value="0.01841158" calcext:value-type="float">
            <text:p>0.01841158</text:p>
          </table:table-cell>
          <table:table-cell table:formula="of:=[$fullres.AN20]-[$halfres.AN20]" office:value-type="float" office:value="-0.1044585" calcext:value-type="float">
            <text:p>-0.1044585</text:p>
          </table:table-cell>
          <table:table-cell table:formula="of:=[$fullres.AO20]-[$halfres.AO20]" office:value-type="float" office:value="0.44226367" calcext:value-type="float">
            <text:p>0.44226367</text:p>
          </table:table-cell>
          <table:table-cell table:formula="of:=[$fullres.AP20]-[$halfres.AP20]" office:value-type="float" office:value="0.23015768" calcext:value-type="float">
            <text:p>0.23015768</text:p>
          </table:table-cell>
          <table:table-cell table:formula="of:=[$fullres.AQ20]-[$halfres.AQ20]" office:value-type="float" office:value="-0.76285053" calcext:value-type="float">
            <text:p>-0.76285053</text:p>
          </table:table-cell>
          <table:table-cell table:formula="of:=[$fullres.AR20]-[$halfres.AR20]" office:value-type="float" office:value="3.27965051" calcext:value-type="float">
            <text:p>3.27965051</text:p>
          </table:table-cell>
          <table:table-cell table:formula="of:=[$fullres.AS20]-[$halfres.AS20]" office:value-type="float" office:value="0" calcext:value-type="float">
            <text:p>0</text:p>
          </table:table-cell>
          <table:table-cell table:formula="of:=[$fullres.AT20]-[$halfres.AT20]" office:value-type="float" office:value="0" calcext:value-type="float">
            <text:p>0</text:p>
          </table:table-cell>
          <table:table-cell table:formula="of:=[$fullres.AU20]-[$halfres.AU20]" office:value-type="float" office:value="1.64220931" calcext:value-type="float">
            <text:p>1.64220931</text:p>
          </table:table-cell>
          <table:table-cell table:formula="of:=[$fullres.AV20]-[$halfres.AV20]" office:value-type="float" office:value="-0.78096498" calcext:value-type="float">
            <text:p>-0.78096498</text:p>
          </table:table-cell>
          <table:table-cell table:formula="of:=[$fullres.AW20]-[$halfres.AW20]" office:value-type="float" office:value="-0.100981460000001" calcext:value-type="float">
            <text:p>-0.100981460000001</text:p>
          </table:table-cell>
          <table:table-cell table:formula="of:=[$fullres.AX20]-[$halfres.AX20]" office:value-type="float" office:value="-1.51510817" calcext:value-type="float">
            <text:p>-1.51510817</text:p>
          </table:table-cell>
          <table:table-cell table:formula="of:=[$fullres.AY20]-[$halfres.AY20]" office:value-type="float" office:value="-0.564398450000002" calcext:value-type="float">
            <text:p>-0.564398450000002</text:p>
          </table:table-cell>
          <table:table-cell table:formula="of:=[$fullres.AZ20]-[$halfres.AZ20]" office:value-type="float" office:value="-0.345079780000003" calcext:value-type="float">
            <text:p>-0.345079780000003</text:p>
          </table:table-cell>
          <table:table-cell table:formula="of:=[$fullres.BA20]-[$halfres.BA20]" office:value-type="float" office:value="2.04332118" calcext:value-type="float">
            <text:p>2.04332118</text:p>
          </table:table-cell>
          <table:table-cell table:formula="of:=[$fullres.BB20]-[$halfres.BB20]" office:value-type="float" office:value="0" calcext:value-type="float">
            <text:p>0</text:p>
          </table:table-cell>
          <table:table-cell table:formula="of:=[$fullres.BC20]-[$halfres.BC20]" office:value-type="float" office:value="0" calcext:value-type="float">
            <text:p>0</text:p>
          </table:table-cell>
          <table:table-cell table:formula="of:=[$fullres.BD20]-[$halfres.BD20]" office:value-type="float" office:value="0" calcext:value-type="float">
            <text:p>0</text:p>
          </table:table-cell>
          <table:table-cell table:formula="of:=[$fullres.BE20]-[$halfres.BE20]" office:value-type="float" office:value="-0.54191062" calcext:value-type="float">
            <text:p>-0.54191062</text:p>
          </table:table-cell>
          <table:table-cell table:formula="of:=[$fullres.BF20]-[$halfres.BF20]" office:value-type="float" office:value="-0.953813159999999" calcext:value-type="float">
            <text:p>-0.953813159999999</text:p>
          </table:table-cell>
          <table:table-cell table:formula="of:=[$fullres.BG20]-[$halfres.BG20]" office:value-type="float" office:value="3.94659589" calcext:value-type="float">
            <text:p>3.94659589</text:p>
          </table:table-cell>
          <table:table-cell table:formula="of:=[$fullres.BH20]-[$halfres.BH20]" office:value-type="float" office:value="1.05451624" calcext:value-type="float">
            <text:p>1.05451624</text:p>
          </table:table-cell>
          <table:table-cell table:formula="of:=[$fullres.BI20]-[$halfres.BI20]" office:value-type="float" office:value="0" calcext:value-type="float">
            <text:p>0</text:p>
          </table:table-cell>
          <table:table-cell table:formula="of:=[$fullres.BJ20]-[$halfres.BJ20]" office:value-type="float" office:value="0" calcext:value-type="float">
            <text:p>0</text:p>
          </table:table-cell>
          <table:table-cell table:formula="of:=[$fullres.BK20]-[$halfres.BK20]" office:value-type="float" office:value="0" calcext:value-type="float">
            <text:p>0</text:p>
          </table:table-cell>
        </table:table-row>
        <table:table-row table:style-name="ro1">
          <table:table-cell table:formula="of:=[$fullres.A21]-[$halfres.A21]" office:value-type="float" office:value="0" calcext:value-type="float">
            <text:p>0</text:p>
          </table:table-cell>
          <table:table-cell table:formula="of:=[$fullres.B21]-[$halfres.B21]" office:value-type="float" office:value="1.24584559" calcext:value-type="float">
            <text:p>1.24584559</text:p>
          </table:table-cell>
          <table:table-cell table:formula="of:=[$fullres.C21]-[$halfres.C21]" office:value-type="float" office:value="0.00625849999999995" calcext:value-type="float">
            <text:p>0.00625849999999995</text:p>
          </table:table-cell>
          <table:table-cell table:formula="of:=[$fullres.D21]-[$halfres.D21]" office:value-type="float" office:value="-2.66449699" calcext:value-type="float">
            <text:p>-2.66449699</text:p>
          </table:table-cell>
          <table:table-cell table:formula="of:=[$fullres.E21]-[$halfres.E21]" office:value-type="float" office:value="-0.00157655" calcext:value-type="float">
            <text:p>-0.00157655</text:p>
          </table:table-cell>
          <table:table-cell table:formula="of:=[$fullres.F21]-[$halfres.F21]" office:value-type="float" office:value="-0.00638709999999998" calcext:value-type="float">
            <text:p>-0.00638709999999998</text:p>
          </table:table-cell>
          <table:table-cell table:formula="of:=[$fullres.G21]-[$halfres.G21]" office:value-type="float" office:value="0.00328936000000013" calcext:value-type="float">
            <text:p>0.00328936000000013</text:p>
          </table:table-cell>
          <table:table-cell table:formula="of:=[$fullres.H21]-[$halfres.H21]" office:value-type="float" office:value="-48.85406265" calcext:value-type="float">
            <text:p>-48.85406265</text:p>
          </table:table-cell>
          <table:table-cell table:formula="of:=[$fullres.I21]-[$halfres.I21]" office:value-type="float" office:value="20.16352141" calcext:value-type="float">
            <text:p>20.16352141</text:p>
          </table:table-cell>
          <table:table-cell table:formula="of:=[$fullres.J21]-[$halfres.J21]" office:value-type="float" office:value="-30.48598082" calcext:value-type="float">
            <text:p>-30.48598082</text:p>
          </table:table-cell>
          <table:table-cell table:formula="of:=[$fullres.K21]-[$halfres.K21]" office:value-type="float" office:value="-32.72138427" calcext:value-type="float">
            <text:p>-32.72138427</text:p>
          </table:table-cell>
          <table:table-cell table:formula="of:=[$fullres.L21]-[$halfres.L21]" office:value-type="float" office:value="-0.57109589" calcext:value-type="float">
            <text:p>-0.57109589</text:p>
          </table:table-cell>
          <table:table-cell table:formula="of:=[$fullres.M21]-[$halfres.M21]" office:value-type="float" office:value="17.0802222" calcext:value-type="float">
            <text:p>17.0802222</text:p>
          </table:table-cell>
          <table:table-cell table:formula="of:=[$fullres.N21]-[$halfres.N21]" office:value-type="float" office:value="-8.4249503" calcext:value-type="float">
            <text:p>-8.4249503</text:p>
          </table:table-cell>
          <table:table-cell table:formula="of:=[$fullres.O21]-[$halfres.O21]" office:value-type="float" office:value="0" calcext:value-type="float">
            <text:p>0</text:p>
          </table:table-cell>
          <table:table-cell table:formula="of:=[$fullres.P21]-[$halfres.P21]" office:value-type="float" office:value="-14.69489529" calcext:value-type="float">
            <text:p>-14.69489529</text:p>
          </table:table-cell>
          <table:table-cell table:formula="of:=[$fullres.Q21]-[$halfres.Q21]" office:value-type="float" office:value="17.0680603" calcext:value-type="float">
            <text:p>17.0680603</text:p>
          </table:table-cell>
          <table:table-cell table:formula="of:=[$fullres.R21]-[$halfres.R21]" office:value-type="float" office:value="17.04820209" calcext:value-type="float">
            <text:p>17.04820209</text:p>
          </table:table-cell>
          <table:table-cell table:formula="of:=[$fullres.S21]-[$halfres.S21]" office:value-type="float" office:value="-27.65079533" calcext:value-type="float">
            <text:p>-27.65079533</text:p>
          </table:table-cell>
          <table:table-cell table:formula="of:=[$fullres.T21]-[$halfres.T21]" office:value-type="float" office:value="-0.48259741" calcext:value-type="float">
            <text:p>-0.48259741</text:p>
          </table:table-cell>
          <table:table-cell table:formula="of:=[$fullres.U21]-[$halfres.U21]" office:value-type="float" office:value="-0.79306574" calcext:value-type="float">
            <text:p>-0.79306574</text:p>
          </table:table-cell>
          <table:table-cell table:formula="of:=[$fullres.V21]-[$halfres.V21]" office:value-type="float" office:value="-9.99434037" calcext:value-type="float">
            <text:p>-9.99434037</text:p>
          </table:table-cell>
          <table:table-cell table:formula="of:=[$fullres.W21]-[$halfres.W21]" office:value-type="float" office:value="0" calcext:value-type="float">
            <text:p>0</text:p>
          </table:table-cell>
          <table:table-cell table:formula="of:=[$fullres.X21]-[$halfres.X21]" office:value-type="float" office:value="0.03207404" calcext:value-type="float">
            <text:p>0.03207404</text:p>
          </table:table-cell>
          <table:table-cell table:formula="of:=[$fullres.Y21]-[$halfres.Y21]" office:value-type="float" office:value="-0.10998237" calcext:value-type="float">
            <text:p>-0.10998237</text:p>
          </table:table-cell>
          <table:table-cell table:formula="of:=[$fullres.Z21]-[$halfres.Z21]" office:value-type="float" office:value="0.46477767" calcext:value-type="float">
            <text:p>0.46477767</text:p>
          </table:table-cell>
          <table:table-cell table:formula="of:=[$fullres.AA21]-[$halfres.AA21]" office:value-type="float" office:value="0.05956471" calcext:value-type="float">
            <text:p>0.05956471</text:p>
          </table:table-cell>
          <table:table-cell table:formula="of:=[$fullres.AB21]-[$halfres.AB21]" office:value-type="float" office:value="-0.14627656" calcext:value-type="float">
            <text:p>-0.14627656</text:p>
          </table:table-cell>
          <table:table-cell table:formula="of:=[$fullres.AC21]-[$halfres.AC21]" office:value-type="float" office:value="0.49382628" calcext:value-type="float">
            <text:p>0.49382628</text:p>
          </table:table-cell>
          <table:table-cell table:formula="of:=[$fullres.AD21]-[$halfres.AD21]" office:value-type="float" office:value="0.05269445" calcext:value-type="float">
            <text:p>0.05269445</text:p>
          </table:table-cell>
          <table:table-cell table:formula="of:=[$fullres.AE21]-[$halfres.AE21]" office:value-type="float" office:value="-0.26741114" calcext:value-type="float">
            <text:p>-0.26741114</text:p>
          </table:table-cell>
          <table:table-cell table:formula="of:=[$fullres.AF21]-[$halfres.AF21]" office:value-type="float" office:value="0.49382628" calcext:value-type="float">
            <text:p>0.49382628</text:p>
          </table:table-cell>
          <table:table-cell table:formula="of:=[$fullres.AG21]-[$halfres.AG21]" office:value-type="float" office:value="0.03665743" calcext:value-type="float">
            <text:p>0.03665743</text:p>
          </table:table-cell>
          <table:table-cell table:formula="of:=[$fullres.AH21]-[$halfres.AH21]" office:value-type="float" office:value="-0.26741114" calcext:value-type="float">
            <text:p>-0.26741114</text:p>
          </table:table-cell>
          <table:table-cell table:formula="of:=[$fullres.AI21]-[$halfres.AI21]" office:value-type="float" office:value="0.40668046" calcext:value-type="float">
            <text:p>0.40668046</text:p>
          </table:table-cell>
          <table:table-cell table:formula="of:=[$fullres.AJ21]-[$halfres.AJ21]" office:value-type="float" office:value="0.02978396" calcext:value-type="float">
            <text:p>0.02978396</text:p>
          </table:table-cell>
          <table:table-cell table:formula="of:=[$fullres.AK21]-[$halfres.AK21]" office:value-type="float" office:value="-0.22427605" calcext:value-type="float">
            <text:p>-0.22427605</text:p>
          </table:table-cell>
          <table:table-cell table:formula="of:=[$fullres.AL21]-[$halfres.AL21]" office:value-type="float" office:value="0.37763186" calcext:value-type="float">
            <text:p>0.37763186</text:p>
          </table:table-cell>
          <table:table-cell table:formula="of:=[$fullres.AM21]-[$halfres.AM21]" office:value-type="float" office:value="0.0183271" calcext:value-type="float">
            <text:p>0.0183271</text:p>
          </table:table-cell>
          <table:table-cell table:formula="of:=[$fullres.AN21]-[$halfres.AN21]" office:value-type="float" office:value="-0.17036269" calcext:value-type="float">
            <text:p>-0.17036269</text:p>
          </table:table-cell>
          <table:table-cell table:formula="of:=[$fullres.AO21]-[$halfres.AO21]" office:value-type="float" office:value="0.34858325" calcext:value-type="float">
            <text:p>0.34858325</text:p>
          </table:table-cell>
          <table:table-cell table:formula="of:=[$fullres.AP21]-[$halfres.AP21]" office:value-type="float" office:value="0.2291017" calcext:value-type="float">
            <text:p>0.2291017</text:p>
          </table:table-cell>
          <table:table-cell table:formula="of:=[$fullres.AQ21]-[$halfres.AQ21]" office:value-type="float" office:value="-1.24414258" calcext:value-type="float">
            <text:p>-1.24414258</text:p>
          </table:table-cell>
          <table:table-cell table:formula="of:=[$fullres.AR21]-[$halfres.AR21]" office:value-type="float" office:value="2.58495398" calcext:value-type="float">
            <text:p>2.58495398</text:p>
          </table:table-cell>
          <table:table-cell table:formula="of:=[$fullres.AS21]-[$halfres.AS21]" office:value-type="float" office:value="0" calcext:value-type="float">
            <text:p>0</text:p>
          </table:table-cell>
          <table:table-cell table:formula="of:=[$fullres.AT21]-[$halfres.AT21]" office:value-type="float" office:value="0" calcext:value-type="float">
            <text:p>0</text:p>
          </table:table-cell>
          <table:table-cell table:formula="of:=[$fullres.AU21]-[$halfres.AU21]" office:value-type="float" office:value="1.5190428" calcext:value-type="float">
            <text:p>1.5190428</text:p>
          </table:table-cell>
          <table:table-cell table:formula="of:=[$fullres.AV21]-[$halfres.AV21]" office:value-type="float" office:value="-0.517603749999999" calcext:value-type="float">
            <text:p>-0.517603749999999</text:p>
          </table:table-cell>
          <table:table-cell table:formula="of:=[$fullres.AW21]-[$halfres.AW21]" office:value-type="float" office:value="0.75997159" calcext:value-type="float">
            <text:p>0.75997159</text:p>
          </table:table-cell>
          <table:table-cell table:formula="of:=[$fullres.AX21]-[$halfres.AX21]" office:value-type="float" office:value="-1.21867992" calcext:value-type="float">
            <text:p>-1.21867992</text:p>
          </table:table-cell>
          <table:table-cell table:formula="of:=[$fullres.AY21]-[$halfres.AY21]" office:value-type="float" office:value="-0.569824729999997" calcext:value-type="float">
            <text:p>-0.569824729999997</text:p>
          </table:table-cell>
          <table:table-cell table:formula="of:=[$fullres.AZ21]-[$halfres.AZ21]" office:value-type="float" office:value="-0.0820159300000007" calcext:value-type="float">
            <text:p>-0.0820159300000007</text:p>
          </table:table-cell>
          <table:table-cell table:formula="of:=[$fullres.BA21]-[$halfres.BA21]" office:value-type="float" office:value="1.88574813" calcext:value-type="float">
            <text:p>1.88574813</text:p>
          </table:table-cell>
          <table:table-cell table:formula="of:=[$fullres.BB21]-[$halfres.BB21]" office:value-type="float" office:value="0" calcext:value-type="float">
            <text:p>0</text:p>
          </table:table-cell>
          <table:table-cell table:formula="of:=[$fullres.BC21]-[$halfres.BC21]" office:value-type="float" office:value="0" calcext:value-type="float">
            <text:p>0</text:p>
          </table:table-cell>
          <table:table-cell table:formula="of:=[$fullres.BD21]-[$halfres.BD21]" office:value-type="float" office:value="0" calcext:value-type="float">
            <text:p>0</text:p>
          </table:table-cell>
          <table:table-cell table:formula="of:=[$fullres.BE21]-[$halfres.BE21]" office:value-type="float" office:value="-0.97509195" calcext:value-type="float">
            <text:p>-0.97509195</text:p>
          </table:table-cell>
          <table:table-cell table:formula="of:=[$fullres.BF21]-[$halfres.BF21]" office:value-type="float" office:value="-0.284245729999999" calcext:value-type="float">
            <text:p>-0.284245729999999</text:p>
          </table:table-cell>
          <table:table-cell table:formula="of:=[$fullres.BG21]-[$halfres.BG21]" office:value-type="float" office:value="-0.90018377" calcext:value-type="float">
            <text:p>-0.90018377</text:p>
          </table:table-cell>
          <table:table-cell table:formula="of:=[$fullres.BH21]-[$halfres.BH21]" office:value-type="float" office:value="1.29267693" calcext:value-type="float">
            <text:p>1.29267693</text:p>
          </table:table-cell>
          <table:table-cell table:formula="of:=[$fullres.BI21]-[$halfres.BI21]" office:value-type="float" office:value="0" calcext:value-type="float">
            <text:p>0</text:p>
          </table:table-cell>
          <table:table-cell table:formula="of:=[$fullres.BJ21]-[$halfres.BJ21]" office:value-type="float" office:value="0" calcext:value-type="float">
            <text:p>0</text:p>
          </table:table-cell>
          <table:table-cell table:formula="of:=[$fullres.BK21]-[$halfres.BK21]" office:value-type="float" office:value="0" calcext:value-type="float">
            <text:p>0</text:p>
          </table:table-cell>
        </table:table-row>
        <table:table-row table:style-name="ro1">
          <table:table-cell table:formula="of:=[$fullres.A22]-[$halfres.A22]" office:value-type="float" office:value="0" calcext:value-type="float">
            <text:p>0</text:p>
          </table:table-cell>
          <table:table-cell table:formula="of:=[$fullres.B22]-[$halfres.B22]" office:value-type="float" office:value="1.49752956" calcext:value-type="float">
            <text:p>1.49752956</text:p>
          </table:table-cell>
          <table:table-cell table:formula="of:=[$fullres.C22]-[$halfres.C22]" office:value-type="float" office:value="0.0241086299999997" calcext:value-type="float">
            <text:p>0.0241086299999997</text:p>
          </table:table-cell>
          <table:table-cell table:formula="of:=[$fullres.D22]-[$halfres.D22]" office:value-type="float" office:value="-2.21915731999999" calcext:value-type="float">
            <text:p>-2.21915731999999</text:p>
          </table:table-cell>
          <table:table-cell table:formula="of:=[$fullres.E22]-[$halfres.E22]" office:value-type="float" office:value="-0.00124102" calcext:value-type="float">
            <text:p>-0.00124102</text:p>
          </table:table-cell>
          <table:table-cell table:formula="of:=[$fullres.F22]-[$halfres.F22]" office:value-type="float" office:value="-0.00609317999999992" calcext:value-type="float">
            <text:p>-0.00609317999999992</text:p>
          </table:table-cell>
          <table:table-cell table:formula="of:=[$fullres.G22]-[$halfres.G22]" office:value-type="float" office:value="0.00307950999999984" calcext:value-type="float">
            <text:p>0.00307950999999984</text:p>
          </table:table-cell>
          <table:table-cell table:formula="of:=[$fullres.H22]-[$halfres.H22]" office:value-type="float" office:value="-47.53498728" calcext:value-type="float">
            <text:p>-47.53498728</text:p>
          </table:table-cell>
          <table:table-cell table:formula="of:=[$fullres.I22]-[$halfres.I22]" office:value-type="float" office:value="19.23452302" calcext:value-type="float">
            <text:p>19.23452302</text:p>
          </table:table-cell>
          <table:table-cell table:formula="of:=[$fullres.J22]-[$halfres.J22]" office:value-type="float" office:value="-31.90886831" calcext:value-type="float">
            <text:p>-31.90886831</text:p>
          </table:table-cell>
          <table:table-cell table:formula="of:=[$fullres.K22]-[$halfres.K22]" office:value-type="float" office:value="-28.59504662" calcext:value-type="float">
            <text:p>-28.59504662</text:p>
          </table:table-cell>
          <table:table-cell table:formula="of:=[$fullres.L22]-[$halfres.L22]" office:value-type="float" office:value="-0.49907772" calcext:value-type="float">
            <text:p>-0.49907772</text:p>
          </table:table-cell>
          <table:table-cell table:formula="of:=[$fullres.M22]-[$halfres.M22]" office:value-type="float" office:value="15.8101643" calcext:value-type="float">
            <text:p>15.8101643</text:p>
          </table:table-cell>
          <table:table-cell table:formula="of:=[$fullres.N22]-[$halfres.N22]" office:value-type="float" office:value="-7.70533191" calcext:value-type="float">
            <text:p>-7.70533191</text:p>
          </table:table-cell>
          <table:table-cell table:formula="of:=[$fullres.O22]-[$halfres.O22]" office:value-type="float" office:value="0" calcext:value-type="float">
            <text:p>0</text:p>
          </table:table-cell>
          <table:table-cell table:formula="of:=[$fullres.P22]-[$halfres.P22]" office:value-type="float" office:value="-15.25389456" calcext:value-type="float">
            <text:p>-15.25389456</text:p>
          </table:table-cell>
          <table:table-cell table:formula="of:=[$fullres.Q22]-[$halfres.Q22]" office:value-type="float" office:value="17.65566883" calcext:value-type="float">
            <text:p>17.65566883</text:p>
          </table:table-cell>
          <table:table-cell table:formula="of:=[$fullres.R22]-[$halfres.R22]" office:value-type="float" office:value="20.98427664" calcext:value-type="float">
            <text:p>20.98427664</text:p>
          </table:table-cell>
          <table:table-cell table:formula="of:=[$fullres.S22]-[$halfres.S22]" office:value-type="float" office:value="-26.98757957" calcext:value-type="float">
            <text:p>-26.98757957</text:p>
          </table:table-cell>
          <table:table-cell table:formula="of:=[$fullres.T22]-[$halfres.T22]" office:value-type="float" office:value="-0.47102212" calcext:value-type="float">
            <text:p>-0.47102212</text:p>
          </table:table-cell>
          <table:table-cell table:formula="of:=[$fullres.U22]-[$halfres.U22]" office:value-type="float" office:value="0.4106715" calcext:value-type="float">
            <text:p>0.4106715</text:p>
          </table:table-cell>
          <table:table-cell table:formula="of:=[$fullres.V22]-[$halfres.V22]" office:value-type="float" office:value="-14.85685303" calcext:value-type="float">
            <text:p>-14.85685303</text:p>
          </table:table-cell>
          <table:table-cell table:formula="of:=[$fullres.W22]-[$halfres.W22]" office:value-type="float" office:value="0" calcext:value-type="float">
            <text:p>0</text:p>
          </table:table-cell>
          <table:table-cell table:formula="of:=[$fullres.X22]-[$halfres.X22]" office:value-type="float" office:value="0.0314175" calcext:value-type="float">
            <text:p>0.0314175</text:p>
          </table:table-cell>
          <table:table-cell table:formula="of:=[$fullres.Y22]-[$halfres.Y22]" office:value-type="float" office:value="-0.14319664" calcext:value-type="float">
            <text:p>-0.14319664</text:p>
          </table:table-cell>
          <table:table-cell table:formula="of:=[$fullres.Z22]-[$halfres.Z22]" office:value-type="float" office:value="0.38995905" calcext:value-type="float">
            <text:p>0.38995905</text:p>
          </table:table-cell>
          <table:table-cell table:formula="of:=[$fullres.AA22]-[$halfres.AA22]" office:value-type="float" office:value="0.05834543" calcext:value-type="float">
            <text:p>0.05834543</text:p>
          </table:table-cell>
          <table:table-cell table:formula="of:=[$fullres.AB22]-[$halfres.AB22]" office:value-type="float" office:value="-0.19045152" calcext:value-type="float">
            <text:p>-0.19045152</text:p>
          </table:table-cell>
          <table:table-cell table:formula="of:=[$fullres.AC22]-[$halfres.AC22]" office:value-type="float" office:value="0.41433149" calcext:value-type="float">
            <text:p>0.41433149</text:p>
          </table:table-cell>
          <table:table-cell table:formula="of:=[$fullres.AD22]-[$halfres.AD22]" office:value-type="float" office:value="0.0516158" calcext:value-type="float">
            <text:p>0.0516158</text:p>
          </table:table-cell>
          <table:table-cell table:formula="of:=[$fullres.AE22]-[$halfres.AE22]" office:value-type="float" office:value="-0.3481683" calcext:value-type="float">
            <text:p>-0.3481683</text:p>
          </table:table-cell>
          <table:table-cell table:formula="of:=[$fullres.AF22]-[$halfres.AF22]" office:value-type="float" office:value="0.41433149" calcext:value-type="float">
            <text:p>0.41433149</text:p>
          </table:table-cell>
          <table:table-cell table:formula="of:=[$fullres.AG22]-[$halfres.AG22]" office:value-type="float" office:value="0.03590706" calcext:value-type="float">
            <text:p>0.03590706</text:p>
          </table:table-cell>
          <table:table-cell table:formula="of:=[$fullres.AH22]-[$halfres.AH22]" office:value-type="float" office:value="-0.3481683" calcext:value-type="float">
            <text:p>-0.3481683</text:p>
          </table:table-cell>
          <table:table-cell table:formula="of:=[$fullres.AI22]-[$halfres.AI22]" office:value-type="float" office:value="0.34121417" calcext:value-type="float">
            <text:p>0.34121417</text:p>
          </table:table-cell>
          <table:table-cell table:formula="of:=[$fullres.AJ22]-[$halfres.AJ22]" office:value-type="float" office:value="0.02917428" calcext:value-type="float">
            <text:p>0.02917428</text:p>
          </table:table-cell>
          <table:table-cell table:formula="of:=[$fullres.AK22]-[$halfres.AK22]" office:value-type="float" office:value="-0.29200657" calcext:value-type="float">
            <text:p>-0.29200657</text:p>
          </table:table-cell>
          <table:table-cell table:formula="of:=[$fullres.AL22]-[$halfres.AL22]" office:value-type="float" office:value="0.31684173" calcext:value-type="float">
            <text:p>0.31684173</text:p>
          </table:table-cell>
          <table:table-cell table:formula="of:=[$fullres.AM22]-[$halfres.AM22]" office:value-type="float" office:value="0.01795196" calcext:value-type="float">
            <text:p>0.01795196</text:p>
          </table:table-cell>
          <table:table-cell table:formula="of:=[$fullres.AN22]-[$halfres.AN22]" office:value-type="float" office:value="-0.22181158" calcext:value-type="float">
            <text:p>-0.22181158</text:p>
          </table:table-cell>
          <table:table-cell table:formula="of:=[$fullres.AO22]-[$halfres.AO22]" office:value-type="float" office:value="0.29246929" calcext:value-type="float">
            <text:p>0.29246929</text:p>
          </table:table-cell>
          <table:table-cell table:formula="of:=[$fullres.AP22]-[$halfres.AP22]" office:value-type="float" office:value="0.22441204" calcext:value-type="float">
            <text:p>0.22441204</text:p>
          </table:table-cell>
          <table:table-cell table:formula="of:=[$fullres.AQ22]-[$halfres.AQ22]" office:value-type="float" office:value="-1.61986894" calcext:value-type="float">
            <text:p>-1.61986894</text:p>
          </table:table-cell>
          <table:table-cell table:formula="of:=[$fullres.AR22]-[$halfres.AR22]" office:value-type="float" office:value="2.16883525" calcext:value-type="float">
            <text:p>2.16883525</text:p>
          </table:table-cell>
          <table:table-cell table:formula="of:=[$fullres.AS22]-[$halfres.AS22]" office:value-type="float" office:value="0" calcext:value-type="float">
            <text:p>0</text:p>
          </table:table-cell>
          <table:table-cell table:formula="of:=[$fullres.AT22]-[$halfres.AT22]" office:value-type="float" office:value="0" calcext:value-type="float">
            <text:p>0</text:p>
          </table:table-cell>
          <table:table-cell table:formula="of:=[$fullres.AU22]-[$halfres.AU22]" office:value-type="float" office:value="1.59433328" calcext:value-type="float">
            <text:p>1.59433328</text:p>
          </table:table-cell>
          <table:table-cell table:formula="of:=[$fullres.AV22]-[$halfres.AV22]" office:value-type="float" office:value="-0.192654520000001" calcext:value-type="float">
            <text:p>-0.192654520000001</text:p>
          </table:table-cell>
          <table:table-cell table:formula="of:=[$fullres.AW22]-[$halfres.AW22]" office:value-type="float" office:value="-0.0973812299999999" calcext:value-type="float">
            <text:p>-0.0973812299999999</text:p>
          </table:table-cell>
          <table:table-cell table:formula="of:=[$fullres.AX22]-[$halfres.AX22]" office:value-type="float" office:value="-1.1562893" calcext:value-type="float">
            <text:p>-1.1562893</text:p>
          </table:table-cell>
          <table:table-cell table:formula="of:=[$fullres.AY22]-[$halfres.AY22]" office:value-type="float" office:value="-0.374722679999998" calcext:value-type="float">
            <text:p>-0.374722679999998</text:p>
          </table:table-cell>
          <table:table-cell table:formula="of:=[$fullres.AZ22]-[$halfres.AZ22]" office:value-type="float" office:value="-0.226400910000002" calcext:value-type="float">
            <text:p>-0.226400910000002</text:p>
          </table:table-cell>
          <table:table-cell table:formula="of:=[$fullres.BA22]-[$halfres.BA22]" office:value-type="float" office:value="1.79711312000001" calcext:value-type="float">
            <text:p>1.79711312000001</text:p>
          </table:table-cell>
          <table:table-cell table:formula="of:=[$fullres.BB22]-[$halfres.BB22]" office:value-type="float" office:value="0" calcext:value-type="float">
            <text:p>0</text:p>
          </table:table-cell>
          <table:table-cell table:formula="of:=[$fullres.BC22]-[$halfres.BC22]" office:value-type="float" office:value="0" calcext:value-type="float">
            <text:p>0</text:p>
          </table:table-cell>
          <table:table-cell table:formula="of:=[$fullres.BD22]-[$halfres.BD22]" office:value-type="float" office:value="0" calcext:value-type="float">
            <text:p>0</text:p>
          </table:table-cell>
          <table:table-cell table:formula="of:=[$fullres.BE22]-[$halfres.BE22]" office:value-type="float" office:value="-0.91629039" calcext:value-type="float">
            <text:p>-0.91629039</text:p>
          </table:table-cell>
          <table:table-cell table:formula="of:=[$fullres.BF22]-[$halfres.BF22]" office:value-type="float" office:value="-0.630776130000001" calcext:value-type="float">
            <text:p>-0.630776130000001</text:p>
          </table:table-cell>
          <table:table-cell table:formula="of:=[$fullres.BG22]-[$halfres.BG22]" office:value-type="float" office:value="0.30337627" calcext:value-type="float">
            <text:p>0.30337627</text:p>
          </table:table-cell>
          <table:table-cell table:formula="of:=[$fullres.BH22]-[$halfres.BH22]" office:value-type="float" office:value="1.30646344" calcext:value-type="float">
            <text:p>1.30646344</text:p>
          </table:table-cell>
          <table:table-cell table:formula="of:=[$fullres.BI22]-[$halfres.BI22]" office:value-type="float" office:value="0" calcext:value-type="float">
            <text:p>0</text:p>
          </table:table-cell>
          <table:table-cell table:formula="of:=[$fullres.BJ22]-[$halfres.BJ22]" office:value-type="float" office:value="0" calcext:value-type="float">
            <text:p>0</text:p>
          </table:table-cell>
          <table:table-cell table:formula="of:=[$fullres.BK22]-[$halfres.BK22]" office:value-type="float" office:value="0" calcext:value-type="float">
            <text:p>0</text:p>
          </table:table-cell>
        </table:table-row>
        <table:table-row table:style-name="ro1">
          <table:table-cell table:formula="of:=[$fullres.A23]-[$halfres.A23]" office:value-type="float" office:value="0" calcext:value-type="float">
            <text:p>0</text:p>
          </table:table-cell>
          <table:table-cell table:formula="of:=[$fullres.B23]-[$halfres.B23]" office:value-type="float" office:value="1.7282592" calcext:value-type="float">
            <text:p>1.7282592</text:p>
          </table:table-cell>
          <table:table-cell table:formula="of:=[$fullres.C23]-[$halfres.C23]" office:value-type="float" office:value="0.0713244200000003" calcext:value-type="float">
            <text:p>0.0713244200000003</text:p>
          </table:table-cell>
          <table:table-cell table:formula="of:=[$fullres.D23]-[$halfres.D23]" office:value-type="float" office:value="-1.74999996000001" calcext:value-type="float">
            <text:p>-1.74999996000001</text:p>
          </table:table-cell>
          <table:table-cell table:formula="of:=[$fullres.E23]-[$halfres.E23]" office:value-type="float" office:value="-0.00112558" calcext:value-type="float">
            <text:p>-0.00112558</text:p>
          </table:table-cell>
          <table:table-cell table:formula="of:=[$fullres.F23]-[$halfres.F23]" office:value-type="float" office:value="-0.00584699" calcext:value-type="float">
            <text:p>-0.00584699</text:p>
          </table:table-cell>
          <table:table-cell table:formula="of:=[$fullres.G23]-[$halfres.G23]" office:value-type="float" office:value="0.00286392999999996" calcext:value-type="float">
            <text:p>0.00286392999999996</text:p>
          </table:table-cell>
          <table:table-cell table:formula="of:=[$fullres.H23]-[$halfres.H23]" office:value-type="float" office:value="-46.17262635" calcext:value-type="float">
            <text:p>-46.17262635</text:p>
          </table:table-cell>
          <table:table-cell table:formula="of:=[$fullres.I23]-[$halfres.I23]" office:value-type="float" office:value="18.22402257" calcext:value-type="float">
            <text:p>18.22402257</text:p>
          </table:table-cell>
          <table:table-cell table:formula="of:=[$fullres.J23]-[$halfres.J23]" office:value-type="float" office:value="-33.27876574" calcext:value-type="float">
            <text:p>-33.27876574</text:p>
          </table:table-cell>
          <table:table-cell table:formula="of:=[$fullres.K23]-[$halfres.K23]" office:value-type="float" office:value="-24.73991616" calcext:value-type="float">
            <text:p>-24.73991616</text:p>
          </table:table-cell>
          <table:table-cell table:formula="of:=[$fullres.L23]-[$halfres.L23]" office:value-type="float" office:value="-0.431793" calcext:value-type="float">
            <text:p>-0.431793</text:p>
          </table:table-cell>
          <table:table-cell table:formula="of:=[$fullres.M23]-[$halfres.M23]" office:value-type="float" office:value="14.60302442" calcext:value-type="float">
            <text:p>14.60302442</text:p>
          </table:table-cell>
          <table:table-cell table:formula="of:=[$fullres.N23]-[$halfres.N23]" office:value-type="float" office:value="-6.57656062" calcext:value-type="float">
            <text:p>-6.57656062</text:p>
          </table:table-cell>
          <table:table-cell table:formula="of:=[$fullres.O23]-[$halfres.O23]" office:value-type="float" office:value="0" calcext:value-type="float">
            <text:p>0</text:p>
          </table:table-cell>
          <table:table-cell table:formula="of:=[$fullres.P23]-[$halfres.P23]" office:value-type="float" office:value="-15.31286673" calcext:value-type="float">
            <text:p>-15.31286673</text:p>
          </table:table-cell>
          <table:table-cell table:formula="of:=[$fullres.Q23]-[$halfres.Q23]" office:value-type="float" office:value="17.70492374" calcext:value-type="float">
            <text:p>17.70492374</text:p>
          </table:table-cell>
          <table:table-cell table:formula="of:=[$fullres.R23]-[$halfres.R23]" office:value-type="float" office:value="22.9639097" calcext:value-type="float">
            <text:p>22.9639097</text:p>
          </table:table-cell>
          <table:table-cell table:formula="of:=[$fullres.S23]-[$halfres.S23]" office:value-type="float" office:value="-25.78691484" calcext:value-type="float">
            <text:p>-25.78691484</text:p>
          </table:table-cell>
          <table:table-cell table:formula="of:=[$fullres.T23]-[$halfres.T23]" office:value-type="float" office:value="-0.45006657" calcext:value-type="float">
            <text:p>-0.45006657</text:p>
          </table:table-cell>
          <table:table-cell table:formula="of:=[$fullres.U23]-[$halfres.U23]" office:value-type="float" office:value="2.08044787" calcext:value-type="float">
            <text:p>2.08044787</text:p>
          </table:table-cell>
          <table:table-cell table:formula="of:=[$fullres.V23]-[$halfres.V23]" office:value-type="float" office:value="-17.3707566" calcext:value-type="float">
            <text:p>-17.3707566</text:p>
          </table:table-cell>
          <table:table-cell table:formula="of:=[$fullres.W23]-[$halfres.W23]" office:value-type="float" office:value="0" calcext:value-type="float">
            <text:p>0</text:p>
          </table:table-cell>
          <table:table-cell table:formula="of:=[$fullres.X23]-[$halfres.X23]" office:value-type="float" office:value="0.03313036" calcext:value-type="float">
            <text:p>0.03313036</text:p>
          </table:table-cell>
          <table:table-cell table:formula="of:=[$fullres.Y23]-[$halfres.Y23]" office:value-type="float" office:value="-0.17493902" calcext:value-type="float">
            <text:p>-0.17493902</text:p>
          </table:table-cell>
          <table:table-cell table:formula="of:=[$fullres.Z23]-[$halfres.Z23]" office:value-type="float" office:value="0.30949494" calcext:value-type="float">
            <text:p>0.30949494</text:p>
          </table:table-cell>
          <table:table-cell table:formula="of:=[$fullres.AA23]-[$halfres.AA23]" office:value-type="float" office:value="0.0615264" calcext:value-type="float">
            <text:p>0.0615264</text:p>
          </table:table-cell>
          <table:table-cell table:formula="of:=[$fullres.AB23]-[$halfres.AB23]" office:value-type="float" office:value="-0.23266889" calcext:value-type="float">
            <text:p>-0.23266889</text:p>
          </table:table-cell>
          <table:table-cell table:formula="of:=[$fullres.AC23]-[$halfres.AC23]" office:value-type="float" office:value="0.32883837" calcext:value-type="float">
            <text:p>0.32883837</text:p>
          </table:table-cell>
          <table:table-cell table:formula="of:=[$fullres.AD23]-[$halfres.AD23]" office:value-type="float" office:value="0.05442988" calcext:value-type="float">
            <text:p>0.05442988</text:p>
          </table:table-cell>
          <table:table-cell table:formula="of:=[$fullres.AE23]-[$halfres.AE23]" office:value-type="float" office:value="-0.42534673" calcext:value-type="float">
            <text:p>-0.42534673</text:p>
          </table:table-cell>
          <table:table-cell table:formula="of:=[$fullres.AF23]-[$halfres.AF23]" office:value-type="float" office:value="0.32883837" calcext:value-type="float">
            <text:p>0.32883837</text:p>
          </table:table-cell>
          <table:table-cell table:formula="of:=[$fullres.AG23]-[$halfres.AG23]" office:value-type="float" office:value="0.03786469" calcext:value-type="float">
            <text:p>0.03786469</text:p>
          </table:table-cell>
          <table:table-cell table:formula="of:=[$fullres.AH23]-[$halfres.AH23]" office:value-type="float" office:value="-0.42534673" calcext:value-type="float">
            <text:p>-0.42534673</text:p>
          </table:table-cell>
          <table:table-cell table:formula="of:=[$fullres.AI23]-[$halfres.AI23]" office:value-type="float" office:value="0.27080807" calcext:value-type="float">
            <text:p>0.27080807</text:p>
          </table:table-cell>
          <table:table-cell table:formula="of:=[$fullres.AJ23]-[$halfres.AJ23]" office:value-type="float" office:value="0.03076486" calcext:value-type="float">
            <text:p>0.03076486</text:p>
          </table:table-cell>
          <table:table-cell table:formula="of:=[$fullres.AK23]-[$halfres.AK23]" office:value-type="float" office:value="-0.35673565" calcext:value-type="float">
            <text:p>-0.35673565</text:p>
          </table:table-cell>
          <table:table-cell table:formula="of:=[$fullres.AL23]-[$halfres.AL23]" office:value-type="float" office:value="0.25146463" calcext:value-type="float">
            <text:p>0.25146463</text:p>
          </table:table-cell>
          <table:table-cell table:formula="of:=[$fullres.AM23]-[$halfres.AM23]" office:value-type="float" office:value="0.01893069" calcext:value-type="float">
            <text:p>0.01893069</text:p>
          </table:table-cell>
          <table:table-cell table:formula="of:=[$fullres.AN23]-[$halfres.AN23]" office:value-type="float" office:value="-0.27098055" calcext:value-type="float">
            <text:p>-0.27098055</text:p>
          </table:table-cell>
          <table:table-cell table:formula="of:=[$fullres.AO23]-[$halfres.AO23]" office:value-type="float" office:value="0.2321212" calcext:value-type="float">
            <text:p>0.2321212</text:p>
          </table:table-cell>
          <table:table-cell table:formula="of:=[$fullres.AP23]-[$halfres.AP23]" office:value-type="float" office:value="0.23664689" calcext:value-type="float">
            <text:p>0.23664689</text:p>
          </table:table-cell>
          <table:table-cell table:formula="of:=[$fullres.AQ23]-[$halfres.AQ23]" office:value-type="float" office:value="-1.97894518" calcext:value-type="float">
            <text:p>-1.97894518</text:p>
          </table:table-cell>
          <table:table-cell table:formula="of:=[$fullres.AR23]-[$halfres.AR23]" office:value-type="float" office:value="1.72131798" calcext:value-type="float">
            <text:p>1.72131798</text:p>
          </table:table-cell>
          <table:table-cell table:formula="of:=[$fullres.AS23]-[$halfres.AS23]" office:value-type="float" office:value="0" calcext:value-type="float">
            <text:p>0</text:p>
          </table:table-cell>
          <table:table-cell table:formula="of:=[$fullres.AT23]-[$halfres.AT23]" office:value-type="float" office:value="0" calcext:value-type="float">
            <text:p>0</text:p>
          </table:table-cell>
          <table:table-cell table:formula="of:=[$fullres.AU23]-[$halfres.AU23]" office:value-type="float" office:value="1.2830182" calcext:value-type="float">
            <text:p>1.2830182</text:p>
          </table:table-cell>
          <table:table-cell table:formula="of:=[$fullres.AV23]-[$halfres.AV23]" office:value-type="float" office:value="-0.345028689999999" calcext:value-type="float">
            <text:p>-0.345028689999999</text:p>
          </table:table-cell>
          <table:table-cell table:formula="of:=[$fullres.AW23]-[$halfres.AW23]" office:value-type="float" office:value="0.7714288" calcext:value-type="float">
            <text:p>0.7714288</text:p>
          </table:table-cell>
          <table:table-cell table:formula="of:=[$fullres.AX23]-[$halfres.AX23]" office:value-type="float" office:value="-1.12977213" calcext:value-type="float">
            <text:p>-1.12977213</text:p>
          </table:table-cell>
          <table:table-cell table:formula="of:=[$fullres.AY23]-[$halfres.AY23]" office:value-type="float" office:value="-0.0595265400000002" calcext:value-type="float">
            <text:p>-0.0595265400000002</text:p>
          </table:table-cell>
          <table:table-cell table:formula="of:=[$fullres.AZ23]-[$halfres.AZ23]" office:value-type="float" office:value="-0.540729620000001" calcext:value-type="float">
            <text:p>-0.540729620000001</text:p>
          </table:table-cell>
          <table:table-cell table:formula="of:=[$fullres.BA23]-[$halfres.BA23]" office:value-type="float" office:value="1.87472726999999" calcext:value-type="float">
            <text:p>1.87472726999999</text:p>
          </table:table-cell>
          <table:table-cell table:formula="of:=[$fullres.BB23]-[$halfres.BB23]" office:value-type="float" office:value="0" calcext:value-type="float">
            <text:p>0</text:p>
          </table:table-cell>
          <table:table-cell table:formula="of:=[$fullres.BC23]-[$halfres.BC23]" office:value-type="float" office:value="0" calcext:value-type="float">
            <text:p>0</text:p>
          </table:table-cell>
          <table:table-cell table:formula="of:=[$fullres.BD23]-[$halfres.BD23]" office:value-type="float" office:value="0" calcext:value-type="float">
            <text:p>0</text:p>
          </table:table-cell>
          <table:table-cell table:formula="of:=[$fullres.BE23]-[$halfres.BE23]" office:value-type="float" office:value="-0.93169452" calcext:value-type="float">
            <text:p>-0.93169452</text:p>
          </table:table-cell>
          <table:table-cell table:formula="of:=[$fullres.BF23]-[$halfres.BF23]" office:value-type="float" office:value="-0.932798399999999" calcext:value-type="float">
            <text:p>-0.932798399999999</text:p>
          </table:table-cell>
          <table:table-cell table:formula="of:=[$fullres.BG23]-[$halfres.BG23]" office:value-type="float" office:value="0.8417946" calcext:value-type="float">
            <text:p>0.8417946</text:p>
          </table:table-cell>
          <table:table-cell table:formula="of:=[$fullres.BH23]-[$halfres.BH23]" office:value-type="float" office:value="1.40419628" calcext:value-type="float">
            <text:p>1.40419628</text:p>
          </table:table-cell>
          <table:table-cell table:formula="of:=[$fullres.BI23]-[$halfres.BI23]" office:value-type="float" office:value="0" calcext:value-type="float">
            <text:p>0</text:p>
          </table:table-cell>
          <table:table-cell table:formula="of:=[$fullres.BJ23]-[$halfres.BJ23]" office:value-type="float" office:value="0" calcext:value-type="float">
            <text:p>0</text:p>
          </table:table-cell>
          <table:table-cell table:formula="of:=[$fullres.BK23]-[$halfres.BK23]" office:value-type="float" office:value="0" calcext:value-type="float">
            <text:p>0</text:p>
          </table:table-cell>
        </table:table-row>
        <table:table-row table:style-name="ro1">
          <table:table-cell table:formula="of:=[$fullres.A24]-[$halfres.A24]" office:value-type="float" office:value="0" calcext:value-type="float">
            <text:p>0</text:p>
          </table:table-cell>
          <table:table-cell table:formula="of:=[$fullres.B24]-[$halfres.B24]" office:value-type="float" office:value="1.54374442" calcext:value-type="float">
            <text:p>1.54374442</text:p>
          </table:table-cell>
          <table:table-cell table:formula="of:=[$fullres.C24]-[$halfres.C24]" office:value-type="float" office:value="0.0539589600000001" calcext:value-type="float">
            <text:p>0.0539589600000001</text:p>
          </table:table-cell>
          <table:table-cell table:formula="of:=[$fullres.D24]-[$halfres.D24]" office:value-type="float" office:value="-1.66164657" calcext:value-type="float">
            <text:p>-1.66164657</text:p>
          </table:table-cell>
          <table:table-cell table:formula="of:=[$fullres.E24]-[$halfres.E24]" office:value-type="float" office:value="-0.00126858" calcext:value-type="float">
            <text:p>-0.00126858</text:p>
          </table:table-cell>
          <table:table-cell table:formula="of:=[$fullres.F24]-[$halfres.F24]" office:value-type="float" office:value="-0.00572949" calcext:value-type="float">
            <text:p>-0.00572949</text:p>
          </table:table-cell>
          <table:table-cell table:formula="of:=[$fullres.G24]-[$halfres.G24]" office:value-type="float" office:value="0.00269127000000013" calcext:value-type="float">
            <text:p>0.00269127000000013</text:p>
          </table:table-cell>
          <table:table-cell table:formula="of:=[$fullres.H24]-[$halfres.H24]" office:value-type="float" office:value="-44.7386285" calcext:value-type="float">
            <text:p>-44.7386285</text:p>
          </table:table-cell>
          <table:table-cell table:formula="of:=[$fullres.I24]-[$halfres.I24]" office:value-type="float" office:value="17.51509824" calcext:value-type="float">
            <text:p>17.51509824</text:p>
          </table:table-cell>
          <table:table-cell table:formula="of:=[$fullres.J24]-[$halfres.J24]" office:value-type="float" office:value="-34.0862261" calcext:value-type="float">
            <text:p>-34.0862261</text:p>
          </table:table-cell>
          <table:table-cell table:formula="of:=[$fullres.K24]-[$halfres.K24]" office:value-type="float" office:value="-21.26580939" calcext:value-type="float">
            <text:p>-21.26580939</text:p>
          </table:table-cell>
          <table:table-cell table:formula="of:=[$fullres.L24]-[$halfres.L24]" office:value-type="float" office:value="-0.37115839" calcext:value-type="float">
            <text:p>-0.37115839</text:p>
          </table:table-cell>
          <table:table-cell table:formula="of:=[$fullres.M24]-[$halfres.M24]" office:value-type="float" office:value="13.6058793" calcext:value-type="float">
            <text:p>13.6058793</text:p>
          </table:table-cell>
          <table:table-cell table:formula="of:=[$fullres.N24]-[$halfres.N24]" office:value-type="float" office:value="-5.55025254" calcext:value-type="float">
            <text:p>-5.55025254</text:p>
          </table:table-cell>
          <table:table-cell table:formula="of:=[$fullres.O24]-[$halfres.O24]" office:value-type="float" office:value="0" calcext:value-type="float">
            <text:p>0</text:p>
          </table:table-cell>
          <table:table-cell table:formula="of:=[$fullres.P24]-[$halfres.P24]" office:value-type="float" office:value="-14.82580255" calcext:value-type="float">
            <text:p>-14.82580255</text:p>
          </table:table-cell>
          <table:table-cell table:formula="of:=[$fullres.Q24]-[$halfres.Q24]" office:value-type="float" office:value="17.11010198" calcext:value-type="float">
            <text:p>17.11010198</text:p>
          </table:table-cell>
          <table:table-cell table:formula="of:=[$fullres.R24]-[$halfres.R24]" office:value-type="float" office:value="23.29008119" calcext:value-type="float">
            <text:p>23.29008119</text:p>
          </table:table-cell>
          <table:table-cell table:formula="of:=[$fullres.S24]-[$halfres.S24]" office:value-type="float" office:value="-24.01509315" calcext:value-type="float">
            <text:p>-24.01509315</text:p>
          </table:table-cell>
          <table:table-cell table:formula="of:=[$fullres.T24]-[$halfres.T24]" office:value-type="float" office:value="-0.41914245" calcext:value-type="float">
            <text:p>-0.41914245</text:p>
          </table:table-cell>
          <table:table-cell table:formula="of:=[$fullres.U24]-[$halfres.U24]" office:value-type="float" office:value="3.99356883" calcext:value-type="float">
            <text:p>3.99356883</text:p>
          </table:table-cell>
          <table:table-cell table:formula="of:=[$fullres.V24]-[$halfres.V24]" office:value-type="float" office:value="-18.15835375" calcext:value-type="float">
            <text:p>-18.15835375</text:p>
          </table:table-cell>
          <table:table-cell table:formula="of:=[$fullres.W24]-[$halfres.W24]" office:value-type="float" office:value="0" calcext:value-type="float">
            <text:p>0</text:p>
          </table:table-cell>
          <table:table-cell table:formula="of:=[$fullres.X24]-[$halfres.X24]" office:value-type="float" office:value="0.03410738" calcext:value-type="float">
            <text:p>0.03410738</text:p>
          </table:table-cell>
          <table:table-cell table:formula="of:=[$fullres.Y24]-[$halfres.Y24]" office:value-type="float" office:value="-0.1550521" calcext:value-type="float">
            <text:p>-0.1550521</text:p>
          </table:table-cell>
          <table:table-cell table:formula="of:=[$fullres.Z24]-[$halfres.Z24]" office:value-type="float" office:value="0.28444006" calcext:value-type="float">
            <text:p>0.28444006</text:p>
          </table:table-cell>
          <table:table-cell table:formula="of:=[$fullres.AA24]-[$halfres.AA24]" office:value-type="float" office:value="0.06334081" calcext:value-type="float">
            <text:p>0.06334081</text:p>
          </table:table-cell>
          <table:table-cell table:formula="of:=[$fullres.AB24]-[$halfres.AB24]" office:value-type="float" office:value="-0.20621928" calcext:value-type="float">
            <text:p>-0.20621928</text:p>
          </table:table-cell>
          <table:table-cell table:formula="of:=[$fullres.AC24]-[$halfres.AC24]" office:value-type="float" office:value="0.30221756" calcext:value-type="float">
            <text:p>0.30221756</text:p>
          </table:table-cell>
          <table:table-cell table:formula="of:=[$fullres.AD24]-[$halfres.AD24]" office:value-type="float" office:value="0.05603501" calcext:value-type="float">
            <text:p>0.05603501</text:p>
          </table:table-cell>
          <table:table-cell table:formula="of:=[$fullres.AE24]-[$halfres.AE24]" office:value-type="float" office:value="-0.37699366" calcext:value-type="float">
            <text:p>-0.37699366</text:p>
          </table:table-cell>
          <table:table-cell table:formula="of:=[$fullres.AF24]-[$halfres.AF24]" office:value-type="float" office:value="0.30221756" calcext:value-type="float">
            <text:p>0.30221756</text:p>
          </table:table-cell>
          <table:table-cell table:formula="of:=[$fullres.AG24]-[$halfres.AG24]" office:value-type="float" office:value="0.03898133" calcext:value-type="float">
            <text:p>0.03898133</text:p>
          </table:table-cell>
          <table:table-cell table:formula="of:=[$fullres.AH24]-[$halfres.AH24]" office:value-type="float" office:value="-0.37699366" calcext:value-type="float">
            <text:p>-0.37699366</text:p>
          </table:table-cell>
          <table:table-cell table:formula="of:=[$fullres.AI24]-[$halfres.AI24]" office:value-type="float" office:value="0.24888506" calcext:value-type="float">
            <text:p>0.24888506</text:p>
          </table:table-cell>
          <table:table-cell table:formula="of:=[$fullres.AJ24]-[$halfres.AJ24]" office:value-type="float" office:value="0.03167211" calcext:value-type="float">
            <text:p>0.03167211</text:p>
          </table:table-cell>
          <table:table-cell table:formula="of:=[$fullres.AK24]-[$halfres.AK24]" office:value-type="float" office:value="-0.31618223" calcext:value-type="float">
            <text:p>-0.31618223</text:p>
          </table:table-cell>
          <table:table-cell table:formula="of:=[$fullres.AL24]-[$halfres.AL24]" office:value-type="float" office:value="0.23110755" calcext:value-type="float">
            <text:p>0.23110755</text:p>
          </table:table-cell>
          <table:table-cell table:formula="of:=[$fullres.AM24]-[$halfres.AM24]" office:value-type="float" office:value="0.01948896" calcext:value-type="float">
            <text:p>0.01948896</text:p>
          </table:table-cell>
          <table:table-cell table:formula="of:=[$fullres.AN24]-[$halfres.AN24]" office:value-type="float" office:value="-0.24017569" calcext:value-type="float">
            <text:p>-0.24017569</text:p>
          </table:table-cell>
          <table:table-cell table:formula="of:=[$fullres.AO24]-[$halfres.AO24]" office:value-type="float" office:value="0.21333005" calcext:value-type="float">
            <text:p>0.21333005</text:p>
          </table:table-cell>
          <table:table-cell table:formula="of:=[$fullres.AP24]-[$halfres.AP24]" office:value-type="float" office:value="0.24362559" calcext:value-type="float">
            <text:p>0.24362559</text:p>
          </table:table-cell>
          <table:table-cell table:formula="of:=[$fullres.AQ24]-[$halfres.AQ24]" office:value-type="float" office:value="-1.75398027" calcext:value-type="float">
            <text:p>-1.75398027</text:p>
          </table:table-cell>
          <table:table-cell table:formula="of:=[$fullres.AR24]-[$halfres.AR24]" office:value-type="float" office:value="1.58197028" calcext:value-type="float">
            <text:p>1.58197028</text:p>
          </table:table-cell>
          <table:table-cell table:formula="of:=[$fullres.AS24]-[$halfres.AS24]" office:value-type="float" office:value="0" calcext:value-type="float">
            <text:p>0</text:p>
          </table:table-cell>
          <table:table-cell table:formula="of:=[$fullres.AT24]-[$halfres.AT24]" office:value-type="float" office:value="0" calcext:value-type="float">
            <text:p>0</text:p>
          </table:table-cell>
          <table:table-cell table:formula="of:=[$fullres.AU24]-[$halfres.AU24]" office:value-type="float" office:value="1.69046435" calcext:value-type="float">
            <text:p>1.69046435</text:p>
          </table:table-cell>
          <table:table-cell table:formula="of:=[$fullres.AV24]-[$halfres.AV24]" office:value-type="float" office:value="-0.86107928" calcext:value-type="float">
            <text:p>-0.86107928</text:p>
          </table:table-cell>
          <table:table-cell table:formula="of:=[$fullres.AW24]-[$halfres.AW24]" office:value-type="float" office:value="-1.01639422" calcext:value-type="float">
            <text:p>-1.01639422</text:p>
          </table:table-cell>
          <table:table-cell table:formula="of:=[$fullres.AX24]-[$halfres.AX24]" office:value-type="float" office:value="-1.00228899" calcext:value-type="float">
            <text:p>-1.00228899</text:p>
          </table:table-cell>
          <table:table-cell table:formula="of:=[$fullres.AY24]-[$halfres.AY24]" office:value-type="float" office:value="-0.327342950000002" calcext:value-type="float">
            <text:p>-0.327342950000002</text:p>
          </table:table-cell>
          <table:table-cell table:formula="of:=[$fullres.AZ24]-[$halfres.AZ24]" office:value-type="float" office:value="-0.12999714" calcext:value-type="float">
            <text:p>-0.12999714</text:p>
          </table:table-cell>
          <table:table-cell table:formula="of:=[$fullres.BA24]-[$halfres.BA24]" office:value-type="float" office:value="1.69583327000001" calcext:value-type="float">
            <text:p>1.69583327000001</text:p>
          </table:table-cell>
          <table:table-cell table:formula="of:=[$fullres.BB24]-[$halfres.BB24]" office:value-type="float" office:value="0" calcext:value-type="float">
            <text:p>0</text:p>
          </table:table-cell>
          <table:table-cell table:formula="of:=[$fullres.BC24]-[$halfres.BC24]" office:value-type="float" office:value="0" calcext:value-type="float">
            <text:p>0</text:p>
          </table:table-cell>
          <table:table-cell table:formula="of:=[$fullres.BD24]-[$halfres.BD24]" office:value-type="float" office:value="0" calcext:value-type="float">
            <text:p>0</text:p>
          </table:table-cell>
          <table:table-cell table:formula="of:=[$fullres.BE24]-[$halfres.BE24]" office:value-type="float" office:value="-0.98126874" calcext:value-type="float">
            <text:p>-0.98126874</text:p>
          </table:table-cell>
          <table:table-cell table:formula="of:=[$fullres.BF24]-[$halfres.BF24]" office:value-type="float" office:value="-0.576256999999998" calcext:value-type="float">
            <text:p>-0.576256999999998</text:p>
          </table:table-cell>
          <table:table-cell table:formula="of:=[$fullres.BG24]-[$halfres.BG24]" office:value-type="float" office:value="-0.87797947" calcext:value-type="float">
            <text:p>-0.87797947</text:p>
          </table:table-cell>
          <table:table-cell table:formula="of:=[$fullres.BH24]-[$halfres.BH24]" office:value-type="float" office:value="1.29573533" calcext:value-type="float">
            <text:p>1.29573533</text:p>
          </table:table-cell>
          <table:table-cell table:formula="of:=[$fullres.BI24]-[$halfres.BI24]" office:value-type="float" office:value="0" calcext:value-type="float">
            <text:p>0</text:p>
          </table:table-cell>
          <table:table-cell table:formula="of:=[$fullres.BJ24]-[$halfres.BJ24]" office:value-type="float" office:value="0" calcext:value-type="float">
            <text:p>0</text:p>
          </table:table-cell>
          <table:table-cell table:formula="of:=[$fullres.BK24]-[$halfres.BK24]" office:value-type="float" office:value="0" calcext:value-type="float">
            <text:p>0</text:p>
          </table:table-cell>
        </table:table-row>
        <table:table-row table:style-name="ro1">
          <table:table-cell table:formula="of:=[$fullres.A25]-[$halfres.A25]" office:value-type="float" office:value="0" calcext:value-type="float">
            <text:p>0</text:p>
          </table:table-cell>
          <table:table-cell table:formula="of:=[$fullres.B25]-[$halfres.B25]" office:value-type="float" office:value="1.45912667" calcext:value-type="float">
            <text:p>1.45912667</text:p>
          </table:table-cell>
          <table:table-cell table:formula="of:=[$fullres.C25]-[$halfres.C25]" office:value-type="float" office:value="-0.00638857999999987" calcext:value-type="float">
            <text:p>-0.00638857999999987</text:p>
          </table:table-cell>
          <table:table-cell table:formula="of:=[$fullres.D25]-[$halfres.D25]" office:value-type="float" office:value="-1.65829526" calcext:value-type="float">
            <text:p>-1.65829526</text:p>
          </table:table-cell>
          <table:table-cell table:formula="of:=[$fullres.E25]-[$halfres.E25]" office:value-type="float" office:value="-0.0016812" calcext:value-type="float">
            <text:p>-0.0016812</text:p>
          </table:table-cell>
          <table:table-cell table:formula="of:=[$fullres.F25]-[$halfres.F25]" office:value-type="float" office:value="-0.00562571000000001" calcext:value-type="float">
            <text:p>-0.00562571000000001</text:p>
          </table:table-cell>
          <table:table-cell table:formula="of:=[$fullres.G25]-[$halfres.G25]" office:value-type="float" office:value="0.00279768000000002" calcext:value-type="float">
            <text:p>0.00279768000000002</text:p>
          </table:table-cell>
          <table:table-cell table:formula="of:=[$fullres.H25]-[$halfres.H25]" office:value-type="float" office:value="-43.02902548" calcext:value-type="float">
            <text:p>-43.02902548</text:p>
          </table:table-cell>
          <table:table-cell table:formula="of:=[$fullres.I25]-[$halfres.I25]" office:value-type="float" office:value="17.09022848" calcext:value-type="float">
            <text:p>17.09022848</text:p>
          </table:table-cell>
          <table:table-cell table:formula="of:=[$fullres.J25]-[$halfres.J25]" office:value-type="float" office:value="-34.72574401" calcext:value-type="float">
            <text:p>-34.72574401</text:p>
          </table:table-cell>
          <table:table-cell table:formula="of:=[$fullres.K25]-[$halfres.K25]" office:value-type="float" office:value="-17.90024193" calcext:value-type="float">
            <text:p>-17.90024193</text:p>
          </table:table-cell>
          <table:table-cell table:formula="of:=[$fullres.L25]-[$halfres.L25]" office:value-type="float" office:value="-0.31241816" calcext:value-type="float">
            <text:p>-0.31241816</text:p>
          </table:table-cell>
          <table:table-cell table:formula="of:=[$fullres.M25]-[$halfres.M25]" office:value-type="float" office:value="13.08134478" calcext:value-type="float">
            <text:p>13.08134478</text:p>
          </table:table-cell>
          <table:table-cell table:formula="of:=[$fullres.N25]-[$halfres.N25]" office:value-type="float" office:value="-4.47300001" calcext:value-type="float">
            <text:p>-4.47300001</text:p>
          </table:table-cell>
          <table:table-cell table:formula="of:=[$fullres.O25]-[$halfres.O25]" office:value-type="float" office:value="0" calcext:value-type="float">
            <text:p>0</text:p>
          </table:table-cell>
          <table:table-cell table:formula="of:=[$fullres.P25]-[$halfres.P25]" office:value-type="float" office:value="-13.98991471" calcext:value-type="float">
            <text:p>-13.98991471</text:p>
          </table:table-cell>
          <table:table-cell table:formula="of:=[$fullres.Q25]-[$halfres.Q25]" office:value-type="float" office:value="15.9169762" calcext:value-type="float">
            <text:p>15.9169762</text:p>
          </table:table-cell>
          <table:table-cell table:formula="of:=[$fullres.R25]-[$halfres.R25]" office:value-type="float" office:value="23.31554347" calcext:value-type="float">
            <text:p>23.31554347</text:p>
          </table:table-cell>
          <table:table-cell table:formula="of:=[$fullres.S25]-[$halfres.S25]" office:value-type="float" office:value="-22.0485099" calcext:value-type="float">
            <text:p>-22.0485099</text:p>
          </table:table-cell>
          <table:table-cell table:formula="of:=[$fullres.T25]-[$halfres.T25]" office:value-type="float" office:value="-0.3848191" calcext:value-type="float">
            <text:p>-0.3848191</text:p>
          </table:table-cell>
          <table:table-cell table:formula="of:=[$fullres.U25]-[$halfres.U25]" office:value-type="float" office:value="5.7889215" calcext:value-type="float">
            <text:p>5.7889215</text:p>
          </table:table-cell>
          <table:table-cell table:formula="of:=[$fullres.V25]-[$halfres.V25]" office:value-type="float" office:value="-18.54385502" calcext:value-type="float">
            <text:p>-18.54385502</text:p>
          </table:table-cell>
          <table:table-cell table:formula="of:=[$fullres.W25]-[$halfres.W25]" office:value-type="float" office:value="0" calcext:value-type="float">
            <text:p>0</text:p>
          </table:table-cell>
          <table:table-cell table:formula="of:=[$fullres.X25]-[$halfres.X25]" office:value-type="float" office:value="0.03307805" calcext:value-type="float">
            <text:p>0.03307805</text:p>
          </table:table-cell>
          <table:table-cell table:formula="of:=[$fullres.Y25]-[$halfres.Y25]" office:value-type="float" office:value="-0.14824673" calcext:value-type="float">
            <text:p>-0.14824673</text:p>
          </table:table-cell>
          <table:table-cell table:formula="of:=[$fullres.Z25]-[$halfres.Z25]" office:value-type="float" office:value="0.2888265" calcext:value-type="float">
            <text:p>0.2888265</text:p>
          </table:table-cell>
          <table:table-cell table:formula="of:=[$fullres.AA25]-[$halfres.AA25]" office:value-type="float" office:value="0.06142925" calcext:value-type="float">
            <text:p>0.06142925</text:p>
          </table:table-cell>
          <table:table-cell table:formula="of:=[$fullres.AB25]-[$halfres.AB25]" office:value-type="float" office:value="-0.19716815" calcext:value-type="float">
            <text:p>-0.19716815</text:p>
          </table:table-cell>
          <table:table-cell table:formula="of:=[$fullres.AC25]-[$halfres.AC25]" office:value-type="float" office:value="0.30687815" calcext:value-type="float">
            <text:p>0.30687815</text:p>
          </table:table-cell>
          <table:table-cell table:formula="of:=[$fullres.AD25]-[$halfres.AD25]" office:value-type="float" office:value="0.05434393" calcext:value-type="float">
            <text:p>0.05434393</text:p>
          </table:table-cell>
          <table:table-cell table:formula="of:=[$fullres.AE25]-[$halfres.AE25]" office:value-type="float" office:value="-0.36044709" calcext:value-type="float">
            <text:p>-0.36044709</text:p>
          </table:table-cell>
          <table:table-cell table:formula="of:=[$fullres.AF25]-[$halfres.AF25]" office:value-type="float" office:value="0.30687815" calcext:value-type="float">
            <text:p>0.30687815</text:p>
          </table:table-cell>
          <table:table-cell table:formula="of:=[$fullres.AG25]-[$halfres.AG25]" office:value-type="float" office:value="0.03780491" calcext:value-type="float">
            <text:p>0.03780491</text:p>
          </table:table-cell>
          <table:table-cell table:formula="of:=[$fullres.AH25]-[$halfres.AH25]" office:value-type="float" office:value="-0.36044709" calcext:value-type="float">
            <text:p>-0.36044709</text:p>
          </table:table-cell>
          <table:table-cell table:formula="of:=[$fullres.AI25]-[$halfres.AI25]" office:value-type="float" office:value="0.25272319" calcext:value-type="float">
            <text:p>0.25272319</text:p>
          </table:table-cell>
          <table:table-cell table:formula="of:=[$fullres.AJ25]-[$halfres.AJ25]" office:value-type="float" office:value="0.03071627" calcext:value-type="float">
            <text:p>0.03071627</text:p>
          </table:table-cell>
          <table:table-cell table:formula="of:=[$fullres.AK25]-[$halfres.AK25]" office:value-type="float" office:value="-0.30230473" calcext:value-type="float">
            <text:p>-0.30230473</text:p>
          </table:table-cell>
          <table:table-cell table:formula="of:=[$fullres.AL25]-[$halfres.AL25]" office:value-type="float" office:value="0.23467153" calcext:value-type="float">
            <text:p>0.23467153</text:p>
          </table:table-cell>
          <table:table-cell table:formula="of:=[$fullres.AM25]-[$halfres.AM25]" office:value-type="float" office:value="0.0189008" calcext:value-type="float">
            <text:p>0.0189008</text:p>
          </table:table-cell>
          <table:table-cell table:formula="of:=[$fullres.AN25]-[$halfres.AN25]" office:value-type="float" office:value="-0.22963418" calcext:value-type="float">
            <text:p>-0.22963418</text:p>
          </table:table-cell>
          <table:table-cell table:formula="of:=[$fullres.AO25]-[$halfres.AO25]" office:value-type="float" office:value="0.21661987" calcext:value-type="float">
            <text:p>0.21661987</text:p>
          </table:table-cell>
          <table:table-cell table:formula="of:=[$fullres.AP25]-[$halfres.AP25]" office:value-type="float" office:value="0.2362732" calcext:value-type="float">
            <text:p>0.2362732</text:p>
          </table:table-cell>
          <table:table-cell table:formula="of:=[$fullres.AQ25]-[$halfres.AQ25]" office:value-type="float" office:value="-1.67699663" calcext:value-type="float">
            <text:p>-1.67699663</text:p>
          </table:table-cell>
          <table:table-cell table:formula="of:=[$fullres.AR25]-[$halfres.AR25]" office:value-type="float" office:value="1.60636632" calcext:value-type="float">
            <text:p>1.60636632</text:p>
          </table:table-cell>
          <table:table-cell table:formula="of:=[$fullres.AS25]-[$halfres.AS25]" office:value-type="float" office:value="0" calcext:value-type="float">
            <text:p>0</text:p>
          </table:table-cell>
          <table:table-cell table:formula="of:=[$fullres.AT25]-[$halfres.AT25]" office:value-type="float" office:value="0" calcext:value-type="float">
            <text:p>0</text:p>
          </table:table-cell>
          <table:table-cell table:formula="of:=[$fullres.AU25]-[$halfres.AU25]" office:value-type="float" office:value="1.61826659" calcext:value-type="float">
            <text:p>1.61826659</text:p>
          </table:table-cell>
          <table:table-cell table:formula="of:=[$fullres.AV25]-[$halfres.AV25]" office:value-type="float" office:value="-0.83861724" calcext:value-type="float">
            <text:p>-0.83861724</text:p>
          </table:table-cell>
          <table:table-cell table:formula="of:=[$fullres.AW25]-[$halfres.AW25]" office:value-type="float" office:value="-0.83313472" calcext:value-type="float">
            <text:p>-0.83313472</text:p>
          </table:table-cell>
          <table:table-cell table:formula="of:=[$fullres.AX25]-[$halfres.AX25]" office:value-type="float" office:value="-0.908540909999999" calcext:value-type="float">
            <text:p>-0.908540909999999</text:p>
          </table:table-cell>
          <table:table-cell table:formula="of:=[$fullres.AY25]-[$halfres.AY25]" office:value-type="float" office:value="-0.374617669999999" calcext:value-type="float">
            <text:p>-0.374617669999999</text:p>
          </table:table-cell>
          <table:table-cell table:formula="of:=[$fullres.AZ25]-[$halfres.AZ25]" office:value-type="float" office:value="-0.0505116399999999" calcext:value-type="float">
            <text:p>-0.0505116399999999</text:p>
          </table:table-cell>
          <table:table-cell table:formula="of:=[$fullres.BA25]-[$halfres.BA25]" office:value-type="float" office:value="1.44537602999999" calcext:value-type="float">
            <text:p>1.44537602999999</text:p>
          </table:table-cell>
          <table:table-cell table:formula="of:=[$fullres.BB25]-[$halfres.BB25]" office:value-type="float" office:value="0" calcext:value-type="float">
            <text:p>0</text:p>
          </table:table-cell>
          <table:table-cell table:formula="of:=[$fullres.BC25]-[$halfres.BC25]" office:value-type="float" office:value="0" calcext:value-type="float">
            <text:p>0</text:p>
          </table:table-cell>
          <table:table-cell table:formula="of:=[$fullres.BD25]-[$halfres.BD25]" office:value-type="float" office:value="0" calcext:value-type="float">
            <text:p>0</text:p>
          </table:table-cell>
          <table:table-cell table:formula="of:=[$fullres.BE25]-[$halfres.BE25]" office:value-type="float" office:value="-0.9261852" calcext:value-type="float">
            <text:p>-0.9261852</text:p>
          </table:table-cell>
          <table:table-cell table:formula="of:=[$fullres.BF25]-[$halfres.BF25]" office:value-type="float" office:value="-0.658455050000001" calcext:value-type="float">
            <text:p>-0.658455050000001</text:p>
          </table:table-cell>
          <table:table-cell table:formula="of:=[$fullres.BG25]-[$halfres.BG25]" office:value-type="float" office:value="-0.58155638" calcext:value-type="float">
            <text:p>-0.58155638</text:p>
          </table:table-cell>
          <table:table-cell table:formula="of:=[$fullres.BH25]-[$halfres.BH25]" office:value-type="float" office:value="1.26972067" calcext:value-type="float">
            <text:p>1.26972067</text:p>
          </table:table-cell>
          <table:table-cell table:formula="of:=[$fullres.BI25]-[$halfres.BI25]" office:value-type="float" office:value="0" calcext:value-type="float">
            <text:p>0</text:p>
          </table:table-cell>
          <table:table-cell table:formula="of:=[$fullres.BJ25]-[$halfres.BJ25]" office:value-type="float" office:value="0" calcext:value-type="float">
            <text:p>0</text:p>
          </table:table-cell>
          <table:table-cell table:formula="of:=[$fullres.BK25]-[$halfres.BK25]" office:value-type="float" office:value="0" calcext:value-type="float">
            <text:p>0</text:p>
          </table:table-cell>
        </table:table-row>
        <table:table-row table:style-name="ro1">
          <table:table-cell table:formula="of:=[$fullres.A26]-[$halfres.A26]" office:value-type="float" office:value="0" calcext:value-type="float">
            <text:p>0</text:p>
          </table:table-cell>
          <table:table-cell table:formula="of:=[$fullres.B26]-[$halfres.B26]" office:value-type="float" office:value="1.17747552" calcext:value-type="float">
            <text:p>1.17747552</text:p>
          </table:table-cell>
          <table:table-cell table:formula="of:=[$fullres.C26]-[$halfres.C26]" office:value-type="float" office:value="-0.148695040000001" calcext:value-type="float">
            <text:p>-0.148695040000001</text:p>
          </table:table-cell>
          <table:table-cell table:formula="of:=[$fullres.D26]-[$halfres.D26]" office:value-type="float" office:value="-1.81420529" calcext:value-type="float">
            <text:p>-1.81420529</text:p>
          </table:table-cell>
          <table:table-cell table:formula="of:=[$fullres.E26]-[$halfres.E26]" office:value-type="float" office:value="-0.00214133" calcext:value-type="float">
            <text:p>-0.00214133</text:p>
          </table:table-cell>
          <table:table-cell table:formula="of:=[$fullres.F26]-[$halfres.F26]" office:value-type="float" office:value="-0.00582132999999996" calcext:value-type="float">
            <text:p>-0.00582132999999996</text:p>
          </table:table-cell>
          <table:table-cell table:formula="of:=[$fullres.G26]-[$halfres.G26]" office:value-type="float" office:value="0.00346340000000001" calcext:value-type="float">
            <text:p>0.00346340000000001</text:p>
          </table:table-cell>
          <table:table-cell table:formula="of:=[$fullres.H26]-[$halfres.H26]" office:value-type="float" office:value="-41.13103146" calcext:value-type="float">
            <text:p>-41.13103146</text:p>
          </table:table-cell>
          <table:table-cell table:formula="of:=[$fullres.I26]-[$halfres.I26]" office:value-type="float" office:value="17.15464768" calcext:value-type="float">
            <text:p>17.15464768</text:p>
          </table:table-cell>
          <table:table-cell table:formula="of:=[$fullres.J26]-[$halfres.J26]" office:value-type="float" office:value="-35.53094753" calcext:value-type="float">
            <text:p>-35.53094753</text:p>
          </table:table-cell>
          <table:table-cell table:formula="of:=[$fullres.K26]-[$halfres.K26]" office:value-type="float" office:value="-14.53744441" calcext:value-type="float">
            <text:p>-14.53744441</text:p>
          </table:table-cell>
          <table:table-cell table:formula="of:=[$fullres.L26]-[$halfres.L26]" office:value-type="float" office:value="-0.25372627" calcext:value-type="float">
            <text:p>-0.25372627</text:p>
          </table:table-cell>
          <table:table-cell table:formula="of:=[$fullres.M26]-[$halfres.M26]" office:value-type="float" office:value="13.17822493" calcext:value-type="float">
            <text:p>13.17822493</text:p>
          </table:table-cell>
          <table:table-cell table:formula="of:=[$fullres.N26]-[$halfres.N26]" office:value-type="float" office:value="-3.07853864" calcext:value-type="float">
            <text:p>-3.07853864</text:p>
          </table:table-cell>
          <table:table-cell table:formula="of:=[$fullres.O26]-[$halfres.O26]" office:value-type="float" office:value="0" calcext:value-type="float">
            <text:p>0</text:p>
          </table:table-cell>
          <table:table-cell table:formula="of:=[$fullres.P26]-[$halfres.P26]" office:value-type="float" office:value="-13.044768" calcext:value-type="float">
            <text:p>-13.044768</text:p>
          </table:table-cell>
          <table:table-cell table:formula="of:=[$fullres.Q26]-[$halfres.Q26]" office:value-type="float" office:value="13.95908323" calcext:value-type="float">
            <text:p>13.95908323</text:p>
          </table:table-cell>
          <table:table-cell table:formula="of:=[$fullres.R26]-[$halfres.R26]" office:value-type="float" office:value="23.54196024" calcext:value-type="float">
            <text:p>23.54196024</text:p>
          </table:table-cell>
          <table:table-cell table:formula="of:=[$fullres.S26]-[$halfres.S26]" office:value-type="float" office:value="-20.02888214" calcext:value-type="float">
            <text:p>-20.02888214</text:p>
          </table:table-cell>
          <table:table-cell table:formula="of:=[$fullres.T26]-[$halfres.T26]" office:value-type="float" office:value="-0.34956994" calcext:value-type="float">
            <text:p>-0.34956994</text:p>
          </table:table-cell>
          <table:table-cell table:formula="of:=[$fullres.U26]-[$halfres.U26]" office:value-type="float" office:value="7.71104524" calcext:value-type="float">
            <text:p>7.71104524</text:p>
          </table:table-cell>
          <table:table-cell table:formula="of:=[$fullres.V26]-[$halfres.V26]" office:value-type="float" office:value="-18.85644895" calcext:value-type="float">
            <text:p>-18.85644895</text:p>
          </table:table-cell>
          <table:table-cell table:formula="of:=[$fullres.W26]-[$halfres.W26]" office:value-type="float" office:value="0" calcext:value-type="float">
            <text:p>0</text:p>
          </table:table-cell>
          <table:table-cell table:formula="of:=[$fullres.X26]-[$halfres.X26]" office:value-type="float" office:value="0.03172624" calcext:value-type="float">
            <text:p>0.03172624</text:p>
          </table:table-cell>
          <table:table-cell table:formula="of:=[$fullres.Y26]-[$halfres.Y26]" office:value-type="float" office:value="-0.11153862" calcext:value-type="float">
            <text:p>-0.11153862</text:p>
          </table:table-cell>
          <table:table-cell table:formula="of:=[$fullres.Z26]-[$halfres.Z26]" office:value-type="float" office:value="0.33188045" calcext:value-type="float">
            <text:p>0.33188045</text:p>
          </table:table-cell>
          <table:table-cell table:formula="of:=[$fullres.AA26]-[$halfres.AA26]" office:value-type="float" office:value="0.05891879" calcext:value-type="float">
            <text:p>0.05891879</text:p>
          </table:table-cell>
          <table:table-cell table:formula="of:=[$fullres.AB26]-[$halfres.AB26]" office:value-type="float" office:value="-0.14834637" calcext:value-type="float">
            <text:p>-0.14834637</text:p>
          </table:table-cell>
          <table:table-cell table:formula="of:=[$fullres.AC26]-[$halfres.AC26]" office:value-type="float" office:value="0.35262298" calcext:value-type="float">
            <text:p>0.35262298</text:p>
          </table:table-cell>
          <table:table-cell table:formula="of:=[$fullres.AD26]-[$halfres.AD26]" office:value-type="float" office:value="0.05212303" calcext:value-type="float">
            <text:p>0.05212303</text:p>
          </table:table-cell>
          <table:table-cell table:formula="of:=[$fullres.AE26]-[$halfres.AE26]" office:value-type="float" office:value="-0.27119501" calcext:value-type="float">
            <text:p>-0.27119501</text:p>
          </table:table-cell>
          <table:table-cell table:formula="of:=[$fullres.AF26]-[$halfres.AF26]" office:value-type="float" office:value="0.35262298" calcext:value-type="float">
            <text:p>0.35262298</text:p>
          </table:table-cell>
          <table:table-cell table:formula="of:=[$fullres.AG26]-[$halfres.AG26]" office:value-type="float" office:value="0.03625991" calcext:value-type="float">
            <text:p>0.03625991</text:p>
          </table:table-cell>
          <table:table-cell table:formula="of:=[$fullres.AH26]-[$halfres.AH26]" office:value-type="float" office:value="-0.27119501" calcext:value-type="float">
            <text:p>-0.27119501</text:p>
          </table:table-cell>
          <table:table-cell table:formula="of:=[$fullres.AI26]-[$halfres.AI26]" office:value-type="float" office:value="0.29039539" calcext:value-type="float">
            <text:p>0.29039539</text:p>
          </table:table-cell>
          <table:table-cell table:formula="of:=[$fullres.AJ26]-[$halfres.AJ26]" office:value-type="float" office:value="0.02946098" calcext:value-type="float">
            <text:p>0.02946098</text:p>
          </table:table-cell>
          <table:table-cell table:formula="of:=[$fullres.AK26]-[$halfres.AK26]" office:value-type="float" office:value="-0.22744956" calcext:value-type="float">
            <text:p>-0.22744956</text:p>
          </table:table-cell>
          <table:table-cell table:formula="of:=[$fullres.AL26]-[$halfres.AL26]" office:value-type="float" office:value="0.26965286" calcext:value-type="float">
            <text:p>0.26965286</text:p>
          </table:table-cell>
          <table:table-cell table:formula="of:=[$fullres.AM26]-[$halfres.AM26]" office:value-type="float" office:value="0.01812837" calcext:value-type="float">
            <text:p>0.01812837</text:p>
          </table:table-cell>
          <table:table-cell table:formula="of:=[$fullres.AN26]-[$halfres.AN26]" office:value-type="float" office:value="-0.17277333" calcext:value-type="float">
            <text:p>-0.17277333</text:p>
          </table:table-cell>
          <table:table-cell table:formula="of:=[$fullres.AO26]-[$halfres.AO26]" office:value-type="float" office:value="0.24891033" calcext:value-type="float">
            <text:p>0.24891033</text:p>
          </table:table-cell>
          <table:table-cell table:formula="of:=[$fullres.AP26]-[$halfres.AP26]" office:value-type="float" office:value="0.22661731" calcext:value-type="float">
            <text:p>0.22661731</text:p>
          </table:table-cell>
          <table:table-cell table:formula="of:=[$fullres.AQ26]-[$halfres.AQ26]" office:value-type="float" office:value="-1.26174723" calcext:value-type="float">
            <text:p>-1.26174723</text:p>
          </table:table-cell>
          <table:table-cell table:formula="of:=[$fullres.AR26]-[$halfres.AR26]" office:value-type="float" office:value="1.8458195" calcext:value-type="float">
            <text:p>1.8458195</text:p>
          </table:table-cell>
          <table:table-cell table:formula="of:=[$fullres.AS26]-[$halfres.AS26]" office:value-type="float" office:value="0" calcext:value-type="float">
            <text:p>0</text:p>
          </table:table-cell>
          <table:table-cell table:formula="of:=[$fullres.AT26]-[$halfres.AT26]" office:value-type="float" office:value="0" calcext:value-type="float">
            <text:p>0</text:p>
          </table:table-cell>
          <table:table-cell table:formula="of:=[$fullres.AU26]-[$halfres.AU26]" office:value-type="float" office:value="1.63486951" calcext:value-type="float">
            <text:p>1.63486951</text:p>
          </table:table-cell>
          <table:table-cell table:formula="of:=[$fullres.AV26]-[$halfres.AV26]" office:value-type="float" office:value="-1.38625471" calcext:value-type="float">
            <text:p>-1.38625471</text:p>
          </table:table-cell>
          <table:table-cell table:formula="of:=[$fullres.AW26]-[$halfres.AW26]" office:value-type="float" office:value="-1.75538675" calcext:value-type="float">
            <text:p>-1.75538675</text:p>
          </table:table-cell>
          <table:table-cell table:formula="of:=[$fullres.AX26]-[$halfres.AX26]" office:value-type="float" office:value="-1.12010391" calcext:value-type="float">
            <text:p>-1.12010391</text:p>
          </table:table-cell>
          <table:table-cell table:formula="of:=[$fullres.AY26]-[$halfres.AY26]" office:value-type="float" office:value="-0.580257230000001" calcext:value-type="float">
            <text:p>-0.580257230000001</text:p>
          </table:table-cell>
          <table:table-cell table:formula="of:=[$fullres.AZ26]-[$halfres.AZ26]" office:value-type="float" office:value="-0.301774340000002" calcext:value-type="float">
            <text:p>-0.301774340000002</text:p>
          </table:table-cell>
          <table:table-cell table:formula="of:=[$fullres.BA26]-[$halfres.BA26]" office:value-type="float" office:value="1.64983632000001" calcext:value-type="float">
            <text:p>1.64983632000001</text:p>
          </table:table-cell>
          <table:table-cell table:formula="of:=[$fullres.BB26]-[$halfres.BB26]" office:value-type="float" office:value="0" calcext:value-type="float">
            <text:p>0</text:p>
          </table:table-cell>
          <table:table-cell table:formula="of:=[$fullres.BC26]-[$halfres.BC26]" office:value-type="float" office:value="0" calcext:value-type="float">
            <text:p>0</text:p>
          </table:table-cell>
          <table:table-cell table:formula="of:=[$fullres.BD26]-[$halfres.BD26]" office:value-type="float" office:value="0" calcext:value-type="float">
            <text:p>0</text:p>
          </table:table-cell>
          <table:table-cell table:formula="of:=[$fullres.BE26]-[$halfres.BE26]" office:value-type="float" office:value="-0.854387600000001" calcext:value-type="float">
            <text:p>-0.854387600000001</text:p>
          </table:table-cell>
          <table:table-cell table:formula="of:=[$fullres.BF26]-[$halfres.BF26]" office:value-type="float" office:value="-0.837830150000002" calcext:value-type="float">
            <text:p>-0.837830150000002</text:p>
          </table:table-cell>
          <table:table-cell table:formula="of:=[$fullres.BG26]-[$halfres.BG26]" office:value-type="float" office:value="1.0557885" calcext:value-type="float">
            <text:p>1.0557885</text:p>
          </table:table-cell>
          <table:table-cell table:formula="of:=[$fullres.BH26]-[$halfres.BH26]" office:value-type="float" office:value="1.18785158" calcext:value-type="float">
            <text:p>1.18785158</text:p>
          </table:table-cell>
          <table:table-cell table:formula="of:=[$fullres.BI26]-[$halfres.BI26]" office:value-type="float" office:value="0" calcext:value-type="float">
            <text:p>0</text:p>
          </table:table-cell>
          <table:table-cell table:formula="of:=[$fullres.BJ26]-[$halfres.BJ26]" office:value-type="float" office:value="0" calcext:value-type="float">
            <text:p>0</text:p>
          </table:table-cell>
          <table:table-cell table:formula="of:=[$fullres.BK26]-[$halfres.BK26]" office:value-type="float" office:value="0" calcext:value-type="float">
            <text:p>0</text:p>
          </table:table-cell>
        </table:table-row>
        <table:table-row table:style-name="ro1">
          <table:table-cell table:formula="of:=[$fullres.A27]-[$halfres.A27]" office:value-type="float" office:value="0" calcext:value-type="float">
            <text:p>0</text:p>
          </table:table-cell>
          <table:table-cell table:formula="of:=[$fullres.B27]-[$halfres.B27]" office:value-type="float" office:value="0.798529299999998" calcext:value-type="float">
            <text:p>0.798529299999998</text:p>
          </table:table-cell>
          <table:table-cell table:formula="of:=[$fullres.C27]-[$halfres.C27]" office:value-type="float" office:value="-0.307472639999999" calcext:value-type="float">
            <text:p>-0.307472639999999</text:p>
          </table:table-cell>
          <table:table-cell table:formula="of:=[$fullres.D27]-[$halfres.D27]" office:value-type="float" office:value="-2.05141187" calcext:value-type="float">
            <text:p>-2.05141187</text:p>
          </table:table-cell>
          <table:table-cell table:formula="of:=[$fullres.E27]-[$halfres.E27]" office:value-type="float" office:value="-0.0026701" calcext:value-type="float">
            <text:p>-0.0026701</text:p>
          </table:table-cell>
          <table:table-cell table:formula="of:=[$fullres.F27]-[$halfres.F27]" office:value-type="float" office:value="-0.00603483000000005" calcext:value-type="float">
            <text:p>-0.00603483000000005</text:p>
          </table:table-cell>
          <table:table-cell table:formula="of:=[$fullres.G27]-[$halfres.G27]" office:value-type="float" office:value="0.00424124999999997" calcext:value-type="float">
            <text:p>0.00424124999999997</text:p>
          </table:table-cell>
          <table:table-cell table:formula="of:=[$fullres.H27]-[$halfres.H27]" office:value-type="float" office:value="-38.83944488" calcext:value-type="float">
            <text:p>-38.83944488</text:p>
          </table:table-cell>
          <table:table-cell table:formula="of:=[$fullres.I27]-[$halfres.I27]" office:value-type="float" office:value="17.56194787" calcext:value-type="float">
            <text:p>17.56194787</text:p>
          </table:table-cell>
          <table:table-cell table:formula="of:=[$fullres.J27]-[$halfres.J27]" office:value-type="float" office:value="-36.58329463" calcext:value-type="float">
            <text:p>-36.58329463</text:p>
          </table:table-cell>
          <table:table-cell table:formula="of:=[$fullres.K27]-[$halfres.K27]" office:value-type="float" office:value="-11.12755718" calcext:value-type="float">
            <text:p>-11.12755718</text:p>
          </table:table-cell>
          <table:table-cell table:formula="of:=[$fullres.L27]-[$halfres.L27]" office:value-type="float" office:value="-0.19421251" calcext:value-type="float">
            <text:p>-0.19421251</text:p>
          </table:table-cell>
          <table:table-cell table:formula="of:=[$fullres.M27]-[$halfres.M27]" office:value-type="float" office:value="13.56765896" calcext:value-type="float">
            <text:p>13.56765896</text:p>
          </table:table-cell>
          <table:table-cell table:formula="of:=[$fullres.N27]-[$halfres.N27]" office:value-type="float" office:value="-2.17272679" calcext:value-type="float">
            <text:p>-2.17272679</text:p>
          </table:table-cell>
          <table:table-cell table:formula="of:=[$fullres.O27]-[$halfres.O27]" office:value-type="float" office:value="0" calcext:value-type="float">
            <text:p>0</text:p>
          </table:table-cell>
          <table:table-cell table:formula="of:=[$fullres.P27]-[$halfres.P27]" office:value-type="float" office:value="-12.15425674" calcext:value-type="float">
            <text:p>-12.15425674</text:p>
          </table:table-cell>
          <table:table-cell table:formula="of:=[$fullres.Q27]-[$halfres.Q27]" office:value-type="float" office:value="11.32323029" calcext:value-type="float">
            <text:p>11.32323029</text:p>
          </table:table-cell>
          <table:table-cell table:formula="of:=[$fullres.R27]-[$halfres.R27]" office:value-type="float" office:value="24.48294021" calcext:value-type="float">
            <text:p>24.48294021</text:p>
          </table:table-cell>
          <table:table-cell table:formula="of:=[$fullres.S27]-[$halfres.S27]" office:value-type="float" office:value="-18.37227139" calcext:value-type="float">
            <text:p>-18.37227139</text:p>
          </table:table-cell>
          <table:table-cell table:formula="of:=[$fullres.T27]-[$halfres.T27]" office:value-type="float" office:value="-0.32065662" calcext:value-type="float">
            <text:p>-0.32065662</text:p>
          </table:table-cell>
          <table:table-cell table:formula="of:=[$fullres.U27]-[$halfres.U27]" office:value-type="float" office:value="10.02766615" calcext:value-type="float">
            <text:p>10.02766615</text:p>
          </table:table-cell>
          <table:table-cell table:formula="of:=[$fullres.V27]-[$halfres.V27]" office:value-type="float" office:value="-19.11291714" calcext:value-type="float">
            <text:p>-19.11291714</text:p>
          </table:table-cell>
          <table:table-cell table:formula="of:=[$fullres.W27]-[$halfres.W27]" office:value-type="float" office:value="0" calcext:value-type="float">
            <text:p>0</text:p>
          </table:table-cell>
          <table:table-cell table:formula="of:=[$fullres.X27]-[$halfres.X27]" office:value-type="float" office:value="0.03003552" calcext:value-type="float">
            <text:p>0.03003552</text:p>
          </table:table-cell>
          <table:table-cell table:formula="of:=[$fullres.Y27]-[$halfres.Y27]" office:value-type="float" office:value="-0.0634016200000001" calcext:value-type="float">
            <text:p>-0.0634016200000001</text:p>
          </table:table-cell>
          <table:table-cell table:formula="of:=[$fullres.Z27]-[$halfres.Z27]" office:value-type="float" office:value="0.37079045" calcext:value-type="float">
            <text:p>0.37079045</text:p>
          </table:table-cell>
          <table:table-cell table:formula="of:=[$fullres.AA27]-[$halfres.AA27]" office:value-type="float" office:value="0.05577895" calcext:value-type="float">
            <text:p>0.05577895</text:p>
          </table:table-cell>
          <table:table-cell table:formula="of:=[$fullres.AB27]-[$halfres.AB27]" office:value-type="float" office:value="-0.0843241499999999" calcext:value-type="float">
            <text:p>-0.0843241499999999</text:p>
          </table:table-cell>
          <table:table-cell table:formula="of:=[$fullres.AC27]-[$halfres.AC27]" office:value-type="float" office:value="0.39396485" calcext:value-type="float">
            <text:p>0.39396485</text:p>
          </table:table-cell>
          <table:table-cell table:formula="of:=[$fullres.AD27]-[$halfres.AD27]" office:value-type="float" office:value="0.04934535" calcext:value-type="float">
            <text:p>0.04934535</text:p>
          </table:table-cell>
          <table:table-cell table:formula="of:=[$fullres.AE27]-[$halfres.AE27]" office:value-type="float" office:value="-0.1541547" calcext:value-type="float">
            <text:p>-0.1541547</text:p>
          </table:table-cell>
          <table:table-cell table:formula="of:=[$fullres.AF27]-[$halfres.AF27]" office:value-type="float" office:value="0.39396485" calcext:value-type="float">
            <text:p>0.39396485</text:p>
          </table:table-cell>
          <table:table-cell table:formula="of:=[$fullres.AG27]-[$halfres.AG27]" office:value-type="float" office:value="0.03432758" calcext:value-type="float">
            <text:p>0.03432758</text:p>
          </table:table-cell>
          <table:table-cell table:formula="of:=[$fullres.AH27]-[$halfres.AH27]" office:value-type="float" office:value="-0.1541547" calcext:value-type="float">
            <text:p>-0.1541547</text:p>
          </table:table-cell>
          <table:table-cell table:formula="of:=[$fullres.AI27]-[$halfres.AI27]" office:value-type="float" office:value="0.32444165" calcext:value-type="float">
            <text:p>0.32444165</text:p>
          </table:table-cell>
          <table:table-cell table:formula="of:=[$fullres.AJ27]-[$halfres.AJ27]" office:value-type="float" office:value="0.02789097" calcext:value-type="float">
            <text:p>0.02789097</text:p>
          </table:table-cell>
          <table:table-cell table:formula="of:=[$fullres.AK27]-[$halfres.AK27]" office:value-type="float" office:value="-0.12928858" calcext:value-type="float">
            <text:p>-0.12928858</text:p>
          </table:table-cell>
          <table:table-cell table:formula="of:=[$fullres.AL27]-[$halfres.AL27]" office:value-type="float" office:value="0.30126724" calcext:value-type="float">
            <text:p>0.30126724</text:p>
          </table:table-cell>
          <table:table-cell table:formula="of:=[$fullres.AM27]-[$halfres.AM27]" office:value-type="float" office:value="0.01716229" calcext:value-type="float">
            <text:p>0.01716229</text:p>
          </table:table-cell>
          <table:table-cell table:formula="of:=[$fullres.AN27]-[$halfres.AN27]" office:value-type="float" office:value="-0.09820911" calcext:value-type="float">
            <text:p>-0.09820911</text:p>
          </table:table-cell>
          <table:table-cell table:formula="of:=[$fullres.AO27]-[$halfres.AO27]" office:value-type="float" office:value="0.27809283" calcext:value-type="float">
            <text:p>0.27809283</text:p>
          </table:table-cell>
          <table:table-cell table:formula="of:=[$fullres.AP27]-[$halfres.AP27]" office:value-type="float" office:value="0.21454067" calcext:value-type="float">
            <text:p>0.21454067</text:p>
          </table:table-cell>
          <table:table-cell table:formula="of:=[$fullres.AQ27]-[$halfres.AQ27]" office:value-type="float" office:value="-0.717211799999999" calcext:value-type="float">
            <text:p>-0.717211799999999</text:p>
          </table:table-cell>
          <table:table-cell table:formula="of:=[$fullres.AR27]-[$halfres.AR27]" office:value-type="float" office:value="2.06222524" calcext:value-type="float">
            <text:p>2.06222524</text:p>
          </table:table-cell>
          <table:table-cell table:formula="of:=[$fullres.AS27]-[$halfres.AS27]" office:value-type="float" office:value="0" calcext:value-type="float">
            <text:p>0</text:p>
          </table:table-cell>
          <table:table-cell table:formula="of:=[$fullres.AT27]-[$halfres.AT27]" office:value-type="float" office:value="0" calcext:value-type="float">
            <text:p>0</text:p>
          </table:table-cell>
          <table:table-cell table:formula="of:=[$fullres.AU27]-[$halfres.AU27]" office:value-type="float" office:value="1.51664615" calcext:value-type="float">
            <text:p>1.51664615</text:p>
          </table:table-cell>
          <table:table-cell table:formula="of:=[$fullres.AV27]-[$halfres.AV27]" office:value-type="float" office:value="-1.35731526" calcext:value-type="float">
            <text:p>-1.35731526</text:p>
          </table:table-cell>
          <table:table-cell table:formula="of:=[$fullres.AW27]-[$halfres.AW27]" office:value-type="float" office:value="-1.13088848" calcext:value-type="float">
            <text:p>-1.13088848</text:p>
          </table:table-cell>
          <table:table-cell table:formula="of:=[$fullres.AX27]-[$halfres.AX27]" office:value-type="float" office:value="-1.06034507" calcext:value-type="float">
            <text:p>-1.06034507</text:p>
          </table:table-cell>
          <table:table-cell table:formula="of:=[$fullres.AY27]-[$halfres.AY27]" office:value-type="float" office:value="-0.969551840000001" calcext:value-type="float">
            <text:p>-0.969551840000001</text:p>
          </table:table-cell>
          <table:table-cell table:formula="of:=[$fullres.AZ27]-[$halfres.AZ27]" office:value-type="float" office:value="-0.0729842599999984" calcext:value-type="float">
            <text:p>-0.0729842599999984</text:p>
          </table:table-cell>
          <table:table-cell table:formula="of:=[$fullres.BA27]-[$halfres.BA27]" office:value-type="float" office:value="1.60277828" calcext:value-type="float">
            <text:p>1.60277828</text:p>
          </table:table-cell>
          <table:table-cell table:formula="of:=[$fullres.BB27]-[$halfres.BB27]" office:value-type="float" office:value="0" calcext:value-type="float">
            <text:p>0</text:p>
          </table:table-cell>
          <table:table-cell table:formula="of:=[$fullres.BC27]-[$halfres.BC27]" office:value-type="float" office:value="0" calcext:value-type="float">
            <text:p>0</text:p>
          </table:table-cell>
          <table:table-cell table:formula="of:=[$fullres.BD27]-[$halfres.BD27]" office:value-type="float" office:value="0" calcext:value-type="float">
            <text:p>0</text:p>
          </table:table-cell>
          <table:table-cell table:formula="of:=[$fullres.BE27]-[$halfres.BE27]" office:value-type="float" office:value="-0.996868229999999" calcext:value-type="float">
            <text:p>-0.996868229999999</text:p>
          </table:table-cell>
          <table:table-cell table:formula="of:=[$fullres.BF27]-[$halfres.BF27]" office:value-type="float" office:value="-0.634034960000001" calcext:value-type="float">
            <text:p>-0.634034960000001</text:p>
          </table:table-cell>
          <table:table-cell table:formula="of:=[$fullres.BG27]-[$halfres.BG27]" office:value-type="float" office:value="0.976020950000001" calcext:value-type="float">
            <text:p>0.976020950000001</text:p>
          </table:table-cell>
          <table:table-cell table:formula="of:=[$fullres.BH27]-[$halfres.BH27]" office:value-type="float" office:value="1.25117327" calcext:value-type="float">
            <text:p>1.25117327</text:p>
          </table:table-cell>
          <table:table-cell table:formula="of:=[$fullres.BI27]-[$halfres.BI27]" office:value-type="float" office:value="0" calcext:value-type="float">
            <text:p>0</text:p>
          </table:table-cell>
          <table:table-cell table:formula="of:=[$fullres.BJ27]-[$halfres.BJ27]" office:value-type="float" office:value="0" calcext:value-type="float">
            <text:p>0</text:p>
          </table:table-cell>
          <table:table-cell table:formula="of:=[$fullres.BK27]-[$halfres.BK27]" office:value-type="float" office:value="0" calcext:value-type="float">
            <text:p>0</text:p>
          </table:table-cell>
        </table:table-row>
        <table:table-row table:style-name="ro1">
          <table:table-cell table:formula="of:=[$fullres.A28]-[$halfres.A28]" office:value-type="float" office:value="0" calcext:value-type="float">
            <text:p>0</text:p>
          </table:table-cell>
          <table:table-cell table:formula="of:=[$fullres.B28]-[$halfres.B28]" office:value-type="float" office:value="0.371375130000001" calcext:value-type="float">
            <text:p>0.371375130000001</text:p>
          </table:table-cell>
          <table:table-cell table:formula="of:=[$fullres.C28]-[$halfres.C28]" office:value-type="float" office:value="-0.456471039999999" calcext:value-type="float">
            <text:p>-0.456471039999999</text:p>
          </table:table-cell>
          <table:table-cell table:formula="of:=[$fullres.D28]-[$halfres.D28]" office:value-type="float" office:value="-2.21012146" calcext:value-type="float">
            <text:p>-2.21012146</text:p>
          </table:table-cell>
          <table:table-cell table:formula="of:=[$fullres.E28]-[$halfres.E28]" office:value-type="float" office:value="-0.003372" calcext:value-type="float">
            <text:p>-0.003372</text:p>
          </table:table-cell>
          <table:table-cell table:formula="of:=[$fullres.F28]-[$halfres.F28]" office:value-type="float" office:value="-0.00625446000000007" calcext:value-type="float">
            <text:p>-0.00625446000000007</text:p>
          </table:table-cell>
          <table:table-cell table:formula="of:=[$fullres.G28]-[$halfres.G28]" office:value-type="float" office:value="0.00503852999999999" calcext:value-type="float">
            <text:p>0.00503852999999999</text:p>
          </table:table-cell>
          <table:table-cell table:formula="of:=[$fullres.H28]-[$halfres.H28]" office:value-type="float" office:value="-36.36498234" calcext:value-type="float">
            <text:p>-36.36498234</text:p>
          </table:table-cell>
          <table:table-cell table:formula="of:=[$fullres.I28]-[$halfres.I28]" office:value-type="float" office:value="17.98498665" calcext:value-type="float">
            <text:p>17.98498665</text:p>
          </table:table-cell>
          <table:table-cell table:formula="of:=[$fullres.J28]-[$halfres.J28]" office:value-type="float" office:value="-37.75825725" calcext:value-type="float">
            <text:p>-37.75825725</text:p>
          </table:table-cell>
          <table:table-cell table:formula="of:=[$fullres.K28]-[$halfres.K28]" office:value-type="float" office:value="-7.77573932" calcext:value-type="float">
            <text:p>-7.77573932</text:p>
          </table:table-cell>
          <table:table-cell table:formula="of:=[$fullres.L28]-[$halfres.L28]" office:value-type="float" office:value="-0.13571226" calcext:value-type="float">
            <text:p>-0.13571226</text:p>
          </table:table-cell>
          <table:table-cell table:formula="of:=[$fullres.M28]-[$halfres.M28]" office:value-type="float" office:value="14.02280281" calcext:value-type="float">
            <text:p>14.02280281</text:p>
          </table:table-cell>
          <table:table-cell table:formula="of:=[$fullres.N28]-[$halfres.N28]" office:value-type="float" office:value="-2.08782016" calcext:value-type="float">
            <text:p>-2.08782016</text:p>
          </table:table-cell>
          <table:table-cell table:formula="of:=[$fullres.O28]-[$halfres.O28]" office:value-type="float" office:value="0" calcext:value-type="float">
            <text:p>0</text:p>
          </table:table-cell>
          <table:table-cell table:formula="of:=[$fullres.P28]-[$halfres.P28]" office:value-type="float" office:value="-11.47852591" calcext:value-type="float">
            <text:p>-11.47852591</text:p>
          </table:table-cell>
          <table:table-cell table:formula="of:=[$fullres.Q28]-[$halfres.Q28]" office:value-type="float" office:value="8.32905644" calcext:value-type="float">
            <text:p>8.32905644</text:p>
          </table:table-cell>
          <table:table-cell table:formula="of:=[$fullres.R28]-[$halfres.R28]" office:value-type="float" office:value="25.92301529" calcext:value-type="float">
            <text:p>25.92301529</text:p>
          </table:table-cell>
          <table:table-cell table:formula="of:=[$fullres.S28]-[$halfres.S28]" office:value-type="float" office:value="-17.16500755" calcext:value-type="float">
            <text:p>-17.16500755</text:p>
          </table:table-cell>
          <table:table-cell table:formula="of:=[$fullres.T28]-[$halfres.T28]" office:value-type="float" office:value="-0.2995859" calcext:value-type="float">
            <text:p>-0.2995859</text:p>
          </table:table-cell>
          <table:table-cell table:formula="of:=[$fullres.U28]-[$halfres.U28]" office:value-type="float" office:value="12.48534359" calcext:value-type="float">
            <text:p>12.48534359</text:p>
          </table:table-cell>
          <table:table-cell table:formula="of:=[$fullres.V28]-[$halfres.V28]" office:value-type="float" office:value="-19.31778712" calcext:value-type="float">
            <text:p>-19.31778712</text:p>
          </table:table-cell>
          <table:table-cell table:formula="of:=[$fullres.W28]-[$halfres.W28]" office:value-type="float" office:value="0" calcext:value-type="float">
            <text:p>0</text:p>
          </table:table-cell>
          <table:table-cell table:formula="of:=[$fullres.X28]-[$halfres.X28]" office:value-type="float" office:value="0.02826389" calcext:value-type="float">
            <text:p>0.02826389</text:p>
          </table:table-cell>
          <table:table-cell table:formula="of:=[$fullres.Y28]-[$halfres.Y28]" office:value-type="float" office:value="-0.0122195000000001" calcext:value-type="float">
            <text:p>-0.0122195000000001</text:p>
          </table:table-cell>
          <table:table-cell table:formula="of:=[$fullres.Z28]-[$halfres.Z28]" office:value-type="float" office:value="0.41309754" calcext:value-type="float">
            <text:p>0.41309754</text:p>
          </table:table-cell>
          <table:table-cell table:formula="of:=[$fullres.AA28]-[$halfres.AA28]" office:value-type="float" office:value="0.05248887" calcext:value-type="float">
            <text:p>0.05248887</text:p>
          </table:table-cell>
          <table:table-cell table:formula="of:=[$fullres.AB28]-[$halfres.AB28]" office:value-type="float" office:value="-0.01625194" calcext:value-type="float">
            <text:p>-0.01625194</text:p>
          </table:table-cell>
          <table:table-cell table:formula="of:=[$fullres.AC28]-[$halfres.AC28]" office:value-type="float" office:value="0.43891614" calcext:value-type="float">
            <text:p>0.43891614</text:p>
          </table:table-cell>
          <table:table-cell table:formula="of:=[$fullres.AD28]-[$halfres.AD28]" office:value-type="float" office:value="0.04643475" calcext:value-type="float">
            <text:p>0.04643475</text:p>
          </table:table-cell>
          <table:table-cell table:formula="of:=[$fullres.AE28]-[$halfres.AE28]" office:value-type="float" office:value="-0.0297105" calcext:value-type="float">
            <text:p>-0.0297105</text:p>
          </table:table-cell>
          <table:table-cell table:formula="of:=[$fullres.AF28]-[$halfres.AF28]" office:value-type="float" office:value="0.43891614" calcext:value-type="float">
            <text:p>0.43891614</text:p>
          </table:table-cell>
          <table:table-cell table:formula="of:=[$fullres.AG28]-[$halfres.AG28]" office:value-type="float" office:value="0.0323028" calcext:value-type="float">
            <text:p>0.0323028</text:p>
          </table:table-cell>
          <table:table-cell table:formula="of:=[$fullres.AH28]-[$halfres.AH28]" office:value-type="float" office:value="-0.0297105" calcext:value-type="float">
            <text:p>-0.0297105</text:p>
          </table:table-cell>
          <table:table-cell table:formula="of:=[$fullres.AI28]-[$halfres.AI28]" office:value-type="float" office:value="0.36146035" calcext:value-type="float">
            <text:p>0.36146035</text:p>
          </table:table-cell>
          <table:table-cell table:formula="of:=[$fullres.AJ28]-[$halfres.AJ28]" office:value-type="float" office:value="0.02624584" calcext:value-type="float">
            <text:p>0.02624584</text:p>
          </table:table-cell>
          <table:table-cell table:formula="of:=[$fullres.AK28]-[$halfres.AK28]" office:value-type="float" office:value="-0.0249180099999999" calcext:value-type="float">
            <text:p>-0.0249180099999999</text:p>
          </table:table-cell>
          <table:table-cell table:formula="of:=[$fullres.AL28]-[$halfres.AL28]" office:value-type="float" office:value="0.33564175" calcext:value-type="float">
            <text:p>0.33564175</text:p>
          </table:table-cell>
          <table:table-cell table:formula="of:=[$fullres.AM28]-[$halfres.AM28]" office:value-type="float" office:value="0.01614999" calcext:value-type="float">
            <text:p>0.01614999</text:p>
          </table:table-cell>
          <table:table-cell table:formula="of:=[$fullres.AN28]-[$halfres.AN28]" office:value-type="float" office:value="-0.01892801" calcext:value-type="float">
            <text:p>-0.01892801</text:p>
          </table:table-cell>
          <table:table-cell table:formula="of:=[$fullres.AO28]-[$halfres.AO28]" office:value-type="float" office:value="0.30982315" calcext:value-type="float">
            <text:p>0.30982315</text:p>
          </table:table-cell>
          <table:table-cell table:formula="of:=[$fullres.AP28]-[$halfres.AP28]" office:value-type="float" office:value="0.20188613" calcext:value-type="float">
            <text:p>0.20188613</text:p>
          </table:table-cell>
          <table:table-cell table:formula="of:=[$fullres.AQ28]-[$halfres.AQ28]" office:value-type="float" office:value="-0.13822946" calcext:value-type="float">
            <text:p>-0.13822946</text:p>
          </table:table-cell>
          <table:table-cell table:formula="of:=[$fullres.AR28]-[$halfres.AR28]" office:value-type="float" office:value="2.29752459" calcext:value-type="float">
            <text:p>2.29752459</text:p>
          </table:table-cell>
          <table:table-cell table:formula="of:=[$fullres.AS28]-[$halfres.AS28]" office:value-type="float" office:value="0" calcext:value-type="float">
            <text:p>0</text:p>
          </table:table-cell>
          <table:table-cell table:formula="of:=[$fullres.AT28]-[$halfres.AT28]" office:value-type="float" office:value="0" calcext:value-type="float">
            <text:p>0</text:p>
          </table:table-cell>
          <table:table-cell table:formula="of:=[$fullres.AU28]-[$halfres.AU28]" office:value-type="float" office:value="1.33877719" calcext:value-type="float">
            <text:p>1.33877719</text:p>
          </table:table-cell>
          <table:table-cell table:formula="of:=[$fullres.AV28]-[$halfres.AV28]" office:value-type="float" office:value="-0.900352480000001" calcext:value-type="float">
            <text:p>-0.900352480000001</text:p>
          </table:table-cell>
          <table:table-cell table:formula="of:=[$fullres.AW28]-[$halfres.AW28]" office:value-type="float" office:value="-1.3394686" calcext:value-type="float">
            <text:p>-1.3394686</text:p>
          </table:table-cell>
          <table:table-cell table:formula="of:=[$fullres.AX28]-[$halfres.AX28]" office:value-type="float" office:value="-1.11896439" calcext:value-type="float">
            <text:p>-1.11896439</text:p>
          </table:table-cell>
          <table:table-cell table:formula="of:=[$fullres.AY28]-[$halfres.AY28]" office:value-type="float" office:value="-1.36914958" calcext:value-type="float">
            <text:p>-1.36914958</text:p>
          </table:table-cell>
          <table:table-cell table:formula="of:=[$fullres.AZ28]-[$halfres.AZ28]" office:value-type="float" office:value="0.0676471000000021" calcext:value-type="float">
            <text:p>0.0676471000000021</text:p>
          </table:table-cell>
          <table:table-cell table:formula="of:=[$fullres.BA28]-[$halfres.BA28]" office:value-type="float" office:value="1.55121753" calcext:value-type="float">
            <text:p>1.55121753</text:p>
          </table:table-cell>
          <table:table-cell table:formula="of:=[$fullres.BB28]-[$halfres.BB28]" office:value-type="float" office:value="0" calcext:value-type="float">
            <text:p>0</text:p>
          </table:table-cell>
          <table:table-cell table:formula="of:=[$fullres.BC28]-[$halfres.BC28]" office:value-type="float" office:value="0" calcext:value-type="float">
            <text:p>0</text:p>
          </table:table-cell>
          <table:table-cell table:formula="of:=[$fullres.BD28]-[$halfres.BD28]" office:value-type="float" office:value="0" calcext:value-type="float">
            <text:p>0</text:p>
          </table:table-cell>
          <table:table-cell table:formula="of:=[$fullres.BE28]-[$halfres.BE28]" office:value-type="float" office:value="-0.827939499999999" calcext:value-type="float">
            <text:p>-0.827939499999999</text:p>
          </table:table-cell>
          <table:table-cell table:formula="of:=[$fullres.BF28]-[$halfres.BF28]" office:value-type="float" office:value="-1.17215853" calcext:value-type="float">
            <text:p>-1.17215853</text:p>
          </table:table-cell>
          <table:table-cell table:formula="of:=[$fullres.BG28]-[$halfres.BG28]" office:value-type="float" office:value="4.5905739" calcext:value-type="float">
            <text:p>4.5905739</text:p>
          </table:table-cell>
          <table:table-cell table:formula="of:=[$fullres.BH28]-[$halfres.BH28]" office:value-type="float" office:value="0.951224699999997" calcext:value-type="float">
            <text:p>0.951224699999997</text:p>
          </table:table-cell>
          <table:table-cell table:formula="of:=[$fullres.BI28]-[$halfres.BI28]" office:value-type="float" office:value="0" calcext:value-type="float">
            <text:p>0</text:p>
          </table:table-cell>
          <table:table-cell table:formula="of:=[$fullres.BJ28]-[$halfres.BJ28]" office:value-type="float" office:value="0" calcext:value-type="float">
            <text:p>0</text:p>
          </table:table-cell>
          <table:table-cell table:formula="of:=[$fullres.BK28]-[$halfres.BK28]" office:value-type="float" office:value="0" calcext:value-type="float">
            <text:p>0</text:p>
          </table:table-cell>
        </table:table-row>
        <table:table-row table:style-name="ro1">
          <table:table-cell table:formula="of:=[$fullres.A29]-[$halfres.A29]" office:value-type="float" office:value="0" calcext:value-type="float">
            <text:p>0</text:p>
          </table:table-cell>
          <table:table-cell table:formula="of:=[$fullres.B29]-[$halfres.B29]" office:value-type="float" office:value="0.167643330000001" calcext:value-type="float">
            <text:p>0.167643330000001</text:p>
          </table:table-cell>
          <table:table-cell table:formula="of:=[$fullres.C29]-[$halfres.C29]" office:value-type="float" office:value="-0.55067266" calcext:value-type="float">
            <text:p>-0.55067266</text:p>
          </table:table-cell>
          <table:table-cell table:formula="of:=[$fullres.D29]-[$halfres.D29]" office:value-type="float" office:value="-2.83909419000001" calcext:value-type="float">
            <text:p>-2.83909419000001</text:p>
          </table:table-cell>
          <table:table-cell table:formula="of:=[$fullres.E29]-[$halfres.E29]" office:value-type="float" office:value="-0.00465329" calcext:value-type="float">
            <text:p>-0.00465329</text:p>
          </table:table-cell>
          <table:table-cell table:formula="of:=[$fullres.F29]-[$halfres.F29]" office:value-type="float" office:value="-0.00613414000000001" calcext:value-type="float">
            <text:p>-0.00613414000000001</text:p>
          </table:table-cell>
          <table:table-cell table:formula="of:=[$fullres.G29]-[$halfres.G29]" office:value-type="float" office:value="0.00578136000000007" calcext:value-type="float">
            <text:p>0.00578136000000007</text:p>
          </table:table-cell>
          <table:table-cell table:formula="of:=[$fullres.H29]-[$halfres.H29]" office:value-type="float" office:value="-33.93790727" calcext:value-type="float">
            <text:p>-33.93790727</text:p>
          </table:table-cell>
          <table:table-cell table:formula="of:=[$fullres.I29]-[$halfres.I29]" office:value-type="float" office:value="17.74958324" calcext:value-type="float">
            <text:p>17.74958324</text:p>
          </table:table-cell>
          <table:table-cell table:formula="of:=[$fullres.J29]-[$halfres.J29]" office:value-type="float" office:value="-38.67056473" calcext:value-type="float">
            <text:p>-38.67056473</text:p>
          </table:table-cell>
          <table:table-cell table:formula="of:=[$fullres.K29]-[$halfres.K29]" office:value-type="float" office:value="-4.62806648" calcext:value-type="float">
            <text:p>-4.62806648</text:p>
          </table:table-cell>
          <table:table-cell table:formula="of:=[$fullres.L29]-[$halfres.L29]" office:value-type="float" office:value="-0.0807749999999999" calcext:value-type="float">
            <text:p>-0.0807749999999999</text:p>
          </table:table-cell>
          <table:table-cell table:formula="of:=[$fullres.M29]-[$halfres.M29]" office:value-type="float" office:value="14.57933251" calcext:value-type="float">
            <text:p>14.57933251</text:p>
          </table:table-cell>
          <table:table-cell table:formula="of:=[$fullres.N29]-[$halfres.N29]" office:value-type="float" office:value="-2.34804438" calcext:value-type="float">
            <text:p>-2.34804438</text:p>
          </table:table-cell>
          <table:table-cell table:formula="of:=[$fullres.O29]-[$halfres.O29]" office:value-type="float" office:value="0" calcext:value-type="float">
            <text:p>0</text:p>
          </table:table-cell>
          <table:table-cell table:formula="of:=[$fullres.P29]-[$halfres.P29]" office:value-type="float" office:value="-11.04623192" calcext:value-type="float">
            <text:p>-11.04623192</text:p>
          </table:table-cell>
          <table:table-cell table:formula="of:=[$fullres.Q29]-[$halfres.Q29]" office:value-type="float" office:value="5.41103173" calcext:value-type="float">
            <text:p>5.41103173</text:p>
          </table:table-cell>
          <table:table-cell table:formula="of:=[$fullres.R29]-[$halfres.R29]" office:value-type="float" office:value="27.09099074" calcext:value-type="float">
            <text:p>27.09099074</text:p>
          </table:table-cell>
          <table:table-cell table:formula="of:=[$fullres.S29]-[$halfres.S29]" office:value-type="float" office:value="-16.34227413" calcext:value-type="float">
            <text:p>-16.34227413</text:p>
          </table:table-cell>
          <table:table-cell table:formula="of:=[$fullres.T29]-[$halfres.T29]" office:value-type="float" office:value="-0.28522649" calcext:value-type="float">
            <text:p>-0.28522649</text:p>
          </table:table-cell>
          <table:table-cell table:formula="of:=[$fullres.U29]-[$halfres.U29]" office:value-type="float" office:value="14.75896889" calcext:value-type="float">
            <text:p>14.75896889</text:p>
          </table:table-cell>
          <table:table-cell table:formula="of:=[$fullres.V29]-[$halfres.V29]" office:value-type="float" office:value="-19.4603523" calcext:value-type="float">
            <text:p>-19.4603523</text:p>
          </table:table-cell>
          <table:table-cell table:formula="of:=[$fullres.W29]-[$halfres.W29]" office:value-type="float" office:value="0" calcext:value-type="float">
            <text:p>0</text:p>
          </table:table-cell>
          <table:table-cell table:formula="of:=[$fullres.X29]-[$halfres.X29]" office:value-type="float" office:value="0.02663345" calcext:value-type="float">
            <text:p>0.02663345</text:p>
          </table:table-cell>
          <table:table-cell table:formula="of:=[$fullres.Y29]-[$halfres.Y29]" office:value-type="float" office:value="0.01038259" calcext:value-type="float">
            <text:p>0.01038259</text:p>
          </table:table-cell>
          <table:table-cell table:formula="of:=[$fullres.Z29]-[$halfres.Z29]" office:value-type="float" office:value="0.49603013" calcext:value-type="float">
            <text:p>0.49603013</text:p>
          </table:table-cell>
          <table:table-cell table:formula="of:=[$fullres.AA29]-[$halfres.AA29]" office:value-type="float" office:value="0.04946098" calcext:value-type="float">
            <text:p>0.04946098</text:p>
          </table:table-cell>
          <table:table-cell table:formula="of:=[$fullres.AB29]-[$halfres.AB29]" office:value-type="float" office:value="0.01380885" calcext:value-type="float">
            <text:p>0.01380885</text:p>
          </table:table-cell>
          <table:table-cell table:formula="of:=[$fullres.AC29]-[$halfres.AC29]" office:value-type="float" office:value="0.527032010000001" calcext:value-type="float">
            <text:p>0.527032010000001</text:p>
          </table:table-cell>
          <table:table-cell table:formula="of:=[$fullres.AD29]-[$halfres.AD29]" office:value-type="float" office:value="0.04375609" calcext:value-type="float">
            <text:p>0.04375609</text:p>
          </table:table-cell>
          <table:table-cell table:formula="of:=[$fullres.AE29]-[$halfres.AE29]" office:value-type="float" office:value="0.02524422" calcext:value-type="float">
            <text:p>0.02524422</text:p>
          </table:table-cell>
          <table:table-cell table:formula="of:=[$fullres.AF29]-[$halfres.AF29]" office:value-type="float" office:value="0.527032010000001" calcext:value-type="float">
            <text:p>0.527032010000001</text:p>
          </table:table-cell>
          <table:table-cell table:formula="of:=[$fullres.AG29]-[$halfres.AG29]" office:value-type="float" office:value="0.03043937" calcext:value-type="float">
            <text:p>0.03043937</text:p>
          </table:table-cell>
          <table:table-cell table:formula="of:=[$fullres.AH29]-[$halfres.AH29]" office:value-type="float" office:value="0.02524422" calcext:value-type="float">
            <text:p>0.02524422</text:p>
          </table:table-cell>
          <table:table-cell table:formula="of:=[$fullres.AI29]-[$halfres.AI29]" office:value-type="float" office:value="0.43402636" calcext:value-type="float">
            <text:p>0.43402636</text:p>
          </table:table-cell>
          <table:table-cell table:formula="of:=[$fullres.AJ29]-[$halfres.AJ29]" office:value-type="float" office:value="0.02473182" calcext:value-type="float">
            <text:p>0.02473182</text:p>
          </table:table-cell>
          <table:table-cell table:formula="of:=[$fullres.AK29]-[$halfres.AK29]" office:value-type="float" office:value="0.0211721699999999" calcext:value-type="float">
            <text:p>0.0211721699999999</text:p>
          </table:table-cell>
          <table:table-cell table:formula="of:=[$fullres.AL29]-[$halfres.AL29]" office:value-type="float" office:value="0.40302448" calcext:value-type="float">
            <text:p>0.40302448</text:p>
          </table:table-cell>
          <table:table-cell table:formula="of:=[$fullres.AM29]-[$halfres.AM29]" office:value-type="float" office:value="0.01521835" calcext:value-type="float">
            <text:p>0.01521835</text:p>
          </table:table-cell>
          <table:table-cell table:formula="of:=[$fullres.AN29]-[$halfres.AN29]" office:value-type="float" office:value="0.0160826300000001" calcext:value-type="float">
            <text:p>0.0160826300000001</text:p>
          </table:table-cell>
          <table:table-cell table:formula="of:=[$fullres.AO29]-[$halfres.AO29]" office:value-type="float" office:value="0.37202259" calcext:value-type="float">
            <text:p>0.37202259</text:p>
          </table:table-cell>
          <table:table-cell table:formula="of:=[$fullres.AP29]-[$halfres.AP29]" office:value-type="float" office:value="0.19024006" calcext:value-type="float">
            <text:p>0.19024006</text:p>
          </table:table-cell>
          <table:table-cell table:formula="of:=[$fullres.AQ29]-[$halfres.AQ29]" office:value-type="float" office:value="0.1174499" calcext:value-type="float">
            <text:p>0.1174499</text:p>
          </table:table-cell>
          <table:table-cell table:formula="of:=[$fullres.AR29]-[$halfres.AR29]" office:value-type="float" office:value="2.75877076" calcext:value-type="float">
            <text:p>2.75877076</text:p>
          </table:table-cell>
          <table:table-cell table:formula="of:=[$fullres.AS29]-[$halfres.AS29]" office:value-type="float" office:value="0" calcext:value-type="float">
            <text:p>0</text:p>
          </table:table-cell>
          <table:table-cell table:formula="of:=[$fullres.AT29]-[$halfres.AT29]" office:value-type="float" office:value="0" calcext:value-type="float">
            <text:p>0</text:p>
          </table:table-cell>
          <table:table-cell table:formula="of:=[$fullres.AU29]-[$halfres.AU29]" office:value-type="float" office:value="1.60326719" calcext:value-type="float">
            <text:p>1.60326719</text:p>
          </table:table-cell>
          <table:table-cell table:formula="of:=[$fullres.AV29]-[$halfres.AV29]" office:value-type="float" office:value="-1.16844616" calcext:value-type="float">
            <text:p>-1.16844616</text:p>
          </table:table-cell>
          <table:table-cell table:formula="of:=[$fullres.AW29]-[$halfres.AW29]" office:value-type="float" office:value="0.23254678" calcext:value-type="float">
            <text:p>0.23254678</text:p>
          </table:table-cell>
          <table:table-cell table:formula="of:=[$fullres.AX29]-[$halfres.AX29]" office:value-type="float" office:value="-0.74918938" calcext:value-type="float">
            <text:p>-0.74918938</text:p>
          </table:table-cell>
          <table:table-cell table:formula="of:=[$fullres.AY29]-[$halfres.AY29]" office:value-type="float" office:value="-1.49181454999999" calcext:value-type="float">
            <text:p>-1.49181454999999</text:p>
          </table:table-cell>
          <table:table-cell table:formula="of:=[$fullres.AZ29]-[$halfres.AZ29]" office:value-type="float" office:value="0.363193890000002" calcext:value-type="float">
            <text:p>0.363193890000002</text:p>
          </table:table-cell>
          <table:table-cell table:formula="of:=[$fullres.BA29]-[$halfres.BA29]" office:value-type="float" office:value="1.37495553000001" calcext:value-type="float">
            <text:p>1.37495553000001</text:p>
          </table:table-cell>
          <table:table-cell table:formula="of:=[$fullres.BB29]-[$halfres.BB29]" office:value-type="float" office:value="0" calcext:value-type="float">
            <text:p>0</text:p>
          </table:table-cell>
          <table:table-cell table:formula="of:=[$fullres.BC29]-[$halfres.BC29]" office:value-type="float" office:value="0" calcext:value-type="float">
            <text:p>0</text:p>
          </table:table-cell>
          <table:table-cell table:formula="of:=[$fullres.BD29]-[$halfres.BD29]" office:value-type="float" office:value="0" calcext:value-type="float">
            <text:p>0</text:p>
          </table:table-cell>
          <table:table-cell table:formula="of:=[$fullres.BE29]-[$halfres.BE29]" office:value-type="float" office:value="-1.38530969" calcext:value-type="float">
            <text:p>-1.38530969</text:p>
          </table:table-cell>
          <table:table-cell table:formula="of:=[$fullres.BF29]-[$halfres.BF29]" office:value-type="float" office:value="0.0568690099999998" calcext:value-type="float">
            <text:p>0.0568690099999998</text:p>
          </table:table-cell>
          <table:table-cell table:formula="of:=[$fullres.BG29]-[$halfres.BG29]" office:value-type="float" office:value="-0.976131629999999" calcext:value-type="float">
            <text:p>-0.976131629999999</text:p>
          </table:table-cell>
          <table:table-cell table:formula="of:=[$fullres.BH29]-[$halfres.BH29]" office:value-type="float" office:value="1.42906342" calcext:value-type="float">
            <text:p>1.42906342</text:p>
          </table:table-cell>
          <table:table-cell table:formula="of:=[$fullres.BI29]-[$halfres.BI29]" office:value-type="float" office:value="0" calcext:value-type="float">
            <text:p>0</text:p>
          </table:table-cell>
          <table:table-cell table:formula="of:=[$fullres.BJ29]-[$halfres.BJ29]" office:value-type="float" office:value="0" calcext:value-type="float">
            <text:p>0</text:p>
          </table:table-cell>
          <table:table-cell table:formula="of:=[$fullres.BK29]-[$halfres.BK29]" office:value-type="float" office:value="0" calcext:value-type="float">
            <text:p>0</text:p>
          </table:table-cell>
        </table:table-row>
        <table:table-row table:style-name="ro1">
          <table:table-cell table:formula="of:=[$fullres.A30]-[$halfres.A30]" office:value-type="float" office:value="0" calcext:value-type="float">
            <text:p>0</text:p>
          </table:table-cell>
          <table:table-cell table:formula="of:=[$fullres.B30]-[$halfres.B30]" office:value-type="float" office:value="0.347163670000001" calcext:value-type="float">
            <text:p>0.347163670000001</text:p>
          </table:table-cell>
          <table:table-cell table:formula="of:=[$fullres.C30]-[$halfres.C30]" office:value-type="float" office:value="-0.65426294" calcext:value-type="float">
            <text:p>-0.65426294</text:p>
          </table:table-cell>
          <table:table-cell table:formula="of:=[$fullres.D30]-[$halfres.D30]" office:value-type="float" office:value="-3.49592951" calcext:value-type="float">
            <text:p>-3.49592951</text:p>
          </table:table-cell>
          <table:table-cell table:formula="of:=[$fullres.E30]-[$halfres.E30]" office:value-type="float" office:value="-0.00637554" calcext:value-type="float">
            <text:p>-0.00637554</text:p>
          </table:table-cell>
          <table:table-cell table:formula="of:=[$fullres.F30]-[$halfres.F30]" office:value-type="float" office:value="-0.00550405999999992" calcext:value-type="float">
            <text:p>-0.00550405999999992</text:p>
          </table:table-cell>
          <table:table-cell table:formula="of:=[$fullres.G30]-[$halfres.G30]" office:value-type="float" office:value="0.00666538999999999" calcext:value-type="float">
            <text:p>0.00666538999999999</text:p>
          </table:table-cell>
          <table:table-cell table:formula="of:=[$fullres.H30]-[$halfres.H30]" office:value-type="float" office:value="-31.96606041" calcext:value-type="float">
            <text:p>-31.96606041</text:p>
          </table:table-cell>
          <table:table-cell table:formula="of:=[$fullres.I30]-[$halfres.I30]" office:value-type="float" office:value="16.58513003" calcext:value-type="float">
            <text:p>16.58513003</text:p>
          </table:table-cell>
          <table:table-cell table:formula="of:=[$fullres.J30]-[$halfres.J30]" office:value-type="float" office:value="-39.08136786" calcext:value-type="float">
            <text:p>-39.08136786</text:p>
          </table:table-cell>
          <table:table-cell table:formula="of:=[$fullres.K30]-[$halfres.K30]" office:value-type="float" office:value="-1.98285108" calcext:value-type="float">
            <text:p>-1.98285108</text:p>
          </table:table-cell>
          <table:table-cell table:formula="of:=[$fullres.L30]-[$halfres.L30]" office:value-type="float" office:value="-0.0346072799999999" calcext:value-type="float">
            <text:p>-0.0346072799999999</text:p>
          </table:table-cell>
          <table:table-cell table:formula="of:=[$fullres.M30]-[$halfres.M30]" office:value-type="float" office:value="15.49611793" calcext:value-type="float">
            <text:p>15.49611793</text:p>
          </table:table-cell>
          <table:table-cell table:formula="of:=[$fullres.N30]-[$halfres.N30]" office:value-type="float" office:value="-2.29151821" calcext:value-type="float">
            <text:p>-2.29151821</text:p>
          </table:table-cell>
          <table:table-cell table:formula="of:=[$fullres.O30]-[$halfres.O30]" office:value-type="float" office:value="0" calcext:value-type="float">
            <text:p>0</text:p>
          </table:table-cell>
          <table:table-cell table:formula="of:=[$fullres.P30]-[$halfres.P30]" office:value-type="float" office:value="-11.12857541" calcext:value-type="float">
            <text:p>-11.12857541</text:p>
          </table:table-cell>
          <table:table-cell table:formula="of:=[$fullres.Q30]-[$halfres.Q30]" office:value-type="float" office:value="2.98131962" calcext:value-type="float">
            <text:p>2.98131962</text:p>
          </table:table-cell>
          <table:table-cell table:formula="of:=[$fullres.R30]-[$halfres.R30]" office:value-type="float" office:value="27.47151701" calcext:value-type="float">
            <text:p>27.47151701</text:p>
          </table:table-cell>
          <table:table-cell table:formula="of:=[$fullres.S30]-[$halfres.S30]" office:value-type="float" office:value="-15.98378267" calcext:value-type="float">
            <text:p>-15.98378267</text:p>
          </table:table-cell>
          <table:table-cell table:formula="of:=[$fullres.T30]-[$halfres.T30]" office:value-type="float" office:value="-0.27896963" calcext:value-type="float">
            <text:p>-0.27896963</text:p>
          </table:table-cell>
          <table:table-cell table:formula="of:=[$fullres.U30]-[$halfres.U30]" office:value-type="float" office:value="16.51626485" calcext:value-type="float">
            <text:p>16.51626485</text:p>
          </table:table-cell>
          <table:table-cell table:formula="of:=[$fullres.V30]-[$halfres.V30]" office:value-type="float" office:value="-19.56070479" calcext:value-type="float">
            <text:p>-19.56070479</text:p>
          </table:table-cell>
          <table:table-cell table:formula="of:=[$fullres.W30]-[$halfres.W30]" office:value-type="float" office:value="0" calcext:value-type="float">
            <text:p>0</text:p>
          </table:table-cell>
          <table:table-cell table:formula="of:=[$fullres.X30]-[$halfres.X30]" office:value-type="float" office:value="0.02354654" calcext:value-type="float">
            <text:p>0.02354654</text:p>
          </table:table-cell>
          <table:table-cell table:formula="of:=[$fullres.Y30]-[$halfres.Y30]" office:value-type="float" office:value="-0.01906799" calcext:value-type="float">
            <text:p>-0.01906799</text:p>
          </table:table-cell>
          <table:table-cell table:formula="of:=[$fullres.Z30]-[$halfres.Z30]" office:value-type="float" office:value="0.59656091" calcext:value-type="float">
            <text:p>0.59656091</text:p>
          </table:table-cell>
          <table:table-cell table:formula="of:=[$fullres.AA30]-[$halfres.AA30]" office:value-type="float" office:value="0.04372828" calcext:value-type="float">
            <text:p>0.04372828</text:p>
          </table:table-cell>
          <table:table-cell table:formula="of:=[$fullres.AB30]-[$halfres.AB30]" office:value-type="float" office:value="-0.0253604200000001" calcext:value-type="float">
            <text:p>-0.0253604200000001</text:p>
          </table:table-cell>
          <table:table-cell table:formula="of:=[$fullres.AC30]-[$halfres.AC30]" office:value-type="float" office:value="0.63384597" calcext:value-type="float">
            <text:p>0.63384597</text:p>
          </table:table-cell>
          <table:table-cell table:formula="of:=[$fullres.AD30]-[$halfres.AD30]" office:value-type="float" office:value="0.03868461" calcext:value-type="float">
            <text:p>0.03868461</text:p>
          </table:table-cell>
          <table:table-cell table:formula="of:=[$fullres.AE30]-[$halfres.AE30]" office:value-type="float" office:value="-0.0463619000000001" calcext:value-type="float">
            <text:p>-0.0463619000000001</text:p>
          </table:table-cell>
          <table:table-cell table:formula="of:=[$fullres.AF30]-[$halfres.AF30]" office:value-type="float" office:value="0.63384597" calcext:value-type="float">
            <text:p>0.63384597</text:p>
          </table:table-cell>
          <table:table-cell table:formula="of:=[$fullres.AG30]-[$halfres.AG30]" office:value-type="float" office:value="0.02691134" calcext:value-type="float">
            <text:p>0.02691134</text:p>
          </table:table-cell>
          <table:table-cell table:formula="of:=[$fullres.AH30]-[$halfres.AH30]" office:value-type="float" office:value="-0.0463619000000001" calcext:value-type="float">
            <text:p>-0.0463619000000001</text:p>
          </table:table-cell>
          <table:table-cell table:formula="of:=[$fullres.AI30]-[$halfres.AI30]" office:value-type="float" office:value="0.5219908" calcext:value-type="float">
            <text:p>0.5219908</text:p>
          </table:table-cell>
          <table:table-cell table:formula="of:=[$fullres.AJ30]-[$halfres.AJ30]" office:value-type="float" office:value="0.02186532" calcext:value-type="float">
            <text:p>0.02186532</text:p>
          </table:table-cell>
          <table:table-cell table:formula="of:=[$fullres.AK30]-[$halfres.AK30]" office:value-type="float" office:value="-0.03888344" calcext:value-type="float">
            <text:p>-0.03888344</text:p>
          </table:table-cell>
          <table:table-cell table:formula="of:=[$fullres.AL30]-[$halfres.AL30]" office:value-type="float" office:value="0.48470574" calcext:value-type="float">
            <text:p>0.48470574</text:p>
          </table:table-cell>
          <table:table-cell table:formula="of:=[$fullres.AM30]-[$halfres.AM30]" office:value-type="float" office:value="0.01345449" calcext:value-type="float">
            <text:p>0.01345449</text:p>
          </table:table-cell>
          <table:table-cell table:formula="of:=[$fullres.AN30]-[$halfres.AN30]" office:value-type="float" office:value="-0.02953631" calcext:value-type="float">
            <text:p>-0.02953631</text:p>
          </table:table-cell>
          <table:table-cell table:formula="of:=[$fullres.AO30]-[$halfres.AO30]" office:value-type="float" office:value="0.44742069" calcext:value-type="float">
            <text:p>0.44742069</text:p>
          </table:table-cell>
          <table:table-cell table:formula="of:=[$fullres.AP30]-[$halfres.AP30]" office:value-type="float" office:value="0.16819058" calcext:value-type="float">
            <text:p>0.16819058</text:p>
          </table:table-cell>
          <table:table-cell table:formula="of:=[$fullres.AQ30]-[$halfres.AQ30]" office:value-type="float" office:value="-0.21570088" calcext:value-type="float">
            <text:p>-0.21570088</text:p>
          </table:table-cell>
          <table:table-cell table:formula="of:=[$fullres.AR30]-[$halfres.AR30]" office:value-type="float" office:value="3.31789285" calcext:value-type="float">
            <text:p>3.31789285</text:p>
          </table:table-cell>
          <table:table-cell table:formula="of:=[$fullres.AS30]-[$halfres.AS30]" office:value-type="float" office:value="0" calcext:value-type="float">
            <text:p>0</text:p>
          </table:table-cell>
          <table:table-cell table:formula="of:=[$fullres.AT30]-[$halfres.AT30]" office:value-type="float" office:value="0" calcext:value-type="float">
            <text:p>0</text:p>
          </table:table-cell>
          <table:table-cell table:formula="of:=[$fullres.AU30]-[$halfres.AU30]" office:value-type="float" office:value="1.48553283" calcext:value-type="float">
            <text:p>1.48553283</text:p>
          </table:table-cell>
          <table:table-cell table:formula="of:=[$fullres.AV30]-[$halfres.AV30]" office:value-type="float" office:value="-1.21193955" calcext:value-type="float">
            <text:p>-1.21193955</text:p>
          </table:table-cell>
          <table:table-cell table:formula="of:=[$fullres.AW30]-[$halfres.AW30]" office:value-type="float" office:value="0.22815513" calcext:value-type="float">
            <text:p>0.22815513</text:p>
          </table:table-cell>
          <table:table-cell table:formula="of:=[$fullres.AX30]-[$halfres.AX30]" office:value-type="float" office:value="-0.70893769" calcext:value-type="float">
            <text:p>-0.70893769</text:p>
          </table:table-cell>
          <table:table-cell table:formula="of:=[$fullres.AY30]-[$halfres.AY30]" office:value-type="float" office:value="-1.18647819" calcext:value-type="float">
            <text:p>-1.18647819</text:p>
          </table:table-cell>
          <table:table-cell table:formula="of:=[$fullres.AZ30]-[$halfres.AZ30]" office:value-type="float" office:value="0.219521929999999" calcext:value-type="float">
            <text:p>0.219521929999999</text:p>
          </table:table-cell>
          <table:table-cell table:formula="of:=[$fullres.BA30]-[$halfres.BA30]" office:value-type="float" office:value="1.46552452" calcext:value-type="float">
            <text:p>1.46552452</text:p>
          </table:table-cell>
          <table:table-cell table:formula="of:=[$fullres.BB30]-[$halfres.BB30]" office:value-type="float" office:value="0" calcext:value-type="float">
            <text:p>0</text:p>
          </table:table-cell>
          <table:table-cell table:formula="of:=[$fullres.BC30]-[$halfres.BC30]" office:value-type="float" office:value="0" calcext:value-type="float">
            <text:p>0</text:p>
          </table:table-cell>
          <table:table-cell table:formula="of:=[$fullres.BD30]-[$halfres.BD30]" office:value-type="float" office:value="0" calcext:value-type="float">
            <text:p>0</text:p>
          </table:table-cell>
          <table:table-cell table:formula="of:=[$fullres.BE30]-[$halfres.BE30]" office:value-type="float" office:value="-1.79036809" calcext:value-type="float">
            <text:p>-1.79036809</text:p>
          </table:table-cell>
          <table:table-cell table:formula="of:=[$fullres.BF30]-[$halfres.BF30]" office:value-type="float" office:value="-0.271321759999999" calcext:value-type="float">
            <text:p>-0.271321759999999</text:p>
          </table:table-cell>
          <table:table-cell table:formula="of:=[$fullres.BG30]-[$halfres.BG30]" office:value-type="float" office:value="-0.540663779999999" calcext:value-type="float">
            <text:p>-0.540663779999999</text:p>
          </table:table-cell>
          <table:table-cell table:formula="of:=[$fullres.BH30]-[$halfres.BH30]" office:value-type="float" office:value="1.74396135" calcext:value-type="float">
            <text:p>1.74396135</text:p>
          </table:table-cell>
          <table:table-cell table:formula="of:=[$fullres.BI30]-[$halfres.BI30]" office:value-type="float" office:value="0" calcext:value-type="float">
            <text:p>0</text:p>
          </table:table-cell>
          <table:table-cell table:formula="of:=[$fullres.BJ30]-[$halfres.BJ30]" office:value-type="float" office:value="0" calcext:value-type="float">
            <text:p>0</text:p>
          </table:table-cell>
          <table:table-cell table:formula="of:=[$fullres.BK30]-[$halfres.BK30]" office:value-type="float" office:value="0" calcext:value-type="float">
            <text:p>0</text:p>
          </table:table-cell>
        </table:table-row>
        <table:table-row table:style-name="ro1">
          <table:table-cell table:formula="of:=[$fullres.A31]-[$halfres.A31]" office:value-type="float" office:value="0" calcext:value-type="float">
            <text:p>0</text:p>
          </table:table-cell>
          <table:table-cell table:formula="of:=[$fullres.B31]-[$halfres.B31]" office:value-type="float" office:value="-0.274432779999998" calcext:value-type="float">
            <text:p>-0.274432779999998</text:p>
          </table:table-cell>
          <table:table-cell table:formula="of:=[$fullres.C31]-[$halfres.C31]" office:value-type="float" office:value="-0.70485476" calcext:value-type="float">
            <text:p>-0.70485476</text:p>
          </table:table-cell>
          <table:table-cell table:formula="of:=[$fullres.D31]-[$halfres.D31]" office:value-type="float" office:value="-4.10151078000001" calcext:value-type="float">
            <text:p>-4.10151078000001</text:p>
          </table:table-cell>
          <table:table-cell table:formula="of:=[$fullres.E31]-[$halfres.E31]" office:value-type="float" office:value="-0.00697143" calcext:value-type="float">
            <text:p>-0.00697143</text:p>
          </table:table-cell>
          <table:table-cell table:formula="of:=[$fullres.F31]-[$halfres.F31]" office:value-type="float" office:value="-0.00575364999999994" calcext:value-type="float">
            <text:p>-0.00575364999999994</text:p>
          </table:table-cell>
          <table:table-cell table:formula="of:=[$fullres.G31]-[$halfres.G31]" office:value-type="float" office:value="0.00699642000000011" calcext:value-type="float">
            <text:p>0.00699642000000011</text:p>
          </table:table-cell>
          <table:table-cell table:formula="of:=[$fullres.H31]-[$halfres.H31]" office:value-type="float" office:value="-30.39187352" calcext:value-type="float">
            <text:p>-30.39187352</text:p>
          </table:table-cell>
          <table:table-cell table:formula="of:=[$fullres.I31]-[$halfres.I31]" office:value-type="float" office:value="15.45548602" calcext:value-type="float">
            <text:p>15.45548602</text:p>
          </table:table-cell>
          <table:table-cell table:formula="of:=[$fullres.J31]-[$halfres.J31]" office:value-type="float" office:value="-39.24260578" calcext:value-type="float">
            <text:p>-39.24260578</text:p>
          </table:table-cell>
          <table:table-cell table:formula="of:=[$fullres.K31]-[$halfres.K31]" office:value-type="float" office:value="-0.0666088899999977" calcext:value-type="float">
            <text:p>-0.0666088899999977</text:p>
          </table:table-cell>
          <table:table-cell table:formula="of:=[$fullres.L31]-[$halfres.L31]" office:value-type="float" office:value="-0.0011625500000001" calcext:value-type="float">
            <text:p>-0.0011625500000001</text:p>
          </table:table-cell>
          <table:table-cell table:formula="of:=[$fullres.M31]-[$halfres.M31]" office:value-type="float" office:value="16.29664476" calcext:value-type="float">
            <text:p>16.29664476</text:p>
          </table:table-cell>
          <table:table-cell table:formula="of:=[$fullres.N31]-[$halfres.N31]" office:value-type="float" office:value="-0.05474744" calcext:value-type="float">
            <text:p>-0.05474744</text:p>
          </table:table-cell>
          <table:table-cell table:formula="of:=[$fullres.O31]-[$halfres.O31]" office:value-type="float" office:value="0" calcext:value-type="float">
            <text:p>0</text:p>
          </table:table-cell>
          <table:table-cell table:formula="of:=[$fullres.P31]-[$halfres.P31]" office:value-type="float" office:value="-10.7530755" calcext:value-type="float">
            <text:p>-10.7530755</text:p>
          </table:table-cell>
          <table:table-cell table:formula="of:=[$fullres.Q31]-[$halfres.Q31]" office:value-type="float" office:value="0.2853683" calcext:value-type="float">
            <text:p>0.2853683</text:p>
          </table:table-cell>
          <table:table-cell table:formula="of:=[$fullres.R31]-[$halfres.R31]" office:value-type="float" office:value="27.40910862" calcext:value-type="float">
            <text:p>27.40910862</text:p>
          </table:table-cell>
          <table:table-cell table:formula="of:=[$fullres.S31]-[$halfres.S31]" office:value-type="float" office:value="-14.54752392" calcext:value-type="float">
            <text:p>-14.54752392</text:p>
          </table:table-cell>
          <table:table-cell table:formula="of:=[$fullres.T31]-[$halfres.T31]" office:value-type="float" office:value="-0.25390219" calcext:value-type="float">
            <text:p>-0.25390219</text:p>
          </table:table-cell>
          <table:table-cell table:formula="of:=[$fullres.U31]-[$halfres.U31]" office:value-type="float" office:value="18.03798877" calcext:value-type="float">
            <text:p>18.03798877</text:p>
          </table:table-cell>
          <table:table-cell table:formula="of:=[$fullres.V31]-[$halfres.V31]" office:value-type="float" office:value="-19.59015948" calcext:value-type="float">
            <text:p>-19.59015948</text:p>
          </table:table-cell>
          <table:table-cell table:formula="of:=[$fullres.W31]-[$halfres.W31]" office:value-type="float" office:value="0" calcext:value-type="float">
            <text:p>0</text:p>
          </table:table-cell>
          <table:table-cell table:formula="of:=[$fullres.X31]-[$halfres.X31]" office:value-type="float" office:value="0.02581935" calcext:value-type="float">
            <text:p>0.02581935</text:p>
          </table:table-cell>
          <table:table-cell table:formula="of:=[$fullres.Y31]-[$halfres.Y31]" office:value-type="float" office:value="0.06536615" calcext:value-type="float">
            <text:p>0.06536615</text:p>
          </table:table-cell>
          <table:table-cell table:formula="of:=[$fullres.Z31]-[$halfres.Z31]" office:value-type="float" office:value="0.72510109" calcext:value-type="float">
            <text:p>0.72510109</text:p>
          </table:table-cell>
          <table:table-cell table:formula="of:=[$fullres.AA31]-[$halfres.AA31]" office:value-type="float" office:value="0.0479491" calcext:value-type="float">
            <text:p>0.0479491</text:p>
          </table:table-cell>
          <table:table-cell table:formula="of:=[$fullres.AB31]-[$halfres.AB31]" office:value-type="float" office:value="0.08693697" calcext:value-type="float">
            <text:p>0.08693697</text:p>
          </table:table-cell>
          <table:table-cell table:formula="of:=[$fullres.AC31]-[$halfres.AC31]" office:value-type="float" office:value="0.7704199" calcext:value-type="float">
            <text:p>0.7704199</text:p>
          </table:table-cell>
          <table:table-cell table:formula="of:=[$fullres.AD31]-[$halfres.AD31]" office:value-type="float" office:value="0.0424186" calcext:value-type="float">
            <text:p>0.0424186</text:p>
          </table:table-cell>
          <table:table-cell table:formula="of:=[$fullres.AE31]-[$halfres.AE31]" office:value-type="float" office:value="0.15893124" calcext:value-type="float">
            <text:p>0.15893124</text:p>
          </table:table-cell>
          <table:table-cell table:formula="of:=[$fullres.AF31]-[$halfres.AF31]" office:value-type="float" office:value="0.7704199" calcext:value-type="float">
            <text:p>0.7704199</text:p>
          </table:table-cell>
          <table:table-cell table:formula="of:=[$fullres.AG31]-[$halfres.AG31]" office:value-type="float" office:value="0.02950893" calcext:value-type="float">
            <text:p>0.02950893</text:p>
          </table:table-cell>
          <table:table-cell table:formula="of:=[$fullres.AH31]-[$halfres.AH31]" office:value-type="float" office:value="0.15893124" calcext:value-type="float">
            <text:p>0.15893124</text:p>
          </table:table-cell>
          <table:table-cell table:formula="of:=[$fullres.AI31]-[$halfres.AI31]" office:value-type="float" office:value="0.63446345" calcext:value-type="float">
            <text:p>0.63446345</text:p>
          </table:table-cell>
          <table:table-cell table:formula="of:=[$fullres.AJ31]-[$halfres.AJ31]" office:value-type="float" office:value="0.02397584" calcext:value-type="float">
            <text:p>0.02397584</text:p>
          </table:table-cell>
          <table:table-cell table:formula="of:=[$fullres.AK31]-[$halfres.AK31]" office:value-type="float" office:value="0.13329464" calcext:value-type="float">
            <text:p>0.13329464</text:p>
          </table:table-cell>
          <table:table-cell table:formula="of:=[$fullres.AL31]-[$halfres.AL31]" office:value-type="float" office:value="0.58914463" calcext:value-type="float">
            <text:p>0.58914463</text:p>
          </table:table-cell>
          <table:table-cell table:formula="of:=[$fullres.AM31]-[$halfres.AM31]" office:value-type="float" office:value="0.01475317" calcext:value-type="float">
            <text:p>0.01475317</text:p>
          </table:table-cell>
          <table:table-cell table:formula="of:=[$fullres.AN31]-[$halfres.AN31]" office:value-type="float" office:value="0.10125215" calcext:value-type="float">
            <text:p>0.10125215</text:p>
          </table:table-cell>
          <table:table-cell table:formula="of:=[$fullres.AO31]-[$halfres.AO31]" office:value-type="float" office:value="0.54382581" calcext:value-type="float">
            <text:p>0.54382581</text:p>
          </table:table-cell>
          <table:table-cell table:formula="of:=[$fullres.AP31]-[$halfres.AP31]" office:value-type="float" office:value="0.18442499" calcext:value-type="float">
            <text:p>0.18442499</text:p>
          </table:table-cell>
          <table:table-cell table:formula="of:=[$fullres.AQ31]-[$halfres.AQ31]" office:value-type="float" office:value="0.73943488" calcext:value-type="float">
            <text:p>0.73943488</text:p>
          </table:table-cell>
          <table:table-cell table:formula="of:=[$fullres.AR31]-[$halfres.AR31]" office:value-type="float" office:value="4.03279471" calcext:value-type="float">
            <text:p>4.03279471</text:p>
          </table:table-cell>
          <table:table-cell table:formula="of:=[$fullres.AS31]-[$halfres.AS31]" office:value-type="float" office:value="0" calcext:value-type="float">
            <text:p>0</text:p>
          </table:table-cell>
          <table:table-cell table:formula="of:=[$fullres.AT31]-[$halfres.AT31]" office:value-type="float" office:value="0" calcext:value-type="float">
            <text:p>0</text:p>
          </table:table-cell>
          <table:table-cell table:formula="of:=[$fullres.AU31]-[$halfres.AU31]" office:value-type="float" office:value="1.49941585" calcext:value-type="float">
            <text:p>1.49941585</text:p>
          </table:table-cell>
          <table:table-cell table:formula="of:=[$fullres.AV31]-[$halfres.AV31]" office:value-type="float" office:value="-1.14312832" calcext:value-type="float">
            <text:p>-1.14312832</text:p>
          </table:table-cell>
          <table:table-cell table:formula="of:=[$fullres.AW31]-[$halfres.AW31]" office:value-type="float" office:value="0.19477216" calcext:value-type="float">
            <text:p>0.19477216</text:p>
          </table:table-cell>
          <table:table-cell table:formula="of:=[$fullres.AX31]-[$halfres.AX31]" office:value-type="float" office:value="-0.67627781" calcext:value-type="float">
            <text:p>-0.67627781</text:p>
          </table:table-cell>
          <table:table-cell table:formula="of:=[$fullres.AY31]-[$halfres.AY31]" office:value-type="float" office:value="-2.0194638" calcext:value-type="float">
            <text:p>-2.0194638</text:p>
          </table:table-cell>
          <table:table-cell table:formula="of:=[$fullres.AZ31]-[$halfres.AZ31]" office:value-type="float" office:value="0.657003769999999" calcext:value-type="float">
            <text:p>0.657003769999999</text:p>
          </table:table-cell>
          <table:table-cell table:formula="of:=[$fullres.BA31]-[$halfres.BA31]" office:value-type="float" office:value="1.22970137" calcext:value-type="float">
            <text:p>1.22970137</text:p>
          </table:table-cell>
          <table:table-cell table:formula="of:=[$fullres.BB31]-[$halfres.BB31]" office:value-type="float" office:value="0" calcext:value-type="float">
            <text:p>0</text:p>
          </table:table-cell>
          <table:table-cell table:formula="of:=[$fullres.BC31]-[$halfres.BC31]" office:value-type="float" office:value="0" calcext:value-type="float">
            <text:p>0</text:p>
          </table:table-cell>
          <table:table-cell table:formula="of:=[$fullres.BD31]-[$halfres.BD31]" office:value-type="float" office:value="0" calcext:value-type="float">
            <text:p>0</text:p>
          </table:table-cell>
          <table:table-cell table:formula="of:=[$fullres.BE31]-[$halfres.BE31]" office:value-type="float" office:value="-1.49752159" calcext:value-type="float">
            <text:p>-1.49752159</text:p>
          </table:table-cell>
          <table:table-cell table:formula="of:=[$fullres.BF31]-[$halfres.BF31]" office:value-type="float" office:value="0.127054980000004" calcext:value-type="float">
            <text:p>0.127054980000004</text:p>
          </table:table-cell>
          <table:table-cell table:formula="of:=[$fullres.BG31]-[$halfres.BG31]" office:value-type="float" office:value="-0.192812700000001" calcext:value-type="float">
            <text:p>-0.192812700000001</text:p>
          </table:table-cell>
          <table:table-cell table:formula="of:=[$fullres.BH31]-[$halfres.BH31]" office:value-type="float" office:value="1.40172475" calcext:value-type="float">
            <text:p>1.40172475</text:p>
          </table:table-cell>
          <table:table-cell table:formula="of:=[$fullres.BI31]-[$halfres.BI31]" office:value-type="float" office:value="0" calcext:value-type="float">
            <text:p>0</text:p>
          </table:table-cell>
          <table:table-cell table:formula="of:=[$fullres.BJ31]-[$halfres.BJ31]" office:value-type="float" office:value="0" calcext:value-type="float">
            <text:p>0</text:p>
          </table:table-cell>
          <table:table-cell table:formula="of:=[$fullres.BK31]-[$halfres.BK31]" office:value-type="float" office:value="0" calcext:value-type="float">
            <text:p>0</text:p>
          </table:table-cell>
        </table:table-row>
        <table:table-row table:style-name="ro1">
          <table:table-cell table:formula="of:=[$fullres.A32]-[$halfres.A32]" office:value-type="float" office:value="0" calcext:value-type="float">
            <text:p>0</text:p>
          </table:table-cell>
          <table:table-cell table:formula="of:=[$fullres.B32]-[$halfres.B32]" office:value-type="float" office:value="-0.693705090000002" calcext:value-type="float">
            <text:p>-0.693705090000002</text:p>
          </table:table-cell>
          <table:table-cell table:formula="of:=[$fullres.C32]-[$halfres.C32]" office:value-type="float" office:value="-0.79366637" calcext:value-type="float">
            <text:p>-0.79366637</text:p>
          </table:table-cell>
          <table:table-cell table:formula="of:=[$fullres.D32]-[$halfres.D32]" office:value-type="float" office:value="-3.90643713" calcext:value-type="float">
            <text:p>-3.90643713</text:p>
          </table:table-cell>
          <table:table-cell table:formula="of:=[$fullres.E32]-[$halfres.E32]" office:value-type="float" office:value="-0.00684939" calcext:value-type="float">
            <text:p>-0.00684939</text:p>
          </table:table-cell>
          <table:table-cell table:formula="of:=[$fullres.F32]-[$halfres.F32]" office:value-type="float" office:value="-0.00604899000000003" calcext:value-type="float">
            <text:p>-0.00604899000000003</text:p>
          </table:table-cell>
          <table:table-cell table:formula="of:=[$fullres.G32]-[$halfres.G32]" office:value-type="float" office:value="0.00739592999999994" calcext:value-type="float">
            <text:p>0.00739592999999994</text:p>
          </table:table-cell>
          <table:table-cell table:formula="of:=[$fullres.H32]-[$halfres.H32]" office:value-type="float" office:value="-29.36654595" calcext:value-type="float">
            <text:p>-29.36654595</text:p>
          </table:table-cell>
          <table:table-cell table:formula="of:=[$fullres.I32]-[$halfres.I32]" office:value-type="float" office:value="13.45920499" calcext:value-type="float">
            <text:p>13.45920499</text:p>
          </table:table-cell>
          <table:table-cell table:formula="of:=[$fullres.J32]-[$halfres.J32]" office:value-type="float" office:value="-39.14741544" calcext:value-type="float">
            <text:p>-39.14741544</text:p>
          </table:table-cell>
          <table:table-cell table:formula="of:=[$fullres.K32]-[$halfres.K32]" office:value-type="float" office:value="1.07025669" calcext:value-type="float">
            <text:p>1.07025669</text:p>
          </table:table-cell>
          <table:table-cell table:formula="of:=[$fullres.L32]-[$halfres.L32]" office:value-type="float" office:value="0.0186795000000002" calcext:value-type="float">
            <text:p>0.0186795000000002</text:p>
          </table:table-cell>
          <table:table-cell table:formula="of:=[$fullres.M32]-[$halfres.M32]" office:value-type="float" office:value="16.93443582" calcext:value-type="float">
            <text:p>16.93443582</text:p>
          </table:table-cell>
          <table:table-cell table:formula="of:=[$fullres.N32]-[$halfres.N32]" office:value-type="float" office:value="2.78474112" calcext:value-type="float">
            <text:p>2.78474112</text:p>
          </table:table-cell>
          <table:table-cell table:formula="of:=[$fullres.O32]-[$halfres.O32]" office:value-type="float" office:value="0" calcext:value-type="float">
            <text:p>0</text:p>
          </table:table-cell>
          <table:table-cell table:formula="of:=[$fullres.P32]-[$halfres.P32]" office:value-type="float" office:value="-10.67022238" calcext:value-type="float">
            <text:p>-10.67022238</text:p>
          </table:table-cell>
          <table:table-cell table:formula="of:=[$fullres.Q32]-[$halfres.Q32]" office:value-type="float" office:value="-1.58763292" calcext:value-type="float">
            <text:p>-1.58763292</text:p>
          </table:table-cell>
          <table:table-cell table:formula="of:=[$fullres.R32]-[$halfres.R32]" office:value-type="float" office:value="26.55975825" calcext:value-type="float">
            <text:p>26.55975825</text:p>
          </table:table-cell>
          <table:table-cell table:formula="of:=[$fullres.S32]-[$halfres.S32]" office:value-type="float" office:value="-13.02554204" calcext:value-type="float">
            <text:p>-13.02554204</text:p>
          </table:table-cell>
          <table:table-cell table:formula="of:=[$fullres.T32]-[$halfres.T32]" office:value-type="float" office:value="-0.2273386" calcext:value-type="float">
            <text:p>-0.2273386</text:p>
          </table:table-cell>
          <table:table-cell table:formula="of:=[$fullres.U32]-[$halfres.U32]" office:value-type="float" office:value="18.81748325" calcext:value-type="float">
            <text:p>18.81748325</text:p>
          </table:table-cell>
          <table:table-cell table:formula="of:=[$fullres.V32]-[$halfres.V32]" office:value-type="float" office:value="-19.60737211" calcext:value-type="float">
            <text:p>-19.60737211</text:p>
          </table:table-cell>
          <table:table-cell table:formula="of:=[$fullres.W32]-[$halfres.W32]" office:value-type="float" office:value="0" calcext:value-type="float">
            <text:p>0</text:p>
          </table:table-cell>
          <table:table-cell table:formula="of:=[$fullres.X32]-[$halfres.X32]" office:value-type="float" office:value="0.02213979" calcext:value-type="float">
            <text:p>0.02213979</text:p>
          </table:table-cell>
          <table:table-cell table:formula="of:=[$fullres.Y32]-[$halfres.Y32]" office:value-type="float" office:value="0.119616" calcext:value-type="float">
            <text:p>0.119616</text:p>
          </table:table-cell>
          <table:table-cell table:formula="of:=[$fullres.Z32]-[$halfres.Z32]" office:value-type="float" office:value="0.71250479" calcext:value-type="float">
            <text:p>0.71250479</text:p>
          </table:table-cell>
          <table:table-cell table:formula="of:=[$fullres.AA32]-[$halfres.AA32]" office:value-type="float" office:value="0.0411158" calcext:value-type="float">
            <text:p>0.0411158</text:p>
          </table:table-cell>
          <table:table-cell table:formula="of:=[$fullres.AB32]-[$halfres.AB32]" office:value-type="float" office:value="0.15908928" calcext:value-type="float">
            <text:p>0.15908928</text:p>
          </table:table-cell>
          <table:table-cell table:formula="of:=[$fullres.AC32]-[$halfres.AC32]" office:value-type="float" office:value="0.75703634" calcext:value-type="float">
            <text:p>0.75703634</text:p>
          </table:table-cell>
          <table:table-cell table:formula="of:=[$fullres.AD32]-[$halfres.AD32]" office:value-type="float" office:value="0.03637346" calcext:value-type="float">
            <text:p>0.03637346</text:p>
          </table:table-cell>
          <table:table-cell table:formula="of:=[$fullres.AE32]-[$halfres.AE32]" office:value-type="float" office:value="0.29083435" calcext:value-type="float">
            <text:p>0.29083435</text:p>
          </table:table-cell>
          <table:table-cell table:formula="of:=[$fullres.AF32]-[$halfres.AF32]" office:value-type="float" office:value="0.75703634" calcext:value-type="float">
            <text:p>0.75703634</text:p>
          </table:table-cell>
          <table:table-cell table:formula="of:=[$fullres.AG32]-[$halfres.AG32]" office:value-type="float" office:value="0.02530357" calcext:value-type="float">
            <text:p>0.02530357</text:p>
          </table:table-cell>
          <table:table-cell table:formula="of:=[$fullres.AH32]-[$halfres.AH32]" office:value-type="float" office:value="0.29083435" calcext:value-type="float">
            <text:p>0.29083435</text:p>
          </table:table-cell>
          <table:table-cell table:formula="of:=[$fullres.AI32]-[$halfres.AI32]" office:value-type="float" office:value="0.62344169" calcext:value-type="float">
            <text:p>0.62344169</text:p>
          </table:table-cell>
          <table:table-cell table:formula="of:=[$fullres.AJ32]-[$halfres.AJ32]" office:value-type="float" office:value="0.020559" calcext:value-type="float">
            <text:p>0.020559</text:p>
          </table:table-cell>
          <table:table-cell table:formula="of:=[$fullres.AK32]-[$halfres.AK32]" office:value-type="float" office:value="0.24392096" calcext:value-type="float">
            <text:p>0.24392096</text:p>
          </table:table-cell>
          <table:table-cell table:formula="of:=[$fullres.AL32]-[$halfres.AL32]" office:value-type="float" office:value="0.57891014" calcext:value-type="float">
            <text:p>0.57891014</text:p>
          </table:table-cell>
          <table:table-cell table:formula="of:=[$fullres.AM32]-[$halfres.AM32]" office:value-type="float" office:value="0.01265068" calcext:value-type="float">
            <text:p>0.01265068</text:p>
          </table:table-cell>
          <table:table-cell table:formula="of:=[$fullres.AN32]-[$halfres.AN32]" office:value-type="float" office:value="0.18528518" calcext:value-type="float">
            <text:p>0.18528518</text:p>
          </table:table-cell>
          <table:table-cell table:formula="of:=[$fullres.AO32]-[$halfres.AO32]" office:value-type="float" office:value="0.53437859" calcext:value-type="float">
            <text:p>0.53437859</text:p>
          </table:table-cell>
          <table:table-cell table:formula="of:=[$fullres.AP32]-[$halfres.AP32]" office:value-type="float" office:value="0.15814231" calcext:value-type="float">
            <text:p>0.15814231</text:p>
          </table:table-cell>
          <table:table-cell table:formula="of:=[$fullres.AQ32]-[$halfres.AQ32]" office:value-type="float" office:value="1.35312016" calcext:value-type="float">
            <text:p>1.35312016</text:p>
          </table:table-cell>
          <table:table-cell table:formula="of:=[$fullres.AR32]-[$halfres.AR32]" office:value-type="float" office:value="3.96273789" calcext:value-type="float">
            <text:p>3.96273789</text:p>
          </table:table-cell>
          <table:table-cell table:formula="of:=[$fullres.AS32]-[$halfres.AS32]" office:value-type="float" office:value="0" calcext:value-type="float">
            <text:p>0</text:p>
          </table:table-cell>
          <table:table-cell table:formula="of:=[$fullres.AT32]-[$halfres.AT32]" office:value-type="float" office:value="0" calcext:value-type="float">
            <text:p>0</text:p>
          </table:table-cell>
          <table:table-cell table:formula="of:=[$fullres.AU32]-[$halfres.AU32]" office:value-type="float" office:value="1.55100213" calcext:value-type="float">
            <text:p>1.55100213</text:p>
          </table:table-cell>
          <table:table-cell table:formula="of:=[$fullres.AV32]-[$halfres.AV32]" office:value-type="float" office:value="-1.22381634" calcext:value-type="float">
            <text:p>-1.22381634</text:p>
          </table:table-cell>
          <table:table-cell table:formula="of:=[$fullres.AW32]-[$halfres.AW32]" office:value-type="float" office:value="-0.11158963" calcext:value-type="float">
            <text:p>-0.11158963</text:p>
          </table:table-cell>
          <table:table-cell table:formula="of:=[$fullres.AX32]-[$halfres.AX32]" office:value-type="float" office:value="-0.89908262" calcext:value-type="float">
            <text:p>-0.89908262</text:p>
          </table:table-cell>
          <table:table-cell table:formula="of:=[$fullres.AY32]-[$halfres.AY32]" office:value-type="float" office:value="-2.29418707" calcext:value-type="float">
            <text:p>-2.29418707</text:p>
          </table:table-cell>
          <table:table-cell table:formula="of:=[$fullres.AZ32]-[$halfres.AZ32]" office:value-type="float" office:value="0.374793560000001" calcext:value-type="float">
            <text:p>0.374793560000001</text:p>
          </table:table-cell>
          <table:table-cell table:formula="of:=[$fullres.BA32]-[$halfres.BA32]" office:value-type="float" office:value="1.32069122999999" calcext:value-type="float">
            <text:p>1.32069122999999</text:p>
          </table:table-cell>
          <table:table-cell table:formula="of:=[$fullres.BB32]-[$halfres.BB32]" office:value-type="float" office:value="0" calcext:value-type="float">
            <text:p>0</text:p>
          </table:table-cell>
          <table:table-cell table:formula="of:=[$fullres.BC32]-[$halfres.BC32]" office:value-type="float" office:value="0" calcext:value-type="float">
            <text:p>0</text:p>
          </table:table-cell>
          <table:table-cell table:formula="of:=[$fullres.BD32]-[$halfres.BD32]" office:value-type="float" office:value="0" calcext:value-type="float">
            <text:p>0</text:p>
          </table:table-cell>
          <table:table-cell table:formula="of:=[$fullres.BE32]-[$halfres.BE32]" office:value-type="float" office:value="-1.33575964" calcext:value-type="float">
            <text:p>-1.33575964</text:p>
          </table:table-cell>
          <table:table-cell table:formula="of:=[$fullres.BF32]-[$halfres.BF32]" office:value-type="float" office:value="0.212053709999999" calcext:value-type="float">
            <text:p>0.212053709999999</text:p>
          </table:table-cell>
          <table:table-cell table:formula="of:=[$fullres.BG32]-[$halfres.BG32]" office:value-type="float" office:value="0.47792159" calcext:value-type="float">
            <text:p>0.47792159</text:p>
          </table:table-cell>
          <table:table-cell table:formula="of:=[$fullres.BH32]-[$halfres.BH32]" office:value-type="float" office:value="1.19929407" calcext:value-type="float">
            <text:p>1.19929407</text:p>
          </table:table-cell>
          <table:table-cell table:formula="of:=[$fullres.BI32]-[$halfres.BI32]" office:value-type="float" office:value="0" calcext:value-type="float">
            <text:p>0</text:p>
          </table:table-cell>
          <table:table-cell table:formula="of:=[$fullres.BJ32]-[$halfres.BJ32]" office:value-type="float" office:value="0" calcext:value-type="float">
            <text:p>0</text:p>
          </table:table-cell>
          <table:table-cell table:formula="of:=[$fullres.BK32]-[$halfres.BK32]" office:value-type="float" office:value="0" calcext:value-type="float">
            <text:p>0</text:p>
          </table:table-cell>
        </table:table-row>
        <table:table-row table:style-name="ro1">
          <table:table-cell table:formula="of:=[$fullres.A33]-[$halfres.A33]" office:value-type="float" office:value="0" calcext:value-type="float">
            <text:p>0</text:p>
          </table:table-cell>
          <table:table-cell table:formula="of:=[$fullres.B33]-[$halfres.B33]" office:value-type="float" office:value="-1.29358376" calcext:value-type="float">
            <text:p>-1.29358376</text:p>
          </table:table-cell>
          <table:table-cell table:formula="of:=[$fullres.C33]-[$halfres.C33]" office:value-type="float" office:value="-0.81423246" calcext:value-type="float">
            <text:p>-0.81423246</text:p>
          </table:table-cell>
          <table:table-cell table:formula="of:=[$fullres.D33]-[$halfres.D33]" office:value-type="float" office:value="-3.12893913000001" calcext:value-type="float">
            <text:p>-3.12893913000001</text:p>
          </table:table-cell>
          <table:table-cell table:formula="of:=[$fullres.E33]-[$halfres.E33]" office:value-type="float" office:value="-0.00569645" calcext:value-type="float">
            <text:p>-0.00569645</text:p>
          </table:table-cell>
          <table:table-cell table:formula="of:=[$fullres.F33]-[$halfres.F33]" office:value-type="float" office:value="-0.00689899999999999" calcext:value-type="float">
            <text:p>-0.00689899999999999</text:p>
          </table:table-cell>
          <table:table-cell table:formula="of:=[$fullres.G33]-[$halfres.G33]" office:value-type="float" office:value="0.00784187000000003" calcext:value-type="float">
            <text:p>0.00784187000000003</text:p>
          </table:table-cell>
          <table:table-cell table:formula="of:=[$fullres.H33]-[$halfres.H33]" office:value-type="float" office:value="-28.59545688" calcext:value-type="float">
            <text:p>-28.59545688</text:p>
          </table:table-cell>
          <table:table-cell table:formula="of:=[$fullres.I33]-[$halfres.I33]" office:value-type="float" office:value="11.14864111" calcext:value-type="float">
            <text:p>11.14864111</text:p>
          </table:table-cell>
          <table:table-cell table:formula="of:=[$fullres.J33]-[$halfres.J33]" office:value-type="float" office:value="-38.54994943" calcext:value-type="float">
            <text:p>-38.54994943</text:p>
          </table:table-cell>
          <table:table-cell table:formula="of:=[$fullres.K33]-[$halfres.K33]" office:value-type="float" office:value="1.39950539" calcext:value-type="float">
            <text:p>1.39950539</text:p>
          </table:table-cell>
          <table:table-cell table:formula="of:=[$fullres.L33]-[$halfres.L33]" office:value-type="float" office:value="0.02442597" calcext:value-type="float">
            <text:p>0.02442597</text:p>
          </table:table-cell>
          <table:table-cell table:formula="of:=[$fullres.M33]-[$halfres.M33]" office:value-type="float" office:value="17.14340575" calcext:value-type="float">
            <text:p>17.14340575</text:p>
          </table:table-cell>
          <table:table-cell table:formula="of:=[$fullres.N33]-[$halfres.N33]" office:value-type="float" office:value="6.41646793" calcext:value-type="float">
            <text:p>6.41646793</text:p>
          </table:table-cell>
          <table:table-cell table:formula="of:=[$fullres.O33]-[$halfres.O33]" office:value-type="float" office:value="0" calcext:value-type="float">
            <text:p>0</text:p>
          </table:table-cell>
          <table:table-cell table:formula="of:=[$fullres.P33]-[$halfres.P33]" office:value-type="float" office:value="-10.55911148" calcext:value-type="float">
            <text:p>-10.55911148</text:p>
          </table:table-cell>
          <table:table-cell table:formula="of:=[$fullres.Q33]-[$halfres.Q33]" office:value-type="float" office:value="-3.23049687" calcext:value-type="float">
            <text:p>-3.23049687</text:p>
          </table:table-cell>
          <table:table-cell table:formula="of:=[$fullres.R33]-[$halfres.R33]" office:value-type="float" office:value="25.0143126" calcext:value-type="float">
            <text:p>25.0143126</text:p>
          </table:table-cell>
          <table:table-cell table:formula="of:=[$fullres.S33]-[$halfres.S33]" office:value-type="float" office:value="-10.92293449" calcext:value-type="float">
            <text:p>-10.92293449</text:p>
          </table:table-cell>
          <table:table-cell table:formula="of:=[$fullres.T33]-[$halfres.T33]" office:value-type="float" office:value="-0.19064117" calcext:value-type="float">
            <text:p>-0.19064117</text:p>
          </table:table-cell>
          <table:table-cell table:formula="of:=[$fullres.U33]-[$halfres.U33]" office:value-type="float" office:value="19.04906561" calcext:value-type="float">
            <text:p>19.04906561</text:p>
          </table:table-cell>
          <table:table-cell table:formula="of:=[$fullres.V33]-[$halfres.V33]" office:value-type="float" office:value="-19.6120308" calcext:value-type="float">
            <text:p>-19.6120308</text:p>
          </table:table-cell>
          <table:table-cell table:formula="of:=[$fullres.W33]-[$halfres.W33]" office:value-type="float" office:value="0" calcext:value-type="float">
            <text:p>0</text:p>
          </table:table-cell>
          <table:table-cell table:formula="of:=[$fullres.X33]-[$halfres.X33]" office:value-type="float" office:value="0.02501758" calcext:value-type="float">
            <text:p>0.02501758</text:p>
          </table:table-cell>
          <table:table-cell table:formula="of:=[$fullres.Y33]-[$halfres.Y33]" office:value-type="float" office:value="0.19879854" calcext:value-type="float">
            <text:p>0.19879854</text:p>
          </table:table-cell>
          <table:table-cell table:formula="of:=[$fullres.Z33]-[$halfres.Z33]" office:value-type="float" office:value="0.57214838" calcext:value-type="float">
            <text:p>0.57214838</text:p>
          </table:table-cell>
          <table:table-cell table:formula="of:=[$fullres.AA33]-[$halfres.AA33]" office:value-type="float" office:value="0.04646014" calcext:value-type="float">
            <text:p>0.04646014</text:p>
          </table:table-cell>
          <table:table-cell table:formula="of:=[$fullres.AB33]-[$halfres.AB33]" office:value-type="float" office:value="0.26440206" calcext:value-type="float">
            <text:p>0.26440206</text:p>
          </table:table-cell>
          <table:table-cell table:formula="of:=[$fullres.AC33]-[$halfres.AC33]" office:value-type="float" office:value="0.60790766" calcext:value-type="float">
            <text:p>0.60790766</text:p>
          </table:table-cell>
          <table:table-cell table:formula="of:=[$fullres.AD33]-[$halfres.AD33]" office:value-type="float" office:value="0.04110138" calcext:value-type="float">
            <text:p>0.04110138</text:p>
          </table:table-cell>
          <table:table-cell table:formula="of:=[$fullres.AE33]-[$halfres.AE33]" office:value-type="float" office:value="0.48335878" calcext:value-type="float">
            <text:p>0.48335878</text:p>
          </table:table-cell>
          <table:table-cell table:formula="of:=[$fullres.AF33]-[$halfres.AF33]" office:value-type="float" office:value="0.60790766" calcext:value-type="float">
            <text:p>0.60790766</text:p>
          </table:table-cell>
          <table:table-cell table:formula="of:=[$fullres.AG33]-[$halfres.AG33]" office:value-type="float" office:value="0.02859259" calcext:value-type="float">
            <text:p>0.02859259</text:p>
          </table:table-cell>
          <table:table-cell table:formula="of:=[$fullres.AH33]-[$halfres.AH33]" office:value-type="float" office:value="0.48335878" calcext:value-type="float">
            <text:p>0.48335878</text:p>
          </table:table-cell>
          <table:table-cell table:formula="of:=[$fullres.AI33]-[$halfres.AI33]" office:value-type="float" office:value="0.50062984" calcext:value-type="float">
            <text:p>0.50062984</text:p>
          </table:table-cell>
          <table:table-cell table:formula="of:=[$fullres.AJ33]-[$halfres.AJ33]" office:value-type="float" office:value="0.02323133" calcext:value-type="float">
            <text:p>0.02323133</text:p>
          </table:table-cell>
          <table:table-cell table:formula="of:=[$fullres.AK33]-[$halfres.AK33]" office:value-type="float" office:value="0.40538999" calcext:value-type="float">
            <text:p>0.40538999</text:p>
          </table:table-cell>
          <table:table-cell table:formula="of:=[$fullres.AL33]-[$halfres.AL33]" office:value-type="float" office:value="0.46487056" calcext:value-type="float">
            <text:p>0.46487056</text:p>
          </table:table-cell>
          <table:table-cell table:formula="of:=[$fullres.AM33]-[$halfres.AM33]" office:value-type="float" office:value="0.01429505" calcext:value-type="float">
            <text:p>0.01429505</text:p>
          </table:table-cell>
          <table:table-cell table:formula="of:=[$fullres.AN33]-[$halfres.AN33]" office:value-type="float" office:value="0.30793895" calcext:value-type="float">
            <text:p>0.30793895</text:p>
          </table:table-cell>
          <table:table-cell table:formula="of:=[$fullres.AO33]-[$halfres.AO33]" office:value-type="float" office:value="0.42911128" calcext:value-type="float">
            <text:p>0.42911128</text:p>
          </table:table-cell>
          <table:table-cell table:formula="of:=[$fullres.AP33]-[$halfres.AP33]" office:value-type="float" office:value="0.17869806" calcext:value-type="float">
            <text:p>0.17869806</text:p>
          </table:table-cell>
          <table:table-cell table:formula="of:=[$fullres.AQ33]-[$halfres.AQ33]" office:value-type="float" office:value="2.24884889" calcext:value-type="float">
            <text:p>2.24884889</text:p>
          </table:table-cell>
          <table:table-cell table:formula="of:=[$fullres.AR33]-[$halfres.AR33]" office:value-type="float" office:value="3.18211765" calcext:value-type="float">
            <text:p>3.18211765</text:p>
          </table:table-cell>
          <table:table-cell table:formula="of:=[$fullres.AS33]-[$halfres.AS33]" office:value-type="float" office:value="0" calcext:value-type="float">
            <text:p>0</text:p>
          </table:table-cell>
          <table:table-cell table:formula="of:=[$fullres.AT33]-[$halfres.AT33]" office:value-type="float" office:value="0" calcext:value-type="float">
            <text:p>0</text:p>
          </table:table-cell>
          <table:table-cell table:formula="of:=[$fullres.AU33]-[$halfres.AU33]" office:value-type="float" office:value="1.6980911" calcext:value-type="float">
            <text:p>1.6980911</text:p>
          </table:table-cell>
          <table:table-cell table:formula="of:=[$fullres.AV33]-[$halfres.AV33]" office:value-type="float" office:value="-3.18457408" calcext:value-type="float">
            <text:p>-3.18457408</text:p>
          </table:table-cell>
          <table:table-cell table:formula="of:=[$fullres.AW33]-[$halfres.AW33]" office:value-type="float" office:value="-0.0380425600000001" calcext:value-type="float">
            <text:p>-0.0380425600000001</text:p>
          </table:table-cell>
          <table:table-cell table:formula="of:=[$fullres.AX33]-[$halfres.AX33]" office:value-type="float" office:value="-1.02617832" calcext:value-type="float">
            <text:p>-1.02617832</text:p>
          </table:table-cell>
          <table:table-cell table:formula="of:=[$fullres.AY33]-[$halfres.AY33]" office:value-type="float" office:value="-2.83078985" calcext:value-type="float">
            <text:p>-2.83078985</text:p>
          </table:table-cell>
          <table:table-cell table:formula="of:=[$fullres.AZ33]-[$halfres.AZ33]" office:value-type="float" office:value="0.435433269999997" calcext:value-type="float">
            <text:p>0.435433269999997</text:p>
          </table:table-cell>
          <table:table-cell table:formula="of:=[$fullres.BA33]-[$halfres.BA33]" office:value-type="float" office:value="1.19732891" calcext:value-type="float">
            <text:p>1.19732891</text:p>
          </table:table-cell>
          <table:table-cell table:formula="of:=[$fullres.BB33]-[$halfres.BB33]" office:value-type="float" office:value="0" calcext:value-type="float">
            <text:p>0</text:p>
          </table:table-cell>
          <table:table-cell table:formula="of:=[$fullres.BC33]-[$halfres.BC33]" office:value-type="float" office:value="0" calcext:value-type="float">
            <text:p>0</text:p>
          </table:table-cell>
          <table:table-cell table:formula="of:=[$fullres.BD33]-[$halfres.BD33]" office:value-type="float" office:value="0" calcext:value-type="float">
            <text:p>0</text:p>
          </table:table-cell>
          <table:table-cell table:formula="of:=[$fullres.BE33]-[$halfres.BE33]" office:value-type="float" office:value="-2.01587924" calcext:value-type="float">
            <text:p>-2.01587924</text:p>
          </table:table-cell>
          <table:table-cell table:formula="of:=[$fullres.BF33]-[$halfres.BF33]" office:value-type="float" office:value="1.75920639" calcext:value-type="float">
            <text:p>1.75920639</text:p>
          </table:table-cell>
          <table:table-cell table:formula="of:=[$fullres.BG33]-[$halfres.BG33]" office:value-type="float" office:value="-7.37533658" calcext:value-type="float">
            <text:p>-7.37533658</text:p>
          </table:table-cell>
          <table:table-cell table:formula="of:=[$fullres.BH33]-[$halfres.BH33]" office:value-type="float" office:value="1.69856893" calcext:value-type="float">
            <text:p>1.69856893</text:p>
          </table:table-cell>
          <table:table-cell table:formula="of:=[$fullres.BI33]-[$halfres.BI33]" office:value-type="float" office:value="0" calcext:value-type="float">
            <text:p>0</text:p>
          </table:table-cell>
          <table:table-cell table:formula="of:=[$fullres.BJ33]-[$halfres.BJ33]" office:value-type="float" office:value="0" calcext:value-type="float">
            <text:p>0</text:p>
          </table:table-cell>
          <table:table-cell table:formula="of:=[$fullres.BK33]-[$halfres.BK33]" office:value-type="float" office:value="0" calcext:value-type="float">
            <text:p>0</text:p>
          </table:table-cell>
        </table:table-row>
        <table:table-row table:style-name="ro1">
          <table:table-cell table:formula="of:=[$fullres.A34]-[$halfres.A34]" office:value-type="float" office:value="0" calcext:value-type="float">
            <text:p>0</text:p>
          </table:table-cell>
          <table:table-cell table:formula="of:=[$fullres.B34]-[$halfres.B34]" office:value-type="float" office:value="-1.65391563" calcext:value-type="float">
            <text:p>-1.65391563</text:p>
          </table:table-cell>
          <table:table-cell table:formula="of:=[$fullres.C34]-[$halfres.C34]" office:value-type="float" office:value="-0.852331609999999" calcext:value-type="float">
            <text:p>-0.852331609999999</text:p>
          </table:table-cell>
          <table:table-cell table:formula="of:=[$fullres.D34]-[$halfres.D34]" office:value-type="float" office:value="-2.38761821" calcext:value-type="float">
            <text:p>-2.38761821</text:p>
          </table:table-cell>
          <table:table-cell table:formula="of:=[$fullres.E34]-[$halfres.E34]" office:value-type="float" office:value="-0.00496706" calcext:value-type="float">
            <text:p>-0.00496706</text:p>
          </table:table-cell>
          <table:table-cell table:formula="of:=[$fullres.F34]-[$halfres.F34]" office:value-type="float" office:value="-0.00740013000000006" calcext:value-type="float">
            <text:p>-0.00740013000000006</text:p>
          </table:table-cell>
          <table:table-cell table:formula="of:=[$fullres.G34]-[$halfres.G34]" office:value-type="float" office:value="0.00810800999999994" calcext:value-type="float">
            <text:p>0.00810800999999994</text:p>
          </table:table-cell>
          <table:table-cell table:formula="of:=[$fullres.H34]-[$halfres.H34]" office:value-type="float" office:value="-27.67411577" calcext:value-type="float">
            <text:p>-27.67411577</text:p>
          </table:table-cell>
          <table:table-cell table:formula="of:=[$fullres.I34]-[$halfres.I34]" office:value-type="float" office:value="8.77462415" calcext:value-type="float">
            <text:p>8.77462415</text:p>
          </table:table-cell>
          <table:table-cell table:formula="of:=[$fullres.J34]-[$halfres.J34]" office:value-type="float" office:value="-36.12212468" calcext:value-type="float">
            <text:p>-36.12212468</text:p>
          </table:table-cell>
          <table:table-cell table:formula="of:=[$fullres.K34]-[$halfres.K34]" office:value-type="float" office:value="1.12470356999999" calcext:value-type="float">
            <text:p>1.12470356999999</text:p>
          </table:table-cell>
          <table:table-cell table:formula="of:=[$fullres.L34]-[$halfres.L34]" office:value-type="float" office:value="0.01962978" calcext:value-type="float">
            <text:p>0.01962978</text:p>
          </table:table-cell>
          <table:table-cell table:formula="of:=[$fullres.M34]-[$halfres.M34]" office:value-type="float" office:value="16.74395785" calcext:value-type="float">
            <text:p>16.74395785</text:p>
          </table:table-cell>
          <table:table-cell table:formula="of:=[$fullres.N34]-[$halfres.N34]" office:value-type="float" office:value="9.07161931" calcext:value-type="float">
            <text:p>9.07161931</text:p>
          </table:table-cell>
          <table:table-cell table:formula="of:=[$fullres.O34]-[$halfres.O34]" office:value-type="float" office:value="0" calcext:value-type="float">
            <text:p>0</text:p>
          </table:table-cell>
          <table:table-cell table:formula="of:=[$fullres.P34]-[$halfres.P34]" office:value-type="float" office:value="-11.05712553" calcext:value-type="float">
            <text:p>-11.05712553</text:p>
          </table:table-cell>
          <table:table-cell table:formula="of:=[$fullres.Q34]-[$halfres.Q34]" office:value-type="float" office:value="-4.78351737" calcext:value-type="float">
            <text:p>-4.78351737</text:p>
          </table:table-cell>
          <table:table-cell table:formula="of:=[$fullres.R34]-[$halfres.R34]" office:value-type="float" office:value="22.13266559" calcext:value-type="float">
            <text:p>22.13266559</text:p>
          </table:table-cell>
          <table:table-cell table:formula="of:=[$fullres.S34]-[$halfres.S34]" office:value-type="float" office:value="-8.66260078000001" calcext:value-type="float">
            <text:p>-8.66260078000001</text:p>
          </table:table-cell>
          <table:table-cell table:formula="of:=[$fullres.T34]-[$halfres.T34]" office:value-type="float" office:value="-0.1511909" calcext:value-type="float">
            <text:p>-0.1511909</text:p>
          </table:table-cell>
          <table:table-cell table:formula="of:=[$fullres.U34]-[$halfres.U34]" office:value-type="float" office:value="18.7784988" calcext:value-type="float">
            <text:p>18.7784988</text:p>
          </table:table-cell>
          <table:table-cell table:formula="of:=[$fullres.V34]-[$halfres.V34]" office:value-type="float" office:value="-19.6222016" calcext:value-type="float">
            <text:p>-19.6222016</text:p>
          </table:table-cell>
          <table:table-cell table:formula="of:=[$fullres.W34]-[$halfres.W34]" office:value-type="float" office:value="0" calcext:value-type="float">
            <text:p>0</text:p>
          </table:table-cell>
          <table:table-cell table:formula="of:=[$fullres.X34]-[$halfres.X34]" office:value-type="float" office:value="0.02214627" calcext:value-type="float">
            <text:p>0.02214627</text:p>
          </table:table-cell>
          <table:table-cell table:formula="of:=[$fullres.Y34]-[$halfres.Y34]" office:value-type="float" office:value="0.24227113" calcext:value-type="float">
            <text:p>0.24227113</text:p>
          </table:table-cell>
          <table:table-cell table:formula="of:=[$fullres.Z34]-[$halfres.Z34]" office:value-type="float" office:value="0.48690492" calcext:value-type="float">
            <text:p>0.48690492</text:p>
          </table:table-cell>
          <table:table-cell table:formula="of:=[$fullres.AA34]-[$halfres.AA34]" office:value-type="float" office:value="0.04112784" calcext:value-type="float">
            <text:p>0.04112784</text:p>
          </table:table-cell>
          <table:table-cell table:formula="of:=[$fullres.AB34]-[$halfres.AB34]" office:value-type="float" office:value="0.32222061" calcext:value-type="float">
            <text:p>0.32222061</text:p>
          </table:table-cell>
          <table:table-cell table:formula="of:=[$fullres.AC34]-[$halfres.AC34]" office:value-type="float" office:value="0.51733649" calcext:value-type="float">
            <text:p>0.51733649</text:p>
          </table:table-cell>
          <table:table-cell table:formula="of:=[$fullres.AD34]-[$halfres.AD34]" office:value-type="float" office:value="0.03638411" calcext:value-type="float">
            <text:p>0.03638411</text:p>
          </table:table-cell>
          <table:table-cell table:formula="of:=[$fullres.AE34]-[$halfres.AE34]" office:value-type="float" office:value="0.58905805" calcext:value-type="float">
            <text:p>0.58905805</text:p>
          </table:table-cell>
          <table:table-cell table:formula="of:=[$fullres.AF34]-[$halfres.AF34]" office:value-type="float" office:value="0.51733649" calcext:value-type="float">
            <text:p>0.51733649</text:p>
          </table:table-cell>
          <table:table-cell table:formula="of:=[$fullres.AG34]-[$halfres.AG34]" office:value-type="float" office:value="0.02531097" calcext:value-type="float">
            <text:p>0.02531097</text:p>
          </table:table-cell>
          <table:table-cell table:formula="of:=[$fullres.AH34]-[$halfres.AH34]" office:value-type="float" office:value="0.58905805" calcext:value-type="float">
            <text:p>0.58905805</text:p>
          </table:table-cell>
          <table:table-cell table:formula="of:=[$fullres.AI34]-[$halfres.AI34]" office:value-type="float" office:value="0.42604181" calcext:value-type="float">
            <text:p>0.42604181</text:p>
          </table:table-cell>
          <table:table-cell table:formula="of:=[$fullres.AJ34]-[$halfres.AJ34]" office:value-type="float" office:value="0.02056503" calcext:value-type="float">
            <text:p>0.02056503</text:p>
          </table:table-cell>
          <table:table-cell table:formula="of:=[$fullres.AK34]-[$halfres.AK34]" office:value-type="float" office:value="0.4940393" calcext:value-type="float">
            <text:p>0.4940393</text:p>
          </table:table-cell>
          <table:table-cell table:formula="of:=[$fullres.AL34]-[$halfres.AL34]" office:value-type="float" office:value="0.39561025" calcext:value-type="float">
            <text:p>0.39561025</text:p>
          </table:table-cell>
          <table:table-cell table:formula="of:=[$fullres.AM34]-[$halfres.AM34]" office:value-type="float" office:value="0.01265438" calcext:value-type="float">
            <text:p>0.01265438</text:p>
          </table:table-cell>
          <table:table-cell table:formula="of:=[$fullres.AN34]-[$halfres.AN34]" office:value-type="float" office:value="0.37527799" calcext:value-type="float">
            <text:p>0.37527799</text:p>
          </table:table-cell>
          <table:table-cell table:formula="of:=[$fullres.AO34]-[$halfres.AO34]" office:value-type="float" office:value="0.36517869" calcext:value-type="float">
            <text:p>0.36517869</text:p>
          </table:table-cell>
          <table:table-cell table:formula="of:=[$fullres.AP34]-[$halfres.AP34]" office:value-type="float" office:value="0.15818858" calcext:value-type="float">
            <text:p>0.15818858</text:p>
          </table:table-cell>
          <table:table-cell table:formula="of:=[$fullres.AQ34]-[$halfres.AQ34]" office:value-type="float" office:value="2.74061956" calcext:value-type="float">
            <text:p>2.74061956</text:p>
          </table:table-cell>
          <table:table-cell table:formula="of:=[$fullres.AR34]-[$halfres.AR34]" office:value-type="float" office:value="2.70801911" calcext:value-type="float">
            <text:p>2.70801911</text:p>
          </table:table-cell>
          <table:table-cell table:formula="of:=[$fullres.AS34]-[$halfres.AS34]" office:value-type="float" office:value="0" calcext:value-type="float">
            <text:p>0</text:p>
          </table:table-cell>
          <table:table-cell table:formula="of:=[$fullres.AT34]-[$halfres.AT34]" office:value-type="float" office:value="0" calcext:value-type="float">
            <text:p>0</text:p>
          </table:table-cell>
          <table:table-cell table:formula="of:=[$fullres.AU34]-[$halfres.AU34]" office:value-type="float" office:value="1.61220698" calcext:value-type="float">
            <text:p>1.61220698</text:p>
          </table:table-cell>
          <table:table-cell table:formula="of:=[$fullres.AV34]-[$halfres.AV34]" office:value-type="float" office:value="-1.19669209" calcext:value-type="float">
            <text:p>-1.19669209</text:p>
          </table:table-cell>
          <table:table-cell table:formula="of:=[$fullres.AW34]-[$halfres.AW34]" office:value-type="float" office:value="-1.16753281" calcext:value-type="float">
            <text:p>-1.16753281</text:p>
          </table:table-cell>
          <table:table-cell table:formula="of:=[$fullres.AX34]-[$halfres.AX34]" office:value-type="float" office:value="-1.66544582" calcext:value-type="float">
            <text:p>-1.66544582</text:p>
          </table:table-cell>
          <table:table-cell table:formula="of:=[$fullres.AY34]-[$halfres.AY34]" office:value-type="float" office:value="-2.96344758" calcext:value-type="float">
            <text:p>-2.96344758</text:p>
          </table:table-cell>
          <table:table-cell table:formula="of:=[$fullres.AZ34]-[$halfres.AZ34]" office:value-type="float" office:value="-0.162242209999995" calcext:value-type="float">
            <text:p>-0.162242209999995</text:p>
          </table:table-cell>
          <table:table-cell table:formula="of:=[$fullres.BA34]-[$halfres.BA34]" office:value-type="float" office:value="1.34012887999999" calcext:value-type="float">
            <text:p>1.34012887999999</text:p>
          </table:table-cell>
          <table:table-cell table:formula="of:=[$fullres.BB34]-[$halfres.BB34]" office:value-type="float" office:value="0" calcext:value-type="float">
            <text:p>0</text:p>
          </table:table-cell>
          <table:table-cell table:formula="of:=[$fullres.BC34]-[$halfres.BC34]" office:value-type="float" office:value="0" calcext:value-type="float">
            <text:p>0</text:p>
          </table:table-cell>
          <table:table-cell table:formula="of:=[$fullres.BD34]-[$halfres.BD34]" office:value-type="float" office:value="0" calcext:value-type="float">
            <text:p>0</text:p>
          </table:table-cell>
          <table:table-cell table:formula="of:=[$fullres.BE34]-[$halfres.BE34]" office:value-type="float" office:value="-1.62308553" calcext:value-type="float">
            <text:p>-1.62308553</text:p>
          </table:table-cell>
          <table:table-cell table:formula="of:=[$fullres.BF34]-[$halfres.BF34]" office:value-type="float" office:value="1.19777803" calcext:value-type="float">
            <text:p>1.19777803</text:p>
          </table:table-cell>
          <table:table-cell table:formula="of:=[$fullres.BG34]-[$halfres.BG34]" office:value-type="float" office:value="-3.4473052" calcext:value-type="float">
            <text:p>-3.4473052</text:p>
          </table:table-cell>
          <table:table-cell table:formula="of:=[$fullres.BH34]-[$halfres.BH34]" office:value-type="float" office:value="1.35817596" calcext:value-type="float">
            <text:p>1.35817596</text:p>
          </table:table-cell>
          <table:table-cell table:formula="of:=[$fullres.BI34]-[$halfres.BI34]" office:value-type="float" office:value="0" calcext:value-type="float">
            <text:p>0</text:p>
          </table:table-cell>
          <table:table-cell table:formula="of:=[$fullres.BJ34]-[$halfres.BJ34]" office:value-type="float" office:value="0" calcext:value-type="float">
            <text:p>0</text:p>
          </table:table-cell>
          <table:table-cell table:formula="of:=[$fullres.BK34]-[$halfres.BK34]" office:value-type="float" office:value="0" calcext:value-type="float">
            <text:p>0</text:p>
          </table:table-cell>
        </table:table-row>
        <table:table-row table:style-name="ro1">
          <table:table-cell table:formula="of:=[$fullres.A35]-[$halfres.A35]" office:value-type="float" office:value="0" calcext:value-type="float">
            <text:p>0</text:p>
          </table:table-cell>
          <table:table-cell table:formula="of:=[$fullres.B35]-[$halfres.B35]" office:value-type="float" office:value="-1.81714701" calcext:value-type="float">
            <text:p>-1.81714701</text:p>
          </table:table-cell>
          <table:table-cell table:formula="of:=[$fullres.C35]-[$halfres.C35]" office:value-type="float" office:value="-0.84978266" calcext:value-type="float">
            <text:p>-0.84978266</text:p>
          </table:table-cell>
          <table:table-cell table:formula="of:=[$fullres.D35]-[$halfres.D35]" office:value-type="float" office:value="-1.92072315999999" calcext:value-type="float">
            <text:p>-1.92072315999999</text:p>
          </table:table-cell>
          <table:table-cell table:formula="of:=[$fullres.E35]-[$halfres.E35]" office:value-type="float" office:value="-0.00461917" calcext:value-type="float">
            <text:p>-0.00461917</text:p>
          </table:table-cell>
          <table:table-cell table:formula="of:=[$fullres.F35]-[$halfres.F35]" office:value-type="float" office:value="-0.00761925999999991" calcext:value-type="float">
            <text:p>-0.00761925999999991</text:p>
          </table:table-cell>
          <table:table-cell table:formula="of:=[$fullres.G35]-[$halfres.G35]" office:value-type="float" office:value="0.00833300000000015" calcext:value-type="float">
            <text:p>0.00833300000000015</text:p>
          </table:table-cell>
          <table:table-cell table:formula="of:=[$fullres.H35]-[$halfres.H35]" office:value-type="float" office:value="-26.3839624" calcext:value-type="float">
            <text:p>-26.3839624</text:p>
          </table:table-cell>
          <table:table-cell table:formula="of:=[$fullres.I35]-[$halfres.I35]" office:value-type="float" office:value="6.7410487" calcext:value-type="float">
            <text:p>6.7410487</text:p>
          </table:table-cell>
          <table:table-cell table:formula="of:=[$fullres.J35]-[$halfres.J35]" office:value-type="float" office:value="-32.20375022" calcext:value-type="float">
            <text:p>-32.20375022</text:p>
          </table:table-cell>
          <table:table-cell table:formula="of:=[$fullres.K35]-[$halfres.K35]" office:value-type="float" office:value="0.240160180000004" calcext:value-type="float">
            <text:p>0.240160180000004</text:p>
          </table:table-cell>
          <table:table-cell table:formula="of:=[$fullres.L35]-[$halfres.L35]" office:value-type="float" office:value="0.00419159000000002" calcext:value-type="float">
            <text:p>0.00419159000000002</text:p>
          </table:table-cell>
          <table:table-cell table:formula="of:=[$fullres.M35]-[$halfres.M35]" office:value-type="float" office:value="15.9499295" calcext:value-type="float">
            <text:p>15.9499295</text:p>
          </table:table-cell>
          <table:table-cell table:formula="of:=[$fullres.N35]-[$halfres.N35]" office:value-type="float" office:value="11.36325493" calcext:value-type="float">
            <text:p>11.36325493</text:p>
          </table:table-cell>
          <table:table-cell table:formula="of:=[$fullres.O35]-[$halfres.O35]" office:value-type="float" office:value="0" calcext:value-type="float">
            <text:p>0</text:p>
          </table:table-cell>
          <table:table-cell table:formula="of:=[$fullres.P35]-[$halfres.P35]" office:value-type="float" office:value="-12.08033065" calcext:value-type="float">
            <text:p>-12.08033065</text:p>
          </table:table-cell>
          <table:table-cell table:formula="of:=[$fullres.Q35]-[$halfres.Q35]" office:value-type="float" office:value="-6.47676045" calcext:value-type="float">
            <text:p>-6.47676045</text:p>
          </table:table-cell>
          <table:table-cell table:formula="of:=[$fullres.R35]-[$halfres.R35]" office:value-type="float" office:value="18.47214623" calcext:value-type="float">
            <text:p>18.47214623</text:p>
          </table:table-cell>
          <table:table-cell table:formula="of:=[$fullres.S35]-[$halfres.S35]" office:value-type="float" office:value="-6.59644182" calcext:value-type="float">
            <text:p>-6.59644182</text:p>
          </table:table-cell>
          <table:table-cell table:formula="of:=[$fullres.T35]-[$halfres.T35]" office:value-type="float" office:value="-0.11512963" calcext:value-type="float">
            <text:p>-0.11512963</text:p>
          </table:table-cell>
          <table:table-cell table:formula="of:=[$fullres.U35]-[$halfres.U35]" office:value-type="float" office:value="18.38878986" calcext:value-type="float">
            <text:p>18.38878986</text:p>
          </table:table-cell>
          <table:table-cell table:formula="of:=[$fullres.V35]-[$halfres.V35]" office:value-type="float" office:value="-19.61604449" calcext:value-type="float">
            <text:p>-19.61604449</text:p>
          </table:table-cell>
          <table:table-cell table:formula="of:=[$fullres.W35]-[$halfres.W35]" office:value-type="float" office:value="0" calcext:value-type="float">
            <text:p>0</text:p>
          </table:table-cell>
          <table:table-cell table:formula="of:=[$fullres.X35]-[$halfres.X35]" office:value-type="float" office:value="0.02356849" calcext:value-type="float">
            <text:p>0.02356849</text:p>
          </table:table-cell>
          <table:table-cell table:formula="of:=[$fullres.Y35]-[$halfres.Y35]" office:value-type="float" office:value="0.26404337" calcext:value-type="float">
            <text:p>0.26404337</text:p>
          </table:table-cell>
          <table:table-cell table:formula="of:=[$fullres.Z35]-[$halfres.Z35]" office:value-type="float" office:value="0.42679735" calcext:value-type="float">
            <text:p>0.42679735</text:p>
          </table:table-cell>
          <table:table-cell table:formula="of:=[$fullres.AA35]-[$halfres.AA35]" office:value-type="float" office:value="0.04376904" calcext:value-type="float">
            <text:p>0.04376904</text:p>
          </table:table-cell>
          <table:table-cell table:formula="of:=[$fullres.AB35]-[$halfres.AB35]" office:value-type="float" office:value="0.35117768" calcext:value-type="float">
            <text:p>0.35117768</text:p>
          </table:table-cell>
          <table:table-cell table:formula="of:=[$fullres.AC35]-[$halfres.AC35]" office:value-type="float" office:value="0.45347218" calcext:value-type="float">
            <text:p>0.45347218</text:p>
          </table:table-cell>
          <table:table-cell table:formula="of:=[$fullres.AD35]-[$halfres.AD35]" office:value-type="float" office:value="0.03872067" calcext:value-type="float">
            <text:p>0.03872067</text:p>
          </table:table-cell>
          <table:table-cell table:formula="of:=[$fullres.AE35]-[$halfres.AE35]" office:value-type="float" office:value="0.64199505" calcext:value-type="float">
            <text:p>0.64199505</text:p>
          </table:table-cell>
          <table:table-cell table:formula="of:=[$fullres.AF35]-[$halfres.AF35]" office:value-type="float" office:value="0.45347218" calcext:value-type="float">
            <text:p>0.45347218</text:p>
          </table:table-cell>
          <table:table-cell table:formula="of:=[$fullres.AG35]-[$halfres.AG35]" office:value-type="float" office:value="0.02693643" calcext:value-type="float">
            <text:p>0.02693643</text:p>
          </table:table-cell>
          <table:table-cell table:formula="of:=[$fullres.AH35]-[$halfres.AH35]" office:value-type="float" office:value="0.64199505" calcext:value-type="float">
            <text:p>0.64199505</text:p>
          </table:table-cell>
          <table:table-cell table:formula="of:=[$fullres.AI35]-[$halfres.AI35]" office:value-type="float" office:value="0.37344769" calcext:value-type="float">
            <text:p>0.37344769</text:p>
          </table:table-cell>
          <table:table-cell table:formula="of:=[$fullres.AJ35]-[$halfres.AJ35]" office:value-type="float" office:value="0.0218857" calcext:value-type="float">
            <text:p>0.0218857</text:p>
          </table:table-cell>
          <table:table-cell table:formula="of:=[$fullres.AK35]-[$halfres.AK35]" office:value-type="float" office:value="0.53843723" calcext:value-type="float">
            <text:p>0.53843723</text:p>
          </table:table-cell>
          <table:table-cell table:formula="of:=[$fullres.AL35]-[$halfres.AL35]" office:value-type="float" office:value="0.34677285" calcext:value-type="float">
            <text:p>0.34677285</text:p>
          </table:table-cell>
          <table:table-cell table:formula="of:=[$fullres.AM35]-[$halfres.AM35]" office:value-type="float" office:value="0.01346704" calcext:value-type="float">
            <text:p>0.01346704</text:p>
          </table:table-cell>
          <table:table-cell table:formula="of:=[$fullres.AN35]-[$halfres.AN35]" office:value-type="float" office:value="0.40900318" calcext:value-type="float">
            <text:p>0.40900318</text:p>
          </table:table-cell>
          <table:table-cell table:formula="of:=[$fullres.AO35]-[$halfres.AO35]" office:value-type="float" office:value="0.32009801" calcext:value-type="float">
            <text:p>0.32009801</text:p>
          </table:table-cell>
          <table:table-cell table:formula="of:=[$fullres.AP35]-[$halfres.AP35]" office:value-type="float" office:value="0.16834737" calcext:value-type="float">
            <text:p>0.16834737</text:p>
          </table:table-cell>
          <table:table-cell table:formula="of:=[$fullres.AQ35]-[$halfres.AQ35]" office:value-type="float" office:value="2.98691141" calcext:value-type="float">
            <text:p>2.98691141</text:p>
          </table:table-cell>
          <table:table-cell table:formula="of:=[$fullres.AR35]-[$halfres.AR35]" office:value-type="float" office:value="2.37371883" calcext:value-type="float">
            <text:p>2.37371883</text:p>
          </table:table-cell>
          <table:table-cell table:formula="of:=[$fullres.AS35]-[$halfres.AS35]" office:value-type="float" office:value="0" calcext:value-type="float">
            <text:p>0</text:p>
          </table:table-cell>
          <table:table-cell table:formula="of:=[$fullres.AT35]-[$halfres.AT35]" office:value-type="float" office:value="0" calcext:value-type="float">
            <text:p>0</text:p>
          </table:table-cell>
          <table:table-cell table:formula="of:=[$fullres.AU35]-[$halfres.AU35]" office:value-type="float" office:value="1.65662399" calcext:value-type="float">
            <text:p>1.65662399</text:p>
          </table:table-cell>
          <table:table-cell table:formula="of:=[$fullres.AV35]-[$halfres.AV35]" office:value-type="float" office:value="-1.90795098" calcext:value-type="float">
            <text:p>-1.90795098</text:p>
          </table:table-cell>
          <table:table-cell table:formula="of:=[$fullres.AW35]-[$halfres.AW35]" office:value-type="float" office:value="0.0555881300000001" calcext:value-type="float">
            <text:p>0.0555881300000001</text:p>
          </table:table-cell>
          <table:table-cell table:formula="of:=[$fullres.AX35]-[$halfres.AX35]" office:value-type="float" office:value="-2.09188086" calcext:value-type="float">
            <text:p>-2.09188086</text:p>
          </table:table-cell>
          <table:table-cell table:formula="of:=[$fullres.AY35]-[$halfres.AY35]" office:value-type="float" office:value="-2.95494516" calcext:value-type="float">
            <text:p>-2.95494516</text:p>
          </table:table-cell>
          <table:table-cell table:formula="of:=[$fullres.AZ35]-[$halfres.AZ35]" office:value-type="float" office:value="-0.485354779999994" calcext:value-type="float">
            <text:p>-0.485354779999994</text:p>
          </table:table-cell>
          <table:table-cell table:formula="of:=[$fullres.BA35]-[$halfres.BA35]" office:value-type="float" office:value="1.41088275" calcext:value-type="float">
            <text:p>1.41088275</text:p>
          </table:table-cell>
          <table:table-cell table:formula="of:=[$fullres.BB35]-[$halfres.BB35]" office:value-type="float" office:value="0" calcext:value-type="float">
            <text:p>0</text:p>
          </table:table-cell>
          <table:table-cell table:formula="of:=[$fullres.BC35]-[$halfres.BC35]" office:value-type="float" office:value="0" calcext:value-type="float">
            <text:p>0</text:p>
          </table:table-cell>
          <table:table-cell table:formula="of:=[$fullres.BD35]-[$halfres.BD35]" office:value-type="float" office:value="0" calcext:value-type="float">
            <text:p>0</text:p>
          </table:table-cell>
          <table:table-cell table:formula="of:=[$fullres.BE35]-[$halfres.BE35]" office:value-type="float" office:value="-1.10529609" calcext:value-type="float">
            <text:p>-1.10529609</text:p>
          </table:table-cell>
          <table:table-cell table:formula="of:=[$fullres.BF35]-[$halfres.BF35]" office:value-type="float" office:value="0.653623709999998" calcext:value-type="float">
            <text:p>0.653623709999998</text:p>
          </table:table-cell>
          <table:table-cell table:formula="of:=[$fullres.BG35]-[$halfres.BG35]" office:value-type="float" office:value="1.31947395" calcext:value-type="float">
            <text:p>1.31947395</text:p>
          </table:table-cell>
          <table:table-cell table:formula="of:=[$fullres.BH35]-[$halfres.BH35]" office:value-type="float" office:value="0.951998709999998" calcext:value-type="float">
            <text:p>0.951998709999998</text:p>
          </table:table-cell>
          <table:table-cell table:formula="of:=[$fullres.BI35]-[$halfres.BI35]" office:value-type="float" office:value="0" calcext:value-type="float">
            <text:p>0</text:p>
          </table:table-cell>
          <table:table-cell table:formula="of:=[$fullres.BJ35]-[$halfres.BJ35]" office:value-type="float" office:value="0" calcext:value-type="float">
            <text:p>0</text:p>
          </table:table-cell>
          <table:table-cell table:formula="of:=[$fullres.BK35]-[$halfres.BK35]" office:value-type="float" office:value="0" calcext:value-type="float">
            <text:p>0</text:p>
          </table:table-cell>
        </table:table-row>
        <table:table-row table:style-name="ro1">
          <table:table-cell table:formula="of:=[$fullres.A36]-[$halfres.A36]" office:value-type="float" office:value="0" calcext:value-type="float">
            <text:p>0</text:p>
          </table:table-cell>
          <table:table-cell table:formula="of:=[$fullres.B36]-[$halfres.B36]" office:value-type="float" office:value="-1.91331311" calcext:value-type="float">
            <text:p>-1.91331311</text:p>
          </table:table-cell>
          <table:table-cell table:formula="of:=[$fullres.C36]-[$halfres.C36]" office:value-type="float" office:value="-0.825699449999999" calcext:value-type="float">
            <text:p>-0.825699449999999</text:p>
          </table:table-cell>
          <table:table-cell table:formula="of:=[$fullres.D36]-[$halfres.D36]" office:value-type="float" office:value="-1.53227041" calcext:value-type="float">
            <text:p>-1.53227041</text:p>
          </table:table-cell>
          <table:table-cell table:formula="of:=[$fullres.E36]-[$halfres.E36]" office:value-type="float" office:value="-0.0043161" calcext:value-type="float">
            <text:p>-0.0043161</text:p>
          </table:table-cell>
          <table:table-cell table:formula="of:=[$fullres.F36]-[$halfres.F36]" office:value-type="float" office:value="-0.00775813999999997" calcext:value-type="float">
            <text:p>-0.00775813999999997</text:p>
          </table:table-cell>
          <table:table-cell table:formula="of:=[$fullres.G36]-[$halfres.G36]" office:value-type="float" office:value="0.00852272999999992" calcext:value-type="float">
            <text:p>0.00852272999999992</text:p>
          </table:table-cell>
          <table:table-cell table:formula="of:=[$fullres.H36]-[$halfres.H36]" office:value-type="float" office:value="-24.85810745" calcext:value-type="float">
            <text:p>-24.85810745</text:p>
          </table:table-cell>
          <table:table-cell table:formula="of:=[$fullres.I36]-[$halfres.I36]" office:value-type="float" office:value="5.13864882" calcext:value-type="float">
            <text:p>5.13864882</text:p>
          </table:table-cell>
          <table:table-cell table:formula="of:=[$fullres.J36]-[$halfres.J36]" office:value-type="float" office:value="-27.90171553" calcext:value-type="float">
            <text:p>-27.90171553</text:p>
          </table:table-cell>
          <table:table-cell table:formula="of:=[$fullres.K36]-[$halfres.K36]" office:value-type="float" office:value="-1.10890051" calcext:value-type="float">
            <text:p>-1.10890051</text:p>
          </table:table-cell>
          <table:table-cell table:formula="of:=[$fullres.L36]-[$halfres.L36]" office:value-type="float" office:value="-0.0193539700000001" calcext:value-type="float">
            <text:p>-0.0193539700000001</text:p>
          </table:table-cell>
          <table:table-cell table:formula="of:=[$fullres.M36]-[$halfres.M36]" office:value-type="float" office:value="14.60692952" calcext:value-type="float">
            <text:p>14.60692952</text:p>
          </table:table-cell>
          <table:table-cell table:formula="of:=[$fullres.N36]-[$halfres.N36]" office:value-type="float" office:value="12.90311421" calcext:value-type="float">
            <text:p>12.90311421</text:p>
          </table:table-cell>
          <table:table-cell table:formula="of:=[$fullres.O36]-[$halfres.O36]" office:value-type="float" office:value="0" calcext:value-type="float">
            <text:p>0</text:p>
          </table:table-cell>
          <table:table-cell table:formula="of:=[$fullres.P36]-[$halfres.P36]" office:value-type="float" office:value="-13.43559525" calcext:value-type="float">
            <text:p>-13.43559525</text:p>
          </table:table-cell>
          <table:table-cell table:formula="of:=[$fullres.Q36]-[$halfres.Q36]" office:value-type="float" office:value="-8.11910605" calcext:value-type="float">
            <text:p>-8.11910605</text:p>
          </table:table-cell>
          <table:table-cell table:formula="of:=[$fullres.R36]-[$halfres.R36]" office:value-type="float" office:value="14.77299463" calcext:value-type="float">
            <text:p>14.77299463</text:p>
          </table:table-cell>
          <table:table-cell table:formula="of:=[$fullres.S36]-[$halfres.S36]" office:value-type="float" office:value="-4.98834468" calcext:value-type="float">
            <text:p>-4.98834468</text:p>
          </table:table-cell>
          <table:table-cell table:formula="of:=[$fullres.T36]-[$halfres.T36]" office:value-type="float" office:value="-0.0870630400000001" calcext:value-type="float">
            <text:p>-0.0870630400000001</text:p>
          </table:table-cell>
          <table:table-cell table:formula="of:=[$fullres.U36]-[$halfres.U36]" office:value-type="float" office:value="18.03855912" calcext:value-type="float">
            <text:p>18.03855912</text:p>
          </table:table-cell>
          <table:table-cell table:formula="of:=[$fullres.V36]-[$halfres.V36]" office:value-type="float" office:value="-19.60781241" calcext:value-type="float">
            <text:p>-19.60781241</text:p>
          </table:table-cell>
          <table:table-cell table:formula="of:=[$fullres.W36]-[$halfres.W36]" office:value-type="float" office:value="0" calcext:value-type="float">
            <text:p>0</text:p>
          </table:table-cell>
          <table:table-cell table:formula="of:=[$fullres.X36]-[$halfres.X36]" office:value-type="float" office:value="0.02404976" calcext:value-type="float">
            <text:p>0.02404976</text:p>
          </table:table-cell>
          <table:table-cell table:formula="of:=[$fullres.Y36]-[$halfres.Y36]" office:value-type="float" office:value="0.27666944" calcext:value-type="float">
            <text:p>0.27666944</text:p>
          </table:table-cell>
          <table:table-cell table:formula="of:=[$fullres.Z36]-[$halfres.Z36]" office:value-type="float" office:value="0.37041701" calcext:value-type="float">
            <text:p>0.37041701</text:p>
          </table:table-cell>
          <table:table-cell table:formula="of:=[$fullres.AA36]-[$halfres.AA36]" office:value-type="float" office:value="0.0446628" calcext:value-type="float">
            <text:p>0.0446628</text:p>
          </table:table-cell>
          <table:table-cell table:formula="of:=[$fullres.AB36]-[$halfres.AB36]" office:value-type="float" office:value="0.36797035" calcext:value-type="float">
            <text:p>0.36797035</text:p>
          </table:table-cell>
          <table:table-cell table:formula="of:=[$fullres.AC36]-[$halfres.AC36]" office:value-type="float" office:value="0.39356807" calcext:value-type="float">
            <text:p>0.39356807</text:p>
          </table:table-cell>
          <table:table-cell table:formula="of:=[$fullres.AD36]-[$halfres.AD36]" office:value-type="float" office:value="0.03951134" calcext:value-type="float">
            <text:p>0.03951134</text:p>
          </table:table-cell>
          <table:table-cell table:formula="of:=[$fullres.AE36]-[$halfres.AE36]" office:value-type="float" office:value="0.67269407" calcext:value-type="float">
            <text:p>0.67269407</text:p>
          </table:table-cell>
          <table:table-cell table:formula="of:=[$fullres.AF36]-[$halfres.AF36]" office:value-type="float" office:value="0.39356807" calcext:value-type="float">
            <text:p>0.39356807</text:p>
          </table:table-cell>
          <table:table-cell table:formula="of:=[$fullres.AG36]-[$halfres.AG36]" office:value-type="float" office:value="0.02748647" calcext:value-type="float">
            <text:p>0.02748647</text:p>
          </table:table-cell>
          <table:table-cell table:formula="of:=[$fullres.AH36]-[$halfres.AH36]" office:value-type="float" office:value="0.67269407" calcext:value-type="float">
            <text:p>0.67269407</text:p>
          </table:table-cell>
          <table:table-cell table:formula="of:=[$fullres.AI36]-[$halfres.AI36]" office:value-type="float" office:value="0.32411488" calcext:value-type="float">
            <text:p>0.32411488</text:p>
          </table:table-cell>
          <table:table-cell table:formula="of:=[$fullres.AJ36]-[$halfres.AJ36]" office:value-type="float" office:value="0.02233261" calcext:value-type="float">
            <text:p>0.02233261</text:p>
          </table:table-cell>
          <table:table-cell table:formula="of:=[$fullres.AK36]-[$halfres.AK36]" office:value-type="float" office:value="0.56418431" calcext:value-type="float">
            <text:p>0.56418431</text:p>
          </table:table-cell>
          <table:table-cell table:formula="of:=[$fullres.AL36]-[$halfres.AL36]" office:value-type="float" office:value="0.30096382" calcext:value-type="float">
            <text:p>0.30096382</text:p>
          </table:table-cell>
          <table:table-cell table:formula="of:=[$fullres.AM36]-[$halfres.AM36]" office:value-type="float" office:value="0.01374203" calcext:value-type="float">
            <text:p>0.01374203</text:p>
          </table:table-cell>
          <table:table-cell table:formula="of:=[$fullres.AN36]-[$halfres.AN36]" office:value-type="float" office:value="0.42856096" calcext:value-type="float">
            <text:p>0.42856096</text:p>
          </table:table-cell>
          <table:table-cell table:formula="of:=[$fullres.AO36]-[$halfres.AO36]" office:value-type="float" office:value="0.27781275" calcext:value-type="float">
            <text:p>0.27781275</text:p>
          </table:table-cell>
          <table:table-cell table:formula="of:=[$fullres.AP36]-[$halfres.AP36]" office:value-type="float" office:value="0.17178502" calcext:value-type="float">
            <text:p>0.17178502</text:p>
          </table:table-cell>
          <table:table-cell table:formula="of:=[$fullres.AQ36]-[$halfres.AQ36]" office:value-type="float" office:value="3.12973999" calcext:value-type="float">
            <text:p>3.12973999</text:p>
          </table:table-cell>
          <table:table-cell table:formula="of:=[$fullres.AR36]-[$halfres.AR36]" office:value-type="float" office:value="2.06014827" calcext:value-type="float">
            <text:p>2.06014827</text:p>
          </table:table-cell>
          <table:table-cell table:formula="of:=[$fullres.AS36]-[$halfres.AS36]" office:value-type="float" office:value="0" calcext:value-type="float">
            <text:p>0</text:p>
          </table:table-cell>
          <table:table-cell table:formula="of:=[$fullres.AT36]-[$halfres.AT36]" office:value-type="float" office:value="0" calcext:value-type="float">
            <text:p>0</text:p>
          </table:table-cell>
          <table:table-cell table:formula="of:=[$fullres.AU36]-[$halfres.AU36]" office:value-type="float" office:value="1.31938406" calcext:value-type="float">
            <text:p>1.31938406</text:p>
          </table:table-cell>
          <table:table-cell table:formula="of:=[$fullres.AV36]-[$halfres.AV36]" office:value-type="float" office:value="-2.20398297" calcext:value-type="float">
            <text:p>-2.20398297</text:p>
          </table:table-cell>
          <table:table-cell table:formula="of:=[$fullres.AW36]-[$halfres.AW36]" office:value-type="float" office:value="0.46972528" calcext:value-type="float">
            <text:p>0.46972528</text:p>
          </table:table-cell>
          <table:table-cell table:formula="of:=[$fullres.AX36]-[$halfres.AX36]" office:value-type="float" office:value="-2.37552005" calcext:value-type="float">
            <text:p>-2.37552005</text:p>
          </table:table-cell>
          <table:table-cell table:formula="of:=[$fullres.AY36]-[$halfres.AY36]" office:value-type="float" office:value="-2.86627585" calcext:value-type="float">
            <text:p>-2.86627585</text:p>
          </table:table-cell>
          <table:table-cell table:formula="of:=[$fullres.AZ36]-[$halfres.AZ36]" office:value-type="float" office:value="-0.754555680000003" calcext:value-type="float">
            <text:p>-0.754555680000003</text:p>
          </table:table-cell>
          <table:table-cell table:formula="of:=[$fullres.BA36]-[$halfres.BA36]" office:value-type="float" office:value="1.36427239000001" calcext:value-type="float">
            <text:p>1.36427239000001</text:p>
          </table:table-cell>
          <table:table-cell table:formula="of:=[$fullres.BB36]-[$halfres.BB36]" office:value-type="float" office:value="0" calcext:value-type="float">
            <text:p>0</text:p>
          </table:table-cell>
          <table:table-cell table:formula="of:=[$fullres.BC36]-[$halfres.BC36]" office:value-type="float" office:value="0" calcext:value-type="float">
            <text:p>0</text:p>
          </table:table-cell>
          <table:table-cell table:formula="of:=[$fullres.BD36]-[$halfres.BD36]" office:value-type="float" office:value="0" calcext:value-type="float">
            <text:p>0</text:p>
          </table:table-cell>
          <table:table-cell table:formula="of:=[$fullres.BE36]-[$halfres.BE36]" office:value-type="float" office:value="-1.18852916" calcext:value-type="float">
            <text:p>-1.18852916</text:p>
          </table:table-cell>
          <table:table-cell table:formula="of:=[$fullres.BF36]-[$halfres.BF36]" office:value-type="float" office:value="0.743142649999996" calcext:value-type="float">
            <text:p>0.743142649999996</text:p>
          </table:table-cell>
          <table:table-cell table:formula="of:=[$fullres.BG36]-[$halfres.BG36]" office:value-type="float" office:value="0.96584206" calcext:value-type="float">
            <text:p>0.96584206</text:p>
          </table:table-cell>
          <table:table-cell table:formula="of:=[$fullres.BH36]-[$halfres.BH36]" office:value-type="float" office:value="0.914544549999999" calcext:value-type="float">
            <text:p>0.914544549999999</text:p>
          </table:table-cell>
          <table:table-cell table:formula="of:=[$fullres.BI36]-[$halfres.BI36]" office:value-type="float" office:value="0" calcext:value-type="float">
            <text:p>0</text:p>
          </table:table-cell>
          <table:table-cell table:formula="of:=[$fullres.BJ36]-[$halfres.BJ36]" office:value-type="float" office:value="0" calcext:value-type="float">
            <text:p>0</text:p>
          </table:table-cell>
          <table:table-cell table:formula="of:=[$fullres.BK36]-[$halfres.BK36]" office:value-type="float" office:value="0" calcext:value-type="float">
            <text:p>0</text:p>
          </table:table-cell>
        </table:table-row>
        <table:table-row table:style-name="ro1">
          <table:table-cell table:formula="of:=[$fullres.A37]-[$halfres.A37]" office:value-type="float" office:value="0" calcext:value-type="float">
            <text:p>0</text:p>
          </table:table-cell>
          <table:table-cell table:formula="of:=[$fullres.B37]-[$halfres.B37]" office:value-type="float" office:value="-1.96283082" calcext:value-type="float">
            <text:p>-1.96283082</text:p>
          </table:table-cell>
          <table:table-cell table:formula="of:=[$fullres.C37]-[$halfres.C37]" office:value-type="float" office:value="-0.77340897" calcext:value-type="float">
            <text:p>-0.77340897</text:p>
          </table:table-cell>
          <table:table-cell table:formula="of:=[$fullres.D37]-[$halfres.D37]" office:value-type="float" office:value="-0.979146169999993" calcext:value-type="float">
            <text:p>-0.979146169999993</text:p>
          </table:table-cell>
          <table:table-cell table:formula="of:=[$fullres.E37]-[$halfres.E37]" office:value-type="float" office:value="-0.00380836" calcext:value-type="float">
            <text:p>-0.00380836</text:p>
          </table:table-cell>
          <table:table-cell table:formula="of:=[$fullres.F37]-[$halfres.F37]" office:value-type="float" office:value="-0.00808286000000003" calcext:value-type="float">
            <text:p>-0.00808286000000003</text:p>
          </table:table-cell>
          <table:table-cell table:formula="of:=[$fullres.G37]-[$halfres.G37]" office:value-type="float" office:value="0.00878621000000002" calcext:value-type="float">
            <text:p>0.00878621000000002</text:p>
          </table:table-cell>
          <table:table-cell table:formula="of:=[$fullres.H37]-[$halfres.H37]" office:value-type="float" office:value="-23.48216603" calcext:value-type="float">
            <text:p>-23.48216603</text:p>
          </table:table-cell>
          <table:table-cell table:formula="of:=[$fullres.I37]-[$halfres.I37]" office:value-type="float" office:value="3.733955" calcext:value-type="float">
            <text:p>3.733955</text:p>
          </table:table-cell>
          <table:table-cell table:formula="of:=[$fullres.J37]-[$halfres.J37]" office:value-type="float" office:value="-24.55007922" calcext:value-type="float">
            <text:p>-24.55007922</text:p>
          </table:table-cell>
          <table:table-cell table:formula="of:=[$fullres.K37]-[$halfres.K37]" office:value-type="float" office:value="-2.91359351000001" calcext:value-type="float">
            <text:p>-2.91359351000001</text:p>
          </table:table-cell>
          <table:table-cell table:formula="of:=[$fullres.L37]-[$halfres.L37]" office:value-type="float" office:value="-0.0508518" calcext:value-type="float">
            <text:p>-0.0508518</text:p>
          </table:table-cell>
          <table:table-cell table:formula="of:=[$fullres.M37]-[$halfres.M37]" office:value-type="float" office:value="12.98618925" calcext:value-type="float">
            <text:p>12.98618925</text:p>
          </table:table-cell>
          <table:table-cell table:formula="of:=[$fullres.N37]-[$halfres.N37]" office:value-type="float" office:value="14.29063875" calcext:value-type="float">
            <text:p>14.29063875</text:p>
          </table:table-cell>
          <table:table-cell table:formula="of:=[$fullres.O37]-[$halfres.O37]" office:value-type="float" office:value="0" calcext:value-type="float">
            <text:p>0</text:p>
          </table:table-cell>
          <table:table-cell table:formula="of:=[$fullres.P37]-[$halfres.P37]" office:value-type="float" office:value="-14.72385389" calcext:value-type="float">
            <text:p>-14.72385389</text:p>
          </table:table-cell>
          <table:table-cell table:formula="of:=[$fullres.Q37]-[$halfres.Q37]" office:value-type="float" office:value="-9.35936414" calcext:value-type="float">
            <text:p>-9.35936414</text:p>
          </table:table-cell>
          <table:table-cell table:formula="of:=[$fullres.R37]-[$halfres.R37]" office:value-type="float" office:value="12.14824282" calcext:value-type="float">
            <text:p>12.14824282</text:p>
          </table:table-cell>
          <table:table-cell table:formula="of:=[$fullres.S37]-[$halfres.S37]" office:value-type="float" office:value="-3.91008077" calcext:value-type="float">
            <text:p>-3.91008077</text:p>
          </table:table-cell>
          <table:table-cell table:formula="of:=[$fullres.T37]-[$halfres.T37]" office:value-type="float" office:value="-0.06824378" calcext:value-type="float">
            <text:p>-0.06824378</text:p>
          </table:table-cell>
          <table:table-cell table:formula="of:=[$fullres.U37]-[$halfres.U37]" office:value-type="float" office:value="17.91211771" calcext:value-type="float">
            <text:p>17.91211771</text:p>
          </table:table-cell>
          <table:table-cell table:formula="of:=[$fullres.V37]-[$halfres.V37]" office:value-type="float" office:value="-19.58037744" calcext:value-type="float">
            <text:p>-19.58037744</text:p>
          </table:table-cell>
          <table:table-cell table:formula="of:=[$fullres.W37]-[$halfres.W37]" office:value-type="float" office:value="0" calcext:value-type="float">
            <text:p>0</text:p>
          </table:table-cell>
          <table:table-cell table:formula="of:=[$fullres.X37]-[$halfres.X37]" office:value-type="float" office:value="0.02543204" calcext:value-type="float">
            <text:p>0.02543204</text:p>
          </table:table-cell>
          <table:table-cell table:formula="of:=[$fullres.Y37]-[$halfres.Y37]" office:value-type="float" office:value="0.28705426" calcext:value-type="float">
            <text:p>0.28705426</text:p>
          </table:table-cell>
          <table:table-cell table:formula="of:=[$fullres.Z37]-[$halfres.Z37]" office:value-type="float" office:value="0.3005678" calcext:value-type="float">
            <text:p>0.3005678</text:p>
          </table:table-cell>
          <table:table-cell table:formula="of:=[$fullres.AA37]-[$halfres.AA37]" office:value-type="float" office:value="0.04722985" calcext:value-type="float">
            <text:p>0.04722985</text:p>
          </table:table-cell>
          <table:table-cell table:formula="of:=[$fullres.AB37]-[$halfres.AB37]" office:value-type="float" office:value="0.38178217" calcext:value-type="float">
            <text:p>0.38178217</text:p>
          </table:table-cell>
          <table:table-cell table:formula="of:=[$fullres.AC37]-[$halfres.AC37]" office:value-type="float" office:value="0.31935329" calcext:value-type="float">
            <text:p>0.31935329</text:p>
          </table:table-cell>
          <table:table-cell table:formula="of:=[$fullres.AD37]-[$halfres.AD37]" office:value-type="float" office:value="0.04178231" calcext:value-type="float">
            <text:p>0.04178231</text:p>
          </table:table-cell>
          <table:table-cell table:formula="of:=[$fullres.AE37]-[$halfres.AE37]" office:value-type="float" office:value="0.69794375" calcext:value-type="float">
            <text:p>0.69794375</text:p>
          </table:table-cell>
          <table:table-cell table:formula="of:=[$fullres.AF37]-[$halfres.AF37]" office:value-type="float" office:value="0.31935329" calcext:value-type="float">
            <text:p>0.31935329</text:p>
          </table:table-cell>
          <table:table-cell table:formula="of:=[$fullres.AG37]-[$halfres.AG37]" office:value-type="float" office:value="0.02906629" calcext:value-type="float">
            <text:p>0.02906629</text:p>
          </table:table-cell>
          <table:table-cell table:formula="of:=[$fullres.AH37]-[$halfres.AH37]" office:value-type="float" office:value="0.69794375" calcext:value-type="float">
            <text:p>0.69794375</text:p>
          </table:table-cell>
          <table:table-cell table:formula="of:=[$fullres.AI37]-[$halfres.AI37]" office:value-type="float" office:value="0.26299682" calcext:value-type="float">
            <text:p>0.26299682</text:p>
          </table:table-cell>
          <table:table-cell table:formula="of:=[$fullres.AJ37]-[$halfres.AJ37]" office:value-type="float" office:value="0.0236162" calcext:value-type="float">
            <text:p>0.0236162</text:p>
          </table:table-cell>
          <table:table-cell table:formula="of:=[$fullres.AK37]-[$halfres.AK37]" office:value-type="float" office:value="0.58536106" calcext:value-type="float">
            <text:p>0.58536106</text:p>
          </table:table-cell>
          <table:table-cell table:formula="of:=[$fullres.AL37]-[$halfres.AL37]" office:value-type="float" office:value="0.24421134" calcext:value-type="float">
            <text:p>0.24421134</text:p>
          </table:table-cell>
          <table:table-cell table:formula="of:=[$fullres.AM37]-[$halfres.AM37]" office:value-type="float" office:value="0.01453186" calcext:value-type="float">
            <text:p>0.01453186</text:p>
          </table:table-cell>
          <table:table-cell table:formula="of:=[$fullres.AN37]-[$halfres.AN37]" office:value-type="float" office:value="0.44464706" calcext:value-type="float">
            <text:p>0.44464706</text:p>
          </table:table-cell>
          <table:table-cell table:formula="of:=[$fullres.AO37]-[$halfres.AO37]" office:value-type="float" office:value="0.22542584" calcext:value-type="float">
            <text:p>0.22542584</text:p>
          </table:table-cell>
          <table:table-cell table:formula="of:=[$fullres.AP37]-[$halfres.AP37]" office:value-type="float" office:value="0.18165853" calcext:value-type="float">
            <text:p>0.18165853</text:p>
          </table:table-cell>
          <table:table-cell table:formula="of:=[$fullres.AQ37]-[$halfres.AQ37]" office:value-type="float" office:value="3.24721528" calcext:value-type="float">
            <text:p>3.24721528</text:p>
          </table:table-cell>
          <table:table-cell table:formula="of:=[$fullres.AR37]-[$halfres.AR37]" office:value-type="float" office:value="1.67166792" calcext:value-type="float">
            <text:p>1.67166792</text:p>
          </table:table-cell>
          <table:table-cell table:formula="of:=[$fullres.AS37]-[$halfres.AS37]" office:value-type="float" office:value="0" calcext:value-type="float">
            <text:p>0</text:p>
          </table:table-cell>
          <table:table-cell table:formula="of:=[$fullres.AT37]-[$halfres.AT37]" office:value-type="float" office:value="0" calcext:value-type="float">
            <text:p>0</text:p>
          </table:table-cell>
          <table:table-cell table:formula="of:=[$fullres.AU37]-[$halfres.AU37]" office:value-type="float" office:value="0.692805480000001" calcext:value-type="float">
            <text:p>0.692805480000001</text:p>
          </table:table-cell>
          <table:table-cell table:formula="of:=[$fullres.AV37]-[$halfres.AV37]" office:value-type="float" office:value="-1.46152748" calcext:value-type="float">
            <text:p>-1.46152748</text:p>
          </table:table-cell>
          <table:table-cell table:formula="of:=[$fullres.AW37]-[$halfres.AW37]" office:value-type="float" office:value="2.1943367" calcext:value-type="float">
            <text:p>2.1943367</text:p>
          </table:table-cell>
          <table:table-cell table:formula="of:=[$fullres.AX37]-[$halfres.AX37]" office:value-type="float" office:value="-2.87342809" calcext:value-type="float">
            <text:p>-2.87342809</text:p>
          </table:table-cell>
          <table:table-cell table:formula="of:=[$fullres.AY37]-[$halfres.AY37]" office:value-type="float" office:value="-2.70066836" calcext:value-type="float">
            <text:p>-2.70066836</text:p>
          </table:table-cell>
          <table:table-cell table:formula="of:=[$fullres.AZ37]-[$halfres.AZ37]" office:value-type="float" office:value="-1.20468357" calcext:value-type="float">
            <text:p>-1.20468357</text:p>
          </table:table-cell>
          <table:table-cell table:formula="of:=[$fullres.BA37]-[$halfres.BA37]" office:value-type="float" office:value="1.56033995" calcext:value-type="float">
            <text:p>1.56033995</text:p>
          </table:table-cell>
          <table:table-cell table:formula="of:=[$fullres.BB37]-[$halfres.BB37]" office:value-type="float" office:value="0" calcext:value-type="float">
            <text:p>0</text:p>
          </table:table-cell>
          <table:table-cell table:formula="of:=[$fullres.BC37]-[$halfres.BC37]" office:value-type="float" office:value="0" calcext:value-type="float">
            <text:p>0</text:p>
          </table:table-cell>
          <table:table-cell table:formula="of:=[$fullres.BD37]-[$halfres.BD37]" office:value-type="float" office:value="0" calcext:value-type="float">
            <text:p>0</text:p>
          </table:table-cell>
          <table:table-cell table:formula="of:=[$fullres.BE37]-[$halfres.BE37]" office:value-type="float" office:value="-0.80452951" calcext:value-type="float">
            <text:p>-0.80452951</text:p>
          </table:table-cell>
          <table:table-cell table:formula="of:=[$fullres.BF37]-[$halfres.BF37]" office:value-type="float" office:value="0.238075800000004" calcext:value-type="float">
            <text:p>0.238075800000004</text:p>
          </table:table-cell>
          <table:table-cell table:formula="of:=[$fullres.BG37]-[$halfres.BG37]" office:value-type="float" office:value="4.65846391" calcext:value-type="float">
            <text:p>4.65846391</text:p>
          </table:table-cell>
          <table:table-cell table:formula="of:=[$fullres.BH37]-[$halfres.BH37]" office:value-type="float" office:value="0.777781539999999" calcext:value-type="float">
            <text:p>0.777781539999999</text:p>
          </table:table-cell>
          <table:table-cell table:formula="of:=[$fullres.BI37]-[$halfres.BI37]" office:value-type="float" office:value="0" calcext:value-type="float">
            <text:p>0</text:p>
          </table:table-cell>
          <table:table-cell table:formula="of:=[$fullres.BJ37]-[$halfres.BJ37]" office:value-type="float" office:value="0" calcext:value-type="float">
            <text:p>0</text:p>
          </table:table-cell>
          <table:table-cell table:formula="of:=[$fullres.BK37]-[$halfres.BK37]" office:value-type="float" office:value="0" calcext:value-type="float">
            <text:p>0</text:p>
          </table:table-cell>
        </table:table-row>
        <table:table-row table:style-name="ro1">
          <table:table-cell table:formula="of:=[$fullres.A38]-[$halfres.A38]" office:value-type="float" office:value="0" calcext:value-type="float">
            <text:p>0</text:p>
          </table:table-cell>
          <table:table-cell table:formula="of:=[$fullres.B38]-[$halfres.B38]" office:value-type="float" office:value="-1.93096989" calcext:value-type="float">
            <text:p>-1.93096989</text:p>
          </table:table-cell>
          <table:table-cell table:formula="of:=[$fullres.C38]-[$halfres.C38]" office:value-type="float" office:value="-0.759084929999999" calcext:value-type="float">
            <text:p>-0.759084929999999</text:p>
          </table:table-cell>
          <table:table-cell table:formula="of:=[$fullres.D38]-[$halfres.D38]" office:value-type="float" office:value="-0.861537589999998" calcext:value-type="float">
            <text:p>-0.861537589999998</text:p>
          </table:table-cell>
          <table:table-cell table:formula="of:=[$fullres.E38]-[$halfres.E38]" office:value-type="float" office:value="-0.00372233" calcext:value-type="float">
            <text:p>-0.00372233</text:p>
          </table:table-cell>
          <table:table-cell table:formula="of:=[$fullres.F38]-[$halfres.F38]" office:value-type="float" office:value="-0.00809004000000002" calcext:value-type="float">
            <text:p>-0.00809004000000002</text:p>
          </table:table-cell>
          <table:table-cell table:formula="of:=[$fullres.G38]-[$halfres.G38]" office:value-type="float" office:value="0.00876915999999994" calcext:value-type="float">
            <text:p>0.00876915999999994</text:p>
          </table:table-cell>
          <table:table-cell table:formula="of:=[$fullres.H38]-[$halfres.H38]" office:value-type="float" office:value="-22.38485407" calcext:value-type="float">
            <text:p>-22.38485407</text:p>
          </table:table-cell>
          <table:table-cell table:formula="of:=[$fullres.I38]-[$halfres.I38]" office:value-type="float" office:value="2.61292173" calcext:value-type="float">
            <text:p>2.61292173</text:p>
          </table:table-cell>
          <table:table-cell table:formula="of:=[$fullres.J38]-[$halfres.J38]" office:value-type="float" office:value="-21.97449393" calcext:value-type="float">
            <text:p>-21.97449393</text:p>
          </table:table-cell>
          <table:table-cell table:formula="of:=[$fullres.K38]-[$halfres.K38]" office:value-type="float" office:value="-5.1797015" calcext:value-type="float">
            <text:p>-5.1797015</text:p>
          </table:table-cell>
          <table:table-cell table:formula="of:=[$fullres.L38]-[$halfres.L38]" office:value-type="float" office:value="-0.09040284" calcext:value-type="float">
            <text:p>-0.09040284</text:p>
          </table:table-cell>
          <table:table-cell table:formula="of:=[$fullres.M38]-[$halfres.M38]" office:value-type="float" office:value="11.20475417" calcext:value-type="float">
            <text:p>11.20475417</text:p>
          </table:table-cell>
          <table:table-cell table:formula="of:=[$fullres.N38]-[$halfres.N38]" office:value-type="float" office:value="14.74346108" calcext:value-type="float">
            <text:p>14.74346108</text:p>
          </table:table-cell>
          <table:table-cell table:formula="of:=[$fullres.O38]-[$halfres.O38]" office:value-type="float" office:value="0" calcext:value-type="float">
            <text:p>0</text:p>
          </table:table-cell>
          <table:table-cell table:formula="of:=[$fullres.P38]-[$halfres.P38]" office:value-type="float" office:value="-15.89622624" calcext:value-type="float">
            <text:p>-15.89622624</text:p>
          </table:table-cell>
          <table:table-cell table:formula="of:=[$fullres.Q38]-[$halfres.Q38]" office:value-type="float" office:value="-10.3380663" calcext:value-type="float">
            <text:p>-10.3380663</text:p>
          </table:table-cell>
          <table:table-cell table:formula="of:=[$fullres.R38]-[$halfres.R38]" office:value-type="float" office:value="10.55434901" calcext:value-type="float">
            <text:p>10.55434901</text:p>
          </table:table-cell>
          <table:table-cell table:formula="of:=[$fullres.S38]-[$halfres.S38]" office:value-type="float" office:value="-3.48311578" calcext:value-type="float">
            <text:p>-3.48311578</text:p>
          </table:table-cell>
          <table:table-cell table:formula="of:=[$fullres.T38]-[$halfres.T38]" office:value-type="float" office:value="-0.06079184" calcext:value-type="float">
            <text:p>-0.06079184</text:p>
          </table:table-cell>
          <table:table-cell table:formula="of:=[$fullres.U38]-[$halfres.U38]" office:value-type="float" office:value="18.02232867" calcext:value-type="float">
            <text:p>18.02232867</text:p>
          </table:table-cell>
          <table:table-cell table:formula="of:=[$fullres.V38]-[$halfres.V38]" office:value-type="float" office:value="-19.54618278" calcext:value-type="float">
            <text:p>-19.54618278</text:p>
          </table:table-cell>
          <table:table-cell table:formula="of:=[$fullres.W38]-[$halfres.W38]" office:value-type="float" office:value="0" calcext:value-type="float">
            <text:p>0</text:p>
          </table:table-cell>
          <table:table-cell table:formula="of:=[$fullres.X38]-[$halfres.X38]" office:value-type="float" office:value="0.02601551" calcext:value-type="float">
            <text:p>0.02601551</text:p>
          </table:table-cell>
          <table:table-cell table:formula="of:=[$fullres.Y38]-[$halfres.Y38]" office:value-type="float" office:value="0.28253626" calcext:value-type="float">
            <text:p>0.28253626</text:p>
          </table:table-cell>
          <table:table-cell table:formula="of:=[$fullres.Z38]-[$halfres.Z38]" office:value-type="float" office:value="0.26869841" calcext:value-type="float">
            <text:p>0.26869841</text:p>
          </table:table-cell>
          <table:table-cell table:formula="of:=[$fullres.AA38]-[$halfres.AA38]" office:value-type="float" office:value="0.04831341" calcext:value-type="float">
            <text:p>0.04831341</text:p>
          </table:table-cell>
          <table:table-cell table:formula="of:=[$fullres.AB38]-[$halfres.AB38]" office:value-type="float" office:value="0.37577323" calcext:value-type="float">
            <text:p>0.37577323</text:p>
          </table:table-cell>
          <table:table-cell table:formula="of:=[$fullres.AC38]-[$halfres.AC38]" office:value-type="float" office:value="0.28549207" calcext:value-type="float">
            <text:p>0.28549207</text:p>
          </table:table-cell>
          <table:table-cell table:formula="of:=[$fullres.AD38]-[$halfres.AD38]" office:value-type="float" office:value="0.04274089" calcext:value-type="float">
            <text:p>0.04274089</text:p>
          </table:table-cell>
          <table:table-cell table:formula="of:=[$fullres.AE38]-[$halfres.AE38]" office:value-type="float" office:value="0.68695867" calcext:value-type="float">
            <text:p>0.68695867</text:p>
          </table:table-cell>
          <table:table-cell table:formula="of:=[$fullres.AF38]-[$halfres.AF38]" office:value-type="float" office:value="0.28549207" calcext:value-type="float">
            <text:p>0.28549207</text:p>
          </table:table-cell>
          <table:table-cell table:formula="of:=[$fullres.AG38]-[$halfres.AG38]" office:value-type="float" office:value="0.02973313" calcext:value-type="float">
            <text:p>0.02973313</text:p>
          </table:table-cell>
          <table:table-cell table:formula="of:=[$fullres.AH38]-[$halfres.AH38]" office:value-type="float" office:value="0.68695867" calcext:value-type="float">
            <text:p>0.68695867</text:p>
          </table:table-cell>
          <table:table-cell table:formula="of:=[$fullres.AI38]-[$halfres.AI38]" office:value-type="float" office:value="0.23511111" calcext:value-type="float">
            <text:p>0.23511111</text:p>
          </table:table-cell>
          <table:table-cell table:formula="of:=[$fullres.AJ38]-[$halfres.AJ38]" office:value-type="float" office:value="0.02415801" calcext:value-type="float">
            <text:p>0.02415801</text:p>
          </table:table-cell>
          <table:table-cell table:formula="of:=[$fullres.AK38]-[$halfres.AK38]" office:value-type="float" office:value="0.57614795" calcext:value-type="float">
            <text:p>0.57614795</text:p>
          </table:table-cell>
          <table:table-cell table:formula="of:=[$fullres.AL38]-[$halfres.AL38]" office:value-type="float" office:value="0.21831746" calcext:value-type="float">
            <text:p>0.21831746</text:p>
          </table:table-cell>
          <table:table-cell table:formula="of:=[$fullres.AM38]-[$halfres.AM38]" office:value-type="float" office:value="0.01486526" calcext:value-type="float">
            <text:p>0.01486526</text:p>
          </table:table-cell>
          <table:table-cell table:formula="of:=[$fullres.AN38]-[$halfres.AN38]" office:value-type="float" office:value="0.43764867" calcext:value-type="float">
            <text:p>0.43764867</text:p>
          </table:table-cell>
          <table:table-cell table:formula="of:=[$fullres.AO38]-[$halfres.AO38]" office:value-type="float" office:value="0.20152381" calcext:value-type="float">
            <text:p>0.20152381</text:p>
          </table:table-cell>
          <table:table-cell table:formula="of:=[$fullres.AP38]-[$halfres.AP38]" office:value-type="float" office:value="0.1858262" calcext:value-type="float">
            <text:p>0.1858262</text:p>
          </table:table-cell>
          <table:table-cell table:formula="of:=[$fullres.AQ38]-[$halfres.AQ38]" office:value-type="float" office:value="3.19610672" calcext:value-type="float">
            <text:p>3.19610672</text:p>
          </table:table-cell>
          <table:table-cell table:formula="of:=[$fullres.AR38]-[$halfres.AR38]" office:value-type="float" office:value="1.49441996" calcext:value-type="float">
            <text:p>1.49441996</text:p>
          </table:table-cell>
          <table:table-cell table:formula="of:=[$fullres.AS38]-[$halfres.AS38]" office:value-type="float" office:value="0" calcext:value-type="float">
            <text:p>0</text:p>
          </table:table-cell>
          <table:table-cell table:formula="of:=[$fullres.AT38]-[$halfres.AT38]" office:value-type="float" office:value="0" calcext:value-type="float">
            <text:p>0</text:p>
          </table:table-cell>
          <table:table-cell table:formula="of:=[$fullres.AU38]-[$halfres.AU38]" office:value-type="float" office:value="0.9849049" calcext:value-type="float">
            <text:p>0.9849049</text:p>
          </table:table-cell>
          <table:table-cell table:formula="of:=[$fullres.AV38]-[$halfres.AV38]" office:value-type="float" office:value="-2.65037773" calcext:value-type="float">
            <text:p>-2.65037773</text:p>
          </table:table-cell>
          <table:table-cell table:formula="of:=[$fullres.AW38]-[$halfres.AW38]" office:value-type="float" office:value="0.41040561" calcext:value-type="float">
            <text:p>0.41040561</text:p>
          </table:table-cell>
          <table:table-cell table:formula="of:=[$fullres.AX38]-[$halfres.AX38]" office:value-type="float" office:value="-2.92804784" calcext:value-type="float">
            <text:p>-2.92804784</text:p>
          </table:table-cell>
          <table:table-cell table:formula="of:=[$fullres.AY38]-[$halfres.AY38]" office:value-type="float" office:value="-2.63131277" calcext:value-type="float">
            <text:p>-2.63131277</text:p>
          </table:table-cell>
          <table:table-cell table:formula="of:=[$fullres.AZ38]-[$halfres.AZ38]" office:value-type="float" office:value="-1.13271308" calcext:value-type="float">
            <text:p>-1.13271308</text:p>
          </table:table-cell>
          <table:table-cell table:formula="of:=[$fullres.BA38]-[$halfres.BA38]" office:value-type="float" office:value="1.35371193" calcext:value-type="float">
            <text:p>1.35371193</text:p>
          </table:table-cell>
          <table:table-cell table:formula="of:=[$fullres.BB38]-[$halfres.BB38]" office:value-type="float" office:value="0" calcext:value-type="float">
            <text:p>0</text:p>
          </table:table-cell>
          <table:table-cell table:formula="of:=[$fullres.BC38]-[$halfres.BC38]" office:value-type="float" office:value="0" calcext:value-type="float">
            <text:p>0</text:p>
          </table:table-cell>
          <table:table-cell table:formula="of:=[$fullres.BD38]-[$halfres.BD38]" office:value-type="float" office:value="0" calcext:value-type="float">
            <text:p>0</text:p>
          </table:table-cell>
          <table:table-cell table:formula="of:=[$fullres.BE38]-[$halfres.BE38]" office:value-type="float" office:value="-1.446309" calcext:value-type="float">
            <text:p>-1.446309</text:p>
          </table:table-cell>
          <table:table-cell table:formula="of:=[$fullres.BF38]-[$halfres.BF38]" office:value-type="float" office:value="0.998790110000002" calcext:value-type="float">
            <text:p>0.998790110000002</text:p>
          </table:table-cell>
          <table:table-cell table:formula="of:=[$fullres.BG38]-[$halfres.BG38]" office:value-type="float" office:value="-0.61356907" calcext:value-type="float">
            <text:p>-0.61356907</text:p>
          </table:table-cell>
          <table:table-cell table:formula="of:=[$fullres.BH38]-[$halfres.BH38]" office:value-type="float" office:value="0.959455590000001" calcext:value-type="float">
            <text:p>0.959455590000001</text:p>
          </table:table-cell>
          <table:table-cell table:formula="of:=[$fullres.BI38]-[$halfres.BI38]" office:value-type="float" office:value="0" calcext:value-type="float">
            <text:p>0</text:p>
          </table:table-cell>
          <table:table-cell table:formula="of:=[$fullres.BJ38]-[$halfres.BJ38]" office:value-type="float" office:value="0" calcext:value-type="float">
            <text:p>0</text:p>
          </table:table-cell>
          <table:table-cell table:formula="of:=[$fullres.BK38]-[$halfres.BK38]" office:value-type="float" office:value="0" calcext:value-type="float">
            <text:p>0</text:p>
          </table:table-cell>
        </table:table-row>
        <table:table-row table:style-name="ro1">
          <table:table-cell table:formula="of:=[$fullres.A39]-[$halfres.A39]" office:value-type="float" office:value="0" calcext:value-type="float">
            <text:p>0</text:p>
          </table:table-cell>
          <table:table-cell table:formula="of:=[$fullres.B39]-[$halfres.B39]" office:value-type="float" office:value="-1.83409486" calcext:value-type="float">
            <text:p>-1.83409486</text:p>
          </table:table-cell>
          <table:table-cell table:formula="of:=[$fullres.C39]-[$halfres.C39]" office:value-type="float" office:value="-0.76076566" calcext:value-type="float">
            <text:p>-0.76076566</text:p>
          </table:table-cell>
          <table:table-cell table:formula="of:=[$fullres.D39]-[$halfres.D39]" office:value-type="float" office:value="-0.69660519" calcext:value-type="float">
            <text:p>-0.69660519</text:p>
          </table:table-cell>
          <table:table-cell table:formula="of:=[$fullres.E39]-[$halfres.E39]" office:value-type="float" office:value="-0.00352130000000001" calcext:value-type="float">
            <text:p>-0.00352130000000001</text:p>
          </table:table-cell>
          <table:table-cell table:formula="of:=[$fullres.F39]-[$halfres.F39]" office:value-type="float" office:value="-0.00828806999999998" calcext:value-type="float">
            <text:p>-0.00828806999999998</text:p>
          </table:table-cell>
          <table:table-cell table:formula="of:=[$fullres.G39]-[$halfres.G39]" office:value-type="float" office:value="0.00871040999999995" calcext:value-type="float">
            <text:p>0.00871040999999995</text:p>
          </table:table-cell>
          <table:table-cell table:formula="of:=[$fullres.H39]-[$halfres.H39]" office:value-type="float" office:value="-22.11536021" calcext:value-type="float">
            <text:p>-22.11536021</text:p>
          </table:table-cell>
          <table:table-cell table:formula="of:=[$fullres.I39]-[$halfres.I39]" office:value-type="float" office:value="1.12715991" calcext:value-type="float">
            <text:p>1.12715991</text:p>
          </table:table-cell>
          <table:table-cell table:formula="of:=[$fullres.J39]-[$halfres.J39]" office:value-type="float" office:value="-21.56803569" calcext:value-type="float">
            <text:p>-21.56803569</text:p>
          </table:table-cell>
          <table:table-cell table:formula="of:=[$fullres.K39]-[$halfres.K39]" office:value-type="float" office:value="-7.78960641" calcext:value-type="float">
            <text:p>-7.78960641</text:p>
          </table:table-cell>
          <table:table-cell table:formula="of:=[$fullres.L39]-[$halfres.L39]" office:value-type="float" office:value="-0.13595428" calcext:value-type="float">
            <text:p>-0.13595428</text:p>
          </table:table-cell>
          <table:table-cell table:formula="of:=[$fullres.M39]-[$halfres.M39]" office:value-type="float" office:value="9.90245004" calcext:value-type="float">
            <text:p>9.90245004</text:p>
          </table:table-cell>
          <table:table-cell table:formula="of:=[$fullres.N39]-[$halfres.N39]" office:value-type="float" office:value="15.59304609" calcext:value-type="float">
            <text:p>15.59304609</text:p>
          </table:table-cell>
          <table:table-cell table:formula="of:=[$fullres.O39]-[$halfres.O39]" office:value-type="float" office:value="0" calcext:value-type="float">
            <text:p>0</text:p>
          </table:table-cell>
          <table:table-cell table:formula="of:=[$fullres.P39]-[$halfres.P39]" office:value-type="float" office:value="-16.41404761" calcext:value-type="float">
            <text:p>-16.41404761</text:p>
          </table:table-cell>
          <table:table-cell table:formula="of:=[$fullres.Q39]-[$halfres.Q39]" office:value-type="float" office:value="-10.66740288" calcext:value-type="float">
            <text:p>-10.66740288</text:p>
          </table:table-cell>
          <table:table-cell table:formula="of:=[$fullres.R39]-[$halfres.R39]" office:value-type="float" office:value="11.00999004" calcext:value-type="float">
            <text:p>11.00999004</text:p>
          </table:table-cell>
          <table:table-cell table:formula="of:=[$fullres.S39]-[$halfres.S39]" office:value-type="float" office:value="-3.42553507" calcext:value-type="float">
            <text:p>-3.42553507</text:p>
          </table:table-cell>
          <table:table-cell table:formula="of:=[$fullres.T39]-[$halfres.T39]" office:value-type="float" office:value="-0.0597868600000001" calcext:value-type="float">
            <text:p>-0.0597868600000001</text:p>
          </table:table-cell>
          <table:table-cell table:formula="of:=[$fullres.U39]-[$halfres.U39]" office:value-type="float" office:value="18.41536346" calcext:value-type="float">
            <text:p>18.41536346</text:p>
          </table:table-cell>
          <table:table-cell table:formula="of:=[$fullres.V39]-[$halfres.V39]" office:value-type="float" office:value="-19.50915343" calcext:value-type="float">
            <text:p>-19.50915343</text:p>
          </table:table-cell>
          <table:table-cell table:formula="of:=[$fullres.W39]-[$halfres.W39]" office:value-type="float" office:value="0" calcext:value-type="float">
            <text:p>0</text:p>
          </table:table-cell>
          <table:table-cell table:formula="of:=[$fullres.X39]-[$halfres.X39]" office:value-type="float" office:value="0.0270195" calcext:value-type="float">
            <text:p>0.0270195</text:p>
          </table:table-cell>
          <table:table-cell table:formula="of:=[$fullres.Y39]-[$halfres.Y39]" office:value-type="float" office:value="0.27409481" calcext:value-type="float">
            <text:p>0.27409481</text:p>
          </table:table-cell>
          <table:table-cell table:formula="of:=[$fullres.Z39]-[$halfres.Z39]" office:value-type="float" office:value="0.24705494" calcext:value-type="float">
            <text:p>0.24705494</text:p>
          </table:table-cell>
          <table:table-cell table:formula="of:=[$fullres.AA39]-[$halfres.AA39]" office:value-type="float" office:value="0.05017791" calcext:value-type="float">
            <text:p>0.05017791</text:p>
          </table:table-cell>
          <table:table-cell table:formula="of:=[$fullres.AB39]-[$halfres.AB39]" office:value-type="float" office:value="0.3645461" calcext:value-type="float">
            <text:p>0.3645461</text:p>
          </table:table-cell>
          <table:table-cell table:formula="of:=[$fullres.AC39]-[$halfres.AC39]" office:value-type="float" office:value="0.26249587" calcext:value-type="float">
            <text:p>0.26249587</text:p>
          </table:table-cell>
          <table:table-cell table:formula="of:=[$fullres.AD39]-[$halfres.AD39]" office:value-type="float" office:value="0.04439034" calcext:value-type="float">
            <text:p>0.04439034</text:p>
          </table:table-cell>
          <table:table-cell table:formula="of:=[$fullres.AE39]-[$halfres.AE39]" office:value-type="float" office:value="0.66643413" calcext:value-type="float">
            <text:p>0.66643413</text:p>
          </table:table-cell>
          <table:table-cell table:formula="of:=[$fullres.AF39]-[$halfres.AF39]" office:value-type="float" office:value="0.26249587" calcext:value-type="float">
            <text:p>0.26249587</text:p>
          </table:table-cell>
          <table:table-cell table:formula="of:=[$fullres.AG39]-[$halfres.AG39]" office:value-type="float" office:value="0.03088059" calcext:value-type="float">
            <text:p>0.03088059</text:p>
          </table:table-cell>
          <table:table-cell table:formula="of:=[$fullres.AH39]-[$halfres.AH39]" office:value-type="float" office:value="0.66643413" calcext:value-type="float">
            <text:p>0.66643413</text:p>
          </table:table-cell>
          <table:table-cell table:formula="of:=[$fullres.AI39]-[$halfres.AI39]" office:value-type="float" office:value="0.21617307" calcext:value-type="float">
            <text:p>0.21617307</text:p>
          </table:table-cell>
          <table:table-cell table:formula="of:=[$fullres.AJ39]-[$halfres.AJ39]" office:value-type="float" office:value="0.0250903" calcext:value-type="float">
            <text:p>0.0250903</text:p>
          </table:table-cell>
          <table:table-cell table:formula="of:=[$fullres.AK39]-[$halfres.AK39]" office:value-type="float" office:value="0.55893414" calcext:value-type="float">
            <text:p>0.55893414</text:p>
          </table:table-cell>
          <table:table-cell table:formula="of:=[$fullres.AL39]-[$halfres.AL39]" office:value-type="float" office:value="0.20073214" calcext:value-type="float">
            <text:p>0.20073214</text:p>
          </table:table-cell>
          <table:table-cell table:formula="of:=[$fullres.AM39]-[$halfres.AM39]" office:value-type="float" office:value="0.01543895" calcext:value-type="float">
            <text:p>0.01543895</text:p>
          </table:table-cell>
          <table:table-cell table:formula="of:=[$fullres.AN39]-[$halfres.AN39]" office:value-type="float" office:value="0.42457287" calcext:value-type="float">
            <text:p>0.42457287</text:p>
          </table:table-cell>
          <table:table-cell table:formula="of:=[$fullres.AO39]-[$halfres.AO39]" office:value-type="float" office:value="0.1852912" calcext:value-type="float">
            <text:p>0.1852912</text:p>
          </table:table-cell>
          <table:table-cell table:formula="of:=[$fullres.AP39]-[$halfres.AP39]" office:value-type="float" office:value="0.19299758" calcext:value-type="float">
            <text:p>0.19299758</text:p>
          </table:table-cell>
          <table:table-cell table:formula="of:=[$fullres.AQ39]-[$halfres.AQ39]" office:value-type="float" office:value="3.10061533" calcext:value-type="float">
            <text:p>3.10061533</text:p>
          </table:table-cell>
          <table:table-cell table:formula="of:=[$fullres.AR39]-[$halfres.AR39]" office:value-type="float" office:value="1.37404545" calcext:value-type="float">
            <text:p>1.37404545</text:p>
          </table:table-cell>
          <table:table-cell table:formula="of:=[$fullres.AS39]-[$halfres.AS39]" office:value-type="float" office:value="0" calcext:value-type="float">
            <text:p>0</text:p>
          </table:table-cell>
          <table:table-cell table:formula="of:=[$fullres.AT39]-[$halfres.AT39]" office:value-type="float" office:value="0" calcext:value-type="float">
            <text:p>0</text:p>
          </table:table-cell>
          <table:table-cell table:formula="of:=[$fullres.AU39]-[$halfres.AU39]" office:value-type="float" office:value="1.07887908" calcext:value-type="float">
            <text:p>1.07887908</text:p>
          </table:table-cell>
          <table:table-cell table:formula="of:=[$fullres.AV39]-[$halfres.AV39]" office:value-type="float" office:value="-2.46927232" calcext:value-type="float">
            <text:p>-2.46927232</text:p>
          </table:table-cell>
          <table:table-cell table:formula="of:=[$fullres.AW39]-[$halfres.AW39]" office:value-type="float" office:value="0.31224803" calcext:value-type="float">
            <text:p>0.31224803</text:p>
          </table:table-cell>
          <table:table-cell table:formula="of:=[$fullres.AX39]-[$halfres.AX39]" office:value-type="float" office:value="-3.14816136" calcext:value-type="float">
            <text:p>-3.14816136</text:p>
          </table:table-cell>
          <table:table-cell table:formula="of:=[$fullres.AY39]-[$halfres.AY39]" office:value-type="float" office:value="-2.49199942" calcext:value-type="float">
            <text:p>-2.49199942</text:p>
          </table:table-cell>
          <table:table-cell table:formula="of:=[$fullres.AZ39]-[$halfres.AZ39]" office:value-type="float" office:value="-1.31734421" calcext:value-type="float">
            <text:p>-1.31734421</text:p>
          </table:table-cell>
          <table:table-cell table:formula="of:=[$fullres.BA39]-[$halfres.BA39]" office:value-type="float" office:value="1.33226311999999" calcext:value-type="float">
            <text:p>1.33226311999999</text:p>
          </table:table-cell>
          <table:table-cell table:formula="of:=[$fullres.BB39]-[$halfres.BB39]" office:value-type="float" office:value="0" calcext:value-type="float">
            <text:p>0</text:p>
          </table:table-cell>
          <table:table-cell table:formula="of:=[$fullres.BC39]-[$halfres.BC39]" office:value-type="float" office:value="0" calcext:value-type="float">
            <text:p>0</text:p>
          </table:table-cell>
          <table:table-cell table:formula="of:=[$fullres.BD39]-[$halfres.BD39]" office:value-type="float" office:value="0" calcext:value-type="float">
            <text:p>0</text:p>
          </table:table-cell>
          <table:table-cell table:formula="of:=[$fullres.BE39]-[$halfres.BE39]" office:value-type="float" office:value="-1.4244834" calcext:value-type="float">
            <text:p>-1.4244834</text:p>
          </table:table-cell>
          <table:table-cell table:formula="of:=[$fullres.BF39]-[$halfres.BF39]" office:value-type="float" office:value="0.948120809999999" calcext:value-type="float">
            <text:p>0.948120809999999</text:p>
          </table:table-cell>
          <table:table-cell table:formula="of:=[$fullres.BG39]-[$halfres.BG39]" office:value-type="float" office:value="-0.47637041" calcext:value-type="float">
            <text:p>-0.47637041</text:p>
          </table:table-cell>
          <table:table-cell table:formula="of:=[$fullres.BH39]-[$halfres.BH39]" office:value-type="float" office:value="1.01720225" calcext:value-type="float">
            <text:p>1.01720225</text:p>
          </table:table-cell>
          <table:table-cell table:formula="of:=[$fullres.BI39]-[$halfres.BI39]" office:value-type="float" office:value="0" calcext:value-type="float">
            <text:p>0</text:p>
          </table:table-cell>
          <table:table-cell table:formula="of:=[$fullres.BJ39]-[$halfres.BJ39]" office:value-type="float" office:value="0" calcext:value-type="float">
            <text:p>0</text:p>
          </table:table-cell>
          <table:table-cell table:formula="of:=[$fullres.BK39]-[$halfres.BK39]" office:value-type="float" office:value="0" calcext:value-type="float">
            <text:p>0</text:p>
          </table:table-cell>
        </table:table-row>
        <table:table-row table:style-name="ro1">
          <table:table-cell table:formula="of:=[$fullres.A40]-[$halfres.A40]" office:value-type="float" office:value="0" calcext:value-type="float">
            <text:p>0</text:p>
          </table:table-cell>
          <table:table-cell table:formula="of:=[$fullres.B40]-[$halfres.B40]" office:value-type="float" office:value="-1.6535607" calcext:value-type="float">
            <text:p>-1.6535607</text:p>
          </table:table-cell>
          <table:table-cell table:formula="of:=[$fullres.C40]-[$halfres.C40]" office:value-type="float" office:value="-0.80049487" calcext:value-type="float">
            <text:p>-0.80049487</text:p>
          </table:table-cell>
          <table:table-cell table:formula="of:=[$fullres.D40]-[$halfres.D40]" office:value-type="float" office:value="-0.784880880000003" calcext:value-type="float">
            <text:p>-0.784880880000003</text:p>
          </table:table-cell>
          <table:table-cell table:formula="of:=[$fullres.E40]-[$halfres.E40]" office:value-type="float" office:value="-0.00391336000000001" calcext:value-type="float">
            <text:p>-0.00391336000000001</text:p>
          </table:table-cell>
          <table:table-cell table:formula="of:=[$fullres.F40]-[$halfres.F40]" office:value-type="float" office:value="-0.00834261999999997" calcext:value-type="float">
            <text:p>-0.00834261999999997</text:p>
          </table:table-cell>
          <table:table-cell table:formula="of:=[$fullres.G40]-[$halfres.G40]" office:value-type="float" office:value="0.00843879999999997" calcext:value-type="float">
            <text:p>0.00843879999999997</text:p>
          </table:table-cell>
          <table:table-cell table:formula="of:=[$fullres.H40]-[$halfres.H40]" office:value-type="float" office:value="-22.62797163" calcext:value-type="float">
            <text:p>-22.62797163</text:p>
          </table:table-cell>
          <table:table-cell table:formula="of:=[$fullres.I40]-[$halfres.I40]" office:value-type="float" office:value="-0.32123125" calcext:value-type="float">
            <text:p>-0.32123125</text:p>
          </table:table-cell>
          <table:table-cell table:formula="of:=[$fullres.J40]-[$halfres.J40]" office:value-type="float" office:value="-22.7214676" calcext:value-type="float">
            <text:p>-22.7214676</text:p>
          </table:table-cell>
          <table:table-cell table:formula="of:=[$fullres.K40]-[$halfres.K40]" office:value-type="float" office:value="-10.4773207" calcext:value-type="float">
            <text:p>-10.4773207</text:p>
          </table:table-cell>
          <table:table-cell table:formula="of:=[$fullres.L40]-[$halfres.L40]" office:value-type="float" office:value="-0.18286374" calcext:value-type="float">
            <text:p>-0.18286374</text:p>
          </table:table-cell>
          <table:table-cell table:formula="of:=[$fullres.M40]-[$halfres.M40]" office:value-type="float" office:value="9.0090813" calcext:value-type="float">
            <text:p>9.0090813</text:p>
          </table:table-cell>
          <table:table-cell table:formula="of:=[$fullres.N40]-[$halfres.N40]" office:value-type="float" office:value="16.47665367" calcext:value-type="float">
            <text:p>16.47665367</text:p>
          </table:table-cell>
          <table:table-cell table:formula="of:=[$fullres.O40]-[$halfres.O40]" office:value-type="float" office:value="0" calcext:value-type="float">
            <text:p>0</text:p>
          </table:table-cell>
          <table:table-cell table:formula="of:=[$fullres.P40]-[$halfres.P40]" office:value-type="float" office:value="-16.32712538" calcext:value-type="float">
            <text:p>-16.32712538</text:p>
          </table:table-cell>
          <table:table-cell table:formula="of:=[$fullres.Q40]-[$halfres.Q40]" office:value-type="float" office:value="-10.69830265" calcext:value-type="float">
            <text:p>-10.69830265</text:p>
          </table:table-cell>
          <table:table-cell table:formula="of:=[$fullres.R40]-[$halfres.R40]" office:value-type="float" office:value="13.23123953" calcext:value-type="float">
            <text:p>13.23123953</text:p>
          </table:table-cell>
          <table:table-cell table:formula="of:=[$fullres.S40]-[$halfres.S40]" office:value-type="float" office:value="-3.49961847" calcext:value-type="float">
            <text:p>-3.49961847</text:p>
          </table:table-cell>
          <table:table-cell table:formula="of:=[$fullres.T40]-[$halfres.T40]" office:value-type="float" office:value="-0.0610798600000001" calcext:value-type="float">
            <text:p>-0.0610798600000001</text:p>
          </table:table-cell>
          <table:table-cell table:formula="of:=[$fullres.U40]-[$halfres.U40]" office:value-type="float" office:value="18.97673341" calcext:value-type="float">
            <text:p>18.97673341</text:p>
          </table:table-cell>
          <table:table-cell table:formula="of:=[$fullres.V40]-[$halfres.V40]" office:value-type="float" office:value="-19.4766318" calcext:value-type="float">
            <text:p>-19.4766318</text:p>
          </table:table-cell>
          <table:table-cell table:formula="of:=[$fullres.W40]-[$halfres.W40]" office:value-type="float" office:value="0" calcext:value-type="float">
            <text:p>0</text:p>
          </table:table-cell>
          <table:table-cell table:formula="of:=[$fullres.X40]-[$halfres.X40]" office:value-type="float" office:value="0.02715051" calcext:value-type="float">
            <text:p>0.02715051</text:p>
          </table:table-cell>
          <table:table-cell table:formula="of:=[$fullres.Y40]-[$halfres.Y40]" office:value-type="float" office:value="0.25566577" calcext:value-type="float">
            <text:p>0.25566577</text:p>
          </table:table-cell>
          <table:table-cell table:formula="of:=[$fullres.Z40]-[$halfres.Z40]" office:value-type="float" office:value="0.28311145" calcext:value-type="float">
            <text:p>0.28311145</text:p>
          </table:table-cell>
          <table:table-cell table:formula="of:=[$fullres.AA40]-[$halfres.AA40]" office:value-type="float" office:value="0.05042121" calcext:value-type="float">
            <text:p>0.05042121</text:p>
          </table:table-cell>
          <table:table-cell table:formula="of:=[$fullres.AB40]-[$halfres.AB40]" office:value-type="float" office:value="0.34003548" calcext:value-type="float">
            <text:p>0.34003548</text:p>
          </table:table-cell>
          <table:table-cell table:formula="of:=[$fullres.AC40]-[$halfres.AC40]" office:value-type="float" office:value="0.30080592" calcext:value-type="float">
            <text:p>0.30080592</text:p>
          </table:table-cell>
          <table:table-cell table:formula="of:=[$fullres.AD40]-[$halfres.AD40]" office:value-type="float" office:value="0.04460557" calcext:value-type="float">
            <text:p>0.04460557</text:p>
          </table:table-cell>
          <table:table-cell table:formula="of:=[$fullres.AE40]-[$halfres.AE40]" office:value-type="float" office:value="0.62162575" calcext:value-type="float">
            <text:p>0.62162575</text:p>
          </table:table-cell>
          <table:table-cell table:formula="of:=[$fullres.AF40]-[$halfres.AF40]" office:value-type="float" office:value="0.30080592" calcext:value-type="float">
            <text:p>0.30080592</text:p>
          </table:table-cell>
          <table:table-cell table:formula="of:=[$fullres.AG40]-[$halfres.AG40]" office:value-type="float" office:value="0.03103032" calcext:value-type="float">
            <text:p>0.03103032</text:p>
          </table:table-cell>
          <table:table-cell table:formula="of:=[$fullres.AH40]-[$halfres.AH40]" office:value-type="float" office:value="0.62162575" calcext:value-type="float">
            <text:p>0.62162575</text:p>
          </table:table-cell>
          <table:table-cell table:formula="of:=[$fullres.AI40]-[$halfres.AI40]" office:value-type="float" office:value="0.24772252" calcext:value-type="float">
            <text:p>0.24772252</text:p>
          </table:table-cell>
          <table:table-cell table:formula="of:=[$fullres.AJ40]-[$halfres.AJ40]" office:value-type="float" office:value="0.02521197" calcext:value-type="float">
            <text:p>0.02521197</text:p>
          </table:table-cell>
          <table:table-cell table:formula="of:=[$fullres.AK40]-[$halfres.AK40]" office:value-type="float" office:value="0.52135364" calcext:value-type="float">
            <text:p>0.52135364</text:p>
          </table:table-cell>
          <table:table-cell table:formula="of:=[$fullres.AL40]-[$halfres.AL40]" office:value-type="float" office:value="0.23002806" calcext:value-type="float">
            <text:p>0.23002806</text:p>
          </table:table-cell>
          <table:table-cell table:formula="of:=[$fullres.AM40]-[$halfres.AM40]" office:value-type="float" office:value="0.0155138" calcext:value-type="float">
            <text:p>0.0155138</text:p>
          </table:table-cell>
          <table:table-cell table:formula="of:=[$fullres.AN40]-[$halfres.AN40]" office:value-type="float" office:value="0.39602627" calcext:value-type="float">
            <text:p>0.39602627</text:p>
          </table:table-cell>
          <table:table-cell table:formula="of:=[$fullres.AO40]-[$halfres.AO40]" office:value-type="float" office:value="0.21233359" calcext:value-type="float">
            <text:p>0.21233359</text:p>
          </table:table-cell>
          <table:table-cell table:formula="of:=[$fullres.AP40]-[$halfres.AP40]" office:value-type="float" office:value="0.19393336" calcext:value-type="float">
            <text:p>0.19393336</text:p>
          </table:table-cell>
          <table:table-cell table:formula="of:=[$fullres.AQ40]-[$halfres.AQ40]" office:value-type="float" office:value="2.89214231" calcext:value-type="float">
            <text:p>2.89214231</text:p>
          </table:table-cell>
          <table:table-cell table:formula="of:=[$fullres.AR40]-[$halfres.AR40]" office:value-type="float" office:value="1.57458096" calcext:value-type="float">
            <text:p>1.57458096</text:p>
          </table:table-cell>
          <table:table-cell table:formula="of:=[$fullres.AS40]-[$halfres.AS40]" office:value-type="float" office:value="0" calcext:value-type="float">
            <text:p>0</text:p>
          </table:table-cell>
          <table:table-cell table:formula="of:=[$fullres.AT40]-[$halfres.AT40]" office:value-type="float" office:value="0" calcext:value-type="float">
            <text:p>0</text:p>
          </table:table-cell>
          <table:table-cell table:formula="of:=[$fullres.AU40]-[$halfres.AU40]" office:value-type="float" office:value="1.09212458" calcext:value-type="float">
            <text:p>1.09212458</text:p>
          </table:table-cell>
          <table:table-cell table:formula="of:=[$fullres.AV40]-[$halfres.AV40]" office:value-type="float" office:value="-1.12772674" calcext:value-type="float">
            <text:p>-1.12772674</text:p>
          </table:table-cell>
          <table:table-cell table:formula="of:=[$fullres.AW40]-[$halfres.AW40]" office:value-type="float" office:value="2.62374209" calcext:value-type="float">
            <text:p>2.62374209</text:p>
          </table:table-cell>
          <table:table-cell table:formula="of:=[$fullres.AX40]-[$halfres.AX40]" office:value-type="float" office:value="-3.48164252" calcext:value-type="float">
            <text:p>-3.48164252</text:p>
          </table:table-cell>
          <table:table-cell table:formula="of:=[$fullres.AY40]-[$halfres.AY40]" office:value-type="float" office:value="-2.15994293" calcext:value-type="float">
            <text:p>-2.15994293</text:p>
          </table:table-cell>
          <table:table-cell table:formula="of:=[$fullres.AZ40]-[$halfres.AZ40]" office:value-type="float" office:value="-1.71403085" calcext:value-type="float">
            <text:p>-1.71403085</text:p>
          </table:table-cell>
          <table:table-cell table:formula="of:=[$fullres.BA40]-[$halfres.BA40]" office:value-type="float" office:value="1.63272171" calcext:value-type="float">
            <text:p>1.63272171</text:p>
          </table:table-cell>
          <table:table-cell table:formula="of:=[$fullres.BB40]-[$halfres.BB40]" office:value-type="float" office:value="0" calcext:value-type="float">
            <text:p>0</text:p>
          </table:table-cell>
          <table:table-cell table:formula="of:=[$fullres.BC40]-[$halfres.BC40]" office:value-type="float" office:value="0" calcext:value-type="float">
            <text:p>0</text:p>
          </table:table-cell>
          <table:table-cell table:formula="of:=[$fullres.BD40]-[$halfres.BD40]" office:value-type="float" office:value="0" calcext:value-type="float">
            <text:p>0</text:p>
          </table:table-cell>
          <table:table-cell table:formula="of:=[$fullres.BE40]-[$halfres.BE40]" office:value-type="float" office:value="-0.84013229" calcext:value-type="float">
            <text:p>-0.84013229</text:p>
          </table:table-cell>
          <table:table-cell table:formula="of:=[$fullres.BF40]-[$halfres.BF40]" office:value-type="float" office:value="0.114638510000006" calcext:value-type="float">
            <text:p>0.114638510000006</text:p>
          </table:table-cell>
          <table:table-cell table:formula="of:=[$fullres.BG40]-[$halfres.BG40]" office:value-type="float" office:value="4.00228595" calcext:value-type="float">
            <text:p>4.00228595</text:p>
          </table:table-cell>
          <table:table-cell table:formula="of:=[$fullres.BH40]-[$halfres.BH40]" office:value-type="float" office:value="0.664305989999999" calcext:value-type="float">
            <text:p>0.664305989999999</text:p>
          </table:table-cell>
          <table:table-cell table:formula="of:=[$fullres.BI40]-[$halfres.BI40]" office:value-type="float" office:value="0" calcext:value-type="float">
            <text:p>0</text:p>
          </table:table-cell>
          <table:table-cell table:formula="of:=[$fullres.BJ40]-[$halfres.BJ40]" office:value-type="float" office:value="0" calcext:value-type="float">
            <text:p>0</text:p>
          </table:table-cell>
          <table:table-cell table:formula="of:=[$fullres.BK40]-[$halfres.BK40]" office:value-type="float" office:value="0" calcext:value-type="float">
            <text:p>0</text:p>
          </table:table-cell>
        </table:table-row>
        <table:table-row table:style-name="ro1">
          <table:table-cell table:formula="of:=[$fullres.A41]-[$halfres.A41]" office:value-type="float" office:value="0" calcext:value-type="float">
            <text:p>0</text:p>
          </table:table-cell>
          <table:table-cell table:formula="of:=[$fullres.B41]-[$halfres.B41]" office:value-type="float" office:value="-1.59598605" calcext:value-type="float">
            <text:p>-1.59598605</text:p>
          </table:table-cell>
          <table:table-cell table:formula="of:=[$fullres.C41]-[$halfres.C41]" office:value-type="float" office:value="-0.85030434" calcext:value-type="float">
            <text:p>-0.85030434</text:p>
          </table:table-cell>
          <table:table-cell table:formula="of:=[$fullres.D41]-[$halfres.D41]" office:value-type="float" office:value="-0.783958909999996" calcext:value-type="float">
            <text:p>-0.783958909999996</text:p>
          </table:table-cell>
          <table:table-cell table:formula="of:=[$fullres.E41]-[$halfres.E41]" office:value-type="float" office:value="-0.00397573999999999" calcext:value-type="float">
            <text:p>-0.00397573999999999</text:p>
          </table:table-cell>
          <table:table-cell table:formula="of:=[$fullres.F41]-[$halfres.F41]" office:value-type="float" office:value="-0.00841939999999997" calcext:value-type="float">
            <text:p>-0.00841939999999997</text:p>
          </table:table-cell>
          <table:table-cell table:formula="of:=[$fullres.G41]-[$halfres.G41]" office:value-type="float" office:value="0.00826234000000015" calcext:value-type="float">
            <text:p>0.00826234000000015</text:p>
          </table:table-cell>
          <table:table-cell table:formula="of:=[$fullres.H41]-[$halfres.H41]" office:value-type="float" office:value="-23.67317377" calcext:value-type="float">
            <text:p>-23.67317377</text:p>
          </table:table-cell>
          <table:table-cell table:formula="of:=[$fullres.I41]-[$halfres.I41]" office:value-type="float" office:value="-1.70401389" calcext:value-type="float">
            <text:p>-1.70401389</text:p>
          </table:table-cell>
          <table:table-cell table:formula="of:=[$fullres.J41]-[$halfres.J41]" office:value-type="float" office:value="-25.08397812" calcext:value-type="float">
            <text:p>-25.08397812</text:p>
          </table:table-cell>
          <table:table-cell table:formula="of:=[$fullres.K41]-[$halfres.K41]" office:value-type="float" office:value="-13.00451618" calcext:value-type="float">
            <text:p>-13.00451618</text:p>
          </table:table-cell>
          <table:table-cell table:formula="of:=[$fullres.L41]-[$halfres.L41]" office:value-type="float" office:value="-0.22697163" calcext:value-type="float">
            <text:p>-0.22697163</text:p>
          </table:table-cell>
          <table:table-cell table:formula="of:=[$fullres.M41]-[$halfres.M41]" office:value-type="float" office:value="8.43850236" calcext:value-type="float">
            <text:p>8.43850236</text:p>
          </table:table-cell>
          <table:table-cell table:formula="of:=[$fullres.N41]-[$halfres.N41]" office:value-type="float" office:value="17.23433461" calcext:value-type="float">
            <text:p>17.23433461</text:p>
          </table:table-cell>
          <table:table-cell table:formula="of:=[$fullres.O41]-[$halfres.O41]" office:value-type="float" office:value="0" calcext:value-type="float">
            <text:p>0</text:p>
          </table:table-cell>
          <table:table-cell table:formula="of:=[$fullres.P41]-[$halfres.P41]" office:value-type="float" office:value="-15.64337215" calcext:value-type="float">
            <text:p>-15.64337215</text:p>
          </table:table-cell>
          <table:table-cell table:formula="of:=[$fullres.Q41]-[$halfres.Q41]" office:value-type="float" office:value="-10.59285951" calcext:value-type="float">
            <text:p>-10.59285951</text:p>
          </table:table-cell>
          <table:table-cell table:formula="of:=[$fullres.R41]-[$halfres.R41]" office:value-type="float" office:value="16.61344083" calcext:value-type="float">
            <text:p>16.61344083</text:p>
          </table:table-cell>
          <table:table-cell table:formula="of:=[$fullres.S41]-[$halfres.S41]" office:value-type="float" office:value="-3.59808795" calcext:value-type="float">
            <text:p>-3.59808795</text:p>
          </table:table-cell>
          <table:table-cell table:formula="of:=[$fullres.T41]-[$halfres.T41]" office:value-type="float" office:value="-0.0627984799999999" calcext:value-type="float">
            <text:p>-0.0627984799999999</text:p>
          </table:table-cell>
          <table:table-cell table:formula="of:=[$fullres.U41]-[$halfres.U41]" office:value-type="float" office:value="19.54706151" calcext:value-type="float">
            <text:p>19.54706151</text:p>
          </table:table-cell>
          <table:table-cell table:formula="of:=[$fullres.V41]-[$halfres.V41]" office:value-type="float" office:value="-19.46508938" calcext:value-type="float">
            <text:p>-19.46508938</text:p>
          </table:table-cell>
          <table:table-cell table:formula="of:=[$fullres.W41]-[$halfres.W41]" office:value-type="float" office:value="0" calcext:value-type="float">
            <text:p>0</text:p>
          </table:table-cell>
          <table:table-cell table:formula="of:=[$fullres.X41]-[$halfres.X41]" office:value-type="float" office:value="0.02685411" calcext:value-type="float">
            <text:p>0.02685411</text:p>
          </table:table-cell>
          <table:table-cell table:formula="of:=[$fullres.Y41]-[$halfres.Y41]" office:value-type="float" office:value="0.24797259" calcext:value-type="float">
            <text:p>0.24797259</text:p>
          </table:table-cell>
          <table:table-cell table:formula="of:=[$fullres.Z41]-[$halfres.Z41]" office:value-type="float" office:value="0.27827654" calcext:value-type="float">
            <text:p>0.27827654</text:p>
          </table:table-cell>
          <table:table-cell table:formula="of:=[$fullres.AA41]-[$halfres.AA41]" office:value-type="float" office:value="0.04987077" calcext:value-type="float">
            <text:p>0.04987077</text:p>
          </table:table-cell>
          <table:table-cell table:formula="of:=[$fullres.AB41]-[$halfres.AB41]" office:value-type="float" office:value="0.32980354" calcext:value-type="float">
            <text:p>0.32980354</text:p>
          </table:table-cell>
          <table:table-cell table:formula="of:=[$fullres.AC41]-[$halfres.AC41]" office:value-type="float" office:value="0.29566882" calcext:value-type="float">
            <text:p>0.29566882</text:p>
          </table:table-cell>
          <table:table-cell table:formula="of:=[$fullres.AD41]-[$halfres.AD41]" office:value-type="float" office:value="0.04411862" calcext:value-type="float">
            <text:p>0.04411862</text:p>
          </table:table-cell>
          <table:table-cell table:formula="of:=[$fullres.AE41]-[$halfres.AE41]" office:value-type="float" office:value="0.60292056" calcext:value-type="float">
            <text:p>0.60292056</text:p>
          </table:table-cell>
          <table:table-cell table:formula="of:=[$fullres.AF41]-[$halfres.AF41]" office:value-type="float" office:value="0.29566882" calcext:value-type="float">
            <text:p>0.29566882</text:p>
          </table:table-cell>
          <table:table-cell table:formula="of:=[$fullres.AG41]-[$halfres.AG41]" office:value-type="float" office:value="0.03069156" calcext:value-type="float">
            <text:p>0.03069156</text:p>
          </table:table-cell>
          <table:table-cell table:formula="of:=[$fullres.AH41]-[$halfres.AH41]" office:value-type="float" office:value="0.60292056" calcext:value-type="float">
            <text:p>0.60292056</text:p>
          </table:table-cell>
          <table:table-cell table:formula="of:=[$fullres.AI41]-[$halfres.AI41]" office:value-type="float" office:value="0.24349196" calcext:value-type="float">
            <text:p>0.24349196</text:p>
          </table:table-cell>
          <table:table-cell table:formula="of:=[$fullres.AJ41]-[$halfres.AJ41]" office:value-type="float" office:value="0.02493673" calcext:value-type="float">
            <text:p>0.02493673</text:p>
          </table:table-cell>
          <table:table-cell table:formula="of:=[$fullres.AK41]-[$halfres.AK41]" office:value-type="float" office:value="0.50566571" calcext:value-type="float">
            <text:p>0.50566571</text:p>
          </table:table-cell>
          <table:table-cell table:formula="of:=[$fullres.AL41]-[$halfres.AL41]" office:value-type="float" office:value="0.22609968" calcext:value-type="float">
            <text:p>0.22609968</text:p>
          </table:table-cell>
          <table:table-cell table:formula="of:=[$fullres.AM41]-[$halfres.AM41]" office:value-type="float" office:value="0.01534443" calcext:value-type="float">
            <text:p>0.01534443</text:p>
          </table:table-cell>
          <table:table-cell table:formula="of:=[$fullres.AN41]-[$halfres.AN41]" office:value-type="float" office:value="0.38410954" calcext:value-type="float">
            <text:p>0.38410954</text:p>
          </table:table-cell>
          <table:table-cell table:formula="of:=[$fullres.AO41]-[$halfres.AO41]" office:value-type="float" office:value="0.2087074" calcext:value-type="float">
            <text:p>0.2087074</text:p>
          </table:table-cell>
          <table:table-cell table:formula="of:=[$fullres.AP41]-[$halfres.AP41]" office:value-type="float" office:value="0.19181622" calcext:value-type="float">
            <text:p>0.19181622</text:p>
          </table:table-cell>
          <table:table-cell table:formula="of:=[$fullres.AQ41]-[$halfres.AQ41]" office:value-type="float" office:value="2.80511556" calcext:value-type="float">
            <text:p>2.80511556</text:p>
          </table:table-cell>
          <table:table-cell table:formula="of:=[$fullres.AR41]-[$halfres.AR41]" office:value-type="float" office:value="1.54769059" calcext:value-type="float">
            <text:p>1.54769059</text:p>
          </table:table-cell>
          <table:table-cell table:formula="of:=[$fullres.AS41]-[$halfres.AS41]" office:value-type="float" office:value="0" calcext:value-type="float">
            <text:p>0</text:p>
          </table:table-cell>
          <table:table-cell table:formula="of:=[$fullres.AT41]-[$halfres.AT41]" office:value-type="float" office:value="0" calcext:value-type="float">
            <text:p>0</text:p>
          </table:table-cell>
          <table:table-cell table:formula="of:=[$fullres.AU41]-[$halfres.AU41]" office:value-type="float" office:value="0.988578329999999" calcext:value-type="float">
            <text:p>0.988578329999999</text:p>
          </table:table-cell>
          <table:table-cell table:formula="of:=[$fullres.AV41]-[$halfres.AV41]" office:value-type="float" office:value="-0.973343960000001" calcext:value-type="float">
            <text:p>-0.973343960000001</text:p>
          </table:table-cell>
          <table:table-cell table:formula="of:=[$fullres.AW41]-[$halfres.AW41]" office:value-type="float" office:value="1.46322882" calcext:value-type="float">
            <text:p>1.46322882</text:p>
          </table:table-cell>
          <table:table-cell table:formula="of:=[$fullres.AX41]-[$halfres.AX41]" office:value-type="float" office:value="-3.54814258" calcext:value-type="float">
            <text:p>-3.54814258</text:p>
          </table:table-cell>
          <table:table-cell table:formula="of:=[$fullres.AY41]-[$halfres.AY41]" office:value-type="float" office:value="-2.1298192" calcext:value-type="float">
            <text:p>-2.1298192</text:p>
          </table:table-cell>
          <table:table-cell table:formula="of:=[$fullres.AZ41]-[$halfres.AZ41]" office:value-type="float" office:value="-1.68926064" calcext:value-type="float">
            <text:p>-1.68926064</text:p>
          </table:table-cell>
          <table:table-cell table:formula="of:=[$fullres.BA41]-[$halfres.BA41]" office:value-type="float" office:value="1.43428537" calcext:value-type="float">
            <text:p>1.43428537</text:p>
          </table:table-cell>
          <table:table-cell table:formula="of:=[$fullres.BB41]-[$halfres.BB41]" office:value-type="float" office:value="0" calcext:value-type="float">
            <text:p>0</text:p>
          </table:table-cell>
          <table:table-cell table:formula="of:=[$fullres.BC41]-[$halfres.BC41]" office:value-type="float" office:value="0" calcext:value-type="float">
            <text:p>0</text:p>
          </table:table-cell>
          <table:table-cell table:formula="of:=[$fullres.BD41]-[$halfres.BD41]" office:value-type="float" office:value="0" calcext:value-type="float">
            <text:p>0</text:p>
          </table:table-cell>
          <table:table-cell table:formula="of:=[$fullres.BE41]-[$halfres.BE41]" office:value-type="float" office:value="-0.8272597" calcext:value-type="float">
            <text:p>-0.8272597</text:p>
          </table:table-cell>
          <table:table-cell table:formula="of:=[$fullres.BF41]-[$halfres.BF41]" office:value-type="float" office:value="0.242350400000007" calcext:value-type="float">
            <text:p>0.242350400000007</text:p>
          </table:table-cell>
          <table:table-cell table:formula="of:=[$fullres.BG41]-[$halfres.BG41]" office:value-type="float" office:value="3.01575757" calcext:value-type="float">
            <text:p>3.01575757</text:p>
          </table:table-cell>
          <table:table-cell table:formula="of:=[$fullres.BH41]-[$halfres.BH41]" office:value-type="float" office:value="0.655153850000001" calcext:value-type="float">
            <text:p>0.655153850000001</text:p>
          </table:table-cell>
          <table:table-cell table:formula="of:=[$fullres.BI41]-[$halfres.BI41]" office:value-type="float" office:value="0" calcext:value-type="float">
            <text:p>0</text:p>
          </table:table-cell>
          <table:table-cell table:formula="of:=[$fullres.BJ41]-[$halfres.BJ41]" office:value-type="float" office:value="0" calcext:value-type="float">
            <text:p>0</text:p>
          </table:table-cell>
          <table:table-cell table:formula="of:=[$fullres.BK41]-[$halfres.BK41]" office:value-type="float" office:value="0" calcext:value-type="float">
            <text:p>0</text:p>
          </table:table-cell>
        </table:table-row>
        <table:table-row table:style-name="ro1">
          <table:table-cell table:formula="of:=[$fullres.A42]-[$halfres.A42]" office:value-type="float" office:value="0" calcext:value-type="float">
            <text:p>0</text:p>
          </table:table-cell>
          <table:table-cell table:formula="of:=[$fullres.B42]-[$halfres.B42]" office:value-type="float" office:value="-1.31181487" calcext:value-type="float">
            <text:p>-1.31181487</text:p>
          </table:table-cell>
          <table:table-cell table:formula="of:=[$fullres.C42]-[$halfres.C42]" office:value-type="float" office:value="-0.872704580000001" calcext:value-type="float">
            <text:p>-0.872704580000001</text:p>
          </table:table-cell>
          <table:table-cell table:formula="of:=[$fullres.D42]-[$halfres.D42]" office:value-type="float" office:value="-0.967220459999993" calcext:value-type="float">
            <text:p>-0.967220459999993</text:p>
          </table:table-cell>
          <table:table-cell table:formula="of:=[$fullres.E42]-[$halfres.E42]" office:value-type="float" office:value="-0.0044689" calcext:value-type="float">
            <text:p>-0.0044689</text:p>
          </table:table-cell>
          <table:table-cell table:formula="of:=[$fullres.F42]-[$halfres.F42]" office:value-type="float" office:value="-0.00819724" calcext:value-type="float">
            <text:p>-0.00819724</text:p>
          </table:table-cell>
          <table:table-cell table:formula="of:=[$fullres.G42]-[$halfres.G42]" office:value-type="float" office:value="0.00797073000000004" calcext:value-type="float">
            <text:p>0.00797073000000004</text:p>
          </table:table-cell>
          <table:table-cell table:formula="of:=[$fullres.H42]-[$halfres.H42]" office:value-type="float" office:value="-24.74757985" calcext:value-type="float">
            <text:p>-24.74757985</text:p>
          </table:table-cell>
          <table:table-cell table:formula="of:=[$fullres.I42]-[$halfres.I42]" office:value-type="float" office:value="-2.78667993" calcext:value-type="float">
            <text:p>-2.78667993</text:p>
          </table:table-cell>
          <table:table-cell table:formula="of:=[$fullres.J42]-[$halfres.J42]" office:value-type="float" office:value="-27.14084432" calcext:value-type="float">
            <text:p>-27.14084432</text:p>
          </table:table-cell>
          <table:table-cell table:formula="of:=[$fullres.K42]-[$halfres.K42]" office:value-type="float" office:value="-15.09128016" calcext:value-type="float">
            <text:p>-15.09128016</text:p>
          </table:table-cell>
          <table:table-cell table:formula="of:=[$fullres.L42]-[$halfres.L42]" office:value-type="float" office:value="-0.26339253" calcext:value-type="float">
            <text:p>-0.26339253</text:p>
          </table:table-cell>
          <table:table-cell table:formula="of:=[$fullres.M42]-[$halfres.M42]" office:value-type="float" office:value="7.90240468" calcext:value-type="float">
            <text:p>7.90240468</text:p>
          </table:table-cell>
          <table:table-cell table:formula="of:=[$fullres.N42]-[$halfres.N42]" office:value-type="float" office:value="17.77510175" calcext:value-type="float">
            <text:p>17.77510175</text:p>
          </table:table-cell>
          <table:table-cell table:formula="of:=[$fullres.O42]-[$halfres.O42]" office:value-type="float" office:value="0" calcext:value-type="float">
            <text:p>0</text:p>
          </table:table-cell>
          <table:table-cell table:formula="of:=[$fullres.P42]-[$halfres.P42]" office:value-type="float" office:value="-14.99942243" calcext:value-type="float">
            <text:p>-14.99942243</text:p>
          </table:table-cell>
          <table:table-cell table:formula="of:=[$fullres.Q42]-[$halfres.Q42]" office:value-type="float" office:value="-10.72479757" calcext:value-type="float">
            <text:p>-10.72479757</text:p>
          </table:table-cell>
          <table:table-cell table:formula="of:=[$fullres.R42]-[$halfres.R42]" office:value-type="float" office:value="19.67983712" calcext:value-type="float">
            <text:p>19.67983712</text:p>
          </table:table-cell>
          <table:table-cell table:formula="of:=[$fullres.S42]-[$halfres.S42]" office:value-type="float" office:value="-3.63654267" calcext:value-type="float">
            <text:p>-3.63654267</text:p>
          </table:table-cell>
          <table:table-cell table:formula="of:=[$fullres.T42]-[$halfres.T42]" office:value-type="float" office:value="-0.06346964" calcext:value-type="float">
            <text:p>-0.06346964</text:p>
          </table:table-cell>
          <table:table-cell table:formula="of:=[$fullres.U42]-[$halfres.U42]" office:value-type="float" office:value="20.18850048" calcext:value-type="float">
            <text:p>20.18850048</text:p>
          </table:table-cell>
          <table:table-cell table:formula="of:=[$fullres.V42]-[$halfres.V42]" office:value-type="float" office:value="-19.44792721" calcext:value-type="float">
            <text:p>-19.44792721</text:p>
          </table:table-cell>
          <table:table-cell table:formula="of:=[$fullres.W42]-[$halfres.W42]" office:value-type="float" office:value="0" calcext:value-type="float">
            <text:p>0</text:p>
          </table:table-cell>
          <table:table-cell table:formula="of:=[$fullres.X42]-[$halfres.X42]" office:value-type="float" office:value="0.02819297" calcext:value-type="float">
            <text:p>0.02819297</text:p>
          </table:table-cell>
          <table:table-cell table:formula="of:=[$fullres.Y42]-[$halfres.Y42]" office:value-type="float" office:value="0.21095775" calcext:value-type="float">
            <text:p>0.21095775</text:p>
          </table:table-cell>
          <table:table-cell table:formula="of:=[$fullres.Z42]-[$halfres.Z42]" office:value-type="float" office:value="0.29109925" calcext:value-type="float">
            <text:p>0.29109925</text:p>
          </table:table-cell>
          <table:table-cell table:formula="of:=[$fullres.AA42]-[$halfres.AA42]" office:value-type="float" office:value="0.05235715" calcext:value-type="float">
            <text:p>0.05235715</text:p>
          </table:table-cell>
          <table:table-cell table:formula="of:=[$fullres.AB42]-[$halfres.AB42]" office:value-type="float" office:value="0.28057381" calcext:value-type="float">
            <text:p>0.28057381</text:p>
          </table:table-cell>
          <table:table-cell table:formula="of:=[$fullres.AC42]-[$halfres.AC42]" office:value-type="float" office:value="0.30929295" calcext:value-type="float">
            <text:p>0.30929295</text:p>
          </table:table-cell>
          <table:table-cell table:formula="of:=[$fullres.AD42]-[$halfres.AD42]" office:value-type="float" office:value="0.04631822" calcext:value-type="float">
            <text:p>0.04631822</text:p>
          </table:table-cell>
          <table:table-cell table:formula="of:=[$fullres.AE42]-[$halfres.AE42]" office:value-type="float" office:value="0.51292268" calcext:value-type="float">
            <text:p>0.51292268</text:p>
          </table:table-cell>
          <table:table-cell table:formula="of:=[$fullres.AF42]-[$halfres.AF42]" office:value-type="float" office:value="0.30929295" calcext:value-type="float">
            <text:p>0.30929295</text:p>
          </table:table-cell>
          <table:table-cell table:formula="of:=[$fullres.AG42]-[$halfres.AG42]" office:value-type="float" office:value="0.03222173" calcext:value-type="float">
            <text:p>0.03222173</text:p>
          </table:table-cell>
          <table:table-cell table:formula="of:=[$fullres.AH42]-[$halfres.AH42]" office:value-type="float" office:value="0.51292268" calcext:value-type="float">
            <text:p>0.51292268</text:p>
          </table:table-cell>
          <table:table-cell table:formula="of:=[$fullres.AI42]-[$halfres.AI42]" office:value-type="float" office:value="0.25471184" calcext:value-type="float">
            <text:p>0.25471184</text:p>
          </table:table-cell>
          <table:table-cell table:formula="of:=[$fullres.AJ42]-[$halfres.AJ42]" office:value-type="float" office:value="0.02617999" calcext:value-type="float">
            <text:p>0.02617999</text:p>
          </table:table-cell>
          <table:table-cell table:formula="of:=[$fullres.AK42]-[$halfres.AK42]" office:value-type="float" office:value="0.43018505" calcext:value-type="float">
            <text:p>0.43018505</text:p>
          </table:table-cell>
          <table:table-cell table:formula="of:=[$fullres.AL42]-[$halfres.AL42]" office:value-type="float" office:value="0.23651814" calcext:value-type="float">
            <text:p>0.23651814</text:p>
          </table:table-cell>
          <table:table-cell table:formula="of:=[$fullres.AM42]-[$halfres.AM42]" office:value-type="float" office:value="0.01610946" calcext:value-type="float">
            <text:p>0.01610946</text:p>
          </table:table-cell>
          <table:table-cell table:formula="of:=[$fullres.AN42]-[$halfres.AN42]" office:value-type="float" office:value="0.32677356" calcext:value-type="float">
            <text:p>0.32677356</text:p>
          </table:table-cell>
          <table:table-cell table:formula="of:=[$fullres.AO42]-[$halfres.AO42]" office:value-type="float" office:value="0.21832443" calcext:value-type="float">
            <text:p>0.21832443</text:p>
          </table:table-cell>
          <table:table-cell table:formula="of:=[$fullres.AP42]-[$halfres.AP42]" office:value-type="float" office:value="0.20137952" calcext:value-type="float">
            <text:p>0.20137952</text:p>
          </table:table-cell>
          <table:table-cell table:formula="of:=[$fullres.AQ42]-[$halfres.AQ42]" office:value-type="float" office:value="2.38639628" calcext:value-type="float">
            <text:p>2.38639628</text:p>
          </table:table-cell>
          <table:table-cell table:formula="of:=[$fullres.AR42]-[$halfres.AR42]" office:value-type="float" office:value="1.61900668" calcext:value-type="float">
            <text:p>1.61900668</text:p>
          </table:table-cell>
          <table:table-cell table:formula="of:=[$fullres.AS42]-[$halfres.AS42]" office:value-type="float" office:value="0" calcext:value-type="float">
            <text:p>0</text:p>
          </table:table-cell>
          <table:table-cell table:formula="of:=[$fullres.AT42]-[$halfres.AT42]" office:value-type="float" office:value="0" calcext:value-type="float">
            <text:p>0</text:p>
          </table:table-cell>
          <table:table-cell table:formula="of:=[$fullres.AU42]-[$halfres.AU42]" office:value-type="float" office:value="1.09427167" calcext:value-type="float">
            <text:p>1.09427167</text:p>
          </table:table-cell>
          <table:table-cell table:formula="of:=[$fullres.AV42]-[$halfres.AV42]" office:value-type="float" office:value="-1.18669624" calcext:value-type="float">
            <text:p>-1.18669624</text:p>
          </table:table-cell>
          <table:table-cell table:formula="of:=[$fullres.AW42]-[$halfres.AW42]" office:value-type="float" office:value="1.09242927" calcext:value-type="float">
            <text:p>1.09242927</text:p>
          </table:table-cell>
          <table:table-cell table:formula="of:=[$fullres.AX42]-[$halfres.AX42]" office:value-type="float" office:value="-3.45779513" calcext:value-type="float">
            <text:p>-3.45779513</text:p>
          </table:table-cell>
          <table:table-cell table:formula="of:=[$fullres.AY42]-[$halfres.AY42]" office:value-type="float" office:value="-1.97035802000001" calcext:value-type="float">
            <text:p>-1.97035802000001</text:p>
          </table:table-cell>
          <table:table-cell table:formula="of:=[$fullres.AZ42]-[$halfres.AZ42]" office:value-type="float" office:value="-1.64140115000001" calcext:value-type="float">
            <text:p>-1.64140115000001</text:p>
          </table:table-cell>
          <table:table-cell table:formula="of:=[$fullres.BA42]-[$halfres.BA42]" office:value-type="float" office:value="1.37046921999999" calcext:value-type="float">
            <text:p>1.37046921999999</text:p>
          </table:table-cell>
          <table:table-cell table:formula="of:=[$fullres.BB42]-[$halfres.BB42]" office:value-type="float" office:value="0" calcext:value-type="float">
            <text:p>0</text:p>
          </table:table-cell>
          <table:table-cell table:formula="of:=[$fullres.BC42]-[$halfres.BC42]" office:value-type="float" office:value="0" calcext:value-type="float">
            <text:p>0</text:p>
          </table:table-cell>
          <table:table-cell table:formula="of:=[$fullres.BD42]-[$halfres.BD42]" office:value-type="float" office:value="0" calcext:value-type="float">
            <text:p>0</text:p>
          </table:table-cell>
          <table:table-cell table:formula="of:=[$fullres.BE42]-[$halfres.BE42]" office:value-type="float" office:value="-0.93034378" calcext:value-type="float">
            <text:p>-0.93034378</text:p>
          </table:table-cell>
          <table:table-cell table:formula="of:=[$fullres.BF42]-[$halfres.BF42]" office:value-type="float" office:value="0.0899390400000044" calcext:value-type="float">
            <text:p>0.0899390400000044</text:p>
          </table:table-cell>
          <table:table-cell table:formula="of:=[$fullres.BG42]-[$halfres.BG42]" office:value-type="float" office:value="2.47872757" calcext:value-type="float">
            <text:p>2.47872757</text:p>
          </table:table-cell>
          <table:table-cell table:formula="of:=[$fullres.BH42]-[$halfres.BH42]" office:value-type="float" office:value="0.828128659999997" calcext:value-type="float">
            <text:p>0.828128659999997</text:p>
          </table:table-cell>
          <table:table-cell table:formula="of:=[$fullres.BI42]-[$halfres.BI42]" office:value-type="float" office:value="0" calcext:value-type="float">
            <text:p>0</text:p>
          </table:table-cell>
          <table:table-cell table:formula="of:=[$fullres.BJ42]-[$halfres.BJ42]" office:value-type="float" office:value="0" calcext:value-type="float">
            <text:p>0</text:p>
          </table:table-cell>
          <table:table-cell table:formula="of:=[$fullres.BK42]-[$halfres.BK42]" office:value-type="float" office:value="0" calcext:value-type="float">
            <text:p>0</text:p>
          </table:table-cell>
        </table:table-row>
        <table:table-row table:style-name="ro1">
          <table:table-cell table:formula="of:=[$fullres.A43]-[$halfres.A43]" office:value-type="float" office:value="0" calcext:value-type="float">
            <text:p>0</text:p>
          </table:table-cell>
          <table:table-cell table:formula="of:=[$fullres.B43]-[$halfres.B43]" office:value-type="float" office:value="-1.11276189" calcext:value-type="float">
            <text:p>-1.11276189</text:p>
          </table:table-cell>
          <table:table-cell table:formula="of:=[$fullres.C43]-[$halfres.C43]" office:value-type="float" office:value="-0.80352756" calcext:value-type="float">
            <text:p>-0.80352756</text:p>
          </table:table-cell>
          <table:table-cell table:formula="of:=[$fullres.D43]-[$halfres.D43]" office:value-type="float" office:value="-1.07812973999999" calcext:value-type="float">
            <text:p>-1.07812973999999</text:p>
          </table:table-cell>
          <table:table-cell table:formula="of:=[$fullres.E43]-[$halfres.E43]" office:value-type="float" office:value="-0.00484800000000001" calcext:value-type="float">
            <text:p>-0.00484800000000001</text:p>
          </table:table-cell>
          <table:table-cell table:formula="of:=[$fullres.F43]-[$halfres.F43]" office:value-type="float" office:value="-0.00790643000000002" calcext:value-type="float">
            <text:p>-0.00790643000000002</text:p>
          </table:table-cell>
          <table:table-cell table:formula="of:=[$fullres.G43]-[$halfres.G43]" office:value-type="float" office:value="0.00743957000000006" calcext:value-type="float">
            <text:p>0.00743957000000006</text:p>
          </table:table-cell>
          <table:table-cell table:formula="of:=[$fullres.H43]-[$halfres.H43]" office:value-type="float" office:value="-25.73613915" calcext:value-type="float">
            <text:p>-25.73613915</text:p>
          </table:table-cell>
          <table:table-cell table:formula="of:=[$fullres.I43]-[$halfres.I43]" office:value-type="float" office:value="-3.50502945" calcext:value-type="float">
            <text:p>-3.50502945</text:p>
          </table:table-cell>
          <table:table-cell table:formula="of:=[$fullres.J43]-[$halfres.J43]" office:value-type="float" office:value="-28.3178873" calcext:value-type="float">
            <text:p>-28.3178873</text:p>
          </table:table-cell>
          <table:table-cell table:formula="of:=[$fullres.K43]-[$halfres.K43]" office:value-type="float" office:value="-16.84925573" calcext:value-type="float">
            <text:p>-16.84925573</text:p>
          </table:table-cell>
          <table:table-cell table:formula="of:=[$fullres.L43]-[$halfres.L43]" office:value-type="float" office:value="-0.29407499" calcext:value-type="float">
            <text:p>-0.29407499</text:p>
          </table:table-cell>
          <table:table-cell table:formula="of:=[$fullres.M43]-[$halfres.M43]" office:value-type="float" office:value="7.14254305" calcext:value-type="float">
            <text:p>7.14254305</text:p>
          </table:table-cell>
          <table:table-cell table:formula="of:=[$fullres.N43]-[$halfres.N43]" office:value-type="float" office:value="18.16016497" calcext:value-type="float">
            <text:p>18.16016497</text:p>
          </table:table-cell>
          <table:table-cell table:formula="of:=[$fullres.O43]-[$halfres.O43]" office:value-type="float" office:value="0" calcext:value-type="float">
            <text:p>0</text:p>
          </table:table-cell>
          <table:table-cell table:formula="of:=[$fullres.P43]-[$halfres.P43]" office:value-type="float" office:value="-14.77039872" calcext:value-type="float">
            <text:p>-14.77039872</text:p>
          </table:table-cell>
          <table:table-cell table:formula="of:=[$fullres.Q43]-[$halfres.Q43]" office:value-type="float" office:value="-11.32340204" calcext:value-type="float">
            <text:p>-11.32340204</text:p>
          </table:table-cell>
          <table:table-cell table:formula="of:=[$fullres.R43]-[$halfres.R43]" office:value-type="float" office:value="21.70888995" calcext:value-type="float">
            <text:p>21.70888995</text:p>
          </table:table-cell>
          <table:table-cell table:formula="of:=[$fullres.S43]-[$halfres.S43]" office:value-type="float" office:value="-3.57066766" calcext:value-type="float">
            <text:p>-3.57066766</text:p>
          </table:table-cell>
          <table:table-cell table:formula="of:=[$fullres.T43]-[$halfres.T43]" office:value-type="float" office:value="-0.0623199099999999" calcext:value-type="float">
            <text:p>-0.0623199099999999</text:p>
          </table:table-cell>
          <table:table-cell table:formula="of:=[$fullres.U43]-[$halfres.U43]" office:value-type="float" office:value="20.89609679" calcext:value-type="float">
            <text:p>20.89609679</text:p>
          </table:table-cell>
          <table:table-cell table:formula="of:=[$fullres.V43]-[$halfres.V43]" office:value-type="float" office:value="-19.42667354" calcext:value-type="float">
            <text:p>-19.42667354</text:p>
          </table:table-cell>
          <table:table-cell table:formula="of:=[$fullres.W43]-[$halfres.W43]" office:value-type="float" office:value="0" calcext:value-type="float">
            <text:p>0</text:p>
          </table:table-cell>
          <table:table-cell table:formula="of:=[$fullres.X43]-[$halfres.X43]" office:value-type="float" office:value="0.02854199" calcext:value-type="float">
            <text:p>0.02854199</text:p>
          </table:table-cell>
          <table:table-cell table:formula="of:=[$fullres.Y43]-[$halfres.Y43]" office:value-type="float" office:value="0.18208478" calcext:value-type="float">
            <text:p>0.18208478</text:p>
          </table:table-cell>
          <table:table-cell table:formula="of:=[$fullres.Z43]-[$halfres.Z43]" office:value-type="float" office:value="0.29803077" calcext:value-type="float">
            <text:p>0.29803077</text:p>
          </table:table-cell>
          <table:table-cell table:formula="of:=[$fullres.AA43]-[$halfres.AA43]" office:value-type="float" office:value="0.05300534" calcext:value-type="float">
            <text:p>0.05300534</text:p>
          </table:table-cell>
          <table:table-cell table:formula="of:=[$fullres.AB43]-[$halfres.AB43]" office:value-type="float" office:value="0.24217275" calcext:value-type="float">
            <text:p>0.24217275</text:p>
          </table:table-cell>
          <table:table-cell table:formula="of:=[$fullres.AC43]-[$halfres.AC43]" office:value-type="float" office:value="0.3166577" calcext:value-type="float">
            <text:p>0.3166577</text:p>
          </table:table-cell>
          <table:table-cell table:formula="of:=[$fullres.AD43]-[$halfres.AD43]" office:value-type="float" office:value="0.04689164" calcext:value-type="float">
            <text:p>0.04689164</text:p>
          </table:table-cell>
          <table:table-cell table:formula="of:=[$fullres.AE43]-[$halfres.AE43]" office:value-type="float" office:value="0.44272093" calcext:value-type="float">
            <text:p>0.44272093</text:p>
          </table:table-cell>
          <table:table-cell table:formula="of:=[$fullres.AF43]-[$halfres.AF43]" office:value-type="float" office:value="0.3166577" calcext:value-type="float">
            <text:p>0.3166577</text:p>
          </table:table-cell>
          <table:table-cell table:formula="of:=[$fullres.AG43]-[$halfres.AG43]" office:value-type="float" office:value="0.03262065" calcext:value-type="float">
            <text:p>0.03262065</text:p>
          </table:table-cell>
          <table:table-cell table:formula="of:=[$fullres.AH43]-[$halfres.AH43]" office:value-type="float" office:value="0.44272093" calcext:value-type="float">
            <text:p>0.44272093</text:p>
          </table:table-cell>
          <table:table-cell table:formula="of:=[$fullres.AI43]-[$halfres.AI43]" office:value-type="float" office:value="0.26077693" calcext:value-type="float">
            <text:p>0.26077693</text:p>
          </table:table-cell>
          <table:table-cell table:formula="of:=[$fullres.AJ43]-[$halfres.AJ43]" office:value-type="float" office:value="0.0265041" calcext:value-type="float">
            <text:p>0.0265041</text:p>
          </table:table-cell>
          <table:table-cell table:formula="of:=[$fullres.AK43]-[$halfres.AK43]" office:value-type="float" office:value="0.37130728" calcext:value-type="float">
            <text:p>0.37130728</text:p>
          </table:table-cell>
          <table:table-cell table:formula="of:=[$fullres.AL43]-[$halfres.AL43]" office:value-type="float" office:value="0.24215" calcext:value-type="float">
            <text:p>0.24215</text:p>
          </table:table-cell>
          <table:table-cell table:formula="of:=[$fullres.AM43]-[$halfres.AM43]" office:value-type="float" office:value="0.0163089" calcext:value-type="float">
            <text:p>0.0163089</text:p>
          </table:table-cell>
          <table:table-cell table:formula="of:=[$fullres.AN43]-[$halfres.AN43]" office:value-type="float" office:value="0.28204933" calcext:value-type="float">
            <text:p>0.28204933</text:p>
          </table:table-cell>
          <table:table-cell table:formula="of:=[$fullres.AO43]-[$halfres.AO43]" office:value-type="float" office:value="0.22352308" calcext:value-type="float">
            <text:p>0.22352308</text:p>
          </table:table-cell>
          <table:table-cell table:formula="of:=[$fullres.AP43]-[$halfres.AP43]" office:value-type="float" office:value="0.2038726" calcext:value-type="float">
            <text:p>0.2038726</text:p>
          </table:table-cell>
          <table:table-cell table:formula="of:=[$fullres.AQ43]-[$halfres.AQ43]" office:value-type="float" office:value="2.05977943" calcext:value-type="float">
            <text:p>2.05977943</text:p>
          </table:table-cell>
          <table:table-cell table:formula="of:=[$fullres.AR43]-[$halfres.AR43]" office:value-type="float" office:value="1.65755773" calcext:value-type="float">
            <text:p>1.65755773</text:p>
          </table:table-cell>
          <table:table-cell table:formula="of:=[$fullres.AS43]-[$halfres.AS43]" office:value-type="float" office:value="0" calcext:value-type="float">
            <text:p>0</text:p>
          </table:table-cell>
          <table:table-cell table:formula="of:=[$fullres.AT43]-[$halfres.AT43]" office:value-type="float" office:value="0" calcext:value-type="float">
            <text:p>0</text:p>
          </table:table-cell>
          <table:table-cell table:formula="of:=[$fullres.AU43]-[$halfres.AU43]" office:value-type="float" office:value="2.08786737" calcext:value-type="float">
            <text:p>2.08786737</text:p>
          </table:table-cell>
          <table:table-cell table:formula="of:=[$fullres.AV43]-[$halfres.AV43]" office:value-type="float" office:value="-0.62952546" calcext:value-type="float">
            <text:p>-0.62952546</text:p>
          </table:table-cell>
          <table:table-cell table:formula="of:=[$fullres.AW43]-[$halfres.AW43]" office:value-type="float" office:value="-0.57252417" calcext:value-type="float">
            <text:p>-0.57252417</text:p>
          </table:table-cell>
          <table:table-cell table:formula="of:=[$fullres.AX43]-[$halfres.AX43]" office:value-type="float" office:value="-3.33505516" calcext:value-type="float">
            <text:p>-3.33505516</text:p>
          </table:table-cell>
          <table:table-cell table:formula="of:=[$fullres.AY43]-[$halfres.AY43]" office:value-type="float" office:value="-1.8197288" calcext:value-type="float">
            <text:p>-1.8197288</text:p>
          </table:table-cell>
          <table:table-cell table:formula="of:=[$fullres.AZ43]-[$halfres.AZ43]" office:value-type="float" office:value="-1.70273202" calcext:value-type="float">
            <text:p>-1.70273202</text:p>
          </table:table-cell>
          <table:table-cell table:formula="of:=[$fullres.BA43]-[$halfres.BA43]" office:value-type="float" office:value="1.28168287" calcext:value-type="float">
            <text:p>1.28168287</text:p>
          </table:table-cell>
          <table:table-cell table:formula="of:=[$fullres.BB43]-[$halfres.BB43]" office:value-type="float" office:value="0" calcext:value-type="float">
            <text:p>0</text:p>
          </table:table-cell>
          <table:table-cell table:formula="of:=[$fullres.BC43]-[$halfres.BC43]" office:value-type="float" office:value="0" calcext:value-type="float">
            <text:p>0</text:p>
          </table:table-cell>
          <table:table-cell table:formula="of:=[$fullres.BD43]-[$halfres.BD43]" office:value-type="float" office:value="0" calcext:value-type="float">
            <text:p>0</text:p>
          </table:table-cell>
          <table:table-cell table:formula="of:=[$fullres.BE43]-[$halfres.BE43]" office:value-type="float" office:value="-1.01018745" calcext:value-type="float">
            <text:p>-1.01018745</text:p>
          </table:table-cell>
          <table:table-cell table:formula="of:=[$fullres.BF43]-[$halfres.BF43]" office:value-type="float" office:value="0.0448368799999983" calcext:value-type="float">
            <text:p>0.0448368799999983</text:p>
          </table:table-cell>
          <table:table-cell table:formula="of:=[$fullres.BG43]-[$halfres.BG43]" office:value-type="float" office:value="1.62182322" calcext:value-type="float">
            <text:p>1.62182322</text:p>
          </table:table-cell>
          <table:table-cell table:formula="of:=[$fullres.BH43]-[$halfres.BH43]" office:value-type="float" office:value="1.15374611" calcext:value-type="float">
            <text:p>1.15374611</text:p>
          </table:table-cell>
          <table:table-cell table:formula="of:=[$fullres.BI43]-[$halfres.BI43]" office:value-type="float" office:value="0" calcext:value-type="float">
            <text:p>0</text:p>
          </table:table-cell>
          <table:table-cell table:formula="of:=[$fullres.BJ43]-[$halfres.BJ43]" office:value-type="float" office:value="0" calcext:value-type="float">
            <text:p>0</text:p>
          </table:table-cell>
          <table:table-cell table:formula="of:=[$fullres.BK43]-[$halfres.BK43]" office:value-type="float" office:value="0" calcext:value-type="float">
            <text:p>0</text:p>
          </table:table-cell>
        </table:table-row>
        <table:table-row table:style-name="ro1">
          <table:table-cell table:formula="of:=[$fullres.A44]-[$halfres.A44]" office:value-type="float" office:value="0" calcext:value-type="float">
            <text:p>0</text:p>
          </table:table-cell>
          <table:table-cell table:formula="of:=[$fullres.B44]-[$halfres.B44]" office:value-type="float" office:value="-0.918979690000001" calcext:value-type="float">
            <text:p>-0.918979690000001</text:p>
          </table:table-cell>
          <table:table-cell table:formula="of:=[$fullres.C44]-[$halfres.C44]" office:value-type="float" office:value="-0.715513619999999" calcext:value-type="float">
            <text:p>-0.715513619999999</text:p>
          </table:table-cell>
          <table:table-cell table:formula="of:=[$fullres.D44]-[$halfres.D44]" office:value-type="float" office:value="-1.09245495" calcext:value-type="float">
            <text:p>-1.09245495</text:p>
          </table:table-cell>
          <table:table-cell table:formula="of:=[$fullres.E44]-[$halfres.E44]" office:value-type="float" office:value="-0.00502835" calcext:value-type="float">
            <text:p>-0.00502835</text:p>
          </table:table-cell>
          <table:table-cell table:formula="of:=[$fullres.F44]-[$halfres.F44]" office:value-type="float" office:value="-0.00733943000000004" calcext:value-type="float">
            <text:p>-0.00733943000000004</text:p>
          </table:table-cell>
          <table:table-cell table:formula="of:=[$fullres.G44]-[$halfres.G44]" office:value-type="float" office:value="0.00680963000000001" calcext:value-type="float">
            <text:p>0.00680963000000001</text:p>
          </table:table-cell>
          <table:table-cell table:formula="of:=[$fullres.H44]-[$halfres.H44]" office:value-type="float" office:value="-26.65070312" calcext:value-type="float">
            <text:p>-26.65070312</text:p>
          </table:table-cell>
          <table:table-cell table:formula="of:=[$fullres.I44]-[$halfres.I44]" office:value-type="float" office:value="-4.04757842" calcext:value-type="float">
            <text:p>-4.04757842</text:p>
          </table:table-cell>
          <table:table-cell table:formula="of:=[$fullres.J44]-[$halfres.J44]" office:value-type="float" office:value="-28.4743783" calcext:value-type="float">
            <text:p>-28.4743783</text:p>
          </table:table-cell>
          <table:table-cell table:formula="of:=[$fullres.K44]-[$halfres.K44]" office:value-type="float" office:value="-18.458905" calcext:value-type="float">
            <text:p>-18.458905</text:p>
          </table:table-cell>
          <table:table-cell table:formula="of:=[$fullres.L44]-[$halfres.L44]" office:value-type="float" office:value="-0.32216867" calcext:value-type="float">
            <text:p>-0.32216867</text:p>
          </table:table-cell>
          <table:table-cell table:formula="of:=[$fullres.M44]-[$halfres.M44]" office:value-type="float" office:value="6.14805621" calcext:value-type="float">
            <text:p>6.14805621</text:p>
          </table:table-cell>
          <table:table-cell table:formula="of:=[$fullres.N44]-[$halfres.N44]" office:value-type="float" office:value="18.44776743" calcext:value-type="float">
            <text:p>18.44776743</text:p>
          </table:table-cell>
          <table:table-cell table:formula="of:=[$fullres.O44]-[$halfres.O44]" office:value-type="float" office:value="0" calcext:value-type="float">
            <text:p>0</text:p>
          </table:table-cell>
          <table:table-cell table:formula="of:=[$fullres.P44]-[$halfres.P44]" office:value-type="float" office:value="-15.35525909" calcext:value-type="float">
            <text:p>-15.35525909</text:p>
          </table:table-cell>
          <table:table-cell table:formula="of:=[$fullres.Q44]-[$halfres.Q44]" office:value-type="float" office:value="-12.34754057" calcext:value-type="float">
            <text:p>-12.34754057</text:p>
          </table:table-cell>
          <table:table-cell table:formula="of:=[$fullres.R44]-[$halfres.R44]" office:value-type="float" office:value="22.30351144" calcext:value-type="float">
            <text:p>22.30351144</text:p>
          </table:table-cell>
          <table:table-cell table:formula="of:=[$fullres.S44]-[$halfres.S44]" office:value-type="float" office:value="-3.55440514" calcext:value-type="float">
            <text:p>-3.55440514</text:p>
          </table:table-cell>
          <table:table-cell table:formula="of:=[$fullres.T44]-[$halfres.T44]" office:value-type="float" office:value="-0.0620360799999999" calcext:value-type="float">
            <text:p>-0.0620360799999999</text:p>
          </table:table-cell>
          <table:table-cell table:formula="of:=[$fullres.U44]-[$halfres.U44]" office:value-type="float" office:value="21.58041938" calcext:value-type="float">
            <text:p>21.58041938</text:p>
          </table:table-cell>
          <table:table-cell table:formula="of:=[$fullres.V44]-[$halfres.V44]" office:value-type="float" office:value="-19.39656283" calcext:value-type="float">
            <text:p>-19.39656283</text:p>
          </table:table-cell>
          <table:table-cell table:formula="of:=[$fullres.W44]-[$halfres.W44]" office:value-type="float" office:value="0" calcext:value-type="float">
            <text:p>0</text:p>
          </table:table-cell>
          <table:table-cell table:formula="of:=[$fullres.X44]-[$halfres.X44]" office:value-type="float" office:value="0.03000792" calcext:value-type="float">
            <text:p>0.03000792</text:p>
          </table:table-cell>
          <table:table-cell table:formula="of:=[$fullres.Y44]-[$halfres.Y44]" office:value-type="float" office:value="0.15421333" calcext:value-type="float">
            <text:p>0.15421333</text:p>
          </table:table-cell>
          <table:table-cell table:formula="of:=[$fullres.Z44]-[$halfres.Z44]" office:value-type="float" office:value="0.27654329" calcext:value-type="float">
            <text:p>0.27654329</text:p>
          </table:table-cell>
          <table:table-cell table:formula="of:=[$fullres.AA44]-[$halfres.AA44]" office:value-type="float" office:value="0.05572771" calcext:value-type="float">
            <text:p>0.05572771</text:p>
          </table:table-cell>
          <table:table-cell table:formula="of:=[$fullres.AB44]-[$halfres.AB44]" office:value-type="float" office:value="0.20510373" calcext:value-type="float">
            <text:p>0.20510373</text:p>
          </table:table-cell>
          <table:table-cell table:formula="of:=[$fullres.AC44]-[$halfres.AC44]" office:value-type="float" office:value="0.29382724" calcext:value-type="float">
            <text:p>0.29382724</text:p>
          </table:table-cell>
          <table:table-cell table:formula="of:=[$fullres.AD44]-[$halfres.AD44]" office:value-type="float" office:value="0.04930002" calcext:value-type="float">
            <text:p>0.04930002</text:p>
          </table:table-cell>
          <table:table-cell table:formula="of:=[$fullres.AE44]-[$halfres.AE44]" office:value-type="float" office:value="0.37495429" calcext:value-type="float">
            <text:p>0.37495429</text:p>
          </table:table-cell>
          <table:table-cell table:formula="of:=[$fullres.AF44]-[$halfres.AF44]" office:value-type="float" office:value="0.29382724" calcext:value-type="float">
            <text:p>0.29382724</text:p>
          </table:table-cell>
          <table:table-cell table:formula="of:=[$fullres.AG44]-[$halfres.AG44]" office:value-type="float" office:value="0.03429606" calcext:value-type="float">
            <text:p>0.03429606</text:p>
          </table:table-cell>
          <table:table-cell table:formula="of:=[$fullres.AH44]-[$halfres.AH44]" office:value-type="float" office:value="0.37495429" calcext:value-type="float">
            <text:p>0.37495429</text:p>
          </table:table-cell>
          <table:table-cell table:formula="of:=[$fullres.AI44]-[$halfres.AI44]" office:value-type="float" office:value="0.24197537" calcext:value-type="float">
            <text:p>0.24197537</text:p>
          </table:table-cell>
          <table:table-cell table:formula="of:=[$fullres.AJ44]-[$halfres.AJ44]" office:value-type="float" office:value="0.02786536" calcext:value-type="float">
            <text:p>0.02786536</text:p>
          </table:table-cell>
          <table:table-cell table:formula="of:=[$fullres.AK44]-[$halfres.AK44]" office:value-type="float" office:value="0.31447182" calcext:value-type="float">
            <text:p>0.31447182</text:p>
          </table:table-cell>
          <table:table-cell table:formula="of:=[$fullres.AL44]-[$halfres.AL44]" office:value-type="float" office:value="0.22469142" calcext:value-type="float">
            <text:p>0.22469142</text:p>
          </table:table-cell>
          <table:table-cell table:formula="of:=[$fullres.AM44]-[$halfres.AM44]" office:value-type="float" office:value="0.01714653" calcext:value-type="float">
            <text:p>0.01714653</text:p>
          </table:table-cell>
          <table:table-cell table:formula="of:=[$fullres.AN44]-[$halfres.AN44]" office:value-type="float" office:value="0.23887645" calcext:value-type="float">
            <text:p>0.23887645</text:p>
          </table:table-cell>
          <table:table-cell table:formula="of:=[$fullres.AO44]-[$halfres.AO44]" office:value-type="float" office:value="0.20740746" calcext:value-type="float">
            <text:p>0.20740746</text:p>
          </table:table-cell>
          <table:table-cell table:formula="of:=[$fullres.AP44]-[$halfres.AP44]" office:value-type="float" office:value="0.2143436" calcext:value-type="float">
            <text:p>0.2143436</text:p>
          </table:table-cell>
          <table:table-cell table:formula="of:=[$fullres.AQ44]-[$halfres.AQ44]" office:value-type="float" office:value="1.74449203" calcext:value-type="float">
            <text:p>1.74449203</text:p>
          </table:table-cell>
          <table:table-cell table:formula="of:=[$fullres.AR44]-[$halfres.AR44]" office:value-type="float" office:value="1.53805079" calcext:value-type="float">
            <text:p>1.53805079</text:p>
          </table:table-cell>
          <table:table-cell table:formula="of:=[$fullres.AS44]-[$halfres.AS44]" office:value-type="float" office:value="0" calcext:value-type="float">
            <text:p>0</text:p>
          </table:table-cell>
          <table:table-cell table:formula="of:=[$fullres.AT44]-[$halfres.AT44]" office:value-type="float" office:value="0" calcext:value-type="float">
            <text:p>0</text:p>
          </table:table-cell>
          <table:table-cell table:formula="of:=[$fullres.AU44]-[$halfres.AU44]" office:value-type="float" office:value="1.71784885" calcext:value-type="float">
            <text:p>1.71784885</text:p>
          </table:table-cell>
          <table:table-cell table:formula="of:=[$fullres.AV44]-[$halfres.AV44]" office:value-type="float" office:value="-1.16762384" calcext:value-type="float">
            <text:p>-1.16762384</text:p>
          </table:table-cell>
          <table:table-cell table:formula="of:=[$fullres.AW44]-[$halfres.AW44]" office:value-type="float" office:value="-0.18249984" calcext:value-type="float">
            <text:p>-0.18249984</text:p>
          </table:table-cell>
          <table:table-cell table:formula="of:=[$fullres.AX44]-[$halfres.AX44]" office:value-type="float" office:value="-3.03535839" calcext:value-type="float">
            <text:p>-3.03535839</text:p>
          </table:table-cell>
          <table:table-cell table:formula="of:=[$fullres.AY44]-[$halfres.AY44]" office:value-type="float" office:value="-1.75343815999999" calcext:value-type="float">
            <text:p>-1.75343815999999</text:p>
          </table:table-cell>
          <table:table-cell table:formula="of:=[$fullres.AZ44]-[$halfres.AZ44]" office:value-type="float" office:value="-1.61275920999999" calcext:value-type="float">
            <text:p>-1.61275920999999</text:p>
          </table:table-cell>
          <table:table-cell table:formula="of:=[$fullres.BA44]-[$halfres.BA44]" office:value-type="float" office:value="1.15759701" calcext:value-type="float">
            <text:p>1.15759701</text:p>
          </table:table-cell>
          <table:table-cell table:formula="of:=[$fullres.BB44]-[$halfres.BB44]" office:value-type="float" office:value="0" calcext:value-type="float">
            <text:p>0</text:p>
          </table:table-cell>
          <table:table-cell table:formula="of:=[$fullres.BC44]-[$halfres.BC44]" office:value-type="float" office:value="0" calcext:value-type="float">
            <text:p>0</text:p>
          </table:table-cell>
          <table:table-cell table:formula="of:=[$fullres.BD44]-[$halfres.BD44]" office:value-type="float" office:value="0" calcext:value-type="float">
            <text:p>0</text:p>
          </table:table-cell>
          <table:table-cell table:formula="of:=[$fullres.BE44]-[$halfres.BE44]" office:value-type="float" office:value="-1.00625385" calcext:value-type="float">
            <text:p>-1.00625385</text:p>
          </table:table-cell>
          <table:table-cell table:formula="of:=[$fullres.BF44]-[$halfres.BF44]" office:value-type="float" office:value="-0.0940881399999967" calcext:value-type="float">
            <text:p>-0.0940881399999967</text:p>
          </table:table-cell>
          <table:table-cell table:formula="of:=[$fullres.BG44]-[$halfres.BG44]" office:value-type="float" office:value="1.43923934" calcext:value-type="float">
            <text:p>1.43923934</text:p>
          </table:table-cell>
          <table:table-cell table:formula="of:=[$fullres.BH44]-[$halfres.BH44]" office:value-type="float" office:value="1.1199323" calcext:value-type="float">
            <text:p>1.1199323</text:p>
          </table:table-cell>
          <table:table-cell table:formula="of:=[$fullres.BI44]-[$halfres.BI44]" office:value-type="float" office:value="0" calcext:value-type="float">
            <text:p>0</text:p>
          </table:table-cell>
          <table:table-cell table:formula="of:=[$fullres.BJ44]-[$halfres.BJ44]" office:value-type="float" office:value="0" calcext:value-type="float">
            <text:p>0</text:p>
          </table:table-cell>
          <table:table-cell table:formula="of:=[$fullres.BK44]-[$halfres.BK44]" office:value-type="float" office:value="0" calcext:value-type="float">
            <text:p>0</text:p>
          </table:table-cell>
        </table:table-row>
        <table:table-row table:style-name="ro1">
          <table:table-cell table:formula="of:=[$fullres.A45]-[$halfres.A45]" office:value-type="float" office:value="0" calcext:value-type="float">
            <text:p>0</text:p>
          </table:table-cell>
          <table:table-cell table:formula="of:=[$fullres.B45]-[$halfres.B45]" office:value-type="float" office:value="-0.74807977" calcext:value-type="float">
            <text:p>-0.74807977</text:p>
          </table:table-cell>
          <table:table-cell table:formula="of:=[$fullres.C45]-[$halfres.C45]" office:value-type="float" office:value="-0.60722421" calcext:value-type="float">
            <text:p>-0.60722421</text:p>
          </table:table-cell>
          <table:table-cell table:formula="of:=[$fullres.D45]-[$halfres.D45]" office:value-type="float" office:value="-1.13672936" calcext:value-type="float">
            <text:p>-1.13672936</text:p>
          </table:table-cell>
          <table:table-cell table:formula="of:=[$fullres.E45]-[$halfres.E45]" office:value-type="float" office:value="-0.00523813000000001" calcext:value-type="float">
            <text:p>-0.00523813000000001</text:p>
          </table:table-cell>
          <table:table-cell table:formula="of:=[$fullres.F45]-[$halfres.F45]" office:value-type="float" office:value="-0.00666763000000004" calcext:value-type="float">
            <text:p>-0.00666763000000004</text:p>
          </table:table-cell>
          <table:table-cell table:formula="of:=[$fullres.G45]-[$halfres.G45]" office:value-type="float" office:value="0.00601373000000005" calcext:value-type="float">
            <text:p>0.00601373000000005</text:p>
          </table:table-cell>
          <table:table-cell table:formula="of:=[$fullres.H45]-[$halfres.H45]" office:value-type="float" office:value="-27.33855224" calcext:value-type="float">
            <text:p>-27.33855224</text:p>
          </table:table-cell>
          <table:table-cell table:formula="of:=[$fullres.I45]-[$halfres.I45]" office:value-type="float" office:value="-4.34742537" calcext:value-type="float">
            <text:p>-4.34742537</text:p>
          </table:table-cell>
          <table:table-cell table:formula="of:=[$fullres.J45]-[$halfres.J45]" office:value-type="float" office:value="-27.69577386" calcext:value-type="float">
            <text:p>-27.69577386</text:p>
          </table:table-cell>
          <table:table-cell table:formula="of:=[$fullres.K45]-[$halfres.K45]" office:value-type="float" office:value="-20.07831727" calcext:value-type="float">
            <text:p>-20.07831727</text:p>
          </table:table-cell>
          <table:table-cell table:formula="of:=[$fullres.L45]-[$halfres.L45]" office:value-type="float" office:value="-0.35043274" calcext:value-type="float">
            <text:p>-0.35043274</text:p>
          </table:table-cell>
          <table:table-cell table:formula="of:=[$fullres.M45]-[$halfres.M45]" office:value-type="float" office:value="5.18604666" calcext:value-type="float">
            <text:p>5.18604666</text:p>
          </table:table-cell>
          <table:table-cell table:formula="of:=[$fullres.N45]-[$halfres.N45]" office:value-type="float" office:value="18.58375617" calcext:value-type="float">
            <text:p>18.58375617</text:p>
          </table:table-cell>
          <table:table-cell table:formula="of:=[$fullres.O45]-[$halfres.O45]" office:value-type="float" office:value="0" calcext:value-type="float">
            <text:p>0</text:p>
          </table:table-cell>
          <table:table-cell table:formula="of:=[$fullres.P45]-[$halfres.P45]" office:value-type="float" office:value="-16.62575876" calcext:value-type="float">
            <text:p>-16.62575876</text:p>
          </table:table-cell>
          <table:table-cell table:formula="of:=[$fullres.Q45]-[$halfres.Q45]" office:value-type="float" office:value="-13.84221244" calcext:value-type="float">
            <text:p>-13.84221244</text:p>
          </table:table-cell>
          <table:table-cell table:formula="of:=[$fullres.R45]-[$halfres.R45]" office:value-type="float" office:value="21.5149129" calcext:value-type="float">
            <text:p>21.5149129</text:p>
          </table:table-cell>
          <table:table-cell table:formula="of:=[$fullres.S45]-[$halfres.S45]" office:value-type="float" office:value="-3.49265234" calcext:value-type="float">
            <text:p>-3.49265234</text:p>
          </table:table-cell>
          <table:table-cell table:formula="of:=[$fullres.T45]-[$halfres.T45]" office:value-type="float" office:value="-0.06095828" calcext:value-type="float">
            <text:p>-0.06095828</text:p>
          </table:table-cell>
          <table:table-cell table:formula="of:=[$fullres.U45]-[$halfres.U45]" office:value-type="float" office:value="22.2758578" calcext:value-type="float">
            <text:p>22.2758578</text:p>
          </table:table-cell>
          <table:table-cell table:formula="of:=[$fullres.V45]-[$halfres.V45]" office:value-type="float" office:value="-19.35927112" calcext:value-type="float">
            <text:p>-19.35927112</text:p>
          </table:table-cell>
          <table:table-cell table:formula="of:=[$fullres.W45]-[$halfres.W45]" office:value-type="float" office:value="0" calcext:value-type="float">
            <text:p>0</text:p>
          </table:table-cell>
          <table:table-cell table:formula="of:=[$fullres.X45]-[$halfres.X45]" office:value-type="float" office:value="0.02850598" calcext:value-type="float">
            <text:p>0.02850598</text:p>
          </table:table-cell>
          <table:table-cell table:formula="of:=[$fullres.Y45]-[$halfres.Y45]" office:value-type="float" office:value="0.12703328" calcext:value-type="float">
            <text:p>0.12703328</text:p>
          </table:table-cell>
          <table:table-cell table:formula="of:=[$fullres.Z45]-[$halfres.Z45]" office:value-type="float" office:value="0.27076456" calcext:value-type="float">
            <text:p>0.27076456</text:p>
          </table:table-cell>
          <table:table-cell table:formula="of:=[$fullres.AA45]-[$halfres.AA45]" office:value-type="float" office:value="0.05293846" calcext:value-type="float">
            <text:p>0.05293846</text:p>
          </table:table-cell>
          <table:table-cell table:formula="of:=[$fullres.AB45]-[$halfres.AB45]" office:value-type="float" office:value="0.16895427" calcext:value-type="float">
            <text:p>0.16895427</text:p>
          </table:table-cell>
          <table:table-cell table:formula="of:=[$fullres.AC45]-[$halfres.AC45]" office:value-type="float" office:value="0.28768734" calcext:value-type="float">
            <text:p>0.28768734</text:p>
          </table:table-cell>
          <table:table-cell table:formula="of:=[$fullres.AD45]-[$halfres.AD45]" office:value-type="float" office:value="0.04683247" calcext:value-type="float">
            <text:p>0.04683247</text:p>
          </table:table-cell>
          <table:table-cell table:formula="of:=[$fullres.AE45]-[$halfres.AE45]" office:value-type="float" office:value="0.30886873" calcext:value-type="float">
            <text:p>0.30886873</text:p>
          </table:table-cell>
          <table:table-cell table:formula="of:=[$fullres.AF45]-[$halfres.AF45]" office:value-type="float" office:value="0.28768734" calcext:value-type="float">
            <text:p>0.28768734</text:p>
          </table:table-cell>
          <table:table-cell table:formula="of:=[$fullres.AG45]-[$halfres.AG45]" office:value-type="float" office:value="0.03257949" calcext:value-type="float">
            <text:p>0.03257949</text:p>
          </table:table-cell>
          <table:table-cell table:formula="of:=[$fullres.AH45]-[$halfres.AH45]" office:value-type="float" office:value="0.30886873" calcext:value-type="float">
            <text:p>0.30886873</text:p>
          </table:table-cell>
          <table:table-cell table:formula="of:=[$fullres.AI45]-[$halfres.AI45]" office:value-type="float" office:value="0.23691899" calcext:value-type="float">
            <text:p>0.23691899</text:p>
          </table:table-cell>
          <table:table-cell table:formula="of:=[$fullres.AJ45]-[$halfres.AJ45]" office:value-type="float" office:value="0.02647065" calcext:value-type="float">
            <text:p>0.02647065</text:p>
          </table:table-cell>
          <table:table-cell table:formula="of:=[$fullres.AK45]-[$halfres.AK45]" office:value-type="float" office:value="0.25904627" calcext:value-type="float">
            <text:p>0.25904627</text:p>
          </table:table-cell>
          <table:table-cell table:formula="of:=[$fullres.AL45]-[$halfres.AL45]" office:value-type="float" office:value="0.2199962" calcext:value-type="float">
            <text:p>0.2199962</text:p>
          </table:table-cell>
          <table:table-cell table:formula="of:=[$fullres.AM45]-[$halfres.AM45]" office:value-type="float" office:value="0.01628832" calcext:value-type="float">
            <text:p>0.01628832</text:p>
          </table:table-cell>
          <table:table-cell table:formula="of:=[$fullres.AN45]-[$halfres.AN45]" office:value-type="float" office:value="0.19677455" calcext:value-type="float">
            <text:p>0.19677455</text:p>
          </table:table-cell>
          <table:table-cell table:formula="of:=[$fullres.AO45]-[$halfres.AO45]" office:value-type="float" office:value="0.20307342" calcext:value-type="float">
            <text:p>0.20307342</text:p>
          </table:table-cell>
          <table:table-cell table:formula="of:=[$fullres.AP45]-[$halfres.AP45]" office:value-type="float" office:value="0.20361538" calcext:value-type="float">
            <text:p>0.20361538</text:p>
          </table:table-cell>
          <table:table-cell table:formula="of:=[$fullres.AQ45]-[$halfres.AQ45]" office:value-type="float" office:value="1.4370259" calcext:value-type="float">
            <text:p>1.4370259</text:p>
          </table:table-cell>
          <table:table-cell table:formula="of:=[$fullres.AR45]-[$halfres.AR45]" office:value-type="float" office:value="1.50591123" calcext:value-type="float">
            <text:p>1.50591123</text:p>
          </table:table-cell>
          <table:table-cell table:formula="of:=[$fullres.AS45]-[$halfres.AS45]" office:value-type="float" office:value="0" calcext:value-type="float">
            <text:p>0</text:p>
          </table:table-cell>
          <table:table-cell table:formula="of:=[$fullres.AT45]-[$halfres.AT45]" office:value-type="float" office:value="0" calcext:value-type="float">
            <text:p>0</text:p>
          </table:table-cell>
          <table:table-cell table:formula="of:=[$fullres.AU45]-[$halfres.AU45]" office:value-type="float" office:value="1.73714717" calcext:value-type="float">
            <text:p>1.73714717</text:p>
          </table:table-cell>
          <table:table-cell table:formula="of:=[$fullres.AV45]-[$halfres.AV45]" office:value-type="float" office:value="-2.05619296" calcext:value-type="float">
            <text:p>-2.05619296</text:p>
          </table:table-cell>
          <table:table-cell table:formula="of:=[$fullres.AW45]-[$halfres.AW45]" office:value-type="float" office:value="-0.5026599" calcext:value-type="float">
            <text:p>-0.5026599</text:p>
          </table:table-cell>
          <table:table-cell table:formula="of:=[$fullres.AX45]-[$halfres.AX45]" office:value-type="float" office:value="-2.76273911" calcext:value-type="float">
            <text:p>-2.76273911</text:p>
          </table:table-cell>
          <table:table-cell table:formula="of:=[$fullres.AY45]-[$halfres.AY45]" office:value-type="float" office:value="-1.64709932" calcext:value-type="float">
            <text:p>-1.64709932</text:p>
          </table:table-cell>
          <table:table-cell table:formula="of:=[$fullres.AZ45]-[$halfres.AZ45]" office:value-type="float" office:value="-1.55626054" calcext:value-type="float">
            <text:p>-1.55626054</text:p>
          </table:table-cell>
          <table:table-cell table:formula="of:=[$fullres.BA45]-[$halfres.BA45]" office:value-type="float" office:value="1.04838911" calcext:value-type="float">
            <text:p>1.04838911</text:p>
          </table:table-cell>
          <table:table-cell table:formula="of:=[$fullres.BB45]-[$halfres.BB45]" office:value-type="float" office:value="0" calcext:value-type="float">
            <text:p>0</text:p>
          </table:table-cell>
          <table:table-cell table:formula="of:=[$fullres.BC45]-[$halfres.BC45]" office:value-type="float" office:value="0" calcext:value-type="float">
            <text:p>0</text:p>
          </table:table-cell>
          <table:table-cell table:formula="of:=[$fullres.BD45]-[$halfres.BD45]" office:value-type="float" office:value="0" calcext:value-type="float">
            <text:p>0</text:p>
          </table:table-cell>
          <table:table-cell table:formula="of:=[$fullres.BE45]-[$halfres.BE45]" office:value-type="float" office:value="-0.90583792" calcext:value-type="float">
            <text:p>-0.90583792</text:p>
          </table:table-cell>
          <table:table-cell table:formula="of:=[$fullres.BF45]-[$halfres.BF45]" office:value-type="float" office:value="-0.275421909999999" calcext:value-type="float">
            <text:p>-0.275421909999999</text:p>
          </table:table-cell>
          <table:table-cell table:formula="of:=[$fullres.BG45]-[$halfres.BG45]" office:value-type="float" office:value="1.65227529" calcext:value-type="float">
            <text:p>1.65227529</text:p>
          </table:table-cell>
          <table:table-cell table:formula="of:=[$fullres.BH45]-[$halfres.BH45]" office:value-type="float" office:value="1.04537899" calcext:value-type="float">
            <text:p>1.04537899</text:p>
          </table:table-cell>
          <table:table-cell table:formula="of:=[$fullres.BI45]-[$halfres.BI45]" office:value-type="float" office:value="0" calcext:value-type="float">
            <text:p>0</text:p>
          </table:table-cell>
          <table:table-cell table:formula="of:=[$fullres.BJ45]-[$halfres.BJ45]" office:value-type="float" office:value="0" calcext:value-type="float">
            <text:p>0</text:p>
          </table:table-cell>
          <table:table-cell table:formula="of:=[$fullres.BK45]-[$halfres.BK45]" office:value-type="float" office:value="0" calcext:value-type="float">
            <text:p>0</text:p>
          </table:table-cell>
        </table:table-row>
        <table:table-row table:style-name="ro1">
          <table:table-cell table:formula="of:=[$fullres.A46]-[$halfres.A46]" office:value-type="float" office:value="0" calcext:value-type="float">
            <text:p>0</text:p>
          </table:table-cell>
          <table:table-cell table:formula="of:=[$fullres.B46]-[$halfres.B46]" office:value-type="float" office:value="-0.461721959999998" calcext:value-type="float">
            <text:p>-0.461721959999998</text:p>
          </table:table-cell>
          <table:table-cell table:formula="of:=[$fullres.C46]-[$halfres.C46]" office:value-type="float" office:value="-0.50787268" calcext:value-type="float">
            <text:p>-0.50787268</text:p>
          </table:table-cell>
          <table:table-cell table:formula="of:=[$fullres.D46]-[$halfres.D46]" office:value-type="float" office:value="-0.980688090000001" calcext:value-type="float">
            <text:p>-0.980688090000001</text:p>
          </table:table-cell>
          <table:table-cell table:formula="of:=[$fullres.E46]-[$halfres.E46]" office:value-type="float" office:value="-0.00530551" calcext:value-type="float">
            <text:p>-0.00530551</text:p>
          </table:table-cell>
          <table:table-cell table:formula="of:=[$fullres.F46]-[$halfres.F46]" office:value-type="float" office:value="-0.00604272000000006" calcext:value-type="float">
            <text:p>-0.00604272000000006</text:p>
          </table:table-cell>
          <table:table-cell table:formula="of:=[$fullres.G46]-[$halfres.G46]" office:value-type="float" office:value="0.00544275000000005" calcext:value-type="float">
            <text:p>0.00544275000000005</text:p>
          </table:table-cell>
          <table:table-cell table:formula="of:=[$fullres.H46]-[$halfres.H46]" office:value-type="float" office:value="-27.59487394" calcext:value-type="float">
            <text:p>-27.59487394</text:p>
          </table:table-cell>
          <table:table-cell table:formula="of:=[$fullres.I46]-[$halfres.I46]" office:value-type="float" office:value="-4.93620846" calcext:value-type="float">
            <text:p>-4.93620846</text:p>
          </table:table-cell>
          <table:table-cell table:formula="of:=[$fullres.J46]-[$halfres.J46]" office:value-type="float" office:value="-26.8354803" calcext:value-type="float">
            <text:p>-26.8354803</text:p>
          </table:table-cell>
          <table:table-cell table:formula="of:=[$fullres.K46]-[$halfres.K46]" office:value-type="float" office:value="-21.55364352" calcext:value-type="float">
            <text:p>-21.55364352</text:p>
          </table:table-cell>
          <table:table-cell table:formula="of:=[$fullres.L46]-[$halfres.L46]" office:value-type="float" office:value="-0.37618204" calcext:value-type="float">
            <text:p>-0.37618204</text:p>
          </table:table-cell>
          <table:table-cell table:formula="of:=[$fullres.M46]-[$halfres.M46]" office:value-type="float" office:value="4.50111442" calcext:value-type="float">
            <text:p>4.50111442</text:p>
          </table:table-cell>
          <table:table-cell table:formula="of:=[$fullres.N46]-[$halfres.N46]" office:value-type="float" office:value="18.62357597" calcext:value-type="float">
            <text:p>18.62357597</text:p>
          </table:table-cell>
          <table:table-cell table:formula="of:=[$fullres.O46]-[$halfres.O46]" office:value-type="float" office:value="0" calcext:value-type="float">
            <text:p>0</text:p>
          </table:table-cell>
          <table:table-cell table:formula="of:=[$fullres.P46]-[$halfres.P46]" office:value-type="float" office:value="-17.98984876" calcext:value-type="float">
            <text:p>-17.98984876</text:p>
          </table:table-cell>
          <table:table-cell table:formula="of:=[$fullres.Q46]-[$halfres.Q46]" office:value-type="float" office:value="-15.14659413" calcext:value-type="float">
            <text:p>-15.14659413</text:p>
          </table:table-cell>
          <table:table-cell table:formula="of:=[$fullres.R46]-[$halfres.R46]" office:value-type="float" office:value="20.26552335" calcext:value-type="float">
            <text:p>20.26552335</text:p>
          </table:table-cell>
          <table:table-cell table:formula="of:=[$fullres.S46]-[$halfres.S46]" office:value-type="float" office:value="-3.49094968" calcext:value-type="float">
            <text:p>-3.49094968</text:p>
          </table:table-cell>
          <table:table-cell table:formula="of:=[$fullres.T46]-[$halfres.T46]" office:value-type="float" office:value="-0.0609285599999999" calcext:value-type="float">
            <text:p>-0.0609285599999999</text:p>
          </table:table-cell>
          <table:table-cell table:formula="of:=[$fullres.U46]-[$halfres.U46]" office:value-type="float" office:value="22.72917437" calcext:value-type="float">
            <text:p>22.72917437</text:p>
          </table:table-cell>
          <table:table-cell table:formula="of:=[$fullres.V46]-[$halfres.V46]" office:value-type="float" office:value="-19.32529694" calcext:value-type="float">
            <text:p>-19.32529694</text:p>
          </table:table-cell>
          <table:table-cell table:formula="of:=[$fullres.W46]-[$halfres.W46]" office:value-type="float" office:value="0" calcext:value-type="float">
            <text:p>0</text:p>
          </table:table-cell>
          <table:table-cell table:formula="of:=[$fullres.X46]-[$halfres.X46]" office:value-type="float" office:value="0.02988092" calcext:value-type="float">
            <text:p>0.02988092</text:p>
          </table:table-cell>
          <table:table-cell table:formula="of:=[$fullres.Y46]-[$halfres.Y46]" office:value-type="float" office:value="0.0828235799999999" calcext:value-type="float">
            <text:p>0.0828235799999999</text:p>
          </table:table-cell>
          <table:table-cell table:formula="of:=[$fullres.Z46]-[$halfres.Z46]" office:value-type="float" office:value="0.22134089" calcext:value-type="float">
            <text:p>0.22134089</text:p>
          </table:table-cell>
          <table:table-cell table:formula="of:=[$fullres.AA46]-[$halfres.AA46]" office:value-type="float" office:value="0.05549185" calcext:value-type="float">
            <text:p>0.05549185</text:p>
          </table:table-cell>
          <table:table-cell table:formula="of:=[$fullres.AB46]-[$halfres.AB46]" office:value-type="float" office:value="0.11015536" calcext:value-type="float">
            <text:p>0.11015536</text:p>
          </table:table-cell>
          <table:table-cell table:formula="of:=[$fullres.AC46]-[$halfres.AC46]" office:value-type="float" office:value="0.23517469" calcext:value-type="float">
            <text:p>0.23517469</text:p>
          </table:table-cell>
          <table:table-cell table:formula="of:=[$fullres.AD46]-[$halfres.AD46]" office:value-type="float" office:value="0.04909136" calcext:value-type="float">
            <text:p>0.04909136</text:p>
          </table:table-cell>
          <table:table-cell table:formula="of:=[$fullres.AE46]-[$halfres.AE46]" office:value-type="float" office:value="0.20137725" calcext:value-type="float">
            <text:p>0.20137725</text:p>
          </table:table-cell>
          <table:table-cell table:formula="of:=[$fullres.AF46]-[$halfres.AF46]" office:value-type="float" office:value="0.23517469" calcext:value-type="float">
            <text:p>0.23517469</text:p>
          </table:table-cell>
          <table:table-cell table:formula="of:=[$fullres.AG46]-[$halfres.AG46]" office:value-type="float" office:value="0.0341509" calcext:value-type="float">
            <text:p>0.0341509</text:p>
          </table:table-cell>
          <table:table-cell table:formula="of:=[$fullres.AH46]-[$halfres.AH46]" office:value-type="float" office:value="0.20137725" calcext:value-type="float">
            <text:p>0.20137725</text:p>
          </table:table-cell>
          <table:table-cell table:formula="of:=[$fullres.AI46]-[$halfres.AI46]" office:value-type="float" office:value="0.19367327" calcext:value-type="float">
            <text:p>0.19367327</text:p>
          </table:table-cell>
          <table:table-cell table:formula="of:=[$fullres.AJ46]-[$halfres.AJ46]" office:value-type="float" office:value="0.02774742" calcext:value-type="float">
            <text:p>0.02774742</text:p>
          </table:table-cell>
          <table:table-cell table:formula="of:=[$fullres.AK46]-[$halfres.AK46]" office:value-type="float" office:value="0.16889385" calcext:value-type="float">
            <text:p>0.16889385</text:p>
          </table:table-cell>
          <table:table-cell table:formula="of:=[$fullres.AL46]-[$halfres.AL46]" office:value-type="float" office:value="0.17983947" calcext:value-type="float">
            <text:p>0.17983947</text:p>
          </table:table-cell>
          <table:table-cell table:formula="of:=[$fullres.AM46]-[$halfres.AM46]" office:value-type="float" office:value="0.01707396" calcext:value-type="float">
            <text:p>0.01707396</text:p>
          </table:table-cell>
          <table:table-cell table:formula="of:=[$fullres.AN46]-[$halfres.AN46]" office:value-type="float" office:value="0.12829373" calcext:value-type="float">
            <text:p>0.12829373</text:p>
          </table:table-cell>
          <table:table-cell table:formula="of:=[$fullres.AO46]-[$halfres.AO46]" office:value-type="float" office:value="0.16600567" calcext:value-type="float">
            <text:p>0.16600567</text:p>
          </table:table-cell>
          <table:table-cell table:formula="of:=[$fullres.AP46]-[$halfres.AP46]" office:value-type="float" office:value="0.21343641" calcext:value-type="float">
            <text:p>0.21343641</text:p>
          </table:table-cell>
          <table:table-cell table:formula="of:=[$fullres.AQ46]-[$halfres.AQ46]" office:value-type="float" office:value="0.9369169" calcext:value-type="float">
            <text:p>0.9369169</text:p>
          </table:table-cell>
          <table:table-cell table:formula="of:=[$fullres.AR46]-[$halfres.AR46]" office:value-type="float" office:value="1.23103161" calcext:value-type="float">
            <text:p>1.23103161</text:p>
          </table:table-cell>
          <table:table-cell table:formula="of:=[$fullres.AS46]-[$halfres.AS46]" office:value-type="float" office:value="0" calcext:value-type="float">
            <text:p>0</text:p>
          </table:table-cell>
          <table:table-cell table:formula="of:=[$fullres.AT46]-[$halfres.AT46]" office:value-type="float" office:value="0" calcext:value-type="float">
            <text:p>0</text:p>
          </table:table-cell>
          <table:table-cell table:formula="of:=[$fullres.AU46]-[$halfres.AU46]" office:value-type="float" office:value="1.82788928" calcext:value-type="float">
            <text:p>1.82788928</text:p>
          </table:table-cell>
          <table:table-cell table:formula="of:=[$fullres.AV46]-[$halfres.AV46]" office:value-type="float" office:value="-1.56772292" calcext:value-type="float">
            <text:p>-1.56772292</text:p>
          </table:table-cell>
          <table:table-cell table:formula="of:=[$fullres.AW46]-[$halfres.AW46]" office:value-type="float" office:value="-0.48001248" calcext:value-type="float">
            <text:p>-0.48001248</text:p>
          </table:table-cell>
          <table:table-cell table:formula="of:=[$fullres.AX46]-[$halfres.AX46]" office:value-type="float" office:value="-2.34404484" calcext:value-type="float">
            <text:p>-2.34404484</text:p>
          </table:table-cell>
          <table:table-cell table:formula="of:=[$fullres.AY46]-[$halfres.AY46]" office:value-type="float" office:value="-1.44571338" calcext:value-type="float">
            <text:p>-1.44571338</text:p>
          </table:table-cell>
          <table:table-cell table:formula="of:=[$fullres.AZ46]-[$halfres.AZ46]" office:value-type="float" office:value="-1.34930344" calcext:value-type="float">
            <text:p>-1.34930344</text:p>
          </table:table-cell>
          <table:table-cell table:formula="of:=[$fullres.BA46]-[$halfres.BA46]" office:value-type="float" office:value="0.952509730000003" calcext:value-type="float">
            <text:p>0.952509730000003</text:p>
          </table:table-cell>
          <table:table-cell table:formula="of:=[$fullres.BB46]-[$halfres.BB46]" office:value-type="float" office:value="0" calcext:value-type="float">
            <text:p>0</text:p>
          </table:table-cell>
          <table:table-cell table:formula="of:=[$fullres.BC46]-[$halfres.BC46]" office:value-type="float" office:value="0" calcext:value-type="float">
            <text:p>0</text:p>
          </table:table-cell>
          <table:table-cell table:formula="of:=[$fullres.BD46]-[$halfres.BD46]" office:value-type="float" office:value="0" calcext:value-type="float">
            <text:p>0</text:p>
          </table:table-cell>
          <table:table-cell table:formula="of:=[$fullres.BE46]-[$halfres.BE46]" office:value-type="float" office:value="-1.0990169" calcext:value-type="float">
            <text:p>-1.0990169</text:p>
          </table:table-cell>
          <table:table-cell table:formula="of:=[$fullres.BF46]-[$halfres.BF46]" office:value-type="float" office:value="-0.47846551" calcext:value-type="float">
            <text:p>-0.47846551</text:p>
          </table:table-cell>
          <table:table-cell table:formula="of:=[$fullres.BG46]-[$halfres.BG46]" office:value-type="float" office:value="1.29804534" calcext:value-type="float">
            <text:p>1.29804534</text:p>
          </table:table-cell>
          <table:table-cell table:formula="of:=[$fullres.BH46]-[$halfres.BH46]" office:value-type="float" office:value="1.1804231" calcext:value-type="float">
            <text:p>1.1804231</text:p>
          </table:table-cell>
          <table:table-cell table:formula="of:=[$fullres.BI46]-[$halfres.BI46]" office:value-type="float" office:value="0" calcext:value-type="float">
            <text:p>0</text:p>
          </table:table-cell>
          <table:table-cell table:formula="of:=[$fullres.BJ46]-[$halfres.BJ46]" office:value-type="float" office:value="0" calcext:value-type="float">
            <text:p>0</text:p>
          </table:table-cell>
          <table:table-cell table:formula="of:=[$fullres.BK46]-[$halfres.BK46]" office:value-type="float" office:value="0" calcext:value-type="float">
            <text:p>0</text:p>
          </table:table-cell>
        </table:table-row>
        <table:table-row table:style-name="ro1">
          <table:table-cell table:formula="of:=[$fullres.A47]-[$halfres.A47]" office:value-type="float" office:value="0" calcext:value-type="float">
            <text:p>0</text:p>
          </table:table-cell>
          <table:table-cell table:formula="of:=[$fullres.B47]-[$halfres.B47]" office:value-type="float" office:value="-0.414474049999999" calcext:value-type="float">
            <text:p>-0.414474049999999</text:p>
          </table:table-cell>
          <table:table-cell table:formula="of:=[$fullres.C47]-[$halfres.C47]" office:value-type="float" office:value="-0.47280351" calcext:value-type="float">
            <text:p>-0.47280351</text:p>
          </table:table-cell>
          <table:table-cell table:formula="of:=[$fullres.D47]-[$halfres.D47]" office:value-type="float" office:value="-0.740216070000002" calcext:value-type="float">
            <text:p>-0.740216070000002</text:p>
          </table:table-cell>
          <table:table-cell table:formula="of:=[$fullres.E47]-[$halfres.E47]" office:value-type="float" office:value="-0.00524651000000001" calcext:value-type="float">
            <text:p>-0.00524651000000001</text:p>
          </table:table-cell>
          <table:table-cell table:formula="of:=[$fullres.F47]-[$halfres.F47]" office:value-type="float" office:value="-0.00574511" calcext:value-type="float">
            <text:p>-0.00574511</text:p>
          </table:table-cell>
          <table:table-cell table:formula="of:=[$fullres.G47]-[$halfres.G47]" office:value-type="float" office:value="0.00529144000000015" calcext:value-type="float">
            <text:p>0.00529144000000015</text:p>
          </table:table-cell>
          <table:table-cell table:formula="of:=[$fullres.H47]-[$halfres.H47]" office:value-type="float" office:value="-27.39600825" calcext:value-type="float">
            <text:p>-27.39600825</text:p>
          </table:table-cell>
          <table:table-cell table:formula="of:=[$fullres.I47]-[$halfres.I47]" office:value-type="float" office:value="-5.52930127" calcext:value-type="float">
            <text:p>-5.52930127</text:p>
          </table:table-cell>
          <table:table-cell table:formula="of:=[$fullres.J47]-[$halfres.J47]" office:value-type="float" office:value="-26.60757335" calcext:value-type="float">
            <text:p>-26.60757335</text:p>
          </table:table-cell>
          <table:table-cell table:formula="of:=[$fullres.K47]-[$halfres.K47]" office:value-type="float" office:value="-22.94953226" calcext:value-type="float">
            <text:p>-22.94953226</text:p>
          </table:table-cell>
          <table:table-cell table:formula="of:=[$fullres.L47]-[$halfres.L47]" office:value-type="float" office:value="-0.4005449" calcext:value-type="float">
            <text:p>-0.4005449</text:p>
          </table:table-cell>
          <table:table-cell table:formula="of:=[$fullres.M47]-[$halfres.M47]" office:value-type="float" office:value="3.77964351" calcext:value-type="float">
            <text:p>3.77964351</text:p>
          </table:table-cell>
          <table:table-cell table:formula="of:=[$fullres.N47]-[$halfres.N47]" office:value-type="float" office:value="18.45084305" calcext:value-type="float">
            <text:p>18.45084305</text:p>
          </table:table-cell>
          <table:table-cell table:formula="of:=[$fullres.O47]-[$halfres.O47]" office:value-type="float" office:value="0" calcext:value-type="float">
            <text:p>0</text:p>
          </table:table-cell>
          <table:table-cell table:formula="of:=[$fullres.P47]-[$halfres.P47]" office:value-type="float" office:value="-18.58653255" calcext:value-type="float">
            <text:p>-18.58653255</text:p>
          </table:table-cell>
          <table:table-cell table:formula="of:=[$fullres.Q47]-[$halfres.Q47]" office:value-type="float" office:value="-16.31597995" calcext:value-type="float">
            <text:p>-16.31597995</text:p>
          </table:table-cell>
          <table:table-cell table:formula="of:=[$fullres.R47]-[$halfres.R47]" office:value-type="float" office:value="19.67355628" calcext:value-type="float">
            <text:p>19.67355628</text:p>
          </table:table-cell>
          <table:table-cell table:formula="of:=[$fullres.S47]-[$halfres.S47]" office:value-type="float" office:value="-3.38541888" calcext:value-type="float">
            <text:p>-3.38541888</text:p>
          </table:table-cell>
          <table:table-cell table:formula="of:=[$fullres.T47]-[$halfres.T47]" office:value-type="float" office:value="-0.0590867099999999" calcext:value-type="float">
            <text:p>-0.0590867099999999</text:p>
          </table:table-cell>
          <table:table-cell table:formula="of:=[$fullres.U47]-[$halfres.U47]" office:value-type="float" office:value="22.89197751" calcext:value-type="float">
            <text:p>22.89197751</text:p>
          </table:table-cell>
          <table:table-cell table:formula="of:=[$fullres.V47]-[$halfres.V47]" office:value-type="float" office:value="-19.3010456" calcext:value-type="float">
            <text:p>-19.3010456</text:p>
          </table:table-cell>
          <table:table-cell table:formula="of:=[$fullres.W47]-[$halfres.W47]" office:value-type="float" office:value="0" calcext:value-type="float">
            <text:p>0</text:p>
          </table:table-cell>
          <table:table-cell table:formula="of:=[$fullres.X47]-[$halfres.X47]" office:value-type="float" office:value="0.02717221" calcext:value-type="float">
            <text:p>0.02717221</text:p>
          </table:table-cell>
          <table:table-cell table:formula="of:=[$fullres.Y47]-[$halfres.Y47]" office:value-type="float" office:value="0.07103649" calcext:value-type="float">
            <text:p>0.07103649</text:p>
          </table:table-cell>
          <table:table-cell table:formula="of:=[$fullres.Z47]-[$halfres.Z47]" office:value-type="float" office:value="0.19938654" calcext:value-type="float">
            <text:p>0.19938654</text:p>
          </table:table-cell>
          <table:table-cell table:formula="of:=[$fullres.AA47]-[$halfres.AA47]" office:value-type="float" office:value="0.05046151" calcext:value-type="float">
            <text:p>0.05046151</text:p>
          </table:table-cell>
          <table:table-cell table:formula="of:=[$fullres.AB47]-[$halfres.AB47]" office:value-type="float" office:value="0.09447853" calcext:value-type="float">
            <text:p>0.09447853</text:p>
          </table:table-cell>
          <table:table-cell table:formula="of:=[$fullres.AC47]-[$halfres.AC47]" office:value-type="float" office:value="0.21184819" calcext:value-type="float">
            <text:p>0.21184819</text:p>
          </table:table-cell>
          <table:table-cell table:formula="of:=[$fullres.AD47]-[$halfres.AD47]" office:value-type="float" office:value="0.04464122" calcext:value-type="float">
            <text:p>0.04464122</text:p>
          </table:table-cell>
          <table:table-cell table:formula="of:=[$fullres.AE47]-[$halfres.AE47]" office:value-type="float" office:value="0.17271812" calcext:value-type="float">
            <text:p>0.17271812</text:p>
          </table:table-cell>
          <table:table-cell table:formula="of:=[$fullres.AF47]-[$halfres.AF47]" office:value-type="float" office:value="0.21184819" calcext:value-type="float">
            <text:p>0.21184819</text:p>
          </table:table-cell>
          <table:table-cell table:formula="of:=[$fullres.AG47]-[$halfres.AG47]" office:value-type="float" office:value="0.03105512" calcext:value-type="float">
            <text:p>0.03105512</text:p>
          </table:table-cell>
          <table:table-cell table:formula="of:=[$fullres.AH47]-[$halfres.AH47]" office:value-type="float" office:value="0.17271812" calcext:value-type="float">
            <text:p>0.17271812</text:p>
          </table:table-cell>
          <table:table-cell table:formula="of:=[$fullres.AI47]-[$halfres.AI47]" office:value-type="float" office:value="0.17446322" calcext:value-type="float">
            <text:p>0.17446322</text:p>
          </table:table-cell>
          <table:table-cell table:formula="of:=[$fullres.AJ47]-[$halfres.AJ47]" office:value-type="float" office:value="0.02523211" calcext:value-type="float">
            <text:p>0.02523211</text:p>
          </table:table-cell>
          <table:table-cell table:formula="of:=[$fullres.AK47]-[$halfres.AK47]" office:value-type="float" office:value="0.1448576" calcext:value-type="float">
            <text:p>0.1448576</text:p>
          </table:table-cell>
          <table:table-cell table:formula="of:=[$fullres.AL47]-[$halfres.AL47]" office:value-type="float" office:value="0.16200156" calcext:value-type="float">
            <text:p>0.16200156</text:p>
          </table:table-cell>
          <table:table-cell table:formula="of:=[$fullres.AM47]-[$halfres.AM47]" office:value-type="float" office:value="0.0155262" calcext:value-type="float">
            <text:p>0.0155262</text:p>
          </table:table-cell>
          <table:table-cell table:formula="of:=[$fullres.AN47]-[$halfres.AN47]" office:value-type="float" office:value="0.11003552" calcext:value-type="float">
            <text:p>0.11003552</text:p>
          </table:table-cell>
          <table:table-cell table:formula="of:=[$fullres.AO47]-[$halfres.AO47]" office:value-type="float" office:value="0.1495399" calcext:value-type="float">
            <text:p>0.1495399</text:p>
          </table:table-cell>
          <table:table-cell table:formula="of:=[$fullres.AP47]-[$halfres.AP47]" office:value-type="float" office:value="0.19408836" calcext:value-type="float">
            <text:p>0.19408836</text:p>
          </table:table-cell>
          <table:table-cell table:formula="of:=[$fullres.AQ47]-[$halfres.AQ47]" office:value-type="float" office:value="0.803578940000001" calcext:value-type="float">
            <text:p>0.803578940000001</text:p>
          </table:table-cell>
          <table:table-cell table:formula="of:=[$fullres.AR47]-[$halfres.AR47]" office:value-type="float" office:value="1.10892809" calcext:value-type="float">
            <text:p>1.10892809</text:p>
          </table:table-cell>
          <table:table-cell table:formula="of:=[$fullres.AS47]-[$halfres.AS47]" office:value-type="float" office:value="0" calcext:value-type="float">
            <text:p>0</text:p>
          </table:table-cell>
          <table:table-cell table:formula="of:=[$fullres.AT47]-[$halfres.AT47]" office:value-type="float" office:value="0" calcext:value-type="float">
            <text:p>0</text:p>
          </table:table-cell>
          <table:table-cell table:formula="of:=[$fullres.AU47]-[$halfres.AU47]" office:value-type="float" office:value="2.01025304" calcext:value-type="float">
            <text:p>2.01025304</text:p>
          </table:table-cell>
          <table:table-cell table:formula="of:=[$fullres.AV47]-[$halfres.AV47]" office:value-type="float" office:value="-0.854401940000001" calcext:value-type="float">
            <text:p>-0.854401940000001</text:p>
          </table:table-cell>
          <table:table-cell table:formula="of:=[$fullres.AW47]-[$halfres.AW47]" office:value-type="float" office:value="-2.84532803" calcext:value-type="float">
            <text:p>-2.84532803</text:p>
          </table:table-cell>
          <table:table-cell table:formula="of:=[$fullres.AX47]-[$halfres.AX47]" office:value-type="float" office:value="-2.47864692" calcext:value-type="float">
            <text:p>-2.47864692</text:p>
          </table:table-cell>
          <table:table-cell table:formula="of:=[$fullres.AY47]-[$halfres.AY47]" office:value-type="float" office:value="-1.27650858" calcext:value-type="float">
            <text:p>-1.27650858</text:p>
          </table:table-cell>
          <table:table-cell table:formula="of:=[$fullres.AZ47]-[$halfres.AZ47]" office:value-type="float" office:value="-1.57361745999999" calcext:value-type="float">
            <text:p>-1.57361745999999</text:p>
          </table:table-cell>
          <table:table-cell table:formula="of:=[$fullres.BA47]-[$halfres.BA47]" office:value-type="float" office:value="0.968793869999999" calcext:value-type="float">
            <text:p>0.968793869999999</text:p>
          </table:table-cell>
          <table:table-cell table:formula="of:=[$fullres.BB47]-[$halfres.BB47]" office:value-type="float" office:value="0" calcext:value-type="float">
            <text:p>0</text:p>
          </table:table-cell>
          <table:table-cell table:formula="of:=[$fullres.BC47]-[$halfres.BC47]" office:value-type="float" office:value="0" calcext:value-type="float">
            <text:p>0</text:p>
          </table:table-cell>
          <table:table-cell table:formula="of:=[$fullres.BD47]-[$halfres.BD47]" office:value-type="float" office:value="0" calcext:value-type="float">
            <text:p>0</text:p>
          </table:table-cell>
          <table:table-cell table:formula="of:=[$fullres.BE47]-[$halfres.BE47]" office:value-type="float" office:value="-0.78918457" calcext:value-type="float">
            <text:p>-0.78918457</text:p>
          </table:table-cell>
          <table:table-cell table:formula="of:=[$fullres.BF47]-[$halfres.BF47]" office:value-type="float" office:value="-0.908292009999997" calcext:value-type="float">
            <text:p>-0.908292009999997</text:p>
          </table:table-cell>
          <table:table-cell table:formula="of:=[$fullres.BG47]-[$halfres.BG47]" office:value-type="float" office:value="2.98035493" calcext:value-type="float">
            <text:p>2.98035493</text:p>
          </table:table-cell>
          <table:table-cell table:formula="of:=[$fullres.BH47]-[$halfres.BH47]" office:value-type="float" office:value="0.970199039999997" calcext:value-type="float">
            <text:p>0.970199039999997</text:p>
          </table:table-cell>
          <table:table-cell table:formula="of:=[$fullres.BI47]-[$halfres.BI47]" office:value-type="float" office:value="0" calcext:value-type="float">
            <text:p>0</text:p>
          </table:table-cell>
          <table:table-cell table:formula="of:=[$fullres.BJ47]-[$halfres.BJ47]" office:value-type="float" office:value="0" calcext:value-type="float">
            <text:p>0</text:p>
          </table:table-cell>
          <table:table-cell table:formula="of:=[$fullres.BK47]-[$halfres.BK47]" office:value-type="float" office:value="0" calcext:value-type="float">
            <text:p>0</text:p>
          </table:table-cell>
        </table:table-row>
        <table:table-row table:style-name="ro1">
          <table:table-cell table:formula="of:=[$fullres.A48]-[$halfres.A48]" office:value-type="float" office:value="0" calcext:value-type="float">
            <text:p>0</text:p>
          </table:table-cell>
          <table:table-cell table:formula="of:=[$fullres.B48]-[$halfres.B48]" office:value-type="float" office:value="0.033130019999998" calcext:value-type="float">
            <text:p>0.033130019999998</text:p>
          </table:table-cell>
          <table:table-cell table:formula="of:=[$fullres.C48]-[$halfres.C48]" office:value-type="float" office:value="-0.52419736" calcext:value-type="float">
            <text:p>-0.52419736</text:p>
          </table:table-cell>
          <table:table-cell table:formula="of:=[$fullres.D48]-[$halfres.D48]" office:value-type="float" office:value="-0.362526619999997" calcext:value-type="float">
            <text:p>-0.362526619999997</text:p>
          </table:table-cell>
          <table:table-cell table:formula="of:=[$fullres.E48]-[$halfres.E48]" office:value-type="float" office:value="-0.00508958" calcext:value-type="float">
            <text:p>-0.00508958</text:p>
          </table:table-cell>
          <table:table-cell table:formula="of:=[$fullres.F48]-[$halfres.F48]" office:value-type="float" office:value="-0.00586358999999992" calcext:value-type="float">
            <text:p>-0.00586358999999992</text:p>
          </table:table-cell>
          <table:table-cell table:formula="of:=[$fullres.G48]-[$halfres.G48]" office:value-type="float" office:value="0.00553156999999982" calcext:value-type="float">
            <text:p>0.00553156999999982</text:p>
          </table:table-cell>
          <table:table-cell table:formula="of:=[$fullres.H48]-[$halfres.H48]" office:value-type="float" office:value="-26.81457983" calcext:value-type="float">
            <text:p>-26.81457983</text:p>
          </table:table-cell>
          <table:table-cell table:formula="of:=[$fullres.I48]-[$halfres.I48]" office:value-type="float" office:value="-6.84185523" calcext:value-type="float">
            <text:p>-6.84185523</text:p>
          </table:table-cell>
          <table:table-cell table:formula="of:=[$fullres.J48]-[$halfres.J48]" office:value-type="float" office:value="-27.11665745" calcext:value-type="float">
            <text:p>-27.11665745</text:p>
          </table:table-cell>
          <table:table-cell table:formula="of:=[$fullres.K48]-[$halfres.K48]" office:value-type="float" office:value="-23.8725731" calcext:value-type="float">
            <text:p>-23.8725731</text:p>
          </table:table-cell>
          <table:table-cell table:formula="of:=[$fullres.L48]-[$halfres.L48]" office:value-type="float" office:value="-0.416655" calcext:value-type="float">
            <text:p>-0.416655</text:p>
          </table:table-cell>
          <table:table-cell table:formula="of:=[$fullres.M48]-[$halfres.M48]" office:value-type="float" office:value="3.12540056" calcext:value-type="float">
            <text:p>3.12540056</text:p>
          </table:table-cell>
          <table:table-cell table:formula="of:=[$fullres.N48]-[$halfres.N48]" office:value-type="float" office:value="17.96316869" calcext:value-type="float">
            <text:p>17.96316869</text:p>
          </table:table-cell>
          <table:table-cell table:formula="of:=[$fullres.O48]-[$halfres.O48]" office:value-type="float" office:value="0" calcext:value-type="float">
            <text:p>0</text:p>
          </table:table-cell>
          <table:table-cell table:formula="of:=[$fullres.P48]-[$halfres.P48]" office:value-type="float" office:value="-18.0323696" calcext:value-type="float">
            <text:p>-18.0323696</text:p>
          </table:table-cell>
          <table:table-cell table:formula="of:=[$fullres.Q48]-[$halfres.Q48]" office:value-type="float" office:value="-16.55162946" calcext:value-type="float">
            <text:p>-16.55162946</text:p>
          </table:table-cell>
          <table:table-cell table:formula="of:=[$fullres.R48]-[$halfres.R48]" office:value-type="float" office:value="20.28846471" calcext:value-type="float">
            <text:p>20.28846471</text:p>
          </table:table-cell>
          <table:table-cell table:formula="of:=[$fullres.S48]-[$halfres.S48]" office:value-type="float" office:value="-2.99331247" calcext:value-type="float">
            <text:p>-2.99331247</text:p>
          </table:table-cell>
          <table:table-cell table:formula="of:=[$fullres.T48]-[$halfres.T48]" office:value-type="float" office:value="-0.05224316" calcext:value-type="float">
            <text:p>-0.05224316</text:p>
          </table:table-cell>
          <table:table-cell table:formula="of:=[$fullres.U48]-[$halfres.U48]" office:value-type="float" office:value="22.85744507" calcext:value-type="float">
            <text:p>22.85744507</text:p>
          </table:table-cell>
          <table:table-cell table:formula="of:=[$fullres.V48]-[$halfres.V48]" office:value-type="float" office:value="-19.27759647" calcext:value-type="float">
            <text:p>-19.27759647</text:p>
          </table:table-cell>
          <table:table-cell table:formula="of:=[$fullres.W48]-[$halfres.W48]" office:value-type="float" office:value="0" calcext:value-type="float">
            <text:p>0</text:p>
          </table:table-cell>
          <table:table-cell table:formula="of:=[$fullres.X48]-[$halfres.X48]" office:value-type="float" office:value="0.02620843" calcext:value-type="float">
            <text:p>0.02620843</text:p>
          </table:table-cell>
          <table:table-cell table:formula="of:=[$fullres.Y48]-[$halfres.Y48]" office:value-type="float" office:value="0.01234212" calcext:value-type="float">
            <text:p>0.01234212</text:p>
          </table:table-cell>
          <table:table-cell table:formula="of:=[$fullres.Z48]-[$halfres.Z48]" office:value-type="float" office:value="0.07185869" calcext:value-type="float">
            <text:p>0.07185869</text:p>
          </table:table-cell>
          <table:table-cell table:formula="of:=[$fullres.AA48]-[$halfres.AA48]" office:value-type="float" office:value="0.04867168" calcext:value-type="float">
            <text:p>0.04867168</text:p>
          </table:table-cell>
          <table:table-cell table:formula="of:=[$fullres.AB48]-[$halfres.AB48]" office:value-type="float" office:value="0.01641501" calcext:value-type="float">
            <text:p>0.01641501</text:p>
          </table:table-cell>
          <table:table-cell table:formula="of:=[$fullres.AC48]-[$halfres.AC48]" office:value-type="float" office:value="0.07634986" calcext:value-type="float">
            <text:p>0.07634986</text:p>
          </table:table-cell>
          <table:table-cell table:formula="of:=[$fullres.AD48]-[$halfres.AD48]" office:value-type="float" office:value="0.04305784" calcext:value-type="float">
            <text:p>0.04305784</text:p>
          </table:table-cell>
          <table:table-cell table:formula="of:=[$fullres.AE48]-[$halfres.AE48]" office:value-type="float" office:value="0.0300086099999999" calcext:value-type="float">
            <text:p>0.0300086099999999</text:p>
          </table:table-cell>
          <table:table-cell table:formula="of:=[$fullres.AF48]-[$halfres.AF48]" office:value-type="float" office:value="0.07634986" calcext:value-type="float">
            <text:p>0.07634986</text:p>
          </table:table-cell>
          <table:table-cell table:formula="of:=[$fullres.AG48]-[$halfres.AG48]" office:value-type="float" office:value="0.02995362" calcext:value-type="float">
            <text:p>0.02995362</text:p>
          </table:table-cell>
          <table:table-cell table:formula="of:=[$fullres.AH48]-[$halfres.AH48]" office:value-type="float" office:value="0.0300086099999999" calcext:value-type="float">
            <text:p>0.0300086099999999</text:p>
          </table:table-cell>
          <table:table-cell table:formula="of:=[$fullres.AI48]-[$halfres.AI48]" office:value-type="float" office:value="0.06287635" calcext:value-type="float">
            <text:p>0.06287635</text:p>
          </table:table-cell>
          <table:table-cell table:formula="of:=[$fullres.AJ48]-[$halfres.AJ48]" office:value-type="float" office:value="0.02433715" calcext:value-type="float">
            <text:p>0.02433715</text:p>
          </table:table-cell>
          <table:table-cell table:formula="of:=[$fullres.AK48]-[$halfres.AK48]" office:value-type="float" office:value="0.0251680300000001" calcext:value-type="float">
            <text:p>0.0251680300000001</text:p>
          </table:table-cell>
          <table:table-cell table:formula="of:=[$fullres.AL48]-[$halfres.AL48]" office:value-type="float" office:value="0.0583851799999999" calcext:value-type="float">
            <text:p>0.0583851799999999</text:p>
          </table:table-cell>
          <table:table-cell table:formula="of:=[$fullres.AM48]-[$halfres.AM48]" office:value-type="float" office:value="0.0149755" calcext:value-type="float">
            <text:p>0.0149755</text:p>
          </table:table-cell>
          <table:table-cell table:formula="of:=[$fullres.AN48]-[$halfres.AN48]" office:value-type="float" office:value="0.01911793" calcext:value-type="float">
            <text:p>0.01911793</text:p>
          </table:table-cell>
          <table:table-cell table:formula="of:=[$fullres.AO48]-[$halfres.AO48]" office:value-type="float" office:value="0.0538940100000001" calcext:value-type="float">
            <text:p>0.0538940100000001</text:p>
          </table:table-cell>
          <table:table-cell table:formula="of:=[$fullres.AP48]-[$halfres.AP48]" office:value-type="float" office:value="0.18720421" calcext:value-type="float">
            <text:p>0.18720421</text:p>
          </table:table-cell>
          <table:table-cell table:formula="of:=[$fullres.AQ48]-[$halfres.AQ48]" office:value-type="float" office:value="0.13961645" calcext:value-type="float">
            <text:p>0.13961645</text:p>
          </table:table-cell>
          <table:table-cell table:formula="of:=[$fullres.AR48]-[$halfres.AR48]" office:value-type="float" office:value="0.39965646" calcext:value-type="float">
            <text:p>0.39965646</text:p>
          </table:table-cell>
          <table:table-cell table:formula="of:=[$fullres.AS48]-[$halfres.AS48]" office:value-type="float" office:value="0" calcext:value-type="float">
            <text:p>0</text:p>
          </table:table-cell>
          <table:table-cell table:formula="of:=[$fullres.AT48]-[$halfres.AT48]" office:value-type="float" office:value="0" calcext:value-type="float">
            <text:p>0</text:p>
          </table:table-cell>
          <table:table-cell table:formula="of:=[$fullres.AU48]-[$halfres.AU48]" office:value-type="float" office:value="2.48947894" calcext:value-type="float">
            <text:p>2.48947894</text:p>
          </table:table-cell>
          <table:table-cell table:formula="of:=[$fullres.AV48]-[$halfres.AV48]" office:value-type="float" office:value="-1.61737095" calcext:value-type="float">
            <text:p>-1.61737095</text:p>
          </table:table-cell>
          <table:table-cell table:formula="of:=[$fullres.AW48]-[$halfres.AW48]" office:value-type="float" office:value="-0.304569190000001" calcext:value-type="float">
            <text:p>-0.304569190000001</text:p>
          </table:table-cell>
          <table:table-cell table:formula="of:=[$fullres.AX48]-[$halfres.AX48]" office:value-type="float" office:value="-1.82641377" calcext:value-type="float">
            <text:p>-1.82641377</text:p>
          </table:table-cell>
          <table:table-cell table:formula="of:=[$fullres.AY48]-[$halfres.AY48]" office:value-type="float" office:value="-1.34862285" calcext:value-type="float">
            <text:p>-1.34862285</text:p>
          </table:table-cell>
          <table:table-cell table:formula="of:=[$fullres.AZ48]-[$halfres.AZ48]" office:value-type="float" office:value="-0.809213540000002" calcext:value-type="float">
            <text:p>-0.809213540000002</text:p>
          </table:table-cell>
          <table:table-cell table:formula="of:=[$fullres.BA48]-[$halfres.BA48]" office:value-type="float" office:value="0.711989169999995" calcext:value-type="float">
            <text:p>0.711989169999995</text:p>
          </table:table-cell>
          <table:table-cell table:formula="of:=[$fullres.BB48]-[$halfres.BB48]" office:value-type="float" office:value="0" calcext:value-type="float">
            <text:p>0</text:p>
          </table:table-cell>
          <table:table-cell table:formula="of:=[$fullres.BC48]-[$halfres.BC48]" office:value-type="float" office:value="0" calcext:value-type="float">
            <text:p>0</text:p>
          </table:table-cell>
          <table:table-cell table:formula="of:=[$fullres.BD48]-[$halfres.BD48]" office:value-type="float" office:value="0" calcext:value-type="float">
            <text:p>0</text:p>
          </table:table-cell>
          <table:table-cell table:formula="of:=[$fullres.BE48]-[$halfres.BE48]" office:value-type="float" office:value="-1.77531258" calcext:value-type="float">
            <text:p>-1.77531258</text:p>
          </table:table-cell>
          <table:table-cell table:formula="of:=[$fullres.BF48]-[$halfres.BF48]" office:value-type="float" office:value="-0.982943720000002" calcext:value-type="float">
            <text:p>-0.982943720000002</text:p>
          </table:table-cell>
          <table:table-cell table:formula="of:=[$fullres.BG48]-[$halfres.BG48]" office:value-type="float" office:value="1.34714696" calcext:value-type="float">
            <text:p>1.34714696</text:p>
          </table:table-cell>
          <table:table-cell table:formula="of:=[$fullres.BH48]-[$halfres.BH48]" office:value-type="float" office:value="1.57817151" calcext:value-type="float">
            <text:p>1.57817151</text:p>
          </table:table-cell>
          <table:table-cell table:formula="of:=[$fullres.BI48]-[$halfres.BI48]" office:value-type="float" office:value="0" calcext:value-type="float">
            <text:p>0</text:p>
          </table:table-cell>
          <table:table-cell table:formula="of:=[$fullres.BJ48]-[$halfres.BJ48]" office:value-type="float" office:value="0" calcext:value-type="float">
            <text:p>0</text:p>
          </table:table-cell>
          <table:table-cell table:formula="of:=[$fullres.BK48]-[$halfres.BK48]" office:value-type="float" office:value="0" calcext:value-type="float">
            <text:p>0</text:p>
          </table:table-cell>
        </table:table-row>
        <table:table-row table:style-name="ro1">
          <table:table-cell table:formula="of:=[$fullres.A49]-[$halfres.A49]" office:value-type="float" office:value="0" calcext:value-type="float">
            <text:p>0</text:p>
          </table:table-cell>
          <table:table-cell table:formula="of:=[$fullres.B49]-[$halfres.B49]" office:value-type="float" office:value="0.13974189" calcext:value-type="float">
            <text:p>0.13974189</text:p>
          </table:table-cell>
          <table:table-cell table:formula="of:=[$fullres.C49]-[$halfres.C49]" office:value-type="float" office:value="-0.57961384" calcext:value-type="float">
            <text:p>-0.57961384</text:p>
          </table:table-cell>
          <table:table-cell table:formula="of:=[$fullres.D49]-[$halfres.D49]" office:value-type="float" office:value="-0.389074910000005" calcext:value-type="float">
            <text:p>-0.389074910000005</text:p>
          </table:table-cell>
          <table:table-cell table:formula="of:=[$fullres.E49]-[$halfres.E49]" office:value-type="float" office:value="-0.00510641000000001" calcext:value-type="float">
            <text:p>-0.00510641000000001</text:p>
          </table:table-cell>
          <table:table-cell table:formula="of:=[$fullres.F49]-[$halfres.F49]" office:value-type="float" office:value="-0.00590785999999999" calcext:value-type="float">
            <text:p>-0.00590785999999999</text:p>
          </table:table-cell>
          <table:table-cell table:formula="of:=[$fullres.G49]-[$halfres.G49]" office:value-type="float" office:value="0.00608355000000005" calcext:value-type="float">
            <text:p>0.00608355000000005</text:p>
          </table:table-cell>
          <table:table-cell table:formula="of:=[$fullres.H49]-[$halfres.H49]" office:value-type="float" office:value="-26.44597488" calcext:value-type="float">
            <text:p>-26.44597488</text:p>
          </table:table-cell>
          <table:table-cell table:formula="of:=[$fullres.I49]-[$halfres.I49]" office:value-type="float" office:value="-7.92636567" calcext:value-type="float">
            <text:p>-7.92636567</text:p>
          </table:table-cell>
          <table:table-cell table:formula="of:=[$fullres.J49]-[$halfres.J49]" office:value-type="float" office:value="-28.24479825" calcext:value-type="float">
            <text:p>-28.24479825</text:p>
          </table:table-cell>
          <table:table-cell table:formula="of:=[$fullres.K49]-[$halfres.K49]" office:value-type="float" office:value="-24.79930542" calcext:value-type="float">
            <text:p>-24.79930542</text:p>
          </table:table-cell>
          <table:table-cell table:formula="of:=[$fullres.L49]-[$halfres.L49]" office:value-type="float" office:value="-0.43282953" calcext:value-type="float">
            <text:p>-0.43282953</text:p>
          </table:table-cell>
          <table:table-cell table:formula="of:=[$fullres.M49]-[$halfres.M49]" office:value-type="float" office:value="1.96923754" calcext:value-type="float">
            <text:p>1.96923754</text:p>
          </table:table-cell>
          <table:table-cell table:formula="of:=[$fullres.N49]-[$halfres.N49]" office:value-type="float" office:value="17.13400156" calcext:value-type="float">
            <text:p>17.13400156</text:p>
          </table:table-cell>
          <table:table-cell table:formula="of:=[$fullres.O49]-[$halfres.O49]" office:value-type="float" office:value="0" calcext:value-type="float">
            <text:p>0</text:p>
          </table:table-cell>
          <table:table-cell table:formula="of:=[$fullres.P49]-[$halfres.P49]" office:value-type="float" office:value="-16.47082474" calcext:value-type="float">
            <text:p>-16.47082474</text:p>
          </table:table-cell>
          <table:table-cell table:formula="of:=[$fullres.Q49]-[$halfres.Q49]" office:value-type="float" office:value="-16.65098845" calcext:value-type="float">
            <text:p>-16.65098845</text:p>
          </table:table-cell>
          <table:table-cell table:formula="of:=[$fullres.R49]-[$halfres.R49]" office:value-type="float" office:value="22.32847699" calcext:value-type="float">
            <text:p>22.32847699</text:p>
          </table:table-cell>
          <table:table-cell table:formula="of:=[$fullres.S49]-[$halfres.S49]" office:value-type="float" office:value="-2.46262580000001" calcext:value-type="float">
            <text:p>-2.46262580000001</text:p>
          </table:table-cell>
          <table:table-cell table:formula="of:=[$fullres.T49]-[$halfres.T49]" office:value-type="float" office:value="-0.04298092" calcext:value-type="float">
            <text:p>-0.04298092</text:p>
          </table:table-cell>
          <table:table-cell table:formula="of:=[$fullres.U49]-[$halfres.U49]" office:value-type="float" office:value="22.63636015" calcext:value-type="float">
            <text:p>22.63636015</text:p>
          </table:table-cell>
          <table:table-cell table:formula="of:=[$fullres.V49]-[$halfres.V49]" office:value-type="float" office:value="-19.26322899" calcext:value-type="float">
            <text:p>-19.26322899</text:p>
          </table:table-cell>
          <table:table-cell table:formula="of:=[$fullres.W49]-[$halfres.W49]" office:value-type="float" office:value="0" calcext:value-type="float">
            <text:p>0</text:p>
          </table:table-cell>
          <table:table-cell table:formula="of:=[$fullres.X49]-[$halfres.X49]" office:value-type="float" office:value="0.02734845" calcext:value-type="float">
            <text:p>0.02734845</text:p>
          </table:table-cell>
          <table:table-cell table:formula="of:=[$fullres.Y49]-[$halfres.Y49]" office:value-type="float" office:value="0.00152315999999986" calcext:value-type="float">
            <text:p>0.00152315999999986</text:p>
          </table:table-cell>
          <table:table-cell table:formula="of:=[$fullres.Z49]-[$halfres.Z49]" office:value-type="float" office:value="0.09532862" calcext:value-type="float">
            <text:p>0.09532862</text:p>
          </table:table-cell>
          <table:table-cell table:formula="of:=[$fullres.AA49]-[$halfres.AA49]" office:value-type="float" office:value="0.05078881" calcext:value-type="float">
            <text:p>0.05078881</text:p>
          </table:table-cell>
          <table:table-cell table:formula="of:=[$fullres.AB49]-[$halfres.AB49]" office:value-type="float" office:value="0.00202580000000019" calcext:value-type="float">
            <text:p>0.00202580000000019</text:p>
          </table:table-cell>
          <table:table-cell table:formula="of:=[$fullres.AC49]-[$halfres.AC49]" office:value-type="float" office:value="0.10128666" calcext:value-type="float">
            <text:p>0.10128666</text:p>
          </table:table-cell>
          <table:table-cell table:formula="of:=[$fullres.AD49]-[$halfres.AD49]" office:value-type="float" office:value="0.04493077" calcext:value-type="float">
            <text:p>0.04493077</text:p>
          </table:table-cell>
          <table:table-cell table:formula="of:=[$fullres.AE49]-[$halfres.AE49]" office:value-type="float" office:value="0.00370340999999996" calcext:value-type="float">
            <text:p>0.00370340999999996</text:p>
          </table:table-cell>
          <table:table-cell table:formula="of:=[$fullres.AF49]-[$halfres.AF49]" office:value-type="float" office:value="0.10128666" calcext:value-type="float">
            <text:p>0.10128666</text:p>
          </table:table-cell>
          <table:table-cell table:formula="of:=[$fullres.AG49]-[$halfres.AG49]" office:value-type="float" office:value="0.03125654" calcext:value-type="float">
            <text:p>0.03125654</text:p>
          </table:table-cell>
          <table:table-cell table:formula="of:=[$fullres.AH49]-[$halfres.AH49]" office:value-type="float" office:value="0.00370340999999996" calcext:value-type="float">
            <text:p>0.00370340999999996</text:p>
          </table:table-cell>
          <table:table-cell table:formula="of:=[$fullres.AI49]-[$halfres.AI49]" office:value-type="float" office:value="0.08341254" calcext:value-type="float">
            <text:p>0.08341254</text:p>
          </table:table-cell>
          <table:table-cell table:formula="of:=[$fullres.AJ49]-[$halfres.AJ49]" office:value-type="float" office:value="0.02539577" calcext:value-type="float">
            <text:p>0.02539577</text:p>
          </table:table-cell>
          <table:table-cell table:formula="of:=[$fullres.AK49]-[$halfres.AK49]" office:value-type="float" office:value="0.00310603000000009" calcext:value-type="float">
            <text:p>0.00310603000000009</text:p>
          </table:table-cell>
          <table:table-cell table:formula="of:=[$fullres.AL49]-[$halfres.AL49]" office:value-type="float" office:value="0.0774545000000001" calcext:value-type="float">
            <text:p>0.0774545000000001</text:p>
          </table:table-cell>
          <table:table-cell table:formula="of:=[$fullres.AM49]-[$halfres.AM49]" office:value-type="float" office:value="0.0156269" calcext:value-type="float">
            <text:p>0.0156269</text:p>
          </table:table-cell>
          <table:table-cell table:formula="of:=[$fullres.AN49]-[$halfres.AN49]" office:value-type="float" office:value="0.00235936999999997" calcext:value-type="float">
            <text:p>0.00235936999999997</text:p>
          </table:table-cell>
          <table:table-cell table:formula="of:=[$fullres.AO49]-[$halfres.AO49]" office:value-type="float" office:value="0.07149646" calcext:value-type="float">
            <text:p>0.07149646</text:p>
          </table:table-cell>
          <table:table-cell table:formula="of:=[$fullres.AP49]-[$halfres.AP49]" office:value-type="float" office:value="0.19534725" calcext:value-type="float">
            <text:p>0.19534725</text:p>
          </table:table-cell>
          <table:table-cell table:formula="of:=[$fullres.AQ49]-[$halfres.AQ49]" office:value-type="float" office:value="0.0172302599999998" calcext:value-type="float">
            <text:p>0.0172302599999998</text:p>
          </table:table-cell>
          <table:table-cell table:formula="of:=[$fullres.AR49]-[$halfres.AR49]" office:value-type="float" office:value="0.53018916" calcext:value-type="float">
            <text:p>0.53018916</text:p>
          </table:table-cell>
          <table:table-cell table:formula="of:=[$fullres.AS49]-[$halfres.AS49]" office:value-type="float" office:value="0" calcext:value-type="float">
            <text:p>0</text:p>
          </table:table-cell>
          <table:table-cell table:formula="of:=[$fullres.AT49]-[$halfres.AT49]" office:value-type="float" office:value="0" calcext:value-type="float">
            <text:p>0</text:p>
          </table:table-cell>
          <table:table-cell table:formula="of:=[$fullres.AU49]-[$halfres.AU49]" office:value-type="float" office:value="1.73886727" calcext:value-type="float">
            <text:p>1.73886727</text:p>
          </table:table-cell>
          <table:table-cell table:formula="of:=[$fullres.AV49]-[$halfres.AV49]" office:value-type="float" office:value="-0.60762171" calcext:value-type="float">
            <text:p>-0.60762171</text:p>
          </table:table-cell>
          <table:table-cell table:formula="of:=[$fullres.AW49]-[$halfres.AW49]" office:value-type="float" office:value="0.111841340000002" calcext:value-type="float">
            <text:p>0.111841340000002</text:p>
          </table:table-cell>
          <table:table-cell table:formula="of:=[$fullres.AX49]-[$halfres.AX49]" office:value-type="float" office:value="-2.07979123" calcext:value-type="float">
            <text:p>-2.07979123</text:p>
          </table:table-cell>
          <table:table-cell table:formula="of:=[$fullres.AY49]-[$halfres.AY49]" office:value-type="float" office:value="-1.23970457" calcext:value-type="float">
            <text:p>-1.23970457</text:p>
          </table:table-cell>
          <table:table-cell table:formula="of:=[$fullres.AZ49]-[$halfres.AZ49]" office:value-type="float" office:value="-1.10814377" calcext:value-type="float">
            <text:p>-1.10814377</text:p>
          </table:table-cell>
          <table:table-cell table:formula="of:=[$fullres.BA49]-[$halfres.BA49]" office:value-type="float" office:value="0.764411519999996" calcext:value-type="float">
            <text:p>0.764411519999996</text:p>
          </table:table-cell>
          <table:table-cell table:formula="of:=[$fullres.BB49]-[$halfres.BB49]" office:value-type="float" office:value="0" calcext:value-type="float">
            <text:p>0</text:p>
          </table:table-cell>
          <table:table-cell table:formula="of:=[$fullres.BC49]-[$halfres.BC49]" office:value-type="float" office:value="0" calcext:value-type="float">
            <text:p>0</text:p>
          </table:table-cell>
          <table:table-cell table:formula="of:=[$fullres.BD49]-[$halfres.BD49]" office:value-type="float" office:value="0" calcext:value-type="float">
            <text:p>0</text:p>
          </table:table-cell>
          <table:table-cell table:formula="of:=[$fullres.BE49]-[$halfres.BE49]" office:value-type="float" office:value="-1.55866159" calcext:value-type="float">
            <text:p>-1.55866159</text:p>
          </table:table-cell>
          <table:table-cell table:formula="of:=[$fullres.BF49]-[$halfres.BF49]" office:value-type="float" office:value="-0.986064750000004" calcext:value-type="float">
            <text:p>-0.986064750000004</text:p>
          </table:table-cell>
          <table:table-cell table:formula="of:=[$fullres.BG49]-[$halfres.BG49]" office:value-type="float" office:value="1.29224473" calcext:value-type="float">
            <text:p>1.29224473</text:p>
          </table:table-cell>
          <table:table-cell table:formula="of:=[$fullres.BH49]-[$halfres.BH49]" office:value-type="float" office:value="1.3042169" calcext:value-type="float">
            <text:p>1.3042169</text:p>
          </table:table-cell>
          <table:table-cell table:formula="of:=[$fullres.BI49]-[$halfres.BI49]" office:value-type="float" office:value="0" calcext:value-type="float">
            <text:p>0</text:p>
          </table:table-cell>
          <table:table-cell table:formula="of:=[$fullres.BJ49]-[$halfres.BJ49]" office:value-type="float" office:value="0" calcext:value-type="float">
            <text:p>0</text:p>
          </table:table-cell>
          <table:table-cell table:formula="of:=[$fullres.BK49]-[$halfres.BK49]" office:value-type="float" office:value="0" calcext:value-type="float">
            <text:p>0</text:p>
          </table:table-cell>
        </table:table-row>
        <table:table-row table:style-name="ro1">
          <table:table-cell table:formula="of:=[$fullres.A50]-[$halfres.A50]" office:value-type="float" office:value="0" calcext:value-type="float">
            <text:p>0</text:p>
          </table:table-cell>
          <table:table-cell table:formula="of:=[$fullres.B50]-[$halfres.B50]" office:value-type="float" office:value="0.409245110000001" calcext:value-type="float">
            <text:p>0.409245110000001</text:p>
          </table:table-cell>
          <table:table-cell table:formula="of:=[$fullres.C50]-[$halfres.C50]" office:value-type="float" office:value="-0.64412673" calcext:value-type="float">
            <text:p>-0.64412673</text:p>
          </table:table-cell>
          <table:table-cell table:formula="of:=[$fullres.D50]-[$halfres.D50]" office:value-type="float" office:value="-0.713218929999997" calcext:value-type="float">
            <text:p>-0.713218929999997</text:p>
          </table:table-cell>
          <table:table-cell table:formula="of:=[$fullres.E50]-[$halfres.E50]" office:value-type="float" office:value="-0.00535592" calcext:value-type="float">
            <text:p>-0.00535592</text:p>
          </table:table-cell>
          <table:table-cell table:formula="of:=[$fullres.F50]-[$halfres.F50]" office:value-type="float" office:value="-0.00576765999999995" calcext:value-type="float">
            <text:p>-0.00576765999999995</text:p>
          </table:table-cell>
          <table:table-cell table:formula="of:=[$fullres.G50]-[$halfres.G50]" office:value-type="float" office:value="0.00669798999999993" calcext:value-type="float">
            <text:p>0.00669798999999993</text:p>
          </table:table-cell>
          <table:table-cell table:formula="of:=[$fullres.H50]-[$halfres.H50]" office:value-type="float" office:value="-26.47758615" calcext:value-type="float">
            <text:p>-26.47758615</text:p>
          </table:table-cell>
          <table:table-cell table:formula="of:=[$fullres.I50]-[$halfres.I50]" office:value-type="float" office:value="-9.24739335" calcext:value-type="float">
            <text:p>-9.24739335</text:p>
          </table:table-cell>
          <table:table-cell table:formula="of:=[$fullres.J50]-[$halfres.J50]" office:value-type="float" office:value="-29.57642917" calcext:value-type="float">
            <text:p>-29.57642917</text:p>
          </table:table-cell>
          <table:table-cell table:formula="of:=[$fullres.K50]-[$halfres.K50]" office:value-type="float" office:value="-25.4549836" calcext:value-type="float">
            <text:p>-25.4549836</text:p>
          </table:table-cell>
          <table:table-cell table:formula="of:=[$fullres.L50]-[$halfres.L50]" office:value-type="float" office:value="-0.44427328" calcext:value-type="float">
            <text:p>-0.44427328</text:p>
          </table:table-cell>
          <table:table-cell table:formula="of:=[$fullres.M50]-[$halfres.M50]" office:value-type="float" office:value="0.8737237" calcext:value-type="float">
            <text:p>0.8737237</text:p>
          </table:table-cell>
          <table:table-cell table:formula="of:=[$fullres.N50]-[$halfres.N50]" office:value-type="float" office:value="15.70710227" calcext:value-type="float">
            <text:p>15.70710227</text:p>
          </table:table-cell>
          <table:table-cell table:formula="of:=[$fullres.O50]-[$halfres.O50]" office:value-type="float" office:value="0" calcext:value-type="float">
            <text:p>0</text:p>
          </table:table-cell>
          <table:table-cell table:formula="of:=[$fullres.P50]-[$halfres.P50]" office:value-type="float" office:value="-14.36613453" calcext:value-type="float">
            <text:p>-14.36613453</text:p>
          </table:table-cell>
          <table:table-cell table:formula="of:=[$fullres.Q50]-[$halfres.Q50]" office:value-type="float" office:value="-16.09312152" calcext:value-type="float">
            <text:p>-16.09312152</text:p>
          </table:table-cell>
          <table:table-cell table:formula="of:=[$fullres.R50]-[$halfres.R50]" office:value-type="float" office:value="25.39899356" calcext:value-type="float">
            <text:p>25.39899356</text:p>
          </table:table-cell>
          <table:table-cell table:formula="of:=[$fullres.S50]-[$halfres.S50]" office:value-type="float" office:value="-1.98261575" calcext:value-type="float">
            <text:p>-1.98261575</text:p>
          </table:table-cell>
          <table:table-cell table:formula="of:=[$fullres.T50]-[$halfres.T50]" office:value-type="float" office:value="-0.03460317" calcext:value-type="float">
            <text:p>-0.03460317</text:p>
          </table:table-cell>
          <table:table-cell table:formula="of:=[$fullres.U50]-[$halfres.U50]" office:value-type="float" office:value="22.09199929" calcext:value-type="float">
            <text:p>22.09199929</text:p>
          </table:table-cell>
          <table:table-cell table:formula="of:=[$fullres.V50]-[$halfres.V50]" office:value-type="float" office:value="-19.27250665" calcext:value-type="float">
            <text:p>-19.27250665</text:p>
          </table:table-cell>
          <table:table-cell table:formula="of:=[$fullres.W50]-[$halfres.W50]" office:value-type="float" office:value="0" calcext:value-type="float">
            <text:p>0</text:p>
          </table:table-cell>
          <table:table-cell table:formula="of:=[$fullres.X50]-[$halfres.X50]" office:value-type="float" office:value="0.0279019" calcext:value-type="float">
            <text:p>0.0279019</text:p>
          </table:table-cell>
          <table:table-cell table:formula="of:=[$fullres.Y50]-[$halfres.Y50]" office:value-type="float" office:value="-0.0280970199999999" calcext:value-type="float">
            <text:p>-0.0280970199999999</text:p>
          </table:table-cell>
          <table:table-cell table:formula="of:=[$fullres.Z50]-[$halfres.Z50]" office:value-type="float" office:value="0.11568617" calcext:value-type="float">
            <text:p>0.11568617</text:p>
          </table:table-cell>
          <table:table-cell table:formula="of:=[$fullres.AA50]-[$halfres.AA50]" office:value-type="float" office:value="0.05181663" calcext:value-type="float">
            <text:p>0.05181663</text:p>
          </table:table-cell>
          <table:table-cell table:formula="of:=[$fullres.AB50]-[$halfres.AB50]" office:value-type="float" office:value="-0.03736903" calcext:value-type="float">
            <text:p>-0.03736903</text:p>
          </table:table-cell>
          <table:table-cell table:formula="of:=[$fullres.AC50]-[$halfres.AC50]" office:value-type="float" office:value="0.12291655" calcext:value-type="float">
            <text:p>0.12291655</text:p>
          </table:table-cell>
          <table:table-cell table:formula="of:=[$fullres.AD50]-[$halfres.AD50]" office:value-type="float" office:value="0.04584004" calcext:value-type="float">
            <text:p>0.04584004</text:p>
          </table:table-cell>
          <table:table-cell table:formula="of:=[$fullres.AE50]-[$halfres.AE50]" office:value-type="float" office:value="-0.0683151" calcext:value-type="float">
            <text:p>-0.0683151</text:p>
          </table:table-cell>
          <table:table-cell table:formula="of:=[$fullres.AF50]-[$halfres.AF50]" office:value-type="float" office:value="0.12291655" calcext:value-type="float">
            <text:p>0.12291655</text:p>
          </table:table-cell>
          <table:table-cell table:formula="of:=[$fullres.AG50]-[$halfres.AG50]" office:value-type="float" office:value="0.03188909" calcext:value-type="float">
            <text:p>0.03188909</text:p>
          </table:table-cell>
          <table:table-cell table:formula="of:=[$fullres.AH50]-[$halfres.AH50]" office:value-type="float" office:value="-0.0683151" calcext:value-type="float">
            <text:p>-0.0683151</text:p>
          </table:table-cell>
          <table:table-cell table:formula="of:=[$fullres.AI50]-[$halfres.AI50]" office:value-type="float" office:value="0.1012254" calcext:value-type="float">
            <text:p>0.1012254</text:p>
          </table:table-cell>
          <table:table-cell table:formula="of:=[$fullres.AJ50]-[$halfres.AJ50]" office:value-type="float" office:value="0.02590971" calcext:value-type="float">
            <text:p>0.02590971</text:p>
          </table:table-cell>
          <table:table-cell table:formula="of:=[$fullres.AK50]-[$halfres.AK50]" office:value-type="float" office:value="-0.0572954400000003" calcext:value-type="float">
            <text:p>-0.0572954400000003</text:p>
          </table:table-cell>
          <table:table-cell table:formula="of:=[$fullres.AL50]-[$halfres.AL50]" office:value-type="float" office:value="0.0939950199999999" calcext:value-type="float">
            <text:p>0.0939950199999999</text:p>
          </table:table-cell>
          <table:table-cell table:formula="of:=[$fullres.AM50]-[$halfres.AM50]" office:value-type="float" office:value="0.01594315" calcext:value-type="float">
            <text:p>0.01594315</text:p>
          </table:table-cell>
          <table:table-cell table:formula="of:=[$fullres.AN50]-[$halfres.AN50]" office:value-type="float" office:value="-0.0435222799999999" calcext:value-type="float">
            <text:p>-0.0435222799999999</text:p>
          </table:table-cell>
          <table:table-cell table:formula="of:=[$fullres.AO50]-[$halfres.AO50]" office:value-type="float" office:value="0.08676463" calcext:value-type="float">
            <text:p>0.08676463</text:p>
          </table:table-cell>
          <table:table-cell table:formula="of:=[$fullres.AP50]-[$halfres.AP50]" office:value-type="float" office:value="0.19930052" calcext:value-type="float">
            <text:p>0.19930052</text:p>
          </table:table-cell>
          <table:table-cell table:formula="of:=[$fullres.AQ50]-[$halfres.AQ50]" office:value-type="float" office:value="-0.31783912" calcext:value-type="float">
            <text:p>-0.31783912</text:p>
          </table:table-cell>
          <table:table-cell table:formula="of:=[$fullres.AR50]-[$halfres.AR50]" office:value-type="float" office:value="0.64341178" calcext:value-type="float">
            <text:p>0.64341178</text:p>
          </table:table-cell>
          <table:table-cell table:formula="of:=[$fullres.AS50]-[$halfres.AS50]" office:value-type="float" office:value="0" calcext:value-type="float">
            <text:p>0</text:p>
          </table:table-cell>
          <table:table-cell table:formula="of:=[$fullres.AT50]-[$halfres.AT50]" office:value-type="float" office:value="0" calcext:value-type="float">
            <text:p>0</text:p>
          </table:table-cell>
          <table:table-cell table:formula="of:=[$fullres.AU50]-[$halfres.AU50]" office:value-type="float" office:value="1.3388688" calcext:value-type="float">
            <text:p>1.3388688</text:p>
          </table:table-cell>
          <table:table-cell table:formula="of:=[$fullres.AV50]-[$halfres.AV50]" office:value-type="float" office:value="-1.37369766" calcext:value-type="float">
            <text:p>-1.37369766</text:p>
          </table:table-cell>
          <table:table-cell table:formula="of:=[$fullres.AW50]-[$halfres.AW50]" office:value-type="float" office:value="1.04562694" calcext:value-type="float">
            <text:p>1.04562694</text:p>
          </table:table-cell>
          <table:table-cell table:formula="of:=[$fullres.AX50]-[$halfres.AX50]" office:value-type="float" office:value="-1.83065362" calcext:value-type="float">
            <text:p>-1.83065362</text:p>
          </table:table-cell>
          <table:table-cell table:formula="of:=[$fullres.AY50]-[$halfres.AY50]" office:value-type="float" office:value="-1.19620192" calcext:value-type="float">
            <text:p>-1.19620192</text:p>
          </table:table-cell>
          <table:table-cell table:formula="of:=[$fullres.AZ50]-[$halfres.AZ50]" office:value-type="float" office:value="-0.873548229999997" calcext:value-type="float">
            <text:p>-0.873548229999997</text:p>
          </table:table-cell>
          <table:table-cell table:formula="of:=[$fullres.BA50]-[$halfres.BA50]" office:value-type="float" office:value="0.81121924" calcext:value-type="float">
            <text:p>0.81121924</text:p>
          </table:table-cell>
          <table:table-cell table:formula="of:=[$fullres.BB50]-[$halfres.BB50]" office:value-type="float" office:value="0" calcext:value-type="float">
            <text:p>0</text:p>
          </table:table-cell>
          <table:table-cell table:formula="of:=[$fullres.BC50]-[$halfres.BC50]" office:value-type="float" office:value="0" calcext:value-type="float">
            <text:p>0</text:p>
          </table:table-cell>
          <table:table-cell table:formula="of:=[$fullres.BD50]-[$halfres.BD50]" office:value-type="float" office:value="0" calcext:value-type="float">
            <text:p>0</text:p>
          </table:table-cell>
          <table:table-cell table:formula="of:=[$fullres.BE50]-[$halfres.BE50]" office:value-type="float" office:value="-2.57383196" calcext:value-type="float">
            <text:p>-2.57383196</text:p>
          </table:table-cell>
          <table:table-cell table:formula="of:=[$fullres.BF50]-[$halfres.BF50]" office:value-type="float" office:value="-0.274812189999999" calcext:value-type="float">
            <text:p>-0.274812189999999</text:p>
          </table:table-cell>
          <table:table-cell table:formula="of:=[$fullres.BG50]-[$halfres.BG50]" office:value-type="float" office:value="-3.36823331" calcext:value-type="float">
            <text:p>-3.36823331</text:p>
          </table:table-cell>
          <table:table-cell table:formula="of:=[$fullres.BH50]-[$halfres.BH50]" office:value-type="float" office:value="1.98828513" calcext:value-type="float">
            <text:p>1.98828513</text:p>
          </table:table-cell>
          <table:table-cell table:formula="of:=[$fullres.BI50]-[$halfres.BI50]" office:value-type="float" office:value="0" calcext:value-type="float">
            <text:p>0</text:p>
          </table:table-cell>
          <table:table-cell table:formula="of:=[$fullres.BJ50]-[$halfres.BJ50]" office:value-type="float" office:value="0" calcext:value-type="float">
            <text:p>0</text:p>
          </table:table-cell>
          <table:table-cell table:formula="of:=[$fullres.BK50]-[$halfres.BK50]" office:value-type="float" office:value="0" calcext:value-type="float">
            <text:p>0</text:p>
          </table:table-cell>
        </table:table-row>
        <table:table-row table:style-name="ro1">
          <table:table-cell table:formula="of:=[$fullres.A51]-[$halfres.A51]" office:value-type="float" office:value="0" calcext:value-type="float">
            <text:p>0</text:p>
          </table:table-cell>
          <table:table-cell table:formula="of:=[$fullres.B51]-[$halfres.B51]" office:value-type="float" office:value="0.167453649999999" calcext:value-type="float">
            <text:p>0.167453649999999</text:p>
          </table:table-cell>
          <table:table-cell table:formula="of:=[$fullres.C51]-[$halfres.C51]" office:value-type="float" office:value="-0.74297082" calcext:value-type="float">
            <text:p>-0.74297082</text:p>
          </table:table-cell>
          <table:table-cell table:formula="of:=[$fullres.D51]-[$halfres.D51]" office:value-type="float" office:value="-0.94956483" calcext:value-type="float">
            <text:p>-0.94956483</text:p>
          </table:table-cell>
          <table:table-cell table:formula="of:=[$fullres.E51]-[$halfres.E51]" office:value-type="float" office:value="-0.00495573000000001" calcext:value-type="float">
            <text:p>-0.00495573000000001</text:p>
          </table:table-cell>
          <table:table-cell table:formula="of:=[$fullres.F51]-[$halfres.F51]" office:value-type="float" office:value="-0.00637904" calcext:value-type="float">
            <text:p>-0.00637904</text:p>
          </table:table-cell>
          <table:table-cell table:formula="of:=[$fullres.G51]-[$halfres.G51]" office:value-type="float" office:value="0.00733119999999987" calcext:value-type="float">
            <text:p>0.00733119999999987</text:p>
          </table:table-cell>
          <table:table-cell table:formula="of:=[$fullres.H51]-[$halfres.H51]" office:value-type="float" office:value="-27.0923394" calcext:value-type="float">
            <text:p>-27.0923394</text:p>
          </table:table-cell>
          <table:table-cell table:formula="of:=[$fullres.I51]-[$halfres.I51]" office:value-type="float" office:value="-10.23522044" calcext:value-type="float">
            <text:p>-10.23522044</text:p>
          </table:table-cell>
          <table:table-cell table:formula="of:=[$fullres.J51]-[$halfres.J51]" office:value-type="float" office:value="-32.01797177" calcext:value-type="float">
            <text:p>-32.01797177</text:p>
          </table:table-cell>
          <table:table-cell table:formula="of:=[$fullres.K51]-[$halfres.K51]" office:value-type="float" office:value="-26.14854093" calcext:value-type="float">
            <text:p>-26.14854093</text:p>
          </table:table-cell>
          <table:table-cell table:formula="of:=[$fullres.L51]-[$halfres.L51]" office:value-type="float" office:value="-0.45637814" calcext:value-type="float">
            <text:p>-0.45637814</text:p>
          </table:table-cell>
          <table:table-cell table:formula="of:=[$fullres.M51]-[$halfres.M51]" office:value-type="float" office:value="-0.11449425" calcext:value-type="float">
            <text:p>-0.11449425</text:p>
          </table:table-cell>
          <table:table-cell table:formula="of:=[$fullres.N51]-[$halfres.N51]" office:value-type="float" office:value="15.96201766" calcext:value-type="float">
            <text:p>15.96201766</text:p>
          </table:table-cell>
          <table:table-cell table:formula="of:=[$fullres.O51]-[$halfres.O51]" office:value-type="float" office:value="0" calcext:value-type="float">
            <text:p>0</text:p>
          </table:table-cell>
          <table:table-cell table:formula="of:=[$fullres.P51]-[$halfres.P51]" office:value-type="float" office:value="-11.7107447" calcext:value-type="float">
            <text:p>-11.7107447</text:p>
          </table:table-cell>
          <table:table-cell table:formula="of:=[$fullres.Q51]-[$halfres.Q51]" office:value-type="float" office:value="-15.66421326" calcext:value-type="float">
            <text:p>-15.66421326</text:p>
          </table:table-cell>
          <table:table-cell table:formula="of:=[$fullres.R51]-[$halfres.R51]" office:value-type="float" office:value="29.37890559" calcext:value-type="float">
            <text:p>29.37890559</text:p>
          </table:table-cell>
          <table:table-cell table:formula="of:=[$fullres.S51]-[$halfres.S51]" office:value-type="float" office:value="-1.38424179" calcext:value-type="float">
            <text:p>-1.38424179</text:p>
          </table:table-cell>
          <table:table-cell table:formula="of:=[$fullres.T51]-[$halfres.T51]" office:value-type="float" office:value="-0.0241595800000001" calcext:value-type="float">
            <text:p>-0.0241595800000001</text:p>
          </table:table-cell>
          <table:table-cell table:formula="of:=[$fullres.U51]-[$halfres.U51]" office:value-type="float" office:value="21.99863291" calcext:value-type="float">
            <text:p>21.99863291</text:p>
          </table:table-cell>
          <table:table-cell table:formula="of:=[$fullres.V51]-[$halfres.V51]" office:value-type="float" office:value="-19.14557605" calcext:value-type="float">
            <text:p>-19.14557605</text:p>
          </table:table-cell>
          <table:table-cell table:formula="of:=[$fullres.W51]-[$halfres.W51]" office:value-type="float" office:value="0" calcext:value-type="float">
            <text:p>0</text:p>
          </table:table-cell>
          <table:table-cell table:formula="of:=[$fullres.X51]-[$halfres.X51]" office:value-type="float" office:value="0.03113602" calcext:value-type="float">
            <text:p>0.03113602</text:p>
          </table:table-cell>
          <table:table-cell table:formula="of:=[$fullres.Y51]-[$halfres.Y51]" office:value-type="float" office:value="0.0164555500000001" calcext:value-type="float">
            <text:p>0.0164555500000001</text:p>
          </table:table-cell>
          <table:table-cell table:formula="of:=[$fullres.Z51]-[$halfres.Z51]" office:value-type="float" office:value="0.21225837" calcext:value-type="float">
            <text:p>0.21225837</text:p>
          </table:table-cell>
          <table:table-cell table:formula="of:=[$fullres.AA51]-[$halfres.AA51]" office:value-type="float" office:value="0.0578227" calcext:value-type="float">
            <text:p>0.0578227</text:p>
          </table:table-cell>
          <table:table-cell table:formula="of:=[$fullres.AB51]-[$halfres.AB51]" office:value-type="float" office:value="0.0218858899999999" calcext:value-type="float">
            <text:p>0.0218858899999999</text:p>
          </table:table-cell>
          <table:table-cell table:formula="of:=[$fullres.AC51]-[$halfres.AC51]" office:value-type="float" office:value="0.22552453" calcext:value-type="float">
            <text:p>0.22552453</text:p>
          </table:table-cell>
          <table:table-cell table:formula="of:=[$fullres.AD51]-[$halfres.AD51]" office:value-type="float" office:value="0.05115336" calcext:value-type="float">
            <text:p>0.05115336</text:p>
          </table:table-cell>
          <table:table-cell table:formula="of:=[$fullres.AE51]-[$halfres.AE51]" office:value-type="float" office:value="0.0400100399999999" calcext:value-type="float">
            <text:p>0.0400100399999999</text:p>
          </table:table-cell>
          <table:table-cell table:formula="of:=[$fullres.AF51]-[$halfres.AF51]" office:value-type="float" office:value="0.22552453" calcext:value-type="float">
            <text:p>0.22552453</text:p>
          </table:table-cell>
          <table:table-cell table:formula="of:=[$fullres.AG51]-[$halfres.AG51]" office:value-type="float" office:value="0.03558535" calcext:value-type="float">
            <text:p>0.03558535</text:p>
          </table:table-cell>
          <table:table-cell table:formula="of:=[$fullres.AH51]-[$halfres.AH51]" office:value-type="float" office:value="0.0400100399999999" calcext:value-type="float">
            <text:p>0.0400100399999999</text:p>
          </table:table-cell>
          <table:table-cell table:formula="of:=[$fullres.AI51]-[$halfres.AI51]" office:value-type="float" office:value="0.18572608" calcext:value-type="float">
            <text:p>0.18572608</text:p>
          </table:table-cell>
          <table:table-cell table:formula="of:=[$fullres.AJ51]-[$halfres.AJ51]" office:value-type="float" office:value="0.0289129" calcext:value-type="float">
            <text:p>0.0289129</text:p>
          </table:table-cell>
          <table:table-cell table:formula="of:=[$fullres.AK51]-[$halfres.AK51]" office:value-type="float" office:value="0.0335561700000002" calcext:value-type="float">
            <text:p>0.0335561700000002</text:p>
          </table:table-cell>
          <table:table-cell table:formula="of:=[$fullres.AL51]-[$halfres.AL51]" office:value-type="float" office:value="0.17245992" calcext:value-type="float">
            <text:p>0.17245992</text:p>
          </table:table-cell>
          <table:table-cell table:formula="of:=[$fullres.AM51]-[$halfres.AM51]" office:value-type="float" office:value="0.01779112" calcext:value-type="float">
            <text:p>0.01779112</text:p>
          </table:table-cell>
          <table:table-cell table:formula="of:=[$fullres.AN51]-[$halfres.AN51]" office:value-type="float" office:value="0.0254896600000001" calcext:value-type="float">
            <text:p>0.0254896600000001</text:p>
          </table:table-cell>
          <table:table-cell table:formula="of:=[$fullres.AO51]-[$halfres.AO51]" office:value-type="float" office:value="0.15919378" calcext:value-type="float">
            <text:p>0.15919378</text:p>
          </table:table-cell>
          <table:table-cell table:formula="of:=[$fullres.AP51]-[$halfres.AP51]" office:value-type="float" office:value="0.22240144" calcext:value-type="float">
            <text:p>0.22240144</text:p>
          </table:table-cell>
          <table:table-cell table:formula="of:=[$fullres.AQ51]-[$halfres.AQ51]" office:value-type="float" office:value="0.18614855" calcext:value-type="float">
            <text:p>0.18614855</text:p>
          </table:table-cell>
          <table:table-cell table:formula="of:=[$fullres.AR51]-[$halfres.AR51]" office:value-type="float" office:value="1.1805174" calcext:value-type="float">
            <text:p>1.1805174</text:p>
          </table:table-cell>
          <table:table-cell table:formula="of:=[$fullres.AS51]-[$halfres.AS51]" office:value-type="float" office:value="0" calcext:value-type="float">
            <text:p>0</text:p>
          </table:table-cell>
          <table:table-cell table:formula="of:=[$fullres.AT51]-[$halfres.AT51]" office:value-type="float" office:value="0" calcext:value-type="float">
            <text:p>0</text:p>
          </table:table-cell>
          <table:table-cell table:formula="of:=[$fullres.AU51]-[$halfres.AU51]" office:value-type="float" office:value="1.59353443" calcext:value-type="float">
            <text:p>1.59353443</text:p>
          </table:table-cell>
          <table:table-cell table:formula="of:=[$fullres.AV51]-[$halfres.AV51]" office:value-type="float" office:value="-0.57407911" calcext:value-type="float">
            <text:p>-0.57407911</text:p>
          </table:table-cell>
          <table:table-cell table:formula="of:=[$fullres.AW51]-[$halfres.AW51]" office:value-type="float" office:value="-0.00538854000000022" calcext:value-type="float">
            <text:p>-0.00538854000000022</text:p>
          </table:table-cell>
          <table:table-cell table:formula="of:=[$fullres.AX51]-[$halfres.AX51]" office:value-type="float" office:value="-2.66222667" calcext:value-type="float">
            <text:p>-2.66222667</text:p>
          </table:table-cell>
          <table:table-cell table:formula="of:=[$fullres.AY51]-[$halfres.AY51]" office:value-type="float" office:value="-1.36519086000001" calcext:value-type="float">
            <text:p>-1.36519086000001</text:p>
          </table:table-cell>
          <table:table-cell table:formula="of:=[$fullres.AZ51]-[$halfres.AZ51]" office:value-type="float" office:value="-1.48787589" calcext:value-type="float">
            <text:p>-1.48787589</text:p>
          </table:table-cell>
          <table:table-cell table:formula="of:=[$fullres.BA51]-[$halfres.BA51]" office:value-type="float" office:value="0.604156680000003" calcext:value-type="float">
            <text:p>0.604156680000003</text:p>
          </table:table-cell>
          <table:table-cell table:formula="of:=[$fullres.BB51]-[$halfres.BB51]" office:value-type="float" office:value="0" calcext:value-type="float">
            <text:p>0</text:p>
          </table:table-cell>
          <table:table-cell table:formula="of:=[$fullres.BC51]-[$halfres.BC51]" office:value-type="float" office:value="0" calcext:value-type="float">
            <text:p>0</text:p>
          </table:table-cell>
          <table:table-cell table:formula="of:=[$fullres.BD51]-[$halfres.BD51]" office:value-type="float" office:value="0" calcext:value-type="float">
            <text:p>0</text:p>
          </table:table-cell>
          <table:table-cell table:formula="of:=[$fullres.BE51]-[$halfres.BE51]" office:value-type="float" office:value="-1.22315724" calcext:value-type="float">
            <text:p>-1.22315724</text:p>
          </table:table-cell>
          <table:table-cell table:formula="of:=[$fullres.BF51]-[$halfres.BF51]" office:value-type="float" office:value="-0.86329636" calcext:value-type="float">
            <text:p>-0.86329636</text:p>
          </table:table-cell>
          <table:table-cell table:formula="of:=[$fullres.BG51]-[$halfres.BG51]" office:value-type="float" office:value="1.30213666" calcext:value-type="float">
            <text:p>1.30213666</text:p>
          </table:table-cell>
          <table:table-cell table:formula="of:=[$fullres.BH51]-[$halfres.BH51]" office:value-type="float" office:value="1.2169423" calcext:value-type="float">
            <text:p>1.2169423</text:p>
          </table:table-cell>
          <table:table-cell table:formula="of:=[$fullres.BI51]-[$halfres.BI51]" office:value-type="float" office:value="0" calcext:value-type="float">
            <text:p>0</text:p>
          </table:table-cell>
          <table:table-cell table:formula="of:=[$fullres.BJ51]-[$halfres.BJ51]" office:value-type="float" office:value="0" calcext:value-type="float">
            <text:p>0</text:p>
          </table:table-cell>
          <table:table-cell table:formula="of:=[$fullres.BK51]-[$halfres.BK51]" office:value-type="float" office:value="0" calcext:value-type="float">
            <text:p>0</text:p>
          </table:table-cell>
        </table:table-row>
        <table:table-row table:style-name="ro1">
          <table:table-cell table:formula="of:=[$fullres.A52]-[$halfres.A52]" office:value-type="float" office:value="0" calcext:value-type="float">
            <text:p>0</text:p>
          </table:table-cell>
          <table:table-cell table:formula="of:=[$fullres.B52]-[$halfres.B52]" office:value-type="float" office:value="0.16093935" calcext:value-type="float">
            <text:p>0.16093935</text:p>
          </table:table-cell>
          <table:table-cell table:formula="of:=[$fullres.C52]-[$halfres.C52]" office:value-type="float" office:value="-0.86241817" calcext:value-type="float">
            <text:p>-0.86241817</text:p>
          </table:table-cell>
          <table:table-cell table:formula="of:=[$fullres.D52]-[$halfres.D52]" office:value-type="float" office:value="-1.34193787" calcext:value-type="float">
            <text:p>-1.34193787</text:p>
          </table:table-cell>
          <table:table-cell table:formula="of:=[$fullres.E52]-[$halfres.E52]" office:value-type="float" office:value="-0.00477662999999999" calcext:value-type="float">
            <text:p>-0.00477662999999999</text:p>
          </table:table-cell>
          <table:table-cell table:formula="of:=[$fullres.F52]-[$halfres.F52]" office:value-type="float" office:value="-0.00662797000000004" calcext:value-type="float">
            <text:p>-0.00662797000000004</text:p>
          </table:table-cell>
          <table:table-cell table:formula="of:=[$fullres.G52]-[$halfres.G52]" office:value-type="float" office:value="0.00808385" calcext:value-type="float">
            <text:p>0.00808385</text:p>
          </table:table-cell>
          <table:table-cell table:formula="of:=[$fullres.H52]-[$halfres.H52]" office:value-type="float" office:value="-26.95013969" calcext:value-type="float">
            <text:p>-26.95013969</text:p>
          </table:table-cell>
          <table:table-cell table:formula="of:=[$fullres.I52]-[$halfres.I52]" office:value-type="float" office:value="-11.15781232" calcext:value-type="float">
            <text:p>-11.15781232</text:p>
          </table:table-cell>
          <table:table-cell table:formula="of:=[$fullres.J52]-[$halfres.J52]" office:value-type="float" office:value="-32.78880466" calcext:value-type="float">
            <text:p>-32.78880466</text:p>
          </table:table-cell>
          <table:table-cell table:formula="of:=[$fullres.K52]-[$halfres.K52]" office:value-type="float" office:value="-26.49943109" calcext:value-type="float">
            <text:p>-26.49943109</text:p>
          </table:table-cell>
          <table:table-cell table:formula="of:=[$fullres.L52]-[$halfres.L52]" office:value-type="float" office:value="-0.46250232" calcext:value-type="float">
            <text:p>-0.46250232</text:p>
          </table:table-cell>
          <table:table-cell table:formula="of:=[$fullres.M52]-[$halfres.M52]" office:value-type="float" office:value="-0.73561349" calcext:value-type="float">
            <text:p>-0.73561349</text:p>
          </table:table-cell>
          <table:table-cell table:formula="of:=[$fullres.N52]-[$halfres.N52]" office:value-type="float" office:value="15.86941299" calcext:value-type="float">
            <text:p>15.86941299</text:p>
          </table:table-cell>
          <table:table-cell table:formula="of:=[$fullres.O52]-[$halfres.O52]" office:value-type="float" office:value="0" calcext:value-type="float">
            <text:p>0</text:p>
          </table:table-cell>
          <table:table-cell table:formula="of:=[$fullres.P52]-[$halfres.P52]" office:value-type="float" office:value="-9.63747479" calcext:value-type="float">
            <text:p>-9.63747479</text:p>
          </table:table-cell>
          <table:table-cell table:formula="of:=[$fullres.Q52]-[$halfres.Q52]" office:value-type="float" office:value="-15.43576122" calcext:value-type="float">
            <text:p>-15.43576122</text:p>
          </table:table-cell>
          <table:table-cell table:formula="of:=[$fullres.R52]-[$halfres.R52]" office:value-type="float" office:value="32.08301891" calcext:value-type="float">
            <text:p>32.08301891</text:p>
          </table:table-cell>
          <table:table-cell table:formula="of:=[$fullres.S52]-[$halfres.S52]" office:value-type="float" office:value="-1.20147115" calcext:value-type="float">
            <text:p>-1.20147115</text:p>
          </table:table-cell>
          <table:table-cell table:formula="of:=[$fullres.T52]-[$halfres.T52]" office:value-type="float" office:value="-0.02096962" calcext:value-type="float">
            <text:p>-0.02096962</text:p>
          </table:table-cell>
          <table:table-cell table:formula="of:=[$fullres.U52]-[$halfres.U52]" office:value-type="float" office:value="21.65296104" calcext:value-type="float">
            <text:p>21.65296104</text:p>
          </table:table-cell>
          <table:table-cell table:formula="of:=[$fullres.V52]-[$halfres.V52]" office:value-type="float" office:value="-19.0340307" calcext:value-type="float">
            <text:p>-19.0340307</text:p>
          </table:table-cell>
          <table:table-cell table:formula="of:=[$fullres.W52]-[$halfres.W52]" office:value-type="float" office:value="0" calcext:value-type="float">
            <text:p>0</text:p>
          </table:table-cell>
          <table:table-cell table:formula="of:=[$fullres.X52]-[$halfres.X52]" office:value-type="float" office:value="0.03466862" calcext:value-type="float">
            <text:p>0.03466862</text:p>
          </table:table-cell>
          <table:table-cell table:formula="of:=[$fullres.Y52]-[$halfres.Y52]" office:value-type="float" office:value="0.0311726299999999" calcext:value-type="float">
            <text:p>0.0311726299999999</text:p>
          </table:table-cell>
          <table:table-cell table:formula="of:=[$fullres.Z52]-[$halfres.Z52]" office:value-type="float" office:value="0.29193837" calcext:value-type="float">
            <text:p>0.29193837</text:p>
          </table:table-cell>
          <table:table-cell table:formula="of:=[$fullres.AA52]-[$halfres.AA52]" office:value-type="float" office:value="0.06438309" calcext:value-type="float">
            <text:p>0.06438309</text:p>
          </table:table-cell>
          <table:table-cell table:formula="of:=[$fullres.AB52]-[$halfres.AB52]" office:value-type="float" office:value="0.0414596" calcext:value-type="float">
            <text:p>0.0414596</text:p>
          </table:table-cell>
          <table:table-cell table:formula="of:=[$fullres.AC52]-[$halfres.AC52]" office:value-type="float" office:value="0.31018452" calcext:value-type="float">
            <text:p>0.31018452</text:p>
          </table:table-cell>
          <table:table-cell table:formula="of:=[$fullres.AD52]-[$halfres.AD52]" office:value-type="float" office:value="0.05695707" calcext:value-type="float">
            <text:p>0.05695707</text:p>
          </table:table-cell>
          <table:table-cell table:formula="of:=[$fullres.AE52]-[$halfres.AE52]" office:value-type="float" office:value="0.07579315" calcext:value-type="float">
            <text:p>0.07579315</text:p>
          </table:table-cell>
          <table:table-cell table:formula="of:=[$fullres.AF52]-[$halfres.AF52]" office:value-type="float" office:value="0.31018452" calcext:value-type="float">
            <text:p>0.31018452</text:p>
          </table:table-cell>
          <table:table-cell table:formula="of:=[$fullres.AG52]-[$halfres.AG52]" office:value-type="float" office:value="0.03962276" calcext:value-type="float">
            <text:p>0.03962276</text:p>
          </table:table-cell>
          <table:table-cell table:formula="of:=[$fullres.AH52]-[$halfres.AH52]" office:value-type="float" office:value="0.07579315" calcext:value-type="float">
            <text:p>0.07579315</text:p>
          </table:table-cell>
          <table:table-cell table:formula="of:=[$fullres.AI52]-[$halfres.AI52]" office:value-type="float" office:value="0.25544608" calcext:value-type="float">
            <text:p>0.25544608</text:p>
          </table:table-cell>
          <table:table-cell table:formula="of:=[$fullres.AJ52]-[$halfres.AJ52]" office:value-type="float" office:value="0.03219328" calcext:value-type="float">
            <text:p>0.03219328</text:p>
          </table:table-cell>
          <table:table-cell table:formula="of:=[$fullres.AK52]-[$halfres.AK52]" office:value-type="float" office:value="0.0635672399999998" calcext:value-type="float">
            <text:p>0.0635672399999998</text:p>
          </table:table-cell>
          <table:table-cell table:formula="of:=[$fullres.AL52]-[$halfres.AL52]" office:value-type="float" office:value="0.23719993" calcext:value-type="float">
            <text:p>0.23719993</text:p>
          </table:table-cell>
          <table:table-cell table:formula="of:=[$fullres.AM52]-[$halfres.AM52]" office:value-type="float" office:value="0.01980965" calcext:value-type="float">
            <text:p>0.01980965</text:p>
          </table:table-cell>
          <table:table-cell table:formula="of:=[$fullres.AN52]-[$halfres.AN52]" office:value-type="float" office:value="0.0482864199999999" calcext:value-type="float">
            <text:p>0.0482864199999999</text:p>
          </table:table-cell>
          <table:table-cell table:formula="of:=[$fullres.AO52]-[$halfres.AO52]" office:value-type="float" office:value="0.21895378" calcext:value-type="float">
            <text:p>0.21895378</text:p>
          </table:table-cell>
          <table:table-cell table:formula="of:=[$fullres.AP52]-[$halfres.AP52]" office:value-type="float" office:value="0.24763446" calcext:value-type="float">
            <text:p>0.24763446</text:p>
          </table:table-cell>
          <table:table-cell table:formula="of:=[$fullres.AQ52]-[$halfres.AQ52]" office:value-type="float" office:value="0.352631089999999" calcext:value-type="float">
            <text:p>0.352631089999999</text:p>
          </table:table-cell>
          <table:table-cell table:formula="of:=[$fullres.AR52]-[$halfres.AR52]" office:value-type="float" office:value="1.62367364" calcext:value-type="float">
            <text:p>1.62367364</text:p>
          </table:table-cell>
          <table:table-cell table:formula="of:=[$fullres.AS52]-[$halfres.AS52]" office:value-type="float" office:value="0" calcext:value-type="float">
            <text:p>0</text:p>
          </table:table-cell>
          <table:table-cell table:formula="of:=[$fullres.AT52]-[$halfres.AT52]" office:value-type="float" office:value="0" calcext:value-type="float">
            <text:p>0</text:p>
          </table:table-cell>
          <table:table-cell table:formula="of:=[$fullres.AU52]-[$halfres.AU52]" office:value-type="float" office:value="1.24144241" calcext:value-type="float">
            <text:p>1.24144241</text:p>
          </table:table-cell>
          <table:table-cell table:formula="of:=[$fullres.AV52]-[$halfres.AV52]" office:value-type="float" office:value="-1.29127014" calcext:value-type="float">
            <text:p>-1.29127014</text:p>
          </table:table-cell>
          <table:table-cell table:formula="of:=[$fullres.AW52]-[$halfres.AW52]" office:value-type="float" office:value="0.26295916" calcext:value-type="float">
            <text:p>0.26295916</text:p>
          </table:table-cell>
          <table:table-cell table:formula="of:=[$fullres.AX52]-[$halfres.AX52]" office:value-type="float" office:value="-2.94077711000001" calcext:value-type="float">
            <text:p>-2.94077711000001</text:p>
          </table:table-cell>
          <table:table-cell table:formula="of:=[$fullres.AY52]-[$halfres.AY52]" office:value-type="float" office:value="-1.43600469" calcext:value-type="float">
            <text:p>-1.43600469</text:p>
          </table:table-cell>
          <table:table-cell table:formula="of:=[$fullres.AZ52]-[$halfres.AZ52]" office:value-type="float" office:value="-1.6061024" calcext:value-type="float">
            <text:p>-1.6061024</text:p>
          </table:table-cell>
          <table:table-cell table:formula="of:=[$fullres.BA52]-[$halfres.BA52]" office:value-type="float" office:value="0.488786969999993" calcext:value-type="float">
            <text:p>0.488786969999993</text:p>
          </table:table-cell>
          <table:table-cell table:formula="of:=[$fullres.BB52]-[$halfres.BB52]" office:value-type="float" office:value="0" calcext:value-type="float">
            <text:p>0</text:p>
          </table:table-cell>
          <table:table-cell table:formula="of:=[$fullres.BC52]-[$halfres.BC52]" office:value-type="float" office:value="0" calcext:value-type="float">
            <text:p>0</text:p>
          </table:table-cell>
          <table:table-cell table:formula="of:=[$fullres.BD52]-[$halfres.BD52]" office:value-type="float" office:value="0" calcext:value-type="float">
            <text:p>0</text:p>
          </table:table-cell>
          <table:table-cell table:formula="of:=[$fullres.BE52]-[$halfres.BE52]" office:value-type="float" office:value="-0.79189996" calcext:value-type="float">
            <text:p>-0.79189996</text:p>
          </table:table-cell>
          <table:table-cell table:formula="of:=[$fullres.BF52]-[$halfres.BF52]" office:value-type="float" office:value="-0.86430086" calcext:value-type="float">
            <text:p>-0.86430086</text:p>
          </table:table-cell>
          <table:table-cell table:formula="of:=[$fullres.BG52]-[$halfres.BG52]" office:value-type="float" office:value="2.47736338" calcext:value-type="float">
            <text:p>2.47736338</text:p>
          </table:table-cell>
          <table:table-cell table:formula="of:=[$fullres.BH52]-[$halfres.BH52]" office:value-type="float" office:value="1.04921916" calcext:value-type="float">
            <text:p>1.04921916</text:p>
          </table:table-cell>
          <table:table-cell table:formula="of:=[$fullres.BI52]-[$halfres.BI52]" office:value-type="float" office:value="0" calcext:value-type="float">
            <text:p>0</text:p>
          </table:table-cell>
          <table:table-cell table:formula="of:=[$fullres.BJ52]-[$halfres.BJ52]" office:value-type="float" office:value="0" calcext:value-type="float">
            <text:p>0</text:p>
          </table:table-cell>
          <table:table-cell table:formula="of:=[$fullres.BK52]-[$halfres.BK52]" office:value-type="float" office:value="0" calcext:value-type="float">
            <text:p>0</text:p>
          </table:table-cell>
        </table:table-row>
        <table:table-row table:style-name="ro1">
          <table:table-cell table:formula="of:=[$fullres.A53]-[$halfres.A53]" office:value-type="float" office:value="0" calcext:value-type="float">
            <text:p>0</text:p>
          </table:table-cell>
          <table:table-cell table:formula="of:=[$fullres.B53]-[$halfres.B53]" office:value-type="float" office:value="0.0648612999999969" calcext:value-type="float">
            <text:p>0.0648612999999969</text:p>
          </table:table-cell>
          <table:table-cell table:formula="of:=[$fullres.C53]-[$halfres.C53]" office:value-type="float" office:value="-1.05325166" calcext:value-type="float">
            <text:p>-1.05325166</text:p>
          </table:table-cell>
          <table:table-cell table:formula="of:=[$fullres.D53]-[$halfres.D53]" office:value-type="float" office:value="-1.45269755" calcext:value-type="float">
            <text:p>-1.45269755</text:p>
          </table:table-cell>
          <table:table-cell table:formula="of:=[$fullres.E53]-[$halfres.E53]" office:value-type="float" office:value="-0.00437171" calcext:value-type="float">
            <text:p>-0.00437171</text:p>
          </table:table-cell>
          <table:table-cell table:formula="of:=[$fullres.F53]-[$halfres.F53]" office:value-type="float" office:value="-0.00687660000000001" calcext:value-type="float">
            <text:p>-0.00687660000000001</text:p>
          </table:table-cell>
          <table:table-cell table:formula="of:=[$fullres.G53]-[$halfres.G53]" office:value-type="float" office:value="0.00903885999999998" calcext:value-type="float">
            <text:p>0.00903885999999998</text:p>
          </table:table-cell>
          <table:table-cell table:formula="of:=[$fullres.H53]-[$halfres.H53]" office:value-type="float" office:value="-25.69503041" calcext:value-type="float">
            <text:p>-25.69503041</text:p>
          </table:table-cell>
          <table:table-cell table:formula="of:=[$fullres.I53]-[$halfres.I53]" office:value-type="float" office:value="-11.73301975" calcext:value-type="float">
            <text:p>-11.73301975</text:p>
          </table:table-cell>
          <table:table-cell table:formula="of:=[$fullres.J53]-[$halfres.J53]" office:value-type="float" office:value="-31.65784525" calcext:value-type="float">
            <text:p>-31.65784525</text:p>
          </table:table-cell>
          <table:table-cell table:formula="of:=[$fullres.K53]-[$halfres.K53]" office:value-type="float" office:value="-26.63779" calcext:value-type="float">
            <text:p>-26.63779</text:p>
          </table:table-cell>
          <table:table-cell table:formula="of:=[$fullres.L53]-[$halfres.L53]" office:value-type="float" office:value="-0.46491714" calcext:value-type="float">
            <text:p>-0.46491714</text:p>
          </table:table-cell>
          <table:table-cell table:formula="of:=[$fullres.M53]-[$halfres.M53]" office:value-type="float" office:value="-1.25865211" calcext:value-type="float">
            <text:p>-1.25865211</text:p>
          </table:table-cell>
          <table:table-cell table:formula="of:=[$fullres.N53]-[$halfres.N53]" office:value-type="float" office:value="15.62495883" calcext:value-type="float">
            <text:p>15.62495883</text:p>
          </table:table-cell>
          <table:table-cell table:formula="of:=[$fullres.O53]-[$halfres.O53]" office:value-type="float" office:value="0" calcext:value-type="float">
            <text:p>0</text:p>
          </table:table-cell>
          <table:table-cell table:formula="of:=[$fullres.P53]-[$halfres.P53]" office:value-type="float" office:value="-8.33595766" calcext:value-type="float">
            <text:p>-8.33595766</text:p>
          </table:table-cell>
          <table:table-cell table:formula="of:=[$fullres.Q53]-[$halfres.Q53]" office:value-type="float" office:value="-16.0151178" calcext:value-type="float">
            <text:p>-16.0151178</text:p>
          </table:table-cell>
          <table:table-cell table:formula="of:=[$fullres.R53]-[$halfres.R53]" office:value-type="float" office:value="33.1210324" calcext:value-type="float">
            <text:p>33.1210324</text:p>
          </table:table-cell>
          <table:table-cell table:formula="of:=[$fullres.S53]-[$halfres.S53]" office:value-type="float" office:value="-1.43865393999999" calcext:value-type="float">
            <text:p>-1.43865393999999</text:p>
          </table:table-cell>
          <table:table-cell table:formula="of:=[$fullres.T53]-[$halfres.T53]" office:value-type="float" office:value="-0.0251092399999999" calcext:value-type="float">
            <text:p>-0.0251092399999999</text:p>
          </table:table-cell>
          <table:table-cell table:formula="of:=[$fullres.U53]-[$halfres.U53]" office:value-type="float" office:value="21.28417713" calcext:value-type="float">
            <text:p>21.28417713</text:p>
          </table:table-cell>
          <table:table-cell table:formula="of:=[$fullres.V53]-[$halfres.V53]" office:value-type="float" office:value="-18.87736222" calcext:value-type="float">
            <text:p>-18.87736222</text:p>
          </table:table-cell>
          <table:table-cell table:formula="of:=[$fullres.W53]-[$halfres.W53]" office:value-type="float" office:value="0" calcext:value-type="float">
            <text:p>0</text:p>
          </table:table-cell>
          <table:table-cell table:formula="of:=[$fullres.X53]-[$halfres.X53]" office:value-type="float" office:value="0.03759291" calcext:value-type="float">
            <text:p>0.03759291</text:p>
          </table:table-cell>
          <table:table-cell table:formula="of:=[$fullres.Y53]-[$halfres.Y53]" office:value-type="float" office:value="0.0515044899999999" calcext:value-type="float">
            <text:p>0.0515044899999999</text:p>
          </table:table-cell>
          <table:table-cell table:formula="of:=[$fullres.Z53]-[$halfres.Z53]" office:value-type="float" office:value="0.27343335" calcext:value-type="float">
            <text:p>0.27343335</text:p>
          </table:table-cell>
          <table:table-cell table:formula="of:=[$fullres.AA53]-[$halfres.AA53]" office:value-type="float" office:value="0.06981378" calcext:value-type="float">
            <text:p>0.06981378</text:p>
          </table:table-cell>
          <table:table-cell table:formula="of:=[$fullres.AB53]-[$halfres.AB53]" office:value-type="float" office:value="0.0685009699999999" calcext:value-type="float">
            <text:p>0.0685009699999999</text:p>
          </table:table-cell>
          <table:table-cell table:formula="of:=[$fullres.AC53]-[$halfres.AC53]" office:value-type="float" office:value="0.29052293" calcext:value-type="float">
            <text:p>0.29052293</text:p>
          </table:table-cell>
          <table:table-cell table:formula="of:=[$fullres.AD53]-[$halfres.AD53]" office:value-type="float" office:value="0.06176138" calcext:value-type="float">
            <text:p>0.06176138</text:p>
          </table:table-cell>
          <table:table-cell table:formula="of:=[$fullres.AE53]-[$halfres.AE53]" office:value-type="float" office:value="0.12522801" calcext:value-type="float">
            <text:p>0.12522801</text:p>
          </table:table-cell>
          <table:table-cell table:formula="of:=[$fullres.AF53]-[$halfres.AF53]" office:value-type="float" office:value="0.29052293" calcext:value-type="float">
            <text:p>0.29052293</text:p>
          </table:table-cell>
          <table:table-cell table:formula="of:=[$fullres.AG53]-[$halfres.AG53]" office:value-type="float" office:value="0.04296493" calcext:value-type="float">
            <text:p>0.04296493</text:p>
          </table:table-cell>
          <table:table-cell table:formula="of:=[$fullres.AH53]-[$halfres.AH53]" office:value-type="float" office:value="0.12522801" calcext:value-type="float">
            <text:p>0.12522801</text:p>
          </table:table-cell>
          <table:table-cell table:formula="of:=[$fullres.AI53]-[$halfres.AI53]" office:value-type="float" office:value="0.23925417" calcext:value-type="float">
            <text:p>0.23925417</text:p>
          </table:table-cell>
          <table:table-cell table:formula="of:=[$fullres.AJ53]-[$halfres.AJ53]" office:value-type="float" office:value="0.03490877" calcext:value-type="float">
            <text:p>0.03490877</text:p>
          </table:table-cell>
          <table:table-cell table:formula="of:=[$fullres.AK53]-[$halfres.AK53]" office:value-type="float" office:value="0.10502795" calcext:value-type="float">
            <text:p>0.10502795</text:p>
          </table:table-cell>
          <table:table-cell table:formula="of:=[$fullres.AL53]-[$halfres.AL53]" office:value-type="float" office:value="0.22216459" calcext:value-type="float">
            <text:p>0.22216459</text:p>
          </table:table-cell>
          <table:table-cell table:formula="of:=[$fullres.AM53]-[$halfres.AM53]" office:value-type="float" office:value="0.02148059" calcext:value-type="float">
            <text:p>0.02148059</text:p>
          </table:table-cell>
          <table:table-cell table:formula="of:=[$fullres.AN53]-[$halfres.AN53]" office:value-type="float" office:value="0.0797804499999999" calcext:value-type="float">
            <text:p>0.0797804499999999</text:p>
          </table:table-cell>
          <table:table-cell table:formula="of:=[$fullres.AO53]-[$halfres.AO53]" office:value-type="float" office:value="0.20507501" calcext:value-type="float">
            <text:p>0.20507501</text:p>
          </table:table-cell>
          <table:table-cell table:formula="of:=[$fullres.AP53]-[$halfres.AP53]" office:value-type="float" office:value="0.26852235" calcext:value-type="float">
            <text:p>0.26852235</text:p>
          </table:table-cell>
          <table:table-cell table:formula="of:=[$fullres.AQ53]-[$halfres.AQ53]" office:value-type="float" office:value="0.582629079999999" calcext:value-type="float">
            <text:p>0.582629079999999</text:p>
          </table:table-cell>
          <table:table-cell table:formula="of:=[$fullres.AR53]-[$halfres.AR53]" office:value-type="float" office:value="1.52075423" calcext:value-type="float">
            <text:p>1.52075423</text:p>
          </table:table-cell>
          <table:table-cell table:formula="of:=[$fullres.AS53]-[$halfres.AS53]" office:value-type="float" office:value="0" calcext:value-type="float">
            <text:p>0</text:p>
          </table:table-cell>
          <table:table-cell table:formula="of:=[$fullres.AT53]-[$halfres.AT53]" office:value-type="float" office:value="0" calcext:value-type="float">
            <text:p>0</text:p>
          </table:table-cell>
          <table:table-cell table:formula="of:=[$fullres.AU53]-[$halfres.AU53]" office:value-type="float" office:value="1.01303565" calcext:value-type="float">
            <text:p>1.01303565</text:p>
          </table:table-cell>
          <table:table-cell table:formula="of:=[$fullres.AV53]-[$halfres.AV53]" office:value-type="float" office:value="-0.552750290000001" calcext:value-type="float">
            <text:p>-0.552750290000001</text:p>
          </table:table-cell>
          <table:table-cell table:formula="of:=[$fullres.AW53]-[$halfres.AW53]" office:value-type="float" office:value="0.38460645" calcext:value-type="float">
            <text:p>0.38460645</text:p>
          </table:table-cell>
          <table:table-cell table:formula="of:=[$fullres.AX53]-[$halfres.AX53]" office:value-type="float" office:value="-2.79696855" calcext:value-type="float">
            <text:p>-2.79696855</text:p>
          </table:table-cell>
          <table:table-cell table:formula="of:=[$fullres.AY53]-[$halfres.AY53]" office:value-type="float" office:value="-1.79160818" calcext:value-type="float">
            <text:p>-1.79160818</text:p>
          </table:table-cell>
          <table:table-cell table:formula="of:=[$fullres.AZ53]-[$halfres.AZ53]" office:value-type="float" office:value="-0.952102949999997" calcext:value-type="float">
            <text:p>-0.952102949999997</text:p>
          </table:table-cell>
          <table:table-cell table:formula="of:=[$fullres.BA53]-[$halfres.BA53]" office:value-type="float" office:value="0.224841229999996" calcext:value-type="float">
            <text:p>0.224841229999996</text:p>
          </table:table-cell>
          <table:table-cell table:formula="of:=[$fullres.BB53]-[$halfres.BB53]" office:value-type="float" office:value="0" calcext:value-type="float">
            <text:p>0</text:p>
          </table:table-cell>
          <table:table-cell table:formula="of:=[$fullres.BC53]-[$halfres.BC53]" office:value-type="float" office:value="0" calcext:value-type="float">
            <text:p>0</text:p>
          </table:table-cell>
          <table:table-cell table:formula="of:=[$fullres.BD53]-[$halfres.BD53]" office:value-type="float" office:value="0" calcext:value-type="float">
            <text:p>0</text:p>
          </table:table-cell>
          <table:table-cell table:formula="of:=[$fullres.BE53]-[$halfres.BE53]" office:value-type="float" office:value="-1.95740368" calcext:value-type="float">
            <text:p>-1.95740368</text:p>
          </table:table-cell>
          <table:table-cell table:formula="of:=[$fullres.BF53]-[$halfres.BF53]" office:value-type="float" office:value="-0.290505140000001" calcext:value-type="float">
            <text:p>-0.290505140000001</text:p>
          </table:table-cell>
          <table:table-cell table:formula="of:=[$fullres.BG53]-[$halfres.BG53]" office:value-type="float" office:value="-1.82757446" calcext:value-type="float">
            <text:p>-1.82757446</text:p>
          </table:table-cell>
          <table:table-cell table:formula="of:=[$fullres.BH53]-[$halfres.BH53]" office:value-type="float" office:value="1.09112763" calcext:value-type="float">
            <text:p>1.09112763</text:p>
          </table:table-cell>
          <table:table-cell table:formula="of:=[$fullres.BI53]-[$halfres.BI53]" office:value-type="float" office:value="0" calcext:value-type="float">
            <text:p>0</text:p>
          </table:table-cell>
          <table:table-cell table:formula="of:=[$fullres.BJ53]-[$halfres.BJ53]" office:value-type="float" office:value="0" calcext:value-type="float">
            <text:p>0</text:p>
          </table:table-cell>
          <table:table-cell table:formula="of:=[$fullres.BK53]-[$halfres.BK53]" office:value-type="float" office:value="0" calcext:value-type="float">
            <text:p>0</text:p>
          </table:table-cell>
        </table:table-row>
        <table:table-row table:style-name="ro1">
          <table:table-cell table:formula="of:=[$fullres.A54]-[$halfres.A54]" office:value-type="float" office:value="0" calcext:value-type="float">
            <text:p>0</text:p>
          </table:table-cell>
          <table:table-cell table:formula="of:=[$fullres.B54]-[$halfres.B54]" office:value-type="float" office:value="0.312497090000001" calcext:value-type="float">
            <text:p>0.312497090000001</text:p>
          </table:table-cell>
          <table:table-cell table:formula="of:=[$fullres.C54]-[$halfres.C54]" office:value-type="float" office:value="-1.20414439" calcext:value-type="float">
            <text:p>-1.20414439</text:p>
          </table:table-cell>
          <table:table-cell table:formula="of:=[$fullres.D54]-[$halfres.D54]" office:value-type="float" office:value="-1.08684126999999" calcext:value-type="float">
            <text:p>-1.08684126999999</text:p>
          </table:table-cell>
          <table:table-cell table:formula="of:=[$fullres.E54]-[$halfres.E54]" office:value-type="float" office:value="-0.00395079999999999" calcext:value-type="float">
            <text:p>-0.00395079999999999</text:p>
          </table:table-cell>
          <table:table-cell table:formula="of:=[$fullres.F54]-[$halfres.F54]" office:value-type="float" office:value="-0.00766813999999993" calcext:value-type="float">
            <text:p>-0.00766813999999993</text:p>
          </table:table-cell>
          <table:table-cell table:formula="of:=[$fullres.G54]-[$halfres.G54]" office:value-type="float" office:value="0.0102183100000002" calcext:value-type="float">
            <text:p>0.0102183100000002</text:p>
          </table:table-cell>
          <table:table-cell table:formula="of:=[$fullres.H54]-[$halfres.H54]" office:value-type="float" office:value="-22.88472156" calcext:value-type="float">
            <text:p>-22.88472156</text:p>
          </table:table-cell>
          <table:table-cell table:formula="of:=[$fullres.I54]-[$halfres.I54]" office:value-type="float" office:value="-12.53564908" calcext:value-type="float">
            <text:p>-12.53564908</text:p>
          </table:table-cell>
          <table:table-cell table:formula="of:=[$fullres.J54]-[$halfres.J54]" office:value-type="float" office:value="-28.36795473" calcext:value-type="float">
            <text:p>-28.36795473</text:p>
          </table:table-cell>
          <table:table-cell table:formula="of:=[$fullres.K54]-[$halfres.K54]" office:value-type="float" office:value="-26.2846705" calcext:value-type="float">
            <text:p>-26.2846705</text:p>
          </table:table-cell>
          <table:table-cell table:formula="of:=[$fullres.L54]-[$halfres.L54]" office:value-type="float" office:value="-0.45875405" calcext:value-type="float">
            <text:p>-0.45875405</text:p>
          </table:table-cell>
          <table:table-cell table:formula="of:=[$fullres.M54]-[$halfres.M54]" office:value-type="float" office:value="-1.39916123" calcext:value-type="float">
            <text:p>-1.39916123</text:p>
          </table:table-cell>
          <table:table-cell table:formula="of:=[$fullres.N54]-[$halfres.N54]" office:value-type="float" office:value="14.87509528" calcext:value-type="float">
            <text:p>14.87509528</text:p>
          </table:table-cell>
          <table:table-cell table:formula="of:=[$fullres.O54]-[$halfres.O54]" office:value-type="float" office:value="0" calcext:value-type="float">
            <text:p>0</text:p>
          </table:table-cell>
          <table:table-cell table:formula="of:=[$fullres.P54]-[$halfres.P54]" office:value-type="float" office:value="-8.00199183" calcext:value-type="float">
            <text:p>-8.00199183</text:p>
          </table:table-cell>
          <table:table-cell table:formula="of:=[$fullres.Q54]-[$halfres.Q54]" office:value-type="float" office:value="-16.91207932" calcext:value-type="float">
            <text:p>-16.91207932</text:p>
          </table:table-cell>
          <table:table-cell table:formula="of:=[$fullres.R54]-[$halfres.R54]" office:value-type="float" office:value="32.07257891" calcext:value-type="float">
            <text:p>32.07257891</text:p>
          </table:table-cell>
          <table:table-cell table:formula="of:=[$fullres.S54]-[$halfres.S54]" office:value-type="float" office:value="-2.02454008" calcext:value-type="float">
            <text:p>-2.02454008</text:p>
          </table:table-cell>
          <table:table-cell table:formula="of:=[$fullres.T54]-[$halfres.T54]" office:value-type="float" office:value="-0.0353348900000001" calcext:value-type="float">
            <text:p>-0.0353348900000001</text:p>
          </table:table-cell>
          <table:table-cell table:formula="of:=[$fullres.U54]-[$halfres.U54]" office:value-type="float" office:value="20.81059944" calcext:value-type="float">
            <text:p>20.81059944</text:p>
          </table:table-cell>
          <table:table-cell table:formula="of:=[$fullres.V54]-[$halfres.V54]" office:value-type="float" office:value="-18.78500702" calcext:value-type="float">
            <text:p>-18.78500702</text:p>
          </table:table-cell>
          <table:table-cell table:formula="of:=[$fullres.W54]-[$halfres.W54]" office:value-type="float" office:value="0" calcext:value-type="float">
            <text:p>0</text:p>
          </table:table-cell>
          <table:table-cell table:formula="of:=[$fullres.X54]-[$halfres.X54]" office:value-type="float" office:value="0.0408282" calcext:value-type="float">
            <text:p>0.0408282</text:p>
          </table:table-cell>
          <table:table-cell table:formula="of:=[$fullres.Y54]-[$halfres.Y54]" office:value-type="float" office:value="0.0258684" calcext:value-type="float">
            <text:p>0.0258684</text:p>
          </table:table-cell>
          <table:table-cell table:formula="of:=[$fullres.Z54]-[$halfres.Z54]" office:value-type="float" office:value="0.19953638" calcext:value-type="float">
            <text:p>0.19953638</text:p>
          </table:table-cell>
          <table:table-cell table:formula="of:=[$fullres.AA54]-[$halfres.AA54]" office:value-type="float" office:value="0.07582206" calcext:value-type="float">
            <text:p>0.07582206</text:p>
          </table:table-cell>
          <table:table-cell table:formula="of:=[$fullres.AB54]-[$halfres.AB54]" office:value-type="float" office:value="0.03440496" calcext:value-type="float">
            <text:p>0.03440496</text:p>
          </table:table-cell>
          <table:table-cell table:formula="of:=[$fullres.AC54]-[$halfres.AC54]" office:value-type="float" office:value="0.2120074" calcext:value-type="float">
            <text:p>0.2120074</text:p>
          </table:table-cell>
          <table:table-cell table:formula="of:=[$fullres.AD54]-[$halfres.AD54]" office:value-type="float" office:value="0.06707666" calcext:value-type="float">
            <text:p>0.06707666</text:p>
          </table:table-cell>
          <table:table-cell table:formula="of:=[$fullres.AE54]-[$halfres.AE54]" office:value-type="float" office:value="0.06289641" calcext:value-type="float">
            <text:p>0.06289641</text:p>
          </table:table-cell>
          <table:table-cell table:formula="of:=[$fullres.AF54]-[$halfres.AF54]" office:value-type="float" office:value="0.2120074" calcext:value-type="float">
            <text:p>0.2120074</text:p>
          </table:table-cell>
          <table:table-cell table:formula="of:=[$fullres.AG54]-[$halfres.AG54]" office:value-type="float" office:value="0.04666255" calcext:value-type="float">
            <text:p>0.04666255</text:p>
          </table:table-cell>
          <table:table-cell table:formula="of:=[$fullres.AH54]-[$halfres.AH54]" office:value-type="float" office:value="0.06289641" calcext:value-type="float">
            <text:p>0.06289641</text:p>
          </table:table-cell>
          <table:table-cell table:formula="of:=[$fullres.AI54]-[$halfres.AI54]" office:value-type="float" office:value="0.17459434" calcext:value-type="float">
            <text:p>0.17459434</text:p>
          </table:table-cell>
          <table:table-cell table:formula="of:=[$fullres.AJ54]-[$halfres.AJ54]" office:value-type="float" office:value="0.03791307" calcext:value-type="float">
            <text:p>0.03791307</text:p>
          </table:table-cell>
          <table:table-cell table:formula="of:=[$fullres.AK54]-[$halfres.AK54]" office:value-type="float" office:value="0.05275082" calcext:value-type="float">
            <text:p>0.05275082</text:p>
          </table:table-cell>
          <table:table-cell table:formula="of:=[$fullres.AL54]-[$halfres.AL54]" office:value-type="float" office:value="0.16212331" calcext:value-type="float">
            <text:p>0.16212331</text:p>
          </table:table-cell>
          <table:table-cell table:formula="of:=[$fullres.AM54]-[$halfres.AM54]" office:value-type="float" office:value="0.02332924" calcext:value-type="float">
            <text:p>0.02332924</text:p>
          </table:table-cell>
          <table:table-cell table:formula="of:=[$fullres.AN54]-[$halfres.AN54]" office:value-type="float" office:value="0.0400701399999999" calcext:value-type="float">
            <text:p>0.0400701399999999</text:p>
          </table:table-cell>
          <table:table-cell table:formula="of:=[$fullres.AO54]-[$halfres.AO54]" office:value-type="float" office:value="0.14965228" calcext:value-type="float">
            <text:p>0.14965228</text:p>
          </table:table-cell>
          <table:table-cell table:formula="of:=[$fullres.AP54]-[$halfres.AP54]" office:value-type="float" office:value="0.2916318" calcext:value-type="float">
            <text:p>0.2916318</text:p>
          </table:table-cell>
          <table:table-cell table:formula="of:=[$fullres.AQ54]-[$halfres.AQ54]" office:value-type="float" office:value="0.29262842" calcext:value-type="float">
            <text:p>0.29262842</text:p>
          </table:table-cell>
          <table:table-cell table:formula="of:=[$fullres.AR54]-[$halfres.AR54]" office:value-type="float" office:value="1.1097615" calcext:value-type="float">
            <text:p>1.1097615</text:p>
          </table:table-cell>
          <table:table-cell table:formula="of:=[$fullres.AS54]-[$halfres.AS54]" office:value-type="float" office:value="0" calcext:value-type="float">
            <text:p>0</text:p>
          </table:table-cell>
          <table:table-cell table:formula="of:=[$fullres.AT54]-[$halfres.AT54]" office:value-type="float" office:value="0" calcext:value-type="float">
            <text:p>0</text:p>
          </table:table-cell>
          <table:table-cell table:formula="of:=[$fullres.AU54]-[$halfres.AU54]" office:value-type="float" office:value="0.479895240000001" calcext:value-type="float">
            <text:p>0.479895240000001</text:p>
          </table:table-cell>
          <table:table-cell table:formula="of:=[$fullres.AV54]-[$halfres.AV54]" office:value-type="float" office:value="-1.2969532" calcext:value-type="float">
            <text:p>-1.2969532</text:p>
          </table:table-cell>
          <table:table-cell table:formula="of:=[$fullres.AW54]-[$halfres.AW54]" office:value-type="float" office:value="0.6134454" calcext:value-type="float">
            <text:p>0.6134454</text:p>
          </table:table-cell>
          <table:table-cell table:formula="of:=[$fullres.AX54]-[$halfres.AX54]" office:value-type="float" office:value="-2.83390948" calcext:value-type="float">
            <text:p>-2.83390948</text:p>
          </table:table-cell>
          <table:table-cell table:formula="of:=[$fullres.AY54]-[$halfres.AY54]" office:value-type="float" office:value="-1.88526916" calcext:value-type="float">
            <text:p>-1.88526916</text:p>
          </table:table-cell>
          <table:table-cell table:formula="of:=[$fullres.AZ54]-[$halfres.AZ54]" office:value-type="float" office:value="-0.446071070000002" calcext:value-type="float">
            <text:p>-0.446071070000002</text:p>
          </table:table-cell>
          <table:table-cell table:formula="of:=[$fullres.BA54]-[$halfres.BA54]" office:value-type="float" office:value="0.14620644" calcext:value-type="float">
            <text:p>0.14620644</text:p>
          </table:table-cell>
          <table:table-cell table:formula="of:=[$fullres.BB54]-[$halfres.BB54]" office:value-type="float" office:value="0" calcext:value-type="float">
            <text:p>0</text:p>
          </table:table-cell>
          <table:table-cell table:formula="of:=[$fullres.BC54]-[$halfres.BC54]" office:value-type="float" office:value="0" calcext:value-type="float">
            <text:p>0</text:p>
          </table:table-cell>
          <table:table-cell table:formula="of:=[$fullres.BD54]-[$halfres.BD54]" office:value-type="float" office:value="0" calcext:value-type="float">
            <text:p>0</text:p>
          </table:table-cell>
          <table:table-cell table:formula="of:=[$fullres.BE54]-[$halfres.BE54]" office:value-type="float" office:value="-1.25366948" calcext:value-type="float">
            <text:p>-1.25366948</text:p>
          </table:table-cell>
          <table:table-cell table:formula="of:=[$fullres.BF54]-[$halfres.BF54]" office:value-type="float" office:value="-1.10964342" calcext:value-type="float">
            <text:p>-1.10964342</text:p>
          </table:table-cell>
          <table:table-cell table:formula="of:=[$fullres.BG54]-[$halfres.BG54]" office:value-type="float" office:value="2.72563731" calcext:value-type="float">
            <text:p>2.72563731</text:p>
          </table:table-cell>
          <table:table-cell table:formula="of:=[$fullres.BH54]-[$halfres.BH54]" office:value-type="float" office:value="1.12139391" calcext:value-type="float">
            <text:p>1.12139391</text:p>
          </table:table-cell>
          <table:table-cell table:formula="of:=[$fullres.BI54]-[$halfres.BI54]" office:value-type="float" office:value="0" calcext:value-type="float">
            <text:p>0</text:p>
          </table:table-cell>
          <table:table-cell table:formula="of:=[$fullres.BJ54]-[$halfres.BJ54]" office:value-type="float" office:value="0" calcext:value-type="float">
            <text:p>0</text:p>
          </table:table-cell>
          <table:table-cell table:formula="of:=[$fullres.BK54]-[$halfres.BK54]" office:value-type="float" office:value="0" calcext:value-type="float">
            <text:p>0</text:p>
          </table:table-cell>
        </table:table-row>
        <table:table-row table:style-name="ro1">
          <table:table-cell table:formula="of:=[$fullres.A55]-[$halfres.A55]" office:value-type="float" office:value="0" calcext:value-type="float">
            <text:p>0</text:p>
          </table:table-cell>
          <table:table-cell table:formula="of:=[$fullres.B55]-[$halfres.B55]" office:value-type="float" office:value="0.298924679999999" calcext:value-type="float">
            <text:p>0.298924679999999</text:p>
          </table:table-cell>
          <table:table-cell table:formula="of:=[$fullres.C55]-[$halfres.C55]" office:value-type="float" office:value="-1.39647345" calcext:value-type="float">
            <text:p>-1.39647345</text:p>
          </table:table-cell>
          <table:table-cell table:formula="of:=[$fullres.D55]-[$halfres.D55]" office:value-type="float" office:value="-0.464150620000012" calcext:value-type="float">
            <text:p>-0.464150620000012</text:p>
          </table:table-cell>
          <table:table-cell table:formula="of:=[$fullres.E55]-[$halfres.E55]" office:value-type="float" office:value="-0.00333346999999999" calcext:value-type="float">
            <text:p>-0.00333346999999999</text:p>
          </table:table-cell>
          <table:table-cell table:formula="of:=[$fullres.F55]-[$halfres.F55]" office:value-type="float" office:value="-0.00903116000000004" calcext:value-type="float">
            <text:p>-0.00903116000000004</text:p>
          </table:table-cell>
          <table:table-cell table:formula="of:=[$fullres.G55]-[$halfres.G55]" office:value-type="float" office:value="0.01174583" calcext:value-type="float">
            <text:p>0.01174583</text:p>
          </table:table-cell>
          <table:table-cell table:formula="of:=[$fullres.H55]-[$halfres.H55]" office:value-type="float" office:value="-19.20537434" calcext:value-type="float">
            <text:p>-19.20537434</text:p>
          </table:table-cell>
          <table:table-cell table:formula="of:=[$fullres.I55]-[$halfres.I55]" office:value-type="float" office:value="-12.34702618" calcext:value-type="float">
            <text:p>-12.34702618</text:p>
          </table:table-cell>
          <table:table-cell table:formula="of:=[$fullres.J55]-[$halfres.J55]" office:value-type="float" office:value="-23.92365369" calcext:value-type="float">
            <text:p>-23.92365369</text:p>
          </table:table-cell>
          <table:table-cell table:formula="of:=[$fullres.K55]-[$halfres.K55]" office:value-type="float" office:value="-26.09753808" calcext:value-type="float">
            <text:p>-26.09753808</text:p>
          </table:table-cell>
          <table:table-cell table:formula="of:=[$fullres.L55]-[$halfres.L55]" office:value-type="float" office:value="-0.45548796" calcext:value-type="float">
            <text:p>-0.45548796</text:p>
          </table:table-cell>
          <table:table-cell table:formula="of:=[$fullres.M55]-[$halfres.M55]" office:value-type="float" office:value="-1.57149475" calcext:value-type="float">
            <text:p>-1.57149475</text:p>
          </table:table-cell>
          <table:table-cell table:formula="of:=[$fullres.N55]-[$halfres.N55]" office:value-type="float" office:value="13.89877507" calcext:value-type="float">
            <text:p>13.89877507</text:p>
          </table:table-cell>
          <table:table-cell table:formula="of:=[$fullres.O55]-[$halfres.O55]" office:value-type="float" office:value="0" calcext:value-type="float">
            <text:p>0</text:p>
          </table:table-cell>
          <table:table-cell table:formula="of:=[$fullres.P55]-[$halfres.P55]" office:value-type="float" office:value="-8.12952472" calcext:value-type="float">
            <text:p>-8.12952472</text:p>
          </table:table-cell>
          <table:table-cell table:formula="of:=[$fullres.Q55]-[$halfres.Q55]" office:value-type="float" office:value="-18.75052033" calcext:value-type="float">
            <text:p>-18.75052033</text:p>
          </table:table-cell>
          <table:table-cell table:formula="of:=[$fullres.R55]-[$halfres.R55]" office:value-type="float" office:value="29.89853399" calcext:value-type="float">
            <text:p>29.89853399</text:p>
          </table:table-cell>
          <table:table-cell table:formula="of:=[$fullres.S55]-[$halfres.S55]" office:value-type="float" office:value="-2.68600865" calcext:value-type="float">
            <text:p>-2.68600865</text:p>
          </table:table-cell>
          <table:table-cell table:formula="of:=[$fullres.T55]-[$halfres.T55]" office:value-type="float" office:value="-0.0468796900000001" calcext:value-type="float">
            <text:p>-0.0468796900000001</text:p>
          </table:table-cell>
          <table:table-cell table:formula="of:=[$fullres.U55]-[$halfres.U55]" office:value-type="float" office:value="20.30531983" calcext:value-type="float">
            <text:p>20.30531983</text:p>
          </table:table-cell>
          <table:table-cell table:formula="of:=[$fullres.V55]-[$halfres.V55]" office:value-type="float" office:value="-18.67866717" calcext:value-type="float">
            <text:p>-18.67866717</text:p>
          </table:table-cell>
          <table:table-cell table:formula="of:=[$fullres.W55]-[$halfres.W55]" office:value-type="float" office:value="0" calcext:value-type="float">
            <text:p>0</text:p>
          </table:table-cell>
          <table:table-cell table:formula="of:=[$fullres.X55]-[$halfres.X55]" office:value-type="float" office:value="0.0425539" calcext:value-type="float">
            <text:p>0.0425539</text:p>
          </table:table-cell>
          <table:table-cell table:formula="of:=[$fullres.Y55]-[$halfres.Y55]" office:value-type="float" office:value="0.03653072" calcext:value-type="float">
            <text:p>0.03653072</text:p>
          </table:table-cell>
          <table:table-cell table:formula="of:=[$fullres.Z55]-[$halfres.Z55]" office:value-type="float" office:value="0.08188746" calcext:value-type="float">
            <text:p>0.08188746</text:p>
          </table:table-cell>
          <table:table-cell table:formula="of:=[$fullres.AA55]-[$halfres.AA55]" office:value-type="float" office:value="0.07902686" calcext:value-type="float">
            <text:p>0.07902686</text:p>
          </table:table-cell>
          <table:table-cell table:formula="of:=[$fullres.AB55]-[$halfres.AB55]" office:value-type="float" office:value="0.04858586" calcext:value-type="float">
            <text:p>0.04858586</text:p>
          </table:table-cell>
          <table:table-cell table:formula="of:=[$fullres.AC55]-[$halfres.AC55]" office:value-type="float" office:value="0.08700543" calcext:value-type="float">
            <text:p>0.08700543</text:p>
          </table:table-cell>
          <table:table-cell table:formula="of:=[$fullres.AD55]-[$halfres.AD55]" office:value-type="float" office:value="0.06991182" calcext:value-type="float">
            <text:p>0.06991182</text:p>
          </table:table-cell>
          <table:table-cell table:formula="of:=[$fullres.AE55]-[$halfres.AE55]" office:value-type="float" office:value="0.0888207899999998" calcext:value-type="float">
            <text:p>0.0888207899999998</text:p>
          </table:table-cell>
          <table:table-cell table:formula="of:=[$fullres.AF55]-[$halfres.AF55]" office:value-type="float" office:value="0.08700543" calcext:value-type="float">
            <text:p>0.08700543</text:p>
          </table:table-cell>
          <table:table-cell table:formula="of:=[$fullres.AG55]-[$halfres.AG55]" office:value-type="float" office:value="0.04863486" calcext:value-type="float">
            <text:p>0.04863486</text:p>
          </table:table-cell>
          <table:table-cell table:formula="of:=[$fullres.AH55]-[$halfres.AH55]" office:value-type="float" office:value="0.0888207899999998" calcext:value-type="float">
            <text:p>0.0888207899999998</text:p>
          </table:table-cell>
          <table:table-cell table:formula="of:=[$fullres.AI55]-[$halfres.AI55]" office:value-type="float" office:value="0.07165153" calcext:value-type="float">
            <text:p>0.07165153</text:p>
          </table:table-cell>
          <table:table-cell table:formula="of:=[$fullres.AJ55]-[$halfres.AJ55]" office:value-type="float" office:value="0.03951556" calcext:value-type="float">
            <text:p>0.03951556</text:p>
          </table:table-cell>
          <table:table-cell table:formula="of:=[$fullres.AK55]-[$halfres.AK55]" office:value-type="float" office:value="0.0744934499999999" calcext:value-type="float">
            <text:p>0.0744934499999999</text:p>
          </table:table-cell>
          <table:table-cell table:formula="of:=[$fullres.AL55]-[$halfres.AL55]" office:value-type="float" office:value="0.06653357" calcext:value-type="float">
            <text:p>0.06653357</text:p>
          </table:table-cell>
          <table:table-cell table:formula="of:=[$fullres.AM55]-[$halfres.AM55]" office:value-type="float" office:value="0.02431531" calcext:value-type="float">
            <text:p>0.02431531</text:p>
          </table:table-cell>
          <table:table-cell table:formula="of:=[$fullres.AN55]-[$halfres.AN55]" office:value-type="float" office:value="0.0565860900000001" calcext:value-type="float">
            <text:p>0.0565860900000001</text:p>
          </table:table-cell>
          <table:table-cell table:formula="of:=[$fullres.AO55]-[$halfres.AO55]" office:value-type="float" office:value="0.0614156" calcext:value-type="float">
            <text:p>0.0614156</text:p>
          </table:table-cell>
          <table:table-cell table:formula="of:=[$fullres.AP55]-[$halfres.AP55]" office:value-type="float" office:value="0.30395831" calcext:value-type="float">
            <text:p>0.30395831</text:p>
          </table:table-cell>
          <table:table-cell table:formula="of:=[$fullres.AQ55]-[$halfres.AQ55]" office:value-type="float" office:value="0.413242839999999" calcext:value-type="float">
            <text:p>0.413242839999999</text:p>
          </table:table-cell>
          <table:table-cell table:formula="of:=[$fullres.AR55]-[$halfres.AR55]" office:value-type="float" office:value="0.45543351" calcext:value-type="float">
            <text:p>0.45543351</text:p>
          </table:table-cell>
          <table:table-cell table:formula="of:=[$fullres.AS55]-[$halfres.AS55]" office:value-type="float" office:value="0" calcext:value-type="float">
            <text:p>0</text:p>
          </table:table-cell>
          <table:table-cell table:formula="of:=[$fullres.AT55]-[$halfres.AT55]" office:value-type="float" office:value="0" calcext:value-type="float">
            <text:p>0</text:p>
          </table:table-cell>
          <table:table-cell table:formula="of:=[$fullres.AU55]-[$halfres.AU55]" office:value-type="float" office:value="-0.0917336299999985" calcext:value-type="float">
            <text:p>-0.0917336299999985</text:p>
          </table:table-cell>
          <table:table-cell table:formula="of:=[$fullres.AV55]-[$halfres.AV55]" office:value-type="float" office:value="-1.55169665" calcext:value-type="float">
            <text:p>-1.55169665</text:p>
          </table:table-cell>
          <table:table-cell table:formula="of:=[$fullres.AW55]-[$halfres.AW55]" office:value-type="float" office:value="1.13310478" calcext:value-type="float">
            <text:p>1.13310478</text:p>
          </table:table-cell>
          <table:table-cell table:formula="of:=[$fullres.AX55]-[$halfres.AX55]" office:value-type="float" office:value="-2.92758166" calcext:value-type="float">
            <text:p>-2.92758166</text:p>
          </table:table-cell>
          <table:table-cell table:formula="of:=[$fullres.AY55]-[$halfres.AY55]" office:value-type="float" office:value="-2.17622886" calcext:value-type="float">
            <text:p>-2.17622886</text:p>
          </table:table-cell>
          <table:table-cell table:formula="of:=[$fullres.AZ55]-[$halfres.AZ55]" office:value-type="float" office:value="-0.351633070000005" calcext:value-type="float">
            <text:p>-0.351633070000005</text:p>
          </table:table-cell>
          <table:table-cell table:formula="of:=[$fullres.BA55]-[$halfres.BA55]" office:value-type="float" office:value="0.0274301700000024" calcext:value-type="float">
            <text:p>0.0274301700000024</text:p>
          </table:table-cell>
          <table:table-cell table:formula="of:=[$fullres.BB55]-[$halfres.BB55]" office:value-type="float" office:value="0" calcext:value-type="float">
            <text:p>0</text:p>
          </table:table-cell>
          <table:table-cell table:formula="of:=[$fullres.BC55]-[$halfres.BC55]" office:value-type="float" office:value="0" calcext:value-type="float">
            <text:p>0</text:p>
          </table:table-cell>
          <table:table-cell table:formula="of:=[$fullres.BD55]-[$halfres.BD55]" office:value-type="float" office:value="0" calcext:value-type="float">
            <text:p>0</text:p>
          </table:table-cell>
          <table:table-cell table:formula="of:=[$fullres.BE55]-[$halfres.BE55]" office:value-type="float" office:value="-2.12247737" calcext:value-type="float">
            <text:p>-2.12247737</text:p>
          </table:table-cell>
          <table:table-cell table:formula="of:=[$fullres.BF55]-[$halfres.BF55]" office:value-type="float" office:value="-1.08264495" calcext:value-type="float">
            <text:p>-1.08264495</text:p>
          </table:table-cell>
          <table:table-cell table:formula="of:=[$fullres.BG55]-[$halfres.BG55]" office:value-type="float" office:value="1.03400023" calcext:value-type="float">
            <text:p>1.03400023</text:p>
          </table:table-cell>
          <table:table-cell table:formula="of:=[$fullres.BH55]-[$halfres.BH55]" office:value-type="float" office:value="1.41159219" calcext:value-type="float">
            <text:p>1.41159219</text:p>
          </table:table-cell>
          <table:table-cell table:formula="of:=[$fullres.BI55]-[$halfres.BI55]" office:value-type="float" office:value="0" calcext:value-type="float">
            <text:p>0</text:p>
          </table:table-cell>
          <table:table-cell table:formula="of:=[$fullres.BJ55]-[$halfres.BJ55]" office:value-type="float" office:value="0" calcext:value-type="float">
            <text:p>0</text:p>
          </table:table-cell>
          <table:table-cell table:formula="of:=[$fullres.BK55]-[$halfres.BK55]" office:value-type="float" office:value="0" calcext:value-type="float">
            <text:p>0</text:p>
          </table:table-cell>
        </table:table-row>
        <table:table-row table:style-name="ro1">
          <table:table-cell table:formula="of:=[$fullres.A56]-[$halfres.A56]" office:value-type="float" office:value="0" calcext:value-type="float">
            <text:p>0</text:p>
          </table:table-cell>
          <table:table-cell table:formula="of:=[$fullres.B56]-[$halfres.B56]" office:value-type="float" office:value="0.38631891" calcext:value-type="float">
            <text:p>0.38631891</text:p>
          </table:table-cell>
          <table:table-cell table:formula="of:=[$fullres.C56]-[$halfres.C56]" office:value-type="float" office:value="-1.49983323" calcext:value-type="float">
            <text:p>-1.49983323</text:p>
          </table:table-cell>
          <table:table-cell table:formula="of:=[$fullres.D56]-[$halfres.D56]" office:value-type="float" office:value="0.361518200000006" calcext:value-type="float">
            <text:p>0.361518200000006</text:p>
          </table:table-cell>
          <table:table-cell table:formula="of:=[$fullres.E56]-[$halfres.E56]" office:value-type="float" office:value="-0.00300799" calcext:value-type="float">
            <text:p>-0.00300799</text:p>
          </table:table-cell>
          <table:table-cell table:formula="of:=[$fullres.F56]-[$halfres.F56]" office:value-type="float" office:value="-0.0104629000000001" calcext:value-type="float">
            <text:p>-0.0104629000000001</text:p>
          </table:table-cell>
          <table:table-cell table:formula="of:=[$fullres.G56]-[$halfres.G56]" office:value-type="float" office:value="0.01324774" calcext:value-type="float">
            <text:p>0.01324774</text:p>
          </table:table-cell>
          <table:table-cell table:formula="of:=[$fullres.H56]-[$halfres.H56]" office:value-type="float" office:value="-15.66272803" calcext:value-type="float">
            <text:p>-15.66272803</text:p>
          </table:table-cell>
          <table:table-cell table:formula="of:=[$fullres.I56]-[$halfres.I56]" office:value-type="float" office:value="-11.55472522" calcext:value-type="float">
            <text:p>-11.55472522</text:p>
          </table:table-cell>
          <table:table-cell table:formula="of:=[$fullres.J56]-[$halfres.J56]" office:value-type="float" office:value="-19.76405144" calcext:value-type="float">
            <text:p>-19.76405144</text:p>
          </table:table-cell>
          <table:table-cell table:formula="of:=[$fullres.K56]-[$halfres.K56]" office:value-type="float" office:value="-26.18748453" calcext:value-type="float">
            <text:p>-26.18748453</text:p>
          </table:table-cell>
          <table:table-cell table:formula="of:=[$fullres.L56]-[$halfres.L56]" office:value-type="float" office:value="-0.45705783" calcext:value-type="float">
            <text:p>-0.45705783</text:p>
          </table:table-cell>
          <table:table-cell table:formula="of:=[$fullres.M56]-[$halfres.M56]" office:value-type="float" office:value="-1.34879568" calcext:value-type="float">
            <text:p>-1.34879568</text:p>
          </table:table-cell>
          <table:table-cell table:formula="of:=[$fullres.N56]-[$halfres.N56]" office:value-type="float" office:value="11.92389181" calcext:value-type="float">
            <text:p>11.92389181</text:p>
          </table:table-cell>
          <table:table-cell table:formula="of:=[$fullres.O56]-[$halfres.O56]" office:value-type="float" office:value="0" calcext:value-type="float">
            <text:p>0</text:p>
          </table:table-cell>
          <table:table-cell table:formula="of:=[$fullres.P56]-[$halfres.P56]" office:value-type="float" office:value="-8.16394279999999" calcext:value-type="float">
            <text:p>-8.16394279999999</text:p>
          </table:table-cell>
          <table:table-cell table:formula="of:=[$fullres.Q56]-[$halfres.Q56]" office:value-type="float" office:value="-20.57749967" calcext:value-type="float">
            <text:p>-20.57749967</text:p>
          </table:table-cell>
          <table:table-cell table:formula="of:=[$fullres.R56]-[$halfres.R56]" office:value-type="float" office:value="27.91030302" calcext:value-type="float">
            <text:p>27.91030302</text:p>
          </table:table-cell>
          <table:table-cell table:formula="of:=[$fullres.S56]-[$halfres.S56]" office:value-type="float" office:value="-3.385943" calcext:value-type="float">
            <text:p>-3.385943</text:p>
          </table:table-cell>
          <table:table-cell table:formula="of:=[$fullres.T56]-[$halfres.T56]" office:value-type="float" office:value="-0.05909586" calcext:value-type="float">
            <text:p>-0.05909586</text:p>
          </table:table-cell>
          <table:table-cell table:formula="of:=[$fullres.U56]-[$halfres.U56]" office:value-type="float" office:value="19.6031309" calcext:value-type="float">
            <text:p>19.6031309</text:p>
          </table:table-cell>
          <table:table-cell table:formula="of:=[$fullres.V56]-[$halfres.V56]" office:value-type="float" office:value="-18.59394014" calcext:value-type="float">
            <text:p>-18.59394014</text:p>
          </table:table-cell>
          <table:table-cell table:formula="of:=[$fullres.W56]-[$halfres.W56]" office:value-type="float" office:value="0" calcext:value-type="float">
            <text:p>0</text:p>
          </table:table-cell>
          <table:table-cell table:formula="of:=[$fullres.X56]-[$halfres.X56]" office:value-type="float" office:value="0.04186695" calcext:value-type="float">
            <text:p>0.04186695</text:p>
          </table:table-cell>
          <table:table-cell table:formula="of:=[$fullres.Y56]-[$halfres.Y56]" office:value-type="float" office:value="0.02725625" calcext:value-type="float">
            <text:p>0.02725625</text:p>
          </table:table-cell>
          <table:table-cell table:formula="of:=[$fullres.Z56]-[$halfres.Z56]" office:value-type="float" office:value="-0.0633004699999999" calcext:value-type="float">
            <text:p>-0.0633004699999999</text:p>
          </table:table-cell>
          <table:table-cell table:formula="of:=[$fullres.AA56]-[$halfres.AA56]" office:value-type="float" office:value="0.07775112" calcext:value-type="float">
            <text:p>0.07775112</text:p>
          </table:table-cell>
          <table:table-cell table:formula="of:=[$fullres.AB56]-[$halfres.AB56]" office:value-type="float" office:value="0.03625082" calcext:value-type="float">
            <text:p>0.03625082</text:p>
          </table:table-cell>
          <table:table-cell table:formula="of:=[$fullres.AC56]-[$halfres.AC56]" office:value-type="float" office:value="-0.06725676" calcext:value-type="float">
            <text:p>-0.06725676</text:p>
          </table:table-cell>
          <table:table-cell table:formula="of:=[$fullres.AD56]-[$halfres.AD56]" office:value-type="float" office:value="0.06878322" calcext:value-type="float">
            <text:p>0.06878322</text:p>
          </table:table-cell>
          <table:table-cell table:formula="of:=[$fullres.AE56]-[$halfres.AE56]" office:value-type="float" office:value="0.0662708599999999" calcext:value-type="float">
            <text:p>0.0662708599999999</text:p>
          </table:table-cell>
          <table:table-cell table:formula="of:=[$fullres.AF56]-[$halfres.AF56]" office:value-type="float" office:value="-0.06725676" calcext:value-type="float">
            <text:p>-0.06725676</text:p>
          </table:table-cell>
          <table:table-cell table:formula="of:=[$fullres.AG56]-[$halfres.AG56]" office:value-type="float" office:value="0.04784975" calcext:value-type="float">
            <text:p>0.04784975</text:p>
          </table:table-cell>
          <table:table-cell table:formula="of:=[$fullres.AH56]-[$halfres.AH56]" office:value-type="float" office:value="0.0662708599999999" calcext:value-type="float">
            <text:p>0.0662708599999999</text:p>
          </table:table-cell>
          <table:table-cell table:formula="of:=[$fullres.AI56]-[$halfres.AI56]" office:value-type="float" office:value="-0.05538791" calcext:value-type="float">
            <text:p>-0.05538791</text:p>
          </table:table-cell>
          <table:table-cell table:formula="of:=[$fullres.AJ56]-[$halfres.AJ56]" office:value-type="float" office:value="0.03887766" calcext:value-type="float">
            <text:p>0.03887766</text:p>
          </table:table-cell>
          <table:table-cell table:formula="of:=[$fullres.AK56]-[$halfres.AK56]" office:value-type="float" office:value="0.0555809599999999" calcext:value-type="float">
            <text:p>0.0555809599999999</text:p>
          </table:table-cell>
          <table:table-cell table:formula="of:=[$fullres.AL56]-[$halfres.AL56]" office:value-type="float" office:value="-0.0514316300000001" calcext:value-type="float">
            <text:p>-0.0514316300000001</text:p>
          </table:table-cell>
          <table:table-cell table:formula="of:=[$fullres.AM56]-[$halfres.AM56]" office:value-type="float" office:value="0.02392278" calcext:value-type="float">
            <text:p>0.02392278</text:p>
          </table:table-cell>
          <table:table-cell table:formula="of:=[$fullres.AN56]-[$halfres.AN56]" office:value-type="float" office:value="0.0422199400000003" calcext:value-type="float">
            <text:p>0.0422199400000003</text:p>
          </table:table-cell>
          <table:table-cell table:formula="of:=[$fullres.AO56]-[$halfres.AO56]" office:value-type="float" office:value="-0.0474753600000001" calcext:value-type="float">
            <text:p>-0.0474753600000001</text:p>
          </table:table-cell>
          <table:table-cell table:formula="of:=[$fullres.AP56]-[$halfres.AP56]" office:value-type="float" office:value="0.29905148" calcext:value-type="float">
            <text:p>0.29905148</text:p>
          </table:table-cell>
          <table:table-cell table:formula="of:=[$fullres.AQ56]-[$halfres.AQ56]" office:value-type="float" office:value="0.308328190000001" calcext:value-type="float">
            <text:p>0.308328190000001</text:p>
          </table:table-cell>
          <table:table-cell table:formula="of:=[$fullres.AR56]-[$halfres.AR56]" office:value-type="float" office:value="-0.35205824" calcext:value-type="float">
            <text:p>-0.35205824</text:p>
          </table:table-cell>
          <table:table-cell table:formula="of:=[$fullres.AS56]-[$halfres.AS56]" office:value-type="float" office:value="0" calcext:value-type="float">
            <text:p>0</text:p>
          </table:table-cell>
          <table:table-cell table:formula="of:=[$fullres.AT56]-[$halfres.AT56]" office:value-type="float" office:value="0" calcext:value-type="float">
            <text:p>0</text:p>
          </table:table-cell>
          <table:table-cell table:formula="of:=[$fullres.AU56]-[$halfres.AU56]" office:value-type="float" office:value="0.535956050000001" calcext:value-type="float">
            <text:p>0.535956050000001</text:p>
          </table:table-cell>
          <table:table-cell table:formula="of:=[$fullres.AV56]-[$halfres.AV56]" office:value-type="float" office:value="-1.41561614" calcext:value-type="float">
            <text:p>-1.41561614</text:p>
          </table:table-cell>
          <table:table-cell table:formula="of:=[$fullres.AW56]-[$halfres.AW56]" office:value-type="float" office:value="0.92572977" calcext:value-type="float">
            <text:p>0.92572977</text:p>
          </table:table-cell>
          <table:table-cell table:formula="of:=[$fullres.AX56]-[$halfres.AX56]" office:value-type="float" office:value="-3.06344406" calcext:value-type="float">
            <text:p>-3.06344406</text:p>
          </table:table-cell>
          <table:table-cell table:formula="of:=[$fullres.AY56]-[$halfres.AY56]" office:value-type="float" office:value="-2.20434409000001" calcext:value-type="float">
            <text:p>-2.20434409000001</text:p>
          </table:table-cell>
          <table:table-cell table:formula="of:=[$fullres.AZ56]-[$halfres.AZ56]" office:value-type="float" office:value="-0.434386509999996" calcext:value-type="float">
            <text:p>-0.434386509999996</text:p>
          </table:table-cell>
          <table:table-cell table:formula="of:=[$fullres.BA56]-[$halfres.BA56]" office:value-type="float" office:value="0.111551520000006" calcext:value-type="float">
            <text:p>0.111551520000006</text:p>
          </table:table-cell>
          <table:table-cell table:formula="of:=[$fullres.BB56]-[$halfres.BB56]" office:value-type="float" office:value="0" calcext:value-type="float">
            <text:p>0</text:p>
          </table:table-cell>
          <table:table-cell table:formula="of:=[$fullres.BC56]-[$halfres.BC56]" office:value-type="float" office:value="0" calcext:value-type="float">
            <text:p>0</text:p>
          </table:table-cell>
          <table:table-cell table:formula="of:=[$fullres.BD56]-[$halfres.BD56]" office:value-type="float" office:value="0" calcext:value-type="float">
            <text:p>0</text:p>
          </table:table-cell>
          <table:table-cell table:formula="of:=[$fullres.BE56]-[$halfres.BE56]" office:value-type="float" office:value="-2.60341596" calcext:value-type="float">
            <text:p>-2.60341596</text:p>
          </table:table-cell>
          <table:table-cell table:formula="of:=[$fullres.BF56]-[$halfres.BF56]" office:value-type="float" office:value="-1.37849024" calcext:value-type="float">
            <text:p>-1.37849024</text:p>
          </table:table-cell>
          <table:table-cell table:formula="of:=[$fullres.BG56]-[$halfres.BG56]" office:value-type="float" office:value="0.940128509999997" calcext:value-type="float">
            <text:p>0.940128509999997</text:p>
          </table:table-cell>
          <table:table-cell table:formula="of:=[$fullres.BH56]-[$halfres.BH56]" office:value-type="float" office:value="1.7364378" calcext:value-type="float">
            <text:p>1.7364378</text:p>
          </table:table-cell>
          <table:table-cell table:formula="of:=[$fullres.BI56]-[$halfres.BI56]" office:value-type="float" office:value="0" calcext:value-type="float">
            <text:p>0</text:p>
          </table:table-cell>
          <table:table-cell table:formula="of:=[$fullres.BJ56]-[$halfres.BJ56]" office:value-type="float" office:value="0" calcext:value-type="float">
            <text:p>0</text:p>
          </table:table-cell>
          <table:table-cell table:formula="of:=[$fullres.BK56]-[$halfres.BK56]" office:value-type="float" office:value="0" calcext:value-type="float">
            <text:p>0</text:p>
          </table:table-cell>
        </table:table-row>
        <table:table-row table:style-name="ro1">
          <table:table-cell table:formula="of:=[$fullres.A57]-[$halfres.A57]" office:value-type="float" office:value="0" calcext:value-type="float">
            <text:p>0</text:p>
          </table:table-cell>
          <table:table-cell table:formula="of:=[$fullres.B57]-[$halfres.B57]" office:value-type="float" office:value="0.419817260000002" calcext:value-type="float">
            <text:p>0.419817260000002</text:p>
          </table:table-cell>
          <table:table-cell table:formula="of:=[$fullres.C57]-[$halfres.C57]" office:value-type="float" office:value="-1.60376955" calcext:value-type="float">
            <text:p>-1.60376955</text:p>
          </table:table-cell>
          <table:table-cell table:formula="of:=[$fullres.D57]-[$halfres.D57]" office:value-type="float" office:value="0.68159077" calcext:value-type="float">
            <text:p>0.68159077</text:p>
          </table:table-cell>
          <table:table-cell table:formula="of:=[$fullres.E57]-[$halfres.E57]" office:value-type="float" office:value="-0.00297615" calcext:value-type="float">
            <text:p>-0.00297615</text:p>
          </table:table-cell>
          <table:table-cell table:formula="of:=[$fullres.F57]-[$halfres.F57]" office:value-type="float" office:value="-0.01149795" calcext:value-type="float">
            <text:p>-0.01149795</text:p>
          </table:table-cell>
          <table:table-cell table:formula="of:=[$fullres.G57]-[$halfres.G57]" office:value-type="float" office:value="0.0141323200000001" calcext:value-type="float">
            <text:p>0.0141323200000001</text:p>
          </table:table-cell>
          <table:table-cell table:formula="of:=[$fullres.H57]-[$halfres.H57]" office:value-type="float" office:value="-13.4449274" calcext:value-type="float">
            <text:p>-13.4449274</text:p>
          </table:table-cell>
          <table:table-cell table:formula="of:=[$fullres.I57]-[$halfres.I57]" office:value-type="float" office:value="-10.69307164" calcext:value-type="float">
            <text:p>-10.69307164</text:p>
          </table:table-cell>
          <table:table-cell table:formula="of:=[$fullres.J57]-[$halfres.J57]" office:value-type="float" office:value="-17.71808344" calcext:value-type="float">
            <text:p>-17.71808344</text:p>
          </table:table-cell>
          <table:table-cell table:formula="of:=[$fullres.K57]-[$halfres.K57]" office:value-type="float" office:value="-26.67937814" calcext:value-type="float">
            <text:p>-26.67937814</text:p>
          </table:table-cell>
          <table:table-cell table:formula="of:=[$fullres.L57]-[$halfres.L57]" office:value-type="float" office:value="-0.46564299" calcext:value-type="float">
            <text:p>-0.46564299</text:p>
          </table:table-cell>
          <table:table-cell table:formula="of:=[$fullres.M57]-[$halfres.M57]" office:value-type="float" office:value="-0.83019425" calcext:value-type="float">
            <text:p>-0.83019425</text:p>
          </table:table-cell>
          <table:table-cell table:formula="of:=[$fullres.N57]-[$halfres.N57]" office:value-type="float" office:value="10.2284936" calcext:value-type="float">
            <text:p>10.2284936</text:p>
          </table:table-cell>
          <table:table-cell table:formula="of:=[$fullres.O57]-[$halfres.O57]" office:value-type="float" office:value="0" calcext:value-type="float">
            <text:p>0</text:p>
          </table:table-cell>
          <table:table-cell table:formula="of:=[$fullres.P57]-[$halfres.P57]" office:value-type="float" office:value="-7.61213499" calcext:value-type="float">
            <text:p>-7.61213499</text:p>
          </table:table-cell>
          <table:table-cell table:formula="of:=[$fullres.Q57]-[$halfres.Q57]" office:value-type="float" office:value="-21.89680693" calcext:value-type="float">
            <text:p>-21.89680693</text:p>
          </table:table-cell>
          <table:table-cell table:formula="of:=[$fullres.R57]-[$halfres.R57]" office:value-type="float" office:value="27.4267537" calcext:value-type="float">
            <text:p>27.4267537</text:p>
          </table:table-cell>
          <table:table-cell table:formula="of:=[$fullres.S57]-[$halfres.S57]" office:value-type="float" office:value="-4.00092103" calcext:value-type="float">
            <text:p>-4.00092103</text:p>
          </table:table-cell>
          <table:table-cell table:formula="of:=[$fullres.T57]-[$halfres.T57]" office:value-type="float" office:value="-0.0698292500000001" calcext:value-type="float">
            <text:p>-0.0698292500000001</text:p>
          </table:table-cell>
          <table:table-cell table:formula="of:=[$fullres.U57]-[$halfres.U57]" office:value-type="float" office:value="18.96916823" calcext:value-type="float">
            <text:p>18.96916823</text:p>
          </table:table-cell>
          <table:table-cell table:formula="of:=[$fullres.V57]-[$halfres.V57]" office:value-type="float" office:value="-18.57233377" calcext:value-type="float">
            <text:p>-18.57233377</text:p>
          </table:table-cell>
          <table:table-cell table:formula="of:=[$fullres.W57]-[$halfres.W57]" office:value-type="float" office:value="0" calcext:value-type="float">
            <text:p>0</text:p>
          </table:table-cell>
          <table:table-cell table:formula="of:=[$fullres.X57]-[$halfres.X57]" office:value-type="float" office:value="0.04064075" calcext:value-type="float">
            <text:p>0.04064075</text:p>
          </table:table-cell>
          <table:table-cell table:formula="of:=[$fullres.Y57]-[$halfres.Y57]" office:value-type="float" office:value="0.0275448900000002" calcext:value-type="float">
            <text:p>0.0275448900000002</text:p>
          </table:table-cell>
          <table:table-cell table:formula="of:=[$fullres.Z57]-[$halfres.Z57]" office:value-type="float" office:value="-0.0808729500000001" calcext:value-type="float">
            <text:p>-0.0808729500000001</text:p>
          </table:table-cell>
          <table:table-cell table:formula="of:=[$fullres.AA57]-[$halfres.AA57]" office:value-type="float" office:value="0.07547395" calcext:value-type="float">
            <text:p>0.07547395</text:p>
          </table:table-cell>
          <table:table-cell table:formula="of:=[$fullres.AB57]-[$halfres.AB57]" office:value-type="float" office:value="0.0366347" calcext:value-type="float">
            <text:p>0.0366347</text:p>
          </table:table-cell>
          <table:table-cell table:formula="of:=[$fullres.AC57]-[$halfres.AC57]" office:value-type="float" office:value="-0.08592751" calcext:value-type="float">
            <text:p>-0.08592751</text:p>
          </table:table-cell>
          <table:table-cell table:formula="of:=[$fullres.AD57]-[$halfres.AD57]" office:value-type="float" office:value="0.0667687" calcext:value-type="float">
            <text:p>0.0667687</text:p>
          </table:table-cell>
          <table:table-cell table:formula="of:=[$fullres.AE57]-[$halfres.AE57]" office:value-type="float" office:value="0.0669726399999999" calcext:value-type="float">
            <text:p>0.0669726399999999</text:p>
          </table:table-cell>
          <table:table-cell table:formula="of:=[$fullres.AF57]-[$halfres.AF57]" office:value-type="float" office:value="-0.08592751" calcext:value-type="float">
            <text:p>-0.08592751</text:p>
          </table:table-cell>
          <table:table-cell table:formula="of:=[$fullres.AG57]-[$halfres.AG57]" office:value-type="float" office:value="0.04644832" calcext:value-type="float">
            <text:p>0.04644832</text:p>
          </table:table-cell>
          <table:table-cell table:formula="of:=[$fullres.AH57]-[$halfres.AH57]" office:value-type="float" office:value="0.0669726399999999" calcext:value-type="float">
            <text:p>0.0669726399999999</text:p>
          </table:table-cell>
          <table:table-cell table:formula="of:=[$fullres.AI57]-[$halfres.AI57]" office:value-type="float" office:value="-0.07076383" calcext:value-type="float">
            <text:p>-0.07076383</text:p>
          </table:table-cell>
          <table:table-cell table:formula="of:=[$fullres.AJ57]-[$halfres.AJ57]" office:value-type="float" office:value="0.03773901" calcext:value-type="float">
            <text:p>0.03773901</text:p>
          </table:table-cell>
          <table:table-cell table:formula="of:=[$fullres.AK57]-[$halfres.AK57]" office:value-type="float" office:value="0.05616953" calcext:value-type="float">
            <text:p>0.05616953</text:p>
          </table:table-cell>
          <table:table-cell table:formula="of:=[$fullres.AL57]-[$halfres.AL57]" office:value-type="float" office:value="-0.06570927" calcext:value-type="float">
            <text:p>-0.06570927</text:p>
          </table:table-cell>
          <table:table-cell table:formula="of:=[$fullres.AM57]-[$halfres.AM57]" office:value-type="float" office:value="0.02322213" calcext:value-type="float">
            <text:p>0.02322213</text:p>
          </table:table-cell>
          <table:table-cell table:formula="of:=[$fullres.AN57]-[$halfres.AN57]" office:value-type="float" office:value="0.0426670300000001" calcext:value-type="float">
            <text:p>0.0426670300000001</text:p>
          </table:table-cell>
          <table:table-cell table:formula="of:=[$fullres.AO57]-[$halfres.AO57]" office:value-type="float" office:value="-0.06065471" calcext:value-type="float">
            <text:p>-0.06065471</text:p>
          </table:table-cell>
          <table:table-cell table:formula="of:=[$fullres.AP57]-[$halfres.AP57]" office:value-type="float" office:value="0.29029286" calcext:value-type="float">
            <text:p>0.29029286</text:p>
          </table:table-cell>
          <table:table-cell table:formula="of:=[$fullres.AQ57]-[$halfres.AQ57]" office:value-type="float" office:value="0.31159325" calcext:value-type="float">
            <text:p>0.31159325</text:p>
          </table:table-cell>
          <table:table-cell table:formula="of:=[$fullres.AR57]-[$halfres.AR57]" office:value-type="float" office:value="-0.44979108" calcext:value-type="float">
            <text:p>-0.44979108</text:p>
          </table:table-cell>
          <table:table-cell table:formula="of:=[$fullres.AS57]-[$halfres.AS57]" office:value-type="float" office:value="0" calcext:value-type="float">
            <text:p>0</text:p>
          </table:table-cell>
          <table:table-cell table:formula="of:=[$fullres.AT57]-[$halfres.AT57]" office:value-type="float" office:value="0" calcext:value-type="float">
            <text:p>0</text:p>
          </table:table-cell>
          <table:table-cell table:formula="of:=[$fullres.AU57]-[$halfres.AU57]" office:value-type="float" office:value="-0.0339908799999993" calcext:value-type="float">
            <text:p>-0.0339908799999993</text:p>
          </table:table-cell>
          <table:table-cell table:formula="of:=[$fullres.AV57]-[$halfres.AV57]" office:value-type="float" office:value="-1.17613682" calcext:value-type="float">
            <text:p>-1.17613682</text:p>
          </table:table-cell>
          <table:table-cell table:formula="of:=[$fullres.AW57]-[$halfres.AW57]" office:value-type="float" office:value="0.66511065" calcext:value-type="float">
            <text:p>0.66511065</text:p>
          </table:table-cell>
          <table:table-cell table:formula="of:=[$fullres.AX57]-[$halfres.AX57]" office:value-type="float" office:value="-3.45486303" calcext:value-type="float">
            <text:p>-3.45486303</text:p>
          </table:table-cell>
          <table:table-cell table:formula="of:=[$fullres.AY57]-[$halfres.AY57]" office:value-type="float" office:value="-2.30606032" calcext:value-type="float">
            <text:p>-2.30606032</text:p>
          </table:table-cell>
          <table:table-cell table:formula="of:=[$fullres.AZ57]-[$halfres.AZ57]" office:value-type="float" office:value="-0.921980200000007" calcext:value-type="float">
            <text:p>-0.921980200000007</text:p>
          </table:table-cell>
          <table:table-cell table:formula="of:=[$fullres.BA57]-[$halfres.BA57]" office:value-type="float" office:value="-0.0373808399999973" calcext:value-type="float">
            <text:p>-0.0373808399999973</text:p>
          </table:table-cell>
          <table:table-cell table:formula="of:=[$fullres.BB57]-[$halfres.BB57]" office:value-type="float" office:value="0" calcext:value-type="float">
            <text:p>0</text:p>
          </table:table-cell>
          <table:table-cell table:formula="of:=[$fullres.BC57]-[$halfres.BC57]" office:value-type="float" office:value="0" calcext:value-type="float">
            <text:p>0</text:p>
          </table:table-cell>
          <table:table-cell table:formula="of:=[$fullres.BD57]-[$halfres.BD57]" office:value-type="float" office:value="0" calcext:value-type="float">
            <text:p>0</text:p>
          </table:table-cell>
          <table:table-cell table:formula="of:=[$fullres.BE57]-[$halfres.BE57]" office:value-type="float" office:value="-2.01002227" calcext:value-type="float">
            <text:p>-2.01002227</text:p>
          </table:table-cell>
          <table:table-cell table:formula="of:=[$fullres.BF57]-[$halfres.BF57]" office:value-type="float" office:value="-1.35963708" calcext:value-type="float">
            <text:p>-1.35963708</text:p>
          </table:table-cell>
          <table:table-cell table:formula="of:=[$fullres.BG57]-[$halfres.BG57]" office:value-type="float" office:value="2.68234866" calcext:value-type="float">
            <text:p>2.68234866</text:p>
          </table:table-cell>
          <table:table-cell table:formula="of:=[$fullres.BH57]-[$halfres.BH57]" office:value-type="float" office:value="1.29308587" calcext:value-type="float">
            <text:p>1.29308587</text:p>
          </table:table-cell>
          <table:table-cell table:formula="of:=[$fullres.BI57]-[$halfres.BI57]" office:value-type="float" office:value="0" calcext:value-type="float">
            <text:p>0</text:p>
          </table:table-cell>
          <table:table-cell table:formula="of:=[$fullres.BJ57]-[$halfres.BJ57]" office:value-type="float" office:value="0" calcext:value-type="float">
            <text:p>0</text:p>
          </table:table-cell>
          <table:table-cell table:formula="of:=[$fullres.BK57]-[$halfres.BK57]" office:value-type="float" office:value="0" calcext:value-type="float">
            <text:p>0</text:p>
          </table:table-cell>
        </table:table-row>
        <table:table-row table:style-name="ro1">
          <table:table-cell table:formula="of:=[$fullres.A58]-[$halfres.A58]" office:value-type="float" office:value="0" calcext:value-type="float">
            <text:p>0</text:p>
          </table:table-cell>
          <table:table-cell table:formula="of:=[$fullres.B58]-[$halfres.B58]" office:value-type="float" office:value="0.777990840000001" calcext:value-type="float">
            <text:p>0.777990840000001</text:p>
          </table:table-cell>
          <table:table-cell table:formula="of:=[$fullres.C58]-[$halfres.C58]" office:value-type="float" office:value="-1.5967387" calcext:value-type="float">
            <text:p>-1.5967387</text:p>
          </table:table-cell>
          <table:table-cell table:formula="of:=[$fullres.D58]-[$halfres.D58]" office:value-type="float" office:value="0.744480269999997" calcext:value-type="float">
            <text:p>0.744480269999997</text:p>
          </table:table-cell>
          <table:table-cell table:formula="of:=[$fullres.E58]-[$halfres.E58]" office:value-type="float" office:value="-0.00324697" calcext:value-type="float">
            <text:p>-0.00324697</text:p>
          </table:table-cell>
          <table:table-cell table:formula="of:=[$fullres.F58]-[$halfres.F58]" office:value-type="float" office:value="-0.0116043100000001" calcext:value-type="float">
            <text:p>-0.0116043100000001</text:p>
          </table:table-cell>
          <table:table-cell table:formula="of:=[$fullres.G58]-[$halfres.G58]" office:value-type="float" office:value="0.0141322499999998" calcext:value-type="float">
            <text:p>0.0141322499999998</text:p>
          </table:table-cell>
          <table:table-cell table:formula="of:=[$fullres.H58]-[$halfres.H58]" office:value-type="float" office:value="-12.88950866" calcext:value-type="float">
            <text:p>-12.88950866</text:p>
          </table:table-cell>
          <table:table-cell table:formula="of:=[$fullres.I58]-[$halfres.I58]" office:value-type="float" office:value="-10.65854255" calcext:value-type="float">
            <text:p>-10.65854255</text:p>
          </table:table-cell>
          <table:table-cell table:formula="of:=[$fullres.J58]-[$halfres.J58]" office:value-type="float" office:value="-18.5969065" calcext:value-type="float">
            <text:p>-18.5969065</text:p>
          </table:table-cell>
          <table:table-cell table:formula="of:=[$fullres.K58]-[$halfres.K58]" office:value-type="float" office:value="-27.22103966" calcext:value-type="float">
            <text:p>-27.22103966</text:p>
          </table:table-cell>
          <table:table-cell table:formula="of:=[$fullres.L58]-[$halfres.L58]" office:value-type="float" office:value="-0.47509677" calcext:value-type="float">
            <text:p>-0.47509677</text:p>
          </table:table-cell>
          <table:table-cell table:formula="of:=[$fullres.M58]-[$halfres.M58]" office:value-type="float" office:value="-0.02943239" calcext:value-type="float">
            <text:p>-0.02943239</text:p>
          </table:table-cell>
          <table:table-cell table:formula="of:=[$fullres.N58]-[$halfres.N58]" office:value-type="float" office:value="10.26069011" calcext:value-type="float">
            <text:p>10.26069011</text:p>
          </table:table-cell>
          <table:table-cell table:formula="of:=[$fullres.O58]-[$halfres.O58]" office:value-type="float" office:value="0" calcext:value-type="float">
            <text:p>0</text:p>
          </table:table-cell>
          <table:table-cell table:formula="of:=[$fullres.P58]-[$halfres.P58]" office:value-type="float" office:value="-6.37871727" calcext:value-type="float">
            <text:p>-6.37871727</text:p>
          </table:table-cell>
          <table:table-cell table:formula="of:=[$fullres.Q58]-[$halfres.Q58]" office:value-type="float" office:value="-22.08646126" calcext:value-type="float">
            <text:p>-22.08646126</text:p>
          </table:table-cell>
          <table:table-cell table:formula="of:=[$fullres.R58]-[$halfres.R58]" office:value-type="float" office:value="28.99684007" calcext:value-type="float">
            <text:p>28.99684007</text:p>
          </table:table-cell>
          <table:table-cell table:formula="of:=[$fullres.S58]-[$halfres.S58]" office:value-type="float" office:value="-4.75049469" calcext:value-type="float">
            <text:p>-4.75049469</text:p>
          </table:table-cell>
          <table:table-cell table:formula="of:=[$fullres.T58]-[$halfres.T58]" office:value-type="float" office:value="-0.0829117800000001" calcext:value-type="float">
            <text:p>-0.0829117800000001</text:p>
          </table:table-cell>
          <table:table-cell table:formula="of:=[$fullres.U58]-[$halfres.U58]" office:value-type="float" office:value="18.481694" calcext:value-type="float">
            <text:p>18.481694</text:p>
          </table:table-cell>
          <table:table-cell table:formula="of:=[$fullres.V58]-[$halfres.V58]" office:value-type="float" office:value="-18.61633109" calcext:value-type="float">
            <text:p>-18.61633109</text:p>
          </table:table-cell>
          <table:table-cell table:formula="of:=[$fullres.W58]-[$halfres.W58]" office:value-type="float" office:value="0" calcext:value-type="float">
            <text:p>0</text:p>
          </table:table-cell>
          <table:table-cell table:formula="of:=[$fullres.X58]-[$halfres.X58]" office:value-type="float" office:value="0.03788688" calcext:value-type="float">
            <text:p>0.03788688</text:p>
          </table:table-cell>
          <table:table-cell table:formula="of:=[$fullres.Y58]-[$halfres.Y58]" office:value-type="float" office:value="-0.02264672" calcext:value-type="float">
            <text:p>-0.02264672</text:p>
          </table:table-cell>
          <table:table-cell table:formula="of:=[$fullres.Z58]-[$halfres.Z58]" office:value-type="float" office:value="-0.06275134" calcext:value-type="float">
            <text:p>-0.06275134</text:p>
          </table:table-cell>
          <table:table-cell table:formula="of:=[$fullres.AA58]-[$halfres.AA58]" office:value-type="float" office:value="0.07035974" calcext:value-type="float">
            <text:p>0.07035974</text:p>
          </table:table-cell>
          <table:table-cell table:formula="of:=[$fullres.AB58]-[$halfres.AB58]" office:value-type="float" office:value="-0.03012014" calcext:value-type="float">
            <text:p>-0.03012014</text:p>
          </table:table-cell>
          <table:table-cell table:formula="of:=[$fullres.AC58]-[$halfres.AC58]" office:value-type="float" office:value="-0.0666732999999999" calcext:value-type="float">
            <text:p>-0.0666732999999999</text:p>
          </table:table-cell>
          <table:table-cell table:formula="of:=[$fullres.AD58]-[$halfres.AD58]" office:value-type="float" office:value="0.06224436" calcext:value-type="float">
            <text:p>0.06224436</text:p>
          </table:table-cell>
          <table:table-cell table:formula="of:=[$fullres.AE58]-[$halfres.AE58]" office:value-type="float" office:value="-0.0550632500000003" calcext:value-type="float">
            <text:p>-0.0550632500000003</text:p>
          </table:table-cell>
          <table:table-cell table:formula="of:=[$fullres.AF58]-[$halfres.AF58]" office:value-type="float" office:value="-0.0666732999999999" calcext:value-type="float">
            <text:p>-0.0666732999999999</text:p>
          </table:table-cell>
          <table:table-cell table:formula="of:=[$fullres.AG58]-[$halfres.AG58]" office:value-type="float" office:value="0.04330092" calcext:value-type="float">
            <text:p>0.04330092</text:p>
          </table:table-cell>
          <table:table-cell table:formula="of:=[$fullres.AH58]-[$halfres.AH58]" office:value-type="float" office:value="-0.0550632500000003" calcext:value-type="float">
            <text:p>-0.0550632500000003</text:p>
          </table:table-cell>
          <table:table-cell table:formula="of:=[$fullres.AI58]-[$halfres.AI58]" office:value-type="float" office:value="-0.05490742" calcext:value-type="float">
            <text:p>-0.05490742</text:p>
          </table:table-cell>
          <table:table-cell table:formula="of:=[$fullres.AJ58]-[$halfres.AJ58]" office:value-type="float" office:value="0.03518176" calcext:value-type="float">
            <text:p>0.03518176</text:p>
          </table:table-cell>
          <table:table-cell table:formula="of:=[$fullres.AK58]-[$halfres.AK58]" office:value-type="float" office:value="-0.0461811999999999" calcext:value-type="float">
            <text:p>-0.0461811999999999</text:p>
          </table:table-cell>
          <table:table-cell table:formula="of:=[$fullres.AL58]-[$halfres.AL58]" office:value-type="float" office:value="-0.05098546" calcext:value-type="float">
            <text:p>-0.05098546</text:p>
          </table:table-cell>
          <table:table-cell table:formula="of:=[$fullres.AM58]-[$halfres.AM58]" office:value-type="float" office:value="0.02164856" calcext:value-type="float">
            <text:p>0.02164856</text:p>
          </table:table-cell>
          <table:table-cell table:formula="of:=[$fullres.AN58]-[$halfres.AN58]" office:value-type="float" office:value="-0.0350797800000002" calcext:value-type="float">
            <text:p>-0.0350797800000002</text:p>
          </table:table-cell>
          <table:table-cell table:formula="of:=[$fullres.AO58]-[$halfres.AO58]" office:value-type="float" office:value="-0.04706351" calcext:value-type="float">
            <text:p>-0.04706351</text:p>
          </table:table-cell>
          <table:table-cell table:formula="of:=[$fullres.AP58]-[$halfres.AP58]" office:value-type="float" office:value="0.27062222" calcext:value-type="float">
            <text:p>0.27062222</text:p>
          </table:table-cell>
          <table:table-cell table:formula="of:=[$fullres.AQ58]-[$halfres.AQ58]" office:value-type="float" office:value="-0.256184280000001" calcext:value-type="float">
            <text:p>-0.256184280000001</text:p>
          </table:table-cell>
          <table:table-cell table:formula="of:=[$fullres.AR58]-[$halfres.AR58]" office:value-type="float" office:value="-0.34900412" calcext:value-type="float">
            <text:p>-0.34900412</text:p>
          </table:table-cell>
          <table:table-cell table:formula="of:=[$fullres.AS58]-[$halfres.AS58]" office:value-type="float" office:value="0" calcext:value-type="float">
            <text:p>0</text:p>
          </table:table-cell>
          <table:table-cell table:formula="of:=[$fullres.AT58]-[$halfres.AT58]" office:value-type="float" office:value="0" calcext:value-type="float">
            <text:p>0</text:p>
          </table:table-cell>
          <table:table-cell table:formula="of:=[$fullres.AU58]-[$halfres.AU58]" office:value-type="float" office:value="0.085415900000001" calcext:value-type="float">
            <text:p>0.085415900000001</text:p>
          </table:table-cell>
          <table:table-cell table:formula="of:=[$fullres.AV58]-[$halfres.AV58]" office:value-type="float" office:value="-0.428852020000001" calcext:value-type="float">
            <text:p>-0.428852020000001</text:p>
          </table:table-cell>
          <table:table-cell table:formula="of:=[$fullres.AW58]-[$halfres.AW58]" office:value-type="float" office:value="-0.26610027" calcext:value-type="float">
            <text:p>-0.26610027</text:p>
          </table:table-cell>
          <table:table-cell table:formula="of:=[$fullres.AX58]-[$halfres.AX58]" office:value-type="float" office:value="-3.5421457" calcext:value-type="float">
            <text:p>-3.5421457</text:p>
          </table:table-cell>
          <table:table-cell table:formula="of:=[$fullres.AY58]-[$halfres.AY58]" office:value-type="float" office:value="-2.05584545999999" calcext:value-type="float">
            <text:p>-2.05584545999999</text:p>
          </table:table-cell>
          <table:table-cell table:formula="of:=[$fullres.AZ58]-[$halfres.AZ58]" office:value-type="float" office:value="-1.20416904" calcext:value-type="float">
            <text:p>-1.20416904</text:p>
          </table:table-cell>
          <table:table-cell table:formula="of:=[$fullres.BA58]-[$halfres.BA58]" office:value-type="float" office:value="-0.139161659999999" calcext:value-type="float">
            <text:p>-0.139161659999999</text:p>
          </table:table-cell>
          <table:table-cell table:formula="of:=[$fullres.BB58]-[$halfres.BB58]" office:value-type="float" office:value="0" calcext:value-type="float">
            <text:p>0</text:p>
          </table:table-cell>
          <table:table-cell table:formula="of:=[$fullres.BC58]-[$halfres.BC58]" office:value-type="float" office:value="0" calcext:value-type="float">
            <text:p>0</text:p>
          </table:table-cell>
          <table:table-cell table:formula="of:=[$fullres.BD58]-[$halfres.BD58]" office:value-type="float" office:value="0" calcext:value-type="float">
            <text:p>0</text:p>
          </table:table-cell>
          <table:table-cell table:formula="of:=[$fullres.BE58]-[$halfres.BE58]" office:value-type="float" office:value="0.1665384" calcext:value-type="float">
            <text:p>0.1665384</text:p>
          </table:table-cell>
          <table:table-cell table:formula="of:=[$fullres.BF58]-[$halfres.BF58]" office:value-type="float" office:value="-2.51291594" calcext:value-type="float">
            <text:p>-2.51291594</text:p>
          </table:table-cell>
          <table:table-cell table:formula="of:=[$fullres.BG58]-[$halfres.BG58]" office:value-type="float" office:value="9.98160334" calcext:value-type="float">
            <text:p>9.98160334</text:p>
          </table:table-cell>
          <table:table-cell table:formula="of:=[$fullres.BH58]-[$halfres.BH58]" office:value-type="float" office:value="0.80334345" calcext:value-type="float">
            <text:p>0.80334345</text:p>
          </table:table-cell>
          <table:table-cell table:formula="of:=[$fullres.BI58]-[$halfres.BI58]" office:value-type="float" office:value="0" calcext:value-type="float">
            <text:p>0</text:p>
          </table:table-cell>
          <table:table-cell table:formula="of:=[$fullres.BJ58]-[$halfres.BJ58]" office:value-type="float" office:value="0" calcext:value-type="float">
            <text:p>0</text:p>
          </table:table-cell>
          <table:table-cell table:formula="of:=[$fullres.BK58]-[$halfres.BK58]" office:value-type="float" office:value="0" calcext:value-type="float">
            <text:p>0</text:p>
          </table:table-cell>
        </table:table-row>
        <table:table-row table:style-name="ro1">
          <table:table-cell table:formula="of:=[$fullres.A59]-[$halfres.A59]" office:value-type="float" office:value="0" calcext:value-type="float">
            <text:p>0</text:p>
          </table:table-cell>
          <table:table-cell table:formula="of:=[$fullres.B59]-[$halfres.B59]" office:value-type="float" office:value="0.773016980000001" calcext:value-type="float">
            <text:p>0.773016980000001</text:p>
          </table:table-cell>
          <table:table-cell table:formula="of:=[$fullres.C59]-[$halfres.C59]" office:value-type="float" office:value="-1.54921835" calcext:value-type="float">
            <text:p>-1.54921835</text:p>
          </table:table-cell>
          <table:table-cell table:formula="of:=[$fullres.D59]-[$halfres.D59]" office:value-type="float" office:value="0.33691506000001" calcext:value-type="float">
            <text:p>0.33691506000001</text:p>
          </table:table-cell>
          <table:table-cell table:formula="of:=[$fullres.E59]-[$halfres.E59]" office:value-type="float" office:value="-0.00313904" calcext:value-type="float">
            <text:p>-0.00313904</text:p>
          </table:table-cell>
          <table:table-cell table:formula="of:=[$fullres.F59]-[$halfres.F59]" office:value-type="float" office:value="-0.01135602" calcext:value-type="float">
            <text:p>-0.01135602</text:p>
          </table:table-cell>
          <table:table-cell table:formula="of:=[$fullres.G59]-[$halfres.G59]" office:value-type="float" office:value="0.01362677" calcext:value-type="float">
            <text:p>0.01362677</text:p>
          </table:table-cell>
          <table:table-cell table:formula="of:=[$fullres.H59]-[$halfres.H59]" office:value-type="float" office:value="-13.58189857" calcext:value-type="float">
            <text:p>-13.58189857</text:p>
          </table:table-cell>
          <table:table-cell table:formula="of:=[$fullres.I59]-[$halfres.I59]" office:value-type="float" office:value="-10.95298994" calcext:value-type="float">
            <text:p>-10.95298994</text:p>
          </table:table-cell>
          <table:table-cell table:formula="of:=[$fullres.J59]-[$halfres.J59]" office:value-type="float" office:value="-21.52871382" calcext:value-type="float">
            <text:p>-21.52871382</text:p>
          </table:table-cell>
          <table:table-cell table:formula="of:=[$fullres.K59]-[$halfres.K59]" office:value-type="float" office:value="-27.53962824" calcext:value-type="float">
            <text:p>-27.53962824</text:p>
          </table:table-cell>
          <table:table-cell table:formula="of:=[$fullres.L59]-[$halfres.L59]" office:value-type="float" office:value="-0.48065719" calcext:value-type="float">
            <text:p>-0.48065719</text:p>
          </table:table-cell>
          <table:table-cell table:formula="of:=[$fullres.M59]-[$halfres.M59]" office:value-type="float" office:value="0.71865517" calcext:value-type="float">
            <text:p>0.71865517</text:p>
          </table:table-cell>
          <table:table-cell table:formula="of:=[$fullres.N59]-[$halfres.N59]" office:value-type="float" office:value="12.30884656" calcext:value-type="float">
            <text:p>12.30884656</text:p>
          </table:table-cell>
          <table:table-cell table:formula="of:=[$fullres.O59]-[$halfres.O59]" office:value-type="float" office:value="0" calcext:value-type="float">
            <text:p>0</text:p>
          </table:table-cell>
          <table:table-cell table:formula="of:=[$fullres.P59]-[$halfres.P59]" office:value-type="float" office:value="-4.74015273000001" calcext:value-type="float">
            <text:p>-4.74015273000001</text:p>
          </table:table-cell>
          <table:table-cell table:formula="of:=[$fullres.Q59]-[$halfres.Q59]" office:value-type="float" office:value="-21.72119717" calcext:value-type="float">
            <text:p>-21.72119717</text:p>
          </table:table-cell>
          <table:table-cell table:formula="of:=[$fullres.R59]-[$halfres.R59]" office:value-type="float" office:value="31.85391929" calcext:value-type="float">
            <text:p>31.85391929</text:p>
          </table:table-cell>
          <table:table-cell table:formula="of:=[$fullres.S59]-[$halfres.S59]" office:value-type="float" office:value="-5.55825797" calcext:value-type="float">
            <text:p>-5.55825797</text:p>
          </table:table-cell>
          <table:table-cell table:formula="of:=[$fullres.T59]-[$halfres.T59]" office:value-type="float" office:value="-0.0970099" calcext:value-type="float">
            <text:p>-0.0970099</text:p>
          </table:table-cell>
          <table:table-cell table:formula="of:=[$fullres.U59]-[$halfres.U59]" office:value-type="float" office:value="18.30047661" calcext:value-type="float">
            <text:p>18.30047661</text:p>
          </table:table-cell>
          <table:table-cell table:formula="of:=[$fullres.V59]-[$halfres.V59]" office:value-type="float" office:value="-18.71293448" calcext:value-type="float">
            <text:p>-18.71293448</text:p>
          </table:table-cell>
          <table:table-cell table:formula="of:=[$fullres.W59]-[$halfres.W59]" office:value-type="float" office:value="0" calcext:value-type="float">
            <text:p>0</text:p>
          </table:table-cell>
          <table:table-cell table:formula="of:=[$fullres.X59]-[$halfres.X59]" office:value-type="float" office:value="0.03578321" calcext:value-type="float">
            <text:p>0.03578321</text:p>
          </table:table-cell>
          <table:table-cell table:formula="of:=[$fullres.Y59]-[$halfres.Y59]" office:value-type="float" office:value="-0.0137830999999999" calcext:value-type="float">
            <text:p>-0.0137830999999999</text:p>
          </table:table-cell>
          <table:table-cell table:formula="of:=[$fullres.Z59]-[$halfres.Z59]" office:value-type="float" office:value="-0.04777207" calcext:value-type="float">
            <text:p>-0.04777207</text:p>
          </table:table-cell>
          <table:table-cell table:formula="of:=[$fullres.AA59]-[$halfres.AA59]" office:value-type="float" office:value="0.066453" calcext:value-type="float">
            <text:p>0.066453</text:p>
          </table:table-cell>
          <table:table-cell table:formula="of:=[$fullres.AB59]-[$halfres.AB59]" office:value-type="float" office:value="-0.01833153" calcext:value-type="float">
            <text:p>-0.01833153</text:p>
          </table:table-cell>
          <table:table-cell table:formula="of:=[$fullres.AC59]-[$halfres.AC59]" office:value-type="float" office:value="-0.05075781" calcext:value-type="float">
            <text:p>-0.05075781</text:p>
          </table:table-cell>
          <table:table-cell table:formula="of:=[$fullres.AD59]-[$halfres.AD59]" office:value-type="float" office:value="0.05878824" calcext:value-type="float">
            <text:p>0.05878824</text:p>
          </table:table-cell>
          <table:table-cell table:formula="of:=[$fullres.AE59]-[$halfres.AE59]" office:value-type="float" office:value="-0.0335122299999999" calcext:value-type="float">
            <text:p>-0.0335122299999999</text:p>
          </table:table-cell>
          <table:table-cell table:formula="of:=[$fullres.AF59]-[$halfres.AF59]" office:value-type="float" office:value="-0.05075781" calcext:value-type="float">
            <text:p>-0.05075781</text:p>
          </table:table-cell>
          <table:table-cell table:formula="of:=[$fullres.AG59]-[$halfres.AG59]" office:value-type="float" office:value="0.04089664" calcext:value-type="float">
            <text:p>0.04089664</text:p>
          </table:table-cell>
          <table:table-cell table:formula="of:=[$fullres.AH59]-[$halfres.AH59]" office:value-type="float" office:value="-0.0335122299999999" calcext:value-type="float">
            <text:p>-0.0335122299999999</text:p>
          </table:table-cell>
          <table:table-cell table:formula="of:=[$fullres.AI59]-[$halfres.AI59]" office:value-type="float" office:value="-0.04180055" calcext:value-type="float">
            <text:p>-0.04180055</text:p>
          </table:table-cell>
          <table:table-cell table:formula="of:=[$fullres.AJ59]-[$halfres.AJ59]" office:value-type="float" office:value="0.03322829" calcext:value-type="float">
            <text:p>0.03322829</text:p>
          </table:table-cell>
          <table:table-cell table:formula="of:=[$fullres.AK59]-[$halfres.AK59]" office:value-type="float" office:value="-0.0281064999999998" calcext:value-type="float">
            <text:p>-0.0281064999999998</text:p>
          </table:table-cell>
          <table:table-cell table:formula="of:=[$fullres.AL59]-[$halfres.AL59]" office:value-type="float" office:value="-0.0388148" calcext:value-type="float">
            <text:p>-0.0388148</text:p>
          </table:table-cell>
          <table:table-cell table:formula="of:=[$fullres.AM59]-[$halfres.AM59]" office:value-type="float" office:value="0.02044653" calcext:value-type="float">
            <text:p>0.02044653</text:p>
          </table:table-cell>
          <table:table-cell table:formula="of:=[$fullres.AN59]-[$halfres.AN59]" office:value-type="float" office:value="-0.0213500200000001" calcext:value-type="float">
            <text:p>-0.0213500200000001</text:p>
          </table:table-cell>
          <table:table-cell table:formula="of:=[$fullres.AO59]-[$halfres.AO59]" office:value-type="float" office:value="-0.03582904" calcext:value-type="float">
            <text:p>-0.03582904</text:p>
          </table:table-cell>
          <table:table-cell table:formula="of:=[$fullres.AP59]-[$halfres.AP59]" office:value-type="float" office:value="0.25559592" calcext:value-type="float">
            <text:p>0.25559592</text:p>
          </table:table-cell>
          <table:table-cell table:formula="of:=[$fullres.AQ59]-[$halfres.AQ59]" office:value-type="float" office:value="-0.15591717" calcext:value-type="float">
            <text:p>-0.15591717</text:p>
          </table:table-cell>
          <table:table-cell table:formula="of:=[$fullres.AR59]-[$halfres.AR59]" office:value-type="float" office:value="-0.26569387" calcext:value-type="float">
            <text:p>-0.26569387</text:p>
          </table:table-cell>
          <table:table-cell table:formula="of:=[$fullres.AS59]-[$halfres.AS59]" office:value-type="float" office:value="0" calcext:value-type="float">
            <text:p>0</text:p>
          </table:table-cell>
          <table:table-cell table:formula="of:=[$fullres.AT59]-[$halfres.AT59]" office:value-type="float" office:value="0" calcext:value-type="float">
            <text:p>0</text:p>
          </table:table-cell>
          <table:table-cell table:formula="of:=[$fullres.AU59]-[$halfres.AU59]" office:value-type="float" office:value="0.13154061" calcext:value-type="float">
            <text:p>0.13154061</text:p>
          </table:table-cell>
          <table:table-cell table:formula="of:=[$fullres.AV59]-[$halfres.AV59]" office:value-type="float" office:value="-0.98024459" calcext:value-type="float">
            <text:p>-0.98024459</text:p>
          </table:table-cell>
          <table:table-cell table:formula="of:=[$fullres.AW59]-[$halfres.AW59]" office:value-type="float" office:value="0.57945656" calcext:value-type="float">
            <text:p>0.57945656</text:p>
          </table:table-cell>
          <table:table-cell table:formula="of:=[$fullres.AX59]-[$halfres.AX59]" office:value-type="float" office:value="-3.06816149" calcext:value-type="float">
            <text:p>-3.06816149</text:p>
          </table:table-cell>
          <table:table-cell table:formula="of:=[$fullres.AY59]-[$halfres.AY59]" office:value-type="float" office:value="-2.25511026" calcext:value-type="float">
            <text:p>-2.25511026</text:p>
          </table:table-cell>
          <table:table-cell table:formula="of:=[$fullres.AZ59]-[$halfres.AZ59]" office:value-type="float" office:value="-0.887059410000006" calcext:value-type="float">
            <text:p>-0.887059410000006</text:p>
          </table:table-cell>
          <table:table-cell table:formula="of:=[$fullres.BA59]-[$halfres.BA59]" office:value-type="float" office:value="-0.0805213600000059" calcext:value-type="float">
            <text:p>-0.0805213600000059</text:p>
          </table:table-cell>
          <table:table-cell table:formula="of:=[$fullres.BB59]-[$halfres.BB59]" office:value-type="float" office:value="0" calcext:value-type="float">
            <text:p>0</text:p>
          </table:table-cell>
          <table:table-cell table:formula="of:=[$fullres.BC59]-[$halfres.BC59]" office:value-type="float" office:value="0" calcext:value-type="float">
            <text:p>0</text:p>
          </table:table-cell>
          <table:table-cell table:formula="of:=[$fullres.BD59]-[$halfres.BD59]" office:value-type="float" office:value="0" calcext:value-type="float">
            <text:p>0</text:p>
          </table:table-cell>
          <table:table-cell table:formula="of:=[$fullres.BE59]-[$halfres.BE59]" office:value-type="float" office:value="-2.78080094" calcext:value-type="float">
            <text:p>-2.78080094</text:p>
          </table:table-cell>
          <table:table-cell table:formula="of:=[$fullres.BF59]-[$halfres.BF59]" office:value-type="float" office:value="-1.31749493" calcext:value-type="float">
            <text:p>-1.31749493</text:p>
          </table:table-cell>
          <table:table-cell table:formula="of:=[$fullres.BG59]-[$halfres.BG59]" office:value-type="float" office:value="1.46900224" calcext:value-type="float">
            <text:p>1.46900224</text:p>
          </table:table-cell>
          <table:table-cell table:formula="of:=[$fullres.BH59]-[$halfres.BH59]" office:value-type="float" office:value="1.33523471" calcext:value-type="float">
            <text:p>1.33523471</text:p>
          </table:table-cell>
          <table:table-cell table:formula="of:=[$fullres.BI59]-[$halfres.BI59]" office:value-type="float" office:value="0" calcext:value-type="float">
            <text:p>0</text:p>
          </table:table-cell>
          <table:table-cell table:formula="of:=[$fullres.BJ59]-[$halfres.BJ59]" office:value-type="float" office:value="0" calcext:value-type="float">
            <text:p>0</text:p>
          </table:table-cell>
          <table:table-cell table:formula="of:=[$fullres.BK59]-[$halfres.BK59]" office:value-type="float" office:value="0" calcext:value-type="float">
            <text:p>0</text:p>
          </table:table-cell>
        </table:table-row>
        <table:table-row table:style-name="ro1">
          <table:table-cell table:formula="of:=[$fullres.A60]-[$halfres.A60]" office:value-type="float" office:value="0" calcext:value-type="float">
            <text:p>0</text:p>
          </table:table-cell>
          <table:table-cell table:formula="of:=[$fullres.B60]-[$halfres.B60]" office:value-type="float" office:value="0.762696480000003" calcext:value-type="float">
            <text:p>0.762696480000003</text:p>
          </table:table-cell>
          <table:table-cell table:formula="of:=[$fullres.C60]-[$halfres.C60]" office:value-type="float" office:value="-1.52082541" calcext:value-type="float">
            <text:p>-1.52082541</text:p>
          </table:table-cell>
          <table:table-cell table:formula="of:=[$fullres.D60]-[$halfres.D60]" office:value-type="float" office:value="-0.350592020000008" calcext:value-type="float">
            <text:p>-0.350592020000008</text:p>
          </table:table-cell>
          <table:table-cell table:formula="of:=[$fullres.E60]-[$halfres.E60]" office:value-type="float" office:value="-0.00319527" calcext:value-type="float">
            <text:p>-0.00319527</text:p>
          </table:table-cell>
          <table:table-cell table:formula="of:=[$fullres.F60]-[$halfres.F60]" office:value-type="float" office:value="-0.01043211" calcext:value-type="float">
            <text:p>-0.01043211</text:p>
          </table:table-cell>
          <table:table-cell table:formula="of:=[$fullres.G60]-[$halfres.G60]" office:value-type="float" office:value="0.0125383099999999" calcext:value-type="float">
            <text:p>0.0125383099999999</text:p>
          </table:table-cell>
          <table:table-cell table:formula="of:=[$fullres.H60]-[$halfres.H60]" office:value-type="float" office:value="-14.74079766" calcext:value-type="float">
            <text:p>-14.74079766</text:p>
          </table:table-cell>
          <table:table-cell table:formula="of:=[$fullres.I60]-[$halfres.I60]" office:value-type="float" office:value="-11.64486292" calcext:value-type="float">
            <text:p>-11.64486292</text:p>
          </table:table-cell>
          <table:table-cell table:formula="of:=[$fullres.J60]-[$halfres.J60]" office:value-type="float" office:value="-24.35814669" calcext:value-type="float">
            <text:p>-24.35814669</text:p>
          </table:table-cell>
          <table:table-cell table:formula="of:=[$fullres.K60]-[$halfres.K60]" office:value-type="float" office:value="-27.32983002" calcext:value-type="float">
            <text:p>-27.32983002</text:p>
          </table:table-cell>
          <table:table-cell table:formula="of:=[$fullres.L60]-[$halfres.L60]" office:value-type="float" office:value="-0.47699552" calcext:value-type="float">
            <text:p>-0.47699552</text:p>
          </table:table-cell>
          <table:table-cell table:formula="of:=[$fullres.M60]-[$halfres.M60]" office:value-type="float" office:value="1.30484277" calcext:value-type="float">
            <text:p>1.30484277</text:p>
          </table:table-cell>
          <table:table-cell table:formula="of:=[$fullres.N60]-[$halfres.N60]" office:value-type="float" office:value="14.61258363" calcext:value-type="float">
            <text:p>14.61258363</text:p>
          </table:table-cell>
          <table:table-cell table:formula="of:=[$fullres.O60]-[$halfres.O60]" office:value-type="float" office:value="0" calcext:value-type="float">
            <text:p>0</text:p>
          </table:table-cell>
          <table:table-cell table:formula="of:=[$fullres.P60]-[$halfres.P60]" office:value-type="float" office:value="-3.69387382" calcext:value-type="float">
            <text:p>-3.69387382</text:p>
          </table:table-cell>
          <table:table-cell table:formula="of:=[$fullres.Q60]-[$halfres.Q60]" office:value-type="float" office:value="-20.66883572" calcext:value-type="float">
            <text:p>-20.66883572</text:p>
          </table:table-cell>
          <table:table-cell table:formula="of:=[$fullres.R60]-[$halfres.R60]" office:value-type="float" office:value="34.58186707" calcext:value-type="float">
            <text:p>34.58186707</text:p>
          </table:table-cell>
          <table:table-cell table:formula="of:=[$fullres.S60]-[$halfres.S60]" office:value-type="float" office:value="-6.74230353" calcext:value-type="float">
            <text:p>-6.74230353</text:p>
          </table:table-cell>
          <table:table-cell table:formula="of:=[$fullres.T60]-[$halfres.T60]" office:value-type="float" office:value="-0.11767539" calcext:value-type="float">
            <text:p>-0.11767539</text:p>
          </table:table-cell>
          <table:table-cell table:formula="of:=[$fullres.U60]-[$halfres.U60]" office:value-type="float" office:value="18.1238405" calcext:value-type="float">
            <text:p>18.1238405</text:p>
          </table:table-cell>
          <table:table-cell table:formula="of:=[$fullres.V60]-[$halfres.V60]" office:value-type="float" office:value="-18.79451981" calcext:value-type="float">
            <text:p>-18.79451981</text:p>
          </table:table-cell>
          <table:table-cell table:formula="of:=[$fullres.W60]-[$halfres.W60]" office:value-type="float" office:value="0" calcext:value-type="float">
            <text:p>0</text:p>
          </table:table-cell>
          <table:table-cell table:formula="of:=[$fullres.X60]-[$halfres.X60]" office:value-type="float" office:value="0.0325917" calcext:value-type="float">
            <text:p>0.0325917</text:p>
          </table:table-cell>
          <table:table-cell table:formula="of:=[$fullres.Y60]-[$halfres.Y60]" office:value-type="float" office:value="-0.00770583000000014" calcext:value-type="float">
            <text:p>-0.00770583000000014</text:p>
          </table:table-cell>
          <table:table-cell table:formula="of:=[$fullres.Z60]-[$halfres.Z60]" office:value-type="float" office:value="0.04790682" calcext:value-type="float">
            <text:p>0.04790682</text:p>
          </table:table-cell>
          <table:table-cell table:formula="of:=[$fullres.AA60]-[$halfres.AA60]" office:value-type="float" office:value="0.06052604" calcext:value-type="float">
            <text:p>0.06052604</text:p>
          </table:table-cell>
          <table:table-cell table:formula="of:=[$fullres.AB60]-[$halfres.AB60]" office:value-type="float" office:value="-0.0102487500000001" calcext:value-type="float">
            <text:p>-0.0102487500000001</text:p>
          </table:table-cell>
          <table:table-cell table:formula="of:=[$fullres.AC60]-[$halfres.AC60]" office:value-type="float" office:value="0.0509009999999999" calcext:value-type="float">
            <text:p>0.0509009999999999</text:p>
          </table:table-cell>
          <table:table-cell table:formula="of:=[$fullres.AD60]-[$halfres.AD60]" office:value-type="float" office:value="0.05354489" calcext:value-type="float">
            <text:p>0.05354489</text:p>
          </table:table-cell>
          <table:table-cell table:formula="of:=[$fullres.AE60]-[$halfres.AE60]" office:value-type="float" office:value="-0.0187359500000004" calcext:value-type="float">
            <text:p>-0.0187359500000004</text:p>
          </table:table-cell>
          <table:table-cell table:formula="of:=[$fullres.AF60]-[$halfres.AF60]" office:value-type="float" office:value="0.0509009999999999" calcext:value-type="float">
            <text:p>0.0509009999999999</text:p>
          </table:table-cell>
          <table:table-cell table:formula="of:=[$fullres.AG60]-[$halfres.AG60]" office:value-type="float" office:value="0.03724905" calcext:value-type="float">
            <text:p>0.03724905</text:p>
          </table:table-cell>
          <table:table-cell table:formula="of:=[$fullres.AH60]-[$halfres.AH60]" office:value-type="float" office:value="-0.0187359500000004" calcext:value-type="float">
            <text:p>-0.0187359500000004</text:p>
          </table:table-cell>
          <table:table-cell table:formula="of:=[$fullres.AI60]-[$halfres.AI60]" office:value-type="float" office:value="0.04191847" calcext:value-type="float">
            <text:p>0.04191847</text:p>
          </table:table-cell>
          <table:table-cell table:formula="of:=[$fullres.AJ60]-[$halfres.AJ60]" office:value-type="float" office:value="0.03026464" calcext:value-type="float">
            <text:p>0.03026464</text:p>
          </table:table-cell>
          <table:table-cell table:formula="of:=[$fullres.AK60]-[$halfres.AK60]" office:value-type="float" office:value="-0.0157137199999999" calcext:value-type="float">
            <text:p>-0.0157137199999999</text:p>
          </table:table-cell>
          <table:table-cell table:formula="of:=[$fullres.AL60]-[$halfres.AL60]" office:value-type="float" office:value="0.03892429" calcext:value-type="float">
            <text:p>0.03892429</text:p>
          </table:table-cell>
          <table:table-cell table:formula="of:=[$fullres.AM60]-[$halfres.AM60]" office:value-type="float" office:value="0.0186229" calcext:value-type="float">
            <text:p>0.0186229</text:p>
          </table:table-cell>
          <table:table-cell table:formula="of:=[$fullres.AN60]-[$halfres.AN60]" office:value-type="float" office:value="-0.01193632" calcext:value-type="float">
            <text:p>-0.01193632</text:p>
          </table:table-cell>
          <table:table-cell table:formula="of:=[$fullres.AO60]-[$halfres.AO60]" office:value-type="float" office:value="0.03593012" calcext:value-type="float">
            <text:p>0.03593012</text:p>
          </table:table-cell>
          <table:table-cell table:formula="of:=[$fullres.AP60]-[$halfres.AP60]" office:value-type="float" office:value="0.23279921" calcext:value-type="float">
            <text:p>0.23279921</text:p>
          </table:table-cell>
          <table:table-cell table:formula="of:=[$fullres.AQ60]-[$halfres.AQ60]" office:value-type="float" office:value="-0.0871698599999995" calcext:value-type="float">
            <text:p>-0.0871698599999995</text:p>
          </table:table-cell>
          <table:table-cell table:formula="of:=[$fullres.AR60]-[$halfres.AR60]" office:value-type="float" office:value="0.26644338" calcext:value-type="float">
            <text:p>0.26644338</text:p>
          </table:table-cell>
          <table:table-cell table:formula="of:=[$fullres.AS60]-[$halfres.AS60]" office:value-type="float" office:value="0" calcext:value-type="float">
            <text:p>0</text:p>
          </table:table-cell>
          <table:table-cell table:formula="of:=[$fullres.AT60]-[$halfres.AT60]" office:value-type="float" office:value="0" calcext:value-type="float">
            <text:p>0</text:p>
          </table:table-cell>
          <table:table-cell table:formula="of:=[$fullres.AU60]-[$halfres.AU60]" office:value-type="float" office:value="0.27148912" calcext:value-type="float">
            <text:p>0.27148912</text:p>
          </table:table-cell>
          <table:table-cell table:formula="of:=[$fullres.AV60]-[$halfres.AV60]" office:value-type="float" office:value="-0.988999060000001" calcext:value-type="float">
            <text:p>-0.988999060000001</text:p>
          </table:table-cell>
          <table:table-cell table:formula="of:=[$fullres.AW60]-[$halfres.AW60]" office:value-type="float" office:value="0.73078965" calcext:value-type="float">
            <text:p>0.73078965</text:p>
          </table:table-cell>
          <table:table-cell table:formula="of:=[$fullres.AX60]-[$halfres.AX60]" office:value-type="float" office:value="-2.46551696" calcext:value-type="float">
            <text:p>-2.46551696</text:p>
          </table:table-cell>
          <table:table-cell table:formula="of:=[$fullres.AY60]-[$halfres.AY60]" office:value-type="float" office:value="-2.33816133" calcext:value-type="float">
            <text:p>-2.33816133</text:p>
          </table:table-cell>
          <table:table-cell table:formula="of:=[$fullres.AZ60]-[$halfres.AZ60]" office:value-type="float" office:value="-0.338548169999996" calcext:value-type="float">
            <text:p>-0.338548169999996</text:p>
          </table:table-cell>
          <table:table-cell table:formula="of:=[$fullres.BA60]-[$halfres.BA60]" office:value-type="float" office:value="-0.212583119999991" calcext:value-type="float">
            <text:p>-0.212583119999991</text:p>
          </table:table-cell>
          <table:table-cell table:formula="of:=[$fullres.BB60]-[$halfres.BB60]" office:value-type="float" office:value="0" calcext:value-type="float">
            <text:p>0</text:p>
          </table:table-cell>
          <table:table-cell table:formula="of:=[$fullres.BC60]-[$halfres.BC60]" office:value-type="float" office:value="0" calcext:value-type="float">
            <text:p>0</text:p>
          </table:table-cell>
          <table:table-cell table:formula="of:=[$fullres.BD60]-[$halfres.BD60]" office:value-type="float" office:value="0" calcext:value-type="float">
            <text:p>0</text:p>
          </table:table-cell>
          <table:table-cell table:formula="of:=[$fullres.BE60]-[$halfres.BE60]" office:value-type="float" office:value="-2.68438007" calcext:value-type="float">
            <text:p>-2.68438007</text:p>
          </table:table-cell>
          <table:table-cell table:formula="of:=[$fullres.BF60]-[$halfres.BF60]" office:value-type="float" office:value="-1.3095311" calcext:value-type="float">
            <text:p>-1.3095311</text:p>
          </table:table-cell>
          <table:table-cell table:formula="of:=[$fullres.BG60]-[$halfres.BG60]" office:value-type="float" office:value="1.97314254" calcext:value-type="float">
            <text:p>1.97314254</text:p>
          </table:table-cell>
          <table:table-cell table:formula="of:=[$fullres.BH60]-[$halfres.BH60]" office:value-type="float" office:value="1.12412268" calcext:value-type="float">
            <text:p>1.12412268</text:p>
          </table:table-cell>
          <table:table-cell table:formula="of:=[$fullres.BI60]-[$halfres.BI60]" office:value-type="float" office:value="0" calcext:value-type="float">
            <text:p>0</text:p>
          </table:table-cell>
          <table:table-cell table:formula="of:=[$fullres.BJ60]-[$halfres.BJ60]" office:value-type="float" office:value="0" calcext:value-type="float">
            <text:p>0</text:p>
          </table:table-cell>
          <table:table-cell table:formula="of:=[$fullres.BK60]-[$halfres.BK60]" office:value-type="float" office:value="0" calcext:value-type="float">
            <text:p>0</text:p>
          </table:table-cell>
        </table:table-row>
        <table:table-row table:style-name="ro1">
          <table:table-cell table:formula="of:=[$fullres.A61]-[$halfres.A61]" office:value-type="float" office:value="0" calcext:value-type="float">
            <text:p>0</text:p>
          </table:table-cell>
          <table:table-cell table:formula="of:=[$fullres.B61]-[$halfres.B61]" office:value-type="float" office:value="0.620675859999999" calcext:value-type="float">
            <text:p>0.620675859999999</text:p>
          </table:table-cell>
          <table:table-cell table:formula="of:=[$fullres.C61]-[$halfres.C61]" office:value-type="float" office:value="-1.47861411" calcext:value-type="float">
            <text:p>-1.47861411</text:p>
          </table:table-cell>
          <table:table-cell table:formula="of:=[$fullres.D61]-[$halfres.D61]" office:value-type="float" office:value="-1.11825091" calcext:value-type="float">
            <text:p>-1.11825091</text:p>
          </table:table-cell>
          <table:table-cell table:formula="of:=[$fullres.E61]-[$halfres.E61]" office:value-type="float" office:value="-0.0031626" calcext:value-type="float">
            <text:p>-0.0031626</text:p>
          </table:table-cell>
          <table:table-cell table:formula="of:=[$fullres.F61]-[$halfres.F61]" office:value-type="float" office:value="-0.00937569999999999" calcext:value-type="float">
            <text:p>-0.00937569999999999</text:p>
          </table:table-cell>
          <table:table-cell table:formula="of:=[$fullres.G61]-[$halfres.G61]" office:value-type="float" office:value="0.0113555799999999" calcext:value-type="float">
            <text:p>0.0113555799999999</text:p>
          </table:table-cell>
          <table:table-cell table:formula="of:=[$fullres.H61]-[$halfres.H61]" office:value-type="float" office:value="-15.7626794" calcext:value-type="float">
            <text:p>-15.7626794</text:p>
          </table:table-cell>
          <table:table-cell table:formula="of:=[$fullres.I61]-[$halfres.I61]" office:value-type="float" office:value="-12.40083431" calcext:value-type="float">
            <text:p>-12.40083431</text:p>
          </table:table-cell>
          <table:table-cell table:formula="of:=[$fullres.J61]-[$halfres.J61]" office:value-type="float" office:value="-26.283588" calcext:value-type="float">
            <text:p>-26.283588</text:p>
          </table:table-cell>
          <table:table-cell table:formula="of:=[$fullres.K61]-[$halfres.K61]" office:value-type="float" office:value="-26.69553987" calcext:value-type="float">
            <text:p>-26.69553987</text:p>
          </table:table-cell>
          <table:table-cell table:formula="of:=[$fullres.L61]-[$halfres.L61]" office:value-type="float" office:value="-0.46592506" calcext:value-type="float">
            <text:p>-0.46592506</text:p>
          </table:table-cell>
          <table:table-cell table:formula="of:=[$fullres.M61]-[$halfres.M61]" office:value-type="float" office:value="1.66967932" calcext:value-type="float">
            <text:p>1.66967932</text:p>
          </table:table-cell>
          <table:table-cell table:formula="of:=[$fullres.N61]-[$halfres.N61]" office:value-type="float" office:value="16.38320314" calcext:value-type="float">
            <text:p>16.38320314</text:p>
          </table:table-cell>
          <table:table-cell table:formula="of:=[$fullres.O61]-[$halfres.O61]" office:value-type="float" office:value="0" calcext:value-type="float">
            <text:p>0</text:p>
          </table:table-cell>
          <table:table-cell table:formula="of:=[$fullres.P61]-[$halfres.P61]" office:value-type="float" office:value="-3.51236452" calcext:value-type="float">
            <text:p>-3.51236452</text:p>
          </table:table-cell>
          <table:table-cell table:formula="of:=[$fullres.Q61]-[$halfres.Q61]" office:value-type="float" office:value="-19.46700774" calcext:value-type="float">
            <text:p>-19.46700774</text:p>
          </table:table-cell>
          <table:table-cell table:formula="of:=[$fullres.R61]-[$halfres.R61]" office:value-type="float" office:value="36.43862955" calcext:value-type="float">
            <text:p>36.43862955</text:p>
          </table:table-cell>
          <table:table-cell table:formula="of:=[$fullres.S61]-[$halfres.S61]" office:value-type="float" office:value="-8.26467534" calcext:value-type="float">
            <text:p>-8.26467534</text:p>
          </table:table-cell>
          <table:table-cell table:formula="of:=[$fullres.T61]-[$halfres.T61]" office:value-type="float" office:value="-0.14424579" calcext:value-type="float">
            <text:p>-0.14424579</text:p>
          </table:table-cell>
          <table:table-cell table:formula="of:=[$fullres.U61]-[$halfres.U61]" office:value-type="float" office:value="18.00987979" calcext:value-type="float">
            <text:p>18.00987979</text:p>
          </table:table-cell>
          <table:table-cell table:formula="of:=[$fullres.V61]-[$halfres.V61]" office:value-type="float" office:value="-18.82703832" calcext:value-type="float">
            <text:p>-18.82703832</text:p>
          </table:table-cell>
          <table:table-cell table:formula="of:=[$fullres.W61]-[$halfres.W61]" office:value-type="float" office:value="0" calcext:value-type="float">
            <text:p>0</text:p>
          </table:table-cell>
          <table:table-cell table:formula="of:=[$fullres.X61]-[$halfres.X61]" office:value-type="float" office:value="0.03150117" calcext:value-type="float">
            <text:p>0.03150117</text:p>
          </table:table-cell>
          <table:table-cell table:formula="of:=[$fullres.Y61]-[$halfres.Y61]" office:value-type="float" office:value="0.01550505" calcext:value-type="float">
            <text:p>0.01550505</text:p>
          </table:table-cell>
          <table:table-cell table:formula="of:=[$fullres.Z61]-[$halfres.Z61]" office:value-type="float" office:value="0.17380774" calcext:value-type="float">
            <text:p>0.17380774</text:p>
          </table:table-cell>
          <table:table-cell table:formula="of:=[$fullres.AA61]-[$halfres.AA61]" office:value-type="float" office:value="0.05850084" calcext:value-type="float">
            <text:p>0.05850084</text:p>
          </table:table-cell>
          <table:table-cell table:formula="of:=[$fullres.AB61]-[$halfres.AB61]" office:value-type="float" office:value="0.0206217200000001" calcext:value-type="float">
            <text:p>0.0206217200000001</text:p>
          </table:table-cell>
          <table:table-cell table:formula="of:=[$fullres.AC61]-[$halfres.AC61]" office:value-type="float" office:value="0.18467073" calcext:value-type="float">
            <text:p>0.18467073</text:p>
          </table:table-cell>
          <table:table-cell table:formula="of:=[$fullres.AD61]-[$halfres.AD61]" office:value-type="float" office:value="0.05175328" calcext:value-type="float">
            <text:p>0.05175328</text:p>
          </table:table-cell>
          <table:table-cell table:formula="of:=[$fullres.AE61]-[$halfres.AE61]" office:value-type="float" office:value="0.0376989800000001" calcext:value-type="float">
            <text:p>0.0376989800000001</text:p>
          </table:table-cell>
          <table:table-cell table:formula="of:=[$fullres.AF61]-[$halfres.AF61]" office:value-type="float" office:value="0.18467073" calcext:value-type="float">
            <text:p>0.18467073</text:p>
          </table:table-cell>
          <table:table-cell table:formula="of:=[$fullres.AG61]-[$halfres.AG61]" office:value-type="float" office:value="0.0360027" calcext:value-type="float">
            <text:p>0.0360027</text:p>
          </table:table-cell>
          <table:table-cell table:formula="of:=[$fullres.AH61]-[$halfres.AH61]" office:value-type="float" office:value="0.0376989800000001" calcext:value-type="float">
            <text:p>0.0376989800000001</text:p>
          </table:table-cell>
          <table:table-cell table:formula="of:=[$fullres.AI61]-[$halfres.AI61]" office:value-type="float" office:value="0.15208178" calcext:value-type="float">
            <text:p>0.15208178</text:p>
          </table:table-cell>
          <table:table-cell table:formula="of:=[$fullres.AJ61]-[$halfres.AJ61]" office:value-type="float" office:value="0.02925199" calcext:value-type="float">
            <text:p>0.02925199</text:p>
          </table:table-cell>
          <table:table-cell table:formula="of:=[$fullres.AK61]-[$halfres.AK61]" office:value-type="float" office:value="0.0316179000000001" calcext:value-type="float">
            <text:p>0.0316179000000001</text:p>
          </table:table-cell>
          <table:table-cell table:formula="of:=[$fullres.AL61]-[$halfres.AL61]" office:value-type="float" office:value="0.14121879" calcext:value-type="float">
            <text:p>0.14121879</text:p>
          </table:table-cell>
          <table:table-cell table:formula="of:=[$fullres.AM61]-[$halfres.AM61]" office:value-type="float" office:value="0.01799977" calcext:value-type="float">
            <text:p>0.01799977</text:p>
          </table:table-cell>
          <table:table-cell table:formula="of:=[$fullres.AN61]-[$halfres.AN61]" office:value-type="float" office:value="0.0240173300000002" calcext:value-type="float">
            <text:p>0.0240173300000002</text:p>
          </table:table-cell>
          <table:table-cell table:formula="of:=[$fullres.AO61]-[$halfres.AO61]" office:value-type="float" office:value="0.1303558" calcext:value-type="float">
            <text:p>0.1303558</text:p>
          </table:table-cell>
          <table:table-cell table:formula="of:=[$fullres.AP61]-[$halfres.AP61]" office:value-type="float" office:value="0.22500975" calcext:value-type="float">
            <text:p>0.22500975</text:p>
          </table:table-cell>
          <table:table-cell table:formula="of:=[$fullres.AQ61]-[$halfres.AQ61]" office:value-type="float" office:value="0.175396259999999" calcext:value-type="float">
            <text:p>0.175396259999999</text:p>
          </table:table-cell>
          <table:table-cell table:formula="of:=[$fullres.AR61]-[$halfres.AR61]" office:value-type="float" office:value="0.96666653" calcext:value-type="float">
            <text:p>0.96666653</text:p>
          </table:table-cell>
          <table:table-cell table:formula="of:=[$fullres.AS61]-[$halfres.AS61]" office:value-type="float" office:value="0" calcext:value-type="float">
            <text:p>0</text:p>
          </table:table-cell>
          <table:table-cell table:formula="of:=[$fullres.AT61]-[$halfres.AT61]" office:value-type="float" office:value="0" calcext:value-type="float">
            <text:p>0</text:p>
          </table:table-cell>
          <table:table-cell table:formula="of:=[$fullres.AU61]-[$halfres.AU61]" office:value-type="float" office:value="-0.281121199999999" calcext:value-type="float">
            <text:p>-0.281121199999999</text:p>
          </table:table-cell>
          <table:table-cell table:formula="of:=[$fullres.AV61]-[$halfres.AV61]" office:value-type="float" office:value="-0.685234940000001" calcext:value-type="float">
            <text:p>-0.685234940000001</text:p>
          </table:table-cell>
          <table:table-cell table:formula="of:=[$fullres.AW61]-[$halfres.AW61]" office:value-type="float" office:value="0.30797433" calcext:value-type="float">
            <text:p>0.30797433</text:p>
          </table:table-cell>
          <table:table-cell table:formula="of:=[$fullres.AX61]-[$halfres.AX61]" office:value-type="float" office:value="-1.9539004" calcext:value-type="float">
            <text:p>-1.9539004</text:p>
          </table:table-cell>
          <table:table-cell table:formula="of:=[$fullres.AY61]-[$halfres.AY61]" office:value-type="float" office:value="-2.4122741" calcext:value-type="float">
            <text:p>-2.4122741</text:p>
          </table:table-cell>
          <table:table-cell table:formula="of:=[$fullres.AZ61]-[$halfres.AZ61]" office:value-type="float" office:value="0.0288626200000124" calcext:value-type="float">
            <text:p>0.0288626200000124</text:p>
          </table:table-cell>
          <table:table-cell table:formula="of:=[$fullres.BA61]-[$halfres.BA61]" office:value-type="float" office:value="-0.329120700000004" calcext:value-type="float">
            <text:p>-0.329120700000004</text:p>
          </table:table-cell>
          <table:table-cell table:formula="of:=[$fullres.BB61]-[$halfres.BB61]" office:value-type="float" office:value="0" calcext:value-type="float">
            <text:p>0</text:p>
          </table:table-cell>
          <table:table-cell table:formula="of:=[$fullres.BC61]-[$halfres.BC61]" office:value-type="float" office:value="0" calcext:value-type="float">
            <text:p>0</text:p>
          </table:table-cell>
          <table:table-cell table:formula="of:=[$fullres.BD61]-[$halfres.BD61]" office:value-type="float" office:value="0" calcext:value-type="float">
            <text:p>0</text:p>
          </table:table-cell>
          <table:table-cell table:formula="of:=[$fullres.BE61]-[$halfres.BE61]" office:value-type="float" office:value="-2.58011948" calcext:value-type="float">
            <text:p>-2.58011948</text:p>
          </table:table-cell>
          <table:table-cell table:formula="of:=[$fullres.BF61]-[$halfres.BF61]" office:value-type="float" office:value="-0.97457138" calcext:value-type="float">
            <text:p>-0.97457138</text:p>
          </table:table-cell>
          <table:table-cell table:formula="of:=[$fullres.BG61]-[$halfres.BG61]" office:value-type="float" office:value="1.41868393" calcext:value-type="float">
            <text:p>1.41868393</text:p>
          </table:table-cell>
          <table:table-cell table:formula="of:=[$fullres.BH61]-[$halfres.BH61]" office:value-type="float" office:value="0.884490670000005" calcext:value-type="float">
            <text:p>0.884490670000005</text:p>
          </table:table-cell>
          <table:table-cell table:formula="of:=[$fullres.BI61]-[$halfres.BI61]" office:value-type="float" office:value="0" calcext:value-type="float">
            <text:p>0</text:p>
          </table:table-cell>
          <table:table-cell table:formula="of:=[$fullres.BJ61]-[$halfres.BJ61]" office:value-type="float" office:value="0" calcext:value-type="float">
            <text:p>0</text:p>
          </table:table-cell>
          <table:table-cell table:formula="of:=[$fullres.BK61]-[$halfres.BK61]" office:value-type="float" office:value="0" calcext:value-type="float">
            <text:p>0</text:p>
          </table:table-cell>
        </table:table-row>
        <table:table-row table:style-name="ro1">
          <table:table-cell table:formula="of:=[$fullres.A62]-[$halfres.A62]" office:value-type="float" office:value="0" calcext:value-type="float">
            <text:p>0</text:p>
          </table:table-cell>
          <table:table-cell table:formula="of:=[$fullres.B62]-[$halfres.B62]" office:value-type="float" office:value="0.265764680000004" calcext:value-type="float">
            <text:p>0.265764680000004</text:p>
          </table:table-cell>
          <table:table-cell table:formula="of:=[$fullres.C62]-[$halfres.C62]" office:value-type="float" office:value="-1.45458865" calcext:value-type="float">
            <text:p>-1.45458865</text:p>
          </table:table-cell>
          <table:table-cell table:formula="of:=[$fullres.D62]-[$halfres.D62]" office:value-type="float" office:value="-2.2571466" calcext:value-type="float">
            <text:p>-2.2571466</text:p>
          </table:table-cell>
          <table:table-cell table:formula="of:=[$fullres.E62]-[$halfres.E62]" office:value-type="float" office:value="-0.003833" calcext:value-type="float">
            <text:p>-0.003833</text:p>
          </table:table-cell>
          <table:table-cell table:formula="of:=[$fullres.F62]-[$halfres.F62]" office:value-type="float" office:value="-0.00810016000000002" calcext:value-type="float">
            <text:p>-0.00810016000000002</text:p>
          </table:table-cell>
          <table:table-cell table:formula="of:=[$fullres.G62]-[$halfres.G62]" office:value-type="float" office:value="0.01014839" calcext:value-type="float">
            <text:p>0.01014839</text:p>
          </table:table-cell>
          <table:table-cell table:formula="of:=[$fullres.H62]-[$halfres.H62]" office:value-type="float" office:value="-15.99738156" calcext:value-type="float">
            <text:p>-15.99738156</text:p>
          </table:table-cell>
          <table:table-cell table:formula="of:=[$fullres.I62]-[$halfres.I62]" office:value-type="float" office:value="-12.05372071" calcext:value-type="float">
            <text:p>-12.05372071</text:p>
          </table:table-cell>
          <table:table-cell table:formula="of:=[$fullres.J62]-[$halfres.J62]" office:value-type="float" office:value="-26.24571507" calcext:value-type="float">
            <text:p>-26.24571507</text:p>
          </table:table-cell>
          <table:table-cell table:formula="of:=[$fullres.K62]-[$halfres.K62]" office:value-type="float" office:value="-25.98156614" calcext:value-type="float">
            <text:p>-25.98156614</text:p>
          </table:table-cell>
          <table:table-cell table:formula="of:=[$fullres.L62]-[$halfres.L62]" office:value-type="float" office:value="-0.45346387" calcext:value-type="float">
            <text:p>-0.45346387</text:p>
          </table:table-cell>
          <table:table-cell table:formula="of:=[$fullres.M62]-[$halfres.M62]" office:value-type="float" office:value="1.56684919" calcext:value-type="float">
            <text:p>1.56684919</text:p>
          </table:table-cell>
          <table:table-cell table:formula="of:=[$fullres.N62]-[$halfres.N62]" office:value-type="float" office:value="16.93167725" calcext:value-type="float">
            <text:p>16.93167725</text:p>
          </table:table-cell>
          <table:table-cell table:formula="of:=[$fullres.O62]-[$halfres.O62]" office:value-type="float" office:value="0" calcext:value-type="float">
            <text:p>0</text:p>
          </table:table-cell>
          <table:table-cell table:formula="of:=[$fullres.P62]-[$halfres.P62]" office:value-type="float" office:value="-4.02505189" calcext:value-type="float">
            <text:p>-4.02505189</text:p>
          </table:table-cell>
          <table:table-cell table:formula="of:=[$fullres.Q62]-[$halfres.Q62]" office:value-type="float" office:value="-19.22994462" calcext:value-type="float">
            <text:p>-19.22994462</text:p>
          </table:table-cell>
          <table:table-cell table:formula="of:=[$fullres.R62]-[$halfres.R62]" office:value-type="float" office:value="37.24692321" calcext:value-type="float">
            <text:p>37.24692321</text:p>
          </table:table-cell>
          <table:table-cell table:formula="of:=[$fullres.S62]-[$halfres.S62]" office:value-type="float" office:value="-9.82669744" calcext:value-type="float">
            <text:p>-9.82669744</text:p>
          </table:table-cell>
          <table:table-cell table:formula="of:=[$fullres.T62]-[$halfres.T62]" office:value-type="float" office:value="-0.17150822" calcext:value-type="float">
            <text:p>-0.17150822</text:p>
          </table:table-cell>
          <table:table-cell table:formula="of:=[$fullres.U62]-[$halfres.U62]" office:value-type="float" office:value="18.24225159" calcext:value-type="float">
            <text:p>18.24225159</text:p>
          </table:table-cell>
          <table:table-cell table:formula="of:=[$fullres.V62]-[$halfres.V62]" office:value-type="float" office:value="-18.72325318" calcext:value-type="float">
            <text:p>-18.72325318</text:p>
          </table:table-cell>
          <table:table-cell table:formula="of:=[$fullres.W62]-[$halfres.W62]" office:value-type="float" office:value="0" calcext:value-type="float">
            <text:p>0</text:p>
          </table:table-cell>
          <table:table-cell table:formula="of:=[$fullres.X62]-[$halfres.X62]" office:value-type="float" office:value="0.03225799" calcext:value-type="float">
            <text:p>0.03225799</text:p>
          </table:table-cell>
          <table:table-cell table:formula="of:=[$fullres.Y62]-[$halfres.Y62]" office:value-type="float" office:value="0.0683622100000001" calcext:value-type="float">
            <text:p>0.0683622100000001</text:p>
          </table:table-cell>
          <table:table-cell table:formula="of:=[$fullres.Z62]-[$halfres.Z62]" office:value-type="float" office:value="0.36542827" calcext:value-type="float">
            <text:p>0.36542827</text:p>
          </table:table-cell>
          <table:table-cell table:formula="of:=[$fullres.AA62]-[$halfres.AA62]" office:value-type="float" office:value="0.05990632" calcext:value-type="float">
            <text:p>0.05990632</text:p>
          </table:table-cell>
          <table:table-cell table:formula="of:=[$fullres.AB62]-[$halfres.AB62]" office:value-type="float" office:value="0.09092174" calcext:value-type="float">
            <text:p>0.09092174</text:p>
          </table:table-cell>
          <table:table-cell table:formula="of:=[$fullres.AC62]-[$halfres.AC62]" office:value-type="float" office:value="0.38826754" calcext:value-type="float">
            <text:p>0.38826754</text:p>
          </table:table-cell>
          <table:table-cell table:formula="of:=[$fullres.AD62]-[$halfres.AD62]" office:value-type="float" office:value="0.05299666" calcext:value-type="float">
            <text:p>0.05299666</text:p>
          </table:table-cell>
          <table:table-cell table:formula="of:=[$fullres.AE62]-[$halfres.AE62]" office:value-type="float" office:value="0.16621588" calcext:value-type="float">
            <text:p>0.16621588</text:p>
          </table:table-cell>
          <table:table-cell table:formula="of:=[$fullres.AF62]-[$halfres.AF62]" office:value-type="float" office:value="0.38826754" calcext:value-type="float">
            <text:p>0.38826754</text:p>
          </table:table-cell>
          <table:table-cell table:formula="of:=[$fullres.AG62]-[$halfres.AG62]" office:value-type="float" office:value="0.03686766" calcext:value-type="float">
            <text:p>0.03686766</text:p>
          </table:table-cell>
          <table:table-cell table:formula="of:=[$fullres.AH62]-[$halfres.AH62]" office:value-type="float" office:value="0.16621588" calcext:value-type="float">
            <text:p>0.16621588</text:p>
          </table:table-cell>
          <table:table-cell table:formula="of:=[$fullres.AI62]-[$halfres.AI62]" office:value-type="float" office:value="0.31974974" calcext:value-type="float">
            <text:p>0.31974974</text:p>
          </table:table-cell>
          <table:table-cell table:formula="of:=[$fullres.AJ62]-[$halfres.AJ62]" office:value-type="float" office:value="0.02995477" calcext:value-type="float">
            <text:p>0.02995477</text:p>
          </table:table-cell>
          <table:table-cell table:formula="of:=[$fullres.AK62]-[$halfres.AK62]" office:value-type="float" office:value="0.13940422" calcext:value-type="float">
            <text:p>0.13940422</text:p>
          </table:table-cell>
          <table:table-cell table:formula="of:=[$fullres.AL62]-[$halfres.AL62]" office:value-type="float" office:value="0.29691048" calcext:value-type="float">
            <text:p>0.29691048</text:p>
          </table:table-cell>
          <table:table-cell table:formula="of:=[$fullres.AM62]-[$halfres.AM62]" office:value-type="float" office:value="0.01843221" calcext:value-type="float">
            <text:p>0.01843221</text:p>
          </table:table-cell>
          <table:table-cell table:formula="of:=[$fullres.AN62]-[$halfres.AN62]" office:value-type="float" office:value="0.10589307" calcext:value-type="float">
            <text:p>0.10589307</text:p>
          </table:table-cell>
          <table:table-cell table:formula="of:=[$fullres.AO62]-[$halfres.AO62]" office:value-type="float" office:value="0.27407121" calcext:value-type="float">
            <text:p>0.27407121</text:p>
          </table:table-cell>
          <table:table-cell table:formula="of:=[$fullres.AP62]-[$halfres.AP62]" office:value-type="float" office:value="0.23041563" calcext:value-type="float">
            <text:p>0.23041563</text:p>
          </table:table-cell>
          <table:table-cell table:formula="of:=[$fullres.AQ62]-[$halfres.AQ62]" office:value-type="float" office:value="0.773326979999998" calcext:value-type="float">
            <text:p>0.773326979999998</text:p>
          </table:table-cell>
          <table:table-cell table:formula="of:=[$fullres.AR62]-[$halfres.AR62]" office:value-type="float" office:value="2.03240243" calcext:value-type="float">
            <text:p>2.03240243</text:p>
          </table:table-cell>
          <table:table-cell table:formula="of:=[$fullres.AS62]-[$halfres.AS62]" office:value-type="float" office:value="0" calcext:value-type="float">
            <text:p>0</text:p>
          </table:table-cell>
          <table:table-cell table:formula="of:=[$fullres.AT62]-[$halfres.AT62]" office:value-type="float" office:value="0" calcext:value-type="float">
            <text:p>0</text:p>
          </table:table-cell>
          <table:table-cell table:formula="of:=[$fullres.AU62]-[$halfres.AU62]" office:value-type="float" office:value="1.46805709" calcext:value-type="float">
            <text:p>1.46805709</text:p>
          </table:table-cell>
          <table:table-cell table:formula="of:=[$fullres.AV62]-[$halfres.AV62]" office:value-type="float" office:value="-1.94658987" calcext:value-type="float">
            <text:p>-1.94658987</text:p>
          </table:table-cell>
          <table:table-cell table:formula="of:=[$fullres.AW62]-[$halfres.AW62]" office:value-type="float" office:value="1.73135933" calcext:value-type="float">
            <text:p>1.73135933</text:p>
          </table:table-cell>
          <table:table-cell table:formula="of:=[$fullres.AX62]-[$halfres.AX62]" office:value-type="float" office:value="-1.41965825" calcext:value-type="float">
            <text:p>-1.41965825</text:p>
          </table:table-cell>
          <table:table-cell table:formula="of:=[$fullres.AY62]-[$halfres.AY62]" office:value-type="float" office:value="-2.63445135" calcext:value-type="float">
            <text:p>-2.63445135</text:p>
          </table:table-cell>
          <table:table-cell table:formula="of:=[$fullres.AZ62]-[$halfres.AZ62]" office:value-type="float" office:value="0.105715489999994" calcext:value-type="float">
            <text:p>0.105715489999994</text:p>
          </table:table-cell>
          <table:table-cell table:formula="of:=[$fullres.BA62]-[$halfres.BA62]" office:value-type="float" office:value="-0.465821000000005" calcext:value-type="float">
            <text:p>-0.465821000000005</text:p>
          </table:table-cell>
          <table:table-cell table:formula="of:=[$fullres.BB62]-[$halfres.BB62]" office:value-type="float" office:value="0" calcext:value-type="float">
            <text:p>0</text:p>
          </table:table-cell>
          <table:table-cell table:formula="of:=[$fullres.BC62]-[$halfres.BC62]" office:value-type="float" office:value="0" calcext:value-type="float">
            <text:p>0</text:p>
          </table:table-cell>
          <table:table-cell table:formula="of:=[$fullres.BD62]-[$halfres.BD62]" office:value-type="float" office:value="0" calcext:value-type="float">
            <text:p>0</text:p>
          </table:table-cell>
          <table:table-cell table:formula="of:=[$fullres.BE62]-[$halfres.BE62]" office:value-type="float" office:value="-2.96356101" calcext:value-type="float">
            <text:p>-2.96356101</text:p>
          </table:table-cell>
          <table:table-cell table:formula="of:=[$fullres.BF62]-[$halfres.BF62]" office:value-type="float" office:value="-0.619292629999997" calcext:value-type="float">
            <text:p>-0.619292629999997</text:p>
          </table:table-cell>
          <table:table-cell table:formula="of:=[$fullres.BG62]-[$halfres.BG62]" office:value-type="float" office:value="0.62500628" calcext:value-type="float">
            <text:p>0.62500628</text:p>
          </table:table-cell>
          <table:table-cell table:formula="of:=[$fullres.BH62]-[$halfres.BH62]" office:value-type="float" office:value="1.21542855" calcext:value-type="float">
            <text:p>1.21542855</text:p>
          </table:table-cell>
          <table:table-cell table:formula="of:=[$fullres.BI62]-[$halfres.BI62]" office:value-type="float" office:value="0" calcext:value-type="float">
            <text:p>0</text:p>
          </table:table-cell>
          <table:table-cell table:formula="of:=[$fullres.BJ62]-[$halfres.BJ62]" office:value-type="float" office:value="0" calcext:value-type="float">
            <text:p>0</text:p>
          </table:table-cell>
          <table:table-cell table:formula="of:=[$fullres.BK62]-[$halfres.BK62]" office:value-type="float" office:value="0" calcext:value-type="float">
            <text:p>0</text:p>
          </table:table-cell>
        </table:table-row>
        <table:table-row table:style-name="ro1">
          <table:table-cell table:formula="of:=[$fullres.A63]-[$halfres.A63]" office:value-type="float" office:value="0" calcext:value-type="float">
            <text:p>0</text:p>
          </table:table-cell>
          <table:table-cell table:formula="of:=[$fullres.B63]-[$halfres.B63]" office:value-type="float" office:value="0.272260469999999" calcext:value-type="float">
            <text:p>0.272260469999999</text:p>
          </table:table-cell>
          <table:table-cell table:formula="of:=[$fullres.C63]-[$halfres.C63]" office:value-type="float" office:value="-1.35455644" calcext:value-type="float">
            <text:p>-1.35455644</text:p>
          </table:table-cell>
          <table:table-cell table:formula="of:=[$fullres.D63]-[$halfres.D63]" office:value-type="float" office:value="-2.20490194999999" calcext:value-type="float">
            <text:p>-2.20490194999999</text:p>
          </table:table-cell>
          <table:table-cell table:formula="of:=[$fullres.E63]-[$halfres.E63]" office:value-type="float" office:value="-0.00312185" calcext:value-type="float">
            <text:p>-0.00312185</text:p>
          </table:table-cell>
          <table:table-cell table:formula="of:=[$fullres.F63]-[$halfres.F63]" office:value-type="float" office:value="-0.00757931000000001" calcext:value-type="float">
            <text:p>-0.00757931000000001</text:p>
          </table:table-cell>
          <table:table-cell table:formula="of:=[$fullres.G63]-[$halfres.G63]" office:value-type="float" office:value="0.00928513999999991" calcext:value-type="float">
            <text:p>0.00928513999999991</text:p>
          </table:table-cell>
          <table:table-cell table:formula="of:=[$fullres.H63]-[$halfres.H63]" office:value-type="float" office:value="-16.04885841" calcext:value-type="float">
            <text:p>-16.04885841</text:p>
          </table:table-cell>
          <table:table-cell table:formula="of:=[$fullres.I63]-[$halfres.I63]" office:value-type="float" office:value="-12.3272933" calcext:value-type="float">
            <text:p>-12.3272933</text:p>
          </table:table-cell>
          <table:table-cell table:formula="of:=[$fullres.J63]-[$halfres.J63]" office:value-type="float" office:value="-28.02809129" calcext:value-type="float">
            <text:p>-28.02809129</text:p>
          </table:table-cell>
          <table:table-cell table:formula="of:=[$fullres.K63]-[$halfres.K63]" office:value-type="float" office:value="-25.09142639" calcext:value-type="float">
            <text:p>-25.09142639</text:p>
          </table:table-cell>
          <table:table-cell table:formula="of:=[$fullres.L63]-[$halfres.L63]" office:value-type="float" office:value="-0.43792801" calcext:value-type="float">
            <text:p>-0.43792801</text:p>
          </table:table-cell>
          <table:table-cell table:formula="of:=[$fullres.M63]-[$halfres.M63]" office:value-type="float" office:value="1.30985511" calcext:value-type="float">
            <text:p>1.30985511</text:p>
          </table:table-cell>
          <table:table-cell table:formula="of:=[$fullres.N63]-[$halfres.N63]" office:value-type="float" office:value="18.18025362" calcext:value-type="float">
            <text:p>18.18025362</text:p>
          </table:table-cell>
          <table:table-cell table:formula="of:=[$fullres.O63]-[$halfres.O63]" office:value-type="float" office:value="0" calcext:value-type="float">
            <text:p>0</text:p>
          </table:table-cell>
          <table:table-cell table:formula="of:=[$fullres.P63]-[$halfres.P63]" office:value-type="float" office:value="-4.09741753" calcext:value-type="float">
            <text:p>-4.09741753</text:p>
          </table:table-cell>
          <table:table-cell table:formula="of:=[$fullres.Q63]-[$halfres.Q63]" office:value-type="float" office:value="-18.46306786" calcext:value-type="float">
            <text:p>-18.46306786</text:p>
          </table:table-cell>
          <table:table-cell table:formula="of:=[$fullres.R63]-[$halfres.R63]" office:value-type="float" office:value="38.16752307" calcext:value-type="float">
            <text:p>38.16752307</text:p>
          </table:table-cell>
          <table:table-cell table:formula="of:=[$fullres.S63]-[$halfres.S63]" office:value-type="float" office:value="-11.16862982" calcext:value-type="float">
            <text:p>-11.16862982</text:p>
          </table:table-cell>
          <table:table-cell table:formula="of:=[$fullres.T63]-[$halfres.T63]" office:value-type="float" office:value="-0.19492937" calcext:value-type="float">
            <text:p>-0.19492937</text:p>
          </table:table-cell>
          <table:table-cell table:formula="of:=[$fullres.U63]-[$halfres.U63]" office:value-type="float" office:value="18.36415013" calcext:value-type="float">
            <text:p>18.36415013</text:p>
          </table:table-cell>
          <table:table-cell table:formula="of:=[$fullres.V63]-[$halfres.V63]" office:value-type="float" office:value="-18.58989872" calcext:value-type="float">
            <text:p>-18.58989872</text:p>
          </table:table-cell>
          <table:table-cell table:formula="of:=[$fullres.W63]-[$halfres.W63]" office:value-type="float" office:value="0" calcext:value-type="float">
            <text:p>0</text:p>
          </table:table-cell>
          <table:table-cell table:formula="of:=[$fullres.X63]-[$halfres.X63]" office:value-type="float" office:value="0.03067917" calcext:value-type="float">
            <text:p>0.03067917</text:p>
          </table:table-cell>
          <table:table-cell table:formula="of:=[$fullres.Y63]-[$halfres.Y63]" office:value-type="float" office:value="0.0660442800000001" calcext:value-type="float">
            <text:p>0.0660442800000001</text:p>
          </table:table-cell>
          <table:table-cell table:formula="of:=[$fullres.Z63]-[$halfres.Z63]" office:value-type="float" office:value="0.36081885" calcext:value-type="float">
            <text:p>0.36081885</text:p>
          </table:table-cell>
          <table:table-cell table:formula="of:=[$fullres.AA63]-[$halfres.AA63]" office:value-type="float" office:value="0.05697429" calcext:value-type="float">
            <text:p>0.05697429</text:p>
          </table:table-cell>
          <table:table-cell table:formula="of:=[$fullres.AB63]-[$halfres.AB63]" office:value-type="float" office:value="0.08783889" calcext:value-type="float">
            <text:p>0.08783889</text:p>
          </table:table-cell>
          <table:table-cell table:formula="of:=[$fullres.AC63]-[$halfres.AC63]" office:value-type="float" office:value="0.38337004" calcext:value-type="float">
            <text:p>0.38337004</text:p>
          </table:table-cell>
          <table:table-cell table:formula="of:=[$fullres.AD63]-[$halfres.AD63]" office:value-type="float" office:value="0.05040281" calcext:value-type="float">
            <text:p>0.05040281</text:p>
          </table:table-cell>
          <table:table-cell table:formula="of:=[$fullres.AE63]-[$halfres.AE63]" office:value-type="float" office:value="0.16058007" calcext:value-type="float">
            <text:p>0.16058007</text:p>
          </table:table-cell>
          <table:table-cell table:formula="of:=[$fullres.AF63]-[$halfres.AF63]" office:value-type="float" office:value="0.38337004" calcext:value-type="float">
            <text:p>0.38337004</text:p>
          </table:table-cell>
          <table:table-cell table:formula="of:=[$fullres.AG63]-[$halfres.AG63]" office:value-type="float" office:value="0.03506323" calcext:value-type="float">
            <text:p>0.03506323</text:p>
          </table:table-cell>
          <table:table-cell table:formula="of:=[$fullres.AH63]-[$halfres.AH63]" office:value-type="float" office:value="0.16058007" calcext:value-type="float">
            <text:p>0.16058007</text:p>
          </table:table-cell>
          <table:table-cell table:formula="of:=[$fullres.AI63]-[$halfres.AI63]" office:value-type="float" office:value="0.3157165" calcext:value-type="float">
            <text:p>0.3157165</text:p>
          </table:table-cell>
          <table:table-cell table:formula="of:=[$fullres.AJ63]-[$halfres.AJ63]" office:value-type="float" office:value="0.02848868" calcext:value-type="float">
            <text:p>0.02848868</text:p>
          </table:table-cell>
          <table:table-cell table:formula="of:=[$fullres.AK63]-[$halfres.AK63]" office:value-type="float" office:value="0.1346775" calcext:value-type="float">
            <text:p>0.1346775</text:p>
          </table:table-cell>
          <table:table-cell table:formula="of:=[$fullres.AL63]-[$halfres.AL63]" office:value-type="float" office:value="0.29316532" calcext:value-type="float">
            <text:p>0.29316532</text:p>
          </table:table-cell>
          <table:table-cell table:formula="of:=[$fullres.AM63]-[$halfres.AM63]" office:value-type="float" office:value="0.01753008" calcext:value-type="float">
            <text:p>0.01753008</text:p>
          </table:table-cell>
          <table:table-cell table:formula="of:=[$fullres.AN63]-[$halfres.AN63]" office:value-type="float" office:value="0.10230259" calcext:value-type="float">
            <text:p>0.10230259</text:p>
          </table:table-cell>
          <table:table-cell table:formula="of:=[$fullres.AO63]-[$halfres.AO63]" office:value-type="float" office:value="0.27061414" calcext:value-type="float">
            <text:p>0.27061414</text:p>
          </table:table-cell>
          <table:table-cell table:formula="of:=[$fullres.AP63]-[$halfres.AP63]" office:value-type="float" office:value="0.21913825" calcext:value-type="float">
            <text:p>0.21913825</text:p>
          </table:table-cell>
          <table:table-cell table:formula="of:=[$fullres.AQ63]-[$halfres.AQ63]" office:value-type="float" office:value="0.747106109999999" calcext:value-type="float">
            <text:p>0.747106109999999</text:p>
          </table:table-cell>
          <table:table-cell table:formula="of:=[$fullres.AR63]-[$halfres.AR63]" office:value-type="float" office:value="2.00676623" calcext:value-type="float">
            <text:p>2.00676623</text:p>
          </table:table-cell>
          <table:table-cell table:formula="of:=[$fullres.AS63]-[$halfres.AS63]" office:value-type="float" office:value="0" calcext:value-type="float">
            <text:p>0</text:p>
          </table:table-cell>
          <table:table-cell table:formula="of:=[$fullres.AT63]-[$halfres.AT63]" office:value-type="float" office:value="0" calcext:value-type="float">
            <text:p>0</text:p>
          </table:table-cell>
          <table:table-cell table:formula="of:=[$fullres.AU63]-[$halfres.AU63]" office:value-type="float" office:value="0.131236509999999" calcext:value-type="float">
            <text:p>0.131236509999999</text:p>
          </table:table-cell>
          <table:table-cell table:formula="of:=[$fullres.AV63]-[$halfres.AV63]" office:value-type="float" office:value="-1.08310839" calcext:value-type="float">
            <text:p>-1.08310839</text:p>
          </table:table-cell>
          <table:table-cell table:formula="of:=[$fullres.AW63]-[$halfres.AW63]" office:value-type="float" office:value="0.75677906" calcext:value-type="float">
            <text:p>0.75677906</text:p>
          </table:table-cell>
          <table:table-cell table:formula="of:=[$fullres.AX63]-[$halfres.AX63]" office:value-type="float" office:value="-1.40761696" calcext:value-type="float">
            <text:p>-1.40761696</text:p>
          </table:table-cell>
          <table:table-cell table:formula="of:=[$fullres.AY63]-[$halfres.AY63]" office:value-type="float" office:value="-2.46708821" calcext:value-type="float">
            <text:p>-2.46708821</text:p>
          </table:table-cell>
          <table:table-cell table:formula="of:=[$fullres.AZ63]-[$halfres.AZ63]" office:value-type="float" office:value="0.105869370000008" calcext:value-type="float">
            <text:p>0.105869370000008</text:p>
          </table:table-cell>
          <table:table-cell table:formula="of:=[$fullres.BA63]-[$halfres.BA63]" office:value-type="float" office:value="-0.401589909999998" calcext:value-type="float">
            <text:p>-0.401589909999998</text:p>
          </table:table-cell>
          <table:table-cell table:formula="of:=[$fullres.BB63]-[$halfres.BB63]" office:value-type="float" office:value="0" calcext:value-type="float">
            <text:p>0</text:p>
          </table:table-cell>
          <table:table-cell table:formula="of:=[$fullres.BC63]-[$halfres.BC63]" office:value-type="float" office:value="0" calcext:value-type="float">
            <text:p>0</text:p>
          </table:table-cell>
          <table:table-cell table:formula="of:=[$fullres.BD63]-[$halfres.BD63]" office:value-type="float" office:value="0" calcext:value-type="float">
            <text:p>0</text:p>
          </table:table-cell>
          <table:table-cell table:formula="of:=[$fullres.BE63]-[$halfres.BE63]" office:value-type="float" office:value="-2.77452754" calcext:value-type="float">
            <text:p>-2.77452754</text:p>
          </table:table-cell>
          <table:table-cell table:formula="of:=[$fullres.BF63]-[$halfres.BF63]" office:value-type="float" office:value="-0.239324369999999" calcext:value-type="float">
            <text:p>-0.239324369999999</text:p>
          </table:table-cell>
          <table:table-cell table:formula="of:=[$fullres.BG63]-[$halfres.BG63]" office:value-type="float" office:value="-0.47712448" calcext:value-type="float">
            <text:p>-0.47712448</text:p>
          </table:table-cell>
          <table:table-cell table:formula="of:=[$fullres.BH63]-[$halfres.BH63]" office:value-type="float" office:value="0.974931130000002" calcext:value-type="float">
            <text:p>0.974931130000002</text:p>
          </table:table-cell>
          <table:table-cell table:formula="of:=[$fullres.BI63]-[$halfres.BI63]" office:value-type="float" office:value="0" calcext:value-type="float">
            <text:p>0</text:p>
          </table:table-cell>
          <table:table-cell table:formula="of:=[$fullres.BJ63]-[$halfres.BJ63]" office:value-type="float" office:value="0" calcext:value-type="float">
            <text:p>0</text:p>
          </table:table-cell>
          <table:table-cell table:formula="of:=[$fullres.BK63]-[$halfres.BK63]" office:value-type="float" office:value="0" calcext:value-type="float">
            <text:p>0</text:p>
          </table:table-cell>
        </table:table-row>
        <table:table-row table:style-name="ro1">
          <table:table-cell table:formula="of:=[$fullres.A64]-[$halfres.A64]" office:value-type="float" office:value="0" calcext:value-type="float">
            <text:p>0</text:p>
          </table:table-cell>
          <table:table-cell table:formula="of:=[$fullres.B64]-[$halfres.B64]" office:value-type="float" office:value="0.580004590000002" calcext:value-type="float">
            <text:p>0.580004590000002</text:p>
          </table:table-cell>
          <table:table-cell table:formula="of:=[$fullres.C64]-[$halfres.C64]" office:value-type="float" office:value="-1.23201064" calcext:value-type="float">
            <text:p>-1.23201064</text:p>
          </table:table-cell>
          <table:table-cell table:formula="of:=[$fullres.D64]-[$halfres.D64]" office:value-type="float" office:value="-2.85768368000001" calcext:value-type="float">
            <text:p>-2.85768368000001</text:p>
          </table:table-cell>
          <table:table-cell table:formula="of:=[$fullres.E64]-[$halfres.E64]" office:value-type="float" office:value="-0.00361199" calcext:value-type="float">
            <text:p>-0.00361199</text:p>
          </table:table-cell>
          <table:table-cell table:formula="of:=[$fullres.F64]-[$halfres.F64]" office:value-type="float" office:value="-0.00640185999999998" calcext:value-type="float">
            <text:p>-0.00640185999999998</text:p>
          </table:table-cell>
          <table:table-cell table:formula="of:=[$fullres.G64]-[$halfres.G64]" office:value-type="float" office:value="0.00891184" calcext:value-type="float">
            <text:p>0.00891184</text:p>
          </table:table-cell>
          <table:table-cell table:formula="of:=[$fullres.H64]-[$halfres.H64]" office:value-type="float" office:value="-14.94106958" calcext:value-type="float">
            <text:p>-14.94106958</text:p>
          </table:table-cell>
          <table:table-cell table:formula="of:=[$fullres.I64]-[$halfres.I64]" office:value-type="float" office:value="-11.4431282" calcext:value-type="float">
            <text:p>-11.4431282</text:p>
          </table:table-cell>
          <table:table-cell table:formula="of:=[$fullres.J64]-[$halfres.J64]" office:value-type="float" office:value="-27.97733495" calcext:value-type="float">
            <text:p>-27.97733495</text:p>
          </table:table-cell>
          <table:table-cell table:formula="of:=[$fullres.K64]-[$halfres.K64]" office:value-type="float" office:value="-24.13746785" calcext:value-type="float">
            <text:p>-24.13746785</text:p>
          </table:table-cell>
          <table:table-cell table:formula="of:=[$fullres.L64]-[$halfres.L64]" office:value-type="float" office:value="-0.42127829" calcext:value-type="float">
            <text:p>-0.42127829</text:p>
          </table:table-cell>
          <table:table-cell table:formula="of:=[$fullres.M64]-[$halfres.M64]" office:value-type="float" office:value="1.0388345" calcext:value-type="float">
            <text:p>1.0388345</text:p>
          </table:table-cell>
          <table:table-cell table:formula="of:=[$fullres.N64]-[$halfres.N64]" office:value-type="float" office:value="18.35980027" calcext:value-type="float">
            <text:p>18.35980027</text:p>
          </table:table-cell>
          <table:table-cell table:formula="of:=[$fullres.O64]-[$halfres.O64]" office:value-type="float" office:value="0" calcext:value-type="float">
            <text:p>0</text:p>
          </table:table-cell>
          <table:table-cell table:formula="of:=[$fullres.P64]-[$halfres.P64]" office:value-type="float" office:value="-3.98180487000001" calcext:value-type="float">
            <text:p>-3.98180487000001</text:p>
          </table:table-cell>
          <table:table-cell table:formula="of:=[$fullres.Q64]-[$halfres.Q64]" office:value-type="float" office:value="-18.48414493" calcext:value-type="float">
            <text:p>-18.48414493</text:p>
          </table:table-cell>
          <table:table-cell table:formula="of:=[$fullres.R64]-[$halfres.R64]" office:value-type="float" office:value="38.56761458" calcext:value-type="float">
            <text:p>38.56761458</text:p>
          </table:table-cell>
          <table:table-cell table:formula="of:=[$fullres.S64]-[$halfres.S64]" office:value-type="float" office:value="-12.25743306" calcext:value-type="float">
            <text:p>-12.25743306</text:p>
          </table:table-cell>
          <table:table-cell table:formula="of:=[$fullres.T64]-[$halfres.T64]" office:value-type="float" office:value="-0.21393257" calcext:value-type="float">
            <text:p>-0.21393257</text:p>
          </table:table-cell>
          <table:table-cell table:formula="of:=[$fullres.U64]-[$halfres.U64]" office:value-type="float" office:value="18.61181308" calcext:value-type="float">
            <text:p>18.61181308</text:p>
          </table:table-cell>
          <table:table-cell table:formula="of:=[$fullres.V64]-[$halfres.V64]" office:value-type="float" office:value="-18.33828887" calcext:value-type="float">
            <text:p>-18.33828887</text:p>
          </table:table-cell>
          <table:table-cell table:formula="of:=[$fullres.W64]-[$halfres.W64]" office:value-type="float" office:value="0" calcext:value-type="float">
            <text:p>0</text:p>
          </table:table-cell>
          <table:table-cell table:formula="of:=[$fullres.X64]-[$halfres.X64]" office:value-type="float" office:value="0.02648622" calcext:value-type="float">
            <text:p>0.02648622</text:p>
          </table:table-cell>
          <table:table-cell table:formula="of:=[$fullres.Y64]-[$halfres.Y64]" office:value-type="float" office:value="0.02390431" calcext:value-type="float">
            <text:p>0.02390431</text:p>
          </table:table-cell>
          <table:table-cell table:formula="of:=[$fullres.Z64]-[$halfres.Z64]" office:value-type="float" office:value="0.50643373" calcext:value-type="float">
            <text:p>0.50643373</text:p>
          </table:table-cell>
          <table:table-cell table:formula="of:=[$fullres.AA64]-[$halfres.AA64]" office:value-type="float" office:value="0.04918755" calcext:value-type="float">
            <text:p>0.04918755</text:p>
          </table:table-cell>
          <table:table-cell table:formula="of:=[$fullres.AB64]-[$halfres.AB64]" office:value-type="float" office:value="0.0317927300000001" calcext:value-type="float">
            <text:p>0.0317927300000001</text:p>
          </table:table-cell>
          <table:table-cell table:formula="of:=[$fullres.AC64]-[$halfres.AC64]" office:value-type="float" office:value="0.53808584" calcext:value-type="float">
            <text:p>0.53808584</text:p>
          </table:table-cell>
          <table:table-cell table:formula="of:=[$fullres.AD64]-[$halfres.AD64]" office:value-type="float" office:value="0.04351421" calcext:value-type="float">
            <text:p>0.04351421</text:p>
          </table:table-cell>
          <table:table-cell table:formula="of:=[$fullres.AE64]-[$halfres.AE64]" office:value-type="float" office:value="0.0581209300000003" calcext:value-type="float">
            <text:p>0.0581209300000003</text:p>
          </table:table-cell>
          <table:table-cell table:formula="of:=[$fullres.AF64]-[$halfres.AF64]" office:value-type="float" office:value="0.53808584" calcext:value-type="float">
            <text:p>0.53808584</text:p>
          </table:table-cell>
          <table:table-cell table:formula="of:=[$fullres.AG64]-[$halfres.AG64]" office:value-type="float" office:value="0.03027109" calcext:value-type="float">
            <text:p>0.03027109</text:p>
          </table:table-cell>
          <table:table-cell table:formula="of:=[$fullres.AH64]-[$halfres.AH64]" office:value-type="float" office:value="0.0581209300000003" calcext:value-type="float">
            <text:p>0.0581209300000003</text:p>
          </table:table-cell>
          <table:table-cell table:formula="of:=[$fullres.AI64]-[$halfres.AI64]" office:value-type="float" office:value="0.44312951" calcext:value-type="float">
            <text:p>0.44312951</text:p>
          </table:table-cell>
          <table:table-cell table:formula="of:=[$fullres.AJ64]-[$halfres.AJ64]" office:value-type="float" office:value="0.0245951" calcext:value-type="float">
            <text:p>0.0245951</text:p>
          </table:table-cell>
          <table:table-cell table:formula="of:=[$fullres.AK64]-[$halfres.AK64]" office:value-type="float" office:value="0.0487456599999998" calcext:value-type="float">
            <text:p>0.0487456599999998</text:p>
          </table:table-cell>
          <table:table-cell table:formula="of:=[$fullres.AL64]-[$halfres.AL64]" office:value-type="float" office:value="0.41147741" calcext:value-type="float">
            <text:p>0.41147741</text:p>
          </table:table-cell>
          <table:table-cell table:formula="of:=[$fullres.AM64]-[$halfres.AM64]" office:value-type="float" office:value="0.01513422" calcext:value-type="float">
            <text:p>0.01513422</text:p>
          </table:table-cell>
          <table:table-cell table:formula="of:=[$fullres.AN64]-[$halfres.AN64]" office:value-type="float" office:value="0.0370277699999999" calcext:value-type="float">
            <text:p>0.0370277699999999</text:p>
          </table:table-cell>
          <table:table-cell table:formula="of:=[$fullres.AO64]-[$halfres.AO64]" office:value-type="float" office:value="0.3798253" calcext:value-type="float">
            <text:p>0.3798253</text:p>
          </table:table-cell>
          <table:table-cell table:formula="of:=[$fullres.AP64]-[$halfres.AP64]" office:value-type="float" office:value="0.18918839" calcext:value-type="float">
            <text:p>0.18918839</text:p>
          </table:table-cell>
          <table:table-cell table:formula="of:=[$fullres.AQ64]-[$halfres.AQ64]" office:value-type="float" office:value="0.270410309999999" calcext:value-type="float">
            <text:p>0.270410309999999</text:p>
          </table:table-cell>
          <table:table-cell table:formula="of:=[$fullres.AR64]-[$halfres.AR64]" office:value-type="float" office:value="2.81663247" calcext:value-type="float">
            <text:p>2.81663247</text:p>
          </table:table-cell>
          <table:table-cell table:formula="of:=[$fullres.AS64]-[$halfres.AS64]" office:value-type="float" office:value="0" calcext:value-type="float">
            <text:p>0</text:p>
          </table:table-cell>
          <table:table-cell table:formula="of:=[$fullres.AT64]-[$halfres.AT64]" office:value-type="float" office:value="0" calcext:value-type="float">
            <text:p>0</text:p>
          </table:table-cell>
          <table:table-cell table:formula="of:=[$fullres.AU64]-[$halfres.AU64]" office:value-type="float" office:value="0.611842340000001" calcext:value-type="float">
            <text:p>0.611842340000001</text:p>
          </table:table-cell>
          <table:table-cell table:formula="of:=[$fullres.AV64]-[$halfres.AV64]" office:value-type="float" office:value="-1.08342875" calcext:value-type="float">
            <text:p>-1.08342875</text:p>
          </table:table-cell>
          <table:table-cell table:formula="of:=[$fullres.AW64]-[$halfres.AW64]" office:value-type="float" office:value="0.26533021" calcext:value-type="float">
            <text:p>0.26533021</text:p>
          </table:table-cell>
          <table:table-cell table:formula="of:=[$fullres.AX64]-[$halfres.AX64]" office:value-type="float" office:value="-1.6368487" calcext:value-type="float">
            <text:p>-1.6368487</text:p>
          </table:table-cell>
          <table:table-cell table:formula="of:=[$fullres.AY64]-[$halfres.AY64]" office:value-type="float" office:value="-2.04116815" calcext:value-type="float">
            <text:p>-2.04116815</text:p>
          </table:table-cell>
          <table:table-cell table:formula="of:=[$fullres.AZ64]-[$halfres.AZ64]" office:value-type="float" office:value="-0.123707080000003" calcext:value-type="float">
            <text:p>-0.123707080000003</text:p>
          </table:table-cell>
          <table:table-cell table:formula="of:=[$fullres.BA64]-[$halfres.BA64]" office:value-type="float" office:value="-0.288419600000012" calcext:value-type="float">
            <text:p>-0.288419600000012</text:p>
          </table:table-cell>
          <table:table-cell table:formula="of:=[$fullres.BB64]-[$halfres.BB64]" office:value-type="float" office:value="0" calcext:value-type="float">
            <text:p>0</text:p>
          </table:table-cell>
          <table:table-cell table:formula="of:=[$fullres.BC64]-[$halfres.BC64]" office:value-type="float" office:value="0" calcext:value-type="float">
            <text:p>0</text:p>
          </table:table-cell>
          <table:table-cell table:formula="of:=[$fullres.BD64]-[$halfres.BD64]" office:value-type="float" office:value="0" calcext:value-type="float">
            <text:p>0</text:p>
          </table:table-cell>
          <table:table-cell table:formula="of:=[$fullres.BE64]-[$halfres.BE64]" office:value-type="float" office:value="-1.02850384" calcext:value-type="float">
            <text:p>-1.02850384</text:p>
          </table:table-cell>
          <table:table-cell table:formula="of:=[$fullres.BF64]-[$halfres.BF64]" office:value-type="float" office:value="-0.667019179999997" calcext:value-type="float">
            <text:p>-0.667019179999997</text:p>
          </table:table-cell>
          <table:table-cell table:formula="of:=[$fullres.BG64]-[$halfres.BG64]" office:value-type="float" office:value="2.8821297" calcext:value-type="float">
            <text:p>2.8821297</text:p>
          </table:table-cell>
          <table:table-cell table:formula="of:=[$fullres.BH64]-[$halfres.BH64]" office:value-type="float" office:value="0.0885066800000018" calcext:value-type="float">
            <text:p>0.0885066800000018</text:p>
          </table:table-cell>
          <table:table-cell table:formula="of:=[$fullres.BI64]-[$halfres.BI64]" office:value-type="float" office:value="0" calcext:value-type="float">
            <text:p>0</text:p>
          </table:table-cell>
          <table:table-cell table:formula="of:=[$fullres.BJ64]-[$halfres.BJ64]" office:value-type="float" office:value="0" calcext:value-type="float">
            <text:p>0</text:p>
          </table:table-cell>
          <table:table-cell table:formula="of:=[$fullres.BK64]-[$halfres.BK64]" office:value-type="float" office:value="0" calcext:value-type="float">
            <text:p>0</text:p>
          </table:table-cell>
        </table:table-row>
        <table:table-row table:style-name="ro1">
          <table:table-cell table:formula="of:=[$fullres.A65]-[$halfres.A65]" office:value-type="float" office:value="0" calcext:value-type="float">
            <text:p>0</text:p>
          </table:table-cell>
          <table:table-cell table:formula="of:=[$fullres.B65]-[$halfres.B65]" office:value-type="float" office:value="0.861083620000002" calcext:value-type="float">
            <text:p>0.861083620000002</text:p>
          </table:table-cell>
          <table:table-cell table:formula="of:=[$fullres.C65]-[$halfres.C65]" office:value-type="float" office:value="-1.10315343" calcext:value-type="float">
            <text:p>-1.10315343</text:p>
          </table:table-cell>
          <table:table-cell table:formula="of:=[$fullres.D65]-[$halfres.D65]" office:value-type="float" office:value="-3.54786401999999" calcext:value-type="float">
            <text:p>-3.54786401999999</text:p>
          </table:table-cell>
          <table:table-cell table:formula="of:=[$fullres.E65]-[$halfres.E65]" office:value-type="float" office:value="-0.00405809" calcext:value-type="float">
            <text:p>-0.00405809</text:p>
          </table:table-cell>
          <table:table-cell table:formula="of:=[$fullres.F65]-[$halfres.F65]" office:value-type="float" office:value="-0.00591293000000004" calcext:value-type="float">
            <text:p>-0.00591293000000004</text:p>
          </table:table-cell>
          <table:table-cell table:formula="of:=[$fullres.G65]-[$halfres.G65]" office:value-type="float" office:value="0.00923213000000001" calcext:value-type="float">
            <text:p>0.00923213000000001</text:p>
          </table:table-cell>
          <table:table-cell table:formula="of:=[$fullres.H65]-[$halfres.H65]" office:value-type="float" office:value="-13.54016987" calcext:value-type="float">
            <text:p>-13.54016987</text:p>
          </table:table-cell>
          <table:table-cell table:formula="of:=[$fullres.I65]-[$halfres.I65]" office:value-type="float" office:value="-10.32295705" calcext:value-type="float">
            <text:p>-10.32295705</text:p>
          </table:table-cell>
          <table:table-cell table:formula="of:=[$fullres.J65]-[$halfres.J65]" office:value-type="float" office:value="-28.78499364" calcext:value-type="float">
            <text:p>-28.78499364</text:p>
          </table:table-cell>
          <table:table-cell table:formula="of:=[$fullres.K65]-[$halfres.K65]" office:value-type="float" office:value="-23.28717792" calcext:value-type="float">
            <text:p>-23.28717792</text:p>
          </table:table-cell>
          <table:table-cell table:formula="of:=[$fullres.L65]-[$halfres.L65]" office:value-type="float" office:value="-0.40643793" calcext:value-type="float">
            <text:p>-0.40643793</text:p>
          </table:table-cell>
          <table:table-cell table:formula="of:=[$fullres.M65]-[$halfres.M65]" office:value-type="float" office:value="1.32144397" calcext:value-type="float">
            <text:p>1.32144397</text:p>
          </table:table-cell>
          <table:table-cell table:formula="of:=[$fullres.N65]-[$halfres.N65]" office:value-type="float" office:value="18.53513634" calcext:value-type="float">
            <text:p>18.53513634</text:p>
          </table:table-cell>
          <table:table-cell table:formula="of:=[$fullres.O65]-[$halfres.O65]" office:value-type="float" office:value="0" calcext:value-type="float">
            <text:p>0</text:p>
          </table:table-cell>
          <table:table-cell table:formula="of:=[$fullres.P65]-[$halfres.P65]" office:value-type="float" office:value="-2.76110013" calcext:value-type="float">
            <text:p>-2.76110013</text:p>
          </table:table-cell>
          <table:table-cell table:formula="of:=[$fullres.Q65]-[$halfres.Q65]" office:value-type="float" office:value="-18.44924953" calcext:value-type="float">
            <text:p>-18.44924953</text:p>
          </table:table-cell>
          <table:table-cell table:formula="of:=[$fullres.R65]-[$halfres.R65]" office:value-type="float" office:value="39.16345149" calcext:value-type="float">
            <text:p>39.16345149</text:p>
          </table:table-cell>
          <table:table-cell table:formula="of:=[$fullres.S65]-[$halfres.S65]" office:value-type="float" office:value="-13.00493091" calcext:value-type="float">
            <text:p>-13.00493091</text:p>
          </table:table-cell>
          <table:table-cell table:formula="of:=[$fullres.T65]-[$halfres.T65]" office:value-type="float" office:value="-0.22697887" calcext:value-type="float">
            <text:p>-0.22697887</text:p>
          </table:table-cell>
          <table:table-cell table:formula="of:=[$fullres.U65]-[$halfres.U65]" office:value-type="float" office:value="18.79941662" calcext:value-type="float">
            <text:p>18.79941662</text:p>
          </table:table-cell>
          <table:table-cell table:formula="of:=[$fullres.V65]-[$halfres.V65]" office:value-type="float" office:value="-17.69458836" calcext:value-type="float">
            <text:p>-17.69458836</text:p>
          </table:table-cell>
          <table:table-cell table:formula="of:=[$fullres.W65]-[$halfres.W65]" office:value-type="float" office:value="0" calcext:value-type="float">
            <text:p>0</text:p>
          </table:table-cell>
          <table:table-cell table:formula="of:=[$fullres.X65]-[$halfres.X65]" office:value-type="float" office:value="0.02537194" calcext:value-type="float">
            <text:p>0.02537194</text:p>
          </table:table-cell>
          <table:table-cell table:formula="of:=[$fullres.Y65]-[$halfres.Y65]" office:value-type="float" office:value="-0.00999015999999986" calcext:value-type="float">
            <text:p>-0.00999015999999986</text:p>
          </table:table-cell>
          <table:table-cell table:formula="of:=[$fullres.Z65]-[$halfres.Z65]" office:value-type="float" office:value="0.61031594" calcext:value-type="float">
            <text:p>0.61031594</text:p>
          </table:table-cell>
          <table:table-cell table:formula="of:=[$fullres.AA65]-[$halfres.AA65]" office:value-type="float" office:value="0.04711822" calcext:value-type="float">
            <text:p>0.04711822</text:p>
          </table:table-cell>
          <table:table-cell table:formula="of:=[$fullres.AB65]-[$halfres.AB65]" office:value-type="float" office:value="-0.0132869099999999" calcext:value-type="float">
            <text:p>-0.0132869099999999</text:p>
          </table:table-cell>
          <table:table-cell table:formula="of:=[$fullres.AC65]-[$halfres.AC65]" office:value-type="float" office:value="0.6484607" calcext:value-type="float">
            <text:p>0.6484607</text:p>
          </table:table-cell>
          <table:table-cell table:formula="of:=[$fullres.AD65]-[$halfres.AD65]" office:value-type="float" office:value="0.04168356" calcext:value-type="float">
            <text:p>0.04168356</text:p>
          </table:table-cell>
          <table:table-cell table:formula="of:=[$fullres.AE65]-[$halfres.AE65]" office:value-type="float" office:value="-0.0242900800000001" calcext:value-type="float">
            <text:p>-0.0242900800000001</text:p>
          </table:table-cell>
          <table:table-cell table:formula="of:=[$fullres.AF65]-[$halfres.AF65]" office:value-type="float" office:value="0.6484607" calcext:value-type="float">
            <text:p>0.6484607</text:p>
          </table:table-cell>
          <table:table-cell table:formula="of:=[$fullres.AG65]-[$halfres.AG65]" office:value-type="float" office:value="0.02899759" calcext:value-type="float">
            <text:p>0.02899759</text:p>
          </table:table-cell>
          <table:table-cell table:formula="of:=[$fullres.AH65]-[$halfres.AH65]" office:value-type="float" office:value="-0.0242900800000001" calcext:value-type="float">
            <text:p>-0.0242900800000001</text:p>
          </table:table-cell>
          <table:table-cell table:formula="of:=[$fullres.AI65]-[$halfres.AI65]" office:value-type="float" office:value="0.53402646" calcext:value-type="float">
            <text:p>0.53402646</text:p>
          </table:table-cell>
          <table:table-cell table:formula="of:=[$fullres.AJ65]-[$halfres.AJ65]" office:value-type="float" office:value="0.02356039" calcext:value-type="float">
            <text:p>0.02356039</text:p>
          </table:table-cell>
          <table:table-cell table:formula="of:=[$fullres.AK65]-[$halfres.AK65]" office:value-type="float" office:value="-0.02037194" calcext:value-type="float">
            <text:p>-0.02037194</text:p>
          </table:table-cell>
          <table:table-cell table:formula="of:=[$fullres.AL65]-[$halfres.AL65]" office:value-type="float" office:value="0.4958817" calcext:value-type="float">
            <text:p>0.4958817</text:p>
          </table:table-cell>
          <table:table-cell table:formula="of:=[$fullres.AM65]-[$halfres.AM65]" office:value-type="float" office:value="0.01449753" calcext:value-type="float">
            <text:p>0.01449753</text:p>
          </table:table-cell>
          <table:table-cell table:formula="of:=[$fullres.AN65]-[$halfres.AN65]" office:value-type="float" office:value="-0.01547476" calcext:value-type="float">
            <text:p>-0.01547476</text:p>
          </table:table-cell>
          <table:table-cell table:formula="of:=[$fullres.AO65]-[$halfres.AO65]" office:value-type="float" office:value="0.45773696" calcext:value-type="float">
            <text:p>0.45773696</text:p>
          </table:table-cell>
          <table:table-cell table:formula="of:=[$fullres.AP65]-[$halfres.AP65]" office:value-type="float" office:value="0.18122922" calcext:value-type="float">
            <text:p>0.18122922</text:p>
          </table:table-cell>
          <table:table-cell table:formula="of:=[$fullres.AQ65]-[$halfres.AQ65]" office:value-type="float" office:value="-0.1130107" calcext:value-type="float">
            <text:p>-0.1130107</text:p>
          </table:table-cell>
          <table:table-cell table:formula="of:=[$fullres.AR65]-[$halfres.AR65]" office:value-type="float" office:value="3.39439421" calcext:value-type="float">
            <text:p>3.39439421</text:p>
          </table:table-cell>
          <table:table-cell table:formula="of:=[$fullres.AS65]-[$halfres.AS65]" office:value-type="float" office:value="0" calcext:value-type="float">
            <text:p>0</text:p>
          </table:table-cell>
          <table:table-cell table:formula="of:=[$fullres.AT65]-[$halfres.AT65]" office:value-type="float" office:value="0" calcext:value-type="float">
            <text:p>0</text:p>
          </table:table-cell>
          <table:table-cell table:formula="of:=[$fullres.AU65]-[$halfres.AU65]" office:value-type="float" office:value="0.60711572" calcext:value-type="float">
            <text:p>0.60711572</text:p>
          </table:table-cell>
          <table:table-cell table:formula="of:=[$fullres.AV65]-[$halfres.AV65]" office:value-type="float" office:value="-1.0655148" calcext:value-type="float">
            <text:p>-1.0655148</text:p>
          </table:table-cell>
          <table:table-cell table:formula="of:=[$fullres.AW65]-[$halfres.AW65]" office:value-type="float" office:value="0.42900246" calcext:value-type="float">
            <text:p>0.42900246</text:p>
          </table:table-cell>
          <table:table-cell table:formula="of:=[$fullres.AX65]-[$halfres.AX65]" office:value-type="float" office:value="-1.56408538" calcext:value-type="float">
            <text:p>-1.56408538</text:p>
          </table:table-cell>
          <table:table-cell table:formula="of:=[$fullres.AY65]-[$halfres.AY65]" office:value-type="float" office:value="-1.90300111" calcext:value-type="float">
            <text:p>-1.90300111</text:p>
          </table:table-cell>
          <table:table-cell table:formula="of:=[$fullres.AZ65]-[$halfres.AZ65]" office:value-type="float" office:value="-0.426764689999999" calcext:value-type="float">
            <text:p>-0.426764689999999</text:p>
          </table:table-cell>
          <table:table-cell table:formula="of:=[$fullres.BA65]-[$halfres.BA65]" office:value-type="float" office:value="-0.260309939999999" calcext:value-type="float">
            <text:p>-0.260309939999999</text:p>
          </table:table-cell>
          <table:table-cell table:formula="of:=[$fullres.BB65]-[$halfres.BB65]" office:value-type="float" office:value="0" calcext:value-type="float">
            <text:p>0</text:p>
          </table:table-cell>
          <table:table-cell table:formula="of:=[$fullres.BC65]-[$halfres.BC65]" office:value-type="float" office:value="0" calcext:value-type="float">
            <text:p>0</text:p>
          </table:table-cell>
          <table:table-cell table:formula="of:=[$fullres.BD65]-[$halfres.BD65]" office:value-type="float" office:value="0" calcext:value-type="float">
            <text:p>0</text:p>
          </table:table-cell>
          <table:table-cell table:formula="of:=[$fullres.BE65]-[$halfres.BE65]" office:value-type="float" office:value="-1.8959079" calcext:value-type="float">
            <text:p>-1.8959079</text:p>
          </table:table-cell>
          <table:table-cell table:formula="of:=[$fullres.BF65]-[$halfres.BF65]" office:value-type="float" office:value="-0.395724510000001" calcext:value-type="float">
            <text:p>-0.395724510000001</text:p>
          </table:table-cell>
          <table:table-cell table:formula="of:=[$fullres.BG65]-[$halfres.BG65]" office:value-type="float" office:value="0.23451303" calcext:value-type="float">
            <text:p>0.23451303</text:p>
          </table:table-cell>
          <table:table-cell table:formula="of:=[$fullres.BH65]-[$halfres.BH65]" office:value-type="float" office:value="0.760083219999999" calcext:value-type="float">
            <text:p>0.760083219999999</text:p>
          </table:table-cell>
          <table:table-cell table:formula="of:=[$fullres.BI65]-[$halfres.BI65]" office:value-type="float" office:value="0" calcext:value-type="float">
            <text:p>0</text:p>
          </table:table-cell>
          <table:table-cell table:formula="of:=[$fullres.BJ65]-[$halfres.BJ65]" office:value-type="float" office:value="0" calcext:value-type="float">
            <text:p>0</text:p>
          </table:table-cell>
          <table:table-cell table:formula="of:=[$fullres.BK65]-[$halfres.BK65]" office:value-type="float" office:value="0" calcext:value-type="float">
            <text:p>0</text:p>
          </table:table-cell>
        </table:table-row>
        <table:table-row table:style-name="ro1">
          <table:table-cell table:formula="of:=[$fullres.A66]-[$halfres.A66]" office:value-type="float" office:value="0" calcext:value-type="float">
            <text:p>0</text:p>
          </table:table-cell>
          <table:table-cell table:formula="of:=[$fullres.B66]-[$halfres.B66]" office:value-type="float" office:value="1.46208327999999" calcext:value-type="float">
            <text:p>1.46208327999999</text:p>
          </table:table-cell>
          <table:table-cell table:formula="of:=[$fullres.C66]-[$halfres.C66]" office:value-type="float" office:value="-1.00342466" calcext:value-type="float">
            <text:p>-1.00342466</text:p>
          </table:table-cell>
          <table:table-cell table:formula="of:=[$fullres.D66]-[$halfres.D66]" office:value-type="float" office:value="-4.85462897000001" calcext:value-type="float">
            <text:p>-4.85462897000001</text:p>
          </table:table-cell>
          <table:table-cell table:formula="of:=[$fullres.E66]-[$halfres.E66]" office:value-type="float" office:value="-0.00501752" calcext:value-type="float">
            <text:p>-0.00501752</text:p>
          </table:table-cell>
          <table:table-cell table:formula="of:=[$fullres.F66]-[$halfres.F66]" office:value-type="float" office:value="-0.00507974" calcext:value-type="float">
            <text:p>-0.00507974</text:p>
          </table:table-cell>
          <table:table-cell table:formula="of:=[$fullres.G66]-[$halfres.G66]" office:value-type="float" office:value="0.0102836399999999" calcext:value-type="float">
            <text:p>0.0102836399999999</text:p>
          </table:table-cell>
          <table:table-cell table:formula="of:=[$fullres.H66]-[$halfres.H66]" office:value-type="float" office:value="-11.7070348" calcext:value-type="float">
            <text:p>-11.7070348</text:p>
          </table:table-cell>
          <table:table-cell table:formula="of:=[$fullres.I66]-[$halfres.I66]" office:value-type="float" office:value="-9.02585638" calcext:value-type="float">
            <text:p>-9.02585638</text:p>
          </table:table-cell>
          <table:table-cell table:formula="of:=[$fullres.J66]-[$halfres.J66]" office:value-type="float" office:value="-28.90778722" calcext:value-type="float">
            <text:p>-28.90778722</text:p>
          </table:table-cell>
          <table:table-cell table:formula="of:=[$fullres.K66]-[$halfres.K66]" office:value-type="float" office:value="-22.58294603" calcext:value-type="float">
            <text:p>-22.58294603</text:p>
          </table:table-cell>
          <table:table-cell table:formula="of:=[$fullres.L66]-[$halfres.L66]" office:value-type="float" office:value="-0.39414677" calcext:value-type="float">
            <text:p>-0.39414677</text:p>
          </table:table-cell>
          <table:table-cell table:formula="of:=[$fullres.M66]-[$halfres.M66]" office:value-type="float" office:value="2.67920173" calcext:value-type="float">
            <text:p>2.67920173</text:p>
          </table:table-cell>
          <table:table-cell table:formula="of:=[$fullres.N66]-[$halfres.N66]" office:value-type="float" office:value="18.54130908" calcext:value-type="float">
            <text:p>18.54130908</text:p>
          </table:table-cell>
          <table:table-cell table:formula="of:=[$fullres.O66]-[$halfres.O66]" office:value-type="float" office:value="0" calcext:value-type="float">
            <text:p>0</text:p>
          </table:table-cell>
          <table:table-cell table:formula="of:=[$fullres.P66]-[$halfres.P66]" office:value-type="float" office:value="-1.76792437" calcext:value-type="float">
            <text:p>-1.76792437</text:p>
          </table:table-cell>
          <table:table-cell table:formula="of:=[$fullres.Q66]-[$halfres.Q66]" office:value-type="float" office:value="-18.24954434" calcext:value-type="float">
            <text:p>-18.24954434</text:p>
          </table:table-cell>
          <table:table-cell table:formula="of:=[$fullres.R66]-[$halfres.R66]" office:value-type="float" office:value="39.36328803" calcext:value-type="float">
            <text:p>39.36328803</text:p>
          </table:table-cell>
          <table:table-cell table:formula="of:=[$fullres.S66]-[$halfres.S66]" office:value-type="float" office:value="-13.84326544" calcext:value-type="float">
            <text:p>-13.84326544</text:p>
          </table:table-cell>
          <table:table-cell table:formula="of:=[$fullres.T66]-[$halfres.T66]" office:value-type="float" office:value="-0.24161056" calcext:value-type="float">
            <text:p>-0.24161056</text:p>
          </table:table-cell>
          <table:table-cell table:formula="of:=[$fullres.U66]-[$halfres.U66]" office:value-type="float" office:value="18.68248394" calcext:value-type="float">
            <text:p>18.68248394</text:p>
          </table:table-cell>
          <table:table-cell table:formula="of:=[$fullres.V66]-[$halfres.V66]" office:value-type="float" office:value="-17.27403241" calcext:value-type="float">
            <text:p>-17.27403241</text:p>
          </table:table-cell>
          <table:table-cell table:formula="of:=[$fullres.W66]-[$halfres.W66]" office:value-type="float" office:value="0" calcext:value-type="float">
            <text:p>0</text:p>
          </table:table-cell>
          <table:table-cell table:formula="of:=[$fullres.X66]-[$halfres.X66]" office:value-type="float" office:value="0.02155918" calcext:value-type="float">
            <text:p>0.02155918</text:p>
          </table:table-cell>
          <table:table-cell table:formula="of:=[$fullres.Y66]-[$halfres.Y66]" office:value-type="float" office:value="-0.07994043" calcext:value-type="float">
            <text:p>-0.07994043</text:p>
          </table:table-cell>
          <table:table-cell table:formula="of:=[$fullres.Z66]-[$halfres.Z66]" office:value-type="float" office:value="0.85431845" calcext:value-type="float">
            <text:p>0.85431845</text:p>
          </table:table-cell>
          <table:table-cell table:formula="of:=[$fullres.AA66]-[$halfres.AA66]" office:value-type="float" office:value="0.04003755" calcext:value-type="float">
            <text:p>0.04003755</text:p>
          </table:table-cell>
          <table:table-cell table:formula="of:=[$fullres.AB66]-[$halfres.AB66]" office:value-type="float" office:value="-0.10632076" calcext:value-type="float">
            <text:p>-0.10632076</text:p>
          </table:table-cell>
          <table:table-cell table:formula="of:=[$fullres.AC66]-[$halfres.AC66]" office:value-type="float" office:value="0.90771335" calcext:value-type="float">
            <text:p>0.90771335</text:p>
          </table:table-cell>
          <table:table-cell table:formula="of:=[$fullres.AD66]-[$halfres.AD66]" office:value-type="float" office:value="0.03541957" calcext:value-type="float">
            <text:p>0.03541957</text:p>
          </table:table-cell>
          <table:table-cell table:formula="of:=[$fullres.AE66]-[$halfres.AE66]" office:value-type="float" office:value="-0.19436715" calcext:value-type="float">
            <text:p>-0.19436715</text:p>
          </table:table-cell>
          <table:table-cell table:formula="of:=[$fullres.AF66]-[$halfres.AF66]" office:value-type="float" office:value="0.90771335" calcext:value-type="float">
            <text:p>0.90771335</text:p>
          </table:table-cell>
          <table:table-cell table:formula="of:=[$fullres.AG66]-[$halfres.AG66]" office:value-type="float" office:value="0.02463998" calcext:value-type="float">
            <text:p>0.02463998</text:p>
          </table:table-cell>
          <table:table-cell table:formula="of:=[$fullres.AH66]-[$halfres.AH66]" office:value-type="float" office:value="-0.19436715" calcext:value-type="float">
            <text:p>-0.19436715</text:p>
          </table:table-cell>
          <table:table-cell table:formula="of:=[$fullres.AI66]-[$halfres.AI66]" office:value-type="float" office:value="0.74752864" calcext:value-type="float">
            <text:p>0.74752864</text:p>
          </table:table-cell>
          <table:table-cell table:formula="of:=[$fullres.AJ66]-[$halfres.AJ66]" office:value-type="float" office:value="0.02001985" calcext:value-type="float">
            <text:p>0.02001985</text:p>
          </table:table-cell>
          <table:table-cell table:formula="of:=[$fullres.AK66]-[$halfres.AK66]" office:value-type="float" office:value="-0.16301452" calcext:value-type="float">
            <text:p>-0.16301452</text:p>
          </table:table-cell>
          <table:table-cell table:formula="of:=[$fullres.AL66]-[$halfres.AL66]" office:value-type="float" office:value="0.69413374" calcext:value-type="float">
            <text:p>0.69413374</text:p>
          </table:table-cell>
          <table:table-cell table:formula="of:=[$fullres.AM66]-[$halfres.AM66]" office:value-type="float" office:value="0.01231892" calcext:value-type="float">
            <text:p>0.01231892</text:p>
          </table:table-cell>
          <table:table-cell table:formula="of:=[$fullres.AN66]-[$halfres.AN66]" office:value-type="float" office:value="-0.12382772" calcext:value-type="float">
            <text:p>-0.12382772</text:p>
          </table:table-cell>
          <table:table-cell table:formula="of:=[$fullres.AO66]-[$halfres.AO66]" office:value-type="float" office:value="0.64073884" calcext:value-type="float">
            <text:p>0.64073884</text:p>
          </table:table-cell>
          <table:table-cell table:formula="of:=[$fullres.AP66]-[$halfres.AP66]" office:value-type="float" office:value="0.15399503" calcext:value-type="float">
            <text:p>0.15399503</text:p>
          </table:table-cell>
          <table:table-cell table:formula="of:=[$fullres.AQ66]-[$halfres.AQ66]" office:value-type="float" office:value="-0.904302100000001" calcext:value-type="float">
            <text:p>-0.904302100000001</text:p>
          </table:table-cell>
          <table:table-cell table:formula="of:=[$fullres.AR66]-[$halfres.AR66]" office:value-type="float" office:value="4.75146294" calcext:value-type="float">
            <text:p>4.75146294</text:p>
          </table:table-cell>
          <table:table-cell table:formula="of:=[$fullres.AS66]-[$halfres.AS66]" office:value-type="float" office:value="0" calcext:value-type="float">
            <text:p>0</text:p>
          </table:table-cell>
          <table:table-cell table:formula="of:=[$fullres.AT66]-[$halfres.AT66]" office:value-type="float" office:value="0" calcext:value-type="float">
            <text:p>0</text:p>
          </table:table-cell>
          <table:table-cell table:formula="of:=[$fullres.AU66]-[$halfres.AU66]" office:value-type="float" office:value="0.42629372" calcext:value-type="float">
            <text:p>0.42629372</text:p>
          </table:table-cell>
          <table:table-cell table:formula="of:=[$fullres.AV66]-[$halfres.AV66]" office:value-type="float" office:value="-0.924007439999999" calcext:value-type="float">
            <text:p>-0.924007439999999</text:p>
          </table:table-cell>
          <table:table-cell table:formula="of:=[$fullres.AW66]-[$halfres.AW66]" office:value-type="float" office:value="0.35333184" calcext:value-type="float">
            <text:p>0.35333184</text:p>
          </table:table-cell>
          <table:table-cell table:formula="of:=[$fullres.AX66]-[$halfres.AX66]" office:value-type="float" office:value="-1.94170759" calcext:value-type="float">
            <text:p>-1.94170759</text:p>
          </table:table-cell>
          <table:table-cell table:formula="of:=[$fullres.AY66]-[$halfres.AY66]" office:value-type="float" office:value="-1.52217217" calcext:value-type="float">
            <text:p>-1.52217217</text:p>
          </table:table-cell>
          <table:table-cell table:formula="of:=[$fullres.AZ66]-[$halfres.AZ66]" office:value-type="float" office:value="-0.873110789999998" calcext:value-type="float">
            <text:p>-0.873110789999998</text:p>
          </table:table-cell>
          <table:table-cell table:formula="of:=[$fullres.BA66]-[$halfres.BA66]" office:value-type="float" office:value="-0.112810479999993" calcext:value-type="float">
            <text:p>-0.112810479999993</text:p>
          </table:table-cell>
          <table:table-cell table:formula="of:=[$fullres.BB66]-[$halfres.BB66]" office:value-type="float" office:value="0" calcext:value-type="float">
            <text:p>0</text:p>
          </table:table-cell>
          <table:table-cell table:formula="of:=[$fullres.BC66]-[$halfres.BC66]" office:value-type="float" office:value="0" calcext:value-type="float">
            <text:p>0</text:p>
          </table:table-cell>
          <table:table-cell table:formula="of:=[$fullres.BD66]-[$halfres.BD66]" office:value-type="float" office:value="0" calcext:value-type="float">
            <text:p>0</text:p>
          </table:table-cell>
          <table:table-cell table:formula="of:=[$fullres.BE66]-[$halfres.BE66]" office:value-type="float" office:value="-1.32858382" calcext:value-type="float">
            <text:p>-1.32858382</text:p>
          </table:table-cell>
          <table:table-cell table:formula="of:=[$fullres.BF66]-[$halfres.BF66]" office:value-type="float" office:value="-0.531717599999993" calcext:value-type="float">
            <text:p>-0.531717599999993</text:p>
          </table:table-cell>
          <table:table-cell table:formula="of:=[$fullres.BG66]-[$halfres.BG66]" office:value-type="float" office:value="0.44031959" calcext:value-type="float">
            <text:p>0.44031959</text:p>
          </table:table-cell>
          <table:table-cell table:formula="of:=[$fullres.BH66]-[$halfres.BH66]" office:value-type="float" office:value="0.751615129999998" calcext:value-type="float">
            <text:p>0.751615129999998</text:p>
          </table:table-cell>
          <table:table-cell table:formula="of:=[$fullres.BI66]-[$halfres.BI66]" office:value-type="float" office:value="0" calcext:value-type="float">
            <text:p>0</text:p>
          </table:table-cell>
          <table:table-cell table:formula="of:=[$fullres.BJ66]-[$halfres.BJ66]" office:value-type="float" office:value="0" calcext:value-type="float">
            <text:p>0</text:p>
          </table:table-cell>
          <table:table-cell table:formula="of:=[$fullres.BK66]-[$halfres.BK66]" office:value-type="float" office:value="0" calcext:value-type="float">
            <text:p>0</text:p>
          </table:table-cell>
        </table:table-row>
        <table:table-row table:style-name="ro1">
          <table:table-cell table:formula="of:=[$fullres.A67]-[$halfres.A67]" office:value-type="float" office:value="0" calcext:value-type="float">
            <text:p>0</text:p>
          </table:table-cell>
          <table:table-cell table:formula="of:=[$fullres.B67]-[$halfres.B67]" office:value-type="float" office:value="1.86121982" calcext:value-type="float">
            <text:p>1.86121982</text:p>
          </table:table-cell>
          <table:table-cell table:formula="of:=[$fullres.C67]-[$halfres.C67]" office:value-type="float" office:value="-0.907091560000001" calcext:value-type="float">
            <text:p>-0.907091560000001</text:p>
          </table:table-cell>
          <table:table-cell table:formula="of:=[$fullres.D67]-[$halfres.D67]" office:value-type="float" office:value="-5.46822924000001" calcext:value-type="float">
            <text:p>-5.46822924000001</text:p>
          </table:table-cell>
          <table:table-cell table:formula="of:=[$fullres.E67]-[$halfres.E67]" office:value-type="float" office:value="-0.00528541" calcext:value-type="float">
            <text:p>-0.00528541</text:p>
          </table:table-cell>
          <table:table-cell table:formula="of:=[$fullres.F67]-[$halfres.F67]" office:value-type="float" office:value="-0.00514203000000002" calcext:value-type="float">
            <text:p>-0.00514203000000002</text:p>
          </table:table-cell>
          <table:table-cell table:formula="of:=[$fullres.G67]-[$halfres.G67]" office:value-type="float" office:value="0.01108091" calcext:value-type="float">
            <text:p>0.01108091</text:p>
          </table:table-cell>
          <table:table-cell table:formula="of:=[$fullres.H67]-[$halfres.H67]" office:value-type="float" office:value="-10.08477625" calcext:value-type="float">
            <text:p>-10.08477625</text:p>
          </table:table-cell>
          <table:table-cell table:formula="of:=[$fullres.I67]-[$halfres.I67]" office:value-type="float" office:value="-7.68875541" calcext:value-type="float">
            <text:p>-7.68875541</text:p>
          </table:table-cell>
          <table:table-cell table:formula="of:=[$fullres.J67]-[$halfres.J67]" office:value-type="float" office:value="-30.29705274" calcext:value-type="float">
            <text:p>-30.29705274</text:p>
          </table:table-cell>
          <table:table-cell table:formula="of:=[$fullres.K67]-[$halfres.K67]" office:value-type="float" office:value="-22.41510546" calcext:value-type="float">
            <text:p>-22.41510546</text:p>
          </table:table-cell>
          <table:table-cell table:formula="of:=[$fullres.L67]-[$halfres.L67]" office:value-type="float" office:value="-0.39121739" calcext:value-type="float">
            <text:p>-0.39121739</text:p>
          </table:table-cell>
          <table:table-cell table:formula="of:=[$fullres.M67]-[$halfres.M67]" office:value-type="float" office:value="5.47013313" calcext:value-type="float">
            <text:p>5.47013313</text:p>
          </table:table-cell>
          <table:table-cell table:formula="of:=[$fullres.N67]-[$halfres.N67]" office:value-type="float" office:value="18.43451791" calcext:value-type="float">
            <text:p>18.43451791</text:p>
          </table:table-cell>
          <table:table-cell table:formula="of:=[$fullres.O67]-[$halfres.O67]" office:value-type="float" office:value="0" calcext:value-type="float">
            <text:p>0</text:p>
          </table:table-cell>
          <table:table-cell table:formula="of:=[$fullres.P67]-[$halfres.P67]" office:value-type="float" office:value="-0.352105770000001" calcext:value-type="float">
            <text:p>-0.352105770000001</text:p>
          </table:table-cell>
          <table:table-cell table:formula="of:=[$fullres.Q67]-[$halfres.Q67]" office:value-type="float" office:value="-17.83371602" calcext:value-type="float">
            <text:p>-17.83371602</text:p>
          </table:table-cell>
          <table:table-cell table:formula="of:=[$fullres.R67]-[$halfres.R67]" office:value-type="float" office:value="39.52101829" calcext:value-type="float">
            <text:p>39.52101829</text:p>
          </table:table-cell>
          <table:table-cell table:formula="of:=[$fullres.S67]-[$halfres.S67]" office:value-type="float" office:value="-14.46679026" calcext:value-type="float">
            <text:p>-14.46679026</text:p>
          </table:table-cell>
          <table:table-cell table:formula="of:=[$fullres.T67]-[$halfres.T67]" office:value-type="float" office:value="-0.25249312" calcext:value-type="float">
            <text:p>-0.25249312</text:p>
          </table:table-cell>
          <table:table-cell table:formula="of:=[$fullres.U67]-[$halfres.U67]" office:value-type="float" office:value="18.46407652" calcext:value-type="float">
            <text:p>18.46407652</text:p>
          </table:table-cell>
          <table:table-cell table:formula="of:=[$fullres.V67]-[$halfres.V67]" office:value-type="float" office:value="-16.46978547" calcext:value-type="float">
            <text:p>-16.46978547</text:p>
          </table:table-cell>
          <table:table-cell table:formula="of:=[$fullres.W67]-[$halfres.W67]" office:value-type="float" office:value="0" calcext:value-type="float">
            <text:p>0</text:p>
          </table:table-cell>
          <table:table-cell table:formula="of:=[$fullres.X67]-[$halfres.X67]" office:value-type="float" office:value="0.02224376" calcext:value-type="float">
            <text:p>0.02224376</text:p>
          </table:table-cell>
          <table:table-cell table:formula="of:=[$fullres.Y67]-[$halfres.Y67]" office:value-type="float" office:value="-0.12461304" calcext:value-type="float">
            <text:p>-0.12461304</text:p>
          </table:table-cell>
          <table:table-cell table:formula="of:=[$fullres.Z67]-[$halfres.Z67]" office:value-type="float" office:value="0.94176107" calcext:value-type="float">
            <text:p>0.94176107</text:p>
          </table:table-cell>
          <table:table-cell table:formula="of:=[$fullres.AA67]-[$halfres.AA67]" office:value-type="float" office:value="0.04130888" calcext:value-type="float">
            <text:p>0.04130888</text:p>
          </table:table-cell>
          <table:table-cell table:formula="of:=[$fullres.AB67]-[$halfres.AB67]" office:value-type="float" office:value="-0.16573534" calcext:value-type="float">
            <text:p>-0.16573534</text:p>
          </table:table-cell>
          <table:table-cell table:formula="of:=[$fullres.AC67]-[$halfres.AC67]" office:value-type="float" office:value="1.00062113" calcext:value-type="float">
            <text:p>1.00062113</text:p>
          </table:table-cell>
          <table:table-cell table:formula="of:=[$fullres.AD67]-[$halfres.AD67]" office:value-type="float" office:value="0.03654427" calcext:value-type="float">
            <text:p>0.03654427</text:p>
          </table:table-cell>
          <table:table-cell table:formula="of:=[$fullres.AE67]-[$halfres.AE67]" office:value-type="float" office:value="-0.30298413" calcext:value-type="float">
            <text:p>-0.30298413</text:p>
          </table:table-cell>
          <table:table-cell table:formula="of:=[$fullres.AF67]-[$halfres.AF67]" office:value-type="float" office:value="1.00062113" calcext:value-type="float">
            <text:p>1.00062113</text:p>
          </table:table-cell>
          <table:table-cell table:formula="of:=[$fullres.AG67]-[$halfres.AG67]" office:value-type="float" office:value="0.0254224" calcext:value-type="float">
            <text:p>0.0254224</text:p>
          </table:table-cell>
          <table:table-cell table:formula="of:=[$fullres.AH67]-[$halfres.AH67]" office:value-type="float" office:value="-0.30298413" calcext:value-type="float">
            <text:p>-0.30298413</text:p>
          </table:table-cell>
          <table:table-cell table:formula="of:=[$fullres.AI67]-[$halfres.AI67]" office:value-type="float" office:value="0.82404093" calcext:value-type="float">
            <text:p>0.82404093</text:p>
          </table:table-cell>
          <table:table-cell table:formula="of:=[$fullres.AJ67]-[$halfres.AJ67]" office:value-type="float" office:value="0.02065555" calcext:value-type="float">
            <text:p>0.02065555</text:p>
          </table:table-cell>
          <table:table-cell table:formula="of:=[$fullres.AK67]-[$halfres.AK67]" office:value-type="float" office:value="-0.2541109" calcext:value-type="float">
            <text:p>-0.2541109</text:p>
          </table:table-cell>
          <table:table-cell table:formula="of:=[$fullres.AL67]-[$halfres.AL67]" office:value-type="float" office:value="0.76518086" calcext:value-type="float">
            <text:p>0.76518086</text:p>
          </table:table-cell>
          <table:table-cell table:formula="of:=[$fullres.AM67]-[$halfres.AM67]" office:value-type="float" office:value="0.01271008" calcext:value-type="float">
            <text:p>0.01271008</text:p>
          </table:table-cell>
          <table:table-cell table:formula="of:=[$fullres.AN67]-[$halfres.AN67]" office:value-type="float" office:value="-0.19302559" calcext:value-type="float">
            <text:p>-0.19302559</text:p>
          </table:table-cell>
          <table:table-cell table:formula="of:=[$fullres.AO67]-[$halfres.AO67]" office:value-type="float" office:value="0.70632081" calcext:value-type="float">
            <text:p>0.70632081</text:p>
          </table:table-cell>
          <table:table-cell table:formula="of:=[$fullres.AP67]-[$halfres.AP67]" office:value-type="float" office:value="0.15888494" calcext:value-type="float">
            <text:p>0.15888494</text:p>
          </table:table-cell>
          <table:table-cell table:formula="of:=[$fullres.AQ67]-[$halfres.AQ67]" office:value-type="float" office:value="-1.40964756" calcext:value-type="float">
            <text:p>-1.40964756</text:p>
          </table:table-cell>
          <table:table-cell table:formula="of:=[$fullres.AR67]-[$halfres.AR67]" office:value-type="float" office:value="5.23779254" calcext:value-type="float">
            <text:p>5.23779254</text:p>
          </table:table-cell>
          <table:table-cell table:formula="of:=[$fullres.AS67]-[$halfres.AS67]" office:value-type="float" office:value="0" calcext:value-type="float">
            <text:p>0</text:p>
          </table:table-cell>
          <table:table-cell table:formula="of:=[$fullres.AT67]-[$halfres.AT67]" office:value-type="float" office:value="0" calcext:value-type="float">
            <text:p>0</text:p>
          </table:table-cell>
          <table:table-cell table:formula="of:=[$fullres.AU67]-[$halfres.AU67]" office:value-type="float" office:value="0.778533120000001" calcext:value-type="float">
            <text:p>0.778533120000001</text:p>
          </table:table-cell>
          <table:table-cell table:formula="of:=[$fullres.AV67]-[$halfres.AV67]" office:value-type="float" office:value="0.0250764200000013" calcext:value-type="float">
            <text:p>0.0250764200000013</text:p>
          </table:table-cell>
          <table:table-cell table:formula="of:=[$fullres.AW67]-[$halfres.AW67]" office:value-type="float" office:value="0.22670346" calcext:value-type="float">
            <text:p>0.22670346</text:p>
          </table:table-cell>
          <table:table-cell table:formula="of:=[$fullres.AX67]-[$halfres.AX67]" office:value-type="float" office:value="-1.91811795" calcext:value-type="float">
            <text:p>-1.91811795</text:p>
          </table:table-cell>
          <table:table-cell table:formula="of:=[$fullres.AY67]-[$halfres.AY67]" office:value-type="float" office:value="-1.46684818" calcext:value-type="float">
            <text:p>-1.46684818</text:p>
          </table:table-cell>
          <table:table-cell table:formula="of:=[$fullres.AZ67]-[$halfres.AZ67]" office:value-type="float" office:value="-0.861913909999998" calcext:value-type="float">
            <text:p>-0.861913909999998</text:p>
          </table:table-cell>
          <table:table-cell table:formula="of:=[$fullres.BA67]-[$halfres.BA67]" office:value-type="float" office:value="-0.107678899999996" calcext:value-type="float">
            <text:p>-0.107678899999996</text:p>
          </table:table-cell>
          <table:table-cell table:formula="of:=[$fullres.BB67]-[$halfres.BB67]" office:value-type="float" office:value="0" calcext:value-type="float">
            <text:p>0</text:p>
          </table:table-cell>
          <table:table-cell table:formula="of:=[$fullres.BC67]-[$halfres.BC67]" office:value-type="float" office:value="0" calcext:value-type="float">
            <text:p>0</text:p>
          </table:table-cell>
          <table:table-cell table:formula="of:=[$fullres.BD67]-[$halfres.BD67]" office:value-type="float" office:value="0" calcext:value-type="float">
            <text:p>0</text:p>
          </table:table-cell>
          <table:table-cell table:formula="of:=[$fullres.BE67]-[$halfres.BE67]" office:value-type="float" office:value="-1.18141318" calcext:value-type="float">
            <text:p>-1.18141318</text:p>
          </table:table-cell>
          <table:table-cell table:formula="of:=[$fullres.BF67]-[$halfres.BF67]" office:value-type="float" office:value="-0.97876385" calcext:value-type="float">
            <text:p>-0.97876385</text:p>
          </table:table-cell>
          <table:table-cell table:formula="of:=[$fullres.BG67]-[$halfres.BG67]" office:value-type="float" office:value="1.74127363" calcext:value-type="float">
            <text:p>1.74127363</text:p>
          </table:table-cell>
          <table:table-cell table:formula="of:=[$fullres.BH67]-[$halfres.BH67]" office:value-type="float" office:value="0.546723900000004" calcext:value-type="float">
            <text:p>0.546723900000004</text:p>
          </table:table-cell>
          <table:table-cell table:formula="of:=[$fullres.BI67]-[$halfres.BI67]" office:value-type="float" office:value="0" calcext:value-type="float">
            <text:p>0</text:p>
          </table:table-cell>
          <table:table-cell table:formula="of:=[$fullres.BJ67]-[$halfres.BJ67]" office:value-type="float" office:value="0" calcext:value-type="float">
            <text:p>0</text:p>
          </table:table-cell>
          <table:table-cell table:formula="of:=[$fullres.BK67]-[$halfres.BK67]" office:value-type="float" office:value="0" calcext:value-type="float">
            <text:p>0</text:p>
          </table:table-cell>
        </table:table-row>
        <table:table-row table:style-name="ro1">
          <table:table-cell table:formula="of:=[$fullres.A68]-[$halfres.A68]" office:value-type="float" office:value="0" calcext:value-type="float">
            <text:p>0</text:p>
          </table:table-cell>
          <table:table-cell table:formula="of:=[$fullres.B68]-[$halfres.B68]" office:value-type="float" office:value="2.02167188" calcext:value-type="float">
            <text:p>2.02167188</text:p>
          </table:table-cell>
          <table:table-cell table:formula="of:=[$fullres.C68]-[$halfres.C68]" office:value-type="float" office:value="-0.877770530000001" calcext:value-type="float">
            <text:p>-0.877770530000001</text:p>
          </table:table-cell>
          <table:table-cell table:formula="of:=[$fullres.D68]-[$halfres.D68]" office:value-type="float" office:value="-5.93702539" calcext:value-type="float">
            <text:p>-5.93702539</text:p>
          </table:table-cell>
          <table:table-cell table:formula="of:=[$fullres.E68]-[$halfres.E68]" office:value-type="float" office:value="-0.00514064" calcext:value-type="float">
            <text:p>-0.00514064</text:p>
          </table:table-cell>
          <table:table-cell table:formula="of:=[$fullres.F68]-[$halfres.F68]" office:value-type="float" office:value="-0.00532192999999992" calcext:value-type="float">
            <text:p>-0.00532192999999992</text:p>
          </table:table-cell>
          <table:table-cell table:formula="of:=[$fullres.G68]-[$halfres.G68]" office:value-type="float" office:value="0.01162938" calcext:value-type="float">
            <text:p>0.01162938</text:p>
          </table:table-cell>
          <table:table-cell table:formula="of:=[$fullres.H68]-[$halfres.H68]" office:value-type="float" office:value="-8.3902868" calcext:value-type="float">
            <text:p>-8.3902868</text:p>
          </table:table-cell>
          <table:table-cell table:formula="of:=[$fullres.I68]-[$halfres.I68]" office:value-type="float" office:value="-6.1021462" calcext:value-type="float">
            <text:p>-6.1021462</text:p>
          </table:table-cell>
          <table:table-cell table:formula="of:=[$fullres.J68]-[$halfres.J68]" office:value-type="float" office:value="-31.99825997" calcext:value-type="float">
            <text:p>-31.99825997</text:p>
          </table:table-cell>
          <table:table-cell table:formula="of:=[$fullres.K68]-[$halfres.K68]" office:value-type="float" office:value="-22.70135588" calcext:value-type="float">
            <text:p>-22.70135588</text:p>
          </table:table-cell>
          <table:table-cell table:formula="of:=[$fullres.L68]-[$halfres.L68]" office:value-type="float" office:value="-0.39621341" calcext:value-type="float">
            <text:p>-0.39621341</text:p>
          </table:table-cell>
          <table:table-cell table:formula="of:=[$fullres.M68]-[$halfres.M68]" office:value-type="float" office:value="7.83167725" calcext:value-type="float">
            <text:p>7.83167725</text:p>
          </table:table-cell>
          <table:table-cell table:formula="of:=[$fullres.N68]-[$halfres.N68]" office:value-type="float" office:value="18.3781735" calcext:value-type="float">
            <text:p>18.3781735</text:p>
          </table:table-cell>
          <table:table-cell table:formula="of:=[$fullres.O68]-[$halfres.O68]" office:value-type="float" office:value="0" calcext:value-type="float">
            <text:p>0</text:p>
          </table:table-cell>
          <table:table-cell table:formula="of:=[$fullres.P68]-[$halfres.P68]" office:value-type="float" office:value="0.540355560000002" calcext:value-type="float">
            <text:p>0.540355560000002</text:p>
          </table:table-cell>
          <table:table-cell table:formula="of:=[$fullres.Q68]-[$halfres.Q68]" office:value-type="float" office:value="-17.49603188" calcext:value-type="float">
            <text:p>-17.49603188</text:p>
          </table:table-cell>
          <table:table-cell table:formula="of:=[$fullres.R68]-[$halfres.R68]" office:value-type="float" office:value="39.56994462" calcext:value-type="float">
            <text:p>39.56994462</text:p>
          </table:table-cell>
          <table:table-cell table:formula="of:=[$fullres.S68]-[$halfres.S68]" office:value-type="float" office:value="-15.2245011" calcext:value-type="float">
            <text:p>-15.2245011</text:p>
          </table:table-cell>
          <table:table-cell table:formula="of:=[$fullres.T68]-[$halfres.T68]" office:value-type="float" office:value="-0.26571767" calcext:value-type="float">
            <text:p>-0.26571767</text:p>
          </table:table-cell>
          <table:table-cell table:formula="of:=[$fullres.U68]-[$halfres.U68]" office:value-type="float" office:value="18.17078312" calcext:value-type="float">
            <text:p>18.17078312</text:p>
          </table:table-cell>
          <table:table-cell table:formula="of:=[$fullres.V68]-[$halfres.V68]" office:value-type="float" office:value="-15.86739941" calcext:value-type="float">
            <text:p>-15.86739941</text:p>
          </table:table-cell>
          <table:table-cell table:formula="of:=[$fullres.W68]-[$halfres.W68]" office:value-type="float" office:value="0" calcext:value-type="float">
            <text:p>0</text:p>
          </table:table-cell>
          <table:table-cell table:formula="of:=[$fullres.X68]-[$halfres.X68]" office:value-type="float" office:value="0.02202623" calcext:value-type="float">
            <text:p>0.02202623</text:p>
          </table:table-cell>
          <table:table-cell table:formula="of:=[$fullres.Y68]-[$halfres.Y68]" office:value-type="float" office:value="-0.13606189" calcext:value-type="float">
            <text:p>-0.13606189</text:p>
          </table:table-cell>
          <table:table-cell table:formula="of:=[$fullres.Z68]-[$halfres.Z68]" office:value-type="float" office:value="0.98583329" calcext:value-type="float">
            <text:p>0.98583329</text:p>
          </table:table-cell>
          <table:table-cell table:formula="of:=[$fullres.AA68]-[$halfres.AA68]" office:value-type="float" office:value="0.04090492" calcext:value-type="float">
            <text:p>0.04090492</text:p>
          </table:table-cell>
          <table:table-cell table:formula="of:=[$fullres.AB68]-[$halfres.AB68]" office:value-type="float" office:value="-0.18096232" calcext:value-type="float">
            <text:p>-0.18096232</text:p>
          </table:table-cell>
          <table:table-cell table:formula="of:=[$fullres.AC68]-[$halfres.AC68]" office:value-type="float" office:value="1.04744787" calcext:value-type="float">
            <text:p>1.04744787</text:p>
          </table:table-cell>
          <table:table-cell table:formula="of:=[$fullres.AD68]-[$halfres.AD68]" office:value-type="float" office:value="0.03618689" calcext:value-type="float">
            <text:p>0.03618689</text:p>
          </table:table-cell>
          <table:table-cell table:formula="of:=[$fullres.AE68]-[$halfres.AE68]" office:value-type="float" office:value="-0.33082088" calcext:value-type="float">
            <text:p>-0.33082088</text:p>
          </table:table-cell>
          <table:table-cell table:formula="of:=[$fullres.AF68]-[$halfres.AF68]" office:value-type="float" office:value="1.04744787" calcext:value-type="float">
            <text:p>1.04744787</text:p>
          </table:table-cell>
          <table:table-cell table:formula="of:=[$fullres.AG68]-[$halfres.AG68]" office:value-type="float" office:value="0.02517378" calcext:value-type="float">
            <text:p>0.02517378</text:p>
          </table:table-cell>
          <table:table-cell table:formula="of:=[$fullres.AH68]-[$halfres.AH68]" office:value-type="float" office:value="-0.33082088" calcext:value-type="float">
            <text:p>-0.33082088</text:p>
          </table:table-cell>
          <table:table-cell table:formula="of:=[$fullres.AI68]-[$halfres.AI68]" office:value-type="float" office:value="0.86260413" calcext:value-type="float">
            <text:p>0.86260413</text:p>
          </table:table-cell>
          <table:table-cell table:formula="of:=[$fullres.AJ68]-[$halfres.AJ68]" office:value-type="float" office:value="0.02045356" calcext:value-type="float">
            <text:p>0.02045356</text:p>
          </table:table-cell>
          <table:table-cell table:formula="of:=[$fullres.AK68]-[$halfres.AK68]" office:value-type="float" office:value="-0.27745741" calcext:value-type="float">
            <text:p>-0.27745741</text:p>
          </table:table-cell>
          <table:table-cell table:formula="of:=[$fullres.AL68]-[$halfres.AL68]" office:value-type="float" office:value="0.80098955" calcext:value-type="float">
            <text:p>0.80098955</text:p>
          </table:table-cell>
          <table:table-cell table:formula="of:=[$fullres.AM68]-[$halfres.AM68]" office:value-type="float" office:value="0.01258579" calcext:value-type="float">
            <text:p>0.01258579</text:p>
          </table:table-cell>
          <table:table-cell table:formula="of:=[$fullres.AN68]-[$halfres.AN68]" office:value-type="float" office:value="-0.21075987" calcext:value-type="float">
            <text:p>-0.21075987</text:p>
          </table:table-cell>
          <table:table-cell table:formula="of:=[$fullres.AO68]-[$halfres.AO68]" office:value-type="float" office:value="0.73937497" calcext:value-type="float">
            <text:p>0.73937497</text:p>
          </table:table-cell>
          <table:table-cell table:formula="of:=[$fullres.AP68]-[$halfres.AP68]" office:value-type="float" office:value="0.15733116" calcext:value-type="float">
            <text:p>0.15733116</text:p>
          </table:table-cell>
          <table:table-cell table:formula="of:=[$fullres.AQ68]-[$halfres.AQ68]" office:value-type="float" office:value="-1.53915934" calcext:value-type="float">
            <text:p>-1.53915934</text:p>
          </table:table-cell>
          <table:table-cell table:formula="of:=[$fullres.AR68]-[$halfres.AR68]" office:value-type="float" office:value="5.482909" calcext:value-type="float">
            <text:p>5.482909</text:p>
          </table:table-cell>
          <table:table-cell table:formula="of:=[$fullres.AS68]-[$halfres.AS68]" office:value-type="float" office:value="0" calcext:value-type="float">
            <text:p>0</text:p>
          </table:table-cell>
          <table:table-cell table:formula="of:=[$fullres.AT68]-[$halfres.AT68]" office:value-type="float" office:value="0" calcext:value-type="float">
            <text:p>0</text:p>
          </table:table-cell>
          <table:table-cell table:formula="of:=[$fullres.AU68]-[$halfres.AU68]" office:value-type="float" office:value="0.885139690000001" calcext:value-type="float">
            <text:p>0.885139690000001</text:p>
          </table:table-cell>
          <table:table-cell table:formula="of:=[$fullres.AV68]-[$halfres.AV68]" office:value-type="float" office:value="-0.105808489999999" calcext:value-type="float">
            <text:p>-0.105808489999999</text:p>
          </table:table-cell>
          <table:table-cell table:formula="of:=[$fullres.AW68]-[$halfres.AW68]" office:value-type="float" office:value="0.90150607" calcext:value-type="float">
            <text:p>0.90150607</text:p>
          </table:table-cell>
          <table:table-cell table:formula="of:=[$fullres.AX68]-[$halfres.AX68]" office:value-type="float" office:value="-1.64345857" calcext:value-type="float">
            <text:p>-1.64345857</text:p>
          </table:table-cell>
          <table:table-cell table:formula="of:=[$fullres.AY68]-[$halfres.AY68]" office:value-type="float" office:value="-1.55012796" calcext:value-type="float">
            <text:p>-1.55012796</text:p>
          </table:table-cell>
          <table:table-cell table:formula="of:=[$fullres.AZ68]-[$halfres.AZ68]" office:value-type="float" office:value="-0.478697740000001" calcext:value-type="float">
            <text:p>-0.478697740000001</text:p>
          </table:table-cell>
          <table:table-cell table:formula="of:=[$fullres.BA68]-[$halfres.BA68]" office:value-type="float" office:value="-0.168568140000005" calcext:value-type="float">
            <text:p>-0.168568140000005</text:p>
          </table:table-cell>
          <table:table-cell table:formula="of:=[$fullres.BB68]-[$halfres.BB68]" office:value-type="float" office:value="0" calcext:value-type="float">
            <text:p>0</text:p>
          </table:table-cell>
          <table:table-cell table:formula="of:=[$fullres.BC68]-[$halfres.BC68]" office:value-type="float" office:value="0" calcext:value-type="float">
            <text:p>0</text:p>
          </table:table-cell>
          <table:table-cell table:formula="of:=[$fullres.BD68]-[$halfres.BD68]" office:value-type="float" office:value="0" calcext:value-type="float">
            <text:p>0</text:p>
          </table:table-cell>
          <table:table-cell table:formula="of:=[$fullres.BE68]-[$halfres.BE68]" office:value-type="float" office:value="-1.81885595" calcext:value-type="float">
            <text:p>-1.81885595</text:p>
          </table:table-cell>
          <table:table-cell table:formula="of:=[$fullres.BF68]-[$halfres.BF68]" office:value-type="float" office:value="-0.823082330000005" calcext:value-type="float">
            <text:p>-0.823082330000005</text:p>
          </table:table-cell>
          <table:table-cell table:formula="of:=[$fullres.BG68]-[$halfres.BG68]" office:value-type="float" office:value="0.54417174" calcext:value-type="float">
            <text:p>0.54417174</text:p>
          </table:table-cell>
          <table:table-cell table:formula="of:=[$fullres.BH68]-[$halfres.BH68]" office:value-type="float" office:value="0.845975080000002" calcext:value-type="float">
            <text:p>0.845975080000002</text:p>
          </table:table-cell>
          <table:table-cell table:formula="of:=[$fullres.BI68]-[$halfres.BI68]" office:value-type="float" office:value="0" calcext:value-type="float">
            <text:p>0</text:p>
          </table:table-cell>
          <table:table-cell table:formula="of:=[$fullres.BJ68]-[$halfres.BJ68]" office:value-type="float" office:value="0" calcext:value-type="float">
            <text:p>0</text:p>
          </table:table-cell>
          <table:table-cell table:formula="of:=[$fullres.BK68]-[$halfres.BK68]" office:value-type="float" office:value="0" calcext:value-type="float">
            <text:p>0</text:p>
          </table:table-cell>
        </table:table-row>
        <table:table-row table:style-name="ro1">
          <table:table-cell table:formula="of:=[$fullres.A69]-[$halfres.A69]" office:value-type="float" office:value="0" calcext:value-type="float">
            <text:p>0</text:p>
          </table:table-cell>
          <table:table-cell table:formula="of:=[$fullres.B69]-[$halfres.B69]" office:value-type="float" office:value="1.72768704" calcext:value-type="float">
            <text:p>1.72768704</text:p>
          </table:table-cell>
          <table:table-cell table:formula="of:=[$fullres.C69]-[$halfres.C69]" office:value-type="float" office:value="-0.986668760000001" calcext:value-type="float">
            <text:p>-0.986668760000001</text:p>
          </table:table-cell>
          <table:table-cell table:formula="of:=[$fullres.D69]-[$halfres.D69]" office:value-type="float" office:value="-6.25662017" calcext:value-type="float">
            <text:p>-6.25662017</text:p>
          </table:table-cell>
          <table:table-cell table:formula="of:=[$fullres.E69]-[$halfres.E69]" office:value-type="float" office:value="-0.00474798" calcext:value-type="float">
            <text:p>-0.00474798</text:p>
          </table:table-cell>
          <table:table-cell table:formula="of:=[$fullres.F69]-[$halfres.F69]" office:value-type="float" office:value="-0.00582279000000008" calcext:value-type="float">
            <text:p>-0.00582279000000008</text:p>
          </table:table-cell>
          <table:table-cell table:formula="of:=[$fullres.G69]-[$halfres.G69]" office:value-type="float" office:value="0.01155351" calcext:value-type="float">
            <text:p>0.01155351</text:p>
          </table:table-cell>
          <table:table-cell table:formula="of:=[$fullres.H69]-[$halfres.H69]" office:value-type="float" office:value="-6.57849639000001" calcext:value-type="float">
            <text:p>-6.57849639000001</text:p>
          </table:table-cell>
          <table:table-cell table:formula="of:=[$fullres.I69]-[$halfres.I69]" office:value-type="float" office:value="-4.19848657" calcext:value-type="float">
            <text:p>-4.19848657</text:p>
          </table:table-cell>
          <table:table-cell table:formula="of:=[$fullres.J69]-[$halfres.J69]" office:value-type="float" office:value="-33.76139264" calcext:value-type="float">
            <text:p>-33.76139264</text:p>
          </table:table-cell>
          <table:table-cell table:formula="of:=[$fullres.K69]-[$halfres.K69]" office:value-type="float" office:value="-23.38055156" calcext:value-type="float">
            <text:p>-23.38055156</text:p>
          </table:table-cell>
          <table:table-cell table:formula="of:=[$fullres.L69]-[$halfres.L69]" office:value-type="float" office:value="-0.4080676" calcext:value-type="float">
            <text:p>-0.4080676</text:p>
          </table:table-cell>
          <table:table-cell table:formula="of:=[$fullres.M69]-[$halfres.M69]" office:value-type="float" office:value="9.28298684" calcext:value-type="float">
            <text:p>9.28298684</text:p>
          </table:table-cell>
          <table:table-cell table:formula="of:=[$fullres.N69]-[$halfres.N69]" office:value-type="float" office:value="18.24778548" calcext:value-type="float">
            <text:p>18.24778548</text:p>
          </table:table-cell>
          <table:table-cell table:formula="of:=[$fullres.O69]-[$halfres.O69]" office:value-type="float" office:value="0" calcext:value-type="float">
            <text:p>0</text:p>
          </table:table-cell>
          <table:table-cell table:formula="of:=[$fullres.P69]-[$halfres.P69]" office:value-type="float" office:value="0.983105519999995" calcext:value-type="float">
            <text:p>0.983105519999995</text:p>
          </table:table-cell>
          <table:table-cell table:formula="of:=[$fullres.Q69]-[$halfres.Q69]" office:value-type="float" office:value="-17.25310053" calcext:value-type="float">
            <text:p>-17.25310053</text:p>
          </table:table-cell>
          <table:table-cell table:formula="of:=[$fullres.R69]-[$halfres.R69]" office:value-type="float" office:value="39.53653252" calcext:value-type="float">
            <text:p>39.53653252</text:p>
          </table:table-cell>
          <table:table-cell table:formula="of:=[$fullres.S69]-[$halfres.S69]" office:value-type="float" office:value="-16.06184341" calcext:value-type="float">
            <text:p>-16.06184341</text:p>
          </table:table-cell>
          <table:table-cell table:formula="of:=[$fullres.T69]-[$halfres.T69]" office:value-type="float" office:value="-0.28033205" calcext:value-type="float">
            <text:p>-0.28033205</text:p>
          </table:table-cell>
          <table:table-cell table:formula="of:=[$fullres.U69]-[$halfres.U69]" office:value-type="float" office:value="17.77962799" calcext:value-type="float">
            <text:p>17.77962799</text:p>
          </table:table-cell>
          <table:table-cell table:formula="of:=[$fullres.V69]-[$halfres.V69]" office:value-type="float" office:value="-15.46155109" calcext:value-type="float">
            <text:p>-15.46155109</text:p>
          </table:table-cell>
          <table:table-cell table:formula="of:=[$fullres.W69]-[$halfres.W69]" office:value-type="float" office:value="0" calcext:value-type="float">
            <text:p>0</text:p>
          </table:table-cell>
          <table:table-cell table:formula="of:=[$fullres.X69]-[$halfres.X69]" office:value-type="float" office:value="0.02364677" calcext:value-type="float">
            <text:p>0.02364677</text:p>
          </table:table-cell>
          <table:table-cell table:formula="of:=[$fullres.Y69]-[$halfres.Y69]" office:value-type="float" office:value="-0.0840519599999999" calcext:value-type="float">
            <text:p>-0.0840519599999999</text:p>
          </table:table-cell>
          <table:table-cell table:formula="of:=[$fullres.Z69]-[$halfres.Z69]" office:value-type="float" office:value="1.05851489" calcext:value-type="float">
            <text:p>1.05851489</text:p>
          </table:table-cell>
          <table:table-cell table:formula="of:=[$fullres.AA69]-[$halfres.AA69]" office:value-type="float" office:value="0.04391443" calcext:value-type="float">
            <text:p>0.04391443</text:p>
          </table:table-cell>
          <table:table-cell table:formula="of:=[$fullres.AB69]-[$halfres.AB69]" office:value-type="float" office:value="-0.1117891" calcext:value-type="float">
            <text:p>-0.1117891</text:p>
          </table:table-cell>
          <table:table-cell table:formula="of:=[$fullres.AC69]-[$halfres.AC69]" office:value-type="float" office:value="1.12467206" calcext:value-type="float">
            <text:p>1.12467206</text:p>
          </table:table-cell>
          <table:table-cell table:formula="of:=[$fullres.AD69]-[$halfres.AD69]" office:value-type="float" office:value="0.03884929" calcext:value-type="float">
            <text:p>0.03884929</text:p>
          </table:table-cell>
          <table:table-cell table:formula="of:=[$fullres.AE69]-[$halfres.AE69]" office:value-type="float" office:value="-0.20436392" calcext:value-type="float">
            <text:p>-0.20436392</text:p>
          </table:table-cell>
          <table:table-cell table:formula="of:=[$fullres.AF69]-[$halfres.AF69]" office:value-type="float" office:value="1.12467206" calcext:value-type="float">
            <text:p>1.12467206</text:p>
          </table:table-cell>
          <table:table-cell table:formula="of:=[$fullres.AG69]-[$halfres.AG69]" office:value-type="float" office:value="0.02702591" calcext:value-type="float">
            <text:p>0.02702591</text:p>
          </table:table-cell>
          <table:table-cell table:formula="of:=[$fullres.AH69]-[$halfres.AH69]" office:value-type="float" office:value="-0.20436392" calcext:value-type="float">
            <text:p>-0.20436392</text:p>
          </table:table-cell>
          <table:table-cell table:formula="of:=[$fullres.AI69]-[$halfres.AI69]" office:value-type="float" office:value="0.92620053" calcext:value-type="float">
            <text:p>0.92620053</text:p>
          </table:table-cell>
          <table:table-cell table:formula="of:=[$fullres.AJ69]-[$halfres.AJ69]" office:value-type="float" office:value="0.0219584" calcext:value-type="float">
            <text:p>0.0219584</text:p>
          </table:table-cell>
          <table:table-cell table:formula="of:=[$fullres.AK69]-[$halfres.AK69]" office:value-type="float" office:value="-0.17139875" calcext:value-type="float">
            <text:p>-0.17139875</text:p>
          </table:table-cell>
          <table:table-cell table:formula="of:=[$fullres.AL69]-[$halfres.AL69]" office:value-type="float" office:value="0.86004334" calcext:value-type="float">
            <text:p>0.86004334</text:p>
          </table:table-cell>
          <table:table-cell table:formula="of:=[$fullres.AM69]-[$halfres.AM69]" office:value-type="float" office:value="0.01351177" calcext:value-type="float">
            <text:p>0.01351177</text:p>
          </table:table-cell>
          <table:table-cell table:formula="of:=[$fullres.AN69]-[$halfres.AN69]" office:value-type="float" office:value="-0.13019648" calcext:value-type="float">
            <text:p>-0.13019648</text:p>
          </table:table-cell>
          <table:table-cell table:formula="of:=[$fullres.AO69]-[$halfres.AO69]" office:value-type="float" office:value="0.79388616" calcext:value-type="float">
            <text:p>0.79388616</text:p>
          </table:table-cell>
          <table:table-cell table:formula="of:=[$fullres.AP69]-[$halfres.AP69]" office:value-type="float" office:value="0.16890657" calcext:value-type="float">
            <text:p>0.16890657</text:p>
          </table:table-cell>
          <table:table-cell table:formula="of:=[$fullres.AQ69]-[$halfres.AQ69]" office:value-type="float" office:value="-0.950812530000001" calcext:value-type="float">
            <text:p>-0.950812530000001</text:p>
          </table:table-cell>
          <table:table-cell table:formula="of:=[$fullres.AR69]-[$halfres.AR69]" office:value-type="float" office:value="5.88714223" calcext:value-type="float">
            <text:p>5.88714223</text:p>
          </table:table-cell>
          <table:table-cell table:formula="of:=[$fullres.AS69]-[$halfres.AS69]" office:value-type="float" office:value="0" calcext:value-type="float">
            <text:p>0</text:p>
          </table:table-cell>
          <table:table-cell table:formula="of:=[$fullres.AT69]-[$halfres.AT69]" office:value-type="float" office:value="0" calcext:value-type="float">
            <text:p>0</text:p>
          </table:table-cell>
          <table:table-cell table:formula="of:=[$fullres.AU69]-[$halfres.AU69]" office:value-type="float" office:value="0.54813283" calcext:value-type="float">
            <text:p>0.54813283</text:p>
          </table:table-cell>
          <table:table-cell table:formula="of:=[$fullres.AV69]-[$halfres.AV69]" office:value-type="float" office:value="-0.71502454" calcext:value-type="float">
            <text:p>-0.71502454</text:p>
          </table:table-cell>
          <table:table-cell table:formula="of:=[$fullres.AW69]-[$halfres.AW69]" office:value-type="float" office:value="0.52709488" calcext:value-type="float">
            <text:p>0.52709488</text:p>
          </table:table-cell>
          <table:table-cell table:formula="of:=[$fullres.AX69]-[$halfres.AX69]" office:value-type="float" office:value="-1.78222075" calcext:value-type="float">
            <text:p>-1.78222075</text:p>
          </table:table-cell>
          <table:table-cell table:formula="of:=[$fullres.AY69]-[$halfres.AY69]" office:value-type="float" office:value="-1.86096898" calcext:value-type="float">
            <text:p>-1.86096898</text:p>
          </table:table-cell>
          <table:table-cell table:formula="of:=[$fullres.AZ69]-[$halfres.AZ69]" office:value-type="float" office:value="-0.686063829999995" calcext:value-type="float">
            <text:p>-0.686063829999995</text:p>
          </table:table-cell>
          <table:table-cell table:formula="of:=[$fullres.BA69]-[$halfres.BA69]" office:value-type="float" office:value="-0.291326699999999" calcext:value-type="float">
            <text:p>-0.291326699999999</text:p>
          </table:table-cell>
          <table:table-cell table:formula="of:=[$fullres.BB69]-[$halfres.BB69]" office:value-type="float" office:value="0" calcext:value-type="float">
            <text:p>0</text:p>
          </table:table-cell>
          <table:table-cell table:formula="of:=[$fullres.BC69]-[$halfres.BC69]" office:value-type="float" office:value="0" calcext:value-type="float">
            <text:p>0</text:p>
          </table:table-cell>
          <table:table-cell table:formula="of:=[$fullres.BD69]-[$halfres.BD69]" office:value-type="float" office:value="0" calcext:value-type="float">
            <text:p>0</text:p>
          </table:table-cell>
          <table:table-cell table:formula="of:=[$fullres.BE69]-[$halfres.BE69]" office:value-type="float" office:value="-1.60940392" calcext:value-type="float">
            <text:p>-1.60940392</text:p>
          </table:table-cell>
          <table:table-cell table:formula="of:=[$fullres.BF69]-[$halfres.BF69]" office:value-type="float" office:value="-0.46043529" calcext:value-type="float">
            <text:p>-0.46043529</text:p>
          </table:table-cell>
          <table:table-cell table:formula="of:=[$fullres.BG69]-[$halfres.BG69]" office:value-type="float" office:value="0.67669113" calcext:value-type="float">
            <text:p>0.67669113</text:p>
          </table:table-cell>
          <table:table-cell table:formula="of:=[$fullres.BH69]-[$halfres.BH69]" office:value-type="float" office:value="0.718921359999996" calcext:value-type="float">
            <text:p>0.718921359999996</text:p>
          </table:table-cell>
          <table:table-cell table:formula="of:=[$fullres.BI69]-[$halfres.BI69]" office:value-type="float" office:value="0" calcext:value-type="float">
            <text:p>0</text:p>
          </table:table-cell>
          <table:table-cell table:formula="of:=[$fullres.BJ69]-[$halfres.BJ69]" office:value-type="float" office:value="0" calcext:value-type="float">
            <text:p>0</text:p>
          </table:table-cell>
          <table:table-cell table:formula="of:=[$fullres.BK69]-[$halfres.BK69]" office:value-type="float" office:value="0" calcext:value-type="float">
            <text:p>0</text:p>
          </table:table-cell>
        </table:table-row>
        <table:table-row table:style-name="ro1">
          <table:table-cell table:formula="of:=[$fullres.A70]-[$halfres.A70]" office:value-type="float" office:value="0" calcext:value-type="float">
            <text:p>0</text:p>
          </table:table-cell>
          <table:table-cell table:formula="of:=[$fullres.B70]-[$halfres.B70]" office:value-type="float" office:value="1.20465063" calcext:value-type="float">
            <text:p>1.20465063</text:p>
          </table:table-cell>
          <table:table-cell table:formula="of:=[$fullres.C70]-[$halfres.C70]" office:value-type="float" office:value="-1.18410397" calcext:value-type="float">
            <text:p>-1.18410397</text:p>
          </table:table-cell>
          <table:table-cell table:formula="of:=[$fullres.D70]-[$halfres.D70]" office:value-type="float" office:value="-6.40542123" calcext:value-type="float">
            <text:p>-6.40542123</text:p>
          </table:table-cell>
          <table:table-cell table:formula="of:=[$fullres.E70]-[$halfres.E70]" office:value-type="float" office:value="-0.00418913" calcext:value-type="float">
            <text:p>-0.00418913</text:p>
          </table:table-cell>
          <table:table-cell table:formula="of:=[$fullres.F70]-[$halfres.F70]" office:value-type="float" office:value="-0.00644458999999997" calcext:value-type="float">
            <text:p>-0.00644458999999997</text:p>
          </table:table-cell>
          <table:table-cell table:formula="of:=[$fullres.G70]-[$halfres.G70]" office:value-type="float" office:value="0.01107581" calcext:value-type="float">
            <text:p>0.01107581</text:p>
          </table:table-cell>
          <table:table-cell table:formula="of:=[$fullres.H70]-[$halfres.H70]" office:value-type="float" office:value="-4.70663772" calcext:value-type="float">
            <text:p>-4.70663772</text:p>
          </table:table-cell>
          <table:table-cell table:formula="of:=[$fullres.I70]-[$halfres.I70]" office:value-type="float" office:value="-2.20811964" calcext:value-type="float">
            <text:p>-2.20811964</text:p>
          </table:table-cell>
          <table:table-cell table:formula="of:=[$fullres.J70]-[$halfres.J70]" office:value-type="float" office:value="-35.47102273" calcext:value-type="float">
            <text:p>-35.47102273</text:p>
          </table:table-cell>
          <table:table-cell table:formula="of:=[$fullres.K70]-[$halfres.K70]" office:value-type="float" office:value="-24.34473571" calcext:value-type="float">
            <text:p>-24.34473571</text:p>
          </table:table-cell>
          <table:table-cell table:formula="of:=[$fullres.L70]-[$halfres.L70]" office:value-type="float" office:value="-0.4248958" calcext:value-type="float">
            <text:p>-0.4248958</text:p>
          </table:table-cell>
          <table:table-cell table:formula="of:=[$fullres.M70]-[$halfres.M70]" office:value-type="float" office:value="9.61038182" calcext:value-type="float">
            <text:p>9.61038182</text:p>
          </table:table-cell>
          <table:table-cell table:formula="of:=[$fullres.N70]-[$halfres.N70]" office:value-type="float" office:value="18.04368602" calcext:value-type="float">
            <text:p>18.04368602</text:p>
          </table:table-cell>
          <table:table-cell table:formula="of:=[$fullres.O70]-[$halfres.O70]" office:value-type="float" office:value="0" calcext:value-type="float">
            <text:p>0</text:p>
          </table:table-cell>
          <table:table-cell table:formula="of:=[$fullres.P70]-[$halfres.P70]" office:value-type="float" office:value="1.01339505" calcext:value-type="float">
            <text:p>1.01339505</text:p>
          </table:table-cell>
          <table:table-cell table:formula="of:=[$fullres.Q70]-[$halfres.Q70]" office:value-type="float" office:value="-16.7941359" calcext:value-type="float">
            <text:p>-16.7941359</text:p>
          </table:table-cell>
          <table:table-cell table:formula="of:=[$fullres.R70]-[$halfres.R70]" office:value-type="float" office:value="39.46677352" calcext:value-type="float">
            <text:p>39.46677352</text:p>
          </table:table-cell>
          <table:table-cell table:formula="of:=[$fullres.S70]-[$halfres.S70]" office:value-type="float" office:value="-17.04973602" calcext:value-type="float">
            <text:p>-17.04973602</text:p>
          </table:table-cell>
          <table:table-cell table:formula="of:=[$fullres.T70]-[$halfres.T70]" office:value-type="float" office:value="-0.29757403" calcext:value-type="float">
            <text:p>-0.29757403</text:p>
          </table:table-cell>
          <table:table-cell table:formula="of:=[$fullres.U70]-[$halfres.U70]" office:value-type="float" office:value="16.9169018" calcext:value-type="float">
            <text:p>16.9169018</text:p>
          </table:table-cell>
          <table:table-cell table:formula="of:=[$fullres.V70]-[$halfres.V70]" office:value-type="float" office:value="-15.78971739" calcext:value-type="float">
            <text:p>-15.78971739</text:p>
          </table:table-cell>
          <table:table-cell table:formula="of:=[$fullres.W70]-[$halfres.W70]" office:value-type="float" office:value="0" calcext:value-type="float">
            <text:p>0</text:p>
          </table:table-cell>
          <table:table-cell table:formula="of:=[$fullres.X70]-[$halfres.X70]" office:value-type="float" office:value="0.02392987" calcext:value-type="float">
            <text:p>0.02392987</text:p>
          </table:table-cell>
          <table:table-cell table:formula="of:=[$fullres.Y70]-[$halfres.Y70]" office:value-type="float" office:value="-0.000846789999999986" calcext:value-type="float">
            <text:p>-0.000846789999999986</text:p>
          </table:table-cell>
          <table:table-cell table:formula="of:=[$fullres.Z70]-[$halfres.Z70]" office:value-type="float" office:value="1.10051824" calcext:value-type="float">
            <text:p>1.10051824</text:p>
          </table:table-cell>
          <table:table-cell table:formula="of:=[$fullres.AA70]-[$halfres.AA70]" office:value-type="float" office:value="0.04444017" calcext:value-type="float">
            <text:p>0.04444017</text:p>
          </table:table-cell>
          <table:table-cell table:formula="of:=[$fullres.AB70]-[$halfres.AB70]" office:value-type="float" office:value="-0.00112621999999996" calcext:value-type="float">
            <text:p>-0.00112621999999996</text:p>
          </table:table-cell>
          <table:table-cell table:formula="of:=[$fullres.AC70]-[$halfres.AC70]" office:value-type="float" office:value="1.16930063" calcext:value-type="float">
            <text:p>1.16930063</text:p>
          </table:table-cell>
          <table:table-cell table:formula="of:=[$fullres.AD70]-[$halfres.AD70]" office:value-type="float" office:value="0.03931439" calcext:value-type="float">
            <text:p>0.03931439</text:p>
          </table:table-cell>
          <table:table-cell table:formula="of:=[$fullres.AE70]-[$halfres.AE70]" office:value-type="float" office:value="-0.00205888999999981" calcext:value-type="float">
            <text:p>-0.00205888999999981</text:p>
          </table:table-cell>
          <table:table-cell table:formula="of:=[$fullres.AF70]-[$halfres.AF70]" office:value-type="float" office:value="1.16930063" calcext:value-type="float">
            <text:p>1.16930063</text:p>
          </table:table-cell>
          <table:table-cell table:formula="of:=[$fullres.AG70]-[$halfres.AG70]" office:value-type="float" office:value="0.02734945" calcext:value-type="float">
            <text:p>0.02734945</text:p>
          </table:table-cell>
          <table:table-cell table:formula="of:=[$fullres.AH70]-[$halfres.AH70]" office:value-type="float" office:value="-0.00205888999999981" calcext:value-type="float">
            <text:p>-0.00205888999999981</text:p>
          </table:table-cell>
          <table:table-cell table:formula="of:=[$fullres.AI70]-[$halfres.AI70]" office:value-type="float" office:value="0.96295346" calcext:value-type="float">
            <text:p>0.96295346</text:p>
          </table:table-cell>
          <table:table-cell table:formula="of:=[$fullres.AJ70]-[$halfres.AJ70]" office:value-type="float" office:value="0.02222128" calcext:value-type="float">
            <text:p>0.02222128</text:p>
          </table:table-cell>
          <table:table-cell table:formula="of:=[$fullres.AK70]-[$halfres.AK70]" office:value-type="float" office:value="-0.00172676999999988" calcext:value-type="float">
            <text:p>-0.00172676999999988</text:p>
          </table:table-cell>
          <table:table-cell table:formula="of:=[$fullres.AL70]-[$halfres.AL70]" office:value-type="float" office:value="0.89417107" calcext:value-type="float">
            <text:p>0.89417107</text:p>
          </table:table-cell>
          <table:table-cell table:formula="of:=[$fullres.AM70]-[$halfres.AM70]" office:value-type="float" office:value="0.01367352" calcext:value-type="float">
            <text:p>0.01367352</text:p>
          </table:table-cell>
          <table:table-cell table:formula="of:=[$fullres.AN70]-[$halfres.AN70]" office:value-type="float" office:value="-0.00131166999999999" calcext:value-type="float">
            <text:p>-0.00131166999999999</text:p>
          </table:table-cell>
          <table:table-cell table:formula="of:=[$fullres.AO70]-[$halfres.AO70]" office:value-type="float" office:value="0.82538868" calcext:value-type="float">
            <text:p>0.82538868</text:p>
          </table:table-cell>
          <table:table-cell table:formula="of:=[$fullres.AP70]-[$halfres.AP70]" office:value-type="float" office:value="0.17092869" calcext:value-type="float">
            <text:p>0.17092869</text:p>
          </table:table-cell>
          <table:table-cell table:formula="of:=[$fullres.AQ70]-[$halfres.AQ70]" office:value-type="float" office:value="-0.00957904000000021" calcext:value-type="float">
            <text:p>-0.00957904000000021</text:p>
          </table:table-cell>
          <table:table-cell table:formula="of:=[$fullres.AR70]-[$halfres.AR70]" office:value-type="float" office:value="6.12075229" calcext:value-type="float">
            <text:p>6.12075229</text:p>
          </table:table-cell>
          <table:table-cell table:formula="of:=[$fullres.AS70]-[$halfres.AS70]" office:value-type="float" office:value="0" calcext:value-type="float">
            <text:p>0</text:p>
          </table:table-cell>
          <table:table-cell table:formula="of:=[$fullres.AT70]-[$halfres.AT70]" office:value-type="float" office:value="0" calcext:value-type="float">
            <text:p>0</text:p>
          </table:table-cell>
          <table:table-cell table:formula="of:=[$fullres.AU70]-[$halfres.AU70]" office:value-type="float" office:value="0.61331908" calcext:value-type="float">
            <text:p>0.61331908</text:p>
          </table:table-cell>
          <table:table-cell table:formula="of:=[$fullres.AV70]-[$halfres.AV70]" office:value-type="float" office:value="-1.29645729" calcext:value-type="float">
            <text:p>-1.29645729</text:p>
          </table:table-cell>
          <table:table-cell table:formula="of:=[$fullres.AW70]-[$halfres.AW70]" office:value-type="float" office:value="0.594652040000001" calcext:value-type="float">
            <text:p>0.594652040000001</text:p>
          </table:table-cell>
          <table:table-cell table:formula="of:=[$fullres.AX70]-[$halfres.AX70]" office:value-type="float" office:value="-1.86804842" calcext:value-type="float">
            <text:p>-1.86804842</text:p>
          </table:table-cell>
          <table:table-cell table:formula="of:=[$fullres.AY70]-[$halfres.AY70]" office:value-type="float" office:value="-2.36317223" calcext:value-type="float">
            <text:p>-2.36317223</text:p>
          </table:table-cell>
          <table:table-cell table:formula="of:=[$fullres.AZ70]-[$halfres.AZ70]" office:value-type="float" office:value="-0.797932739999993" calcext:value-type="float">
            <text:p>-0.797932739999993</text:p>
          </table:table-cell>
          <table:table-cell table:formula="of:=[$fullres.BA70]-[$halfres.BA70]" office:value-type="float" office:value="-0.472299360000008" calcext:value-type="float">
            <text:p>-0.472299360000008</text:p>
          </table:table-cell>
          <table:table-cell table:formula="of:=[$fullres.BB70]-[$halfres.BB70]" office:value-type="float" office:value="0" calcext:value-type="float">
            <text:p>0</text:p>
          </table:table-cell>
          <table:table-cell table:formula="of:=[$fullres.BC70]-[$halfres.BC70]" office:value-type="float" office:value="0" calcext:value-type="float">
            <text:p>0</text:p>
          </table:table-cell>
          <table:table-cell table:formula="of:=[$fullres.BD70]-[$halfres.BD70]" office:value-type="float" office:value="0" calcext:value-type="float">
            <text:p>0</text:p>
          </table:table-cell>
          <table:table-cell table:formula="of:=[$fullres.BE70]-[$halfres.BE70]" office:value-type="float" office:value="-1.79332557" calcext:value-type="float">
            <text:p>-1.79332557</text:p>
          </table:table-cell>
          <table:table-cell table:formula="of:=[$fullres.BF70]-[$halfres.BF70]" office:value-type="float" office:value="0.105177189999999" calcext:value-type="float">
            <text:p>0.105177189999999</text:p>
          </table:table-cell>
          <table:table-cell table:formula="of:=[$fullres.BG70]-[$halfres.BG70]" office:value-type="float" office:value="0.0768214" calcext:value-type="float">
            <text:p>0.0768214</text:p>
          </table:table-cell>
          <table:table-cell table:formula="of:=[$fullres.BH70]-[$halfres.BH70]" office:value-type="float" office:value="0.704436609999995" calcext:value-type="float">
            <text:p>0.704436609999995</text:p>
          </table:table-cell>
          <table:table-cell table:formula="of:=[$fullres.BI70]-[$halfres.BI70]" office:value-type="float" office:value="0" calcext:value-type="float">
            <text:p>0</text:p>
          </table:table-cell>
          <table:table-cell table:formula="of:=[$fullres.BJ70]-[$halfres.BJ70]" office:value-type="float" office:value="0" calcext:value-type="float">
            <text:p>0</text:p>
          </table:table-cell>
          <table:table-cell table:formula="of:=[$fullres.BK70]-[$halfres.BK70]" office:value-type="float" office:value="0" calcext:value-type="float">
            <text:p>0</text:p>
          </table:table-cell>
        </table:table-row>
        <table:table-row table:style-name="ro1">
          <table:table-cell table:formula="of:=[$fullres.A71]-[$halfres.A71]" office:value-type="float" office:value="0" calcext:value-type="float">
            <text:p>0</text:p>
          </table:table-cell>
          <table:table-cell table:formula="of:=[$fullres.B71]-[$halfres.B71]" office:value-type="float" office:value="0.553652870000001" calcext:value-type="float">
            <text:p>0.553652870000001</text:p>
          </table:table-cell>
          <table:table-cell table:formula="of:=[$fullres.C71]-[$halfres.C71]" office:value-type="float" office:value="-1.4336691" calcext:value-type="float">
            <text:p>-1.4336691</text:p>
          </table:table-cell>
          <table:table-cell table:formula="of:=[$fullres.D71]-[$halfres.D71]" office:value-type="float" office:value="-6.48961179000001" calcext:value-type="float">
            <text:p>-6.48961179000001</text:p>
          </table:table-cell>
          <table:table-cell table:formula="of:=[$fullres.E71]-[$halfres.E71]" office:value-type="float" office:value="-0.00355828" calcext:value-type="float">
            <text:p>-0.00355828</text:p>
          </table:table-cell>
          <table:table-cell table:formula="of:=[$fullres.F71]-[$halfres.F71]" office:value-type="float" office:value="-0.00710965000000008" calcext:value-type="float">
            <text:p>-0.00710965000000008</text:p>
          </table:table-cell>
          <table:table-cell table:formula="of:=[$fullres.G71]-[$halfres.G71]" office:value-type="float" office:value="0.01049077" calcext:value-type="float">
            <text:p>0.01049077</text:p>
          </table:table-cell>
          <table:table-cell table:formula="of:=[$fullres.H71]-[$halfres.H71]" office:value-type="float" office:value="-2.76966224" calcext:value-type="float">
            <text:p>-2.76966224</text:p>
          </table:table-cell>
          <table:table-cell table:formula="of:=[$fullres.I71]-[$halfres.I71]" office:value-type="float" office:value="-0.0461043000000014" calcext:value-type="float">
            <text:p>-0.0461043000000014</text:p>
          </table:table-cell>
          <table:table-cell table:formula="of:=[$fullres.J71]-[$halfres.J71]" office:value-type="float" office:value="-36.91635425" calcext:value-type="float">
            <text:p>-36.91635425</text:p>
          </table:table-cell>
          <table:table-cell table:formula="of:=[$fullres.K71]-[$halfres.K71]" office:value-type="float" office:value="-25.38068677" calcext:value-type="float">
            <text:p>-25.38068677</text:p>
          </table:table-cell>
          <table:table-cell table:formula="of:=[$fullres.L71]-[$halfres.L71]" office:value-type="float" office:value="-0.44297655" calcext:value-type="float">
            <text:p>-0.44297655</text:p>
          </table:table-cell>
          <table:table-cell table:formula="of:=[$fullres.M71]-[$halfres.M71]" office:value-type="float" office:value="8.88128347" calcext:value-type="float">
            <text:p>8.88128347</text:p>
          </table:table-cell>
          <table:table-cell table:formula="of:=[$fullres.N71]-[$halfres.N71]" office:value-type="float" office:value="17.82612453" calcext:value-type="float">
            <text:p>17.82612453</text:p>
          </table:table-cell>
          <table:table-cell table:formula="of:=[$fullres.O71]-[$halfres.O71]" office:value-type="float" office:value="0" calcext:value-type="float">
            <text:p>0</text:p>
          </table:table-cell>
          <table:table-cell table:formula="of:=[$fullres.P71]-[$halfres.P71]" office:value-type="float" office:value="0.816647680000003" calcext:value-type="float">
            <text:p>0.816647680000003</text:p>
          </table:table-cell>
          <table:table-cell table:formula="of:=[$fullres.Q71]-[$halfres.Q71]" office:value-type="float" office:value="-16.31382474" calcext:value-type="float">
            <text:p>-16.31382474</text:p>
          </table:table-cell>
          <table:table-cell table:formula="of:=[$fullres.R71]-[$halfres.R71]" office:value-type="float" office:value="39.31569625" calcext:value-type="float">
            <text:p>39.31569625</text:p>
          </table:table-cell>
          <table:table-cell table:formula="of:=[$fullres.S71]-[$halfres.S71]" office:value-type="float" office:value="-18.12904899" calcext:value-type="float">
            <text:p>-18.12904899</text:p>
          </table:table-cell>
          <table:table-cell table:formula="of:=[$fullres.T71]-[$halfres.T71]" office:value-type="float" office:value="-0.3164116" calcext:value-type="float">
            <text:p>-0.3164116</text:p>
          </table:table-cell>
          <table:table-cell table:formula="of:=[$fullres.U71]-[$halfres.U71]" office:value-type="float" office:value="15.98976058" calcext:value-type="float">
            <text:p>15.98976058</text:p>
          </table:table-cell>
          <table:table-cell table:formula="of:=[$fullres.V71]-[$halfres.V71]" office:value-type="float" office:value="-16.1009665" calcext:value-type="float">
            <text:p>-16.1009665</text:p>
          </table:table-cell>
          <table:table-cell table:formula="of:=[$fullres.W71]-[$halfres.W71]" office:value-type="float" office:value="0" calcext:value-type="float">
            <text:p>0</text:p>
          </table:table-cell>
          <table:table-cell table:formula="of:=[$fullres.X71]-[$halfres.X71]" office:value-type="float" office:value="0.02653443" calcext:value-type="float">
            <text:p>0.02653443</text:p>
          </table:table-cell>
          <table:table-cell table:formula="of:=[$fullres.Y71]-[$halfres.Y71]" office:value-type="float" office:value="0.10082648" calcext:value-type="float">
            <text:p>0.10082648</text:p>
          </table:table-cell>
          <table:table-cell table:formula="of:=[$fullres.Z71]-[$halfres.Z71]" office:value-type="float" office:value="1.13913512" calcext:value-type="float">
            <text:p>1.13913512</text:p>
          </table:table-cell>
          <table:table-cell table:formula="of:=[$fullres.AA71]-[$halfres.AA71]" office:value-type="float" office:value="0.0492771" calcext:value-type="float">
            <text:p>0.0492771</text:p>
          </table:table-cell>
          <table:table-cell table:formula="of:=[$fullres.AB71]-[$halfres.AB71]" office:value-type="float" office:value="0.13409921" calcext:value-type="float">
            <text:p>0.13409921</text:p>
          </table:table-cell>
          <table:table-cell table:formula="of:=[$fullres.AC71]-[$halfres.AC71]" office:value-type="float" office:value="1.21033107" calcext:value-type="float">
            <text:p>1.21033107</text:p>
          </table:table-cell>
          <table:table-cell table:formula="of:=[$fullres.AD71]-[$halfres.AD71]" office:value-type="float" office:value="0.04359342" calcext:value-type="float">
            <text:p>0.04359342</text:p>
          </table:table-cell>
          <table:table-cell table:formula="of:=[$fullres.AE71]-[$halfres.AE71]" office:value-type="float" office:value="0.2451495" calcext:value-type="float">
            <text:p>0.2451495</text:p>
          </table:table-cell>
          <table:table-cell table:formula="of:=[$fullres.AF71]-[$halfres.AF71]" office:value-type="float" office:value="1.21033107" calcext:value-type="float">
            <text:p>1.21033107</text:p>
          </table:table-cell>
          <table:table-cell table:formula="of:=[$fullres.AG71]-[$halfres.AG71]" office:value-type="float" office:value="0.03032621" calcext:value-type="float">
            <text:p>0.03032621</text:p>
          </table:table-cell>
          <table:table-cell table:formula="of:=[$fullres.AH71]-[$halfres.AH71]" office:value-type="float" office:value="0.2451495" calcext:value-type="float">
            <text:p>0.2451495</text:p>
          </table:table-cell>
          <table:table-cell table:formula="of:=[$fullres.AI71]-[$halfres.AI71]" office:value-type="float" office:value="0.99674324" calcext:value-type="float">
            <text:p>0.99674324</text:p>
          </table:table-cell>
          <table:table-cell table:formula="of:=[$fullres.AJ71]-[$halfres.AJ71]" office:value-type="float" office:value="0.02463988" calcext:value-type="float">
            <text:p>0.02463988</text:p>
          </table:table-cell>
          <table:table-cell table:formula="of:=[$fullres.AK71]-[$halfres.AK71]" office:value-type="float" office:value="0.20560535" calcext:value-type="float">
            <text:p>0.20560535</text:p>
          </table:table-cell>
          <table:table-cell table:formula="of:=[$fullres.AL71]-[$halfres.AL71]" office:value-type="float" office:value="0.92554729" calcext:value-type="float">
            <text:p>0.92554729</text:p>
          </table:table-cell>
          <table:table-cell table:formula="of:=[$fullres.AM71]-[$halfres.AM71]" office:value-type="float" office:value="0.01516177" calcext:value-type="float">
            <text:p>0.01516177</text:p>
          </table:table-cell>
          <table:table-cell table:formula="of:=[$fullres.AN71]-[$halfres.AN71]" office:value-type="float" office:value="0.15618022" calcext:value-type="float">
            <text:p>0.15618022</text:p>
          </table:table-cell>
          <table:table-cell table:formula="of:=[$fullres.AO71]-[$halfres.AO71]" office:value-type="float" office:value="0.85435134" calcext:value-type="float">
            <text:p>0.85435134</text:p>
          </table:table-cell>
          <table:table-cell table:formula="of:=[$fullres.AP71]-[$halfres.AP71]" office:value-type="float" office:value="0.18953283" calcext:value-type="float">
            <text:p>0.18953283</text:p>
          </table:table-cell>
          <table:table-cell table:formula="of:=[$fullres.AQ71]-[$halfres.AQ71]" office:value-type="float" office:value="1.14056928" calcext:value-type="float">
            <text:p>1.14056928</text:p>
          </table:table-cell>
          <table:table-cell table:formula="of:=[$fullres.AR71]-[$halfres.AR71]" office:value-type="float" office:value="6.33552783" calcext:value-type="float">
            <text:p>6.33552783</text:p>
          </table:table-cell>
          <table:table-cell table:formula="of:=[$fullres.AS71]-[$halfres.AS71]" office:value-type="float" office:value="0" calcext:value-type="float">
            <text:p>0</text:p>
          </table:table-cell>
          <table:table-cell table:formula="of:=[$fullres.AT71]-[$halfres.AT71]" office:value-type="float" office:value="0" calcext:value-type="float">
            <text:p>0</text:p>
          </table:table-cell>
          <table:table-cell table:formula="of:=[$fullres.AU71]-[$halfres.AU71]" office:value-type="float" office:value="0.633223100000002" calcext:value-type="float">
            <text:p>0.633223100000002</text:p>
          </table:table-cell>
          <table:table-cell table:formula="of:=[$fullres.AV71]-[$halfres.AV71]" office:value-type="float" office:value="-1.72360825" calcext:value-type="float">
            <text:p>-1.72360825</text:p>
          </table:table-cell>
          <table:table-cell table:formula="of:=[$fullres.AW71]-[$halfres.AW71]" office:value-type="float" office:value="1.3030532" calcext:value-type="float">
            <text:p>1.3030532</text:p>
          </table:table-cell>
          <table:table-cell table:formula="of:=[$fullres.AX71]-[$halfres.AX71]" office:value-type="float" office:value="-1.94722662" calcext:value-type="float">
            <text:p>-1.94722662</text:p>
          </table:table-cell>
          <table:table-cell table:formula="of:=[$fullres.AY71]-[$halfres.AY71]" office:value-type="float" office:value="-2.93475865" calcext:value-type="float">
            <text:p>-2.93475865</text:p>
          </table:table-cell>
          <table:table-cell table:formula="of:=[$fullres.AZ71]-[$halfres.AZ71]" office:value-type="float" office:value="-0.961911889999996" calcext:value-type="float">
            <text:p>-0.961911889999996</text:p>
          </table:table-cell>
          <table:table-cell table:formula="of:=[$fullres.BA71]-[$halfres.BA71]" office:value-type="float" office:value="-0.644103340000001" calcext:value-type="float">
            <text:p>-0.644103340000001</text:p>
          </table:table-cell>
          <table:table-cell table:formula="of:=[$fullres.BB71]-[$halfres.BB71]" office:value-type="float" office:value="0" calcext:value-type="float">
            <text:p>0</text:p>
          </table:table-cell>
          <table:table-cell table:formula="of:=[$fullres.BC71]-[$halfres.BC71]" office:value-type="float" office:value="0" calcext:value-type="float">
            <text:p>0</text:p>
          </table:table-cell>
          <table:table-cell table:formula="of:=[$fullres.BD71]-[$halfres.BD71]" office:value-type="float" office:value="0" calcext:value-type="float">
            <text:p>0</text:p>
          </table:table-cell>
          <table:table-cell table:formula="of:=[$fullres.BE71]-[$halfres.BE71]" office:value-type="float" office:value="-2.29834581" calcext:value-type="float">
            <text:p>-2.29834581</text:p>
          </table:table-cell>
          <table:table-cell table:formula="of:=[$fullres.BF71]-[$halfres.BF71]" office:value-type="float" office:value="1.02366632" calcext:value-type="float">
            <text:p>1.02366632</text:p>
          </table:table-cell>
          <table:table-cell table:formula="of:=[$fullres.BG71]-[$halfres.BG71]" office:value-type="float" office:value="-1.86760677" calcext:value-type="float">
            <text:p>-1.86760677</text:p>
          </table:table-cell>
          <table:table-cell table:formula="of:=[$fullres.BH71]-[$halfres.BH71]" office:value-type="float" office:value="0.655858180000003" calcext:value-type="float">
            <text:p>0.655858180000003</text:p>
          </table:table-cell>
          <table:table-cell table:formula="of:=[$fullres.BI71]-[$halfres.BI71]" office:value-type="float" office:value="0" calcext:value-type="float">
            <text:p>0</text:p>
          </table:table-cell>
          <table:table-cell table:formula="of:=[$fullres.BJ71]-[$halfres.BJ71]" office:value-type="float" office:value="0" calcext:value-type="float">
            <text:p>0</text:p>
          </table:table-cell>
          <table:table-cell table:formula="of:=[$fullres.BK71]-[$halfres.BK71]" office:value-type="float" office:value="0" calcext:value-type="float">
            <text:p>0</text:p>
          </table:table-cell>
        </table:table-row>
        <table:table-row table:style-name="ro1">
          <table:table-cell table:formula="of:=[$fullres.A72]-[$halfres.A72]" office:value-type="float" office:value="0" calcext:value-type="float">
            <text:p>0</text:p>
          </table:table-cell>
          <table:table-cell table:formula="of:=[$fullres.B72]-[$halfres.B72]" office:value-type="float" office:value="0.11975923" calcext:value-type="float">
            <text:p>0.11975923</text:p>
          </table:table-cell>
          <table:table-cell table:formula="of:=[$fullres.C72]-[$halfres.C72]" office:value-type="float" office:value="-1.57709978" calcext:value-type="float">
            <text:p>-1.57709978</text:p>
          </table:table-cell>
          <table:table-cell table:formula="of:=[$fullres.D72]-[$halfres.D72]" office:value-type="float" office:value="-6.4327442" calcext:value-type="float">
            <text:p>-6.4327442</text:p>
          </table:table-cell>
          <table:table-cell table:formula="of:=[$fullres.E72]-[$halfres.E72]" office:value-type="float" office:value="-0.00327997000000001" calcext:value-type="float">
            <text:p>-0.00327997000000001</text:p>
          </table:table-cell>
          <table:table-cell table:formula="of:=[$fullres.F72]-[$halfres.F72]" office:value-type="float" office:value="-0.00770811999999999" calcext:value-type="float">
            <text:p>-0.00770811999999999</text:p>
          </table:table-cell>
          <table:table-cell table:formula="of:=[$fullres.G72]-[$halfres.G72]" office:value-type="float" office:value="0.00991925000000005" calcext:value-type="float">
            <text:p>0.00991925000000005</text:p>
          </table:table-cell>
          <table:table-cell table:formula="of:=[$fullres.H72]-[$halfres.H72]" office:value-type="float" office:value="-0.686503909999999" calcext:value-type="float">
            <text:p>-0.686503909999999</text:p>
          </table:table-cell>
          <table:table-cell table:formula="of:=[$fullres.I72]-[$halfres.I72]" office:value-type="float" office:value="2.02753531" calcext:value-type="float">
            <text:p>2.02753531</text:p>
          </table:table-cell>
          <table:table-cell table:formula="of:=[$fullres.J72]-[$halfres.J72]" office:value-type="float" office:value="-37.90167706" calcext:value-type="float">
            <text:p>-37.90167706</text:p>
          </table:table-cell>
          <table:table-cell table:formula="of:=[$fullres.K72]-[$halfres.K72]" office:value-type="float" office:value="-26.250828" calcext:value-type="float">
            <text:p>-26.250828</text:p>
          </table:table-cell>
          <table:table-cell table:formula="of:=[$fullres.L72]-[$halfres.L72]" office:value-type="float" office:value="-0.45816338" calcext:value-type="float">
            <text:p>-0.45816338</text:p>
          </table:table-cell>
          <table:table-cell table:formula="of:=[$fullres.M72]-[$halfres.M72]" office:value-type="float" office:value="7.52086521" calcext:value-type="float">
            <text:p>7.52086521</text:p>
          </table:table-cell>
          <table:table-cell table:formula="of:=[$fullres.N72]-[$halfres.N72]" office:value-type="float" office:value="17.42844561" calcext:value-type="float">
            <text:p>17.42844561</text:p>
          </table:table-cell>
          <table:table-cell table:formula="of:=[$fullres.O72]-[$halfres.O72]" office:value-type="float" office:value="0" calcext:value-type="float">
            <text:p>0</text:p>
          </table:table-cell>
          <table:table-cell table:formula="of:=[$fullres.P72]-[$halfres.P72]" office:value-type="float" office:value="0.571614240000002" calcext:value-type="float">
            <text:p>0.571614240000002</text:p>
          </table:table-cell>
          <table:table-cell table:formula="of:=[$fullres.Q72]-[$halfres.Q72]" office:value-type="float" office:value="-15.65377451" calcext:value-type="float">
            <text:p>-15.65377451</text:p>
          </table:table-cell>
          <table:table-cell table:formula="of:=[$fullres.R72]-[$halfres.R72]" office:value-type="float" office:value="39.04847333" calcext:value-type="float">
            <text:p>39.04847333</text:p>
          </table:table-cell>
          <table:table-cell table:formula="of:=[$fullres.S72]-[$halfres.S72]" office:value-type="float" office:value="-19.23970992" calcext:value-type="float">
            <text:p>-19.23970992</text:p>
          </table:table-cell>
          <table:table-cell table:formula="of:=[$fullres.T72]-[$halfres.T72]" office:value-type="float" office:value="-0.33579629" calcext:value-type="float">
            <text:p>-0.33579629</text:p>
          </table:table-cell>
          <table:table-cell table:formula="of:=[$fullres.U72]-[$halfres.U72]" office:value-type="float" office:value="15.05454264" calcext:value-type="float">
            <text:p>15.05454264</text:p>
          </table:table-cell>
          <table:table-cell table:formula="of:=[$fullres.V72]-[$halfres.V72]" office:value-type="float" office:value="-16.19272638" calcext:value-type="float">
            <text:p>-16.19272638</text:p>
          </table:table-cell>
          <table:table-cell table:formula="of:=[$fullres.W72]-[$halfres.W72]" office:value-type="float" office:value="0" calcext:value-type="float">
            <text:p>0</text:p>
          </table:table-cell>
          <table:table-cell table:formula="of:=[$fullres.X72]-[$halfres.X72]" office:value-type="float" office:value="0.02743896" calcext:value-type="float">
            <text:p>0.02743896</text:p>
          </table:table-cell>
          <table:table-cell table:formula="of:=[$fullres.Y72]-[$halfres.Y72]" office:value-type="float" office:value="0.16226004" calcext:value-type="float">
            <text:p>0.16226004</text:p>
          </table:table-cell>
          <table:table-cell table:formula="of:=[$fullres.Z72]-[$halfres.Z72]" office:value-type="float" office:value="1.17101137" calcext:value-type="float">
            <text:p>1.17101137</text:p>
          </table:table-cell>
          <table:table-cell table:formula="of:=[$fullres.AA72]-[$halfres.AA72]" office:value-type="float" office:value="0.05095688" calcext:value-type="float">
            <text:p>0.05095688</text:p>
          </table:table-cell>
          <table:table-cell table:formula="of:=[$fullres.AB72]-[$halfres.AB72]" office:value-type="float" office:value="0.21580584" calcext:value-type="float">
            <text:p>0.21580584</text:p>
          </table:table-cell>
          <table:table-cell table:formula="of:=[$fullres.AC72]-[$halfres.AC72]" office:value-type="float" office:value="1.24419958" calcext:value-type="float">
            <text:p>1.24419958</text:p>
          </table:table-cell>
          <table:table-cell table:formula="of:=[$fullres.AD72]-[$halfres.AD72]" office:value-type="float" office:value="0.04507946" calcext:value-type="float">
            <text:p>0.04507946</text:p>
          </table:table-cell>
          <table:table-cell table:formula="of:=[$fullres.AE72]-[$halfres.AE72]" office:value-type="float" office:value="0.39451904" calcext:value-type="float">
            <text:p>0.39451904</text:p>
          </table:table-cell>
          <table:table-cell table:formula="of:=[$fullres.AF72]-[$halfres.AF72]" office:value-type="float" office:value="1.24419958" calcext:value-type="float">
            <text:p>1.24419958</text:p>
          </table:table-cell>
          <table:table-cell table:formula="of:=[$fullres.AG72]-[$halfres.AG72]" office:value-type="float" office:value="0.03135998" calcext:value-type="float">
            <text:p>0.03135998</text:p>
          </table:table-cell>
          <table:table-cell table:formula="of:=[$fullres.AH72]-[$halfres.AH72]" office:value-type="float" office:value="0.39451904" calcext:value-type="float">
            <text:p>0.39451904</text:p>
          </table:table-cell>
          <table:table-cell table:formula="of:=[$fullres.AI72]-[$halfres.AI72]" office:value-type="float" office:value="1.02463494" calcext:value-type="float">
            <text:p>1.02463494</text:p>
          </table:table-cell>
          <table:table-cell table:formula="of:=[$fullres.AJ72]-[$halfres.AJ72]" office:value-type="float" office:value="0.02547981" calcext:value-type="float">
            <text:p>0.02547981</text:p>
          </table:table-cell>
          <table:table-cell table:formula="of:=[$fullres.AK72]-[$halfres.AK72]" office:value-type="float" office:value="0.33088066" calcext:value-type="float">
            <text:p>0.33088066</text:p>
          </table:table-cell>
          <table:table-cell table:formula="of:=[$fullres.AL72]-[$halfres.AL72]" office:value-type="float" office:value="0.95144674" calcext:value-type="float">
            <text:p>0.95144674</text:p>
          </table:table-cell>
          <table:table-cell table:formula="of:=[$fullres.AM72]-[$halfres.AM72]" office:value-type="float" office:value="0.01567862" calcext:value-type="float">
            <text:p>0.01567862</text:p>
          </table:table-cell>
          <table:table-cell table:formula="of:=[$fullres.AN72]-[$halfres.AN72]" office:value-type="float" office:value="0.2513408" calcext:value-type="float">
            <text:p>0.2513408</text:p>
          </table:table-cell>
          <table:table-cell table:formula="of:=[$fullres.AO72]-[$halfres.AO72]" office:value-type="float" office:value="0.87825853" calcext:value-type="float">
            <text:p>0.87825853</text:p>
          </table:table-cell>
          <table:table-cell table:formula="of:=[$fullres.AP72]-[$halfres.AP72]" office:value-type="float" office:value="0.1959937" calcext:value-type="float">
            <text:p>0.1959937</text:p>
          </table:table-cell>
          <table:table-cell table:formula="of:=[$fullres.AQ72]-[$halfres.AQ72]" office:value-type="float" office:value="1.83551796" calcext:value-type="float">
            <text:p>1.83551796</text:p>
          </table:table-cell>
          <table:table-cell table:formula="of:=[$fullres.AR72]-[$halfres.AR72]" office:value-type="float" office:value="6.51281394" calcext:value-type="float">
            <text:p>6.51281394</text:p>
          </table:table-cell>
          <table:table-cell table:formula="of:=[$fullres.AS72]-[$halfres.AS72]" office:value-type="float" office:value="0" calcext:value-type="float">
            <text:p>0</text:p>
          </table:table-cell>
          <table:table-cell table:formula="of:=[$fullres.AT72]-[$halfres.AT72]" office:value-type="float" office:value="0" calcext:value-type="float">
            <text:p>0</text:p>
          </table:table-cell>
          <table:table-cell table:formula="of:=[$fullres.AU72]-[$halfres.AU72]" office:value-type="float" office:value="0.624128709999997" calcext:value-type="float">
            <text:p>0.624128709999997</text:p>
          </table:table-cell>
          <table:table-cell table:formula="of:=[$fullres.AV72]-[$halfres.AV72]" office:value-type="float" office:value="-1.92550268" calcext:value-type="float">
            <text:p>-1.92550268</text:p>
          </table:table-cell>
          <table:table-cell table:formula="of:=[$fullres.AW72]-[$halfres.AW72]" office:value-type="float" office:value="0.479935830000001" calcext:value-type="float">
            <text:p>0.479935830000001</text:p>
          </table:table-cell>
          <table:table-cell table:formula="of:=[$fullres.AX72]-[$halfres.AX72]" office:value-type="float" office:value="-2.27067692" calcext:value-type="float">
            <text:p>-2.27067692</text:p>
          </table:table-cell>
          <table:table-cell table:formula="of:=[$fullres.AY72]-[$halfres.AY72]" office:value-type="float" office:value="-3.21722395" calcext:value-type="float">
            <text:p>-3.21722395</text:p>
          </table:table-cell>
          <table:table-cell table:formula="of:=[$fullres.AZ72]-[$halfres.AZ72]" office:value-type="float" office:value="-1.50853436" calcext:value-type="float">
            <text:p>-1.50853436</text:p>
          </table:table-cell>
          <table:table-cell table:formula="of:=[$fullres.BA72]-[$halfres.BA72]" office:value-type="float" office:value="-0.738746599999999" calcext:value-type="float">
            <text:p>-0.738746599999999</text:p>
          </table:table-cell>
          <table:table-cell table:formula="of:=[$fullres.BB72]-[$halfres.BB72]" office:value-type="float" office:value="0" calcext:value-type="float">
            <text:p>0</text:p>
          </table:table-cell>
          <table:table-cell table:formula="of:=[$fullres.BC72]-[$halfres.BC72]" office:value-type="float" office:value="0" calcext:value-type="float">
            <text:p>0</text:p>
          </table:table-cell>
          <table:table-cell table:formula="of:=[$fullres.BD72]-[$halfres.BD72]" office:value-type="float" office:value="0" calcext:value-type="float">
            <text:p>0</text:p>
          </table:table-cell>
          <table:table-cell table:formula="of:=[$fullres.BE72]-[$halfres.BE72]" office:value-type="float" office:value="-2.03815879" calcext:value-type="float">
            <text:p>-2.03815879</text:p>
          </table:table-cell>
          <table:table-cell table:formula="of:=[$fullres.BF72]-[$halfres.BF72]" office:value-type="float" office:value="1.18324586" calcext:value-type="float">
            <text:p>1.18324586</text:p>
          </table:table-cell>
          <table:table-cell table:formula="of:=[$fullres.BG72]-[$halfres.BG72]" office:value-type="float" office:value="-0.98977215" calcext:value-type="float">
            <text:p>-0.98977215</text:p>
          </table:table-cell>
          <table:table-cell table:formula="of:=[$fullres.BH72]-[$halfres.BH72]" office:value-type="float" office:value="0.600660759999997" calcext:value-type="float">
            <text:p>0.600660759999997</text:p>
          </table:table-cell>
          <table:table-cell table:formula="of:=[$fullres.BI72]-[$halfres.BI72]" office:value-type="float" office:value="0" calcext:value-type="float">
            <text:p>0</text:p>
          </table:table-cell>
          <table:table-cell table:formula="of:=[$fullres.BJ72]-[$halfres.BJ72]" office:value-type="float" office:value="0" calcext:value-type="float">
            <text:p>0</text:p>
          </table:table-cell>
          <table:table-cell table:formula="of:=[$fullres.BK72]-[$halfres.BK72]" office:value-type="float" office:value="0" calcext:value-type="float">
            <text:p>0</text:p>
          </table:table-cell>
        </table:table-row>
        <table:table-row table:style-name="ro1">
          <table:table-cell table:formula="of:=[$fullres.A73]-[$halfres.A73]" office:value-type="float" office:value="0" calcext:value-type="float">
            <text:p>0</text:p>
          </table:table-cell>
          <table:table-cell table:formula="of:=[$fullres.B73]-[$halfres.B73]" office:value-type="float" office:value="-0.100875209999998" calcext:value-type="float">
            <text:p>-0.100875209999998</text:p>
          </table:table-cell>
          <table:table-cell table:formula="of:=[$fullres.C73]-[$halfres.C73]" office:value-type="float" office:value="-1.62611043" calcext:value-type="float">
            <text:p>-1.62611043</text:p>
          </table:table-cell>
          <table:table-cell table:formula="of:=[$fullres.D73]-[$halfres.D73]" office:value-type="float" office:value="-6.39643326" calcext:value-type="float">
            <text:p>-6.39643326</text:p>
          </table:table-cell>
          <table:table-cell table:formula="of:=[$fullres.E73]-[$halfres.E73]" office:value-type="float" office:value="-0.00297944" calcext:value-type="float">
            <text:p>-0.00297944</text:p>
          </table:table-cell>
          <table:table-cell table:formula="of:=[$fullres.F73]-[$halfres.F73]" office:value-type="float" office:value="-0.00813230000000009" calcext:value-type="float">
            <text:p>-0.00813230000000009</text:p>
          </table:table-cell>
          <table:table-cell table:formula="of:=[$fullres.G73]-[$halfres.G73]" office:value-type="float" office:value="0.00959931999999997" calcext:value-type="float">
            <text:p>0.00959931999999997</text:p>
          </table:table-cell>
          <table:table-cell table:formula="of:=[$fullres.H73]-[$halfres.H73]" office:value-type="float" office:value="1.49796055" calcext:value-type="float">
            <text:p>1.49796055</text:p>
          </table:table-cell>
          <table:table-cell table:formula="of:=[$fullres.I73]-[$halfres.I73]" office:value-type="float" office:value="4.13983767" calcext:value-type="float">
            <text:p>4.13983767</text:p>
          </table:table-cell>
          <table:table-cell table:formula="of:=[$fullres.J73]-[$halfres.J73]" office:value-type="float" office:value="-38.43424296" calcext:value-type="float">
            <text:p>-38.43424296</text:p>
          </table:table-cell>
          <table:table-cell table:formula="of:=[$fullres.K73]-[$halfres.K73]" office:value-type="float" office:value="-26.95621643" calcext:value-type="float">
            <text:p>-26.95621643</text:p>
          </table:table-cell>
          <table:table-cell table:formula="of:=[$fullres.L73]-[$halfres.L73]" office:value-type="float" office:value="-0.47047473" calcext:value-type="float">
            <text:p>-0.47047473</text:p>
          </table:table-cell>
          <table:table-cell table:formula="of:=[$fullres.M73]-[$halfres.M73]" office:value-type="float" office:value="5.63721666" calcext:value-type="float">
            <text:p>5.63721666</text:p>
          </table:table-cell>
          <table:table-cell table:formula="of:=[$fullres.N73]-[$halfres.N73]" office:value-type="float" office:value="16.86525196" calcext:value-type="float">
            <text:p>16.86525196</text:p>
          </table:table-cell>
          <table:table-cell table:formula="of:=[$fullres.O73]-[$halfres.O73]" office:value-type="float" office:value="0" calcext:value-type="float">
            <text:p>0</text:p>
          </table:table-cell>
          <table:table-cell table:formula="of:=[$fullres.P73]-[$halfres.P73]" office:value-type="float" office:value="0.435863850000004" calcext:value-type="float">
            <text:p>0.435863850000004</text:p>
          </table:table-cell>
          <table:table-cell table:formula="of:=[$fullres.Q73]-[$halfres.Q73]" office:value-type="float" office:value="-15.0531098" calcext:value-type="float">
            <text:p>-15.0531098</text:p>
          </table:table-cell>
          <table:table-cell table:formula="of:=[$fullres.R73]-[$halfres.R73]" office:value-type="float" office:value="38.70244989" calcext:value-type="float">
            <text:p>38.70244989</text:p>
          </table:table-cell>
          <table:table-cell table:formula="of:=[$fullres.S73]-[$halfres.S73]" office:value-type="float" office:value="-20.23946688" calcext:value-type="float">
            <text:p>-20.23946688</text:p>
          </table:table-cell>
          <table:table-cell table:formula="of:=[$fullres.T73]-[$halfres.T73]" office:value-type="float" office:value="-0.35324533" calcext:value-type="float">
            <text:p>-0.35324533</text:p>
          </table:table-cell>
          <table:table-cell table:formula="of:=[$fullres.U73]-[$halfres.U73]" office:value-type="float" office:value="14.28767842" calcext:value-type="float">
            <text:p>14.28767842</text:p>
          </table:table-cell>
          <table:table-cell table:formula="of:=[$fullres.V73]-[$halfres.V73]" office:value-type="float" office:value="-16.04108094" calcext:value-type="float">
            <text:p>-16.04108094</text:p>
          </table:table-cell>
          <table:table-cell table:formula="of:=[$fullres.W73]-[$halfres.W73]" office:value-type="float" office:value="0" calcext:value-type="float">
            <text:p>0</text:p>
          </table:table-cell>
          <table:table-cell table:formula="of:=[$fullres.X73]-[$halfres.X73]" office:value-type="float" office:value="0.02664853" calcext:value-type="float">
            <text:p>0.02664853</text:p>
          </table:table-cell>
          <table:table-cell table:formula="of:=[$fullres.Y73]-[$halfres.Y73]" office:value-type="float" office:value="0.195494" calcext:value-type="float">
            <text:p>0.195494</text:p>
          </table:table-cell>
          <table:table-cell table:formula="of:=[$fullres.Z73]-[$halfres.Z73]" office:value-type="float" office:value="1.18903672" calcext:value-type="float">
            <text:p>1.18903672</text:p>
          </table:table-cell>
          <table:table-cell table:formula="of:=[$fullres.AA73]-[$halfres.AA73]" office:value-type="float" office:value="0.049489" calcext:value-type="float">
            <text:p>0.049489</text:p>
          </table:table-cell>
          <table:table-cell table:formula="of:=[$fullres.AB73]-[$halfres.AB73]" office:value-type="float" office:value="0.26000702" calcext:value-type="float">
            <text:p>0.26000702</text:p>
          </table:table-cell>
          <table:table-cell table:formula="of:=[$fullres.AC73]-[$halfres.AC73]" office:value-type="float" office:value="1.26335151" calcext:value-type="float">
            <text:p>1.26335151</text:p>
          </table:table-cell>
          <table:table-cell table:formula="of:=[$fullres.AD73]-[$halfres.AD73]" office:value-type="float" office:value="0.04378088" calcext:value-type="float">
            <text:p>0.04378088</text:p>
          </table:table-cell>
          <table:table-cell table:formula="of:=[$fullres.AE73]-[$halfres.AE73]" office:value-type="float" office:value="0.4753241" calcext:value-type="float">
            <text:p>0.4753241</text:p>
          </table:table-cell>
          <table:table-cell table:formula="of:=[$fullres.AF73]-[$halfres.AF73]" office:value-type="float" office:value="1.26335151" calcext:value-type="float">
            <text:p>1.26335151</text:p>
          </table:table-cell>
          <table:table-cell table:formula="of:=[$fullres.AG73]-[$halfres.AG73]" office:value-type="float" office:value="0.03045661" calcext:value-type="float">
            <text:p>0.03045661</text:p>
          </table:table-cell>
          <table:table-cell table:formula="of:=[$fullres.AH73]-[$halfres.AH73]" office:value-type="float" office:value="0.4753241" calcext:value-type="float">
            <text:p>0.4753241</text:p>
          </table:table-cell>
          <table:table-cell table:formula="of:=[$fullres.AI73]-[$halfres.AI73]" office:value-type="float" office:value="1.04040713" calcext:value-type="float">
            <text:p>1.04040713</text:p>
          </table:table-cell>
          <table:table-cell table:formula="of:=[$fullres.AJ73]-[$halfres.AJ73]" office:value-type="float" office:value="0.02474583" calcext:value-type="float">
            <text:p>0.02474583</text:p>
          </table:table-cell>
          <table:table-cell table:formula="of:=[$fullres.AK73]-[$halfres.AK73]" office:value-type="float" office:value="0.39865136" calcext:value-type="float">
            <text:p>0.39865136</text:p>
          </table:table-cell>
          <table:table-cell table:formula="of:=[$fullres.AL73]-[$halfres.AL73]" office:value-type="float" office:value="0.96609234" calcext:value-type="float">
            <text:p>0.96609234</text:p>
          </table:table-cell>
          <table:table-cell table:formula="of:=[$fullres.AM73]-[$halfres.AM73]" office:value-type="float" office:value="0.01522697" calcext:value-type="float">
            <text:p>0.01522697</text:p>
          </table:table-cell>
          <table:table-cell table:formula="of:=[$fullres.AN73]-[$halfres.AN73]" office:value-type="float" office:value="0.3028202" calcext:value-type="float">
            <text:p>0.3028202</text:p>
          </table:table-cell>
          <table:table-cell table:formula="of:=[$fullres.AO73]-[$halfres.AO73]" office:value-type="float" office:value="0.89177754" calcext:value-type="float">
            <text:p>0.89177754</text:p>
          </table:table-cell>
          <table:table-cell table:formula="of:=[$fullres.AP73]-[$halfres.AP73]" office:value-type="float" office:value="0.19034781" calcext:value-type="float">
            <text:p>0.19034781</text:p>
          </table:table-cell>
          <table:table-cell table:formula="of:=[$fullres.AQ73]-[$halfres.AQ73]" office:value-type="float" office:value="2.21146718" calcext:value-type="float">
            <text:p>2.21146718</text:p>
          </table:table-cell>
          <table:table-cell table:formula="of:=[$fullres.AR73]-[$halfres.AR73]" office:value-type="float" office:value="6.61306553" calcext:value-type="float">
            <text:p>6.61306553</text:p>
          </table:table-cell>
          <table:table-cell table:formula="of:=[$fullres.AS73]-[$halfres.AS73]" office:value-type="float" office:value="0" calcext:value-type="float">
            <text:p>0</text:p>
          </table:table-cell>
          <table:table-cell table:formula="of:=[$fullres.AT73]-[$halfres.AT73]" office:value-type="float" office:value="0" calcext:value-type="float">
            <text:p>0</text:p>
          </table:table-cell>
          <table:table-cell table:formula="of:=[$fullres.AU73]-[$halfres.AU73]" office:value-type="float" office:value="0.547126539999997" calcext:value-type="float">
            <text:p>0.547126539999997</text:p>
          </table:table-cell>
          <table:table-cell table:formula="of:=[$fullres.AV73]-[$halfres.AV73]" office:value-type="float" office:value="-2.04032192" calcext:value-type="float">
            <text:p>-2.04032192</text:p>
          </table:table-cell>
          <table:table-cell table:formula="of:=[$fullres.AW73]-[$halfres.AW73]" office:value-type="float" office:value="0.491009060000001" calcext:value-type="float">
            <text:p>0.491009060000001</text:p>
          </table:table-cell>
          <table:table-cell table:formula="of:=[$fullres.AX73]-[$halfres.AX73]" office:value-type="float" office:value="-2.50991531" calcext:value-type="float">
            <text:p>-2.50991531</text:p>
          </table:table-cell>
          <table:table-cell table:formula="of:=[$fullres.AY73]-[$halfres.AY73]" office:value-type="float" office:value="-3.36799496" calcext:value-type="float">
            <text:p>-3.36799496</text:p>
          </table:table-cell>
          <table:table-cell table:formula="of:=[$fullres.AZ73]-[$halfres.AZ73]" office:value-type="float" office:value="-1.92219393000001" calcext:value-type="float">
            <text:p>-1.92219393000001</text:p>
          </table:table-cell>
          <table:table-cell table:formula="of:=[$fullres.BA73]-[$halfres.BA73]" office:value-type="float" office:value="-0.752546670000001" calcext:value-type="float">
            <text:p>-0.752546670000001</text:p>
          </table:table-cell>
          <table:table-cell table:formula="of:=[$fullres.BB73]-[$halfres.BB73]" office:value-type="float" office:value="0" calcext:value-type="float">
            <text:p>0</text:p>
          </table:table-cell>
          <table:table-cell table:formula="of:=[$fullres.BC73]-[$halfres.BC73]" office:value-type="float" office:value="0" calcext:value-type="float">
            <text:p>0</text:p>
          </table:table-cell>
          <table:table-cell table:formula="of:=[$fullres.BD73]-[$halfres.BD73]" office:value-type="float" office:value="0" calcext:value-type="float">
            <text:p>0</text:p>
          </table:table-cell>
          <table:table-cell table:formula="of:=[$fullres.BE73]-[$halfres.BE73]" office:value-type="float" office:value="-1.89509982" calcext:value-type="float">
            <text:p>-1.89509982</text:p>
          </table:table-cell>
          <table:table-cell table:formula="of:=[$fullres.BF73]-[$halfres.BF73]" office:value-type="float" office:value="1.43586235" calcext:value-type="float">
            <text:p>1.43586235</text:p>
          </table:table-cell>
          <table:table-cell table:formula="of:=[$fullres.BG73]-[$halfres.BG73]" office:value-type="float" office:value="-0.98075652" calcext:value-type="float">
            <text:p>-0.98075652</text:p>
          </table:table-cell>
          <table:table-cell table:formula="of:=[$fullres.BH73]-[$halfres.BH73]" office:value-type="float" office:value="0.555455949999995" calcext:value-type="float">
            <text:p>0.555455949999995</text:p>
          </table:table-cell>
          <table:table-cell table:formula="of:=[$fullres.BI73]-[$halfres.BI73]" office:value-type="float" office:value="0" calcext:value-type="float">
            <text:p>0</text:p>
          </table:table-cell>
          <table:table-cell table:formula="of:=[$fullres.BJ73]-[$halfres.BJ73]" office:value-type="float" office:value="0" calcext:value-type="float">
            <text:p>0</text:p>
          </table:table-cell>
          <table:table-cell table:formula="of:=[$fullres.BK73]-[$halfres.BK73]" office:value-type="float" office:value="0" calcext:value-type="float">
            <text:p>0</text:p>
          </table:table-cell>
        </table:table-row>
        <table:table-row table:style-name="ro1">
          <table:table-cell table:formula="of:=[$fullres.A74]-[$halfres.A74]" office:value-type="float" office:value="0" calcext:value-type="float">
            <text:p>0</text:p>
          </table:table-cell>
          <table:table-cell table:formula="of:=[$fullres.B74]-[$halfres.B74]" office:value-type="float" office:value="-0.0588089100000033" calcext:value-type="float">
            <text:p>-0.0588089100000033</text:p>
          </table:table-cell>
          <table:table-cell table:formula="of:=[$fullres.C74]-[$halfres.C74]" office:value-type="float" office:value="-1.54569344" calcext:value-type="float">
            <text:p>-1.54569344</text:p>
          </table:table-cell>
          <table:table-cell table:formula="of:=[$fullres.D74]-[$halfres.D74]" office:value-type="float" office:value="-6.24964473" calcext:value-type="float">
            <text:p>-6.24964473</text:p>
          </table:table-cell>
          <table:table-cell table:formula="of:=[$fullres.E74]-[$halfres.E74]" office:value-type="float" office:value="-0.00277329999999999" calcext:value-type="float">
            <text:p>-0.00277329999999999</text:p>
          </table:table-cell>
          <table:table-cell table:formula="of:=[$fullres.F74]-[$halfres.F74]" office:value-type="float" office:value="-0.00827038000000002" calcext:value-type="float">
            <text:p>-0.00827038000000002</text:p>
          </table:table-cell>
          <table:table-cell table:formula="of:=[$fullres.G74]-[$halfres.G74]" office:value-type="float" office:value="0.00942869999999996" calcext:value-type="float">
            <text:p>0.00942869999999996</text:p>
          </table:table-cell>
          <table:table-cell table:formula="of:=[$fullres.H74]-[$halfres.H74]" office:value-type="float" office:value="3.65249241" calcext:value-type="float">
            <text:p>3.65249241</text:p>
          </table:table-cell>
          <table:table-cell table:formula="of:=[$fullres.I74]-[$halfres.I74]" office:value-type="float" office:value="6.10926177" calcext:value-type="float">
            <text:p>6.10926177</text:p>
          </table:table-cell>
          <table:table-cell table:formula="of:=[$fullres.J74]-[$halfres.J74]" office:value-type="float" office:value="-38.64742904" calcext:value-type="float">
            <text:p>-38.64742904</text:p>
          </table:table-cell>
          <table:table-cell table:formula="of:=[$fullres.K74]-[$halfres.K74]" office:value-type="float" office:value="-27.60614958" calcext:value-type="float">
            <text:p>-27.60614958</text:p>
          </table:table-cell>
          <table:table-cell table:formula="of:=[$fullres.L74]-[$halfres.L74]" office:value-type="float" office:value="-0.48181821" calcext:value-type="float">
            <text:p>-0.48181821</text:p>
          </table:table-cell>
          <table:table-cell table:formula="of:=[$fullres.M74]-[$halfres.M74]" office:value-type="float" office:value="3.56562679" calcext:value-type="float">
            <text:p>3.56562679</text:p>
          </table:table-cell>
          <table:table-cell table:formula="of:=[$fullres.N74]-[$halfres.N74]" office:value-type="float" office:value="16.23786763" calcext:value-type="float">
            <text:p>16.23786763</text:p>
          </table:table-cell>
          <table:table-cell table:formula="of:=[$fullres.O74]-[$halfres.O74]" office:value-type="float" office:value="0" calcext:value-type="float">
            <text:p>0</text:p>
          </table:table-cell>
          <table:table-cell table:formula="of:=[$fullres.P74]-[$halfres.P74]" office:value-type="float" office:value="0.37392037" calcext:value-type="float">
            <text:p>0.37392037</text:p>
          </table:table-cell>
          <table:table-cell table:formula="of:=[$fullres.Q74]-[$halfres.Q74]" office:value-type="float" office:value="-14.36706703" calcext:value-type="float">
            <text:p>-14.36706703</text:p>
          </table:table-cell>
          <table:table-cell table:formula="of:=[$fullres.R74]-[$halfres.R74]" office:value-type="float" office:value="38.34339165" calcext:value-type="float">
            <text:p>38.34339165</text:p>
          </table:table-cell>
          <table:table-cell table:formula="of:=[$fullres.S74]-[$halfres.S74]" office:value-type="float" office:value="-21.12374073" calcext:value-type="float">
            <text:p>-21.12374073</text:p>
          </table:table-cell>
          <table:table-cell table:formula="of:=[$fullres.T74]-[$halfres.T74]" office:value-type="float" office:value="-0.36867883" calcext:value-type="float">
            <text:p>-0.36867883</text:p>
          </table:table-cell>
          <table:table-cell table:formula="of:=[$fullres.U74]-[$halfres.U74]" office:value-type="float" office:value="13.6818244" calcext:value-type="float">
            <text:p>13.6818244</text:p>
          </table:table-cell>
          <table:table-cell table:formula="of:=[$fullres.V74]-[$halfres.V74]" office:value-type="float" office:value="-15.73577526" calcext:value-type="float">
            <text:p>-15.73577526</text:p>
          </table:table-cell>
          <table:table-cell table:formula="of:=[$fullres.W74]-[$halfres.W74]" office:value-type="float" office:value="0" calcext:value-type="float">
            <text:p>0</text:p>
          </table:table-cell>
          <table:table-cell table:formula="of:=[$fullres.X74]-[$halfres.X74]" office:value-type="float" office:value="0.02562457" calcext:value-type="float">
            <text:p>0.02562457</text:p>
          </table:table-cell>
          <table:table-cell table:formula="of:=[$fullres.Y74]-[$halfres.Y74]" office:value-type="float" office:value="0.18543654" calcext:value-type="float">
            <text:p>0.18543654</text:p>
          </table:table-cell>
          <table:table-cell table:formula="of:=[$fullres.Z74]-[$halfres.Z74]" office:value-type="float" office:value="1.1783157" calcext:value-type="float">
            <text:p>1.1783157</text:p>
          </table:table-cell>
          <table:table-cell table:formula="of:=[$fullres.AA74]-[$halfres.AA74]" office:value-type="float" office:value="0.04758738" calcext:value-type="float">
            <text:p>0.04758738</text:p>
          </table:table-cell>
          <table:table-cell table:formula="of:=[$fullres.AB74]-[$halfres.AB74]" office:value-type="float" office:value="0.2466306" calcext:value-type="float">
            <text:p>0.2466306</text:p>
          </table:table-cell>
          <table:table-cell table:formula="of:=[$fullres.AC74]-[$halfres.AC74]" office:value-type="float" office:value="1.25196043" calcext:value-type="float">
            <text:p>1.25196043</text:p>
          </table:table-cell>
          <table:table-cell table:formula="of:=[$fullres.AD74]-[$halfres.AD74]" office:value-type="float" office:value="0.0420986" calcext:value-type="float">
            <text:p>0.0420986</text:p>
          </table:table-cell>
          <table:table-cell table:formula="of:=[$fullres.AE74]-[$halfres.AE74]" office:value-type="float" office:value="0.4508704" calcext:value-type="float">
            <text:p>0.4508704</text:p>
          </table:table-cell>
          <table:table-cell table:formula="of:=[$fullres.AF74]-[$halfres.AF74]" office:value-type="float" office:value="1.25196043" calcext:value-type="float">
            <text:p>1.25196043</text:p>
          </table:table-cell>
          <table:table-cell table:formula="of:=[$fullres.AG74]-[$halfres.AG74]" office:value-type="float" office:value="0.02928632" calcext:value-type="float">
            <text:p>0.02928632</text:p>
          </table:table-cell>
          <table:table-cell table:formula="of:=[$fullres.AH74]-[$halfres.AH74]" office:value-type="float" office:value="0.4508704" calcext:value-type="float">
            <text:p>0.4508704</text:p>
          </table:table-cell>
          <table:table-cell table:formula="of:=[$fullres.AI74]-[$halfres.AI74]" office:value-type="float" office:value="1.03102624" calcext:value-type="float">
            <text:p>1.03102624</text:p>
          </table:table-cell>
          <table:table-cell table:formula="of:=[$fullres.AJ74]-[$halfres.AJ74]" office:value-type="float" office:value="0.02379497" calcext:value-type="float">
            <text:p>0.02379497</text:p>
          </table:table-cell>
          <table:table-cell table:formula="of:=[$fullres.AK74]-[$halfres.AK74]" office:value-type="float" office:value="0.37814219" calcext:value-type="float">
            <text:p>0.37814219</text:p>
          </table:table-cell>
          <table:table-cell table:formula="of:=[$fullres.AL74]-[$halfres.AL74]" office:value-type="float" office:value="0.95738151" calcext:value-type="float">
            <text:p>0.95738151</text:p>
          </table:table-cell>
          <table:table-cell table:formula="of:=[$fullres.AM74]-[$halfres.AM74]" office:value-type="float" office:value="0.01464188" calcext:value-type="float">
            <text:p>0.01464188</text:p>
          </table:table-cell>
          <table:table-cell table:formula="of:=[$fullres.AN74]-[$halfres.AN74]" office:value-type="float" office:value="0.2872412" calcext:value-type="float">
            <text:p>0.2872412</text:p>
          </table:table-cell>
          <table:table-cell table:formula="of:=[$fullres.AO74]-[$halfres.AO74]" office:value-type="float" office:value="0.88373677" calcext:value-type="float">
            <text:p>0.88373677</text:p>
          </table:table-cell>
          <table:table-cell table:formula="of:=[$fullres.AP74]-[$halfres.AP74]" office:value-type="float" office:value="0.18303372" calcext:value-type="float">
            <text:p>0.18303372</text:p>
          </table:table-cell>
          <table:table-cell table:formula="of:=[$fullres.AQ74]-[$halfres.AQ74]" office:value-type="float" office:value="2.09769522" calcext:value-type="float">
            <text:p>2.09769522</text:p>
          </table:table-cell>
          <table:table-cell table:formula="of:=[$fullres.AR74]-[$halfres.AR74]" office:value-type="float" office:value="6.55343841" calcext:value-type="float">
            <text:p>6.55343841</text:p>
          </table:table-cell>
          <table:table-cell table:formula="of:=[$fullres.AS74]-[$halfres.AS74]" office:value-type="float" office:value="0" calcext:value-type="float">
            <text:p>0</text:p>
          </table:table-cell>
          <table:table-cell table:formula="of:=[$fullres.AT74]-[$halfres.AT74]" office:value-type="float" office:value="0" calcext:value-type="float">
            <text:p>0</text:p>
          </table:table-cell>
          <table:table-cell table:formula="of:=[$fullres.AU74]-[$halfres.AU74]" office:value-type="float" office:value="1.06196517" calcext:value-type="float">
            <text:p>1.06196517</text:p>
          </table:table-cell>
          <table:table-cell table:formula="of:=[$fullres.AV74]-[$halfres.AV74]" office:value-type="float" office:value="-0.35349478" calcext:value-type="float">
            <text:p>-0.35349478</text:p>
          </table:table-cell>
          <table:table-cell table:formula="of:=[$fullres.AW74]-[$halfres.AW74]" office:value-type="float" office:value="0.63016827" calcext:value-type="float">
            <text:p>0.63016827</text:p>
          </table:table-cell>
          <table:table-cell table:formula="of:=[$fullres.AX74]-[$halfres.AX74]" office:value-type="float" office:value="-2.57576205" calcext:value-type="float">
            <text:p>-2.57576205</text:p>
          </table:table-cell>
          <table:table-cell table:formula="of:=[$fullres.AY74]-[$halfres.AY74]" office:value-type="float" office:value="-3.34385933" calcext:value-type="float">
            <text:p>-3.34385933</text:p>
          </table:table-cell>
          <table:table-cell table:formula="of:=[$fullres.AZ74]-[$halfres.AZ74]" office:value-type="float" office:value="-2.13746666" calcext:value-type="float">
            <text:p>-2.13746666</text:p>
          </table:table-cell>
          <table:table-cell table:formula="of:=[$fullres.BA74]-[$halfres.BA74]" office:value-type="float" office:value="-0.713468370000001" calcext:value-type="float">
            <text:p>-0.713468370000001</text:p>
          </table:table-cell>
          <table:table-cell table:formula="of:=[$fullres.BB74]-[$halfres.BB74]" office:value-type="float" office:value="0" calcext:value-type="float">
            <text:p>0</text:p>
          </table:table-cell>
          <table:table-cell table:formula="of:=[$fullres.BC74]-[$halfres.BC74]" office:value-type="float" office:value="0" calcext:value-type="float">
            <text:p>0</text:p>
          </table:table-cell>
          <table:table-cell table:formula="of:=[$fullres.BD74]-[$halfres.BD74]" office:value-type="float" office:value="0" calcext:value-type="float">
            <text:p>0</text:p>
          </table:table-cell>
          <table:table-cell table:formula="of:=[$fullres.BE74]-[$halfres.BE74]" office:value-type="float" office:value="-1.26447011" calcext:value-type="float">
            <text:p>-1.26447011</text:p>
          </table:table-cell>
          <table:table-cell table:formula="of:=[$fullres.BF74]-[$halfres.BF74]" office:value-type="float" office:value="1.32340719" calcext:value-type="float">
            <text:p>1.32340719</text:p>
          </table:table-cell>
          <table:table-cell table:formula="of:=[$fullres.BG74]-[$halfres.BG74]" office:value-type="float" office:value="0.57946863" calcext:value-type="float">
            <text:p>0.57946863</text:p>
          </table:table-cell>
          <table:table-cell table:formula="of:=[$fullres.BH74]-[$halfres.BH74]" office:value-type="float" office:value="0.386288789999998" calcext:value-type="float">
            <text:p>0.386288789999998</text:p>
          </table:table-cell>
          <table:table-cell table:formula="of:=[$fullres.BI74]-[$halfres.BI74]" office:value-type="float" office:value="0" calcext:value-type="float">
            <text:p>0</text:p>
          </table:table-cell>
          <table:table-cell table:formula="of:=[$fullres.BJ74]-[$halfres.BJ74]" office:value-type="float" office:value="0" calcext:value-type="float">
            <text:p>0</text:p>
          </table:table-cell>
          <table:table-cell table:formula="of:=[$fullres.BK74]-[$halfres.BK74]" office:value-type="float" office:value="0" calcext:value-type="float">
            <text:p>0</text:p>
          </table:table-cell>
        </table:table-row>
        <table:table-row table:style-name="ro1">
          <table:table-cell table:formula="of:=[$fullres.A75]-[$halfres.A75]" office:value-type="float" office:value="0" calcext:value-type="float">
            <text:p>0</text:p>
          </table:table-cell>
          <table:table-cell table:formula="of:=[$fullres.B75]-[$halfres.B75]" office:value-type="float" office:value="0.0764799299999979" calcext:value-type="float">
            <text:p>0.0764799299999979</text:p>
          </table:table-cell>
          <table:table-cell table:formula="of:=[$fullres.C75]-[$halfres.C75]" office:value-type="float" office:value="-1.34709065" calcext:value-type="float">
            <text:p>-1.34709065</text:p>
          </table:table-cell>
          <table:table-cell table:formula="of:=[$fullres.D75]-[$halfres.D75]" office:value-type="float" office:value="-5.88564713" calcext:value-type="float">
            <text:p>-5.88564713</text:p>
          </table:table-cell>
          <table:table-cell table:formula="of:=[$fullres.E75]-[$halfres.E75]" office:value-type="float" office:value="-0.00266999" calcext:value-type="float">
            <text:p>-0.00266999</text:p>
          </table:table-cell>
          <table:table-cell table:formula="of:=[$fullres.F75]-[$halfres.F75]" office:value-type="float" office:value="-0.00803418" calcext:value-type="float">
            <text:p>-0.00803418</text:p>
          </table:table-cell>
          <table:table-cell table:formula="of:=[$fullres.G75]-[$halfres.G75]" office:value-type="float" office:value="0.00915688999999997" calcext:value-type="float">
            <text:p>0.00915688999999997</text:p>
          </table:table-cell>
          <table:table-cell table:formula="of:=[$fullres.H75]-[$halfres.H75]" office:value-type="float" office:value="5.61567314" calcext:value-type="float">
            <text:p>5.61567314</text:p>
          </table:table-cell>
          <table:table-cell table:formula="of:=[$fullres.I75]-[$halfres.I75]" office:value-type="float" office:value="8.05335587" calcext:value-type="float">
            <text:p>8.05335587</text:p>
          </table:table-cell>
          <table:table-cell table:formula="of:=[$fullres.J75]-[$halfres.J75]" office:value-type="float" office:value="-38.79623249" calcext:value-type="float">
            <text:p>-38.79623249</text:p>
          </table:table-cell>
          <table:table-cell table:formula="of:=[$fullres.K75]-[$halfres.K75]" office:value-type="float" office:value="-28.6064324" calcext:value-type="float">
            <text:p>-28.6064324</text:p>
          </table:table-cell>
          <table:table-cell table:formula="of:=[$fullres.L75]-[$halfres.L75]" office:value-type="float" office:value="-0.49927643" calcext:value-type="float">
            <text:p>-0.49927643</text:p>
          </table:table-cell>
          <table:table-cell table:formula="of:=[$fullres.M75]-[$halfres.M75]" office:value-type="float" office:value="1.24506519" calcext:value-type="float">
            <text:p>1.24506519</text:p>
          </table:table-cell>
          <table:table-cell table:formula="of:=[$fullres.N75]-[$halfres.N75]" office:value-type="float" office:value="15.96991618" calcext:value-type="float">
            <text:p>15.96991618</text:p>
          </table:table-cell>
          <table:table-cell table:formula="of:=[$fullres.O75]-[$halfres.O75]" office:value-type="float" office:value="0" calcext:value-type="float">
            <text:p>0</text:p>
          </table:table-cell>
          <table:table-cell table:formula="of:=[$fullres.P75]-[$halfres.P75]" office:value-type="float" office:value="0.543833829999997" calcext:value-type="float">
            <text:p>0.543833829999997</text:p>
          </table:table-cell>
          <table:table-cell table:formula="of:=[$fullres.Q75]-[$halfres.Q75]" office:value-type="float" office:value="-13.67148025" calcext:value-type="float">
            <text:p>-13.67148025</text:p>
          </table:table-cell>
          <table:table-cell table:formula="of:=[$fullres.R75]-[$halfres.R75]" office:value-type="float" office:value="38.12539681" calcext:value-type="float">
            <text:p>38.12539681</text:p>
          </table:table-cell>
          <table:table-cell table:formula="of:=[$fullres.S75]-[$halfres.S75]" office:value-type="float" office:value="-21.76603002" calcext:value-type="float">
            <text:p>-21.76603002</text:p>
          </table:table-cell>
          <table:table-cell table:formula="of:=[$fullres.T75]-[$halfres.T75]" office:value-type="float" office:value="-0.37988889" calcext:value-type="float">
            <text:p>-0.37988889</text:p>
          </table:table-cell>
          <table:table-cell table:formula="of:=[$fullres.U75]-[$halfres.U75]" office:value-type="float" office:value="13.1131474" calcext:value-type="float">
            <text:p>13.1131474</text:p>
          </table:table-cell>
          <table:table-cell table:formula="of:=[$fullres.V75]-[$halfres.V75]" office:value-type="float" office:value="-15.46453946" calcext:value-type="float">
            <text:p>-15.46453946</text:p>
          </table:table-cell>
          <table:table-cell table:formula="of:=[$fullres.W75]-[$halfres.W75]" office:value-type="float" office:value="0" calcext:value-type="float">
            <text:p>0</text:p>
          </table:table-cell>
          <table:table-cell table:formula="of:=[$fullres.X75]-[$halfres.X75]" office:value-type="float" office:value="0.02082182" calcext:value-type="float">
            <text:p>0.02082182</text:p>
          </table:table-cell>
          <table:table-cell table:formula="of:=[$fullres.Y75]-[$halfres.Y75]" office:value-type="float" office:value="0.15298937" calcext:value-type="float">
            <text:p>0.15298937</text:p>
          </table:table-cell>
          <table:table-cell table:formula="of:=[$fullres.Z75]-[$halfres.Z75]" office:value-type="float" office:value="1.09741848" calcext:value-type="float">
            <text:p>1.09741848</text:p>
          </table:table-cell>
          <table:table-cell table:formula="of:=[$fullres.AA75]-[$halfres.AA75]" office:value-type="float" office:value="0.03866819" calcext:value-type="float">
            <text:p>0.03866819</text:p>
          </table:table-cell>
          <table:table-cell table:formula="of:=[$fullres.AB75]-[$halfres.AB75]" office:value-type="float" office:value="0.20347585" calcext:value-type="float">
            <text:p>0.20347585</text:p>
          </table:table-cell>
          <table:table-cell table:formula="of:=[$fullres.AC75]-[$halfres.AC75]" office:value-type="float" office:value="1.16600713" calcext:value-type="float">
            <text:p>1.16600713</text:p>
          </table:table-cell>
          <table:table-cell table:formula="of:=[$fullres.AD75]-[$halfres.AD75]" office:value-type="float" office:value="0.03420816" calcext:value-type="float">
            <text:p>0.03420816</text:p>
          </table:table-cell>
          <table:table-cell table:formula="of:=[$fullres.AE75]-[$halfres.AE75]" office:value-type="float" office:value="0.37197834" calcext:value-type="float">
            <text:p>0.37197834</text:p>
          </table:table-cell>
          <table:table-cell table:formula="of:=[$fullres.AF75]-[$halfres.AF75]" office:value-type="float" office:value="1.16600713" calcext:value-type="float">
            <text:p>1.16600713</text:p>
          </table:table-cell>
          <table:table-cell table:formula="of:=[$fullres.AG75]-[$halfres.AG75]" office:value-type="float" office:value="0.02379725" calcext:value-type="float">
            <text:p>0.02379725</text:p>
          </table:table-cell>
          <table:table-cell table:formula="of:=[$fullres.AH75]-[$halfres.AH75]" office:value-type="float" office:value="0.37197834" calcext:value-type="float">
            <text:p>0.37197834</text:p>
          </table:table-cell>
          <table:table-cell table:formula="of:=[$fullres.AI75]-[$halfres.AI75]" office:value-type="float" office:value="0.96024117" calcext:value-type="float">
            <text:p>0.96024117</text:p>
          </table:table-cell>
          <table:table-cell table:formula="of:=[$fullres.AJ75]-[$halfres.AJ75]" office:value-type="float" office:value="0.01933514" calcext:value-type="float">
            <text:p>0.01933514</text:p>
          </table:table-cell>
          <table:table-cell table:formula="of:=[$fullres.AK75]-[$halfres.AK75]" office:value-type="float" office:value="0.31197592" calcext:value-type="float">
            <text:p>0.31197592</text:p>
          </table:table-cell>
          <table:table-cell table:formula="of:=[$fullres.AL75]-[$halfres.AL75]" office:value-type="float" office:value="0.89165251" calcext:value-type="float">
            <text:p>0.89165251</text:p>
          </table:table-cell>
          <table:table-cell table:formula="of:=[$fullres.AM75]-[$halfres.AM75]" office:value-type="float" office:value="0.01189758" calcext:value-type="float">
            <text:p>0.01189758</text:p>
          </table:table-cell>
          <table:table-cell table:formula="of:=[$fullres.AN75]-[$halfres.AN75]" office:value-type="float" office:value="0.23698052" calcext:value-type="float">
            <text:p>0.23698052</text:p>
          </table:table-cell>
          <table:table-cell table:formula="of:=[$fullres.AO75]-[$halfres.AO75]" office:value-type="float" office:value="0.82306386" calcext:value-type="float">
            <text:p>0.82306386</text:p>
          </table:table-cell>
          <table:table-cell table:formula="of:=[$fullres.AP75]-[$halfres.AP75]" office:value-type="float" office:value="0.14872814" calcext:value-type="float">
            <text:p>0.14872814</text:p>
          </table:table-cell>
          <table:table-cell table:formula="of:=[$fullres.AQ75]-[$halfres.AQ75]" office:value-type="float" office:value="1.7306463" calcext:value-type="float">
            <text:p>1.7306463</text:p>
          </table:table-cell>
          <table:table-cell table:formula="of:=[$fullres.AR75]-[$halfres.AR75]" office:value-type="float" office:value="6.10351237" calcext:value-type="float">
            <text:p>6.10351237</text:p>
          </table:table-cell>
          <table:table-cell table:formula="of:=[$fullres.AS75]-[$halfres.AS75]" office:value-type="float" office:value="0" calcext:value-type="float">
            <text:p>0</text:p>
          </table:table-cell>
          <table:table-cell table:formula="of:=[$fullres.AT75]-[$halfres.AT75]" office:value-type="float" office:value="0" calcext:value-type="float">
            <text:p>0</text:p>
          </table:table-cell>
          <table:table-cell table:formula="of:=[$fullres.AU75]-[$halfres.AU75]" office:value-type="float" office:value="0.726038210000002" calcext:value-type="float">
            <text:p>0.726038210000002</text:p>
          </table:table-cell>
          <table:table-cell table:formula="of:=[$fullres.AV75]-[$halfres.AV75]" office:value-type="float" office:value="-1.81094427" calcext:value-type="float">
            <text:p>-1.81094427</text:p>
          </table:table-cell>
          <table:table-cell table:formula="of:=[$fullres.AW75]-[$halfres.AW75]" office:value-type="float" office:value="0.666467030000001" calcext:value-type="float">
            <text:p>0.666467030000001</text:p>
          </table:table-cell>
          <table:table-cell table:formula="of:=[$fullres.AX75]-[$halfres.AX75]" office:value-type="float" office:value="-2.36375692" calcext:value-type="float">
            <text:p>-2.36375692</text:p>
          </table:table-cell>
          <table:table-cell table:formula="of:=[$fullres.AY75]-[$halfres.AY75]" office:value-type="float" office:value="-3.14974474" calcext:value-type="float">
            <text:p>-3.14974474</text:p>
          </table:table-cell>
          <table:table-cell table:formula="of:=[$fullres.AZ75]-[$halfres.AZ75]" office:value-type="float" office:value="-2.01604452000001" calcext:value-type="float">
            <text:p>-2.01604452000001</text:p>
          </table:table-cell>
          <table:table-cell table:formula="of:=[$fullres.BA75]-[$halfres.BA75]" office:value-type="float" office:value="-0.599777680000003" calcext:value-type="float">
            <text:p>-0.599777680000003</text:p>
          </table:table-cell>
          <table:table-cell table:formula="of:=[$fullres.BB75]-[$halfres.BB75]" office:value-type="float" office:value="0" calcext:value-type="float">
            <text:p>0</text:p>
          </table:table-cell>
          <table:table-cell table:formula="of:=[$fullres.BC75]-[$halfres.BC75]" office:value-type="float" office:value="0" calcext:value-type="float">
            <text:p>0</text:p>
          </table:table-cell>
          <table:table-cell table:formula="of:=[$fullres.BD75]-[$halfres.BD75]" office:value-type="float" office:value="0" calcext:value-type="float">
            <text:p>0</text:p>
          </table:table-cell>
          <table:table-cell table:formula="of:=[$fullres.BE75]-[$halfres.BE75]" office:value-type="float" office:value="-1.15608536" calcext:value-type="float">
            <text:p>-1.15608536</text:p>
          </table:table-cell>
          <table:table-cell table:formula="of:=[$fullres.BF75]-[$halfres.BF75]" office:value-type="float" office:value="1.24129652" calcext:value-type="float">
            <text:p>1.24129652</text:p>
          </table:table-cell>
          <table:table-cell table:formula="of:=[$fullres.BG75]-[$halfres.BG75]" office:value-type="float" office:value="0.03833061" calcext:value-type="float">
            <text:p>0.03833061</text:p>
          </table:table-cell>
          <table:table-cell table:formula="of:=[$fullres.BH75]-[$halfres.BH75]" office:value-type="float" office:value="0.407032170000001" calcext:value-type="float">
            <text:p>0.407032170000001</text:p>
          </table:table-cell>
          <table:table-cell table:formula="of:=[$fullres.BI75]-[$halfres.BI75]" office:value-type="float" office:value="0" calcext:value-type="float">
            <text:p>0</text:p>
          </table:table-cell>
          <table:table-cell table:formula="of:=[$fullres.BJ75]-[$halfres.BJ75]" office:value-type="float" office:value="0" calcext:value-type="float">
            <text:p>0</text:p>
          </table:table-cell>
          <table:table-cell table:formula="of:=[$fullres.BK75]-[$halfres.BK75]" office:value-type="float" office:value="0" calcext:value-type="float">
            <text:p>0</text:p>
          </table:table-cell>
        </table:table-row>
        <table:table-row table:style-name="ro1">
          <table:table-cell table:formula="of:=[$fullres.A76]-[$halfres.A76]" office:value-type="float" office:value="0" calcext:value-type="float">
            <text:p>0</text:p>
          </table:table-cell>
          <table:table-cell table:formula="of:=[$fullres.B76]-[$halfres.B76]" office:value-type="float" office:value="0.287498680000006" calcext:value-type="float">
            <text:p>0.287498680000006</text:p>
          </table:table-cell>
          <table:table-cell table:formula="of:=[$fullres.C76]-[$halfres.C76]" office:value-type="float" office:value="-1.12506898" calcext:value-type="float">
            <text:p>-1.12506898</text:p>
          </table:table-cell>
          <table:table-cell table:formula="of:=[$fullres.D76]-[$halfres.D76]" office:value-type="float" office:value="-5.32909236" calcext:value-type="float">
            <text:p>-5.32909236</text:p>
          </table:table-cell>
          <table:table-cell table:formula="of:=[$fullres.E76]-[$halfres.E76]" office:value-type="float" office:value="-0.00252607000000001" calcext:value-type="float">
            <text:p>-0.00252607000000001</text:p>
          </table:table-cell>
          <table:table-cell table:formula="of:=[$fullres.F76]-[$halfres.F76]" office:value-type="float" office:value="-0.00748940000000009" calcext:value-type="float">
            <text:p>-0.00748940000000009</text:p>
          </table:table-cell>
          <table:table-cell table:formula="of:=[$fullres.G76]-[$halfres.G76]" office:value-type="float" office:value="0.00881533999999995" calcext:value-type="float">
            <text:p>0.00881533999999995</text:p>
          </table:table-cell>
          <table:table-cell table:formula="of:=[$fullres.H76]-[$halfres.H76]" office:value-type="float" office:value="7.1220531" calcext:value-type="float">
            <text:p>7.1220531</text:p>
          </table:table-cell>
          <table:table-cell table:formula="of:=[$fullres.I76]-[$halfres.I76]" office:value-type="float" office:value="10.03799436" calcext:value-type="float">
            <text:p>10.03799436</text:p>
          </table:table-cell>
          <table:table-cell table:formula="of:=[$fullres.J76]-[$halfres.J76]" office:value-type="float" office:value="-38.73520421" calcext:value-type="float">
            <text:p>-38.73520421</text:p>
          </table:table-cell>
          <table:table-cell table:formula="of:=[$fullres.K76]-[$halfres.K76]" office:value-type="float" office:value="-30.30178386" calcext:value-type="float">
            <text:p>-30.30178386</text:p>
          </table:table-cell>
          <table:table-cell table:formula="of:=[$fullres.L76]-[$halfres.L76]" office:value-type="float" office:value="-0.5288659" calcext:value-type="float">
            <text:p>-0.5288659</text:p>
          </table:table-cell>
          <table:table-cell table:formula="of:=[$fullres.M76]-[$halfres.M76]" office:value-type="float" office:value="-1.32896495" calcext:value-type="float">
            <text:p>-1.32896495</text:p>
          </table:table-cell>
          <table:table-cell table:formula="of:=[$fullres.N76]-[$halfres.N76]" office:value-type="float" office:value="16.15269994" calcext:value-type="float">
            <text:p>16.15269994</text:p>
          </table:table-cell>
          <table:table-cell table:formula="of:=[$fullres.O76]-[$halfres.O76]" office:value-type="float" office:value="0" calcext:value-type="float">
            <text:p>0</text:p>
          </table:table-cell>
          <table:table-cell table:formula="of:=[$fullres.P76]-[$halfres.P76]" office:value-type="float" office:value="0.762809040000001" calcext:value-type="float">
            <text:p>0.762809040000001</text:p>
          </table:table-cell>
          <table:table-cell table:formula="of:=[$fullres.Q76]-[$halfres.Q76]" office:value-type="float" office:value="-12.90491822" calcext:value-type="float">
            <text:p>-12.90491822</text:p>
          </table:table-cell>
          <table:table-cell table:formula="of:=[$fullres.R76]-[$halfres.R76]" office:value-type="float" office:value="37.92120771" calcext:value-type="float">
            <text:p>37.92120771</text:p>
          </table:table-cell>
          <table:table-cell table:formula="of:=[$fullres.S76]-[$halfres.S76]" office:value-type="float" office:value="-22.07491679" calcext:value-type="float">
            <text:p>-22.07491679</text:p>
          </table:table-cell>
          <table:table-cell table:formula="of:=[$fullres.T76]-[$halfres.T76]" office:value-type="float" office:value="-0.38527998" calcext:value-type="float">
            <text:p>-0.38527998</text:p>
          </table:table-cell>
          <table:table-cell table:formula="of:=[$fullres.U76]-[$halfres.U76]" office:value-type="float" office:value="12.49948179" calcext:value-type="float">
            <text:p>12.49948179</text:p>
          </table:table-cell>
          <table:table-cell table:formula="of:=[$fullres.V76]-[$halfres.V76]" office:value-type="float" office:value="-15.41082814" calcext:value-type="float">
            <text:p>-15.41082814</text:p>
          </table:table-cell>
          <table:table-cell table:formula="of:=[$fullres.W76]-[$halfres.W76]" office:value-type="float" office:value="0" calcext:value-type="float">
            <text:p>0</text:p>
          </table:table-cell>
          <table:table-cell table:formula="of:=[$fullres.X76]-[$halfres.X76]" office:value-type="float" office:value="0.015639" calcext:value-type="float">
            <text:p>0.015639</text:p>
          </table:table-cell>
          <table:table-cell table:formula="of:=[$fullres.Y76]-[$halfres.Y76]" office:value-type="float" office:value="0.10450396" calcext:value-type="float">
            <text:p>0.10450396</text:p>
          </table:table-cell>
          <table:table-cell table:formula="of:=[$fullres.Z76]-[$halfres.Z76]" office:value-type="float" office:value="0.96965488" calcext:value-type="float">
            <text:p>0.96965488</text:p>
          </table:table-cell>
          <table:table-cell table:formula="of:=[$fullres.AA76]-[$halfres.AA76]" office:value-type="float" office:value="0.02904319" calcext:value-type="float">
            <text:p>0.02904319</text:p>
          </table:table-cell>
          <table:table-cell table:formula="of:=[$fullres.AB76]-[$halfres.AB76]" office:value-type="float" office:value="0.13899027" calcext:value-type="float">
            <text:p>0.13899027</text:p>
          </table:table-cell>
          <table:table-cell table:formula="of:=[$fullres.AC76]-[$halfres.AC76]" office:value-type="float" office:value="1.03025831" calcext:value-type="float">
            <text:p>1.03025831</text:p>
          </table:table-cell>
          <table:table-cell table:formula="of:=[$fullres.AD76]-[$halfres.AD76]" office:value-type="float" office:value="0.02569332" calcext:value-type="float">
            <text:p>0.02569332</text:p>
          </table:table-cell>
          <table:table-cell table:formula="of:=[$fullres.AE76]-[$halfres.AE76]" office:value-type="float" office:value="0.25409092" calcext:value-type="float">
            <text:p>0.25409092</text:p>
          </table:table-cell>
          <table:table-cell table:formula="of:=[$fullres.AF76]-[$halfres.AF76]" office:value-type="float" office:value="1.03025831" calcext:value-type="float">
            <text:p>1.03025831</text:p>
          </table:table-cell>
          <table:table-cell table:formula="of:=[$fullres.AG76]-[$halfres.AG76]" office:value-type="float" office:value="0.01787382" calcext:value-type="float">
            <text:p>0.01787382</text:p>
          </table:table-cell>
          <table:table-cell table:formula="of:=[$fullres.AH76]-[$halfres.AH76]" office:value-type="float" office:value="0.25409092" calcext:value-type="float">
            <text:p>0.25409092</text:p>
          </table:table-cell>
          <table:table-cell table:formula="of:=[$fullres.AI76]-[$halfres.AI76]" office:value-type="float" office:value="0.84844802" calcext:value-type="float">
            <text:p>0.84844802</text:p>
          </table:table-cell>
          <table:table-cell table:formula="of:=[$fullres.AJ76]-[$halfres.AJ76]" office:value-type="float" office:value="0.01452238" calcext:value-type="float">
            <text:p>0.01452238</text:p>
          </table:table-cell>
          <table:table-cell table:formula="of:=[$fullres.AK76]-[$halfres.AK76]" office:value-type="float" office:value="0.21310447" calcext:value-type="float">
            <text:p>0.21310447</text:p>
          </table:table-cell>
          <table:table-cell table:formula="of:=[$fullres.AL76]-[$halfres.AL76]" office:value-type="float" office:value="0.78784459" calcext:value-type="float">
            <text:p>0.78784459</text:p>
          </table:table-cell>
          <table:table-cell table:formula="of:=[$fullres.AM76]-[$halfres.AM76]" office:value-type="float" office:value="0.00893613" calcext:value-type="float">
            <text:p>0.00893613</text:p>
          </table:table-cell>
          <table:table-cell table:formula="of:=[$fullres.AN76]-[$halfres.AN76]" office:value-type="float" office:value="0.16187663" calcext:value-type="float">
            <text:p>0.16187663</text:p>
          </table:table-cell>
          <table:table-cell table:formula="of:=[$fullres.AO76]-[$halfres.AO76]" office:value-type="float" office:value="0.72724116" calcext:value-type="float">
            <text:p>0.72724116</text:p>
          </table:table-cell>
          <table:table-cell table:formula="of:=[$fullres.AP76]-[$halfres.AP76]" office:value-type="float" office:value="0.11170785" calcext:value-type="float">
            <text:p>0.11170785</text:p>
          </table:table-cell>
          <table:table-cell table:formula="of:=[$fullres.AQ76]-[$halfres.AQ76]" office:value-type="float" office:value="1.18216967" calcext:value-type="float">
            <text:p>1.18216967</text:p>
          </table:table-cell>
          <table:table-cell table:formula="of:=[$fullres.AR76]-[$halfres.AR76]" office:value-type="float" office:value="5.39292955" calcext:value-type="float">
            <text:p>5.39292955</text:p>
          </table:table-cell>
          <table:table-cell table:formula="of:=[$fullres.AS76]-[$halfres.AS76]" office:value-type="float" office:value="0" calcext:value-type="float">
            <text:p>0</text:p>
          </table:table-cell>
          <table:table-cell table:formula="of:=[$fullres.AT76]-[$halfres.AT76]" office:value-type="float" office:value="0" calcext:value-type="float">
            <text:p>0</text:p>
          </table:table-cell>
          <table:table-cell table:formula="of:=[$fullres.AU76]-[$halfres.AU76]" office:value-type="float" office:value="0.79069582" calcext:value-type="float">
            <text:p>0.79069582</text:p>
          </table:table-cell>
          <table:table-cell table:formula="of:=[$fullres.AV76]-[$halfres.AV76]" office:value-type="float" office:value="-1.69558304" calcext:value-type="float">
            <text:p>-1.69558304</text:p>
          </table:table-cell>
          <table:table-cell table:formula="of:=[$fullres.AW76]-[$halfres.AW76]" office:value-type="float" office:value="0.42308207" calcext:value-type="float">
            <text:p>0.42308207</text:p>
          </table:table-cell>
          <table:table-cell table:formula="of:=[$fullres.AX76]-[$halfres.AX76]" office:value-type="float" office:value="-1.90715692" calcext:value-type="float">
            <text:p>-1.90715692</text:p>
          </table:table-cell>
          <table:table-cell table:formula="of:=[$fullres.AY76]-[$halfres.AY76]" office:value-type="float" office:value="-2.80888072" calcext:value-type="float">
            <text:p>-2.80888072</text:p>
          </table:table-cell>
          <table:table-cell table:formula="of:=[$fullres.AZ76]-[$halfres.AZ76]" office:value-type="float" office:value="-1.52478278000001" calcext:value-type="float">
            <text:p>-1.52478278000001</text:p>
          </table:table-cell>
          <table:table-cell table:formula="of:=[$fullres.BA76]-[$halfres.BA76]" office:value-type="float" office:value="-0.514828720000011" calcext:value-type="float">
            <text:p>-0.514828720000011</text:p>
          </table:table-cell>
          <table:table-cell table:formula="of:=[$fullres.BB76]-[$halfres.BB76]" office:value-type="float" office:value="0" calcext:value-type="float">
            <text:p>0</text:p>
          </table:table-cell>
          <table:table-cell table:formula="of:=[$fullres.BC76]-[$halfres.BC76]" office:value-type="float" office:value="0" calcext:value-type="float">
            <text:p>0</text:p>
          </table:table-cell>
          <table:table-cell table:formula="of:=[$fullres.BD76]-[$halfres.BD76]" office:value-type="float" office:value="0" calcext:value-type="float">
            <text:p>0</text:p>
          </table:table-cell>
          <table:table-cell table:formula="of:=[$fullres.BE76]-[$halfres.BE76]" office:value-type="float" office:value="-1.06239692" calcext:value-type="float">
            <text:p>-1.06239692</text:p>
          </table:table-cell>
          <table:table-cell table:formula="of:=[$fullres.BF76]-[$halfres.BF76]" office:value-type="float" office:value="0.930934579999999" calcext:value-type="float">
            <text:p>0.930934579999999</text:p>
          </table:table-cell>
          <table:table-cell table:formula="of:=[$fullres.BG76]-[$halfres.BG76]" office:value-type="float" office:value="0.25288135" calcext:value-type="float">
            <text:p>0.25288135</text:p>
          </table:table-cell>
          <table:table-cell table:formula="of:=[$fullres.BH76]-[$halfres.BH76]" office:value-type="float" office:value="0.442579590000001" calcext:value-type="float">
            <text:p>0.442579590000001</text:p>
          </table:table-cell>
          <table:table-cell table:formula="of:=[$fullres.BI76]-[$halfres.BI76]" office:value-type="float" office:value="0" calcext:value-type="float">
            <text:p>0</text:p>
          </table:table-cell>
          <table:table-cell table:formula="of:=[$fullres.BJ76]-[$halfres.BJ76]" office:value-type="float" office:value="0" calcext:value-type="float">
            <text:p>0</text:p>
          </table:table-cell>
          <table:table-cell table:formula="of:=[$fullres.BK76]-[$halfres.BK76]" office:value-type="float" office:value="0" calcext:value-type="float">
            <text:p>0</text:p>
          </table:table-cell>
        </table:table-row>
        <table:table-row table:style-name="ro1">
          <table:table-cell table:formula="of:=[$fullres.A77]-[$halfres.A77]" office:value-type="float" office:value="0" calcext:value-type="float">
            <text:p>0</text:p>
          </table:table-cell>
          <table:table-cell table:formula="of:=[$fullres.B77]-[$halfres.B77]" office:value-type="float" office:value="0.337311199999995" calcext:value-type="float">
            <text:p>0.337311199999995</text:p>
          </table:table-cell>
          <table:table-cell table:formula="of:=[$fullres.C77]-[$halfres.C77]" office:value-type="float" office:value="-0.956634919999999" calcext:value-type="float">
            <text:p>-0.956634919999999</text:p>
          </table:table-cell>
          <table:table-cell table:formula="of:=[$fullres.D77]-[$halfres.D77]" office:value-type="float" office:value="-4.53621727" calcext:value-type="float">
            <text:p>-4.53621727</text:p>
          </table:table-cell>
          <table:table-cell table:formula="of:=[$fullres.E77]-[$halfres.E77]" office:value-type="float" office:value="-0.00220601000000001" calcext:value-type="float">
            <text:p>-0.00220601000000001</text:p>
          </table:table-cell>
          <table:table-cell table:formula="of:=[$fullres.F77]-[$halfres.F77]" office:value-type="float" office:value="-0.0068608" calcext:value-type="float">
            <text:p>-0.0068608</text:p>
          </table:table-cell>
          <table:table-cell table:formula="of:=[$fullres.G77]-[$halfres.G77]" office:value-type="float" office:value="0.00809039" calcext:value-type="float">
            <text:p>0.00809039</text:p>
          </table:table-cell>
          <table:table-cell table:formula="of:=[$fullres.H77]-[$halfres.H77]" office:value-type="float" office:value="7.9898773" calcext:value-type="float">
            <text:p>7.9898773</text:p>
          </table:table-cell>
          <table:table-cell table:formula="of:=[$fullres.I77]-[$halfres.I77]" office:value-type="float" office:value="12.26673754" calcext:value-type="float">
            <text:p>12.26673754</text:p>
          </table:table-cell>
          <table:table-cell table:formula="of:=[$fullres.J77]-[$halfres.J77]" office:value-type="float" office:value="-38.29292481" calcext:value-type="float">
            <text:p>-38.29292481</text:p>
          </table:table-cell>
          <table:table-cell table:formula="of:=[$fullres.K77]-[$halfres.K77]" office:value-type="float" office:value="-33.18458173" calcext:value-type="float">
            <text:p>-33.18458173</text:p>
          </table:table-cell>
          <table:table-cell table:formula="of:=[$fullres.L77]-[$halfres.L77]" office:value-type="float" office:value="-0.57918021" calcext:value-type="float">
            <text:p>-0.57918021</text:p>
          </table:table-cell>
          <table:table-cell table:formula="of:=[$fullres.M77]-[$halfres.M77]" office:value-type="float" office:value="-4.54538736" calcext:value-type="float">
            <text:p>-4.54538736</text:p>
          </table:table-cell>
          <table:table-cell table:formula="of:=[$fullres.N77]-[$halfres.N77]" office:value-type="float" office:value="16.46321296" calcext:value-type="float">
            <text:p>16.46321296</text:p>
          </table:table-cell>
          <table:table-cell table:formula="of:=[$fullres.O77]-[$halfres.O77]" office:value-type="float" office:value="0" calcext:value-type="float">
            <text:p>0</text:p>
          </table:table-cell>
          <table:table-cell table:formula="of:=[$fullres.P77]-[$halfres.P77]" office:value-type="float" office:value="1.06246911" calcext:value-type="float">
            <text:p>1.06246911</text:p>
          </table:table-cell>
          <table:table-cell table:formula="of:=[$fullres.Q77]-[$halfres.Q77]" office:value-type="float" office:value="-12.06555038" calcext:value-type="float">
            <text:p>-12.06555038</text:p>
          </table:table-cell>
          <table:table-cell table:formula="of:=[$fullres.R77]-[$halfres.R77]" office:value-type="float" office:value="37.52774926" calcext:value-type="float">
            <text:p>37.52774926</text:p>
          </table:table-cell>
          <table:table-cell table:formula="of:=[$fullres.S77]-[$halfres.S77]" office:value-type="float" office:value="-21.85445157" calcext:value-type="float">
            <text:p>-21.85445157</text:p>
          </table:table-cell>
          <table:table-cell table:formula="of:=[$fullres.T77]-[$halfres.T77]" office:value-type="float" office:value="-0.38143213" calcext:value-type="float">
            <text:p>-0.38143213</text:p>
          </table:table-cell>
          <table:table-cell table:formula="of:=[$fullres.U77]-[$halfres.U77]" office:value-type="float" office:value="11.75374676" calcext:value-type="float">
            <text:p>11.75374676</text:p>
          </table:table-cell>
          <table:table-cell table:formula="of:=[$fullres.V77]-[$halfres.V77]" office:value-type="float" office:value="-15.51110176" calcext:value-type="float">
            <text:p>-15.51110176</text:p>
          </table:table-cell>
          <table:table-cell table:formula="of:=[$fullres.W77]-[$halfres.W77]" office:value-type="float" office:value="0" calcext:value-type="float">
            <text:p>0</text:p>
          </table:table-cell>
          <table:table-cell table:formula="of:=[$fullres.X77]-[$halfres.X77]" office:value-type="float" office:value="0.00933179" calcext:value-type="float">
            <text:p>0.00933179</text:p>
          </table:table-cell>
          <table:table-cell table:formula="of:=[$fullres.Y77]-[$halfres.Y77]" office:value-type="float" office:value="0.07514598" calcext:value-type="float">
            <text:p>0.07514598</text:p>
          </table:table-cell>
          <table:table-cell table:formula="of:=[$fullres.Z77]-[$halfres.Z77]" office:value-type="float" office:value="0.80990797" calcext:value-type="float">
            <text:p>0.80990797</text:p>
          </table:table-cell>
          <table:table-cell table:formula="of:=[$fullres.AA77]-[$halfres.AA77]" office:value-type="float" office:value="0.01733006" calcext:value-type="float">
            <text:p>0.01733006</text:p>
          </table:table-cell>
          <table:table-cell table:formula="of:=[$fullres.AB77]-[$halfres.AB77]" office:value-type="float" office:value="0.09994416" calcext:value-type="float">
            <text:p>0.09994416</text:p>
          </table:table-cell>
          <table:table-cell table:formula="of:=[$fullres.AC77]-[$halfres.AC77]" office:value-type="float" office:value="0.86052722" calcext:value-type="float">
            <text:p>0.86052722</text:p>
          </table:table-cell>
          <table:table-cell table:formula="of:=[$fullres.AD77]-[$halfres.AD77]" office:value-type="float" office:value="0.01533119" calcext:value-type="float">
            <text:p>0.01533119</text:p>
          </table:table-cell>
          <table:table-cell table:formula="of:=[$fullres.AE77]-[$halfres.AE77]" office:value-type="float" office:value="0.18270995" calcext:value-type="float">
            <text:p>0.18270995</text:p>
          </table:table-cell>
          <table:table-cell table:formula="of:=[$fullres.AF77]-[$halfres.AF77]" office:value-type="float" office:value="0.86052722" calcext:value-type="float">
            <text:p>0.86052722</text:p>
          </table:table-cell>
          <table:table-cell table:formula="of:=[$fullres.AG77]-[$halfres.AG77]" office:value-type="float" office:value="0.0106653" calcext:value-type="float">
            <text:p>0.0106653</text:p>
          </table:table-cell>
          <table:table-cell table:formula="of:=[$fullres.AH77]-[$halfres.AH77]" office:value-type="float" office:value="0.18270995" calcext:value-type="float">
            <text:p>0.18270995</text:p>
          </table:table-cell>
          <table:table-cell table:formula="of:=[$fullres.AI77]-[$halfres.AI77]" office:value-type="float" office:value="0.70866947" calcext:value-type="float">
            <text:p>0.70866947</text:p>
          </table:table-cell>
          <table:table-cell table:formula="of:=[$fullres.AJ77]-[$halfres.AJ77]" office:value-type="float" office:value="0.0086655" calcext:value-type="float">
            <text:p>0.0086655</text:p>
          </table:table-cell>
          <table:table-cell table:formula="of:=[$fullres.AK77]-[$halfres.AK77]" office:value-type="float" office:value="0.15323769" calcext:value-type="float">
            <text:p>0.15323769</text:p>
          </table:table-cell>
          <table:table-cell table:formula="of:=[$fullres.AL77]-[$halfres.AL77]" office:value-type="float" office:value="0.65805022" calcext:value-type="float">
            <text:p>0.65805022</text:p>
          </table:table-cell>
          <table:table-cell table:formula="of:=[$fullres.AM77]-[$halfres.AM77]" office:value-type="float" office:value="0.00533219" calcext:value-type="float">
            <text:p>0.00533219</text:p>
          </table:table-cell>
          <table:table-cell table:formula="of:=[$fullres.AN77]-[$halfres.AN77]" office:value-type="float" office:value="0.11640114" calcext:value-type="float">
            <text:p>0.11640114</text:p>
          </table:table-cell>
          <table:table-cell table:formula="of:=[$fullres.AO77]-[$halfres.AO77]" office:value-type="float" office:value="0.60743098" calcext:value-type="float">
            <text:p>0.60743098</text:p>
          </table:table-cell>
          <table:table-cell table:formula="of:=[$fullres.AP77]-[$halfres.AP77]" office:value-type="float" office:value="0.06665604" calcext:value-type="float">
            <text:p>0.06665604</text:p>
          </table:table-cell>
          <table:table-cell table:formula="of:=[$fullres.AQ77]-[$halfres.AQ77]" office:value-type="float" office:value="0.85006644" calcext:value-type="float">
            <text:p>0.85006644</text:p>
          </table:table-cell>
          <table:table-cell table:formula="of:=[$fullres.AR77]-[$halfres.AR77]" office:value-type="float" office:value="4.50446514" calcext:value-type="float">
            <text:p>4.50446514</text:p>
          </table:table-cell>
          <table:table-cell table:formula="of:=[$fullres.AS77]-[$halfres.AS77]" office:value-type="float" office:value="0" calcext:value-type="float">
            <text:p>0</text:p>
          </table:table-cell>
          <table:table-cell table:formula="of:=[$fullres.AT77]-[$halfres.AT77]" office:value-type="float" office:value="0" calcext:value-type="float">
            <text:p>0</text:p>
          </table:table-cell>
          <table:table-cell table:formula="of:=[$fullres.AU77]-[$halfres.AU77]" office:value-type="float" office:value="0.66616338" calcext:value-type="float">
            <text:p>0.66616338</text:p>
          </table:table-cell>
          <table:table-cell table:formula="of:=[$fullres.AV77]-[$halfres.AV77]" office:value-type="float" office:value="-1.32681921" calcext:value-type="float">
            <text:p>-1.32681921</text:p>
          </table:table-cell>
          <table:table-cell table:formula="of:=[$fullres.AW77]-[$halfres.AW77]" office:value-type="float" office:value="0.17153335" calcext:value-type="float">
            <text:p>0.17153335</text:p>
          </table:table-cell>
          <table:table-cell table:formula="of:=[$fullres.AX77]-[$halfres.AX77]" office:value-type="float" office:value="-1.47656288" calcext:value-type="float">
            <text:p>-1.47656288</text:p>
          </table:table-cell>
          <table:table-cell table:formula="of:=[$fullres.AY77]-[$halfres.AY77]" office:value-type="float" office:value="-2.48345444" calcext:value-type="float">
            <text:p>-2.48345444</text:p>
          </table:table-cell>
          <table:table-cell table:formula="of:=[$fullres.AZ77]-[$halfres.AZ77]" office:value-type="float" office:value="-1.1064591" calcext:value-type="float">
            <text:p>-1.1064591</text:p>
          </table:table-cell>
          <table:table-cell table:formula="of:=[$fullres.BA77]-[$halfres.BA77]" office:value-type="float" office:value="-0.466858719999991" calcext:value-type="float">
            <text:p>-0.466858719999991</text:p>
          </table:table-cell>
          <table:table-cell table:formula="of:=[$fullres.BB77]-[$halfres.BB77]" office:value-type="float" office:value="0" calcext:value-type="float">
            <text:p>0</text:p>
          </table:table-cell>
          <table:table-cell table:formula="of:=[$fullres.BC77]-[$halfres.BC77]" office:value-type="float" office:value="0" calcext:value-type="float">
            <text:p>0</text:p>
          </table:table-cell>
          <table:table-cell table:formula="of:=[$fullres.BD77]-[$halfres.BD77]" office:value-type="float" office:value="0" calcext:value-type="float">
            <text:p>0</text:p>
          </table:table-cell>
          <table:table-cell table:formula="of:=[$fullres.BE77]-[$halfres.BE77]" office:value-type="float" office:value="-1.00902407" calcext:value-type="float">
            <text:p>-1.00902407</text:p>
          </table:table-cell>
          <table:table-cell table:formula="of:=[$fullres.BF77]-[$halfres.BF77]" office:value-type="float" office:value="0.753377460000003" calcext:value-type="float">
            <text:p>0.753377460000003</text:p>
          </table:table-cell>
          <table:table-cell table:formula="of:=[$fullres.BG77]-[$halfres.BG77]" office:value-type="float" office:value="0.0824228000000016" calcext:value-type="float">
            <text:p>0.0824228000000016</text:p>
          </table:table-cell>
          <table:table-cell table:formula="of:=[$fullres.BH77]-[$halfres.BH77]" office:value-type="float" office:value="0.477374289999997" calcext:value-type="float">
            <text:p>0.477374289999997</text:p>
          </table:table-cell>
          <table:table-cell table:formula="of:=[$fullres.BI77]-[$halfres.BI77]" office:value-type="float" office:value="0" calcext:value-type="float">
            <text:p>0</text:p>
          </table:table-cell>
          <table:table-cell table:formula="of:=[$fullres.BJ77]-[$halfres.BJ77]" office:value-type="float" office:value="0" calcext:value-type="float">
            <text:p>0</text:p>
          </table:table-cell>
          <table:table-cell table:formula="of:=[$fullres.BK77]-[$halfres.BK77]" office:value-type="float" office:value="0" calcext:value-type="float">
            <text:p>0</text:p>
          </table:table-cell>
        </table:table-row>
        <table:table-row table:style-name="ro1">
          <table:table-cell table:formula="of:=[$fullres.A78]-[$halfres.A78]" office:value-type="float" office:value="0" calcext:value-type="float">
            <text:p>0</text:p>
          </table:table-cell>
          <table:table-cell table:formula="of:=[$fullres.B78]-[$halfres.B78]" office:value-type="float" office:value="0.120836910000001" calcext:value-type="float">
            <text:p>0.120836910000001</text:p>
          </table:table-cell>
          <table:table-cell table:formula="of:=[$fullres.C78]-[$halfres.C78]" office:value-type="float" office:value="-0.90455592" calcext:value-type="float">
            <text:p>-0.90455592</text:p>
          </table:table-cell>
          <table:table-cell table:formula="of:=[$fullres.D78]-[$halfres.D78]" office:value-type="float" office:value="-3.62184729000001" calcext:value-type="float">
            <text:p>-3.62184729000001</text:p>
          </table:table-cell>
          <table:table-cell table:formula="of:=[$fullres.E78]-[$halfres.E78]" office:value-type="float" office:value="-0.00175729999999999" calcext:value-type="float">
            <text:p>-0.00175729999999999</text:p>
          </table:table-cell>
          <table:table-cell table:formula="of:=[$fullres.F78]-[$halfres.F78]" office:value-type="float" office:value="-0.00641484999999997" calcext:value-type="float">
            <text:p>-0.00641484999999997</text:p>
          </table:table-cell>
          <table:table-cell table:formula="of:=[$fullres.G78]-[$halfres.G78]" office:value-type="float" office:value="0.0070384" calcext:value-type="float">
            <text:p>0.0070384</text:p>
          </table:table-cell>
          <table:table-cell table:formula="of:=[$fullres.H78]-[$halfres.H78]" office:value-type="float" office:value="8.03926361" calcext:value-type="float">
            <text:p>8.03926361</text:p>
          </table:table-cell>
          <table:table-cell table:formula="of:=[$fullres.I78]-[$halfres.I78]" office:value-type="float" office:value="14.8301282" calcext:value-type="float">
            <text:p>14.8301282</text:p>
          </table:table-cell>
          <table:table-cell table:formula="of:=[$fullres.J78]-[$halfres.J78]" office:value-type="float" office:value="-36.78027703" calcext:value-type="float">
            <text:p>-36.78027703</text:p>
          </table:table-cell>
          <table:table-cell table:formula="of:=[$fullres.K78]-[$halfres.K78]" office:value-type="float" office:value="-37.43269541" calcext:value-type="float">
            <text:p>-37.43269541</text:p>
          </table:table-cell>
          <table:table-cell table:formula="of:=[$fullres.L78]-[$halfres.L78]" office:value-type="float" office:value="-0.65332378" calcext:value-type="float">
            <text:p>-0.65332378</text:p>
          </table:table-cell>
          <table:table-cell table:formula="of:=[$fullres.M78]-[$halfres.M78]" office:value-type="float" office:value="-8.2977794" calcext:value-type="float">
            <text:p>-8.2977794</text:p>
          </table:table-cell>
          <table:table-cell table:formula="of:=[$fullres.N78]-[$halfres.N78]" office:value-type="float" office:value="15.96465352" calcext:value-type="float">
            <text:p>15.96465352</text:p>
          </table:table-cell>
          <table:table-cell table:formula="of:=[$fullres.O78]-[$halfres.O78]" office:value-type="float" office:value="0" calcext:value-type="float">
            <text:p>0</text:p>
          </table:table-cell>
          <table:table-cell table:formula="of:=[$fullres.P78]-[$halfres.P78]" office:value-type="float" office:value="1.23049111" calcext:value-type="float">
            <text:p>1.23049111</text:p>
          </table:table-cell>
          <table:table-cell table:formula="of:=[$fullres.Q78]-[$halfres.Q78]" office:value-type="float" office:value="-11.10973954" calcext:value-type="float">
            <text:p>-11.10973954</text:p>
          </table:table-cell>
          <table:table-cell table:formula="of:=[$fullres.R78]-[$halfres.R78]" office:value-type="float" office:value="36.61869809" calcext:value-type="float">
            <text:p>36.61869809</text:p>
          </table:table-cell>
          <table:table-cell table:formula="of:=[$fullres.S78]-[$halfres.S78]" office:value-type="float" office:value="-21.03435" calcext:value-type="float">
            <text:p>-21.03435</text:p>
          </table:table-cell>
          <table:table-cell table:formula="of:=[$fullres.T78]-[$halfres.T78]" office:value-type="float" office:value="-0.36711866" calcext:value-type="float">
            <text:p>-0.36711866</text:p>
          </table:table-cell>
          <table:table-cell table:formula="of:=[$fullres.U78]-[$halfres.U78]" office:value-type="float" office:value="10.95116914" calcext:value-type="float">
            <text:p>10.95116914</text:p>
          </table:table-cell>
          <table:table-cell table:formula="of:=[$fullres.V78]-[$halfres.V78]" office:value-type="float" office:value="-15.61831352" calcext:value-type="float">
            <text:p>-15.61831352</text:p>
          </table:table-cell>
          <table:table-cell table:formula="of:=[$fullres.W78]-[$halfres.W78]" office:value-type="float" office:value="0" calcext:value-type="float">
            <text:p>0</text:p>
          </table:table-cell>
          <table:table-cell table:formula="of:=[$fullres.X78]-[$halfres.X78]" office:value-type="float" office:value="0.00229151" calcext:value-type="float">
            <text:p>0.00229151</text:p>
          </table:table-cell>
          <table:table-cell table:formula="of:=[$fullres.Y78]-[$halfres.Y78]" office:value-type="float" office:value="0.08615221" calcext:value-type="float">
            <text:p>0.08615221</text:p>
          </table:table-cell>
          <table:table-cell table:formula="of:=[$fullres.Z78]-[$halfres.Z78]" office:value-type="float" office:value="0.65493747" calcext:value-type="float">
            <text:p>0.65493747</text:p>
          </table:table-cell>
          <table:table-cell table:formula="of:=[$fullres.AA78]-[$halfres.AA78]" office:value-type="float" office:value="0.00425557" calcext:value-type="float">
            <text:p>0.00425557</text:p>
          </table:table-cell>
          <table:table-cell table:formula="of:=[$fullres.AB78]-[$halfres.AB78]" office:value-type="float" office:value="0.11458243" calcext:value-type="float">
            <text:p>0.11458243</text:p>
          </table:table-cell>
          <table:table-cell table:formula="of:=[$fullres.AC78]-[$halfres.AC78]" office:value-type="float" office:value="0.69587107" calcext:value-type="float">
            <text:p>0.69587107</text:p>
          </table:table-cell>
          <table:table-cell table:formula="of:=[$fullres.AD78]-[$halfres.AD78]" office:value-type="float" office:value="0.00376472" calcext:value-type="float">
            <text:p>0.00376472</text:p>
          </table:table-cell>
          <table:table-cell table:formula="of:=[$fullres.AE78]-[$halfres.AE78]" office:value-type="float" office:value="0.20947047" calcext:value-type="float">
            <text:p>0.20947047</text:p>
          </table:table-cell>
          <table:table-cell table:formula="of:=[$fullres.AF78]-[$halfres.AF78]" office:value-type="float" office:value="0.69587107" calcext:value-type="float">
            <text:p>0.69587107</text:p>
          </table:table-cell>
          <table:table-cell table:formula="of:=[$fullres.AG78]-[$halfres.AG78]" office:value-type="float" office:value="0.00261896" calcext:value-type="float">
            <text:p>0.00261896</text:p>
          </table:table-cell>
          <table:table-cell table:formula="of:=[$fullres.AH78]-[$halfres.AH78]" office:value-type="float" office:value="0.20947047" calcext:value-type="float">
            <text:p>0.20947047</text:p>
          </table:table-cell>
          <table:table-cell table:formula="of:=[$fullres.AI78]-[$halfres.AI78]" office:value-type="float" office:value="0.57307029" calcext:value-type="float">
            <text:p>0.57307029</text:p>
          </table:table-cell>
          <table:table-cell table:formula="of:=[$fullres.AJ78]-[$halfres.AJ78]" office:value-type="float" office:value="0.00212789" calcext:value-type="float">
            <text:p>0.00212789</text:p>
          </table:table-cell>
          <table:table-cell table:formula="of:=[$fullres.AK78]-[$halfres.AK78]" office:value-type="float" office:value="0.17568158" calcext:value-type="float">
            <text:p>0.17568158</text:p>
          </table:table-cell>
          <table:table-cell table:formula="of:=[$fullres.AL78]-[$halfres.AL78]" office:value-type="float" office:value="0.5321367" calcext:value-type="float">
            <text:p>0.5321367</text:p>
          </table:table-cell>
          <table:table-cell table:formula="of:=[$fullres.AM78]-[$halfres.AM78]" office:value-type="float" office:value="0.00130937" calcext:value-type="float">
            <text:p>0.00130937</text:p>
          </table:table-cell>
          <table:table-cell table:formula="of:=[$fullres.AN78]-[$halfres.AN78]" office:value-type="float" office:value="0.13344976" calcext:value-type="float">
            <text:p>0.13344976</text:p>
          </table:table-cell>
          <table:table-cell table:formula="of:=[$fullres.AO78]-[$halfres.AO78]" office:value-type="float" office:value="0.4912031" calcext:value-type="float">
            <text:p>0.4912031</text:p>
          </table:table-cell>
          <table:table-cell table:formula="of:=[$fullres.AP78]-[$halfres.AP78]" office:value-type="float" office:value="0.01636802" calcext:value-type="float">
            <text:p>0.01636802</text:p>
          </table:table-cell>
          <table:table-cell table:formula="of:=[$fullres.AQ78]-[$halfres.AQ78]" office:value-type="float" office:value="0.974571" calcext:value-type="float">
            <text:p>0.974571</text:p>
          </table:table-cell>
          <table:table-cell table:formula="of:=[$fullres.AR78]-[$halfres.AR78]" office:value-type="float" office:value="3.64256576" calcext:value-type="float">
            <text:p>3.64256576</text:p>
          </table:table-cell>
          <table:table-cell table:formula="of:=[$fullres.AS78]-[$halfres.AS78]" office:value-type="float" office:value="0" calcext:value-type="float">
            <text:p>0</text:p>
          </table:table-cell>
          <table:table-cell table:formula="of:=[$fullres.AT78]-[$halfres.AT78]" office:value-type="float" office:value="0" calcext:value-type="float">
            <text:p>0</text:p>
          </table:table-cell>
          <table:table-cell table:formula="of:=[$fullres.AU78]-[$halfres.AU78]" office:value-type="float" office:value="0.577547210000001" calcext:value-type="float">
            <text:p>0.577547210000001</text:p>
          </table:table-cell>
          <table:table-cell table:formula="of:=[$fullres.AV78]-[$halfres.AV78]" office:value-type="float" office:value="-1.26422883" calcext:value-type="float">
            <text:p>-1.26422883</text:p>
          </table:table-cell>
          <table:table-cell table:formula="of:=[$fullres.AW78]-[$halfres.AW78]" office:value-type="float" office:value="0.7342502" calcext:value-type="float">
            <text:p>0.7342502</text:p>
          </table:table-cell>
          <table:table-cell table:formula="of:=[$fullres.AX78]-[$halfres.AX78]" office:value-type="float" office:value="-1.34912105" calcext:value-type="float">
            <text:p>-1.34912105</text:p>
          </table:table-cell>
          <table:table-cell table:formula="of:=[$fullres.AY78]-[$halfres.AY78]" office:value-type="float" office:value="-2.33968291" calcext:value-type="float">
            <text:p>-2.33968291</text:p>
          </table:table-cell>
          <table:table-cell table:formula="of:=[$fullres.AZ78]-[$halfres.AZ78]" office:value-type="float" office:value="-1.04000979" calcext:value-type="float">
            <text:p>-1.04000979</text:p>
          </table:table-cell>
          <table:table-cell table:formula="of:=[$fullres.BA78]-[$halfres.BA78]" office:value-type="float" office:value="-0.338136849999998" calcext:value-type="float">
            <text:p>-0.338136849999998</text:p>
          </table:table-cell>
          <table:table-cell table:formula="of:=[$fullres.BB78]-[$halfres.BB78]" office:value-type="float" office:value="0" calcext:value-type="float">
            <text:p>0</text:p>
          </table:table-cell>
          <table:table-cell table:formula="of:=[$fullres.BC78]-[$halfres.BC78]" office:value-type="float" office:value="0" calcext:value-type="float">
            <text:p>0</text:p>
          </table:table-cell>
          <table:table-cell table:formula="of:=[$fullres.BD78]-[$halfres.BD78]" office:value-type="float" office:value="0" calcext:value-type="float">
            <text:p>0</text:p>
          </table:table-cell>
          <table:table-cell table:formula="of:=[$fullres.BE78]-[$halfres.BE78]" office:value-type="float" office:value="-0.87544153" calcext:value-type="float">
            <text:p>-0.87544153</text:p>
          </table:table-cell>
          <table:table-cell table:formula="of:=[$fullres.BF78]-[$halfres.BF78]" office:value-type="float" office:value="0.863331539999997" calcext:value-type="float">
            <text:p>0.863331539999997</text:p>
          </table:table-cell>
          <table:table-cell table:formula="of:=[$fullres.BG78]-[$halfres.BG78]" office:value-type="float" office:value="-0.502006270000001" calcext:value-type="float">
            <text:p>-0.502006270000001</text:p>
          </table:table-cell>
          <table:table-cell table:formula="of:=[$fullres.BH78]-[$halfres.BH78]" office:value-type="float" office:value="0.567167179999998" calcext:value-type="float">
            <text:p>0.567167179999998</text:p>
          </table:table-cell>
          <table:table-cell table:formula="of:=[$fullres.BI78]-[$halfres.BI78]" office:value-type="float" office:value="0" calcext:value-type="float">
            <text:p>0</text:p>
          </table:table-cell>
          <table:table-cell table:formula="of:=[$fullres.BJ78]-[$halfres.BJ78]" office:value-type="float" office:value="0" calcext:value-type="float">
            <text:p>0</text:p>
          </table:table-cell>
          <table:table-cell table:formula="of:=[$fullres.BK78]-[$halfres.BK78]" office:value-type="float" office:value="0" calcext:value-type="float">
            <text:p>0</text:p>
          </table:table-cell>
        </table:table-row>
        <table:table-row table:style-name="ro1">
          <table:table-cell table:formula="of:=[$fullres.A79]-[$halfres.A79]" office:value-type="float" office:value="0" calcext:value-type="float">
            <text:p>0</text:p>
          </table:table-cell>
          <table:table-cell table:formula="of:=[$fullres.B79]-[$halfres.B79]" office:value-type="float" office:value="0.159936620000003" calcext:value-type="float">
            <text:p>0.159936620000003</text:p>
          </table:table-cell>
          <table:table-cell table:formula="of:=[$fullres.C79]-[$halfres.C79]" office:value-type="float" office:value="-0.818415720000001" calcext:value-type="float">
            <text:p>-0.818415720000001</text:p>
          </table:table-cell>
          <table:table-cell table:formula="of:=[$fullres.D79]-[$halfres.D79]" office:value-type="float" office:value="-2.85258055" calcext:value-type="float">
            <text:p>-2.85258055</text:p>
          </table:table-cell>
          <table:table-cell table:formula="of:=[$fullres.E79]-[$halfres.E79]" office:value-type="float" office:value="-0.00158272" calcext:value-type="float">
            <text:p>-0.00158272</text:p>
          </table:table-cell>
          <table:table-cell table:formula="of:=[$fullres.F79]-[$halfres.F79]" office:value-type="float" office:value="-0.00584867" calcext:value-type="float">
            <text:p>-0.00584867</text:p>
          </table:table-cell>
          <table:table-cell table:formula="of:=[$fullres.G79]-[$halfres.G79]" office:value-type="float" office:value="0.00636705999999998" calcext:value-type="float">
            <text:p>0.00636705999999998</text:p>
          </table:table-cell>
          <table:table-cell table:formula="of:=[$fullres.H79]-[$halfres.H79]" office:value-type="float" office:value="7.00721862" calcext:value-type="float">
            <text:p>7.00721862</text:p>
          </table:table-cell>
          <table:table-cell table:formula="of:=[$fullres.I79]-[$halfres.I79]" office:value-type="float" office:value="17.73721802" calcext:value-type="float">
            <text:p>17.73721802</text:p>
          </table:table-cell>
          <table:table-cell table:formula="of:=[$fullres.J79]-[$halfres.J79]" office:value-type="float" office:value="-32.76637798" calcext:value-type="float">
            <text:p>-32.76637798</text:p>
          </table:table-cell>
          <table:table-cell table:formula="of:=[$fullres.K79]-[$halfres.K79]" office:value-type="float" office:value="-42.98115644" calcext:value-type="float">
            <text:p>-42.98115644</text:p>
          </table:table-cell>
          <table:table-cell table:formula="of:=[$fullres.L79]-[$halfres.L79]" office:value-type="float" office:value="-0.75016269" calcext:value-type="float">
            <text:p>-0.75016269</text:p>
          </table:table-cell>
          <table:table-cell table:formula="of:=[$fullres.M79]-[$halfres.M79]" office:value-type="float" office:value="-12.4233618" calcext:value-type="float">
            <text:p>-12.4233618</text:p>
          </table:table-cell>
          <table:table-cell table:formula="of:=[$fullres.N79]-[$halfres.N79]" office:value-type="float" office:value="12.40323771" calcext:value-type="float">
            <text:p>12.40323771</text:p>
          </table:table-cell>
          <table:table-cell table:formula="of:=[$fullres.O79]-[$halfres.O79]" office:value-type="float" office:value="0" calcext:value-type="float">
            <text:p>0</text:p>
          </table:table-cell>
          <table:table-cell table:formula="of:=[$fullres.P79]-[$halfres.P79]" office:value-type="float" office:value="0.735518220000003" calcext:value-type="float">
            <text:p>0.735518220000003</text:p>
          </table:table-cell>
          <table:table-cell table:formula="of:=[$fullres.Q79]-[$halfres.Q79]" office:value-type="float" office:value="-9.99215419" calcext:value-type="float">
            <text:p>-9.99215419</text:p>
          </table:table-cell>
          <table:table-cell table:formula="of:=[$fullres.R79]-[$halfres.R79]" office:value-type="float" office:value="34.95652067" calcext:value-type="float">
            <text:p>34.95652067</text:p>
          </table:table-cell>
          <table:table-cell table:formula="of:=[$fullres.S79]-[$halfres.S79]" office:value-type="float" office:value="-19.92334816" calcext:value-type="float">
            <text:p>-19.92334816</text:p>
          </table:table-cell>
          <table:table-cell table:formula="of:=[$fullres.T79]-[$halfres.T79]" office:value-type="float" office:value="-0.34772802" calcext:value-type="float">
            <text:p>-0.34772802</text:p>
          </table:table-cell>
          <table:table-cell table:formula="of:=[$fullres.U79]-[$halfres.U79]" office:value-type="float" office:value="10.47397839" calcext:value-type="float">
            <text:p>10.47397839</text:p>
          </table:table-cell>
          <table:table-cell table:formula="of:=[$fullres.V79]-[$halfres.V79]" office:value-type="float" office:value="-15.44174761" calcext:value-type="float">
            <text:p>-15.44174761</text:p>
          </table:table-cell>
          <table:table-cell table:formula="of:=[$fullres.W79]-[$halfres.W79]" office:value-type="float" office:value="0" calcext:value-type="float">
            <text:p>0</text:p>
          </table:table-cell>
          <table:table-cell table:formula="of:=[$fullres.X79]-[$halfres.X79]" office:value-type="float" office:value="0.00135639" calcext:value-type="float">
            <text:p>0.00135639</text:p>
          </table:table-cell>
          <table:table-cell table:formula="of:=[$fullres.Y79]-[$halfres.Y79]" office:value-type="float" office:value="0.06138274" calcext:value-type="float">
            <text:p>0.06138274</text:p>
          </table:table-cell>
          <table:table-cell table:formula="of:=[$fullres.Z79]-[$halfres.Z79]" office:value-type="float" office:value="0.49998499" calcext:value-type="float">
            <text:p>0.49998499</text:p>
          </table:table-cell>
          <table:table-cell table:formula="of:=[$fullres.AA79]-[$halfres.AA79]" office:value-type="float" office:value="0.00251896" calcext:value-type="float">
            <text:p>0.00251896</text:p>
          </table:table-cell>
          <table:table-cell table:formula="of:=[$fullres.AB79]-[$halfres.AB79]" office:value-type="float" office:value="0.08163905" calcext:value-type="float">
            <text:p>0.08163905</text:p>
          </table:table-cell>
          <table:table-cell table:formula="of:=[$fullres.AC79]-[$halfres.AC79]" office:value-type="float" office:value="0.53123405" calcext:value-type="float">
            <text:p>0.53123405</text:p>
          </table:table-cell>
          <table:table-cell table:formula="of:=[$fullres.AD79]-[$halfres.AD79]" office:value-type="float" office:value="0.00222842" calcext:value-type="float">
            <text:p>0.00222842</text:p>
          </table:table-cell>
          <table:table-cell table:formula="of:=[$fullres.AE79]-[$halfres.AE79]" office:value-type="float" office:value="0.149246" calcext:value-type="float">
            <text:p>0.149246</text:p>
          </table:table-cell>
          <table:table-cell table:formula="of:=[$fullres.AF79]-[$halfres.AF79]" office:value-type="float" office:value="0.53123405" calcext:value-type="float">
            <text:p>0.53123405</text:p>
          </table:table-cell>
          <table:table-cell table:formula="of:=[$fullres.AG79]-[$halfres.AG79]" office:value-type="float" office:value="0.00155022" calcext:value-type="float">
            <text:p>0.00155022</text:p>
          </table:table-cell>
          <table:table-cell table:formula="of:=[$fullres.AH79]-[$halfres.AH79]" office:value-type="float" office:value="0.149246" calcext:value-type="float">
            <text:p>0.149246</text:p>
          </table:table-cell>
          <table:table-cell table:formula="of:=[$fullres.AI79]-[$halfres.AI79]" office:value-type="float" office:value="0.43748686" calcext:value-type="float">
            <text:p>0.43748686</text:p>
          </table:table-cell>
          <table:table-cell table:formula="of:=[$fullres.AJ79]-[$halfres.AJ79]" office:value-type="float" office:value="0.00125954" calcext:value-type="float">
            <text:p>0.00125954</text:p>
          </table:table-cell>
          <table:table-cell table:formula="of:=[$fullres.AK79]-[$halfres.AK79]" office:value-type="float" office:value="0.12517169" calcext:value-type="float">
            <text:p>0.12517169</text:p>
          </table:table-cell>
          <table:table-cell table:formula="of:=[$fullres.AL79]-[$halfres.AL79]" office:value-type="float" office:value="0.4062378" calcext:value-type="float">
            <text:p>0.4062378</text:p>
          </table:table-cell>
          <table:table-cell table:formula="of:=[$fullres.AM79]-[$halfres.AM79]" office:value-type="float" office:value="0.00077505" calcext:value-type="float">
            <text:p>0.00077505</text:p>
          </table:table-cell>
          <table:table-cell table:formula="of:=[$fullres.AN79]-[$halfres.AN79]" office:value-type="float" office:value="0.09508186" calcext:value-type="float">
            <text:p>0.09508186</text:p>
          </table:table-cell>
          <table:table-cell table:formula="of:=[$fullres.AO79]-[$halfres.AO79]" office:value-type="float" office:value="0.37498874" calcext:value-type="float">
            <text:p>0.37498874</text:p>
          </table:table-cell>
          <table:table-cell table:formula="of:=[$fullres.AP79]-[$halfres.AP79]" office:value-type="float" office:value="0.0096886" calcext:value-type="float">
            <text:p>0.0096886</text:p>
          </table:table-cell>
          <table:table-cell table:formula="of:=[$fullres.AQ79]-[$halfres.AQ79]" office:value-type="float" office:value="0.69437384" calcext:value-type="float">
            <text:p>0.69437384</text:p>
          </table:table-cell>
          <table:table-cell table:formula="of:=[$fullres.AR79]-[$halfres.AR79]" office:value-type="float" office:value="2.78076653" calcext:value-type="float">
            <text:p>2.78076653</text:p>
          </table:table-cell>
          <table:table-cell table:formula="of:=[$fullres.AS79]-[$halfres.AS79]" office:value-type="float" office:value="0" calcext:value-type="float">
            <text:p>0</text:p>
          </table:table-cell>
          <table:table-cell table:formula="of:=[$fullres.AT79]-[$halfres.AT79]" office:value-type="float" office:value="0" calcext:value-type="float">
            <text:p>0</text:p>
          </table:table-cell>
          <table:table-cell table:formula="of:=[$fullres.AU79]-[$halfres.AU79]" office:value-type="float" office:value="0.69350172" calcext:value-type="float">
            <text:p>0.69350172</text:p>
          </table:table-cell>
          <table:table-cell table:formula="of:=[$fullres.AV79]-[$halfres.AV79]" office:value-type="float" office:value="-0.93195447" calcext:value-type="float">
            <text:p>-0.93195447</text:p>
          </table:table-cell>
          <table:table-cell table:formula="of:=[$fullres.AW79]-[$halfres.AW79]" office:value-type="float" office:value="-0.0736373199999996" calcext:value-type="float">
            <text:p>-0.0736373199999996</text:p>
          </table:table-cell>
          <table:table-cell table:formula="of:=[$fullres.AX79]-[$halfres.AX79]" office:value-type="float" office:value="-0.94504734" calcext:value-type="float">
            <text:p>-0.94504734</text:p>
          </table:table-cell>
          <table:table-cell table:formula="of:=[$fullres.AY79]-[$halfres.AY79]" office:value-type="float" office:value="-1.94664209" calcext:value-type="float">
            <text:p>-1.94664209</text:p>
          </table:table-cell>
          <table:table-cell table:formula="of:=[$fullres.AZ79]-[$halfres.AZ79]" office:value-type="float" office:value="-0.676036070000002" calcext:value-type="float">
            <text:p>-0.676036070000002</text:p>
          </table:table-cell>
          <table:table-cell table:formula="of:=[$fullres.BA79]-[$halfres.BA79]" office:value-type="float" office:value="-0.354599960000002" calcext:value-type="float">
            <text:p>-0.354599960000002</text:p>
          </table:table-cell>
          <table:table-cell table:formula="of:=[$fullres.BB79]-[$halfres.BB79]" office:value-type="float" office:value="0" calcext:value-type="float">
            <text:p>0</text:p>
          </table:table-cell>
          <table:table-cell table:formula="of:=[$fullres.BC79]-[$halfres.BC79]" office:value-type="float" office:value="0" calcext:value-type="float">
            <text:p>0</text:p>
          </table:table-cell>
          <table:table-cell table:formula="of:=[$fullres.BD79]-[$halfres.BD79]" office:value-type="float" office:value="0" calcext:value-type="float">
            <text:p>0</text:p>
          </table:table-cell>
          <table:table-cell table:formula="of:=[$fullres.BE79]-[$halfres.BE79]" office:value-type="float" office:value="-0.92358113" calcext:value-type="float">
            <text:p>-0.92358113</text:p>
          </table:table-cell>
          <table:table-cell table:formula="of:=[$fullres.BF79]-[$halfres.BF79]" office:value-type="float" office:value="0.437166169999998" calcext:value-type="float">
            <text:p>0.437166169999998</text:p>
          </table:table-cell>
          <table:table-cell table:formula="of:=[$fullres.BG79]-[$halfres.BG79]" office:value-type="float" office:value="0.271594199999999" calcext:value-type="float">
            <text:p>0.271594199999999</text:p>
          </table:table-cell>
          <table:table-cell table:formula="of:=[$fullres.BH79]-[$halfres.BH79]" office:value-type="float" office:value="0.459840209999996" calcext:value-type="float">
            <text:p>0.459840209999996</text:p>
          </table:table-cell>
          <table:table-cell table:formula="of:=[$fullres.BI79]-[$halfres.BI79]" office:value-type="float" office:value="0" calcext:value-type="float">
            <text:p>0</text:p>
          </table:table-cell>
          <table:table-cell table:formula="of:=[$fullres.BJ79]-[$halfres.BJ79]" office:value-type="float" office:value="0" calcext:value-type="float">
            <text:p>0</text:p>
          </table:table-cell>
          <table:table-cell table:formula="of:=[$fullres.BK79]-[$halfres.BK79]" office:value-type="float" office:value="0" calcext:value-type="float">
            <text:p>0</text:p>
          </table:table-cell>
        </table:table-row>
        <table:table-row table:style-name="ro1">
          <table:table-cell table:formula="of:=[$fullres.A80]-[$halfres.A80]" office:value-type="float" office:value="0" calcext:value-type="float">
            <text:p>0</text:p>
          </table:table-cell>
          <table:table-cell table:formula="of:=[$fullres.B80]-[$halfres.B80]" office:value-type="float" office:value="0.0851882400000008" calcext:value-type="float">
            <text:p>0.0851882400000008</text:p>
          </table:table-cell>
          <table:table-cell table:formula="of:=[$fullres.C80]-[$halfres.C80]" office:value-type="float" office:value="-0.807099309999998" calcext:value-type="float">
            <text:p>-0.807099309999998</text:p>
          </table:table-cell>
          <table:table-cell table:formula="of:=[$fullres.D80]-[$halfres.D80]" office:value-type="float" office:value="-1.98340628" calcext:value-type="float">
            <text:p>-1.98340628</text:p>
          </table:table-cell>
          <table:table-cell table:formula="of:=[$fullres.E80]-[$halfres.E80]" office:value-type="float" office:value="-0.0013687" calcext:value-type="float">
            <text:p>-0.0013687</text:p>
          </table:table-cell>
          <table:table-cell table:formula="of:=[$fullres.F80]-[$halfres.F80]" office:value-type="float" office:value="-0.00568833000000002" calcext:value-type="float">
            <text:p>-0.00568833000000002</text:p>
          </table:table-cell>
          <table:table-cell table:formula="of:=[$fullres.G80]-[$halfres.G80]" office:value-type="float" office:value="0.00594432999999994" calcext:value-type="float">
            <text:p>0.00594432999999994</text:p>
          </table:table-cell>
          <table:table-cell table:formula="of:=[$fullres.H80]-[$halfres.H80]" office:value-type="float" office:value="4.65144762" calcext:value-type="float">
            <text:p>4.65144762</text:p>
          </table:table-cell>
          <table:table-cell table:formula="of:=[$fullres.I80]-[$halfres.I80]" office:value-type="float" office:value="20.76273349" calcext:value-type="float">
            <text:p>20.76273349</text:p>
          </table:table-cell>
          <table:table-cell table:formula="of:=[$fullres.J80]-[$halfres.J80]" office:value-type="float" office:value="-22.71486708" calcext:value-type="float">
            <text:p>-22.71486708</text:p>
          </table:table-cell>
          <table:table-cell table:formula="of:=[$fullres.K80]-[$halfres.K80]" office:value-type="float" office:value="-49.42463804" calcext:value-type="float">
            <text:p>-49.42463804</text:p>
          </table:table-cell>
          <table:table-cell table:formula="of:=[$fullres.L80]-[$halfres.L80]" office:value-type="float" office:value="-0.86262267" calcext:value-type="float">
            <text:p>-0.86262267</text:p>
          </table:table-cell>
          <table:table-cell table:formula="of:=[$fullres.M80]-[$halfres.M80]" office:value-type="float" office:value="-17.95913841" calcext:value-type="float">
            <text:p>-17.95913841</text:p>
          </table:table-cell>
          <table:table-cell table:formula="of:=[$fullres.N80]-[$halfres.N80]" office:value-type="float" office:value="0.49879405" calcext:value-type="float">
            <text:p>0.49879405</text:p>
          </table:table-cell>
          <table:table-cell table:formula="of:=[$fullres.O80]-[$halfres.O80]" office:value-type="float" office:value="0" calcext:value-type="float">
            <text:p>0</text:p>
          </table:table-cell>
          <table:table-cell table:formula="of:=[$fullres.P80]-[$halfres.P80]" office:value-type="float" office:value="-0.942467900000004" calcext:value-type="float">
            <text:p>-0.942467900000004</text:p>
          </table:table-cell>
          <table:table-cell table:formula="of:=[$fullres.Q80]-[$halfres.Q80]" office:value-type="float" office:value="-8.59766446" calcext:value-type="float">
            <text:p>-8.59766446</text:p>
          </table:table-cell>
          <table:table-cell table:formula="of:=[$fullres.R80]-[$halfres.R80]" office:value-type="float" office:value="32.41511571" calcext:value-type="float">
            <text:p>32.41511571</text:p>
          </table:table-cell>
          <table:table-cell table:formula="of:=[$fullres.S80]-[$halfres.S80]" office:value-type="float" office:value="-19.13075842" calcext:value-type="float">
            <text:p>-19.13075842</text:p>
          </table:table-cell>
          <table:table-cell table:formula="of:=[$fullres.T80]-[$halfres.T80]" office:value-type="float" office:value="-0.33389473" calcext:value-type="float">
            <text:p>-0.33389473</text:p>
          </table:table-cell>
          <table:table-cell table:formula="of:=[$fullres.U80]-[$halfres.U80]" office:value-type="float" office:value="10.5484324" calcext:value-type="float">
            <text:p>10.5484324</text:p>
          </table:table-cell>
          <table:table-cell table:formula="of:=[$fullres.V80]-[$halfres.V80]" office:value-type="float" office:value="-14.83447216" calcext:value-type="float">
            <text:p>-14.83447216</text:p>
          </table:table-cell>
          <table:table-cell table:formula="of:=[$fullres.W80]-[$halfres.W80]" office:value-type="float" office:value="0" calcext:value-type="float">
            <text:p>0</text:p>
          </table:table-cell>
          <table:table-cell table:formula="of:=[$fullres.X80]-[$halfres.X80]" office:value-type="float" office:value="0.00636352" calcext:value-type="float">
            <text:p>0.00636352</text:p>
          </table:table-cell>
          <table:table-cell table:formula="of:=[$fullres.Y80]-[$halfres.Y80]" office:value-type="float" office:value="0.05415619" calcext:value-type="float">
            <text:p>0.05415619</text:p>
          </table:table-cell>
          <table:table-cell table:formula="of:=[$fullres.Z80]-[$halfres.Z80]" office:value-type="float" office:value="0.34042123" calcext:value-type="float">
            <text:p>0.34042123</text:p>
          </table:table-cell>
          <table:table-cell table:formula="of:=[$fullres.AA80]-[$halfres.AA80]" office:value-type="float" office:value="0.01181769" calcext:value-type="float">
            <text:p>0.01181769</text:p>
          </table:table-cell>
          <table:table-cell table:formula="of:=[$fullres.AB80]-[$halfres.AB80]" office:value-type="float" office:value="0.07202773" calcext:value-type="float">
            <text:p>0.07202773</text:p>
          </table:table-cell>
          <table:table-cell table:formula="of:=[$fullres.AC80]-[$halfres.AC80]" office:value-type="float" office:value="0.36169756" calcext:value-type="float">
            <text:p>0.36169756</text:p>
          </table:table-cell>
          <table:table-cell table:formula="of:=[$fullres.AD80]-[$halfres.AD80]" office:value-type="float" office:value="0.01045463" calcext:value-type="float">
            <text:p>0.01045463</text:p>
          </table:table-cell>
          <table:table-cell table:formula="of:=[$fullres.AE80]-[$halfres.AE80]" office:value-type="float" office:value="0.13167535" calcext:value-type="float">
            <text:p>0.13167535</text:p>
          </table:table-cell>
          <table:table-cell table:formula="of:=[$fullres.AF80]-[$halfres.AF80]" office:value-type="float" office:value="0.36169756" calcext:value-type="float">
            <text:p>0.36169756</text:p>
          </table:table-cell>
          <table:table-cell table:formula="of:=[$fullres.AG80]-[$halfres.AG80]" office:value-type="float" office:value="0.00727287" calcext:value-type="float">
            <text:p>0.00727287</text:p>
          </table:table-cell>
          <table:table-cell table:formula="of:=[$fullres.AH80]-[$halfres.AH80]" office:value-type="float" office:value="0.13167535" calcext:value-type="float">
            <text:p>0.13167535</text:p>
          </table:table-cell>
          <table:table-cell table:formula="of:=[$fullres.AI80]-[$halfres.AI80]" office:value-type="float" office:value="0.29786857" calcext:value-type="float">
            <text:p>0.29786857</text:p>
          </table:table-cell>
          <table:table-cell table:formula="of:=[$fullres.AJ80]-[$halfres.AJ80]" office:value-type="float" office:value="0.00590916" calcext:value-type="float">
            <text:p>0.00590916</text:p>
          </table:table-cell>
          <table:table-cell table:formula="of:=[$fullres.AK80]-[$halfres.AK80]" office:value-type="float" office:value="0.11043529" calcext:value-type="float">
            <text:p>0.11043529</text:p>
          </table:table-cell>
          <table:table-cell table:formula="of:=[$fullres.AL80]-[$halfres.AL80]" office:value-type="float" office:value="0.27659224" calcext:value-type="float">
            <text:p>0.27659224</text:p>
          </table:table-cell>
          <table:table-cell table:formula="of:=[$fullres.AM80]-[$halfres.AM80]" office:value-type="float" office:value="0.00363612" calcext:value-type="float">
            <text:p>0.00363612</text:p>
          </table:table-cell>
          <table:table-cell table:formula="of:=[$fullres.AN80]-[$halfres.AN80]" office:value-type="float" office:value="0.08388793" calcext:value-type="float">
            <text:p>0.08388793</text:p>
          </table:table-cell>
          <table:table-cell table:formula="of:=[$fullres.AO80]-[$halfres.AO80]" office:value-type="float" office:value="0.25531592" calcext:value-type="float">
            <text:p>0.25531592</text:p>
          </table:table-cell>
          <table:table-cell table:formula="of:=[$fullres.AP80]-[$halfres.AP80]" office:value-type="float" office:value="0.045454" calcext:value-type="float">
            <text:p>0.045454</text:p>
          </table:table-cell>
          <table:table-cell table:formula="of:=[$fullres.AQ80]-[$halfres.AQ80]" office:value-type="float" office:value="0.6126256" calcext:value-type="float">
            <text:p>0.6126256</text:p>
          </table:table-cell>
          <table:table-cell table:formula="of:=[$fullres.AR80]-[$halfres.AR80]" office:value-type="float" office:value="1.89332073" calcext:value-type="float">
            <text:p>1.89332073</text:p>
          </table:table-cell>
          <table:table-cell table:formula="of:=[$fullres.AS80]-[$halfres.AS80]" office:value-type="float" office:value="0" calcext:value-type="float">
            <text:p>0</text:p>
          </table:table-cell>
          <table:table-cell table:formula="of:=[$fullres.AT80]-[$halfres.AT80]" office:value-type="float" office:value="0" calcext:value-type="float">
            <text:p>0</text:p>
          </table:table-cell>
          <table:table-cell table:formula="of:=[$fullres.AU80]-[$halfres.AU80]" office:value-type="float" office:value="-0.0024947399999995" calcext:value-type="float">
            <text:p>-0.0024947399999995</text:p>
          </table:table-cell>
          <table:table-cell table:formula="of:=[$fullres.AV80]-[$halfres.AV80]" office:value-type="float" office:value="1.15241023" calcext:value-type="float">
            <text:p>1.15241023</text:p>
          </table:table-cell>
          <table:table-cell table:formula="of:=[$fullres.AW80]-[$halfres.AW80]" office:value-type="float" office:value="1.05331121" calcext:value-type="float">
            <text:p>1.05331121</text:p>
          </table:table-cell>
          <table:table-cell table:formula="of:=[$fullres.AX80]-[$halfres.AX80]" office:value-type="float" office:value="-0.90132462" calcext:value-type="float">
            <text:p>-0.90132462</text:p>
          </table:table-cell>
          <table:table-cell table:formula="of:=[$fullres.AY80]-[$halfres.AY80]" office:value-type="float" office:value="-1.69017597000001" calcext:value-type="float">
            <text:p>-1.69017597000001</text:p>
          </table:table-cell>
          <table:table-cell table:formula="of:=[$fullres.AZ80]-[$halfres.AZ80]" office:value-type="float" office:value="-0.579393280000005" calcext:value-type="float">
            <text:p>-0.579393280000005</text:p>
          </table:table-cell>
          <table:table-cell table:formula="of:=[$fullres.BA80]-[$halfres.BA80]" office:value-type="float" office:value="-0.242301639999994" calcext:value-type="float">
            <text:p>-0.242301639999994</text:p>
          </table:table-cell>
          <table:table-cell table:formula="of:=[$fullres.BB80]-[$halfres.BB80]" office:value-type="float" office:value="0" calcext:value-type="float">
            <text:p>0</text:p>
          </table:table-cell>
          <table:table-cell table:formula="of:=[$fullres.BC80]-[$halfres.BC80]" office:value-type="float" office:value="0" calcext:value-type="float">
            <text:p>0</text:p>
          </table:table-cell>
          <table:table-cell table:formula="of:=[$fullres.BD80]-[$halfres.BD80]" office:value-type="float" office:value="0" calcext:value-type="float">
            <text:p>0</text:p>
          </table:table-cell>
          <table:table-cell table:formula="of:=[$fullres.BE80]-[$halfres.BE80]" office:value-type="float" office:value="-1.04590836" calcext:value-type="float">
            <text:p>-1.04590836</text:p>
          </table:table-cell>
          <table:table-cell table:formula="of:=[$fullres.BF80]-[$halfres.BF80]" office:value-type="float" office:value="0.482911260000002" calcext:value-type="float">
            <text:p>0.482911260000002</text:p>
          </table:table-cell>
          <table:table-cell table:formula="of:=[$fullres.BG80]-[$halfres.BG80]" office:value-type="float" office:value="-0.72058247" calcext:value-type="float">
            <text:p>-0.72058247</text:p>
          </table:table-cell>
          <table:table-cell table:formula="of:=[$fullres.BH80]-[$halfres.BH80]" office:value-type="float" office:value="0.522463469999998" calcext:value-type="float">
            <text:p>0.522463469999998</text:p>
          </table:table-cell>
          <table:table-cell table:formula="of:=[$fullres.BI80]-[$halfres.BI80]" office:value-type="float" office:value="0" calcext:value-type="float">
            <text:p>0</text:p>
          </table:table-cell>
          <table:table-cell table:formula="of:=[$fullres.BJ80]-[$halfres.BJ80]" office:value-type="float" office:value="0" calcext:value-type="float">
            <text:p>0</text:p>
          </table:table-cell>
          <table:table-cell table:formula="of:=[$fullres.BK80]-[$halfres.BK80]" office:value-type="float" office:value="0" calcext:value-type="float">
            <text:p>0</text:p>
          </table:table-cell>
        </table:table-row>
        <table:table-row table:style-name="ro1">
          <table:table-cell table:formula="of:=[$fullres.A81]-[$halfres.A81]" office:value-type="float" office:value="0" calcext:value-type="float">
            <text:p>0</text:p>
          </table:table-cell>
          <table:table-cell table:formula="of:=[$fullres.B81]-[$halfres.B81]" office:value-type="float" office:value="0.00599727999999544" calcext:value-type="float">
            <text:p>0.00599727999999544</text:p>
          </table:table-cell>
          <table:table-cell table:formula="of:=[$fullres.C81]-[$halfres.C81]" office:value-type="float" office:value="-0.844737250000001" calcext:value-type="float">
            <text:p>-0.844737250000001</text:p>
          </table:table-cell>
          <table:table-cell table:formula="of:=[$fullres.D81]-[$halfres.D81]" office:value-type="float" office:value="-1.18072092" calcext:value-type="float">
            <text:p>-1.18072092</text:p>
          </table:table-cell>
          <table:table-cell table:formula="of:=[$fullres.E81]-[$halfres.E81]" office:value-type="float" office:value="-0.000758390000000012" calcext:value-type="float">
            <text:p>-0.000758390000000012</text:p>
          </table:table-cell>
          <table:table-cell table:formula="of:=[$fullres.F81]-[$halfres.F81]" office:value-type="float" office:value="-0.00609077999999996" calcext:value-type="float">
            <text:p>-0.00609077999999996</text:p>
          </table:table-cell>
          <table:table-cell table:formula="of:=[$fullres.G81]-[$halfres.G81]" office:value-type="float" office:value="0.00559372999999996" calcext:value-type="float">
            <text:p>0.00559372999999996</text:p>
          </table:table-cell>
          <table:table-cell table:formula="of:=[$fullres.H81]-[$halfres.H81]" office:value-type="float" office:value="0.927312790000002" calcext:value-type="float">
            <text:p>0.927312790000002</text:p>
          </table:table-cell>
          <table:table-cell table:formula="of:=[$fullres.I81]-[$halfres.I81]" office:value-type="float" office:value="22.23924953" calcext:value-type="float">
            <text:p>22.23924953</text:p>
          </table:table-cell>
          <table:table-cell table:formula="of:=[$fullres.J81]-[$halfres.J81]" office:value-type="float" office:value="-11.7092994" calcext:value-type="float">
            <text:p>-11.7092994</text:p>
          </table:table-cell>
          <table:table-cell table:formula="of:=[$fullres.K81]-[$halfres.K81]" office:value-type="float" office:value="-55.1180809" calcext:value-type="float">
            <text:p>-55.1180809</text:p>
          </table:table-cell>
          <table:table-cell table:formula="of:=[$fullres.L81]-[$halfres.L81]" office:value-type="float" office:value="-0.96199199" calcext:value-type="float">
            <text:p>-0.96199199</text:p>
          </table:table-cell>
          <table:table-cell table:formula="of:=[$fullres.M81]-[$halfres.M81]" office:value-type="float" office:value="-26.09546289" calcext:value-type="float">
            <text:p>-26.09546289</text:p>
          </table:table-cell>
          <table:table-cell table:formula="of:=[$fullres.N81]-[$halfres.N81]" office:value-type="float" office:value="-14.53148577" calcext:value-type="float">
            <text:p>-14.53148577</text:p>
          </table:table-cell>
          <table:table-cell table:formula="of:=[$fullres.O81]-[$halfres.O81]" office:value-type="float" office:value="0" calcext:value-type="float">
            <text:p>0</text:p>
          </table:table-cell>
          <table:table-cell table:formula="of:=[$fullres.P81]-[$halfres.P81]" office:value-type="float" office:value="-4.04674815" calcext:value-type="float">
            <text:p>-4.04674815</text:p>
          </table:table-cell>
          <table:table-cell table:formula="of:=[$fullres.Q81]-[$halfres.Q81]" office:value-type="float" office:value="-6.64494322" calcext:value-type="float">
            <text:p>-6.64494322</text:p>
          </table:table-cell>
          <table:table-cell table:formula="of:=[$fullres.R81]-[$halfres.R81]" office:value-type="float" office:value="29.03308991" calcext:value-type="float">
            <text:p>29.03308991</text:p>
          </table:table-cell>
          <table:table-cell table:formula="of:=[$fullres.S81]-[$halfres.S81]" office:value-type="float" office:value="-19.04356176" calcext:value-type="float">
            <text:p>-19.04356176</text:p>
          </table:table-cell>
          <table:table-cell table:formula="of:=[$fullres.T81]-[$halfres.T81]" office:value-type="float" office:value="-0.33237285" calcext:value-type="float">
            <text:p>-0.33237285</text:p>
          </table:table-cell>
          <table:table-cell table:formula="of:=[$fullres.U81]-[$halfres.U81]" office:value-type="float" office:value="11.16384594" calcext:value-type="float">
            <text:p>11.16384594</text:p>
          </table:table-cell>
          <table:table-cell table:formula="of:=[$fullres.V81]-[$halfres.V81]" office:value-type="float" office:value="-13.98950018" calcext:value-type="float">
            <text:p>-13.98950018</text:p>
          </table:table-cell>
          <table:table-cell table:formula="of:=[$fullres.W81]-[$halfres.W81]" office:value-type="float" office:value="0" calcext:value-type="float">
            <text:p>0</text:p>
          </table:table-cell>
          <table:table-cell table:formula="of:=[$fullres.X81]-[$halfres.X81]" office:value-type="float" office:value="0.01102951" calcext:value-type="float">
            <text:p>0.01102951</text:p>
          </table:table-cell>
          <table:table-cell table:formula="of:=[$fullres.Y81]-[$halfres.Y81]" office:value-type="float" office:value="0.0589987" calcext:value-type="float">
            <text:p>0.0589987</text:p>
          </table:table-cell>
          <table:table-cell table:formula="of:=[$fullres.Z81]-[$halfres.Z81]" office:value-type="float" office:value="0.22144982" calcext:value-type="float">
            <text:p>0.22144982</text:p>
          </table:table-cell>
          <table:table-cell table:formula="of:=[$fullres.AA81]-[$halfres.AA81]" office:value-type="float" office:value="0.02048289" calcext:value-type="float">
            <text:p>0.02048289</text:p>
          </table:table-cell>
          <table:table-cell table:formula="of:=[$fullres.AB81]-[$halfres.AB81]" office:value-type="float" office:value="0.07846827" calcext:value-type="float">
            <text:p>0.07846827</text:p>
          </table:table-cell>
          <table:table-cell table:formula="of:=[$fullres.AC81]-[$halfres.AC81]" office:value-type="float" office:value="0.23529044" calcext:value-type="float">
            <text:p>0.23529044</text:p>
          </table:table-cell>
          <table:table-cell table:formula="of:=[$fullres.AD81]-[$halfres.AD81]" office:value-type="float" office:value="0.01812037" calcext:value-type="float">
            <text:p>0.01812037</text:p>
          </table:table-cell>
          <table:table-cell table:formula="of:=[$fullres.AE81]-[$halfres.AE81]" office:value-type="float" office:value="0.14344943" calcext:value-type="float">
            <text:p>0.14344943</text:p>
          </table:table-cell>
          <table:table-cell table:formula="of:=[$fullres.AF81]-[$halfres.AF81]" office:value-type="float" office:value="0.23529044" calcext:value-type="float">
            <text:p>0.23529044</text:p>
          </table:table-cell>
          <table:table-cell table:formula="of:=[$fullres.AG81]-[$halfres.AG81]" office:value-type="float" office:value="0.01260562" calcext:value-type="float">
            <text:p>0.01260562</text:p>
          </table:table-cell>
          <table:table-cell table:formula="of:=[$fullres.AH81]-[$halfres.AH81]" office:value-type="float" office:value="0.14344943" calcext:value-type="float">
            <text:p>0.14344943</text:p>
          </table:table-cell>
          <table:table-cell table:formula="of:=[$fullres.AI81]-[$halfres.AI81]" office:value-type="float" office:value="0.1937686" calcext:value-type="float">
            <text:p>0.1937686</text:p>
          </table:table-cell>
          <table:table-cell table:formula="of:=[$fullres.AJ81]-[$halfres.AJ81]" office:value-type="float" office:value="0.01024199" calcext:value-type="float">
            <text:p>0.01024199</text:p>
          </table:table-cell>
          <table:table-cell table:formula="of:=[$fullres.AK81]-[$halfres.AK81]" office:value-type="float" office:value="0.12031015" calcext:value-type="float">
            <text:p>0.12031015</text:p>
          </table:table-cell>
          <table:table-cell table:formula="of:=[$fullres.AL81]-[$halfres.AL81]" office:value-type="float" office:value="0.17992798" calcext:value-type="float">
            <text:p>0.17992798</text:p>
          </table:table-cell>
          <table:table-cell table:formula="of:=[$fullres.AM81]-[$halfres.AM81]" office:value-type="float" office:value="0.00630226" calcext:value-type="float">
            <text:p>0.00630226</text:p>
          </table:table-cell>
          <table:table-cell table:formula="of:=[$fullres.AN81]-[$halfres.AN81]" office:value-type="float" office:value="0.09138898" calcext:value-type="float">
            <text:p>0.09138898</text:p>
          </table:table-cell>
          <table:table-cell table:formula="of:=[$fullres.AO81]-[$halfres.AO81]" office:value-type="float" office:value="0.16608736" calcext:value-type="float">
            <text:p>0.16608736</text:p>
          </table:table-cell>
          <table:table-cell table:formula="of:=[$fullres.AP81]-[$halfres.AP81]" office:value-type="float" office:value="0.07878265" calcext:value-type="float">
            <text:p>0.07878265</text:p>
          </table:table-cell>
          <table:table-cell table:formula="of:=[$fullres.AQ81]-[$halfres.AQ81]" office:value-type="float" office:value="0.66740509" calcext:value-type="float">
            <text:p>0.66740509</text:p>
          </table:table-cell>
          <table:table-cell table:formula="of:=[$fullres.AR81]-[$halfres.AR81]" office:value-type="float" office:value="1.23163748" calcext:value-type="float">
            <text:p>1.23163748</text:p>
          </table:table-cell>
          <table:table-cell table:formula="of:=[$fullres.AS81]-[$halfres.AS81]" office:value-type="float" office:value="0" calcext:value-type="float">
            <text:p>0</text:p>
          </table:table-cell>
          <table:table-cell table:formula="of:=[$fullres.AT81]-[$halfres.AT81]" office:value-type="float" office:value="0" calcext:value-type="float">
            <text:p>0</text:p>
          </table:table-cell>
          <table:table-cell table:formula="of:=[$fullres.AU81]-[$halfres.AU81]" office:value-type="float" office:value="0.86215576" calcext:value-type="float">
            <text:p>0.86215576</text:p>
          </table:table-cell>
          <table:table-cell table:formula="of:=[$fullres.AV81]-[$halfres.AV81]" office:value-type="float" office:value="0.3132749" calcext:value-type="float">
            <text:p>0.3132749</text:p>
          </table:table-cell>
          <table:table-cell table:formula="of:=[$fullres.AW81]-[$halfres.AW81]" office:value-type="float" office:value="0.45672813" calcext:value-type="float">
            <text:p>0.45672813</text:p>
          </table:table-cell>
          <table:table-cell table:formula="of:=[$fullres.AX81]-[$halfres.AX81]" office:value-type="float" office:value="-1.26395838" calcext:value-type="float">
            <text:p>-1.26395838</text:p>
          </table:table-cell>
          <table:table-cell table:formula="of:=[$fullres.AY81]-[$halfres.AY81]" office:value-type="float" office:value="-1.58632612" calcext:value-type="float">
            <text:p>-1.58632612</text:p>
          </table:table-cell>
          <table:table-cell table:formula="of:=[$fullres.AZ81]-[$halfres.AZ81]" office:value-type="float" office:value="-0.931626399999999" calcext:value-type="float">
            <text:p>-0.931626399999999</text:p>
          </table:table-cell>
          <table:table-cell table:formula="of:=[$fullres.BA81]-[$halfres.BA81]" office:value-type="float" office:value="-0.0954346999999984" calcext:value-type="float">
            <text:p>-0.0954346999999984</text:p>
          </table:table-cell>
          <table:table-cell table:formula="of:=[$fullres.BB81]-[$halfres.BB81]" office:value-type="float" office:value="0" calcext:value-type="float">
            <text:p>0</text:p>
          </table:table-cell>
          <table:table-cell table:formula="of:=[$fullres.BC81]-[$halfres.BC81]" office:value-type="float" office:value="0" calcext:value-type="float">
            <text:p>0</text:p>
          </table:table-cell>
          <table:table-cell table:formula="of:=[$fullres.BD81]-[$halfres.BD81]" office:value-type="float" office:value="0" calcext:value-type="float">
            <text:p>0</text:p>
          </table:table-cell>
          <table:table-cell table:formula="of:=[$fullres.BE81]-[$halfres.BE81]" office:value-type="float" office:value="-0.97195994" calcext:value-type="float">
            <text:p>-0.97195994</text:p>
          </table:table-cell>
          <table:table-cell table:formula="of:=[$fullres.BF81]-[$halfres.BF81]" office:value-type="float" office:value="0.206906799999999" calcext:value-type="float">
            <text:p>0.206906799999999</text:p>
          </table:table-cell>
          <table:table-cell table:formula="of:=[$fullres.BG81]-[$halfres.BG81]" office:value-type="float" office:value="0.281265570000002" calcext:value-type="float">
            <text:p>0.281265570000002</text:p>
          </table:table-cell>
          <table:table-cell table:formula="of:=[$fullres.BH81]-[$halfres.BH81]" office:value-type="float" office:value="0.500604549999999" calcext:value-type="float">
            <text:p>0.500604549999999</text:p>
          </table:table-cell>
          <table:table-cell table:formula="of:=[$fullres.BI81]-[$halfres.BI81]" office:value-type="float" office:value="0" calcext:value-type="float">
            <text:p>0</text:p>
          </table:table-cell>
          <table:table-cell table:formula="of:=[$fullres.BJ81]-[$halfres.BJ81]" office:value-type="float" office:value="0" calcext:value-type="float">
            <text:p>0</text:p>
          </table:table-cell>
          <table:table-cell table:formula="of:=[$fullres.BK81]-[$halfres.BK81]" office:value-type="float" office:value="0" calcext:value-type="float">
            <text:p>0</text:p>
          </table:table-cell>
        </table:table-row>
        <table:table-row table:style-name="ro1">
          <table:table-cell table:formula="of:=[$fullres.A82]-[$halfres.A82]" office:value-type="float" office:value="0" calcext:value-type="float">
            <text:p>0</text:p>
          </table:table-cell>
          <table:table-cell table:formula="of:=[$fullres.B82]-[$halfres.B82]" office:value-type="float" office:value="-0.284071920000002" calcext:value-type="float">
            <text:p>-0.284071920000002</text:p>
          </table:table-cell>
          <table:table-cell table:formula="of:=[$fullres.C82]-[$halfres.C82]" office:value-type="float" office:value="-0.865764070000001" calcext:value-type="float">
            <text:p>-0.865764070000001</text:p>
          </table:table-cell>
          <table:table-cell table:formula="of:=[$fullres.D82]-[$halfres.D82]" office:value-type="float" office:value="-0.798955139999997" calcext:value-type="float">
            <text:p>-0.798955139999997</text:p>
          </table:table-cell>
          <table:table-cell table:formula="of:=[$fullres.E82]-[$halfres.E82]" office:value-type="float" office:value="-0.000256789999999993" calcext:value-type="float">
            <text:p>-0.000256789999999993</text:p>
          </table:table-cell>
          <table:table-cell table:formula="of:=[$fullres.F82]-[$halfres.F82]" office:value-type="float" office:value="-0.00646285999999996" calcext:value-type="float">
            <text:p>-0.00646285999999996</text:p>
          </table:table-cell>
          <table:table-cell table:formula="of:=[$fullres.G82]-[$halfres.G82]" office:value-type="float" office:value="0.00485599999999997" calcext:value-type="float">
            <text:p>0.00485599999999997</text:p>
          </table:table-cell>
          <table:table-cell table:formula="of:=[$fullres.H82]-[$halfres.H82]" office:value-type="float" office:value="-2.11570294" calcext:value-type="float">
            <text:p>-2.11570294</text:p>
          </table:table-cell>
          <table:table-cell table:formula="of:=[$fullres.I82]-[$halfres.I82]" office:value-type="float" office:value="21.89482884" calcext:value-type="float">
            <text:p>21.89482884</text:p>
          </table:table-cell>
          <table:table-cell table:formula="of:=[$fullres.J82]-[$halfres.J82]" office:value-type="float" office:value="-12.06117466" calcext:value-type="float">
            <text:p>-12.06117466</text:p>
          </table:table-cell>
          <table:table-cell table:formula="of:=[$fullres.K82]-[$halfres.K82]" office:value-type="float" office:value="-57.14284476" calcext:value-type="float">
            <text:p>-57.14284476</text:p>
          </table:table-cell>
          <table:table-cell table:formula="of:=[$fullres.L82]-[$halfres.L82]" office:value-type="float" office:value="-0.99733079" calcext:value-type="float">
            <text:p>-0.99733079</text:p>
          </table:table-cell>
          <table:table-cell table:formula="of:=[$fullres.M82]-[$halfres.M82]" office:value-type="float" office:value="-28.61959895" calcext:value-type="float">
            <text:p>-28.61959895</text:p>
          </table:table-cell>
          <table:table-cell table:formula="of:=[$fullres.N82]-[$halfres.N82]" office:value-type="float" office:value="-16.7397789" calcext:value-type="float">
            <text:p>-16.7397789</text:p>
          </table:table-cell>
          <table:table-cell table:formula="of:=[$fullres.O82]-[$halfres.O82]" office:value-type="float" office:value="0" calcext:value-type="float">
            <text:p>0</text:p>
          </table:table-cell>
          <table:table-cell table:formula="of:=[$fullres.P82]-[$halfres.P82]" office:value-type="float" office:value="-7.97394831" calcext:value-type="float">
            <text:p>-7.97394831</text:p>
          </table:table-cell>
          <table:table-cell table:formula="of:=[$fullres.Q82]-[$halfres.Q82]" office:value-type="float" office:value="-4.42917812" calcext:value-type="float">
            <text:p>-4.42917812</text:p>
          </table:table-cell>
          <table:table-cell table:formula="of:=[$fullres.R82]-[$halfres.R82]" office:value-type="float" office:value="24.83007766" calcext:value-type="float">
            <text:p>24.83007766</text:p>
          </table:table-cell>
          <table:table-cell table:formula="of:=[$fullres.S82]-[$halfres.S82]" office:value-type="float" office:value="-19.68058932" calcext:value-type="float">
            <text:p>-19.68058932</text:p>
          </table:table-cell>
          <table:table-cell table:formula="of:=[$fullres.T82]-[$halfres.T82]" office:value-type="float" office:value="-0.34349108" calcext:value-type="float">
            <text:p>-0.34349108</text:p>
          </table:table-cell>
          <table:table-cell table:formula="of:=[$fullres.U82]-[$halfres.U82]" office:value-type="float" office:value="11.78348206" calcext:value-type="float">
            <text:p>11.78348206</text:p>
          </table:table-cell>
          <table:table-cell table:formula="of:=[$fullres.V82]-[$halfres.V82]" office:value-type="float" office:value="-13.25109516" calcext:value-type="float">
            <text:p>-13.25109516</text:p>
          </table:table-cell>
          <table:table-cell table:formula="of:=[$fullres.W82]-[$halfres.W82]" office:value-type="float" office:value="0" calcext:value-type="float">
            <text:p>0</text:p>
          </table:table-cell>
          <table:table-cell table:formula="of:=[$fullres.X82]-[$halfres.X82]" office:value-type="float" office:value="0.01791583" calcext:value-type="float">
            <text:p>0.01791583</text:p>
          </table:table-cell>
          <table:table-cell table:formula="of:=[$fullres.Y82]-[$halfres.Y82]" office:value-type="float" office:value="0.0949758000000001" calcext:value-type="float">
            <text:p>0.0949758000000001</text:p>
          </table:table-cell>
          <table:table-cell table:formula="of:=[$fullres.Z82]-[$halfres.Z82]" office:value-type="float" office:value="0.1891756" calcext:value-type="float">
            <text:p>0.1891756</text:p>
          </table:table-cell>
          <table:table-cell table:formula="of:=[$fullres.AA82]-[$halfres.AA82]" office:value-type="float" office:value="0.03327149" calcext:value-type="float">
            <text:p>0.03327149</text:p>
          </table:table-cell>
          <table:table-cell table:formula="of:=[$fullres.AB82]-[$halfres.AB82]" office:value-type="float" office:value="0.1263178" calcext:value-type="float">
            <text:p>0.1263178</text:p>
          </table:table-cell>
          <table:table-cell table:formula="of:=[$fullres.AC82]-[$halfres.AC82]" office:value-type="float" office:value="0.20099908" calcext:value-type="float">
            <text:p>0.20099908</text:p>
          </table:table-cell>
          <table:table-cell table:formula="of:=[$fullres.AD82]-[$halfres.AD82]" office:value-type="float" office:value="0.02943392" calcext:value-type="float">
            <text:p>0.02943392</text:p>
          </table:table-cell>
          <table:table-cell table:formula="of:=[$fullres.AE82]-[$halfres.AE82]" office:value-type="float" office:value="0.23092415" calcext:value-type="float">
            <text:p>0.23092415</text:p>
          </table:table-cell>
          <table:table-cell table:formula="of:=[$fullres.AF82]-[$halfres.AF82]" office:value-type="float" office:value="0.20099908" calcext:value-type="float">
            <text:p>0.20099908</text:p>
          </table:table-cell>
          <table:table-cell table:formula="of:=[$fullres.AG82]-[$halfres.AG82]" office:value-type="float" office:value="0.020476" calcext:value-type="float">
            <text:p>0.020476</text:p>
          </table:table-cell>
          <table:table-cell table:formula="of:=[$fullres.AH82]-[$halfres.AH82]" office:value-type="float" office:value="0.23092415" calcext:value-type="float">
            <text:p>0.23092415</text:p>
          </table:table-cell>
          <table:table-cell table:formula="of:=[$fullres.AI82]-[$halfres.AI82]" office:value-type="float" office:value="0.16552865" calcext:value-type="float">
            <text:p>0.16552865</text:p>
          </table:table-cell>
          <table:table-cell table:formula="of:=[$fullres.AJ82]-[$halfres.AJ82]" office:value-type="float" office:value="0.01663664" calcext:value-type="float">
            <text:p>0.01663664</text:p>
          </table:table-cell>
          <table:table-cell table:formula="of:=[$fullres.AK82]-[$halfres.AK82]" office:value-type="float" office:value="0.19367464" calcext:value-type="float">
            <text:p>0.19367464</text:p>
          </table:table-cell>
          <table:table-cell table:formula="of:=[$fullres.AL82]-[$halfres.AL82]" office:value-type="float" office:value="0.15370518" calcext:value-type="float">
            <text:p>0.15370518</text:p>
          </table:table-cell>
          <table:table-cell table:formula="of:=[$fullres.AM82]-[$halfres.AM82]" office:value-type="float" office:value="0.0102371" calcext:value-type="float">
            <text:p>0.0102371</text:p>
          </table:table-cell>
          <table:table-cell table:formula="of:=[$fullres.AN82]-[$halfres.AN82]" office:value-type="float" office:value="0.1471175" calcext:value-type="float">
            <text:p>0.1471175</text:p>
          </table:table-cell>
          <table:table-cell table:formula="of:=[$fullres.AO82]-[$halfres.AO82]" office:value-type="float" office:value="0.1418817" calcext:value-type="float">
            <text:p>0.1418817</text:p>
          </table:table-cell>
          <table:table-cell table:formula="of:=[$fullres.AP82]-[$halfres.AP82]" office:value-type="float" office:value="0.127971" calcext:value-type="float">
            <text:p>0.127971</text:p>
          </table:table-cell>
          <table:table-cell table:formula="of:=[$fullres.AQ82]-[$halfres.AQ82]" office:value-type="float" office:value="1.07438519" calcext:value-type="float">
            <text:p>1.07438519</text:p>
          </table:table-cell>
          <table:table-cell table:formula="of:=[$fullres.AR82]-[$halfres.AR82]" office:value-type="float" office:value="1.05213794" calcext:value-type="float">
            <text:p>1.05213794</text:p>
          </table:table-cell>
          <table:table-cell table:formula="of:=[$fullres.AS82]-[$halfres.AS82]" office:value-type="float" office:value="0" calcext:value-type="float">
            <text:p>0</text:p>
          </table:table-cell>
          <table:table-cell table:formula="of:=[$fullres.AT82]-[$halfres.AT82]" office:value-type="float" office:value="0" calcext:value-type="float">
            <text:p>0</text:p>
          </table:table-cell>
          <table:table-cell table:formula="of:=[$fullres.AU82]-[$halfres.AU82]" office:value-type="float" office:value="0.780541999999999" calcext:value-type="float">
            <text:p>0.780541999999999</text:p>
          </table:table-cell>
          <table:table-cell table:formula="of:=[$fullres.AV82]-[$halfres.AV82]" office:value-type="float" office:value="-0.46806174" calcext:value-type="float">
            <text:p>-0.46806174</text:p>
          </table:table-cell>
          <table:table-cell table:formula="of:=[$fullres.AW82]-[$halfres.AW82]" office:value-type="float" office:value="0.15146743" calcext:value-type="float">
            <text:p>0.15146743</text:p>
          </table:table-cell>
          <table:table-cell table:formula="of:=[$fullres.AX82]-[$halfres.AX82]" office:value-type="float" office:value="-1.54987296" calcext:value-type="float">
            <text:p>-1.54987296</text:p>
          </table:table-cell>
          <table:table-cell table:formula="of:=[$fullres.AY82]-[$halfres.AY82]" office:value-type="float" office:value="-1.66822753" calcext:value-type="float">
            <text:p>-1.66822753</text:p>
          </table:table-cell>
          <table:table-cell table:formula="of:=[$fullres.AZ82]-[$halfres.AZ82]" office:value-type="float" office:value="-1.32661739" calcext:value-type="float">
            <text:p>-1.32661739</text:p>
          </table:table-cell>
          <table:table-cell table:formula="of:=[$fullres.BA82]-[$halfres.BA82]" office:value-type="float" office:value="-0.0648670700000054" calcext:value-type="float">
            <text:p>-0.0648670700000054</text:p>
          </table:table-cell>
          <table:table-cell table:formula="of:=[$fullres.BB82]-[$halfres.BB82]" office:value-type="float" office:value="0" calcext:value-type="float">
            <text:p>0</text:p>
          </table:table-cell>
          <table:table-cell table:formula="of:=[$fullres.BC82]-[$halfres.BC82]" office:value-type="float" office:value="0" calcext:value-type="float">
            <text:p>0</text:p>
          </table:table-cell>
          <table:table-cell table:formula="of:=[$fullres.BD82]-[$halfres.BD82]" office:value-type="float" office:value="0" calcext:value-type="float">
            <text:p>0</text:p>
          </table:table-cell>
          <table:table-cell table:formula="of:=[$fullres.BE82]-[$halfres.BE82]" office:value-type="float" office:value="-0.8762682" calcext:value-type="float">
            <text:p>-0.8762682</text:p>
          </table:table-cell>
          <table:table-cell table:formula="of:=[$fullres.BF82]-[$halfres.BF82]" office:value-type="float" office:value="0.337394360000005" calcext:value-type="float">
            <text:p>0.337394360000005</text:p>
          </table:table-cell>
          <table:table-cell table:formula="of:=[$fullres.BG82]-[$halfres.BG82]" office:value-type="float" office:value="0.2754531" calcext:value-type="float">
            <text:p>0.2754531</text:p>
          </table:table-cell>
          <table:table-cell table:formula="of:=[$fullres.BH82]-[$halfres.BH82]" office:value-type="float" office:value="0.55686996" calcext:value-type="float">
            <text:p>0.55686996</text:p>
          </table:table-cell>
          <table:table-cell table:formula="of:=[$fullres.BI82]-[$halfres.BI82]" office:value-type="float" office:value="0" calcext:value-type="float">
            <text:p>0</text:p>
          </table:table-cell>
          <table:table-cell table:formula="of:=[$fullres.BJ82]-[$halfres.BJ82]" office:value-type="float" office:value="0" calcext:value-type="float">
            <text:p>0</text:p>
          </table:table-cell>
          <table:table-cell table:formula="of:=[$fullres.BK82]-[$halfres.BK82]" office:value-type="float" office:value="0" calcext:value-type="float">
            <text:p>0</text:p>
          </table:table-cell>
        </table:table-row>
        <table:table-row table:style-name="ro1">
          <table:table-cell table:formula="of:=[$fullres.A83]-[$halfres.A83]" office:value-type="float" office:value="0" calcext:value-type="float">
            <text:p>0</text:p>
          </table:table-cell>
          <table:table-cell table:formula="of:=[$fullres.B83]-[$halfres.B83]" office:value-type="float" office:value="-0.688051529999999" calcext:value-type="float">
            <text:p>-0.688051529999999</text:p>
          </table:table-cell>
          <table:table-cell table:formula="of:=[$fullres.C83]-[$halfres.C83]" office:value-type="float" office:value="-0.900590879999999" calcext:value-type="float">
            <text:p>-0.900590879999999</text:p>
          </table:table-cell>
          <table:table-cell table:formula="of:=[$fullres.D83]-[$halfres.D83]" office:value-type="float" office:value="-0.651906570000001" calcext:value-type="float">
            <text:p>-0.651906570000001</text:p>
          </table:table-cell>
          <table:table-cell table:formula="of:=[$fullres.E83]-[$halfres.E83]" office:value-type="float" office:value="-0.000172129999999993" calcext:value-type="float">
            <text:p>-0.000172129999999993</text:p>
          </table:table-cell>
          <table:table-cell table:formula="of:=[$fullres.F83]-[$halfres.F83]" office:value-type="float" office:value="-0.00641800999999997" calcext:value-type="float">
            <text:p>-0.00641800999999997</text:p>
          </table:table-cell>
          <table:table-cell table:formula="of:=[$fullres.G83]-[$halfres.G83]" office:value-type="float" office:value="0.00408397999999999" calcext:value-type="float">
            <text:p>0.00408397999999999</text:p>
          </table:table-cell>
          <table:table-cell table:formula="of:=[$fullres.H83]-[$halfres.H83]" office:value-type="float" office:value="-4.25776635" calcext:value-type="float">
            <text:p>-4.25776635</text:p>
          </table:table-cell>
          <table:table-cell table:formula="of:=[$fullres.I83]-[$halfres.I83]" office:value-type="float" office:value="20.89068449" calcext:value-type="float">
            <text:p>20.89068449</text:p>
          </table:table-cell>
          <table:table-cell table:formula="of:=[$fullres.J83]-[$halfres.J83]" office:value-type="float" office:value="-15.371697" calcext:value-type="float">
            <text:p>-15.371697</text:p>
          </table:table-cell>
          <table:table-cell table:formula="of:=[$fullres.K83]-[$halfres.K83]" office:value-type="float" office:value="-56.57155125" calcext:value-type="float">
            <text:p>-56.57155125</text:p>
          </table:table-cell>
          <table:table-cell table:formula="of:=[$fullres.L83]-[$halfres.L83]" office:value-type="float" office:value="-0.98735983" calcext:value-type="float">
            <text:p>-0.98735983</text:p>
          </table:table-cell>
          <table:table-cell table:formula="of:=[$fullres.M83]-[$halfres.M83]" office:value-type="float" office:value="-27.61011863" calcext:value-type="float">
            <text:p>-27.61011863</text:p>
          </table:table-cell>
          <table:table-cell table:formula="of:=[$fullres.N83]-[$halfres.N83]" office:value-type="float" office:value="-16.90788448" calcext:value-type="float">
            <text:p>-16.90788448</text:p>
          </table:table-cell>
          <table:table-cell table:formula="of:=[$fullres.O83]-[$halfres.O83]" office:value-type="float" office:value="0" calcext:value-type="float">
            <text:p>0</text:p>
          </table:table-cell>
          <table:table-cell table:formula="of:=[$fullres.P83]-[$halfres.P83]" office:value-type="float" office:value="-11.74914975" calcext:value-type="float">
            <text:p>-11.74914975</text:p>
          </table:table-cell>
          <table:table-cell table:formula="of:=[$fullres.Q83]-[$halfres.Q83]" office:value-type="float" office:value="-2.06204144" calcext:value-type="float">
            <text:p>-2.06204144</text:p>
          </table:table-cell>
          <table:table-cell table:formula="of:=[$fullres.R83]-[$halfres.R83]" office:value-type="float" office:value="21.06543267" calcext:value-type="float">
            <text:p>21.06543267</text:p>
          </table:table-cell>
          <table:table-cell table:formula="of:=[$fullres.S83]-[$halfres.S83]" office:value-type="float" office:value="-20.64316827" calcext:value-type="float">
            <text:p>-20.64316827</text:p>
          </table:table-cell>
          <table:table-cell table:formula="of:=[$fullres.T83]-[$halfres.T83]" office:value-type="float" office:value="-0.36029125" calcext:value-type="float">
            <text:p>-0.36029125</text:p>
          </table:table-cell>
          <table:table-cell table:formula="of:=[$fullres.U83]-[$halfres.U83]" office:value-type="float" office:value="12.21761514" calcext:value-type="float">
            <text:p>12.21761514</text:p>
          </table:table-cell>
          <table:table-cell table:formula="of:=[$fullres.V83]-[$halfres.V83]" office:value-type="float" office:value="-12.81352313" calcext:value-type="float">
            <text:p>-12.81352313</text:p>
          </table:table-cell>
          <table:table-cell table:formula="of:=[$fullres.W83]-[$halfres.W83]" office:value-type="float" office:value="0" calcext:value-type="float">
            <text:p>0</text:p>
          </table:table-cell>
          <table:table-cell table:formula="of:=[$fullres.X83]-[$halfres.X83]" office:value-type="float" office:value="0.0256196" calcext:value-type="float">
            <text:p>0.0256196</text:p>
          </table:table-cell>
          <table:table-cell table:formula="of:=[$fullres.Y83]-[$halfres.Y83]" office:value-type="float" office:value="0.14303489" calcext:value-type="float">
            <text:p>0.14303489</text:p>
          </table:table-cell>
          <table:table-cell table:formula="of:=[$fullres.Z83]-[$halfres.Z83]" office:value-type="float" office:value="0.20552776" calcext:value-type="float">
            <text:p>0.20552776</text:p>
          </table:table-cell>
          <table:table-cell table:formula="of:=[$fullres.AA83]-[$halfres.AA83]" office:value-type="float" office:value="0.04757816" calcext:value-type="float">
            <text:p>0.04757816</text:p>
          </table:table-cell>
          <table:table-cell table:formula="of:=[$fullres.AB83]-[$halfres.AB83]" office:value-type="float" office:value="0.1902364" calcext:value-type="float">
            <text:p>0.1902364</text:p>
          </table:table-cell>
          <table:table-cell table:formula="of:=[$fullres.AC83]-[$halfres.AC83]" office:value-type="float" office:value="0.21837326" calcext:value-type="float">
            <text:p>0.21837326</text:p>
          </table:table-cell>
          <table:table-cell table:formula="of:=[$fullres.AD83]-[$halfres.AD83]" office:value-type="float" office:value="0.04209044" calcext:value-type="float">
            <text:p>0.04209044</text:p>
          </table:table-cell>
          <table:table-cell table:formula="of:=[$fullres.AE83]-[$halfres.AE83]" office:value-type="float" office:value="0.34777503" calcext:value-type="float">
            <text:p>0.34777503</text:p>
          </table:table-cell>
          <table:table-cell table:formula="of:=[$fullres.AF83]-[$halfres.AF83]" office:value-type="float" office:value="0.21837326" calcext:value-type="float">
            <text:p>0.21837326</text:p>
          </table:table-cell>
          <table:table-cell table:formula="of:=[$fullres.AG83]-[$halfres.AG83]" office:value-type="float" office:value="0.02928065" calcext:value-type="float">
            <text:p>0.02928065</text:p>
          </table:table-cell>
          <table:table-cell table:formula="of:=[$fullres.AH83]-[$halfres.AH83]" office:value-type="float" office:value="0.34777503" calcext:value-type="float">
            <text:p>0.34777503</text:p>
          </table:table-cell>
          <table:table-cell table:formula="of:=[$fullres.AI83]-[$halfres.AI83]" office:value-type="float" office:value="0.17983679" calcext:value-type="float">
            <text:p>0.17983679</text:p>
          </table:table-cell>
          <table:table-cell table:formula="of:=[$fullres.AJ83]-[$halfres.AJ83]" office:value-type="float" office:value="0.02379036" calcext:value-type="float">
            <text:p>0.02379036</text:p>
          </table:table-cell>
          <table:table-cell table:formula="of:=[$fullres.AK83]-[$halfres.AK83]" office:value-type="float" office:value="0.29167675" calcext:value-type="float">
            <text:p>0.29167675</text:p>
          </table:table-cell>
          <table:table-cell table:formula="of:=[$fullres.AL83]-[$halfres.AL83]" office:value-type="float" office:value="0.16699131" calcext:value-type="float">
            <text:p>0.16699131</text:p>
          </table:table-cell>
          <table:table-cell table:formula="of:=[$fullres.AM83]-[$halfres.AM83]" office:value-type="float" office:value="0.01463904" calcext:value-type="float">
            <text:p>0.01463904</text:p>
          </table:table-cell>
          <table:table-cell table:formula="of:=[$fullres.AN83]-[$halfres.AN83]" office:value-type="float" office:value="0.22156105" calcext:value-type="float">
            <text:p>0.22156105</text:p>
          </table:table-cell>
          <table:table-cell table:formula="of:=[$fullres.AO83]-[$halfres.AO83]" office:value-type="float" office:value="0.15414583" calcext:value-type="float">
            <text:p>0.15414583</text:p>
          </table:table-cell>
          <table:table-cell table:formula="of:=[$fullres.AP83]-[$halfres.AP83]" office:value-type="float" office:value="0.18299825" calcext:value-type="float">
            <text:p>0.18299825</text:p>
          </table:table-cell>
          <table:table-cell table:formula="of:=[$fullres.AQ83]-[$halfres.AQ83]" office:value-type="float" office:value="1.61803927" calcext:value-type="float">
            <text:p>1.61803927</text:p>
          </table:table-cell>
          <table:table-cell table:formula="of:=[$fullres.AR83]-[$halfres.AR83]" office:value-type="float" office:value="1.14308378" calcext:value-type="float">
            <text:p>1.14308378</text:p>
          </table:table-cell>
          <table:table-cell table:formula="of:=[$fullres.AS83]-[$halfres.AS83]" office:value-type="float" office:value="0" calcext:value-type="float">
            <text:p>0</text:p>
          </table:table-cell>
          <table:table-cell table:formula="of:=[$fullres.AT83]-[$halfres.AT83]" office:value-type="float" office:value="0" calcext:value-type="float">
            <text:p>0</text:p>
          </table:table-cell>
          <table:table-cell table:formula="of:=[$fullres.AU83]-[$halfres.AU83]" office:value-type="float" office:value="0.646926659999998" calcext:value-type="float">
            <text:p>0.646926659999998</text:p>
          </table:table-cell>
          <table:table-cell table:formula="of:=[$fullres.AV83]-[$halfres.AV83]" office:value-type="float" office:value="-1.0156687" calcext:value-type="float">
            <text:p>-1.0156687</text:p>
          </table:table-cell>
          <table:table-cell table:formula="of:=[$fullres.AW83]-[$halfres.AW83]" office:value-type="float" office:value="0.41653747" calcext:value-type="float">
            <text:p>0.41653747</text:p>
          </table:table-cell>
          <table:table-cell table:formula="of:=[$fullres.AX83]-[$halfres.AX83]" office:value-type="float" office:value="-1.77406642" calcext:value-type="float">
            <text:p>-1.77406642</text:p>
          </table:table-cell>
          <table:table-cell table:formula="of:=[$fullres.AY83]-[$halfres.AY83]" office:value-type="float" office:value="-1.64550628" calcext:value-type="float">
            <text:p>-1.64550628</text:p>
          </table:table-cell>
          <table:table-cell table:formula="of:=[$fullres.AZ83]-[$halfres.AZ83]" office:value-type="float" office:value="-1.64270129000001" calcext:value-type="float">
            <text:p>-1.64270129000001</text:p>
          </table:table-cell>
          <table:table-cell table:formula="of:=[$fullres.BA83]-[$halfres.BA83]" office:value-type="float" office:value="-0.0253961499999917" calcext:value-type="float">
            <text:p>-0.0253961499999917</text:p>
          </table:table-cell>
          <table:table-cell table:formula="of:=[$fullres.BB83]-[$halfres.BB83]" office:value-type="float" office:value="0" calcext:value-type="float">
            <text:p>0</text:p>
          </table:table-cell>
          <table:table-cell table:formula="of:=[$fullres.BC83]-[$halfres.BC83]" office:value-type="float" office:value="0" calcext:value-type="float">
            <text:p>0</text:p>
          </table:table-cell>
          <table:table-cell table:formula="of:=[$fullres.BD83]-[$halfres.BD83]" office:value-type="float" office:value="0" calcext:value-type="float">
            <text:p>0</text:p>
          </table:table-cell>
          <table:table-cell table:formula="of:=[$fullres.BE83]-[$halfres.BE83]" office:value-type="float" office:value="-0.66485834" calcext:value-type="float">
            <text:p>-0.66485834</text:p>
          </table:table-cell>
          <table:table-cell table:formula="of:=[$fullres.BF83]-[$halfres.BF83]" office:value-type="float" office:value="0.505048250000002" calcext:value-type="float">
            <text:p>0.505048250000002</text:p>
          </table:table-cell>
          <table:table-cell table:formula="of:=[$fullres.BG83]-[$halfres.BG83]" office:value-type="float" office:value="0.333619800000001" calcext:value-type="float">
            <text:p>0.333619800000001</text:p>
          </table:table-cell>
          <table:table-cell table:formula="of:=[$fullres.BH83]-[$halfres.BH83]" office:value-type="float" office:value="0.471048010000004" calcext:value-type="float">
            <text:p>0.471048010000004</text:p>
          </table:table-cell>
          <table:table-cell table:formula="of:=[$fullres.BI83]-[$halfres.BI83]" office:value-type="float" office:value="0" calcext:value-type="float">
            <text:p>0</text:p>
          </table:table-cell>
          <table:table-cell table:formula="of:=[$fullres.BJ83]-[$halfres.BJ83]" office:value-type="float" office:value="0" calcext:value-type="float">
            <text:p>0</text:p>
          </table:table-cell>
          <table:table-cell table:formula="of:=[$fullres.BK83]-[$halfres.BK83]" office:value-type="float" office:value="0" calcext:value-type="float">
            <text:p>0</text:p>
          </table:table-cell>
        </table:table-row>
        <table:table-row table:style-name="ro1">
          <table:table-cell table:formula="of:=[$fullres.A84]-[$halfres.A84]" office:value-type="float" office:value="0" calcext:value-type="float">
            <text:p>0</text:p>
          </table:table-cell>
          <table:table-cell table:formula="of:=[$fullres.B84]-[$halfres.B84]" office:value-type="float" office:value="-0.92631033" calcext:value-type="float">
            <text:p>-0.92631033</text:p>
          </table:table-cell>
          <table:table-cell table:formula="of:=[$fullres.C84]-[$halfres.C84]" office:value-type="float" office:value="-0.883338310000003" calcext:value-type="float">
            <text:p>-0.883338310000003</text:p>
          </table:table-cell>
          <table:table-cell table:formula="of:=[$fullres.D84]-[$halfres.D84]" office:value-type="float" office:value="-0.64310484" calcext:value-type="float">
            <text:p>-0.64310484</text:p>
          </table:table-cell>
          <table:table-cell table:formula="of:=[$fullres.E84]-[$halfres.E84]" office:value-type="float" office:value="-0.000291089999999994" calcext:value-type="float">
            <text:p>-0.000291089999999994</text:p>
          </table:table-cell>
          <table:table-cell table:formula="of:=[$fullres.F84]-[$halfres.F84]" office:value-type="float" office:value="-0.00585131999999999" calcext:value-type="float">
            <text:p>-0.00585131999999999</text:p>
          </table:table-cell>
          <table:table-cell table:formula="of:=[$fullres.G84]-[$halfres.G84]" office:value-type="float" office:value="0.00326895999999999" calcext:value-type="float">
            <text:p>0.00326895999999999</text:p>
          </table:table-cell>
          <table:table-cell table:formula="of:=[$fullres.H84]-[$halfres.H84]" office:value-type="float" office:value="-5.31514937" calcext:value-type="float">
            <text:p>-5.31514937</text:p>
          </table:table-cell>
          <table:table-cell table:formula="of:=[$fullres.I84]-[$halfres.I84]" office:value-type="float" office:value="19.20337711" calcext:value-type="float">
            <text:p>19.20337711</text:p>
          </table:table-cell>
          <table:table-cell table:formula="of:=[$fullres.J84]-[$halfres.J84]" office:value-type="float" office:value="-20.65623598" calcext:value-type="float">
            <text:p>-20.65623598</text:p>
          </table:table-cell>
          <table:table-cell table:formula="of:=[$fullres.K84]-[$halfres.K84]" office:value-type="float" office:value="-53.44733898" calcext:value-type="float">
            <text:p>-53.44733898</text:p>
          </table:table-cell>
          <table:table-cell table:formula="of:=[$fullres.L84]-[$halfres.L84]" office:value-type="float" office:value="-0.93283205" calcext:value-type="float">
            <text:p>-0.93283205</text:p>
          </table:table-cell>
          <table:table-cell table:formula="of:=[$fullres.M84]-[$halfres.M84]" office:value-type="float" office:value="-23.69097566" calcext:value-type="float">
            <text:p>-23.69097566</text:p>
          </table:table-cell>
          <table:table-cell table:formula="of:=[$fullres.N84]-[$halfres.N84]" office:value-type="float" office:value="-16.00441817" calcext:value-type="float">
            <text:p>-16.00441817</text:p>
          </table:table-cell>
          <table:table-cell table:formula="of:=[$fullres.O84]-[$halfres.O84]" office:value-type="float" office:value="0" calcext:value-type="float">
            <text:p>0</text:p>
          </table:table-cell>
          <table:table-cell table:formula="of:=[$fullres.P84]-[$halfres.P84]" office:value-type="float" office:value="-14.87466606" calcext:value-type="float">
            <text:p>-14.87466606</text:p>
          </table:table-cell>
          <table:table-cell table:formula="of:=[$fullres.Q84]-[$halfres.Q84]" office:value-type="float" office:value="0.216117880000001" calcext:value-type="float">
            <text:p>0.216117880000001</text:p>
          </table:table-cell>
          <table:table-cell table:formula="of:=[$fullres.R84]-[$halfres.R84]" office:value-type="float" office:value="18.47342396" calcext:value-type="float">
            <text:p>18.47342396</text:p>
          </table:table-cell>
          <table:table-cell table:formula="of:=[$fullres.S84]-[$halfres.S84]" office:value-type="float" office:value="-21.46209281" calcext:value-type="float">
            <text:p>-21.46209281</text:p>
          </table:table-cell>
          <table:table-cell table:formula="of:=[$fullres.T84]-[$halfres.T84]" office:value-type="float" office:value="-0.37458419" calcext:value-type="float">
            <text:p>-0.37458419</text:p>
          </table:table-cell>
          <table:table-cell table:formula="of:=[$fullres.U84]-[$halfres.U84]" office:value-type="float" office:value="12.74470069" calcext:value-type="float">
            <text:p>12.74470069</text:p>
          </table:table-cell>
          <table:table-cell table:formula="of:=[$fullres.V84]-[$halfres.V84]" office:value-type="float" office:value="-12.74342674" calcext:value-type="float">
            <text:p>-12.74342674</text:p>
          </table:table-cell>
          <table:table-cell table:formula="of:=[$fullres.W84]-[$halfres.W84]" office:value-type="float" office:value="0" calcext:value-type="float">
            <text:p>0</text:p>
          </table:table-cell>
          <table:table-cell table:formula="of:=[$fullres.X84]-[$halfres.X84]" office:value-type="float" office:value="0.02905621" calcext:value-type="float">
            <text:p>0.02905621</text:p>
          </table:table-cell>
          <table:table-cell table:formula="of:=[$fullres.Y84]-[$halfres.Y84]" office:value-type="float" office:value="0.16764434" calcext:value-type="float">
            <text:p>0.16764434</text:p>
          </table:table-cell>
          <table:table-cell table:formula="of:=[$fullres.Z84]-[$halfres.Z84]" office:value-type="float" office:value="0.2217207" calcext:value-type="float">
            <text:p>0.2217207</text:p>
          </table:table-cell>
          <table:table-cell table:formula="of:=[$fullres.AA84]-[$halfres.AA84]" office:value-type="float" office:value="0.05396028" calcext:value-type="float">
            <text:p>0.05396028</text:p>
          </table:table-cell>
          <table:table-cell table:formula="of:=[$fullres.AB84]-[$halfres.AB84]" office:value-type="float" office:value="0.22296698" calcext:value-type="float">
            <text:p>0.22296698</text:p>
          </table:table-cell>
          <table:table-cell table:formula="of:=[$fullres.AC84]-[$halfres.AC84]" office:value-type="float" office:value="0.23557825" calcext:value-type="float">
            <text:p>0.23557825</text:p>
          </table:table-cell>
          <table:table-cell table:formula="of:=[$fullres.AD84]-[$halfres.AD84]" office:value-type="float" office:value="0.04773644" calcext:value-type="float">
            <text:p>0.04773644</text:p>
          </table:table-cell>
          <table:table-cell table:formula="of:=[$fullres.AE84]-[$halfres.AE84]" office:value-type="float" office:value="0.40761045" calcext:value-type="float">
            <text:p>0.40761045</text:p>
          </table:table-cell>
          <table:table-cell table:formula="of:=[$fullres.AF84]-[$halfres.AF84]" office:value-type="float" office:value="0.23557825" calcext:value-type="float">
            <text:p>0.23557825</text:p>
          </table:table-cell>
          <table:table-cell table:formula="of:=[$fullres.AG84]-[$halfres.AG84]" office:value-type="float" office:value="0.03320834" calcext:value-type="float">
            <text:p>0.03320834</text:p>
          </table:table-cell>
          <table:table-cell table:formula="of:=[$fullres.AH84]-[$halfres.AH84]" office:value-type="float" office:value="0.40761045" calcext:value-type="float">
            <text:p>0.40761045</text:p>
          </table:table-cell>
          <table:table-cell table:formula="of:=[$fullres.AI84]-[$halfres.AI84]" office:value-type="float" office:value="0.19400561" calcext:value-type="float">
            <text:p>0.19400561</text:p>
          </table:table-cell>
          <table:table-cell table:formula="of:=[$fullres.AJ84]-[$halfres.AJ84]" office:value-type="float" office:value="0.02698159" calcext:value-type="float">
            <text:p>0.02698159</text:p>
          </table:table-cell>
          <table:table-cell table:formula="of:=[$fullres.AK84]-[$halfres.AK84]" office:value-type="float" office:value="0.34186034" calcext:value-type="float">
            <text:p>0.34186034</text:p>
          </table:table-cell>
          <table:table-cell table:formula="of:=[$fullres.AL84]-[$halfres.AL84]" office:value-type="float" office:value="0.18014807" calcext:value-type="float">
            <text:p>0.18014807</text:p>
          </table:table-cell>
          <table:table-cell table:formula="of:=[$fullres.AM84]-[$halfres.AM84]" office:value-type="float" office:value="0.01660272" calcext:value-type="float">
            <text:p>0.01660272</text:p>
          </table:table-cell>
          <table:table-cell table:formula="of:=[$fullres.AN84]-[$halfres.AN84]" office:value-type="float" office:value="0.25968109" calcext:value-type="float">
            <text:p>0.25968109</text:p>
          </table:table-cell>
          <table:table-cell table:formula="of:=[$fullres.AO84]-[$halfres.AO84]" office:value-type="float" office:value="0.16629052" calcext:value-type="float">
            <text:p>0.16629052</text:p>
          </table:table-cell>
          <table:table-cell table:formula="of:=[$fullres.AP84]-[$halfres.AP84]" office:value-type="float" office:value="0.20754558" calcext:value-type="float">
            <text:p>0.20754558</text:p>
          </table:table-cell>
          <table:table-cell table:formula="of:=[$fullres.AQ84]-[$halfres.AQ84]" office:value-type="float" office:value="1.89642631" calcext:value-type="float">
            <text:p>1.89642631</text:p>
          </table:table-cell>
          <table:table-cell table:formula="of:=[$fullres.AR84]-[$halfres.AR84]" office:value-type="float" office:value="1.23314403" calcext:value-type="float">
            <text:p>1.23314403</text:p>
          </table:table-cell>
          <table:table-cell table:formula="of:=[$fullres.AS84]-[$halfres.AS84]" office:value-type="float" office:value="0" calcext:value-type="float">
            <text:p>0</text:p>
          </table:table-cell>
          <table:table-cell table:formula="of:=[$fullres.AT84]-[$halfres.AT84]" office:value-type="float" office:value="0" calcext:value-type="float">
            <text:p>0</text:p>
          </table:table-cell>
          <table:table-cell table:formula="of:=[$fullres.AU84]-[$halfres.AU84]" office:value-type="float" office:value="0.525902859999999" calcext:value-type="float">
            <text:p>0.525902859999999</text:p>
          </table:table-cell>
          <table:table-cell table:formula="of:=[$fullres.AV84]-[$halfres.AV84]" office:value-type="float" office:value="-0.838101409999998" calcext:value-type="float">
            <text:p>-0.838101409999998</text:p>
          </table:table-cell>
          <table:table-cell table:formula="of:=[$fullres.AW84]-[$halfres.AW84]" office:value-type="float" office:value="0.64192087" calcext:value-type="float">
            <text:p>0.64192087</text:p>
          </table:table-cell>
          <table:table-cell table:formula="of:=[$fullres.AX84]-[$halfres.AX84]" office:value-type="float" office:value="-1.71049785" calcext:value-type="float">
            <text:p>-1.71049785</text:p>
          </table:table-cell>
          <table:table-cell table:formula="of:=[$fullres.AY84]-[$halfres.AY84]" office:value-type="float" office:value="-1.47205021" calcext:value-type="float">
            <text:p>-1.47205021</text:p>
          </table:table-cell>
          <table:table-cell table:formula="of:=[$fullres.AZ84]-[$halfres.AZ84]" office:value-type="float" office:value="-1.64405187" calcext:value-type="float">
            <text:p>-1.64405187</text:p>
          </table:table-cell>
          <table:table-cell table:formula="of:=[$fullres.BA84]-[$halfres.BA84]" office:value-type="float" office:value="0.0255374000000046" calcext:value-type="float">
            <text:p>0.0255374000000046</text:p>
          </table:table-cell>
          <table:table-cell table:formula="of:=[$fullres.BB84]-[$halfres.BB84]" office:value-type="float" office:value="0" calcext:value-type="float">
            <text:p>0</text:p>
          </table:table-cell>
          <table:table-cell table:formula="of:=[$fullres.BC84]-[$halfres.BC84]" office:value-type="float" office:value="0" calcext:value-type="float">
            <text:p>0</text:p>
          </table:table-cell>
          <table:table-cell table:formula="of:=[$fullres.BD84]-[$halfres.BD84]" office:value-type="float" office:value="0" calcext:value-type="float">
            <text:p>0</text:p>
          </table:table-cell>
          <table:table-cell table:formula="of:=[$fullres.BE84]-[$halfres.BE84]" office:value-type="float" office:value="-0.52211639" calcext:value-type="float">
            <text:p>-0.52211639</text:p>
          </table:table-cell>
          <table:table-cell table:formula="of:=[$fullres.BF84]-[$halfres.BF84]" office:value-type="float" office:value="0.584928160000004" calcext:value-type="float">
            <text:p>0.584928160000004</text:p>
          </table:table-cell>
          <table:table-cell table:formula="of:=[$fullres.BG84]-[$halfres.BG84]" office:value-type="float" office:value="0.26009305" calcext:value-type="float">
            <text:p>0.26009305</text:p>
          </table:table-cell>
          <table:table-cell table:formula="of:=[$fullres.BH84]-[$halfres.BH84]" office:value-type="float" office:value="0.379752280000005" calcext:value-type="float">
            <text:p>0.379752280000005</text:p>
          </table:table-cell>
          <table:table-cell table:formula="of:=[$fullres.BI84]-[$halfres.BI84]" office:value-type="float" office:value="0" calcext:value-type="float">
            <text:p>0</text:p>
          </table:table-cell>
          <table:table-cell table:formula="of:=[$fullres.BJ84]-[$halfres.BJ84]" office:value-type="float" office:value="0" calcext:value-type="float">
            <text:p>0</text:p>
          </table:table-cell>
          <table:table-cell table:formula="of:=[$fullres.BK84]-[$halfres.BK84]" office:value-type="float" office:value="0" calcext:value-type="float">
            <text:p>0</text:p>
          </table:table-cell>
        </table:table-row>
        <table:table-row table:style-name="ro1">
          <table:table-cell table:formula="of:=[$fullres.A85]-[$halfres.A85]" office:value-type="float" office:value="0" calcext:value-type="float">
            <text:p>0</text:p>
          </table:table-cell>
          <table:table-cell table:formula="of:=[$fullres.B85]-[$halfres.B85]" office:value-type="float" office:value="-0.927463669999998" calcext:value-type="float">
            <text:p>-0.927463669999998</text:p>
          </table:table-cell>
          <table:table-cell table:formula="of:=[$fullres.C85]-[$halfres.C85]" office:value-type="float" office:value="-0.746338120000001" calcext:value-type="float">
            <text:p>-0.746338120000001</text:p>
          </table:table-cell>
          <table:table-cell table:formula="of:=[$fullres.D85]-[$halfres.D85]" office:value-type="float" office:value="-0.406046279999998" calcext:value-type="float">
            <text:p>-0.406046279999998</text:p>
          </table:table-cell>
          <table:table-cell table:formula="of:=[$fullres.E85]-[$halfres.E85]" office:value-type="float" office:value="0.0000143800000000013" calcext:value-type="float">
            <text:p>1.43800000000013E-05</text:p>
          </table:table-cell>
          <table:table-cell table:formula="of:=[$fullres.F85]-[$halfres.F85]" office:value-type="float" office:value="-0.00505935000000002" calcext:value-type="float">
            <text:p>-0.00505935000000002</text:p>
          </table:table-cell>
          <table:table-cell table:formula="of:=[$fullres.G85]-[$halfres.G85]" office:value-type="float" office:value="0.00244912000000008" calcext:value-type="float">
            <text:p>0.00244912000000008</text:p>
          </table:table-cell>
          <table:table-cell table:formula="of:=[$fullres.H85]-[$halfres.H85]" office:value-type="float" office:value="-5.98493239" calcext:value-type="float">
            <text:p>-5.98493239</text:p>
          </table:table-cell>
          <table:table-cell table:formula="of:=[$fullres.I85]-[$halfres.I85]" office:value-type="float" office:value="17.15562942" calcext:value-type="float">
            <text:p>17.15562942</text:p>
          </table:table-cell>
          <table:table-cell table:formula="of:=[$fullres.J85]-[$halfres.J85]" office:value-type="float" office:value="-26.05539963" calcext:value-type="float">
            <text:p>-26.05539963</text:p>
          </table:table-cell>
          <table:table-cell table:formula="of:=[$fullres.K85]-[$halfres.K85]" office:value-type="float" office:value="-48.89838184" calcext:value-type="float">
            <text:p>-48.89838184</text:p>
          </table:table-cell>
          <table:table-cell table:formula="of:=[$fullres.L85]-[$halfres.L85]" office:value-type="float" office:value="-0.85343776" calcext:value-type="float">
            <text:p>-0.85343776</text:p>
          </table:table-cell>
          <table:table-cell table:formula="of:=[$fullres.M85]-[$halfres.M85]" office:value-type="float" office:value="-18.7173901" calcext:value-type="float">
            <text:p>-18.7173901</text:p>
          </table:table-cell>
          <table:table-cell table:formula="of:=[$fullres.N85]-[$halfres.N85]" office:value-type="float" office:value="-14.88541139" calcext:value-type="float">
            <text:p>-14.88541139</text:p>
          </table:table-cell>
          <table:table-cell table:formula="of:=[$fullres.O85]-[$halfres.O85]" office:value-type="float" office:value="0" calcext:value-type="float">
            <text:p>0</text:p>
          </table:table-cell>
          <table:table-cell table:formula="of:=[$fullres.P85]-[$halfres.P85]" office:value-type="float" office:value="-17.63497286" calcext:value-type="float">
            <text:p>-17.63497286</text:p>
          </table:table-cell>
          <table:table-cell table:formula="of:=[$fullres.Q85]-[$halfres.Q85]" office:value-type="float" office:value="2.07937843" calcext:value-type="float">
            <text:p>2.07937843</text:p>
          </table:table-cell>
          <table:table-cell table:formula="of:=[$fullres.R85]-[$halfres.R85]" office:value-type="float" office:value="17.12754127" calcext:value-type="float">
            <text:p>17.12754127</text:p>
          </table:table-cell>
          <table:table-cell table:formula="of:=[$fullres.S85]-[$halfres.S85]" office:value-type="float" office:value="-22.01452897" calcext:value-type="float">
            <text:p>-22.01452897</text:p>
          </table:table-cell>
          <table:table-cell table:formula="of:=[$fullres.T85]-[$halfres.T85]" office:value-type="float" office:value="-0.38422601" calcext:value-type="float">
            <text:p>-0.38422601</text:p>
          </table:table-cell>
          <table:table-cell table:formula="of:=[$fullres.U85]-[$halfres.U85]" office:value-type="float" office:value="13.68896721" calcext:value-type="float">
            <text:p>13.68896721</text:p>
          </table:table-cell>
          <table:table-cell table:formula="of:=[$fullres.V85]-[$halfres.V85]" office:value-type="float" office:value="-13.0520643" calcext:value-type="float">
            <text:p>-13.0520643</text:p>
          </table:table-cell>
          <table:table-cell table:formula="of:=[$fullres.W85]-[$halfres.W85]" office:value-type="float" office:value="0" calcext:value-type="float">
            <text:p>0</text:p>
          </table:table-cell>
          <table:table-cell table:formula="of:=[$fullres.X85]-[$halfres.X85]" office:value-type="float" office:value="0.03118684" calcext:value-type="float">
            <text:p>0.03118684</text:p>
          </table:table-cell>
          <table:table-cell table:formula="of:=[$fullres.Y85]-[$halfres.Y85]" office:value-type="float" office:value="0.15804215" calcext:value-type="float">
            <text:p>0.15804215</text:p>
          </table:table-cell>
          <table:table-cell table:formula="of:=[$fullres.Z85]-[$halfres.Z85]" office:value-type="float" office:value="0.17221092" calcext:value-type="float">
            <text:p>0.17221092</text:p>
          </table:table-cell>
          <table:table-cell table:formula="of:=[$fullres.AA85]-[$halfres.AA85]" office:value-type="float" office:value="0.05791707" calcext:value-type="float">
            <text:p>0.05791707</text:p>
          </table:table-cell>
          <table:table-cell table:formula="of:=[$fullres.AB85]-[$halfres.AB85]" office:value-type="float" office:value="0.21019607" calcext:value-type="float">
            <text:p>0.21019607</text:p>
          </table:table-cell>
          <table:table-cell table:formula="of:=[$fullres.AC85]-[$halfres.AC85]" office:value-type="float" office:value="0.18297411" calcext:value-type="float">
            <text:p>0.18297411</text:p>
          </table:table-cell>
          <table:table-cell table:formula="of:=[$fullres.AD85]-[$halfres.AD85]" office:value-type="float" office:value="0.05123685" calcext:value-type="float">
            <text:p>0.05123685</text:p>
          </table:table-cell>
          <table:table-cell table:formula="of:=[$fullres.AE85]-[$halfres.AE85]" office:value-type="float" office:value="0.3842637" calcext:value-type="float">
            <text:p>0.3842637</text:p>
          </table:table-cell>
          <table:table-cell table:formula="of:=[$fullres.AF85]-[$halfres.AF85]" office:value-type="float" office:value="0.18297411" calcext:value-type="float">
            <text:p>0.18297411</text:p>
          </table:table-cell>
          <table:table-cell table:formula="of:=[$fullres.AG85]-[$halfres.AG85]" office:value-type="float" office:value="0.03564344" calcext:value-type="float">
            <text:p>0.03564344</text:p>
          </table:table-cell>
          <table:table-cell table:formula="of:=[$fullres.AH85]-[$halfres.AH85]" office:value-type="float" office:value="0.3842637" calcext:value-type="float">
            <text:p>0.3842637</text:p>
          </table:table-cell>
          <table:table-cell table:formula="of:=[$fullres.AI85]-[$halfres.AI85]" office:value-type="float" office:value="0.15068456" calcext:value-type="float">
            <text:p>0.15068456</text:p>
          </table:table-cell>
          <table:table-cell table:formula="of:=[$fullres.AJ85]-[$halfres.AJ85]" office:value-type="float" office:value="0.0289601" calcext:value-type="float">
            <text:p>0.0289601</text:p>
          </table:table-cell>
          <table:table-cell table:formula="of:=[$fullres.AK85]-[$halfres.AK85]" office:value-type="float" office:value="0.32227956" calcext:value-type="float">
            <text:p>0.32227956</text:p>
          </table:table-cell>
          <table:table-cell table:formula="of:=[$fullres.AL85]-[$halfres.AL85]" office:value-type="float" office:value="0.13992138" calcext:value-type="float">
            <text:p>0.13992138</text:p>
          </table:table-cell>
          <table:table-cell table:formula="of:=[$fullres.AM85]-[$halfres.AM85]" office:value-type="float" office:value="0.01782016" calcext:value-type="float">
            <text:p>0.01782016</text:p>
          </table:table-cell>
          <table:table-cell table:formula="of:=[$fullres.AN85]-[$halfres.AN85]" office:value-type="float" office:value="0.2448073" calcext:value-type="float">
            <text:p>0.2448073</text:p>
          </table:table-cell>
          <table:table-cell table:formula="of:=[$fullres.AO85]-[$halfres.AO85]" office:value-type="float" office:value="0.1291582" calcext:value-type="float">
            <text:p>0.1291582</text:p>
          </table:table-cell>
          <table:table-cell table:formula="of:=[$fullres.AP85]-[$halfres.AP85]" office:value-type="float" office:value="0.22276448" calcext:value-type="float">
            <text:p>0.22276448</text:p>
          </table:table-cell>
          <table:table-cell table:formula="of:=[$fullres.AQ85]-[$halfres.AQ85]" office:value-type="float" office:value="1.78780447" calcext:value-type="float">
            <text:p>1.78780447</text:p>
          </table:table-cell>
          <table:table-cell table:formula="of:=[$fullres.AR85]-[$halfres.AR85]" office:value-type="float" office:value="0.95778551" calcext:value-type="float">
            <text:p>0.95778551</text:p>
          </table:table-cell>
          <table:table-cell table:formula="of:=[$fullres.AS85]-[$halfres.AS85]" office:value-type="float" office:value="0" calcext:value-type="float">
            <text:p>0</text:p>
          </table:table-cell>
          <table:table-cell table:formula="of:=[$fullres.AT85]-[$halfres.AT85]" office:value-type="float" office:value="0" calcext:value-type="float">
            <text:p>0</text:p>
          </table:table-cell>
          <table:table-cell table:formula="of:=[$fullres.AU85]-[$halfres.AU85]" office:value-type="float" office:value="1.05061114" calcext:value-type="float">
            <text:p>1.05061114</text:p>
          </table:table-cell>
          <table:table-cell table:formula="of:=[$fullres.AV85]-[$halfres.AV85]" office:value-type="float" office:value="-0.77108086" calcext:value-type="float">
            <text:p>-0.77108086</text:p>
          </table:table-cell>
          <table:table-cell table:formula="of:=[$fullres.AW85]-[$halfres.AW85]" office:value-type="float" office:value="-0.46410032" calcext:value-type="float">
            <text:p>-0.46410032</text:p>
          </table:table-cell>
          <table:table-cell table:formula="of:=[$fullres.AX85]-[$halfres.AX85]" office:value-type="float" office:value="-1.51132747" calcext:value-type="float">
            <text:p>-1.51132747</text:p>
          </table:table-cell>
          <table:table-cell table:formula="of:=[$fullres.AY85]-[$halfres.AY85]" office:value-type="float" office:value="-1.21006878" calcext:value-type="float">
            <text:p>-1.21006878</text:p>
          </table:table-cell>
          <table:table-cell table:formula="of:=[$fullres.AZ85]-[$halfres.AZ85]" office:value-type="float" office:value="-1.46990669" calcext:value-type="float">
            <text:p>-1.46990669</text:p>
          </table:table-cell>
          <table:table-cell table:formula="of:=[$fullres.BA85]-[$halfres.BA85]" office:value-type="float" office:value="0.0500427200000075" calcext:value-type="float">
            <text:p>0.0500427200000075</text:p>
          </table:table-cell>
          <table:table-cell table:formula="of:=[$fullres.BB85]-[$halfres.BB85]" office:value-type="float" office:value="0" calcext:value-type="float">
            <text:p>0</text:p>
          </table:table-cell>
          <table:table-cell table:formula="of:=[$fullres.BC85]-[$halfres.BC85]" office:value-type="float" office:value="0" calcext:value-type="float">
            <text:p>0</text:p>
          </table:table-cell>
          <table:table-cell table:formula="of:=[$fullres.BD85]-[$halfres.BD85]" office:value-type="float" office:value="0" calcext:value-type="float">
            <text:p>0</text:p>
          </table:table-cell>
          <table:table-cell table:formula="of:=[$fullres.BE85]-[$halfres.BE85]" office:value-type="float" office:value="-0.461016040000001" calcext:value-type="float">
            <text:p>-0.461016040000001</text:p>
          </table:table-cell>
          <table:table-cell table:formula="of:=[$fullres.BF85]-[$halfres.BF85]" office:value-type="float" office:value="0.542043979999995" calcext:value-type="float">
            <text:p>0.542043979999995</text:p>
          </table:table-cell>
          <table:table-cell table:formula="of:=[$fullres.BG85]-[$halfres.BG85]" office:value-type="float" office:value="0.18437096" calcext:value-type="float">
            <text:p>0.18437096</text:p>
          </table:table-cell>
          <table:table-cell table:formula="of:=[$fullres.BH85]-[$halfres.BH85]" office:value-type="float" office:value="0.378666090000003" calcext:value-type="float">
            <text:p>0.378666090000003</text:p>
          </table:table-cell>
          <table:table-cell table:formula="of:=[$fullres.BI85]-[$halfres.BI85]" office:value-type="float" office:value="0" calcext:value-type="float">
            <text:p>0</text:p>
          </table:table-cell>
          <table:table-cell table:formula="of:=[$fullres.BJ85]-[$halfres.BJ85]" office:value-type="float" office:value="0" calcext:value-type="float">
            <text:p>0</text:p>
          </table:table-cell>
          <table:table-cell table:formula="of:=[$fullres.BK85]-[$halfres.BK85]" office:value-type="float" office:value="0" calcext:value-type="float">
            <text:p>0</text:p>
          </table:table-cell>
        </table:table-row>
        <table:table-row table:style-name="ro1">
          <table:table-cell table:formula="of:=[$fullres.A86]-[$halfres.A86]" office:value-type="float" office:value="0" calcext:value-type="float">
            <text:p>0</text:p>
          </table:table-cell>
          <table:table-cell table:formula="of:=[$fullres.B86]-[$halfres.B86]" office:value-type="float" office:value="-0.568629469999999" calcext:value-type="float">
            <text:p>-0.568629469999999</text:p>
          </table:table-cell>
          <table:table-cell table:formula="of:=[$fullres.C86]-[$halfres.C86]" office:value-type="float" office:value="-0.483742970000002" calcext:value-type="float">
            <text:p>-0.483742970000002</text:p>
          </table:table-cell>
          <table:table-cell table:formula="of:=[$fullres.D86]-[$halfres.D86]" office:value-type="float" office:value="-0.0812698499999982" calcext:value-type="float">
            <text:p>-0.0812698499999982</text:p>
          </table:table-cell>
          <table:table-cell table:formula="of:=[$fullres.E86]-[$halfres.E86]" office:value-type="float" office:value="0.000428949999999997" calcext:value-type="float">
            <text:p>0.000428949999999997</text:p>
          </table:table-cell>
          <table:table-cell table:formula="of:=[$fullres.F86]-[$halfres.F86]" office:value-type="float" office:value="-0.00410343999999996" calcext:value-type="float">
            <text:p>-0.00410343999999996</text:p>
          </table:table-cell>
          <table:table-cell table:formula="of:=[$fullres.G86]-[$halfres.G86]" office:value-type="float" office:value="0.00200284000000006" calcext:value-type="float">
            <text:p>0.00200284000000006</text:p>
          </table:table-cell>
          <table:table-cell table:formula="of:=[$fullres.H86]-[$halfres.H86]" office:value-type="float" office:value="-7.10457112" calcext:value-type="float">
            <text:p>-7.10457112</text:p>
          </table:table-cell>
          <table:table-cell table:formula="of:=[$fullres.I86]-[$halfres.I86]" office:value-type="float" office:value="15.58134743" calcext:value-type="float">
            <text:p>15.58134743</text:p>
          </table:table-cell>
          <table:table-cell table:formula="of:=[$fullres.J86]-[$halfres.J86]" office:value-type="float" office:value="-28.70800573" calcext:value-type="float">
            <text:p>-28.70800573</text:p>
          </table:table-cell>
          <table:table-cell table:formula="of:=[$fullres.K86]-[$halfres.K86]" office:value-type="float" office:value="-44.58465492" calcext:value-type="float">
            <text:p>-44.58465492</text:p>
          </table:table-cell>
          <table:table-cell table:formula="of:=[$fullres.L86]-[$halfres.L86]" office:value-type="float" office:value="-0.77814902" calcext:value-type="float">
            <text:p>-0.77814902</text:p>
          </table:table-cell>
          <table:table-cell table:formula="of:=[$fullres.M86]-[$halfres.M86]" office:value-type="float" office:value="-14.88378215" calcext:value-type="float">
            <text:p>-14.88378215</text:p>
          </table:table-cell>
          <table:table-cell table:formula="of:=[$fullres.N86]-[$halfres.N86]" office:value-type="float" office:value="-15.62408083" calcext:value-type="float">
            <text:p>-15.62408083</text:p>
          </table:table-cell>
          <table:table-cell table:formula="of:=[$fullres.O86]-[$halfres.O86]" office:value-type="float" office:value="0" calcext:value-type="float">
            <text:p>0</text:p>
          </table:table-cell>
          <table:table-cell table:formula="of:=[$fullres.P86]-[$halfres.P86]" office:value-type="float" office:value="-20.64276304" calcext:value-type="float">
            <text:p>-20.64276304</text:p>
          </table:table-cell>
          <table:table-cell table:formula="of:=[$fullres.Q86]-[$halfres.Q86]" office:value-type="float" office:value="3.34347179" calcext:value-type="float">
            <text:p>3.34347179</text:p>
          </table:table-cell>
          <table:table-cell table:formula="of:=[$fullres.R86]-[$halfres.R86]" office:value-type="float" office:value="16.21105856" calcext:value-type="float">
            <text:p>16.21105856</text:p>
          </table:table-cell>
          <table:table-cell table:formula="of:=[$fullres.S86]-[$halfres.S86]" office:value-type="float" office:value="-22.53737469" calcext:value-type="float">
            <text:p>-22.53737469</text:p>
          </table:table-cell>
          <table:table-cell table:formula="of:=[$fullres.T86]-[$halfres.T86]" office:value-type="float" office:value="-0.39335139" calcext:value-type="float">
            <text:p>-0.39335139</text:p>
          </table:table-cell>
          <table:table-cell table:formula="of:=[$fullres.U86]-[$halfres.U86]" office:value-type="float" office:value="15.02571811" calcext:value-type="float">
            <text:p>15.02571811</text:p>
          </table:table-cell>
          <table:table-cell table:formula="of:=[$fullres.V86]-[$halfres.V86]" office:value-type="float" office:value="-13.52540678" calcext:value-type="float">
            <text:p>-13.52540678</text:p>
          </table:table-cell>
          <table:table-cell table:formula="of:=[$fullres.W86]-[$halfres.W86]" office:value-type="float" office:value="0" calcext:value-type="float">
            <text:p>0</text:p>
          </table:table-cell>
          <table:table-cell table:formula="of:=[$fullres.X86]-[$halfres.X86]" office:value-type="float" office:value="0.03112888" calcext:value-type="float">
            <text:p>0.03112888</text:p>
          </table:table-cell>
          <table:table-cell table:formula="of:=[$fullres.Y86]-[$halfres.Y86]" office:value-type="float" office:value="0.10043783" calcext:value-type="float">
            <text:p>0.10043783</text:p>
          </table:table-cell>
          <table:table-cell table:formula="of:=[$fullres.Z86]-[$halfres.Z86]" office:value-type="float" office:value="0.0764600100000001" calcext:value-type="float">
            <text:p>0.0764600100000001</text:p>
          </table:table-cell>
          <table:table-cell table:formula="of:=[$fullres.AA86]-[$halfres.AA86]" office:value-type="float" office:value="0.05780945" calcext:value-type="float">
            <text:p>0.05780945</text:p>
          </table:table-cell>
          <table:table-cell table:formula="of:=[$fullres.AB86]-[$halfres.AB86]" office:value-type="float" office:value="0.13358232" calcext:value-type="float">
            <text:p>0.13358232</text:p>
          </table:table-cell>
          <table:table-cell table:formula="of:=[$fullres.AC86]-[$halfres.AC86]" office:value-type="float" office:value="0.08123876" calcext:value-type="float">
            <text:p>0.08123876</text:p>
          </table:table-cell>
          <table:table-cell table:formula="of:=[$fullres.AD86]-[$halfres.AD86]" office:value-type="float" office:value="0.05114164" calcext:value-type="float">
            <text:p>0.05114164</text:p>
          </table:table-cell>
          <table:table-cell table:formula="of:=[$fullres.AE86]-[$halfres.AE86]" office:value-type="float" office:value="0.24420454" calcext:value-type="float">
            <text:p>0.24420454</text:p>
          </table:table-cell>
          <table:table-cell table:formula="of:=[$fullres.AF86]-[$halfres.AF86]" office:value-type="float" office:value="0.08123876" calcext:value-type="float">
            <text:p>0.08123876</text:p>
          </table:table-cell>
          <table:table-cell table:formula="of:=[$fullres.AG86]-[$halfres.AG86]" office:value-type="float" office:value="0.0355772" calcext:value-type="float">
            <text:p>0.0355772</text:p>
          </table:table-cell>
          <table:table-cell table:formula="of:=[$fullres.AH86]-[$halfres.AH86]" office:value-type="float" office:value="0.24420454" calcext:value-type="float">
            <text:p>0.24420454</text:p>
          </table:table-cell>
          <table:table-cell table:formula="of:=[$fullres.AI86]-[$halfres.AI86]" office:value-type="float" office:value="0.0669025099999999" calcext:value-type="float">
            <text:p>0.0669025099999999</text:p>
          </table:table-cell>
          <table:table-cell table:formula="of:=[$fullres.AJ86]-[$halfres.AJ86]" office:value-type="float" office:value="0.02890628" calcext:value-type="float">
            <text:p>0.02890628</text:p>
          </table:table-cell>
          <table:table-cell table:formula="of:=[$fullres.AK86]-[$halfres.AK86]" office:value-type="float" office:value="0.20481282" calcext:value-type="float">
            <text:p>0.20481282</text:p>
          </table:table-cell>
          <table:table-cell table:formula="of:=[$fullres.AL86]-[$halfres.AL86]" office:value-type="float" office:value="0.06212376" calcext:value-type="float">
            <text:p>0.06212376</text:p>
          </table:table-cell>
          <table:table-cell table:formula="of:=[$fullres.AM86]-[$halfres.AM86]" office:value-type="float" office:value="0.01778704" calcext:value-type="float">
            <text:p>0.01778704</text:p>
          </table:table-cell>
          <table:table-cell table:formula="of:=[$fullres.AN86]-[$halfres.AN86]" office:value-type="float" office:value="0.1555782" calcext:value-type="float">
            <text:p>0.1555782</text:p>
          </table:table-cell>
          <table:table-cell table:formula="of:=[$fullres.AO86]-[$halfres.AO86]" office:value-type="float" office:value="0.05734501" calcext:value-type="float">
            <text:p>0.05734501</text:p>
          </table:table-cell>
          <table:table-cell table:formula="of:=[$fullres.AP86]-[$halfres.AP86]" office:value-type="float" office:value="0.22235049" calcext:value-type="float">
            <text:p>0.22235049</text:p>
          </table:table-cell>
          <table:table-cell table:formula="of:=[$fullres.AQ86]-[$halfres.AQ86]" office:value-type="float" office:value="1.13617282" calcext:value-type="float">
            <text:p>1.13617282</text:p>
          </table:table-cell>
          <table:table-cell table:formula="of:=[$fullres.AR86]-[$halfres.AR86]" office:value-type="float" office:value="0.42524764" calcext:value-type="float">
            <text:p>0.42524764</text:p>
          </table:table-cell>
          <table:table-cell table:formula="of:=[$fullres.AS86]-[$halfres.AS86]" office:value-type="float" office:value="0" calcext:value-type="float">
            <text:p>0</text:p>
          </table:table-cell>
          <table:table-cell table:formula="of:=[$fullres.AT86]-[$halfres.AT86]" office:value-type="float" office:value="0" calcext:value-type="float">
            <text:p>0</text:p>
          </table:table-cell>
          <table:table-cell table:formula="of:=[$fullres.AU86]-[$halfres.AU86]" office:value-type="float" office:value="0.766450949999999" calcext:value-type="float">
            <text:p>0.766450949999999</text:p>
          </table:table-cell>
          <table:table-cell table:formula="of:=[$fullres.AV86]-[$halfres.AV86]" office:value-type="float" office:value="-0.791658650000001" calcext:value-type="float">
            <text:p>-0.791658650000001</text:p>
          </table:table-cell>
          <table:table-cell table:formula="of:=[$fullres.AW86]-[$halfres.AW86]" office:value-type="float" office:value="-0.201803160000001" calcext:value-type="float">
            <text:p>-0.201803160000001</text:p>
          </table:table-cell>
          <table:table-cell table:formula="of:=[$fullres.AX86]-[$halfres.AX86]" office:value-type="float" office:value="-1.18102834" calcext:value-type="float">
            <text:p>-1.18102834</text:p>
          </table:table-cell>
          <table:table-cell table:formula="of:=[$fullres.AY86]-[$halfres.AY86]" office:value-type="float" office:value="-0.867474299999998" calcext:value-type="float">
            <text:p>-0.867474299999998</text:p>
          </table:table-cell>
          <table:table-cell table:formula="of:=[$fullres.AZ86]-[$halfres.AZ86]" office:value-type="float" office:value="-1.02329047000001" calcext:value-type="float">
            <text:p>-1.02329047000001</text:p>
          </table:table-cell>
          <table:table-cell table:formula="of:=[$fullres.BA86]-[$halfres.BA86]" office:value-type="float" office:value="0.110078759999993" calcext:value-type="float">
            <text:p>0.110078759999993</text:p>
          </table:table-cell>
          <table:table-cell table:formula="of:=[$fullres.BB86]-[$halfres.BB86]" office:value-type="float" office:value="0" calcext:value-type="float">
            <text:p>0</text:p>
          </table:table-cell>
          <table:table-cell table:formula="of:=[$fullres.BC86]-[$halfres.BC86]" office:value-type="float" office:value="0" calcext:value-type="float">
            <text:p>0</text:p>
          </table:table-cell>
          <table:table-cell table:formula="of:=[$fullres.BD86]-[$halfres.BD86]" office:value-type="float" office:value="0" calcext:value-type="float">
            <text:p>0</text:p>
          </table:table-cell>
          <table:table-cell table:formula="of:=[$fullres.BE86]-[$halfres.BE86]" office:value-type="float" office:value="-0.45462908" calcext:value-type="float">
            <text:p>-0.45462908</text:p>
          </table:table-cell>
          <table:table-cell table:formula="of:=[$fullres.BF86]-[$halfres.BF86]" office:value-type="float" office:value="0.289463989999994" calcext:value-type="float">
            <text:p>0.289463989999994</text:p>
          </table:table-cell>
          <table:table-cell table:formula="of:=[$fullres.BG86]-[$halfres.BG86]" office:value-type="float" office:value="0.0678225400000008" calcext:value-type="float">
            <text:p>0.0678225400000008</text:p>
          </table:table-cell>
          <table:table-cell table:formula="of:=[$fullres.BH86]-[$halfres.BH86]" office:value-type="float" office:value="0.371344149999999" calcext:value-type="float">
            <text:p>0.371344149999999</text:p>
          </table:table-cell>
          <table:table-cell table:formula="of:=[$fullres.BI86]-[$halfres.BI86]" office:value-type="float" office:value="0" calcext:value-type="float">
            <text:p>0</text:p>
          </table:table-cell>
          <table:table-cell table:formula="of:=[$fullres.BJ86]-[$halfres.BJ86]" office:value-type="float" office:value="0" calcext:value-type="float">
            <text:p>0</text:p>
          </table:table-cell>
          <table:table-cell table:formula="of:=[$fullres.BK86]-[$halfres.BK86]" office:value-type="float" office:value="0" calcext:value-type="float">
            <text:p>0</text:p>
          </table:table-cell>
        </table:table-row>
        <table:table-row table:style-name="ro1">
          <table:table-cell table:formula="of:=[$fullres.A87]-[$halfres.A87]" office:value-type="float" office:value="0" calcext:value-type="float">
            <text:p>0</text:p>
          </table:table-cell>
          <table:table-cell table:formula="of:=[$fullres.B87]-[$halfres.B87]" office:value-type="float" office:value="-0.0243741199999992" calcext:value-type="float">
            <text:p>-0.0243741199999992</text:p>
          </table:table-cell>
          <table:table-cell table:formula="of:=[$fullres.C87]-[$halfres.C87]" office:value-type="float" office:value="-0.18022684" calcext:value-type="float">
            <text:p>-0.18022684</text:p>
          </table:table-cell>
          <table:table-cell table:formula="of:=[$fullres.D87]-[$halfres.D87]" office:value-type="float" office:value="0.217007659999993" calcext:value-type="float">
            <text:p>0.217007659999993</text:p>
          </table:table-cell>
          <table:table-cell table:formula="of:=[$fullres.E87]-[$halfres.E87]" office:value-type="float" office:value="0.000738320000000001" calcext:value-type="float">
            <text:p>0.000738320000000001</text:p>
          </table:table-cell>
          <table:table-cell table:formula="of:=[$fullres.F87]-[$halfres.F87]" office:value-type="float" office:value="-0.00325485999999997" calcext:value-type="float">
            <text:p>-0.00325485999999997</text:p>
          </table:table-cell>
          <table:table-cell table:formula="of:=[$fullres.G87]-[$halfres.G87]" office:value-type="float" office:value="0.00186801000000003" calcext:value-type="float">
            <text:p>0.00186801000000003</text:p>
          </table:table-cell>
          <table:table-cell table:formula="of:=[$fullres.H87]-[$halfres.H87]" office:value-type="float" office:value="-8.78756822" calcext:value-type="float">
            <text:p>-8.78756822</text:p>
          </table:table-cell>
          <table:table-cell table:formula="of:=[$fullres.I87]-[$halfres.I87]" office:value-type="float" office:value="14.77715238" calcext:value-type="float">
            <text:p>14.77715238</text:p>
          </table:table-cell>
          <table:table-cell table:formula="of:=[$fullres.J87]-[$halfres.J87]" office:value-type="float" office:value="-29.92587606" calcext:value-type="float">
            <text:p>-29.92587606</text:p>
          </table:table-cell>
          <table:table-cell table:formula="of:=[$fullres.K87]-[$halfres.K87]" office:value-type="float" office:value="-41.15061962" calcext:value-type="float">
            <text:p>-41.15061962</text:p>
          </table:table-cell>
          <table:table-cell table:formula="of:=[$fullres.L87]-[$halfres.L87]" office:value-type="float" office:value="-0.71821381" calcext:value-type="float">
            <text:p>-0.71821381</text:p>
          </table:table-cell>
          <table:table-cell table:formula="of:=[$fullres.M87]-[$halfres.M87]" office:value-type="float" office:value="-11.91888147" calcext:value-type="float">
            <text:p>-11.91888147</text:p>
          </table:table-cell>
          <table:table-cell table:formula="of:=[$fullres.N87]-[$halfres.N87]" office:value-type="float" office:value="-16.35336563" calcext:value-type="float">
            <text:p>-16.35336563</text:p>
          </table:table-cell>
          <table:table-cell table:formula="of:=[$fullres.O87]-[$halfres.O87]" office:value-type="float" office:value="0" calcext:value-type="float">
            <text:p>0</text:p>
          </table:table-cell>
          <table:table-cell table:formula="of:=[$fullres.P87]-[$halfres.P87]" office:value-type="float" office:value="-23.99455208" calcext:value-type="float">
            <text:p>-23.99455208</text:p>
          </table:table-cell>
          <table:table-cell table:formula="of:=[$fullres.Q87]-[$halfres.Q87]" office:value-type="float" office:value="4.00966752" calcext:value-type="float">
            <text:p>4.00966752</text:p>
          </table:table-cell>
          <table:table-cell table:formula="of:=[$fullres.R87]-[$halfres.R87]" office:value-type="float" office:value="15.50204901" calcext:value-type="float">
            <text:p>15.50204901</text:p>
          </table:table-cell>
          <table:table-cell table:formula="of:=[$fullres.S87]-[$halfres.S87]" office:value-type="float" office:value="-23.06221571" calcext:value-type="float">
            <text:p>-23.06221571</text:p>
          </table:table-cell>
          <table:table-cell table:formula="of:=[$fullres.T87]-[$halfres.T87]" office:value-type="float" office:value="-0.4025116" calcext:value-type="float">
            <text:p>-0.4025116</text:p>
          </table:table-cell>
          <table:table-cell table:formula="of:=[$fullres.U87]-[$halfres.U87]" office:value-type="float" office:value="16.5322967" calcext:value-type="float">
            <text:p>16.5322967</text:p>
          </table:table-cell>
          <table:table-cell table:formula="of:=[$fullres.V87]-[$halfres.V87]" office:value-type="float" office:value="-14.07484595" calcext:value-type="float">
            <text:p>-14.07484595</text:p>
          </table:table-cell>
          <table:table-cell table:formula="of:=[$fullres.W87]-[$halfres.W87]" office:value-type="float" office:value="0" calcext:value-type="float">
            <text:p>0</text:p>
          </table:table-cell>
          <table:table-cell table:formula="of:=[$fullres.X87]-[$halfres.X87]" office:value-type="float" office:value="0.03110079" calcext:value-type="float">
            <text:p>0.03110079</text:p>
          </table:table-cell>
          <table:table-cell table:formula="of:=[$fullres.Y87]-[$halfres.Y87]" office:value-type="float" office:value="0.0185799799999999" calcext:value-type="float">
            <text:p>0.0185799799999999</text:p>
          </table:table-cell>
          <table:table-cell table:formula="of:=[$fullres.Z87]-[$halfres.Z87]" office:value-type="float" office:value="-0.01899517" calcext:value-type="float">
            <text:p>-0.01899517</text:p>
          </table:table-cell>
          <table:table-cell table:formula="of:=[$fullres.AA87]-[$halfres.AA87]" office:value-type="float" office:value="0.05775728" calcext:value-type="float">
            <text:p>0.05775728</text:p>
          </table:table-cell>
          <table:table-cell table:formula="of:=[$fullres.AB87]-[$halfres.AB87]" office:value-type="float" office:value="0.0247113800000001" calcext:value-type="float">
            <text:p>0.0247113800000001</text:p>
          </table:table-cell>
          <table:table-cell table:formula="of:=[$fullres.AC87]-[$halfres.AC87]" office:value-type="float" office:value="-0.0201823700000001" calcext:value-type="float">
            <text:p>-0.0201823700000001</text:p>
          </table:table-cell>
          <table:table-cell table:formula="of:=[$fullres.AD87]-[$halfres.AD87]" office:value-type="float" office:value="0.05109548" calcext:value-type="float">
            <text:p>0.05109548</text:p>
          </table:table-cell>
          <table:table-cell table:formula="of:=[$fullres.AE87]-[$halfres.AE87]" office:value-type="float" office:value="0.0451753699999999" calcext:value-type="float">
            <text:p>0.0451753699999999</text:p>
          </table:table-cell>
          <table:table-cell table:formula="of:=[$fullres.AF87]-[$halfres.AF87]" office:value-type="float" office:value="-0.0201823700000001" calcext:value-type="float">
            <text:p>-0.0201823700000001</text:p>
          </table:table-cell>
          <table:table-cell table:formula="of:=[$fullres.AG87]-[$halfres.AG87]" office:value-type="float" office:value="0.03554508" calcext:value-type="float">
            <text:p>0.03554508</text:p>
          </table:table-cell>
          <table:table-cell table:formula="of:=[$fullres.AH87]-[$halfres.AH87]" office:value-type="float" office:value="0.0451753699999999" calcext:value-type="float">
            <text:p>0.0451753699999999</text:p>
          </table:table-cell>
          <table:table-cell table:formula="of:=[$fullres.AI87]-[$halfres.AI87]" office:value-type="float" office:value="-0.01662078" calcext:value-type="float">
            <text:p>-0.01662078</text:p>
          </table:table-cell>
          <table:table-cell table:formula="of:=[$fullres.AJ87]-[$halfres.AJ87]" office:value-type="float" office:value="0.02888019" calcext:value-type="float">
            <text:p>0.02888019</text:p>
          </table:table-cell>
          <table:table-cell table:formula="of:=[$fullres.AK87]-[$halfres.AK87]" office:value-type="float" office:value="0.03788831" calcext:value-type="float">
            <text:p>0.03788831</text:p>
          </table:table-cell>
          <table:table-cell table:formula="of:=[$fullres.AL87]-[$halfres.AL87]" office:value-type="float" office:value="-0.0154335799999999" calcext:value-type="float">
            <text:p>-0.0154335799999999</text:p>
          </table:table-cell>
          <table:table-cell table:formula="of:=[$fullres.AM87]-[$halfres.AM87]" office:value-type="float" office:value="0.01777099" calcext:value-type="float">
            <text:p>0.01777099</text:p>
          </table:table-cell>
          <table:table-cell table:formula="of:=[$fullres.AN87]-[$halfres.AN87]" office:value-type="float" office:value="0.0287803999999998" calcext:value-type="float">
            <text:p>0.0287803999999998</text:p>
          </table:table-cell>
          <table:table-cell table:formula="of:=[$fullres.AO87]-[$halfres.AO87]" office:value-type="float" office:value="-0.01424638" calcext:value-type="float">
            <text:p>-0.01424638</text:p>
          </table:table-cell>
          <table:table-cell table:formula="of:=[$fullres.AP87]-[$halfres.AP87]" office:value-type="float" office:value="0.22214981" calcext:value-type="float">
            <text:p>0.22214981</text:p>
          </table:table-cell>
          <table:table-cell table:formula="of:=[$fullres.AQ87]-[$halfres.AQ87]" office:value-type="float" office:value="0.210180490000001" calcext:value-type="float">
            <text:p>0.210180490000001</text:p>
          </table:table-cell>
          <table:table-cell table:formula="of:=[$fullres.AR87]-[$halfres.AR87]" office:value-type="float" office:value="-0.10564544" calcext:value-type="float">
            <text:p>-0.10564544</text:p>
          </table:table-cell>
          <table:table-cell table:formula="of:=[$fullres.AS87]-[$halfres.AS87]" office:value-type="float" office:value="0" calcext:value-type="float">
            <text:p>0</text:p>
          </table:table-cell>
          <table:table-cell table:formula="of:=[$fullres.AT87]-[$halfres.AT87]" office:value-type="float" office:value="0" calcext:value-type="float">
            <text:p>0</text:p>
          </table:table-cell>
          <table:table-cell table:formula="of:=[$fullres.AU87]-[$halfres.AU87]" office:value-type="float" office:value="0.65933063" calcext:value-type="float">
            <text:p>0.65933063</text:p>
          </table:table-cell>
          <table:table-cell table:formula="of:=[$fullres.AV87]-[$halfres.AV87]" office:value-type="float" office:value="-0.707614359999999" calcext:value-type="float">
            <text:p>-0.707614359999999</text:p>
          </table:table-cell>
          <table:table-cell table:formula="of:=[$fullres.AW87]-[$halfres.AW87]" office:value-type="float" office:value="-0.0305860800000008" calcext:value-type="float">
            <text:p>-0.0305860800000008</text:p>
          </table:table-cell>
          <table:table-cell table:formula="of:=[$fullres.AX87]-[$halfres.AX87]" office:value-type="float" office:value="-0.818490860000004" calcext:value-type="float">
            <text:p>-0.818490860000004</text:p>
          </table:table-cell>
          <table:table-cell table:formula="of:=[$fullres.AY87]-[$halfres.AY87]" office:value-type="float" office:value="-0.435474139999997" calcext:value-type="float">
            <text:p>-0.435474139999997</text:p>
          </table:table-cell>
          <table:table-cell table:formula="of:=[$fullres.AZ87]-[$halfres.AZ87]" office:value-type="float" office:value="-0.572298560000007" calcext:value-type="float">
            <text:p>-0.572298560000007</text:p>
          </table:table-cell>
          <table:table-cell table:formula="of:=[$fullres.BA87]-[$halfres.BA87]" office:value-type="float" office:value="0.166399819999995" calcext:value-type="float">
            <text:p>0.166399819999995</text:p>
          </table:table-cell>
          <table:table-cell table:formula="of:=[$fullres.BB87]-[$halfres.BB87]" office:value-type="float" office:value="0" calcext:value-type="float">
            <text:p>0</text:p>
          </table:table-cell>
          <table:table-cell table:formula="of:=[$fullres.BC87]-[$halfres.BC87]" office:value-type="float" office:value="0" calcext:value-type="float">
            <text:p>0</text:p>
          </table:table-cell>
          <table:table-cell table:formula="of:=[$fullres.BD87]-[$halfres.BD87]" office:value-type="float" office:value="0" calcext:value-type="float">
            <text:p>0</text:p>
          </table:table-cell>
          <table:table-cell table:formula="of:=[$fullres.BE87]-[$halfres.BE87]" office:value-type="float" office:value="-0.46784125" calcext:value-type="float">
            <text:p>-0.46784125</text:p>
          </table:table-cell>
          <table:table-cell table:formula="of:=[$fullres.BF87]-[$halfres.BF87]" office:value-type="float" office:value="-0.12955728" calcext:value-type="float">
            <text:p>-0.12955728</text:p>
          </table:table-cell>
          <table:table-cell table:formula="of:=[$fullres.BG87]-[$halfres.BG87]" office:value-type="float" office:value="0.1731959" calcext:value-type="float">
            <text:p>0.1731959</text:p>
          </table:table-cell>
          <table:table-cell table:formula="of:=[$fullres.BH87]-[$halfres.BH87]" office:value-type="float" office:value="0.347094429999999" calcext:value-type="float">
            <text:p>0.347094429999999</text:p>
          </table:table-cell>
          <table:table-cell table:formula="of:=[$fullres.BI87]-[$halfres.BI87]" office:value-type="float" office:value="0" calcext:value-type="float">
            <text:p>0</text:p>
          </table:table-cell>
          <table:table-cell table:formula="of:=[$fullres.BJ87]-[$halfres.BJ87]" office:value-type="float" office:value="0" calcext:value-type="float">
            <text:p>0</text:p>
          </table:table-cell>
          <table:table-cell table:formula="of:=[$fullres.BK87]-[$halfres.BK87]" office:value-type="float" office:value="0" calcext:value-type="float">
            <text:p>0</text:p>
          </table:table-cell>
        </table:table-row>
        <table:table-row table:style-name="ro1">
          <table:table-cell table:formula="of:=[$fullres.A88]-[$halfres.A88]" office:value-type="float" office:value="0" calcext:value-type="float">
            <text:p>0</text:p>
          </table:table-cell>
          <table:table-cell table:formula="of:=[$fullres.B88]-[$halfres.B88]" office:value-type="float" office:value="0.44512113" calcext:value-type="float">
            <text:p>0.44512113</text:p>
          </table:table-cell>
          <table:table-cell table:formula="of:=[$fullres.C88]-[$halfres.C88]" office:value-type="float" office:value="0.0430977300000013" calcext:value-type="float">
            <text:p>0.0430977300000013</text:p>
          </table:table-cell>
          <table:table-cell table:formula="of:=[$fullres.D88]-[$halfres.D88]" office:value-type="float" office:value="0.478142700000006" calcext:value-type="float">
            <text:p>0.478142700000006</text:p>
          </table:table-cell>
          <table:table-cell table:formula="of:=[$fullres.E88]-[$halfres.E88]" office:value-type="float" office:value="0.000889800000000003" calcext:value-type="float">
            <text:p>0.000889800000000003</text:p>
          </table:table-cell>
          <table:table-cell table:formula="of:=[$fullres.F88]-[$halfres.F88]" office:value-type="float" office:value="-0.00282515999999999" calcext:value-type="float">
            <text:p>-0.00282515999999999</text:p>
          </table:table-cell>
          <table:table-cell table:formula="of:=[$fullres.G88]-[$halfres.G88]" office:value-type="float" office:value="0.00177704999999995" calcext:value-type="float">
            <text:p>0.00177704999999995</text:p>
          </table:table-cell>
          <table:table-cell table:formula="of:=[$fullres.H88]-[$halfres.H88]" office:value-type="float" office:value="-10.83421879" calcext:value-type="float">
            <text:p>-10.83421879</text:p>
          </table:table-cell>
          <table:table-cell table:formula="of:=[$fullres.I88]-[$halfres.I88]" office:value-type="float" office:value="14.55882428" calcext:value-type="float">
            <text:p>14.55882428</text:p>
          </table:table-cell>
          <table:table-cell table:formula="of:=[$fullres.J88]-[$halfres.J88]" office:value-type="float" office:value="-30.03867857" calcext:value-type="float">
            <text:p>-30.03867857</text:p>
          </table:table-cell>
          <table:table-cell table:formula="of:=[$fullres.K88]-[$halfres.K88]" office:value-type="float" office:value="-38.62710528" calcext:value-type="float">
            <text:p>-38.62710528</text:p>
          </table:table-cell>
          <table:table-cell table:formula="of:=[$fullres.L88]-[$halfres.L88]" office:value-type="float" office:value="-0.67417017" calcext:value-type="float">
            <text:p>-0.67417017</text:p>
          </table:table-cell>
          <table:table-cell table:formula="of:=[$fullres.M88]-[$halfres.M88]" office:value-type="float" office:value="-9.51719411" calcext:value-type="float">
            <text:p>-9.51719411</text:p>
          </table:table-cell>
          <table:table-cell table:formula="of:=[$fullres.N88]-[$halfres.N88]" office:value-type="float" office:value="-16.57946953" calcext:value-type="float">
            <text:p>-16.57946953</text:p>
          </table:table-cell>
          <table:table-cell table:formula="of:=[$fullres.O88]-[$halfres.O88]" office:value-type="float" office:value="0" calcext:value-type="float">
            <text:p>0</text:p>
          </table:table-cell>
          <table:table-cell table:formula="of:=[$fullres.P88]-[$halfres.P88]" office:value-type="float" office:value="-27.49311319" calcext:value-type="float">
            <text:p>-27.49311319</text:p>
          </table:table-cell>
          <table:table-cell table:formula="of:=[$fullres.Q88]-[$halfres.Q88]" office:value-type="float" office:value="4.31686013" calcext:value-type="float">
            <text:p>4.31686013</text:p>
          </table:table-cell>
          <table:table-cell table:formula="of:=[$fullres.R88]-[$halfres.R88]" office:value-type="float" office:value="14.69580505" calcext:value-type="float">
            <text:p>14.69580505</text:p>
          </table:table-cell>
          <table:table-cell table:formula="of:=[$fullres.S88]-[$halfres.S88]" office:value-type="float" office:value="-23.41996255" calcext:value-type="float">
            <text:p>-23.41996255</text:p>
          </table:table-cell>
          <table:table-cell table:formula="of:=[$fullres.T88]-[$halfres.T88]" office:value-type="float" office:value="-0.40875546" calcext:value-type="float">
            <text:p>-0.40875546</text:p>
          </table:table-cell>
          <table:table-cell table:formula="of:=[$fullres.U88]-[$halfres.U88]" office:value-type="float" office:value="17.87593455" calcext:value-type="float">
            <text:p>17.87593455</text:p>
          </table:table-cell>
          <table:table-cell table:formula="of:=[$fullres.V88]-[$halfres.V88]" office:value-type="float" office:value="-14.53389959" calcext:value-type="float">
            <text:p>-14.53389959</text:p>
          </table:table-cell>
          <table:table-cell table:formula="of:=[$fullres.W88]-[$halfres.W88]" office:value-type="float" office:value="0" calcext:value-type="float">
            <text:p>0</text:p>
          </table:table-cell>
          <table:table-cell table:formula="of:=[$fullres.X88]-[$halfres.X88]" office:value-type="float" office:value="0.03261492" calcext:value-type="float">
            <text:p>0.03261492</text:p>
          </table:table-cell>
          <table:table-cell table:formula="of:=[$fullres.Y88]-[$halfres.Y88]" office:value-type="float" office:value="-0.0516247" calcext:value-type="float">
            <text:p>-0.0516247</text:p>
          </table:table-cell>
          <table:table-cell table:formula="of:=[$fullres.Z88]-[$halfres.Z88]" office:value-type="float" office:value="-0.0991640999999999" calcext:value-type="float">
            <text:p>-0.0991640999999999</text:p>
          </table:table-cell>
          <table:table-cell table:formula="of:=[$fullres.AA88]-[$halfres.AA88]" office:value-type="float" office:value="0.06056917" calcext:value-type="float">
            <text:p>0.06056917</text:p>
          </table:table-cell>
          <table:table-cell table:formula="of:=[$fullres.AB88]-[$halfres.AB88]" office:value-type="float" office:value="-0.0686608499999999" calcext:value-type="float">
            <text:p>-0.0686608499999999</text:p>
          </table:table-cell>
          <table:table-cell table:formula="of:=[$fullres.AC88]-[$halfres.AC88]" office:value-type="float" office:value="-0.10536186" calcext:value-type="float">
            <text:p>-0.10536186</text:p>
          </table:table-cell>
          <table:table-cell table:formula="of:=[$fullres.AD88]-[$halfres.AD88]" office:value-type="float" office:value="0.05358305" calcext:value-type="float">
            <text:p>0.05358305</text:p>
          </table:table-cell>
          <table:table-cell table:formula="of:=[$fullres.AE88]-[$halfres.AE88]" office:value-type="float" office:value="-0.1255203" calcext:value-type="float">
            <text:p>-0.1255203</text:p>
          </table:table-cell>
          <table:table-cell table:formula="of:=[$fullres.AF88]-[$halfres.AF88]" office:value-type="float" office:value="-0.10536186" calcext:value-type="float">
            <text:p>-0.10536186</text:p>
          </table:table-cell>
          <table:table-cell table:formula="of:=[$fullres.AG88]-[$halfres.AG88]" office:value-type="float" office:value="0.03727559" calcext:value-type="float">
            <text:p>0.03727559</text:p>
          </table:table-cell>
          <table:table-cell table:formula="of:=[$fullres.AH88]-[$halfres.AH88]" office:value-type="float" office:value="-0.1255203" calcext:value-type="float">
            <text:p>-0.1255203</text:p>
          </table:table-cell>
          <table:table-cell table:formula="of:=[$fullres.AI88]-[$halfres.AI88]" office:value-type="float" office:value="-0.0867685899999999" calcext:value-type="float">
            <text:p>-0.0867685899999999</text:p>
          </table:table-cell>
          <table:table-cell table:formula="of:=[$fullres.AJ88]-[$halfres.AJ88]" office:value-type="float" office:value="0.03028621" calcext:value-type="float">
            <text:p>0.03028621</text:p>
          </table:table-cell>
          <table:table-cell table:formula="of:=[$fullres.AK88]-[$halfres.AK88]" office:value-type="float" office:value="-0.10527309" calcext:value-type="float">
            <text:p>-0.10527309</text:p>
          </table:table-cell>
          <table:table-cell table:formula="of:=[$fullres.AL88]-[$halfres.AL88]" office:value-type="float" office:value="-0.0805708300000001" calcext:value-type="float">
            <text:p>-0.0805708300000001</text:p>
          </table:table-cell>
          <table:table-cell table:formula="of:=[$fullres.AM88]-[$halfres.AM88]" office:value-type="float" office:value="0.01863617" calcext:value-type="float">
            <text:p>0.01863617</text:p>
          </table:table-cell>
          <table:table-cell table:formula="of:=[$fullres.AN88]-[$halfres.AN88]" office:value-type="float" office:value="-0.07996666" calcext:value-type="float">
            <text:p>-0.07996666</text:p>
          </table:table-cell>
          <table:table-cell table:formula="of:=[$fullres.AO88]-[$halfres.AO88]" office:value-type="float" office:value="-0.07437308" calcext:value-type="float">
            <text:p>-0.07437308</text:p>
          </table:table-cell>
          <table:table-cell table:formula="of:=[$fullres.AP88]-[$halfres.AP88]" office:value-type="float" office:value="0.2329651" calcext:value-type="float">
            <text:p>0.2329651</text:p>
          </table:table-cell>
          <table:table-cell table:formula="of:=[$fullres.AQ88]-[$halfres.AQ88]" office:value-type="float" office:value="-0.583988939999999" calcext:value-type="float">
            <text:p>-0.583988939999999</text:p>
          </table:table-cell>
          <table:table-cell table:formula="of:=[$fullres.AR88]-[$halfres.AR88]" office:value-type="float" office:value="-0.55152099" calcext:value-type="float">
            <text:p>-0.55152099</text:p>
          </table:table-cell>
          <table:table-cell table:formula="of:=[$fullres.AS88]-[$halfres.AS88]" office:value-type="float" office:value="0" calcext:value-type="float">
            <text:p>0</text:p>
          </table:table-cell>
          <table:table-cell table:formula="of:=[$fullres.AT88]-[$halfres.AT88]" office:value-type="float" office:value="0" calcext:value-type="float">
            <text:p>0</text:p>
          </table:table-cell>
          <table:table-cell table:formula="of:=[$fullres.AU88]-[$halfres.AU88]" office:value-type="float" office:value="0.7570461" calcext:value-type="float">
            <text:p>0.7570461</text:p>
          </table:table-cell>
          <table:table-cell table:formula="of:=[$fullres.AV88]-[$halfres.AV88]" office:value-type="float" office:value="0.0348085000000005" calcext:value-type="float">
            <text:p>0.0348085000000005</text:p>
          </table:table-cell>
          <table:table-cell table:formula="of:=[$fullres.AW88]-[$halfres.AW88]" office:value-type="float" office:value="-0.36088363" calcext:value-type="float">
            <text:p>-0.36088363</text:p>
          </table:table-cell>
          <table:table-cell table:formula="of:=[$fullres.AX88]-[$halfres.AX88]" office:value-type="float" office:value="-0.540599889999999" calcext:value-type="float">
            <text:p>-0.540599889999999</text:p>
          </table:table-cell>
          <table:table-cell table:formula="of:=[$fullres.AY88]-[$halfres.AY88]" office:value-type="float" office:value="-0.131676759999998" calcext:value-type="float">
            <text:p>-0.131676759999998</text:p>
          </table:table-cell>
          <table:table-cell table:formula="of:=[$fullres.AZ88]-[$halfres.AZ88]" office:value-type="float" office:value="-0.177784920000008" calcext:value-type="float">
            <text:p>-0.177784920000008</text:p>
          </table:table-cell>
          <table:table-cell table:formula="of:=[$fullres.BA88]-[$halfres.BA88]" office:value-type="float" office:value="0.192045190000002" calcext:value-type="float">
            <text:p>0.192045190000002</text:p>
          </table:table-cell>
          <table:table-cell table:formula="of:=[$fullres.BB88]-[$halfres.BB88]" office:value-type="float" office:value="0" calcext:value-type="float">
            <text:p>0</text:p>
          </table:table-cell>
          <table:table-cell table:formula="of:=[$fullres.BC88]-[$halfres.BC88]" office:value-type="float" office:value="0" calcext:value-type="float">
            <text:p>0</text:p>
          </table:table-cell>
          <table:table-cell table:formula="of:=[$fullres.BD88]-[$halfres.BD88]" office:value-type="float" office:value="0" calcext:value-type="float">
            <text:p>0</text:p>
          </table:table-cell>
          <table:table-cell table:formula="of:=[$fullres.BE88]-[$halfres.BE88]" office:value-type="float" office:value="-0.702502890000001" calcext:value-type="float">
            <text:p>-0.702502890000001</text:p>
          </table:table-cell>
          <table:table-cell table:formula="of:=[$fullres.BF88]-[$halfres.BF88]" office:value-type="float" office:value="-0.572109070000003" calcext:value-type="float">
            <text:p>-0.572109070000003</text:p>
          </table:table-cell>
          <table:table-cell table:formula="of:=[$fullres.BG88]-[$halfres.BG88]" office:value-type="float" office:value="0.280099029999999" calcext:value-type="float">
            <text:p>0.280099029999999</text:p>
          </table:table-cell>
          <table:table-cell table:formula="of:=[$fullres.BH88]-[$halfres.BH88]" office:value-type="float" office:value="0.474295730000001" calcext:value-type="float">
            <text:p>0.474295730000001</text:p>
          </table:table-cell>
          <table:table-cell table:formula="of:=[$fullres.BI88]-[$halfres.BI88]" office:value-type="float" office:value="0" calcext:value-type="float">
            <text:p>0</text:p>
          </table:table-cell>
          <table:table-cell table:formula="of:=[$fullres.BJ88]-[$halfres.BJ88]" office:value-type="float" office:value="0" calcext:value-type="float">
            <text:p>0</text:p>
          </table:table-cell>
          <table:table-cell table:formula="of:=[$fullres.BK88]-[$halfres.BK88]" office:value-type="float" office:value="0" calcext:value-type="float">
            <text:p>0</text:p>
          </table:table-cell>
        </table:table-row>
        <table:table-row table:style-name="ro1">
          <table:table-cell table:formula="of:=[$fullres.A89]-[$halfres.A89]" office:value-type="float" office:value="0" calcext:value-type="float">
            <text:p>0</text:p>
          </table:table-cell>
          <table:table-cell table:formula="of:=[$fullres.B89]-[$halfres.B89]" office:value-type="float" office:value="0.63977779" calcext:value-type="float">
            <text:p>0.63977779</text:p>
          </table:table-cell>
          <table:table-cell table:formula="of:=[$fullres.C89]-[$halfres.C89]" office:value-type="float" office:value="0.0968121400000008" calcext:value-type="float">
            <text:p>0.0968121400000008</text:p>
          </table:table-cell>
          <table:table-cell table:formula="of:=[$fullres.D89]-[$halfres.D89]" office:value-type="float" office:value="0.611673150000001" calcext:value-type="float">
            <text:p>0.611673150000001</text:p>
          </table:table-cell>
          <table:table-cell table:formula="of:=[$fullres.E89]-[$halfres.E89]" office:value-type="float" office:value="0.000984519999999999" calcext:value-type="float">
            <text:p>0.000984519999999999</text:p>
          </table:table-cell>
          <table:table-cell table:formula="of:=[$fullres.F89]-[$halfres.F89]" office:value-type="float" office:value="-0.00262976999999998" calcext:value-type="float">
            <text:p>-0.00262976999999998</text:p>
          </table:table-cell>
          <table:table-cell table:formula="of:=[$fullres.G89]-[$halfres.G89]" office:value-type="float" office:value="0.00176089999999995" calcext:value-type="float">
            <text:p>0.00176089999999995</text:p>
          </table:table-cell>
          <table:table-cell table:formula="of:=[$fullres.H89]-[$halfres.H89]" office:value-type="float" office:value="-13.10716715" calcext:value-type="float">
            <text:p>-13.10716715</text:p>
          </table:table-cell>
          <table:table-cell table:formula="of:=[$fullres.I89]-[$halfres.I89]" office:value-type="float" office:value="14.61706854" calcext:value-type="float">
            <text:p>14.61706854</text:p>
          </table:table-cell>
          <table:table-cell table:formula="of:=[$fullres.J89]-[$halfres.J89]" office:value-type="float" office:value="-29.2969754" calcext:value-type="float">
            <text:p>-29.2969754</text:p>
          </table:table-cell>
          <table:table-cell table:formula="of:=[$fullres.K89]-[$halfres.K89]" office:value-type="float" office:value="-36.83739566" calcext:value-type="float">
            <text:p>-36.83739566</text:p>
          </table:table-cell>
          <table:table-cell table:formula="of:=[$fullres.L89]-[$halfres.L89]" office:value-type="float" office:value="-0.64293384" calcext:value-type="float">
            <text:p>-0.64293384</text:p>
          </table:table-cell>
          <table:table-cell table:formula="of:=[$fullres.M89]-[$halfres.M89]" office:value-type="float" office:value="-7.52039835" calcext:value-type="float">
            <text:p>-7.52039835</text:p>
          </table:table-cell>
          <table:table-cell table:formula="of:=[$fullres.N89]-[$halfres.N89]" office:value-type="float" office:value="-16.3125665" calcext:value-type="float">
            <text:p>-16.3125665</text:p>
          </table:table-cell>
          <table:table-cell table:formula="of:=[$fullres.O89]-[$halfres.O89]" office:value-type="float" office:value="0" calcext:value-type="float">
            <text:p>0</text:p>
          </table:table-cell>
          <table:table-cell table:formula="of:=[$fullres.P89]-[$halfres.P89]" office:value-type="float" office:value="-31.22611713" calcext:value-type="float">
            <text:p>-31.22611713</text:p>
          </table:table-cell>
          <table:table-cell table:formula="of:=[$fullres.Q89]-[$halfres.Q89]" office:value-type="float" office:value="4.53013595" calcext:value-type="float">
            <text:p>4.53013595</text:p>
          </table:table-cell>
          <table:table-cell table:formula="of:=[$fullres.R89]-[$halfres.R89]" office:value-type="float" office:value="13.86830339" calcext:value-type="float">
            <text:p>13.86830339</text:p>
          </table:table-cell>
          <table:table-cell table:formula="of:=[$fullres.S89]-[$halfres.S89]" office:value-type="float" office:value="-23.89757841" calcext:value-type="float">
            <text:p>-23.89757841</text:p>
          </table:table-cell>
          <table:table-cell table:formula="of:=[$fullres.T89]-[$halfres.T89]" office:value-type="float" office:value="-0.41709143" calcext:value-type="float">
            <text:p>-0.41709143</text:p>
          </table:table-cell>
          <table:table-cell table:formula="of:=[$fullres.U89]-[$halfres.U89]" office:value-type="float" office:value="19.04116694" calcext:value-type="float">
            <text:p>19.04116694</text:p>
          </table:table-cell>
          <table:table-cell table:formula="of:=[$fullres.V89]-[$halfres.V89]" office:value-type="float" office:value="-14.7264333" calcext:value-type="float">
            <text:p>-14.7264333</text:p>
          </table:table-cell>
          <table:table-cell table:formula="of:=[$fullres.W89]-[$halfres.W89]" office:value-type="float" office:value="0" calcext:value-type="float">
            <text:p>0</text:p>
          </table:table-cell>
          <table:table-cell table:formula="of:=[$fullres.X89]-[$halfres.X89]" office:value-type="float" office:value="0.02969546" calcext:value-type="float">
            <text:p>0.02969546</text:p>
          </table:table-cell>
          <table:table-cell table:formula="of:=[$fullres.Y89]-[$halfres.Y89]" office:value-type="float" office:value="-0.07916957" calcext:value-type="float">
            <text:p>-0.07916957</text:p>
          </table:table-cell>
          <table:table-cell table:formula="of:=[$fullres.Z89]-[$halfres.Z89]" office:value-type="float" office:value="-0.13757366" calcext:value-type="float">
            <text:p>-0.13757366</text:p>
          </table:table-cell>
          <table:table-cell table:formula="of:=[$fullres.AA89]-[$halfres.AA89]" office:value-type="float" office:value="0.05514743" calcext:value-type="float">
            <text:p>0.05514743</text:p>
          </table:table-cell>
          <table:table-cell table:formula="of:=[$fullres.AB89]-[$halfres.AB89]" office:value-type="float" office:value="-0.10529552" calcext:value-type="float">
            <text:p>-0.10529552</text:p>
          </table:table-cell>
          <table:table-cell table:formula="of:=[$fullres.AC89]-[$halfres.AC89]" office:value-type="float" office:value="-0.146172" calcext:value-type="float">
            <text:p>-0.146172</text:p>
          </table:table-cell>
          <table:table-cell table:formula="of:=[$fullres.AD89]-[$halfres.AD89]" office:value-type="float" office:value="0.04878667" calcext:value-type="float">
            <text:p>0.04878667</text:p>
          </table:table-cell>
          <table:table-cell table:formula="of:=[$fullres.AE89]-[$halfres.AE89]" office:value-type="float" office:value="-0.19249289" calcext:value-type="float">
            <text:p>-0.19249289</text:p>
          </table:table-cell>
          <table:table-cell table:formula="of:=[$fullres.AF89]-[$halfres.AF89]" office:value-type="float" office:value="-0.146172" calcext:value-type="float">
            <text:p>-0.146172</text:p>
          </table:table-cell>
          <table:table-cell table:formula="of:=[$fullres.AG89]-[$halfres.AG89]" office:value-type="float" office:value="0.03393893" calcext:value-type="float">
            <text:p>0.03393893</text:p>
          </table:table-cell>
          <table:table-cell table:formula="of:=[$fullres.AH89]-[$halfres.AH89]" office:value-type="float" office:value="-0.19249289" calcext:value-type="float">
            <text:p>-0.19249289</text:p>
          </table:table-cell>
          <table:table-cell table:formula="of:=[$fullres.AI89]-[$halfres.AI89]" office:value-type="float" office:value="-0.12037695" calcext:value-type="float">
            <text:p>-0.12037695</text:p>
          </table:table-cell>
          <table:table-cell table:formula="of:=[$fullres.AJ89]-[$halfres.AJ89]" office:value-type="float" office:value="0.0275752" calcext:value-type="float">
            <text:p>0.0275752</text:p>
          </table:table-cell>
          <table:table-cell table:formula="of:=[$fullres.AK89]-[$halfres.AK89]" office:value-type="float" office:value="-0.16144258" calcext:value-type="float">
            <text:p>-0.16144258</text:p>
          </table:table-cell>
          <table:table-cell table:formula="of:=[$fullres.AL89]-[$halfres.AL89]" office:value-type="float" office:value="-0.11177859" calcext:value-type="float">
            <text:p>-0.11177859</text:p>
          </table:table-cell>
          <table:table-cell table:formula="of:=[$fullres.AM89]-[$halfres.AM89]" office:value-type="float" office:value="0.01696798" calcext:value-type="float">
            <text:p>0.01696798</text:p>
          </table:table-cell>
          <table:table-cell table:formula="of:=[$fullres.AN89]-[$halfres.AN89]" office:value-type="float" office:value="-0.12263366" calcext:value-type="float">
            <text:p>-0.12263366</text:p>
          </table:table-cell>
          <table:table-cell table:formula="of:=[$fullres.AO89]-[$halfres.AO89]" office:value-type="float" office:value="-0.10318024" calcext:value-type="float">
            <text:p>-0.10318024</text:p>
          </table:table-cell>
          <table:table-cell table:formula="of:=[$fullres.AP89]-[$halfres.AP89]" office:value-type="float" office:value="0.21211167" calcext:value-type="float">
            <text:p>0.21211167</text:p>
          </table:table-cell>
          <table:table-cell table:formula="of:=[$fullres.AQ89]-[$halfres.AQ89]" office:value-type="float" office:value="-0.89558198" calcext:value-type="float">
            <text:p>-0.89558198</text:p>
          </table:table-cell>
          <table:table-cell table:formula="of:=[$fullres.AR89]-[$halfres.AR89]" office:value-type="float" office:value="-0.765143389999999" calcext:value-type="float">
            <text:p>-0.765143389999999</text:p>
          </table:table-cell>
          <table:table-cell table:formula="of:=[$fullres.AS89]-[$halfres.AS89]" office:value-type="float" office:value="0" calcext:value-type="float">
            <text:p>0</text:p>
          </table:table-cell>
          <table:table-cell table:formula="of:=[$fullres.AT89]-[$halfres.AT89]" office:value-type="float" office:value="0" calcext:value-type="float">
            <text:p>0</text:p>
          </table:table-cell>
          <table:table-cell table:formula="of:=[$fullres.AU89]-[$halfres.AU89]" office:value-type="float" office:value="0.960377869999999" calcext:value-type="float">
            <text:p>0.960377869999999</text:p>
          </table:table-cell>
          <table:table-cell table:formula="of:=[$fullres.AV89]-[$halfres.AV89]" office:value-type="float" office:value="0.836319540000001" calcext:value-type="float">
            <text:p>0.836319540000001</text:p>
          </table:table-cell>
          <table:table-cell table:formula="of:=[$fullres.AW89]-[$halfres.AW89]" office:value-type="float" office:value="-0.561709499999999" calcext:value-type="float">
            <text:p>-0.561709499999999</text:p>
          </table:table-cell>
          <table:table-cell table:formula="of:=[$fullres.AX89]-[$halfres.AX89]" office:value-type="float" office:value="-0.436620859999998" calcext:value-type="float">
            <text:p>-0.436620859999998</text:p>
          </table:table-cell>
          <table:table-cell table:formula="of:=[$fullres.AY89]-[$halfres.AY89]" office:value-type="float" office:value="0.0125044799999969" calcext:value-type="float">
            <text:p>0.0125044799999969</text:p>
          </table:table-cell>
          <table:table-cell table:formula="of:=[$fullres.AZ89]-[$halfres.AZ89]" office:value-type="float" office:value="-0.0680412600000011" calcext:value-type="float">
            <text:p>-0.0680412600000011</text:p>
          </table:table-cell>
          <table:table-cell table:formula="of:=[$fullres.BA89]-[$halfres.BA89]" office:value-type="float" office:value="0.233019110000001" calcext:value-type="float">
            <text:p>0.233019110000001</text:p>
          </table:table-cell>
          <table:table-cell table:formula="of:=[$fullres.BB89]-[$halfres.BB89]" office:value-type="float" office:value="0" calcext:value-type="float">
            <text:p>0</text:p>
          </table:table-cell>
          <table:table-cell table:formula="of:=[$fullres.BC89]-[$halfres.BC89]" office:value-type="float" office:value="0" calcext:value-type="float">
            <text:p>0</text:p>
          </table:table-cell>
          <table:table-cell table:formula="of:=[$fullres.BD89]-[$halfres.BD89]" office:value-type="float" office:value="0" calcext:value-type="float">
            <text:p>0</text:p>
          </table:table-cell>
          <table:table-cell table:formula="of:=[$fullres.BE89]-[$halfres.BE89]" office:value-type="float" office:value="-0.831538269999999" calcext:value-type="float">
            <text:p>-0.831538269999999</text:p>
          </table:table-cell>
          <table:table-cell table:formula="of:=[$fullres.BF89]-[$halfres.BF89]" office:value-type="float" office:value="-0.587065390000007" calcext:value-type="float">
            <text:p>-0.587065390000007</text:p>
          </table:table-cell>
          <table:table-cell table:formula="of:=[$fullres.BG89]-[$halfres.BG89]" office:value-type="float" office:value="-0.0981917500000016" calcext:value-type="float">
            <text:p>-0.0981917500000016</text:p>
          </table:table-cell>
          <table:table-cell table:formula="of:=[$fullres.BH89]-[$halfres.BH89]" office:value-type="float" office:value="0.511247249999997" calcext:value-type="float">
            <text:p>0.511247249999997</text:p>
          </table:table-cell>
          <table:table-cell table:formula="of:=[$fullres.BI89]-[$halfres.BI89]" office:value-type="float" office:value="0" calcext:value-type="float">
            <text:p>0</text:p>
          </table:table-cell>
          <table:table-cell table:formula="of:=[$fullres.BJ89]-[$halfres.BJ89]" office:value-type="float" office:value="0" calcext:value-type="float">
            <text:p>0</text:p>
          </table:table-cell>
          <table:table-cell table:formula="of:=[$fullres.BK89]-[$halfres.BK89]" office:value-type="float" office:value="0" calcext:value-type="float">
            <text:p>0</text:p>
          </table:table-cell>
        </table:table-row>
        <table:table-row table:style-name="ro1">
          <table:table-cell table:formula="of:=[$fullres.A90]-[$halfres.A90]" office:value-type="float" office:value="0" calcext:value-type="float">
            <text:p>0</text:p>
          </table:table-cell>
          <table:table-cell table:formula="of:=[$fullres.B90]-[$halfres.B90]" office:value-type="float" office:value="0.583383509999999" calcext:value-type="float">
            <text:p>0.583383509999999</text:p>
          </table:table-cell>
          <table:table-cell table:formula="of:=[$fullres.C90]-[$halfres.C90]" office:value-type="float" office:value="0.0716161100000008" calcext:value-type="float">
            <text:p>0.0716161100000008</text:p>
          </table:table-cell>
          <table:table-cell table:formula="of:=[$fullres.D90]-[$halfres.D90]" office:value-type="float" office:value="0.597382889999992" calcext:value-type="float">
            <text:p>0.597382889999992</text:p>
          </table:table-cell>
          <table:table-cell table:formula="of:=[$fullres.E90]-[$halfres.E90]" office:value-type="float" office:value="0.00100427" calcext:value-type="float">
            <text:p>0.00100427</text:p>
          </table:table-cell>
          <table:table-cell table:formula="of:=[$fullres.F90]-[$halfres.F90]" office:value-type="float" office:value="-0.00288485999999999" calcext:value-type="float">
            <text:p>-0.00288485999999999</text:p>
          </table:table-cell>
          <table:table-cell table:formula="of:=[$fullres.G90]-[$halfres.G90]" office:value-type="float" office:value="0.00162994000000005" calcext:value-type="float">
            <text:p>0.00162994000000005</text:p>
          </table:table-cell>
          <table:table-cell table:formula="of:=[$fullres.H90]-[$halfres.H90]" office:value-type="float" office:value="-15.26593222" calcext:value-type="float">
            <text:p>-15.26593222</text:p>
          </table:table-cell>
          <table:table-cell table:formula="of:=[$fullres.I90]-[$halfres.I90]" office:value-type="float" office:value="14.43064427" calcext:value-type="float">
            <text:p>14.43064427</text:p>
          </table:table-cell>
          <table:table-cell table:formula="of:=[$fullres.J90]-[$halfres.J90]" office:value-type="float" office:value="-27.49665405" calcext:value-type="float">
            <text:p>-27.49665405</text:p>
          </table:table-cell>
          <table:table-cell table:formula="of:=[$fullres.K90]-[$halfres.K90]" office:value-type="float" office:value="-35.12407359" calcext:value-type="float">
            <text:p>-35.12407359</text:p>
          </table:table-cell>
          <table:table-cell table:formula="of:=[$fullres.L90]-[$halfres.L90]" office:value-type="float" office:value="-0.61303073" calcext:value-type="float">
            <text:p>-0.61303073</text:p>
          </table:table-cell>
          <table:table-cell table:formula="of:=[$fullres.M90]-[$halfres.M90]" office:value-type="float" office:value="-5.33488366" calcext:value-type="float">
            <text:p>-5.33488366</text:p>
          </table:table-cell>
          <table:table-cell table:formula="of:=[$fullres.N90]-[$halfres.N90]" office:value-type="float" office:value="-15.37055352" calcext:value-type="float">
            <text:p>-15.37055352</text:p>
          </table:table-cell>
          <table:table-cell table:formula="of:=[$fullres.O90]-[$halfres.O90]" office:value-type="float" office:value="0" calcext:value-type="float">
            <text:p>0</text:p>
          </table:table-cell>
          <table:table-cell table:formula="of:=[$fullres.P90]-[$halfres.P90]" office:value-type="float" office:value="-34.88664259" calcext:value-type="float">
            <text:p>-34.88664259</text:p>
          </table:table-cell>
          <table:table-cell table:formula="of:=[$fullres.Q90]-[$halfres.Q90]" office:value-type="float" office:value="5.14352371" calcext:value-type="float">
            <text:p>5.14352371</text:p>
          </table:table-cell>
          <table:table-cell table:formula="of:=[$fullres.R90]-[$halfres.R90]" office:value-type="float" office:value="12.68850231" calcext:value-type="float">
            <text:p>12.68850231</text:p>
          </table:table-cell>
          <table:table-cell table:formula="of:=[$fullres.S90]-[$halfres.S90]" office:value-type="float" office:value="-24.18120476" calcext:value-type="float">
            <text:p>-24.18120476</text:p>
          </table:table-cell>
          <table:table-cell table:formula="of:=[$fullres.T90]-[$halfres.T90]" office:value-type="float" office:value="-0.42204164" calcext:value-type="float">
            <text:p>-0.42204164</text:p>
          </table:table-cell>
          <table:table-cell table:formula="of:=[$fullres.U90]-[$halfres.U90]" office:value-type="float" office:value="19.89984141" calcext:value-type="float">
            <text:p>19.89984141</text:p>
          </table:table-cell>
          <table:table-cell table:formula="of:=[$fullres.V90]-[$halfres.V90]" office:value-type="float" office:value="-14.48094664" calcext:value-type="float">
            <text:p>-14.48094664</text:p>
          </table:table-cell>
          <table:table-cell table:formula="of:=[$fullres.W90]-[$halfres.W90]" office:value-type="float" office:value="0" calcext:value-type="float">
            <text:p>0</text:p>
          </table:table-cell>
          <table:table-cell table:formula="of:=[$fullres.X90]-[$halfres.X90]" office:value-type="float" office:value="0.0301022" calcext:value-type="float">
            <text:p>0.0301022</text:p>
          </table:table-cell>
          <table:table-cell table:formula="of:=[$fullres.Y90]-[$halfres.Y90]" office:value-type="float" office:value="-0.06972744" calcext:value-type="float">
            <text:p>-0.06972744</text:p>
          </table:table-cell>
          <table:table-cell table:formula="of:=[$fullres.Z90]-[$halfres.Z90]" office:value-type="float" office:value="-0.12448867" calcext:value-type="float">
            <text:p>-0.12448867</text:p>
          </table:table-cell>
          <table:table-cell table:formula="of:=[$fullres.AA90]-[$halfres.AA90]" office:value-type="float" office:value="0.05590278" calcext:value-type="float">
            <text:p>0.05590278</text:p>
          </table:table-cell>
          <table:table-cell table:formula="of:=[$fullres.AB90]-[$halfres.AB90]" office:value-type="float" office:value="-0.0927375" calcext:value-type="float">
            <text:p>-0.0927375</text:p>
          </table:table-cell>
          <table:table-cell table:formula="of:=[$fullres.AC90]-[$halfres.AC90]" office:value-type="float" office:value="-0.13226921" calcext:value-type="float">
            <text:p>-0.13226921</text:p>
          </table:table-cell>
          <table:table-cell table:formula="of:=[$fullres.AD90]-[$halfres.AD90]" office:value-type="float" office:value="0.04945489" calcext:value-type="float">
            <text:p>0.04945489</text:p>
          </table:table-cell>
          <table:table-cell table:formula="of:=[$fullres.AE90]-[$halfres.AE90]" office:value-type="float" office:value="-0.16953531" calcext:value-type="float">
            <text:p>-0.16953531</text:p>
          </table:table-cell>
          <table:table-cell table:formula="of:=[$fullres.AF90]-[$halfres.AF90]" office:value-type="float" office:value="-0.13226921" calcext:value-type="float">
            <text:p>-0.13226921</text:p>
          </table:table-cell>
          <table:table-cell table:formula="of:=[$fullres.AG90]-[$halfres.AG90]" office:value-type="float" office:value="0.03440379" calcext:value-type="float">
            <text:p>0.03440379</text:p>
          </table:table-cell>
          <table:table-cell table:formula="of:=[$fullres.AH90]-[$halfres.AH90]" office:value-type="float" office:value="-0.16953531" calcext:value-type="float">
            <text:p>-0.16953531</text:p>
          </table:table-cell>
          <table:table-cell table:formula="of:=[$fullres.AI90]-[$halfres.AI90]" office:value-type="float" office:value="-0.10892758" calcext:value-type="float">
            <text:p>-0.10892758</text:p>
          </table:table-cell>
          <table:table-cell table:formula="of:=[$fullres.AJ90]-[$halfres.AJ90]" office:value-type="float" office:value="0.02795289" calcext:value-type="float">
            <text:p>0.02795289</text:p>
          </table:table-cell>
          <table:table-cell table:formula="of:=[$fullres.AK90]-[$halfres.AK90]" office:value-type="float" office:value="-0.1421882" calcext:value-type="float">
            <text:p>-0.1421882</text:p>
          </table:table-cell>
          <table:table-cell table:formula="of:=[$fullres.AL90]-[$halfres.AL90]" office:value-type="float" office:value="-0.10114705" calcext:value-type="float">
            <text:p>-0.10114705</text:p>
          </table:table-cell>
          <table:table-cell table:formula="of:=[$fullres.AM90]-[$halfres.AM90]" office:value-type="float" office:value="0.0172004" calcext:value-type="float">
            <text:p>0.0172004</text:p>
          </table:table-cell>
          <table:table-cell table:formula="of:=[$fullres.AN90]-[$halfres.AN90]" office:value-type="float" office:value="-0.10800781" calcext:value-type="float">
            <text:p>-0.10800781</text:p>
          </table:table-cell>
          <table:table-cell table:formula="of:=[$fullres.AO90]-[$halfres.AO90]" office:value-type="float" office:value="-0.09336651" calcext:value-type="float">
            <text:p>-0.09336651</text:p>
          </table:table-cell>
          <table:table-cell table:formula="of:=[$fullres.AP90]-[$halfres.AP90]" office:value-type="float" office:value="0.21501695" calcext:value-type="float">
            <text:p>0.21501695</text:p>
          </table:table-cell>
          <table:table-cell table:formula="of:=[$fullres.AQ90]-[$halfres.AQ90]" office:value-type="float" office:value="-0.78877079" calcext:value-type="float">
            <text:p>-0.78877079</text:p>
          </table:table-cell>
          <table:table-cell table:formula="of:=[$fullres.AR90]-[$halfres.AR90]" office:value-type="float" office:value="-0.692368640000001" calcext:value-type="float">
            <text:p>-0.692368640000001</text:p>
          </table:table-cell>
          <table:table-cell table:formula="of:=[$fullres.AS90]-[$halfres.AS90]" office:value-type="float" office:value="0" calcext:value-type="float">
            <text:p>0</text:p>
          </table:table-cell>
          <table:table-cell table:formula="of:=[$fullres.AT90]-[$halfres.AT90]" office:value-type="float" office:value="0" calcext:value-type="float">
            <text:p>0</text:p>
          </table:table-cell>
          <table:table-cell table:formula="of:=[$fullres.AU90]-[$halfres.AU90]" office:value-type="float" office:value="1.03784287" calcext:value-type="float">
            <text:p>1.03784287</text:p>
          </table:table-cell>
          <table:table-cell table:formula="of:=[$fullres.AV90]-[$halfres.AV90]" office:value-type="float" office:value="0.57668846" calcext:value-type="float">
            <text:p>0.57668846</text:p>
          </table:table-cell>
          <table:table-cell table:formula="of:=[$fullres.AW90]-[$halfres.AW90]" office:value-type="float" office:value="-0.0849177299999999" calcext:value-type="float">
            <text:p>-0.0849177299999999</text:p>
          </table:table-cell>
          <table:table-cell table:formula="of:=[$fullres.AX90]-[$halfres.AX90]" office:value-type="float" office:value="-0.561313380000001" calcext:value-type="float">
            <text:p>-0.561313380000001</text:p>
          </table:table-cell>
          <table:table-cell table:formula="of:=[$fullres.AY90]-[$halfres.AY90]" office:value-type="float" office:value="-0.0609810899999985" calcext:value-type="float">
            <text:p>-0.0609810899999985</text:p>
          </table:table-cell>
          <table:table-cell table:formula="of:=[$fullres.AZ90]-[$halfres.AZ90]" office:value-type="float" office:value="-0.213372419999999" calcext:value-type="float">
            <text:p>-0.213372419999999</text:p>
          </table:table-cell>
          <table:table-cell table:formula="of:=[$fullres.BA90]-[$halfres.BA90]" office:value-type="float" office:value="0.283593710000005" calcext:value-type="float">
            <text:p>0.283593710000005</text:p>
          </table:table-cell>
          <table:table-cell table:formula="of:=[$fullres.BB90]-[$halfres.BB90]" office:value-type="float" office:value="0" calcext:value-type="float">
            <text:p>0</text:p>
          </table:table-cell>
          <table:table-cell table:formula="of:=[$fullres.BC90]-[$halfres.BC90]" office:value-type="float" office:value="0" calcext:value-type="float">
            <text:p>0</text:p>
          </table:table-cell>
          <table:table-cell table:formula="of:=[$fullres.BD90]-[$halfres.BD90]" office:value-type="float" office:value="0" calcext:value-type="float">
            <text:p>0</text:p>
          </table:table-cell>
          <table:table-cell table:formula="of:=[$fullres.BE90]-[$halfres.BE90]" office:value-type="float" office:value="-0.76954639" calcext:value-type="float">
            <text:p>-0.76954639</text:p>
          </table:table-cell>
          <table:table-cell table:formula="of:=[$fullres.BF90]-[$halfres.BF90]" office:value-type="float" office:value="-0.62172228" calcext:value-type="float">
            <text:p>-0.62172228</text:p>
          </table:table-cell>
          <table:table-cell table:formula="of:=[$fullres.BG90]-[$halfres.BG90]" office:value-type="float" office:value="0.141804499999999" calcext:value-type="float">
            <text:p>0.141804499999999</text:p>
          </table:table-cell>
          <table:table-cell table:formula="of:=[$fullres.BH90]-[$halfres.BH90]" office:value-type="float" office:value="0.474791979999999" calcext:value-type="float">
            <text:p>0.474791979999999</text:p>
          </table:table-cell>
          <table:table-cell table:formula="of:=[$fullres.BI90]-[$halfres.BI90]" office:value-type="float" office:value="0" calcext:value-type="float">
            <text:p>0</text:p>
          </table:table-cell>
          <table:table-cell table:formula="of:=[$fullres.BJ90]-[$halfres.BJ90]" office:value-type="float" office:value="0" calcext:value-type="float">
            <text:p>0</text:p>
          </table:table-cell>
          <table:table-cell table:formula="of:=[$fullres.BK90]-[$halfres.BK90]" office:value-type="float" office:value="0" calcext:value-type="float">
            <text:p>0</text:p>
          </table:table-cell>
        </table:table-row>
        <table:table-row table:style-name="ro1">
          <table:table-cell table:formula="of:=[$fullres.A91]-[$halfres.A91]" office:value-type="float" office:value="0" calcext:value-type="float">
            <text:p>0</text:p>
          </table:table-cell>
          <table:table-cell table:formula="of:=[$fullres.B91]-[$halfres.B91]" office:value-type="float" office:value="0.177433579999999" calcext:value-type="float">
            <text:p>0.177433579999999</text:p>
          </table:table-cell>
          <table:table-cell table:formula="of:=[$fullres.C91]-[$halfres.C91]" office:value-type="float" office:value="-0.0407141299999996" calcext:value-type="float">
            <text:p>-0.0407141299999996</text:p>
          </table:table-cell>
          <table:table-cell table:formula="of:=[$fullres.D91]-[$halfres.D91]" office:value-type="float" office:value="0.66688692000001" calcext:value-type="float">
            <text:p>0.66688692000001</text:p>
          </table:table-cell>
          <table:table-cell table:formula="of:=[$fullres.E91]-[$halfres.E91]" office:value-type="float" office:value="0.00136636" calcext:value-type="float">
            <text:p>0.00136636</text:p>
          </table:table-cell>
          <table:table-cell table:formula="of:=[$fullres.F91]-[$halfres.F91]" office:value-type="float" office:value="-0.00351681999999998" calcext:value-type="float">
            <text:p>-0.00351681999999998</text:p>
          </table:table-cell>
          <table:table-cell table:formula="of:=[$fullres.G91]-[$halfres.G91]" office:value-type="float" office:value="0.00137675999999998" calcext:value-type="float">
            <text:p>0.00137675999999998</text:p>
          </table:table-cell>
          <table:table-cell table:formula="of:=[$fullres.H91]-[$halfres.H91]" office:value-type="float" office:value="-17.13059414" calcext:value-type="float">
            <text:p>-17.13059414</text:p>
          </table:table-cell>
          <table:table-cell table:formula="of:=[$fullres.I91]-[$halfres.I91]" office:value-type="float" office:value="13.78661294" calcext:value-type="float">
            <text:p>13.78661294</text:p>
          </table:table-cell>
          <table:table-cell table:formula="of:=[$fullres.J91]-[$halfres.J91]" office:value-type="float" office:value="-25.22119675" calcext:value-type="float">
            <text:p>-25.22119675</text:p>
          </table:table-cell>
          <table:table-cell table:formula="of:=[$fullres.K91]-[$halfres.K91]" office:value-type="float" office:value="-33.52202766" calcext:value-type="float">
            <text:p>-33.52202766</text:p>
          </table:table-cell>
          <table:table-cell table:formula="of:=[$fullres.L91]-[$halfres.L91]" office:value-type="float" office:value="-0.58506975" calcext:value-type="float">
            <text:p>-0.58506975</text:p>
          </table:table-cell>
          <table:table-cell table:formula="of:=[$fullres.M91]-[$halfres.M91]" office:value-type="float" office:value="-3.27750941" calcext:value-type="float">
            <text:p>-3.27750941</text:p>
          </table:table-cell>
          <table:table-cell table:formula="of:=[$fullres.N91]-[$halfres.N91]" office:value-type="float" office:value="-14.220254" calcext:value-type="float">
            <text:p>-14.220254</text:p>
          </table:table-cell>
          <table:table-cell table:formula="of:=[$fullres.O91]-[$halfres.O91]" office:value-type="float" office:value="0" calcext:value-type="float">
            <text:p>0</text:p>
          </table:table-cell>
          <table:table-cell table:formula="of:=[$fullres.P91]-[$halfres.P91]" office:value-type="float" office:value="-37.8435364" calcext:value-type="float">
            <text:p>-37.8435364</text:p>
          </table:table-cell>
          <table:table-cell table:formula="of:=[$fullres.Q91]-[$halfres.Q91]" office:value-type="float" office:value="6.33990142" calcext:value-type="float">
            <text:p>6.33990142</text:p>
          </table:table-cell>
          <table:table-cell table:formula="of:=[$fullres.R91]-[$halfres.R91]" office:value-type="float" office:value="11.48474728" calcext:value-type="float">
            <text:p>11.48474728</text:p>
          </table:table-cell>
          <table:table-cell table:formula="of:=[$fullres.S91]-[$halfres.S91]" office:value-type="float" office:value="-23.87864751" calcext:value-type="float">
            <text:p>-23.87864751</text:p>
          </table:table-cell>
          <table:table-cell table:formula="of:=[$fullres.T91]-[$halfres.T91]" office:value-type="float" office:value="-0.41676102" calcext:value-type="float">
            <text:p>-0.41676102</text:p>
          </table:table-cell>
          <table:table-cell table:formula="of:=[$fullres.U91]-[$halfres.U91]" office:value-type="float" office:value="20.24943337" calcext:value-type="float">
            <text:p>20.24943337</text:p>
          </table:table-cell>
          <table:table-cell table:formula="of:=[$fullres.V91]-[$halfres.V91]" office:value-type="float" office:value="-13.97992018" calcext:value-type="float">
            <text:p>-13.97992018</text:p>
          </table:table-cell>
          <table:table-cell table:formula="of:=[$fullres.W91]-[$halfres.W91]" office:value-type="float" office:value="0" calcext:value-type="float">
            <text:p>0</text:p>
          </table:table-cell>
          <table:table-cell table:formula="of:=[$fullres.X91]-[$halfres.X91]" office:value-type="float" office:value="0.02937066" calcext:value-type="float">
            <text:p>0.02937066</text:p>
          </table:table-cell>
          <table:table-cell table:formula="of:=[$fullres.Y91]-[$halfres.Y91]" office:value-type="float" office:value="-0.01287758" calcext:value-type="float">
            <text:p>-0.01287758</text:p>
          </table:table-cell>
          <table:table-cell table:formula="of:=[$fullres.Z91]-[$halfres.Z91]" office:value-type="float" office:value="-0.13831686" calcext:value-type="float">
            <text:p>-0.13831686</text:p>
          </table:table-cell>
          <table:table-cell table:formula="of:=[$fullres.AA91]-[$halfres.AA91]" office:value-type="float" office:value="0.05454426" calcext:value-type="float">
            <text:p>0.05454426</text:p>
          </table:table-cell>
          <table:table-cell table:formula="of:=[$fullres.AB91]-[$halfres.AB91]" office:value-type="float" office:value="-0.01712717" calcext:value-type="float">
            <text:p>-0.01712717</text:p>
          </table:table-cell>
          <table:table-cell table:formula="of:=[$fullres.AC91]-[$halfres.AC91]" office:value-type="float" office:value="-0.14696166" calcext:value-type="float">
            <text:p>-0.14696166</text:p>
          </table:table-cell>
          <table:table-cell table:formula="of:=[$fullres.AD91]-[$halfres.AD91]" office:value-type="float" office:value="0.04825306" calcext:value-type="float">
            <text:p>0.04825306</text:p>
          </table:table-cell>
          <table:table-cell table:formula="of:=[$fullres.AE91]-[$halfres.AE91]" office:value-type="float" office:value="-0.03131053" calcext:value-type="float">
            <text:p>-0.03131053</text:p>
          </table:table-cell>
          <table:table-cell table:formula="of:=[$fullres.AF91]-[$halfres.AF91]" office:value-type="float" office:value="-0.14696166" calcext:value-type="float">
            <text:p>-0.14696166</text:p>
          </table:table-cell>
          <table:table-cell table:formula="of:=[$fullres.AG91]-[$halfres.AG91]" office:value-type="float" office:value="0.03356773" calcext:value-type="float">
            <text:p>0.03356773</text:p>
          </table:table-cell>
          <table:table-cell table:formula="of:=[$fullres.AH91]-[$halfres.AH91]" office:value-type="float" office:value="-0.03131053" calcext:value-type="float">
            <text:p>-0.03131053</text:p>
          </table:table-cell>
          <table:table-cell table:formula="of:=[$fullres.AI91]-[$halfres.AI91]" office:value-type="float" office:value="-0.12102725" calcext:value-type="float">
            <text:p>-0.12102725</text:p>
          </table:table-cell>
          <table:table-cell table:formula="of:=[$fullres.AJ91]-[$halfres.AJ91]" office:value-type="float" office:value="0.0272736" calcext:value-type="float">
            <text:p>0.0272736</text:p>
          </table:table-cell>
          <table:table-cell table:formula="of:=[$fullres.AK91]-[$halfres.AK91]" office:value-type="float" office:value="-0.02625995" calcext:value-type="float">
            <text:p>-0.02625995</text:p>
          </table:table-cell>
          <table:table-cell table:formula="of:=[$fullres.AL91]-[$halfres.AL91]" office:value-type="float" office:value="-0.11238244" calcext:value-type="float">
            <text:p>-0.11238244</text:p>
          </table:table-cell>
          <table:table-cell table:formula="of:=[$fullres.AM91]-[$halfres.AM91]" office:value-type="float" office:value="0.0167824" calcext:value-type="float">
            <text:p>0.0167824</text:p>
          </table:table-cell>
          <table:table-cell table:formula="of:=[$fullres.AN91]-[$halfres.AN91]" office:value-type="float" office:value="-0.01994737" calcext:value-type="float">
            <text:p>-0.01994737</text:p>
          </table:table-cell>
          <table:table-cell table:formula="of:=[$fullres.AO91]-[$halfres.AO91]" office:value-type="float" office:value="-0.10373764" calcext:value-type="float">
            <text:p>-0.10373764</text:p>
          </table:table-cell>
          <table:table-cell table:formula="of:=[$fullres.AP91]-[$halfres.AP91]" office:value-type="float" office:value="0.2097917" calcext:value-type="float">
            <text:p>0.2097917</text:p>
          </table:table-cell>
          <table:table-cell table:formula="of:=[$fullres.AQ91]-[$halfres.AQ91]" office:value-type="float" office:value="-0.1456737" calcext:value-type="float">
            <text:p>-0.1456737</text:p>
          </table:table-cell>
          <table:table-cell table:formula="of:=[$fullres.AR91]-[$halfres.AR91]" office:value-type="float" office:value="-0.769276860000001" calcext:value-type="float">
            <text:p>-0.769276860000001</text:p>
          </table:table-cell>
          <table:table-cell table:formula="of:=[$fullres.AS91]-[$halfres.AS91]" office:value-type="float" office:value="0" calcext:value-type="float">
            <text:p>0</text:p>
          </table:table-cell>
          <table:table-cell table:formula="of:=[$fullres.AT91]-[$halfres.AT91]" office:value-type="float" office:value="0" calcext:value-type="float">
            <text:p>0</text:p>
          </table:table-cell>
          <table:table-cell table:formula="of:=[$fullres.AU91]-[$halfres.AU91]" office:value-type="float" office:value="1.25637215" calcext:value-type="float">
            <text:p>1.25637215</text:p>
          </table:table-cell>
          <table:table-cell table:formula="of:=[$fullres.AV91]-[$halfres.AV91]" office:value-type="float" office:value="0.27147177" calcext:value-type="float">
            <text:p>0.27147177</text:p>
          </table:table-cell>
          <table:table-cell table:formula="of:=[$fullres.AW91]-[$halfres.AW91]" office:value-type="float" office:value="0.5094423" calcext:value-type="float">
            <text:p>0.5094423</text:p>
          </table:table-cell>
          <table:table-cell table:formula="of:=[$fullres.AX91]-[$halfres.AX91]" office:value-type="float" office:value="-0.610979410000002" calcext:value-type="float">
            <text:p>-0.610979410000002</text:p>
          </table:table-cell>
          <table:table-cell table:formula="of:=[$fullres.AY91]-[$halfres.AY91]" office:value-type="float" office:value="-0.49256913" calcext:value-type="float">
            <text:p>-0.49256913</text:p>
          </table:table-cell>
          <table:table-cell table:formula="of:=[$fullres.AZ91]-[$halfres.AZ91]" office:value-type="float" office:value="-0.28210571000001" calcext:value-type="float">
            <text:p>-0.28210571000001</text:p>
          </table:table-cell>
          <table:table-cell table:formula="of:=[$fullres.BA91]-[$halfres.BA91]" office:value-type="float" office:value="0.282585819999994" calcext:value-type="float">
            <text:p>0.282585819999994</text:p>
          </table:table-cell>
          <table:table-cell table:formula="of:=[$fullres.BB91]-[$halfres.BB91]" office:value-type="float" office:value="0" calcext:value-type="float">
            <text:p>0</text:p>
          </table:table-cell>
          <table:table-cell table:formula="of:=[$fullres.BC91]-[$halfres.BC91]" office:value-type="float" office:value="0" calcext:value-type="float">
            <text:p>0</text:p>
          </table:table-cell>
          <table:table-cell table:formula="of:=[$fullres.BD91]-[$halfres.BD91]" office:value-type="float" office:value="0" calcext:value-type="float">
            <text:p>0</text:p>
          </table:table-cell>
          <table:table-cell table:formula="of:=[$fullres.BE91]-[$halfres.BE91]" office:value-type="float" office:value="-0.89787967" calcext:value-type="float">
            <text:p>-0.89787967</text:p>
          </table:table-cell>
          <table:table-cell table:formula="of:=[$fullres.BF91]-[$halfres.BF91]" office:value-type="float" office:value="-0.163565429999998" calcext:value-type="float">
            <text:p>-0.163565429999998</text:p>
          </table:table-cell>
          <table:table-cell table:formula="of:=[$fullres.BG91]-[$halfres.BG91]" office:value-type="float" office:value="-0.623935929999998" calcext:value-type="float">
            <text:p>-0.623935929999998</text:p>
          </table:table-cell>
          <table:table-cell table:formula="of:=[$fullres.BH91]-[$halfres.BH91]" office:value-type="float" office:value="0.669457960000003" calcext:value-type="float">
            <text:p>0.669457960000003</text:p>
          </table:table-cell>
          <table:table-cell table:formula="of:=[$fullres.BI91]-[$halfres.BI91]" office:value-type="float" office:value="0" calcext:value-type="float">
            <text:p>0</text:p>
          </table:table-cell>
          <table:table-cell table:formula="of:=[$fullres.BJ91]-[$halfres.BJ91]" office:value-type="float" office:value="0" calcext:value-type="float">
            <text:p>0</text:p>
          </table:table-cell>
          <table:table-cell table:formula="of:=[$fullres.BK91]-[$halfres.BK91]" office:value-type="float" office:value="0" calcext:value-type="float">
            <text:p>0</text:p>
          </table:table-cell>
        </table:table-row>
        <table:table-row table:style-name="ro1">
          <table:table-cell table:formula="of:=[$fullres.A92]-[$halfres.A92]" office:value-type="float" office:value="0" calcext:value-type="float">
            <text:p>0</text:p>
          </table:table-cell>
          <table:table-cell table:formula="of:=[$fullres.B92]-[$halfres.B92]" office:value-type="float" office:value="-0.309357350000001" calcext:value-type="float">
            <text:p>-0.309357350000001</text:p>
          </table:table-cell>
          <table:table-cell table:formula="of:=[$fullres.C92]-[$halfres.C92]" office:value-type="float" office:value="-0.185852110000001" calcext:value-type="float">
            <text:p>-0.185852110000001</text:p>
          </table:table-cell>
          <table:table-cell table:formula="of:=[$fullres.D92]-[$halfres.D92]" office:value-type="float" office:value="0.737840360000007" calcext:value-type="float">
            <text:p>0.737840360000007</text:p>
          </table:table-cell>
          <table:table-cell table:formula="of:=[$fullres.E92]-[$halfres.E92]" office:value-type="float" office:value="0.00171506" calcext:value-type="float">
            <text:p>0.00171506</text:p>
          </table:table-cell>
          <table:table-cell table:formula="of:=[$fullres.F92]-[$halfres.F92]" office:value-type="float" office:value="-0.00412345999999997" calcext:value-type="float">
            <text:p>-0.00412345999999997</text:p>
          </table:table-cell>
          <table:table-cell table:formula="of:=[$fullres.G92]-[$halfres.G92]" office:value-type="float" office:value="0.00120534000000005" calcext:value-type="float">
            <text:p>0.00120534000000005</text:p>
          </table:table-cell>
          <table:table-cell table:formula="of:=[$fullres.H92]-[$halfres.H92]" office:value-type="float" office:value="-18.57616925" calcext:value-type="float">
            <text:p>-18.57616925</text:p>
          </table:table-cell>
          <table:table-cell table:formula="of:=[$fullres.I92]-[$halfres.I92]" office:value-type="float" office:value="12.54116231" calcext:value-type="float">
            <text:p>12.54116231</text:p>
          </table:table-cell>
          <table:table-cell table:formula="of:=[$fullres.J92]-[$halfres.J92]" office:value-type="float" office:value="-23.05241075" calcext:value-type="float">
            <text:p>-23.05241075</text:p>
          </table:table-cell>
          <table:table-cell table:formula="of:=[$fullres.K92]-[$halfres.K92]" office:value-type="float" office:value="-32.11424964" calcext:value-type="float">
            <text:p>-32.11424964</text:p>
          </table:table-cell>
          <table:table-cell table:formula="of:=[$fullres.L92]-[$halfres.L92]" office:value-type="float" office:value="-0.56049939" calcext:value-type="float">
            <text:p>-0.56049939</text:p>
          </table:table-cell>
          <table:table-cell table:formula="of:=[$fullres.M92]-[$halfres.M92]" office:value-type="float" office:value="-1.44566436" calcext:value-type="float">
            <text:p>-1.44566436</text:p>
          </table:table-cell>
          <table:table-cell table:formula="of:=[$fullres.N92]-[$halfres.N92]" office:value-type="float" office:value="-13.04741301" calcext:value-type="float">
            <text:p>-13.04741301</text:p>
          </table:table-cell>
          <table:table-cell table:formula="of:=[$fullres.O92]-[$halfres.O92]" office:value-type="float" office:value="0" calcext:value-type="float">
            <text:p>0</text:p>
          </table:table-cell>
          <table:table-cell table:formula="of:=[$fullres.P92]-[$halfres.P92]" office:value-type="float" office:value="-39.53477931" calcext:value-type="float">
            <text:p>-39.53477931</text:p>
          </table:table-cell>
          <table:table-cell table:formula="of:=[$fullres.Q92]-[$halfres.Q92]" office:value-type="float" office:value="8.01908585" calcext:value-type="float">
            <text:p>8.01908585</text:p>
          </table:table-cell>
          <table:table-cell table:formula="of:=[$fullres.R92]-[$halfres.R92]" office:value-type="float" office:value="10.31160399" calcext:value-type="float">
            <text:p>10.31160399</text:p>
          </table:table-cell>
          <table:table-cell table:formula="of:=[$fullres.S92]-[$halfres.S92]" office:value-type="float" office:value="-22.69003064" calcext:value-type="float">
            <text:p>-22.69003064</text:p>
          </table:table-cell>
          <table:table-cell table:formula="of:=[$fullres.T92]-[$halfres.T92]" office:value-type="float" office:value="-0.39601574" calcext:value-type="float">
            <text:p>-0.39601574</text:p>
          </table:table-cell>
          <table:table-cell table:formula="of:=[$fullres.U92]-[$halfres.U92]" office:value-type="float" office:value="20.35860607" calcext:value-type="float">
            <text:p>20.35860607</text:p>
          </table:table-cell>
          <table:table-cell table:formula="of:=[$fullres.V92]-[$halfres.V92]" office:value-type="float" office:value="-12.4874443" calcext:value-type="float">
            <text:p>-12.4874443</text:p>
          </table:table-cell>
          <table:table-cell table:formula="of:=[$fullres.W92]-[$halfres.W92]" office:value-type="float" office:value="0" calcext:value-type="float">
            <text:p>0</text:p>
          </table:table-cell>
          <table:table-cell table:formula="of:=[$fullres.X92]-[$halfres.X92]" office:value-type="float" office:value="0.02713668" calcext:value-type="float">
            <text:p>0.02713668</text:p>
          </table:table-cell>
          <table:table-cell table:formula="of:=[$fullres.Y92]-[$halfres.Y92]" office:value-type="float" office:value="0.05367868" calcext:value-type="float">
            <text:p>0.05367868</text:p>
          </table:table-cell>
          <table:table-cell table:formula="of:=[$fullres.Z92]-[$halfres.Z92]" office:value-type="float" office:value="-0.1127578" calcext:value-type="float">
            <text:p>-0.1127578</text:p>
          </table:table-cell>
          <table:table-cell table:formula="of:=[$fullres.AA92]-[$halfres.AA92]" office:value-type="float" office:value="0.05039552" calcext:value-type="float">
            <text:p>0.05039552</text:p>
          </table:table-cell>
          <table:table-cell table:formula="of:=[$fullres.AB92]-[$halfres.AB92]" office:value-type="float" office:value="0.07139265" calcext:value-type="float">
            <text:p>0.07139265</text:p>
          </table:table-cell>
          <table:table-cell table:formula="of:=[$fullres.AC92]-[$halfres.AC92]" office:value-type="float" office:value="-0.11980515" calcext:value-type="float">
            <text:p>-0.11980515</text:p>
          </table:table-cell>
          <table:table-cell table:formula="of:=[$fullres.AD92]-[$halfres.AD92]" office:value-type="float" office:value="0.04458285" calcext:value-type="float">
            <text:p>0.04458285</text:p>
          </table:table-cell>
          <table:table-cell table:formula="of:=[$fullres.AE92]-[$halfres.AE92]" office:value-type="float" office:value="0.13051434" calcext:value-type="float">
            <text:p>0.13051434</text:p>
          </table:table-cell>
          <table:table-cell table:formula="of:=[$fullres.AF92]-[$halfres.AF92]" office:value-type="float" office:value="-0.11980515" calcext:value-type="float">
            <text:p>-0.11980515</text:p>
          </table:table-cell>
          <table:table-cell table:formula="of:=[$fullres.AG92]-[$halfres.AG92]" office:value-type="float" office:value="0.03101451" calcext:value-type="float">
            <text:p>0.03101451</text:p>
          </table:table-cell>
          <table:table-cell table:formula="of:=[$fullres.AH92]-[$halfres.AH92]" office:value-type="float" office:value="0.13051434" calcext:value-type="float">
            <text:p>0.13051434</text:p>
          </table:table-cell>
          <table:table-cell table:formula="of:=[$fullres.AI92]-[$halfres.AI92]" office:value-type="float" office:value="-0.09866307" calcext:value-type="float">
            <text:p>-0.09866307</text:p>
          </table:table-cell>
          <table:table-cell table:formula="of:=[$fullres.AJ92]-[$halfres.AJ92]" office:value-type="float" office:value="0.02519912" calcext:value-type="float">
            <text:p>0.02519912</text:p>
          </table:table-cell>
          <table:table-cell table:formula="of:=[$fullres.AK92]-[$halfres.AK92]" office:value-type="float" office:value="0.10946157" calcext:value-type="float">
            <text:p>0.10946157</text:p>
          </table:table-cell>
          <table:table-cell table:formula="of:=[$fullres.AL92]-[$halfres.AL92]" office:value-type="float" office:value="-0.0916157" calcext:value-type="float">
            <text:p>-0.0916157</text:p>
          </table:table-cell>
          <table:table-cell table:formula="of:=[$fullres.AM92]-[$halfres.AM92]" office:value-type="float" office:value="0.01550589" calcext:value-type="float">
            <text:p>0.01550589</text:p>
          </table:table-cell>
          <table:table-cell table:formula="of:=[$fullres.AN92]-[$halfres.AN92]" office:value-type="float" office:value="0.08314827" calcext:value-type="float">
            <text:p>0.08314827</text:p>
          </table:table-cell>
          <table:table-cell table:formula="of:=[$fullres.AO92]-[$halfres.AO92]" office:value-type="float" office:value="-0.08456835" calcext:value-type="float">
            <text:p>-0.08456835</text:p>
          </table:table-cell>
          <table:table-cell table:formula="of:=[$fullres.AP92]-[$halfres.AP92]" office:value-type="float" office:value="0.19383457" calcext:value-type="float">
            <text:p>0.19383457</text:p>
          </table:table-cell>
          <table:table-cell table:formula="of:=[$fullres.AQ92]-[$halfres.AQ92]" office:value-type="float" office:value="0.60722396" calcext:value-type="float">
            <text:p>0.60722396</text:p>
          </table:table-cell>
          <table:table-cell table:formula="of:=[$fullres.AR92]-[$halfres.AR92]" office:value-type="float" office:value="-0.62712502" calcext:value-type="float">
            <text:p>-0.62712502</text:p>
          </table:table-cell>
          <table:table-cell table:formula="of:=[$fullres.AS92]-[$halfres.AS92]" office:value-type="float" office:value="0" calcext:value-type="float">
            <text:p>0</text:p>
          </table:table-cell>
          <table:table-cell table:formula="of:=[$fullres.AT92]-[$halfres.AT92]" office:value-type="float" office:value="0" calcext:value-type="float">
            <text:p>0</text:p>
          </table:table-cell>
          <table:table-cell table:formula="of:=[$fullres.AU92]-[$halfres.AU92]" office:value-type="float" office:value="1.24752547" calcext:value-type="float">
            <text:p>1.24752547</text:p>
          </table:table-cell>
          <table:table-cell table:formula="of:=[$fullres.AV92]-[$halfres.AV92]" office:value-type="float" office:value="0.03898811" calcext:value-type="float">
            <text:p>0.03898811</text:p>
          </table:table-cell>
          <table:table-cell table:formula="of:=[$fullres.AW92]-[$halfres.AW92]" office:value-type="float" office:value="0.22406094" calcext:value-type="float">
            <text:p>0.22406094</text:p>
          </table:table-cell>
          <table:table-cell table:formula="of:=[$fullres.AX92]-[$halfres.AX92]" office:value-type="float" office:value="-1.08927367" calcext:value-type="float">
            <text:p>-1.08927367</text:p>
          </table:table-cell>
          <table:table-cell table:formula="of:=[$fullres.AY92]-[$halfres.AY92]" office:value-type="float" office:value="-0.770929670000001" calcext:value-type="float">
            <text:p>-0.770929670000001</text:p>
          </table:table-cell>
          <table:table-cell table:formula="of:=[$fullres.AZ92]-[$halfres.AZ92]" office:value-type="float" office:value="-0.824151130000004" calcext:value-type="float">
            <text:p>-0.824151130000004</text:p>
          </table:table-cell>
          <table:table-cell table:formula="of:=[$fullres.BA92]-[$halfres.BA92]" office:value-type="float" office:value="0.295923130000006" calcext:value-type="float">
            <text:p>0.295923130000006</text:p>
          </table:table-cell>
          <table:table-cell table:formula="of:=[$fullres.BB92]-[$halfres.BB92]" office:value-type="float" office:value="0" calcext:value-type="float">
            <text:p>0</text:p>
          </table:table-cell>
          <table:table-cell table:formula="of:=[$fullres.BC92]-[$halfres.BC92]" office:value-type="float" office:value="0" calcext:value-type="float">
            <text:p>0</text:p>
          </table:table-cell>
          <table:table-cell table:formula="of:=[$fullres.BD92]-[$halfres.BD92]" office:value-type="float" office:value="0" calcext:value-type="float">
            <text:p>0</text:p>
          </table:table-cell>
          <table:table-cell table:formula="of:=[$fullres.BE92]-[$halfres.BE92]" office:value-type="float" office:value="-0.64486352" calcext:value-type="float">
            <text:p>-0.64486352</text:p>
          </table:table-cell>
          <table:table-cell table:formula="of:=[$fullres.BF92]-[$halfres.BF92]" office:value-type="float" office:value="-0.198965040000004" calcext:value-type="float">
            <text:p>-0.198965040000004</text:p>
          </table:table-cell>
          <table:table-cell table:formula="of:=[$fullres.BG92]-[$halfres.BG92]" office:value-type="float" office:value="0.238918829999999" calcext:value-type="float">
            <text:p>0.238918829999999</text:p>
          </table:table-cell>
          <table:table-cell table:formula="of:=[$fullres.BH92]-[$halfres.BH92]" office:value-type="float" office:value="0.62674303" calcext:value-type="float">
            <text:p>0.62674303</text:p>
          </table:table-cell>
          <table:table-cell table:formula="of:=[$fullres.BI92]-[$halfres.BI92]" office:value-type="float" office:value="0" calcext:value-type="float">
            <text:p>0</text:p>
          </table:table-cell>
          <table:table-cell table:formula="of:=[$fullres.BJ92]-[$halfres.BJ92]" office:value-type="float" office:value="0" calcext:value-type="float">
            <text:p>0</text:p>
          </table:table-cell>
          <table:table-cell table:formula="of:=[$fullres.BK92]-[$halfres.BK92]" office:value-type="float" office:value="0" calcext:value-type="float">
            <text:p>0</text:p>
          </table:table-cell>
        </table:table-row>
        <table:table-row table:style-name="ro1">
          <table:table-cell table:formula="of:=[$fullres.A93]-[$halfres.A93]" office:value-type="float" office:value="0" calcext:value-type="float">
            <text:p>0</text:p>
          </table:table-cell>
          <table:table-cell table:formula="of:=[$fullres.B93]-[$halfres.B93]" office:value-type="float" office:value="-0.761942390000001" calcext:value-type="float">
            <text:p>-0.761942390000001</text:p>
          </table:table-cell>
          <table:table-cell table:formula="of:=[$fullres.C93]-[$halfres.C93]" office:value-type="float" office:value="-0.33110072" calcext:value-type="float">
            <text:p>-0.33110072</text:p>
          </table:table-cell>
          <table:table-cell table:formula="of:=[$fullres.D93]-[$halfres.D93]" office:value-type="float" office:value="0.696587779999987" calcext:value-type="float">
            <text:p>0.696587779999987</text:p>
          </table:table-cell>
          <table:table-cell table:formula="of:=[$fullres.E93]-[$halfres.E93]" office:value-type="float" office:value="0.00189072" calcext:value-type="float">
            <text:p>0.00189072</text:p>
          </table:table-cell>
          <table:table-cell table:formula="of:=[$fullres.F93]-[$halfres.F93]" office:value-type="float" office:value="-0.00437460000000001" calcext:value-type="float">
            <text:p>-0.00437460000000001</text:p>
          </table:table-cell>
          <table:table-cell table:formula="of:=[$fullres.G93]-[$halfres.G93]" office:value-type="float" office:value="0.00104185000000001" calcext:value-type="float">
            <text:p>0.00104185000000001</text:p>
          </table:table-cell>
          <table:table-cell table:formula="of:=[$fullres.H93]-[$halfres.H93]" office:value-type="float" office:value="-19.87892316" calcext:value-type="float">
            <text:p>-19.87892316</text:p>
          </table:table-cell>
          <table:table-cell table:formula="of:=[$fullres.I93]-[$halfres.I93]" office:value-type="float" office:value="11.08547568" calcext:value-type="float">
            <text:p>11.08547568</text:p>
          </table:table-cell>
          <table:table-cell table:formula="of:=[$fullres.J93]-[$halfres.J93]" office:value-type="float" office:value="-21.08073529" calcext:value-type="float">
            <text:p>-21.08073529</text:p>
          </table:table-cell>
          <table:table-cell table:formula="of:=[$fullres.K93]-[$halfres.K93]" office:value-type="float" office:value="-31.23734647" calcext:value-type="float">
            <text:p>-31.23734647</text:p>
          </table:table-cell>
          <table:table-cell table:formula="of:=[$fullres.L93]-[$halfres.L93]" office:value-type="float" office:value="-0.54519455" calcext:value-type="float">
            <text:p>-0.54519455</text:p>
          </table:table-cell>
          <table:table-cell table:formula="of:=[$fullres.M93]-[$halfres.M93]" office:value-type="float" office:value="0.24127874" calcext:value-type="float">
            <text:p>0.24127874</text:p>
          </table:table-cell>
          <table:table-cell table:formula="of:=[$fullres.N93]-[$halfres.N93]" office:value-type="float" office:value="-11.8628859" calcext:value-type="float">
            <text:p>-11.8628859</text:p>
          </table:table-cell>
          <table:table-cell table:formula="of:=[$fullres.O93]-[$halfres.O93]" office:value-type="float" office:value="0" calcext:value-type="float">
            <text:p>0</text:p>
          </table:table-cell>
          <table:table-cell table:formula="of:=[$fullres.P93]-[$halfres.P93]" office:value-type="float" office:value="-39.94938004" calcext:value-type="float">
            <text:p>-39.94938004</text:p>
          </table:table-cell>
          <table:table-cell table:formula="of:=[$fullres.Q93]-[$halfres.Q93]" office:value-type="float" office:value="10.02206798" calcext:value-type="float">
            <text:p>10.02206798</text:p>
          </table:table-cell>
          <table:table-cell table:formula="of:=[$fullres.R93]-[$halfres.R93]" office:value-type="float" office:value="9.10870979" calcext:value-type="float">
            <text:p>9.10870979</text:p>
          </table:table-cell>
          <table:table-cell table:formula="of:=[$fullres.S93]-[$halfres.S93]" office:value-type="float" office:value="-20.42198687" calcext:value-type="float">
            <text:p>-20.42198687</text:p>
          </table:table-cell>
          <table:table-cell table:formula="of:=[$fullres.T93]-[$halfres.T93]" office:value-type="float" office:value="-0.35643091" calcext:value-type="float">
            <text:p>-0.35643091</text:p>
          </table:table-cell>
          <table:table-cell table:formula="of:=[$fullres.U93]-[$halfres.U93]" office:value-type="float" office:value="19.9067609" calcext:value-type="float">
            <text:p>19.9067609</text:p>
          </table:table-cell>
          <table:table-cell table:formula="of:=[$fullres.V93]-[$halfres.V93]" office:value-type="float" office:value="-11.2536578" calcext:value-type="float">
            <text:p>-11.2536578</text:p>
          </table:table-cell>
          <table:table-cell table:formula="of:=[$fullres.W93]-[$halfres.W93]" office:value-type="float" office:value="0" calcext:value-type="float">
            <text:p>0</text:p>
          </table:table-cell>
          <table:table-cell table:formula="of:=[$fullres.X93]-[$halfres.X93]" office:value-type="float" office:value="0.02419838" calcext:value-type="float">
            <text:p>0.02419838</text:p>
          </table:table-cell>
          <table:table-cell table:formula="of:=[$fullres.Y93]-[$halfres.Y93]" office:value-type="float" office:value="0.11498922" calcext:value-type="float">
            <text:p>0.11498922</text:p>
          </table:table-cell>
          <table:table-cell table:formula="of:=[$fullres.Z93]-[$halfres.Z93]" office:value-type="float" office:value="-0.08308611" calcext:value-type="float">
            <text:p>-0.08308611</text:p>
          </table:table-cell>
          <table:table-cell table:formula="of:=[$fullres.AA93]-[$halfres.AA93]" office:value-type="float" office:value="0.0449388" calcext:value-type="float">
            <text:p>0.0449388</text:p>
          </table:table-cell>
          <table:table-cell table:formula="of:=[$fullres.AB93]-[$halfres.AB93]" office:value-type="float" office:value="0.15293566" calcext:value-type="float">
            <text:p>0.15293566</text:p>
          </table:table-cell>
          <table:table-cell table:formula="of:=[$fullres.AC93]-[$halfres.AC93]" office:value-type="float" office:value="-0.08827899" calcext:value-type="float">
            <text:p>-0.08827899</text:p>
          </table:table-cell>
          <table:table-cell table:formula="of:=[$fullres.AD93]-[$halfres.AD93]" office:value-type="float" office:value="0.03975551" calcext:value-type="float">
            <text:p>0.03975551</text:p>
          </table:table-cell>
          <table:table-cell table:formula="of:=[$fullres.AE93]-[$halfres.AE93]" office:value-type="float" office:value="0.27958478" calcext:value-type="float">
            <text:p>0.27958478</text:p>
          </table:table-cell>
          <table:table-cell table:formula="of:=[$fullres.AF93]-[$halfres.AF93]" office:value-type="float" office:value="-0.08827899" calcext:value-type="float">
            <text:p>-0.08827899</text:p>
          </table:table-cell>
          <table:table-cell table:formula="of:=[$fullres.AG93]-[$halfres.AG93]" office:value-type="float" office:value="0.02765633" calcext:value-type="float">
            <text:p>0.02765633</text:p>
          </table:table-cell>
          <table:table-cell table:formula="of:=[$fullres.AH93]-[$halfres.AH93]" office:value-type="float" office:value="0.27958478" calcext:value-type="float">
            <text:p>0.27958478</text:p>
          </table:table-cell>
          <table:table-cell table:formula="of:=[$fullres.AI93]-[$halfres.AI93]" office:value-type="float" office:value="-0.07270035" calcext:value-type="float">
            <text:p>-0.07270035</text:p>
          </table:table-cell>
          <table:table-cell table:formula="of:=[$fullres.AJ93]-[$halfres.AJ93]" office:value-type="float" office:value="0.02247061" calcext:value-type="float">
            <text:p>0.02247061</text:p>
          </table:table-cell>
          <table:table-cell table:formula="of:=[$fullres.AK93]-[$halfres.AK93]" office:value-type="float" office:value="0.23448601" calcext:value-type="float">
            <text:p>0.23448601</text:p>
          </table:table-cell>
          <table:table-cell table:formula="of:=[$fullres.AL93]-[$halfres.AL93]" office:value-type="float" office:value="-0.06750747" calcext:value-type="float">
            <text:p>-0.06750747</text:p>
          </table:table-cell>
          <table:table-cell table:formula="of:=[$fullres.AM93]-[$halfres.AM93]" office:value-type="float" office:value="0.01382695" calcext:value-type="float">
            <text:p>0.01382695</text:p>
          </table:table-cell>
          <table:table-cell table:formula="of:=[$fullres.AN93]-[$halfres.AN93]" office:value-type="float" office:value="0.1781183" calcext:value-type="float">
            <text:p>0.1781183</text:p>
          </table:table-cell>
          <table:table-cell table:formula="of:=[$fullres.AO93]-[$halfres.AO93]" office:value-type="float" office:value="-0.06231459" calcext:value-type="float">
            <text:p>-0.06231459</text:p>
          </table:table-cell>
          <table:table-cell table:formula="of:=[$fullres.AP93]-[$halfres.AP93]" office:value-type="float" office:value="0.17284656" calcext:value-type="float">
            <text:p>0.17284656</text:p>
          </table:table-cell>
          <table:table-cell table:formula="of:=[$fullres.AQ93]-[$halfres.AQ93]" office:value-type="float" office:value="1.30078104" calcext:value-type="float">
            <text:p>1.30078104</text:p>
          </table:table-cell>
          <table:table-cell table:formula="of:=[$fullres.AR93]-[$halfres.AR93]" office:value-type="float" office:value="-0.46210004" calcext:value-type="float">
            <text:p>-0.46210004</text:p>
          </table:table-cell>
          <table:table-cell table:formula="of:=[$fullres.AS93]-[$halfres.AS93]" office:value-type="float" office:value="0" calcext:value-type="float">
            <text:p>0</text:p>
          </table:table-cell>
          <table:table-cell table:formula="of:=[$fullres.AT93]-[$halfres.AT93]" office:value-type="float" office:value="0" calcext:value-type="float">
            <text:p>0</text:p>
          </table:table-cell>
          <table:table-cell table:formula="of:=[$fullres.AU93]-[$halfres.AU93]" office:value-type="float" office:value="1.29069954" calcext:value-type="float">
            <text:p>1.29069954</text:p>
          </table:table-cell>
          <table:table-cell table:formula="of:=[$fullres.AV93]-[$halfres.AV93]" office:value-type="float" office:value="-0.189636759999999" calcext:value-type="float">
            <text:p>-0.189636759999999</text:p>
          </table:table-cell>
          <table:table-cell table:formula="of:=[$fullres.AW93]-[$halfres.AW93]" office:value-type="float" office:value="0.163504249999999" calcext:value-type="float">
            <text:p>0.163504249999999</text:p>
          </table:table-cell>
          <table:table-cell table:formula="of:=[$fullres.AX93]-[$halfres.AX93]" office:value-type="float" office:value="-1.41335735" calcext:value-type="float">
            <text:p>-1.41335735</text:p>
          </table:table-cell>
          <table:table-cell table:formula="of:=[$fullres.AY93]-[$halfres.AY93]" office:value-type="float" office:value="-0.990099460000003" calcext:value-type="float">
            <text:p>-0.990099460000003</text:p>
          </table:table-cell>
          <table:table-cell table:formula="of:=[$fullres.AZ93]-[$halfres.AZ93]" office:value-type="float" office:value="-1.08695449999999" calcext:value-type="float">
            <text:p>-1.08695449999999</text:p>
          </table:table-cell>
          <table:table-cell table:formula="of:=[$fullres.BA93]-[$halfres.BA93]" office:value-type="float" office:value="0.299353699999998" calcext:value-type="float">
            <text:p>0.299353699999998</text:p>
          </table:table-cell>
          <table:table-cell table:formula="of:=[$fullres.BB93]-[$halfres.BB93]" office:value-type="float" office:value="0" calcext:value-type="float">
            <text:p>0</text:p>
          </table:table-cell>
          <table:table-cell table:formula="of:=[$fullres.BC93]-[$halfres.BC93]" office:value-type="float" office:value="0" calcext:value-type="float">
            <text:p>0</text:p>
          </table:table-cell>
          <table:table-cell table:formula="of:=[$fullres.BD93]-[$halfres.BD93]" office:value-type="float" office:value="0" calcext:value-type="float">
            <text:p>0</text:p>
          </table:table-cell>
          <table:table-cell table:formula="of:=[$fullres.BE93]-[$halfres.BE93]" office:value-type="float" office:value="-0.49422815" calcext:value-type="float">
            <text:p>-0.49422815</text:p>
          </table:table-cell>
          <table:table-cell table:formula="of:=[$fullres.BF93]-[$halfres.BF93]" office:value-type="float" office:value="-0.034747430000003" calcext:value-type="float">
            <text:p>-0.034747430000003</text:p>
          </table:table-cell>
          <table:table-cell table:formula="of:=[$fullres.BG93]-[$halfres.BG93]" office:value-type="float" office:value="0.443666349999999" calcext:value-type="float">
            <text:p>0.443666349999999</text:p>
          </table:table-cell>
          <table:table-cell table:formula="of:=[$fullres.BH93]-[$halfres.BH93]" office:value-type="float" office:value="0.60921776" calcext:value-type="float">
            <text:p>0.60921776</text:p>
          </table:table-cell>
          <table:table-cell table:formula="of:=[$fullres.BI93]-[$halfres.BI93]" office:value-type="float" office:value="0" calcext:value-type="float">
            <text:p>0</text:p>
          </table:table-cell>
          <table:table-cell table:formula="of:=[$fullres.BJ93]-[$halfres.BJ93]" office:value-type="float" office:value="0" calcext:value-type="float">
            <text:p>0</text:p>
          </table:table-cell>
          <table:table-cell table:formula="of:=[$fullres.BK93]-[$halfres.BK93]" office:value-type="float" office:value="0" calcext:value-type="float">
            <text:p>0</text:p>
          </table:table-cell>
        </table:table-row>
        <table:table-row table:style-name="ro1">
          <table:table-cell table:formula="of:=[$fullres.A94]-[$halfres.A94]" office:value-type="float" office:value="0" calcext:value-type="float">
            <text:p>0</text:p>
          </table:table-cell>
          <table:table-cell table:formula="of:=[$fullres.B94]-[$halfres.B94]" office:value-type="float" office:value="-1.18403582" calcext:value-type="float">
            <text:p>-1.18403582</text:p>
          </table:table-cell>
          <table:table-cell table:formula="of:=[$fullres.C94]-[$halfres.C94]" office:value-type="float" office:value="-0.41611651" calcext:value-type="float">
            <text:p>-0.41611651</text:p>
          </table:table-cell>
          <table:table-cell table:formula="of:=[$fullres.D94]-[$halfres.D94]" office:value-type="float" office:value="0.517334890000001" calcext:value-type="float">
            <text:p>0.517334890000001</text:p>
          </table:table-cell>
          <table:table-cell table:formula="of:=[$fullres.E94]-[$halfres.E94]" office:value-type="float" office:value="0.00167767" calcext:value-type="float">
            <text:p>0.00167767</text:p>
          </table:table-cell>
          <table:table-cell table:formula="of:=[$fullres.F94]-[$halfres.F94]" office:value-type="float" office:value="-0.00407570999999996" calcext:value-type="float">
            <text:p>-0.00407570999999996</text:p>
          </table:table-cell>
          <table:table-cell table:formula="of:=[$fullres.G94]-[$halfres.G94]" office:value-type="float" office:value="0.000755300000000014" calcext:value-type="float">
            <text:p>0.000755300000000014</text:p>
          </table:table-cell>
          <table:table-cell table:formula="of:=[$fullres.H94]-[$halfres.H94]" office:value-type="float" office:value="-21.60345072" calcext:value-type="float">
            <text:p>-21.60345072</text:p>
          </table:table-cell>
          <table:table-cell table:formula="of:=[$fullres.I94]-[$halfres.I94]" office:value-type="float" office:value="9.89344766" calcext:value-type="float">
            <text:p>9.89344766</text:p>
          </table:table-cell>
          <table:table-cell table:formula="of:=[$fullres.J94]-[$halfres.J94]" office:value-type="float" office:value="-19.38751605" calcext:value-type="float">
            <text:p>-19.38751605</text:p>
          </table:table-cell>
          <table:table-cell table:formula="of:=[$fullres.K94]-[$halfres.K94]" office:value-type="float" office:value="-31.2427794" calcext:value-type="float">
            <text:p>-31.2427794</text:p>
          </table:table-cell>
          <table:table-cell table:formula="of:=[$fullres.L94]-[$halfres.L94]" office:value-type="float" office:value="-0.54528937" calcext:value-type="float">
            <text:p>-0.54528937</text:p>
          </table:table-cell>
          <table:table-cell table:formula="of:=[$fullres.M94]-[$halfres.M94]" office:value-type="float" office:value="2.06752676" calcext:value-type="float">
            <text:p>2.06752676</text:p>
          </table:table-cell>
          <table:table-cell table:formula="of:=[$fullres.N94]-[$halfres.N94]" office:value-type="float" office:value="-9.8806485" calcext:value-type="float">
            <text:p>-9.8806485</text:p>
          </table:table-cell>
          <table:table-cell table:formula="of:=[$fullres.O94]-[$halfres.O94]" office:value-type="float" office:value="0" calcext:value-type="float">
            <text:p>0</text:p>
          </table:table-cell>
          <table:table-cell table:formula="of:=[$fullres.P94]-[$halfres.P94]" office:value-type="float" office:value="-39.7109292" calcext:value-type="float">
            <text:p>-39.7109292</text:p>
          </table:table-cell>
          <table:table-cell table:formula="of:=[$fullres.Q94]-[$halfres.Q94]" office:value-type="float" office:value="11.89973607" calcext:value-type="float">
            <text:p>11.89973607</text:p>
          </table:table-cell>
          <table:table-cell table:formula="of:=[$fullres.R94]-[$halfres.R94]" office:value-type="float" office:value="7.03496023" calcext:value-type="float">
            <text:p>7.03496023</text:p>
          </table:table-cell>
          <table:table-cell table:formula="of:=[$fullres.S94]-[$halfres.S94]" office:value-type="float" office:value="-17.53299903" calcext:value-type="float">
            <text:p>-17.53299903</text:p>
          </table:table-cell>
          <table:table-cell table:formula="of:=[$fullres.T94]-[$halfres.T94]" office:value-type="float" office:value="-0.30600856" calcext:value-type="float">
            <text:p>-0.30600856</text:p>
          </table:table-cell>
          <table:table-cell table:formula="of:=[$fullres.U94]-[$halfres.U94]" office:value-type="float" office:value="19.03539206" calcext:value-type="float">
            <text:p>19.03539206</text:p>
          </table:table-cell>
          <table:table-cell table:formula="of:=[$fullres.V94]-[$halfres.V94]" office:value-type="float" office:value="-10.53577128" calcext:value-type="float">
            <text:p>-10.53577128</text:p>
          </table:table-cell>
          <table:table-cell table:formula="of:=[$fullres.W94]-[$halfres.W94]" office:value-type="float" office:value="0" calcext:value-type="float">
            <text:p>0</text:p>
          </table:table-cell>
          <table:table-cell table:formula="of:=[$fullres.X94]-[$halfres.X94]" office:value-type="float" office:value="0.02196924" calcext:value-type="float">
            <text:p>0.02196924</text:p>
          </table:table-cell>
          <table:table-cell table:formula="of:=[$fullres.Y94]-[$halfres.Y94]" office:value-type="float" office:value="0.16839684" calcext:value-type="float">
            <text:p>0.16839684</text:p>
          </table:table-cell>
          <table:table-cell table:formula="of:=[$fullres.Z94]-[$halfres.Z94]" office:value-type="float" office:value="-0.0322923799999999" calcext:value-type="float">
            <text:p>-0.0322923799999999</text:p>
          </table:table-cell>
          <table:table-cell table:formula="of:=[$fullres.AA94]-[$halfres.AA94]" office:value-type="float" office:value="0.04079907" calcext:value-type="float">
            <text:p>0.04079907</text:p>
          </table:table-cell>
          <table:table-cell table:formula="of:=[$fullres.AB94]-[$halfres.AB94]" office:value-type="float" office:value="0.2239678" calcext:value-type="float">
            <text:p>0.2239678</text:p>
          </table:table-cell>
          <table:table-cell table:formula="of:=[$fullres.AC94]-[$halfres.AC94]" office:value-type="float" office:value="-0.0343106499999999" calcext:value-type="float">
            <text:p>-0.0343106499999999</text:p>
          </table:table-cell>
          <table:table-cell table:formula="of:=[$fullres.AD94]-[$halfres.AD94]" office:value-type="float" office:value="0.03609327" calcext:value-type="float">
            <text:p>0.03609327</text:p>
          </table:table-cell>
          <table:table-cell table:formula="of:=[$fullres.AE94]-[$halfres.AE94]" office:value-type="float" office:value="0.40944009" calcext:value-type="float">
            <text:p>0.40944009</text:p>
          </table:table-cell>
          <table:table-cell table:formula="of:=[$fullres.AF94]-[$halfres.AF94]" office:value-type="float" office:value="-0.0343106499999999" calcext:value-type="float">
            <text:p>-0.0343106499999999</text:p>
          </table:table-cell>
          <table:table-cell table:formula="of:=[$fullres.AG94]-[$halfres.AG94]" office:value-type="float" office:value="0.02510865" calcext:value-type="float">
            <text:p>0.02510865</text:p>
          </table:table-cell>
          <table:table-cell table:formula="of:=[$fullres.AH94]-[$halfres.AH94]" office:value-type="float" office:value="0.40944009" calcext:value-type="float">
            <text:p>0.40944009</text:p>
          </table:table-cell>
          <table:table-cell table:formula="of:=[$fullres.AI94]-[$halfres.AI94]" office:value-type="float" office:value="-0.02825583" calcext:value-type="float">
            <text:p>-0.02825583</text:p>
          </table:table-cell>
          <table:table-cell table:formula="of:=[$fullres.AJ94]-[$halfres.AJ94]" office:value-type="float" office:value="0.02040064" calcext:value-type="float">
            <text:p>0.02040064</text:p>
          </table:table-cell>
          <table:table-cell table:formula="of:=[$fullres.AK94]-[$halfres.AK94]" office:value-type="float" office:value="0.34339484" calcext:value-type="float">
            <text:p>0.34339484</text:p>
          </table:table-cell>
          <table:table-cell table:formula="of:=[$fullres.AL94]-[$halfres.AL94]" office:value-type="float" office:value="-0.0262375500000001" calcext:value-type="float">
            <text:p>-0.0262375500000001</text:p>
          </table:table-cell>
          <table:table-cell table:formula="of:=[$fullres.AM94]-[$halfres.AM94]" office:value-type="float" office:value="0.01255322" calcext:value-type="float">
            <text:p>0.01255322</text:p>
          </table:table-cell>
          <table:table-cell table:formula="of:=[$fullres.AN94]-[$halfres.AN94]" office:value-type="float" office:value="0.26084671" calcext:value-type="float">
            <text:p>0.26084671</text:p>
          </table:table-cell>
          <table:table-cell table:formula="of:=[$fullres.AO94]-[$halfres.AO94]" office:value-type="float" office:value="-0.02421929" calcext:value-type="float">
            <text:p>-0.02421929</text:p>
          </table:table-cell>
          <table:table-cell table:formula="of:=[$fullres.AP94]-[$halfres.AP94]" office:value-type="float" office:value="0.15692409" calcext:value-type="float">
            <text:p>0.15692409</text:p>
          </table:table-cell>
          <table:table-cell table:formula="of:=[$fullres.AQ94]-[$halfres.AQ94]" office:value-type="float" office:value="1.90493877" calcext:value-type="float">
            <text:p>1.90493877</text:p>
          </table:table-cell>
          <table:table-cell table:formula="of:=[$fullres.AR94]-[$halfres.AR94]" office:value-type="float" office:value="-0.179600520000001" calcext:value-type="float">
            <text:p>-0.179600520000001</text:p>
          </table:table-cell>
          <table:table-cell table:formula="of:=[$fullres.AS94]-[$halfres.AS94]" office:value-type="float" office:value="0" calcext:value-type="float">
            <text:p>0</text:p>
          </table:table-cell>
          <table:table-cell table:formula="of:=[$fullres.AT94]-[$halfres.AT94]" office:value-type="float" office:value="0" calcext:value-type="float">
            <text:p>0</text:p>
          </table:table-cell>
          <table:table-cell table:formula="of:=[$fullres.AU94]-[$halfres.AU94]" office:value-type="float" office:value="1.21990311" calcext:value-type="float">
            <text:p>1.21990311</text:p>
          </table:table-cell>
          <table:table-cell table:formula="of:=[$fullres.AV94]-[$halfres.AV94]" office:value-type="float" office:value="-0.431656009999999" calcext:value-type="float">
            <text:p>-0.431656009999999</text:p>
          </table:table-cell>
          <table:table-cell table:formula="of:=[$fullres.AW94]-[$halfres.AW94]" office:value-type="float" office:value="-0.0638191100000007" calcext:value-type="float">
            <text:p>-0.0638191100000007</text:p>
          </table:table-cell>
          <table:table-cell table:formula="of:=[$fullres.AX94]-[$halfres.AX94]" office:value-type="float" office:value="-1.58953989" calcext:value-type="float">
            <text:p>-1.58953989</text:p>
          </table:table-cell>
          <table:table-cell table:formula="of:=[$fullres.AY94]-[$halfres.AY94]" office:value-type="float" office:value="-1.06194678" calcext:value-type="float">
            <text:p>-1.06194678</text:p>
          </table:table-cell>
          <table:table-cell table:formula="of:=[$fullres.AZ94]-[$halfres.AZ94]" office:value-type="float" office:value="-1.26365224999999" calcext:value-type="float">
            <text:p>-1.26365224999999</text:p>
          </table:table-cell>
          <table:table-cell table:formula="of:=[$fullres.BA94]-[$halfres.BA94]" office:value-type="float" office:value="0.255360069999995" calcext:value-type="float">
            <text:p>0.255360069999995</text:p>
          </table:table-cell>
          <table:table-cell table:formula="of:=[$fullres.BB94]-[$halfres.BB94]" office:value-type="float" office:value="0" calcext:value-type="float">
            <text:p>0</text:p>
          </table:table-cell>
          <table:table-cell table:formula="of:=[$fullres.BC94]-[$halfres.BC94]" office:value-type="float" office:value="0" calcext:value-type="float">
            <text:p>0</text:p>
          </table:table-cell>
          <table:table-cell table:formula="of:=[$fullres.BD94]-[$halfres.BD94]" office:value-type="float" office:value="0" calcext:value-type="float">
            <text:p>0</text:p>
          </table:table-cell>
          <table:table-cell table:formula="of:=[$fullres.BE94]-[$halfres.BE94]" office:value-type="float" office:value="-0.38389711" calcext:value-type="float">
            <text:p>-0.38389711</text:p>
          </table:table-cell>
          <table:table-cell table:formula="of:=[$fullres.BF94]-[$halfres.BF94]" office:value-type="float" office:value="0.26124411" calcext:value-type="float">
            <text:p>0.26124411</text:p>
          </table:table-cell>
          <table:table-cell table:formula="of:=[$fullres.BG94]-[$halfres.BG94]" office:value-type="float" office:value="0.20010848" calcext:value-type="float">
            <text:p>0.20010848</text:p>
          </table:table-cell>
          <table:table-cell table:formula="of:=[$fullres.BH94]-[$halfres.BH94]" office:value-type="float" office:value="0.516567479999999" calcext:value-type="float">
            <text:p>0.516567479999999</text:p>
          </table:table-cell>
          <table:table-cell table:formula="of:=[$fullres.BI94]-[$halfres.BI94]" office:value-type="float" office:value="0" calcext:value-type="float">
            <text:p>0</text:p>
          </table:table-cell>
          <table:table-cell table:formula="of:=[$fullres.BJ94]-[$halfres.BJ94]" office:value-type="float" office:value="0" calcext:value-type="float">
            <text:p>0</text:p>
          </table:table-cell>
          <table:table-cell table:formula="of:=[$fullres.BK94]-[$halfres.BK94]" office:value-type="float" office:value="0" calcext:value-type="float">
            <text:p>0</text:p>
          </table:table-cell>
        </table:table-row>
        <table:table-row table:style-name="ro1">
          <table:table-cell table:formula="of:=[$fullres.A95]-[$halfres.A95]" office:value-type="float" office:value="0" calcext:value-type="float">
            <text:p>0</text:p>
          </table:table-cell>
          <table:table-cell table:formula="of:=[$fullres.B95]-[$halfres.B95]" office:value-type="float" office:value="-1.50219285" calcext:value-type="float">
            <text:p>-1.50219285</text:p>
          </table:table-cell>
          <table:table-cell table:formula="of:=[$fullres.C95]-[$halfres.C95]" office:value-type="float" office:value="-0.43454543" calcext:value-type="float">
            <text:p>-0.43454543</text:p>
          </table:table-cell>
          <table:table-cell table:formula="of:=[$fullres.D95]-[$halfres.D95]" office:value-type="float" office:value="0.219116849999992" calcext:value-type="float">
            <text:p>0.219116849999992</text:p>
          </table:table-cell>
          <table:table-cell table:formula="of:=[$fullres.E95]-[$halfres.E95]" office:value-type="float" office:value="0.00110651" calcext:value-type="float">
            <text:p>0.00110651</text:p>
          </table:table-cell>
          <table:table-cell table:formula="of:=[$fullres.F95]-[$halfres.F95]" office:value-type="float" office:value="-0.0031546899999999" calcext:value-type="float">
            <text:p>-0.0031546899999999</text:p>
          </table:table-cell>
          <table:table-cell table:formula="of:=[$fullres.G95]-[$halfres.G95]" office:value-type="float" office:value="0.000345260000000014" calcext:value-type="float">
            <text:p>0.000345260000000014</text:p>
          </table:table-cell>
          <table:table-cell table:formula="of:=[$fullres.H95]-[$halfres.H95]" office:value-type="float" office:value="-23.95768929" calcext:value-type="float">
            <text:p>-23.95768929</text:p>
          </table:table-cell>
          <table:table-cell table:formula="of:=[$fullres.I95]-[$halfres.I95]" office:value-type="float" office:value="8.93134661" calcext:value-type="float">
            <text:p>8.93134661</text:p>
          </table:table-cell>
          <table:table-cell table:formula="of:=[$fullres.J95]-[$halfres.J95]" office:value-type="float" office:value="-18.53072377" calcext:value-type="float">
            <text:p>-18.53072377</text:p>
          </table:table-cell>
          <table:table-cell table:formula="of:=[$fullres.K95]-[$halfres.K95]" office:value-type="float" office:value="-32.06777248" calcext:value-type="float">
            <text:p>-32.06777248</text:p>
          </table:table-cell>
          <table:table-cell table:formula="of:=[$fullres.L95]-[$halfres.L95]" office:value-type="float" office:value="-0.55968822" calcext:value-type="float">
            <text:p>-0.55968822</text:p>
          </table:table-cell>
          <table:table-cell table:formula="of:=[$fullres.M95]-[$halfres.M95]" office:value-type="float" office:value="4.18155764" calcext:value-type="float">
            <text:p>4.18155764</text:p>
          </table:table-cell>
          <table:table-cell table:formula="of:=[$fullres.N95]-[$halfres.N95]" office:value-type="float" office:value="-6.08309488" calcext:value-type="float">
            <text:p>-6.08309488</text:p>
          </table:table-cell>
          <table:table-cell table:formula="of:=[$fullres.O95]-[$halfres.O95]" office:value-type="float" office:value="0" calcext:value-type="float">
            <text:p>0</text:p>
          </table:table-cell>
          <table:table-cell table:formula="of:=[$fullres.P95]-[$halfres.P95]" office:value-type="float" office:value="-39.21115406" calcext:value-type="float">
            <text:p>-39.21115406</text:p>
          </table:table-cell>
          <table:table-cell table:formula="of:=[$fullres.Q95]-[$halfres.Q95]" office:value-type="float" office:value="13.38526966" calcext:value-type="float">
            <text:p>13.38526966</text:p>
          </table:table-cell>
          <table:table-cell table:formula="of:=[$fullres.R95]-[$halfres.R95]" office:value-type="float" office:value="4.17559627" calcext:value-type="float">
            <text:p>4.17559627</text:p>
          </table:table-cell>
          <table:table-cell table:formula="of:=[$fullres.S95]-[$halfres.S95]" office:value-type="float" office:value="-14.5012483" calcext:value-type="float">
            <text:p>-14.5012483</text:p>
          </table:table-cell>
          <table:table-cell table:formula="of:=[$fullres.T95]-[$halfres.T95]" office:value-type="float" office:value="-0.25309453" calcext:value-type="float">
            <text:p>-0.25309453</text:p>
          </table:table-cell>
          <table:table-cell table:formula="of:=[$fullres.U95]-[$halfres.U95]" office:value-type="float" office:value="17.80408082" calcext:value-type="float">
            <text:p>17.80408082</text:p>
          </table:table-cell>
          <table:table-cell table:formula="of:=[$fullres.V95]-[$halfres.V95]" office:value-type="float" office:value="-10.89684326" calcext:value-type="float">
            <text:p>-10.89684326</text:p>
          </table:table-cell>
          <table:table-cell table:formula="of:=[$fullres.W95]-[$halfres.W95]" office:value-type="float" office:value="0" calcext:value-type="float">
            <text:p>0</text:p>
          </table:table-cell>
          <table:table-cell table:formula="of:=[$fullres.X95]-[$halfres.X95]" office:value-type="float" office:value="0.01834242" calcext:value-type="float">
            <text:p>0.01834242</text:p>
          </table:table-cell>
          <table:table-cell table:formula="of:=[$fullres.Y95]-[$halfres.Y95]" office:value-type="float" office:value="0.20516379" calcext:value-type="float">
            <text:p>0.20516379</text:p>
          </table:table-cell>
          <table:table-cell table:formula="of:=[$fullres.Z95]-[$halfres.Z95]" office:value-type="float" office:value="0.02461439" calcext:value-type="float">
            <text:p>0.02461439</text:p>
          </table:table-cell>
          <table:table-cell table:formula="of:=[$fullres.AA95]-[$halfres.AA95]" office:value-type="float" office:value="0.0340637" calcext:value-type="float">
            <text:p>0.0340637</text:p>
          </table:table-cell>
          <table:table-cell table:formula="of:=[$fullres.AB95]-[$halfres.AB95]" office:value-type="float" office:value="0.27286783" calcext:value-type="float">
            <text:p>0.27286783</text:p>
          </table:table-cell>
          <table:table-cell table:formula="of:=[$fullres.AC95]-[$halfres.AC95]" office:value-type="float" office:value="0.0261527900000003" calcext:value-type="float">
            <text:p>0.0261527900000003</text:p>
          </table:table-cell>
          <table:table-cell table:formula="of:=[$fullres.AD95]-[$halfres.AD95]" office:value-type="float" office:value="0.03013476" calcext:value-type="float">
            <text:p>0.03013476</text:p>
          </table:table-cell>
          <table:table-cell table:formula="of:=[$fullres.AE95]-[$halfres.AE95]" office:value-type="float" office:value="0.49883523" calcext:value-type="float">
            <text:p>0.49883523</text:p>
          </table:table-cell>
          <table:table-cell table:formula="of:=[$fullres.AF95]-[$halfres.AF95]" office:value-type="float" office:value="0.0261527900000003" calcext:value-type="float">
            <text:p>0.0261527900000003</text:p>
          </table:table-cell>
          <table:table-cell table:formula="of:=[$fullres.AG95]-[$halfres.AG95]" office:value-type="float" office:value="0.02096354" calcext:value-type="float">
            <text:p>0.02096354</text:p>
          </table:table-cell>
          <table:table-cell table:formula="of:=[$fullres.AH95]-[$halfres.AH95]" office:value-type="float" office:value="0.49883523" calcext:value-type="float">
            <text:p>0.49883523</text:p>
          </table:table-cell>
          <table:table-cell table:formula="of:=[$fullres.AI95]-[$halfres.AI95]" office:value-type="float" office:value="0.0215375899999999" calcext:value-type="float">
            <text:p>0.0215375899999999</text:p>
          </table:table-cell>
          <table:table-cell table:formula="of:=[$fullres.AJ95]-[$halfres.AJ95]" office:value-type="float" office:value="0.01703277" calcext:value-type="float">
            <text:p>0.01703277</text:p>
          </table:table-cell>
          <table:table-cell table:formula="of:=[$fullres.AK95]-[$halfres.AK95]" office:value-type="float" office:value="0.41836999" calcext:value-type="float">
            <text:p>0.41836999</text:p>
          </table:table-cell>
          <table:table-cell table:formula="of:=[$fullres.AL95]-[$halfres.AL95]" office:value-type="float" office:value="0.0199991900000001" calcext:value-type="float">
            <text:p>0.0199991900000001</text:p>
          </table:table-cell>
          <table:table-cell table:formula="of:=[$fullres.AM95]-[$halfres.AM95]" office:value-type="float" office:value="0.01048085" calcext:value-type="float">
            <text:p>0.01048085</text:p>
          </table:table-cell>
          <table:table-cell table:formula="of:=[$fullres.AN95]-[$halfres.AN95]" office:value-type="float" office:value="0.31779871" calcext:value-type="float">
            <text:p>0.31779871</text:p>
          </table:table-cell>
          <table:table-cell table:formula="of:=[$fullres.AO95]-[$halfres.AO95]" office:value-type="float" office:value="0.0184607900000002" calcext:value-type="float">
            <text:p>0.0184607900000002</text:p>
          </table:table-cell>
          <table:table-cell table:formula="of:=[$fullres.AP95]-[$halfres.AP95]" office:value-type="float" office:value="0.13101803" calcext:value-type="float">
            <text:p>0.13101803</text:p>
          </table:table-cell>
          <table:table-cell table:formula="of:=[$fullres.AQ95]-[$halfres.AQ95]" office:value-type="float" office:value="2.32085377" calcext:value-type="float">
            <text:p>2.32085377</text:p>
          </table:table-cell>
          <table:table-cell table:formula="of:=[$fullres.AR95]-[$halfres.AR95]" office:value-type="float" office:value="0.13689784" calcext:value-type="float">
            <text:p>0.13689784</text:p>
          </table:table-cell>
          <table:table-cell table:formula="of:=[$fullres.AS95]-[$halfres.AS95]" office:value-type="float" office:value="0" calcext:value-type="float">
            <text:p>0</text:p>
          </table:table-cell>
          <table:table-cell table:formula="of:=[$fullres.AT95]-[$halfres.AT95]" office:value-type="float" office:value="0" calcext:value-type="float">
            <text:p>0</text:p>
          </table:table-cell>
          <table:table-cell table:formula="of:=[$fullres.AU95]-[$halfres.AU95]" office:value-type="float" office:value="1.20599507" calcext:value-type="float">
            <text:p>1.20599507</text:p>
          </table:table-cell>
          <table:table-cell table:formula="of:=[$fullres.AV95]-[$halfres.AV95]" office:value-type="float" office:value="-0.43313639" calcext:value-type="float">
            <text:p>-0.43313639</text:p>
          </table:table-cell>
          <table:table-cell table:formula="of:=[$fullres.AW95]-[$halfres.AW95]" office:value-type="float" office:value="-0.0543761499999995" calcext:value-type="float">
            <text:p>-0.0543761499999995</text:p>
          </table:table-cell>
          <table:table-cell table:formula="of:=[$fullres.AX95]-[$halfres.AX95]" office:value-type="float" office:value="-1.53767283000001" calcext:value-type="float">
            <text:p>-1.53767283000001</text:p>
          </table:table-cell>
          <table:table-cell table:formula="of:=[$fullres.AY95]-[$halfres.AY95]" office:value-type="float" office:value="-1.07108384" calcext:value-type="float">
            <text:p>-1.07108384</text:p>
          </table:table-cell>
          <table:table-cell table:formula="of:=[$fullres.AZ95]-[$halfres.AZ95]" office:value-type="float" office:value="-1.21871419999999" calcext:value-type="float">
            <text:p>-1.21871419999999</text:p>
          </table:table-cell>
          <table:table-cell table:formula="of:=[$fullres.BA95]-[$halfres.BA95]" office:value-type="float" office:value="0.119717819999991" calcext:value-type="float">
            <text:p>0.119717819999991</text:p>
          </table:table-cell>
          <table:table-cell table:formula="of:=[$fullres.BB95]-[$halfres.BB95]" office:value-type="float" office:value="0" calcext:value-type="float">
            <text:p>0</text:p>
          </table:table-cell>
          <table:table-cell table:formula="of:=[$fullres.BC95]-[$halfres.BC95]" office:value-type="float" office:value="0" calcext:value-type="float">
            <text:p>0</text:p>
          </table:table-cell>
          <table:table-cell table:formula="of:=[$fullres.BD95]-[$halfres.BD95]" office:value-type="float" office:value="0" calcext:value-type="float">
            <text:p>0</text:p>
          </table:table-cell>
          <table:table-cell table:formula="of:=[$fullres.BE95]-[$halfres.BE95]" office:value-type="float" office:value="-0.490011020000001" calcext:value-type="float">
            <text:p>-0.490011020000001</text:p>
          </table:table-cell>
          <table:table-cell table:formula="of:=[$fullres.BF95]-[$halfres.BF95]" office:value-type="float" office:value="0.532158879999997" calcext:value-type="float">
            <text:p>0.532158879999997</text:p>
          </table:table-cell>
          <table:table-cell table:formula="of:=[$fullres.BG95]-[$halfres.BG95]" office:value-type="float" office:value="-0.32992541" calcext:value-type="float">
            <text:p>-0.32992541</text:p>
          </table:table-cell>
          <table:table-cell table:formula="of:=[$fullres.BH95]-[$halfres.BH95]" office:value-type="float" office:value="0.420527180000001" calcext:value-type="float">
            <text:p>0.420527180000001</text:p>
          </table:table-cell>
          <table:table-cell table:formula="of:=[$fullres.BI95]-[$halfres.BI95]" office:value-type="float" office:value="0" calcext:value-type="float">
            <text:p>0</text:p>
          </table:table-cell>
          <table:table-cell table:formula="of:=[$fullres.BJ95]-[$halfres.BJ95]" office:value-type="float" office:value="0" calcext:value-type="float">
            <text:p>0</text:p>
          </table:table-cell>
          <table:table-cell table:formula="of:=[$fullres.BK95]-[$halfres.BK95]" office:value-type="float" office:value="0" calcext:value-type="float">
            <text:p>0</text:p>
          </table:table-cell>
        </table:table-row>
        <table:table-row table:style-name="ro1">
          <table:table-cell table:formula="of:=[$fullres.A96]-[$halfres.A96]" office:value-type="float" office:value="0" calcext:value-type="float">
            <text:p>0</text:p>
          </table:table-cell>
          <table:table-cell table:formula="of:=[$fullres.B96]-[$halfres.B96]" office:value-type="float" office:value="-1.76680733" calcext:value-type="float">
            <text:p>-1.76680733</text:p>
          </table:table-cell>
          <table:table-cell table:formula="of:=[$fullres.C96]-[$halfres.C96]" office:value-type="float" office:value="-0.3614231" calcext:value-type="float">
            <text:p>-0.3614231</text:p>
          </table:table-cell>
          <table:table-cell table:formula="of:=[$fullres.D96]-[$halfres.D96]" office:value-type="float" office:value="-0.304483849999997" calcext:value-type="float">
            <text:p>-0.304483849999997</text:p>
          </table:table-cell>
          <table:table-cell table:formula="of:=[$fullres.E96]-[$halfres.E96]" office:value-type="float" office:value="0.00029452" calcext:value-type="float">
            <text:p>0.00029452</text:p>
          </table:table-cell>
          <table:table-cell table:formula="of:=[$fullres.F96]-[$halfres.F96]" office:value-type="float" office:value="-0.00193418000000001" calcext:value-type="float">
            <text:p>-0.00193418000000001</text:p>
          </table:table-cell>
          <table:table-cell table:formula="of:=[$fullres.G96]-[$halfres.G96]" office:value-type="float" office:value="-0.000133959999999989" calcext:value-type="float">
            <text:p>-0.000133959999999989</text:p>
          </table:table-cell>
          <table:table-cell table:formula="of:=[$fullres.H96]-[$halfres.H96]" office:value-type="float" office:value="-26.36526315" calcext:value-type="float">
            <text:p>-26.36526315</text:p>
          </table:table-cell>
          <table:table-cell table:formula="of:=[$fullres.I96]-[$halfres.I96]" office:value-type="float" office:value="8.22737268" calcext:value-type="float">
            <text:p>8.22737268</text:p>
          </table:table-cell>
          <table:table-cell table:formula="of:=[$fullres.J96]-[$halfres.J96]" office:value-type="float" office:value="-17.96069813" calcext:value-type="float">
            <text:p>-17.96069813</text:p>
          </table:table-cell>
          <table:table-cell table:formula="of:=[$fullres.K96]-[$halfres.K96]" office:value-type="float" office:value="-33.20312026" calcext:value-type="float">
            <text:p>-33.20312026</text:p>
          </table:table-cell>
          <table:table-cell table:formula="of:=[$fullres.L96]-[$halfres.L96]" office:value-type="float" office:value="-0.57950377" calcext:value-type="float">
            <text:p>-0.57950377</text:p>
          </table:table-cell>
          <table:table-cell table:formula="of:=[$fullres.M96]-[$halfres.M96]" office:value-type="float" office:value="5.74543223" calcext:value-type="float">
            <text:p>5.74543223</text:p>
          </table:table-cell>
          <table:table-cell table:formula="of:=[$fullres.N96]-[$halfres.N96]" office:value-type="float" office:value="-2.47868477" calcext:value-type="float">
            <text:p>-2.47868477</text:p>
          </table:table-cell>
          <table:table-cell table:formula="of:=[$fullres.O96]-[$halfres.O96]" office:value-type="float" office:value="0" calcext:value-type="float">
            <text:p>0</text:p>
          </table:table-cell>
          <table:table-cell table:formula="of:=[$fullres.P96]-[$halfres.P96]" office:value-type="float" office:value="-38.18060251" calcext:value-type="float">
            <text:p>-38.18060251</text:p>
          </table:table-cell>
          <table:table-cell table:formula="of:=[$fullres.Q96]-[$halfres.Q96]" office:value-type="float" office:value="14.24909121" calcext:value-type="float">
            <text:p>14.24909121</text:p>
          </table:table-cell>
          <table:table-cell table:formula="of:=[$fullres.R96]-[$halfres.R96]" office:value-type="float" office:value="1.23885633" calcext:value-type="float">
            <text:p>1.23885633</text:p>
          </table:table-cell>
          <table:table-cell table:formula="of:=[$fullres.S96]-[$halfres.S96]" office:value-type="float" office:value="-11.40168723" calcext:value-type="float">
            <text:p>-11.40168723</text:p>
          </table:table-cell>
          <table:table-cell table:formula="of:=[$fullres.T96]-[$halfres.T96]" office:value-type="float" office:value="-0.19899699" calcext:value-type="float">
            <text:p>-0.19899699</text:p>
          </table:table-cell>
          <table:table-cell table:formula="of:=[$fullres.U96]-[$halfres.U96]" office:value-type="float" office:value="16.47169964" calcext:value-type="float">
            <text:p>16.47169964</text:p>
          </table:table-cell>
          <table:table-cell table:formula="of:=[$fullres.V96]-[$halfres.V96]" office:value-type="float" office:value="-12.17018238" calcext:value-type="float">
            <text:p>-12.17018238</text:p>
          </table:table-cell>
          <table:table-cell table:formula="of:=[$fullres.W96]-[$halfres.W96]" office:value-type="float" office:value="0" calcext:value-type="float">
            <text:p>0</text:p>
          </table:table-cell>
          <table:table-cell table:formula="of:=[$fullres.X96]-[$halfres.X96]" office:value-type="float" office:value="0.01543988" calcext:value-type="float">
            <text:p>0.01543988</text:p>
          </table:table-cell>
          <table:table-cell table:formula="of:=[$fullres.Y96]-[$halfres.Y96]" office:value-type="float" office:value="0.23625316" calcext:value-type="float">
            <text:p>0.23625316</text:p>
          </table:table-cell>
          <table:table-cell table:formula="of:=[$fullres.Z96]-[$halfres.Z96]" office:value-type="float" office:value="0.10267358" calcext:value-type="float">
            <text:p>0.10267358</text:p>
          </table:table-cell>
          <table:table-cell table:formula="of:=[$fullres.AA96]-[$halfres.AA96]" office:value-type="float" office:value="0.02867339" calcext:value-type="float">
            <text:p>0.02867339</text:p>
          </table:table-cell>
          <table:table-cell table:formula="of:=[$fullres.AB96]-[$halfres.AB96]" office:value-type="float" office:value="0.3142167" calcext:value-type="float">
            <text:p>0.3142167</text:p>
          </table:table-cell>
          <table:table-cell table:formula="of:=[$fullres.AC96]-[$halfres.AC96]" office:value-type="float" office:value="0.10909068" calcext:value-type="float">
            <text:p>0.10909068</text:p>
          </table:table-cell>
          <table:table-cell table:formula="of:=[$fullres.AD96]-[$halfres.AD96]" office:value-type="float" office:value="0.02536617" calcext:value-type="float">
            <text:p>0.02536617</text:p>
          </table:table-cell>
          <table:table-cell table:formula="of:=[$fullres.AE96]-[$halfres.AE96]" office:value-type="float" office:value="0.57442593" calcext:value-type="float">
            <text:p>0.57442593</text:p>
          </table:table-cell>
          <table:table-cell table:formula="of:=[$fullres.AF96]-[$halfres.AF96]" office:value-type="float" office:value="0.10909068" calcext:value-type="float">
            <text:p>0.10909068</text:p>
          </table:table-cell>
          <table:table-cell table:formula="of:=[$fullres.AG96]-[$halfres.AG96]" office:value-type="float" office:value="0.01764623" calcext:value-type="float">
            <text:p>0.01764623</text:p>
          </table:table-cell>
          <table:table-cell table:formula="of:=[$fullres.AH96]-[$halfres.AH96]" office:value-type="float" office:value="0.57442593" calcext:value-type="float">
            <text:p>0.57442593</text:p>
          </table:table-cell>
          <table:table-cell table:formula="of:=[$fullres.AI96]-[$halfres.AI96]" office:value-type="float" office:value="0.0898393800000004" calcext:value-type="float">
            <text:p>0.0898393800000004</text:p>
          </table:table-cell>
          <table:table-cell table:formula="of:=[$fullres.AJ96]-[$halfres.AJ96]" office:value-type="float" office:value="0.01433746" calcext:value-type="float">
            <text:p>0.01433746</text:p>
          </table:table-cell>
          <table:table-cell table:formula="of:=[$fullres.AK96]-[$halfres.AK96]" office:value-type="float" office:value="0.48176744" calcext:value-type="float">
            <text:p>0.48176744</text:p>
          </table:table-cell>
          <table:table-cell table:formula="of:=[$fullres.AL96]-[$halfres.AL96]" office:value-type="float" office:value="0.0834222899999997" calcext:value-type="float">
            <text:p>0.0834222899999997</text:p>
          </table:table-cell>
          <table:table-cell table:formula="of:=[$fullres.AM96]-[$halfres.AM96]" office:value-type="float" office:value="0.00882234" calcext:value-type="float">
            <text:p>0.00882234</text:p>
          </table:table-cell>
          <table:table-cell table:formula="of:=[$fullres.AN96]-[$halfres.AN96]" office:value-type="float" office:value="0.36595614" calcext:value-type="float">
            <text:p>0.36595614</text:p>
          </table:table-cell>
          <table:table-cell table:formula="of:=[$fullres.AO96]-[$halfres.AO96]" office:value-type="float" office:value="0.07700518" calcext:value-type="float">
            <text:p>0.07700518</text:p>
          </table:table-cell>
          <table:table-cell table:formula="of:=[$fullres.AP96]-[$halfres.AP96]" office:value-type="float" office:value="0.11028548" calcext:value-type="float">
            <text:p>0.11028548</text:p>
          </table:table-cell>
          <table:table-cell table:formula="of:=[$fullres.AQ96]-[$halfres.AQ96]" office:value-type="float" office:value="2.672543" calcext:value-type="float">
            <text:p>2.672543</text:p>
          </table:table-cell>
          <table:table-cell table:formula="of:=[$fullres.AR96]-[$halfres.AR96]" office:value-type="float" office:value="0.571039629999998" calcext:value-type="float">
            <text:p>0.571039629999998</text:p>
          </table:table-cell>
          <table:table-cell table:formula="of:=[$fullres.AS96]-[$halfres.AS96]" office:value-type="float" office:value="0" calcext:value-type="float">
            <text:p>0</text:p>
          </table:table-cell>
          <table:table-cell table:formula="of:=[$fullres.AT96]-[$halfres.AT96]" office:value-type="float" office:value="0" calcext:value-type="float">
            <text:p>0</text:p>
          </table:table-cell>
          <table:table-cell table:formula="of:=[$fullres.AU96]-[$halfres.AU96]" office:value-type="float" office:value="1.14121282" calcext:value-type="float">
            <text:p>1.14121282</text:p>
          </table:table-cell>
          <table:table-cell table:formula="of:=[$fullres.AV96]-[$halfres.AV96]" office:value-type="float" office:value="-0.41858974" calcext:value-type="float">
            <text:p>-0.41858974</text:p>
          </table:table-cell>
          <table:table-cell table:formula="of:=[$fullres.AW96]-[$halfres.AW96]" office:value-type="float" office:value="0.516499959999999" calcext:value-type="float">
            <text:p>0.516499959999999</text:p>
          </table:table-cell>
          <table:table-cell table:formula="of:=[$fullres.AX96]-[$halfres.AX96]" office:value-type="float" office:value="-1.40069755" calcext:value-type="float">
            <text:p>-1.40069755</text:p>
          </table:table-cell>
          <table:table-cell table:formula="of:=[$fullres.AY96]-[$halfres.AY96]" office:value-type="float" office:value="-1.14954582" calcext:value-type="float">
            <text:p>-1.14954582</text:p>
          </table:table-cell>
          <table:table-cell table:formula="of:=[$fullres.AZ96]-[$halfres.AZ96]" office:value-type="float" office:value="-1.16348002999999" calcext:value-type="float">
            <text:p>-1.16348002999999</text:p>
          </table:table-cell>
          <table:table-cell table:formula="of:=[$fullres.BA96]-[$halfres.BA96]" office:value-type="float" office:value="0.0507103500000028" calcext:value-type="float">
            <text:p>0.0507103500000028</text:p>
          </table:table-cell>
          <table:table-cell table:formula="of:=[$fullres.BB96]-[$halfres.BB96]" office:value-type="float" office:value="0" calcext:value-type="float">
            <text:p>0</text:p>
          </table:table-cell>
          <table:table-cell table:formula="of:=[$fullres.BC96]-[$halfres.BC96]" office:value-type="float" office:value="0" calcext:value-type="float">
            <text:p>0</text:p>
          </table:table-cell>
          <table:table-cell table:formula="of:=[$fullres.BD96]-[$halfres.BD96]" office:value-type="float" office:value="0" calcext:value-type="float">
            <text:p>0</text:p>
          </table:table-cell>
          <table:table-cell table:formula="of:=[$fullres.BE96]-[$halfres.BE96]" office:value-type="float" office:value="-1.9636996" calcext:value-type="float">
            <text:p>-1.9636996</text:p>
          </table:table-cell>
          <table:table-cell table:formula="of:=[$fullres.BF96]-[$halfres.BF96]" office:value-type="float" office:value="1.70943723" calcext:value-type="float">
            <text:p>1.70943723</text:p>
          </table:table-cell>
          <table:table-cell table:formula="of:=[$fullres.BG96]-[$halfres.BG96]" office:value-type="float" office:value="-6.88870602" calcext:value-type="float">
            <text:p>-6.88870602</text:p>
          </table:table-cell>
          <table:table-cell table:formula="of:=[$fullres.BH96]-[$halfres.BH96]" office:value-type="float" office:value="0.695400229999997" calcext:value-type="float">
            <text:p>0.695400229999997</text:p>
          </table:table-cell>
          <table:table-cell table:formula="of:=[$fullres.BI96]-[$halfres.BI96]" office:value-type="float" office:value="0" calcext:value-type="float">
            <text:p>0</text:p>
          </table:table-cell>
          <table:table-cell table:formula="of:=[$fullres.BJ96]-[$halfres.BJ96]" office:value-type="float" office:value="0" calcext:value-type="float">
            <text:p>0</text:p>
          </table:table-cell>
          <table:table-cell table:formula="of:=[$fullres.BK96]-[$halfres.BK96]" office:value-type="float" office:value="0" calcext:value-type="float">
            <text:p>0</text:p>
          </table:table-cell>
        </table:table-row>
        <table:table-row table:style-name="ro1">
          <table:table-cell table:formula="of:=[$fullres.A97]-[$halfres.A97]" office:value-type="float" office:value="0" calcext:value-type="float">
            <text:p>0</text:p>
          </table:table-cell>
          <table:table-cell table:formula="of:=[$fullres.B97]-[$halfres.B97]" office:value-type="float" office:value="-1.85556181" calcext:value-type="float">
            <text:p>-1.85556181</text:p>
          </table:table-cell>
          <table:table-cell table:formula="of:=[$fullres.C97]-[$halfres.C97]" office:value-type="float" office:value="-0.285795670000001" calcext:value-type="float">
            <text:p>-0.285795670000001</text:p>
          </table:table-cell>
          <table:table-cell table:formula="of:=[$fullres.D97]-[$halfres.D97]" office:value-type="float" office:value="-0.646029720000001" calcext:value-type="float">
            <text:p>-0.646029720000001</text:p>
          </table:table-cell>
          <table:table-cell table:formula="of:=[$fullres.E97]-[$halfres.E97]" office:value-type="float" office:value="-0.00054743" calcext:value-type="float">
            <text:p>-0.00054743</text:p>
          </table:table-cell>
          <table:table-cell table:formula="of:=[$fullres.F97]-[$halfres.F97]" office:value-type="float" office:value="-0.000854780000000055" calcext:value-type="float">
            <text:p>-0.000854780000000055</text:p>
          </table:table-cell>
          <table:table-cell table:formula="of:=[$fullres.G97]-[$halfres.G97]" office:value-type="float" office:value="-0.000443490000000102" calcext:value-type="float">
            <text:p>-0.000443490000000102</text:p>
          </table:table-cell>
          <table:table-cell table:formula="of:=[$fullres.H97]-[$halfres.H97]" office:value-type="float" office:value="-28.43011584" calcext:value-type="float">
            <text:p>-28.43011584</text:p>
          </table:table-cell>
          <table:table-cell table:formula="of:=[$fullres.I97]-[$halfres.I97]" office:value-type="float" office:value="7.29436341" calcext:value-type="float">
            <text:p>7.29436341</text:p>
          </table:table-cell>
          <table:table-cell table:formula="of:=[$fullres.J97]-[$halfres.J97]" office:value-type="float" office:value="-19.19963671" calcext:value-type="float">
            <text:p>-19.19963671</text:p>
          </table:table-cell>
          <table:table-cell table:formula="of:=[$fullres.K97]-[$halfres.K97]" office:value-type="float" office:value="-34.14009621" calcext:value-type="float">
            <text:p>-34.14009621</text:p>
          </table:table-cell>
          <table:table-cell table:formula="of:=[$fullres.L97]-[$halfres.L97]" office:value-type="float" office:value="-0.59585708" calcext:value-type="float">
            <text:p>-0.59585708</text:p>
          </table:table-cell>
          <table:table-cell table:formula="of:=[$fullres.M97]-[$halfres.M97]" office:value-type="float" office:value="6.93415251" calcext:value-type="float">
            <text:p>6.93415251</text:p>
          </table:table-cell>
          <table:table-cell table:formula="of:=[$fullres.N97]-[$halfres.N97]" office:value-type="float" office:value="1.75462558" calcext:value-type="float">
            <text:p>1.75462558</text:p>
          </table:table-cell>
          <table:table-cell table:formula="of:=[$fullres.O97]-[$halfres.O97]" office:value-type="float" office:value="0" calcext:value-type="float">
            <text:p>0</text:p>
          </table:table-cell>
          <table:table-cell table:formula="of:=[$fullres.P97]-[$halfres.P97]" office:value-type="float" office:value="-36.3023323" calcext:value-type="float">
            <text:p>-36.3023323</text:p>
          </table:table-cell>
          <table:table-cell table:formula="of:=[$fullres.Q97]-[$halfres.Q97]" office:value-type="float" office:value="14.55142855" calcext:value-type="float">
            <text:p>14.55142855</text:p>
          </table:table-cell>
          <table:table-cell table:formula="of:=[$fullres.R97]-[$halfres.R97]" office:value-type="float" office:value="-0.67664157" calcext:value-type="float">
            <text:p>-0.67664157</text:p>
          </table:table-cell>
          <table:table-cell table:formula="of:=[$fullres.S97]-[$halfres.S97]" office:value-type="float" office:value="-8.28757384" calcext:value-type="float">
            <text:p>-8.28757384</text:p>
          </table:table-cell>
          <table:table-cell table:formula="of:=[$fullres.T97]-[$halfres.T97]" office:value-type="float" office:value="-0.14464545" calcext:value-type="float">
            <text:p>-0.14464545</text:p>
          </table:table-cell>
          <table:table-cell table:formula="of:=[$fullres.U97]-[$halfres.U97]" office:value-type="float" office:value="15.17122629" calcext:value-type="float">
            <text:p>15.17122629</text:p>
          </table:table-cell>
          <table:table-cell table:formula="of:=[$fullres.V97]-[$halfres.V97]" office:value-type="float" office:value="-14.07886757" calcext:value-type="float">
            <text:p>-14.07886757</text:p>
          </table:table-cell>
          <table:table-cell table:formula="of:=[$fullres.W97]-[$halfres.W97]" office:value-type="float" office:value="0" calcext:value-type="float">
            <text:p>0</text:p>
          </table:table-cell>
          <table:table-cell table:formula="of:=[$fullres.X97]-[$halfres.X97]" office:value-type="float" office:value="0.01433195" calcext:value-type="float">
            <text:p>0.01433195</text:p>
          </table:table-cell>
          <table:table-cell table:formula="of:=[$fullres.Y97]-[$halfres.Y97]" office:value-type="float" office:value="0.24171186" calcext:value-type="float">
            <text:p>0.24171186</text:p>
          </table:table-cell>
          <table:table-cell table:formula="of:=[$fullres.Z97]-[$halfres.Z97]" office:value-type="float" office:value="0.17940655" calcext:value-type="float">
            <text:p>0.17940655</text:p>
          </table:table-cell>
          <table:table-cell table:formula="of:=[$fullres.AA97]-[$halfres.AA97]" office:value-type="float" office:value="0.02661586" calcext:value-type="float">
            <text:p>0.02661586</text:p>
          </table:table-cell>
          <table:table-cell table:formula="of:=[$fullres.AB97]-[$halfres.AB97]" office:value-type="float" office:value="0.32147677" calcext:value-type="float">
            <text:p>0.32147677</text:p>
          </table:table-cell>
          <table:table-cell table:formula="of:=[$fullres.AC97]-[$halfres.AC97]" office:value-type="float" office:value="0.19061946" calcext:value-type="float">
            <text:p>0.19061946</text:p>
          </table:table-cell>
          <table:table-cell table:formula="of:=[$fullres.AD97]-[$halfres.AD97]" office:value-type="float" office:value="0.02354596" calcext:value-type="float">
            <text:p>0.02354596</text:p>
          </table:table-cell>
          <table:table-cell table:formula="of:=[$fullres.AE97]-[$halfres.AE97]" office:value-type="float" office:value="0.5876982" calcext:value-type="float">
            <text:p>0.5876982</text:p>
          </table:table-cell>
          <table:table-cell table:formula="of:=[$fullres.AF97]-[$halfres.AF97]" office:value-type="float" office:value="0.19061946" calcext:value-type="float">
            <text:p>0.19061946</text:p>
          </table:table-cell>
          <table:table-cell table:formula="of:=[$fullres.AG97]-[$halfres.AG97]" office:value-type="float" office:value="0.01637998" calcext:value-type="float">
            <text:p>0.01637998</text:p>
          </table:table-cell>
          <table:table-cell table:formula="of:=[$fullres.AH97]-[$halfres.AH97]" office:value-type="float" office:value="0.5876982" calcext:value-type="float">
            <text:p>0.5876982</text:p>
          </table:table-cell>
          <table:table-cell table:formula="of:=[$fullres.AI97]-[$halfres.AI97]" office:value-type="float" office:value="0.15698073" calcext:value-type="float">
            <text:p>0.15698073</text:p>
          </table:table-cell>
          <table:table-cell table:formula="of:=[$fullres.AJ97]-[$halfres.AJ97]" office:value-type="float" office:value="0.01330865" calcext:value-type="float">
            <text:p>0.01330865</text:p>
          </table:table-cell>
          <table:table-cell table:formula="of:=[$fullres.AK97]-[$halfres.AK97]" office:value-type="float" office:value="0.49289881" calcext:value-type="float">
            <text:p>0.49289881</text:p>
          </table:table-cell>
          <table:table-cell table:formula="of:=[$fullres.AL97]-[$halfres.AL97]" office:value-type="float" office:value="0.14576783" calcext:value-type="float">
            <text:p>0.14576783</text:p>
          </table:table-cell>
          <table:table-cell table:formula="of:=[$fullres.AM97]-[$halfres.AM97]" office:value-type="float" office:value="0.00818927" calcext:value-type="float">
            <text:p>0.00818927</text:p>
          </table:table-cell>
          <table:table-cell table:formula="of:=[$fullres.AN97]-[$halfres.AN97]" office:value-type="float" office:value="0.37441166" calcext:value-type="float">
            <text:p>0.37441166</text:p>
          </table:table-cell>
          <table:table-cell table:formula="of:=[$fullres.AO97]-[$halfres.AO97]" office:value-type="float" office:value="0.13455491" calcext:value-type="float">
            <text:p>0.13455491</text:p>
          </table:table-cell>
          <table:table-cell table:formula="of:=[$fullres.AP97]-[$halfres.AP97]" office:value-type="float" office:value="0.10237165" calcext:value-type="float">
            <text:p>0.10237165</text:p>
          </table:table-cell>
          <table:table-cell table:formula="of:=[$fullres.AQ97]-[$halfres.AQ97]" office:value-type="float" office:value="2.73429284" calcext:value-type="float">
            <text:p>2.73429284</text:p>
          </table:table-cell>
          <table:table-cell table:formula="of:=[$fullres.AR97]-[$halfres.AR97]" office:value-type="float" office:value="0.997805419999999" calcext:value-type="float">
            <text:p>0.997805419999999</text:p>
          </table:table-cell>
          <table:table-cell table:formula="of:=[$fullres.AS97]-[$halfres.AS97]" office:value-type="float" office:value="0" calcext:value-type="float">
            <text:p>0</text:p>
          </table:table-cell>
          <table:table-cell table:formula="of:=[$fullres.AT97]-[$halfres.AT97]" office:value-type="float" office:value="0" calcext:value-type="float">
            <text:p>0</text:p>
          </table:table-cell>
          <table:table-cell table:formula="of:=[$fullres.AU97]-[$halfres.AU97]" office:value-type="float" office:value="1.01386888" calcext:value-type="float">
            <text:p>1.01386888</text:p>
          </table:table-cell>
          <table:table-cell table:formula="of:=[$fullres.AV97]-[$halfres.AV97]" office:value-type="float" office:value="-0.393005590000001" calcext:value-type="float">
            <text:p>-0.393005590000001</text:p>
          </table:table-cell>
          <table:table-cell table:formula="of:=[$fullres.AW97]-[$halfres.AW97]" office:value-type="float" office:value="0.388380550000001" calcext:value-type="float">
            <text:p>0.388380550000001</text:p>
          </table:table-cell>
          <table:table-cell table:formula="of:=[$fullres.AX97]-[$halfres.AX97]" office:value-type="float" office:value="-1.31351179999999" calcext:value-type="float">
            <text:p>-1.31351179999999</text:p>
          </table:table-cell>
          <table:table-cell table:formula="of:=[$fullres.AY97]-[$halfres.AY97]" office:value-type="float" office:value="-1.00120161" calcext:value-type="float">
            <text:p>-1.00120161</text:p>
          </table:table-cell>
          <table:table-cell table:formula="of:=[$fullres.AZ97]-[$halfres.AZ97]" office:value-type="float" office:value="-1.18359878" calcext:value-type="float">
            <text:p>-1.18359878</text:p>
          </table:table-cell>
          <table:table-cell table:formula="of:=[$fullres.BA97]-[$halfres.BA97]" office:value-type="float" office:value="-0.0935072799999972" calcext:value-type="float">
            <text:p>-0.0935072799999972</text:p>
          </table:table-cell>
          <table:table-cell table:formula="of:=[$fullres.BB97]-[$halfres.BB97]" office:value-type="float" office:value="0" calcext:value-type="float">
            <text:p>0</text:p>
          </table:table-cell>
          <table:table-cell table:formula="of:=[$fullres.BC97]-[$halfres.BC97]" office:value-type="float" office:value="0" calcext:value-type="float">
            <text:p>0</text:p>
          </table:table-cell>
          <table:table-cell table:formula="of:=[$fullres.BD97]-[$halfres.BD97]" office:value-type="float" office:value="0" calcext:value-type="float">
            <text:p>0</text:p>
          </table:table-cell>
          <table:table-cell table:formula="of:=[$fullres.BE97]-[$halfres.BE97]" office:value-type="float" office:value="-1.30386617" calcext:value-type="float">
            <text:p>-1.30386617</text:p>
          </table:table-cell>
          <table:table-cell table:formula="of:=[$fullres.BF97]-[$halfres.BF97]" office:value-type="float" office:value="1.65295026" calcext:value-type="float">
            <text:p>1.65295026</text:p>
          </table:table-cell>
          <table:table-cell table:formula="of:=[$fullres.BG97]-[$halfres.BG97]" office:value-type="float" office:value="-5.85397573" calcext:value-type="float">
            <text:p>-5.85397573</text:p>
          </table:table-cell>
          <table:table-cell table:formula="of:=[$fullres.BH97]-[$halfres.BH97]" office:value-type="float" office:value="0.197124560000002" calcext:value-type="float">
            <text:p>0.197124560000002</text:p>
          </table:table-cell>
          <table:table-cell table:formula="of:=[$fullres.BI97]-[$halfres.BI97]" office:value-type="float" office:value="0" calcext:value-type="float">
            <text:p>0</text:p>
          </table:table-cell>
          <table:table-cell table:formula="of:=[$fullres.BJ97]-[$halfres.BJ97]" office:value-type="float" office:value="0" calcext:value-type="float">
            <text:p>0</text:p>
          </table:table-cell>
          <table:table-cell table:formula="of:=[$fullres.BK97]-[$halfres.BK97]" office:value-type="float" office:value="0" calcext:value-type="float">
            <text:p>0</text:p>
          </table:table-cell>
        </table:table-row>
        <table:table-row table:style-name="ro1">
          <table:table-cell table:formula="of:=[$fullres.A98]-[$halfres.A98]" office:value-type="float" office:value="0" calcext:value-type="float">
            <text:p>0</text:p>
          </table:table-cell>
          <table:table-cell table:formula="of:=[$fullres.B98]-[$halfres.B98]" office:value-type="float" office:value="-1.75251723" calcext:value-type="float">
            <text:p>-1.75251723</text:p>
          </table:table-cell>
          <table:table-cell table:formula="of:=[$fullres.C98]-[$halfres.C98]" office:value-type="float" office:value="-0.15718204" calcext:value-type="float">
            <text:p>-0.15718204</text:p>
          </table:table-cell>
          <table:table-cell table:formula="of:=[$fullres.D98]-[$halfres.D98]" office:value-type="float" office:value="-0.755480679999991" calcext:value-type="float">
            <text:p>-0.755480679999991</text:p>
          </table:table-cell>
          <table:table-cell table:formula="of:=[$fullres.E98]-[$halfres.E98]" office:value-type="float" office:value="-0.000973749999999999" calcext:value-type="float">
            <text:p>-0.000973749999999999</text:p>
          </table:table-cell>
          <table:table-cell table:formula="of:=[$fullres.F98]-[$halfres.F98]" office:value-type="float" office:value="-0.000422239999999907" calcext:value-type="float">
            <text:p>-0.000422239999999907</text:p>
          </table:table-cell>
          <table:table-cell table:formula="of:=[$fullres.G98]-[$halfres.G98]" office:value-type="float" office:value="-0.000542929999999942" calcext:value-type="float">
            <text:p>-0.000542929999999942</text:p>
          </table:table-cell>
          <table:table-cell table:formula="of:=[$fullres.H98]-[$halfres.H98]" office:value-type="float" office:value="-29.59533983" calcext:value-type="float">
            <text:p>-29.59533983</text:p>
          </table:table-cell>
          <table:table-cell table:formula="of:=[$fullres.I98]-[$halfres.I98]" office:value-type="float" office:value="5.86897936" calcext:value-type="float">
            <text:p>5.86897936</text:p>
          </table:table-cell>
          <table:table-cell table:formula="of:=[$fullres.J98]-[$halfres.J98]" office:value-type="float" office:value="-23.2647401" calcext:value-type="float">
            <text:p>-23.2647401</text:p>
          </table:table-cell>
          <table:table-cell table:formula="of:=[$fullres.K98]-[$halfres.K98]" office:value-type="float" office:value="-34.18278334" calcext:value-type="float">
            <text:p>-34.18278334</text:p>
          </table:table-cell>
          <table:table-cell table:formula="of:=[$fullres.L98]-[$halfres.L98]" office:value-type="float" office:value="-0.59660212" calcext:value-type="float">
            <text:p>-0.59660212</text:p>
          </table:table-cell>
          <table:table-cell table:formula="of:=[$fullres.M98]-[$halfres.M98]" office:value-type="float" office:value="7.85037708" calcext:value-type="float">
            <text:p>7.85037708</text:p>
          </table:table-cell>
          <table:table-cell table:formula="of:=[$fullres.N98]-[$halfres.N98]" office:value-type="float" office:value="7.53794231" calcext:value-type="float">
            <text:p>7.53794231</text:p>
          </table:table-cell>
          <table:table-cell table:formula="of:=[$fullres.O98]-[$halfres.O98]" office:value-type="float" office:value="0" calcext:value-type="float">
            <text:p>0</text:p>
          </table:table-cell>
          <table:table-cell table:formula="of:=[$fullres.P98]-[$halfres.P98]" office:value-type="float" office:value="-33.3658684" calcext:value-type="float">
            <text:p>-33.3658684</text:p>
          </table:table-cell>
          <table:table-cell table:formula="of:=[$fullres.Q98]-[$halfres.Q98]" office:value-type="float" office:value="14.5419234" calcext:value-type="float">
            <text:p>14.5419234</text:p>
          </table:table-cell>
          <table:table-cell table:formula="of:=[$fullres.R98]-[$halfres.R98]" office:value-type="float" office:value="-1.26722442" calcext:value-type="float">
            <text:p>-1.26722442</text:p>
          </table:table-cell>
          <table:table-cell table:formula="of:=[$fullres.S98]-[$halfres.S98]" office:value-type="float" office:value="-5.41270362" calcext:value-type="float">
            <text:p>-5.41270362</text:p>
          </table:table-cell>
          <table:table-cell table:formula="of:=[$fullres.T98]-[$halfres.T98]" office:value-type="float" office:value="-0.0944695000000001" calcext:value-type="float">
            <text:p>-0.0944695000000001</text:p>
          </table:table-cell>
          <table:table-cell table:formula="of:=[$fullres.U98]-[$halfres.U98]" office:value-type="float" office:value="14.35014427" calcext:value-type="float">
            <text:p>14.35014427</text:p>
          </table:table-cell>
          <table:table-cell table:formula="of:=[$fullres.V98]-[$halfres.V98]" office:value-type="float" office:value="-16.0415345" calcext:value-type="float">
            <text:p>-16.0415345</text:p>
          </table:table-cell>
          <table:table-cell table:formula="of:=[$fullres.W98]-[$halfres.W98]" office:value-type="float" office:value="0" calcext:value-type="float">
            <text:p>0</text:p>
          </table:table-cell>
          <table:table-cell table:formula="of:=[$fullres.X98]-[$halfres.X98]" office:value-type="float" office:value="0.01626198" calcext:value-type="float">
            <text:p>0.01626198</text:p>
          </table:table-cell>
          <table:table-cell table:formula="of:=[$fullres.Y98]-[$halfres.Y98]" office:value-type="float" office:value="0.22357237" calcext:value-type="float">
            <text:p>0.22357237</text:p>
          </table:table-cell>
          <table:table-cell table:formula="of:=[$fullres.Z98]-[$halfres.Z98]" office:value-type="float" office:value="0.20183046" calcext:value-type="float">
            <text:p>0.20183046</text:p>
          </table:table-cell>
          <table:table-cell table:formula="of:=[$fullres.AA98]-[$halfres.AA98]" office:value-type="float" office:value="0.03020012" calcext:value-type="float">
            <text:p>0.03020012</text:p>
          </table:table-cell>
          <table:table-cell table:formula="of:=[$fullres.AB98]-[$halfres.AB98]" office:value-type="float" office:value="0.29735125" calcext:value-type="float">
            <text:p>0.29735125</text:p>
          </table:table-cell>
          <table:table-cell table:formula="of:=[$fullres.AC98]-[$halfres.AC98]" office:value-type="float" office:value="0.21444485" calcext:value-type="float">
            <text:p>0.21444485</text:p>
          </table:table-cell>
          <table:table-cell table:formula="of:=[$fullres.AD98]-[$halfres.AD98]" office:value-type="float" office:value="0.0267168" calcext:value-type="float">
            <text:p>0.0267168</text:p>
          </table:table-cell>
          <table:table-cell table:formula="of:=[$fullres.AE98]-[$halfres.AE98]" office:value-type="float" office:value="0.54359385" calcext:value-type="float">
            <text:p>0.54359385</text:p>
          </table:table-cell>
          <table:table-cell table:formula="of:=[$fullres.AF98]-[$halfres.AF98]" office:value-type="float" office:value="0.21444485" calcext:value-type="float">
            <text:p>0.21444485</text:p>
          </table:table-cell>
          <table:table-cell table:formula="of:=[$fullres.AG98]-[$halfres.AG98]" office:value-type="float" office:value="0.01858581" calcext:value-type="float">
            <text:p>0.01858581</text:p>
          </table:table-cell>
          <table:table-cell table:formula="of:=[$fullres.AH98]-[$halfres.AH98]" office:value-type="float" office:value="0.54359385" calcext:value-type="float">
            <text:p>0.54359385</text:p>
          </table:table-cell>
          <table:table-cell table:formula="of:=[$fullres.AI98]-[$halfres.AI98]" office:value-type="float" office:value="0.17660165" calcext:value-type="float">
            <text:p>0.17660165</text:p>
          </table:table-cell>
          <table:table-cell table:formula="of:=[$fullres.AJ98]-[$halfres.AJ98]" office:value-type="float" office:value="0.01510087" calcext:value-type="float">
            <text:p>0.01510087</text:p>
          </table:table-cell>
          <table:table-cell table:formula="of:=[$fullres.AK98]-[$halfres.AK98]" office:value-type="float" office:value="0.45590878" calcext:value-type="float">
            <text:p>0.45590878</text:p>
          </table:table-cell>
          <table:table-cell table:formula="of:=[$fullres.AL98]-[$halfres.AL98]" office:value-type="float" office:value="0.16398724" calcext:value-type="float">
            <text:p>0.16398724</text:p>
          </table:table-cell>
          <table:table-cell table:formula="of:=[$fullres.AM98]-[$halfres.AM98]" office:value-type="float" office:value="0.00929209" calcext:value-type="float">
            <text:p>0.00929209</text:p>
          </table:table-cell>
          <table:table-cell table:formula="of:=[$fullres.AN98]-[$halfres.AN98]" office:value-type="float" office:value="0.3463136" calcext:value-type="float">
            <text:p>0.3463136</text:p>
          </table:table-cell>
          <table:table-cell table:formula="of:=[$fullres.AO98]-[$halfres.AO98]" office:value-type="float" office:value="0.15137284" calcext:value-type="float">
            <text:p>0.15137284</text:p>
          </table:table-cell>
          <table:table-cell table:formula="of:=[$fullres.AP98]-[$halfres.AP98]" office:value-type="float" office:value="0.11615767" calcext:value-type="float">
            <text:p>0.11615767</text:p>
          </table:table-cell>
          <table:table-cell table:formula="of:=[$fullres.AQ98]-[$halfres.AQ98]" office:value-type="float" office:value="2.52909535" calcext:value-type="float">
            <text:p>2.52909535</text:p>
          </table:table-cell>
          <table:table-cell table:formula="of:=[$fullres.AR98]-[$halfres.AR98]" office:value-type="float" office:value="1.12252041" calcext:value-type="float">
            <text:p>1.12252041</text:p>
          </table:table-cell>
          <table:table-cell table:formula="of:=[$fullres.AS98]-[$halfres.AS98]" office:value-type="float" office:value="0" calcext:value-type="float">
            <text:p>0</text:p>
          </table:table-cell>
          <table:table-cell table:formula="of:=[$fullres.AT98]-[$halfres.AT98]" office:value-type="float" office:value="0" calcext:value-type="float">
            <text:p>0</text:p>
          </table:table-cell>
          <table:table-cell table:formula="of:=[$fullres.AU98]-[$halfres.AU98]" office:value-type="float" office:value="0.969376349999997" calcext:value-type="float">
            <text:p>0.969376349999997</text:p>
          </table:table-cell>
          <table:table-cell table:formula="of:=[$fullres.AV98]-[$halfres.AV98]" office:value-type="float" office:value="0.147230280000001" calcext:value-type="float">
            <text:p>0.147230280000001</text:p>
          </table:table-cell>
          <table:table-cell table:formula="of:=[$fullres.AW98]-[$halfres.AW98]" office:value-type="float" office:value="0.850298540000001" calcext:value-type="float">
            <text:p>0.850298540000001</text:p>
          </table:table-cell>
          <table:table-cell table:formula="of:=[$fullres.AX98]-[$halfres.AX98]" office:value-type="float" office:value="-1.20486407000001" calcext:value-type="float">
            <text:p>-1.20486407000001</text:p>
          </table:table-cell>
          <table:table-cell table:formula="of:=[$fullres.AY98]-[$halfres.AY98]" office:value-type="float" office:value="-0.883417489999999" calcext:value-type="float">
            <text:p>-0.883417489999999</text:p>
          </table:table-cell>
          <table:table-cell table:formula="of:=[$fullres.AZ98]-[$halfres.AZ98]" office:value-type="float" office:value="-1.1809679" calcext:value-type="float">
            <text:p>-1.1809679</text:p>
          </table:table-cell>
          <table:table-cell table:formula="of:=[$fullres.BA98]-[$halfres.BA98]" office:value-type="float" office:value="-0.115105470000003" calcext:value-type="float">
            <text:p>-0.115105470000003</text:p>
          </table:table-cell>
          <table:table-cell table:formula="of:=[$fullres.BB98]-[$halfres.BB98]" office:value-type="float" office:value="0" calcext:value-type="float">
            <text:p>0</text:p>
          </table:table-cell>
          <table:table-cell table:formula="of:=[$fullres.BC98]-[$halfres.BC98]" office:value-type="float" office:value="0" calcext:value-type="float">
            <text:p>0</text:p>
          </table:table-cell>
          <table:table-cell table:formula="of:=[$fullres.BD98]-[$halfres.BD98]" office:value-type="float" office:value="0" calcext:value-type="float">
            <text:p>0</text:p>
          </table:table-cell>
          <table:table-cell table:formula="of:=[$fullres.BE98]-[$halfres.BE98]" office:value-type="float" office:value="0.023355200000001" calcext:value-type="float">
            <text:p>0.023355200000001</text:p>
          </table:table-cell>
          <table:table-cell table:formula="of:=[$fullres.BF98]-[$halfres.BF98]" office:value-type="float" office:value="0.0883011600000003" calcext:value-type="float">
            <text:p>0.0883011600000003</text:p>
          </table:table-cell>
          <table:table-cell table:formula="of:=[$fullres.BG98]-[$halfres.BG98]" office:value-type="float" office:value="4.47814382" calcext:value-type="float">
            <text:p>4.47814382</text:p>
          </table:table-cell>
          <table:table-cell table:formula="of:=[$fullres.BH98]-[$halfres.BH98]" office:value-type="float" office:value="-0.114372149999998" calcext:value-type="float">
            <text:p>-0.114372149999998</text:p>
          </table:table-cell>
          <table:table-cell table:formula="of:=[$fullres.BI98]-[$halfres.BI98]" office:value-type="float" office:value="0" calcext:value-type="float">
            <text:p>0</text:p>
          </table:table-cell>
          <table:table-cell table:formula="of:=[$fullres.BJ98]-[$halfres.BJ98]" office:value-type="float" office:value="0" calcext:value-type="float">
            <text:p>0</text:p>
          </table:table-cell>
          <table:table-cell table:formula="of:=[$fullres.BK98]-[$halfres.BK98]" office:value-type="float" office:value="0" calcext:value-type="float">
            <text:p>0</text:p>
          </table:table-cell>
        </table:table-row>
        <table:table-row table:style-name="ro1">
          <table:table-cell table:formula="of:=[$fullres.A99]-[$halfres.A99]" office:value-type="float" office:value="0" calcext:value-type="float">
            <text:p>0</text:p>
          </table:table-cell>
          <table:table-cell table:formula="of:=[$fullres.B99]-[$halfres.B99]" office:value-type="float" office:value="-1.75788072" calcext:value-type="float">
            <text:p>-1.75788072</text:p>
          </table:table-cell>
          <table:table-cell table:formula="of:=[$fullres.C99]-[$halfres.C99]" office:value-type="float" office:value="-0.0537716199999991" calcext:value-type="float">
            <text:p>-0.0537716199999991</text:p>
          </table:table-cell>
          <table:table-cell table:formula="of:=[$fullres.D99]-[$halfres.D99]" office:value-type="float" office:value="-0.864484080000011" calcext:value-type="float">
            <text:p>-0.864484080000011</text:p>
          </table:table-cell>
          <table:table-cell table:formula="of:=[$fullres.E99]-[$halfres.E99]" office:value-type="float" office:value="-0.0012822" calcext:value-type="float">
            <text:p>-0.0012822</text:p>
          </table:table-cell>
          <table:table-cell table:formula="of:=[$fullres.F99]-[$halfres.F99]" office:value-type="float" office:value="-0.000175999999999954" calcext:value-type="float">
            <text:p>-0.000175999999999954</text:p>
          </table:table-cell>
          <table:table-cell table:formula="of:=[$fullres.G99]-[$halfres.G99]" office:value-type="float" office:value="-0.000366540000000026" calcext:value-type="float">
            <text:p>-0.000366540000000026</text:p>
          </table:table-cell>
          <table:table-cell table:formula="of:=[$fullres.H99]-[$halfres.H99]" office:value-type="float" office:value="-29.51688197" calcext:value-type="float">
            <text:p>-29.51688197</text:p>
          </table:table-cell>
          <table:table-cell table:formula="of:=[$fullres.I99]-[$halfres.I99]" office:value-type="float" office:value="5.21442049" calcext:value-type="float">
            <text:p>5.21442049</text:p>
          </table:table-cell>
          <table:table-cell table:formula="of:=[$fullres.J99]-[$halfres.J99]" office:value-type="float" office:value="-26.77992541" calcext:value-type="float">
            <text:p>-26.77992541</text:p>
          </table:table-cell>
          <table:table-cell table:formula="of:=[$fullres.K99]-[$halfres.K99]" office:value-type="float" office:value="-34.12523086" calcext:value-type="float">
            <text:p>-34.12523086</text:p>
          </table:table-cell>
          <table:table-cell table:formula="of:=[$fullres.L99]-[$halfres.L99]" office:value-type="float" office:value="-0.59559764" calcext:value-type="float">
            <text:p>-0.59559764</text:p>
          </table:table-cell>
          <table:table-cell table:formula="of:=[$fullres.M99]-[$halfres.M99]" office:value-type="float" office:value="7.59818635" calcext:value-type="float">
            <text:p>7.59818635</text:p>
          </table:table-cell>
          <table:table-cell table:formula="of:=[$fullres.N99]-[$halfres.N99]" office:value-type="float" office:value="10.10430078" calcext:value-type="float">
            <text:p>10.10430078</text:p>
          </table:table-cell>
          <table:table-cell table:formula="of:=[$fullres.O99]-[$halfres.O99]" office:value-type="float" office:value="0" calcext:value-type="float">
            <text:p>0</text:p>
          </table:table-cell>
          <table:table-cell table:formula="of:=[$fullres.P99]-[$halfres.P99]" office:value-type="float" office:value="-29.29949591" calcext:value-type="float">
            <text:p>-29.29949591</text:p>
          </table:table-cell>
          <table:table-cell table:formula="of:=[$fullres.Q99]-[$halfres.Q99]" office:value-type="float" office:value="14.21659866" calcext:value-type="float">
            <text:p>14.21659866</text:p>
          </table:table-cell>
          <table:table-cell table:formula="of:=[$fullres.R99]-[$halfres.R99]" office:value-type="float" office:value="-0.43830612" calcext:value-type="float">
            <text:p>-0.43830612</text:p>
          </table:table-cell>
          <table:table-cell table:formula="of:=[$fullres.S99]-[$halfres.S99]" office:value-type="float" office:value="-3.33664965" calcext:value-type="float">
            <text:p>-3.33664965</text:p>
          </table:table-cell>
          <table:table-cell table:formula="of:=[$fullres.T99]-[$halfres.T99]" office:value-type="float" office:value="-0.05823553" calcext:value-type="float">
            <text:p>-0.05823553</text:p>
          </table:table-cell>
          <table:table-cell table:formula="of:=[$fullres.U99]-[$halfres.U99]" office:value-type="float" office:value="14.4334943" calcext:value-type="float">
            <text:p>14.4334943</text:p>
          </table:table-cell>
          <table:table-cell table:formula="of:=[$fullres.V99]-[$halfres.V99]" office:value-type="float" office:value="-17.56413504" calcext:value-type="float">
            <text:p>-17.56413504</text:p>
          </table:table-cell>
          <table:table-cell table:formula="of:=[$fullres.W99]-[$halfres.W99]" office:value-type="float" office:value="0" calcext:value-type="float">
            <text:p>0</text:p>
          </table:table-cell>
          <table:table-cell table:formula="of:=[$fullres.X99]-[$halfres.X99]" office:value-type="float" office:value="0.01958815" calcext:value-type="float">
            <text:p>0.01958815</text:p>
          </table:table-cell>
          <table:table-cell table:formula="of:=[$fullres.Y99]-[$halfres.Y99]" office:value-type="float" office:value="0.21964115" calcext:value-type="float">
            <text:p>0.21964115</text:p>
          </table:table-cell>
          <table:table-cell table:formula="of:=[$fullres.Z99]-[$halfres.Z99]" office:value-type="float" office:value="0.21855532" calcext:value-type="float">
            <text:p>0.21855532</text:p>
          </table:table-cell>
          <table:table-cell table:formula="of:=[$fullres.AA99]-[$halfres.AA99]" office:value-type="float" office:value="0.03637715" calcext:value-type="float">
            <text:p>0.03637715</text:p>
          </table:table-cell>
          <table:table-cell table:formula="of:=[$fullres.AB99]-[$halfres.AB99]" office:value-type="float" office:value="0.29212273" calcext:value-type="float">
            <text:p>0.29212273</text:p>
          </table:table-cell>
          <table:table-cell table:formula="of:=[$fullres.AC99]-[$halfres.AC99]" office:value-type="float" office:value="0.23221503" calcext:value-type="float">
            <text:p>0.23221503</text:p>
          </table:table-cell>
          <table:table-cell table:formula="of:=[$fullres.AD99]-[$halfres.AD99]" office:value-type="float" office:value="0.03218137" calcext:value-type="float">
            <text:p>0.03218137</text:p>
          </table:table-cell>
          <table:table-cell table:formula="of:=[$fullres.AE99]-[$halfres.AE99]" office:value-type="float" office:value="0.53403548" calcext:value-type="float">
            <text:p>0.53403548</text:p>
          </table:table-cell>
          <table:table-cell table:formula="of:=[$fullres.AF99]-[$halfres.AF99]" office:value-type="float" office:value="0.23221503" calcext:value-type="float">
            <text:p>0.23221503</text:p>
          </table:table-cell>
          <table:table-cell table:formula="of:=[$fullres.AG99]-[$halfres.AG99]" office:value-type="float" office:value="0.02238729" calcext:value-type="float">
            <text:p>0.02238729</text:p>
          </table:table-cell>
          <table:table-cell table:formula="of:=[$fullres.AH99]-[$halfres.AH99]" office:value-type="float" office:value="0.53403548" calcext:value-type="float">
            <text:p>0.53403548</text:p>
          </table:table-cell>
          <table:table-cell table:formula="of:=[$fullres.AI99]-[$halfres.AI99]" office:value-type="float" office:value="0.19123591" calcext:value-type="float">
            <text:p>0.19123591</text:p>
          </table:table-cell>
          <table:table-cell table:formula="of:=[$fullres.AJ99]-[$halfres.AJ99]" office:value-type="float" office:value="0.01818955" calcext:value-type="float">
            <text:p>0.01818955</text:p>
          </table:table-cell>
          <table:table-cell table:formula="of:=[$fullres.AK99]-[$halfres.AK99]" office:value-type="float" office:value="0.44789222" calcext:value-type="float">
            <text:p>0.44789222</text:p>
          </table:table-cell>
          <table:table-cell table:formula="of:=[$fullres.AL99]-[$halfres.AL99]" office:value-type="float" office:value="0.1775762" calcext:value-type="float">
            <text:p>0.1775762</text:p>
          </table:table-cell>
          <table:table-cell table:formula="of:=[$fullres.AM99]-[$halfres.AM99]" office:value-type="float" office:value="0.01119267" calcext:value-type="float">
            <text:p>0.01119267</text:p>
          </table:table-cell>
          <table:table-cell table:formula="of:=[$fullres.AN99]-[$halfres.AN99]" office:value-type="float" office:value="0.34022414" calcext:value-type="float">
            <text:p>0.34022414</text:p>
          </table:table-cell>
          <table:table-cell table:formula="of:=[$fullres.AO99]-[$halfres.AO99]" office:value-type="float" office:value="0.16391649" calcext:value-type="float">
            <text:p>0.16391649</text:p>
          </table:table-cell>
          <table:table-cell table:formula="of:=[$fullres.AP99]-[$halfres.AP99]" office:value-type="float" office:value="0.13991618" calcext:value-type="float">
            <text:p>0.13991618</text:p>
          </table:table-cell>
          <table:table-cell table:formula="of:=[$fullres.AQ99]-[$halfres.AQ99]" office:value-type="float" office:value="2.48462457" calcext:value-type="float">
            <text:p>2.48462457</text:p>
          </table:table-cell>
          <table:table-cell table:formula="of:=[$fullres.AR99]-[$halfres.AR99]" office:value-type="float" office:value="1.21553914" calcext:value-type="float">
            <text:p>1.21553914</text:p>
          </table:table-cell>
          <table:table-cell table:formula="of:=[$fullres.AS99]-[$halfres.AS99]" office:value-type="float" office:value="0" calcext:value-type="float">
            <text:p>0</text:p>
          </table:table-cell>
          <table:table-cell table:formula="of:=[$fullres.AT99]-[$halfres.AT99]" office:value-type="float" office:value="0" calcext:value-type="float">
            <text:p>0</text:p>
          </table:table-cell>
          <table:table-cell table:formula="of:=[$fullres.AU99]-[$halfres.AU99]" office:value-type="float" office:value="0.910337599999998" calcext:value-type="float">
            <text:p>0.910337599999998</text:p>
          </table:table-cell>
          <table:table-cell table:formula="of:=[$fullres.AV99]-[$halfres.AV99]" office:value-type="float" office:value="-0.65721264" calcext:value-type="float">
            <text:p>-0.65721264</text:p>
          </table:table-cell>
          <table:table-cell table:formula="of:=[$fullres.AW99]-[$halfres.AW99]" office:value-type="float" office:value="-0.0884217800000009" calcext:value-type="float">
            <text:p>-0.0884217800000009</text:p>
          </table:table-cell>
          <table:table-cell table:formula="of:=[$fullres.AX99]-[$halfres.AX99]" office:value-type="float" office:value="-1.08374961" calcext:value-type="float">
            <text:p>-1.08374961</text:p>
          </table:table-cell>
          <table:table-cell table:formula="of:=[$fullres.AY99]-[$halfres.AY99]" office:value-type="float" office:value="-0.94664813" calcext:value-type="float">
            <text:p>-0.94664813</text:p>
          </table:table-cell>
          <table:table-cell table:formula="of:=[$fullres.AZ99]-[$halfres.AZ99]" office:value-type="float" office:value="-1.05042119000001" calcext:value-type="float">
            <text:p>-1.05042119000001</text:p>
          </table:table-cell>
          <table:table-cell table:formula="of:=[$fullres.BA99]-[$halfres.BA99]" office:value-type="float" office:value="-0.140608600000007" calcext:value-type="float">
            <text:p>-0.140608600000007</text:p>
          </table:table-cell>
          <table:table-cell table:formula="of:=[$fullres.BB99]-[$halfres.BB99]" office:value-type="float" office:value="0" calcext:value-type="float">
            <text:p>0</text:p>
          </table:table-cell>
          <table:table-cell table:formula="of:=[$fullres.BC99]-[$halfres.BC99]" office:value-type="float" office:value="0" calcext:value-type="float">
            <text:p>0</text:p>
          </table:table-cell>
          <table:table-cell table:formula="of:=[$fullres.BD99]-[$halfres.BD99]" office:value-type="float" office:value="0" calcext:value-type="float">
            <text:p>0</text:p>
          </table:table-cell>
          <table:table-cell table:formula="of:=[$fullres.BE99]-[$halfres.BE99]" office:value-type="float" office:value="-0.301313200000001" calcext:value-type="float">
            <text:p>-0.301313200000001</text:p>
          </table:table-cell>
          <table:table-cell table:formula="of:=[$fullres.BF99]-[$halfres.BF99]" office:value-type="float" office:value="1.16755541" calcext:value-type="float">
            <text:p>1.16755541</text:p>
          </table:table-cell>
          <table:table-cell table:formula="of:=[$fullres.BG99]-[$halfres.BG99]" office:value-type="float" office:value="-1.62769595" calcext:value-type="float">
            <text:p>-1.62769595</text:p>
          </table:table-cell>
          <table:table-cell table:formula="of:=[$fullres.BH99]-[$halfres.BH99]" office:value-type="float" office:value="0.293956649999998" calcext:value-type="float">
            <text:p>0.293956649999998</text:p>
          </table:table-cell>
          <table:table-cell table:formula="of:=[$fullres.BI99]-[$halfres.BI99]" office:value-type="float" office:value="0" calcext:value-type="float">
            <text:p>0</text:p>
          </table:table-cell>
          <table:table-cell table:formula="of:=[$fullres.BJ99]-[$halfres.BJ99]" office:value-type="float" office:value="0" calcext:value-type="float">
            <text:p>0</text:p>
          </table:table-cell>
          <table:table-cell table:formula="of:=[$fullres.BK99]-[$halfres.BK99]" office:value-type="float" office:value="0" calcext:value-type="float">
            <text:p>0</text:p>
          </table:table-cell>
        </table:table-row>
        <table:table-row table:style-name="ro1">
          <table:table-cell table:formula="of:=[$fullres.A100]-[$halfres.A100]" office:value-type="float" office:value="0" calcext:value-type="float">
            <text:p>0</text:p>
          </table:table-cell>
          <table:table-cell table:formula="of:=[$fullres.B100]-[$halfres.B100]" office:value-type="float" office:value="-1.60227472" calcext:value-type="float">
            <text:p>-1.60227472</text:p>
          </table:table-cell>
          <table:table-cell table:formula="of:=[$fullres.C100]-[$halfres.C100]" office:value-type="float" office:value="0.0438688600000017" calcext:value-type="float">
            <text:p>0.0438688600000017</text:p>
          </table:table-cell>
          <table:table-cell table:formula="of:=[$fullres.D100]-[$halfres.D100]" office:value-type="float" office:value="-1.05861625999999" calcext:value-type="float">
            <text:p>-1.05861625999999</text:p>
          </table:table-cell>
          <table:table-cell table:formula="of:=[$fullres.E100]-[$halfres.E100]" office:value-type="float" office:value="-0.00192722" calcext:value-type="float">
            <text:p>-0.00192722</text:p>
          </table:table-cell>
          <table:table-cell table:formula="of:=[$fullres.F100]-[$halfres.F100]" office:value-type="float" office:value="-0.000602229999999926" calcext:value-type="float">
            <text:p>-0.000602229999999926</text:p>
          </table:table-cell>
          <table:table-cell table:formula="of:=[$fullres.G100]-[$halfres.G100]" office:value-type="float" office:value="0.0000352599999999814" calcext:value-type="float">
            <text:p>3.52599999999814E-05</text:p>
          </table:table-cell>
          <table:table-cell table:formula="of:=[$fullres.H100]-[$halfres.H100]" office:value-type="float" office:value="-28.01842741" calcext:value-type="float">
            <text:p>-28.01842741</text:p>
          </table:table-cell>
          <table:table-cell table:formula="of:=[$fullres.I100]-[$halfres.I100]" office:value-type="float" office:value="4.6734569" calcext:value-type="float">
            <text:p>4.6734569</text:p>
          </table:table-cell>
          <table:table-cell table:formula="of:=[$fullres.J100]-[$halfres.J100]" office:value-type="float" office:value="-30.11384469" calcext:value-type="float">
            <text:p>-30.11384469</text:p>
          </table:table-cell>
          <table:table-cell table:formula="of:=[$fullres.K100]-[$halfres.K100]" office:value-type="float" office:value="-33.56298729" calcext:value-type="float">
            <text:p>-33.56298729</text:p>
          </table:table-cell>
          <table:table-cell table:formula="of:=[$fullres.L100]-[$halfres.L100]" office:value-type="float" office:value="-0.58578464" calcext:value-type="float">
            <text:p>-0.58578464</text:p>
          </table:table-cell>
          <table:table-cell table:formula="of:=[$fullres.M100]-[$halfres.M100]" office:value-type="float" office:value="7.23177734" calcext:value-type="float">
            <text:p>7.23177734</text:p>
          </table:table-cell>
          <table:table-cell table:formula="of:=[$fullres.N100]-[$halfres.N100]" office:value-type="float" office:value="10.58169321" calcext:value-type="float">
            <text:p>10.58169321</text:p>
          </table:table-cell>
          <table:table-cell table:formula="of:=[$fullres.O100]-[$halfres.O100]" office:value-type="float" office:value="0" calcext:value-type="float">
            <text:p>0</text:p>
          </table:table-cell>
          <table:table-cell table:formula="of:=[$fullres.P100]-[$halfres.P100]" office:value-type="float" office:value="-24.15871691" calcext:value-type="float">
            <text:p>-24.15871691</text:p>
          </table:table-cell>
          <table:table-cell table:formula="of:=[$fullres.Q100]-[$halfres.Q100]" office:value-type="float" office:value="14.24550612" calcext:value-type="float">
            <text:p>14.24550612</text:p>
          </table:table-cell>
          <table:table-cell table:formula="of:=[$fullres.R100]-[$halfres.R100]" office:value-type="float" office:value="1.65404153" calcext:value-type="float">
            <text:p>1.65404153</text:p>
          </table:table-cell>
          <table:table-cell table:formula="of:=[$fullres.S100]-[$halfres.S100]" office:value-type="float" office:value="-2.09827808" calcext:value-type="float">
            <text:p>-2.09827808</text:p>
          </table:table-cell>
          <table:table-cell table:formula="of:=[$fullres.T100]-[$halfres.T100]" office:value-type="float" office:value="-0.0366218599999999" calcext:value-type="float">
            <text:p>-0.0366218599999999</text:p>
          </table:table-cell>
          <table:table-cell table:formula="of:=[$fullres.U100]-[$halfres.U100]" office:value-type="float" office:value="15.49804209" calcext:value-type="float">
            <text:p>15.49804209</text:p>
          </table:table-cell>
          <table:table-cell table:formula="of:=[$fullres.V100]-[$halfres.V100]" office:value-type="float" office:value="-18.23757306" calcext:value-type="float">
            <text:p>-18.23757306</text:p>
          </table:table-cell>
          <table:table-cell table:formula="of:=[$fullres.W100]-[$halfres.W100]" office:value-type="float" office:value="0" calcext:value-type="float">
            <text:p>0</text:p>
          </table:table-cell>
          <table:table-cell table:formula="of:=[$fullres.X100]-[$halfres.X100]" office:value-type="float" office:value="0.02251557" calcext:value-type="float">
            <text:p>0.02251557</text:p>
          </table:table-cell>
          <table:table-cell table:formula="of:=[$fullres.Y100]-[$halfres.Y100]" office:value-type="float" office:value="0.19223465" calcext:value-type="float">
            <text:p>0.19223465</text:p>
          </table:table-cell>
          <table:table-cell table:formula="of:=[$fullres.Z100]-[$halfres.Z100]" office:value-type="float" office:value="0.25734217" calcext:value-type="float">
            <text:p>0.25734217</text:p>
          </table:table-cell>
          <table:table-cell table:formula="of:=[$fullres.AA100]-[$halfres.AA100]" office:value-type="float" office:value="0.04181367" calcext:value-type="float">
            <text:p>0.04181367</text:p>
          </table:table-cell>
          <table:table-cell table:formula="of:=[$fullres.AB100]-[$halfres.AB100]" office:value-type="float" office:value="0.25567209" calcext:value-type="float">
            <text:p>0.25567209</text:p>
          </table:table-cell>
          <table:table-cell table:formula="of:=[$fullres.AC100]-[$halfres.AC100]" office:value-type="float" office:value="0.27342605" calcext:value-type="float">
            <text:p>0.27342605</text:p>
          </table:table-cell>
          <table:table-cell table:formula="of:=[$fullres.AD100]-[$halfres.AD100]" office:value-type="float" office:value="0.03699084" calcext:value-type="float">
            <text:p>0.03699084</text:p>
          </table:table-cell>
          <table:table-cell table:formula="of:=[$fullres.AE100]-[$halfres.AE100]" office:value-type="float" office:value="0.46739932" calcext:value-type="float">
            <text:p>0.46739932</text:p>
          </table:table-cell>
          <table:table-cell table:formula="of:=[$fullres.AF100]-[$halfres.AF100]" office:value-type="float" office:value="0.27342605" calcext:value-type="float">
            <text:p>0.27342605</text:p>
          </table:table-cell>
          <table:table-cell table:formula="of:=[$fullres.AG100]-[$halfres.AG100]" office:value-type="float" office:value="0.02573305" calcext:value-type="float">
            <text:p>0.02573305</text:p>
          </table:table-cell>
          <table:table-cell table:formula="of:=[$fullres.AH100]-[$halfres.AH100]" office:value-type="float" office:value="0.46739932" calcext:value-type="float">
            <text:p>0.46739932</text:p>
          </table:table-cell>
          <table:table-cell table:formula="of:=[$fullres.AI100]-[$halfres.AI100]" office:value-type="float" office:value="0.22517439" calcext:value-type="float">
            <text:p>0.22517439</text:p>
          </table:table-cell>
          <table:table-cell table:formula="of:=[$fullres.AJ100]-[$halfres.AJ100]" office:value-type="float" office:value="0.02090796" calcext:value-type="float">
            <text:p>0.02090796</text:p>
          </table:table-cell>
          <table:table-cell table:formula="of:=[$fullres.AK100]-[$halfres.AK100]" office:value-type="float" office:value="0.3920049" calcext:value-type="float">
            <text:p>0.3920049</text:p>
          </table:table-cell>
          <table:table-cell table:formula="of:=[$fullres.AL100]-[$halfres.AL100]" office:value-type="float" office:value="0.2090905" calcext:value-type="float">
            <text:p>0.2090905</text:p>
          </table:table-cell>
          <table:table-cell table:formula="of:=[$fullres.AM100]-[$halfres.AM100]" office:value-type="float" office:value="0.01286539" calcext:value-type="float">
            <text:p>0.01286539</text:p>
          </table:table-cell>
          <table:table-cell table:formula="of:=[$fullres.AN100]-[$halfres.AN100]" office:value-type="float" office:value="0.29777147" calcext:value-type="float">
            <text:p>0.29777147</text:p>
          </table:table-cell>
          <table:table-cell table:formula="of:=[$fullres.AO100]-[$halfres.AO100]" office:value-type="float" office:value="0.19300662" calcext:value-type="float">
            <text:p>0.19300662</text:p>
          </table:table-cell>
          <table:table-cell table:formula="of:=[$fullres.AP100]-[$halfres.AP100]" office:value-type="float" office:value="0.16082648" calcext:value-type="float">
            <text:p>0.16082648</text:p>
          </table:table-cell>
          <table:table-cell table:formula="of:=[$fullres.AQ100]-[$halfres.AQ100]" office:value-type="float" office:value="2.17459681" calcext:value-type="float">
            <text:p>2.17459681</text:p>
          </table:table-cell>
          <table:table-cell table:formula="of:=[$fullres.AR100]-[$halfres.AR100]" office:value-type="float" office:value="1.43125991" calcext:value-type="float">
            <text:p>1.43125991</text:p>
          </table:table-cell>
          <table:table-cell table:formula="of:=[$fullres.AS100]-[$halfres.AS100]" office:value-type="float" office:value="0" calcext:value-type="float">
            <text:p>0</text:p>
          </table:table-cell>
          <table:table-cell table:formula="of:=[$fullres.AT100]-[$halfres.AT100]" office:value-type="float" office:value="0" calcext:value-type="float">
            <text:p>0</text:p>
          </table:table-cell>
          <table:table-cell table:formula="of:=[$fullres.AU100]-[$halfres.AU100]" office:value-type="float" office:value="0.947844550000003" calcext:value-type="float">
            <text:p>0.947844550000003</text:p>
          </table:table-cell>
          <table:table-cell table:formula="of:=[$fullres.AV100]-[$halfres.AV100]" office:value-type="float" office:value="-0.44673347" calcext:value-type="float">
            <text:p>-0.44673347</text:p>
          </table:table-cell>
          <table:table-cell table:formula="of:=[$fullres.AW100]-[$halfres.AW100]" office:value-type="float" office:value="0.09772968" calcext:value-type="float">
            <text:p>0.09772968</text:p>
          </table:table-cell>
          <table:table-cell table:formula="of:=[$fullres.AX100]-[$halfres.AX100]" office:value-type="float" office:value="-0.85579375" calcext:value-type="float">
            <text:p>-0.85579375</text:p>
          </table:table-cell>
          <table:table-cell table:formula="of:=[$fullres.AY100]-[$halfres.AY100]" office:value-type="float" office:value="-0.931164529999997" calcext:value-type="float">
            <text:p>-0.931164529999997</text:p>
          </table:table-cell>
          <table:table-cell table:formula="of:=[$fullres.AZ100]-[$halfres.AZ100]" office:value-type="float" office:value="-0.777609569999996" calcext:value-type="float">
            <text:p>-0.777609569999996</text:p>
          </table:table-cell>
          <table:table-cell table:formula="of:=[$fullres.BA100]-[$halfres.BA100]" office:value-type="float" office:value="-0.110159840000009" calcext:value-type="float">
            <text:p>-0.110159840000009</text:p>
          </table:table-cell>
          <table:table-cell table:formula="of:=[$fullres.BB100]-[$halfres.BB100]" office:value-type="float" office:value="0" calcext:value-type="float">
            <text:p>0</text:p>
          </table:table-cell>
          <table:table-cell table:formula="of:=[$fullres.BC100]-[$halfres.BC100]" office:value-type="float" office:value="0" calcext:value-type="float">
            <text:p>0</text:p>
          </table:table-cell>
          <table:table-cell table:formula="of:=[$fullres.BD100]-[$halfres.BD100]" office:value-type="float" office:value="0" calcext:value-type="float">
            <text:p>0</text:p>
          </table:table-cell>
          <table:table-cell table:formula="of:=[$fullres.BE100]-[$halfres.BE100]" office:value-type="float" office:value="0.24017574" calcext:value-type="float">
            <text:p>0.24017574</text:p>
          </table:table-cell>
          <table:table-cell table:formula="of:=[$fullres.BF100]-[$halfres.BF100]" office:value-type="float" office:value="0.771679650000003" calcext:value-type="float">
            <text:p>0.771679650000003</text:p>
          </table:table-cell>
          <table:table-cell table:formula="of:=[$fullres.BG100]-[$halfres.BG100]" office:value-type="float" office:value="-0.0135097500000043" calcext:value-type="float">
            <text:p>-0.0135097500000043</text:p>
          </table:table-cell>
          <table:table-cell table:formula="of:=[$fullres.BH100]-[$halfres.BH100]" office:value-type="float" office:value="0.255616119999999" calcext:value-type="float">
            <text:p>0.255616119999999</text:p>
          </table:table-cell>
          <table:table-cell table:formula="of:=[$fullres.BI100]-[$halfres.BI100]" office:value-type="float" office:value="0" calcext:value-type="float">
            <text:p>0</text:p>
          </table:table-cell>
          <table:table-cell table:formula="of:=[$fullres.BJ100]-[$halfres.BJ100]" office:value-type="float" office:value="0" calcext:value-type="float">
            <text:p>0</text:p>
          </table:table-cell>
          <table:table-cell table:formula="of:=[$fullres.BK100]-[$halfres.BK100]" office:value-type="float" office:value="0" calcext:value-type="float">
            <text:p>0</text:p>
          </table:table-cell>
        </table:table-row>
        <table:table-row table:style-name="ro1">
          <table:table-cell table:formula="of:=[$fullres.A101]-[$halfres.A101]" office:value-type="float" office:value="0" calcext:value-type="float">
            <text:p>0</text:p>
          </table:table-cell>
          <table:table-cell table:formula="of:=[$fullres.B101]-[$halfres.B101]" office:value-type="float" office:value="-1.32286516" calcext:value-type="float">
            <text:p>-1.32286516</text:p>
          </table:table-cell>
          <table:table-cell table:formula="of:=[$fullres.C101]-[$halfres.C101]" office:value-type="float" office:value="0.0907595299999997" calcext:value-type="float">
            <text:p>0.0907595299999997</text:p>
          </table:table-cell>
          <table:table-cell table:formula="of:=[$fullres.D101]-[$halfres.D101]" office:value-type="float" office:value="-1.33675934" calcext:value-type="float">
            <text:p>-1.33675934</text:p>
          </table:table-cell>
          <table:table-cell table:formula="of:=[$fullres.E101]-[$halfres.E101]" office:value-type="float" office:value="-0.0026543" calcext:value-type="float">
            <text:p>-0.0026543</text:p>
          </table:table-cell>
          <table:table-cell table:formula="of:=[$fullres.F101]-[$halfres.F101]" office:value-type="float" office:value="-0.00152341" calcext:value-type="float">
            <text:p>-0.00152341</text:p>
          </table:table-cell>
          <table:table-cell table:formula="of:=[$fullres.G101]-[$halfres.G101]" office:value-type="float" office:value="0.00073500999999998" calcext:value-type="float">
            <text:p>0.00073500999999998</text:p>
          </table:table-cell>
          <table:table-cell table:formula="of:=[$fullres.H101]-[$halfres.H101]" office:value-type="float" office:value="-25.91326642" calcext:value-type="float">
            <text:p>-25.91326642</text:p>
          </table:table-cell>
          <table:table-cell table:formula="of:=[$fullres.I101]-[$halfres.I101]" office:value-type="float" office:value="4.1420471" calcext:value-type="float">
            <text:p>4.1420471</text:p>
          </table:table-cell>
          <table:table-cell table:formula="of:=[$fullres.J101]-[$halfres.J101]" office:value-type="float" office:value="-33.36362789" calcext:value-type="float">
            <text:p>-33.36362789</text:p>
          </table:table-cell>
          <table:table-cell table:formula="of:=[$fullres.K101]-[$halfres.K101]" office:value-type="float" office:value="-32.72351954" calcext:value-type="float">
            <text:p>-32.72351954</text:p>
          </table:table-cell>
          <table:table-cell table:formula="of:=[$fullres.L101]-[$halfres.L101]" office:value-type="float" office:value="-0.57113316" calcext:value-type="float">
            <text:p>-0.57113316</text:p>
          </table:table-cell>
          <table:table-cell table:formula="of:=[$fullres.M101]-[$halfres.M101]" office:value-type="float" office:value="6.97155754" calcext:value-type="float">
            <text:p>6.97155754</text:p>
          </table:table-cell>
          <table:table-cell table:formula="of:=[$fullres.N101]-[$halfres.N101]" office:value-type="float" office:value="9.46882439" calcext:value-type="float">
            <text:p>9.46882439</text:p>
          </table:table-cell>
          <table:table-cell table:formula="of:=[$fullres.O101]-[$halfres.O101]" office:value-type="float" office:value="0" calcext:value-type="float">
            <text:p>0</text:p>
          </table:table-cell>
          <table:table-cell table:formula="of:=[$fullres.P101]-[$halfres.P101]" office:value-type="float" office:value="-18.67474793" calcext:value-type="float">
            <text:p>-18.67474793</text:p>
          </table:table-cell>
          <table:table-cell table:formula="of:=[$fullres.Q101]-[$halfres.Q101]" office:value-type="float" office:value="14.9674326" calcext:value-type="float">
            <text:p>14.9674326</text:p>
          </table:table-cell>
          <table:table-cell table:formula="of:=[$fullres.R101]-[$halfres.R101]" office:value-type="float" office:value="5.01667487" calcext:value-type="float">
            <text:p>5.01667487</text:p>
          </table:table-cell>
          <table:table-cell table:formula="of:=[$fullres.S101]-[$halfres.S101]" office:value-type="float" office:value="-1.6129316" calcext:value-type="float">
            <text:p>-1.6129316</text:p>
          </table:table-cell>
          <table:table-cell table:formula="of:=[$fullres.T101]-[$halfres.T101]" office:value-type="float" office:value="-0.02815097" calcext:value-type="float">
            <text:p>-0.02815097</text:p>
          </table:table-cell>
          <table:table-cell table:formula="of:=[$fullres.U101]-[$halfres.U101]" office:value-type="float" office:value="16.8849784" calcext:value-type="float">
            <text:p>16.8849784</text:p>
          </table:table-cell>
          <table:table-cell table:formula="of:=[$fullres.V101]-[$halfres.V101]" office:value-type="float" office:value="-18.38628536" calcext:value-type="float">
            <text:p>-18.38628536</text:p>
          </table:table-cell>
          <table:table-cell table:formula="of:=[$fullres.W101]-[$halfres.W101]" office:value-type="float" office:value="0" calcext:value-type="float">
            <text:p>0</text:p>
          </table:table-cell>
          <table:table-cell table:formula="of:=[$fullres.X101]-[$halfres.X101]" office:value-type="float" office:value="0.02366045" calcext:value-type="float">
            <text:p>0.02366045</text:p>
          </table:table-cell>
          <table:table-cell table:formula="of:=[$fullres.Y101]-[$halfres.Y101]" office:value-type="float" office:value="0.14870579" calcext:value-type="float">
            <text:p>0.14870579</text:p>
          </table:table-cell>
          <table:table-cell table:formula="of:=[$fullres.Z101]-[$halfres.Z101]" office:value-type="float" office:value="0.30387873" calcext:value-type="float">
            <text:p>0.30387873</text:p>
          </table:table-cell>
          <table:table-cell table:formula="of:=[$fullres.AA101]-[$halfres.AA101]" office:value-type="float" office:value="0.04393982" calcext:value-type="float">
            <text:p>0.04393982</text:p>
          </table:table-cell>
          <table:table-cell table:formula="of:=[$fullres.AB101]-[$halfres.AB101]" office:value-type="float" office:value="0.19777871" calcext:value-type="float">
            <text:p>0.19777871</text:p>
          </table:table-cell>
          <table:table-cell table:formula="of:=[$fullres.AC101]-[$halfres.AC101]" office:value-type="float" office:value="0.32287115" calcext:value-type="float">
            <text:p>0.32287115</text:p>
          </table:table-cell>
          <table:table-cell table:formula="of:=[$fullres.AD101]-[$halfres.AD101]" office:value-type="float" office:value="0.03887175" calcext:value-type="float">
            <text:p>0.03887175</text:p>
          </table:table-cell>
          <table:table-cell table:formula="of:=[$fullres.AE101]-[$halfres.AE101]" office:value-type="float" office:value="0.36156327" calcext:value-type="float">
            <text:p>0.36156327</text:p>
          </table:table-cell>
          <table:table-cell table:formula="of:=[$fullres.AF101]-[$halfres.AF101]" office:value-type="float" office:value="0.32287115" calcext:value-type="float">
            <text:p>0.32287115</text:p>
          </table:table-cell>
          <table:table-cell table:formula="of:=[$fullres.AG101]-[$halfres.AG101]" office:value-type="float" office:value="0.02704152" calcext:value-type="float">
            <text:p>0.02704152</text:p>
          </table:table-cell>
          <table:table-cell table:formula="of:=[$fullres.AH101]-[$halfres.AH101]" office:value-type="float" office:value="0.36156327" calcext:value-type="float">
            <text:p>0.36156327</text:p>
          </table:table-cell>
          <table:table-cell table:formula="of:=[$fullres.AI101]-[$halfres.AI101]" office:value-type="float" office:value="0.26589389" calcext:value-type="float">
            <text:p>0.26589389</text:p>
          </table:table-cell>
          <table:table-cell table:formula="of:=[$fullres.AJ101]-[$halfres.AJ101]" office:value-type="float" office:value="0.02197109" calcext:value-type="float">
            <text:p>0.02197109</text:p>
          </table:table-cell>
          <table:table-cell table:formula="of:=[$fullres.AK101]-[$halfres.AK101]" office:value-type="float" office:value="0.30324086" calcext:value-type="float">
            <text:p>0.30324086</text:p>
          </table:table-cell>
          <table:table-cell table:formula="of:=[$fullres.AL101]-[$halfres.AL101]" office:value-type="float" office:value="0.24690146" calcext:value-type="float">
            <text:p>0.24690146</text:p>
          </table:table-cell>
          <table:table-cell table:formula="of:=[$fullres.AM101]-[$halfres.AM101]" office:value-type="float" office:value="0.01351958" calcext:value-type="float">
            <text:p>0.01351958</text:p>
          </table:table-cell>
          <table:table-cell table:formula="of:=[$fullres.AN101]-[$halfres.AN101]" office:value-type="float" office:value="0.23034528" calcext:value-type="float">
            <text:p>0.23034528</text:p>
          </table:table-cell>
          <table:table-cell table:formula="of:=[$fullres.AO101]-[$halfres.AO101]" office:value-type="float" office:value="0.22790905" calcext:value-type="float">
            <text:p>0.22790905</text:p>
          </table:table-cell>
          <table:table-cell table:formula="of:=[$fullres.AP101]-[$halfres.AP101]" office:value-type="float" office:value="0.16900422" calcext:value-type="float">
            <text:p>0.16900422</text:p>
          </table:table-cell>
          <table:table-cell table:formula="of:=[$fullres.AQ101]-[$halfres.AQ101]" office:value-type="float" office:value="1.68218972" calcext:value-type="float">
            <text:p>1.68218972</text:p>
          </table:table-cell>
          <table:table-cell table:formula="of:=[$fullres.AR101]-[$halfres.AR101]" office:value-type="float" office:value="1.69008233" calcext:value-type="float">
            <text:p>1.69008233</text:p>
          </table:table-cell>
          <table:table-cell table:formula="of:=[$fullres.AS101]-[$halfres.AS101]" office:value-type="float" office:value="0" calcext:value-type="float">
            <text:p>0</text:p>
          </table:table-cell>
          <table:table-cell table:formula="of:=[$fullres.AT101]-[$halfres.AT101]" office:value-type="float" office:value="0" calcext:value-type="float">
            <text:p>0</text:p>
          </table:table-cell>
          <table:table-cell table:formula="of:=[$fullres.AU101]-[$halfres.AU101]" office:value-type="float" office:value="0.863173270000001" calcext:value-type="float">
            <text:p>0.863173270000001</text:p>
          </table:table-cell>
          <table:table-cell table:formula="of:=[$fullres.AV101]-[$halfres.AV101]" office:value-type="float" office:value="-0.49010891" calcext:value-type="float">
            <text:p>-0.49010891</text:p>
          </table:table-cell>
          <table:table-cell table:formula="of:=[$fullres.AW101]-[$halfres.AW101]" office:value-type="float" office:value="0.4354141" calcext:value-type="float">
            <text:p>0.4354141</text:p>
          </table:table-cell>
          <table:table-cell table:formula="of:=[$fullres.AX101]-[$halfres.AX101]" office:value-type="float" office:value="-0.633017539999999" calcext:value-type="float">
            <text:p>-0.633017539999999</text:p>
          </table:table-cell>
          <table:table-cell table:formula="of:=[$fullres.AY101]-[$halfres.AY101]" office:value-type="float" office:value="-0.834716209999996" calcext:value-type="float">
            <text:p>-0.834716209999996</text:p>
          </table:table-cell>
          <table:table-cell table:formula="of:=[$fullres.AZ101]-[$halfres.AZ101]" office:value-type="float" office:value="-0.441135639999999" calcext:value-type="float">
            <text:p>-0.441135639999999</text:p>
          </table:table-cell>
          <table:table-cell table:formula="of:=[$fullres.BA101]-[$halfres.BA101]" office:value-type="float" office:value="-0.00265424999999198" calcext:value-type="float">
            <text:p>-0.00265424999999198</text:p>
          </table:table-cell>
          <table:table-cell table:formula="of:=[$fullres.BB101]-[$halfres.BB101]" office:value-type="float" office:value="0" calcext:value-type="float">
            <text:p>0</text:p>
          </table:table-cell>
          <table:table-cell table:formula="of:=[$fullres.BC101]-[$halfres.BC101]" office:value-type="float" office:value="0" calcext:value-type="float">
            <text:p>0</text:p>
          </table:table-cell>
          <table:table-cell table:formula="of:=[$fullres.BD101]-[$halfres.BD101]" office:value-type="float" office:value="0" calcext:value-type="float">
            <text:p>0</text:p>
          </table:table-cell>
          <table:table-cell table:formula="of:=[$fullres.BE101]-[$halfres.BE101]" office:value-type="float" office:value="-0.0693040999999965" calcext:value-type="float">
            <text:p>-0.0693040999999965</text:p>
          </table:table-cell>
          <table:table-cell table:formula="of:=[$fullres.BF101]-[$halfres.BF101]" office:value-type="float" office:value="0.292776490000001" calcext:value-type="float">
            <text:p>0.292776490000001</text:p>
          </table:table-cell>
          <table:table-cell table:formula="of:=[$fullres.BG101]-[$halfres.BG101]" office:value-type="float" office:value="0.423707320000005" calcext:value-type="float">
            <text:p>0.423707320000005</text:p>
          </table:table-cell>
          <table:table-cell table:formula="of:=[$fullres.BH101]-[$halfres.BH101]" office:value-type="float" office:value="0.26343868" calcext:value-type="float">
            <text:p>0.26343868</text:p>
          </table:table-cell>
          <table:table-cell table:formula="of:=[$fullres.BI101]-[$halfres.BI101]" office:value-type="float" office:value="0" calcext:value-type="float">
            <text:p>0</text:p>
          </table:table-cell>
          <table:table-cell table:formula="of:=[$fullres.BJ101]-[$halfres.BJ101]" office:value-type="float" office:value="0" calcext:value-type="float">
            <text:p>0</text:p>
          </table:table-cell>
          <table:table-cell table:formula="of:=[$fullres.BK101]-[$halfres.BK101]" office:value-type="float" office:value="0" calcext:value-type="float">
            <text:p>0</text:p>
          </table:table-cell>
        </table:table-row>
        <table:table-row table:style-name="ro1">
          <table:table-cell table:formula="of:=[$fullres.A102]-[$halfres.A102]" office:value-type="float" office:value="0" calcext:value-type="float">
            <text:p>0</text:p>
          </table:table-cell>
          <table:table-cell table:formula="of:=[$fullres.B102]-[$halfres.B102]" office:value-type="float" office:value="-0.92221371" calcext:value-type="float">
            <text:p>-0.92221371</text:p>
          </table:table-cell>
          <table:table-cell table:formula="of:=[$fullres.C102]-[$halfres.C102]" office:value-type="float" office:value="0.0795222500000001" calcext:value-type="float">
            <text:p>0.0795222500000001</text:p>
          </table:table-cell>
          <table:table-cell table:formula="of:=[$fullres.D102]-[$halfres.D102]" office:value-type="float" office:value="-1.67173448999999" calcext:value-type="float">
            <text:p>-1.67173448999999</text:p>
          </table:table-cell>
          <table:table-cell table:formula="of:=[$fullres.E102]-[$halfres.E102]" office:value-type="float" office:value="-0.00338538" calcext:value-type="float">
            <text:p>-0.00338538</text:p>
          </table:table-cell>
          <table:table-cell table:formula="of:=[$fullres.F102]-[$halfres.F102]" office:value-type="float" office:value="-0.00264049000000011" calcext:value-type="float">
            <text:p>-0.00264049000000011</text:p>
          </table:table-cell>
          <table:table-cell table:formula="of:=[$fullres.G102]-[$halfres.G102]" office:value-type="float" office:value="0.00175482999999999" calcext:value-type="float">
            <text:p>0.00175482999999999</text:p>
          </table:table-cell>
          <table:table-cell table:formula="of:=[$fullres.H102]-[$halfres.H102]" office:value-type="float" office:value="-24.02201854" calcext:value-type="float">
            <text:p>-24.02201854</text:p>
          </table:table-cell>
          <table:table-cell table:formula="of:=[$fullres.I102]-[$halfres.I102]" office:value-type="float" office:value="3.50647253" calcext:value-type="float">
            <text:p>3.50647253</text:p>
          </table:table-cell>
          <table:table-cell table:formula="of:=[$fullres.J102]-[$halfres.J102]" office:value-type="float" office:value="-35.54480273" calcext:value-type="float">
            <text:p>-35.54480273</text:p>
          </table:table-cell>
          <table:table-cell table:formula="of:=[$fullres.K102]-[$halfres.K102]" office:value-type="float" office:value="-31.74869501" calcext:value-type="float">
            <text:p>-31.74869501</text:p>
          </table:table-cell>
          <table:table-cell table:formula="of:=[$fullres.L102]-[$halfres.L102]" office:value-type="float" office:value="-0.55411926" calcext:value-type="float">
            <text:p>-0.55411926</text:p>
          </table:table-cell>
          <table:table-cell table:formula="of:=[$fullres.M102]-[$halfres.M102]" office:value-type="float" office:value="6.92053738" calcext:value-type="float">
            <text:p>6.92053738</text:p>
          </table:table-cell>
          <table:table-cell table:formula="of:=[$fullres.N102]-[$halfres.N102]" office:value-type="float" office:value="6.89923262" calcext:value-type="float">
            <text:p>6.89923262</text:p>
          </table:table-cell>
          <table:table-cell table:formula="of:=[$fullres.O102]-[$halfres.O102]" office:value-type="float" office:value="0" calcext:value-type="float">
            <text:p>0</text:p>
          </table:table-cell>
          <table:table-cell table:formula="of:=[$fullres.P102]-[$halfres.P102]" office:value-type="float" office:value="-13.89881084" calcext:value-type="float">
            <text:p>-13.89881084</text:p>
          </table:table-cell>
          <table:table-cell table:formula="of:=[$fullres.Q102]-[$halfres.Q102]" office:value-type="float" office:value="16.40078356" calcext:value-type="float">
            <text:p>16.40078356</text:p>
          </table:table-cell>
          <table:table-cell table:formula="of:=[$fullres.R102]-[$halfres.R102]" office:value-type="float" office:value="8.55289816" calcext:value-type="float">
            <text:p>8.55289816</text:p>
          </table:table-cell>
          <table:table-cell table:formula="of:=[$fullres.S102]-[$halfres.S102]" office:value-type="float" office:value="-1.93984003" calcext:value-type="float">
            <text:p>-1.93984003</text:p>
          </table:table-cell>
          <table:table-cell table:formula="of:=[$fullres.T102]-[$halfres.T102]" office:value-type="float" office:value="-0.0338565899999999" calcext:value-type="float">
            <text:p>-0.0338565899999999</text:p>
          </table:table-cell>
          <table:table-cell table:formula="of:=[$fullres.U102]-[$halfres.U102]" office:value-type="float" office:value="17.89410649" calcext:value-type="float">
            <text:p>17.89410649</text:p>
          </table:table-cell>
          <table:table-cell table:formula="of:=[$fullres.V102]-[$halfres.V102]" office:value-type="float" office:value="-18.15567675" calcext:value-type="float">
            <text:p>-18.15567675</text:p>
          </table:table-cell>
          <table:table-cell table:formula="of:=[$fullres.W102]-[$halfres.W102]" office:value-type="float" office:value="0" calcext:value-type="float">
            <text:p>0</text:p>
          </table:table-cell>
          <table:table-cell table:formula="of:=[$fullres.X102]-[$halfres.X102]" office:value-type="float" office:value="0.02440483" calcext:value-type="float">
            <text:p>0.02440483</text:p>
          </table:table-cell>
          <table:table-cell table:formula="of:=[$fullres.Y102]-[$halfres.Y102]" office:value-type="float" office:value="0.0895692600000002" calcext:value-type="float">
            <text:p>0.0895692600000002</text:p>
          </table:table-cell>
          <table:table-cell table:formula="of:=[$fullres.Z102]-[$halfres.Z102]" office:value-type="float" office:value="0.33937413" calcext:value-type="float">
            <text:p>0.33937413</text:p>
          </table:table-cell>
          <table:table-cell table:formula="of:=[$fullres.AA102]-[$halfres.AA102]" office:value-type="float" office:value="0.0453222" calcext:value-type="float">
            <text:p>0.0453222</text:p>
          </table:table-cell>
          <table:table-cell table:formula="of:=[$fullres.AB102]-[$halfres.AB102]" office:value-type="float" office:value="0.11912712" calcext:value-type="float">
            <text:p>0.11912712</text:p>
          </table:table-cell>
          <table:table-cell table:formula="of:=[$fullres.AC102]-[$halfres.AC102]" office:value-type="float" office:value="0.36058501" calcext:value-type="float">
            <text:p>0.36058501</text:p>
          </table:table-cell>
          <table:table-cell table:formula="of:=[$fullres.AD102]-[$halfres.AD102]" office:value-type="float" office:value="0.04009469" calcext:value-type="float">
            <text:p>0.04009469</text:p>
          </table:table-cell>
          <table:table-cell table:formula="of:=[$fullres.AE102]-[$halfres.AE102]" office:value-type="float" office:value="0.217778709999999" calcext:value-type="float">
            <text:p>0.217778709999999</text:p>
          </table:table-cell>
          <table:table-cell table:formula="of:=[$fullres.AF102]-[$halfres.AF102]" office:value-type="float" office:value="0.36058501" calcext:value-type="float">
            <text:p>0.36058501</text:p>
          </table:table-cell>
          <table:table-cell table:formula="of:=[$fullres.AG102]-[$halfres.AG102]" office:value-type="float" office:value="0.02789228" calcext:value-type="float">
            <text:p>0.02789228</text:p>
          </table:table-cell>
          <table:table-cell table:formula="of:=[$fullres.AH102]-[$halfres.AH102]" office:value-type="float" office:value="0.217778709999999" calcext:value-type="float">
            <text:p>0.217778709999999</text:p>
          </table:table-cell>
          <table:table-cell table:formula="of:=[$fullres.AI102]-[$halfres.AI102]" office:value-type="float" office:value="0.29695236" calcext:value-type="float">
            <text:p>0.29695236</text:p>
          </table:table-cell>
          <table:table-cell table:formula="of:=[$fullres.AJ102]-[$halfres.AJ102]" office:value-type="float" office:value="0.02266232" calcext:value-type="float">
            <text:p>0.02266232</text:p>
          </table:table-cell>
          <table:table-cell table:formula="of:=[$fullres.AK102]-[$halfres.AK102]" office:value-type="float" office:value="0.18264964" calcext:value-type="float">
            <text:p>0.18264964</text:p>
          </table:table-cell>
          <table:table-cell table:formula="of:=[$fullres.AL102]-[$halfres.AL102]" office:value-type="float" office:value="0.27574147" calcext:value-type="float">
            <text:p>0.27574147</text:p>
          </table:table-cell>
          <table:table-cell table:formula="of:=[$fullres.AM102]-[$halfres.AM102]" office:value-type="float" office:value="0.01394492" calcext:value-type="float">
            <text:p>0.01394492</text:p>
          </table:table-cell>
          <table:table-cell table:formula="of:=[$fullres.AN102]-[$halfres.AN102]" office:value-type="float" office:value="0.13874279" calcext:value-type="float">
            <text:p>0.13874279</text:p>
          </table:table-cell>
          <table:table-cell table:formula="of:=[$fullres.AO102]-[$halfres.AO102]" office:value-type="float" office:value="0.2545306" calcext:value-type="float">
            <text:p>0.2545306</text:p>
          </table:table-cell>
          <table:table-cell table:formula="of:=[$fullres.AP102]-[$halfres.AP102]" office:value-type="float" office:value="0.17432122" calcext:value-type="float">
            <text:p>0.17432122</text:p>
          </table:table-cell>
          <table:table-cell table:formula="of:=[$fullres.AQ102]-[$halfres.AQ102]" office:value-type="float" office:value="1.01322541" calcext:value-type="float">
            <text:p>1.01322541</text:p>
          </table:table-cell>
          <table:table-cell table:formula="of:=[$fullres.AR102]-[$halfres.AR102]" office:value-type="float" office:value="1.88749707" calcext:value-type="float">
            <text:p>1.88749707</text:p>
          </table:table-cell>
          <table:table-cell table:formula="of:=[$fullres.AS102]-[$halfres.AS102]" office:value-type="float" office:value="0" calcext:value-type="float">
            <text:p>0</text:p>
          </table:table-cell>
          <table:table-cell table:formula="of:=[$fullres.AT102]-[$halfres.AT102]" office:value-type="float" office:value="0" calcext:value-type="float">
            <text:p>0</text:p>
          </table:table-cell>
          <table:table-cell table:formula="of:=[$fullres.AU102]-[$halfres.AU102]" office:value-type="float" office:value="0.665229520000001" calcext:value-type="float">
            <text:p>0.665229520000001</text:p>
          </table:table-cell>
          <table:table-cell table:formula="of:=[$fullres.AV102]-[$halfres.AV102]" office:value-type="float" office:value="-0.39717058" calcext:value-type="float">
            <text:p>-0.39717058</text:p>
          </table:table-cell>
          <table:table-cell table:formula="of:=[$fullres.AW102]-[$halfres.AW102]" office:value-type="float" office:value="0.68425301" calcext:value-type="float">
            <text:p>0.68425301</text:p>
          </table:table-cell>
          <table:table-cell table:formula="of:=[$fullres.AX102]-[$halfres.AX102]" office:value-type="float" office:value="-0.47192124" calcext:value-type="float">
            <text:p>-0.47192124</text:p>
          </table:table-cell>
          <table:table-cell table:formula="of:=[$fullres.AY102]-[$halfres.AY102]" office:value-type="float" office:value="-0.592340650000004" calcext:value-type="float">
            <text:p>-0.592340650000004</text:p>
          </table:table-cell>
          <table:table-cell table:formula="of:=[$fullres.AZ102]-[$halfres.AZ102]" office:value-type="float" office:value="-0.112802260000002" calcext:value-type="float">
            <text:p>-0.112802260000002</text:p>
          </table:table-cell>
          <table:table-cell table:formula="of:=[$fullres.BA102]-[$halfres.BA102]" office:value-type="float" office:value="0.0798993800000005" calcext:value-type="float">
            <text:p>0.0798993800000005</text:p>
          </table:table-cell>
          <table:table-cell table:formula="of:=[$fullres.BB102]-[$halfres.BB102]" office:value-type="float" office:value="0" calcext:value-type="float">
            <text:p>0</text:p>
          </table:table-cell>
          <table:table-cell table:formula="of:=[$fullres.BC102]-[$halfres.BC102]" office:value-type="float" office:value="0" calcext:value-type="float">
            <text:p>0</text:p>
          </table:table-cell>
          <table:table-cell table:formula="of:=[$fullres.BD102]-[$halfres.BD102]" office:value-type="float" office:value="0" calcext:value-type="float">
            <text:p>0</text:p>
          </table:table-cell>
          <table:table-cell table:formula="of:=[$fullres.BE102]-[$halfres.BE102]" office:value-type="float" office:value="-0.826391110000003" calcext:value-type="float">
            <text:p>-0.826391110000003</text:p>
          </table:table-cell>
          <table:table-cell table:formula="of:=[$fullres.BF102]-[$halfres.BF102]" office:value-type="float" office:value="-0.0610638299999948" calcext:value-type="float">
            <text:p>-0.0610638299999948</text:p>
          </table:table-cell>
          <table:table-cell table:formula="of:=[$fullres.BG102]-[$halfres.BG102]" office:value-type="float" office:value="0.184433739999989" calcext:value-type="float">
            <text:p>0.184433739999989</text:p>
          </table:table-cell>
          <table:table-cell table:formula="of:=[$fullres.BH102]-[$halfres.BH102]" office:value-type="float" office:value="0.183315980000003" calcext:value-type="float">
            <text:p>0.183315980000003</text:p>
          </table:table-cell>
          <table:table-cell table:formula="of:=[$fullres.BI102]-[$halfres.BI102]" office:value-type="float" office:value="0" calcext:value-type="float">
            <text:p>0</text:p>
          </table:table-cell>
          <table:table-cell table:formula="of:=[$fullres.BJ102]-[$halfres.BJ102]" office:value-type="float" office:value="0" calcext:value-type="float">
            <text:p>0</text:p>
          </table:table-cell>
          <table:table-cell table:formula="of:=[$fullres.BK102]-[$halfres.BK102]" office:value-type="float" office:value="0" calcext:value-type="float">
            <text:p>0</text:p>
          </table:table-cell>
        </table:table-row>
        <table:table-row table:style-name="ro1">
          <table:table-cell table:formula="of:=[$fullres.A103]-[$halfres.A103]" office:value-type="float" office:value="0" calcext:value-type="float">
            <text:p>0</text:p>
          </table:table-cell>
          <table:table-cell table:formula="of:=[$fullres.B103]-[$halfres.B103]" office:value-type="float" office:value="-0.51581857" calcext:value-type="float">
            <text:p>-0.51581857</text:p>
          </table:table-cell>
          <table:table-cell table:formula="of:=[$fullres.C103]-[$halfres.C103]" office:value-type="float" office:value="0.0425642900000014" calcext:value-type="float">
            <text:p>0.0425642900000014</text:p>
          </table:table-cell>
          <table:table-cell table:formula="of:=[$fullres.D103]-[$halfres.D103]" office:value-type="float" office:value="-1.81838911" calcext:value-type="float">
            <text:p>-1.81838911</text:p>
          </table:table-cell>
          <table:table-cell table:formula="of:=[$fullres.E103]-[$halfres.E103]" office:value-type="float" office:value="-0.00365962" calcext:value-type="float">
            <text:p>-0.00365962</text:p>
          </table:table-cell>
          <table:table-cell table:formula="of:=[$fullres.F103]-[$halfres.F103]" office:value-type="float" office:value="-0.00349518000000004" calcext:value-type="float">
            <text:p>-0.00349518000000004</text:p>
          </table:table-cell>
          <table:table-cell table:formula="of:=[$fullres.G103]-[$halfres.G103]" office:value-type="float" office:value="0.00255397000000002" calcext:value-type="float">
            <text:p>0.00255397000000002</text:p>
          </table:table-cell>
          <table:table-cell table:formula="of:=[$fullres.H103]-[$halfres.H103]" office:value-type="float" office:value="-22.84282797" calcext:value-type="float">
            <text:p>-22.84282797</text:p>
          </table:table-cell>
          <table:table-cell table:formula="of:=[$fullres.I103]-[$halfres.I103]" office:value-type="float" office:value="2.79185298" calcext:value-type="float">
            <text:p>2.79185298</text:p>
          </table:table-cell>
          <table:table-cell table:formula="of:=[$fullres.J103]-[$halfres.J103]" office:value-type="float" office:value="-36.38479473" calcext:value-type="float">
            <text:p>-36.38479473</text:p>
          </table:table-cell>
          <table:table-cell table:formula="of:=[$fullres.K103]-[$halfres.K103]" office:value-type="float" office:value="-30.7000658" calcext:value-type="float">
            <text:p>-30.7000658</text:p>
          </table:table-cell>
          <table:table-cell table:formula="of:=[$fullres.L103]-[$halfres.L103]" office:value-type="float" office:value="-0.53581723" calcext:value-type="float">
            <text:p>-0.53581723</text:p>
          </table:table-cell>
          <table:table-cell table:formula="of:=[$fullres.M103]-[$halfres.M103]" office:value-type="float" office:value="7.10338129" calcext:value-type="float">
            <text:p>7.10338129</text:p>
          </table:table-cell>
          <table:table-cell table:formula="of:=[$fullres.N103]-[$halfres.N103]" office:value-type="float" office:value="3.78352924" calcext:value-type="float">
            <text:p>3.78352924</text:p>
          </table:table-cell>
          <table:table-cell table:formula="of:=[$fullres.O103]-[$halfres.O103]" office:value-type="float" office:value="0" calcext:value-type="float">
            <text:p>0</text:p>
          </table:table-cell>
          <table:table-cell table:formula="of:=[$fullres.P103]-[$halfres.P103]" office:value-type="float" office:value="-10.48259894" calcext:value-type="float">
            <text:p>-10.48259894</text:p>
          </table:table-cell>
          <table:table-cell table:formula="of:=[$fullres.Q103]-[$halfres.Q103]" office:value-type="float" office:value="18.06572414" calcext:value-type="float">
            <text:p>18.06572414</text:p>
          </table:table-cell>
          <table:table-cell table:formula="of:=[$fullres.R103]-[$halfres.R103]" office:value-type="float" office:value="11.20895309" calcext:value-type="float">
            <text:p>11.20895309</text:p>
          </table:table-cell>
          <table:table-cell table:formula="of:=[$fullres.S103]-[$halfres.S103]" office:value-type="float" office:value="-3.16435945" calcext:value-type="float">
            <text:p>-3.16435945</text:p>
          </table:table-cell>
          <table:table-cell table:formula="of:=[$fullres.T103]-[$halfres.T103]" office:value-type="float" office:value="-0.05522849" calcext:value-type="float">
            <text:p>-0.05522849</text:p>
          </table:table-cell>
          <table:table-cell table:formula="of:=[$fullres.U103]-[$halfres.U103]" office:value-type="float" office:value="18.42697953" calcext:value-type="float">
            <text:p>18.42697953</text:p>
          </table:table-cell>
          <table:table-cell table:formula="of:=[$fullres.V103]-[$halfres.V103]" office:value-type="float" office:value="-17.64429867" calcext:value-type="float">
            <text:p>-17.64429867</text:p>
          </table:table-cell>
          <table:table-cell table:formula="of:=[$fullres.W103]-[$halfres.W103]" office:value-type="float" office:value="0" calcext:value-type="float">
            <text:p>0</text:p>
          </table:table-cell>
          <table:table-cell table:formula="of:=[$fullres.X103]-[$halfres.X103]" office:value-type="float" office:value="0.02443757" calcext:value-type="float">
            <text:p>0.02443757</text:p>
          </table:table-cell>
          <table:table-cell table:formula="of:=[$fullres.Y103]-[$halfres.Y103]" office:value-type="float" office:value="0.03407436" calcext:value-type="float">
            <text:p>0.03407436</text:p>
          </table:table-cell>
          <table:table-cell table:formula="of:=[$fullres.Z103]-[$halfres.Z103]" office:value-type="float" office:value="0.3446167" calcext:value-type="float">
            <text:p>0.3446167</text:p>
          </table:table-cell>
          <table:table-cell table:formula="of:=[$fullres.AA103]-[$halfres.AA103]" office:value-type="float" office:value="0.04538301" calcext:value-type="float">
            <text:p>0.04538301</text:p>
          </table:table-cell>
          <table:table-cell table:formula="of:=[$fullres.AB103]-[$halfres.AB103]" office:value-type="float" office:value="0.0453189099999998" calcext:value-type="float">
            <text:p>0.0453189099999998</text:p>
          </table:table-cell>
          <table:table-cell table:formula="of:=[$fullres.AC103]-[$halfres.AC103]" office:value-type="float" office:value="0.36615525" calcext:value-type="float">
            <text:p>0.36615525</text:p>
          </table:table-cell>
          <table:table-cell table:formula="of:=[$fullres.AD103]-[$halfres.AD103]" office:value-type="float" office:value="0.04014848" calcext:value-type="float">
            <text:p>0.04014848</text:p>
          </table:table-cell>
          <table:table-cell table:formula="of:=[$fullres.AE103]-[$halfres.AE103]" office:value-type="float" office:value="0.0828484200000004" calcext:value-type="float">
            <text:p>0.0828484200000004</text:p>
          </table:table-cell>
          <table:table-cell table:formula="of:=[$fullres.AF103]-[$halfres.AF103]" office:value-type="float" office:value="0.36615525" calcext:value-type="float">
            <text:p>0.36615525</text:p>
          </table:table-cell>
          <table:table-cell table:formula="of:=[$fullres.AG103]-[$halfres.AG103]" office:value-type="float" office:value="0.0279297" calcext:value-type="float">
            <text:p>0.0279297</text:p>
          </table:table-cell>
          <table:table-cell table:formula="of:=[$fullres.AH103]-[$halfres.AH103]" office:value-type="float" office:value="0.0828484200000004" calcext:value-type="float">
            <text:p>0.0828484200000004</text:p>
          </table:table-cell>
          <table:table-cell table:formula="of:=[$fullres.AI103]-[$halfres.AI103]" office:value-type="float" office:value="0.30153961" calcext:value-type="float">
            <text:p>0.30153961</text:p>
          </table:table-cell>
          <table:table-cell table:formula="of:=[$fullres.AJ103]-[$halfres.AJ103]" office:value-type="float" office:value="0.02269273" calcext:value-type="float">
            <text:p>0.02269273</text:p>
          </table:table-cell>
          <table:table-cell table:formula="of:=[$fullres.AK103]-[$halfres.AK103]" office:value-type="float" office:value="0.0694844399999997" calcext:value-type="float">
            <text:p>0.0694844399999997</text:p>
          </table:table-cell>
          <table:table-cell table:formula="of:=[$fullres.AL103]-[$halfres.AL103]" office:value-type="float" office:value="0.28000107" calcext:value-type="float">
            <text:p>0.28000107</text:p>
          </table:table-cell>
          <table:table-cell table:formula="of:=[$fullres.AM103]-[$halfres.AM103]" office:value-type="float" office:value="0.01396363" calcext:value-type="float">
            <text:p>0.01396363</text:p>
          </table:table-cell>
          <table:table-cell table:formula="of:=[$fullres.AN103]-[$halfres.AN103]" office:value-type="float" office:value="0.0527811900000001" calcext:value-type="float">
            <text:p>0.0527811900000001</text:p>
          </table:table-cell>
          <table:table-cell table:formula="of:=[$fullres.AO103]-[$halfres.AO103]" office:value-type="float" office:value="0.25846253" calcext:value-type="float">
            <text:p>0.25846253</text:p>
          </table:table-cell>
          <table:table-cell table:formula="of:=[$fullres.AP103]-[$halfres.AP103]" office:value-type="float" office:value="0.17455511" calcext:value-type="float">
            <text:p>0.17455511</text:p>
          </table:table-cell>
          <table:table-cell table:formula="of:=[$fullres.AQ103]-[$halfres.AQ103]" office:value-type="float" office:value="0.38545603" calcext:value-type="float">
            <text:p>0.38545603</text:p>
          </table:table-cell>
          <table:table-cell table:formula="of:=[$fullres.AR103]-[$halfres.AR103]" office:value-type="float" office:value="1.91665471" calcext:value-type="float">
            <text:p>1.91665471</text:p>
          </table:table-cell>
          <table:table-cell table:formula="of:=[$fullres.AS103]-[$halfres.AS103]" office:value-type="float" office:value="0" calcext:value-type="float">
            <text:p>0</text:p>
          </table:table-cell>
          <table:table-cell table:formula="of:=[$fullres.AT103]-[$halfres.AT103]" office:value-type="float" office:value="0" calcext:value-type="float">
            <text:p>0</text:p>
          </table:table-cell>
          <table:table-cell table:formula="of:=[$fullres.AU103]-[$halfres.AU103]" office:value-type="float" office:value="0.731761710000001" calcext:value-type="float">
            <text:p>0.731761710000001</text:p>
          </table:table-cell>
          <table:table-cell table:formula="of:=[$fullres.AV103]-[$halfres.AV103]" office:value-type="float" office:value="0.00117686000000017" calcext:value-type="float">
            <text:p>0.00117686000000017</text:p>
          </table:table-cell>
          <table:table-cell table:formula="of:=[$fullres.AW103]-[$halfres.AW103]" office:value-type="float" office:value="0.11912178" calcext:value-type="float">
            <text:p>0.11912178</text:p>
          </table:table-cell>
          <table:table-cell table:formula="of:=[$fullres.AX103]-[$halfres.AX103]" office:value-type="float" office:value="-0.63853634" calcext:value-type="float">
            <text:p>-0.63853634</text:p>
          </table:table-cell>
          <table:table-cell table:formula="of:=[$fullres.AY103]-[$halfres.AY103]" office:value-type="float" office:value="-0.346932800000005" calcext:value-type="float">
            <text:p>-0.346932800000005</text:p>
          </table:table-cell>
          <table:table-cell table:formula="of:=[$fullres.AZ103]-[$halfres.AZ103]" office:value-type="float" office:value="-0.147032019999998" calcext:value-type="float">
            <text:p>-0.147032019999998</text:p>
          </table:table-cell>
          <table:table-cell table:formula="of:=[$fullres.BA103]-[$halfres.BA103]" office:value-type="float" office:value="0.194748590000003" calcext:value-type="float">
            <text:p>0.194748590000003</text:p>
          </table:table-cell>
          <table:table-cell table:formula="of:=[$fullres.BB103]-[$halfres.BB103]" office:value-type="float" office:value="0" calcext:value-type="float">
            <text:p>0</text:p>
          </table:table-cell>
          <table:table-cell table:formula="of:=[$fullres.BC103]-[$halfres.BC103]" office:value-type="float" office:value="0" calcext:value-type="float">
            <text:p>0</text:p>
          </table:table-cell>
          <table:table-cell table:formula="of:=[$fullres.BD103]-[$halfres.BD103]" office:value-type="float" office:value="0" calcext:value-type="float">
            <text:p>0</text:p>
          </table:table-cell>
          <table:table-cell table:formula="of:=[$fullres.BE103]-[$halfres.BE103]" office:value-type="float" office:value="-1.35502855" calcext:value-type="float">
            <text:p>-1.35502855</text:p>
          </table:table-cell>
          <table:table-cell table:formula="of:=[$fullres.BF103]-[$halfres.BF103]" office:value-type="float" office:value="-0.375899889999999" calcext:value-type="float">
            <text:p>-0.375899889999999</text:p>
          </table:table-cell>
          <table:table-cell table:formula="of:=[$fullres.BG103]-[$halfres.BG103]" office:value-type="float" office:value="-0.0242329299999966" calcext:value-type="float">
            <text:p>-0.0242329299999966</text:p>
          </table:table-cell>
          <table:table-cell table:formula="of:=[$fullres.BH103]-[$halfres.BH103]" office:value-type="float" office:value="0.0414218800000015" calcext:value-type="float">
            <text:p>0.0414218800000015</text:p>
          </table:table-cell>
          <table:table-cell table:formula="of:=[$fullres.BI103]-[$halfres.BI103]" office:value-type="float" office:value="0" calcext:value-type="float">
            <text:p>0</text:p>
          </table:table-cell>
          <table:table-cell table:formula="of:=[$fullres.BJ103]-[$halfres.BJ103]" office:value-type="float" office:value="0" calcext:value-type="float">
            <text:p>0</text:p>
          </table:table-cell>
          <table:table-cell table:formula="of:=[$fullres.BK103]-[$halfres.BK103]" office:value-type="float" office:value="0" calcext:value-type="float">
            <text:p>0</text:p>
          </table:table-cell>
        </table:table-row>
        <table:table-row table:style-name="ro1">
          <table:table-cell table:formula="of:=[$fullres.A104]-[$halfres.A104]" office:value-type="float" office:value="0" calcext:value-type="float">
            <text:p>0</text:p>
          </table:table-cell>
          <table:table-cell table:formula="of:=[$fullres.B104]-[$halfres.B104]" office:value-type="float" office:value="-0.17881015" calcext:value-type="float">
            <text:p>-0.17881015</text:p>
          </table:table-cell>
          <table:table-cell table:formula="of:=[$fullres.C104]-[$halfres.C104]" office:value-type="float" office:value="-0.00336758999999987" calcext:value-type="float">
            <text:p>-0.00336758999999987</text:p>
          </table:table-cell>
          <table:table-cell table:formula="of:=[$fullres.D104]-[$halfres.D104]" office:value-type="float" office:value="-1.66559033" calcext:value-type="float">
            <text:p>-1.66559033</text:p>
          </table:table-cell>
          <table:table-cell table:formula="of:=[$fullres.E104]-[$halfres.E104]" office:value-type="float" office:value="-0.00328826" calcext:value-type="float">
            <text:p>-0.00328826</text:p>
          </table:table-cell>
          <table:table-cell table:formula="of:=[$fullres.F104]-[$halfres.F104]" office:value-type="float" office:value="-0.00384960999999995" calcext:value-type="float">
            <text:p>-0.00384960999999995</text:p>
          </table:table-cell>
          <table:table-cell table:formula="of:=[$fullres.G104]-[$halfres.G104]" office:value-type="float" office:value="0.00291397000000004" calcext:value-type="float">
            <text:p>0.00291397000000004</text:p>
          </table:table-cell>
          <table:table-cell table:formula="of:=[$fullres.H104]-[$halfres.H104]" office:value-type="float" office:value="-22.42673298" calcext:value-type="float">
            <text:p>-22.42673298</text:p>
          </table:table-cell>
          <table:table-cell table:formula="of:=[$fullres.I104]-[$halfres.I104]" office:value-type="float" office:value="2.02211621" calcext:value-type="float">
            <text:p>2.02211621</text:p>
          </table:table-cell>
          <table:table-cell table:formula="of:=[$fullres.J104]-[$halfres.J104]" office:value-type="float" office:value="-36.46723986" calcext:value-type="float">
            <text:p>-36.46723986</text:p>
          </table:table-cell>
          <table:table-cell table:formula="of:=[$fullres.K104]-[$halfres.K104]" office:value-type="float" office:value="-29.65885656" calcext:value-type="float">
            <text:p>-29.65885656</text:p>
          </table:table-cell>
          <table:table-cell table:formula="of:=[$fullres.L104]-[$halfres.L104]" office:value-type="float" office:value="-0.5176447" calcext:value-type="float">
            <text:p>-0.5176447</text:p>
          </table:table-cell>
          <table:table-cell table:formula="of:=[$fullres.M104]-[$halfres.M104]" office:value-type="float" office:value="7.50569322" calcext:value-type="float">
            <text:p>7.50569322</text:p>
          </table:table-cell>
          <table:table-cell table:formula="of:=[$fullres.N104]-[$halfres.N104]" office:value-type="float" office:value="1.770374" calcext:value-type="float">
            <text:p>1.770374</text:p>
          </table:table-cell>
          <table:table-cell table:formula="of:=[$fullres.O104]-[$halfres.O104]" office:value-type="float" office:value="0" calcext:value-type="float">
            <text:p>0</text:p>
          </table:table-cell>
          <table:table-cell table:formula="of:=[$fullres.P104]-[$halfres.P104]" office:value-type="float" office:value="-8.36245972" calcext:value-type="float">
            <text:p>-8.36245972</text:p>
          </table:table-cell>
          <table:table-cell table:formula="of:=[$fullres.Q104]-[$halfres.Q104]" office:value-type="float" office:value="19.426739" calcext:value-type="float">
            <text:p>19.426739</text:p>
          </table:table-cell>
          <table:table-cell table:formula="of:=[$fullres.R104]-[$halfres.R104]" office:value-type="float" office:value="12.58822606" calcext:value-type="float">
            <text:p>12.58822606</text:p>
          </table:table-cell>
          <table:table-cell table:formula="of:=[$fullres.S104]-[$halfres.S104]" office:value-type="float" office:value="-5.28861273" calcext:value-type="float">
            <text:p>-5.28861273</text:p>
          </table:table-cell>
          <table:table-cell table:formula="of:=[$fullres.T104]-[$halfres.T104]" office:value-type="float" office:value="-0.09230371" calcext:value-type="float">
            <text:p>-0.09230371</text:p>
          </table:table-cell>
          <table:table-cell table:formula="of:=[$fullres.U104]-[$halfres.U104]" office:value-type="float" office:value="18.71767802" calcext:value-type="float">
            <text:p>18.71767802</text:p>
          </table:table-cell>
          <table:table-cell table:formula="of:=[$fullres.V104]-[$halfres.V104]" office:value-type="float" office:value="-16.98459986" calcext:value-type="float">
            <text:p>-16.98459986</text:p>
          </table:table-cell>
          <table:table-cell table:formula="of:=[$fullres.W104]-[$halfres.W104]" office:value-type="float" office:value="0" calcext:value-type="float">
            <text:p>0</text:p>
          </table:table-cell>
          <table:table-cell table:formula="of:=[$fullres.X104]-[$halfres.X104]" office:value-type="float" office:value="0.0258919" calcext:value-type="float">
            <text:p>0.0258919</text:p>
          </table:table-cell>
          <table:table-cell table:formula="of:=[$fullres.Y104]-[$halfres.Y104]" office:value-type="float" office:value="-0.00599831000000006" calcext:value-type="float">
            <text:p>-0.00599831000000006</text:p>
          </table:table-cell>
          <table:table-cell table:formula="of:=[$fullres.Z104]-[$halfres.Z104]" office:value-type="float" office:value="0.29325372" calcext:value-type="float">
            <text:p>0.29325372</text:p>
          </table:table-cell>
          <table:table-cell table:formula="of:=[$fullres.AA104]-[$halfres.AA104]" office:value-type="float" office:value="0.04808384" calcext:value-type="float">
            <text:p>0.04808384</text:p>
          </table:table-cell>
          <table:table-cell table:formula="of:=[$fullres.AB104]-[$halfres.AB104]" office:value-type="float" office:value="-0.00797775999999972" calcext:value-type="float">
            <text:p>-0.00797775999999972</text:p>
          </table:table-cell>
          <table:table-cell table:formula="of:=[$fullres.AC104]-[$halfres.AC104]" office:value-type="float" office:value="0.31158207" calcext:value-type="float">
            <text:p>0.31158207</text:p>
          </table:table-cell>
          <table:table-cell table:formula="of:=[$fullres.AD104]-[$halfres.AD104]" office:value-type="float" office:value="0.0425378" calcext:value-type="float">
            <text:p>0.0425378</text:p>
          </table:table-cell>
          <table:table-cell table:formula="of:=[$fullres.AE104]-[$halfres.AE104]" office:value-type="float" office:value="-0.0145842900000002" calcext:value-type="float">
            <text:p>-0.0145842900000002</text:p>
          </table:table-cell>
          <table:table-cell table:formula="of:=[$fullres.AF104]-[$halfres.AF104]" office:value-type="float" office:value="0.31158207" calcext:value-type="float">
            <text:p>0.31158207</text:p>
          </table:table-cell>
          <table:table-cell table:formula="of:=[$fullres.AG104]-[$halfres.AG104]" office:value-type="float" office:value="0.02959185" calcext:value-type="float">
            <text:p>0.02959185</text:p>
          </table:table-cell>
          <table:table-cell table:formula="of:=[$fullres.AH104]-[$halfres.AH104]" office:value-type="float" office:value="-0.0145842900000002" calcext:value-type="float">
            <text:p>-0.0145842900000002</text:p>
          </table:table-cell>
          <table:table-cell table:formula="of:=[$fullres.AI104]-[$halfres.AI104]" office:value-type="float" office:value="0.256597" calcext:value-type="float">
            <text:p>0.256597</text:p>
          </table:table-cell>
          <table:table-cell table:formula="of:=[$fullres.AJ104]-[$halfres.AJ104]" office:value-type="float" office:value="0.02404322" calcext:value-type="float">
            <text:p>0.02404322</text:p>
          </table:table-cell>
          <table:table-cell table:formula="of:=[$fullres.AK104]-[$halfres.AK104]" office:value-type="float" office:value="-0.0122317500000007" calcext:value-type="float">
            <text:p>-0.0122317500000007</text:p>
          </table:table-cell>
          <table:table-cell table:formula="of:=[$fullres.AL104]-[$halfres.AL104]" office:value-type="float" office:value="0.23826864" calcext:value-type="float">
            <text:p>0.23826864</text:p>
          </table:table-cell>
          <table:table-cell table:formula="of:=[$fullres.AM104]-[$halfres.AM104]" office:value-type="float" office:value="0.01479463" calcext:value-type="float">
            <text:p>0.01479463</text:p>
          </table:table-cell>
          <table:table-cell table:formula="of:=[$fullres.AN104]-[$halfres.AN104]" office:value-type="float" office:value="-0.00929138000000007" calcext:value-type="float">
            <text:p>-0.00929138000000007</text:p>
          </table:table-cell>
          <table:table-cell table:formula="of:=[$fullres.AO104]-[$halfres.AO104]" office:value-type="float" office:value="0.21994028" calcext:value-type="float">
            <text:p>0.21994028</text:p>
          </table:table-cell>
          <table:table-cell table:formula="of:=[$fullres.AP104]-[$halfres.AP104]" office:value-type="float" office:value="0.18494325" calcext:value-type="float">
            <text:p>0.18494325</text:p>
          </table:table-cell>
          <table:table-cell table:formula="of:=[$fullres.AQ104]-[$halfres.AQ104]" office:value-type="float" office:value="-0.06785408" calcext:value-type="float">
            <text:p>-0.06785408</text:p>
          </table:table-cell>
          <table:table-cell table:formula="of:=[$fullres.AR104]-[$halfres.AR104]" office:value-type="float" office:value="1.63098921" calcext:value-type="float">
            <text:p>1.63098921</text:p>
          </table:table-cell>
          <table:table-cell table:formula="of:=[$fullres.AS104]-[$halfres.AS104]" office:value-type="float" office:value="0" calcext:value-type="float">
            <text:p>0</text:p>
          </table:table-cell>
          <table:table-cell table:formula="of:=[$fullres.AT104]-[$halfres.AT104]" office:value-type="float" office:value="0" calcext:value-type="float">
            <text:p>0</text:p>
          </table:table-cell>
          <table:table-cell table:formula="of:=[$fullres.AU104]-[$halfres.AU104]" office:value-type="float" office:value="0.654472850000001" calcext:value-type="float">
            <text:p>0.654472850000001</text:p>
          </table:table-cell>
          <table:table-cell table:formula="of:=[$fullres.AV104]-[$halfres.AV104]" office:value-type="float" office:value="0.08266536" calcext:value-type="float">
            <text:p>0.08266536</text:p>
          </table:table-cell>
          <table:table-cell table:formula="of:=[$fullres.AW104]-[$halfres.AW104]" office:value-type="float" office:value="0.0331318599999999" calcext:value-type="float">
            <text:p>0.0331318599999999</text:p>
          </table:table-cell>
          <table:table-cell table:formula="of:=[$fullres.AX104]-[$halfres.AX104]" office:value-type="float" office:value="-0.67750062" calcext:value-type="float">
            <text:p>-0.67750062</text:p>
          </table:table-cell>
          <table:table-cell table:formula="of:=[$fullres.AY104]-[$halfres.AY104]" office:value-type="float" office:value="-0.160598909999997" calcext:value-type="float">
            <text:p>-0.160598909999997</text:p>
          </table:table-cell>
          <table:table-cell table:formula="of:=[$fullres.AZ104]-[$halfres.AZ104]" office:value-type="float" office:value="-0.0844063599999956" calcext:value-type="float">
            <text:p>-0.0844063599999956</text:p>
          </table:table-cell>
          <table:table-cell table:formula="of:=[$fullres.BA104]-[$halfres.BA104]" office:value-type="float" office:value="0.308626130000008" calcext:value-type="float">
            <text:p>0.308626130000008</text:p>
          </table:table-cell>
          <table:table-cell table:formula="of:=[$fullres.BB104]-[$halfres.BB104]" office:value-type="float" office:value="0" calcext:value-type="float">
            <text:p>0</text:p>
          </table:table-cell>
          <table:table-cell table:formula="of:=[$fullres.BC104]-[$halfres.BC104]" office:value-type="float" office:value="0" calcext:value-type="float">
            <text:p>0</text:p>
          </table:table-cell>
          <table:table-cell table:formula="of:=[$fullres.BD104]-[$halfres.BD104]" office:value-type="float" office:value="0" calcext:value-type="float">
            <text:p>0</text:p>
          </table:table-cell>
          <table:table-cell table:formula="of:=[$fullres.BE104]-[$halfres.BE104]" office:value-type="float" office:value="-1.63711945" calcext:value-type="float">
            <text:p>-1.63711945</text:p>
          </table:table-cell>
          <table:table-cell table:formula="of:=[$fullres.BF104]-[$halfres.BF104]" office:value-type="float" office:value="-0.478848910000004" calcext:value-type="float">
            <text:p>-0.478848910000004</text:p>
          </table:table-cell>
          <table:table-cell table:formula="of:=[$fullres.BG104]-[$halfres.BG104]" office:value-type="float" office:value="-0.234653809999998" calcext:value-type="float">
            <text:p>-0.234653809999998</text:p>
          </table:table-cell>
          <table:table-cell table:formula="of:=[$fullres.BH104]-[$halfres.BH104]" office:value-type="float" office:value="0.0359276800000004" calcext:value-type="float">
            <text:p>0.0359276800000004</text:p>
          </table:table-cell>
          <table:table-cell table:formula="of:=[$fullres.BI104]-[$halfres.BI104]" office:value-type="float" office:value="0" calcext:value-type="float">
            <text:p>0</text:p>
          </table:table-cell>
          <table:table-cell table:formula="of:=[$fullres.BJ104]-[$halfres.BJ104]" office:value-type="float" office:value="0" calcext:value-type="float">
            <text:p>0</text:p>
          </table:table-cell>
          <table:table-cell table:formula="of:=[$fullres.BK104]-[$halfres.BK104]" office:value-type="float" office:value="0" calcext:value-type="float">
            <text:p>0</text:p>
          </table:table-cell>
        </table:table-row>
        <table:table-row table:style-name="ro1">
          <table:table-cell table:formula="of:=[$fullres.A105]-[$halfres.A105]" office:value-type="float" office:value="0" calcext:value-type="float">
            <text:p>0</text:p>
          </table:table-cell>
          <table:table-cell table:formula="of:=[$fullres.B105]-[$halfres.B105]" office:value-type="float" office:value="0.1227692" calcext:value-type="float">
            <text:p>0.1227692</text:p>
          </table:table-cell>
          <table:table-cell table:formula="of:=[$fullres.C105]-[$halfres.C105]" office:value-type="float" office:value="-0.0705596899999996" calcext:value-type="float">
            <text:p>-0.0705596899999996</text:p>
          </table:table-cell>
          <table:table-cell table:formula="of:=[$fullres.D105]-[$halfres.D105]" office:value-type="float" office:value="-1.40725270999999" calcext:value-type="float">
            <text:p>-1.40725270999999</text:p>
          </table:table-cell>
          <table:table-cell table:formula="of:=[$fullres.E105]-[$halfres.E105]" office:value-type="float" office:value="-0.0030353" calcext:value-type="float">
            <text:p>-0.0030353</text:p>
          </table:table-cell>
          <table:table-cell table:formula="of:=[$fullres.F105]-[$halfres.F105]" office:value-type="float" office:value="-0.00390439999999992" calcext:value-type="float">
            <text:p>-0.00390439999999992</text:p>
          </table:table-cell>
          <table:table-cell table:formula="of:=[$fullres.G105]-[$halfres.G105]" office:value-type="float" office:value="0.00291405" calcext:value-type="float">
            <text:p>0.00291405</text:p>
          </table:table-cell>
          <table:table-cell table:formula="of:=[$fullres.H105]-[$halfres.H105]" office:value-type="float" office:value="-22.07953997" calcext:value-type="float">
            <text:p>-22.07953997</text:p>
          </table:table-cell>
          <table:table-cell table:formula="of:=[$fullres.I105]-[$halfres.I105]" office:value-type="float" office:value="1.60577419" calcext:value-type="float">
            <text:p>1.60577419</text:p>
          </table:table-cell>
          <table:table-cell table:formula="of:=[$fullres.J105]-[$halfres.J105]" office:value-type="float" office:value="-34.74589897" calcext:value-type="float">
            <text:p>-34.74589897</text:p>
          </table:table-cell>
          <table:table-cell table:formula="of:=[$fullres.K105]-[$halfres.K105]" office:value-type="float" office:value="-28.72864347" calcext:value-type="float">
            <text:p>-28.72864347</text:p>
          </table:table-cell>
          <table:table-cell table:formula="of:=[$fullres.L105]-[$halfres.L105]" office:value-type="float" office:value="-0.50140941" calcext:value-type="float">
            <text:p>-0.50140941</text:p>
          </table:table-cell>
          <table:table-cell table:formula="of:=[$fullres.M105]-[$halfres.M105]" office:value-type="float" office:value="7.48664731" calcext:value-type="float">
            <text:p>7.48664731</text:p>
          </table:table-cell>
          <table:table-cell table:formula="of:=[$fullres.N105]-[$halfres.N105]" office:value-type="float" office:value="-1.70209579" calcext:value-type="float">
            <text:p>-1.70209579</text:p>
          </table:table-cell>
          <table:table-cell table:formula="of:=[$fullres.O105]-[$halfres.O105]" office:value-type="float" office:value="0" calcext:value-type="float">
            <text:p>0</text:p>
          </table:table-cell>
          <table:table-cell table:formula="of:=[$fullres.P105]-[$halfres.P105]" office:value-type="float" office:value="-6.99802228" calcext:value-type="float">
            <text:p>-6.99802228</text:p>
          </table:table-cell>
          <table:table-cell table:formula="of:=[$fullres.Q105]-[$halfres.Q105]" office:value-type="float" office:value="20.48741971" calcext:value-type="float">
            <text:p>20.48741971</text:p>
          </table:table-cell>
          <table:table-cell table:formula="of:=[$fullres.R105]-[$halfres.R105]" office:value-type="float" office:value="13.37536073" calcext:value-type="float">
            <text:p>13.37536073</text:p>
          </table:table-cell>
          <table:table-cell table:formula="of:=[$fullres.S105]-[$halfres.S105]" office:value-type="float" office:value="-8.275992" calcext:value-type="float">
            <text:p>-8.275992</text:p>
          </table:table-cell>
          <table:table-cell table:formula="of:=[$fullres.T105]-[$halfres.T105]" office:value-type="float" office:value="-0.14444331" calcext:value-type="float">
            <text:p>-0.14444331</text:p>
          </table:table-cell>
          <table:table-cell table:formula="of:=[$fullres.U105]-[$halfres.U105]" office:value-type="float" office:value="18.54263879" calcext:value-type="float">
            <text:p>18.54263879</text:p>
          </table:table-cell>
          <table:table-cell table:formula="of:=[$fullres.V105]-[$halfres.V105]" office:value-type="float" office:value="-16.72464449" calcext:value-type="float">
            <text:p>-16.72464449</text:p>
          </table:table-cell>
          <table:table-cell table:formula="of:=[$fullres.W105]-[$halfres.W105]" office:value-type="float" office:value="0" calcext:value-type="float">
            <text:p>0</text:p>
          </table:table-cell>
          <table:table-cell table:formula="of:=[$fullres.X105]-[$halfres.X105]" office:value-type="float" office:value="0.02708185" calcext:value-type="float">
            <text:p>0.02708185</text:p>
          </table:table-cell>
          <table:table-cell table:formula="of:=[$fullres.Y105]-[$halfres.Y105]" office:value-type="float" office:value="-0.0429171800000001" calcext:value-type="float">
            <text:p>-0.0429171800000001</text:p>
          </table:table-cell>
          <table:table-cell table:formula="of:=[$fullres.Z105]-[$halfres.Z105]" office:value-type="float" office:value="0.26136455" calcext:value-type="float">
            <text:p>0.26136455</text:p>
          </table:table-cell>
          <table:table-cell table:formula="of:=[$fullres.AA105]-[$halfres.AA105]" office:value-type="float" office:value="0.05029371" calcext:value-type="float">
            <text:p>0.05029371</text:p>
          </table:table-cell>
          <table:table-cell table:formula="of:=[$fullres.AB105]-[$halfres.AB105]" office:value-type="float" office:value="-0.05707985" calcext:value-type="float">
            <text:p>-0.05707985</text:p>
          </table:table-cell>
          <table:table-cell table:formula="of:=[$fullres.AC105]-[$halfres.AC105]" office:value-type="float" office:value="0.27769983" calcext:value-type="float">
            <text:p>0.27769983</text:p>
          </table:table-cell>
          <table:table-cell table:formula="of:=[$fullres.AD105]-[$halfres.AD105]" office:value-type="float" office:value="0.04449277" calcext:value-type="float">
            <text:p>0.04449277</text:p>
          </table:table-cell>
          <table:table-cell table:formula="of:=[$fullres.AE105]-[$halfres.AE105]" office:value-type="float" office:value="-0.10434884" calcext:value-type="float">
            <text:p>-0.10434884</text:p>
          </table:table-cell>
          <table:table-cell table:formula="of:=[$fullres.AF105]-[$halfres.AF105]" office:value-type="float" office:value="0.27769983" calcext:value-type="float">
            <text:p>0.27769983</text:p>
          </table:table-cell>
          <table:table-cell table:formula="of:=[$fullres.AG105]-[$halfres.AG105]" office:value-type="float" office:value="0.03095185" calcext:value-type="float">
            <text:p>0.03095185</text:p>
          </table:table-cell>
          <table:table-cell table:formula="of:=[$fullres.AH105]-[$halfres.AH105]" office:value-type="float" office:value="-0.10434884" calcext:value-type="float">
            <text:p>-0.10434884</text:p>
          </table:table-cell>
          <table:table-cell table:formula="of:=[$fullres.AI105]-[$halfres.AI105]" office:value-type="float" office:value="0.22869398" calcext:value-type="float">
            <text:p>0.22869398</text:p>
          </table:table-cell>
          <table:table-cell table:formula="of:=[$fullres.AJ105]-[$halfres.AJ105]" office:value-type="float" office:value="0.02514821" calcext:value-type="float">
            <text:p>0.02514821</text:p>
          </table:table-cell>
          <table:table-cell table:formula="of:=[$fullres.AK105]-[$halfres.AK105]" office:value-type="float" office:value="-0.0875167200000004" calcext:value-type="float">
            <text:p>-0.0875167200000004</text:p>
          </table:table-cell>
          <table:table-cell table:formula="of:=[$fullres.AL105]-[$halfres.AL105]" office:value-type="float" office:value="0.21235869" calcext:value-type="float">
            <text:p>0.21235869</text:p>
          </table:table-cell>
          <table:table-cell table:formula="of:=[$fullres.AM105]-[$halfres.AM105]" office:value-type="float" office:value="0.01547457" calcext:value-type="float">
            <text:p>0.01547457</text:p>
          </table:table-cell>
          <table:table-cell table:formula="of:=[$fullres.AN105]-[$halfres.AN105]" office:value-type="float" office:value="-0.0664787100000002" calcext:value-type="float">
            <text:p>-0.0664787100000002</text:p>
          </table:table-cell>
          <table:table-cell table:formula="of:=[$fullres.AO105]-[$halfres.AO105]" office:value-type="float" office:value="0.19602341" calcext:value-type="float">
            <text:p>0.19602341</text:p>
          </table:table-cell>
          <table:table-cell table:formula="of:=[$fullres.AP105]-[$halfres.AP105]" office:value-type="float" office:value="0.19344295" calcext:value-type="float">
            <text:p>0.19344295</text:p>
          </table:table-cell>
          <table:table-cell table:formula="of:=[$fullres.AQ105]-[$halfres.AQ105]" office:value-type="float" office:value="-0.485487760000002" calcext:value-type="float">
            <text:p>-0.485487760000002</text:p>
          </table:table-cell>
          <table:table-cell table:formula="of:=[$fullres.AR105]-[$halfres.AR105]" office:value-type="float" office:value="1.45363121" calcext:value-type="float">
            <text:p>1.45363121</text:p>
          </table:table-cell>
          <table:table-cell table:formula="of:=[$fullres.AS105]-[$halfres.AS105]" office:value-type="float" office:value="0" calcext:value-type="float">
            <text:p>0</text:p>
          </table:table-cell>
          <table:table-cell table:formula="of:=[$fullres.AT105]-[$halfres.AT105]" office:value-type="float" office:value="0" calcext:value-type="float">
            <text:p>0</text:p>
          </table:table-cell>
          <table:table-cell table:formula="of:=[$fullres.AU105]-[$halfres.AU105]" office:value-type="float" office:value="0.581400410000001" calcext:value-type="float">
            <text:p>0.581400410000001</text:p>
          </table:table-cell>
          <table:table-cell table:formula="of:=[$fullres.AV105]-[$halfres.AV105]" office:value-type="float" office:value="0.35138732" calcext:value-type="float">
            <text:p>0.35138732</text:p>
          </table:table-cell>
          <table:table-cell table:formula="of:=[$fullres.AW105]-[$halfres.AW105]" office:value-type="float" office:value="-0.31885824" calcext:value-type="float">
            <text:p>-0.31885824</text:p>
          </table:table-cell>
          <table:table-cell table:formula="of:=[$fullres.AX105]-[$halfres.AX105]" office:value-type="float" office:value="-1.13360304" calcext:value-type="float">
            <text:p>-1.13360304</text:p>
          </table:table-cell>
          <table:table-cell table:formula="of:=[$fullres.AY105]-[$halfres.AY105]" office:value-type="float" office:value="0.0594711199999978" calcext:value-type="float">
            <text:p>0.0594711199999978</text:p>
          </table:table-cell>
          <table:table-cell table:formula="of:=[$fullres.AZ105]-[$halfres.AZ105]" office:value-type="float" office:value="-0.565567519999995" calcext:value-type="float">
            <text:p>-0.565567519999995</text:p>
          </table:table-cell>
          <table:table-cell table:formula="of:=[$fullres.BA105]-[$halfres.BA105]" office:value-type="float" office:value="0.380195889999996" calcext:value-type="float">
            <text:p>0.380195889999996</text:p>
          </table:table-cell>
          <table:table-cell table:formula="of:=[$fullres.BB105]-[$halfres.BB105]" office:value-type="float" office:value="0" calcext:value-type="float">
            <text:p>0</text:p>
          </table:table-cell>
          <table:table-cell table:formula="of:=[$fullres.BC105]-[$halfres.BC105]" office:value-type="float" office:value="0" calcext:value-type="float">
            <text:p>0</text:p>
          </table:table-cell>
          <table:table-cell table:formula="of:=[$fullres.BD105]-[$halfres.BD105]" office:value-type="float" office:value="0" calcext:value-type="float">
            <text:p>0</text:p>
          </table:table-cell>
          <table:table-cell table:formula="of:=[$fullres.BE105]-[$halfres.BE105]" office:value-type="float" office:value="-1.49860448" calcext:value-type="float">
            <text:p>-1.49860448</text:p>
          </table:table-cell>
          <table:table-cell table:formula="of:=[$fullres.BF105]-[$halfres.BF105]" office:value-type="float" office:value="-0.9606505" calcext:value-type="float">
            <text:p>-0.9606505</text:p>
          </table:table-cell>
          <table:table-cell table:formula="of:=[$fullres.BG105]-[$halfres.BG105]" office:value-type="float" office:value="-0.0375399299999941" calcext:value-type="float">
            <text:p>-0.0375399299999941</text:p>
          </table:table-cell>
          <table:table-cell table:formula="of:=[$fullres.BH105]-[$halfres.BH105]" office:value-type="float" office:value="-0.321853039999994" calcext:value-type="float">
            <text:p>-0.321853039999994</text:p>
          </table:table-cell>
          <table:table-cell table:formula="of:=[$fullres.BI105]-[$halfres.BI105]" office:value-type="float" office:value="0" calcext:value-type="float">
            <text:p>0</text:p>
          </table:table-cell>
          <table:table-cell table:formula="of:=[$fullres.BJ105]-[$halfres.BJ105]" office:value-type="float" office:value="0" calcext:value-type="float">
            <text:p>0</text:p>
          </table:table-cell>
          <table:table-cell table:formula="of:=[$fullres.BK105]-[$halfres.BK105]" office:value-type="float" office:value="0" calcext:value-type="float">
            <text:p>0</text:p>
          </table:table-cell>
        </table:table-row>
        <table:table-row table:style-name="ro1">
          <table:table-cell table:formula="of:=[$fullres.A106]-[$halfres.A106]" office:value-type="float" office:value="0" calcext:value-type="float">
            <text:p>0</text:p>
          </table:table-cell>
          <table:table-cell table:formula="of:=[$fullres.B106]-[$halfres.B106]" office:value-type="float" office:value="0.39509355" calcext:value-type="float">
            <text:p>0.39509355</text:p>
          </table:table-cell>
          <table:table-cell table:formula="of:=[$fullres.C106]-[$halfres.C106]" office:value-type="float" office:value="-0.1638953" calcext:value-type="float">
            <text:p>-0.1638953</text:p>
          </table:table-cell>
          <table:table-cell table:formula="of:=[$fullres.D106]-[$halfres.D106]" office:value-type="float" office:value="-1.06514416" calcext:value-type="float">
            <text:p>-1.06514416</text:p>
          </table:table-cell>
          <table:table-cell table:formula="of:=[$fullres.E106]-[$halfres.E106]" office:value-type="float" office:value="-0.00258786" calcext:value-type="float">
            <text:p>-0.00258786</text:p>
          </table:table-cell>
          <table:table-cell table:formula="of:=[$fullres.F106]-[$halfres.F106]" office:value-type="float" office:value="-0.00415113999999994" calcext:value-type="float">
            <text:p>-0.00415113999999994</text:p>
          </table:table-cell>
          <table:table-cell table:formula="of:=[$fullres.G106]-[$halfres.G106]" office:value-type="float" office:value="0.00314828" calcext:value-type="float">
            <text:p>0.00314828</text:p>
          </table:table-cell>
          <table:table-cell table:formula="of:=[$fullres.H106]-[$halfres.H106]" office:value-type="float" office:value="-21.87667865" calcext:value-type="float">
            <text:p>-21.87667865</text:p>
          </table:table-cell>
          <table:table-cell table:formula="of:=[$fullres.I106]-[$halfres.I106]" office:value-type="float" office:value="1.19679201" calcext:value-type="float">
            <text:p>1.19679201</text:p>
          </table:table-cell>
          <table:table-cell table:formula="of:=[$fullres.J106]-[$halfres.J106]" office:value-type="float" office:value="-33.38916042" calcext:value-type="float">
            <text:p>-33.38916042</text:p>
          </table:table-cell>
          <table:table-cell table:formula="of:=[$fullres.K106]-[$halfres.K106]" office:value-type="float" office:value="-27.93704475" calcext:value-type="float">
            <text:p>-27.93704475</text:p>
          </table:table-cell>
          <table:table-cell table:formula="of:=[$fullres.L106]-[$halfres.L106]" office:value-type="float" office:value="-0.48759342" calcext:value-type="float">
            <text:p>-0.48759342</text:p>
          </table:table-cell>
          <table:table-cell table:formula="of:=[$fullres.M106]-[$halfres.M106]" office:value-type="float" office:value="7.44099023" calcext:value-type="float">
            <text:p>7.44099023</text:p>
          </table:table-cell>
          <table:table-cell table:formula="of:=[$fullres.N106]-[$halfres.N106]" office:value-type="float" office:value="-4.17772794" calcext:value-type="float">
            <text:p>-4.17772794</text:p>
          </table:table-cell>
          <table:table-cell table:formula="of:=[$fullres.O106]-[$halfres.O106]" office:value-type="float" office:value="0" calcext:value-type="float">
            <text:p>0</text:p>
          </table:table-cell>
          <table:table-cell table:formula="of:=[$fullres.P106]-[$halfres.P106]" office:value-type="float" office:value="-6.09725763" calcext:value-type="float">
            <text:p>-6.09725763</text:p>
          </table:table-cell>
          <table:table-cell table:formula="of:=[$fullres.Q106]-[$halfres.Q106]" office:value-type="float" office:value="21.41488167" calcext:value-type="float">
            <text:p>21.41488167</text:p>
          </table:table-cell>
          <table:table-cell table:formula="of:=[$fullres.R106]-[$halfres.R106]" office:value-type="float" office:value="14.41205931" calcext:value-type="float">
            <text:p>14.41205931</text:p>
          </table:table-cell>
          <table:table-cell table:formula="of:=[$fullres.S106]-[$halfres.S106]" office:value-type="float" office:value="-11.97955266" calcext:value-type="float">
            <text:p>-11.97955266</text:p>
          </table:table-cell>
          <table:table-cell table:formula="of:=[$fullres.T106]-[$halfres.T106]" office:value-type="float" office:value="-0.20908264" calcext:value-type="float">
            <text:p>-0.20908264</text:p>
          </table:table-cell>
          <table:table-cell table:formula="of:=[$fullres.U106]-[$halfres.U106]" office:value-type="float" office:value="17.75083612" calcext:value-type="float">
            <text:p>17.75083612</text:p>
          </table:table-cell>
          <table:table-cell table:formula="of:=[$fullres.V106]-[$halfres.V106]" office:value-type="float" office:value="-16.68395805" calcext:value-type="float">
            <text:p>-16.68395805</text:p>
          </table:table-cell>
          <table:table-cell table:formula="of:=[$fullres.W106]-[$halfres.W106]" office:value-type="float" office:value="0" calcext:value-type="float">
            <text:p>0</text:p>
          </table:table-cell>
          <table:table-cell table:formula="of:=[$fullres.X106]-[$halfres.X106]" office:value-type="float" office:value="0.02907913" calcext:value-type="float">
            <text:p>0.02907913</text:p>
          </table:table-cell>
          <table:table-cell table:formula="of:=[$fullres.Y106]-[$halfres.Y106]" office:value-type="float" office:value="-0.07606392" calcext:value-type="float">
            <text:p>-0.07606392</text:p>
          </table:table-cell>
          <table:table-cell table:formula="of:=[$fullres.Z106]-[$halfres.Z106]" office:value-type="float" office:value="0.20149202" calcext:value-type="float">
            <text:p>0.20149202</text:p>
          </table:table-cell>
          <table:table-cell table:formula="of:=[$fullres.AA106]-[$halfres.AA106]" office:value-type="float" office:value="0.05400286" calcext:value-type="float">
            <text:p>0.05400286</text:p>
          </table:table-cell>
          <table:table-cell table:formula="of:=[$fullres.AB106]-[$halfres.AB106]" office:value-type="float" office:value="-0.10116502" calcext:value-type="float">
            <text:p>-0.10116502</text:p>
          </table:table-cell>
          <table:table-cell table:formula="of:=[$fullres.AC106]-[$halfres.AC106]" office:value-type="float" office:value="0.21408527" calcext:value-type="float">
            <text:p>0.21408527</text:p>
          </table:table-cell>
          <table:table-cell table:formula="of:=[$fullres.AD106]-[$halfres.AD106]" office:value-type="float" office:value="0.0477741" calcext:value-type="float">
            <text:p>0.0477741</text:p>
          </table:table-cell>
          <table:table-cell table:formula="of:=[$fullres.AE106]-[$halfres.AE106]" office:value-type="float" office:value="-0.18494184" calcext:value-type="float">
            <text:p>-0.18494184</text:p>
          </table:table-cell>
          <table:table-cell table:formula="of:=[$fullres.AF106]-[$halfres.AF106]" office:value-type="float" office:value="0.21408527" calcext:value-type="float">
            <text:p>0.21408527</text:p>
          </table:table-cell>
          <table:table-cell table:formula="of:=[$fullres.AG106]-[$halfres.AG106]" office:value-type="float" office:value="0.03323453" calcext:value-type="float">
            <text:p>0.03323453</text:p>
          </table:table-cell>
          <table:table-cell table:formula="of:=[$fullres.AH106]-[$halfres.AH106]" office:value-type="float" office:value="-0.18494184" calcext:value-type="float">
            <text:p>-0.18494184</text:p>
          </table:table-cell>
          <table:table-cell table:formula="of:=[$fullres.AI106]-[$halfres.AI106]" office:value-type="float" office:value="0.17630551" calcext:value-type="float">
            <text:p>0.17630551</text:p>
          </table:table-cell>
          <table:table-cell table:formula="of:=[$fullres.AJ106]-[$halfres.AJ106]" office:value-type="float" office:value="0.02700288" calcext:value-type="float">
            <text:p>0.02700288</text:p>
          </table:table-cell>
          <table:table-cell table:formula="of:=[$fullres.AK106]-[$halfres.AK106]" office:value-type="float" office:value="-0.15510956" calcext:value-type="float">
            <text:p>-0.15510956</text:p>
          </table:table-cell>
          <table:table-cell table:formula="of:=[$fullres.AL106]-[$halfres.AL106]" office:value-type="float" office:value="0.16371226" calcext:value-type="float">
            <text:p>0.16371226</text:p>
          </table:table-cell>
          <table:table-cell table:formula="of:=[$fullres.AM106]-[$halfres.AM106]" office:value-type="float" office:value="0.01661581" calcext:value-type="float">
            <text:p>0.01661581</text:p>
          </table:table-cell>
          <table:table-cell table:formula="of:=[$fullres.AN106]-[$halfres.AN106]" office:value-type="float" office:value="-0.11782303" calcext:value-type="float">
            <text:p>-0.11782303</text:p>
          </table:table-cell>
          <table:table-cell table:formula="of:=[$fullres.AO106]-[$halfres.AO106]" office:value-type="float" office:value="0.15111902" calcext:value-type="float">
            <text:p>0.15111902</text:p>
          </table:table-cell>
          <table:table-cell table:formula="of:=[$fullres.AP106]-[$halfres.AP106]" office:value-type="float" office:value="0.20770931" calcext:value-type="float">
            <text:p>0.20770931</text:p>
          </table:table-cell>
          <table:table-cell table:formula="of:=[$fullres.AQ106]-[$halfres.AQ106]" office:value-type="float" office:value="-0.860450359999998" calcext:value-type="float">
            <text:p>-0.860450359999998</text:p>
          </table:table-cell>
          <table:table-cell table:formula="of:=[$fullres.AR106]-[$halfres.AR106]" office:value-type="float" office:value="1.12063816" calcext:value-type="float">
            <text:p>1.12063816</text:p>
          </table:table-cell>
          <table:table-cell table:formula="of:=[$fullres.AS106]-[$halfres.AS106]" office:value-type="float" office:value="0" calcext:value-type="float">
            <text:p>0</text:p>
          </table:table-cell>
          <table:table-cell table:formula="of:=[$fullres.AT106]-[$halfres.AT106]" office:value-type="float" office:value="0" calcext:value-type="float">
            <text:p>0</text:p>
          </table:table-cell>
          <table:table-cell table:formula="of:=[$fullres.AU106]-[$halfres.AU106]" office:value-type="float" office:value="0.555151680000002" calcext:value-type="float">
            <text:p>0.555151680000002</text:p>
          </table:table-cell>
          <table:table-cell table:formula="of:=[$fullres.AV106]-[$halfres.AV106]" office:value-type="float" office:value="0.36544607" calcext:value-type="float">
            <text:p>0.36544607</text:p>
          </table:table-cell>
          <table:table-cell table:formula="of:=[$fullres.AW106]-[$halfres.AW106]" office:value-type="float" office:value="-0.35054099" calcext:value-type="float">
            <text:p>-0.35054099</text:p>
          </table:table-cell>
          <table:table-cell table:formula="of:=[$fullres.AX106]-[$halfres.AX106]" office:value-type="float" office:value="-1.41893841" calcext:value-type="float">
            <text:p>-1.41893841</text:p>
          </table:table-cell>
          <table:table-cell table:formula="of:=[$fullres.AY106]-[$halfres.AY106]" office:value-type="float" office:value="0.280718290000003" calcext:value-type="float">
            <text:p>0.280718290000003</text:p>
          </table:table-cell>
          <table:table-cell table:formula="of:=[$fullres.AZ106]-[$halfres.AZ106]" office:value-type="float" office:value="-0.875044719999998" calcext:value-type="float">
            <text:p>-0.875044719999998</text:p>
          </table:table-cell>
          <table:table-cell table:formula="of:=[$fullres.BA106]-[$halfres.BA106]" office:value-type="float" office:value="0.548902589999997" calcext:value-type="float">
            <text:p>0.548902589999997</text:p>
          </table:table-cell>
          <table:table-cell table:formula="of:=[$fullres.BB106]-[$halfres.BB106]" office:value-type="float" office:value="0" calcext:value-type="float">
            <text:p>0</text:p>
          </table:table-cell>
          <table:table-cell table:formula="of:=[$fullres.BC106]-[$halfres.BC106]" office:value-type="float" office:value="0" calcext:value-type="float">
            <text:p>0</text:p>
          </table:table-cell>
          <table:table-cell table:formula="of:=[$fullres.BD106]-[$halfres.BD106]" office:value-type="float" office:value="0" calcext:value-type="float">
            <text:p>0</text:p>
          </table:table-cell>
          <table:table-cell table:formula="of:=[$fullres.BE106]-[$halfres.BE106]" office:value-type="float" office:value="-1.41679449999999" calcext:value-type="float">
            <text:p>-1.41679449999999</text:p>
          </table:table-cell>
          <table:table-cell table:formula="of:=[$fullres.BF106]-[$halfres.BF106]" office:value-type="float" office:value="-1.27866125" calcext:value-type="float">
            <text:p>-1.27866125</text:p>
          </table:table-cell>
          <table:table-cell table:formula="of:=[$fullres.BG106]-[$halfres.BG106]" office:value-type="float" office:value="-0.0458396699999923" calcext:value-type="float">
            <text:p>-0.0458396699999923</text:p>
          </table:table-cell>
          <table:table-cell table:formula="of:=[$fullres.BH106]-[$halfres.BH106]" office:value-type="float" office:value="-0.522970790000002" calcext:value-type="float">
            <text:p>-0.522970790000002</text:p>
          </table:table-cell>
          <table:table-cell table:formula="of:=[$fullres.BI106]-[$halfres.BI106]" office:value-type="float" office:value="0" calcext:value-type="float">
            <text:p>0</text:p>
          </table:table-cell>
          <table:table-cell table:formula="of:=[$fullres.BJ106]-[$halfres.BJ106]" office:value-type="float" office:value="0" calcext:value-type="float">
            <text:p>0</text:p>
          </table:table-cell>
          <table:table-cell table:formula="of:=[$fullres.BK106]-[$halfres.BK106]" office:value-type="float" office:value="0" calcext:value-type="float">
            <text:p>0</text:p>
          </table:table-cell>
        </table:table-row>
        <table:table-row table:style-name="ro1">
          <table:table-cell table:formula="of:=[$fullres.A107]-[$halfres.A107]" office:value-type="float" office:value="0" calcext:value-type="float">
            <text:p>0</text:p>
          </table:table-cell>
          <table:table-cell table:formula="of:=[$fullres.B107]-[$halfres.B107]" office:value-type="float" office:value="0.56072118" calcext:value-type="float">
            <text:p>0.56072118</text:p>
          </table:table-cell>
          <table:table-cell table:formula="of:=[$fullres.C107]-[$halfres.C107]" office:value-type="float" office:value="-0.37896649" calcext:value-type="float">
            <text:p>-0.37896649</text:p>
          </table:table-cell>
          <table:table-cell table:formula="of:=[$fullres.D107]-[$halfres.D107]" office:value-type="float" office:value="-0.891575000000003" calcext:value-type="float">
            <text:p>-0.891575000000003</text:p>
          </table:table-cell>
          <table:table-cell table:formula="of:=[$fullres.E107]-[$halfres.E107]" office:value-type="float" office:value="-0.00241519" calcext:value-type="float">
            <text:p>-0.00241519</text:p>
          </table:table-cell>
          <table:table-cell table:formula="of:=[$fullres.F107]-[$halfres.F107]" office:value-type="float" office:value="-0.00461016000000003" calcext:value-type="float">
            <text:p>-0.00461016000000003</text:p>
          </table:table-cell>
          <table:table-cell table:formula="of:=[$fullres.G107]-[$halfres.G107]" office:value-type="float" office:value="0.00399673" calcext:value-type="float">
            <text:p>0.00399673</text:p>
          </table:table-cell>
          <table:table-cell table:formula="of:=[$fullres.H107]-[$halfres.H107]" office:value-type="float" office:value="-21.68663665" calcext:value-type="float">
            <text:p>-21.68663665</text:p>
          </table:table-cell>
          <table:table-cell table:formula="of:=[$fullres.I107]-[$halfres.I107]" office:value-type="float" office:value="1.25725458" calcext:value-type="float">
            <text:p>1.25725458</text:p>
          </table:table-cell>
          <table:table-cell table:formula="of:=[$fullres.J107]-[$halfres.J107]" office:value-type="float" office:value="-31.91960956" calcext:value-type="float">
            <text:p>-31.91960956</text:p>
          </table:table-cell>
          <table:table-cell table:formula="of:=[$fullres.K107]-[$halfres.K107]" office:value-type="float" office:value="-27.54716157" calcext:value-type="float">
            <text:p>-27.54716157</text:p>
          </table:table-cell>
          <table:table-cell table:formula="of:=[$fullres.L107]-[$halfres.L107]" office:value-type="float" office:value="-0.48078867" calcext:value-type="float">
            <text:p>-0.48078867</text:p>
          </table:table-cell>
          <table:table-cell table:formula="of:=[$fullres.M107]-[$halfres.M107]" office:value-type="float" office:value="7.21771229" calcext:value-type="float">
            <text:p>7.21771229</text:p>
          </table:table-cell>
          <table:table-cell table:formula="of:=[$fullres.N107]-[$halfres.N107]" office:value-type="float" office:value="-6.21818208" calcext:value-type="float">
            <text:p>-6.21818208</text:p>
          </table:table-cell>
          <table:table-cell table:formula="of:=[$fullres.O107]-[$halfres.O107]" office:value-type="float" office:value="0" calcext:value-type="float">
            <text:p>0</text:p>
          </table:table-cell>
          <table:table-cell table:formula="of:=[$fullres.P107]-[$halfres.P107]" office:value-type="float" office:value="-5.45934407" calcext:value-type="float">
            <text:p>-5.45934407</text:p>
          </table:table-cell>
          <table:table-cell table:formula="of:=[$fullres.Q107]-[$halfres.Q107]" office:value-type="float" office:value="21.83794883" calcext:value-type="float">
            <text:p>21.83794883</text:p>
          </table:table-cell>
          <table:table-cell table:formula="of:=[$fullres.R107]-[$halfres.R107]" office:value-type="float" office:value="15.42367438" calcext:value-type="float">
            <text:p>15.42367438</text:p>
          </table:table-cell>
          <table:table-cell table:formula="of:=[$fullres.S107]-[$halfres.S107]" office:value-type="float" office:value="-15.97086437" calcext:value-type="float">
            <text:p>-15.97086437</text:p>
          </table:table-cell>
          <table:table-cell table:formula="of:=[$fullres.T107]-[$halfres.T107]" office:value-type="float" office:value="-0.27874417" calcext:value-type="float">
            <text:p>-0.27874417</text:p>
          </table:table-cell>
          <table:table-cell table:formula="of:=[$fullres.U107]-[$halfres.U107]" office:value-type="float" office:value="16.5813191" calcext:value-type="float">
            <text:p>16.5813191</text:p>
          </table:table-cell>
          <table:table-cell table:formula="of:=[$fullres.V107]-[$halfres.V107]" office:value-type="float" office:value="-16.39853863" calcext:value-type="float">
            <text:p>-16.39853863</text:p>
          </table:table-cell>
          <table:table-cell table:formula="of:=[$fullres.W107]-[$halfres.W107]" office:value-type="float" office:value="0" calcext:value-type="float">
            <text:p>0</text:p>
          </table:table-cell>
          <table:table-cell table:formula="of:=[$fullres.X107]-[$halfres.X107]" office:value-type="float" office:value="0.02153675" calcext:value-type="float">
            <text:p>0.02153675</text:p>
          </table:table-cell>
          <table:table-cell table:formula="of:=[$fullres.Y107]-[$halfres.Y107]" office:value-type="float" office:value="-0.0972867100000001" calcext:value-type="float">
            <text:p>-0.0972867100000001</text:p>
          </table:table-cell>
          <table:table-cell table:formula="of:=[$fullres.Z107]-[$halfres.Z107]" office:value-type="float" office:value="0.16710795" calcext:value-type="float">
            <text:p>0.16710795</text:p>
          </table:table-cell>
          <table:table-cell table:formula="of:=[$fullres.AA107]-[$halfres.AA107]" office:value-type="float" office:value="0.03999591" calcext:value-type="float">
            <text:p>0.03999591</text:p>
          </table:table-cell>
          <table:table-cell table:formula="of:=[$fullres.AB107]-[$halfres.AB107]" office:value-type="float" office:value="-0.12939132" calcext:value-type="float">
            <text:p>-0.12939132</text:p>
          </table:table-cell>
          <table:table-cell table:formula="of:=[$fullres.AC107]-[$halfres.AC107]" office:value-type="float" office:value="0.17755219" calcext:value-type="float">
            <text:p>0.17755219</text:p>
          </table:table-cell>
          <table:table-cell table:formula="of:=[$fullres.AD107]-[$halfres.AD107]" office:value-type="float" office:value="0.03538273" calcext:value-type="float">
            <text:p>0.03538273</text:p>
          </table:table-cell>
          <table:table-cell table:formula="of:=[$fullres.AE107]-[$halfres.AE107]" office:value-type="float" office:value="-0.2365429" calcext:value-type="float">
            <text:p>-0.2365429</text:p>
          </table:table-cell>
          <table:table-cell table:formula="of:=[$fullres.AF107]-[$halfres.AF107]" office:value-type="float" office:value="0.17755219" calcext:value-type="float">
            <text:p>0.17755219</text:p>
          </table:table-cell>
          <table:table-cell table:formula="of:=[$fullres.AG107]-[$halfres.AG107]" office:value-type="float" office:value="0.02461436" calcext:value-type="float">
            <text:p>0.02461436</text:p>
          </table:table-cell>
          <table:table-cell table:formula="of:=[$fullres.AH107]-[$halfres.AH107]" office:value-type="float" office:value="-0.2365429" calcext:value-type="float">
            <text:p>-0.2365429</text:p>
          </table:table-cell>
          <table:table-cell table:formula="of:=[$fullres.AI107]-[$halfres.AI107]" office:value-type="float" office:value="0.14621946" calcext:value-type="float">
            <text:p>0.14621946</text:p>
          </table:table-cell>
          <table:table-cell table:formula="of:=[$fullres.AJ107]-[$halfres.AJ107]" office:value-type="float" office:value="0.01999903" calcext:value-type="float">
            <text:p>0.01999903</text:p>
          </table:table-cell>
          <table:table-cell table:formula="of:=[$fullres.AK107]-[$halfres.AK107]" office:value-type="float" office:value="-0.19838706" calcext:value-type="float">
            <text:p>-0.19838706</text:p>
          </table:table-cell>
          <table:table-cell table:formula="of:=[$fullres.AL107]-[$halfres.AL107]" office:value-type="float" office:value="0.13577521" calcext:value-type="float">
            <text:p>0.13577521</text:p>
          </table:table-cell>
          <table:table-cell table:formula="of:=[$fullres.AM107]-[$halfres.AM107]" office:value-type="float" office:value="0.01230611" calcext:value-type="float">
            <text:p>0.01230611</text:p>
          </table:table-cell>
          <table:table-cell table:formula="of:=[$fullres.AN107]-[$halfres.AN107]" office:value-type="float" office:value="-0.15069711" calcext:value-type="float">
            <text:p>-0.15069711</text:p>
          </table:table-cell>
          <table:table-cell table:formula="of:=[$fullres.AO107]-[$halfres.AO107]" office:value-type="float" office:value="0.12533096" calcext:value-type="float">
            <text:p>0.12533096</text:p>
          </table:table-cell>
          <table:table-cell table:formula="of:=[$fullres.AP107]-[$halfres.AP107]" office:value-type="float" office:value="0.15383488" calcext:value-type="float">
            <text:p>0.15383488</text:p>
          </table:table-cell>
          <table:table-cell table:formula="of:=[$fullres.AQ107]-[$halfres.AQ107]" office:value-type="float" office:value="-1.10052672" calcext:value-type="float">
            <text:p>-1.10052672</text:p>
          </table:table-cell>
          <table:table-cell table:formula="of:=[$fullres.AR107]-[$halfres.AR107]" office:value-type="float" office:value="0.929404269999999" calcext:value-type="float">
            <text:p>0.929404269999999</text:p>
          </table:table-cell>
          <table:table-cell table:formula="of:=[$fullres.AS107]-[$halfres.AS107]" office:value-type="float" office:value="0" calcext:value-type="float">
            <text:p>0</text:p>
          </table:table-cell>
          <table:table-cell table:formula="of:=[$fullres.AT107]-[$halfres.AT107]" office:value-type="float" office:value="0" calcext:value-type="float">
            <text:p>0</text:p>
          </table:table-cell>
          <table:table-cell table:formula="of:=[$fullres.AU107]-[$halfres.AU107]" office:value-type="float" office:value="0.57008437" calcext:value-type="float">
            <text:p>0.57008437</text:p>
          </table:table-cell>
          <table:table-cell table:formula="of:=[$fullres.AV107]-[$halfres.AV107]" office:value-type="float" office:value="0.38452008" calcext:value-type="float">
            <text:p>0.38452008</text:p>
          </table:table-cell>
          <table:table-cell table:formula="of:=[$fullres.AW107]-[$halfres.AW107]" office:value-type="float" office:value="-0.3587358" calcext:value-type="float">
            <text:p>-0.3587358</text:p>
          </table:table-cell>
          <table:table-cell table:formula="of:=[$fullres.AX107]-[$halfres.AX107]" office:value-type="float" office:value="-1.66399043" calcext:value-type="float">
            <text:p>-1.66399043</text:p>
          </table:table-cell>
          <table:table-cell table:formula="of:=[$fullres.AY107]-[$halfres.AY107]" office:value-type="float" office:value="0.41062977" calcext:value-type="float">
            <text:p>0.41062977</text:p>
          </table:table-cell>
          <table:table-cell table:formula="of:=[$fullres.AZ107]-[$halfres.AZ107]" office:value-type="float" office:value="-0.995941729999998" calcext:value-type="float">
            <text:p>-0.995941729999998</text:p>
          </table:table-cell>
          <table:table-cell table:formula="of:=[$fullres.BA107]-[$halfres.BA107]" office:value-type="float" office:value="0.552554539999989" calcext:value-type="float">
            <text:p>0.552554539999989</text:p>
          </table:table-cell>
          <table:table-cell table:formula="of:=[$fullres.BB107]-[$halfres.BB107]" office:value-type="float" office:value="0" calcext:value-type="float">
            <text:p>0</text:p>
          </table:table-cell>
          <table:table-cell table:formula="of:=[$fullres.BC107]-[$halfres.BC107]" office:value-type="float" office:value="0" calcext:value-type="float">
            <text:p>0</text:p>
          </table:table-cell>
          <table:table-cell table:formula="of:=[$fullres.BD107]-[$halfres.BD107]" office:value-type="float" office:value="0" calcext:value-type="float">
            <text:p>0</text:p>
          </table:table-cell>
          <table:table-cell table:formula="of:=[$fullres.BE107]-[$halfres.BE107]" office:value-type="float" office:value="-1.37376846" calcext:value-type="float">
            <text:p>-1.37376846</text:p>
          </table:table-cell>
          <table:table-cell table:formula="of:=[$fullres.BF107]-[$halfres.BF107]" office:value-type="float" office:value="-1.50431194" calcext:value-type="float">
            <text:p>-1.50431194</text:p>
          </table:table-cell>
          <table:table-cell table:formula="of:=[$fullres.BG107]-[$halfres.BG107]" office:value-type="float" office:value="-0.00580716000000336" calcext:value-type="float">
            <text:p>-0.00580716000000336</text:p>
          </table:table-cell>
          <table:table-cell table:formula="of:=[$fullres.BH107]-[$halfres.BH107]" office:value-type="float" office:value="-0.574746529999999" calcext:value-type="float">
            <text:p>-0.574746529999999</text:p>
          </table:table-cell>
          <table:table-cell table:formula="of:=[$fullres.BI107]-[$halfres.BI107]" office:value-type="float" office:value="0" calcext:value-type="float">
            <text:p>0</text:p>
          </table:table-cell>
          <table:table-cell table:formula="of:=[$fullres.BJ107]-[$halfres.BJ107]" office:value-type="float" office:value="0" calcext:value-type="float">
            <text:p>0</text:p>
          </table:table-cell>
          <table:table-cell table:formula="of:=[$fullres.BK107]-[$halfres.BK107]" office:value-type="float" office:value="0" calcext:value-type="float">
            <text:p>0</text:p>
          </table:table-cell>
        </table:table-row>
        <table:table-row table:style-name="ro1">
          <table:table-cell table:formula="of:=[$fullres.A108]-[$halfres.A108]" office:value-type="float" office:value="0" calcext:value-type="float">
            <text:p>0</text:p>
          </table:table-cell>
          <table:table-cell table:formula="of:=[$fullres.B108]-[$halfres.B108]" office:value-type="float" office:value="0.64897453" calcext:value-type="float">
            <text:p>0.64897453</text:p>
          </table:table-cell>
          <table:table-cell table:formula="of:=[$fullres.C108]-[$halfres.C108]" office:value-type="float" office:value="-0.487616030000002" calcext:value-type="float">
            <text:p>-0.487616030000002</text:p>
          </table:table-cell>
          <table:table-cell table:formula="of:=[$fullres.D108]-[$halfres.D108]" office:value-type="float" office:value="-1.13602192" calcext:value-type="float">
            <text:p>-1.13602192</text:p>
          </table:table-cell>
          <table:table-cell table:formula="of:=[$fullres.E108]-[$halfres.E108]" office:value-type="float" office:value="-0.00284231" calcext:value-type="float">
            <text:p>-0.00284231</text:p>
          </table:table-cell>
          <table:table-cell table:formula="of:=[$fullres.F108]-[$halfres.F108]" office:value-type="float" office:value="-0.00570901000000001" calcext:value-type="float">
            <text:p>-0.00570901000000001</text:p>
          </table:table-cell>
          <table:table-cell table:formula="of:=[$fullres.G108]-[$halfres.G108]" office:value-type="float" office:value="0.00504629000000001" calcext:value-type="float">
            <text:p>0.00504629000000001</text:p>
          </table:table-cell>
          <table:table-cell table:formula="of:=[$fullres.H108]-[$halfres.H108]" office:value-type="float" office:value="-21.1781164" calcext:value-type="float">
            <text:p>-21.1781164</text:p>
          </table:table-cell>
          <table:table-cell table:formula="of:=[$fullres.I108]-[$halfres.I108]" office:value-type="float" office:value="1.99640757" calcext:value-type="float">
            <text:p>1.99640757</text:p>
          </table:table-cell>
          <table:table-cell table:formula="of:=[$fullres.J108]-[$halfres.J108]" office:value-type="float" office:value="-29.38088093" calcext:value-type="float">
            <text:p>-29.38088093</text:p>
          </table:table-cell>
          <table:table-cell table:formula="of:=[$fullres.K108]-[$halfres.K108]" office:value-type="float" office:value="-27.3616293" calcext:value-type="float">
            <text:p>-27.3616293</text:p>
          </table:table-cell>
          <table:table-cell table:formula="of:=[$fullres.L108]-[$halfres.L108]" office:value-type="float" office:value="-0.47755052" calcext:value-type="float">
            <text:p>-0.47755052</text:p>
          </table:table-cell>
          <table:table-cell table:formula="of:=[$fullres.M108]-[$halfres.M108]" office:value-type="float" office:value="6.34607998" calcext:value-type="float">
            <text:p>6.34607998</text:p>
          </table:table-cell>
          <table:table-cell table:formula="of:=[$fullres.N108]-[$halfres.N108]" office:value-type="float" office:value="-8.64647338" calcext:value-type="float">
            <text:p>-8.64647338</text:p>
          </table:table-cell>
          <table:table-cell table:formula="of:=[$fullres.O108]-[$halfres.O108]" office:value-type="float" office:value="0" calcext:value-type="float">
            <text:p>0</text:p>
          </table:table-cell>
          <table:table-cell table:formula="of:=[$fullres.P108]-[$halfres.P108]" office:value-type="float" office:value="-4.82288209" calcext:value-type="float">
            <text:p>-4.82288209</text:p>
          </table:table-cell>
          <table:table-cell table:formula="of:=[$fullres.Q108]-[$halfres.Q108]" office:value-type="float" office:value="21.58083933" calcext:value-type="float">
            <text:p>21.58083933</text:p>
          </table:table-cell>
          <table:table-cell table:formula="of:=[$fullres.R108]-[$halfres.R108]" office:value-type="float" office:value="15.95447942" calcext:value-type="float">
            <text:p>15.95447942</text:p>
          </table:table-cell>
          <table:table-cell table:formula="of:=[$fullres.S108]-[$halfres.S108]" office:value-type="float" office:value="-19.71337426" calcext:value-type="float">
            <text:p>-19.71337426</text:p>
          </table:table-cell>
          <table:table-cell table:formula="of:=[$fullres.T108]-[$halfres.T108]" office:value-type="float" office:value="-0.34406329" calcext:value-type="float">
            <text:p>-0.34406329</text:p>
          </table:table-cell>
          <table:table-cell table:formula="of:=[$fullres.U108]-[$halfres.U108]" office:value-type="float" office:value="15.24991413" calcext:value-type="float">
            <text:p>15.24991413</text:p>
          </table:table-cell>
          <table:table-cell table:formula="of:=[$fullres.V108]-[$halfres.V108]" office:value-type="float" office:value="-15.82565151" calcext:value-type="float">
            <text:p>-15.82565151</text:p>
          </table:table-cell>
          <table:table-cell table:formula="of:=[$fullres.W108]-[$halfres.W108]" office:value-type="float" office:value="0" calcext:value-type="float">
            <text:p>0</text:p>
          </table:table-cell>
          <table:table-cell table:formula="of:=[$fullres.X108]-[$halfres.X108]" office:value-type="float" office:value="0.02485177" calcext:value-type="float">
            <text:p>0.02485177</text:p>
          </table:table-cell>
          <table:table-cell table:formula="of:=[$fullres.Y108]-[$halfres.Y108]" office:value-type="float" office:value="-0.11049797" calcext:value-type="float">
            <text:p>-0.11049797</text:p>
          </table:table-cell>
          <table:table-cell table:formula="of:=[$fullres.Z108]-[$halfres.Z108]" office:value-type="float" office:value="0.21596476" calcext:value-type="float">
            <text:p>0.21596476</text:p>
          </table:table-cell>
          <table:table-cell table:formula="of:=[$fullres.AA108]-[$halfres.AA108]" office:value-type="float" office:value="0.04615223" calcext:value-type="float">
            <text:p>0.04615223</text:p>
          </table:table-cell>
          <table:table-cell table:formula="of:=[$fullres.AB108]-[$halfres.AB108]" office:value-type="float" office:value="-0.1469623" calcext:value-type="float">
            <text:p>-0.1469623</text:p>
          </table:table-cell>
          <table:table-cell table:formula="of:=[$fullres.AC108]-[$halfres.AC108]" office:value-type="float" office:value="0.22946256" calcext:value-type="float">
            <text:p>0.22946256</text:p>
          </table:table-cell>
          <table:table-cell table:formula="of:=[$fullres.AD108]-[$halfres.AD108]" office:value-type="float" office:value="0.04082897" calcext:value-type="float">
            <text:p>0.04082897</text:p>
          </table:table-cell>
          <table:table-cell table:formula="of:=[$fullres.AE108]-[$halfres.AE108]" office:value-type="float" office:value="-0.26866476" calcext:value-type="float">
            <text:p>-0.26866476</text:p>
          </table:table-cell>
          <table:table-cell table:formula="of:=[$fullres.AF108]-[$halfres.AF108]" office:value-type="float" office:value="0.22946256" calcext:value-type="float">
            <text:p>0.22946256</text:p>
          </table:table-cell>
          <table:table-cell table:formula="of:=[$fullres.AG108]-[$halfres.AG108]" office:value-type="float" office:value="0.02840309" calcext:value-type="float">
            <text:p>0.02840309</text:p>
          </table:table-cell>
          <table:table-cell table:formula="of:=[$fullres.AH108]-[$halfres.AH108]" office:value-type="float" office:value="-0.26866476" calcext:value-type="float">
            <text:p>-0.26866476</text:p>
          </table:table-cell>
          <table:table-cell table:formula="of:=[$fullres.AI108]-[$halfres.AI108]" office:value-type="float" office:value="0.18896917" calcext:value-type="float">
            <text:p>0.18896917</text:p>
          </table:table-cell>
          <table:table-cell table:formula="of:=[$fullres.AJ108]-[$halfres.AJ108]" office:value-type="float" office:value="0.02307736" calcext:value-type="float">
            <text:p>0.02307736</text:p>
          </table:table-cell>
          <table:table-cell table:formula="of:=[$fullres.AK108]-[$halfres.AK108]" office:value-type="float" office:value="-0.22532746" calcext:value-type="float">
            <text:p>-0.22532746</text:p>
          </table:table-cell>
          <table:table-cell table:formula="of:=[$fullres.AL108]-[$halfres.AL108]" office:value-type="float" office:value="0.17547137" calcext:value-type="float">
            <text:p>0.17547137</text:p>
          </table:table-cell>
          <table:table-cell table:formula="of:=[$fullres.AM108]-[$halfres.AM108]" office:value-type="float" office:value="0.0142003" calcext:value-type="float">
            <text:p>0.0142003</text:p>
          </table:table-cell>
          <table:table-cell table:formula="of:=[$fullres.AN108]-[$halfres.AN108]" office:value-type="float" office:value="-0.17116136" calcext:value-type="float">
            <text:p>-0.17116136</text:p>
          </table:table-cell>
          <table:table-cell table:formula="of:=[$fullres.AO108]-[$halfres.AO108]" office:value-type="float" office:value="0.16197358" calcext:value-type="float">
            <text:p>0.16197358</text:p>
          </table:table-cell>
          <table:table-cell table:formula="of:=[$fullres.AP108]-[$halfres.AP108]" office:value-type="float" office:value="0.17751371" calcext:value-type="float">
            <text:p>0.17751371</text:p>
          </table:table-cell>
          <table:table-cell table:formula="of:=[$fullres.AQ108]-[$halfres.AQ108]" office:value-type="float" office:value="-1.24997513" calcext:value-type="float">
            <text:p>-1.24997513</text:p>
          </table:table-cell>
          <table:table-cell table:formula="of:=[$fullres.AR108]-[$halfres.AR108]" office:value-type="float" office:value="1.20113124" calcext:value-type="float">
            <text:p>1.20113124</text:p>
          </table:table-cell>
          <table:table-cell table:formula="of:=[$fullres.AS108]-[$halfres.AS108]" office:value-type="float" office:value="0" calcext:value-type="float">
            <text:p>0</text:p>
          </table:table-cell>
          <table:table-cell table:formula="of:=[$fullres.AT108]-[$halfres.AT108]" office:value-type="float" office:value="0" calcext:value-type="float">
            <text:p>0</text:p>
          </table:table-cell>
          <table:table-cell table:formula="of:=[$fullres.AU108]-[$halfres.AU108]" office:value-type="float" office:value="0.425905700000001" calcext:value-type="float">
            <text:p>0.425905700000001</text:p>
          </table:table-cell>
          <table:table-cell table:formula="of:=[$fullres.AV108]-[$halfres.AV108]" office:value-type="float" office:value="0.64687302" calcext:value-type="float">
            <text:p>0.64687302</text:p>
          </table:table-cell>
          <table:table-cell table:formula="of:=[$fullres.AW108]-[$halfres.AW108]" office:value-type="float" office:value="-0.30777927" calcext:value-type="float">
            <text:p>-0.30777927</text:p>
          </table:table-cell>
          <table:table-cell table:formula="of:=[$fullres.AX108]-[$halfres.AX108]" office:value-type="float" office:value="-2.15356544" calcext:value-type="float">
            <text:p>-2.15356544</text:p>
          </table:table-cell>
          <table:table-cell table:formula="of:=[$fullres.AY108]-[$halfres.AY108]" office:value-type="float" office:value="0.451617640000002" calcext:value-type="float">
            <text:p>0.451617640000002</text:p>
          </table:table-cell>
          <table:table-cell table:formula="of:=[$fullres.AZ108]-[$halfres.AZ108]" office:value-type="float" office:value="-1.32759773999999" calcext:value-type="float">
            <text:p>-1.32759773999999</text:p>
          </table:table-cell>
          <table:table-cell table:formula="of:=[$fullres.BA108]-[$halfres.BA108]" office:value-type="float" office:value="0.872187879999999" calcext:value-type="float">
            <text:p>0.872187879999999</text:p>
          </table:table-cell>
          <table:table-cell table:formula="of:=[$fullres.BB108]-[$halfres.BB108]" office:value-type="float" office:value="0" calcext:value-type="float">
            <text:p>0</text:p>
          </table:table-cell>
          <table:table-cell table:formula="of:=[$fullres.BC108]-[$halfres.BC108]" office:value-type="float" office:value="0" calcext:value-type="float">
            <text:p>0</text:p>
          </table:table-cell>
          <table:table-cell table:formula="of:=[$fullres.BD108]-[$halfres.BD108]" office:value-type="float" office:value="0" calcext:value-type="float">
            <text:p>0</text:p>
          </table:table-cell>
          <table:table-cell table:formula="of:=[$fullres.BE108]-[$halfres.BE108]" office:value-type="float" office:value="-1.54007238000001" calcext:value-type="float">
            <text:p>-1.54007238000001</text:p>
          </table:table-cell>
          <table:table-cell table:formula="of:=[$fullres.BF108]-[$halfres.BF108]" office:value-type="float" office:value="-1.80326623" calcext:value-type="float">
            <text:p>-1.80326623</text:p>
          </table:table-cell>
          <table:table-cell table:formula="of:=[$fullres.BG108]-[$halfres.BG108]" office:value-type="float" office:value="0.0573021200000028" calcext:value-type="float">
            <text:p>0.0573021200000028</text:p>
          </table:table-cell>
          <table:table-cell table:formula="of:=[$fullres.BH108]-[$halfres.BH108]" office:value-type="float" office:value="-0.717133180000005" calcext:value-type="float">
            <text:p>-0.717133180000005</text:p>
          </table:table-cell>
          <table:table-cell table:formula="of:=[$fullres.BI108]-[$halfres.BI108]" office:value-type="float" office:value="0" calcext:value-type="float">
            <text:p>0</text:p>
          </table:table-cell>
          <table:table-cell table:formula="of:=[$fullres.BJ108]-[$halfres.BJ108]" office:value-type="float" office:value="0" calcext:value-type="float">
            <text:p>0</text:p>
          </table:table-cell>
          <table:table-cell table:formula="of:=[$fullres.BK108]-[$halfres.BK108]" office:value-type="float" office:value="0" calcext:value-type="float">
            <text:p>0</text:p>
          </table:table-cell>
        </table:table-row>
        <table:table-row table:style-name="ro1">
          <table:table-cell table:formula="of:=[$fullres.A109]-[$halfres.A109]" office:value-type="float" office:value="0" calcext:value-type="float">
            <text:p>0</text:p>
          </table:table-cell>
          <table:table-cell table:formula="of:=[$fullres.B109]-[$halfres.B109]" office:value-type="float" office:value="0.83856009" calcext:value-type="float">
            <text:p>0.83856009</text:p>
          </table:table-cell>
          <table:table-cell table:formula="of:=[$fullres.C109]-[$halfres.C109]" office:value-type="float" office:value="-0.750683890000001" calcext:value-type="float">
            <text:p>-0.750683890000001</text:p>
          </table:table-cell>
          <table:table-cell table:formula="of:=[$fullres.D109]-[$halfres.D109]" office:value-type="float" office:value="-1.08778760999999" calcext:value-type="float">
            <text:p>-1.08778760999999</text:p>
          </table:table-cell>
          <table:table-cell table:formula="of:=[$fullres.E109]-[$halfres.E109]" office:value-type="float" office:value="-0.00269335" calcext:value-type="float">
            <text:p>-0.00269335</text:p>
          </table:table-cell>
          <table:table-cell table:formula="of:=[$fullres.F109]-[$halfres.F109]" office:value-type="float" office:value="-0.00673977000000003" calcext:value-type="float">
            <text:p>-0.00673977000000003</text:p>
          </table:table-cell>
          <table:table-cell table:formula="of:=[$fullres.G109]-[$halfres.G109]" office:value-type="float" office:value="0.00636239999999999" calcext:value-type="float">
            <text:p>0.00636239999999999</text:p>
          </table:table-cell>
          <table:table-cell table:formula="of:=[$fullres.H109]-[$halfres.H109]" office:value-type="float" office:value="-21.05959164" calcext:value-type="float">
            <text:p>-21.05959164</text:p>
          </table:table-cell>
          <table:table-cell table:formula="of:=[$fullres.I109]-[$halfres.I109]" office:value-type="float" office:value="2.59223867" calcext:value-type="float">
            <text:p>2.59223867</text:p>
          </table:table-cell>
          <table:table-cell table:formula="of:=[$fullres.J109]-[$halfres.J109]" office:value-type="float" office:value="-28.28382212" calcext:value-type="float">
            <text:p>-28.28382212</text:p>
          </table:table-cell>
          <table:table-cell table:formula="of:=[$fullres.K109]-[$halfres.K109]" office:value-type="float" office:value="-27.35566869" calcext:value-type="float">
            <text:p>-27.35566869</text:p>
          </table:table-cell>
          <table:table-cell table:formula="of:=[$fullres.L109]-[$halfres.L109]" office:value-type="float" office:value="-0.47744649" calcext:value-type="float">
            <text:p>-0.47744649</text:p>
          </table:table-cell>
          <table:table-cell table:formula="of:=[$fullres.M109]-[$halfres.M109]" office:value-type="float" office:value="5.68989299" calcext:value-type="float">
            <text:p>5.68989299</text:p>
          </table:table-cell>
          <table:table-cell table:formula="of:=[$fullres.N109]-[$halfres.N109]" office:value-type="float" office:value="-8.60676593" calcext:value-type="float">
            <text:p>-8.60676593</text:p>
          </table:table-cell>
          <table:table-cell table:formula="of:=[$fullres.O109]-[$halfres.O109]" office:value-type="float" office:value="0" calcext:value-type="float">
            <text:p>0</text:p>
          </table:table-cell>
          <table:table-cell table:formula="of:=[$fullres.P109]-[$halfres.P109]" office:value-type="float" office:value="-4.33625561" calcext:value-type="float">
            <text:p>-4.33625561</text:p>
          </table:table-cell>
          <table:table-cell table:formula="of:=[$fullres.Q109]-[$halfres.Q109]" office:value-type="float" office:value="21.16844817" calcext:value-type="float">
            <text:p>21.16844817</text:p>
          </table:table-cell>
          <table:table-cell table:formula="of:=[$fullres.R109]-[$halfres.R109]" office:value-type="float" office:value="16.36176523" calcext:value-type="float">
            <text:p>16.36176523</text:p>
          </table:table-cell>
          <table:table-cell table:formula="of:=[$fullres.S109]-[$halfres.S109]" office:value-type="float" office:value="-22.95333827" calcext:value-type="float">
            <text:p>-22.95333827</text:p>
          </table:table-cell>
          <table:table-cell table:formula="of:=[$fullres.T109]-[$halfres.T109]" office:value-type="float" office:value="-0.40061133" calcext:value-type="float">
            <text:p>-0.40061133</text:p>
          </table:table-cell>
          <table:table-cell table:formula="of:=[$fullres.U109]-[$halfres.U109]" office:value-type="float" office:value="13.83745682" calcext:value-type="float">
            <text:p>13.83745682</text:p>
          </table:table-cell>
          <table:table-cell table:formula="of:=[$fullres.V109]-[$halfres.V109]" office:value-type="float" office:value="-14.45430063" calcext:value-type="float">
            <text:p>-14.45430063</text:p>
          </table:table-cell>
          <table:table-cell table:formula="of:=[$fullres.W109]-[$halfres.W109]" office:value-type="float" office:value="0" calcext:value-type="float">
            <text:p>0</text:p>
          </table:table-cell>
          <table:table-cell table:formula="of:=[$fullres.X109]-[$halfres.X109]" office:value-type="float" office:value="0.02075811" calcext:value-type="float">
            <text:p>0.02075811</text:p>
          </table:table-cell>
          <table:table-cell table:formula="of:=[$fullres.Y109]-[$halfres.Y109]" office:value-type="float" office:value="-0.13248311" calcext:value-type="float">
            <text:p>-0.13248311</text:p>
          </table:table-cell>
          <table:table-cell table:formula="of:=[$fullres.Z109]-[$halfres.Z109]" office:value-type="float" office:value="0.16195466" calcext:value-type="float">
            <text:p>0.16195466</text:p>
          </table:table-cell>
          <table:table-cell table:formula="of:=[$fullres.AA109]-[$halfres.AA109]" office:value-type="float" office:value="0.03854989" calcext:value-type="float">
            <text:p>0.03854989</text:p>
          </table:table-cell>
          <table:table-cell table:formula="of:=[$fullres.AB109]-[$halfres.AB109]" office:value-type="float" office:value="-0.17620254" calcext:value-type="float">
            <text:p>-0.17620254</text:p>
          </table:table-cell>
          <table:table-cell table:formula="of:=[$fullres.AC109]-[$halfres.AC109]" office:value-type="float" office:value="0.17207683" calcext:value-type="float">
            <text:p>0.17207683</text:p>
          </table:table-cell>
          <table:table-cell table:formula="of:=[$fullres.AD109]-[$halfres.AD109]" office:value-type="float" office:value="0.0341035" calcext:value-type="float">
            <text:p>0.0341035</text:p>
          </table:table-cell>
          <table:table-cell table:formula="of:=[$fullres.AE109]-[$halfres.AE109]" office:value-type="float" office:value="-0.32211944" calcext:value-type="float">
            <text:p>-0.32211944</text:p>
          </table:table-cell>
          <table:table-cell table:formula="of:=[$fullres.AF109]-[$halfres.AF109]" office:value-type="float" office:value="0.17207683" calcext:value-type="float">
            <text:p>0.17207683</text:p>
          </table:table-cell>
          <table:table-cell table:formula="of:=[$fullres.AG109]-[$halfres.AG109]" office:value-type="float" office:value="0.02372445" calcext:value-type="float">
            <text:p>0.02372445</text:p>
          </table:table-cell>
          <table:table-cell table:formula="of:=[$fullres.AH109]-[$halfres.AH109]" office:value-type="float" office:value="-0.32211944" calcext:value-type="float">
            <text:p>-0.32211944</text:p>
          </table:table-cell>
          <table:table-cell table:formula="of:=[$fullres.AI109]-[$halfres.AI109]" office:value-type="float" office:value="0.14171032" calcext:value-type="float">
            <text:p>0.14171032</text:p>
          </table:table-cell>
          <table:table-cell table:formula="of:=[$fullres.AJ109]-[$halfres.AJ109]" office:value-type="float" office:value="0.01927598" calcext:value-type="float">
            <text:p>0.01927598</text:p>
          </table:table-cell>
          <table:table-cell table:formula="of:=[$fullres.AK109]-[$halfres.AK109]" office:value-type="float" office:value="-0.27015956" calcext:value-type="float">
            <text:p>-0.27015956</text:p>
          </table:table-cell>
          <table:table-cell table:formula="of:=[$fullres.AL109]-[$halfres.AL109]" office:value-type="float" office:value="0.13158816" calcext:value-type="float">
            <text:p>0.13158816</text:p>
          </table:table-cell>
          <table:table-cell table:formula="of:=[$fullres.AM109]-[$halfres.AM109]" office:value-type="float" office:value="0.01186119" calcext:value-type="float">
            <text:p>0.01186119</text:p>
          </table:table-cell>
          <table:table-cell table:formula="of:=[$fullres.AN109]-[$halfres.AN109]" office:value-type="float" office:value="-0.20521634" calcext:value-type="float">
            <text:p>-0.20521634</text:p>
          </table:table-cell>
          <table:table-cell table:formula="of:=[$fullres.AO109]-[$halfres.AO109]" office:value-type="float" office:value="0.121466" calcext:value-type="float">
            <text:p>0.121466</text:p>
          </table:table-cell>
          <table:table-cell table:formula="of:=[$fullres.AP109]-[$halfres.AP109]" office:value-type="float" office:value="0.14827311" calcext:value-type="float">
            <text:p>0.14827311</text:p>
          </table:table-cell>
          <table:table-cell table:formula="of:=[$fullres.AQ109]-[$halfres.AQ109]" office:value-type="float" office:value="-1.49867544" calcext:value-type="float">
            <text:p>-1.49867544</text:p>
          </table:table-cell>
          <table:table-cell table:formula="of:=[$fullres.AR109]-[$halfres.AR109]" office:value-type="float" office:value="0.90074323" calcext:value-type="float">
            <text:p>0.90074323</text:p>
          </table:table-cell>
          <table:table-cell table:formula="of:=[$fullres.AS109]-[$halfres.AS109]" office:value-type="float" office:value="0" calcext:value-type="float">
            <text:p>0</text:p>
          </table:table-cell>
          <table:table-cell table:formula="of:=[$fullres.AT109]-[$halfres.AT109]" office:value-type="float" office:value="0" calcext:value-type="float">
            <text:p>0</text:p>
          </table:table-cell>
          <table:table-cell table:formula="of:=[$fullres.AU109]-[$halfres.AU109]" office:value-type="float" office:value="-0.0461313700000012" calcext:value-type="float">
            <text:p>-0.0461313700000012</text:p>
          </table:table-cell>
          <table:table-cell table:formula="of:=[$fullres.AV109]-[$halfres.AV109]" office:value-type="float" office:value="0.88559631" calcext:value-type="float">
            <text:p>0.88559631</text:p>
          </table:table-cell>
          <table:table-cell table:formula="of:=[$fullres.AW109]-[$halfres.AW109]" office:value-type="float" office:value="-0.19366869" calcext:value-type="float">
            <text:p>-0.19366869</text:p>
          </table:table-cell>
          <table:table-cell table:formula="of:=[$fullres.AX109]-[$halfres.AX109]" office:value-type="float" office:value="-1.98594829" calcext:value-type="float">
            <text:p>-1.98594829</text:p>
          </table:table-cell>
          <table:table-cell table:formula="of:=[$fullres.AY109]-[$halfres.AY109]" office:value-type="float" office:value="0.379861929999997" calcext:value-type="float">
            <text:p>0.379861929999997</text:p>
          </table:table-cell>
          <table:table-cell table:formula="of:=[$fullres.AZ109]-[$halfres.AZ109]" office:value-type="float" office:value="-0.76322571" calcext:value-type="float">
            <text:p>-0.76322571</text:p>
          </table:table-cell>
          <table:table-cell table:formula="of:=[$fullres.BA109]-[$halfres.BA109]" office:value-type="float" office:value="0.674504859999999" calcext:value-type="float">
            <text:p>0.674504859999999</text:p>
          </table:table-cell>
          <table:table-cell table:formula="of:=[$fullres.BB109]-[$halfres.BB109]" office:value-type="float" office:value="0" calcext:value-type="float">
            <text:p>0</text:p>
          </table:table-cell>
          <table:table-cell table:formula="of:=[$fullres.BC109]-[$halfres.BC109]" office:value-type="float" office:value="0" calcext:value-type="float">
            <text:p>0</text:p>
          </table:table-cell>
          <table:table-cell table:formula="of:=[$fullres.BD109]-[$halfres.BD109]" office:value-type="float" office:value="0" calcext:value-type="float">
            <text:p>0</text:p>
          </table:table-cell>
          <table:table-cell table:formula="of:=[$fullres.BE109]-[$halfres.BE109]" office:value-type="float" office:value="-2.00927272000001" calcext:value-type="float">
            <text:p>-2.00927272000001</text:p>
          </table:table-cell>
          <table:table-cell table:formula="of:=[$fullres.BF109]-[$halfres.BF109]" office:value-type="float" office:value="-1.94182004" calcext:value-type="float">
            <text:p>-1.94182004</text:p>
          </table:table-cell>
          <table:table-cell table:formula="of:=[$fullres.BG109]-[$halfres.BG109]" office:value-type="float" office:value="0.0463119199999937" calcext:value-type="float">
            <text:p>0.0463119199999937</text:p>
          </table:table-cell>
          <table:table-cell table:formula="of:=[$fullres.BH109]-[$halfres.BH109]" office:value-type="float" office:value="-0.801402970000012" calcext:value-type="float">
            <text:p>-0.801402970000012</text:p>
          </table:table-cell>
          <table:table-cell table:formula="of:=[$fullres.BI109]-[$halfres.BI109]" office:value-type="float" office:value="0" calcext:value-type="float">
            <text:p>0</text:p>
          </table:table-cell>
          <table:table-cell table:formula="of:=[$fullres.BJ109]-[$halfres.BJ109]" office:value-type="float" office:value="0" calcext:value-type="float">
            <text:p>0</text:p>
          </table:table-cell>
          <table:table-cell table:formula="of:=[$fullres.BK109]-[$halfres.BK109]" office:value-type="float" office:value="0" calcext:value-type="float">
            <text:p>0</text:p>
          </table:table-cell>
        </table:table-row>
        <table:table-row table:style-name="ro1">
          <table:table-cell table:formula="of:=[$fullres.A110]-[$halfres.A110]" office:value-type="float" office:value="0" calcext:value-type="float">
            <text:p>0</text:p>
          </table:table-cell>
          <table:table-cell table:formula="of:=[$fullres.B110]-[$halfres.B110]" office:value-type="float" office:value="1.09057387" calcext:value-type="float">
            <text:p>1.09057387</text:p>
          </table:table-cell>
          <table:table-cell table:formula="of:=[$fullres.C110]-[$halfres.C110]" office:value-type="float" office:value="-0.902576320000001" calcext:value-type="float">
            <text:p>-0.902576320000001</text:p>
          </table:table-cell>
          <table:table-cell table:formula="of:=[$fullres.D110]-[$halfres.D110]" office:value-type="float" office:value="-1.64034628" calcext:value-type="float">
            <text:p>-1.64034628</text:p>
          </table:table-cell>
          <table:table-cell table:formula="of:=[$fullres.E110]-[$halfres.E110]" office:value-type="float" office:value="-0.00376815" calcext:value-type="float">
            <text:p>-0.00376815</text:p>
          </table:table-cell>
          <table:table-cell table:formula="of:=[$fullres.F110]-[$halfres.F110]" office:value-type="float" office:value="-0.00837306999999998" calcext:value-type="float">
            <text:p>-0.00837306999999998</text:p>
          </table:table-cell>
          <table:table-cell table:formula="of:=[$fullres.G110]-[$halfres.G110]" office:value-type="float" office:value="0.00778425999999999" calcext:value-type="float">
            <text:p>0.00778425999999999</text:p>
          </table:table-cell>
          <table:table-cell table:formula="of:=[$fullres.H110]-[$halfres.H110]" office:value-type="float" office:value="-20.66468648" calcext:value-type="float">
            <text:p>-20.66468648</text:p>
          </table:table-cell>
          <table:table-cell table:formula="of:=[$fullres.I110]-[$halfres.I110]" office:value-type="float" office:value="3.73923024" calcext:value-type="float">
            <text:p>3.73923024</text:p>
          </table:table-cell>
          <table:table-cell table:formula="of:=[$fullres.J110]-[$halfres.J110]" office:value-type="float" office:value="-26.26240295" calcext:value-type="float">
            <text:p>-26.26240295</text:p>
          </table:table-cell>
          <table:table-cell table:formula="of:=[$fullres.K110]-[$halfres.K110]" office:value-type="float" office:value="-27.45239577" calcext:value-type="float">
            <text:p>-27.45239577</text:p>
          </table:table-cell>
          <table:table-cell table:formula="of:=[$fullres.L110]-[$halfres.L110]" office:value-type="float" office:value="-0.4791347" calcext:value-type="float">
            <text:p>-0.4791347</text:p>
          </table:table-cell>
          <table:table-cell table:formula="of:=[$fullres.M110]-[$halfres.M110]" office:value-type="float" office:value="4.13235005" calcext:value-type="float">
            <text:p>4.13235005</text:p>
          </table:table-cell>
          <table:table-cell table:formula="of:=[$fullres.N110]-[$halfres.N110]" office:value-type="float" office:value="-10.08387345" calcext:value-type="float">
            <text:p>-10.08387345</text:p>
          </table:table-cell>
          <table:table-cell table:formula="of:=[$fullres.O110]-[$halfres.O110]" office:value-type="float" office:value="0" calcext:value-type="float">
            <text:p>0</text:p>
          </table:table-cell>
          <table:table-cell table:formula="of:=[$fullres.P110]-[$halfres.P110]" office:value-type="float" office:value="-3.37186057" calcext:value-type="float">
            <text:p>-3.37186057</text:p>
          </table:table-cell>
          <table:table-cell table:formula="of:=[$fullres.Q110]-[$halfres.Q110]" office:value-type="float" office:value="20.10822392" calcext:value-type="float">
            <text:p>20.10822392</text:p>
          </table:table-cell>
          <table:table-cell table:formula="of:=[$fullres.R110]-[$halfres.R110]" office:value-type="float" office:value="15.45331889" calcext:value-type="float">
            <text:p>15.45331889</text:p>
          </table:table-cell>
          <table:table-cell table:formula="of:=[$fullres.S110]-[$halfres.S110]" office:value-type="float" office:value="-25.07186407" calcext:value-type="float">
            <text:p>-25.07186407</text:p>
          </table:table-cell>
          <table:table-cell table:formula="of:=[$fullres.T110]-[$halfres.T110]" office:value-type="float" office:value="-0.43758658" calcext:value-type="float">
            <text:p>-0.43758658</text:p>
          </table:table-cell>
          <table:table-cell table:formula="of:=[$fullres.U110]-[$halfres.U110]" office:value-type="float" office:value="12.87549237" calcext:value-type="float">
            <text:p>12.87549237</text:p>
          </table:table-cell>
          <table:table-cell table:formula="of:=[$fullres.V110]-[$halfres.V110]" office:value-type="float" office:value="-10.77976015" calcext:value-type="float">
            <text:p>-10.77976015</text:p>
          </table:table-cell>
          <table:table-cell table:formula="of:=[$fullres.W110]-[$halfres.W110]" office:value-type="float" office:value="0" calcext:value-type="float">
            <text:p>0</text:p>
          </table:table-cell>
          <table:table-cell table:formula="of:=[$fullres.X110]-[$halfres.X110]" office:value-type="float" office:value="0.01511732" calcext:value-type="float">
            <text:p>0.01511732</text:p>
          </table:table-cell>
          <table:table-cell table:formula="of:=[$fullres.Y110]-[$halfres.Y110]" office:value-type="float" office:value="-0.16932904" calcext:value-type="float">
            <text:p>-0.16932904</text:p>
          </table:table-cell>
          <table:table-cell table:formula="of:=[$fullres.Z110]-[$halfres.Z110]" office:value-type="float" office:value="0.27655054" calcext:value-type="float">
            <text:p>0.27655054</text:p>
          </table:table-cell>
          <table:table-cell table:formula="of:=[$fullres.AA110]-[$halfres.AA110]" office:value-type="float" office:value="0.02807437" calcext:value-type="float">
            <text:p>0.02807437</text:p>
          </table:table-cell>
          <table:table-cell table:formula="of:=[$fullres.AB110]-[$halfres.AB110]" office:value-type="float" office:value="-0.22520761" calcext:value-type="float">
            <text:p>-0.22520761</text:p>
          </table:table-cell>
          <table:table-cell table:formula="of:=[$fullres.AC110]-[$halfres.AC110]" office:value-type="float" office:value="0.29383495" calcext:value-type="float">
            <text:p>0.29383495</text:p>
          </table:table-cell>
          <table:table-cell table:formula="of:=[$fullres.AD110]-[$halfres.AD110]" office:value-type="float" office:value="0.02483624" calcext:value-type="float">
            <text:p>0.02483624</text:p>
          </table:table-cell>
          <table:table-cell table:formula="of:=[$fullres.AE110]-[$halfres.AE110]" office:value-type="float" office:value="-0.411706600000001" calcext:value-type="float">
            <text:p>-0.411706600000001</text:p>
          </table:table-cell>
          <table:table-cell table:formula="of:=[$fullres.AF110]-[$halfres.AF110]" office:value-type="float" office:value="0.29383495" calcext:value-type="float">
            <text:p>0.29383495</text:p>
          </table:table-cell>
          <table:table-cell table:formula="of:=[$fullres.AG110]-[$halfres.AG110]" office:value-type="float" office:value="0.01727758" calcext:value-type="float">
            <text:p>0.01727758</text:p>
          </table:table-cell>
          <table:table-cell table:formula="of:=[$fullres.AH110]-[$halfres.AH110]" office:value-type="float" office:value="-0.411706600000001" calcext:value-type="float">
            <text:p>-0.411706600000001</text:p>
          </table:table-cell>
          <table:table-cell table:formula="of:=[$fullres.AI110]-[$halfres.AI110]" office:value-type="float" office:value="0.24198172" calcext:value-type="float">
            <text:p>0.24198172</text:p>
          </table:table-cell>
          <table:table-cell table:formula="of:=[$fullres.AJ110]-[$halfres.AJ110]" office:value-type="float" office:value="0.01403794" calcext:value-type="float">
            <text:p>0.01403794</text:p>
          </table:table-cell>
          <table:table-cell table:formula="of:=[$fullres.AK110]-[$halfres.AK110]" office:value-type="float" office:value="-0.34529577" calcext:value-type="float">
            <text:p>-0.34529577</text:p>
          </table:table-cell>
          <table:table-cell table:formula="of:=[$fullres.AL110]-[$halfres.AL110]" office:value-type="float" office:value="0.22469731" calcext:value-type="float">
            <text:p>0.22469731</text:p>
          </table:table-cell>
          <table:table-cell table:formula="of:=[$fullres.AM110]-[$halfres.AM110]" office:value-type="float" office:value="0.00863804" calcext:value-type="float">
            <text:p>0.00863804</text:p>
          </table:table-cell>
          <table:table-cell table:formula="of:=[$fullres.AN110]-[$halfres.AN110]" office:value-type="float" office:value="-0.26229067" calcext:value-type="float">
            <text:p>-0.26229067</text:p>
          </table:table-cell>
          <table:table-cell table:formula="of:=[$fullres.AO110]-[$halfres.AO110]" office:value-type="float" office:value="0.2074129" calcext:value-type="float">
            <text:p>0.2074129</text:p>
          </table:table-cell>
          <table:table-cell table:formula="of:=[$fullres.AP110]-[$halfres.AP110]" office:value-type="float" office:value="0.10798147" calcext:value-type="float">
            <text:p>0.10798147</text:p>
          </table:table-cell>
          <table:table-cell table:formula="of:=[$fullres.AQ110]-[$halfres.AQ110]" office:value-type="float" office:value="-1.91548388" calcext:value-type="float">
            <text:p>-1.91548388</text:p>
          </table:table-cell>
          <table:table-cell table:formula="of:=[$fullres.AR110]-[$halfres.AR110]" office:value-type="float" office:value="1.53809114" calcext:value-type="float">
            <text:p>1.53809114</text:p>
          </table:table-cell>
          <table:table-cell table:formula="of:=[$fullres.AS110]-[$halfres.AS110]" office:value-type="float" office:value="0" calcext:value-type="float">
            <text:p>0</text:p>
          </table:table-cell>
          <table:table-cell table:formula="of:=[$fullres.AT110]-[$halfres.AT110]" office:value-type="float" office:value="0" calcext:value-type="float">
            <text:p>0</text:p>
          </table:table-cell>
          <table:table-cell table:formula="of:=[$fullres.AU110]-[$halfres.AU110]" office:value-type="float" office:value="0.37067111" calcext:value-type="float">
            <text:p>0.37067111</text:p>
          </table:table-cell>
          <table:table-cell table:formula="of:=[$fullres.AV110]-[$halfres.AV110]" office:value-type="float" office:value="1.0363381" calcext:value-type="float">
            <text:p>1.0363381</text:p>
          </table:table-cell>
          <table:table-cell table:formula="of:=[$fullres.AW110]-[$halfres.AW110]" office:value-type="float" office:value="-0.42844058" calcext:value-type="float">
            <text:p>-0.42844058</text:p>
          </table:table-cell>
          <table:table-cell table:formula="of:=[$fullres.AX110]-[$halfres.AX110]" office:value-type="float" office:value="-2.89122071" calcext:value-type="float">
            <text:p>-2.89122071</text:p>
          </table:table-cell>
          <table:table-cell table:formula="of:=[$fullres.AY110]-[$halfres.AY110]" office:value-type="float" office:value="0.745358100000004" calcext:value-type="float">
            <text:p>0.745358100000004</text:p>
          </table:table-cell>
          <table:table-cell table:formula="of:=[$fullres.AZ110]-[$halfres.AZ110]" office:value-type="float" office:value="-1.612909" calcext:value-type="float">
            <text:p>-1.612909</text:p>
          </table:table-cell>
          <table:table-cell table:formula="of:=[$fullres.BA110]-[$halfres.BA110]" office:value-type="float" office:value="1.15715534" calcext:value-type="float">
            <text:p>1.15715534</text:p>
          </table:table-cell>
          <table:table-cell table:formula="of:=[$fullres.BB110]-[$halfres.BB110]" office:value-type="float" office:value="0" calcext:value-type="float">
            <text:p>0</text:p>
          </table:table-cell>
          <table:table-cell table:formula="of:=[$fullres.BC110]-[$halfres.BC110]" office:value-type="float" office:value="0" calcext:value-type="float">
            <text:p>0</text:p>
          </table:table-cell>
          <table:table-cell table:formula="of:=[$fullres.BD110]-[$halfres.BD110]" office:value-type="float" office:value="0" calcext:value-type="float">
            <text:p>0</text:p>
          </table:table-cell>
          <table:table-cell table:formula="of:=[$fullres.BE110]-[$halfres.BE110]" office:value-type="float" office:value="-2.00583332" calcext:value-type="float">
            <text:p>-2.00583332</text:p>
          </table:table-cell>
          <table:table-cell table:formula="of:=[$fullres.BF110]-[$halfres.BF110]" office:value-type="float" office:value="-2.49017523" calcext:value-type="float">
            <text:p>-2.49017523</text:p>
          </table:table-cell>
          <table:table-cell table:formula="of:=[$fullres.BG110]-[$halfres.BG110]" office:value-type="float" office:value="0.0676119900000032" calcext:value-type="float">
            <text:p>0.0676119900000032</text:p>
          </table:table-cell>
          <table:table-cell table:formula="of:=[$fullres.BH110]-[$halfres.BH110]" office:value-type="float" office:value="-0.944708559999995" calcext:value-type="float">
            <text:p>-0.944708559999995</text:p>
          </table:table-cell>
          <table:table-cell table:formula="of:=[$fullres.BI110]-[$halfres.BI110]" office:value-type="float" office:value="0" calcext:value-type="float">
            <text:p>0</text:p>
          </table:table-cell>
          <table:table-cell table:formula="of:=[$fullres.BJ110]-[$halfres.BJ110]" office:value-type="float" office:value="0" calcext:value-type="float">
            <text:p>0</text:p>
          </table:table-cell>
          <table:table-cell table:formula="of:=[$fullres.BK110]-[$halfres.BK110]" office:value-type="float" office:value="0" calcext:value-type="float">
            <text:p>0</text:p>
          </table:table-cell>
        </table:table-row>
        <table:table-row table:style-name="ro1">
          <table:table-cell table:formula="of:=[$fullres.A111]-[$halfres.A111]" office:value-type="float" office:value="0" calcext:value-type="float">
            <text:p>0</text:p>
          </table:table-cell>
          <table:table-cell table:formula="of:=[$fullres.B111]-[$halfres.B111]" office:value-type="float" office:value="1.311462" calcext:value-type="float">
            <text:p>1.311462</text:p>
          </table:table-cell>
          <table:table-cell table:formula="of:=[$fullres.C111]-[$halfres.C111]" office:value-type="float" office:value="-1.12378516" calcext:value-type="float">
            <text:p>-1.12378516</text:p>
          </table:table-cell>
          <table:table-cell table:formula="of:=[$fullres.D111]-[$halfres.D111]" office:value-type="float" office:value="-1.92459764" calcext:value-type="float">
            <text:p>-1.92459764</text:p>
          </table:table-cell>
          <table:table-cell table:formula="of:=[$fullres.E111]-[$halfres.E111]" office:value-type="float" office:value="-0.00422431" calcext:value-type="float">
            <text:p>-0.00422431</text:p>
          </table:table-cell>
          <table:table-cell table:formula="of:=[$fullres.F111]-[$halfres.F111]" office:value-type="float" office:value="-0.01002282" calcext:value-type="float">
            <text:p>-0.01002282</text:p>
          </table:table-cell>
          <table:table-cell table:formula="of:=[$fullres.G111]-[$halfres.G111]" office:value-type="float" office:value="0.00943828999999996" calcext:value-type="float">
            <text:p>0.00943828999999996</text:p>
          </table:table-cell>
          <table:table-cell table:formula="of:=[$fullres.H111]-[$halfres.H111]" office:value-type="float" office:value="-20.72943846" calcext:value-type="float">
            <text:p>-20.72943846</text:p>
          </table:table-cell>
          <table:table-cell table:formula="of:=[$fullres.I111]-[$halfres.I111]" office:value-type="float" office:value="4.57036233" calcext:value-type="float">
            <text:p>4.57036233</text:p>
          </table:table-cell>
          <table:table-cell table:formula="of:=[$fullres.J111]-[$halfres.J111]" office:value-type="float" office:value="-25.86420505" calcext:value-type="float">
            <text:p>-25.86420505</text:p>
          </table:table-cell>
          <table:table-cell table:formula="of:=[$fullres.K111]-[$halfres.K111]" office:value-type="float" office:value="-27.620848" calcext:value-type="float">
            <text:p>-27.620848</text:p>
          </table:table-cell>
          <table:table-cell table:formula="of:=[$fullres.L111]-[$halfres.L111]" office:value-type="float" office:value="-0.48207474" calcext:value-type="float">
            <text:p>-0.48207474</text:p>
          </table:table-cell>
          <table:table-cell table:formula="of:=[$fullres.M111]-[$halfres.M111]" office:value-type="float" office:value="2.75482685" calcext:value-type="float">
            <text:p>2.75482685</text:p>
          </table:table-cell>
          <table:table-cell table:formula="of:=[$fullres.N111]-[$halfres.N111]" office:value-type="float" office:value="-9.87703593" calcext:value-type="float">
            <text:p>-9.87703593</text:p>
          </table:table-cell>
          <table:table-cell table:formula="of:=[$fullres.O111]-[$halfres.O111]" office:value-type="float" office:value="0" calcext:value-type="float">
            <text:p>0</text:p>
          </table:table-cell>
          <table:table-cell table:formula="of:=[$fullres.P111]-[$halfres.P111]" office:value-type="float" office:value="-2.50690026" calcext:value-type="float">
            <text:p>-2.50690026</text:p>
          </table:table-cell>
          <table:table-cell table:formula="of:=[$fullres.Q111]-[$halfres.Q111]" office:value-type="float" office:value="19.41285382" calcext:value-type="float">
            <text:p>19.41285382</text:p>
          </table:table-cell>
          <table:table-cell table:formula="of:=[$fullres.R111]-[$halfres.R111]" office:value-type="float" office:value="15.15909154" calcext:value-type="float">
            <text:p>15.15909154</text:p>
          </table:table-cell>
          <table:table-cell table:formula="of:=[$fullres.S111]-[$halfres.S111]" office:value-type="float" office:value="-26.68932156" calcext:value-type="float">
            <text:p>-26.68932156</text:p>
          </table:table-cell>
          <table:table-cell table:formula="of:=[$fullres.T111]-[$halfres.T111]" office:value-type="float" office:value="-0.46581654" calcext:value-type="float">
            <text:p>-0.46581654</text:p>
          </table:table-cell>
          <table:table-cell table:formula="of:=[$fullres.U111]-[$halfres.U111]" office:value-type="float" office:value="11.3329551" calcext:value-type="float">
            <text:p>11.3329551</text:p>
          </table:table-cell>
          <table:table-cell table:formula="of:=[$fullres.V111]-[$halfres.V111]" office:value-type="float" office:value="-7.48472977" calcext:value-type="float">
            <text:p>-7.48472977</text:p>
          </table:table-cell>
          <table:table-cell table:formula="of:=[$fullres.W111]-[$halfres.W111]" office:value-type="float" office:value="0" calcext:value-type="float">
            <text:p>0</text:p>
          </table:table-cell>
          <table:table-cell table:formula="of:=[$fullres.X111]-[$halfres.X111]" office:value-type="float" office:value="0.0104356" calcext:value-type="float">
            <text:p>0.0104356</text:p>
          </table:table-cell>
          <table:table-cell table:formula="of:=[$fullres.Y111]-[$halfres.Y111]" office:value-type="float" office:value="-0.19818468" calcext:value-type="float">
            <text:p>-0.19818468</text:p>
          </table:table-cell>
          <table:table-cell table:formula="of:=[$fullres.Z111]-[$halfres.Z111]" office:value-type="float" office:value="0.30906539" calcext:value-type="float">
            <text:p>0.30906539</text:p>
          </table:table-cell>
          <table:table-cell table:formula="of:=[$fullres.AA111]-[$halfres.AA111]" office:value-type="float" office:value="0.01937996" calcext:value-type="float">
            <text:p>0.01937996</text:p>
          </table:table-cell>
          <table:table-cell table:formula="of:=[$fullres.AB111]-[$halfres.AB111]" office:value-type="float" office:value="-0.26358564" calcext:value-type="float">
            <text:p>-0.26358564</text:p>
          </table:table-cell>
          <table:table-cell table:formula="of:=[$fullres.AC111]-[$halfres.AC111]" office:value-type="float" office:value="0.32838198" calcext:value-type="float">
            <text:p>0.32838198</text:p>
          </table:table-cell>
          <table:table-cell table:formula="of:=[$fullres.AD111]-[$halfres.AD111]" office:value-type="float" office:value="0.01714465" calcext:value-type="float">
            <text:p>0.01714465</text:p>
          </table:table-cell>
          <table:table-cell table:formula="of:=[$fullres.AE111]-[$halfres.AE111]" office:value-type="float" office:value="-0.48186625" calcext:value-type="float">
            <text:p>-0.48186625</text:p>
          </table:table-cell>
          <table:table-cell table:formula="of:=[$fullres.AF111]-[$halfres.AF111]" office:value-type="float" office:value="0.32838198" calcext:value-type="float">
            <text:p>0.32838198</text:p>
          </table:table-cell>
          <table:table-cell table:formula="of:=[$fullres.AG111]-[$halfres.AG111]" office:value-type="float" office:value="0.01192685" calcext:value-type="float">
            <text:p>0.01192685</text:p>
          </table:table-cell>
          <table:table-cell table:formula="of:=[$fullres.AH111]-[$halfres.AH111]" office:value-type="float" office:value="-0.48186625" calcext:value-type="float">
            <text:p>-0.48186625</text:p>
          </table:table-cell>
          <table:table-cell table:formula="of:=[$fullres.AI111]-[$halfres.AI111]" office:value-type="float" office:value="0.27043222" calcext:value-type="float">
            <text:p>0.27043222</text:p>
          </table:table-cell>
          <table:table-cell table:formula="of:=[$fullres.AJ111]-[$halfres.AJ111]" office:value-type="float" office:value="0.0096905" calcext:value-type="float">
            <text:p>0.0096905</text:p>
          </table:table-cell>
          <table:table-cell table:formula="of:=[$fullres.AK111]-[$halfres.AK111]" office:value-type="float" office:value="-0.40413822" calcext:value-type="float">
            <text:p>-0.40413822</text:p>
          </table:table-cell>
          <table:table-cell table:formula="of:=[$fullres.AL111]-[$halfres.AL111]" office:value-type="float" office:value="0.25111563" calcext:value-type="float">
            <text:p>0.25111563</text:p>
          </table:table-cell>
          <table:table-cell table:formula="of:=[$fullres.AM111]-[$halfres.AM111]" office:value-type="float" office:value="0.00596291" calcext:value-type="float">
            <text:p>0.00596291</text:p>
          </table:table-cell>
          <table:table-cell table:formula="of:=[$fullres.AN111]-[$halfres.AN111]" office:value-type="float" office:value="-0.30698808" calcext:value-type="float">
            <text:p>-0.30698808</text:p>
          </table:table-cell>
          <table:table-cell table:formula="of:=[$fullres.AO111]-[$halfres.AO111]" office:value-type="float" office:value="0.23179904" calcext:value-type="float">
            <text:p>0.23179904</text:p>
          </table:table-cell>
          <table:table-cell table:formula="of:=[$fullres.AP111]-[$halfres.AP111]" office:value-type="float" office:value="0.07454047" calcext:value-type="float">
            <text:p>0.07454047</text:p>
          </table:table-cell>
          <table:table-cell table:formula="of:=[$fullres.AQ111]-[$halfres.AQ111]" office:value-type="float" office:value="-2.24190481" calcext:value-type="float">
            <text:p>-2.24190481</text:p>
          </table:table-cell>
          <table:table-cell table:formula="of:=[$fullres.AR111]-[$halfres.AR111]" office:value-type="float" office:value="1.71892898" calcext:value-type="float">
            <text:p>1.71892898</text:p>
          </table:table-cell>
          <table:table-cell table:formula="of:=[$fullres.AS111]-[$halfres.AS111]" office:value-type="float" office:value="0" calcext:value-type="float">
            <text:p>0</text:p>
          </table:table-cell>
          <table:table-cell table:formula="of:=[$fullres.AT111]-[$halfres.AT111]" office:value-type="float" office:value="0" calcext:value-type="float">
            <text:p>0</text:p>
          </table:table-cell>
          <table:table-cell table:formula="of:=[$fullres.AU111]-[$halfres.AU111]" office:value-type="float" office:value="0.322369330000001" calcext:value-type="float">
            <text:p>0.322369330000001</text:p>
          </table:table-cell>
          <table:table-cell table:formula="of:=[$fullres.AV111]-[$halfres.AV111]" office:value-type="float" office:value="1.0404895" calcext:value-type="float">
            <text:p>1.0404895</text:p>
          </table:table-cell>
          <table:table-cell table:formula="of:=[$fullres.AW111]-[$halfres.AW111]" office:value-type="float" office:value="-0.40474505" calcext:value-type="float">
            <text:p>-0.40474505</text:p>
          </table:table-cell>
          <table:table-cell table:formula="of:=[$fullres.AX111]-[$halfres.AX111]" office:value-type="float" office:value="-3.3966768" calcext:value-type="float">
            <text:p>-3.3966768</text:p>
          </table:table-cell>
          <table:table-cell table:formula="of:=[$fullres.AY111]-[$halfres.AY111]" office:value-type="float" office:value="0.962705530000001" calcext:value-type="float">
            <text:p>0.962705530000001</text:p>
          </table:table-cell>
          <table:table-cell table:formula="of:=[$fullres.AZ111]-[$halfres.AZ111]" office:value-type="float" office:value="-1.9173779" calcext:value-type="float">
            <text:p>-1.9173779</text:p>
          </table:table-cell>
          <table:table-cell table:formula="of:=[$fullres.BA111]-[$halfres.BA111]" office:value-type="float" office:value="1.42489139" calcext:value-type="float">
            <text:p>1.42489139</text:p>
          </table:table-cell>
          <table:table-cell table:formula="of:=[$fullres.BB111]-[$halfres.BB111]" office:value-type="float" office:value="0" calcext:value-type="float">
            <text:p>0</text:p>
          </table:table-cell>
          <table:table-cell table:formula="of:=[$fullres.BC111]-[$halfres.BC111]" office:value-type="float" office:value="0" calcext:value-type="float">
            <text:p>0</text:p>
          </table:table-cell>
          <table:table-cell table:formula="of:=[$fullres.BD111]-[$halfres.BD111]" office:value-type="float" office:value="0" calcext:value-type="float">
            <text:p>0</text:p>
          </table:table-cell>
          <table:table-cell table:formula="of:=[$fullres.BE111]-[$halfres.BE111]" office:value-type="float" office:value="-2.29940519" calcext:value-type="float">
            <text:p>-2.29940519</text:p>
          </table:table-cell>
          <table:table-cell table:formula="of:=[$fullres.BF111]-[$halfres.BF111]" office:value-type="float" office:value="-2.81983808" calcext:value-type="float">
            <text:p>-2.81983808</text:p>
          </table:table-cell>
          <table:table-cell table:formula="of:=[$fullres.BG111]-[$halfres.BG111]" office:value-type="float" office:value="0.0600748899999957" calcext:value-type="float">
            <text:p>0.0600748899999957</text:p>
          </table:table-cell>
          <table:table-cell table:formula="of:=[$fullres.BH111]-[$halfres.BH111]" office:value-type="float" office:value="-1.0021873" calcext:value-type="float">
            <text:p>-1.0021873</text:p>
          </table:table-cell>
          <table:table-cell table:formula="of:=[$fullres.BI111]-[$halfres.BI111]" office:value-type="float" office:value="0" calcext:value-type="float">
            <text:p>0</text:p>
          </table:table-cell>
          <table:table-cell table:formula="of:=[$fullres.BJ111]-[$halfres.BJ111]" office:value-type="float" office:value="0" calcext:value-type="float">
            <text:p>0</text:p>
          </table:table-cell>
          <table:table-cell table:formula="of:=[$fullres.BK111]-[$halfres.BK11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1T08:40:01.857734024</dc:date>
    <meta:editing-duration>PT6M20S</meta:editing-duration>
    <meta:editing-cycles>1</meta:editing-cycles>
    <meta:document-statistic meta:table-count="3" meta:cell-count="19113" meta:object-count="0"/>
    <meta:generator>LibreOffice/7.5.1.2$Linux_X86_64 LibreOffice_project/50$Build-2</meta:generator>
  </office:meta>
</office:document-meta>
</file>